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346in solid #000000" fo:border-right="0.0008in solid #000000" fo:border-top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1" table:number-columns-repeated="156" table:default-cell-style-name="ce10"/>
        <table:table-column table:style-name="co1" table:default-cell-style-name="ce14"/>
        <table:table-row table:style-name="ro1">
          <table:table-cell table:style-name="ce1" office:value-type="string" table:number-columns-spanned="6" table:number-rows-spanned="1">
            <text:p>List of importing markets for a product exported by Indonesia</text:p>
          </table:table-cell>
          <table:covered-table-cell table:number-columns-repeated="5" table:style-name="Default"/>
          <table:table-cell table:style-name="Default" table:number-columns-repeated="152"/>
        </table:table-row>
        <table:table-row table:style-name="ro1">
          <table:table-cell table:style-name="ce2" office:value-type="string" table:number-columns-spanned="6" table:number-rows-spanned="1">
            <text:p>Product: 40 Rubber and articles thereof</text:p>
          </table:table-cell>
          <table:covered-table-cell table:number-columns-repeated="5" table:style-name="Default"/>
          <table:table-cell table:style-name="Default" table:number-columns-repeated="152"/>
        </table:table-row>
        <table:table-row table:style-name="ro1">
          <table:table-cell table:style-name="ce3"/>
          <table:table-cell table:style-name="Default" table:number-columns-repeated="157"/>
        </table:table-row>
        <table:table-row table:style-name="ro1">
          <table:table-cell table:style-name="ce3" office:value-type="string">
            <text:p>Sources: ITC calculations based on <text:a xlink:href="http://dds.bps.go.id/eng/">BPS-Statistics Indonesia</text:a> statistics.</text:p>
          </table:table-cell>
          <table:table-cell table:style-name="Default" table:number-columns-repeated="157"/>
        </table:table-row>
        <table:table-row table:style-name="ro1" table:number-rows-repeated="6">
          <table:table-cell table:style-name="ce3"/>
          <table:table-cell table:style-name="Default" table:number-columns-repeated="157"/>
        </table:table-row>
        <table:table-row table:style-name="ro1">
          <table:table-cell table:style-name="ce4" office:value-type="string" table:number-columns-spanned="1" table:number-rows-spanned="2">
            <text:p>Importers</text:p>
          </table:table-cell>
          <table:table-cell table:style-name="ce8" office:value-type="string">
            <text:p>2006-M01</text:p>
          </table:table-cell>
          <table:table-cell table:style-name="ce8" office:value-type="string">
            <text:p>2006-M02</text:p>
          </table:table-cell>
          <table:table-cell table:style-name="ce8" office:value-type="string">
            <text:p>2006-M03</text:p>
          </table:table-cell>
          <table:table-cell table:style-name="ce8" office:value-type="string">
            <text:p>2006-M04</text:p>
          </table:table-cell>
          <table:table-cell table:style-name="ce8" office:value-type="string">
            <text:p>2006-M05</text:p>
          </table:table-cell>
          <table:table-cell table:style-name="ce8" office:value-type="string">
            <text:p>2006-M06</text:p>
          </table:table-cell>
          <table:table-cell table:style-name="ce8" office:value-type="string">
            <text:p>2006-M07</text:p>
          </table:table-cell>
          <table:table-cell table:style-name="ce8" office:value-type="string">
            <text:p>2006-M08</text:p>
          </table:table-cell>
          <table:table-cell table:style-name="ce8" office:value-type="string">
            <text:p>2006-M09</text:p>
          </table:table-cell>
          <table:table-cell table:style-name="ce8" office:value-type="string">
            <text:p>2006-M10</text:p>
          </table:table-cell>
          <table:table-cell table:style-name="ce8" office:value-type="string">
            <text:p>2006-M11</text:p>
          </table:table-cell>
          <table:table-cell table:style-name="ce8" office:value-type="string">
            <text:p>2006-M12</text:p>
          </table:table-cell>
          <table:table-cell table:style-name="ce8" office:value-type="string">
            <text:p>2007-M01</text:p>
          </table:table-cell>
          <table:table-cell table:style-name="ce8" office:value-type="string">
            <text:p>2007-M02</text:p>
          </table:table-cell>
          <table:table-cell table:style-name="ce8" office:value-type="string">
            <text:p>2007-M03</text:p>
          </table:table-cell>
          <table:table-cell table:style-name="ce8" office:value-type="string">
            <text:p>2007-M04</text:p>
          </table:table-cell>
          <table:table-cell table:style-name="ce8" office:value-type="string">
            <text:p>2007-M05</text:p>
          </table:table-cell>
          <table:table-cell table:style-name="ce8" office:value-type="string">
            <text:p>2007-M06</text:p>
          </table:table-cell>
          <table:table-cell table:style-name="ce8" office:value-type="string">
            <text:p>2007-M07</text:p>
          </table:table-cell>
          <table:table-cell table:style-name="ce8" office:value-type="string">
            <text:p>2007-M08</text:p>
          </table:table-cell>
          <table:table-cell table:style-name="ce8" office:value-type="string">
            <text:p>2007-M09</text:p>
          </table:table-cell>
          <table:table-cell table:style-name="ce8" office:value-type="string">
            <text:p>2007-M10</text:p>
          </table:table-cell>
          <table:table-cell table:style-name="ce8" office:value-type="string">
            <text:p>2007-M11</text:p>
          </table:table-cell>
          <table:table-cell table:style-name="ce8" office:value-type="string">
            <text:p>2007-M12</text:p>
          </table:table-cell>
          <table:table-cell table:style-name="ce8" office:value-type="string">
            <text:p>2008-M01</text:p>
          </table:table-cell>
          <table:table-cell table:style-name="ce8" office:value-type="string">
            <text:p>2008-M02</text:p>
          </table:table-cell>
          <table:table-cell table:style-name="ce8" office:value-type="string">
            <text:p>2008-M03</text:p>
          </table:table-cell>
          <table:table-cell table:style-name="ce8" office:value-type="string">
            <text:p>2008-M04</text:p>
          </table:table-cell>
          <table:table-cell table:style-name="ce8" office:value-type="string">
            <text:p>2008-M05</text:p>
          </table:table-cell>
          <table:table-cell table:style-name="ce8" office:value-type="string">
            <text:p>2008-M06</text:p>
          </table:table-cell>
          <table:table-cell table:style-name="ce8" office:value-type="string">
            <text:p>2008-M07</text:p>
          </table:table-cell>
          <table:table-cell table:style-name="ce8" office:value-type="string">
            <text:p>2008-M08</text:p>
          </table:table-cell>
          <table:table-cell table:style-name="ce8" office:value-type="string">
            <text:p>2008-M09</text:p>
          </table:table-cell>
          <table:table-cell table:style-name="ce8" office:value-type="string">
            <text:p>2008-M10</text:p>
          </table:table-cell>
          <table:table-cell table:style-name="ce8" office:value-type="string">
            <text:p>2008-M11</text:p>
          </table:table-cell>
          <table:table-cell table:style-name="ce8" office:value-type="string">
            <text:p>2008-M12</text:p>
          </table:table-cell>
          <table:table-cell table:style-name="ce8" office:value-type="string">
            <text:p>2009-M01</text:p>
          </table:table-cell>
          <table:table-cell table:style-name="ce8" office:value-type="string">
            <text:p>2009-M02</text:p>
          </table:table-cell>
          <table:table-cell table:style-name="ce8" office:value-type="string">
            <text:p>2009-M03</text:p>
          </table:table-cell>
          <table:table-cell table:style-name="ce8" office:value-type="string">
            <text:p>2009-M04</text:p>
          </table:table-cell>
          <table:table-cell table:style-name="ce8" office:value-type="string">
            <text:p>2009-M05</text:p>
          </table:table-cell>
          <table:table-cell table:style-name="ce8" office:value-type="string">
            <text:p>2009-M06</text:p>
          </table:table-cell>
          <table:table-cell table:style-name="ce8" office:value-type="string">
            <text:p>2009-M07</text:p>
          </table:table-cell>
          <table:table-cell table:style-name="ce8" office:value-type="string">
            <text:p>2009-M08</text:p>
          </table:table-cell>
          <table:table-cell table:style-name="ce8" office:value-type="string">
            <text:p>2009-M09</text:p>
          </table:table-cell>
          <table:table-cell table:style-name="ce8" office:value-type="string">
            <text:p>2009-M10</text:p>
          </table:table-cell>
          <table:table-cell table:style-name="ce8" office:value-type="string">
            <text:p>2009-M11</text:p>
          </table:table-cell>
          <table:table-cell table:style-name="ce8" office:value-type="string">
            <text:p>2009-M12</text:p>
          </table:table-cell>
          <table:table-cell table:style-name="ce8" office:value-type="string">
            <text:p>2010-M01</text:p>
          </table:table-cell>
          <table:table-cell table:style-name="ce8" office:value-type="string">
            <text:p>2010-M02</text:p>
          </table:table-cell>
          <table:table-cell table:style-name="ce8" office:value-type="string">
            <text:p>2010-M03</text:p>
          </table:table-cell>
          <table:table-cell table:style-name="ce8" office:value-type="string">
            <text:p>2010-M04</text:p>
          </table:table-cell>
          <table:table-cell table:style-name="ce8" office:value-type="string">
            <text:p>2010-M05</text:p>
          </table:table-cell>
          <table:table-cell table:style-name="ce8" office:value-type="string">
            <text:p>2010-M06</text:p>
          </table:table-cell>
          <table:table-cell table:style-name="ce8" office:value-type="string">
            <text:p>2010-M07</text:p>
          </table:table-cell>
          <table:table-cell table:style-name="ce8" office:value-type="string">
            <text:p>2010-M08</text:p>
          </table:table-cell>
          <table:table-cell table:style-name="ce8" office:value-type="string">
            <text:p>2010-M09</text:p>
          </table:table-cell>
          <table:table-cell table:style-name="ce8" office:value-type="string">
            <text:p>2010-M10</text:p>
          </table:table-cell>
          <table:table-cell table:style-name="ce8" office:value-type="string">
            <text:p>2010-M11</text:p>
          </table:table-cell>
          <table:table-cell table:style-name="ce8" office:value-type="string">
            <text:p>2010-M12</text:p>
          </table:table-cell>
          <table:table-cell table:style-name="ce8" office:value-type="string">
            <text:p>2011-M01</text:p>
          </table:table-cell>
          <table:table-cell table:style-name="ce8" office:value-type="string">
            <text:p>2011-M02</text:p>
          </table:table-cell>
          <table:table-cell table:style-name="ce8" office:value-type="string">
            <text:p>2011-M03</text:p>
          </table:table-cell>
          <table:table-cell table:style-name="ce8" office:value-type="string">
            <text:p>2011-M04</text:p>
          </table:table-cell>
          <table:table-cell table:style-name="ce8" office:value-type="string">
            <text:p>2011-M05</text:p>
          </table:table-cell>
          <table:table-cell table:style-name="ce8" office:value-type="string">
            <text:p>2011-M06</text:p>
          </table:table-cell>
          <table:table-cell table:style-name="ce8" office:value-type="string">
            <text:p>2011-M07</text:p>
          </table:table-cell>
          <table:table-cell table:style-name="ce8" office:value-type="string">
            <text:p>2011-M08</text:p>
          </table:table-cell>
          <table:table-cell table:style-name="ce8" office:value-type="string">
            <text:p>2011-M09</text:p>
          </table:table-cell>
          <table:table-cell table:style-name="ce8" office:value-type="string">
            <text:p>2011-M10</text:p>
          </table:table-cell>
          <table:table-cell table:style-name="ce8" office:value-type="string">
            <text:p>2011-M11</text:p>
          </table:table-cell>
          <table:table-cell table:style-name="ce8" office:value-type="string">
            <text:p>2011-M12</text:p>
          </table:table-cell>
          <table:table-cell table:style-name="ce8" office:value-type="string">
            <text:p>2012-M01</text:p>
          </table:table-cell>
          <table:table-cell table:style-name="ce8" office:value-type="string">
            <text:p>2012-M02</text:p>
          </table:table-cell>
          <table:table-cell table:style-name="ce8" office:value-type="string">
            <text:p>2012-M03</text:p>
          </table:table-cell>
          <table:table-cell table:style-name="ce8" office:value-type="string">
            <text:p>2012-M04</text:p>
          </table:table-cell>
          <table:table-cell table:style-name="ce8" office:value-type="string">
            <text:p>2012-M05</text:p>
          </table:table-cell>
          <table:table-cell table:style-name="ce8" office:value-type="string">
            <text:p>2012-M06</text:p>
          </table:table-cell>
          <table:table-cell table:style-name="ce8" office:value-type="string">
            <text:p>2012-M07</text:p>
          </table:table-cell>
          <table:table-cell table:style-name="ce8" office:value-type="string">
            <text:p>2012-M08</text:p>
          </table:table-cell>
          <table:table-cell table:style-name="ce8" office:value-type="string">
            <text:p>2012-M09</text:p>
          </table:table-cell>
          <table:table-cell table:style-name="ce8" office:value-type="string">
            <text:p>2012-M10</text:p>
          </table:table-cell>
          <table:table-cell table:style-name="ce8" office:value-type="string">
            <text:p>2012-M11</text:p>
          </table:table-cell>
          <table:table-cell table:style-name="ce8" office:value-type="string">
            <text:p>2012-M12</text:p>
          </table:table-cell>
          <table:table-cell table:style-name="ce8" office:value-type="string">
            <text:p>2013-M01</text:p>
          </table:table-cell>
          <table:table-cell table:style-name="ce8" office:value-type="string">
            <text:p>2013-M02</text:p>
          </table:table-cell>
          <table:table-cell table:style-name="ce8" office:value-type="string">
            <text:p>2013-M03</text:p>
          </table:table-cell>
          <table:table-cell table:style-name="ce8" office:value-type="string">
            <text:p>2013-M04</text:p>
          </table:table-cell>
          <table:table-cell table:style-name="ce8" office:value-type="string">
            <text:p>2013-M05</text:p>
          </table:table-cell>
          <table:table-cell table:style-name="ce8" office:value-type="string">
            <text:p>2013-M06</text:p>
          </table:table-cell>
          <table:table-cell table:style-name="ce8" office:value-type="string">
            <text:p>2013-M07</text:p>
          </table:table-cell>
          <table:table-cell table:style-name="ce8" office:value-type="string">
            <text:p>2013-M08</text:p>
          </table:table-cell>
          <table:table-cell table:style-name="ce8" office:value-type="string">
            <text:p>2013-M09</text:p>
          </table:table-cell>
          <table:table-cell table:style-name="ce8" office:value-type="string">
            <text:p>2013-M10</text:p>
          </table:table-cell>
          <table:table-cell table:style-name="ce8" office:value-type="string">
            <text:p>2013-M11</text:p>
          </table:table-cell>
          <table:table-cell table:style-name="ce8" office:value-type="string">
            <text:p>2013-M12</text:p>
          </table:table-cell>
          <table:table-cell table:style-name="ce8" office:value-type="string">
            <text:p>2014-M01</text:p>
          </table:table-cell>
          <table:table-cell table:style-name="ce8" office:value-type="string">
            <text:p>2014-M02</text:p>
          </table:table-cell>
          <table:table-cell table:style-name="ce8" office:value-type="string">
            <text:p>2014-M03</text:p>
          </table:table-cell>
          <table:table-cell table:style-name="ce8" office:value-type="string">
            <text:p>2014-M04</text:p>
          </table:table-cell>
          <table:table-cell table:style-name="ce8" office:value-type="string">
            <text:p>2014-M05</text:p>
          </table:table-cell>
          <table:table-cell table:style-name="ce8" office:value-type="string">
            <text:p>2014-M06</text:p>
          </table:table-cell>
          <table:table-cell table:style-name="ce8" office:value-type="string">
            <text:p>2014-M07</text:p>
          </table:table-cell>
          <table:table-cell table:style-name="ce8" office:value-type="string">
            <text:p>2014-M08</text:p>
          </table:table-cell>
          <table:table-cell table:style-name="ce8" office:value-type="string">
            <text:p>2014-M09</text:p>
          </table:table-cell>
          <table:table-cell table:style-name="ce8" office:value-type="string">
            <text:p>2014-M10</text:p>
          </table:table-cell>
          <table:table-cell table:style-name="ce8" office:value-type="string">
            <text:p>2014-M11</text:p>
          </table:table-cell>
          <table:table-cell table:style-name="ce8" office:value-type="string">
            <text:p>2014-M12</text:p>
          </table:table-cell>
          <table:table-cell table:style-name="ce8" office:value-type="string">
            <text:p>2015-M01</text:p>
          </table:table-cell>
          <table:table-cell table:style-name="ce8" office:value-type="string">
            <text:p>2015-M02</text:p>
          </table:table-cell>
          <table:table-cell table:style-name="ce8" office:value-type="string">
            <text:p>2015-M03</text:p>
          </table:table-cell>
          <table:table-cell table:style-name="ce8" office:value-type="string">
            <text:p>2015-M04</text:p>
          </table:table-cell>
          <table:table-cell table:style-name="ce8" office:value-type="string">
            <text:p>2015-M05</text:p>
          </table:table-cell>
          <table:table-cell table:style-name="ce8" office:value-type="string">
            <text:p>2015-M06</text:p>
          </table:table-cell>
          <table:table-cell table:style-name="ce8" office:value-type="string">
            <text:p>2015-M07</text:p>
          </table:table-cell>
          <table:table-cell table:style-name="ce8" office:value-type="string">
            <text:p>2015-M08</text:p>
          </table:table-cell>
          <table:table-cell table:style-name="ce8" office:value-type="string">
            <text:p>2015-M09</text:p>
          </table:table-cell>
          <table:table-cell table:style-name="ce8" office:value-type="string">
            <text:p>2015-M10</text:p>
          </table:table-cell>
          <table:table-cell table:style-name="ce8" office:value-type="string">
            <text:p>2015-M11</text:p>
          </table:table-cell>
          <table:table-cell table:style-name="ce8" office:value-type="string">
            <text:p>2015-M12</text:p>
          </table:table-cell>
          <table:table-cell table:style-name="ce8" office:value-type="string">
            <text:p>2016-M01</text:p>
          </table:table-cell>
          <table:table-cell table:style-name="ce8" office:value-type="string">
            <text:p>2016-M02</text:p>
          </table:table-cell>
          <table:table-cell table:style-name="ce8" office:value-type="string">
            <text:p>2016-M03</text:p>
          </table:table-cell>
          <table:table-cell table:style-name="ce8" office:value-type="string">
            <text:p>2016-M04</text:p>
          </table:table-cell>
          <table:table-cell table:style-name="ce8" office:value-type="string">
            <text:p>2016-M05</text:p>
          </table:table-cell>
          <table:table-cell table:style-name="ce8" office:value-type="string">
            <text:p>2016-M06</text:p>
          </table:table-cell>
          <table:table-cell table:style-name="ce8" office:value-type="string">
            <text:p>2016-M07</text:p>
          </table:table-cell>
          <table:table-cell table:style-name="ce8" office:value-type="string">
            <text:p>2016-M08</text:p>
          </table:table-cell>
          <table:table-cell table:style-name="ce8" office:value-type="string">
            <text:p>2016-M09</text:p>
          </table:table-cell>
          <table:table-cell table:style-name="ce8" office:value-type="string">
            <text:p>2016-M10</text:p>
          </table:table-cell>
          <table:table-cell table:style-name="ce8" office:value-type="string">
            <text:p>2016-M11</text:p>
          </table:table-cell>
          <table:table-cell table:style-name="ce8" office:value-type="string">
            <text:p>2016-M12</text:p>
          </table:table-cell>
          <table:table-cell table:style-name="ce8" office:value-type="string">
            <text:p>2017-M01</text:p>
          </table:table-cell>
          <table:table-cell table:style-name="ce8" office:value-type="string">
            <text:p>2017-M02</text:p>
          </table:table-cell>
          <table:table-cell table:style-name="ce8" office:value-type="string">
            <text:p>2017-M03</text:p>
          </table:table-cell>
          <table:table-cell table:style-name="ce8" office:value-type="string">
            <text:p>2017-M04</text:p>
          </table:table-cell>
          <table:table-cell table:style-name="ce8" office:value-type="string">
            <text:p>2017-M05</text:p>
          </table:table-cell>
          <table:table-cell table:style-name="ce8" office:value-type="string">
            <text:p>2017-M06</text:p>
          </table:table-cell>
          <table:table-cell table:style-name="ce8" office:value-type="string">
            <text:p>2017-M07</text:p>
          </table:table-cell>
          <table:table-cell table:style-name="ce8" office:value-type="string">
            <text:p>2017-M08</text:p>
          </table:table-cell>
          <table:table-cell table:style-name="ce8" office:value-type="string">
            <text:p>2017-M09</text:p>
          </table:table-cell>
          <table:table-cell table:style-name="ce8" office:value-type="string">
            <text:p>2017-M10</text:p>
          </table:table-cell>
          <table:table-cell table:style-name="ce8" office:value-type="string">
            <text:p>2017-M11</text:p>
          </table:table-cell>
          <table:table-cell table:style-name="ce8" office:value-type="string">
            <text:p>2017-M12</text:p>
          </table:table-cell>
          <table:table-cell table:style-name="ce8" office:value-type="string">
            <text:p>2018-M01</text:p>
          </table:table-cell>
          <table:table-cell table:style-name="ce8" office:value-type="string">
            <text:p>2018-M02</text:p>
          </table:table-cell>
          <table:table-cell table:style-name="ce8" office:value-type="string">
            <text:p>2018-M03</text:p>
          </table:table-cell>
          <table:table-cell table:style-name="ce8" office:value-type="string">
            <text:p>2018-M04</text:p>
          </table:table-cell>
          <table:table-cell table:style-name="ce8" office:value-type="string">
            <text:p>2018-M05</text:p>
          </table:table-cell>
          <table:table-cell table:style-name="ce8" office:value-type="string">
            <text:p>2018-M06</text:p>
          </table:table-cell>
          <table:table-cell table:style-name="ce8" office:value-type="string">
            <text:p>2018-M07</text:p>
          </table:table-cell>
          <table:table-cell table:style-name="ce8" office:value-type="string">
            <text:p>2018-M08</text:p>
          </table:table-cell>
          <table:table-cell table:style-name="ce8" office:value-type="string">
            <text:p>2018-M09</text:p>
          </table:table-cell>
          <table:table-cell table:style-name="ce8" office:value-type="string">
            <text:p>2018-M10</text:p>
          </table:table-cell>
          <table:table-cell table:style-name="ce8" office:value-type="string">
            <text:p>2018-M11</text:p>
          </table:table-cell>
          <table:table-cell table:style-name="ce8" office:value-type="string">
            <text:p>2018-M12</text:p>
          </table:table-cell>
          <table:table-cell table:style-name="ce12" office:value-type="string">
            <text:p>2019-M01</text:p>
          </table:table-cell>
        </table:table-row>
        <table:table-row table:style-name="ro1">
          <table:covered-table-cell table:style-name="ce5"/>
          <table:table-cell table:number-columns-repeated="156" table:style-name="ce9" office:value-type="string">
            <text:p>Exported quantity, Kilograms</text:p>
          </table:table-cell>
          <table:table-cell table:style-name="ce13" office:value-type="string">
            <text:p>Exported quantity, Kilograms</text:p>
          </table:table-cell>
        </table:table-row>
        <table:table-row table:style-name="ro1">
          <table:table-cell office:value-type="string">
            <text:p>World</text:p>
          </table:table-cell>
          <table:table-cell office:value-type="float" office:value="211517824">
            <text:p>211517824</text:p>
          </table:table-cell>
          <table:table-cell office:value-type="float" office:value="236499856">
            <text:p>236499856</text:p>
          </table:table-cell>
          <table:table-cell office:value-type="float" office:value="229651712">
            <text:p>229651712</text:p>
          </table:table-cell>
          <table:table-cell office:value-type="float" office:value="237565344">
            <text:p>237565344</text:p>
          </table:table-cell>
          <table:table-cell office:value-type="float" office:value="229750576">
            <text:p>229750576</text:p>
          </table:table-cell>
          <table:table-cell office:value-type="float" office:value="239921376">
            <text:p>239921376</text:p>
          </table:table-cell>
          <table:table-cell office:value-type="float" office:value="255440448">
            <text:p>255440448</text:p>
          </table:table-cell>
          <table:table-cell office:value-type="float" office:value="257538144">
            <text:p>257538144</text:p>
          </table:table-cell>
          <table:table-cell office:value-type="float" office:value="200860544">
            <text:p>200860544</text:p>
          </table:table-cell>
          <table:table-cell office:value-type="float" office:value="272239808">
            <text:p>272239808</text:p>
          </table:table-cell>
          <table:table-cell office:value-type="float" office:value="192041952">
            <text:p>192041952</text:p>
          </table:table-cell>
          <table:table-cell office:value-type="float" office:value="194315360">
            <text:p>194315360</text:p>
          </table:table-cell>
          <table:table-cell office:value-type="float" office:value="234656720">
            <text:p>234656720</text:p>
          </table:table-cell>
          <table:table-cell office:value-type="float" office:value="222247520">
            <text:p>222247520</text:p>
          </table:table-cell>
          <table:table-cell office:value-type="float" office:value="238271456">
            <text:p>238271456</text:p>
          </table:table-cell>
          <table:table-cell office:value-type="float" office:value="240455920">
            <text:p>240455920</text:p>
          </table:table-cell>
          <table:table-cell office:value-type="float" office:value="258842912">
            <text:p>258842912</text:p>
          </table:table-cell>
          <table:table-cell office:value-type="float" office:value="241711552">
            <text:p>241711552</text:p>
          </table:table-cell>
          <table:table-cell office:value-type="float" office:value="256141792">
            <text:p>256141792</text:p>
          </table:table-cell>
          <table:table-cell office:value-type="float" office:value="252469952">
            <text:p>252469952</text:p>
          </table:table-cell>
          <table:table-cell office:value-type="float" office:value="223461888">
            <text:p>223461888</text:p>
          </table:table-cell>
          <table:table-cell office:value-type="float" office:value="238087472">
            <text:p>238087472</text:p>
          </table:table-cell>
          <table:table-cell office:value-type="float" office:value="251820800">
            <text:p>251820800</text:p>
          </table:table-cell>
          <table:table-cell office:value-type="float" office:value="262405392">
            <text:p>262405392</text:p>
          </table:table-cell>
          <table:table-cell office:value-type="float" office:value="222107952">
            <text:p>222107952</text:p>
          </table:table-cell>
          <table:table-cell office:value-type="float" office:value="267703120">
            <text:p>267703120</text:p>
          </table:table-cell>
          <table:table-cell office:value-type="float" office:value="246296480">
            <text:p>246296480</text:p>
          </table:table-cell>
          <table:table-cell office:value-type="float" office:value="241246080">
            <text:p>241246080</text:p>
          </table:table-cell>
          <table:table-cell office:value-type="float" office:value="252462896">
            <text:p>252462896</text:p>
          </table:table-cell>
          <table:table-cell office:value-type="float" office:value="241693264">
            <text:p>241693264</text:p>
          </table:table-cell>
          <table:table-cell office:value-type="float" office:value="252944000">
            <text:p>252944000</text:p>
          </table:table-cell>
          <table:table-cell office:value-type="float" office:value="237881408">
            <text:p>237881408</text:p>
          </table:table-cell>
          <table:table-cell office:value-type="float" office:value="254959760">
            <text:p>254959760</text:p>
          </table:table-cell>
          <table:table-cell office:value-type="float" office:value="202890144">
            <text:p>202890144</text:p>
          </table:table-cell>
          <table:table-cell office:value-type="float" office:value="178560256">
            <text:p>178560256</text:p>
          </table:table-cell>
          <table:table-cell office:value-type="float" office:value="164213472">
            <text:p>164213472</text:p>
          </table:table-cell>
          <table:table-cell office:value-type="float" office:value="148319552">
            <text:p>148319552</text:p>
          </table:table-cell>
          <table:table-cell office:value-type="float" office:value="168616352">
            <text:p>168616352</text:p>
          </table:table-cell>
          <table:table-cell office:value-type="float" office:value="217756864">
            <text:p>217756864</text:p>
          </table:table-cell>
          <table:table-cell office:value-type="float" office:value="210139408">
            <text:p>210139408</text:p>
          </table:table-cell>
          <table:table-cell office:value-type="float" office:value="228826784">
            <text:p>228826784</text:p>
          </table:table-cell>
          <table:table-cell office:value-type="float" office:value="217039872">
            <text:p>217039872</text:p>
          </table:table-cell>
          <table:table-cell office:value-type="float" office:value="252694384">
            <text:p>252694384</text:p>
          </table:table-cell>
          <table:table-cell office:value-type="float" office:value="224216880">
            <text:p>224216880</text:p>
          </table:table-cell>
          <table:table-cell office:value-type="float" office:value="203472560">
            <text:p>203472560</text:p>
          </table:table-cell>
          <table:table-cell office:value-type="float" office:value="238090464">
            <text:p>238090464</text:p>
          </table:table-cell>
          <table:table-cell office:value-type="float" office:value="195203184">
            <text:p>195203184</text:p>
          </table:table-cell>
          <table:table-cell office:value-type="float" office:value="222162624">
            <text:p>222162624</text:p>
          </table:table-cell>
          <table:table-cell office:value-type="float" office:value="184438688">
            <text:p>184438688</text:p>
          </table:table-cell>
          <table:table-cell office:value-type="float" office:value="219788608">
            <text:p>219788608</text:p>
          </table:table-cell>
          <table:table-cell office:value-type="float" office:value="257332416">
            <text:p>257332416</text:p>
          </table:table-cell>
          <table:table-cell office:value-type="float" office:value="245887248">
            <text:p>245887248</text:p>
          </table:table-cell>
          <table:table-cell office:value-type="float" office:value="247361920">
            <text:p>247361920</text:p>
          </table:table-cell>
          <table:table-cell office:value-type="float" office:value="255633648">
            <text:p>255633648</text:p>
          </table:table-cell>
          <table:table-cell office:value-type="float" office:value="269713184">
            <text:p>269713184</text:p>
          </table:table-cell>
          <table:table-cell office:value-type="float" office:value="249309680">
            <text:p>249309680</text:p>
          </table:table-cell>
          <table:table-cell office:value-type="float" office:value="229366112">
            <text:p>229366112</text:p>
          </table:table-cell>
          <table:table-cell office:value-type="float" office:value="273506272">
            <text:p>273506272</text:p>
          </table:table-cell>
          <table:table-cell office:value-type="float" office:value="247754480">
            <text:p>247754480</text:p>
          </table:table-cell>
          <table:table-cell office:value-type="float" office:value="247521808">
            <text:p>247521808</text:p>
          </table:table-cell>
          <table:table-cell office:value-type="float" office:value="258608048">
            <text:p>258608048</text:p>
          </table:table-cell>
          <table:table-cell office:value-type="float" office:value="245323088">
            <text:p>245323088</text:p>
          </table:table-cell>
          <table:table-cell office:value-type="float" office:value="270436640">
            <text:p>270436640</text:p>
          </table:table-cell>
          <table:table-cell office:value-type="float" office:value="290279808">
            <text:p>290279808</text:p>
          </table:table-cell>
          <table:table-cell office:value-type="float" office:value="280611104">
            <text:p>280611104</text:p>
          </table:table-cell>
          <table:table-cell office:value-type="float" office:value="264888080">
            <text:p>264888080</text:p>
          </table:table-cell>
          <table:table-cell office:value-type="float" office:value="292745344">
            <text:p>292745344</text:p>
          </table:table-cell>
          <table:table-cell office:value-type="float" office:value="266069680">
            <text:p>266069680</text:p>
          </table:table-cell>
          <table:table-cell office:value-type="float" office:value="252139920">
            <text:p>252139920</text:p>
          </table:table-cell>
          <table:table-cell office:value-type="float" office:value="287331680">
            <text:p>287331680</text:p>
          </table:table-cell>
          <table:table-cell office:value-type="float" office:value="227027872">
            <text:p>227027872</text:p>
          </table:table-cell>
          <table:table-cell office:value-type="float" office:value="226721280">
            <text:p>226721280</text:p>
          </table:table-cell>
          <table:table-cell office:value-type="float" office:value="220543872">
            <text:p>220543872</text:p>
          </table:table-cell>
          <table:table-cell office:value-type="float" office:value="233886656">
            <text:p>233886656</text:p>
          </table:table-cell>
          <table:table-cell office:value-type="float" office:value="257909568">
            <text:p>257909568</text:p>
          </table:table-cell>
          <table:table-cell office:value-type="float" office:value="252820320">
            <text:p>252820320</text:p>
          </table:table-cell>
          <table:table-cell office:value-type="float" office:value="293717824">
            <text:p>293717824</text:p>
          </table:table-cell>
          <table:table-cell office:value-type="float" office:value="293061024">
            <text:p>293061024</text:p>
          </table:table-cell>
          <table:table-cell office:value-type="float" office:value="270175200">
            <text:p>270175200</text:p>
          </table:table-cell>
          <table:table-cell office:value-type="float" office:value="254311680">
            <text:p>254311680</text:p>
          </table:table-cell>
          <table:table-cell office:value-type="float" office:value="256173664">
            <text:p>256173664</text:p>
          </table:table-cell>
          <table:table-cell office:value-type="float" office:value="254548000">
            <text:p>254548000</text:p>
          </table:table-cell>
          <table:table-cell office:value-type="float" office:value="252152160">
            <text:p>252152160</text:p>
          </table:table-cell>
          <table:table-cell office:value-type="float" office:value="238779088">
            <text:p>238779088</text:p>
          </table:table-cell>
          <table:table-cell office:value-type="float" office:value="246198064">
            <text:p>246198064</text:p>
          </table:table-cell>
          <table:table-cell office:value-type="float" office:value="257517184">
            <text:p>257517184</text:p>
          </table:table-cell>
          <table:table-cell office:value-type="float" office:value="283101600">
            <text:p>283101600</text:p>
          </table:table-cell>
          <table:table-cell office:value-type="float" office:value="278880448">
            <text:p>278880448</text:p>
          </table:table-cell>
          <table:table-cell office:value-type="float" office:value="295725344">
            <text:p>295725344</text:p>
          </table:table-cell>
          <table:table-cell office:value-type="float" office:value="270456768">
            <text:p>270456768</text:p>
          </table:table-cell>
          <table:table-cell office:value-type="float" office:value="322455008">
            <text:p>322455008</text:p>
          </table:table-cell>
          <table:table-cell office:value-type="float" office:value="251653296">
            <text:p>251653296</text:p>
          </table:table-cell>
          <table:table-cell office:value-type="float" office:value="284887136">
            <text:p>284887136</text:p>
          </table:table-cell>
          <table:table-cell office:value-type="float" office:value="308099200">
            <text:p>308099200</text:p>
          </table:table-cell>
          <table:table-cell office:value-type="float" office:value="284577280">
            <text:p>284577280</text:p>
          </table:table-cell>
          <table:table-cell office:value-type="float" office:value="287989088">
            <text:p>287989088</text:p>
          </table:table-cell>
          <table:table-cell office:value-type="float" office:value="276402240">
            <text:p>276402240</text:p>
          </table:table-cell>
          <table:table-cell office:value-type="float" office:value="286104512">
            <text:p>286104512</text:p>
          </table:table-cell>
          <table:table-cell office:value-type="float" office:value="292253408">
            <text:p>292253408</text:p>
          </table:table-cell>
          <table:table-cell office:value-type="float" office:value="302254656">
            <text:p>302254656</text:p>
          </table:table-cell>
          <table:table-cell office:value-type="float" office:value="282399712">
            <text:p>282399712</text:p>
          </table:table-cell>
          <table:table-cell office:value-type="float" office:value="270350784">
            <text:p>270350784</text:p>
          </table:table-cell>
          <table:table-cell office:value-type="float" office:value="251922032">
            <text:p>251922032</text:p>
          </table:table-cell>
          <table:table-cell office:value-type="float" office:value="271347680">
            <text:p>271347680</text:p>
          </table:table-cell>
          <table:table-cell office:value-type="float" office:value="292304928">
            <text:p>292304928</text:p>
          </table:table-cell>
          <table:table-cell office:value-type="float" office:value="274818528">
            <text:p>274818528</text:p>
          </table:table-cell>
          <table:table-cell office:value-type="float" office:value="234810816">
            <text:p>234810816</text:p>
          </table:table-cell>
          <table:table-cell office:value-type="float" office:value="261347216">
            <text:p>261347216</text:p>
          </table:table-cell>
          <table:table-cell office:value-type="float" office:value="239863072">
            <text:p>239863072</text:p>
          </table:table-cell>
          <table:table-cell office:value-type="float" office:value="244840672">
            <text:p>244840672</text:p>
          </table:table-cell>
          <table:table-cell office:value-type="float" office:value="269896416">
            <text:p>269896416</text:p>
          </table:table-cell>
          <table:table-cell office:value-type="float" office:value="310945280">
            <text:p>310945280</text:p>
          </table:table-cell>
          <table:table-cell office:value-type="float" office:value="274045731">
            <text:p>274045731</text:p>
          </table:table-cell>
          <table:table-cell office:value-type="float" office:value="308348539">
            <text:p>308348539</text:p>
          </table:table-cell>
          <table:table-cell office:value-type="float" office:value="262351318">
            <text:p>262351318</text:p>
          </table:table-cell>
          <table:table-cell office:value-type="float" office:value="313285278">
            <text:p>313285278</text:p>
          </table:table-cell>
          <table:table-cell office:value-type="float" office:value="288319079">
            <text:p>288319079</text:p>
          </table:table-cell>
          <table:table-cell office:value-type="float" office:value="278693509">
            <text:p>278693509</text:p>
          </table:table-cell>
          <table:table-cell office:value-type="float" office:value="248163260">
            <text:p>248163260</text:p>
          </table:table-cell>
          <table:table-cell office:value-type="float" office:value="271638333">
            <text:p>271638333</text:p>
          </table:table-cell>
          <table:table-cell office:value-type="float" office:value="239309232">
            <text:p>239309232</text:p>
          </table:table-cell>
          <table:table-cell office:value-type="float" office:value="266749483">
            <text:p>266749483</text:p>
          </table:table-cell>
          <table:table-cell office:value-type="float" office:value="265664579">
            <text:p>265664579</text:p>
          </table:table-cell>
          <table:table-cell office:value-type="float" office:value="282913398">
            <text:p>282913398</text:p>
          </table:table-cell>
          <table:table-cell office:value-type="float" office:value="264125662">
            <text:p>264125662</text:p>
          </table:table-cell>
          <table:table-cell office:value-type="float" office:value="289600012">
            <text:p>289600012</text:p>
          </table:table-cell>
          <table:table-cell office:value-type="float" office:value="227251052">
            <text:p>227251052</text:p>
          </table:table-cell>
          <table:table-cell office:value-type="float" office:value="295013101">
            <text:p>295013101</text:p>
          </table:table-cell>
          <table:table-cell office:value-type="float" office:value="302590335">
            <text:p>302590335</text:p>
          </table:table-cell>
          <table:table-cell office:value-type="float" office:value="297775892">
            <text:p>297775892</text:p>
          </table:table-cell>
          <table:table-cell office:value-type="float" office:value="278471884">
            <text:p>278471884</text:p>
          </table:table-cell>
          <table:table-cell office:value-type="float" office:value="307758831">
            <text:p>307758831</text:p>
          </table:table-cell>
          <table:table-cell office:value-type="float" office:value="315440490">
            <text:p>315440490</text:p>
          </table:table-cell>
          <table:table-cell office:value-type="float" office:value="308013915">
            <text:p>308013915</text:p>
          </table:table-cell>
          <table:table-cell office:value-type="float" office:value="365378443">
            <text:p>365378443</text:p>
          </table:table-cell>
          <table:table-cell office:value-type="float" office:value="336447051">
            <text:p>336447051</text:p>
          </table:table-cell>
          <table:table-cell office:value-type="float" office:value="349210210">
            <text:p>349210210</text:p>
          </table:table-cell>
          <table:table-cell office:value-type="float" office:value="259663221">
            <text:p>259663221</text:p>
          </table:table-cell>
          <table:table-cell office:value-type="float" office:value="342478369">
            <text:p>342478369</text:p>
          </table:table-cell>
          <table:table-cell office:value-type="float" office:value="357223828">
            <text:p>357223828</text:p>
          </table:table-cell>
          <table:table-cell office:value-type="float" office:value="344582113">
            <text:p>344582113</text:p>
          </table:table-cell>
          <table:table-cell office:value-type="float" office:value="343833759">
            <text:p>343833759</text:p>
          </table:table-cell>
          <table:table-cell office:value-type="float" office:value="324972898">
            <text:p>324972898</text:p>
          </table:table-cell>
          <table:table-cell office:value-type="float" office:value="291195542">
            <text:p>291195542</text:p>
          </table:table-cell>
          <table:table-cell office:value-type="float" office:value="295802200">
            <text:p>295802200</text:p>
          </table:table-cell>
          <table:table-cell office:value-type="float" office:value="294655789">
            <text:p>294655789</text:p>
          </table:table-cell>
          <table:table-cell office:value-type="float" office:value="315322457">
            <text:p>315322457</text:p>
          </table:table-cell>
          <table:table-cell office:value-type="float" office:value="341434623">
            <text:p>341434623</text:p>
          </table:table-cell>
          <table:table-cell office:value-type="float" office:value="331055881">
            <text:p>331055881</text:p>
          </table:table-cell>
          <table:table-cell office:value-type="float" office:value="232634397">
            <text:p>232634397</text:p>
          </table:table-cell>
          <table:table-cell office:value-type="float" office:value="349883154">
            <text:p>349883154</text:p>
          </table:table-cell>
          <table:table-cell office:value-type="float" office:value="325217881">
            <text:p>325217881</text:p>
          </table:table-cell>
          <table:table-cell office:value-type="float" office:value="311725340">
            <text:p>311725340</text:p>
          </table:table-cell>
          <table:table-cell office:value-type="float" office:value="286331265">
            <text:p>286331265</text:p>
          </table:table-cell>
          <table:table-cell office:value-type="float" office:value="276362845">
            <text:p>276362845</text:p>
          </table:table-cell>
          <table:table-cell office:value-type="float" office:value="258909764">
            <text:p>258909764</text:p>
          </table:table-cell>
          <table:table-cell office:value-type="float" office:value="271080341">
            <text:p>271080341</text:p>
          </table:table-cell>
        </table:table-row>
        <table:table-row table:style-name="ro1">
          <table:table-cell office:value-type="string">
            <text:p>United States of America</text:p>
          </table:table-cell>
          <table:table-cell office:value-type="float" office:value="57898096">
            <text:p>57898096</text:p>
          </table:table-cell>
          <table:table-cell office:value-type="float" office:value="70122880">
            <text:p>70122880</text:p>
          </table:table-cell>
          <table:table-cell office:value-type="float" office:value="63513452">
            <text:p>63513452</text:p>
          </table:table-cell>
          <table:table-cell office:value-type="float" office:value="76816024">
            <text:p>76816024</text:p>
          </table:table-cell>
          <table:table-cell office:value-type="float" office:value="49195180">
            <text:p>49195180</text:p>
          </table:table-cell>
          <table:table-cell office:value-type="float" office:value="47475776">
            <text:p>47475776</text:p>
          </table:table-cell>
          <table:table-cell office:value-type="float" office:value="40738836">
            <text:p>40738836</text:p>
          </table:table-cell>
          <table:table-cell office:value-type="float" office:value="60399680">
            <text:p>60399680</text:p>
          </table:table-cell>
          <table:table-cell office:value-type="float" office:value="35599788">
            <text:p>35599788</text:p>
          </table:table-cell>
          <table:table-cell office:value-type="float" office:value="97057256">
            <text:p>97057256</text:p>
          </table:table-cell>
          <table:table-cell office:value-type="float" office:value="39816856">
            <text:p>39816856</text:p>
          </table:table-cell>
          <table:table-cell office:value-type="float" office:value="36190736">
            <text:p>36190736</text:p>
          </table:table-cell>
          <table:table-cell office:value-type="float" office:value="70580696">
            <text:p>70580696</text:p>
          </table:table-cell>
          <table:table-cell office:value-type="float" office:value="55572508">
            <text:p>55572508</text:p>
          </table:table-cell>
          <table:table-cell office:value-type="float" office:value="51945116">
            <text:p>51945116</text:p>
          </table:table-cell>
          <table:table-cell office:value-type="float" office:value="61316380">
            <text:p>61316380</text:p>
          </table:table-cell>
          <table:table-cell office:value-type="float" office:value="65596476">
            <text:p>65596476</text:p>
          </table:table-cell>
          <table:table-cell office:value-type="float" office:value="58553996">
            <text:p>58553996</text:p>
          </table:table-cell>
          <table:table-cell office:value-type="float" office:value="66170544">
            <text:p>66170544</text:p>
          </table:table-cell>
          <table:table-cell office:value-type="float" office:value="58839400">
            <text:p>58839400</text:p>
          </table:table-cell>
          <table:table-cell office:value-type="float" office:value="37607736">
            <text:p>37607736</text:p>
          </table:table-cell>
          <table:table-cell office:value-type="float" office:value="58180096">
            <text:p>58180096</text:p>
          </table:table-cell>
          <table:table-cell office:value-type="float" office:value="75911504">
            <text:p>75911504</text:p>
          </table:table-cell>
          <table:table-cell office:value-type="float" office:value="84259792">
            <text:p>84259792</text:p>
          </table:table-cell>
          <table:table-cell office:value-type="float" office:value="42100544">
            <text:p>42100544</text:p>
          </table:table-cell>
          <table:table-cell office:value-type="float" office:value="78866192">
            <text:p>78866192</text:p>
          </table:table-cell>
          <table:table-cell office:value-type="float" office:value="69348336">
            <text:p>69348336</text:p>
          </table:table-cell>
          <table:table-cell office:value-type="float" office:value="54159588">
            <text:p>54159588</text:p>
          </table:table-cell>
          <table:table-cell office:value-type="float" office:value="75792256">
            <text:p>75792256</text:p>
          </table:table-cell>
          <table:table-cell office:value-type="float" office:value="72762592">
            <text:p>72762592</text:p>
          </table:table-cell>
          <table:table-cell office:value-type="float" office:value="67415992">
            <text:p>67415992</text:p>
          </table:table-cell>
          <table:table-cell office:value-type="float" office:value="48978896">
            <text:p>48978896</text:p>
          </table:table-cell>
          <table:table-cell office:value-type="float" office:value="63467940">
            <text:p>63467940</text:p>
          </table:table-cell>
          <table:table-cell office:value-type="float" office:value="49689864">
            <text:p>49689864</text:p>
          </table:table-cell>
          <table:table-cell office:value-type="float" office:value="47277436">
            <text:p>47277436</text:p>
          </table:table-cell>
          <table:table-cell office:value-type="float" office:value="46887580">
            <text:p>46887580</text:p>
          </table:table-cell>
          <table:table-cell office:value-type="float" office:value="40255544">
            <text:p>40255544</text:p>
          </table:table-cell>
          <table:table-cell office:value-type="float" office:value="34666984">
            <text:p>34666984</text:p>
          </table:table-cell>
          <table:table-cell office:value-type="float" office:value="40571096">
            <text:p>40571096</text:p>
          </table:table-cell>
          <table:table-cell office:value-type="float" office:value="23629412">
            <text:p>23629412</text:p>
          </table:table-cell>
          <table:table-cell office:value-type="float" office:value="39013280">
            <text:p>39013280</text:p>
          </table:table-cell>
          <table:table-cell office:value-type="float" office:value="38066420">
            <text:p>38066420</text:p>
          </table:table-cell>
          <table:table-cell office:value-type="float" office:value="39490476">
            <text:p>39490476</text:p>
          </table:table-cell>
          <table:table-cell office:value-type="float" office:value="36437920">
            <text:p>36437920</text:p>
          </table:table-cell>
          <table:table-cell office:value-type="float" office:value="43535648">
            <text:p>43535648</text:p>
          </table:table-cell>
          <table:table-cell office:value-type="float" office:value="48587700">
            <text:p>48587700</text:p>
          </table:table-cell>
          <table:table-cell office:value-type="float" office:value="45217472">
            <text:p>45217472</text:p>
          </table:table-cell>
          <table:table-cell office:value-type="float" office:value="57448328">
            <text:p>57448328</text:p>
          </table:table-cell>
          <table:table-cell office:value-type="float" office:value="48517612">
            <text:p>48517612</text:p>
          </table:table-cell>
          <table:table-cell office:value-type="float" office:value="48269364">
            <text:p>48269364</text:p>
          </table:table-cell>
          <table:table-cell office:value-type="float" office:value="60668600">
            <text:p>60668600</text:p>
          </table:table-cell>
          <table:table-cell office:value-type="float" office:value="59152308">
            <text:p>59152308</text:p>
          </table:table-cell>
          <table:table-cell office:value-type="float" office:value="61901984">
            <text:p>61901984</text:p>
          </table:table-cell>
          <table:table-cell office:value-type="float" office:value="57156800">
            <text:p>57156800</text:p>
          </table:table-cell>
          <table:table-cell office:value-type="float" office:value="57760216">
            <text:p>57760216</text:p>
          </table:table-cell>
          <table:table-cell office:value-type="float" office:value="45203768">
            <text:p>45203768</text:p>
          </table:table-cell>
          <table:table-cell office:value-type="float" office:value="49491776">
            <text:p>49491776</text:p>
          </table:table-cell>
          <table:table-cell office:value-type="float" office:value="66186088">
            <text:p>66186088</text:p>
          </table:table-cell>
          <table:table-cell office:value-type="float" office:value="62381716">
            <text:p>62381716</text:p>
          </table:table-cell>
          <table:table-cell office:value-type="float" office:value="62759368">
            <text:p>62759368</text:p>
          </table:table-cell>
          <table:table-cell office:value-type="float" office:value="70867704">
            <text:p>70867704</text:p>
          </table:table-cell>
          <table:table-cell office:value-type="float" office:value="59929116">
            <text:p>59929116</text:p>
          </table:table-cell>
          <table:table-cell office:value-type="float" office:value="61675724">
            <text:p>61675724</text:p>
          </table:table-cell>
          <table:table-cell office:value-type="float" office:value="65361184">
            <text:p>65361184</text:p>
          </table:table-cell>
          <table:table-cell office:value-type="float" office:value="64331460">
            <text:p>64331460</text:p>
          </table:table-cell>
          <table:table-cell office:value-type="float" office:value="63546080">
            <text:p>63546080</text:p>
          </table:table-cell>
          <table:table-cell office:value-type="float" office:value="70983576">
            <text:p>70983576</text:p>
          </table:table-cell>
          <table:table-cell office:value-type="float" office:value="64355048">
            <text:p>64355048</text:p>
          </table:table-cell>
          <table:table-cell office:value-type="float" office:value="46482440">
            <text:p>46482440</text:p>
          </table:table-cell>
          <table:table-cell office:value-type="float" office:value="68059728">
            <text:p>68059728</text:p>
          </table:table-cell>
          <table:table-cell office:value-type="float" office:value="60182812">
            <text:p>60182812</text:p>
          </table:table-cell>
          <table:table-cell office:value-type="float" office:value="58258740">
            <text:p>58258740</text:p>
          </table:table-cell>
          <table:table-cell office:value-type="float" office:value="57081192">
            <text:p>57081192</text:p>
          </table:table-cell>
          <table:table-cell office:value-type="float" office:value="56131008">
            <text:p>56131008</text:p>
          </table:table-cell>
          <table:table-cell office:value-type="float" office:value="62247688">
            <text:p>62247688</text:p>
          </table:table-cell>
          <table:table-cell office:value-type="float" office:value="47140684">
            <text:p>47140684</text:p>
          </table:table-cell>
          <table:table-cell office:value-type="float" office:value="65134044">
            <text:p>65134044</text:p>
          </table:table-cell>
          <table:table-cell office:value-type="float" office:value="64009876">
            <text:p>64009876</text:p>
          </table:table-cell>
          <table:table-cell office:value-type="float" office:value="52854672">
            <text:p>52854672</text:p>
          </table:table-cell>
          <table:table-cell office:value-type="float" office:value="68103728">
            <text:p>68103728</text:p>
          </table:table-cell>
          <table:table-cell office:value-type="float" office:value="52260688">
            <text:p>52260688</text:p>
          </table:table-cell>
          <table:table-cell office:value-type="float" office:value="57321324">
            <text:p>57321324</text:p>
          </table:table-cell>
          <table:table-cell office:value-type="float" office:value="64655248">
            <text:p>64655248</text:p>
          </table:table-cell>
          <table:table-cell office:value-type="float" office:value="59654576">
            <text:p>59654576</text:p>
          </table:table-cell>
          <table:table-cell office:value-type="float" office:value="62890108">
            <text:p>62890108</text:p>
          </table:table-cell>
          <table:table-cell office:value-type="float" office:value="55919956">
            <text:p>55919956</text:p>
          </table:table-cell>
          <table:table-cell office:value-type="float" office:value="65231344">
            <text:p>65231344</text:p>
          </table:table-cell>
          <table:table-cell office:value-type="float" office:value="60195832">
            <text:p>60195832</text:p>
          </table:table-cell>
          <table:table-cell office:value-type="float" office:value="65342164">
            <text:p>65342164</text:p>
          </table:table-cell>
          <table:table-cell office:value-type="float" office:value="59907168">
            <text:p>59907168</text:p>
          </table:table-cell>
          <table:table-cell office:value-type="float" office:value="68021544">
            <text:p>68021544</text:p>
          </table:table-cell>
          <table:table-cell office:value-type="float" office:value="61330320">
            <text:p>61330320</text:p>
          </table:table-cell>
          <table:table-cell office:value-type="float" office:value="58894884">
            <text:p>58894884</text:p>
          </table:table-cell>
          <table:table-cell office:value-type="float" office:value="69788016">
            <text:p>69788016</text:p>
          </table:table-cell>
          <table:table-cell office:value-type="float" office:value="66895484">
            <text:p>66895484</text:p>
          </table:table-cell>
          <table:table-cell office:value-type="float" office:value="67315072">
            <text:p>67315072</text:p>
          </table:table-cell>
          <table:table-cell office:value-type="float" office:value="61009676">
            <text:p>61009676</text:p>
          </table:table-cell>
          <table:table-cell office:value-type="float" office:value="59715032">
            <text:p>59715032</text:p>
          </table:table-cell>
          <table:table-cell office:value-type="float" office:value="68495624">
            <text:p>68495624</text:p>
          </table:table-cell>
          <table:table-cell office:value-type="float" office:value="71869328">
            <text:p>71869328</text:p>
          </table:table-cell>
          <table:table-cell office:value-type="float" office:value="59201808">
            <text:p>59201808</text:p>
          </table:table-cell>
          <table:table-cell office:value-type="float" office:value="63777232">
            <text:p>63777232</text:p>
          </table:table-cell>
          <table:table-cell office:value-type="float" office:value="61458968">
            <text:p>61458968</text:p>
          </table:table-cell>
          <table:table-cell office:value-type="float" office:value="59333808">
            <text:p>59333808</text:p>
          </table:table-cell>
          <table:table-cell office:value-type="float" office:value="65448672">
            <text:p>65448672</text:p>
          </table:table-cell>
          <table:table-cell office:value-type="float" office:value="62038080">
            <text:p>62038080</text:p>
          </table:table-cell>
          <table:table-cell office:value-type="float" office:value="56413456">
            <text:p>56413456</text:p>
          </table:table-cell>
          <table:table-cell office:value-type="float" office:value="70033256">
            <text:p>70033256</text:p>
          </table:table-cell>
          <table:table-cell office:value-type="float" office:value="58142012">
            <text:p>58142012</text:p>
          </table:table-cell>
          <table:table-cell office:value-type="float" office:value="66763888">
            <text:p>66763888</text:p>
          </table:table-cell>
          <table:table-cell office:value-type="float" office:value="72812160">
            <text:p>72812160</text:p>
          </table:table-cell>
          <table:table-cell office:value-type="float" office:value="85149848">
            <text:p>85149848</text:p>
          </table:table-cell>
          <table:table-cell office:value-type="float" office:value="63772751">
            <text:p>63772751</text:p>
          </table:table-cell>
          <table:table-cell office:value-type="float" office:value="72447663">
            <text:p>72447663</text:p>
          </table:table-cell>
          <table:table-cell office:value-type="float" office:value="67930892">
            <text:p>67930892</text:p>
          </table:table-cell>
          <table:table-cell office:value-type="float" office:value="77562571">
            <text:p>77562571</text:p>
          </table:table-cell>
          <table:table-cell office:value-type="float" office:value="71142175">
            <text:p>71142175</text:p>
          </table:table-cell>
          <table:table-cell office:value-type="float" office:value="68808058">
            <text:p>68808058</text:p>
          </table:table-cell>
          <table:table-cell office:value-type="float" office:value="63115474">
            <text:p>63115474</text:p>
          </table:table-cell>
          <table:table-cell office:value-type="float" office:value="75814664">
            <text:p>75814664</text:p>
          </table:table-cell>
          <table:table-cell office:value-type="float" office:value="56782816">
            <text:p>56782816</text:p>
          </table:table-cell>
          <table:table-cell office:value-type="float" office:value="76538965">
            <text:p>76538965</text:p>
          </table:table-cell>
          <table:table-cell office:value-type="float" office:value="76009734">
            <text:p>76009734</text:p>
          </table:table-cell>
          <table:table-cell office:value-type="float" office:value="82108387">
            <text:p>82108387</text:p>
          </table:table-cell>
          <table:table-cell office:value-type="float" office:value="70897651">
            <text:p>70897651</text:p>
          </table:table-cell>
          <table:table-cell office:value-type="float" office:value="73244489">
            <text:p>73244489</text:p>
          </table:table-cell>
          <table:table-cell office:value-type="float" office:value="54770930">
            <text:p>54770930</text:p>
          </table:table-cell>
          <table:table-cell office:value-type="float" office:value="77234013">
            <text:p>77234013</text:p>
          </table:table-cell>
          <table:table-cell office:value-type="float" office:value="66359052">
            <text:p>66359052</text:p>
          </table:table-cell>
          <table:table-cell office:value-type="float" office:value="61055989">
            <text:p>61055989</text:p>
          </table:table-cell>
          <table:table-cell office:value-type="float" office:value="60441331">
            <text:p>60441331</text:p>
          </table:table-cell>
          <table:table-cell office:value-type="float" office:value="85912114">
            <text:p>85912114</text:p>
          </table:table-cell>
          <table:table-cell office:value-type="float" office:value="70880481">
            <text:p>70880481</text:p>
          </table:table-cell>
          <table:table-cell office:value-type="float" office:value="69017256">
            <text:p>69017256</text:p>
          </table:table-cell>
          <table:table-cell office:value-type="float" office:value="76181223">
            <text:p>76181223</text:p>
          </table:table-cell>
          <table:table-cell office:value-type="float" office:value="79676161">
            <text:p>79676161</text:p>
          </table:table-cell>
          <table:table-cell office:value-type="float" office:value="81052829">
            <text:p>81052829</text:p>
          </table:table-cell>
          <table:table-cell office:value-type="float" office:value="61221504">
            <text:p>61221504</text:p>
          </table:table-cell>
          <table:table-cell office:value-type="float" office:value="64164505">
            <text:p>64164505</text:p>
          </table:table-cell>
          <table:table-cell office:value-type="float" office:value="75141869">
            <text:p>75141869</text:p>
          </table:table-cell>
          <table:table-cell office:value-type="float" office:value="68798582">
            <text:p>68798582</text:p>
          </table:table-cell>
          <table:table-cell office:value-type="float" office:value="64819451">
            <text:p>64819451</text:p>
          </table:table-cell>
          <table:table-cell office:value-type="float" office:value="63557822">
            <text:p>63557822</text:p>
          </table:table-cell>
          <table:table-cell office:value-type="float" office:value="61792000">
            <text:p>61792000</text:p>
          </table:table-cell>
          <table:table-cell office:value-type="float" office:value="76256877">
            <text:p>76256877</text:p>
          </table:table-cell>
          <table:table-cell office:value-type="float" office:value="63866824">
            <text:p>63866824</text:p>
          </table:table-cell>
          <table:table-cell office:value-type="float" office:value="76980077">
            <text:p>76980077</text:p>
          </table:table-cell>
          <table:table-cell office:value-type="float" office:value="85939635">
            <text:p>85939635</text:p>
          </table:table-cell>
          <table:table-cell office:value-type="float" office:value="57682218">
            <text:p>57682218</text:p>
          </table:table-cell>
          <table:table-cell office:value-type="float" office:value="57359775">
            <text:p>57359775</text:p>
          </table:table-cell>
          <table:table-cell office:value-type="float" office:value="76883242">
            <text:p>76883242</text:p>
          </table:table-cell>
          <table:table-cell office:value-type="float" office:value="70885920">
            <text:p>70885920</text:p>
          </table:table-cell>
          <table:table-cell office:value-type="float" office:value="68944392">
            <text:p>68944392</text:p>
          </table:table-cell>
          <table:table-cell office:value-type="float" office:value="69202018">
            <text:p>69202018</text:p>
          </table:table-cell>
          <table:table-cell office:value-type="float" office:value="67416895">
            <text:p>67416895</text:p>
          </table:table-cell>
          <table:table-cell office:value-type="float" office:value="63450063">
            <text:p>63450063</text:p>
          </table:table-cell>
          <table:table-cell office:value-type="float" office:value="68785284">
            <text:p>68785284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43169876">
            <text:p>43169876</text:p>
          </table:table-cell>
          <table:table-cell office:value-type="float" office:value="37254000">
            <text:p>37254000</text:p>
          </table:table-cell>
          <table:table-cell office:value-type="float" office:value="35111436">
            <text:p>35111436</text:p>
          </table:table-cell>
          <table:table-cell office:value-type="float" office:value="32624792">
            <text:p>32624792</text:p>
          </table:table-cell>
          <table:table-cell office:value-type="float" office:value="31619844">
            <text:p>31619844</text:p>
          </table:table-cell>
          <table:table-cell office:value-type="float" office:value="33497748">
            <text:p>33497748</text:p>
          </table:table-cell>
          <table:table-cell office:value-type="float" office:value="37906376">
            <text:p>37906376</text:p>
          </table:table-cell>
          <table:table-cell office:value-type="float" office:value="40959816">
            <text:p>40959816</text:p>
          </table:table-cell>
          <table:table-cell office:value-type="float" office:value="37606792">
            <text:p>37606792</text:p>
          </table:table-cell>
          <table:table-cell office:value-type="float" office:value="36811304">
            <text:p>36811304</text:p>
          </table:table-cell>
          <table:table-cell office:value-type="float" office:value="35240512">
            <text:p>35240512</text:p>
          </table:table-cell>
          <table:table-cell office:value-type="float" office:value="33253014">
            <text:p>33253014</text:p>
          </table:table-cell>
          <table:table-cell office:value-type="float" office:value="36662156">
            <text:p>36662156</text:p>
          </table:table-cell>
          <table:table-cell office:value-type="float" office:value="34360984">
            <text:p>34360984</text:p>
          </table:table-cell>
          <table:table-cell office:value-type="float" office:value="42308920">
            <text:p>42308920</text:p>
          </table:table-cell>
          <table:table-cell office:value-type="float" office:value="36221520">
            <text:p>36221520</text:p>
          </table:table-cell>
          <table:table-cell office:value-type="float" office:value="38219428">
            <text:p>38219428</text:p>
          </table:table-cell>
          <table:table-cell office:value-type="float" office:value="44625312">
            <text:p>44625312</text:p>
          </table:table-cell>
          <table:table-cell office:value-type="float" office:value="40646612">
            <text:p>40646612</text:p>
          </table:table-cell>
          <table:table-cell office:value-type="float" office:value="44159888">
            <text:p>44159888</text:p>
          </table:table-cell>
          <table:table-cell office:value-type="float" office:value="41840240">
            <text:p>41840240</text:p>
          </table:table-cell>
          <table:table-cell office:value-type="float" office:value="50168252">
            <text:p>50168252</text:p>
          </table:table-cell>
          <table:table-cell office:value-type="float" office:value="36606160">
            <text:p>36606160</text:p>
          </table:table-cell>
          <table:table-cell office:value-type="float" office:value="34909704">
            <text:p>34909704</text:p>
          </table:table-cell>
          <table:table-cell office:value-type="float" office:value="40253068">
            <text:p>40253068</text:p>
          </table:table-cell>
          <table:table-cell office:value-type="float" office:value="39405448">
            <text:p>39405448</text:p>
          </table:table-cell>
          <table:table-cell office:value-type="float" office:value="36332064">
            <text:p>36332064</text:p>
          </table:table-cell>
          <table:table-cell office:value-type="float" office:value="41941908">
            <text:p>41941908</text:p>
          </table:table-cell>
          <table:table-cell office:value-type="float" office:value="40548552">
            <text:p>40548552</text:p>
          </table:table-cell>
          <table:table-cell office:value-type="float" office:value="38410860">
            <text:p>38410860</text:p>
          </table:table-cell>
          <table:table-cell office:value-type="float" office:value="40278740">
            <text:p>40278740</text:p>
          </table:table-cell>
          <table:table-cell office:value-type="float" office:value="41557984">
            <text:p>41557984</text:p>
          </table:table-cell>
          <table:table-cell office:value-type="float" office:value="42020840">
            <text:p>42020840</text:p>
          </table:table-cell>
          <table:table-cell office:value-type="float" office:value="36676128">
            <text:p>36676128</text:p>
          </table:table-cell>
          <table:table-cell office:value-type="float" office:value="37216160">
            <text:p>37216160</text:p>
          </table:table-cell>
          <table:table-cell office:value-type="float" office:value="36401916">
            <text:p>36401916</text:p>
          </table:table-cell>
          <table:table-cell office:value-type="float" office:value="28695486">
            <text:p>28695486</text:p>
          </table:table-cell>
          <table:table-cell office:value-type="float" office:value="25618408">
            <text:p>25618408</text:p>
          </table:table-cell>
          <table:table-cell office:value-type="float" office:value="26446470">
            <text:p>26446470</text:p>
          </table:table-cell>
          <table:table-cell office:value-type="float" office:value="22840732">
            <text:p>22840732</text:p>
          </table:table-cell>
          <table:table-cell office:value-type="float" office:value="30348148">
            <text:p>30348148</text:p>
          </table:table-cell>
          <table:table-cell office:value-type="float" office:value="24003668">
            <text:p>24003668</text:p>
          </table:table-cell>
          <table:table-cell office:value-type="float" office:value="25639144">
            <text:p>25639144</text:p>
          </table:table-cell>
          <table:table-cell office:value-type="float" office:value="27260778">
            <text:p>27260778</text:p>
          </table:table-cell>
          <table:table-cell office:value-type="float" office:value="29548924">
            <text:p>29548924</text:p>
          </table:table-cell>
          <table:table-cell office:value-type="float" office:value="30197388">
            <text:p>30197388</text:p>
          </table:table-cell>
          <table:table-cell office:value-type="float" office:value="35516704">
            <text:p>35516704</text:p>
          </table:table-cell>
          <table:table-cell office:value-type="float" office:value="30657380">
            <text:p>30657380</text:p>
          </table:table-cell>
          <table:table-cell office:value-type="float" office:value="24402000">
            <text:p>24402000</text:p>
          </table:table-cell>
          <table:table-cell office:value-type="float" office:value="27945492">
            <text:p>27945492</text:p>
          </table:table-cell>
          <table:table-cell office:value-type="float" office:value="32996932">
            <text:p>32996932</text:p>
          </table:table-cell>
          <table:table-cell office:value-type="float" office:value="29909326">
            <text:p>29909326</text:p>
          </table:table-cell>
          <table:table-cell office:value-type="float" office:value="32338000">
            <text:p>32338000</text:p>
          </table:table-cell>
          <table:table-cell office:value-type="float" office:value="29323928">
            <text:p>29323928</text:p>
          </table:table-cell>
          <table:table-cell office:value-type="float" office:value="32444194">
            <text:p>32444194</text:p>
          </table:table-cell>
          <table:table-cell office:value-type="float" office:value="32141120">
            <text:p>32141120</text:p>
          </table:table-cell>
          <table:table-cell office:value-type="float" office:value="36328520">
            <text:p>36328520</text:p>
          </table:table-cell>
          <table:table-cell office:value-type="float" office:value="38040956">
            <text:p>38040956</text:p>
          </table:table-cell>
          <table:table-cell office:value-type="float" office:value="31058016">
            <text:p>31058016</text:p>
          </table:table-cell>
          <table:table-cell office:value-type="float" office:value="28860578">
            <text:p>28860578</text:p>
          </table:table-cell>
          <table:table-cell office:value-type="float" office:value="37513096">
            <text:p>37513096</text:p>
          </table:table-cell>
          <table:table-cell office:value-type="float" office:value="37667272">
            <text:p>37667272</text:p>
          </table:table-cell>
          <table:table-cell office:value-type="float" office:value="35657692">
            <text:p>35657692</text:p>
          </table:table-cell>
          <table:table-cell office:value-type="float" office:value="41972188">
            <text:p>41972188</text:p>
          </table:table-cell>
          <table:table-cell office:value-type="float" office:value="39238224">
            <text:p>39238224</text:p>
          </table:table-cell>
          <table:table-cell office:value-type="float" office:value="34081960">
            <text:p>34081960</text:p>
          </table:table-cell>
          <table:table-cell office:value-type="float" office:value="33687280">
            <text:p>33687280</text:p>
          </table:table-cell>
          <table:table-cell office:value-type="float" office:value="33124914">
            <text:p>33124914</text:p>
          </table:table-cell>
          <table:table-cell office:value-type="float" office:value="33036752">
            <text:p>33036752</text:p>
          </table:table-cell>
          <table:table-cell office:value-type="float" office:value="47894648">
            <text:p>47894648</text:p>
          </table:table-cell>
          <table:table-cell office:value-type="float" office:value="35739200">
            <text:p>35739200</text:p>
          </table:table-cell>
          <table:table-cell office:value-type="float" office:value="37751744">
            <text:p>37751744</text:p>
          </table:table-cell>
          <table:table-cell office:value-type="float" office:value="38459092">
            <text:p>38459092</text:p>
          </table:table-cell>
          <table:table-cell office:value-type="float" office:value="42594772">
            <text:p>42594772</text:p>
          </table:table-cell>
          <table:table-cell office:value-type="float" office:value="36371312">
            <text:p>36371312</text:p>
          </table:table-cell>
          <table:table-cell office:value-type="float" office:value="34407728">
            <text:p>34407728</text:p>
          </table:table-cell>
          <table:table-cell office:value-type="float" office:value="43367264">
            <text:p>43367264</text:p>
          </table:table-cell>
          <table:table-cell office:value-type="float" office:value="37980928">
            <text:p>37980928</text:p>
          </table:table-cell>
          <table:table-cell office:value-type="float" office:value="35338768">
            <text:p>35338768</text:p>
          </table:table-cell>
          <table:table-cell office:value-type="float" office:value="34736544">
            <text:p>34736544</text:p>
          </table:table-cell>
          <table:table-cell office:value-type="float" office:value="41956280">
            <text:p>41956280</text:p>
          </table:table-cell>
          <table:table-cell office:value-type="float" office:value="29231922">
            <text:p>29231922</text:p>
          </table:table-cell>
          <table:table-cell office:value-type="float" office:value="29309286">
            <text:p>29309286</text:p>
          </table:table-cell>
          <table:table-cell office:value-type="float" office:value="33490456">
            <text:p>33490456</text:p>
          </table:table-cell>
          <table:table-cell office:value-type="float" office:value="41127976">
            <text:p>41127976</text:p>
          </table:table-cell>
          <table:table-cell office:value-type="float" office:value="35933224">
            <text:p>35933224</text:p>
          </table:table-cell>
          <table:table-cell office:value-type="float" office:value="39142980">
            <text:p>39142980</text:p>
          </table:table-cell>
          <table:table-cell office:value-type="float" office:value="37800440">
            <text:p>37800440</text:p>
          </table:table-cell>
          <table:table-cell office:value-type="float" office:value="40104092">
            <text:p>40104092</text:p>
          </table:table-cell>
          <table:table-cell office:value-type="float" office:value="37222168">
            <text:p>37222168</text:p>
          </table:table-cell>
          <table:table-cell office:value-type="float" office:value="48363620">
            <text:p>48363620</text:p>
          </table:table-cell>
          <table:table-cell office:value-type="float" office:value="36424932">
            <text:p>36424932</text:p>
          </table:table-cell>
          <table:table-cell office:value-type="float" office:value="41140688">
            <text:p>41140688</text:p>
          </table:table-cell>
          <table:table-cell office:value-type="float" office:value="46239700">
            <text:p>46239700</text:p>
          </table:table-cell>
          <table:table-cell office:value-type="float" office:value="39602716">
            <text:p>39602716</text:p>
          </table:table-cell>
          <table:table-cell office:value-type="float" office:value="35868128">
            <text:p>35868128</text:p>
          </table:table-cell>
          <table:table-cell office:value-type="float" office:value="41290352">
            <text:p>41290352</text:p>
          </table:table-cell>
          <table:table-cell office:value-type="float" office:value="37122368">
            <text:p>37122368</text:p>
          </table:table-cell>
          <table:table-cell office:value-type="float" office:value="34441924">
            <text:p>34441924</text:p>
          </table:table-cell>
          <table:table-cell office:value-type="float" office:value="37968324">
            <text:p>37968324</text:p>
          </table:table-cell>
          <table:table-cell office:value-type="float" office:value="40626732">
            <text:p>40626732</text:p>
          </table:table-cell>
          <table:table-cell office:value-type="float" office:value="37699008">
            <text:p>37699008</text:p>
          </table:table-cell>
          <table:table-cell office:value-type="float" office:value="35345112">
            <text:p>35345112</text:p>
          </table:table-cell>
          <table:table-cell office:value-type="float" office:value="43056984">
            <text:p>43056984</text:p>
          </table:table-cell>
          <table:table-cell office:value-type="float" office:value="42169072">
            <text:p>42169072</text:p>
          </table:table-cell>
          <table:table-cell office:value-type="float" office:value="41467800">
            <text:p>41467800</text:p>
          </table:table-cell>
          <table:table-cell office:value-type="float" office:value="32980720">
            <text:p>32980720</text:p>
          </table:table-cell>
          <table:table-cell office:value-type="float" office:value="39646112">
            <text:p>39646112</text:p>
          </table:table-cell>
          <table:table-cell office:value-type="float" office:value="48605032">
            <text:p>48605032</text:p>
          </table:table-cell>
          <table:table-cell office:value-type="float" office:value="43734276">
            <text:p>43734276</text:p>
          </table:table-cell>
          <table:table-cell office:value-type="float" office:value="36031872">
            <text:p>36031872</text:p>
          </table:table-cell>
          <table:table-cell office:value-type="float" office:value="45606568">
            <text:p>45606568</text:p>
          </table:table-cell>
          <table:table-cell office:value-type="float" office:value="38751212">
            <text:p>38751212</text:p>
          </table:table-cell>
          <table:table-cell office:value-type="float" office:value="42516215">
            <text:p>42516215</text:p>
          </table:table-cell>
          <table:table-cell office:value-type="float" office:value="30948180">
            <text:p>30948180</text:p>
          </table:table-cell>
          <table:table-cell office:value-type="float" office:value="42170104">
            <text:p>42170104</text:p>
          </table:table-cell>
          <table:table-cell office:value-type="float" office:value="40389179">
            <text:p>40389179</text:p>
          </table:table-cell>
          <table:table-cell office:value-type="float" office:value="35339555">
            <text:p>35339555</text:p>
          </table:table-cell>
          <table:table-cell office:value-type="float" office:value="30326908">
            <text:p>30326908</text:p>
          </table:table-cell>
          <table:table-cell office:value-type="float" office:value="41561813">
            <text:p>41561813</text:p>
          </table:table-cell>
          <table:table-cell office:value-type="float" office:value="37502164">
            <text:p>37502164</text:p>
          </table:table-cell>
          <table:table-cell office:value-type="float" office:value="46308629">
            <text:p>46308629</text:p>
          </table:table-cell>
          <table:table-cell office:value-type="float" office:value="36251885">
            <text:p>36251885</text:p>
          </table:table-cell>
          <table:table-cell office:value-type="float" office:value="41597417">
            <text:p>41597417</text:p>
          </table:table-cell>
          <table:table-cell office:value-type="float" office:value="38370338">
            <text:p>38370338</text:p>
          </table:table-cell>
          <table:table-cell office:value-type="float" office:value="45344183">
            <text:p>45344183</text:p>
          </table:table-cell>
          <table:table-cell office:value-type="float" office:value="31703690">
            <text:p>31703690</text:p>
          </table:table-cell>
          <table:table-cell office:value-type="float" office:value="46123190">
            <text:p>46123190</text:p>
          </table:table-cell>
          <table:table-cell office:value-type="float" office:value="37270614">
            <text:p>37270614</text:p>
          </table:table-cell>
          <table:table-cell office:value-type="float" office:value="38053069">
            <text:p>38053069</text:p>
          </table:table-cell>
          <table:table-cell office:value-type="float" office:value="36603740">
            <text:p>36603740</text:p>
          </table:table-cell>
          <table:table-cell office:value-type="float" office:value="39381824">
            <text:p>39381824</text:p>
          </table:table-cell>
          <table:table-cell office:value-type="float" office:value="47316664">
            <text:p>47316664</text:p>
          </table:table-cell>
          <table:table-cell office:value-type="float" office:value="39657017">
            <text:p>39657017</text:p>
          </table:table-cell>
          <table:table-cell office:value-type="float" office:value="48042109">
            <text:p>48042109</text:p>
          </table:table-cell>
          <table:table-cell office:value-type="float" office:value="47779047">
            <text:p>47779047</text:p>
          </table:table-cell>
          <table:table-cell office:value-type="float" office:value="45778995">
            <text:p>45778995</text:p>
          </table:table-cell>
          <table:table-cell office:value-type="float" office:value="29551874">
            <text:p>29551874</text:p>
          </table:table-cell>
          <table:table-cell office:value-type="float" office:value="42780758">
            <text:p>42780758</text:p>
          </table:table-cell>
          <table:table-cell office:value-type="float" office:value="51140682">
            <text:p>51140682</text:p>
          </table:table-cell>
          <table:table-cell office:value-type="float" office:value="45091541">
            <text:p>45091541</text:p>
          </table:table-cell>
          <table:table-cell office:value-type="float" office:value="43165126">
            <text:p>43165126</text:p>
          </table:table-cell>
          <table:table-cell office:value-type="float" office:value="40976922">
            <text:p>40976922</text:p>
          </table:table-cell>
          <table:table-cell office:value-type="float" office:value="36815022">
            <text:p>36815022</text:p>
          </table:table-cell>
          <table:table-cell office:value-type="float" office:value="44771377">
            <text:p>44771377</text:p>
          </table:table-cell>
          <table:table-cell office:value-type="float" office:value="47045276">
            <text:p>47045276</text:p>
          </table:table-cell>
          <table:table-cell office:value-type="float" office:value="46056350">
            <text:p>46056350</text:p>
          </table:table-cell>
          <table:table-cell office:value-type="float" office:value="48902600">
            <text:p>48902600</text:p>
          </table:table-cell>
          <table:table-cell office:value-type="float" office:value="46050259">
            <text:p>46050259</text:p>
          </table:table-cell>
          <table:table-cell office:value-type="float" office:value="31423903">
            <text:p>31423903</text:p>
          </table:table-cell>
          <table:table-cell office:value-type="float" office:value="49950312">
            <text:p>49950312</text:p>
          </table:table-cell>
          <table:table-cell office:value-type="float" office:value="49273647">
            <text:p>49273647</text:p>
          </table:table-cell>
          <table:table-cell office:value-type="float" office:value="45509231">
            <text:p>45509231</text:p>
          </table:table-cell>
          <table:table-cell office:value-type="float" office:value="37459516">
            <text:p>37459516</text:p>
          </table:table-cell>
          <table:table-cell office:value-type="float" office:value="43252747">
            <text:p>43252747</text:p>
          </table:table-cell>
          <table:table-cell office:value-type="float" office:value="46533857">
            <text:p>46533857</text:p>
          </table:table-cell>
          <table:table-cell office:value-type="float" office:value="52508708">
            <text:p>52508708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float" office:value="18512520">
            <text:p>18512520</text:p>
          </table:table-cell>
          <table:table-cell office:value-type="float" office:value="27076744">
            <text:p>27076744</text:p>
          </table:table-cell>
          <table:table-cell office:value-type="float" office:value="28321810">
            <text:p>28321810</text:p>
          </table:table-cell>
          <table:table-cell office:value-type="float" office:value="28088848">
            <text:p>28088848</text:p>
          </table:table-cell>
          <table:table-cell office:value-type="float" office:value="30445788">
            <text:p>30445788</text:p>
          </table:table-cell>
          <table:table-cell office:value-type="float" office:value="37230476">
            <text:p>37230476</text:p>
          </table:table-cell>
          <table:table-cell office:value-type="float" office:value="55522008">
            <text:p>55522008</text:p>
          </table:table-cell>
          <table:table-cell office:value-type="float" office:value="42027064">
            <text:p>42027064</text:p>
          </table:table-cell>
          <table:table-cell office:value-type="float" office:value="19012096">
            <text:p>19012096</text:p>
          </table:table-cell>
          <table:table-cell office:value-type="float" office:value="33691008">
            <text:p>33691008</text:p>
          </table:table-cell>
          <table:table-cell office:value-type="float" office:value="24187536">
            <text:p>24187536</text:p>
          </table:table-cell>
          <table:table-cell office:value-type="float" office:value="19555060">
            <text:p>19555060</text:p>
          </table:table-cell>
          <table:table-cell office:value-type="float" office:value="22266708">
            <text:p>22266708</text:p>
          </table:table-cell>
          <table:table-cell office:value-type="float" office:value="25834220">
            <text:p>25834220</text:p>
          </table:table-cell>
          <table:table-cell office:value-type="float" office:value="29840678">
            <text:p>29840678</text:p>
          </table:table-cell>
          <table:table-cell office:value-type="float" office:value="32199506">
            <text:p>32199506</text:p>
          </table:table-cell>
          <table:table-cell office:value-type="float" office:value="34163524">
            <text:p>34163524</text:p>
          </table:table-cell>
          <table:table-cell office:value-type="float" office:value="33674760">
            <text:p>33674760</text:p>
          </table:table-cell>
          <table:table-cell office:value-type="float" office:value="38022040">
            <text:p>38022040</text:p>
          </table:table-cell>
          <table:table-cell office:value-type="float" office:value="33982264">
            <text:p>33982264</text:p>
          </table:table-cell>
          <table:table-cell office:value-type="float" office:value="31317892">
            <text:p>31317892</text:p>
          </table:table-cell>
          <table:table-cell office:value-type="float" office:value="25114462">
            <text:p>25114462</text:p>
          </table:table-cell>
          <table:table-cell office:value-type="float" office:value="32008768">
            <text:p>32008768</text:p>
          </table:table-cell>
          <table:table-cell office:value-type="float" office:value="37277060">
            <text:p>37277060</text:p>
          </table:table-cell>
          <table:table-cell office:value-type="float" office:value="33026768">
            <text:p>33026768</text:p>
          </table:table-cell>
          <table:table-cell office:value-type="float" office:value="37917612">
            <text:p>37917612</text:p>
          </table:table-cell>
          <table:table-cell office:value-type="float" office:value="27332100">
            <text:p>27332100</text:p>
          </table:table-cell>
          <table:table-cell office:value-type="float" office:value="28311914">
            <text:p>28311914</text:p>
          </table:table-cell>
          <table:table-cell office:value-type="float" office:value="23448554">
            <text:p>23448554</text:p>
          </table:table-cell>
          <table:table-cell office:value-type="float" office:value="28436668">
            <text:p>28436668</text:p>
          </table:table-cell>
          <table:table-cell office:value-type="float" office:value="38090884">
            <text:p>38090884</text:p>
          </table:table-cell>
          <table:table-cell office:value-type="float" office:value="38857580">
            <text:p>38857580</text:p>
          </table:table-cell>
          <table:table-cell office:value-type="float" office:value="35655668">
            <text:p>35655668</text:p>
          </table:table-cell>
          <table:table-cell office:value-type="float" office:value="21174500">
            <text:p>21174500</text:p>
          </table:table-cell>
          <table:table-cell office:value-type="float" office:value="13195010">
            <text:p>13195010</text:p>
          </table:table-cell>
          <table:table-cell office:value-type="float" office:value="8016522">
            <text:p>8016522</text:p>
          </table:table-cell>
          <table:table-cell office:value-type="float" office:value="15249335">
            <text:p>15249335</text:p>
          </table:table-cell>
          <table:table-cell office:value-type="float" office:value="38090000">
            <text:p>38090000</text:p>
          </table:table-cell>
          <table:table-cell office:value-type="float" office:value="67787744">
            <text:p>67787744</text:p>
          </table:table-cell>
          <table:table-cell office:value-type="float" office:value="74490928">
            <text:p>74490928</text:p>
          </table:table-cell>
          <table:table-cell office:value-type="float" office:value="64176272">
            <text:p>64176272</text:p>
          </table:table-cell>
          <table:table-cell office:value-type="float" office:value="54029740">
            <text:p>54029740</text:p>
          </table:table-cell>
          <table:table-cell office:value-type="float" office:value="61154820">
            <text:p>61154820</text:p>
          </table:table-cell>
          <table:table-cell office:value-type="float" office:value="46989160">
            <text:p>46989160</text:p>
          </table:table-cell>
          <table:table-cell office:value-type="float" office:value="33284888">
            <text:p>33284888</text:p>
          </table:table-cell>
          <table:table-cell office:value-type="float" office:value="34079460">
            <text:p>34079460</text:p>
          </table:table-cell>
          <table:table-cell office:value-type="float" office:value="24516576">
            <text:p>24516576</text:p>
          </table:table-cell>
          <table:table-cell office:value-type="float" office:value="26673318">
            <text:p>26673318</text:p>
          </table:table-cell>
          <table:table-cell office:value-type="float" office:value="22622908">
            <text:p>22622908</text:p>
          </table:table-cell>
          <table:table-cell office:value-type="float" office:value="39205964">
            <text:p>39205964</text:p>
          </table:table-cell>
          <table:table-cell office:value-type="float" office:value="40935936">
            <text:p>40935936</text:p>
          </table:table-cell>
          <table:table-cell office:value-type="float" office:value="32421708">
            <text:p>32421708</text:p>
          </table:table-cell>
          <table:table-cell office:value-type="float" office:value="27321590">
            <text:p>27321590</text:p>
          </table:table-cell>
          <table:table-cell office:value-type="float" office:value="38477944">
            <text:p>38477944</text:p>
          </table:table-cell>
          <table:table-cell office:value-type="float" office:value="42040168">
            <text:p>42040168</text:p>
          </table:table-cell>
          <table:table-cell office:value-type="float" office:value="43850396">
            <text:p>43850396</text:p>
          </table:table-cell>
          <table:table-cell office:value-type="float" office:value="40156868">
            <text:p>40156868</text:p>
          </table:table-cell>
          <table:table-cell office:value-type="float" office:value="49342608">
            <text:p>49342608</text:p>
          </table:table-cell>
          <table:table-cell office:value-type="float" office:value="39816992">
            <text:p>39816992</text:p>
          </table:table-cell>
          <table:table-cell office:value-type="float" office:value="37352384">
            <text:p>37352384</text:p>
          </table:table-cell>
          <table:table-cell office:value-type="float" office:value="31113100">
            <text:p>31113100</text:p>
          </table:table-cell>
          <table:table-cell office:value-type="float" office:value="30251872">
            <text:p>30251872</text:p>
          </table:table-cell>
          <table:table-cell office:value-type="float" office:value="38962844">
            <text:p>38962844</text:p>
          </table:table-cell>
          <table:table-cell office:value-type="float" office:value="41016500">
            <text:p>41016500</text:p>
          </table:table-cell>
          <table:table-cell office:value-type="float" office:value="32440546">
            <text:p>32440546</text:p>
          </table:table-cell>
          <table:table-cell office:value-type="float" office:value="30981028">
            <text:p>30981028</text:p>
          </table:table-cell>
          <table:table-cell office:value-type="float" office:value="38902940">
            <text:p>38902940</text:p>
          </table:table-cell>
          <table:table-cell office:value-type="float" office:value="43492424">
            <text:p>43492424</text:p>
          </table:table-cell>
          <table:table-cell office:value-type="float" office:value="57786396">
            <text:p>57786396</text:p>
          </table:table-cell>
          <table:table-cell office:value-type="float" office:value="50012636">
            <text:p>50012636</text:p>
          </table:table-cell>
          <table:table-cell office:value-type="float" office:value="27112360">
            <text:p>27112360</text:p>
          </table:table-cell>
          <table:table-cell office:value-type="float" office:value="24630518">
            <text:p>24630518</text:p>
          </table:table-cell>
          <table:table-cell office:value-type="float" office:value="20921638">
            <text:p>20921638</text:p>
          </table:table-cell>
          <table:table-cell office:value-type="float" office:value="32518326">
            <text:p>32518326</text:p>
          </table:table-cell>
          <table:table-cell office:value-type="float" office:value="45396616">
            <text:p>45396616</text:p>
          </table:table-cell>
          <table:table-cell office:value-type="float" office:value="48652712">
            <text:p>48652712</text:p>
          </table:table-cell>
          <table:table-cell office:value-type="float" office:value="62451712">
            <text:p>62451712</text:p>
          </table:table-cell>
          <table:table-cell office:value-type="float" office:value="67061860">
            <text:p>67061860</text:p>
          </table:table-cell>
          <table:table-cell office:value-type="float" office:value="58303428">
            <text:p>58303428</text:p>
          </table:table-cell>
          <table:table-cell office:value-type="float" office:value="38642740">
            <text:p>38642740</text:p>
          </table:table-cell>
          <table:table-cell office:value-type="float" office:value="39575280">
            <text:p>39575280</text:p>
          </table:table-cell>
          <table:table-cell office:value-type="float" office:value="43863332">
            <text:p>43863332</text:p>
          </table:table-cell>
          <table:table-cell office:value-type="float" office:value="47531256">
            <text:p>47531256</text:p>
          </table:table-cell>
          <table:table-cell office:value-type="float" office:value="42098636">
            <text:p>42098636</text:p>
          </table:table-cell>
          <table:table-cell office:value-type="float" office:value="30982300">
            <text:p>30982300</text:p>
          </table:table-cell>
          <table:table-cell office:value-type="float" office:value="54554256">
            <text:p>54554256</text:p>
          </table:table-cell>
          <table:table-cell office:value-type="float" office:value="61291292">
            <text:p>61291292</text:p>
          </table:table-cell>
          <table:table-cell office:value-type="float" office:value="57877964">
            <text:p>57877964</text:p>
          </table:table-cell>
          <table:table-cell office:value-type="float" office:value="56876540">
            <text:p>56876540</text:p>
          </table:table-cell>
          <table:table-cell office:value-type="float" office:value="48448824">
            <text:p>48448824</text:p>
          </table:table-cell>
          <table:table-cell office:value-type="float" office:value="47075520">
            <text:p>47075520</text:p>
          </table:table-cell>
          <table:table-cell office:value-type="float" office:value="30446696">
            <text:p>30446696</text:p>
          </table:table-cell>
          <table:table-cell office:value-type="float" office:value="42869460">
            <text:p>42869460</text:p>
          </table:table-cell>
          <table:table-cell office:value-type="float" office:value="57321384">
            <text:p>57321384</text:p>
          </table:table-cell>
          <table:table-cell office:value-type="float" office:value="60490832">
            <text:p>60490832</text:p>
          </table:table-cell>
          <table:table-cell office:value-type="float" office:value="62058576">
            <text:p>62058576</text:p>
          </table:table-cell>
          <table:table-cell office:value-type="float" office:value="50030104">
            <text:p>50030104</text:p>
          </table:table-cell>
          <table:table-cell office:value-type="float" office:value="55665224">
            <text:p>55665224</text:p>
          </table:table-cell>
          <table:table-cell office:value-type="float" office:value="45062324">
            <text:p>45062324</text:p>
          </table:table-cell>
          <table:table-cell office:value-type="float" office:value="37900200">
            <text:p>37900200</text:p>
          </table:table-cell>
          <table:table-cell office:value-type="float" office:value="32683036">
            <text:p>32683036</text:p>
          </table:table-cell>
          <table:table-cell office:value-type="float" office:value="29776944">
            <text:p>29776944</text:p>
          </table:table-cell>
          <table:table-cell office:value-type="float" office:value="23378554">
            <text:p>23378554</text:p>
          </table:table-cell>
          <table:table-cell office:value-type="float" office:value="28105828">
            <text:p>28105828</text:p>
          </table:table-cell>
          <table:table-cell office:value-type="float" office:value="37069916">
            <text:p>37069916</text:p>
          </table:table-cell>
          <table:table-cell office:value-type="float" office:value="34430140">
            <text:p>34430140</text:p>
          </table:table-cell>
          <table:table-cell office:value-type="float" office:value="31042098">
            <text:p>31042098</text:p>
          </table:table-cell>
          <table:table-cell office:value-type="float" office:value="22634680">
            <text:p>22634680</text:p>
          </table:table-cell>
          <table:table-cell office:value-type="float" office:value="19997910">
            <text:p>19997910</text:p>
          </table:table-cell>
          <table:table-cell office:value-type="float" office:value="19629412">
            <text:p>19629412</text:p>
          </table:table-cell>
          <table:table-cell office:value-type="float" office:value="24752736">
            <text:p>24752736</text:p>
          </table:table-cell>
          <table:table-cell office:value-type="float" office:value="29567054">
            <text:p>29567054</text:p>
          </table:table-cell>
          <table:table-cell office:value-type="float" office:value="35659958">
            <text:p>35659958</text:p>
          </table:table-cell>
          <table:table-cell office:value-type="float" office:value="29889273">
            <text:p>29889273</text:p>
          </table:table-cell>
          <table:table-cell office:value-type="float" office:value="24568145">
            <text:p>24568145</text:p>
          </table:table-cell>
          <table:table-cell office:value-type="float" office:value="34385441">
            <text:p>34385441</text:p>
          </table:table-cell>
          <table:table-cell office:value-type="float" office:value="34676288">
            <text:p>34676288</text:p>
          </table:table-cell>
          <table:table-cell office:value-type="float" office:value="40979472">
            <text:p>40979472</text:p>
          </table:table-cell>
          <table:table-cell office:value-type="float" office:value="31849065">
            <text:p>31849065</text:p>
          </table:table-cell>
          <table:table-cell office:value-type="float" office:value="26302000">
            <text:p>26302000</text:p>
          </table:table-cell>
          <table:table-cell office:value-type="float" office:value="19974439">
            <text:p>19974439</text:p>
          </table:table-cell>
          <table:table-cell office:value-type="float" office:value="21655413">
            <text:p>21655413</text:p>
          </table:table-cell>
          <table:table-cell office:value-type="float" office:value="24839426">
            <text:p>24839426</text:p>
          </table:table-cell>
          <table:table-cell office:value-type="float" office:value="24321197">
            <text:p>24321197</text:p>
          </table:table-cell>
          <table:table-cell office:value-type="float" office:value="22663905">
            <text:p>22663905</text:p>
          </table:table-cell>
          <table:table-cell office:value-type="float" office:value="24186557">
            <text:p>24186557</text:p>
          </table:table-cell>
          <table:table-cell office:value-type="float" office:value="20669943">
            <text:p>20669943</text:p>
          </table:table-cell>
          <table:table-cell office:value-type="float" office:value="26844048">
            <text:p>26844048</text:p>
          </table:table-cell>
          <table:table-cell office:value-type="float" office:value="39369160">
            <text:p>39369160</text:p>
          </table:table-cell>
          <table:table-cell office:value-type="float" office:value="65638317">
            <text:p>65638317</text:p>
          </table:table-cell>
          <table:table-cell office:value-type="float" office:value="50827506">
            <text:p>50827506</text:p>
          </table:table-cell>
          <table:table-cell office:value-type="float" office:value="46651251">
            <text:p>46651251</text:p>
          </table:table-cell>
          <table:table-cell office:value-type="float" office:value="62320627">
            <text:p>62320627</text:p>
          </table:table-cell>
          <table:table-cell office:value-type="float" office:value="61828323">
            <text:p>61828323</text:p>
          </table:table-cell>
          <table:table-cell office:value-type="float" office:value="80474624">
            <text:p>80474624</text:p>
          </table:table-cell>
          <table:table-cell office:value-type="float" office:value="53127705">
            <text:p>53127705</text:p>
          </table:table-cell>
          <table:table-cell office:value-type="float" office:value="55622208">
            <text:p>55622208</text:p>
          </table:table-cell>
          <table:table-cell office:value-type="float" office:value="42904014">
            <text:p>42904014</text:p>
          </table:table-cell>
          <table:table-cell office:value-type="float" office:value="55165195">
            <text:p>55165195</text:p>
          </table:table-cell>
          <table:table-cell office:value-type="float" office:value="51166285">
            <text:p>51166285</text:p>
          </table:table-cell>
          <table:table-cell office:value-type="float" office:value="70455794">
            <text:p>70455794</text:p>
          </table:table-cell>
          <table:table-cell office:value-type="float" office:value="78815023">
            <text:p>78815023</text:p>
          </table:table-cell>
          <table:table-cell office:value-type="float" office:value="65702389">
            <text:p>65702389</text:p>
          </table:table-cell>
          <table:table-cell office:value-type="float" office:value="45572831">
            <text:p>45572831</text:p>
          </table:table-cell>
          <table:table-cell office:value-type="float" office:value="27576516">
            <text:p>27576516</text:p>
          </table:table-cell>
          <table:table-cell office:value-type="float" office:value="32995399">
            <text:p>32995399</text:p>
          </table:table-cell>
          <table:table-cell office:value-type="float" office:value="36403595">
            <text:p>36403595</text:p>
          </table:table-cell>
          <table:table-cell office:value-type="float" office:value="37149244">
            <text:p>37149244</text:p>
          </table:table-cell>
          <table:table-cell office:value-type="float" office:value="49332281">
            <text:p>49332281</text:p>
          </table:table-cell>
          <table:table-cell office:value-type="float" office:value="28218111">
            <text:p>28218111</text:p>
          </table:table-cell>
          <table:table-cell office:value-type="float" office:value="42486389">
            <text:p>42486389</text:p>
          </table:table-cell>
          <table:table-cell office:value-type="float" office:value="32322789">
            <text:p>32322789</text:p>
          </table:table-cell>
          <table:table-cell office:value-type="float" office:value="30597860">
            <text:p>30597860</text:p>
          </table:table-cell>
          <table:table-cell office:value-type="float" office:value="31092666">
            <text:p>31092666</text:p>
          </table:table-cell>
          <table:table-cell office:value-type="float" office:value="24725459">
            <text:p>24725459</text:p>
          </table:table-cell>
          <table:table-cell office:value-type="float" office:value="23992786">
            <text:p>23992786</text:p>
          </table:table-cell>
          <table:table-cell office:value-type="float" office:value="20821615">
            <text:p>20821615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138259">
            <text:p>138259</text:p>
          </table:table-cell>
          <table:table-cell office:value-type="float" office:value="1185437">
            <text:p>1185437</text:p>
          </table:table-cell>
          <table:table-cell office:value-type="float" office:value="3560102">
            <text:p>3560102</text:p>
          </table:table-cell>
          <table:table-cell office:value-type="float" office:value="3415166">
            <text:p>3415166</text:p>
          </table:table-cell>
          <table:table-cell office:value-type="float" office:value="6197006">
            <text:p>6197006</text:p>
          </table:table-cell>
          <table:table-cell office:value-type="float" office:value="6051294">
            <text:p>6051294</text:p>
          </table:table-cell>
          <table:table-cell office:value-type="float" office:value="5588451">
            <text:p>5588451</text:p>
          </table:table-cell>
          <table:table-cell office:value-type="float" office:value="932925">
            <text:p>932925</text:p>
          </table:table-cell>
          <table:table-cell office:value-type="float" office:value="536332">
            <text:p>536332</text:p>
          </table:table-cell>
          <table:table-cell office:value-type="float" office:value="804445">
            <text:p>804445</text:p>
          </table:table-cell>
          <table:table-cell office:value-type="float" office:value="2842616">
            <text:p>2842616</text:p>
          </table:table-cell>
          <table:table-cell office:value-type="float" office:value="5766252">
            <text:p>5766252</text:p>
          </table:table-cell>
          <table:table-cell office:value-type="float" office:value="7957163">
            <text:p>7957163</text:p>
          </table:table-cell>
          <table:table-cell office:value-type="float" office:value="8257517">
            <text:p>8257517</text:p>
          </table:table-cell>
          <table:table-cell office:value-type="float" office:value="4732573">
            <text:p>4732573</text:p>
          </table:table-cell>
          <table:table-cell office:value-type="float" office:value="4442978">
            <text:p>4442978</text:p>
          </table:table-cell>
          <table:table-cell office:value-type="float" office:value="5217232">
            <text:p>5217232</text:p>
          </table:table-cell>
          <table:table-cell office:value-type="float" office:value="4878039">
            <text:p>4878039</text:p>
          </table:table-cell>
          <table:table-cell office:value-type="float" office:value="1564403">
            <text:p>1564403</text:p>
          </table:table-cell>
          <table:table-cell office:value-type="float" office:value="3135710">
            <text:p>3135710</text:p>
          </table:table-cell>
          <table:table-cell office:value-type="float" office:value="3793686">
            <text:p>3793686</text:p>
          </table:table-cell>
          <table:table-cell office:value-type="float" office:value="3693126">
            <text:p>3693126</text:p>
          </table:table-cell>
          <table:table-cell office:value-type="float" office:value="7115602">
            <text:p>7115602</text:p>
          </table:table-cell>
          <table:table-cell office:value-type="float" office:value="3547956">
            <text:p>3547956</text:p>
          </table:table-cell>
          <table:table-cell office:value-type="float" office:value="3662931">
            <text:p>3662931</text:p>
          </table:table-cell>
          <table:table-cell office:value-type="float" office:value="2490522">
            <text:p>2490522</text:p>
          </table:table-cell>
          <table:table-cell office:value-type="float" office:value="2467793">
            <text:p>2467793</text:p>
          </table:table-cell>
          <table:table-cell office:value-type="float" office:value="3271162">
            <text:p>3271162</text:p>
          </table:table-cell>
          <table:table-cell office:value-type="float" office:value="2706515">
            <text:p>2706515</text:p>
          </table:table-cell>
          <table:table-cell office:value-type="float" office:value="2635734">
            <text:p>2635734</text:p>
          </table:table-cell>
          <table:table-cell office:value-type="float" office:value="1042172">
            <text:p>1042172</text:p>
          </table:table-cell>
          <table:table-cell office:value-type="float" office:value="3953213">
            <text:p>3953213</text:p>
          </table:table-cell>
          <table:table-cell office:value-type="float" office:value="4602508">
            <text:p>4602508</text:p>
          </table:table-cell>
          <table:table-cell office:value-type="float" office:value="1439159">
            <text:p>1439159</text:p>
          </table:table-cell>
          <table:table-cell office:value-type="float" office:value="1177687">
            <text:p>1177687</text:p>
          </table:table-cell>
          <table:table-cell office:value-type="float" office:value="352109">
            <text:p>352109</text:p>
          </table:table-cell>
          <table:table-cell office:value-type="float" office:value="612947">
            <text:p>612947</text:p>
          </table:table-cell>
          <table:table-cell office:value-type="float" office:value="1423095">
            <text:p>1423095</text:p>
          </table:table-cell>
          <table:table-cell office:value-type="float" office:value="7187788">
            <text:p>7187788</text:p>
          </table:table-cell>
          <table:table-cell office:value-type="float" office:value="8236447">
            <text:p>8236447</text:p>
          </table:table-cell>
          <table:table-cell office:value-type="float" office:value="14783731">
            <text:p>14783731</text:p>
          </table:table-cell>
          <table:table-cell office:value-type="float" office:value="15221547">
            <text:p>15221547</text:p>
          </table:table-cell>
          <table:table-cell office:value-type="float" office:value="16106887">
            <text:p>16106887</text:p>
          </table:table-cell>
          <table:table-cell office:value-type="float" office:value="12709098">
            <text:p>12709098</text:p>
          </table:table-cell>
          <table:table-cell office:value-type="float" office:value="5557543">
            <text:p>5557543</text:p>
          </table:table-cell>
          <table:table-cell office:value-type="float" office:value="4170718">
            <text:p>4170718</text:p>
          </table:table-cell>
          <table:table-cell office:value-type="float" office:value="1543696">
            <text:p>1543696</text:p>
          </table:table-cell>
          <table:table-cell office:value-type="float" office:value="1015553">
            <text:p>1015553</text:p>
          </table:table-cell>
          <table:table-cell office:value-type="float" office:value="2733101">
            <text:p>2733101</text:p>
          </table:table-cell>
          <table:table-cell office:value-type="float" office:value="3623556">
            <text:p>3623556</text:p>
          </table:table-cell>
          <table:table-cell office:value-type="float" office:value="5216866">
            <text:p>5216866</text:p>
          </table:table-cell>
          <table:table-cell office:value-type="float" office:value="10017470">
            <text:p>10017470</text:p>
          </table:table-cell>
          <table:table-cell office:value-type="float" office:value="12095286">
            <text:p>12095286</text:p>
          </table:table-cell>
          <table:table-cell office:value-type="float" office:value="11520109">
            <text:p>11520109</text:p>
          </table:table-cell>
          <table:table-cell office:value-type="float" office:value="16216136">
            <text:p>16216136</text:p>
          </table:table-cell>
          <table:table-cell office:value-type="float" office:value="19915924">
            <text:p>19915924</text:p>
          </table:table-cell>
          <table:table-cell office:value-type="float" office:value="10943097">
            <text:p>10943097</text:p>
          </table:table-cell>
          <table:table-cell office:value-type="float" office:value="4705491">
            <text:p>4705491</text:p>
          </table:table-cell>
          <table:table-cell office:value-type="float" office:value="2737993">
            <text:p>2737993</text:p>
          </table:table-cell>
          <table:table-cell office:value-type="float" office:value="3090006">
            <text:p>3090006</text:p>
          </table:table-cell>
          <table:table-cell office:value-type="float" office:value="2882562">
            <text:p>2882562</text:p>
          </table:table-cell>
          <table:table-cell office:value-type="float" office:value="2289974">
            <text:p>2289974</text:p>
          </table:table-cell>
          <table:table-cell office:value-type="float" office:value="3309561">
            <text:p>3309561</text:p>
          </table:table-cell>
          <table:table-cell office:value-type="float" office:value="10327870">
            <text:p>10327870</text:p>
          </table:table-cell>
          <table:table-cell office:value-type="float" office:value="12431028">
            <text:p>12431028</text:p>
          </table:table-cell>
          <table:table-cell office:value-type="float" office:value="13777843">
            <text:p>13777843</text:p>
          </table:table-cell>
          <table:table-cell office:value-type="float" office:value="9281869">
            <text:p>9281869</text:p>
          </table:table-cell>
          <table:table-cell office:value-type="float" office:value="7967824">
            <text:p>7967824</text:p>
          </table:table-cell>
          <table:table-cell office:value-type="float" office:value="2647756">
            <text:p>2647756</text:p>
          </table:table-cell>
          <table:table-cell office:value-type="float" office:value="2557581">
            <text:p>2557581</text:p>
          </table:table-cell>
          <table:table-cell office:value-type="float" office:value="1842673">
            <text:p>1842673</text:p>
          </table:table-cell>
          <table:table-cell office:value-type="float" office:value="3173586">
            <text:p>3173586</text:p>
          </table:table-cell>
          <table:table-cell office:value-type="float" office:value="1796404">
            <text:p>1796404</text:p>
          </table:table-cell>
          <table:table-cell office:value-type="float" office:value="3182398">
            <text:p>3182398</text:p>
          </table:table-cell>
          <table:table-cell office:value-type="float" office:value="6115573">
            <text:p>6115573</text:p>
          </table:table-cell>
          <table:table-cell office:value-type="float" office:value="12438159">
            <text:p>12438159</text:p>
          </table:table-cell>
          <table:table-cell office:value-type="float" office:value="12935566">
            <text:p>12935566</text:p>
          </table:table-cell>
          <table:table-cell office:value-type="float" office:value="11779028">
            <text:p>11779028</text:p>
          </table:table-cell>
          <table:table-cell office:value-type="float" office:value="15552766">
            <text:p>15552766</text:p>
          </table:table-cell>
          <table:table-cell office:value-type="float" office:value="10254791">
            <text:p>10254791</text:p>
          </table:table-cell>
          <table:table-cell office:value-type="float" office:value="8509806">
            <text:p>8509806</text:p>
          </table:table-cell>
          <table:table-cell office:value-type="float" office:value="12440400">
            <text:p>12440400</text:p>
          </table:table-cell>
          <table:table-cell office:value-type="float" office:value="10245373">
            <text:p>10245373</text:p>
          </table:table-cell>
          <table:table-cell office:value-type="float" office:value="6992140">
            <text:p>6992140</text:p>
          </table:table-cell>
          <table:table-cell office:value-type="float" office:value="4470675">
            <text:p>4470675</text:p>
          </table:table-cell>
          <table:table-cell office:value-type="float" office:value="5844981">
            <text:p>5844981</text:p>
          </table:table-cell>
          <table:table-cell office:value-type="float" office:value="9003837">
            <text:p>9003837</text:p>
          </table:table-cell>
          <table:table-cell office:value-type="float" office:value="11416658">
            <text:p>11416658</text:p>
          </table:table-cell>
          <table:table-cell office:value-type="float" office:value="17137552">
            <text:p>17137552</text:p>
          </table:table-cell>
          <table:table-cell office:value-type="float" office:value="15350697">
            <text:p>15350697</text:p>
          </table:table-cell>
          <table:table-cell office:value-type="float" office:value="22797652">
            <text:p>22797652</text:p>
          </table:table-cell>
          <table:table-cell office:value-type="float" office:value="13967856">
            <text:p>13967856</text:p>
          </table:table-cell>
          <table:table-cell office:value-type="float" office:value="15173295">
            <text:p>15173295</text:p>
          </table:table-cell>
          <table:table-cell office:value-type="float" office:value="14271714">
            <text:p>14271714</text:p>
          </table:table-cell>
          <table:table-cell office:value-type="float" office:value="14400346">
            <text:p>14400346</text:p>
          </table:table-cell>
          <table:table-cell office:value-type="float" office:value="12283200">
            <text:p>12283200</text:p>
          </table:table-cell>
          <table:table-cell office:value-type="float" office:value="11409136">
            <text:p>11409136</text:p>
          </table:table-cell>
          <table:table-cell office:value-type="float" office:value="14247853">
            <text:p>14247853</text:p>
          </table:table-cell>
          <table:table-cell office:value-type="float" office:value="17942312">
            <text:p>17942312</text:p>
          </table:table-cell>
          <table:table-cell office:value-type="float" office:value="22595556">
            <text:p>22595556</text:p>
          </table:table-cell>
          <table:table-cell office:value-type="float" office:value="20918150">
            <text:p>20918150</text:p>
          </table:table-cell>
          <table:table-cell office:value-type="float" office:value="20614684">
            <text:p>20614684</text:p>
          </table:table-cell>
          <table:table-cell office:value-type="float" office:value="19116818">
            <text:p>19116818</text:p>
          </table:table-cell>
          <table:table-cell office:value-type="float" office:value="20849824">
            <text:p>20849824</text:p>
          </table:table-cell>
          <table:table-cell office:value-type="float" office:value="18151468">
            <text:p>18151468</text:p>
          </table:table-cell>
          <table:table-cell office:value-type="float" office:value="17139228">
            <text:p>17139228</text:p>
          </table:table-cell>
          <table:table-cell office:value-type="float" office:value="14985931">
            <text:p>14985931</text:p>
          </table:table-cell>
          <table:table-cell office:value-type="float" office:value="14406601">
            <text:p>14406601</text:p>
          </table:table-cell>
          <table:table-cell office:value-type="float" office:value="10990736">
            <text:p>10990736</text:p>
          </table:table-cell>
          <table:table-cell office:value-type="float" office:value="12303942">
            <text:p>12303942</text:p>
          </table:table-cell>
          <table:table-cell office:value-type="float" office:value="15427872">
            <text:p>15427872</text:p>
          </table:table-cell>
          <table:table-cell office:value-type="float" office:value="15511072">
            <text:p>15511072</text:p>
          </table:table-cell>
          <table:table-cell office:value-type="float" office:value="14926057">
            <text:p>14926057</text:p>
          </table:table-cell>
          <table:table-cell office:value-type="float" office:value="22181959">
            <text:p>22181959</text:p>
          </table:table-cell>
          <table:table-cell office:value-type="float" office:value="18617098">
            <text:p>18617098</text:p>
          </table:table-cell>
          <table:table-cell office:value-type="float" office:value="25171944">
            <text:p>25171944</text:p>
          </table:table-cell>
          <table:table-cell office:value-type="float" office:value="20940749">
            <text:p>20940749</text:p>
          </table:table-cell>
          <table:table-cell office:value-type="float" office:value="22109284">
            <text:p>22109284</text:p>
          </table:table-cell>
          <table:table-cell office:value-type="float" office:value="19386080">
            <text:p>19386080</text:p>
          </table:table-cell>
          <table:table-cell office:value-type="float" office:value="15803967">
            <text:p>15803967</text:p>
          </table:table-cell>
          <table:table-cell office:value-type="float" office:value="14209611">
            <text:p>14209611</text:p>
          </table:table-cell>
          <table:table-cell office:value-type="float" office:value="14820880">
            <text:p>14820880</text:p>
          </table:table-cell>
          <table:table-cell office:value-type="float" office:value="14061903">
            <text:p>14061903</text:p>
          </table:table-cell>
          <table:table-cell office:value-type="float" office:value="16890726">
            <text:p>16890726</text:p>
          </table:table-cell>
          <table:table-cell office:value-type="float" office:value="19284442">
            <text:p>19284442</text:p>
          </table:table-cell>
          <table:table-cell office:value-type="float" office:value="23481439">
            <text:p>23481439</text:p>
          </table:table-cell>
          <table:table-cell office:value-type="float" office:value="17856704">
            <text:p>17856704</text:p>
          </table:table-cell>
          <table:table-cell office:value-type="float" office:value="28336352">
            <text:p>28336352</text:p>
          </table:table-cell>
          <table:table-cell office:value-type="float" office:value="30785248">
            <text:p>30785248</text:p>
          </table:table-cell>
          <table:table-cell office:value-type="float" office:value="22086244">
            <text:p>22086244</text:p>
          </table:table-cell>
          <table:table-cell office:value-type="float" office:value="20005791">
            <text:p>20005791</text:p>
          </table:table-cell>
          <table:table-cell office:value-type="float" office:value="16878002">
            <text:p>16878002</text:p>
          </table:table-cell>
          <table:table-cell office:value-type="float" office:value="17644949">
            <text:p>17644949</text:p>
          </table:table-cell>
          <table:table-cell office:value-type="float" office:value="13385016">
            <text:p>13385016</text:p>
          </table:table-cell>
          <table:table-cell office:value-type="float" office:value="17777745">
            <text:p>17777745</text:p>
          </table:table-cell>
          <table:table-cell office:value-type="float" office:value="19809688">
            <text:p>19809688</text:p>
          </table:table-cell>
          <table:table-cell office:value-type="float" office:value="24892527">
            <text:p>24892527</text:p>
          </table:table-cell>
          <table:table-cell office:value-type="float" office:value="20730888">
            <text:p>20730888</text:p>
          </table:table-cell>
          <table:table-cell office:value-type="float" office:value="31170409">
            <text:p>31170409</text:p>
          </table:table-cell>
          <table:table-cell office:value-type="float" office:value="31714844">
            <text:p>31714844</text:p>
          </table:table-cell>
          <table:table-cell office:value-type="float" office:value="20773188">
            <text:p>20773188</text:p>
          </table:table-cell>
          <table:table-cell office:value-type="float" office:value="24816110">
            <text:p>24816110</text:p>
          </table:table-cell>
          <table:table-cell office:value-type="float" office:value="21702679">
            <text:p>21702679</text:p>
          </table:table-cell>
          <table:table-cell office:value-type="float" office:value="20758375">
            <text:p>20758375</text:p>
          </table:table-cell>
          <table:table-cell office:value-type="float" office:value="21963724">
            <text:p>21963724</text:p>
          </table:table-cell>
          <table:table-cell office:value-type="float" office:value="22823590">
            <text:p>22823590</text:p>
          </table:table-cell>
          <table:table-cell office:value-type="float" office:value="22995085">
            <text:p>22995085</text:p>
          </table:table-cell>
          <table:table-cell office:value-type="float" office:value="28424429">
            <text:p>28424429</text:p>
          </table:table-cell>
          <table:table-cell office:value-type="float" office:value="32661647">
            <text:p>32661647</text:p>
          </table:table-cell>
          <table:table-cell office:value-type="float" office:value="22007034">
            <text:p>22007034</text:p>
          </table:table-cell>
          <table:table-cell office:value-type="float" office:value="34880686">
            <text:p>34880686</text:p>
          </table:table-cell>
          <table:table-cell office:value-type="float" office:value="34202956">
            <text:p>34202956</text:p>
          </table:table-cell>
          <table:table-cell office:value-type="float" office:value="30003667">
            <text:p>30003667</text:p>
          </table:table-cell>
          <table:table-cell office:value-type="float" office:value="25573423">
            <text:p>25573423</text:p>
          </table:table-cell>
          <table:table-cell office:value-type="float" office:value="21829922">
            <text:p>21829922</text:p>
          </table:table-cell>
          <table:table-cell office:value-type="float" office:value="15369167">
            <text:p>15369167</text:p>
          </table:table-cell>
          <table:table-cell office:value-type="float" office:value="14506450">
            <text:p>14506450</text:p>
          </table:table-cell>
        </table:table-row>
        <table:table-row table:style-name="ro1">
          <table:table-cell office:value-type="string">
            <text:p>Korea, Republic of</text:p>
          </table:table-cell>
          <table:table-cell office:value-type="float" office:value="6410442">
            <text:p>6410442</text:p>
          </table:table-cell>
          <table:table-cell office:value-type="float" office:value="7335769">
            <text:p>7335769</text:p>
          </table:table-cell>
          <table:table-cell office:value-type="float" office:value="4704234">
            <text:p>4704234</text:p>
          </table:table-cell>
          <table:table-cell office:value-type="float" office:value="6691812">
            <text:p>6691812</text:p>
          </table:table-cell>
          <table:table-cell office:value-type="float" office:value="6690421">
            <text:p>6690421</text:p>
          </table:table-cell>
          <table:table-cell office:value-type="float" office:value="8029197">
            <text:p>8029197</text:p>
          </table:table-cell>
          <table:table-cell office:value-type="float" office:value="11162938">
            <text:p>11162938</text:p>
          </table:table-cell>
          <table:table-cell office:value-type="float" office:value="9021138">
            <text:p>9021138</text:p>
          </table:table-cell>
          <table:table-cell office:value-type="float" office:value="10124528">
            <text:p>10124528</text:p>
          </table:table-cell>
          <table:table-cell office:value-type="float" office:value="7597807">
            <text:p>7597807</text:p>
          </table:table-cell>
          <table:table-cell office:value-type="float" office:value="9578931">
            <text:p>9578931</text:p>
          </table:table-cell>
          <table:table-cell office:value-type="float" office:value="8810019">
            <text:p>8810019</text:p>
          </table:table-cell>
          <table:table-cell office:value-type="float" office:value="8924338">
            <text:p>8924338</text:p>
          </table:table-cell>
          <table:table-cell office:value-type="float" office:value="9048674">
            <text:p>9048674</text:p>
          </table:table-cell>
          <table:table-cell office:value-type="float" office:value="9361575">
            <text:p>9361575</text:p>
          </table:table-cell>
          <table:table-cell office:value-type="float" office:value="7619429">
            <text:p>7619429</text:p>
          </table:table-cell>
          <table:table-cell office:value-type="float" office:value="10933983">
            <text:p>10933983</text:p>
          </table:table-cell>
          <table:table-cell office:value-type="float" office:value="6652675">
            <text:p>6652675</text:p>
          </table:table-cell>
          <table:table-cell office:value-type="float" office:value="7332484">
            <text:p>7332484</text:p>
          </table:table-cell>
          <table:table-cell office:value-type="float" office:value="8879875">
            <text:p>8879875</text:p>
          </table:table-cell>
          <table:table-cell office:value-type="float" office:value="8133187">
            <text:p>8133187</text:p>
          </table:table-cell>
          <table:table-cell office:value-type="float" office:value="7968813">
            <text:p>7968813</text:p>
          </table:table-cell>
          <table:table-cell office:value-type="float" office:value="7610049">
            <text:p>7610049</text:p>
          </table:table-cell>
          <table:table-cell office:value-type="float" office:value="6938723">
            <text:p>6938723</text:p>
          </table:table-cell>
          <table:table-cell office:value-type="float" office:value="8690005">
            <text:p>8690005</text:p>
          </table:table-cell>
          <table:table-cell office:value-type="float" office:value="9058934">
            <text:p>9058934</text:p>
          </table:table-cell>
          <table:table-cell office:value-type="float" office:value="8515391">
            <text:p>8515391</text:p>
          </table:table-cell>
          <table:table-cell office:value-type="float" office:value="9716109">
            <text:p>9716109</text:p>
          </table:table-cell>
          <table:table-cell office:value-type="float" office:value="10292143">
            <text:p>10292143</text:p>
          </table:table-cell>
          <table:table-cell office:value-type="float" office:value="10912037">
            <text:p>10912037</text:p>
          </table:table-cell>
          <table:table-cell office:value-type="float" office:value="10001057">
            <text:p>10001057</text:p>
          </table:table-cell>
          <table:table-cell office:value-type="float" office:value="12126843">
            <text:p>12126843</text:p>
          </table:table-cell>
          <table:table-cell office:value-type="float" office:value="11930199">
            <text:p>11930199</text:p>
          </table:table-cell>
          <table:table-cell office:value-type="float" office:value="9484161">
            <text:p>9484161</text:p>
          </table:table-cell>
          <table:table-cell office:value-type="float" office:value="5896514">
            <text:p>5896514</text:p>
          </table:table-cell>
          <table:table-cell office:value-type="float" office:value="5351694">
            <text:p>5351694</text:p>
          </table:table-cell>
          <table:table-cell office:value-type="float" office:value="6460629">
            <text:p>6460629</text:p>
          </table:table-cell>
          <table:table-cell office:value-type="float" office:value="7378134">
            <text:p>7378134</text:p>
          </table:table-cell>
          <table:table-cell office:value-type="float" office:value="9144723">
            <text:p>9144723</text:p>
          </table:table-cell>
          <table:table-cell office:value-type="float" office:value="12059979">
            <text:p>12059979</text:p>
          </table:table-cell>
          <table:table-cell office:value-type="float" office:value="6937116">
            <text:p>6937116</text:p>
          </table:table-cell>
          <table:table-cell office:value-type="float" office:value="9285374">
            <text:p>9285374</text:p>
          </table:table-cell>
          <table:table-cell office:value-type="float" office:value="10477376">
            <text:p>10477376</text:p>
          </table:table-cell>
          <table:table-cell office:value-type="float" office:value="10347727">
            <text:p>10347727</text:p>
          </table:table-cell>
          <table:table-cell office:value-type="float" office:value="6884552">
            <text:p>6884552</text:p>
          </table:table-cell>
          <table:table-cell office:value-type="float" office:value="11135101">
            <text:p>11135101</text:p>
          </table:table-cell>
          <table:table-cell office:value-type="float" office:value="6618351">
            <text:p>6618351</text:p>
          </table:table-cell>
          <table:table-cell office:value-type="float" office:value="8196056">
            <text:p>8196056</text:p>
          </table:table-cell>
          <table:table-cell office:value-type="float" office:value="4509966">
            <text:p>4509966</text:p>
          </table:table-cell>
          <table:table-cell office:value-type="float" office:value="5596770">
            <text:p>5596770</text:p>
          </table:table-cell>
          <table:table-cell office:value-type="float" office:value="7510876">
            <text:p>7510876</text:p>
          </table:table-cell>
          <table:table-cell office:value-type="float" office:value="8043318">
            <text:p>8043318</text:p>
          </table:table-cell>
          <table:table-cell office:value-type="float" office:value="9877098">
            <text:p>9877098</text:p>
          </table:table-cell>
          <table:table-cell office:value-type="float" office:value="9763709">
            <text:p>9763709</text:p>
          </table:table-cell>
          <table:table-cell office:value-type="float" office:value="11460192">
            <text:p>11460192</text:p>
          </table:table-cell>
          <table:table-cell office:value-type="float" office:value="8454829">
            <text:p>8454829</text:p>
          </table:table-cell>
          <table:table-cell office:value-type="float" office:value="6929387">
            <text:p>6929387</text:p>
          </table:table-cell>
          <table:table-cell office:value-type="float" office:value="10818871">
            <text:p>10818871</text:p>
          </table:table-cell>
          <table:table-cell office:value-type="float" office:value="9227280">
            <text:p>9227280</text:p>
          </table:table-cell>
          <table:table-cell office:value-type="float" office:value="5902051">
            <text:p>5902051</text:p>
          </table:table-cell>
          <table:table-cell office:value-type="float" office:value="6363452">
            <text:p>6363452</text:p>
          </table:table-cell>
          <table:table-cell office:value-type="float" office:value="10754498">
            <text:p>10754498</text:p>
          </table:table-cell>
          <table:table-cell office:value-type="float" office:value="9421224">
            <text:p>9421224</text:p>
          </table:table-cell>
          <table:table-cell office:value-type="float" office:value="12216234">
            <text:p>12216234</text:p>
          </table:table-cell>
          <table:table-cell office:value-type="float" office:value="11850663">
            <text:p>11850663</text:p>
          </table:table-cell>
          <table:table-cell office:value-type="float" office:value="8707443">
            <text:p>8707443</text:p>
          </table:table-cell>
          <table:table-cell office:value-type="float" office:value="13985889">
            <text:p>13985889</text:p>
          </table:table-cell>
          <table:table-cell office:value-type="float" office:value="11715719">
            <text:p>11715719</text:p>
          </table:table-cell>
          <table:table-cell office:value-type="float" office:value="9982114">
            <text:p>9982114</text:p>
          </table:table-cell>
          <table:table-cell office:value-type="float" office:value="11498679">
            <text:p>11498679</text:p>
          </table:table-cell>
          <table:table-cell office:value-type="float" office:value="11159341">
            <text:p>11159341</text:p>
          </table:table-cell>
          <table:table-cell office:value-type="float" office:value="11158860">
            <text:p>11158860</text:p>
          </table:table-cell>
          <table:table-cell office:value-type="float" office:value="11976320">
            <text:p>11976320</text:p>
          </table:table-cell>
          <table:table-cell office:value-type="float" office:value="10620290">
            <text:p>10620290</text:p>
          </table:table-cell>
          <table:table-cell office:value-type="float" office:value="11586350">
            <text:p>11586350</text:p>
          </table:table-cell>
          <table:table-cell office:value-type="float" office:value="14677420">
            <text:p>14677420</text:p>
          </table:table-cell>
          <table:table-cell office:value-type="float" office:value="12875411">
            <text:p>12875411</text:p>
          </table:table-cell>
          <table:table-cell office:value-type="float" office:value="14060306">
            <text:p>14060306</text:p>
          </table:table-cell>
          <table:table-cell office:value-type="float" office:value="13766190">
            <text:p>13766190</text:p>
          </table:table-cell>
          <table:table-cell office:value-type="float" office:value="12138549">
            <text:p>12138549</text:p>
          </table:table-cell>
          <table:table-cell office:value-type="float" office:value="10320586">
            <text:p>10320586</text:p>
          </table:table-cell>
          <table:table-cell office:value-type="float" office:value="15198236">
            <text:p>15198236</text:p>
          </table:table-cell>
          <table:table-cell office:value-type="float" office:value="12959360">
            <text:p>12959360</text:p>
          </table:table-cell>
          <table:table-cell office:value-type="float" office:value="9565823">
            <text:p>9565823</text:p>
          </table:table-cell>
          <table:table-cell office:value-type="float" office:value="12496363">
            <text:p>12496363</text:p>
          </table:table-cell>
          <table:table-cell office:value-type="float" office:value="11251058">
            <text:p>11251058</text:p>
          </table:table-cell>
          <table:table-cell office:value-type="float" office:value="12336245">
            <text:p>12336245</text:p>
          </table:table-cell>
          <table:table-cell office:value-type="float" office:value="13589790">
            <text:p>13589790</text:p>
          </table:table-cell>
          <table:table-cell office:value-type="float" office:value="14236898">
            <text:p>14236898</text:p>
          </table:table-cell>
          <table:table-cell office:value-type="float" office:value="13501182">
            <text:p>13501182</text:p>
          </table:table-cell>
          <table:table-cell office:value-type="float" office:value="14262055">
            <text:p>14262055</text:p>
          </table:table-cell>
          <table:table-cell office:value-type="float" office:value="11218848">
            <text:p>11218848</text:p>
          </table:table-cell>
          <table:table-cell office:value-type="float" office:value="12817193">
            <text:p>12817193</text:p>
          </table:table-cell>
          <table:table-cell office:value-type="float" office:value="15996577">
            <text:p>15996577</text:p>
          </table:table-cell>
          <table:table-cell office:value-type="float" office:value="12272658">
            <text:p>12272658</text:p>
          </table:table-cell>
          <table:table-cell office:value-type="float" office:value="9873458">
            <text:p>9873458</text:p>
          </table:table-cell>
          <table:table-cell office:value-type="float" office:value="11616461">
            <text:p>11616461</text:p>
          </table:table-cell>
          <table:table-cell office:value-type="float" office:value="13132196">
            <text:p>13132196</text:p>
          </table:table-cell>
          <table:table-cell office:value-type="float" office:value="13999543">
            <text:p>13999543</text:p>
          </table:table-cell>
          <table:table-cell office:value-type="float" office:value="12380536">
            <text:p>12380536</text:p>
          </table:table-cell>
          <table:table-cell office:value-type="float" office:value="12906921">
            <text:p>12906921</text:p>
          </table:table-cell>
          <table:table-cell office:value-type="float" office:value="11813499">
            <text:p>11813499</text:p>
          </table:table-cell>
          <table:table-cell office:value-type="float" office:value="12302415">
            <text:p>12302415</text:p>
          </table:table-cell>
          <table:table-cell office:value-type="float" office:value="12781895">
            <text:p>12781895</text:p>
          </table:table-cell>
          <table:table-cell office:value-type="float" office:value="17871308">
            <text:p>17871308</text:p>
          </table:table-cell>
          <table:table-cell office:value-type="float" office:value="16331201">
            <text:p>16331201</text:p>
          </table:table-cell>
          <table:table-cell office:value-type="float" office:value="14694458">
            <text:p>14694458</text:p>
          </table:table-cell>
          <table:table-cell office:value-type="float" office:value="15124190">
            <text:p>15124190</text:p>
          </table:table-cell>
          <table:table-cell office:value-type="float" office:value="10384482">
            <text:p>10384482</text:p>
          </table:table-cell>
          <table:table-cell office:value-type="float" office:value="12304782">
            <text:p>12304782</text:p>
          </table:table-cell>
          <table:table-cell office:value-type="float" office:value="20070756">
            <text:p>20070756</text:p>
          </table:table-cell>
          <table:table-cell office:value-type="float" office:value="16856068">
            <text:p>16856068</text:p>
          </table:table-cell>
          <table:table-cell office:value-type="float" office:value="16626330">
            <text:p>16626330</text:p>
          </table:table-cell>
          <table:table-cell office:value-type="float" office:value="21371041">
            <text:p>21371041</text:p>
          </table:table-cell>
          <table:table-cell office:value-type="float" office:value="13473482">
            <text:p>13473482</text:p>
          </table:table-cell>
          <table:table-cell office:value-type="float" office:value="18842282">
            <text:p>18842282</text:p>
          </table:table-cell>
          <table:table-cell office:value-type="float" office:value="17369689">
            <text:p>17369689</text:p>
          </table:table-cell>
          <table:table-cell office:value-type="float" office:value="13433318">
            <text:p>13433318</text:p>
          </table:table-cell>
          <table:table-cell office:value-type="float" office:value="14253349">
            <text:p>14253349</text:p>
          </table:table-cell>
          <table:table-cell office:value-type="float" office:value="13612802">
            <text:p>13612802</text:p>
          </table:table-cell>
          <table:table-cell office:value-type="float" office:value="13884768">
            <text:p>13884768</text:p>
          </table:table-cell>
          <table:table-cell office:value-type="float" office:value="13865220">
            <text:p>13865220</text:p>
          </table:table-cell>
          <table:table-cell office:value-type="float" office:value="15870155">
            <text:p>15870155</text:p>
          </table:table-cell>
          <table:table-cell office:value-type="float" office:value="14340295">
            <text:p>14340295</text:p>
          </table:table-cell>
          <table:table-cell office:value-type="float" office:value="14835931">
            <text:p>14835931</text:p>
          </table:table-cell>
          <table:table-cell office:value-type="float" office:value="13565050">
            <text:p>13565050</text:p>
          </table:table-cell>
          <table:table-cell office:value-type="float" office:value="16611545">
            <text:p>16611545</text:p>
          </table:table-cell>
          <table:table-cell office:value-type="float" office:value="14876195">
            <text:p>14876195</text:p>
          </table:table-cell>
          <table:table-cell office:value-type="float" office:value="18364906">
            <text:p>18364906</text:p>
          </table:table-cell>
          <table:table-cell office:value-type="float" office:value="16174888">
            <text:p>16174888</text:p>
          </table:table-cell>
          <table:table-cell office:value-type="float" office:value="16200094">
            <text:p>16200094</text:p>
          </table:table-cell>
          <table:table-cell office:value-type="float" office:value="16734305">
            <text:p>16734305</text:p>
          </table:table-cell>
          <table:table-cell office:value-type="float" office:value="14372270">
            <text:p>14372270</text:p>
          </table:table-cell>
          <table:table-cell office:value-type="float" office:value="13751853">
            <text:p>13751853</text:p>
          </table:table-cell>
          <table:table-cell office:value-type="float" office:value="18135556">
            <text:p>18135556</text:p>
          </table:table-cell>
          <table:table-cell office:value-type="float" office:value="16154449">
            <text:p>16154449</text:p>
          </table:table-cell>
          <table:table-cell office:value-type="float" office:value="15505533">
            <text:p>15505533</text:p>
          </table:table-cell>
          <table:table-cell office:value-type="float" office:value="13869115">
            <text:p>13869115</text:p>
          </table:table-cell>
          <table:table-cell office:value-type="float" office:value="19364532">
            <text:p>19364532</text:p>
          </table:table-cell>
          <table:table-cell office:value-type="float" office:value="19069494">
            <text:p>19069494</text:p>
          </table:table-cell>
          <table:table-cell office:value-type="float" office:value="18264571">
            <text:p>18264571</text:p>
          </table:table-cell>
          <table:table-cell office:value-type="float" office:value="18641380">
            <text:p>18641380</text:p>
          </table:table-cell>
          <table:table-cell office:value-type="float" office:value="18501853">
            <text:p>18501853</text:p>
          </table:table-cell>
          <table:table-cell office:value-type="float" office:value="15038326">
            <text:p>15038326</text:p>
          </table:table-cell>
          <table:table-cell office:value-type="float" office:value="15261533">
            <text:p>15261533</text:p>
          </table:table-cell>
          <table:table-cell office:value-type="float" office:value="11793182">
            <text:p>11793182</text:p>
          </table:table-cell>
          <table:table-cell office:value-type="float" office:value="10073559">
            <text:p>10073559</text:p>
          </table:table-cell>
          <table:table-cell office:value-type="float" office:value="16061350">
            <text:p>16061350</text:p>
          </table:table-cell>
          <table:table-cell office:value-type="float" office:value="19925308">
            <text:p>19925308</text:p>
          </table:table-cell>
          <table:table-cell office:value-type="float" office:value="14507914">
            <text:p>14507914</text:p>
          </table:table-cell>
          <table:table-cell office:value-type="float" office:value="20421247">
            <text:p>20421247</text:p>
          </table:table-cell>
          <table:table-cell office:value-type="float" office:value="16852285">
            <text:p>16852285</text:p>
          </table:table-cell>
          <table:table-cell office:value-type="float" office:value="20656171">
            <text:p>20656171</text:p>
          </table:table-cell>
          <table:table-cell office:value-type="float" office:value="19441349">
            <text:p>19441349</text:p>
          </table:table-cell>
          <table:table-cell office:value-type="float" office:value="18741601">
            <text:p>18741601</text:p>
          </table:table-cell>
          <table:table-cell office:value-type="float" office:value="13180149">
            <text:p>13180149</text:p>
          </table:table-cell>
          <table:table-cell office:value-type="float" office:value="11914474">
            <text:p>11914474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8883567">
            <text:p>8883567</text:p>
          </table:table-cell>
          <table:table-cell office:value-type="float" office:value="7700517">
            <text:p>7700517</text:p>
          </table:table-cell>
          <table:table-cell office:value-type="float" office:value="7477106">
            <text:p>7477106</text:p>
          </table:table-cell>
          <table:table-cell office:value-type="float" office:value="7130445">
            <text:p>7130445</text:p>
          </table:table-cell>
          <table:table-cell office:value-type="float" office:value="9040411">
            <text:p>9040411</text:p>
          </table:table-cell>
          <table:table-cell office:value-type="float" office:value="8426847">
            <text:p>8426847</text:p>
          </table:table-cell>
          <table:table-cell office:value-type="float" office:value="7262084">
            <text:p>7262084</text:p>
          </table:table-cell>
          <table:table-cell office:value-type="float" office:value="8801817">
            <text:p>8801817</text:p>
          </table:table-cell>
          <table:table-cell office:value-type="float" office:value="6985364">
            <text:p>6985364</text:p>
          </table:table-cell>
          <table:table-cell office:value-type="float" office:value="9436935">
            <text:p>9436935</text:p>
          </table:table-cell>
          <table:table-cell office:value-type="float" office:value="6673307">
            <text:p>6673307</text:p>
          </table:table-cell>
          <table:table-cell office:value-type="float" office:value="7786601">
            <text:p>7786601</text:p>
          </table:table-cell>
          <table:table-cell office:value-type="float" office:value="8127420">
            <text:p>8127420</text:p>
          </table:table-cell>
          <table:table-cell office:value-type="float" office:value="7756034">
            <text:p>7756034</text:p>
          </table:table-cell>
          <table:table-cell office:value-type="float" office:value="8358284">
            <text:p>8358284</text:p>
          </table:table-cell>
          <table:table-cell office:value-type="float" office:value="8932878">
            <text:p>8932878</text:p>
          </table:table-cell>
          <table:table-cell office:value-type="float" office:value="10712224">
            <text:p>10712224</text:p>
          </table:table-cell>
          <table:table-cell office:value-type="float" office:value="6056007">
            <text:p>6056007</text:p>
          </table:table-cell>
          <table:table-cell office:value-type="float" office:value="8771981">
            <text:p>8771981</text:p>
          </table:table-cell>
          <table:table-cell office:value-type="float" office:value="7874794">
            <text:p>7874794</text:p>
          </table:table-cell>
          <table:table-cell office:value-type="float" office:value="7411888">
            <text:p>7411888</text:p>
          </table:table-cell>
          <table:table-cell office:value-type="float" office:value="6825928">
            <text:p>6825928</text:p>
          </table:table-cell>
          <table:table-cell office:value-type="float" office:value="6456919">
            <text:p>6456919</text:p>
          </table:table-cell>
          <table:table-cell office:value-type="float" office:value="7967102">
            <text:p>7967102</text:p>
          </table:table-cell>
          <table:table-cell office:value-type="float" office:value="4575042">
            <text:p>4575042</text:p>
          </table:table-cell>
          <table:table-cell office:value-type="float" office:value="6180666">
            <text:p>6180666</text:p>
          </table:table-cell>
          <table:table-cell office:value-type="float" office:value="7409857">
            <text:p>7409857</text:p>
          </table:table-cell>
          <table:table-cell office:value-type="float" office:value="8361682">
            <text:p>8361682</text:p>
          </table:table-cell>
          <table:table-cell office:value-type="float" office:value="9000554">
            <text:p>9000554</text:p>
          </table:table-cell>
          <table:table-cell office:value-type="float" office:value="5371438">
            <text:p>5371438</text:p>
          </table:table-cell>
          <table:table-cell office:value-type="float" office:value="7012804">
            <text:p>7012804</text:p>
          </table:table-cell>
          <table:table-cell office:value-type="float" office:value="7110976">
            <text:p>7110976</text:p>
          </table:table-cell>
          <table:table-cell office:value-type="float" office:value="6639655">
            <text:p>6639655</text:p>
          </table:table-cell>
          <table:table-cell office:value-type="float" office:value="6146979">
            <text:p>6146979</text:p>
          </table:table-cell>
          <table:table-cell office:value-type="float" office:value="4670315">
            <text:p>4670315</text:p>
          </table:table-cell>
          <table:table-cell office:value-type="float" office:value="2495160">
            <text:p>2495160</text:p>
          </table:table-cell>
          <table:table-cell office:value-type="float" office:value="6054711">
            <text:p>6054711</text:p>
          </table:table-cell>
          <table:table-cell office:value-type="float" office:value="3169171">
            <text:p>3169171</text:p>
          </table:table-cell>
          <table:table-cell office:value-type="float" office:value="2969570">
            <text:p>2969570</text:p>
          </table:table-cell>
          <table:table-cell office:value-type="float" office:value="3232919">
            <text:p>3232919</text:p>
          </table:table-cell>
          <table:table-cell office:value-type="float" office:value="2772426">
            <text:p>2772426</text:p>
          </table:table-cell>
          <table:table-cell office:value-type="float" office:value="2204262">
            <text:p>2204262</text:p>
          </table:table-cell>
          <table:table-cell office:value-type="float" office:value="5667064">
            <text:p>5667064</text:p>
          </table:table-cell>
          <table:table-cell office:value-type="float" office:value="4692890">
            <text:p>4692890</text:p>
          </table:table-cell>
          <table:table-cell office:value-type="float" office:value="4870773">
            <text:p>4870773</text:p>
          </table:table-cell>
          <table:table-cell office:value-type="float" office:value="6836526">
            <text:p>6836526</text:p>
          </table:table-cell>
          <table:table-cell office:value-type="float" office:value="4061319">
            <text:p>4061319</text:p>
          </table:table-cell>
          <table:table-cell office:value-type="float" office:value="5937379">
            <text:p>5937379</text:p>
          </table:table-cell>
          <table:table-cell office:value-type="float" office:value="5429228">
            <text:p>5429228</text:p>
          </table:table-cell>
          <table:table-cell office:value-type="float" office:value="6605407">
            <text:p>6605407</text:p>
          </table:table-cell>
          <table:table-cell office:value-type="float" office:value="7761999">
            <text:p>7761999</text:p>
          </table:table-cell>
          <table:table-cell office:value-type="float" office:value="6693661">
            <text:p>6693661</text:p>
          </table:table-cell>
          <table:table-cell office:value-type="float" office:value="5052850">
            <text:p>5052850</text:p>
          </table:table-cell>
          <table:table-cell office:value-type="float" office:value="7345660">
            <text:p>7345660</text:p>
          </table:table-cell>
          <table:table-cell office:value-type="float" office:value="6259211">
            <text:p>6259211</text:p>
          </table:table-cell>
          <table:table-cell office:value-type="float" office:value="5941838">
            <text:p>5941838</text:p>
          </table:table-cell>
          <table:table-cell office:value-type="float" office:value="5510900">
            <text:p>5510900</text:p>
          </table:table-cell>
          <table:table-cell office:value-type="float" office:value="7359618">
            <text:p>7359618</text:p>
          </table:table-cell>
          <table:table-cell office:value-type="float" office:value="6045737">
            <text:p>6045737</text:p>
          </table:table-cell>
          <table:table-cell office:value-type="float" office:value="7308773">
            <text:p>7308773</text:p>
          </table:table-cell>
          <table:table-cell office:value-type="float" office:value="5368362">
            <text:p>5368362</text:p>
          </table:table-cell>
          <table:table-cell office:value-type="float" office:value="6476484">
            <text:p>6476484</text:p>
          </table:table-cell>
          <table:table-cell office:value-type="float" office:value="6967301">
            <text:p>6967301</text:p>
          </table:table-cell>
          <table:table-cell office:value-type="float" office:value="10286181">
            <text:p>10286181</text:p>
          </table:table-cell>
          <table:table-cell office:value-type="float" office:value="10881016">
            <text:p>10881016</text:p>
          </table:table-cell>
          <table:table-cell office:value-type="float" office:value="7342653">
            <text:p>7342653</text:p>
          </table:table-cell>
          <table:table-cell office:value-type="float" office:value="7175496">
            <text:p>7175496</text:p>
          </table:table-cell>
          <table:table-cell office:value-type="float" office:value="5638351">
            <text:p>5638351</text:p>
          </table:table-cell>
          <table:table-cell office:value-type="float" office:value="5493780">
            <text:p>5493780</text:p>
          </table:table-cell>
          <table:table-cell office:value-type="float" office:value="6550141">
            <text:p>6550141</text:p>
          </table:table-cell>
          <table:table-cell office:value-type="float" office:value="6118553">
            <text:p>6118553</text:p>
          </table:table-cell>
          <table:table-cell office:value-type="float" office:value="6752959">
            <text:p>6752959</text:p>
          </table:table-cell>
          <table:table-cell office:value-type="float" office:value="5597234">
            <text:p>5597234</text:p>
          </table:table-cell>
          <table:table-cell office:value-type="float" office:value="6016326">
            <text:p>6016326</text:p>
          </table:table-cell>
          <table:table-cell office:value-type="float" office:value="7053439">
            <text:p>7053439</text:p>
          </table:table-cell>
          <table:table-cell office:value-type="float" office:value="7130505">
            <text:p>7130505</text:p>
          </table:table-cell>
          <table:table-cell office:value-type="float" office:value="6731580">
            <text:p>6731580</text:p>
          </table:table-cell>
          <table:table-cell office:value-type="float" office:value="6479593">
            <text:p>6479593</text:p>
          </table:table-cell>
          <table:table-cell office:value-type="float" office:value="5429667">
            <text:p>5429667</text:p>
          </table:table-cell>
          <table:table-cell office:value-type="float" office:value="4097899">
            <text:p>4097899</text:p>
          </table:table-cell>
          <table:table-cell office:value-type="float" office:value="7797319">
            <text:p>7797319</text:p>
          </table:table-cell>
          <table:table-cell office:value-type="float" office:value="8760631">
            <text:p>8760631</text:p>
          </table:table-cell>
          <table:table-cell office:value-type="float" office:value="5032756">
            <text:p>5032756</text:p>
          </table:table-cell>
          <table:table-cell office:value-type="float" office:value="6880252">
            <text:p>6880252</text:p>
          </table:table-cell>
          <table:table-cell office:value-type="float" office:value="6430970">
            <text:p>6430970</text:p>
          </table:table-cell>
          <table:table-cell office:value-type="float" office:value="7294295">
            <text:p>7294295</text:p>
          </table:table-cell>
          <table:table-cell office:value-type="float" office:value="6491499">
            <text:p>6491499</text:p>
          </table:table-cell>
          <table:table-cell office:value-type="float" office:value="7801652">
            <text:p>7801652</text:p>
          </table:table-cell>
          <table:table-cell office:value-type="float" office:value="7446869">
            <text:p>7446869</text:p>
          </table:table-cell>
          <table:table-cell office:value-type="float" office:value="5642927">
            <text:p>5642927</text:p>
          </table:table-cell>
          <table:table-cell office:value-type="float" office:value="8736763">
            <text:p>8736763</text:p>
          </table:table-cell>
          <table:table-cell office:value-type="float" office:value="6579084">
            <text:p>6579084</text:p>
          </table:table-cell>
          <table:table-cell office:value-type="float" office:value="8412177">
            <text:p>8412177</text:p>
          </table:table-cell>
          <table:table-cell office:value-type="float" office:value="8680371">
            <text:p>8680371</text:p>
          </table:table-cell>
          <table:table-cell office:value-type="float" office:value="7219427">
            <text:p>7219427</text:p>
          </table:table-cell>
          <table:table-cell office:value-type="float" office:value="7169004">
            <text:p>7169004</text:p>
          </table:table-cell>
          <table:table-cell office:value-type="float" office:value="7527646">
            <text:p>7527646</text:p>
          </table:table-cell>
          <table:table-cell office:value-type="float" office:value="8277768">
            <text:p>8277768</text:p>
          </table:table-cell>
          <table:table-cell office:value-type="float" office:value="8088246">
            <text:p>8088246</text:p>
          </table:table-cell>
          <table:table-cell office:value-type="float" office:value="9742535">
            <text:p>9742535</text:p>
          </table:table-cell>
          <table:table-cell office:value-type="float" office:value="9531337">
            <text:p>9531337</text:p>
          </table:table-cell>
          <table:table-cell office:value-type="float" office:value="6619976">
            <text:p>6619976</text:p>
          </table:table-cell>
          <table:table-cell office:value-type="float" office:value="7429106">
            <text:p>7429106</text:p>
          </table:table-cell>
          <table:table-cell office:value-type="float" office:value="8900367">
            <text:p>8900367</text:p>
          </table:table-cell>
          <table:table-cell office:value-type="float" office:value="6558963">
            <text:p>6558963</text:p>
          </table:table-cell>
          <table:table-cell office:value-type="float" office:value="8055066">
            <text:p>8055066</text:p>
          </table:table-cell>
          <table:table-cell office:value-type="float" office:value="5053809">
            <text:p>5053809</text:p>
          </table:table-cell>
          <table:table-cell office:value-type="float" office:value="7451903">
            <text:p>7451903</text:p>
          </table:table-cell>
          <table:table-cell office:value-type="float" office:value="6366539">
            <text:p>6366539</text:p>
          </table:table-cell>
          <table:table-cell office:value-type="float" office:value="6652833">
            <text:p>6652833</text:p>
          </table:table-cell>
          <table:table-cell office:value-type="float" office:value="7797476">
            <text:p>7797476</text:p>
          </table:table-cell>
          <table:table-cell office:value-type="float" office:value="8128621">
            <text:p>8128621</text:p>
          </table:table-cell>
          <table:table-cell office:value-type="float" office:value="6612132">
            <text:p>6612132</text:p>
          </table:table-cell>
          <table:table-cell office:value-type="float" office:value="7937857">
            <text:p>7937857</text:p>
          </table:table-cell>
          <table:table-cell office:value-type="float" office:value="7770981">
            <text:p>7770981</text:p>
          </table:table-cell>
          <table:table-cell office:value-type="float" office:value="9339745">
            <text:p>9339745</text:p>
          </table:table-cell>
          <table:table-cell office:value-type="float" office:value="7897096">
            <text:p>7897096</text:p>
          </table:table-cell>
          <table:table-cell office:value-type="float" office:value="5585783">
            <text:p>5585783</text:p>
          </table:table-cell>
          <table:table-cell office:value-type="float" office:value="5643522">
            <text:p>5643522</text:p>
          </table:table-cell>
          <table:table-cell office:value-type="float" office:value="6696131">
            <text:p>6696131</text:p>
          </table:table-cell>
          <table:table-cell office:value-type="float" office:value="8305436">
            <text:p>8305436</text:p>
          </table:table-cell>
          <table:table-cell office:value-type="float" office:value="8109024">
            <text:p>8109024</text:p>
          </table:table-cell>
          <table:table-cell office:value-type="float" office:value="7350294">
            <text:p>7350294</text:p>
          </table:table-cell>
          <table:table-cell office:value-type="float" office:value="7272569">
            <text:p>7272569</text:p>
          </table:table-cell>
          <table:table-cell office:value-type="float" office:value="6385812">
            <text:p>6385812</text:p>
          </table:table-cell>
          <table:table-cell office:value-type="float" office:value="7946087">
            <text:p>7946087</text:p>
          </table:table-cell>
          <table:table-cell office:value-type="float" office:value="7784833">
            <text:p>7784833</text:p>
          </table:table-cell>
          <table:table-cell office:value-type="float" office:value="5992223">
            <text:p>5992223</text:p>
          </table:table-cell>
          <table:table-cell office:value-type="float" office:value="8307209">
            <text:p>8307209</text:p>
          </table:table-cell>
          <table:table-cell office:value-type="float" office:value="5552086">
            <text:p>5552086</text:p>
          </table:table-cell>
          <table:table-cell office:value-type="float" office:value="5901038">
            <text:p>5901038</text:p>
          </table:table-cell>
          <table:table-cell office:value-type="float" office:value="6658654">
            <text:p>6658654</text:p>
          </table:table-cell>
          <table:table-cell office:value-type="float" office:value="6913472">
            <text:p>6913472</text:p>
          </table:table-cell>
          <table:table-cell office:value-type="float" office:value="6527769">
            <text:p>6527769</text:p>
          </table:table-cell>
          <table:table-cell office:value-type="float" office:value="7551180">
            <text:p>7551180</text:p>
          </table:table-cell>
          <table:table-cell office:value-type="float" office:value="7639312">
            <text:p>7639312</text:p>
          </table:table-cell>
          <table:table-cell office:value-type="float" office:value="9098513">
            <text:p>9098513</text:p>
          </table:table-cell>
          <table:table-cell office:value-type="float" office:value="5399958">
            <text:p>5399958</text:p>
          </table:table-cell>
          <table:table-cell office:value-type="float" office:value="8456048">
            <text:p>8456048</text:p>
          </table:table-cell>
          <table:table-cell office:value-type="float" office:value="9648051">
            <text:p>9648051</text:p>
          </table:table-cell>
          <table:table-cell office:value-type="float" office:value="6521821">
            <text:p>6521821</text:p>
          </table:table-cell>
          <table:table-cell office:value-type="float" office:value="6375664">
            <text:p>6375664</text:p>
          </table:table-cell>
          <table:table-cell office:value-type="float" office:value="6754797">
            <text:p>6754797</text:p>
          </table:table-cell>
          <table:table-cell office:value-type="float" office:value="6831559">
            <text:p>6831559</text:p>
          </table:table-cell>
          <table:table-cell office:value-type="float" office:value="8124053">
            <text:p>8124053</text:p>
          </table:table-cell>
          <table:table-cell office:value-type="float" office:value="7260743">
            <text:p>7260743</text:p>
          </table:table-cell>
          <table:table-cell office:value-type="float" office:value="6904670">
            <text:p>6904670</text:p>
          </table:table-cell>
          <table:table-cell office:value-type="float" office:value="8455138">
            <text:p>8455138</text:p>
          </table:table-cell>
          <table:table-cell office:value-type="float" office:value="8504829">
            <text:p>8504829</text:p>
          </table:table-cell>
          <table:table-cell office:value-type="float" office:value="6200203">
            <text:p>6200203</text:p>
          </table:table-cell>
          <table:table-cell office:value-type="float" office:value="8718335">
            <text:p>8718335</text:p>
          </table:table-cell>
          <table:table-cell office:value-type="float" office:value="5766131">
            <text:p>5766131</text:p>
          </table:table-cell>
          <table:table-cell office:value-type="float" office:value="6203682">
            <text:p>6203682</text:p>
          </table:table-cell>
          <table:table-cell office:value-type="float" office:value="6121435">
            <text:p>6121435</text:p>
          </table:table-cell>
          <table:table-cell office:value-type="float" office:value="5439617">
            <text:p>5439617</text:p>
          </table:table-cell>
          <table:table-cell office:value-type="float" office:value="5873443">
            <text:p>5873443</text:p>
          </table:table-cell>
          <table:table-cell office:value-type="float" office:value="8545990">
            <text:p>8545990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float" office:value="4478122">
            <text:p>4478122</text:p>
          </table:table-cell>
          <table:table-cell office:value-type="float" office:value="3117250">
            <text:p>3117250</text:p>
          </table:table-cell>
          <table:table-cell office:value-type="float" office:value="1659189">
            <text:p>1659189</text:p>
          </table:table-cell>
          <table:table-cell office:value-type="float" office:value="2482363">
            <text:p>2482363</text:p>
          </table:table-cell>
          <table:table-cell office:value-type="float" office:value="4310463">
            <text:p>4310463</text:p>
          </table:table-cell>
          <table:table-cell office:value-type="float" office:value="5819177">
            <text:p>5819177</text:p>
          </table:table-cell>
          <table:table-cell office:value-type="float" office:value="5322379">
            <text:p>5322379</text:p>
          </table:table-cell>
          <table:table-cell office:value-type="float" office:value="6073680">
            <text:p>6073680</text:p>
          </table:table-cell>
          <table:table-cell office:value-type="float" office:value="6446811">
            <text:p>6446811</text:p>
          </table:table-cell>
          <table:table-cell office:value-type="float" office:value="5484553">
            <text:p>5484553</text:p>
          </table:table-cell>
          <table:table-cell office:value-type="float" office:value="1474182">
            <text:p>1474182</text:p>
          </table:table-cell>
          <table:table-cell office:value-type="float" office:value="3017414">
            <text:p>3017414</text:p>
          </table:table-cell>
          <table:table-cell office:value-type="float" office:value="3015063">
            <text:p>3015063</text:p>
          </table:table-cell>
          <table:table-cell office:value-type="float" office:value="3920242">
            <text:p>3920242</text:p>
          </table:table-cell>
          <table:table-cell office:value-type="float" office:value="3942562">
            <text:p>3942562</text:p>
          </table:table-cell>
          <table:table-cell office:value-type="float" office:value="3271464">
            <text:p>3271464</text:p>
          </table:table-cell>
          <table:table-cell office:value-type="float" office:value="4712802">
            <text:p>4712802</text:p>
          </table:table-cell>
          <table:table-cell office:value-type="float" office:value="8288687">
            <text:p>8288687</text:p>
          </table:table-cell>
          <table:table-cell office:value-type="float" office:value="7167883">
            <text:p>7167883</text:p>
          </table:table-cell>
          <table:table-cell office:value-type="float" office:value="9503122">
            <text:p>9503122</text:p>
          </table:table-cell>
          <table:table-cell office:value-type="float" office:value="8721822">
            <text:p>8721822</text:p>
          </table:table-cell>
          <table:table-cell office:value-type="float" office:value="5822061">
            <text:p>5822061</text:p>
          </table:table-cell>
          <table:table-cell office:value-type="float" office:value="4728616">
            <text:p>4728616</text:p>
          </table:table-cell>
          <table:table-cell office:value-type="float" office:value="4769942">
            <text:p>4769942</text:p>
          </table:table-cell>
          <table:table-cell office:value-type="float" office:value="4782909">
            <text:p>4782909</text:p>
          </table:table-cell>
          <table:table-cell office:value-type="float" office:value="6215595">
            <text:p>6215595</text:p>
          </table:table-cell>
          <table:table-cell office:value-type="float" office:value="4998969">
            <text:p>4998969</text:p>
          </table:table-cell>
          <table:table-cell office:value-type="float" office:value="5526672">
            <text:p>5526672</text:p>
          </table:table-cell>
          <table:table-cell office:value-type="float" office:value="6379213">
            <text:p>6379213</text:p>
          </table:table-cell>
          <table:table-cell office:value-type="float" office:value="6913417">
            <text:p>6913417</text:p>
          </table:table-cell>
          <table:table-cell office:value-type="float" office:value="9637819">
            <text:p>9637819</text:p>
          </table:table-cell>
          <table:table-cell office:value-type="float" office:value="5755678">
            <text:p>5755678</text:p>
          </table:table-cell>
          <table:table-cell office:value-type="float" office:value="8834911">
            <text:p>8834911</text:p>
          </table:table-cell>
          <table:table-cell office:value-type="float" office:value="8381649">
            <text:p>8381649</text:p>
          </table:table-cell>
          <table:table-cell office:value-type="float" office:value="6581454">
            <text:p>6581454</text:p>
          </table:table-cell>
          <table:table-cell office:value-type="float" office:value="4330246">
            <text:p>4330246</text:p>
          </table:table-cell>
          <table:table-cell office:value-type="float" office:value="2566514">
            <text:p>2566514</text:p>
          </table:table-cell>
          <table:table-cell office:value-type="float" office:value="3740063">
            <text:p>3740063</text:p>
          </table:table-cell>
          <table:table-cell office:value-type="float" office:value="796309">
            <text:p>796309</text:p>
          </table:table-cell>
          <table:table-cell office:value-type="float" office:value="818690">
            <text:p>818690</text:p>
          </table:table-cell>
          <table:table-cell office:value-type="float" office:value="1429816">
            <text:p>1429816</text:p>
          </table:table-cell>
          <table:table-cell office:value-type="float" office:value="4190421">
            <text:p>4190421</text:p>
          </table:table-cell>
          <table:table-cell office:value-type="float" office:value="6539398">
            <text:p>6539398</text:p>
          </table:table-cell>
          <table:table-cell office:value-type="float" office:value="4823179">
            <text:p>4823179</text:p>
          </table:table-cell>
          <table:table-cell office:value-type="float" office:value="7474468">
            <text:p>7474468</text:p>
          </table:table-cell>
          <table:table-cell office:value-type="float" office:value="11478204">
            <text:p>11478204</text:p>
          </table:table-cell>
          <table:table-cell office:value-type="float" office:value="6029801">
            <text:p>6029801</text:p>
          </table:table-cell>
          <table:table-cell office:value-type="float" office:value="10668416">
            <text:p>10668416</text:p>
          </table:table-cell>
          <table:table-cell office:value-type="float" office:value="7718072">
            <text:p>7718072</text:p>
          </table:table-cell>
          <table:table-cell office:value-type="float" office:value="9821462">
            <text:p>9821462</text:p>
          </table:table-cell>
          <table:table-cell office:value-type="float" office:value="9123209">
            <text:p>9123209</text:p>
          </table:table-cell>
          <table:table-cell office:value-type="float" office:value="12624886">
            <text:p>12624886</text:p>
          </table:table-cell>
          <table:table-cell office:value-type="float" office:value="6778912">
            <text:p>6778912</text:p>
          </table:table-cell>
          <table:table-cell office:value-type="float" office:value="9868879">
            <text:p>9868879</text:p>
          </table:table-cell>
          <table:table-cell office:value-type="float" office:value="11885433">
            <text:p>11885433</text:p>
          </table:table-cell>
          <table:table-cell office:value-type="float" office:value="9632883">
            <text:p>9632883</text:p>
          </table:table-cell>
          <table:table-cell office:value-type="float" office:value="6164036">
            <text:p>6164036</text:p>
          </table:table-cell>
          <table:table-cell office:value-type="float" office:value="10290783">
            <text:p>10290783</text:p>
          </table:table-cell>
          <table:table-cell office:value-type="float" office:value="8133352">
            <text:p>8133352</text:p>
          </table:table-cell>
          <table:table-cell office:value-type="float" office:value="11015522">
            <text:p>11015522</text:p>
          </table:table-cell>
          <table:table-cell office:value-type="float" office:value="8535737">
            <text:p>8535737</text:p>
          </table:table-cell>
          <table:table-cell office:value-type="float" office:value="7482859">
            <text:p>7482859</text:p>
          </table:table-cell>
          <table:table-cell office:value-type="float" office:value="9837475">
            <text:p>9837475</text:p>
          </table:table-cell>
          <table:table-cell office:value-type="float" office:value="8905534">
            <text:p>8905534</text:p>
          </table:table-cell>
          <table:table-cell office:value-type="float" office:value="9101930">
            <text:p>9101930</text:p>
          </table:table-cell>
          <table:table-cell office:value-type="float" office:value="9064739">
            <text:p>9064739</text:p>
          </table:table-cell>
          <table:table-cell office:value-type="float" office:value="7512476">
            <text:p>7512476</text:p>
          </table:table-cell>
          <table:table-cell office:value-type="float" office:value="8502849">
            <text:p>8502849</text:p>
          </table:table-cell>
          <table:table-cell office:value-type="float" office:value="7754160">
            <text:p>7754160</text:p>
          </table:table-cell>
          <table:table-cell office:value-type="float" office:value="8135851">
            <text:p>8135851</text:p>
          </table:table-cell>
          <table:table-cell office:value-type="float" office:value="6346361">
            <text:p>6346361</text:p>
          </table:table-cell>
          <table:table-cell office:value-type="float" office:value="6248993">
            <text:p>6248993</text:p>
          </table:table-cell>
          <table:table-cell office:value-type="float" office:value="6170930">
            <text:p>6170930</text:p>
          </table:table-cell>
          <table:table-cell office:value-type="float" office:value="5291148">
            <text:p>5291148</text:p>
          </table:table-cell>
          <table:table-cell office:value-type="float" office:value="5515266">
            <text:p>5515266</text:p>
          </table:table-cell>
          <table:table-cell office:value-type="float" office:value="6522770">
            <text:p>6522770</text:p>
          </table:table-cell>
          <table:table-cell office:value-type="float" office:value="5795284">
            <text:p>5795284</text:p>
          </table:table-cell>
          <table:table-cell office:value-type="float" office:value="8357996">
            <text:p>8357996</text:p>
          </table:table-cell>
          <table:table-cell office:value-type="float" office:value="7494029">
            <text:p>7494029</text:p>
          </table:table-cell>
          <table:table-cell office:value-type="float" office:value="5744159">
            <text:p>5744159</text:p>
          </table:table-cell>
          <table:table-cell office:value-type="float" office:value="7709178">
            <text:p>7709178</text:p>
          </table:table-cell>
          <table:table-cell office:value-type="float" office:value="6933153">
            <text:p>6933153</text:p>
          </table:table-cell>
          <table:table-cell office:value-type="float" office:value="4800454">
            <text:p>4800454</text:p>
          </table:table-cell>
          <table:table-cell office:value-type="float" office:value="6451376">
            <text:p>6451376</text:p>
          </table:table-cell>
          <table:table-cell office:value-type="float" office:value="9617933">
            <text:p>9617933</text:p>
          </table:table-cell>
          <table:table-cell office:value-type="float" office:value="8442283">
            <text:p>8442283</text:p>
          </table:table-cell>
          <table:table-cell office:value-type="float" office:value="6069073">
            <text:p>6069073</text:p>
          </table:table-cell>
          <table:table-cell office:value-type="float" office:value="7662112">
            <text:p>7662112</text:p>
          </table:table-cell>
          <table:table-cell office:value-type="float" office:value="6434489">
            <text:p>6434489</text:p>
          </table:table-cell>
          <table:table-cell office:value-type="float" office:value="8740451">
            <text:p>8740451</text:p>
          </table:table-cell>
          <table:table-cell office:value-type="float" office:value="11758568">
            <text:p>11758568</text:p>
          </table:table-cell>
          <table:table-cell office:value-type="float" office:value="10223770">
            <text:p>10223770</text:p>
          </table:table-cell>
          <table:table-cell office:value-type="float" office:value="9972154">
            <text:p>9972154</text:p>
          </table:table-cell>
          <table:table-cell office:value-type="float" office:value="7342799">
            <text:p>7342799</text:p>
          </table:table-cell>
          <table:table-cell office:value-type="float" office:value="6303333">
            <text:p>6303333</text:p>
          </table:table-cell>
          <table:table-cell office:value-type="float" office:value="7008595">
            <text:p>7008595</text:p>
          </table:table-cell>
          <table:table-cell office:value-type="float" office:value="7740442">
            <text:p>7740442</text:p>
          </table:table-cell>
          <table:table-cell office:value-type="float" office:value="8822643">
            <text:p>8822643</text:p>
          </table:table-cell>
          <table:table-cell office:value-type="float" office:value="8935363">
            <text:p>8935363</text:p>
          </table:table-cell>
          <table:table-cell office:value-type="float" office:value="9090159">
            <text:p>9090159</text:p>
          </table:table-cell>
          <table:table-cell office:value-type="float" office:value="12726257">
            <text:p>12726257</text:p>
          </table:table-cell>
          <table:table-cell office:value-type="float" office:value="11923488">
            <text:p>11923488</text:p>
          </table:table-cell>
          <table:table-cell office:value-type="float" office:value="13174902">
            <text:p>13174902</text:p>
          </table:table-cell>
          <table:table-cell office:value-type="float" office:value="10840152">
            <text:p>10840152</text:p>
          </table:table-cell>
          <table:table-cell office:value-type="float" office:value="11495923">
            <text:p>11495923</text:p>
          </table:table-cell>
          <table:table-cell office:value-type="float" office:value="5510425">
            <text:p>5510425</text:p>
          </table:table-cell>
          <table:table-cell office:value-type="float" office:value="4658056">
            <text:p>4658056</text:p>
          </table:table-cell>
          <table:table-cell office:value-type="float" office:value="9201455">
            <text:p>9201455</text:p>
          </table:table-cell>
          <table:table-cell office:value-type="float" office:value="7994977">
            <text:p>7994977</text:p>
          </table:table-cell>
          <table:table-cell office:value-type="float" office:value="7070053">
            <text:p>7070053</text:p>
          </table:table-cell>
          <table:table-cell office:value-type="float" office:value="7859642">
            <text:p>7859642</text:p>
          </table:table-cell>
          <table:table-cell office:value-type="float" office:value="9334152">
            <text:p>9334152</text:p>
          </table:table-cell>
          <table:table-cell office:value-type="float" office:value="10011598">
            <text:p>10011598</text:p>
          </table:table-cell>
          <table:table-cell office:value-type="float" office:value="10344385">
            <text:p>10344385</text:p>
          </table:table-cell>
          <table:table-cell office:value-type="float" office:value="7236957">
            <text:p>7236957</text:p>
          </table:table-cell>
          <table:table-cell office:value-type="float" office:value="8034612">
            <text:p>8034612</text:p>
          </table:table-cell>
          <table:table-cell office:value-type="float" office:value="6982522">
            <text:p>6982522</text:p>
          </table:table-cell>
          <table:table-cell office:value-type="float" office:value="8325619">
            <text:p>8325619</text:p>
          </table:table-cell>
          <table:table-cell office:value-type="float" office:value="7638932">
            <text:p>7638932</text:p>
          </table:table-cell>
          <table:table-cell office:value-type="float" office:value="8882168">
            <text:p>8882168</text:p>
          </table:table-cell>
          <table:table-cell office:value-type="float" office:value="6984089">
            <text:p>6984089</text:p>
          </table:table-cell>
          <table:table-cell office:value-type="float" office:value="5640215">
            <text:p>5640215</text:p>
          </table:table-cell>
          <table:table-cell office:value-type="float" office:value="6747140">
            <text:p>6747140</text:p>
          </table:table-cell>
          <table:table-cell office:value-type="float" office:value="6229728">
            <text:p>6229728</text:p>
          </table:table-cell>
          <table:table-cell office:value-type="float" office:value="7851676">
            <text:p>7851676</text:p>
          </table:table-cell>
          <table:table-cell office:value-type="float" office:value="9292211">
            <text:p>9292211</text:p>
          </table:table-cell>
          <table:table-cell office:value-type="float" office:value="8498224">
            <text:p>8498224</text:p>
          </table:table-cell>
          <table:table-cell office:value-type="float" office:value="12252347">
            <text:p>12252347</text:p>
          </table:table-cell>
          <table:table-cell office:value-type="float" office:value="11956464">
            <text:p>11956464</text:p>
          </table:table-cell>
          <table:table-cell office:value-type="float" office:value="9932143">
            <text:p>9932143</text:p>
          </table:table-cell>
          <table:table-cell office:value-type="float" office:value="7888252">
            <text:p>7888252</text:p>
          </table:table-cell>
          <table:table-cell office:value-type="float" office:value="6986176">
            <text:p>6986176</text:p>
          </table:table-cell>
          <table:table-cell office:value-type="float" office:value="6172016">
            <text:p>6172016</text:p>
          </table:table-cell>
          <table:table-cell office:value-type="float" office:value="6660446">
            <text:p>6660446</text:p>
          </table:table-cell>
          <table:table-cell office:value-type="float" office:value="8502671">
            <text:p>8502671</text:p>
          </table:table-cell>
          <table:table-cell office:value-type="float" office:value="7292912">
            <text:p>7292912</text:p>
          </table:table-cell>
          <table:table-cell office:value-type="float" office:value="8347812">
            <text:p>8347812</text:p>
          </table:table-cell>
          <table:table-cell office:value-type="float" office:value="6695774">
            <text:p>6695774</text:p>
          </table:table-cell>
          <table:table-cell office:value-type="float" office:value="10644953">
            <text:p>10644953</text:p>
          </table:table-cell>
          <table:table-cell office:value-type="float" office:value="13742824">
            <text:p>13742824</text:p>
          </table:table-cell>
          <table:table-cell office:value-type="float" office:value="10557523">
            <text:p>10557523</text:p>
          </table:table-cell>
          <table:table-cell office:value-type="float" office:value="8958794">
            <text:p>8958794</text:p>
          </table:table-cell>
          <table:table-cell office:value-type="float" office:value="9887975">
            <text:p>9887975</text:p>
          </table:table-cell>
          <table:table-cell office:value-type="float" office:value="10039101">
            <text:p>10039101</text:p>
          </table:table-cell>
          <table:table-cell office:value-type="float" office:value="9793570">
            <text:p>9793570</text:p>
          </table:table-cell>
          <table:table-cell office:value-type="float" office:value="10291036">
            <text:p>10291036</text:p>
          </table:table-cell>
          <table:table-cell office:value-type="float" office:value="9617503">
            <text:p>9617503</text:p>
          </table:table-cell>
          <table:table-cell office:value-type="float" office:value="10468781">
            <text:p>10468781</text:p>
          </table:table-cell>
          <table:table-cell office:value-type="float" office:value="7969728">
            <text:p>7969728</text:p>
          </table:table-cell>
          <table:table-cell office:value-type="float" office:value="5299716">
            <text:p>5299716</text:p>
          </table:table-cell>
          <table:table-cell office:value-type="float" office:value="9226253">
            <text:p>9226253</text:p>
          </table:table-cell>
          <table:table-cell office:value-type="float" office:value="9987688">
            <text:p>9987688</text:p>
          </table:table-cell>
          <table:table-cell office:value-type="float" office:value="11402998">
            <text:p>11402998</text:p>
          </table:table-cell>
          <table:table-cell office:value-type="float" office:value="7626180">
            <text:p>7626180</text:p>
          </table:table-cell>
          <table:table-cell office:value-type="float" office:value="8597435">
            <text:p>8597435</text:p>
          </table:table-cell>
          <table:table-cell office:value-type="float" office:value="8553853">
            <text:p>8553853</text:p>
          </table:table-cell>
          <table:table-cell office:value-type="float" office:value="8455043">
            <text:p>8455043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float" office:value="2403457">
            <text:p>2403457</text:p>
          </table:table-cell>
          <table:table-cell office:value-type="float" office:value="3029980">
            <text:p>3029980</text:p>
          </table:table-cell>
          <table:table-cell office:value-type="float" office:value="2436932">
            <text:p>2436932</text:p>
          </table:table-cell>
          <table:table-cell office:value-type="float" office:value="2120204">
            <text:p>2120204</text:p>
          </table:table-cell>
          <table:table-cell office:value-type="float" office:value="2047743">
            <text:p>2047743</text:p>
          </table:table-cell>
          <table:table-cell office:value-type="float" office:value="2659422">
            <text:p>2659422</text:p>
          </table:table-cell>
          <table:table-cell office:value-type="float" office:value="2803916">
            <text:p>2803916</text:p>
          </table:table-cell>
          <table:table-cell office:value-type="float" office:value="3388933">
            <text:p>3388933</text:p>
          </table:table-cell>
          <table:table-cell office:value-type="float" office:value="2583846">
            <text:p>2583846</text:p>
          </table:table-cell>
          <table:table-cell office:value-type="float" office:value="2554780">
            <text:p>2554780</text:p>
          </table:table-cell>
          <table:table-cell office:value-type="float" office:value="4027990">
            <text:p>4027990</text:p>
          </table:table-cell>
          <table:table-cell office:value-type="float" office:value="1975683">
            <text:p>1975683</text:p>
          </table:table-cell>
          <table:table-cell office:value-type="float" office:value="2932349">
            <text:p>2932349</text:p>
          </table:table-cell>
          <table:table-cell office:value-type="float" office:value="4605121">
            <text:p>4605121</text:p>
          </table:table-cell>
          <table:table-cell office:value-type="float" office:value="3799243">
            <text:p>3799243</text:p>
          </table:table-cell>
          <table:table-cell office:value-type="float" office:value="3290451">
            <text:p>3290451</text:p>
          </table:table-cell>
          <table:table-cell office:value-type="float" office:value="3705331">
            <text:p>3705331</text:p>
          </table:table-cell>
          <table:table-cell office:value-type="float" office:value="2742220">
            <text:p>2742220</text:p>
          </table:table-cell>
          <table:table-cell office:value-type="float" office:value="4348132">
            <text:p>4348132</text:p>
          </table:table-cell>
          <table:table-cell office:value-type="float" office:value="4842555">
            <text:p>4842555</text:p>
          </table:table-cell>
          <table:table-cell office:value-type="float" office:value="4063468">
            <text:p>4063468</text:p>
          </table:table-cell>
          <table:table-cell office:value-type="float" office:value="3027715">
            <text:p>3027715</text:p>
          </table:table-cell>
          <table:table-cell office:value-type="float" office:value="5587182">
            <text:p>5587182</text:p>
          </table:table-cell>
          <table:table-cell office:value-type="float" office:value="4640158">
            <text:p>4640158</text:p>
          </table:table-cell>
          <table:table-cell office:value-type="float" office:value="3811076">
            <text:p>3811076</text:p>
          </table:table-cell>
          <table:table-cell office:value-type="float" office:value="4812670">
            <text:p>4812670</text:p>
          </table:table-cell>
          <table:table-cell office:value-type="float" office:value="5039950">
            <text:p>5039950</text:p>
          </table:table-cell>
          <table:table-cell office:value-type="float" office:value="5566434">
            <text:p>5566434</text:p>
          </table:table-cell>
          <table:table-cell office:value-type="float" office:value="3816786">
            <text:p>3816786</text:p>
          </table:table-cell>
          <table:table-cell office:value-type="float" office:value="2905654">
            <text:p>2905654</text:p>
          </table:table-cell>
          <table:table-cell office:value-type="float" office:value="2814393">
            <text:p>2814393</text:p>
          </table:table-cell>
          <table:table-cell office:value-type="float" office:value="3601160">
            <text:p>3601160</text:p>
          </table:table-cell>
          <table:table-cell office:value-type="float" office:value="4337548">
            <text:p>4337548</text:p>
          </table:table-cell>
          <table:table-cell office:value-type="float" office:value="2421557">
            <text:p>2421557</text:p>
          </table:table-cell>
          <table:table-cell office:value-type="float" office:value="3157834">
            <text:p>3157834</text:p>
          </table:table-cell>
          <table:table-cell office:value-type="float" office:value="2199229">
            <text:p>2199229</text:p>
          </table:table-cell>
          <table:table-cell office:value-type="float" office:value="2376402">
            <text:p>2376402</text:p>
          </table:table-cell>
          <table:table-cell office:value-type="float" office:value="2230204">
            <text:p>2230204</text:p>
          </table:table-cell>
          <table:table-cell office:value-type="float" office:value="1128395">
            <text:p>1128395</text:p>
          </table:table-cell>
          <table:table-cell office:value-type="float" office:value="2355439">
            <text:p>2355439</text:p>
          </table:table-cell>
          <table:table-cell office:value-type="float" office:value="2960449">
            <text:p>2960449</text:p>
          </table:table-cell>
          <table:table-cell office:value-type="float" office:value="4283118">
            <text:p>4283118</text:p>
          </table:table-cell>
          <table:table-cell office:value-type="float" office:value="4437022">
            <text:p>4437022</text:p>
          </table:table-cell>
          <table:table-cell office:value-type="float" office:value="4148620">
            <text:p>4148620</text:p>
          </table:table-cell>
          <table:table-cell office:value-type="float" office:value="5010276">
            <text:p>5010276</text:p>
          </table:table-cell>
          <table:table-cell office:value-type="float" office:value="4433674">
            <text:p>4433674</text:p>
          </table:table-cell>
          <table:table-cell office:value-type="float" office:value="3919523">
            <text:p>3919523</text:p>
          </table:table-cell>
          <table:table-cell office:value-type="float" office:value="5344776">
            <text:p>5344776</text:p>
          </table:table-cell>
          <table:table-cell office:value-type="float" office:value="3217537">
            <text:p>3217537</text:p>
          </table:table-cell>
          <table:table-cell office:value-type="float" office:value="4636536">
            <text:p>4636536</text:p>
          </table:table-cell>
          <table:table-cell office:value-type="float" office:value="3866742">
            <text:p>3866742</text:p>
          </table:table-cell>
          <table:table-cell office:value-type="float" office:value="7153643">
            <text:p>7153643</text:p>
          </table:table-cell>
          <table:table-cell office:value-type="float" office:value="4960420">
            <text:p>4960420</text:p>
          </table:table-cell>
          <table:table-cell office:value-type="float" office:value="6264896">
            <text:p>6264896</text:p>
          </table:table-cell>
          <table:table-cell office:value-type="float" office:value="4795449">
            <text:p>4795449</text:p>
          </table:table-cell>
          <table:table-cell office:value-type="float" office:value="5077988">
            <text:p>5077988</text:p>
          </table:table-cell>
          <table:table-cell office:value-type="float" office:value="5196449">
            <text:p>5196449</text:p>
          </table:table-cell>
          <table:table-cell office:value-type="float" office:value="4283591">
            <text:p>4283591</text:p>
          </table:table-cell>
          <table:table-cell office:value-type="float" office:value="6402882">
            <text:p>6402882</text:p>
          </table:table-cell>
          <table:table-cell office:value-type="float" office:value="6302349">
            <text:p>6302349</text:p>
          </table:table-cell>
          <table:table-cell office:value-type="float" office:value="7748421">
            <text:p>7748421</text:p>
          </table:table-cell>
          <table:table-cell office:value-type="float" office:value="5071779">
            <text:p>5071779</text:p>
          </table:table-cell>
          <table:table-cell office:value-type="float" office:value="6974644">
            <text:p>6974644</text:p>
          </table:table-cell>
          <table:table-cell office:value-type="float" office:value="5876164">
            <text:p>5876164</text:p>
          </table:table-cell>
          <table:table-cell office:value-type="float" office:value="6126880">
            <text:p>6126880</text:p>
          </table:table-cell>
          <table:table-cell office:value-type="float" office:value="5405366">
            <text:p>5405366</text:p>
          </table:table-cell>
          <table:table-cell office:value-type="float" office:value="7576598">
            <text:p>7576598</text:p>
          </table:table-cell>
          <table:table-cell office:value-type="float" office:value="5688513">
            <text:p>5688513</text:p>
          </table:table-cell>
          <table:table-cell office:value-type="float" office:value="6041469">
            <text:p>6041469</text:p>
          </table:table-cell>
          <table:table-cell office:value-type="float" office:value="8146968">
            <text:p>8146968</text:p>
          </table:table-cell>
          <table:table-cell office:value-type="float" office:value="6433289">
            <text:p>6433289</text:p>
          </table:table-cell>
          <table:table-cell office:value-type="float" office:value="5361472">
            <text:p>5361472</text:p>
          </table:table-cell>
          <table:table-cell office:value-type="float" office:value="5253425">
            <text:p>5253425</text:p>
          </table:table-cell>
          <table:table-cell office:value-type="float" office:value="4199637">
            <text:p>4199637</text:p>
          </table:table-cell>
          <table:table-cell office:value-type="float" office:value="5284331">
            <text:p>5284331</text:p>
          </table:table-cell>
          <table:table-cell office:value-type="float" office:value="4792893">
            <text:p>4792893</text:p>
          </table:table-cell>
          <table:table-cell office:value-type="float" office:value="4054471">
            <text:p>4054471</text:p>
          </table:table-cell>
          <table:table-cell office:value-type="float" office:value="4578117">
            <text:p>4578117</text:p>
          </table:table-cell>
          <table:table-cell office:value-type="float" office:value="3679403">
            <text:p>3679403</text:p>
          </table:table-cell>
          <table:table-cell office:value-type="float" office:value="5161823">
            <text:p>5161823</text:p>
          </table:table-cell>
          <table:table-cell office:value-type="float" office:value="5355176">
            <text:p>5355176</text:p>
          </table:table-cell>
          <table:table-cell office:value-type="float" office:value="5369055">
            <text:p>5369055</text:p>
          </table:table-cell>
          <table:table-cell office:value-type="float" office:value="5509280">
            <text:p>5509280</text:p>
          </table:table-cell>
          <table:table-cell office:value-type="float" office:value="5166801">
            <text:p>5166801</text:p>
          </table:table-cell>
          <table:table-cell office:value-type="float" office:value="6810289">
            <text:p>6810289</text:p>
          </table:table-cell>
          <table:table-cell office:value-type="float" office:value="6155641">
            <text:p>6155641</text:p>
          </table:table-cell>
          <table:table-cell office:value-type="float" office:value="7373214">
            <text:p>7373214</text:p>
          </table:table-cell>
          <table:table-cell office:value-type="float" office:value="6271115">
            <text:p>6271115</text:p>
          </table:table-cell>
          <table:table-cell office:value-type="float" office:value="5232939">
            <text:p>5232939</text:p>
          </table:table-cell>
          <table:table-cell office:value-type="float" office:value="4996205">
            <text:p>4996205</text:p>
          </table:table-cell>
          <table:table-cell office:value-type="float" office:value="6535646">
            <text:p>6535646</text:p>
          </table:table-cell>
          <table:table-cell office:value-type="float" office:value="6265534">
            <text:p>6265534</text:p>
          </table:table-cell>
          <table:table-cell office:value-type="float" office:value="6251022">
            <text:p>6251022</text:p>
          </table:table-cell>
          <table:table-cell office:value-type="float" office:value="8933768">
            <text:p>8933768</text:p>
          </table:table-cell>
          <table:table-cell office:value-type="float" office:value="6797765">
            <text:p>6797765</text:p>
          </table:table-cell>
          <table:table-cell office:value-type="float" office:value="5841580">
            <text:p>5841580</text:p>
          </table:table-cell>
          <table:table-cell office:value-type="float" office:value="6476390">
            <text:p>6476390</text:p>
          </table:table-cell>
          <table:table-cell office:value-type="float" office:value="6456450">
            <text:p>6456450</text:p>
          </table:table-cell>
          <table:table-cell office:value-type="float" office:value="8758027">
            <text:p>8758027</text:p>
          </table:table-cell>
          <table:table-cell office:value-type="float" office:value="8689928">
            <text:p>8689928</text:p>
          </table:table-cell>
          <table:table-cell office:value-type="float" office:value="7079491">
            <text:p>7079491</text:p>
          </table:table-cell>
          <table:table-cell office:value-type="float" office:value="6045102">
            <text:p>6045102</text:p>
          </table:table-cell>
          <table:table-cell office:value-type="float" office:value="7077813">
            <text:p>7077813</text:p>
          </table:table-cell>
          <table:table-cell office:value-type="float" office:value="7160092">
            <text:p>7160092</text:p>
          </table:table-cell>
          <table:table-cell office:value-type="float" office:value="6047338">
            <text:p>6047338</text:p>
          </table:table-cell>
          <table:table-cell office:value-type="float" office:value="6732433">
            <text:p>6732433</text:p>
          </table:table-cell>
          <table:table-cell office:value-type="float" office:value="5539278">
            <text:p>5539278</text:p>
          </table:table-cell>
          <table:table-cell office:value-type="float" office:value="5139534">
            <text:p>5139534</text:p>
          </table:table-cell>
          <table:table-cell office:value-type="float" office:value="4058043">
            <text:p>4058043</text:p>
          </table:table-cell>
          <table:table-cell office:value-type="float" office:value="5444551">
            <text:p>5444551</text:p>
          </table:table-cell>
          <table:table-cell office:value-type="float" office:value="5732976">
            <text:p>5732976</text:p>
          </table:table-cell>
          <table:table-cell office:value-type="float" office:value="8187503">
            <text:p>8187503</text:p>
          </table:table-cell>
          <table:table-cell office:value-type="float" office:value="6516413">
            <text:p>6516413</text:p>
          </table:table-cell>
          <table:table-cell office:value-type="float" office:value="6949676">
            <text:p>6949676</text:p>
          </table:table-cell>
          <table:table-cell office:value-type="float" office:value="8643553">
            <text:p>8643553</text:p>
          </table:table-cell>
          <table:table-cell office:value-type="float" office:value="6617734">
            <text:p>6617734</text:p>
          </table:table-cell>
          <table:table-cell office:value-type="float" office:value="7678608">
            <text:p>7678608</text:p>
          </table:table-cell>
          <table:table-cell office:value-type="float" office:value="6901484">
            <text:p>6901484</text:p>
          </table:table-cell>
          <table:table-cell office:value-type="float" office:value="6014293">
            <text:p>6014293</text:p>
          </table:table-cell>
          <table:table-cell office:value-type="float" office:value="6722943">
            <text:p>6722943</text:p>
          </table:table-cell>
          <table:table-cell office:value-type="float" office:value="6097612">
            <text:p>6097612</text:p>
          </table:table-cell>
          <table:table-cell office:value-type="float" office:value="6432121">
            <text:p>6432121</text:p>
          </table:table-cell>
          <table:table-cell office:value-type="float" office:value="7241320">
            <text:p>7241320</text:p>
          </table:table-cell>
          <table:table-cell office:value-type="float" office:value="5925632">
            <text:p>5925632</text:p>
          </table:table-cell>
          <table:table-cell office:value-type="float" office:value="6735692">
            <text:p>6735692</text:p>
          </table:table-cell>
          <table:table-cell office:value-type="float" office:value="5988892">
            <text:p>5988892</text:p>
          </table:table-cell>
          <table:table-cell office:value-type="float" office:value="5777373">
            <text:p>5777373</text:p>
          </table:table-cell>
          <table:table-cell office:value-type="float" office:value="6363462">
            <text:p>6363462</text:p>
          </table:table-cell>
          <table:table-cell office:value-type="float" office:value="6501479">
            <text:p>6501479</text:p>
          </table:table-cell>
          <table:table-cell office:value-type="float" office:value="5731001">
            <text:p>5731001</text:p>
          </table:table-cell>
          <table:table-cell office:value-type="float" office:value="6366706">
            <text:p>6366706</text:p>
          </table:table-cell>
          <table:table-cell office:value-type="float" office:value="6285629">
            <text:p>6285629</text:p>
          </table:table-cell>
          <table:table-cell office:value-type="float" office:value="6670461">
            <text:p>6670461</text:p>
          </table:table-cell>
          <table:table-cell office:value-type="float" office:value="6326548">
            <text:p>6326548</text:p>
          </table:table-cell>
          <table:table-cell office:value-type="float" office:value="9241884">
            <text:p>9241884</text:p>
          </table:table-cell>
          <table:table-cell office:value-type="float" office:value="8861013">
            <text:p>8861013</text:p>
          </table:table-cell>
          <table:table-cell office:value-type="float" office:value="7838092">
            <text:p>7838092</text:p>
          </table:table-cell>
          <table:table-cell office:value-type="float" office:value="5953829">
            <text:p>5953829</text:p>
          </table:table-cell>
          <table:table-cell office:value-type="float" office:value="7511007">
            <text:p>7511007</text:p>
          </table:table-cell>
          <table:table-cell office:value-type="float" office:value="8716385">
            <text:p>8716385</text:p>
          </table:table-cell>
          <table:table-cell office:value-type="float" office:value="7541406">
            <text:p>7541406</text:p>
          </table:table-cell>
          <table:table-cell office:value-type="float" office:value="8269859">
            <text:p>8269859</text:p>
          </table:table-cell>
          <table:table-cell office:value-type="float" office:value="8629342">
            <text:p>8629342</text:p>
          </table:table-cell>
          <table:table-cell office:value-type="float" office:value="7569868">
            <text:p>7569868</text:p>
          </table:table-cell>
          <table:table-cell office:value-type="float" office:value="8073198">
            <text:p>8073198</text:p>
          </table:table-cell>
          <table:table-cell office:value-type="float" office:value="10193484">
            <text:p>10193484</text:p>
          </table:table-cell>
          <table:table-cell office:value-type="float" office:value="9313976">
            <text:p>9313976</text:p>
          </table:table-cell>
          <table:table-cell office:value-type="float" office:value="10352981">
            <text:p>10352981</text:p>
          </table:table-cell>
          <table:table-cell office:value-type="float" office:value="10302773">
            <text:p>10302773</text:p>
          </table:table-cell>
          <table:table-cell office:value-type="float" office:value="6180335">
            <text:p>6180335</text:p>
          </table:table-cell>
          <table:table-cell office:value-type="float" office:value="9537748">
            <text:p>9537748</text:p>
          </table:table-cell>
          <table:table-cell office:value-type="float" office:value="8595359">
            <text:p>8595359</text:p>
          </table:table-cell>
          <table:table-cell office:value-type="float" office:value="8964201">
            <text:p>8964201</text:p>
          </table:table-cell>
          <table:table-cell office:value-type="float" office:value="6940392">
            <text:p>6940392</text:p>
          </table:table-cell>
          <table:table-cell office:value-type="float" office:value="6981246">
            <text:p>6981246</text:p>
          </table:table-cell>
          <table:table-cell office:value-type="float" office:value="5456913">
            <text:p>5456913</text:p>
          </table:table-cell>
          <table:table-cell office:value-type="float" office:value="8393728">
            <text:p>8393728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4922950">
            <text:p>4922950</text:p>
          </table:table-cell>
          <table:table-cell office:value-type="float" office:value="7422011">
            <text:p>7422011</text:p>
          </table:table-cell>
          <table:table-cell office:value-type="float" office:value="5939619">
            <text:p>5939619</text:p>
          </table:table-cell>
          <table:table-cell office:value-type="float" office:value="5340536">
            <text:p>5340536</text:p>
          </table:table-cell>
          <table:table-cell office:value-type="float" office:value="5080286">
            <text:p>5080286</text:p>
          </table:table-cell>
          <table:table-cell office:value-type="float" office:value="4329171">
            <text:p>4329171</text:p>
          </table:table-cell>
          <table:table-cell office:value-type="float" office:value="7931899">
            <text:p>7931899</text:p>
          </table:table-cell>
          <table:table-cell office:value-type="float" office:value="5404214">
            <text:p>5404214</text:p>
          </table:table-cell>
          <table:table-cell office:value-type="float" office:value="6386143">
            <text:p>6386143</text:p>
          </table:table-cell>
          <table:table-cell office:value-type="float" office:value="6124843">
            <text:p>6124843</text:p>
          </table:table-cell>
          <table:table-cell office:value-type="float" office:value="3672706">
            <text:p>3672706</text:p>
          </table:table-cell>
          <table:table-cell office:value-type="float" office:value="5322232">
            <text:p>5322232</text:p>
          </table:table-cell>
          <table:table-cell office:value-type="float" office:value="4014556">
            <text:p>4014556</text:p>
          </table:table-cell>
          <table:table-cell office:value-type="float" office:value="4509589">
            <text:p>4509589</text:p>
          </table:table-cell>
          <table:table-cell office:value-type="float" office:value="4561397">
            <text:p>4561397</text:p>
          </table:table-cell>
          <table:table-cell office:value-type="float" office:value="3539428">
            <text:p>3539428</text:p>
          </table:table-cell>
          <table:table-cell office:value-type="float" office:value="5684130">
            <text:p>5684130</text:p>
          </table:table-cell>
          <table:table-cell office:value-type="float" office:value="3388865">
            <text:p>3388865</text:p>
          </table:table-cell>
          <table:table-cell office:value-type="float" office:value="5093047">
            <text:p>5093047</text:p>
          </table:table-cell>
          <table:table-cell office:value-type="float" office:value="4712908">
            <text:p>4712908</text:p>
          </table:table-cell>
          <table:table-cell office:value-type="float" office:value="5660783">
            <text:p>5660783</text:p>
          </table:table-cell>
          <table:table-cell office:value-type="float" office:value="5863265">
            <text:p>5863265</text:p>
          </table:table-cell>
          <table:table-cell office:value-type="float" office:value="4152099">
            <text:p>4152099</text:p>
          </table:table-cell>
          <table:table-cell office:value-type="float" office:value="5122932">
            <text:p>5122932</text:p>
          </table:table-cell>
          <table:table-cell office:value-type="float" office:value="6719772">
            <text:p>6719772</text:p>
          </table:table-cell>
          <table:table-cell office:value-type="float" office:value="4779908">
            <text:p>4779908</text:p>
          </table:table-cell>
          <table:table-cell office:value-type="float" office:value="5457030">
            <text:p>5457030</text:p>
          </table:table-cell>
          <table:table-cell office:value-type="float" office:value="5613111">
            <text:p>5613111</text:p>
          </table:table-cell>
          <table:table-cell office:value-type="float" office:value="5658998">
            <text:p>5658998</text:p>
          </table:table-cell>
          <table:table-cell office:value-type="float" office:value="4518201">
            <text:p>4518201</text:p>
          </table:table-cell>
          <table:table-cell office:value-type="float" office:value="5794721">
            <text:p>5794721</text:p>
          </table:table-cell>
          <table:table-cell office:value-type="float" office:value="4611168">
            <text:p>4611168</text:p>
          </table:table-cell>
          <table:table-cell office:value-type="float" office:value="6826194">
            <text:p>6826194</text:p>
          </table:table-cell>
          <table:table-cell office:value-type="float" office:value="5401628">
            <text:p>5401628</text:p>
          </table:table-cell>
          <table:table-cell office:value-type="float" office:value="2871478">
            <text:p>2871478</text:p>
          </table:table-cell>
          <table:table-cell office:value-type="float" office:value="5250230">
            <text:p>5250230</text:p>
          </table:table-cell>
          <table:table-cell office:value-type="float" office:value="4503753">
            <text:p>4503753</text:p>
          </table:table-cell>
          <table:table-cell office:value-type="float" office:value="3527125">
            <text:p>3527125</text:p>
          </table:table-cell>
          <table:table-cell office:value-type="float" office:value="3776894">
            <text:p>3776894</text:p>
          </table:table-cell>
          <table:table-cell office:value-type="float" office:value="2819201">
            <text:p>2819201</text:p>
          </table:table-cell>
          <table:table-cell office:value-type="float" office:value="4823122">
            <text:p>4823122</text:p>
          </table:table-cell>
          <table:table-cell office:value-type="float" office:value="5429373">
            <text:p>5429373</text:p>
          </table:table-cell>
          <table:table-cell office:value-type="float" office:value="5519703">
            <text:p>5519703</text:p>
          </table:table-cell>
          <table:table-cell office:value-type="float" office:value="4679611">
            <text:p>4679611</text:p>
          </table:table-cell>
          <table:table-cell office:value-type="float" office:value="5940808">
            <text:p>5940808</text:p>
          </table:table-cell>
          <table:table-cell office:value-type="float" office:value="5419421">
            <text:p>5419421</text:p>
          </table:table-cell>
          <table:table-cell office:value-type="float" office:value="4447948">
            <text:p>4447948</text:p>
          </table:table-cell>
          <table:table-cell office:value-type="float" office:value="6009946">
            <text:p>6009946</text:p>
          </table:table-cell>
          <table:table-cell office:value-type="float" office:value="4528299">
            <text:p>4528299</text:p>
          </table:table-cell>
          <table:table-cell office:value-type="float" office:value="4786517">
            <text:p>4786517</text:p>
          </table:table-cell>
          <table:table-cell office:value-type="float" office:value="7825518">
            <text:p>7825518</text:p>
          </table:table-cell>
          <table:table-cell office:value-type="float" office:value="6198839">
            <text:p>6198839</text:p>
          </table:table-cell>
          <table:table-cell office:value-type="float" office:value="5348138">
            <text:p>5348138</text:p>
          </table:table-cell>
          <table:table-cell office:value-type="float" office:value="5172515">
            <text:p>5172515</text:p>
          </table:table-cell>
          <table:table-cell office:value-type="float" office:value="8059067">
            <text:p>8059067</text:p>
          </table:table-cell>
          <table:table-cell office:value-type="float" office:value="6039204">
            <text:p>6039204</text:p>
          </table:table-cell>
          <table:table-cell office:value-type="float" office:value="5543083">
            <text:p>5543083</text:p>
          </table:table-cell>
          <table:table-cell office:value-type="float" office:value="5909279">
            <text:p>5909279</text:p>
          </table:table-cell>
          <table:table-cell office:value-type="float" office:value="7850264">
            <text:p>7850264</text:p>
          </table:table-cell>
          <table:table-cell office:value-type="float" office:value="6872129">
            <text:p>6872129</text:p>
          </table:table-cell>
          <table:table-cell office:value-type="float" office:value="6889498">
            <text:p>6889498</text:p>
          </table:table-cell>
          <table:table-cell office:value-type="float" office:value="6334599">
            <text:p>6334599</text:p>
          </table:table-cell>
          <table:table-cell office:value-type="float" office:value="8014296">
            <text:p>8014296</text:p>
          </table:table-cell>
          <table:table-cell office:value-type="float" office:value="7726301">
            <text:p>7726301</text:p>
          </table:table-cell>
          <table:table-cell office:value-type="float" office:value="5892838">
            <text:p>5892838</text:p>
          </table:table-cell>
          <table:table-cell office:value-type="float" office:value="7817424">
            <text:p>7817424</text:p>
          </table:table-cell>
          <table:table-cell office:value-type="float" office:value="8490241">
            <text:p>8490241</text:p>
          </table:table-cell>
          <table:table-cell office:value-type="float" office:value="8036052">
            <text:p>8036052</text:p>
          </table:table-cell>
          <table:table-cell office:value-type="float" office:value="5344147">
            <text:p>5344147</text:p>
          </table:table-cell>
          <table:table-cell office:value-type="float" office:value="5416921">
            <text:p>5416921</text:p>
          </table:table-cell>
          <table:table-cell office:value-type="float" office:value="7341483">
            <text:p>7341483</text:p>
          </table:table-cell>
          <table:table-cell office:value-type="float" office:value="5442081">
            <text:p>5442081</text:p>
          </table:table-cell>
          <table:table-cell office:value-type="float" office:value="6892838">
            <text:p>6892838</text:p>
          </table:table-cell>
          <table:table-cell office:value-type="float" office:value="5952056">
            <text:p>5952056</text:p>
          </table:table-cell>
          <table:table-cell office:value-type="float" office:value="6538659">
            <text:p>6538659</text:p>
          </table:table-cell>
          <table:table-cell office:value-type="float" office:value="5369708">
            <text:p>5369708</text:p>
          </table:table-cell>
          <table:table-cell office:value-type="float" office:value="5888842">
            <text:p>5888842</text:p>
          </table:table-cell>
          <table:table-cell office:value-type="float" office:value="7895247">
            <text:p>7895247</text:p>
          </table:table-cell>
          <table:table-cell office:value-type="float" office:value="4998888">
            <text:p>4998888</text:p>
          </table:table-cell>
          <table:table-cell office:value-type="float" office:value="7905565">
            <text:p>7905565</text:p>
          </table:table-cell>
          <table:table-cell office:value-type="float" office:value="7039799">
            <text:p>7039799</text:p>
          </table:table-cell>
          <table:table-cell office:value-type="float" office:value="8302070">
            <text:p>8302070</text:p>
          </table:table-cell>
          <table:table-cell office:value-type="float" office:value="7634870">
            <text:p>7634870</text:p>
          </table:table-cell>
          <table:table-cell office:value-type="float" office:value="6541044">
            <text:p>6541044</text:p>
          </table:table-cell>
          <table:table-cell office:value-type="float" office:value="6841453">
            <text:p>6841453</text:p>
          </table:table-cell>
          <table:table-cell office:value-type="float" office:value="6170579">
            <text:p>6170579</text:p>
          </table:table-cell>
          <table:table-cell office:value-type="float" office:value="5928548">
            <text:p>5928548</text:p>
          </table:table-cell>
          <table:table-cell office:value-type="float" office:value="5276987">
            <text:p>5276987</text:p>
          </table:table-cell>
          <table:table-cell office:value-type="float" office:value="7296276">
            <text:p>7296276</text:p>
          </table:table-cell>
          <table:table-cell office:value-type="float" office:value="6142323">
            <text:p>6142323</text:p>
          </table:table-cell>
          <table:table-cell office:value-type="float" office:value="9126229">
            <text:p>9126229</text:p>
          </table:table-cell>
          <table:table-cell office:value-type="float" office:value="7690693">
            <text:p>7690693</text:p>
          </table:table-cell>
          <table:table-cell office:value-type="float" office:value="6674988">
            <text:p>6674988</text:p>
          </table:table-cell>
          <table:table-cell office:value-type="float" office:value="5326863">
            <text:p>5326863</text:p>
          </table:table-cell>
          <table:table-cell office:value-type="float" office:value="4401048">
            <text:p>4401048</text:p>
          </table:table-cell>
          <table:table-cell office:value-type="float" office:value="6044035">
            <text:p>6044035</text:p>
          </table:table-cell>
          <table:table-cell office:value-type="float" office:value="6709425">
            <text:p>6709425</text:p>
          </table:table-cell>
          <table:table-cell office:value-type="float" office:value="7200882">
            <text:p>7200882</text:p>
          </table:table-cell>
          <table:table-cell office:value-type="float" office:value="7186072">
            <text:p>7186072</text:p>
          </table:table-cell>
          <table:table-cell office:value-type="float" office:value="7677267">
            <text:p>7677267</text:p>
          </table:table-cell>
          <table:table-cell office:value-type="float" office:value="5594440">
            <text:p>5594440</text:p>
          </table:table-cell>
          <table:table-cell office:value-type="float" office:value="6893697">
            <text:p>6893697</text:p>
          </table:table-cell>
          <table:table-cell office:value-type="float" office:value="6324766">
            <text:p>6324766</text:p>
          </table:table-cell>
          <table:table-cell office:value-type="float" office:value="5947648">
            <text:p>5947648</text:p>
          </table:table-cell>
          <table:table-cell office:value-type="float" office:value="7050451">
            <text:p>7050451</text:p>
          </table:table-cell>
          <table:table-cell office:value-type="float" office:value="6782476">
            <text:p>6782476</text:p>
          </table:table-cell>
          <table:table-cell office:value-type="float" office:value="6619141">
            <text:p>6619141</text:p>
          </table:table-cell>
          <table:table-cell office:value-type="float" office:value="6610170">
            <text:p>6610170</text:p>
          </table:table-cell>
          <table:table-cell office:value-type="float" office:value="7383084">
            <text:p>7383084</text:p>
          </table:table-cell>
          <table:table-cell office:value-type="float" office:value="5829032">
            <text:p>5829032</text:p>
          </table:table-cell>
          <table:table-cell office:value-type="float" office:value="6430405">
            <text:p>6430405</text:p>
          </table:table-cell>
          <table:table-cell office:value-type="float" office:value="7130075">
            <text:p>7130075</text:p>
          </table:table-cell>
          <table:table-cell office:value-type="float" office:value="5830221">
            <text:p>5830221</text:p>
          </table:table-cell>
          <table:table-cell office:value-type="float" office:value="8670986">
            <text:p>8670986</text:p>
          </table:table-cell>
          <table:table-cell office:value-type="float" office:value="9198950">
            <text:p>9198950</text:p>
          </table:table-cell>
          <table:table-cell office:value-type="float" office:value="7073943">
            <text:p>7073943</text:p>
          </table:table-cell>
          <table:table-cell office:value-type="float" office:value="6473772">
            <text:p>6473772</text:p>
          </table:table-cell>
          <table:table-cell office:value-type="float" office:value="6279934">
            <text:p>6279934</text:p>
          </table:table-cell>
          <table:table-cell office:value-type="float" office:value="5570248">
            <text:p>5570248</text:p>
          </table:table-cell>
          <table:table-cell office:value-type="float" office:value="6932512">
            <text:p>6932512</text:p>
          </table:table-cell>
          <table:table-cell office:value-type="float" office:value="6119899">
            <text:p>6119899</text:p>
          </table:table-cell>
          <table:table-cell office:value-type="float" office:value="6121856">
            <text:p>6121856</text:p>
          </table:table-cell>
          <table:table-cell office:value-type="float" office:value="5387411">
            <text:p>5387411</text:p>
          </table:table-cell>
          <table:table-cell office:value-type="float" office:value="9454683">
            <text:p>9454683</text:p>
          </table:table-cell>
          <table:table-cell office:value-type="float" office:value="7268748">
            <text:p>7268748</text:p>
          </table:table-cell>
          <table:table-cell office:value-type="float" office:value="7134354">
            <text:p>7134354</text:p>
          </table:table-cell>
          <table:table-cell office:value-type="float" office:value="5917443">
            <text:p>5917443</text:p>
          </table:table-cell>
          <table:table-cell office:value-type="float" office:value="6767409">
            <text:p>6767409</text:p>
          </table:table-cell>
          <table:table-cell office:value-type="float" office:value="6172093">
            <text:p>6172093</text:p>
          </table:table-cell>
          <table:table-cell office:value-type="float" office:value="6336097">
            <text:p>6336097</text:p>
          </table:table-cell>
          <table:table-cell office:value-type="float" office:value="5222447">
            <text:p>5222447</text:p>
          </table:table-cell>
          <table:table-cell office:value-type="float" office:value="8506642">
            <text:p>8506642</text:p>
          </table:table-cell>
          <table:table-cell office:value-type="float" office:value="7921530">
            <text:p>7921530</text:p>
          </table:table-cell>
          <table:table-cell office:value-type="float" office:value="7603917">
            <text:p>7603917</text:p>
          </table:table-cell>
          <table:table-cell office:value-type="float" office:value="9375622">
            <text:p>9375622</text:p>
          </table:table-cell>
          <table:table-cell office:value-type="float" office:value="7354964">
            <text:p>7354964</text:p>
          </table:table-cell>
          <table:table-cell office:value-type="float" office:value="7895940">
            <text:p>7895940</text:p>
          </table:table-cell>
          <table:table-cell office:value-type="float" office:value="7170851">
            <text:p>7170851</text:p>
          </table:table-cell>
          <table:table-cell office:value-type="float" office:value="10035809">
            <text:p>10035809</text:p>
          </table:table-cell>
          <table:table-cell office:value-type="float" office:value="9164794">
            <text:p>9164794</text:p>
          </table:table-cell>
          <table:table-cell office:value-type="float" office:value="7159446">
            <text:p>7159446</text:p>
          </table:table-cell>
          <table:table-cell office:value-type="float" office:value="8127536">
            <text:p>8127536</text:p>
          </table:table-cell>
          <table:table-cell office:value-type="float" office:value="7333065">
            <text:p>7333065</text:p>
          </table:table-cell>
          <table:table-cell office:value-type="float" office:value="7358653">
            <text:p>7358653</text:p>
          </table:table-cell>
          <table:table-cell office:value-type="float" office:value="7214786">
            <text:p>7214786</text:p>
          </table:table-cell>
          <table:table-cell office:value-type="float" office:value="7871218">
            <text:p>7871218</text:p>
          </table:table-cell>
          <table:table-cell office:value-type="float" office:value="8289181">
            <text:p>8289181</text:p>
          </table:table-cell>
          <table:table-cell office:value-type="float" office:value="7727880">
            <text:p>7727880</text:p>
          </table:table-cell>
          <table:table-cell office:value-type="float" office:value="9662442">
            <text:p>9662442</text:p>
          </table:table-cell>
          <table:table-cell office:value-type="float" office:value="5755247">
            <text:p>5755247</text:p>
          </table:table-cell>
          <table:table-cell office:value-type="float" office:value="10538031">
            <text:p>10538031</text:p>
          </table:table-cell>
          <table:table-cell office:value-type="float" office:value="8540263">
            <text:p>8540263</text:p>
          </table:table-cell>
          <table:table-cell office:value-type="float" office:value="7990448">
            <text:p>7990448</text:p>
          </table:table-cell>
          <table:table-cell office:value-type="float" office:value="8001860">
            <text:p>8001860</text:p>
          </table:table-cell>
          <table:table-cell office:value-type="float" office:value="7970595">
            <text:p>7970595</text:p>
          </table:table-cell>
          <table:table-cell office:value-type="float" office:value="8025603">
            <text:p>8025603</text:p>
          </table:table-cell>
          <table:table-cell office:value-type="float" office:value="7426356">
            <text:p>7426356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3259574">
            <text:p>3259574</text:p>
          </table:table-cell>
          <table:table-cell office:value-type="float" office:value="3283903">
            <text:p>3283903</text:p>
          </table:table-cell>
          <table:table-cell office:value-type="float" office:value="3040002">
            <text:p>3040002</text:p>
          </table:table-cell>
          <table:table-cell office:value-type="float" office:value="2230551">
            <text:p>2230551</text:p>
          </table:table-cell>
          <table:table-cell office:value-type="float" office:value="3966089">
            <text:p>3966089</text:p>
          </table:table-cell>
          <table:table-cell office:value-type="float" office:value="5210083">
            <text:p>5210083</text:p>
          </table:table-cell>
          <table:table-cell office:value-type="float" office:value="5553852">
            <text:p>5553852</text:p>
          </table:table-cell>
          <table:table-cell office:value-type="float" office:value="4279981">
            <text:p>4279981</text:p>
          </table:table-cell>
          <table:table-cell office:value-type="float" office:value="3394473">
            <text:p>3394473</text:p>
          </table:table-cell>
          <table:table-cell office:value-type="float" office:value="3911409">
            <text:p>3911409</text:p>
          </table:table-cell>
          <table:table-cell office:value-type="float" office:value="4383280">
            <text:p>4383280</text:p>
          </table:table-cell>
          <table:table-cell office:value-type="float" office:value="4791853">
            <text:p>4791853</text:p>
          </table:table-cell>
          <table:table-cell office:value-type="float" office:value="4532894">
            <text:p>4532894</text:p>
          </table:table-cell>
          <table:table-cell office:value-type="float" office:value="4105154">
            <text:p>4105154</text:p>
          </table:table-cell>
          <table:table-cell office:value-type="float" office:value="3620333">
            <text:p>3620333</text:p>
          </table:table-cell>
          <table:table-cell office:value-type="float" office:value="5115243">
            <text:p>5115243</text:p>
          </table:table-cell>
          <table:table-cell office:value-type="float" office:value="4773388">
            <text:p>4773388</text:p>
          </table:table-cell>
          <table:table-cell office:value-type="float" office:value="4716863">
            <text:p>4716863</text:p>
          </table:table-cell>
          <table:table-cell office:value-type="float" office:value="5948541">
            <text:p>5948541</text:p>
          </table:table-cell>
          <table:table-cell office:value-type="float" office:value="4527992">
            <text:p>4527992</text:p>
          </table:table-cell>
          <table:table-cell office:value-type="float" office:value="4598357">
            <text:p>4598357</text:p>
          </table:table-cell>
          <table:table-cell office:value-type="float" office:value="3987118">
            <text:p>3987118</text:p>
          </table:table-cell>
          <table:table-cell office:value-type="float" office:value="2855185">
            <text:p>2855185</text:p>
          </table:table-cell>
          <table:table-cell office:value-type="float" office:value="3716577">
            <text:p>3716577</text:p>
          </table:table-cell>
          <table:table-cell office:value-type="float" office:value="3156257">
            <text:p>3156257</text:p>
          </table:table-cell>
          <table:table-cell office:value-type="float" office:value="4285177">
            <text:p>4285177</text:p>
          </table:table-cell>
          <table:table-cell office:value-type="float" office:value="3259583">
            <text:p>3259583</text:p>
          </table:table-cell>
          <table:table-cell office:value-type="float" office:value="3526266">
            <text:p>3526266</text:p>
          </table:table-cell>
          <table:table-cell office:value-type="float" office:value="2919576">
            <text:p>2919576</text:p>
          </table:table-cell>
          <table:table-cell office:value-type="float" office:value="4284664">
            <text:p>4284664</text:p>
          </table:table-cell>
          <table:table-cell office:value-type="float" office:value="3480076">
            <text:p>3480076</text:p>
          </table:table-cell>
          <table:table-cell office:value-type="float" office:value="2562194">
            <text:p>2562194</text:p>
          </table:table-cell>
          <table:table-cell office:value-type="float" office:value="1770804">
            <text:p>1770804</text:p>
          </table:table-cell>
          <table:table-cell office:value-type="float" office:value="1506853">
            <text:p>1506853</text:p>
          </table:table-cell>
          <table:table-cell office:value-type="float" office:value="3353595">
            <text:p>3353595</text:p>
          </table:table-cell>
          <table:table-cell office:value-type="float" office:value="2346737">
            <text:p>2346737</text:p>
          </table:table-cell>
          <table:table-cell office:value-type="float" office:value="2615271">
            <text:p>2615271</text:p>
          </table:table-cell>
          <table:table-cell office:value-type="float" office:value="1032793">
            <text:p>1032793</text:p>
          </table:table-cell>
          <table:table-cell office:value-type="float" office:value="2003842">
            <text:p>2003842</text:p>
          </table:table-cell>
          <table:table-cell office:value-type="float" office:value="1337872">
            <text:p>1337872</text:p>
          </table:table-cell>
          <table:table-cell office:value-type="float" office:value="1694295">
            <text:p>1694295</text:p>
          </table:table-cell>
          <table:table-cell office:value-type="float" office:value="2347834">
            <text:p>2347834</text:p>
          </table:table-cell>
          <table:table-cell office:value-type="float" office:value="2333126">
            <text:p>2333126</text:p>
          </table:table-cell>
          <table:table-cell office:value-type="float" office:value="1732778">
            <text:p>1732778</text:p>
          </table:table-cell>
          <table:table-cell office:value-type="float" office:value="2156839">
            <text:p>2156839</text:p>
          </table:table-cell>
          <table:table-cell office:value-type="float" office:value="1550880">
            <text:p>1550880</text:p>
          </table:table-cell>
          <table:table-cell office:value-type="float" office:value="1465726">
            <text:p>1465726</text:p>
          </table:table-cell>
          <table:table-cell office:value-type="float" office:value="1499514">
            <text:p>1499514</text:p>
          </table:table-cell>
          <table:table-cell office:value-type="float" office:value="1428279">
            <text:p>1428279</text:p>
          </table:table-cell>
          <table:table-cell office:value-type="float" office:value="1487717">
            <text:p>1487717</text:p>
          </table:table-cell>
          <table:table-cell office:value-type="float" office:value="1265882">
            <text:p>1265882</text:p>
          </table:table-cell>
          <table:table-cell office:value-type="float" office:value="1470378">
            <text:p>1470378</text:p>
          </table:table-cell>
          <table:table-cell office:value-type="float" office:value="1478690">
            <text:p>1478690</text:p>
          </table:table-cell>
          <table:table-cell office:value-type="float" office:value="1871709">
            <text:p>1871709</text:p>
          </table:table-cell>
          <table:table-cell office:value-type="float" office:value="1897122">
            <text:p>1897122</text:p>
          </table:table-cell>
          <table:table-cell office:value-type="float" office:value="2196002">
            <text:p>2196002</text:p>
          </table:table-cell>
          <table:table-cell office:value-type="float" office:value="1615385">
            <text:p>1615385</text:p>
          </table:table-cell>
          <table:table-cell office:value-type="float" office:value="1510302">
            <text:p>1510302</text:p>
          </table:table-cell>
          <table:table-cell office:value-type="float" office:value="1091253">
            <text:p>1091253</text:p>
          </table:table-cell>
          <table:table-cell office:value-type="float" office:value="2285420">
            <text:p>2285420</text:p>
          </table:table-cell>
          <table:table-cell office:value-type="float" office:value="1915756">
            <text:p>1915756</text:p>
          </table:table-cell>
          <table:table-cell office:value-type="float" office:value="1556676">
            <text:p>1556676</text:p>
          </table:table-cell>
          <table:table-cell office:value-type="float" office:value="1697545">
            <text:p>1697545</text:p>
          </table:table-cell>
          <table:table-cell office:value-type="float" office:value="1790152">
            <text:p>1790152</text:p>
          </table:table-cell>
          <table:table-cell office:value-type="float" office:value="4222977">
            <text:p>4222977</text:p>
          </table:table-cell>
          <table:table-cell office:value-type="float" office:value="3843508">
            <text:p>3843508</text:p>
          </table:table-cell>
          <table:table-cell office:value-type="float" office:value="5303199">
            <text:p>5303199</text:p>
          </table:table-cell>
          <table:table-cell office:value-type="float" office:value="4010289">
            <text:p>4010289</text:p>
          </table:table-cell>
          <table:table-cell office:value-type="float" office:value="4265192">
            <text:p>4265192</text:p>
          </table:table-cell>
          <table:table-cell office:value-type="float" office:value="5060944">
            <text:p>5060944</text:p>
          </table:table-cell>
          <table:table-cell office:value-type="float" office:value="3859431">
            <text:p>3859431</text:p>
          </table:table-cell>
          <table:table-cell office:value-type="float" office:value="4023927">
            <text:p>4023927</text:p>
          </table:table-cell>
          <table:table-cell office:value-type="float" office:value="2990189">
            <text:p>2990189</text:p>
          </table:table-cell>
          <table:table-cell office:value-type="float" office:value="2451472">
            <text:p>2451472</text:p>
          </table:table-cell>
          <table:table-cell office:value-type="float" office:value="3358591">
            <text:p>3358591</text:p>
          </table:table-cell>
          <table:table-cell office:value-type="float" office:value="2097202">
            <text:p>2097202</text:p>
          </table:table-cell>
          <table:table-cell office:value-type="float" office:value="2954403">
            <text:p>2954403</text:p>
          </table:table-cell>
          <table:table-cell office:value-type="float" office:value="5572627">
            <text:p>5572627</text:p>
          </table:table-cell>
          <table:table-cell office:value-type="float" office:value="4396765">
            <text:p>4396765</text:p>
          </table:table-cell>
          <table:table-cell office:value-type="float" office:value="6175767">
            <text:p>6175767</text:p>
          </table:table-cell>
          <table:table-cell office:value-type="float" office:value="6241131">
            <text:p>6241131</text:p>
          </table:table-cell>
          <table:table-cell office:value-type="float" office:value="6060830">
            <text:p>6060830</text:p>
          </table:table-cell>
          <table:table-cell office:value-type="float" office:value="3450962">
            <text:p>3450962</text:p>
          </table:table-cell>
          <table:table-cell office:value-type="float" office:value="4852794">
            <text:p>4852794</text:p>
          </table:table-cell>
          <table:table-cell office:value-type="float" office:value="5477864">
            <text:p>5477864</text:p>
          </table:table-cell>
          <table:table-cell office:value-type="float" office:value="4053137">
            <text:p>4053137</text:p>
          </table:table-cell>
          <table:table-cell office:value-type="float" office:value="5645036">
            <text:p>5645036</text:p>
          </table:table-cell>
          <table:table-cell office:value-type="float" office:value="4774076">
            <text:p>4774076</text:p>
          </table:table-cell>
          <table:table-cell office:value-type="float" office:value="5840583">
            <text:p>5840583</text:p>
          </table:table-cell>
          <table:table-cell office:value-type="float" office:value="4277253">
            <text:p>4277253</text:p>
          </table:table-cell>
          <table:table-cell office:value-type="float" office:value="8264344">
            <text:p>8264344</text:p>
          </table:table-cell>
          <table:table-cell office:value-type="float" office:value="5165909">
            <text:p>5165909</text:p>
          </table:table-cell>
          <table:table-cell office:value-type="float" office:value="6412021">
            <text:p>6412021</text:p>
          </table:table-cell>
          <table:table-cell office:value-type="float" office:value="4911115">
            <text:p>4911115</text:p>
          </table:table-cell>
          <table:table-cell office:value-type="float" office:value="5128417">
            <text:p>5128417</text:p>
          </table:table-cell>
          <table:table-cell office:value-type="float" office:value="6608739">
            <text:p>6608739</text:p>
          </table:table-cell>
          <table:table-cell office:value-type="float" office:value="6392361">
            <text:p>6392361</text:p>
          </table:table-cell>
          <table:table-cell office:value-type="float" office:value="5823946">
            <text:p>5823946</text:p>
          </table:table-cell>
          <table:table-cell office:value-type="float" office:value="5266877">
            <text:p>5266877</text:p>
          </table:table-cell>
          <table:table-cell office:value-type="float" office:value="7702519">
            <text:p>7702519</text:p>
          </table:table-cell>
          <table:table-cell office:value-type="float" office:value="5274557">
            <text:p>5274557</text:p>
          </table:table-cell>
          <table:table-cell office:value-type="float" office:value="5360221">
            <text:p>5360221</text:p>
          </table:table-cell>
          <table:table-cell office:value-type="float" office:value="5497485">
            <text:p>5497485</text:p>
          </table:table-cell>
          <table:table-cell office:value-type="float" office:value="5885187">
            <text:p>5885187</text:p>
          </table:table-cell>
          <table:table-cell office:value-type="float" office:value="5278039">
            <text:p>5278039</text:p>
          </table:table-cell>
          <table:table-cell office:value-type="float" office:value="4977719">
            <text:p>4977719</text:p>
          </table:table-cell>
          <table:table-cell office:value-type="float" office:value="4948434">
            <text:p>4948434</text:p>
          </table:table-cell>
          <table:table-cell office:value-type="float" office:value="6178633">
            <text:p>6178633</text:p>
          </table:table-cell>
          <table:table-cell office:value-type="float" office:value="5772615">
            <text:p>5772615</text:p>
          </table:table-cell>
          <table:table-cell office:value-type="float" office:value="5889884">
            <text:p>5889884</text:p>
          </table:table-cell>
          <table:table-cell office:value-type="float" office:value="5795471">
            <text:p>5795471</text:p>
          </table:table-cell>
          <table:table-cell office:value-type="float" office:value="7961866">
            <text:p>7961866</text:p>
          </table:table-cell>
          <table:table-cell office:value-type="float" office:value="5509580">
            <text:p>5509580</text:p>
          </table:table-cell>
          <table:table-cell office:value-type="float" office:value="8233064">
            <text:p>8233064</text:p>
          </table:table-cell>
          <table:table-cell office:value-type="float" office:value="5782732">
            <text:p>5782732</text:p>
          </table:table-cell>
          <table:table-cell office:value-type="float" office:value="8152684">
            <text:p>8152684</text:p>
          </table:table-cell>
          <table:table-cell office:value-type="float" office:value="5932395">
            <text:p>5932395</text:p>
          </table:table-cell>
          <table:table-cell office:value-type="float" office:value="5256055">
            <text:p>5256055</text:p>
          </table:table-cell>
          <table:table-cell office:value-type="float" office:value="4155844">
            <text:p>4155844</text:p>
          </table:table-cell>
          <table:table-cell office:value-type="float" office:value="7327736">
            <text:p>7327736</text:p>
          </table:table-cell>
          <table:table-cell office:value-type="float" office:value="7744168">
            <text:p>7744168</text:p>
          </table:table-cell>
          <table:table-cell office:value-type="float" office:value="5198881">
            <text:p>5198881</text:p>
          </table:table-cell>
          <table:table-cell office:value-type="float" office:value="6110805">
            <text:p>6110805</text:p>
          </table:table-cell>
          <table:table-cell office:value-type="float" office:value="7924117">
            <text:p>7924117</text:p>
          </table:table-cell>
          <table:table-cell office:value-type="float" office:value="5852150">
            <text:p>5852150</text:p>
          </table:table-cell>
          <table:table-cell office:value-type="float" office:value="7943618">
            <text:p>7943618</text:p>
          </table:table-cell>
          <table:table-cell office:value-type="float" office:value="5707122">
            <text:p>5707122</text:p>
          </table:table-cell>
          <table:table-cell office:value-type="float" office:value="6047301">
            <text:p>6047301</text:p>
          </table:table-cell>
          <table:table-cell office:value-type="float" office:value="7536825">
            <text:p>7536825</text:p>
          </table:table-cell>
          <table:table-cell office:value-type="float" office:value="5599275">
            <text:p>5599275</text:p>
          </table:table-cell>
          <table:table-cell office:value-type="float" office:value="3928164">
            <text:p>3928164</text:p>
          </table:table-cell>
          <table:table-cell office:value-type="float" office:value="4891615">
            <text:p>4891615</text:p>
          </table:table-cell>
          <table:table-cell office:value-type="float" office:value="4891311">
            <text:p>4891311</text:p>
          </table:table-cell>
          <table:table-cell office:value-type="float" office:value="5164424">
            <text:p>5164424</text:p>
          </table:table-cell>
          <table:table-cell office:value-type="float" office:value="6002997">
            <text:p>6002997</text:p>
          </table:table-cell>
          <table:table-cell office:value-type="float" office:value="7186108">
            <text:p>7186108</text:p>
          </table:table-cell>
          <table:table-cell office:value-type="float" office:value="7055747">
            <text:p>7055747</text:p>
          </table:table-cell>
          <table:table-cell office:value-type="float" office:value="3090649">
            <text:p>3090649</text:p>
          </table:table-cell>
          <table:table-cell office:value-type="float" office:value="5578840">
            <text:p>5578840</text:p>
          </table:table-cell>
          <table:table-cell office:value-type="float" office:value="4168847">
            <text:p>4168847</text:p>
          </table:table-cell>
          <table:table-cell office:value-type="float" office:value="2560915">
            <text:p>2560915</text:p>
          </table:table-cell>
          <table:table-cell office:value-type="float" office:value="3476956">
            <text:p>3476956</text:p>
          </table:table-cell>
          <table:table-cell office:value-type="float" office:value="3809168">
            <text:p>3809168</text:p>
          </table:table-cell>
          <table:table-cell office:value-type="float" office:value="4251065">
            <text:p>4251065</text:p>
          </table:table-cell>
          <table:table-cell office:value-type="float" office:value="3706543">
            <text:p>3706543</text:p>
          </table:table-cell>
          <table:table-cell office:value-type="float" office:value="3555103">
            <text:p>3555103</text:p>
          </table:table-cell>
          <table:table-cell office:value-type="float" office:value="5244421">
            <text:p>5244421</text:p>
          </table:table-cell>
          <table:table-cell office:value-type="float" office:value="4370783">
            <text:p>4370783</text:p>
          </table:table-cell>
          <table:table-cell office:value-type="float" office:value="5103768">
            <text:p>5103768</text:p>
          </table:table-cell>
          <table:table-cell office:value-type="float" office:value="3127793">
            <text:p>3127793</text:p>
          </table:table-cell>
          <table:table-cell office:value-type="float" office:value="5520775">
            <text:p>5520775</text:p>
          </table:table-cell>
          <table:table-cell office:value-type="float" office:value="4572556">
            <text:p>4572556</text:p>
          </table:table-cell>
          <table:table-cell office:value-type="float" office:value="3485190">
            <text:p>3485190</text:p>
          </table:table-cell>
          <table:table-cell office:value-type="float" office:value="3000736">
            <text:p>3000736</text:p>
          </table:table-cell>
          <table:table-cell office:value-type="float" office:value="3906902">
            <text:p>3906902</text:p>
          </table:table-cell>
          <table:table-cell office:value-type="float" office:value="3298780">
            <text:p>3298780</text:p>
          </table:table-cell>
          <table:table-cell office:value-type="float" office:value="4665828">
            <text:p>4665828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2851043">
            <text:p>2851043</text:p>
          </table:table-cell>
          <table:table-cell office:value-type="float" office:value="2370515">
            <text:p>2370515</text:p>
          </table:table-cell>
          <table:table-cell office:value-type="float" office:value="3491593">
            <text:p>3491593</text:p>
          </table:table-cell>
          <table:table-cell office:value-type="float" office:value="2680920">
            <text:p>2680920</text:p>
          </table:table-cell>
          <table:table-cell office:value-type="float" office:value="2304132">
            <text:p>2304132</text:p>
          </table:table-cell>
          <table:table-cell office:value-type="float" office:value="3298114">
            <text:p>3298114</text:p>
          </table:table-cell>
          <table:table-cell office:value-type="float" office:value="3119945">
            <text:p>3119945</text:p>
          </table:table-cell>
          <table:table-cell office:value-type="float" office:value="3014745">
            <text:p>3014745</text:p>
          </table:table-cell>
          <table:table-cell office:value-type="float" office:value="2776207">
            <text:p>2776207</text:p>
          </table:table-cell>
          <table:table-cell office:value-type="float" office:value="3530452">
            <text:p>3530452</text:p>
          </table:table-cell>
          <table:table-cell office:value-type="float" office:value="2936801">
            <text:p>2936801</text:p>
          </table:table-cell>
          <table:table-cell office:value-type="float" office:value="2700221">
            <text:p>2700221</text:p>
          </table:table-cell>
          <table:table-cell office:value-type="float" office:value="2966003">
            <text:p>2966003</text:p>
          </table:table-cell>
          <table:table-cell office:value-type="float" office:value="2558966">
            <text:p>2558966</text:p>
          </table:table-cell>
          <table:table-cell office:value-type="float" office:value="2933610">
            <text:p>2933610</text:p>
          </table:table-cell>
          <table:table-cell office:value-type="float" office:value="3620591">
            <text:p>3620591</text:p>
          </table:table-cell>
          <table:table-cell office:value-type="float" office:value="3513168">
            <text:p>3513168</text:p>
          </table:table-cell>
          <table:table-cell office:value-type="float" office:value="1919150">
            <text:p>1919150</text:p>
          </table:table-cell>
          <table:table-cell office:value-type="float" office:value="2846332">
            <text:p>2846332</text:p>
          </table:table-cell>
          <table:table-cell office:value-type="float" office:value="2461214">
            <text:p>2461214</text:p>
          </table:table-cell>
          <table:table-cell office:value-type="float" office:value="2358502">
            <text:p>2358502</text:p>
          </table:table-cell>
          <table:table-cell office:value-type="float" office:value="2729819">
            <text:p>2729819</text:p>
          </table:table-cell>
          <table:table-cell office:value-type="float" office:value="2810329">
            <text:p>2810329</text:p>
          </table:table-cell>
          <table:table-cell office:value-type="float" office:value="2772177">
            <text:p>2772177</text:p>
          </table:table-cell>
          <table:table-cell office:value-type="float" office:value="2586455">
            <text:p>2586455</text:p>
          </table:table-cell>
          <table:table-cell office:value-type="float" office:value="2673504">
            <text:p>2673504</text:p>
          </table:table-cell>
          <table:table-cell office:value-type="float" office:value="3064488">
            <text:p>3064488</text:p>
          </table:table-cell>
          <table:table-cell office:value-type="float" office:value="3182846">
            <text:p>3182846</text:p>
          </table:table-cell>
          <table:table-cell office:value-type="float" office:value="2882008">
            <text:p>2882008</text:p>
          </table:table-cell>
          <table:table-cell office:value-type="float" office:value="2510455">
            <text:p>2510455</text:p>
          </table:table-cell>
          <table:table-cell office:value-type="float" office:value="2587246">
            <text:p>2587246</text:p>
          </table:table-cell>
          <table:table-cell office:value-type="float" office:value="3461584">
            <text:p>3461584</text:p>
          </table:table-cell>
          <table:table-cell office:value-type="float" office:value="2537502">
            <text:p>2537502</text:p>
          </table:table-cell>
          <table:table-cell office:value-type="float" office:value="2485351">
            <text:p>2485351</text:p>
          </table:table-cell>
          <table:table-cell office:value-type="float" office:value="1507015">
            <text:p>1507015</text:p>
          </table:table-cell>
          <table:table-cell office:value-type="float" office:value="2639490">
            <text:p>2639490</text:p>
          </table:table-cell>
          <table:table-cell office:value-type="float" office:value="1712803">
            <text:p>1712803</text:p>
          </table:table-cell>
          <table:table-cell office:value-type="float" office:value="1329352">
            <text:p>1329352</text:p>
          </table:table-cell>
          <table:table-cell office:value-type="float" office:value="2078157">
            <text:p>2078157</text:p>
          </table:table-cell>
          <table:table-cell office:value-type="float" office:value="1695340">
            <text:p>1695340</text:p>
          </table:table-cell>
          <table:table-cell office:value-type="float" office:value="2046229">
            <text:p>2046229</text:p>
          </table:table-cell>
          <table:table-cell office:value-type="float" office:value="2250980">
            <text:p>2250980</text:p>
          </table:table-cell>
          <table:table-cell office:value-type="float" office:value="3480203">
            <text:p>3480203</text:p>
          </table:table-cell>
          <table:table-cell office:value-type="float" office:value="2679595">
            <text:p>2679595</text:p>
          </table:table-cell>
          <table:table-cell office:value-type="float" office:value="1646806">
            <text:p>1646806</text:p>
          </table:table-cell>
          <table:table-cell office:value-type="float" office:value="3236023">
            <text:p>3236023</text:p>
          </table:table-cell>
          <table:table-cell office:value-type="float" office:value="2168447">
            <text:p>2168447</text:p>
          </table:table-cell>
          <table:table-cell office:value-type="float" office:value="3685576">
            <text:p>3685576</text:p>
          </table:table-cell>
          <table:table-cell office:value-type="float" office:value="2015948">
            <text:p>2015948</text:p>
          </table:table-cell>
          <table:table-cell office:value-type="float" office:value="2445203">
            <text:p>2445203</text:p>
          </table:table-cell>
          <table:table-cell office:value-type="float" office:value="3325443">
            <text:p>3325443</text:p>
          </table:table-cell>
          <table:table-cell office:value-type="float" office:value="2526982">
            <text:p>2526982</text:p>
          </table:table-cell>
          <table:table-cell office:value-type="float" office:value="3196088">
            <text:p>3196088</text:p>
          </table:table-cell>
          <table:table-cell office:value-type="float" office:value="4028401">
            <text:p>4028401</text:p>
          </table:table-cell>
          <table:table-cell office:value-type="float" office:value="3060270">
            <text:p>3060270</text:p>
          </table:table-cell>
          <table:table-cell office:value-type="float" office:value="2616622">
            <text:p>2616622</text:p>
          </table:table-cell>
          <table:table-cell office:value-type="float" office:value="2286115">
            <text:p>2286115</text:p>
          </table:table-cell>
          <table:table-cell office:value-type="float" office:value="2748843">
            <text:p>2748843</text:p>
          </table:table-cell>
          <table:table-cell office:value-type="float" office:value="2877704">
            <text:p>2877704</text:p>
          </table:table-cell>
          <table:table-cell office:value-type="float" office:value="3052961">
            <text:p>3052961</text:p>
          </table:table-cell>
          <table:table-cell office:value-type="float" office:value="2674400">
            <text:p>2674400</text:p>
          </table:table-cell>
          <table:table-cell office:value-type="float" office:value="3774704">
            <text:p>3774704</text:p>
          </table:table-cell>
          <table:table-cell office:value-type="float" office:value="4517047">
            <text:p>4517047</text:p>
          </table:table-cell>
          <table:table-cell office:value-type="float" office:value="4458338">
            <text:p>4458338</text:p>
          </table:table-cell>
          <table:table-cell office:value-type="float" office:value="5436518">
            <text:p>5436518</text:p>
          </table:table-cell>
          <table:table-cell office:value-type="float" office:value="5635957">
            <text:p>5635957</text:p>
          </table:table-cell>
          <table:table-cell office:value-type="float" office:value="5711891">
            <text:p>5711891</text:p>
          </table:table-cell>
          <table:table-cell office:value-type="float" office:value="3734672">
            <text:p>3734672</text:p>
          </table:table-cell>
          <table:table-cell office:value-type="float" office:value="3177030">
            <text:p>3177030</text:p>
          </table:table-cell>
          <table:table-cell office:value-type="float" office:value="3714664">
            <text:p>3714664</text:p>
          </table:table-cell>
          <table:table-cell office:value-type="float" office:value="2436125">
            <text:p>2436125</text:p>
          </table:table-cell>
          <table:table-cell office:value-type="float" office:value="3162177">
            <text:p>3162177</text:p>
          </table:table-cell>
          <table:table-cell office:value-type="float" office:value="3161199">
            <text:p>3161199</text:p>
          </table:table-cell>
          <table:table-cell office:value-type="float" office:value="3100532">
            <text:p>3100532</text:p>
          </table:table-cell>
          <table:table-cell office:value-type="float" office:value="3278777">
            <text:p>3278777</text:p>
          </table:table-cell>
          <table:table-cell office:value-type="float" office:value="2948273">
            <text:p>2948273</text:p>
          </table:table-cell>
          <table:table-cell office:value-type="float" office:value="2249206">
            <text:p>2249206</text:p>
          </table:table-cell>
          <table:table-cell office:value-type="float" office:value="1991318">
            <text:p>1991318</text:p>
          </table:table-cell>
          <table:table-cell office:value-type="float" office:value="2159926">
            <text:p>2159926</text:p>
          </table:table-cell>
          <table:table-cell office:value-type="float" office:value="2449298">
            <text:p>2449298</text:p>
          </table:table-cell>
          <table:table-cell office:value-type="float" office:value="3631051">
            <text:p>3631051</text:p>
          </table:table-cell>
          <table:table-cell office:value-type="float" office:value="2303633">
            <text:p>2303633</text:p>
          </table:table-cell>
          <table:table-cell office:value-type="float" office:value="2513719">
            <text:p>2513719</text:p>
          </table:table-cell>
          <table:table-cell office:value-type="float" office:value="3731185">
            <text:p>3731185</text:p>
          </table:table-cell>
          <table:table-cell office:value-type="float" office:value="3046076">
            <text:p>3046076</text:p>
          </table:table-cell>
          <table:table-cell office:value-type="float" office:value="3097521">
            <text:p>3097521</text:p>
          </table:table-cell>
          <table:table-cell office:value-type="float" office:value="2620122">
            <text:p>2620122</text:p>
          </table:table-cell>
          <table:table-cell office:value-type="float" office:value="2578357">
            <text:p>2578357</text:p>
          </table:table-cell>
          <table:table-cell office:value-type="float" office:value="2684941">
            <text:p>2684941</text:p>
          </table:table-cell>
          <table:table-cell office:value-type="float" office:value="3186215">
            <text:p>3186215</text:p>
          </table:table-cell>
          <table:table-cell office:value-type="float" office:value="2957577">
            <text:p>2957577</text:p>
          </table:table-cell>
          <table:table-cell office:value-type="float" office:value="2783445">
            <text:p>2783445</text:p>
          </table:table-cell>
          <table:table-cell office:value-type="float" office:value="3781009">
            <text:p>3781009</text:p>
          </table:table-cell>
          <table:table-cell office:value-type="float" office:value="2737185">
            <text:p>2737185</text:p>
          </table:table-cell>
          <table:table-cell office:value-type="float" office:value="1789579">
            <text:p>1789579</text:p>
          </table:table-cell>
          <table:table-cell office:value-type="float" office:value="3111261">
            <text:p>3111261</text:p>
          </table:table-cell>
          <table:table-cell office:value-type="float" office:value="3490049">
            <text:p>3490049</text:p>
          </table:table-cell>
          <table:table-cell office:value-type="float" office:value="4148838">
            <text:p>4148838</text:p>
          </table:table-cell>
          <table:table-cell office:value-type="float" office:value="3814657">
            <text:p>3814657</text:p>
          </table:table-cell>
          <table:table-cell office:value-type="float" office:value="4551172">
            <text:p>4551172</text:p>
          </table:table-cell>
          <table:table-cell office:value-type="float" office:value="4427879">
            <text:p>4427879</text:p>
          </table:table-cell>
          <table:table-cell office:value-type="float" office:value="3452374">
            <text:p>3452374</text:p>
          </table:table-cell>
          <table:table-cell office:value-type="float" office:value="2210326">
            <text:p>2210326</text:p>
          </table:table-cell>
          <table:table-cell office:value-type="float" office:value="3346282">
            <text:p>3346282</text:p>
          </table:table-cell>
          <table:table-cell office:value-type="float" office:value="3491246">
            <text:p>3491246</text:p>
          </table:table-cell>
          <table:table-cell office:value-type="float" office:value="3046146">
            <text:p>3046146</text:p>
          </table:table-cell>
          <table:table-cell office:value-type="float" office:value="1671198">
            <text:p>1671198</text:p>
          </table:table-cell>
          <table:table-cell office:value-type="float" office:value="3021175">
            <text:p>3021175</text:p>
          </table:table-cell>
          <table:table-cell office:value-type="float" office:value="2552283">
            <text:p>2552283</text:p>
          </table:table-cell>
          <table:table-cell office:value-type="float" office:value="3513794">
            <text:p>3513794</text:p>
          </table:table-cell>
          <table:table-cell office:value-type="float" office:value="3468768">
            <text:p>3468768</text:p>
          </table:table-cell>
          <table:table-cell office:value-type="float" office:value="4841207">
            <text:p>4841207</text:p>
          </table:table-cell>
          <table:table-cell office:value-type="float" office:value="3858602">
            <text:p>3858602</text:p>
          </table:table-cell>
          <table:table-cell office:value-type="float" office:value="4154842">
            <text:p>4154842</text:p>
          </table:table-cell>
          <table:table-cell office:value-type="float" office:value="3480799">
            <text:p>3480799</text:p>
          </table:table-cell>
          <table:table-cell office:value-type="float" office:value="3972031">
            <text:p>3972031</text:p>
          </table:table-cell>
          <table:table-cell office:value-type="float" office:value="3818041">
            <text:p>3818041</text:p>
          </table:table-cell>
          <table:table-cell office:value-type="float" office:value="2752738">
            <text:p>2752738</text:p>
          </table:table-cell>
          <table:table-cell office:value-type="float" office:value="2411040">
            <text:p>2411040</text:p>
          </table:table-cell>
          <table:table-cell office:value-type="float" office:value="2394965">
            <text:p>2394965</text:p>
          </table:table-cell>
          <table:table-cell office:value-type="float" office:value="2953319">
            <text:p>2953319</text:p>
          </table:table-cell>
          <table:table-cell office:value-type="float" office:value="3337528">
            <text:p>3337528</text:p>
          </table:table-cell>
          <table:table-cell office:value-type="float" office:value="3273798">
            <text:p>3273798</text:p>
          </table:table-cell>
          <table:table-cell office:value-type="float" office:value="2902348">
            <text:p>2902348</text:p>
          </table:table-cell>
          <table:table-cell office:value-type="float" office:value="3618494">
            <text:p>3618494</text:p>
          </table:table-cell>
          <table:table-cell office:value-type="float" office:value="3620608">
            <text:p>3620608</text:p>
          </table:table-cell>
          <table:table-cell office:value-type="float" office:value="1920424">
            <text:p>1920424</text:p>
          </table:table-cell>
          <table:table-cell office:value-type="float" office:value="3124270">
            <text:p>3124270</text:p>
          </table:table-cell>
          <table:table-cell office:value-type="float" office:value="3320314">
            <text:p>3320314</text:p>
          </table:table-cell>
          <table:table-cell office:value-type="float" office:value="2728431">
            <text:p>2728431</text:p>
          </table:table-cell>
          <table:table-cell office:value-type="float" office:value="2061200">
            <text:p>2061200</text:p>
          </table:table-cell>
          <table:table-cell office:value-type="float" office:value="2904089">
            <text:p>2904089</text:p>
          </table:table-cell>
          <table:table-cell office:value-type="float" office:value="2940099">
            <text:p>2940099</text:p>
          </table:table-cell>
          <table:table-cell office:value-type="float" office:value="3088721">
            <text:p>3088721</text:p>
          </table:table-cell>
          <table:table-cell office:value-type="float" office:value="4180508">
            <text:p>4180508</text:p>
          </table:table-cell>
          <table:table-cell office:value-type="float" office:value="4254279">
            <text:p>4254279</text:p>
          </table:table-cell>
          <table:table-cell office:value-type="float" office:value="4820401">
            <text:p>4820401</text:p>
          </table:table-cell>
          <table:table-cell office:value-type="float" office:value="3894630">
            <text:p>3894630</text:p>
          </table:table-cell>
          <table:table-cell office:value-type="float" office:value="5764677">
            <text:p>5764677</text:p>
          </table:table-cell>
          <table:table-cell office:value-type="float" office:value="4653234">
            <text:p>4653234</text:p>
          </table:table-cell>
          <table:table-cell office:value-type="float" office:value="4073162">
            <text:p>4073162</text:p>
          </table:table-cell>
          <table:table-cell office:value-type="float" office:value="4922965">
            <text:p>4922965</text:p>
          </table:table-cell>
          <table:table-cell office:value-type="float" office:value="3692986">
            <text:p>3692986</text:p>
          </table:table-cell>
          <table:table-cell office:value-type="float" office:value="3949893">
            <text:p>3949893</text:p>
          </table:table-cell>
          <table:table-cell office:value-type="float" office:value="4892352">
            <text:p>4892352</text:p>
          </table:table-cell>
          <table:table-cell office:value-type="float" office:value="5885652">
            <text:p>5885652</text:p>
          </table:table-cell>
          <table:table-cell office:value-type="float" office:value="6012457">
            <text:p>6012457</text:p>
          </table:table-cell>
          <table:table-cell office:value-type="float" office:value="6388828">
            <text:p>6388828</text:p>
          </table:table-cell>
          <table:table-cell office:value-type="float" office:value="8049177">
            <text:p>8049177</text:p>
          </table:table-cell>
          <table:table-cell office:value-type="float" office:value="2706411">
            <text:p>2706411</text:p>
          </table:table-cell>
          <table:table-cell office:value-type="float" office:value="5170355">
            <text:p>5170355</text:p>
          </table:table-cell>
          <table:table-cell office:value-type="float" office:value="4479857">
            <text:p>4479857</text:p>
          </table:table-cell>
          <table:table-cell office:value-type="float" office:value="4547108">
            <text:p>4547108</text:p>
          </table:table-cell>
          <table:table-cell office:value-type="float" office:value="3759676">
            <text:p>3759676</text:p>
          </table:table-cell>
          <table:table-cell office:value-type="float" office:value="2615444">
            <text:p>2615444</text:p>
          </table:table-cell>
          <table:table-cell office:value-type="float" office:value="4167943">
            <text:p>4167943</text:p>
          </table:table-cell>
          <table:table-cell office:value-type="float" office:value="3736202">
            <text:p>3736202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float" office:value="1999950">
            <text:p>1999950</text:p>
          </table:table-cell>
          <table:table-cell office:value-type="float" office:value="3162246">
            <text:p>3162246</text:p>
          </table:table-cell>
          <table:table-cell office:value-type="float" office:value="2411028">
            <text:p>2411028</text:p>
          </table:table-cell>
          <table:table-cell office:value-type="float" office:value="3079371">
            <text:p>3079371</text:p>
          </table:table-cell>
          <table:table-cell office:value-type="float" office:value="2311643">
            <text:p>2311643</text:p>
          </table:table-cell>
          <table:table-cell office:value-type="float" office:value="1873324">
            <text:p>1873324</text:p>
          </table:table-cell>
          <table:table-cell office:value-type="float" office:value="1628571">
            <text:p>1628571</text:p>
          </table:table-cell>
          <table:table-cell office:value-type="float" office:value="2469833">
            <text:p>2469833</text:p>
          </table:table-cell>
          <table:table-cell office:value-type="float" office:value="1781542">
            <text:p>1781542</text:p>
          </table:table-cell>
          <table:table-cell office:value-type="float" office:value="1893209">
            <text:p>1893209</text:p>
          </table:table-cell>
          <table:table-cell office:value-type="float" office:value="1672591">
            <text:p>1672591</text:p>
          </table:table-cell>
          <table:table-cell office:value-type="float" office:value="2066259">
            <text:p>2066259</text:p>
          </table:table-cell>
          <table:table-cell office:value-type="float" office:value="2049824">
            <text:p>2049824</text:p>
          </table:table-cell>
          <table:table-cell office:value-type="float" office:value="3024712">
            <text:p>3024712</text:p>
          </table:table-cell>
          <table:table-cell office:value-type="float" office:value="3405983">
            <text:p>3405983</text:p>
          </table:table-cell>
          <table:table-cell office:value-type="float" office:value="2293090">
            <text:p>2293090</text:p>
          </table:table-cell>
          <table:table-cell office:value-type="float" office:value="2333643">
            <text:p>2333643</text:p>
          </table:table-cell>
          <table:table-cell office:value-type="float" office:value="1259257">
            <text:p>1259257</text:p>
          </table:table-cell>
          <table:table-cell office:value-type="float" office:value="2043614">
            <text:p>2043614</text:p>
          </table:table-cell>
          <table:table-cell office:value-type="float" office:value="2274424">
            <text:p>2274424</text:p>
          </table:table-cell>
          <table:table-cell office:value-type="float" office:value="1605555">
            <text:p>1605555</text:p>
          </table:table-cell>
          <table:table-cell office:value-type="float" office:value="1952721">
            <text:p>1952721</text:p>
          </table:table-cell>
          <table:table-cell office:value-type="float" office:value="2445213">
            <text:p>2445213</text:p>
          </table:table-cell>
          <table:table-cell office:value-type="float" office:value="1768325">
            <text:p>1768325</text:p>
          </table:table-cell>
          <table:table-cell office:value-type="float" office:value="3488723">
            <text:p>3488723</text:p>
          </table:table-cell>
          <table:table-cell office:value-type="float" office:value="2543688">
            <text:p>2543688</text:p>
          </table:table-cell>
          <table:table-cell office:value-type="float" office:value="2951497">
            <text:p>2951497</text:p>
          </table:table-cell>
          <table:table-cell office:value-type="float" office:value="2783310">
            <text:p>2783310</text:p>
          </table:table-cell>
          <table:table-cell office:value-type="float" office:value="2482413">
            <text:p>2482413</text:p>
          </table:table-cell>
          <table:table-cell office:value-type="float" office:value="2364866">
            <text:p>2364866</text:p>
          </table:table-cell>
          <table:table-cell office:value-type="float" office:value="2058144">
            <text:p>2058144</text:p>
          </table:table-cell>
          <table:table-cell office:value-type="float" office:value="2311401">
            <text:p>2311401</text:p>
          </table:table-cell>
          <table:table-cell office:value-type="float" office:value="1588431">
            <text:p>1588431</text:p>
          </table:table-cell>
          <table:table-cell office:value-type="float" office:value="1696518">
            <text:p>1696518</text:p>
          </table:table-cell>
          <table:table-cell office:value-type="float" office:value="1587191">
            <text:p>1587191</text:p>
          </table:table-cell>
          <table:table-cell office:value-type="float" office:value="1563582">
            <text:p>1563582</text:p>
          </table:table-cell>
          <table:table-cell office:value-type="float" office:value="249314">
            <text:p>249314</text:p>
          </table:table-cell>
          <table:table-cell office:value-type="float" office:value="972666">
            <text:p>972666</text:p>
          </table:table-cell>
          <table:table-cell office:value-type="float" office:value="868411">
            <text:p>868411</text:p>
          </table:table-cell>
          <table:table-cell office:value-type="float" office:value="832632">
            <text:p>832632</text:p>
          </table:table-cell>
          <table:table-cell office:value-type="float" office:value="883631">
            <text:p>883631</text:p>
          </table:table-cell>
          <table:table-cell office:value-type="float" office:value="1455621">
            <text:p>1455621</text:p>
          </table:table-cell>
          <table:table-cell office:value-type="float" office:value="1095304">
            <text:p>1095304</text:p>
          </table:table-cell>
          <table:table-cell office:value-type="float" office:value="1541101">
            <text:p>1541101</text:p>
          </table:table-cell>
          <table:table-cell office:value-type="float" office:value="1495749">
            <text:p>1495749</text:p>
          </table:table-cell>
          <table:table-cell office:value-type="float" office:value="1566465">
            <text:p>1566465</text:p>
          </table:table-cell>
          <table:table-cell office:value-type="float" office:value="1510354">
            <text:p>1510354</text:p>
          </table:table-cell>
          <table:table-cell office:value-type="float" office:value="1901613">
            <text:p>1901613</text:p>
          </table:table-cell>
          <table:table-cell office:value-type="float" office:value="1202027">
            <text:p>1202027</text:p>
          </table:table-cell>
          <table:table-cell office:value-type="float" office:value="1430276">
            <text:p>1430276</text:p>
          </table:table-cell>
          <table:table-cell office:value-type="float" office:value="1926316">
            <text:p>1926316</text:p>
          </table:table-cell>
          <table:table-cell office:value-type="float" office:value="1721150">
            <text:p>1721150</text:p>
          </table:table-cell>
          <table:table-cell office:value-type="float" office:value="1337274">
            <text:p>1337274</text:p>
          </table:table-cell>
          <table:table-cell office:value-type="float" office:value="1248306">
            <text:p>1248306</text:p>
          </table:table-cell>
          <table:table-cell office:value-type="float" office:value="1716204">
            <text:p>1716204</text:p>
          </table:table-cell>
          <table:table-cell office:value-type="float" office:value="1784189">
            <text:p>1784189</text:p>
          </table:table-cell>
          <table:table-cell office:value-type="float" office:value="926260">
            <text:p>926260</text:p>
          </table:table-cell>
          <table:table-cell office:value-type="float" office:value="2030663">
            <text:p>2030663</text:p>
          </table:table-cell>
          <table:table-cell office:value-type="float" office:value="1419448">
            <text:p>1419448</text:p>
          </table:table-cell>
          <table:table-cell office:value-type="float" office:value="1825839">
            <text:p>1825839</text:p>
          </table:table-cell>
          <table:table-cell office:value-type="float" office:value="1332108">
            <text:p>1332108</text:p>
          </table:table-cell>
          <table:table-cell office:value-type="float" office:value="1773991">
            <text:p>1773991</text:p>
          </table:table-cell>
          <table:table-cell office:value-type="float" office:value="2364578">
            <text:p>2364578</text:p>
          </table:table-cell>
          <table:table-cell office:value-type="float" office:value="2526356">
            <text:p>2526356</text:p>
          </table:table-cell>
          <table:table-cell office:value-type="float" office:value="2231487">
            <text:p>2231487</text:p>
          </table:table-cell>
          <table:table-cell office:value-type="float" office:value="1693192">
            <text:p>1693192</text:p>
          </table:table-cell>
          <table:table-cell office:value-type="float" office:value="1932404">
            <text:p>1932404</text:p>
          </table:table-cell>
          <table:table-cell office:value-type="float" office:value="1398093">
            <text:p>1398093</text:p>
          </table:table-cell>
          <table:table-cell office:value-type="float" office:value="1765817">
            <text:p>1765817</text:p>
          </table:table-cell>
          <table:table-cell office:value-type="float" office:value="1792945">
            <text:p>1792945</text:p>
          </table:table-cell>
          <table:table-cell office:value-type="float" office:value="1228381">
            <text:p>1228381</text:p>
          </table:table-cell>
          <table:table-cell office:value-type="float" office:value="2117519">
            <text:p>2117519</text:p>
          </table:table-cell>
          <table:table-cell office:value-type="float" office:value="1824624">
            <text:p>1824624</text:p>
          </table:table-cell>
          <table:table-cell office:value-type="float" office:value="1493940">
            <text:p>1493940</text:p>
          </table:table-cell>
          <table:table-cell office:value-type="float" office:value="1972324">
            <text:p>1972324</text:p>
          </table:table-cell>
          <table:table-cell office:value-type="float" office:value="1716276">
            <text:p>1716276</text:p>
          </table:table-cell>
          <table:table-cell office:value-type="float" office:value="1750844">
            <text:p>1750844</text:p>
          </table:table-cell>
          <table:table-cell office:value-type="float" office:value="1694766">
            <text:p>1694766</text:p>
          </table:table-cell>
          <table:table-cell office:value-type="float" office:value="1484305">
            <text:p>1484305</text:p>
          </table:table-cell>
          <table:table-cell office:value-type="float" office:value="1791677">
            <text:p>1791677</text:p>
          </table:table-cell>
          <table:table-cell office:value-type="float" office:value="1097745">
            <text:p>1097745</text:p>
          </table:table-cell>
          <table:table-cell office:value-type="float" office:value="1461843">
            <text:p>1461843</text:p>
          </table:table-cell>
          <table:table-cell office:value-type="float" office:value="1288402">
            <text:p>1288402</text:p>
          </table:table-cell>
          <table:table-cell office:value-type="float" office:value="1583523">
            <text:p>1583523</text:p>
          </table:table-cell>
          <table:table-cell office:value-type="float" office:value="1190115">
            <text:p>1190115</text:p>
          </table:table-cell>
          <table:table-cell office:value-type="float" office:value="1140280">
            <text:p>1140280</text:p>
          </table:table-cell>
          <table:table-cell office:value-type="float" office:value="1834220">
            <text:p>1834220</text:p>
          </table:table-cell>
          <table:table-cell office:value-type="float" office:value="2247851">
            <text:p>2247851</text:p>
          </table:table-cell>
          <table:table-cell office:value-type="float" office:value="1450049">
            <text:p>1450049</text:p>
          </table:table-cell>
          <table:table-cell office:value-type="float" office:value="1255129">
            <text:p>1255129</text:p>
          </table:table-cell>
          <table:table-cell office:value-type="float" office:value="2740542">
            <text:p>2740542</text:p>
          </table:table-cell>
          <table:table-cell office:value-type="float" office:value="1775525">
            <text:p>1775525</text:p>
          </table:table-cell>
          <table:table-cell office:value-type="float" office:value="2521623">
            <text:p>2521623</text:p>
          </table:table-cell>
          <table:table-cell office:value-type="float" office:value="1767516">
            <text:p>1767516</text:p>
          </table:table-cell>
          <table:table-cell office:value-type="float" office:value="1656814">
            <text:p>1656814</text:p>
          </table:table-cell>
          <table:table-cell office:value-type="float" office:value="1809857">
            <text:p>1809857</text:p>
          </table:table-cell>
          <table:table-cell office:value-type="float" office:value="2727315">
            <text:p>2727315</text:p>
          </table:table-cell>
          <table:table-cell office:value-type="float" office:value="1698276">
            <text:p>1698276</text:p>
          </table:table-cell>
          <table:table-cell office:value-type="float" office:value="2202490">
            <text:p>2202490</text:p>
          </table:table-cell>
          <table:table-cell office:value-type="float" office:value="2291323">
            <text:p>2291323</text:p>
          </table:table-cell>
          <table:table-cell office:value-type="float" office:value="2032138">
            <text:p>2032138</text:p>
          </table:table-cell>
          <table:table-cell office:value-type="float" office:value="1504350">
            <text:p>1504350</text:p>
          </table:table-cell>
          <table:table-cell office:value-type="float" office:value="1840961">
            <text:p>1840961</text:p>
          </table:table-cell>
          <table:table-cell office:value-type="float" office:value="2057391">
            <text:p>2057391</text:p>
          </table:table-cell>
          <table:table-cell office:value-type="float" office:value="1266679">
            <text:p>1266679</text:p>
          </table:table-cell>
          <table:table-cell office:value-type="float" office:value="2220046">
            <text:p>2220046</text:p>
          </table:table-cell>
          <table:table-cell office:value-type="float" office:value="976911">
            <text:p>976911</text:p>
          </table:table-cell>
          <table:table-cell office:value-type="float" office:value="1767474">
            <text:p>1767474</text:p>
          </table:table-cell>
          <table:table-cell office:value-type="float" office:value="1300020">
            <text:p>1300020</text:p>
          </table:table-cell>
          <table:table-cell office:value-type="float" office:value="1585209">
            <text:p>1585209</text:p>
          </table:table-cell>
          <table:table-cell office:value-type="float" office:value="1388450">
            <text:p>1388450</text:p>
          </table:table-cell>
          <table:table-cell office:value-type="float" office:value="1139192">
            <text:p>1139192</text:p>
          </table:table-cell>
          <table:table-cell office:value-type="float" office:value="1067634">
            <text:p>1067634</text:p>
          </table:table-cell>
          <table:table-cell office:value-type="float" office:value="1332470">
            <text:p>1332470</text:p>
          </table:table-cell>
          <table:table-cell office:value-type="float" office:value="1280925">
            <text:p>1280925</text:p>
          </table:table-cell>
          <table:table-cell office:value-type="float" office:value="1016339">
            <text:p>1016339</text:p>
          </table:table-cell>
          <table:table-cell office:value-type="float" office:value="738640">
            <text:p>738640</text:p>
          </table:table-cell>
          <table:table-cell office:value-type="float" office:value="801794">
            <text:p>801794</text:p>
          </table:table-cell>
          <table:table-cell office:value-type="float" office:value="519361">
            <text:p>519361</text:p>
          </table:table-cell>
          <table:table-cell office:value-type="float" office:value="1018797">
            <text:p>1018797</text:p>
          </table:table-cell>
          <table:table-cell office:value-type="float" office:value="986297">
            <text:p>986297</text:p>
          </table:table-cell>
          <table:table-cell office:value-type="float" office:value="1019719">
            <text:p>1019719</text:p>
          </table:table-cell>
          <table:table-cell office:value-type="float" office:value="754073">
            <text:p>754073</text:p>
          </table:table-cell>
          <table:table-cell office:value-type="float" office:value="694744">
            <text:p>694744</text:p>
          </table:table-cell>
          <table:table-cell office:value-type="float" office:value="601089">
            <text:p>601089</text:p>
          </table:table-cell>
          <table:table-cell office:value-type="float" office:value="650642">
            <text:p>650642</text:p>
          </table:table-cell>
          <table:table-cell office:value-type="float" office:value="569167">
            <text:p>569167</text:p>
          </table:table-cell>
          <table:table-cell office:value-type="float" office:value="688570">
            <text:p>688570</text:p>
          </table:table-cell>
          <table:table-cell office:value-type="float" office:value="416548">
            <text:p>416548</text:p>
          </table:table-cell>
          <table:table-cell office:value-type="float" office:value="557126">
            <text:p>557126</text:p>
          </table:table-cell>
          <table:table-cell office:value-type="float" office:value="922189">
            <text:p>922189</text:p>
          </table:table-cell>
          <table:table-cell office:value-type="float" office:value="939410">
            <text:p>939410</text:p>
          </table:table-cell>
          <table:table-cell office:value-type="float" office:value="800107">
            <text:p>800107</text:p>
          </table:table-cell>
          <table:table-cell office:value-type="float" office:value="644174">
            <text:p>644174</text:p>
          </table:table-cell>
          <table:table-cell office:value-type="float" office:value="1090488">
            <text:p>1090488</text:p>
          </table:table-cell>
          <table:table-cell office:value-type="float" office:value="767901">
            <text:p>767901</text:p>
          </table:table-cell>
          <table:table-cell office:value-type="float" office:value="1180097">
            <text:p>1180097</text:p>
          </table:table-cell>
          <table:table-cell office:value-type="float" office:value="863285">
            <text:p>863285</text:p>
          </table:table-cell>
          <table:table-cell office:value-type="float" office:value="1329074">
            <text:p>1329074</text:p>
          </table:table-cell>
          <table:table-cell office:value-type="float" office:value="1340584">
            <text:p>1340584</text:p>
          </table:table-cell>
          <table:table-cell office:value-type="float" office:value="1567939">
            <text:p>1567939</text:p>
          </table:table-cell>
          <table:table-cell office:value-type="float" office:value="320855">
            <text:p>320855</text:p>
          </table:table-cell>
          <table:table-cell office:value-type="float" office:value="1394962">
            <text:p>1394962</text:p>
          </table:table-cell>
          <table:table-cell office:value-type="float" office:value="1262680">
            <text:p>1262680</text:p>
          </table:table-cell>
          <table:table-cell office:value-type="float" office:value="2496659">
            <text:p>2496659</text:p>
          </table:table-cell>
          <table:table-cell office:value-type="float" office:value="1587298">
            <text:p>1587298</text:p>
          </table:table-cell>
          <table:table-cell office:value-type="float" office:value="1458757">
            <text:p>1458757</text:p>
          </table:table-cell>
          <table:table-cell office:value-type="float" office:value="1698197">
            <text:p>1698197</text:p>
          </table:table-cell>
          <table:table-cell office:value-type="float" office:value="2213183">
            <text:p>2213183</text:p>
          </table:table-cell>
          <table:table-cell office:value-type="float" office:value="1792233">
            <text:p>1792233</text:p>
          </table:table-cell>
          <table:table-cell office:value-type="float" office:value="1806217">
            <text:p>1806217</text:p>
          </table:table-cell>
          <table:table-cell office:value-type="float" office:value="2842670">
            <text:p>2842670</text:p>
          </table:table-cell>
          <table:table-cell office:value-type="float" office:value="2697871">
            <text:p>2697871</text:p>
          </table:table-cell>
          <table:table-cell office:value-type="float" office:value="2738771">
            <text:p>2738771</text:p>
          </table:table-cell>
          <table:table-cell office:value-type="float" office:value="2591620">
            <text:p>2591620</text:p>
          </table:table-cell>
          <table:table-cell office:value-type="float" office:value="2305047">
            <text:p>2305047</text:p>
          </table:table-cell>
          <table:table-cell office:value-type="float" office:value="3534880">
            <text:p>3534880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2391756">
            <text:p>2391756</text:p>
          </table:table-cell>
          <table:table-cell office:value-type="float" office:value="2751766">
            <text:p>2751766</text:p>
          </table:table-cell>
          <table:table-cell office:value-type="float" office:value="3243458">
            <text:p>3243458</text:p>
          </table:table-cell>
          <table:table-cell office:value-type="float" office:value="3110753">
            <text:p>3110753</text:p>
          </table:table-cell>
          <table:table-cell office:value-type="float" office:value="4179926">
            <text:p>4179926</text:p>
          </table:table-cell>
          <table:table-cell office:value-type="float" office:value="4216642">
            <text:p>4216642</text:p>
          </table:table-cell>
          <table:table-cell office:value-type="float" office:value="4246389">
            <text:p>4246389</text:p>
          </table:table-cell>
          <table:table-cell office:value-type="float" office:value="4823666">
            <text:p>4823666</text:p>
          </table:table-cell>
          <table:table-cell office:value-type="float" office:value="4020077">
            <text:p>4020077</text:p>
          </table:table-cell>
          <table:table-cell office:value-type="float" office:value="5581249">
            <text:p>5581249</text:p>
          </table:table-cell>
          <table:table-cell office:value-type="float" office:value="4499582">
            <text:p>4499582</text:p>
          </table:table-cell>
          <table:table-cell office:value-type="float" office:value="2760373">
            <text:p>2760373</text:p>
          </table:table-cell>
          <table:table-cell office:value-type="float" office:value="4157802">
            <text:p>4157802</text:p>
          </table:table-cell>
          <table:table-cell office:value-type="float" office:value="3873096">
            <text:p>3873096</text:p>
          </table:table-cell>
          <table:table-cell office:value-type="float" office:value="5714985">
            <text:p>5714985</text:p>
          </table:table-cell>
          <table:table-cell office:value-type="float" office:value="5740517">
            <text:p>5740517</text:p>
          </table:table-cell>
          <table:table-cell office:value-type="float" office:value="3951529">
            <text:p>3951529</text:p>
          </table:table-cell>
          <table:table-cell office:value-type="float" office:value="3985120">
            <text:p>3985120</text:p>
          </table:table-cell>
          <table:table-cell office:value-type="float" office:value="4156125">
            <text:p>4156125</text:p>
          </table:table-cell>
          <table:table-cell office:value-type="float" office:value="4342715">
            <text:p>4342715</text:p>
          </table:table-cell>
          <table:table-cell office:value-type="float" office:value="4615752">
            <text:p>4615752</text:p>
          </table:table-cell>
          <table:table-cell office:value-type="float" office:value="3888689">
            <text:p>3888689</text:p>
          </table:table-cell>
          <table:table-cell office:value-type="float" office:value="4251041">
            <text:p>4251041</text:p>
          </table:table-cell>
          <table:table-cell office:value-type="float" office:value="3337333">
            <text:p>3337333</text:p>
          </table:table-cell>
          <table:table-cell office:value-type="float" office:value="4062369">
            <text:p>4062369</text:p>
          </table:table-cell>
          <table:table-cell office:value-type="float" office:value="6854807">
            <text:p>6854807</text:p>
          </table:table-cell>
          <table:table-cell office:value-type="float" office:value="5798944">
            <text:p>5798944</text:p>
          </table:table-cell>
          <table:table-cell office:value-type="float" office:value="6376646">
            <text:p>6376646</text:p>
          </table:table-cell>
          <table:table-cell office:value-type="float" office:value="4522689">
            <text:p>4522689</text:p>
          </table:table-cell>
          <table:table-cell office:value-type="float" office:value="4068032">
            <text:p>4068032</text:p>
          </table:table-cell>
          <table:table-cell office:value-type="float" office:value="3614791">
            <text:p>3614791</text:p>
          </table:table-cell>
          <table:table-cell office:value-type="float" office:value="3272774">
            <text:p>3272774</text:p>
          </table:table-cell>
          <table:table-cell office:value-type="float" office:value="2821272">
            <text:p>2821272</text:p>
          </table:table-cell>
          <table:table-cell office:value-type="float" office:value="3847571">
            <text:p>3847571</text:p>
          </table:table-cell>
          <table:table-cell office:value-type="float" office:value="3269334">
            <text:p>3269334</text:p>
          </table:table-cell>
          <table:table-cell office:value-type="float" office:value="2257567">
            <text:p>2257567</text:p>
          </table:table-cell>
          <table:table-cell office:value-type="float" office:value="1708194">
            <text:p>1708194</text:p>
          </table:table-cell>
          <table:table-cell office:value-type="float" office:value="839870">
            <text:p>839870</text:p>
          </table:table-cell>
          <table:table-cell office:value-type="float" office:value="1447898">
            <text:p>1447898</text:p>
          </table:table-cell>
          <table:table-cell office:value-type="float" office:value="1468189">
            <text:p>1468189</text:p>
          </table:table-cell>
          <table:table-cell office:value-type="float" office:value="2524740">
            <text:p>2524740</text:p>
          </table:table-cell>
          <table:table-cell office:value-type="float" office:value="2958328">
            <text:p>2958328</text:p>
          </table:table-cell>
          <table:table-cell office:value-type="float" office:value="5553057">
            <text:p>5553057</text:p>
          </table:table-cell>
          <table:table-cell office:value-type="float" office:value="3044745">
            <text:p>3044745</text:p>
          </table:table-cell>
          <table:table-cell office:value-type="float" office:value="3094441">
            <text:p>3094441</text:p>
          </table:table-cell>
          <table:table-cell office:value-type="float" office:value="4651964">
            <text:p>4651964</text:p>
          </table:table-cell>
          <table:table-cell office:value-type="float" office:value="3120200">
            <text:p>3120200</text:p>
          </table:table-cell>
          <table:table-cell office:value-type="float" office:value="4185249">
            <text:p>4185249</text:p>
          </table:table-cell>
          <table:table-cell office:value-type="float" office:value="2883211">
            <text:p>2883211</text:p>
          </table:table-cell>
          <table:table-cell office:value-type="float" office:value="4856860">
            <text:p>4856860</text:p>
          </table:table-cell>
          <table:table-cell office:value-type="float" office:value="4658549">
            <text:p>4658549</text:p>
          </table:table-cell>
          <table:table-cell office:value-type="float" office:value="3995485">
            <text:p>3995485</text:p>
          </table:table-cell>
          <table:table-cell office:value-type="float" office:value="5479289">
            <text:p>5479289</text:p>
          </table:table-cell>
          <table:table-cell office:value-type="float" office:value="3992747">
            <text:p>3992747</text:p>
          </table:table-cell>
          <table:table-cell office:value-type="float" office:value="4378686">
            <text:p>4378686</text:p>
          </table:table-cell>
          <table:table-cell office:value-type="float" office:value="4269677">
            <text:p>4269677</text:p>
          </table:table-cell>
          <table:table-cell office:value-type="float" office:value="4323164">
            <text:p>4323164</text:p>
          </table:table-cell>
          <table:table-cell office:value-type="float" office:value="4386376">
            <text:p>4386376</text:p>
          </table:table-cell>
          <table:table-cell office:value-type="float" office:value="4738674">
            <text:p>4738674</text:p>
          </table:table-cell>
          <table:table-cell office:value-type="float" office:value="4016378">
            <text:p>4016378</text:p>
          </table:table-cell>
          <table:table-cell office:value-type="float" office:value="6124993">
            <text:p>6124993</text:p>
          </table:table-cell>
          <table:table-cell office:value-type="float" office:value="6309802">
            <text:p>6309802</text:p>
          </table:table-cell>
          <table:table-cell office:value-type="float" office:value="7584214">
            <text:p>7584214</text:p>
          </table:table-cell>
          <table:table-cell office:value-type="float" office:value="6901191">
            <text:p>6901191</text:p>
          </table:table-cell>
          <table:table-cell office:value-type="float" office:value="6946997">
            <text:p>6946997</text:p>
          </table:table-cell>
          <table:table-cell office:value-type="float" office:value="5777177">
            <text:p>5777177</text:p>
          </table:table-cell>
          <table:table-cell office:value-type="float" office:value="7617057">
            <text:p>7617057</text:p>
          </table:table-cell>
          <table:table-cell office:value-type="float" office:value="4908120">
            <text:p>4908120</text:p>
          </table:table-cell>
          <table:table-cell office:value-type="float" office:value="5790372">
            <text:p>5790372</text:p>
          </table:table-cell>
          <table:table-cell office:value-type="float" office:value="5321023">
            <text:p>5321023</text:p>
          </table:table-cell>
          <table:table-cell office:value-type="float" office:value="3343274">
            <text:p>3343274</text:p>
          </table:table-cell>
          <table:table-cell office:value-type="float" office:value="4285381">
            <text:p>4285381</text:p>
          </table:table-cell>
          <table:table-cell office:value-type="float" office:value="4529834">
            <text:p>4529834</text:p>
          </table:table-cell>
          <table:table-cell office:value-type="float" office:value="3723163">
            <text:p>3723163</text:p>
          </table:table-cell>
          <table:table-cell office:value-type="float" office:value="4191796">
            <text:p>4191796</text:p>
          </table:table-cell>
          <table:table-cell office:value-type="float" office:value="5261009">
            <text:p>5261009</text:p>
          </table:table-cell>
          <table:table-cell office:value-type="float" office:value="5457309">
            <text:p>5457309</text:p>
          </table:table-cell>
          <table:table-cell office:value-type="float" office:value="3043360">
            <text:p>3043360</text:p>
          </table:table-cell>
          <table:table-cell office:value-type="float" office:value="4938441">
            <text:p>4938441</text:p>
          </table:table-cell>
          <table:table-cell office:value-type="float" office:value="3776755">
            <text:p>3776755</text:p>
          </table:table-cell>
          <table:table-cell office:value-type="float" office:value="4582084">
            <text:p>4582084</text:p>
          </table:table-cell>
          <table:table-cell office:value-type="float" office:value="4537404">
            <text:p>4537404</text:p>
          </table:table-cell>
          <table:table-cell office:value-type="float" office:value="5121507">
            <text:p>5121507</text:p>
          </table:table-cell>
          <table:table-cell office:value-type="float" office:value="4569226">
            <text:p>4569226</text:p>
          </table:table-cell>
          <table:table-cell office:value-type="float" office:value="5021926">
            <text:p>5021926</text:p>
          </table:table-cell>
          <table:table-cell office:value-type="float" office:value="3324160">
            <text:p>3324160</text:p>
          </table:table-cell>
          <table:table-cell office:value-type="float" office:value="3863453">
            <text:p>3863453</text:p>
          </table:table-cell>
          <table:table-cell office:value-type="float" office:value="4237891">
            <text:p>4237891</text:p>
          </table:table-cell>
          <table:table-cell office:value-type="float" office:value="4666719">
            <text:p>4666719</text:p>
          </table:table-cell>
          <table:table-cell office:value-type="float" office:value="4368602">
            <text:p>4368602</text:p>
          </table:table-cell>
          <table:table-cell office:value-type="float" office:value="5391122">
            <text:p>5391122</text:p>
          </table:table-cell>
          <table:table-cell office:value-type="float" office:value="4592114">
            <text:p>4592114</text:p>
          </table:table-cell>
          <table:table-cell office:value-type="float" office:value="5934909">
            <text:p>5934909</text:p>
          </table:table-cell>
          <table:table-cell office:value-type="float" office:value="3706574">
            <text:p>3706574</text:p>
          </table:table-cell>
          <table:table-cell office:value-type="float" office:value="4269236">
            <text:p>4269236</text:p>
          </table:table-cell>
          <table:table-cell office:value-type="float" office:value="4284293">
            <text:p>4284293</text:p>
          </table:table-cell>
          <table:table-cell office:value-type="float" office:value="5296632">
            <text:p>5296632</text:p>
          </table:table-cell>
          <table:table-cell office:value-type="float" office:value="4975954">
            <text:p>4975954</text:p>
          </table:table-cell>
          <table:table-cell office:value-type="float" office:value="6642517">
            <text:p>6642517</text:p>
          </table:table-cell>
          <table:table-cell office:value-type="float" office:value="5620913">
            <text:p>5620913</text:p>
          </table:table-cell>
          <table:table-cell office:value-type="float" office:value="5280658">
            <text:p>5280658</text:p>
          </table:table-cell>
          <table:table-cell office:value-type="float" office:value="2668599">
            <text:p>2668599</text:p>
          </table:table-cell>
          <table:table-cell office:value-type="float" office:value="4103817">
            <text:p>4103817</text:p>
          </table:table-cell>
          <table:table-cell office:value-type="float" office:value="4120131">
            <text:p>4120131</text:p>
          </table:table-cell>
          <table:table-cell office:value-type="float" office:value="3871832">
            <text:p>3871832</text:p>
          </table:table-cell>
          <table:table-cell office:value-type="float" office:value="4523250">
            <text:p>4523250</text:p>
          </table:table-cell>
          <table:table-cell office:value-type="float" office:value="3372654">
            <text:p>3372654</text:p>
          </table:table-cell>
          <table:table-cell office:value-type="float" office:value="4931218">
            <text:p>4931218</text:p>
          </table:table-cell>
          <table:table-cell office:value-type="float" office:value="4160196">
            <text:p>4160196</text:p>
          </table:table-cell>
          <table:table-cell office:value-type="float" office:value="3436547">
            <text:p>3436547</text:p>
          </table:table-cell>
          <table:table-cell office:value-type="float" office:value="4193279">
            <text:p>4193279</text:p>
          </table:table-cell>
          <table:table-cell office:value-type="float" office:value="5682912">
            <text:p>5682912</text:p>
          </table:table-cell>
          <table:table-cell office:value-type="float" office:value="4933184">
            <text:p>4933184</text:p>
          </table:table-cell>
          <table:table-cell office:value-type="float" office:value="5077561">
            <text:p>5077561</text:p>
          </table:table-cell>
          <table:table-cell office:value-type="float" office:value="5494692">
            <text:p>5494692</text:p>
          </table:table-cell>
          <table:table-cell office:value-type="float" office:value="5169016">
            <text:p>5169016</text:p>
          </table:table-cell>
          <table:table-cell office:value-type="float" office:value="3510964">
            <text:p>3510964</text:p>
          </table:table-cell>
          <table:table-cell office:value-type="float" office:value="4308280">
            <text:p>4308280</text:p>
          </table:table-cell>
          <table:table-cell office:value-type="float" office:value="3257606">
            <text:p>3257606</text:p>
          </table:table-cell>
          <table:table-cell office:value-type="float" office:value="3191473">
            <text:p>3191473</text:p>
          </table:table-cell>
          <table:table-cell office:value-type="float" office:value="2577910">
            <text:p>2577910</text:p>
          </table:table-cell>
          <table:table-cell office:value-type="float" office:value="3608220">
            <text:p>3608220</text:p>
          </table:table-cell>
          <table:table-cell office:value-type="float" office:value="3990143">
            <text:p>3990143</text:p>
          </table:table-cell>
          <table:table-cell office:value-type="float" office:value="3913201">
            <text:p>3913201</text:p>
          </table:table-cell>
          <table:table-cell office:value-type="float" office:value="3584963">
            <text:p>3584963</text:p>
          </table:table-cell>
          <table:table-cell office:value-type="float" office:value="3048367">
            <text:p>3048367</text:p>
          </table:table-cell>
          <table:table-cell office:value-type="float" office:value="2875650">
            <text:p>2875650</text:p>
          </table:table-cell>
          <table:table-cell office:value-type="float" office:value="3435152">
            <text:p>3435152</text:p>
          </table:table-cell>
          <table:table-cell office:value-type="float" office:value="3964606">
            <text:p>3964606</text:p>
          </table:table-cell>
          <table:table-cell office:value-type="float" office:value="3407722">
            <text:p>3407722</text:p>
          </table:table-cell>
          <table:table-cell office:value-type="float" office:value="3088986">
            <text:p>3088986</text:p>
          </table:table-cell>
          <table:table-cell office:value-type="float" office:value="3391841">
            <text:p>3391841</text:p>
          </table:table-cell>
          <table:table-cell office:value-type="float" office:value="4494000">
            <text:p>4494000</text:p>
          </table:table-cell>
          <table:table-cell office:value-type="float" office:value="4131314">
            <text:p>4131314</text:p>
          </table:table-cell>
          <table:table-cell office:value-type="float" office:value="6025431">
            <text:p>6025431</text:p>
          </table:table-cell>
          <table:table-cell office:value-type="float" office:value="6230928">
            <text:p>6230928</text:p>
          </table:table-cell>
          <table:table-cell office:value-type="float" office:value="6271638">
            <text:p>6271638</text:p>
          </table:table-cell>
          <table:table-cell office:value-type="float" office:value="3650362">
            <text:p>3650362</text:p>
          </table:table-cell>
          <table:table-cell office:value-type="float" office:value="3634409">
            <text:p>3634409</text:p>
          </table:table-cell>
          <table:table-cell office:value-type="float" office:value="4202715">
            <text:p>4202715</text:p>
          </table:table-cell>
          <table:table-cell office:value-type="float" office:value="4271399">
            <text:p>4271399</text:p>
          </table:table-cell>
          <table:table-cell office:value-type="float" office:value="5241234">
            <text:p>5241234</text:p>
          </table:table-cell>
          <table:table-cell office:value-type="float" office:value="4310724">
            <text:p>4310724</text:p>
          </table:table-cell>
          <table:table-cell office:value-type="float" office:value="4268290">
            <text:p>4268290</text:p>
          </table:table-cell>
          <table:table-cell office:value-type="float" office:value="2834960">
            <text:p>2834960</text:p>
          </table:table-cell>
          <table:table-cell office:value-type="float" office:value="5073650">
            <text:p>5073650</text:p>
          </table:table-cell>
          <table:table-cell office:value-type="float" office:value="5717316">
            <text:p>5717316</text:p>
          </table:table-cell>
          <table:table-cell office:value-type="float" office:value="5666983">
            <text:p>5666983</text:p>
          </table:table-cell>
          <table:table-cell office:value-type="float" office:value="5552059">
            <text:p>5552059</text:p>
          </table:table-cell>
          <table:table-cell office:value-type="float" office:value="4397352">
            <text:p>4397352</text:p>
          </table:table-cell>
          <table:table-cell office:value-type="float" office:value="5213232">
            <text:p>5213232</text:p>
          </table:table-cell>
          <table:table-cell office:value-type="float" office:value="4757933">
            <text:p>4757933</text:p>
          </table:table-cell>
          <table:table-cell office:value-type="float" office:value="4396328">
            <text:p>4396328</text:p>
          </table:table-cell>
          <table:table-cell office:value-type="float" office:value="3563035">
            <text:p>3563035</text:p>
          </table:table-cell>
          <table:table-cell office:value-type="float" office:value="4220244">
            <text:p>4220244</text:p>
          </table:table-cell>
          <table:table-cell office:value-type="float" office:value="4747478">
            <text:p>4747478</text:p>
          </table:table-cell>
          <table:table-cell office:value-type="float" office:value="3376336">
            <text:p>3376336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float" office:value="1151963">
            <text:p>1151963</text:p>
          </table:table-cell>
          <table:table-cell office:value-type="float" office:value="1841972">
            <text:p>1841972</text:p>
          </table:table-cell>
          <table:table-cell office:value-type="float" office:value="1948481">
            <text:p>1948481</text:p>
          </table:table-cell>
          <table:table-cell office:value-type="float" office:value="1857810">
            <text:p>1857810</text:p>
          </table:table-cell>
          <table:table-cell office:value-type="float" office:value="2315326">
            <text:p>2315326</text:p>
          </table:table-cell>
          <table:table-cell office:value-type="float" office:value="2064257">
            <text:p>2064257</text:p>
          </table:table-cell>
          <table:table-cell office:value-type="float" office:value="1807168">
            <text:p>1807168</text:p>
          </table:table-cell>
          <table:table-cell office:value-type="float" office:value="1454525">
            <text:p>1454525</text:p>
          </table:table-cell>
          <table:table-cell office:value-type="float" office:value="1449729">
            <text:p>1449729</text:p>
          </table:table-cell>
          <table:table-cell office:value-type="float" office:value="1047097">
            <text:p>1047097</text:p>
          </table:table-cell>
          <table:table-cell office:value-type="float" office:value="1639248">
            <text:p>1639248</text:p>
          </table:table-cell>
          <table:table-cell office:value-type="float" office:value="1697525">
            <text:p>1697525</text:p>
          </table:table-cell>
          <table:table-cell office:value-type="float" office:value="1951621">
            <text:p>1951621</text:p>
          </table:table-cell>
          <table:table-cell office:value-type="float" office:value="2113258">
            <text:p>2113258</text:p>
          </table:table-cell>
          <table:table-cell office:value-type="float" office:value="2219871">
            <text:p>2219871</text:p>
          </table:table-cell>
          <table:table-cell office:value-type="float" office:value="1915448">
            <text:p>1915448</text:p>
          </table:table-cell>
          <table:table-cell office:value-type="float" office:value="1827111">
            <text:p>1827111</text:p>
          </table:table-cell>
          <table:table-cell office:value-type="float" office:value="2250611">
            <text:p>2250611</text:p>
          </table:table-cell>
          <table:table-cell office:value-type="float" office:value="1645530">
            <text:p>1645530</text:p>
          </table:table-cell>
          <table:table-cell office:value-type="float" office:value="1784370">
            <text:p>1784370</text:p>
          </table:table-cell>
          <table:table-cell office:value-type="float" office:value="1614752">
            <text:p>1614752</text:p>
          </table:table-cell>
          <table:table-cell office:value-type="float" office:value="1081424">
            <text:p>1081424</text:p>
          </table:table-cell>
          <table:table-cell office:value-type="float" office:value="1851152">
            <text:p>1851152</text:p>
          </table:table-cell>
          <table:table-cell office:value-type="float" office:value="1586900">
            <text:p>1586900</text:p>
          </table:table-cell>
          <table:table-cell office:value-type="float" office:value="1444229">
            <text:p>1444229</text:p>
          </table:table-cell>
          <table:table-cell office:value-type="float" office:value="1174391">
            <text:p>1174391</text:p>
          </table:table-cell>
          <table:table-cell office:value-type="float" office:value="1719768">
            <text:p>1719768</text:p>
          </table:table-cell>
          <table:table-cell office:value-type="float" office:value="1729315">
            <text:p>1729315</text:p>
          </table:table-cell>
          <table:table-cell office:value-type="float" office:value="1467175">
            <text:p>1467175</text:p>
          </table:table-cell>
          <table:table-cell office:value-type="float" office:value="1521662">
            <text:p>1521662</text:p>
          </table:table-cell>
          <table:table-cell office:value-type="float" office:value="1571278">
            <text:p>1571278</text:p>
          </table:table-cell>
          <table:table-cell office:value-type="float" office:value="1938876">
            <text:p>1938876</text:p>
          </table:table-cell>
          <table:table-cell office:value-type="float" office:value="1956441">
            <text:p>1956441</text:p>
          </table:table-cell>
          <table:table-cell office:value-type="float" office:value="1925169">
            <text:p>1925169</text:p>
          </table:table-cell>
          <table:table-cell office:value-type="float" office:value="2092430">
            <text:p>2092430</text:p>
          </table:table-cell>
          <table:table-cell office:value-type="float" office:value="1162738">
            <text:p>1162738</text:p>
          </table:table-cell>
          <table:table-cell office:value-type="float" office:value="1429868">
            <text:p>1429868</text:p>
          </table:table-cell>
          <table:table-cell office:value-type="float" office:value="1373473">
            <text:p>1373473</text:p>
          </table:table-cell>
          <table:table-cell office:value-type="float" office:value="1554161">
            <text:p>1554161</text:p>
          </table:table-cell>
          <table:table-cell office:value-type="float" office:value="1996555">
            <text:p>1996555</text:p>
          </table:table-cell>
          <table:table-cell office:value-type="float" office:value="1400950">
            <text:p>1400950</text:p>
          </table:table-cell>
          <table:table-cell office:value-type="float" office:value="1517369">
            <text:p>1517369</text:p>
          </table:table-cell>
          <table:table-cell office:value-type="float" office:value="1694699">
            <text:p>1694699</text:p>
          </table:table-cell>
          <table:table-cell office:value-type="float" office:value="1008366">
            <text:p>1008366</text:p>
          </table:table-cell>
          <table:table-cell office:value-type="float" office:value="871809">
            <text:p>871809</text:p>
          </table:table-cell>
          <table:table-cell office:value-type="float" office:value="1569878">
            <text:p>1569878</text:p>
          </table:table-cell>
          <table:table-cell office:value-type="float" office:value="1398927">
            <text:p>1398927</text:p>
          </table:table-cell>
          <table:table-cell office:value-type="float" office:value="2118829">
            <text:p>2118829</text:p>
          </table:table-cell>
          <table:table-cell office:value-type="float" office:value="1916223">
            <text:p>1916223</text:p>
          </table:table-cell>
          <table:table-cell office:value-type="float" office:value="1461234">
            <text:p>1461234</text:p>
          </table:table-cell>
          <table:table-cell office:value-type="float" office:value="2126882">
            <text:p>2126882</text:p>
          </table:table-cell>
          <table:table-cell office:value-type="float" office:value="2296600">
            <text:p>2296600</text:p>
          </table:table-cell>
          <table:table-cell office:value-type="float" office:value="2091853">
            <text:p>2091853</text:p>
          </table:table-cell>
          <table:table-cell office:value-type="float" office:value="2156611">
            <text:p>2156611</text:p>
          </table:table-cell>
          <table:table-cell office:value-type="float" office:value="1915577">
            <text:p>1915577</text:p>
          </table:table-cell>
          <table:table-cell office:value-type="float" office:value="1072625">
            <text:p>1072625</text:p>
          </table:table-cell>
          <table:table-cell office:value-type="float" office:value="552586">
            <text:p>552586</text:p>
          </table:table-cell>
          <table:table-cell office:value-type="float" office:value="1390144">
            <text:p>1390144</text:p>
          </table:table-cell>
          <table:table-cell office:value-type="float" office:value="1617355">
            <text:p>1617355</text:p>
          </table:table-cell>
          <table:table-cell office:value-type="float" office:value="1621567">
            <text:p>1621567</text:p>
          </table:table-cell>
          <table:table-cell office:value-type="float" office:value="1088955">
            <text:p>1088955</text:p>
          </table:table-cell>
          <table:table-cell office:value-type="float" office:value="1451343">
            <text:p>1451343</text:p>
          </table:table-cell>
          <table:table-cell office:value-type="float" office:value="2149765">
            <text:p>2149765</text:p>
          </table:table-cell>
          <table:table-cell office:value-type="float" office:value="1803574">
            <text:p>1803574</text:p>
          </table:table-cell>
          <table:table-cell office:value-type="float" office:value="1756032">
            <text:p>1756032</text:p>
          </table:table-cell>
          <table:table-cell office:value-type="float" office:value="2336560">
            <text:p>2336560</text:p>
          </table:table-cell>
          <table:table-cell office:value-type="float" office:value="1913621">
            <text:p>1913621</text:p>
          </table:table-cell>
          <table:table-cell office:value-type="float" office:value="1369016">
            <text:p>1369016</text:p>
          </table:table-cell>
          <table:table-cell office:value-type="float" office:value="1429191">
            <text:p>1429191</text:p>
          </table:table-cell>
          <table:table-cell office:value-type="float" office:value="1576040">
            <text:p>1576040</text:p>
          </table:table-cell>
          <table:table-cell office:value-type="float" office:value="1264761">
            <text:p>1264761</text:p>
          </table:table-cell>
          <table:table-cell office:value-type="float" office:value="837617">
            <text:p>837617</text:p>
          </table:table-cell>
          <table:table-cell office:value-type="float" office:value="1644393">
            <text:p>1644393</text:p>
          </table:table-cell>
          <table:table-cell office:value-type="float" office:value="2703939">
            <text:p>2703939</text:p>
          </table:table-cell>
          <table:table-cell office:value-type="float" office:value="2462076">
            <text:p>2462076</text:p>
          </table:table-cell>
          <table:table-cell office:value-type="float" office:value="1721738">
            <text:p>1721738</text:p>
          </table:table-cell>
          <table:table-cell office:value-type="float" office:value="2029556">
            <text:p>2029556</text:p>
          </table:table-cell>
          <table:table-cell office:value-type="float" office:value="1670408">
            <text:p>1670408</text:p>
          </table:table-cell>
          <table:table-cell office:value-type="float" office:value="1500580">
            <text:p>1500580</text:p>
          </table:table-cell>
          <table:table-cell office:value-type="float" office:value="954752">
            <text:p>954752</text:p>
          </table:table-cell>
          <table:table-cell office:value-type="float" office:value="1576916">
            <text:p>1576916</text:p>
          </table:table-cell>
          <table:table-cell office:value-type="float" office:value="1682645">
            <text:p>1682645</text:p>
          </table:table-cell>
          <table:table-cell office:value-type="float" office:value="1256273">
            <text:p>1256273</text:p>
          </table:table-cell>
          <table:table-cell office:value-type="float" office:value="1443763">
            <text:p>1443763</text:p>
          </table:table-cell>
          <table:table-cell office:value-type="float" office:value="1450699">
            <text:p>1450699</text:p>
          </table:table-cell>
          <table:table-cell office:value-type="float" office:value="1629709">
            <text:p>1629709</text:p>
          </table:table-cell>
          <table:table-cell office:value-type="float" office:value="1387198">
            <text:p>1387198</text:p>
          </table:table-cell>
          <table:table-cell office:value-type="float" office:value="1912794">
            <text:p>1912794</text:p>
          </table:table-cell>
          <table:table-cell office:value-type="float" office:value="1527625">
            <text:p>1527625</text:p>
          </table:table-cell>
          <table:table-cell office:value-type="float" office:value="1345087">
            <text:p>1345087</text:p>
          </table:table-cell>
          <table:table-cell office:value-type="float" office:value="1433328">
            <text:p>1433328</text:p>
          </table:table-cell>
          <table:table-cell office:value-type="float" office:value="1541964">
            <text:p>1541964</text:p>
          </table:table-cell>
          <table:table-cell office:value-type="float" office:value="1773325">
            <text:p>1773325</text:p>
          </table:table-cell>
          <table:table-cell office:value-type="float" office:value="1873231">
            <text:p>1873231</text:p>
          </table:table-cell>
          <table:table-cell office:value-type="float" office:value="1591905">
            <text:p>1591905</text:p>
          </table:table-cell>
          <table:table-cell office:value-type="float" office:value="1386341">
            <text:p>1386341</text:p>
          </table:table-cell>
          <table:table-cell office:value-type="float" office:value="1833559">
            <text:p>1833559</text:p>
          </table:table-cell>
          <table:table-cell office:value-type="float" office:value="2201944">
            <text:p>2201944</text:p>
          </table:table-cell>
          <table:table-cell office:value-type="float" office:value="2697120">
            <text:p>2697120</text:p>
          </table:table-cell>
          <table:table-cell office:value-type="float" office:value="1930697">
            <text:p>1930697</text:p>
          </table:table-cell>
          <table:table-cell office:value-type="float" office:value="1707886">
            <text:p>1707886</text:p>
          </table:table-cell>
          <table:table-cell office:value-type="float" office:value="2190100">
            <text:p>2190100</text:p>
          </table:table-cell>
          <table:table-cell office:value-type="float" office:value="1148863">
            <text:p>1148863</text:p>
          </table:table-cell>
          <table:table-cell office:value-type="float" office:value="1730934">
            <text:p>1730934</text:p>
          </table:table-cell>
          <table:table-cell office:value-type="float" office:value="1366006">
            <text:p>1366006</text:p>
          </table:table-cell>
          <table:table-cell office:value-type="float" office:value="1259639">
            <text:p>1259639</text:p>
          </table:table-cell>
          <table:table-cell office:value-type="float" office:value="836885">
            <text:p>836885</text:p>
          </table:table-cell>
          <table:table-cell office:value-type="float" office:value="653909">
            <text:p>653909</text:p>
          </table:table-cell>
          <table:table-cell office:value-type="float" office:value="1111648">
            <text:p>1111648</text:p>
          </table:table-cell>
          <table:table-cell office:value-type="float" office:value="1746541">
            <text:p>1746541</text:p>
          </table:table-cell>
          <table:table-cell office:value-type="float" office:value="1714782">
            <text:p>1714782</text:p>
          </table:table-cell>
          <table:table-cell office:value-type="float" office:value="2101802">
            <text:p>2101802</text:p>
          </table:table-cell>
          <table:table-cell office:value-type="float" office:value="1874177">
            <text:p>1874177</text:p>
          </table:table-cell>
          <table:table-cell office:value-type="float" office:value="1456779">
            <text:p>1456779</text:p>
          </table:table-cell>
          <table:table-cell office:value-type="float" office:value="949593">
            <text:p>949593</text:p>
          </table:table-cell>
          <table:table-cell office:value-type="float" office:value="1421740">
            <text:p>1421740</text:p>
          </table:table-cell>
          <table:table-cell office:value-type="float" office:value="1671312">
            <text:p>1671312</text:p>
          </table:table-cell>
          <table:table-cell office:value-type="float" office:value="792138">
            <text:p>792138</text:p>
          </table:table-cell>
          <table:table-cell office:value-type="float" office:value="1433405">
            <text:p>1433405</text:p>
          </table:table-cell>
          <table:table-cell office:value-type="float" office:value="522621">
            <text:p>522621</text:p>
          </table:table-cell>
          <table:table-cell office:value-type="float" office:value="1366214">
            <text:p>1366214</text:p>
          </table:table-cell>
          <table:table-cell office:value-type="float" office:value="2531384">
            <text:p>2531384</text:p>
          </table:table-cell>
          <table:table-cell office:value-type="float" office:value="1865123">
            <text:p>1865123</text:p>
          </table:table-cell>
          <table:table-cell office:value-type="float" office:value="2951000">
            <text:p>2951000</text:p>
          </table:table-cell>
          <table:table-cell office:value-type="float" office:value="2421421">
            <text:p>2421421</text:p>
          </table:table-cell>
          <table:table-cell office:value-type="float" office:value="1623436">
            <text:p>1623436</text:p>
          </table:table-cell>
          <table:table-cell office:value-type="float" office:value="1816795">
            <text:p>1816795</text:p>
          </table:table-cell>
          <table:table-cell office:value-type="float" office:value="1602720">
            <text:p>1602720</text:p>
          </table:table-cell>
          <table:table-cell office:value-type="float" office:value="1824591">
            <text:p>1824591</text:p>
          </table:table-cell>
          <table:table-cell office:value-type="float" office:value="1169038">
            <text:p>1169038</text:p>
          </table:table-cell>
          <table:table-cell office:value-type="float" office:value="771106">
            <text:p>771106</text:p>
          </table:table-cell>
          <table:table-cell office:value-type="float" office:value="377303">
            <text:p>377303</text:p>
          </table:table-cell>
          <table:table-cell office:value-type="float" office:value="869205">
            <text:p>869205</text:p>
          </table:table-cell>
          <table:table-cell office:value-type="float" office:value="1646371">
            <text:p>1646371</text:p>
          </table:table-cell>
          <table:table-cell office:value-type="float" office:value="1726797">
            <text:p>1726797</text:p>
          </table:table-cell>
          <table:table-cell office:value-type="float" office:value="2063844">
            <text:p>2063844</text:p>
          </table:table-cell>
          <table:table-cell office:value-type="float" office:value="1431963">
            <text:p>1431963</text:p>
          </table:table-cell>
          <table:table-cell office:value-type="float" office:value="1311759">
            <text:p>1311759</text:p>
          </table:table-cell>
          <table:table-cell office:value-type="float" office:value="1572748">
            <text:p>1572748</text:p>
          </table:table-cell>
          <table:table-cell office:value-type="float" office:value="1440317">
            <text:p>1440317</text:p>
          </table:table-cell>
          <table:table-cell office:value-type="float" office:value="1864986">
            <text:p>1864986</text:p>
          </table:table-cell>
          <table:table-cell office:value-type="float" office:value="987265">
            <text:p>987265</text:p>
          </table:table-cell>
          <table:table-cell office:value-type="float" office:value="295761">
            <text:p>295761</text:p>
          </table:table-cell>
          <table:table-cell office:value-type="float" office:value="532880">
            <text:p>532880</text:p>
          </table:table-cell>
          <table:table-cell office:value-type="float" office:value="1195946">
            <text:p>1195946</text:p>
          </table:table-cell>
          <table:table-cell office:value-type="float" office:value="672005">
            <text:p>672005</text:p>
          </table:table-cell>
          <table:table-cell office:value-type="float" office:value="1268956">
            <text:p>1268956</text:p>
          </table:table-cell>
          <table:table-cell office:value-type="float" office:value="2088714">
            <text:p>2088714</text:p>
          </table:table-cell>
          <table:table-cell office:value-type="float" office:value="1797234">
            <text:p>1797234</text:p>
          </table:table-cell>
          <table:table-cell office:value-type="float" office:value="592778">
            <text:p>592778</text:p>
          </table:table-cell>
          <table:table-cell office:value-type="float" office:value="1172035">
            <text:p>1172035</text:p>
          </table:table-cell>
          <table:table-cell office:value-type="float" office:value="1227929">
            <text:p>1227929</text:p>
          </table:table-cell>
          <table:table-cell office:value-type="float" office:value="1724240">
            <text:p>1724240</text:p>
          </table:table-cell>
          <table:table-cell office:value-type="float" office:value="1451546">
            <text:p>1451546</text:p>
          </table:table-cell>
          <table:table-cell office:value-type="float" office:value="1073487">
            <text:p>1073487</text:p>
          </table:table-cell>
          <table:table-cell office:value-type="float" office:value="1593775">
            <text:p>1593775</text:p>
          </table:table-cell>
          <table:table-cell office:value-type="float" office:value="3370777">
            <text:p>3370777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float" office:value="0">
            <text:p>0</text:p>
          </table:table-cell>
          <table:table-cell office:value-type="float" office:value="66067">
            <text:p>66067</text:p>
          </table:table-cell>
          <table:table-cell office:value-type="float" office:value="37863">
            <text:p>37863</text:p>
          </table:table-cell>
          <table:table-cell office:value-type="float" office:value="43469">
            <text:p>43469</text:p>
          </table:table-cell>
          <table:table-cell office:value-type="float" office:value="65185">
            <text:p>65185</text:p>
          </table:table-cell>
          <table:table-cell office:value-type="float" office:value="67643">
            <text:p>67643</text:p>
          </table:table-cell>
          <table:table-cell office:value-type="float" office:value="65927">
            <text:p>65927</text:p>
          </table:table-cell>
          <table:table-cell office:value-type="float" office:value="46242">
            <text:p>46242</text:p>
          </table:table-cell>
          <table:table-cell office:value-type="float" office:value="61182">
            <text:p>61182</text:p>
          </table:table-cell>
          <table:table-cell office:value-type="float" office:value="58102">
            <text:p>58102</text:p>
          </table:table-cell>
          <table:table-cell office:value-type="float" office:value="23070">
            <text:p>23070</text:p>
          </table:table-cell>
          <table:table-cell office:value-type="float" office:value="27996">
            <text:p>27996</text:p>
          </table:table-cell>
          <table:table-cell office:value-type="float" office:value="71126">
            <text:p>71126</text:p>
          </table:table-cell>
          <table:table-cell office:value-type="float" office:value="78494">
            <text:p>78494</text:p>
          </table:table-cell>
          <table:table-cell office:value-type="float" office:value="50377">
            <text:p>50377</text:p>
          </table:table-cell>
          <table:table-cell office:value-type="float" office:value="27445">
            <text:p>27445</text:p>
          </table:table-cell>
          <table:table-cell office:value-type="float" office:value="75088">
            <text:p>75088</text:p>
          </table:table-cell>
          <table:table-cell office:value-type="float" office:value="39242">
            <text:p>39242</text:p>
          </table:table-cell>
          <table:table-cell office:value-type="float" office:value="49809">
            <text:p>49809</text:p>
          </table:table-cell>
          <table:table-cell office:value-type="float" office:value="55251">
            <text:p>55251</text:p>
          </table:table-cell>
          <table:table-cell office:value-type="float" office:value="33204">
            <text:p>33204</text:p>
          </table:table-cell>
          <table:table-cell office:value-type="float" office:value="42600">
            <text:p>42600</text:p>
          </table:table-cell>
          <table:table-cell office:value-type="float" office:value="40994">
            <text:p>40994</text:p>
          </table:table-cell>
          <table:table-cell office:value-type="float" office:value="17007">
            <text:p>17007</text:p>
          </table:table-cell>
          <table:table-cell office:value-type="float" office:value="39604">
            <text:p>39604</text:p>
          </table:table-cell>
          <table:table-cell office:value-type="float" office:value="49791">
            <text:p>49791</text:p>
          </table:table-cell>
          <table:table-cell office:value-type="float" office:value="57510">
            <text:p>57510</text:p>
          </table:table-cell>
          <table:table-cell office:value-type="float" office:value="36075">
            <text:p>36075</text:p>
          </table:table-cell>
          <table:table-cell office:value-type="float" office:value="79513">
            <text:p>79513</text:p>
          </table:table-cell>
          <table:table-cell office:value-type="float" office:value="77039">
            <text:p>77039</text:p>
          </table:table-cell>
          <table:table-cell office:value-type="float" office:value="40581">
            <text:p>40581</text:p>
          </table:table-cell>
          <table:table-cell office:value-type="float" office:value="50337">
            <text:p>50337</text:p>
          </table:table-cell>
          <table:table-cell office:value-type="float" office:value="71960">
            <text:p>71960</text:p>
          </table:table-cell>
          <table:table-cell office:value-type="float" office:value="71116">
            <text:p>71116</text:p>
          </table:table-cell>
          <table:table-cell office:value-type="float" office:value="9089">
            <text:p>9089</text:p>
          </table:table-cell>
          <table:table-cell office:value-type="float" office:value="12643">
            <text:p>12643</text:p>
          </table:table-cell>
          <table:table-cell office:value-type="float" office:value="40459">
            <text:p>40459</text:p>
          </table:table-cell>
          <table:table-cell office:value-type="float" office:value="16978">
            <text:p>16978</text:p>
          </table:table-cell>
          <table:table-cell office:value-type="float" office:value="0">
            <text:p>0</text:p>
          </table:table-cell>
          <table:table-cell office:value-type="float" office:value="9072">
            <text:p>9072</text:p>
          </table:table-cell>
          <table:table-cell office:value-type="float" office:value="0">
            <text:p>0</text:p>
          </table:table-cell>
          <table:table-cell office:value-type="float" office:value="10076">
            <text:p>10076</text:p>
          </table:table-cell>
          <table:table-cell office:value-type="float" office:value="12473">
            <text:p>12473</text:p>
          </table:table-cell>
          <table:table-cell office:value-type="float" office:value="9393">
            <text:p>9393</text:p>
          </table:table-cell>
          <table:table-cell office:value-type="float" office:value="27516">
            <text:p>27516</text:p>
          </table:table-cell>
          <table:table-cell office:value-type="float" office:value="22010">
            <text:p>22010</text:p>
          </table:table-cell>
          <table:table-cell office:value-type="float" office:value="10300">
            <text:p>10300</text:p>
          </table:table-cell>
          <table:table-cell office:value-type="float" office:value="11183">
            <text:p>11183</text:p>
          </table:table-cell>
          <table:table-cell office:value-type="float" office:value="42955">
            <text:p>42955</text:p>
          </table:table-cell>
          <table:table-cell office:value-type="float" office:value="53746">
            <text:p>53746</text:p>
          </table:table-cell>
          <table:table-cell office:value-type="float" office:value="24308">
            <text:p>24308</text:p>
          </table:table-cell>
          <table:table-cell office:value-type="float" office:value="29820">
            <text:p>29820</text:p>
          </table:table-cell>
          <table:table-cell office:value-type="float" office:value="29976">
            <text:p>29976</text:p>
          </table:table-cell>
          <table:table-cell office:value-type="float" office:value="59774">
            <text:p>59774</text:p>
          </table:table-cell>
          <table:table-cell office:value-type="float" office:value="44173">
            <text:p>44173</text:p>
          </table:table-cell>
          <table:table-cell office:value-type="float" office:value="26136">
            <text:p>26136</text:p>
          </table:table-cell>
          <table:table-cell office:value-type="float" office:value="32382">
            <text:p>32382</text:p>
          </table:table-cell>
          <table:table-cell office:value-type="float" office:value="57912">
            <text:p>57912</text:p>
          </table:table-cell>
          <table:table-cell office:value-type="float" office:value="22800">
            <text:p>22800</text:p>
          </table:table-cell>
          <table:table-cell office:value-type="float" office:value="18425">
            <text:p>18425</text:p>
          </table:table-cell>
          <table:table-cell office:value-type="float" office:value="76740">
            <text:p>76740</text:p>
          </table:table-cell>
          <table:table-cell office:value-type="float" office:value="100098">
            <text:p>100098</text:p>
          </table:table-cell>
          <table:table-cell office:value-type="float" office:value="51433">
            <text:p>51433</text:p>
          </table:table-cell>
          <table:table-cell office:value-type="float" office:value="22439">
            <text:p>22439</text:p>
          </table:table-cell>
          <table:table-cell office:value-type="float" office:value="666984">
            <text:p>666984</text:p>
          </table:table-cell>
          <table:table-cell office:value-type="float" office:value="214822">
            <text:p>214822</text:p>
          </table:table-cell>
          <table:table-cell office:value-type="float" office:value="361259">
            <text:p>361259</text:p>
          </table:table-cell>
          <table:table-cell office:value-type="float" office:value="599171">
            <text:p>599171</text:p>
          </table:table-cell>
          <table:table-cell office:value-type="float" office:value="582084">
            <text:p>582084</text:p>
          </table:table-cell>
          <table:table-cell office:value-type="float" office:value="445793">
            <text:p>445793</text:p>
          </table:table-cell>
          <table:table-cell office:value-type="float" office:value="49654">
            <text:p>49654</text:p>
          </table:table-cell>
          <table:table-cell office:value-type="float" office:value="274437">
            <text:p>274437</text:p>
          </table:table-cell>
          <table:table-cell office:value-type="float" office:value="578883">
            <text:p>578883</text:p>
          </table:table-cell>
          <table:table-cell office:value-type="float" office:value="374360">
            <text:p>374360</text:p>
          </table:table-cell>
          <table:table-cell office:value-type="float" office:value="426176">
            <text:p>426176</text:p>
          </table:table-cell>
          <table:table-cell office:value-type="float" office:value="462096">
            <text:p>462096</text:p>
          </table:table-cell>
          <table:table-cell office:value-type="float" office:value="528068">
            <text:p>528068</text:p>
          </table:table-cell>
          <table:table-cell office:value-type="float" office:value="738423">
            <text:p>738423</text:p>
          </table:table-cell>
          <table:table-cell office:value-type="float" office:value="1129140">
            <text:p>1129140</text:p>
          </table:table-cell>
          <table:table-cell office:value-type="float" office:value="778224">
            <text:p>778224</text:p>
          </table:table-cell>
          <table:table-cell office:value-type="float" office:value="1010419">
            <text:p>1010419</text:p>
          </table:table-cell>
          <table:table-cell office:value-type="float" office:value="766080">
            <text:p>766080</text:p>
          </table:table-cell>
          <table:table-cell office:value-type="float" office:value="139104">
            <text:p>139104</text:p>
          </table:table-cell>
          <table:table-cell office:value-type="float" office:value="809735">
            <text:p>809735</text:p>
          </table:table-cell>
          <table:table-cell office:value-type="float" office:value="985128">
            <text:p>985128</text:p>
          </table:table-cell>
          <table:table-cell office:value-type="float" office:value="270673">
            <text:p>270673</text:p>
          </table:table-cell>
          <table:table-cell office:value-type="float" office:value="550012">
            <text:p>550012</text:p>
          </table:table-cell>
          <table:table-cell office:value-type="float" office:value="593627">
            <text:p>593627</text:p>
          </table:table-cell>
          <table:table-cell office:value-type="float" office:value="887291">
            <text:p>887291</text:p>
          </table:table-cell>
          <table:table-cell office:value-type="float" office:value="1191778">
            <text:p>1191778</text:p>
          </table:table-cell>
          <table:table-cell office:value-type="float" office:value="2136753">
            <text:p>2136753</text:p>
          </table:table-cell>
          <table:table-cell office:value-type="float" office:value="1058880">
            <text:p>1058880</text:p>
          </table:table-cell>
          <table:table-cell office:value-type="float" office:value="1198978">
            <text:p>1198978</text:p>
          </table:table-cell>
          <table:table-cell office:value-type="float" office:value="851855">
            <text:p>851855</text:p>
          </table:table-cell>
          <table:table-cell office:value-type="float" office:value="569772">
            <text:p>569772</text:p>
          </table:table-cell>
          <table:table-cell office:value-type="float" office:value="755599">
            <text:p>755599</text:p>
          </table:table-cell>
          <table:table-cell office:value-type="float" office:value="1003479">
            <text:p>1003479</text:p>
          </table:table-cell>
          <table:table-cell office:value-type="float" office:value="2022515">
            <text:p>2022515</text:p>
          </table:table-cell>
          <table:table-cell office:value-type="float" office:value="1974040">
            <text:p>1974040</text:p>
          </table:table-cell>
          <table:table-cell office:value-type="float" office:value="788911">
            <text:p>788911</text:p>
          </table:table-cell>
          <table:table-cell office:value-type="float" office:value="1247383">
            <text:p>1247383</text:p>
          </table:table-cell>
          <table:table-cell office:value-type="float" office:value="1448639">
            <text:p>1448639</text:p>
          </table:table-cell>
          <table:table-cell office:value-type="float" office:value="1417832">
            <text:p>1417832</text:p>
          </table:table-cell>
          <table:table-cell office:value-type="float" office:value="568935">
            <text:p>568935</text:p>
          </table:table-cell>
          <table:table-cell office:value-type="float" office:value="858447">
            <text:p>858447</text:p>
          </table:table-cell>
          <table:table-cell office:value-type="float" office:value="2347632">
            <text:p>2347632</text:p>
          </table:table-cell>
          <table:table-cell office:value-type="float" office:value="565110">
            <text:p>565110</text:p>
          </table:table-cell>
          <table:table-cell office:value-type="float" office:value="2185054">
            <text:p>2185054</text:p>
          </table:table-cell>
          <table:table-cell office:value-type="float" office:value="1524392">
            <text:p>1524392</text:p>
          </table:table-cell>
          <table:table-cell office:value-type="float" office:value="1984022">
            <text:p>1984022</text:p>
          </table:table-cell>
          <table:table-cell office:value-type="float" office:value="2009010">
            <text:p>2009010</text:p>
          </table:table-cell>
          <table:table-cell office:value-type="float" office:value="3136398">
            <text:p>3136398</text:p>
          </table:table-cell>
          <table:table-cell office:value-type="float" office:value="2516542">
            <text:p>2516542</text:p>
          </table:table-cell>
          <table:table-cell office:value-type="float" office:value="2355501">
            <text:p>2355501</text:p>
          </table:table-cell>
          <table:table-cell office:value-type="float" office:value="1439201">
            <text:p>1439201</text:p>
          </table:table-cell>
          <table:table-cell office:value-type="float" office:value="1772181">
            <text:p>1772181</text:p>
          </table:table-cell>
          <table:table-cell office:value-type="float" office:value="1582444">
            <text:p>1582444</text:p>
          </table:table-cell>
          <table:table-cell office:value-type="float" office:value="2507266">
            <text:p>2507266</text:p>
          </table:table-cell>
          <table:table-cell office:value-type="float" office:value="1543211">
            <text:p>1543211</text:p>
          </table:table-cell>
          <table:table-cell office:value-type="float" office:value="2228812">
            <text:p>2228812</text:p>
          </table:table-cell>
          <table:table-cell office:value-type="float" office:value="3784930">
            <text:p>3784930</text:p>
          </table:table-cell>
          <table:table-cell office:value-type="float" office:value="1980367">
            <text:p>1980367</text:p>
          </table:table-cell>
          <table:table-cell office:value-type="float" office:value="1366911">
            <text:p>1366911</text:p>
          </table:table-cell>
          <table:table-cell office:value-type="float" office:value="2145774">
            <text:p>2145774</text:p>
          </table:table-cell>
          <table:table-cell office:value-type="float" office:value="2045109">
            <text:p>2045109</text:p>
          </table:table-cell>
          <table:table-cell office:value-type="float" office:value="3092730">
            <text:p>3092730</text:p>
          </table:table-cell>
          <table:table-cell office:value-type="float" office:value="1653665">
            <text:p>1653665</text:p>
          </table:table-cell>
          <table:table-cell office:value-type="float" office:value="2821720">
            <text:p>2821720</text:p>
          </table:table-cell>
          <table:table-cell office:value-type="float" office:value="2855895">
            <text:p>2855895</text:p>
          </table:table-cell>
          <table:table-cell office:value-type="float" office:value="1488855">
            <text:p>1488855</text:p>
          </table:table-cell>
          <table:table-cell office:value-type="float" office:value="3476380">
            <text:p>3476380</text:p>
          </table:table-cell>
          <table:table-cell office:value-type="float" office:value="3516969">
            <text:p>3516969</text:p>
          </table:table-cell>
          <table:table-cell office:value-type="float" office:value="2377470">
            <text:p>2377470</text:p>
          </table:table-cell>
          <table:table-cell office:value-type="float" office:value="3234325">
            <text:p>3234325</text:p>
          </table:table-cell>
          <table:table-cell office:value-type="float" office:value="2684028">
            <text:p>2684028</text:p>
          </table:table-cell>
          <table:table-cell office:value-type="float" office:value="2777360">
            <text:p>2777360</text:p>
          </table:table-cell>
          <table:table-cell office:value-type="float" office:value="3150731">
            <text:p>3150731</text:p>
          </table:table-cell>
          <table:table-cell office:value-type="float" office:value="1041347">
            <text:p>1041347</text:p>
          </table:table-cell>
          <table:table-cell office:value-type="float" office:value="3753267">
            <text:p>3753267</text:p>
          </table:table-cell>
          <table:table-cell office:value-type="float" office:value="4783785">
            <text:p>4783785</text:p>
          </table:table-cell>
          <table:table-cell office:value-type="float" office:value="1909719">
            <text:p>1909719</text:p>
          </table:table-cell>
          <table:table-cell office:value-type="float" office:value="3626566">
            <text:p>3626566</text:p>
          </table:table-cell>
          <table:table-cell office:value-type="float" office:value="3106855">
            <text:p>3106855</text:p>
          </table:table-cell>
          <table:table-cell office:value-type="float" office:value="3693413">
            <text:p>3693413</text:p>
          </table:table-cell>
          <table:table-cell office:value-type="float" office:value="2408555">
            <text:p>2408555</text:p>
          </table:table-cell>
          <table:table-cell office:value-type="float" office:value="2631034">
            <text:p>2631034</text:p>
          </table:table-cell>
          <table:table-cell office:value-type="float" office:value="3622071">
            <text:p>3622071</text:p>
          </table:table-cell>
          <table:table-cell office:value-type="float" office:value="3251923">
            <text:p>3251923</text:p>
          </table:table-cell>
          <table:table-cell office:value-type="float" office:value="2851336">
            <text:p>2851336</text:p>
          </table:table-cell>
          <table:table-cell office:value-type="float" office:value="2564161">
            <text:p>2564161</text:p>
          </table:table-cell>
          <table:table-cell office:value-type="float" office:value="3687173">
            <text:p>3687173</text:p>
          </table:table-cell>
          <table:table-cell office:value-type="float" office:value="2378880">
            <text:p>2378880</text:p>
          </table:table-cell>
          <table:table-cell office:value-type="float" office:value="3090740">
            <text:p>3090740</text:p>
          </table:table-cell>
          <table:table-cell office:value-type="float" office:value="3578516">
            <text:p>3578516</text:p>
          </table:table-cell>
          <table:table-cell office:value-type="float" office:value="2720809">
            <text:p>2720809</text:p>
          </table:table-cell>
          <table:table-cell office:value-type="float" office:value="1695058">
            <text:p>1695058</text:p>
          </table:table-cell>
          <table:table-cell office:value-type="float" office:value="3282856">
            <text:p>3282856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float" office:value="2532444">
            <text:p>2532444</text:p>
          </table:table-cell>
          <table:table-cell office:value-type="float" office:value="2048260">
            <text:p>2048260</text:p>
          </table:table-cell>
          <table:table-cell office:value-type="float" office:value="2924543">
            <text:p>2924543</text:p>
          </table:table-cell>
          <table:table-cell office:value-type="float" office:value="2973412">
            <text:p>2973412</text:p>
          </table:table-cell>
          <table:table-cell office:value-type="float" office:value="2696370">
            <text:p>2696370</text:p>
          </table:table-cell>
          <table:table-cell office:value-type="float" office:value="1635952">
            <text:p>1635952</text:p>
          </table:table-cell>
          <table:table-cell office:value-type="float" office:value="2471395">
            <text:p>2471395</text:p>
          </table:table-cell>
          <table:table-cell office:value-type="float" office:value="1875422">
            <text:p>1875422</text:p>
          </table:table-cell>
          <table:table-cell office:value-type="float" office:value="2291333">
            <text:p>2291333</text:p>
          </table:table-cell>
          <table:table-cell office:value-type="float" office:value="3670592">
            <text:p>3670592</text:p>
          </table:table-cell>
          <table:table-cell office:value-type="float" office:value="1161494">
            <text:p>1161494</text:p>
          </table:table-cell>
          <table:table-cell office:value-type="float" office:value="2783289">
            <text:p>2783289</text:p>
          </table:table-cell>
          <table:table-cell office:value-type="float" office:value="2743774">
            <text:p>2743774</text:p>
          </table:table-cell>
          <table:table-cell office:value-type="float" office:value="1414210">
            <text:p>1414210</text:p>
          </table:table-cell>
          <table:table-cell office:value-type="float" office:value="1857520">
            <text:p>1857520</text:p>
          </table:table-cell>
          <table:table-cell office:value-type="float" office:value="1704894">
            <text:p>1704894</text:p>
          </table:table-cell>
          <table:table-cell office:value-type="float" office:value="1920506">
            <text:p>1920506</text:p>
          </table:table-cell>
          <table:table-cell office:value-type="float" office:value="2781786">
            <text:p>2781786</text:p>
          </table:table-cell>
          <table:table-cell office:value-type="float" office:value="1894569">
            <text:p>1894569</text:p>
          </table:table-cell>
          <table:table-cell office:value-type="float" office:value="1938091">
            <text:p>1938091</text:p>
          </table:table-cell>
          <table:table-cell office:value-type="float" office:value="1998178">
            <text:p>1998178</text:p>
          </table:table-cell>
          <table:table-cell office:value-type="float" office:value="2054429">
            <text:p>2054429</text:p>
          </table:table-cell>
          <table:table-cell office:value-type="float" office:value="1411303">
            <text:p>1411303</text:p>
          </table:table-cell>
          <table:table-cell office:value-type="float" office:value="1647002">
            <text:p>1647002</text:p>
          </table:table-cell>
          <table:table-cell office:value-type="float" office:value="2261747">
            <text:p>2261747</text:p>
          </table:table-cell>
          <table:table-cell office:value-type="float" office:value="2060580">
            <text:p>2060580</text:p>
          </table:table-cell>
          <table:table-cell office:value-type="float" office:value="2278760">
            <text:p>2278760</text:p>
          </table:table-cell>
          <table:table-cell office:value-type="float" office:value="2755834">
            <text:p>2755834</text:p>
          </table:table-cell>
          <table:table-cell office:value-type="float" office:value="1805924">
            <text:p>1805924</text:p>
          </table:table-cell>
          <table:table-cell office:value-type="float" office:value="1608161">
            <text:p>1608161</text:p>
          </table:table-cell>
          <table:table-cell office:value-type="float" office:value="1980132">
            <text:p>1980132</text:p>
          </table:table-cell>
          <table:table-cell office:value-type="float" office:value="2030883">
            <text:p>2030883</text:p>
          </table:table-cell>
          <table:table-cell office:value-type="float" office:value="2166826">
            <text:p>2166826</text:p>
          </table:table-cell>
          <table:table-cell office:value-type="float" office:value="731078">
            <text:p>731078</text:p>
          </table:table-cell>
          <table:table-cell office:value-type="float" office:value="1150929">
            <text:p>1150929</text:p>
          </table:table-cell>
          <table:table-cell office:value-type="float" office:value="1598725">
            <text:p>1598725</text:p>
          </table:table-cell>
          <table:table-cell office:value-type="float" office:value="696996">
            <text:p>696996</text:p>
          </table:table-cell>
          <table:table-cell office:value-type="float" office:value="869504">
            <text:p>869504</text:p>
          </table:table-cell>
          <table:table-cell office:value-type="float" office:value="702841">
            <text:p>702841</text:p>
          </table:table-cell>
          <table:table-cell office:value-type="float" office:value="805064">
            <text:p>805064</text:p>
          </table:table-cell>
          <table:table-cell office:value-type="float" office:value="535888">
            <text:p>535888</text:p>
          </table:table-cell>
          <table:table-cell office:value-type="float" office:value="827637">
            <text:p>827637</text:p>
          </table:table-cell>
          <table:table-cell office:value-type="float" office:value="1159916">
            <text:p>1159916</text:p>
          </table:table-cell>
          <table:table-cell office:value-type="float" office:value="1148798">
            <text:p>1148798</text:p>
          </table:table-cell>
          <table:table-cell office:value-type="float" office:value="697257">
            <text:p>697257</text:p>
          </table:table-cell>
          <table:table-cell office:value-type="float" office:value="666391">
            <text:p>666391</text:p>
          </table:table-cell>
          <table:table-cell office:value-type="float" office:value="933720">
            <text:p>933720</text:p>
          </table:table-cell>
          <table:table-cell office:value-type="float" office:value="1027143">
            <text:p>1027143</text:p>
          </table:table-cell>
          <table:table-cell office:value-type="float" office:value="688263">
            <text:p>688263</text:p>
          </table:table-cell>
          <table:table-cell office:value-type="float" office:value="1101506">
            <text:p>1101506</text:p>
          </table:table-cell>
          <table:table-cell office:value-type="float" office:value="1905913">
            <text:p>1905913</text:p>
          </table:table-cell>
          <table:table-cell office:value-type="float" office:value="2041947">
            <text:p>2041947</text:p>
          </table:table-cell>
          <table:table-cell office:value-type="float" office:value="1877962">
            <text:p>1877962</text:p>
          </table:table-cell>
          <table:table-cell office:value-type="float" office:value="2112276">
            <text:p>2112276</text:p>
          </table:table-cell>
          <table:table-cell office:value-type="float" office:value="1891534">
            <text:p>1891534</text:p>
          </table:table-cell>
          <table:table-cell office:value-type="float" office:value="1860963">
            <text:p>1860963</text:p>
          </table:table-cell>
          <table:table-cell office:value-type="float" office:value="2039692">
            <text:p>2039692</text:p>
          </table:table-cell>
          <table:table-cell office:value-type="float" office:value="1960563">
            <text:p>1960563</text:p>
          </table:table-cell>
          <table:table-cell office:value-type="float" office:value="1927288">
            <text:p>1927288</text:p>
          </table:table-cell>
          <table:table-cell office:value-type="float" office:value="1248267">
            <text:p>1248267</text:p>
          </table:table-cell>
          <table:table-cell office:value-type="float" office:value="1090510">
            <text:p>1090510</text:p>
          </table:table-cell>
          <table:table-cell office:value-type="float" office:value="546476">
            <text:p>546476</text:p>
          </table:table-cell>
          <table:table-cell office:value-type="float" office:value="1626571">
            <text:p>1626571</text:p>
          </table:table-cell>
          <table:table-cell office:value-type="float" office:value="1797552">
            <text:p>1797552</text:p>
          </table:table-cell>
          <table:table-cell office:value-type="float" office:value="1807087">
            <text:p>1807087</text:p>
          </table:table-cell>
          <table:table-cell office:value-type="float" office:value="2359047">
            <text:p>2359047</text:p>
          </table:table-cell>
          <table:table-cell office:value-type="float" office:value="2726140">
            <text:p>2726140</text:p>
          </table:table-cell>
          <table:table-cell office:value-type="float" office:value="2332493">
            <text:p>2332493</text:p>
          </table:table-cell>
          <table:table-cell office:value-type="float" office:value="1960162">
            <text:p>1960162</text:p>
          </table:table-cell>
          <table:table-cell office:value-type="float" office:value="2076875">
            <text:p>2076875</text:p>
          </table:table-cell>
          <table:table-cell office:value-type="float" office:value="871368">
            <text:p>871368</text:p>
          </table:table-cell>
          <table:table-cell office:value-type="float" office:value="1733367">
            <text:p>1733367</text:p>
          </table:table-cell>
          <table:table-cell office:value-type="float" office:value="1695595">
            <text:p>1695595</text:p>
          </table:table-cell>
          <table:table-cell office:value-type="float" office:value="1649746">
            <text:p>1649746</text:p>
          </table:table-cell>
          <table:table-cell office:value-type="float" office:value="1471604">
            <text:p>1471604</text:p>
          </table:table-cell>
          <table:table-cell office:value-type="float" office:value="3175853">
            <text:p>3175853</text:p>
          </table:table-cell>
          <table:table-cell office:value-type="float" office:value="1999253">
            <text:p>1999253</text:p>
          </table:table-cell>
          <table:table-cell office:value-type="float" office:value="3629135">
            <text:p>3629135</text:p>
          </table:table-cell>
          <table:table-cell office:value-type="float" office:value="2128440">
            <text:p>2128440</text:p>
          </table:table-cell>
          <table:table-cell office:value-type="float" office:value="2021702">
            <text:p>2021702</text:p>
          </table:table-cell>
          <table:table-cell office:value-type="float" office:value="1430684">
            <text:p>1430684</text:p>
          </table:table-cell>
          <table:table-cell office:value-type="float" office:value="1740341">
            <text:p>1740341</text:p>
          </table:table-cell>
          <table:table-cell office:value-type="float" office:value="1654507">
            <text:p>1654507</text:p>
          </table:table-cell>
          <table:table-cell office:value-type="float" office:value="1468422">
            <text:p>1468422</text:p>
          </table:table-cell>
          <table:table-cell office:value-type="float" office:value="1780991">
            <text:p>1780991</text:p>
          </table:table-cell>
          <table:table-cell office:value-type="float" office:value="1475147">
            <text:p>1475147</text:p>
          </table:table-cell>
          <table:table-cell office:value-type="float" office:value="2110714">
            <text:p>2110714</text:p>
          </table:table-cell>
          <table:table-cell office:value-type="float" office:value="2604266">
            <text:p>2604266</text:p>
          </table:table-cell>
          <table:table-cell office:value-type="float" office:value="2333757">
            <text:p>2333757</text:p>
          </table:table-cell>
          <table:table-cell office:value-type="float" office:value="1282299">
            <text:p>1282299</text:p>
          </table:table-cell>
          <table:table-cell office:value-type="float" office:value="3303986">
            <text:p>3303986</text:p>
          </table:table-cell>
          <table:table-cell office:value-type="float" office:value="1652097">
            <text:p>1652097</text:p>
          </table:table-cell>
          <table:table-cell office:value-type="float" office:value="602220">
            <text:p>602220</text:p>
          </table:table-cell>
          <table:table-cell office:value-type="float" office:value="1376305">
            <text:p>1376305</text:p>
          </table:table-cell>
          <table:table-cell office:value-type="float" office:value="1800759">
            <text:p>1800759</text:p>
          </table:table-cell>
          <table:table-cell office:value-type="float" office:value="1738729">
            <text:p>1738729</text:p>
          </table:table-cell>
          <table:table-cell office:value-type="float" office:value="1966716">
            <text:p>1966716</text:p>
          </table:table-cell>
          <table:table-cell office:value-type="float" office:value="1101924">
            <text:p>1101924</text:p>
          </table:table-cell>
          <table:table-cell office:value-type="float" office:value="3348672">
            <text:p>3348672</text:p>
          </table:table-cell>
          <table:table-cell office:value-type="float" office:value="3109561">
            <text:p>3109561</text:p>
          </table:table-cell>
          <table:table-cell office:value-type="float" office:value="2783139">
            <text:p>2783139</text:p>
          </table:table-cell>
          <table:table-cell office:value-type="float" office:value="3207843">
            <text:p>3207843</text:p>
          </table:table-cell>
          <table:table-cell office:value-type="float" office:value="1889241">
            <text:p>1889241</text:p>
          </table:table-cell>
          <table:table-cell office:value-type="float" office:value="2173316">
            <text:p>2173316</text:p>
          </table:table-cell>
          <table:table-cell office:value-type="float" office:value="2831267">
            <text:p>2831267</text:p>
          </table:table-cell>
          <table:table-cell office:value-type="float" office:value="2745559">
            <text:p>2745559</text:p>
          </table:table-cell>
          <table:table-cell office:value-type="float" office:value="1644278">
            <text:p>1644278</text:p>
          </table:table-cell>
          <table:table-cell office:value-type="float" office:value="2461381">
            <text:p>2461381</text:p>
          </table:table-cell>
          <table:table-cell office:value-type="float" office:value="2003033">
            <text:p>2003033</text:p>
          </table:table-cell>
          <table:table-cell office:value-type="float" office:value="1463198">
            <text:p>1463198</text:p>
          </table:table-cell>
          <table:table-cell office:value-type="float" office:value="2426970">
            <text:p>2426970</text:p>
          </table:table-cell>
          <table:table-cell office:value-type="float" office:value="4043559">
            <text:p>4043559</text:p>
          </table:table-cell>
          <table:table-cell office:value-type="float" office:value="2542814">
            <text:p>2542814</text:p>
          </table:table-cell>
          <table:table-cell office:value-type="float" office:value="4175684">
            <text:p>4175684</text:p>
          </table:table-cell>
          <table:table-cell office:value-type="float" office:value="3299088">
            <text:p>3299088</text:p>
          </table:table-cell>
          <table:table-cell office:value-type="float" office:value="3558695">
            <text:p>3558695</text:p>
          </table:table-cell>
          <table:table-cell office:value-type="float" office:value="2924066">
            <text:p>2924066</text:p>
          </table:table-cell>
          <table:table-cell office:value-type="float" office:value="2659716">
            <text:p>2659716</text:p>
          </table:table-cell>
          <table:table-cell office:value-type="float" office:value="2577574">
            <text:p>2577574</text:p>
          </table:table-cell>
          <table:table-cell office:value-type="float" office:value="3610772">
            <text:p>3610772</text:p>
          </table:table-cell>
          <table:table-cell office:value-type="float" office:value="2729840">
            <text:p>2729840</text:p>
          </table:table-cell>
          <table:table-cell office:value-type="float" office:value="2420274">
            <text:p>2420274</text:p>
          </table:table-cell>
          <table:table-cell office:value-type="float" office:value="3522088">
            <text:p>3522088</text:p>
          </table:table-cell>
          <table:table-cell office:value-type="float" office:value="2511736">
            <text:p>2511736</text:p>
          </table:table-cell>
          <table:table-cell office:value-type="float" office:value="3496634">
            <text:p>3496634</text:p>
          </table:table-cell>
          <table:table-cell office:value-type="float" office:value="2635223">
            <text:p>2635223</text:p>
          </table:table-cell>
          <table:table-cell office:value-type="float" office:value="1854070">
            <text:p>1854070</text:p>
          </table:table-cell>
          <table:table-cell office:value-type="float" office:value="2277335">
            <text:p>2277335</text:p>
          </table:table-cell>
          <table:table-cell office:value-type="float" office:value="2263190">
            <text:p>2263190</text:p>
          </table:table-cell>
          <table:table-cell office:value-type="float" office:value="2162648">
            <text:p>2162648</text:p>
          </table:table-cell>
          <table:table-cell office:value-type="float" office:value="3180562">
            <text:p>3180562</text:p>
          </table:table-cell>
          <table:table-cell office:value-type="float" office:value="2985031">
            <text:p>2985031</text:p>
          </table:table-cell>
          <table:table-cell office:value-type="float" office:value="2868564">
            <text:p>2868564</text:p>
          </table:table-cell>
          <table:table-cell office:value-type="float" office:value="2172526">
            <text:p>2172526</text:p>
          </table:table-cell>
          <table:table-cell office:value-type="float" office:value="2955654">
            <text:p>2955654</text:p>
          </table:table-cell>
          <table:table-cell office:value-type="float" office:value="2756248">
            <text:p>2756248</text:p>
          </table:table-cell>
          <table:table-cell office:value-type="float" office:value="3061460">
            <text:p>3061460</text:p>
          </table:table-cell>
          <table:table-cell office:value-type="float" office:value="3278118">
            <text:p>3278118</text:p>
          </table:table-cell>
          <table:table-cell office:value-type="float" office:value="3198132">
            <text:p>3198132</text:p>
          </table:table-cell>
          <table:table-cell office:value-type="float" office:value="2801657">
            <text:p>2801657</text:p>
          </table:table-cell>
          <table:table-cell office:value-type="float" office:value="2046270">
            <text:p>2046270</text:p>
          </table:table-cell>
          <table:table-cell office:value-type="float" office:value="2703725">
            <text:p>2703725</text:p>
          </table:table-cell>
          <table:table-cell office:value-type="float" office:value="2134780">
            <text:p>2134780</text:p>
          </table:table-cell>
          <table:table-cell office:value-type="float" office:value="2829449">
            <text:p>2829449</text:p>
          </table:table-cell>
          <table:table-cell office:value-type="float" office:value="3952153">
            <text:p>3952153</text:p>
          </table:table-cell>
          <table:table-cell office:value-type="float" office:value="2840864">
            <text:p>2840864</text:p>
          </table:table-cell>
          <table:table-cell office:value-type="float" office:value="3969666">
            <text:p>3969666</text:p>
          </table:table-cell>
          <table:table-cell office:value-type="float" office:value="2837572">
            <text:p>2837572</text:p>
          </table:table-cell>
          <table:table-cell office:value-type="float" office:value="3663719">
            <text:p>3663719</text:p>
          </table:table-cell>
          <table:table-cell office:value-type="float" office:value="1562227">
            <text:p>1562227</text:p>
          </table:table-cell>
          <table:table-cell office:value-type="float" office:value="2639833">
            <text:p>2639833</text:p>
          </table:table-cell>
          <table:table-cell office:value-type="float" office:value="4187872">
            <text:p>4187872</text:p>
          </table:table-cell>
          <table:table-cell office:value-type="float" office:value="3994422">
            <text:p>3994422</text:p>
          </table:table-cell>
          <table:table-cell office:value-type="float" office:value="2160823">
            <text:p>2160823</text:p>
          </table:table-cell>
          <table:table-cell office:value-type="float" office:value="3408019">
            <text:p>3408019</text:p>
          </table:table-cell>
          <table:table-cell office:value-type="float" office:value="2897482">
            <text:p>2897482</text:p>
          </table:table-cell>
          <table:table-cell office:value-type="float" office:value="2873501">
            <text:p>287350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2733465">
            <text:p>2733465</text:p>
          </table:table-cell>
          <table:table-cell office:value-type="float" office:value="2419930">
            <text:p>2419930</text:p>
          </table:table-cell>
          <table:table-cell office:value-type="float" office:value="2602022">
            <text:p>2602022</text:p>
          </table:table-cell>
          <table:table-cell office:value-type="float" office:value="2484196">
            <text:p>2484196</text:p>
          </table:table-cell>
          <table:table-cell office:value-type="float" office:value="1860894">
            <text:p>1860894</text:p>
          </table:table-cell>
          <table:table-cell office:value-type="float" office:value="2347778">
            <text:p>2347778</text:p>
          </table:table-cell>
          <table:table-cell office:value-type="float" office:value="1654977">
            <text:p>1654977</text:p>
          </table:table-cell>
          <table:table-cell office:value-type="float" office:value="1525172">
            <text:p>1525172</text:p>
          </table:table-cell>
          <table:table-cell office:value-type="float" office:value="2616856">
            <text:p>2616856</text:p>
          </table:table-cell>
          <table:table-cell office:value-type="float" office:value="1978990">
            <text:p>1978990</text:p>
          </table:table-cell>
          <table:table-cell office:value-type="float" office:value="1768218">
            <text:p>1768218</text:p>
          </table:table-cell>
          <table:table-cell office:value-type="float" office:value="2064348">
            <text:p>2064348</text:p>
          </table:table-cell>
          <table:table-cell office:value-type="float" office:value="1886206">
            <text:p>1886206</text:p>
          </table:table-cell>
          <table:table-cell office:value-type="float" office:value="2568201">
            <text:p>2568201</text:p>
          </table:table-cell>
          <table:table-cell office:value-type="float" office:value="2175630">
            <text:p>2175630</text:p>
          </table:table-cell>
          <table:table-cell office:value-type="float" office:value="1534360">
            <text:p>1534360</text:p>
          </table:table-cell>
          <table:table-cell office:value-type="float" office:value="2169229">
            <text:p>2169229</text:p>
          </table:table-cell>
          <table:table-cell office:value-type="float" office:value="2179718">
            <text:p>2179718</text:p>
          </table:table-cell>
          <table:table-cell office:value-type="float" office:value="2219388">
            <text:p>2219388</text:p>
          </table:table-cell>
          <table:table-cell office:value-type="float" office:value="1784202">
            <text:p>1784202</text:p>
          </table:table-cell>
          <table:table-cell office:value-type="float" office:value="2075589">
            <text:p>2075589</text:p>
          </table:table-cell>
          <table:table-cell office:value-type="float" office:value="1632818">
            <text:p>1632818</text:p>
          </table:table-cell>
          <table:table-cell office:value-type="float" office:value="1624240">
            <text:p>1624240</text:p>
          </table:table-cell>
          <table:table-cell office:value-type="float" office:value="2538646">
            <text:p>2538646</text:p>
          </table:table-cell>
          <table:table-cell office:value-type="float" office:value="2566717">
            <text:p>2566717</text:p>
          </table:table-cell>
          <table:table-cell office:value-type="float" office:value="2274820">
            <text:p>2274820</text:p>
          </table:table-cell>
          <table:table-cell office:value-type="float" office:value="2700723">
            <text:p>2700723</text:p>
          </table:table-cell>
          <table:table-cell office:value-type="float" office:value="1893976">
            <text:p>1893976</text:p>
          </table:table-cell>
          <table:table-cell office:value-type="float" office:value="2041204">
            <text:p>2041204</text:p>
          </table:table-cell>
          <table:table-cell office:value-type="float" office:value="1662683">
            <text:p>1662683</text:p>
          </table:table-cell>
          <table:table-cell office:value-type="float" office:value="2695888">
            <text:p>2695888</text:p>
          </table:table-cell>
          <table:table-cell office:value-type="float" office:value="2057515">
            <text:p>2057515</text:p>
          </table:table-cell>
          <table:table-cell office:value-type="float" office:value="2231843">
            <text:p>2231843</text:p>
          </table:table-cell>
          <table:table-cell office:value-type="float" office:value="1794082">
            <text:p>1794082</text:p>
          </table:table-cell>
          <table:table-cell office:value-type="float" office:value="1290043">
            <text:p>1290043</text:p>
          </table:table-cell>
          <table:table-cell office:value-type="float" office:value="1678898">
            <text:p>1678898</text:p>
          </table:table-cell>
          <table:table-cell office:value-type="float" office:value="1885594">
            <text:p>1885594</text:p>
          </table:table-cell>
          <table:table-cell office:value-type="float" office:value="1192758">
            <text:p>1192758</text:p>
          </table:table-cell>
          <table:table-cell office:value-type="float" office:value="1806242">
            <text:p>1806242</text:p>
          </table:table-cell>
          <table:table-cell office:value-type="float" office:value="1766917">
            <text:p>1766917</text:p>
          </table:table-cell>
          <table:table-cell office:value-type="float" office:value="1418090">
            <text:p>1418090</text:p>
          </table:table-cell>
          <table:table-cell office:value-type="float" office:value="2277571">
            <text:p>2277571</text:p>
          </table:table-cell>
          <table:table-cell office:value-type="float" office:value="2567062">
            <text:p>2567062</text:p>
          </table:table-cell>
          <table:table-cell office:value-type="float" office:value="2150291">
            <text:p>2150291</text:p>
          </table:table-cell>
          <table:table-cell office:value-type="float" office:value="2147157">
            <text:p>2147157</text:p>
          </table:table-cell>
          <table:table-cell office:value-type="float" office:value="3002179">
            <text:p>3002179</text:p>
          </table:table-cell>
          <table:table-cell office:value-type="float" office:value="2137434">
            <text:p>2137434</text:p>
          </table:table-cell>
          <table:table-cell office:value-type="float" office:value="2588238">
            <text:p>2588238</text:p>
          </table:table-cell>
          <table:table-cell office:value-type="float" office:value="2110584">
            <text:p>2110584</text:p>
          </table:table-cell>
          <table:table-cell office:value-type="float" office:value="2637124">
            <text:p>2637124</text:p>
          </table:table-cell>
          <table:table-cell office:value-type="float" office:value="2617189">
            <text:p>2617189</text:p>
          </table:table-cell>
          <table:table-cell office:value-type="float" office:value="2717655">
            <text:p>2717655</text:p>
          </table:table-cell>
          <table:table-cell office:value-type="float" office:value="2937996">
            <text:p>2937996</text:p>
          </table:table-cell>
          <table:table-cell office:value-type="float" office:value="3056393">
            <text:p>3056393</text:p>
          </table:table-cell>
          <table:table-cell office:value-type="float" office:value="2524063">
            <text:p>2524063</text:p>
          </table:table-cell>
          <table:table-cell office:value-type="float" office:value="3238989">
            <text:p>3238989</text:p>
          </table:table-cell>
          <table:table-cell office:value-type="float" office:value="2731589">
            <text:p>2731589</text:p>
          </table:table-cell>
          <table:table-cell office:value-type="float" office:value="2691586">
            <text:p>2691586</text:p>
          </table:table-cell>
          <table:table-cell office:value-type="float" office:value="2358022">
            <text:p>2358022</text:p>
          </table:table-cell>
          <table:table-cell office:value-type="float" office:value="2855730">
            <text:p>2855730</text:p>
          </table:table-cell>
          <table:table-cell office:value-type="float" office:value="2382566">
            <text:p>2382566</text:p>
          </table:table-cell>
          <table:table-cell office:value-type="float" office:value="2045602">
            <text:p>2045602</text:p>
          </table:table-cell>
          <table:table-cell office:value-type="float" office:value="2536555">
            <text:p>2536555</text:p>
          </table:table-cell>
          <table:table-cell office:value-type="float" office:value="2603645">
            <text:p>2603645</text:p>
          </table:table-cell>
          <table:table-cell office:value-type="float" office:value="2261885">
            <text:p>2261885</text:p>
          </table:table-cell>
          <table:table-cell office:value-type="float" office:value="2345139">
            <text:p>2345139</text:p>
          </table:table-cell>
          <table:table-cell office:value-type="float" office:value="2638702">
            <text:p>2638702</text:p>
          </table:table-cell>
          <table:table-cell office:value-type="float" office:value="3878757">
            <text:p>3878757</text:p>
          </table:table-cell>
          <table:table-cell office:value-type="float" office:value="2620721">
            <text:p>2620721</text:p>
          </table:table-cell>
          <table:table-cell office:value-type="float" office:value="2382468">
            <text:p>2382468</text:p>
          </table:table-cell>
          <table:table-cell office:value-type="float" office:value="1572685">
            <text:p>1572685</text:p>
          </table:table-cell>
          <table:table-cell office:value-type="float" office:value="2205163">
            <text:p>2205163</text:p>
          </table:table-cell>
          <table:table-cell office:value-type="float" office:value="2692885">
            <text:p>2692885</text:p>
          </table:table-cell>
          <table:table-cell office:value-type="float" office:value="3014168">
            <text:p>3014168</text:p>
          </table:table-cell>
          <table:table-cell office:value-type="float" office:value="3086531">
            <text:p>3086531</text:p>
          </table:table-cell>
          <table:table-cell office:value-type="float" office:value="2769670">
            <text:p>2769670</text:p>
          </table:table-cell>
          <table:table-cell office:value-type="float" office:value="2805827">
            <text:p>2805827</text:p>
          </table:table-cell>
          <table:table-cell office:value-type="float" office:value="2610379">
            <text:p>2610379</text:p>
          </table:table-cell>
          <table:table-cell office:value-type="float" office:value="3407667">
            <text:p>3407667</text:p>
          </table:table-cell>
          <table:table-cell office:value-type="float" office:value="2740631">
            <text:p>2740631</text:p>
          </table:table-cell>
          <table:table-cell office:value-type="float" office:value="2742019">
            <text:p>2742019</text:p>
          </table:table-cell>
          <table:table-cell office:value-type="float" office:value="2643649">
            <text:p>2643649</text:p>
          </table:table-cell>
          <table:table-cell office:value-type="float" office:value="2259222">
            <text:p>2259222</text:p>
          </table:table-cell>
          <table:table-cell office:value-type="float" office:value="1822366">
            <text:p>1822366</text:p>
          </table:table-cell>
          <table:table-cell office:value-type="float" office:value="2329738">
            <text:p>2329738</text:p>
          </table:table-cell>
          <table:table-cell office:value-type="float" office:value="2029895">
            <text:p>2029895</text:p>
          </table:table-cell>
          <table:table-cell office:value-type="float" office:value="2686652">
            <text:p>2686652</text:p>
          </table:table-cell>
          <table:table-cell office:value-type="float" office:value="2165063">
            <text:p>2165063</text:p>
          </table:table-cell>
          <table:table-cell office:value-type="float" office:value="2696915">
            <text:p>2696915</text:p>
          </table:table-cell>
          <table:table-cell office:value-type="float" office:value="2378954">
            <text:p>2378954</text:p>
          </table:table-cell>
          <table:table-cell office:value-type="float" office:value="3177002">
            <text:p>3177002</text:p>
          </table:table-cell>
          <table:table-cell office:value-type="float" office:value="2123874">
            <text:p>2123874</text:p>
          </table:table-cell>
          <table:table-cell office:value-type="float" office:value="2646781">
            <text:p>2646781</text:p>
          </table:table-cell>
          <table:table-cell office:value-type="float" office:value="3315793">
            <text:p>3315793</text:p>
          </table:table-cell>
          <table:table-cell office:value-type="float" office:value="2618463">
            <text:p>2618463</text:p>
          </table:table-cell>
          <table:table-cell office:value-type="float" office:value="3099993">
            <text:p>3099993</text:p>
          </table:table-cell>
          <table:table-cell office:value-type="float" office:value="2605553">
            <text:p>2605553</text:p>
          </table:table-cell>
          <table:table-cell office:value-type="float" office:value="2628506">
            <text:p>2628506</text:p>
          </table:table-cell>
          <table:table-cell office:value-type="float" office:value="3237905">
            <text:p>3237905</text:p>
          </table:table-cell>
          <table:table-cell office:value-type="float" office:value="3052284">
            <text:p>3052284</text:p>
          </table:table-cell>
          <table:table-cell office:value-type="float" office:value="3681588">
            <text:p>3681588</text:p>
          </table:table-cell>
          <table:table-cell office:value-type="float" office:value="3968162">
            <text:p>3968162</text:p>
          </table:table-cell>
          <table:table-cell office:value-type="float" office:value="2699732">
            <text:p>2699732</text:p>
          </table:table-cell>
          <table:table-cell office:value-type="float" office:value="3440109">
            <text:p>3440109</text:p>
          </table:table-cell>
          <table:table-cell office:value-type="float" office:value="3655750">
            <text:p>3655750</text:p>
          </table:table-cell>
          <table:table-cell office:value-type="float" office:value="3757592">
            <text:p>3757592</text:p>
          </table:table-cell>
          <table:table-cell office:value-type="float" office:value="2702168">
            <text:p>2702168</text:p>
          </table:table-cell>
          <table:table-cell office:value-type="float" office:value="2953570">
            <text:p>2953570</text:p>
          </table:table-cell>
          <table:table-cell office:value-type="float" office:value="4047149">
            <text:p>4047149</text:p>
          </table:table-cell>
          <table:table-cell office:value-type="float" office:value="3300536">
            <text:p>3300536</text:p>
          </table:table-cell>
          <table:table-cell office:value-type="float" office:value="2744168">
            <text:p>2744168</text:p>
          </table:table-cell>
          <table:table-cell office:value-type="float" office:value="3078738">
            <text:p>3078738</text:p>
          </table:table-cell>
          <table:table-cell office:value-type="float" office:value="3588132">
            <text:p>3588132</text:p>
          </table:table-cell>
          <table:table-cell office:value-type="float" office:value="2974675">
            <text:p>2974675</text:p>
          </table:table-cell>
          <table:table-cell office:value-type="float" office:value="2869843">
            <text:p>2869843</text:p>
          </table:table-cell>
          <table:table-cell office:value-type="float" office:value="2845891">
            <text:p>2845891</text:p>
          </table:table-cell>
          <table:table-cell office:value-type="float" office:value="3065312">
            <text:p>3065312</text:p>
          </table:table-cell>
          <table:table-cell office:value-type="float" office:value="3419680">
            <text:p>3419680</text:p>
          </table:table-cell>
          <table:table-cell office:value-type="float" office:value="2670530">
            <text:p>2670530</text:p>
          </table:table-cell>
          <table:table-cell office:value-type="float" office:value="2191083">
            <text:p>2191083</text:p>
          </table:table-cell>
          <table:table-cell office:value-type="float" office:value="1804962">
            <text:p>1804962</text:p>
          </table:table-cell>
          <table:table-cell office:value-type="float" office:value="2705842">
            <text:p>2705842</text:p>
          </table:table-cell>
          <table:table-cell office:value-type="float" office:value="2853156">
            <text:p>2853156</text:p>
          </table:table-cell>
          <table:table-cell office:value-type="float" office:value="2658290">
            <text:p>2658290</text:p>
          </table:table-cell>
          <table:table-cell office:value-type="float" office:value="2945460">
            <text:p>2945460</text:p>
          </table:table-cell>
          <table:table-cell office:value-type="float" office:value="2502156">
            <text:p>2502156</text:p>
          </table:table-cell>
          <table:table-cell office:value-type="float" office:value="1569599">
            <text:p>1569599</text:p>
          </table:table-cell>
          <table:table-cell office:value-type="float" office:value="3463615">
            <text:p>3463615</text:p>
          </table:table-cell>
          <table:table-cell office:value-type="float" office:value="4325779">
            <text:p>4325779</text:p>
          </table:table-cell>
          <table:table-cell office:value-type="float" office:value="2918187">
            <text:p>2918187</text:p>
          </table:table-cell>
          <table:table-cell office:value-type="float" office:value="2844067">
            <text:p>2844067</text:p>
          </table:table-cell>
          <table:table-cell office:value-type="float" office:value="3174754">
            <text:p>3174754</text:p>
          </table:table-cell>
          <table:table-cell office:value-type="float" office:value="2405015">
            <text:p>2405015</text:p>
          </table:table-cell>
          <table:table-cell office:value-type="float" office:value="3121673">
            <text:p>3121673</text:p>
          </table:table-cell>
          <table:table-cell office:value-type="float" office:value="2049773">
            <text:p>2049773</text:p>
          </table:table-cell>
          <table:table-cell office:value-type="float" office:value="2862749">
            <text:p>2862749</text:p>
          </table:table-cell>
          <table:table-cell office:value-type="float" office:value="3312465">
            <text:p>3312465</text:p>
          </table:table-cell>
          <table:table-cell office:value-type="float" office:value="2305844">
            <text:p>2305844</text:p>
          </table:table-cell>
          <table:table-cell office:value-type="float" office:value="3558355">
            <text:p>3558355</text:p>
          </table:table-cell>
          <table:table-cell office:value-type="float" office:value="3995628">
            <text:p>3995628</text:p>
          </table:table-cell>
          <table:table-cell office:value-type="float" office:value="3140135">
            <text:p>3140135</text:p>
          </table:table-cell>
          <table:table-cell office:value-type="float" office:value="3429728">
            <text:p>3429728</text:p>
          </table:table-cell>
          <table:table-cell office:value-type="float" office:value="3131201">
            <text:p>3131201</text:p>
          </table:table-cell>
          <table:table-cell office:value-type="float" office:value="4297540">
            <text:p>4297540</text:p>
          </table:table-cell>
          <table:table-cell office:value-type="float" office:value="2500682">
            <text:p>2500682</text:p>
          </table:table-cell>
          <table:table-cell office:value-type="float" office:value="2896341">
            <text:p>2896341</text:p>
          </table:table-cell>
          <table:table-cell office:value-type="float" office:value="3800291">
            <text:p>3800291</text:p>
          </table:table-cell>
          <table:table-cell office:value-type="float" office:value="3498201">
            <text:p>3498201</text:p>
          </table:table-cell>
          <table:table-cell office:value-type="float" office:value="3140592">
            <text:p>3140592</text:p>
          </table:table-cell>
          <table:table-cell office:value-type="float" office:value="1697177">
            <text:p>1697177</text:p>
          </table:table-cell>
          <table:table-cell office:value-type="float" office:value="4177172">
            <text:p>4177172</text:p>
          </table:table-cell>
          <table:table-cell office:value-type="float" office:value="3991692">
            <text:p>3991692</text:p>
          </table:table-cell>
          <table:table-cell office:value-type="float" office:value="2938640">
            <text:p>2938640</text:p>
          </table:table-cell>
          <table:table-cell office:value-type="float" office:value="3085123">
            <text:p>3085123</text:p>
          </table:table-cell>
          <table:table-cell office:value-type="float" office:value="3303484">
            <text:p>3303484</text:p>
          </table:table-cell>
          <table:table-cell office:value-type="float" office:value="3192684">
            <text:p>3192684</text:p>
          </table:table-cell>
          <table:table-cell office:value-type="float" office:value="2867453">
            <text:p>2867453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2917079">
            <text:p>2917079</text:p>
          </table:table-cell>
          <table:table-cell office:value-type="float" office:value="3156067">
            <text:p>3156067</text:p>
          </table:table-cell>
          <table:table-cell office:value-type="float" office:value="3589536">
            <text:p>3589536</text:p>
          </table:table-cell>
          <table:table-cell office:value-type="float" office:value="3998087">
            <text:p>3998087</text:p>
          </table:table-cell>
          <table:table-cell office:value-type="float" office:value="4438373">
            <text:p>4438373</text:p>
          </table:table-cell>
          <table:table-cell office:value-type="float" office:value="3903108">
            <text:p>3903108</text:p>
          </table:table-cell>
          <table:table-cell office:value-type="float" office:value="2073914">
            <text:p>2073914</text:p>
          </table:table-cell>
          <table:table-cell office:value-type="float" office:value="2993962">
            <text:p>2993962</text:p>
          </table:table-cell>
          <table:table-cell office:value-type="float" office:value="1180306">
            <text:p>1180306</text:p>
          </table:table-cell>
          <table:table-cell office:value-type="float" office:value="1678306">
            <text:p>1678306</text:p>
          </table:table-cell>
          <table:table-cell office:value-type="float" office:value="1808964">
            <text:p>1808964</text:p>
          </table:table-cell>
          <table:table-cell office:value-type="float" office:value="2681725">
            <text:p>2681725</text:p>
          </table:table-cell>
          <table:table-cell office:value-type="float" office:value="2779823">
            <text:p>2779823</text:p>
          </table:table-cell>
          <table:table-cell office:value-type="float" office:value="2339722">
            <text:p>2339722</text:p>
          </table:table-cell>
          <table:table-cell office:value-type="float" office:value="2498012">
            <text:p>2498012</text:p>
          </table:table-cell>
          <table:table-cell office:value-type="float" office:value="2910482">
            <text:p>2910482</text:p>
          </table:table-cell>
          <table:table-cell office:value-type="float" office:value="2770960">
            <text:p>2770960</text:p>
          </table:table-cell>
          <table:table-cell office:value-type="float" office:value="3994975">
            <text:p>3994975</text:p>
          </table:table-cell>
          <table:table-cell office:value-type="float" office:value="3552597">
            <text:p>3552597</text:p>
          </table:table-cell>
          <table:table-cell office:value-type="float" office:value="2230343">
            <text:p>2230343</text:p>
          </table:table-cell>
          <table:table-cell office:value-type="float" office:value="2657726">
            <text:p>2657726</text:p>
          </table:table-cell>
          <table:table-cell office:value-type="float" office:value="2196193">
            <text:p>2196193</text:p>
          </table:table-cell>
          <table:table-cell office:value-type="float" office:value="2312748">
            <text:p>2312748</text:p>
          </table:table-cell>
          <table:table-cell office:value-type="float" office:value="2699019">
            <text:p>2699019</text:p>
          </table:table-cell>
          <table:table-cell office:value-type="float" office:value="2726511">
            <text:p>2726511</text:p>
          </table:table-cell>
          <table:table-cell office:value-type="float" office:value="3499110">
            <text:p>3499110</text:p>
          </table:table-cell>
          <table:table-cell office:value-type="float" office:value="3283848">
            <text:p>3283848</text:p>
          </table:table-cell>
          <table:table-cell office:value-type="float" office:value="4581197">
            <text:p>4581197</text:p>
          </table:table-cell>
          <table:table-cell office:value-type="float" office:value="4115177">
            <text:p>4115177</text:p>
          </table:table-cell>
          <table:table-cell office:value-type="float" office:value="3366545">
            <text:p>3366545</text:p>
          </table:table-cell>
          <table:table-cell office:value-type="float" office:value="3205342">
            <text:p>3205342</text:p>
          </table:table-cell>
          <table:table-cell office:value-type="float" office:value="3522142">
            <text:p>3522142</text:p>
          </table:table-cell>
          <table:table-cell office:value-type="float" office:value="2505075">
            <text:p>2505075</text:p>
          </table:table-cell>
          <table:table-cell office:value-type="float" office:value="2756318">
            <text:p>2756318</text:p>
          </table:table-cell>
          <table:table-cell office:value-type="float" office:value="1608678">
            <text:p>1608678</text:p>
          </table:table-cell>
          <table:table-cell office:value-type="float" office:value="1835699">
            <text:p>1835699</text:p>
          </table:table-cell>
          <table:table-cell office:value-type="float" office:value="3052806">
            <text:p>3052806</text:p>
          </table:table-cell>
          <table:table-cell office:value-type="float" office:value="2083392">
            <text:p>2083392</text:p>
          </table:table-cell>
          <table:table-cell office:value-type="float" office:value="2747277">
            <text:p>2747277</text:p>
          </table:table-cell>
          <table:table-cell office:value-type="float" office:value="2203667">
            <text:p>2203667</text:p>
          </table:table-cell>
          <table:table-cell office:value-type="float" office:value="3469246">
            <text:p>3469246</text:p>
          </table:table-cell>
          <table:table-cell office:value-type="float" office:value="4629823">
            <text:p>4629823</text:p>
          </table:table-cell>
          <table:table-cell office:value-type="float" office:value="6632546">
            <text:p>6632546</text:p>
          </table:table-cell>
          <table:table-cell office:value-type="float" office:value="4486688">
            <text:p>4486688</text:p>
          </table:table-cell>
          <table:table-cell office:value-type="float" office:value="4183649">
            <text:p>4183649</text:p>
          </table:table-cell>
          <table:table-cell office:value-type="float" office:value="5601776">
            <text:p>5601776</text:p>
          </table:table-cell>
          <table:table-cell office:value-type="float" office:value="3643594">
            <text:p>3643594</text:p>
          </table:table-cell>
          <table:table-cell office:value-type="float" office:value="4273277">
            <text:p>4273277</text:p>
          </table:table-cell>
          <table:table-cell office:value-type="float" office:value="3883891">
            <text:p>3883891</text:p>
          </table:table-cell>
          <table:table-cell office:value-type="float" office:value="5715588">
            <text:p>5715588</text:p>
          </table:table-cell>
          <table:table-cell office:value-type="float" office:value="6320057">
            <text:p>6320057</text:p>
          </table:table-cell>
          <table:table-cell office:value-type="float" office:value="6667505">
            <text:p>6667505</text:p>
          </table:table-cell>
          <table:table-cell office:value-type="float" office:value="7128768">
            <text:p>7128768</text:p>
          </table:table-cell>
          <table:table-cell office:value-type="float" office:value="6505072">
            <text:p>6505072</text:p>
          </table:table-cell>
          <table:table-cell office:value-type="float" office:value="6246619">
            <text:p>6246619</text:p>
          </table:table-cell>
          <table:table-cell office:value-type="float" office:value="4262036">
            <text:p>4262036</text:p>
          </table:table-cell>
          <table:table-cell office:value-type="float" office:value="5429345">
            <text:p>5429345</text:p>
          </table:table-cell>
          <table:table-cell office:value-type="float" office:value="7136287">
            <text:p>7136287</text:p>
          </table:table-cell>
          <table:table-cell office:value-type="float" office:value="8155684">
            <text:p>8155684</text:p>
          </table:table-cell>
          <table:table-cell office:value-type="float" office:value="4833197">
            <text:p>4833197</text:p>
          </table:table-cell>
          <table:table-cell office:value-type="float" office:value="7145963">
            <text:p>7145963</text:p>
          </table:table-cell>
          <table:table-cell office:value-type="float" office:value="6289179">
            <text:p>6289179</text:p>
          </table:table-cell>
          <table:table-cell office:value-type="float" office:value="7157995">
            <text:p>7157995</text:p>
          </table:table-cell>
          <table:table-cell office:value-type="float" office:value="6297951">
            <text:p>6297951</text:p>
          </table:table-cell>
          <table:table-cell office:value-type="float" office:value="6390931">
            <text:p>6390931</text:p>
          </table:table-cell>
          <table:table-cell office:value-type="float" office:value="6530302">
            <text:p>6530302</text:p>
          </table:table-cell>
          <table:table-cell office:value-type="float" office:value="6347224">
            <text:p>6347224</text:p>
          </table:table-cell>
          <table:table-cell office:value-type="float" office:value="6202279">
            <text:p>6202279</text:p>
          </table:table-cell>
          <table:table-cell office:value-type="float" office:value="6350119">
            <text:p>6350119</text:p>
          </table:table-cell>
          <table:table-cell office:value-type="float" office:value="5548969">
            <text:p>5548969</text:p>
          </table:table-cell>
          <table:table-cell office:value-type="float" office:value="4930203">
            <text:p>4930203</text:p>
          </table:table-cell>
          <table:table-cell office:value-type="float" office:value="4623988">
            <text:p>4623988</text:p>
          </table:table-cell>
          <table:table-cell office:value-type="float" office:value="4421792">
            <text:p>4421792</text:p>
          </table:table-cell>
          <table:table-cell office:value-type="float" office:value="4339773">
            <text:p>4339773</text:p>
          </table:table-cell>
          <table:table-cell office:value-type="float" office:value="5696716">
            <text:p>5696716</text:p>
          </table:table-cell>
          <table:table-cell office:value-type="float" office:value="4109112">
            <text:p>4109112</text:p>
          </table:table-cell>
          <table:table-cell office:value-type="float" office:value="4807777">
            <text:p>4807777</text:p>
          </table:table-cell>
          <table:table-cell office:value-type="float" office:value="3216262">
            <text:p>3216262</text:p>
          </table:table-cell>
          <table:table-cell office:value-type="float" office:value="4563012">
            <text:p>4563012</text:p>
          </table:table-cell>
          <table:table-cell office:value-type="float" office:value="5033331">
            <text:p>5033331</text:p>
          </table:table-cell>
          <table:table-cell office:value-type="float" office:value="5734279">
            <text:p>5734279</text:p>
          </table:table-cell>
          <table:table-cell office:value-type="float" office:value="3812272">
            <text:p>3812272</text:p>
          </table:table-cell>
          <table:table-cell office:value-type="float" office:value="4018407">
            <text:p>4018407</text:p>
          </table:table-cell>
          <table:table-cell office:value-type="float" office:value="3057054">
            <text:p>3057054</text:p>
          </table:table-cell>
          <table:table-cell office:value-type="float" office:value="3222906">
            <text:p>3222906</text:p>
          </table:table-cell>
          <table:table-cell office:value-type="float" office:value="3487766">
            <text:p>3487766</text:p>
          </table:table-cell>
          <table:table-cell office:value-type="float" office:value="4052623">
            <text:p>4052623</text:p>
          </table:table-cell>
          <table:table-cell office:value-type="float" office:value="2992353">
            <text:p>2992353</text:p>
          </table:table-cell>
          <table:table-cell office:value-type="float" office:value="4393787">
            <text:p>4393787</text:p>
          </table:table-cell>
          <table:table-cell office:value-type="float" office:value="4997345">
            <text:p>4997345</text:p>
          </table:table-cell>
          <table:table-cell office:value-type="float" office:value="5722877">
            <text:p>5722877</text:p>
          </table:table-cell>
          <table:table-cell office:value-type="float" office:value="4662326">
            <text:p>4662326</text:p>
          </table:table-cell>
          <table:table-cell office:value-type="float" office:value="5297803">
            <text:p>5297803</text:p>
          </table:table-cell>
          <table:table-cell office:value-type="float" office:value="4125082">
            <text:p>4125082</text:p>
          </table:table-cell>
          <table:table-cell office:value-type="float" office:value="4380332">
            <text:p>4380332</text:p>
          </table:table-cell>
          <table:table-cell office:value-type="float" office:value="4879989">
            <text:p>4879989</text:p>
          </table:table-cell>
          <table:table-cell office:value-type="float" office:value="4236047">
            <text:p>4236047</text:p>
          </table:table-cell>
          <table:table-cell office:value-type="float" office:value="5818275">
            <text:p>5818275</text:p>
          </table:table-cell>
          <table:table-cell office:value-type="float" office:value="4776751">
            <text:p>4776751</text:p>
          </table:table-cell>
          <table:table-cell office:value-type="float" office:value="5818013">
            <text:p>5818013</text:p>
          </table:table-cell>
          <table:table-cell office:value-type="float" office:value="3831993">
            <text:p>3831993</text:p>
          </table:table-cell>
          <table:table-cell office:value-type="float" office:value="4429287">
            <text:p>4429287</text:p>
          </table:table-cell>
          <table:table-cell office:value-type="float" office:value="3286799">
            <text:p>3286799</text:p>
          </table:table-cell>
          <table:table-cell office:value-type="float" office:value="3915912">
            <text:p>3915912</text:p>
          </table:table-cell>
          <table:table-cell office:value-type="float" office:value="4088264">
            <text:p>4088264</text:p>
          </table:table-cell>
          <table:table-cell office:value-type="float" office:value="2725369">
            <text:p>2725369</text:p>
          </table:table-cell>
          <table:table-cell office:value-type="float" office:value="2595945">
            <text:p>2595945</text:p>
          </table:table-cell>
          <table:table-cell office:value-type="float" office:value="3257802">
            <text:p>3257802</text:p>
          </table:table-cell>
          <table:table-cell office:value-type="float" office:value="2958534">
            <text:p>2958534</text:p>
          </table:table-cell>
          <table:table-cell office:value-type="float" office:value="2662792">
            <text:p>2662792</text:p>
          </table:table-cell>
          <table:table-cell office:value-type="float" office:value="3432099">
            <text:p>3432099</text:p>
          </table:table-cell>
          <table:table-cell office:value-type="float" office:value="4130525">
            <text:p>4130525</text:p>
          </table:table-cell>
          <table:table-cell office:value-type="float" office:value="3395468">
            <text:p>3395468</text:p>
          </table:table-cell>
          <table:table-cell office:value-type="float" office:value="3862388">
            <text:p>3862388</text:p>
          </table:table-cell>
          <table:table-cell office:value-type="float" office:value="3563746">
            <text:p>3563746</text:p>
          </table:table-cell>
          <table:table-cell office:value-type="float" office:value="4548754">
            <text:p>4548754</text:p>
          </table:table-cell>
          <table:table-cell office:value-type="float" office:value="2651718">
            <text:p>2651718</text:p>
          </table:table-cell>
          <table:table-cell office:value-type="float" office:value="3009500">
            <text:p>3009500</text:p>
          </table:table-cell>
          <table:table-cell office:value-type="float" office:value="2511643">
            <text:p>2511643</text:p>
          </table:table-cell>
          <table:table-cell office:value-type="float" office:value="3089339">
            <text:p>3089339</text:p>
          </table:table-cell>
          <table:table-cell office:value-type="float" office:value="3089991">
            <text:p>3089991</text:p>
          </table:table-cell>
          <table:table-cell office:value-type="float" office:value="3031557">
            <text:p>3031557</text:p>
          </table:table-cell>
          <table:table-cell office:value-type="float" office:value="2947863">
            <text:p>2947863</text:p>
          </table:table-cell>
          <table:table-cell office:value-type="float" office:value="3164907">
            <text:p>3164907</text:p>
          </table:table-cell>
          <table:table-cell office:value-type="float" office:value="3297673">
            <text:p>3297673</text:p>
          </table:table-cell>
          <table:table-cell office:value-type="float" office:value="2735870">
            <text:p>2735870</text:p>
          </table:table-cell>
          <table:table-cell office:value-type="float" office:value="2151486">
            <text:p>2151486</text:p>
          </table:table-cell>
          <table:table-cell office:value-type="float" office:value="3450442">
            <text:p>3450442</text:p>
          </table:table-cell>
          <table:table-cell office:value-type="float" office:value="2901156">
            <text:p>2901156</text:p>
          </table:table-cell>
          <table:table-cell office:value-type="float" office:value="3081568">
            <text:p>3081568</text:p>
          </table:table-cell>
          <table:table-cell office:value-type="float" office:value="1913994">
            <text:p>1913994</text:p>
          </table:table-cell>
          <table:table-cell office:value-type="float" office:value="3087349">
            <text:p>3087349</text:p>
          </table:table-cell>
          <table:table-cell office:value-type="float" office:value="2627445">
            <text:p>2627445</text:p>
          </table:table-cell>
          <table:table-cell office:value-type="float" office:value="4720050">
            <text:p>4720050</text:p>
          </table:table-cell>
          <table:table-cell office:value-type="float" office:value="5006794">
            <text:p>5006794</text:p>
          </table:table-cell>
          <table:table-cell office:value-type="float" office:value="3775450">
            <text:p>3775450</text:p>
          </table:table-cell>
          <table:table-cell office:value-type="float" office:value="2871260">
            <text:p>2871260</text:p>
          </table:table-cell>
          <table:table-cell office:value-type="float" office:value="3590641">
            <text:p>3590641</text:p>
          </table:table-cell>
          <table:table-cell office:value-type="float" office:value="3380514">
            <text:p>3380514</text:p>
          </table:table-cell>
          <table:table-cell office:value-type="float" office:value="4028607">
            <text:p>4028607</text:p>
          </table:table-cell>
          <table:table-cell office:value-type="float" office:value="3789261">
            <text:p>3789261</text:p>
          </table:table-cell>
          <table:table-cell office:value-type="float" office:value="2826672">
            <text:p>2826672</text:p>
          </table:table-cell>
          <table:table-cell office:value-type="float" office:value="4384882">
            <text:p>4384882</text:p>
          </table:table-cell>
          <table:table-cell office:value-type="float" office:value="3130137">
            <text:p>3130137</text:p>
          </table:table-cell>
          <table:table-cell office:value-type="float" office:value="2658138">
            <text:p>2658138</text:p>
          </table:table-cell>
          <table:table-cell office:value-type="float" office:value="2785003">
            <text:p>2785003</text:p>
          </table:table-cell>
          <table:table-cell office:value-type="float" office:value="4617411">
            <text:p>4617411</text:p>
          </table:table-cell>
          <table:table-cell office:value-type="float" office:value="3893613">
            <text:p>3893613</text:p>
          </table:table-cell>
          <table:table-cell office:value-type="float" office:value="3591793">
            <text:p>3591793</text:p>
          </table:table-cell>
          <table:table-cell office:value-type="float" office:value="3055249">
            <text:p>3055249</text:p>
          </table:table-cell>
          <table:table-cell office:value-type="float" office:value="5181647">
            <text:p>5181647</text:p>
          </table:table-cell>
          <table:table-cell office:value-type="float" office:value="4697431">
            <text:p>4697431</text:p>
          </table:table-cell>
          <table:table-cell office:value-type="float" office:value="3519412">
            <text:p>3519412</text:p>
          </table:table-cell>
          <table:table-cell office:value-type="float" office:value="2657855">
            <text:p>2657855</text:p>
          </table:table-cell>
          <table:table-cell office:value-type="float" office:value="2809823">
            <text:p>2809823</text:p>
          </table:table-cell>
          <table:table-cell office:value-type="float" office:value="3015848">
            <text:p>3015848</text:p>
          </table:table-cell>
          <table:table-cell office:value-type="float" office:value="2833659">
            <text:p>2833659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float" office:value="1407106">
            <text:p>1407106</text:p>
          </table:table-cell>
          <table:table-cell office:value-type="float" office:value="1571303">
            <text:p>1571303</text:p>
          </table:table-cell>
          <table:table-cell office:value-type="float" office:value="1918152">
            <text:p>1918152</text:p>
          </table:table-cell>
          <table:table-cell office:value-type="float" office:value="1863655">
            <text:p>1863655</text:p>
          </table:table-cell>
          <table:table-cell office:value-type="float" office:value="1985313">
            <text:p>1985313</text:p>
          </table:table-cell>
          <table:table-cell office:value-type="float" office:value="2476210">
            <text:p>2476210</text:p>
          </table:table-cell>
          <table:table-cell office:value-type="float" office:value="4045390">
            <text:p>4045390</text:p>
          </table:table-cell>
          <table:table-cell office:value-type="float" office:value="2582319">
            <text:p>2582319</text:p>
          </table:table-cell>
          <table:table-cell office:value-type="float" office:value="2048341">
            <text:p>2048341</text:p>
          </table:table-cell>
          <table:table-cell office:value-type="float" office:value="2009586">
            <text:p>2009586</text:p>
          </table:table-cell>
          <table:table-cell office:value-type="float" office:value="1471434">
            <text:p>1471434</text:p>
          </table:table-cell>
          <table:table-cell office:value-type="float" office:value="1554684">
            <text:p>1554684</text:p>
          </table:table-cell>
          <table:table-cell office:value-type="float" office:value="1496156">
            <text:p>1496156</text:p>
          </table:table-cell>
          <table:table-cell office:value-type="float" office:value="1732301">
            <text:p>1732301</text:p>
          </table:table-cell>
          <table:table-cell office:value-type="float" office:value="1360921">
            <text:p>1360921</text:p>
          </table:table-cell>
          <table:table-cell office:value-type="float" office:value="2542607">
            <text:p>2542607</text:p>
          </table:table-cell>
          <table:table-cell office:value-type="float" office:value="3485586">
            <text:p>3485586</text:p>
          </table:table-cell>
          <table:table-cell office:value-type="float" office:value="3934168">
            <text:p>3934168</text:p>
          </table:table-cell>
          <table:table-cell office:value-type="float" office:value="2558289">
            <text:p>2558289</text:p>
          </table:table-cell>
          <table:table-cell office:value-type="float" office:value="2030953">
            <text:p>2030953</text:p>
          </table:table-cell>
          <table:table-cell office:value-type="float" office:value="2142141">
            <text:p>2142141</text:p>
          </table:table-cell>
          <table:table-cell office:value-type="float" office:value="2310539">
            <text:p>2310539</text:p>
          </table:table-cell>
          <table:table-cell office:value-type="float" office:value="2465056">
            <text:p>2465056</text:p>
          </table:table-cell>
          <table:table-cell office:value-type="float" office:value="2329962">
            <text:p>2329962</text:p>
          </table:table-cell>
          <table:table-cell office:value-type="float" office:value="2053103">
            <text:p>2053103</text:p>
          </table:table-cell>
          <table:table-cell office:value-type="float" office:value="1840479">
            <text:p>1840479</text:p>
          </table:table-cell>
          <table:table-cell office:value-type="float" office:value="2441468">
            <text:p>2441468</text:p>
          </table:table-cell>
          <table:table-cell office:value-type="float" office:value="2289689">
            <text:p>2289689</text:p>
          </table:table-cell>
          <table:table-cell office:value-type="float" office:value="3052426">
            <text:p>3052426</text:p>
          </table:table-cell>
          <table:table-cell office:value-type="float" office:value="2472725">
            <text:p>2472725</text:p>
          </table:table-cell>
          <table:table-cell office:value-type="float" office:value="2628470">
            <text:p>2628470</text:p>
          </table:table-cell>
          <table:table-cell office:value-type="float" office:value="2365956">
            <text:p>2365956</text:p>
          </table:table-cell>
          <table:table-cell office:value-type="float" office:value="3290463">
            <text:p>3290463</text:p>
          </table:table-cell>
          <table:table-cell office:value-type="float" office:value="2121345">
            <text:p>2121345</text:p>
          </table:table-cell>
          <table:table-cell office:value-type="float" office:value="1705716">
            <text:p>1705716</text:p>
          </table:table-cell>
          <table:table-cell office:value-type="float" office:value="1487392">
            <text:p>1487392</text:p>
          </table:table-cell>
          <table:table-cell office:value-type="float" office:value="1496420">
            <text:p>1496420</text:p>
          </table:table-cell>
          <table:table-cell office:value-type="float" office:value="1788650">
            <text:p>1788650</text:p>
          </table:table-cell>
          <table:table-cell office:value-type="float" office:value="6299874">
            <text:p>6299874</text:p>
          </table:table-cell>
          <table:table-cell office:value-type="float" office:value="7175717">
            <text:p>7175717</text:p>
          </table:table-cell>
          <table:table-cell office:value-type="float" office:value="7923534">
            <text:p>7923534</text:p>
          </table:table-cell>
          <table:table-cell office:value-type="float" office:value="3189946">
            <text:p>3189946</text:p>
          </table:table-cell>
          <table:table-cell office:value-type="float" office:value="5193868">
            <text:p>5193868</text:p>
          </table:table-cell>
          <table:table-cell office:value-type="float" office:value="7249835">
            <text:p>7249835</text:p>
          </table:table-cell>
          <table:table-cell office:value-type="float" office:value="5325938">
            <text:p>5325938</text:p>
          </table:table-cell>
          <table:table-cell office:value-type="float" office:value="5661786">
            <text:p>5661786</text:p>
          </table:table-cell>
          <table:table-cell office:value-type="float" office:value="3049039">
            <text:p>3049039</text:p>
          </table:table-cell>
          <table:table-cell office:value-type="float" office:value="3553722">
            <text:p>3553722</text:p>
          </table:table-cell>
          <table:table-cell office:value-type="float" office:value="2616497">
            <text:p>2616497</text:p>
          </table:table-cell>
          <table:table-cell office:value-type="float" office:value="2554978">
            <text:p>2554978</text:p>
          </table:table-cell>
          <table:table-cell office:value-type="float" office:value="3395988">
            <text:p>3395988</text:p>
          </table:table-cell>
          <table:table-cell office:value-type="float" office:value="3262138">
            <text:p>3262138</text:p>
          </table:table-cell>
          <table:table-cell office:value-type="float" office:value="2589781">
            <text:p>2589781</text:p>
          </table:table-cell>
          <table:table-cell office:value-type="float" office:value="3410069">
            <text:p>3410069</text:p>
          </table:table-cell>
          <table:table-cell office:value-type="float" office:value="3641025">
            <text:p>3641025</text:p>
          </table:table-cell>
          <table:table-cell office:value-type="float" office:value="3636932">
            <text:p>3636932</text:p>
          </table:table-cell>
          <table:table-cell office:value-type="float" office:value="2908778">
            <text:p>2908778</text:p>
          </table:table-cell>
          <table:table-cell office:value-type="float" office:value="3809834">
            <text:p>3809834</text:p>
          </table:table-cell>
          <table:table-cell office:value-type="float" office:value="3644412">
            <text:p>3644412</text:p>
          </table:table-cell>
          <table:table-cell office:value-type="float" office:value="4308852">
            <text:p>4308852</text:p>
          </table:table-cell>
          <table:table-cell office:value-type="float" office:value="3496946">
            <text:p>3496946</text:p>
          </table:table-cell>
          <table:table-cell office:value-type="float" office:value="3191306">
            <text:p>3191306</text:p>
          </table:table-cell>
          <table:table-cell office:value-type="float" office:value="3410797">
            <text:p>3410797</text:p>
          </table:table-cell>
          <table:table-cell office:value-type="float" office:value="2900176">
            <text:p>2900176</text:p>
          </table:table-cell>
          <table:table-cell office:value-type="float" office:value="2465884">
            <text:p>2465884</text:p>
          </table:table-cell>
          <table:table-cell office:value-type="float" office:value="3255745">
            <text:p>3255745</text:p>
          </table:table-cell>
          <table:table-cell office:value-type="float" office:value="3827030">
            <text:p>3827030</text:p>
          </table:table-cell>
          <table:table-cell office:value-type="float" office:value="1691200">
            <text:p>1691200</text:p>
          </table:table-cell>
          <table:table-cell office:value-type="float" office:value="3325001">
            <text:p>3325001</text:p>
          </table:table-cell>
          <table:table-cell office:value-type="float" office:value="2588204">
            <text:p>2588204</text:p>
          </table:table-cell>
          <table:table-cell office:value-type="float" office:value="2613881">
            <text:p>2613881</text:p>
          </table:table-cell>
          <table:table-cell office:value-type="float" office:value="2787982">
            <text:p>2787982</text:p>
          </table:table-cell>
          <table:table-cell office:value-type="float" office:value="1958434">
            <text:p>1958434</text:p>
          </table:table-cell>
          <table:table-cell office:value-type="float" office:value="3011843">
            <text:p>3011843</text:p>
          </table:table-cell>
          <table:table-cell office:value-type="float" office:value="3198212">
            <text:p>3198212</text:p>
          </table:table-cell>
          <table:table-cell office:value-type="float" office:value="3076451">
            <text:p>3076451</text:p>
          </table:table-cell>
          <table:table-cell office:value-type="float" office:value="3605610">
            <text:p>3605610</text:p>
          </table:table-cell>
          <table:table-cell office:value-type="float" office:value="3707433">
            <text:p>3707433</text:p>
          </table:table-cell>
          <table:table-cell office:value-type="float" office:value="3763087">
            <text:p>3763087</text:p>
          </table:table-cell>
          <table:table-cell office:value-type="float" office:value="2044025">
            <text:p>2044025</text:p>
          </table:table-cell>
          <table:table-cell office:value-type="float" office:value="3273926">
            <text:p>3273926</text:p>
          </table:table-cell>
          <table:table-cell office:value-type="float" office:value="3183540">
            <text:p>3183540</text:p>
          </table:table-cell>
          <table:table-cell office:value-type="float" office:value="3710128">
            <text:p>3710128</text:p>
          </table:table-cell>
          <table:table-cell office:value-type="float" office:value="2750839">
            <text:p>2750839</text:p>
          </table:table-cell>
          <table:table-cell office:value-type="float" office:value="3043382">
            <text:p>3043382</text:p>
          </table:table-cell>
          <table:table-cell office:value-type="float" office:value="3848637">
            <text:p>3848637</text:p>
          </table:table-cell>
          <table:table-cell office:value-type="float" office:value="3298911">
            <text:p>3298911</text:p>
          </table:table-cell>
          <table:table-cell office:value-type="float" office:value="3081430">
            <text:p>3081430</text:p>
          </table:table-cell>
          <table:table-cell office:value-type="float" office:value="3772382">
            <text:p>3772382</text:p>
          </table:table-cell>
          <table:table-cell office:value-type="float" office:value="3784241">
            <text:p>3784241</text:p>
          </table:table-cell>
          <table:table-cell office:value-type="float" office:value="3595202">
            <text:p>3595202</text:p>
          </table:table-cell>
          <table:table-cell office:value-type="float" office:value="2838164">
            <text:p>2838164</text:p>
          </table:table-cell>
          <table:table-cell office:value-type="float" office:value="3236349">
            <text:p>3236349</text:p>
          </table:table-cell>
          <table:table-cell office:value-type="float" office:value="3749385">
            <text:p>3749385</text:p>
          </table:table-cell>
          <table:table-cell office:value-type="float" office:value="3165376">
            <text:p>3165376</text:p>
          </table:table-cell>
          <table:table-cell office:value-type="float" office:value="3924894">
            <text:p>3924894</text:p>
          </table:table-cell>
          <table:table-cell office:value-type="float" office:value="2172846">
            <text:p>2172846</text:p>
          </table:table-cell>
          <table:table-cell office:value-type="float" office:value="2366284">
            <text:p>2366284</text:p>
          </table:table-cell>
          <table:table-cell office:value-type="float" office:value="2294574">
            <text:p>2294574</text:p>
          </table:table-cell>
          <table:table-cell office:value-type="float" office:value="2921144">
            <text:p>2921144</text:p>
          </table:table-cell>
          <table:table-cell office:value-type="float" office:value="4285377">
            <text:p>4285377</text:p>
          </table:table-cell>
          <table:table-cell office:value-type="float" office:value="3044895">
            <text:p>3044895</text:p>
          </table:table-cell>
          <table:table-cell office:value-type="float" office:value="1989208">
            <text:p>1989208</text:p>
          </table:table-cell>
          <table:table-cell office:value-type="float" office:value="3920361">
            <text:p>3920361</text:p>
          </table:table-cell>
          <table:table-cell office:value-type="float" office:value="3299392">
            <text:p>3299392</text:p>
          </table:table-cell>
          <table:table-cell office:value-type="float" office:value="2471294">
            <text:p>2471294</text:p>
          </table:table-cell>
          <table:table-cell office:value-type="float" office:value="2674582">
            <text:p>2674582</text:p>
          </table:table-cell>
          <table:table-cell office:value-type="float" office:value="1913589">
            <text:p>1913589</text:p>
          </table:table-cell>
          <table:table-cell office:value-type="float" office:value="2507682">
            <text:p>2507682</text:p>
          </table:table-cell>
          <table:table-cell office:value-type="float" office:value="2227628">
            <text:p>2227628</text:p>
          </table:table-cell>
          <table:table-cell office:value-type="float" office:value="2722909">
            <text:p>2722909</text:p>
          </table:table-cell>
          <table:table-cell office:value-type="float" office:value="3171493">
            <text:p>3171493</text:p>
          </table:table-cell>
          <table:table-cell office:value-type="float" office:value="3001225">
            <text:p>3001225</text:p>
          </table:table-cell>
          <table:table-cell office:value-type="float" office:value="3240673">
            <text:p>3240673</text:p>
          </table:table-cell>
          <table:table-cell office:value-type="float" office:value="1659992">
            <text:p>1659992</text:p>
          </table:table-cell>
          <table:table-cell office:value-type="float" office:value="3263203">
            <text:p>3263203</text:p>
          </table:table-cell>
          <table:table-cell office:value-type="float" office:value="2915919">
            <text:p>2915919</text:p>
          </table:table-cell>
          <table:table-cell office:value-type="float" office:value="3119917">
            <text:p>3119917</text:p>
          </table:table-cell>
          <table:table-cell office:value-type="float" office:value="2678747">
            <text:p>2678747</text:p>
          </table:table-cell>
          <table:table-cell office:value-type="float" office:value="2442548">
            <text:p>2442548</text:p>
          </table:table-cell>
          <table:table-cell office:value-type="float" office:value="2250522">
            <text:p>2250522</text:p>
          </table:table-cell>
          <table:table-cell office:value-type="float" office:value="2620019">
            <text:p>2620019</text:p>
          </table:table-cell>
          <table:table-cell office:value-type="float" office:value="3400861">
            <text:p>3400861</text:p>
          </table:table-cell>
          <table:table-cell office:value-type="float" office:value="3057457">
            <text:p>3057457</text:p>
          </table:table-cell>
          <table:table-cell office:value-type="float" office:value="2858643">
            <text:p>2858643</text:p>
          </table:table-cell>
          <table:table-cell office:value-type="float" office:value="3210909">
            <text:p>3210909</text:p>
          </table:table-cell>
          <table:table-cell office:value-type="float" office:value="2473767">
            <text:p>2473767</text:p>
          </table:table-cell>
          <table:table-cell office:value-type="float" office:value="2305703">
            <text:p>2305703</text:p>
          </table:table-cell>
          <table:table-cell office:value-type="float" office:value="3101499">
            <text:p>3101499</text:p>
          </table:table-cell>
          <table:table-cell office:value-type="float" office:value="2723566">
            <text:p>2723566</text:p>
          </table:table-cell>
          <table:table-cell office:value-type="float" office:value="2676316">
            <text:p>2676316</text:p>
          </table:table-cell>
          <table:table-cell office:value-type="float" office:value="3353422">
            <text:p>3353422</text:p>
          </table:table-cell>
          <table:table-cell office:value-type="float" office:value="3674888">
            <text:p>3674888</text:p>
          </table:table-cell>
          <table:table-cell office:value-type="float" office:value="3043518">
            <text:p>3043518</text:p>
          </table:table-cell>
          <table:table-cell office:value-type="float" office:value="4280800">
            <text:p>4280800</text:p>
          </table:table-cell>
          <table:table-cell office:value-type="float" office:value="5611924">
            <text:p>5611924</text:p>
          </table:table-cell>
          <table:table-cell office:value-type="float" office:value="7354273">
            <text:p>7354273</text:p>
          </table:table-cell>
          <table:table-cell office:value-type="float" office:value="7519810">
            <text:p>7519810</text:p>
          </table:table-cell>
          <table:table-cell office:value-type="float" office:value="9037524">
            <text:p>9037524</text:p>
          </table:table-cell>
          <table:table-cell office:value-type="float" office:value="6763638">
            <text:p>6763638</text:p>
          </table:table-cell>
          <table:table-cell office:value-type="float" office:value="16266452">
            <text:p>16266452</text:p>
          </table:table-cell>
          <table:table-cell office:value-type="float" office:value="8473718">
            <text:p>8473718</text:p>
          </table:table-cell>
          <table:table-cell office:value-type="float" office:value="4680478">
            <text:p>4680478</text:p>
          </table:table-cell>
          <table:table-cell office:value-type="float" office:value="3324897">
            <text:p>3324897</text:p>
          </table:table-cell>
          <table:table-cell office:value-type="float" office:value="2862927">
            <text:p>2862927</text:p>
          </table:table-cell>
          <table:table-cell office:value-type="float" office:value="2913557">
            <text:p>2913557</text:p>
          </table:table-cell>
          <table:table-cell office:value-type="float" office:value="3205957">
            <text:p>3205957</text:p>
          </table:table-cell>
          <table:table-cell office:value-type="float" office:value="3088128">
            <text:p>3088128</text:p>
          </table:table-cell>
          <table:table-cell office:value-type="float" office:value="3175022">
            <text:p>3175022</text:p>
          </table:table-cell>
          <table:table-cell office:value-type="float" office:value="1743335">
            <text:p>1743335</text:p>
          </table:table-cell>
          <table:table-cell office:value-type="float" office:value="3528483">
            <text:p>3528483</text:p>
          </table:table-cell>
          <table:table-cell office:value-type="float" office:value="3626841">
            <text:p>3626841</text:p>
          </table:table-cell>
          <table:table-cell office:value-type="float" office:value="2775335">
            <text:p>2775335</text:p>
          </table:table-cell>
          <table:table-cell office:value-type="float" office:value="3437505">
            <text:p>3437505</text:p>
          </table:table-cell>
          <table:table-cell office:value-type="float" office:value="2759800">
            <text:p>2759800</text:p>
          </table:table-cell>
          <table:table-cell office:value-type="float" office:value="1871743">
            <text:p>1871743</text:p>
          </table:table-cell>
          <table:table-cell office:value-type="float" office:value="2828404">
            <text:p>2828404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235867">
            <text:p>235867</text:p>
          </table:table-cell>
          <table:table-cell office:value-type="float" office:value="219881">
            <text:p>219881</text:p>
          </table:table-cell>
          <table:table-cell office:value-type="float" office:value="224924">
            <text:p>224924</text:p>
          </table:table-cell>
          <table:table-cell office:value-type="float" office:value="265459">
            <text:p>265459</text:p>
          </table:table-cell>
          <table:table-cell office:value-type="float" office:value="609749">
            <text:p>609749</text:p>
          </table:table-cell>
          <table:table-cell office:value-type="float" office:value="891071">
            <text:p>891071</text:p>
          </table:table-cell>
          <table:table-cell office:value-type="float" office:value="601363">
            <text:p>601363</text:p>
          </table:table-cell>
          <table:table-cell office:value-type="float" office:value="616913">
            <text:p>616913</text:p>
          </table:table-cell>
          <table:table-cell office:value-type="float" office:value="747462">
            <text:p>747462</text:p>
          </table:table-cell>
          <table:table-cell office:value-type="float" office:value="541332">
            <text:p>541332</text:p>
          </table:table-cell>
          <table:table-cell office:value-type="float" office:value="1300660">
            <text:p>1300660</text:p>
          </table:table-cell>
          <table:table-cell office:value-type="float" office:value="1153778">
            <text:p>1153778</text:p>
          </table:table-cell>
          <table:table-cell office:value-type="float" office:value="518577">
            <text:p>518577</text:p>
          </table:table-cell>
          <table:table-cell office:value-type="float" office:value="287266">
            <text:p>287266</text:p>
          </table:table-cell>
          <table:table-cell office:value-type="float" office:value="293958">
            <text:p>293958</text:p>
          </table:table-cell>
          <table:table-cell office:value-type="float" office:value="465774">
            <text:p>465774</text:p>
          </table:table-cell>
          <table:table-cell office:value-type="float" office:value="207243">
            <text:p>207243</text:p>
          </table:table-cell>
          <table:table-cell office:value-type="float" office:value="378037">
            <text:p>378037</text:p>
          </table:table-cell>
          <table:table-cell office:value-type="float" office:value="396167">
            <text:p>396167</text:p>
          </table:table-cell>
          <table:table-cell office:value-type="float" office:value="163209">
            <text:p>163209</text:p>
          </table:table-cell>
          <table:table-cell office:value-type="float" office:value="900400">
            <text:p>900400</text:p>
          </table:table-cell>
          <table:table-cell office:value-type="float" office:value="218152">
            <text:p>218152</text:p>
          </table:table-cell>
          <table:table-cell office:value-type="float" office:value="230910">
            <text:p>230910</text:p>
          </table:table-cell>
          <table:table-cell office:value-type="float" office:value="462032">
            <text:p>462032</text:p>
          </table:table-cell>
          <table:table-cell office:value-type="float" office:value="619414">
            <text:p>619414</text:p>
          </table:table-cell>
          <table:table-cell office:value-type="float" office:value="277261">
            <text:p>277261</text:p>
          </table:table-cell>
          <table:table-cell office:value-type="float" office:value="88050">
            <text:p>88050</text:p>
          </table:table-cell>
          <table:table-cell office:value-type="float" office:value="499887">
            <text:p>499887</text:p>
          </table:table-cell>
          <table:table-cell office:value-type="float" office:value="167420">
            <text:p>167420</text:p>
          </table:table-cell>
          <table:table-cell office:value-type="float" office:value="120380">
            <text:p>120380</text:p>
          </table:table-cell>
          <table:table-cell office:value-type="float" office:value="387542">
            <text:p>387542</text:p>
          </table:table-cell>
          <table:table-cell office:value-type="float" office:value="300972">
            <text:p>300972</text:p>
          </table:table-cell>
          <table:table-cell office:value-type="float" office:value="240508">
            <text:p>240508</text:p>
          </table:table-cell>
          <table:table-cell office:value-type="float" office:value="233641">
            <text:p>233641</text:p>
          </table:table-cell>
          <table:table-cell office:value-type="float" office:value="161424">
            <text:p>161424</text:p>
          </table:table-cell>
          <table:table-cell office:value-type="float" office:value="155198">
            <text:p>155198</text:p>
          </table:table-cell>
          <table:table-cell office:value-type="float" office:value="101897">
            <text:p>101897</text:p>
          </table:table-cell>
          <table:table-cell office:value-type="float" office:value="189631">
            <text:p>189631</text:p>
          </table:table-cell>
          <table:table-cell office:value-type="float" office:value="81972">
            <text:p>81972</text:p>
          </table:table-cell>
          <table:table-cell office:value-type="float" office:value="351192">
            <text:p>351192</text:p>
          </table:table-cell>
          <table:table-cell office:value-type="float" office:value="219673">
            <text:p>219673</text:p>
          </table:table-cell>
          <table:table-cell office:value-type="float" office:value="366218">
            <text:p>366218</text:p>
          </table:table-cell>
          <table:table-cell office:value-type="float" office:value="329886">
            <text:p>329886</text:p>
          </table:table-cell>
          <table:table-cell office:value-type="float" office:value="266219">
            <text:p>266219</text:p>
          </table:table-cell>
          <table:table-cell office:value-type="float" office:value="59875">
            <text:p>59875</text:p>
          </table:table-cell>
          <table:table-cell office:value-type="float" office:value="497582">
            <text:p>497582</text:p>
          </table:table-cell>
          <table:table-cell office:value-type="float" office:value="372626">
            <text:p>372626</text:p>
          </table:table-cell>
          <table:table-cell office:value-type="float" office:value="559213">
            <text:p>559213</text:p>
          </table:table-cell>
          <table:table-cell office:value-type="float" office:value="82972">
            <text:p>82972</text:p>
          </table:table-cell>
          <table:table-cell office:value-type="float" office:value="477756">
            <text:p>477756</text:p>
          </table:table-cell>
          <table:table-cell office:value-type="float" office:value="535105">
            <text:p>535105</text:p>
          </table:table-cell>
          <table:table-cell office:value-type="float" office:value="718487">
            <text:p>718487</text:p>
          </table:table-cell>
          <table:table-cell office:value-type="float" office:value="948084">
            <text:p>948084</text:p>
          </table:table-cell>
          <table:table-cell office:value-type="float" office:value="468864">
            <text:p>468864</text:p>
          </table:table-cell>
          <table:table-cell office:value-type="float" office:value="704493">
            <text:p>704493</text:p>
          </table:table-cell>
          <table:table-cell office:value-type="float" office:value="1171775">
            <text:p>1171775</text:p>
          </table:table-cell>
          <table:table-cell office:value-type="float" office:value="428370">
            <text:p>428370</text:p>
          </table:table-cell>
          <table:table-cell office:value-type="float" office:value="736258">
            <text:p>736258</text:p>
          </table:table-cell>
          <table:table-cell office:value-type="float" office:value="2433947">
            <text:p>2433947</text:p>
          </table:table-cell>
          <table:table-cell office:value-type="float" office:value="1855212">
            <text:p>1855212</text:p>
          </table:table-cell>
          <table:table-cell office:value-type="float" office:value="1942446">
            <text:p>1942446</text:p>
          </table:table-cell>
          <table:table-cell office:value-type="float" office:value="1047251">
            <text:p>1047251</text:p>
          </table:table-cell>
          <table:table-cell office:value-type="float" office:value="1785662">
            <text:p>1785662</text:p>
          </table:table-cell>
          <table:table-cell office:value-type="float" office:value="1353495">
            <text:p>1353495</text:p>
          </table:table-cell>
          <table:table-cell office:value-type="float" office:value="1170219">
            <text:p>1170219</text:p>
          </table:table-cell>
          <table:table-cell office:value-type="float" office:value="1269946">
            <text:p>1269946</text:p>
          </table:table-cell>
          <table:table-cell office:value-type="float" office:value="416984">
            <text:p>416984</text:p>
          </table:table-cell>
          <table:table-cell office:value-type="float" office:value="453126">
            <text:p>453126</text:p>
          </table:table-cell>
          <table:table-cell office:value-type="float" office:value="1154990">
            <text:p>1154990</text:p>
          </table:table-cell>
          <table:table-cell office:value-type="float" office:value="910239">
            <text:p>910239</text:p>
          </table:table-cell>
          <table:table-cell office:value-type="float" office:value="1011904">
            <text:p>1011904</text:p>
          </table:table-cell>
          <table:table-cell office:value-type="float" office:value="1235080">
            <text:p>1235080</text:p>
          </table:table-cell>
          <table:table-cell office:value-type="float" office:value="1210544">
            <text:p>1210544</text:p>
          </table:table-cell>
          <table:table-cell office:value-type="float" office:value="1249805">
            <text:p>1249805</text:p>
          </table:table-cell>
          <table:table-cell office:value-type="float" office:value="1277599">
            <text:p>1277599</text:p>
          </table:table-cell>
          <table:table-cell office:value-type="float" office:value="1043412">
            <text:p>1043412</text:p>
          </table:table-cell>
          <table:table-cell office:value-type="float" office:value="1536603">
            <text:p>1536603</text:p>
          </table:table-cell>
          <table:table-cell office:value-type="float" office:value="1256920">
            <text:p>1256920</text:p>
          </table:table-cell>
          <table:table-cell office:value-type="float" office:value="1840936">
            <text:p>1840936</text:p>
          </table:table-cell>
          <table:table-cell office:value-type="float" office:value="1928944">
            <text:p>1928944</text:p>
          </table:table-cell>
          <table:table-cell office:value-type="float" office:value="1844014">
            <text:p>1844014</text:p>
          </table:table-cell>
          <table:table-cell office:value-type="float" office:value="1966891">
            <text:p>1966891</text:p>
          </table:table-cell>
          <table:table-cell office:value-type="float" office:value="563116">
            <text:p>563116</text:p>
          </table:table-cell>
          <table:table-cell office:value-type="float" office:value="1353725">
            <text:p>1353725</text:p>
          </table:table-cell>
          <table:table-cell office:value-type="float" office:value="1312836">
            <text:p>1312836</text:p>
          </table:table-cell>
          <table:table-cell office:value-type="float" office:value="3226656">
            <text:p>3226656</text:p>
          </table:table-cell>
          <table:table-cell office:value-type="float" office:value="1556396">
            <text:p>1556396</text:p>
          </table:table-cell>
          <table:table-cell office:value-type="float" office:value="998858">
            <text:p>998858</text:p>
          </table:table-cell>
          <table:table-cell office:value-type="float" office:value="1562144">
            <text:p>1562144</text:p>
          </table:table-cell>
          <table:table-cell office:value-type="float" office:value="1519535">
            <text:p>1519535</text:p>
          </table:table-cell>
          <table:table-cell office:value-type="float" office:value="1965045">
            <text:p>1965045</text:p>
          </table:table-cell>
          <table:table-cell office:value-type="float" office:value="779322">
            <text:p>779322</text:p>
          </table:table-cell>
          <table:table-cell office:value-type="float" office:value="1510504">
            <text:p>1510504</text:p>
          </table:table-cell>
          <table:table-cell office:value-type="float" office:value="708045">
            <text:p>708045</text:p>
          </table:table-cell>
          <table:table-cell office:value-type="float" office:value="1272536">
            <text:p>1272536</text:p>
          </table:table-cell>
          <table:table-cell office:value-type="float" office:value="605401">
            <text:p>605401</text:p>
          </table:table-cell>
          <table:table-cell office:value-type="float" office:value="1795561">
            <text:p>1795561</text:p>
          </table:table-cell>
          <table:table-cell office:value-type="float" office:value="1473829">
            <text:p>1473829</text:p>
          </table:table-cell>
          <table:table-cell office:value-type="float" office:value="1527812">
            <text:p>1527812</text:p>
          </table:table-cell>
          <table:table-cell office:value-type="float" office:value="1596382">
            <text:p>1596382</text:p>
          </table:table-cell>
          <table:table-cell office:value-type="float" office:value="2432302">
            <text:p>2432302</text:p>
          </table:table-cell>
          <table:table-cell office:value-type="float" office:value="2084916">
            <text:p>2084916</text:p>
          </table:table-cell>
          <table:table-cell office:value-type="float" office:value="1324522">
            <text:p>1324522</text:p>
          </table:table-cell>
          <table:table-cell office:value-type="float" office:value="530267">
            <text:p>530267</text:p>
          </table:table-cell>
          <table:table-cell office:value-type="float" office:value="1772507">
            <text:p>1772507</text:p>
          </table:table-cell>
          <table:table-cell office:value-type="float" office:value="1971278">
            <text:p>1971278</text:p>
          </table:table-cell>
          <table:table-cell office:value-type="float" office:value="1014119">
            <text:p>1014119</text:p>
          </table:table-cell>
          <table:table-cell office:value-type="float" office:value="1251936">
            <text:p>1251936</text:p>
          </table:table-cell>
          <table:table-cell office:value-type="float" office:value="1001682">
            <text:p>1001682</text:p>
          </table:table-cell>
          <table:table-cell office:value-type="float" office:value="1407283">
            <text:p>1407283</text:p>
          </table:table-cell>
          <table:table-cell office:value-type="float" office:value="2270954">
            <text:p>2270954</text:p>
          </table:table-cell>
          <table:table-cell office:value-type="float" office:value="1782488">
            <text:p>1782488</text:p>
          </table:table-cell>
          <table:table-cell office:value-type="float" office:value="1603717">
            <text:p>1603717</text:p>
          </table:table-cell>
          <table:table-cell office:value-type="float" office:value="1774672">
            <text:p>1774672</text:p>
          </table:table-cell>
          <table:table-cell office:value-type="float" office:value="1329357">
            <text:p>1329357</text:p>
          </table:table-cell>
          <table:table-cell office:value-type="float" office:value="1565343">
            <text:p>1565343</text:p>
          </table:table-cell>
          <table:table-cell office:value-type="float" office:value="1474715">
            <text:p>1474715</text:p>
          </table:table-cell>
          <table:table-cell office:value-type="float" office:value="1265619">
            <text:p>1265619</text:p>
          </table:table-cell>
          <table:table-cell office:value-type="float" office:value="617433">
            <text:p>617433</text:p>
          </table:table-cell>
          <table:table-cell office:value-type="float" office:value="1255883">
            <text:p>1255883</text:p>
          </table:table-cell>
          <table:table-cell office:value-type="float" office:value="1553082">
            <text:p>1553082</text:p>
          </table:table-cell>
          <table:table-cell office:value-type="float" office:value="2069469">
            <text:p>2069469</text:p>
          </table:table-cell>
          <table:table-cell office:value-type="float" office:value="1334015">
            <text:p>1334015</text:p>
          </table:table-cell>
          <table:table-cell office:value-type="float" office:value="1321823">
            <text:p>1321823</text:p>
          </table:table-cell>
          <table:table-cell office:value-type="float" office:value="1213508">
            <text:p>1213508</text:p>
          </table:table-cell>
          <table:table-cell office:value-type="float" office:value="3850989">
            <text:p>3850989</text:p>
          </table:table-cell>
          <table:table-cell office:value-type="float" office:value="2096457">
            <text:p>2096457</text:p>
          </table:table-cell>
          <table:table-cell office:value-type="float" office:value="1303962">
            <text:p>1303962</text:p>
          </table:table-cell>
          <table:table-cell office:value-type="float" office:value="1876532">
            <text:p>1876532</text:p>
          </table:table-cell>
          <table:table-cell office:value-type="float" office:value="1151819">
            <text:p>1151819</text:p>
          </table:table-cell>
          <table:table-cell office:value-type="float" office:value="1658787">
            <text:p>1658787</text:p>
          </table:table-cell>
          <table:table-cell office:value-type="float" office:value="1438680">
            <text:p>1438680</text:p>
          </table:table-cell>
          <table:table-cell office:value-type="float" office:value="3677717">
            <text:p>3677717</text:p>
          </table:table-cell>
          <table:table-cell office:value-type="float" office:value="1638686">
            <text:p>1638686</text:p>
          </table:table-cell>
          <table:table-cell office:value-type="float" office:value="2294226">
            <text:p>2294226</text:p>
          </table:table-cell>
          <table:table-cell office:value-type="float" office:value="1118808">
            <text:p>1118808</text:p>
          </table:table-cell>
          <table:table-cell office:value-type="float" office:value="1941492">
            <text:p>1941492</text:p>
          </table:table-cell>
          <table:table-cell office:value-type="float" office:value="1889633">
            <text:p>1889633</text:p>
          </table:table-cell>
          <table:table-cell office:value-type="float" office:value="2236800">
            <text:p>2236800</text:p>
          </table:table-cell>
          <table:table-cell office:value-type="float" office:value="1904212">
            <text:p>1904212</text:p>
          </table:table-cell>
          <table:table-cell office:value-type="float" office:value="1424890">
            <text:p>1424890</text:p>
          </table:table-cell>
          <table:table-cell office:value-type="float" office:value="1405026">
            <text:p>1405026</text:p>
          </table:table-cell>
          <table:table-cell office:value-type="float" office:value="1571969">
            <text:p>1571969</text:p>
          </table:table-cell>
          <table:table-cell office:value-type="float" office:value="2138994">
            <text:p>2138994</text:p>
          </table:table-cell>
          <table:table-cell office:value-type="float" office:value="2014005">
            <text:p>2014005</text:p>
          </table:table-cell>
          <table:table-cell office:value-type="float" office:value="3595636">
            <text:p>3595636</text:p>
          </table:table-cell>
          <table:table-cell office:value-type="float" office:value="3219753">
            <text:p>3219753</text:p>
          </table:table-cell>
          <table:table-cell office:value-type="float" office:value="2379256">
            <text:p>2379256</text:p>
          </table:table-cell>
          <table:table-cell office:value-type="float" office:value="2617993">
            <text:p>2617993</text:p>
          </table:table-cell>
          <table:table-cell office:value-type="float" office:value="1704490">
            <text:p>1704490</text:p>
          </table:table-cell>
          <table:table-cell office:value-type="float" office:value="2438300">
            <text:p>2438300</text:p>
          </table:table-cell>
          <table:table-cell office:value-type="float" office:value="2187448">
            <text:p>2187448</text:p>
          </table:table-cell>
          <table:table-cell office:value-type="float" office:value="3066860">
            <text:p>3066860</text:p>
          </table:table-cell>
          <table:table-cell office:value-type="float" office:value="2625269">
            <text:p>2625269</text:p>
          </table:table-cell>
          <table:table-cell office:value-type="float" office:value="2865012">
            <text:p>2865012</text:p>
          </table:table-cell>
          <table:table-cell office:value-type="float" office:value="1718813">
            <text:p>1718813</text:p>
          </table:table-cell>
          <table:table-cell office:value-type="float" office:value="2551802">
            <text:p>2551802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2388349">
            <text:p>2388349</text:p>
          </table:table-cell>
          <table:table-cell office:value-type="float" office:value="2480196">
            <text:p>2480196</text:p>
          </table:table-cell>
          <table:table-cell office:value-type="float" office:value="3847526">
            <text:p>3847526</text:p>
          </table:table-cell>
          <table:table-cell office:value-type="float" office:value="3965136">
            <text:p>3965136</text:p>
          </table:table-cell>
          <table:table-cell office:value-type="float" office:value="4071229">
            <text:p>4071229</text:p>
          </table:table-cell>
          <table:table-cell office:value-type="float" office:value="4887356">
            <text:p>4887356</text:p>
          </table:table-cell>
          <table:table-cell office:value-type="float" office:value="3790146">
            <text:p>3790146</text:p>
          </table:table-cell>
          <table:table-cell office:value-type="float" office:value="4662819">
            <text:p>4662819</text:p>
          </table:table-cell>
          <table:table-cell office:value-type="float" office:value="3485945">
            <text:p>3485945</text:p>
          </table:table-cell>
          <table:table-cell office:value-type="float" office:value="3927116">
            <text:p>3927116</text:p>
          </table:table-cell>
          <table:table-cell office:value-type="float" office:value="3961231">
            <text:p>3961231</text:p>
          </table:table-cell>
          <table:table-cell office:value-type="float" office:value="3282949">
            <text:p>3282949</text:p>
          </table:table-cell>
          <table:table-cell office:value-type="float" office:value="3293576">
            <text:p>3293576</text:p>
          </table:table-cell>
          <table:table-cell office:value-type="float" office:value="3941227">
            <text:p>3941227</text:p>
          </table:table-cell>
          <table:table-cell office:value-type="float" office:value="5545332">
            <text:p>5545332</text:p>
          </table:table-cell>
          <table:table-cell office:value-type="float" office:value="3662657">
            <text:p>3662657</text:p>
          </table:table-cell>
          <table:table-cell office:value-type="float" office:value="3719473">
            <text:p>3719473</text:p>
          </table:table-cell>
          <table:table-cell office:value-type="float" office:value="2917758">
            <text:p>2917758</text:p>
          </table:table-cell>
          <table:table-cell office:value-type="float" office:value="4157001">
            <text:p>4157001</text:p>
          </table:table-cell>
          <table:table-cell office:value-type="float" office:value="4070793">
            <text:p>4070793</text:p>
          </table:table-cell>
          <table:table-cell office:value-type="float" office:value="3764578">
            <text:p>3764578</text:p>
          </table:table-cell>
          <table:table-cell office:value-type="float" office:value="3387895">
            <text:p>3387895</text:p>
          </table:table-cell>
          <table:table-cell office:value-type="float" office:value="3924652">
            <text:p>3924652</text:p>
          </table:table-cell>
          <table:table-cell office:value-type="float" office:value="2720864">
            <text:p>2720864</text:p>
          </table:table-cell>
          <table:table-cell office:value-type="float" office:value="3365583">
            <text:p>3365583</text:p>
          </table:table-cell>
          <table:table-cell office:value-type="float" office:value="3749009">
            <text:p>3749009</text:p>
          </table:table-cell>
          <table:table-cell office:value-type="float" office:value="3810436">
            <text:p>3810436</text:p>
          </table:table-cell>
          <table:table-cell office:value-type="float" office:value="3920721">
            <text:p>3920721</text:p>
          </table:table-cell>
          <table:table-cell office:value-type="float" office:value="3740350">
            <text:p>3740350</text:p>
          </table:table-cell>
          <table:table-cell office:value-type="float" office:value="4011575">
            <text:p>4011575</text:p>
          </table:table-cell>
          <table:table-cell office:value-type="float" office:value="3030293">
            <text:p>3030293</text:p>
          </table:table-cell>
          <table:table-cell office:value-type="float" office:value="4346271">
            <text:p>4346271</text:p>
          </table:table-cell>
          <table:table-cell office:value-type="float" office:value="4147251">
            <text:p>4147251</text:p>
          </table:table-cell>
          <table:table-cell office:value-type="float" office:value="3671346">
            <text:p>3671346</text:p>
          </table:table-cell>
          <table:table-cell office:value-type="float" office:value="4152884">
            <text:p>4152884</text:p>
          </table:table-cell>
          <table:table-cell office:value-type="float" office:value="2777022">
            <text:p>2777022</text:p>
          </table:table-cell>
          <table:table-cell office:value-type="float" office:value="2311060">
            <text:p>2311060</text:p>
          </table:table-cell>
          <table:table-cell office:value-type="float" office:value="1583895">
            <text:p>1583895</text:p>
          </table:table-cell>
          <table:table-cell office:value-type="float" office:value="1737241">
            <text:p>1737241</text:p>
          </table:table-cell>
          <table:table-cell office:value-type="float" office:value="1810395">
            <text:p>1810395</text:p>
          </table:table-cell>
          <table:table-cell office:value-type="float" office:value="1783853">
            <text:p>1783853</text:p>
          </table:table-cell>
          <table:table-cell office:value-type="float" office:value="2849261">
            <text:p>2849261</text:p>
          </table:table-cell>
          <table:table-cell office:value-type="float" office:value="3441620">
            <text:p>3441620</text:p>
          </table:table-cell>
          <table:table-cell office:value-type="float" office:value="2289541">
            <text:p>2289541</text:p>
          </table:table-cell>
          <table:table-cell office:value-type="float" office:value="1986814">
            <text:p>1986814</text:p>
          </table:table-cell>
          <table:table-cell office:value-type="float" office:value="3073742">
            <text:p>3073742</text:p>
          </table:table-cell>
          <table:table-cell office:value-type="float" office:value="3074233">
            <text:p>3074233</text:p>
          </table:table-cell>
          <table:table-cell office:value-type="float" office:value="2573183">
            <text:p>2573183</text:p>
          </table:table-cell>
          <table:table-cell office:value-type="float" office:value="2530617">
            <text:p>2530617</text:p>
          </table:table-cell>
          <table:table-cell office:value-type="float" office:value="3212795">
            <text:p>3212795</text:p>
          </table:table-cell>
          <table:table-cell office:value-type="float" office:value="3343700">
            <text:p>3343700</text:p>
          </table:table-cell>
          <table:table-cell office:value-type="float" office:value="3114709">
            <text:p>3114709</text:p>
          </table:table-cell>
          <table:table-cell office:value-type="float" office:value="3525418">
            <text:p>3525418</text:p>
          </table:table-cell>
          <table:table-cell office:value-type="float" office:value="4006946">
            <text:p>4006946</text:p>
          </table:table-cell>
          <table:table-cell office:value-type="float" office:value="4801525">
            <text:p>4801525</text:p>
          </table:table-cell>
          <table:table-cell office:value-type="float" office:value="4290286">
            <text:p>4290286</text:p>
          </table:table-cell>
          <table:table-cell office:value-type="float" office:value="3741292">
            <text:p>3741292</text:p>
          </table:table-cell>
          <table:table-cell office:value-type="float" office:value="4884367">
            <text:p>4884367</text:p>
          </table:table-cell>
          <table:table-cell office:value-type="float" office:value="4274435">
            <text:p>4274435</text:p>
          </table:table-cell>
          <table:table-cell office:value-type="float" office:value="4297990">
            <text:p>4297990</text:p>
          </table:table-cell>
          <table:table-cell office:value-type="float" office:value="5013859">
            <text:p>5013859</text:p>
          </table:table-cell>
          <table:table-cell office:value-type="float" office:value="5607169">
            <text:p>5607169</text:p>
          </table:table-cell>
          <table:table-cell office:value-type="float" office:value="7571537">
            <text:p>7571537</text:p>
          </table:table-cell>
          <table:table-cell office:value-type="float" office:value="6640674">
            <text:p>6640674</text:p>
          </table:table-cell>
          <table:table-cell office:value-type="float" office:value="5560279">
            <text:p>5560279</text:p>
          </table:table-cell>
          <table:table-cell office:value-type="float" office:value="4864115">
            <text:p>4864115</text:p>
          </table:table-cell>
          <table:table-cell office:value-type="float" office:value="4927209">
            <text:p>4927209</text:p>
          </table:table-cell>
          <table:table-cell office:value-type="float" office:value="3981153">
            <text:p>3981153</text:p>
          </table:table-cell>
          <table:table-cell office:value-type="float" office:value="4494824">
            <text:p>4494824</text:p>
          </table:table-cell>
          <table:table-cell office:value-type="float" office:value="5517533">
            <text:p>5517533</text:p>
          </table:table-cell>
          <table:table-cell office:value-type="float" office:value="4135867">
            <text:p>4135867</text:p>
          </table:table-cell>
          <table:table-cell office:value-type="float" office:value="3981684">
            <text:p>3981684</text:p>
          </table:table-cell>
          <table:table-cell office:value-type="float" office:value="3547261">
            <text:p>3547261</text:p>
          </table:table-cell>
          <table:table-cell office:value-type="float" office:value="2648345">
            <text:p>2648345</text:p>
          </table:table-cell>
          <table:table-cell office:value-type="float" office:value="3472689">
            <text:p>3472689</text:p>
          </table:table-cell>
          <table:table-cell office:value-type="float" office:value="4197952">
            <text:p>4197952</text:p>
          </table:table-cell>
          <table:table-cell office:value-type="float" office:value="4663207">
            <text:p>4663207</text:p>
          </table:table-cell>
          <table:table-cell office:value-type="float" office:value="2979037">
            <text:p>2979037</text:p>
          </table:table-cell>
          <table:table-cell office:value-type="float" office:value="3950333">
            <text:p>3950333</text:p>
          </table:table-cell>
          <table:table-cell office:value-type="float" office:value="3550848">
            <text:p>3550848</text:p>
          </table:table-cell>
          <table:table-cell office:value-type="float" office:value="4239578">
            <text:p>4239578</text:p>
          </table:table-cell>
          <table:table-cell office:value-type="float" office:value="3032512">
            <text:p>3032512</text:p>
          </table:table-cell>
          <table:table-cell office:value-type="float" office:value="2892443">
            <text:p>2892443</text:p>
          </table:table-cell>
          <table:table-cell office:value-type="float" office:value="2409946">
            <text:p>2409946</text:p>
          </table:table-cell>
          <table:table-cell office:value-type="float" office:value="3702487">
            <text:p>3702487</text:p>
          </table:table-cell>
          <table:table-cell office:value-type="float" office:value="2597403">
            <text:p>2597403</text:p>
          </table:table-cell>
          <table:table-cell office:value-type="float" office:value="2264464">
            <text:p>2264464</text:p>
          </table:table-cell>
          <table:table-cell office:value-type="float" office:value="2905395">
            <text:p>2905395</text:p>
          </table:table-cell>
          <table:table-cell office:value-type="float" office:value="3323323">
            <text:p>3323323</text:p>
          </table:table-cell>
          <table:table-cell office:value-type="float" office:value="2653556">
            <text:p>2653556</text:p>
          </table:table-cell>
          <table:table-cell office:value-type="float" office:value="3829884">
            <text:p>3829884</text:p>
          </table:table-cell>
          <table:table-cell office:value-type="float" office:value="4077226">
            <text:p>4077226</text:p>
          </table:table-cell>
          <table:table-cell office:value-type="float" office:value="4002201">
            <text:p>4002201</text:p>
          </table:table-cell>
          <table:table-cell office:value-type="float" office:value="3042051">
            <text:p>3042051</text:p>
          </table:table-cell>
          <table:table-cell office:value-type="float" office:value="3127170">
            <text:p>3127170</text:p>
          </table:table-cell>
          <table:table-cell office:value-type="float" office:value="3083663">
            <text:p>3083663</text:p>
          </table:table-cell>
          <table:table-cell office:value-type="float" office:value="2612390">
            <text:p>2612390</text:p>
          </table:table-cell>
          <table:table-cell office:value-type="float" office:value="3442428">
            <text:p>3442428</text:p>
          </table:table-cell>
          <table:table-cell office:value-type="float" office:value="3814531">
            <text:p>3814531</text:p>
          </table:table-cell>
          <table:table-cell office:value-type="float" office:value="4510696">
            <text:p>4510696</text:p>
          </table:table-cell>
          <table:table-cell office:value-type="float" office:value="3673225">
            <text:p>3673225</text:p>
          </table:table-cell>
          <table:table-cell office:value-type="float" office:value="1715044">
            <text:p>1715044</text:p>
          </table:table-cell>
          <table:table-cell office:value-type="float" office:value="2394797">
            <text:p>2394797</text:p>
          </table:table-cell>
          <table:table-cell office:value-type="float" office:value="2908120">
            <text:p>2908120</text:p>
          </table:table-cell>
          <table:table-cell office:value-type="float" office:value="3807519">
            <text:p>3807519</text:p>
          </table:table-cell>
          <table:table-cell office:value-type="float" office:value="2526748">
            <text:p>2526748</text:p>
          </table:table-cell>
          <table:table-cell office:value-type="float" office:value="1928572">
            <text:p>1928572</text:p>
          </table:table-cell>
          <table:table-cell office:value-type="float" office:value="2690145">
            <text:p>2690145</text:p>
          </table:table-cell>
          <table:table-cell office:value-type="float" office:value="1791138">
            <text:p>1791138</text:p>
          </table:table-cell>
          <table:table-cell office:value-type="float" office:value="1990862">
            <text:p>1990862</text:p>
          </table:table-cell>
          <table:table-cell office:value-type="float" office:value="3086804">
            <text:p>3086804</text:p>
          </table:table-cell>
          <table:table-cell office:value-type="float" office:value="4281069">
            <text:p>4281069</text:p>
          </table:table-cell>
          <table:table-cell office:value-type="float" office:value="3125862">
            <text:p>3125862</text:p>
          </table:table-cell>
          <table:table-cell office:value-type="float" office:value="3478257">
            <text:p>3478257</text:p>
          </table:table-cell>
          <table:table-cell office:value-type="float" office:value="4117399">
            <text:p>4117399</text:p>
          </table:table-cell>
          <table:table-cell office:value-type="float" office:value="4345868">
            <text:p>4345868</text:p>
          </table:table-cell>
          <table:table-cell office:value-type="float" office:value="2635309">
            <text:p>2635309</text:p>
          </table:table-cell>
          <table:table-cell office:value-type="float" office:value="3599579">
            <text:p>3599579</text:p>
          </table:table-cell>
          <table:table-cell office:value-type="float" office:value="2144183">
            <text:p>2144183</text:p>
          </table:table-cell>
          <table:table-cell office:value-type="float" office:value="3242794">
            <text:p>3242794</text:p>
          </table:table-cell>
          <table:table-cell office:value-type="float" office:value="1777840">
            <text:p>1777840</text:p>
          </table:table-cell>
          <table:table-cell office:value-type="float" office:value="2438972">
            <text:p>2438972</text:p>
          </table:table-cell>
          <table:table-cell office:value-type="float" office:value="2422468">
            <text:p>2422468</text:p>
          </table:table-cell>
          <table:table-cell office:value-type="float" office:value="3377362">
            <text:p>3377362</text:p>
          </table:table-cell>
          <table:table-cell office:value-type="float" office:value="2235113">
            <text:p>2235113</text:p>
          </table:table-cell>
          <table:table-cell office:value-type="float" office:value="2398073">
            <text:p>2398073</text:p>
          </table:table-cell>
          <table:table-cell office:value-type="float" office:value="1781510">
            <text:p>1781510</text:p>
          </table:table-cell>
          <table:table-cell office:value-type="float" office:value="2150808">
            <text:p>2150808</text:p>
          </table:table-cell>
          <table:table-cell office:value-type="float" office:value="2788864">
            <text:p>2788864</text:p>
          </table:table-cell>
          <table:table-cell office:value-type="float" office:value="3016834">
            <text:p>3016834</text:p>
          </table:table-cell>
          <table:table-cell office:value-type="float" office:value="3539744">
            <text:p>3539744</text:p>
          </table:table-cell>
          <table:table-cell office:value-type="float" office:value="3781355">
            <text:p>3781355</text:p>
          </table:table-cell>
          <table:table-cell office:value-type="float" office:value="3823130">
            <text:p>3823130</text:p>
          </table:table-cell>
          <table:table-cell office:value-type="float" office:value="4936227">
            <text:p>4936227</text:p>
          </table:table-cell>
          <table:table-cell office:value-type="float" office:value="6369868">
            <text:p>6369868</text:p>
          </table:table-cell>
          <table:table-cell office:value-type="float" office:value="4994992">
            <text:p>4994992</text:p>
          </table:table-cell>
          <table:table-cell office:value-type="float" office:value="4456056">
            <text:p>4456056</text:p>
          </table:table-cell>
          <table:table-cell office:value-type="float" office:value="2574312">
            <text:p>2574312</text:p>
          </table:table-cell>
          <table:table-cell office:value-type="float" office:value="3713271">
            <text:p>3713271</text:p>
          </table:table-cell>
          <table:table-cell office:value-type="float" office:value="2474201">
            <text:p>2474201</text:p>
          </table:table-cell>
          <table:table-cell office:value-type="float" office:value="4738409">
            <text:p>4738409</text:p>
          </table:table-cell>
          <table:table-cell office:value-type="float" office:value="3933577">
            <text:p>3933577</text:p>
          </table:table-cell>
          <table:table-cell office:value-type="float" office:value="3848570">
            <text:p>3848570</text:p>
          </table:table-cell>
          <table:table-cell office:value-type="float" office:value="3265491">
            <text:p>3265491</text:p>
          </table:table-cell>
          <table:table-cell office:value-type="float" office:value="2060491">
            <text:p>2060491</text:p>
          </table:table-cell>
          <table:table-cell office:value-type="float" office:value="3978049">
            <text:p>3978049</text:p>
          </table:table-cell>
          <table:table-cell office:value-type="float" office:value="4382778">
            <text:p>4382778</text:p>
          </table:table-cell>
          <table:table-cell office:value-type="float" office:value="4697801">
            <text:p>4697801</text:p>
          </table:table-cell>
          <table:table-cell office:value-type="float" office:value="3761780">
            <text:p>3761780</text:p>
          </table:table-cell>
          <table:table-cell office:value-type="float" office:value="2080479">
            <text:p>2080479</text:p>
          </table:table-cell>
          <table:table-cell office:value-type="float" office:value="3742056">
            <text:p>3742056</text:p>
          </table:table-cell>
          <table:table-cell office:value-type="float" office:value="3875427">
            <text:p>3875427</text:p>
          </table:table-cell>
          <table:table-cell office:value-type="float" office:value="4164301">
            <text:p>4164301</text:p>
          </table:table-cell>
          <table:table-cell office:value-type="float" office:value="3608475">
            <text:p>3608475</text:p>
          </table:table-cell>
          <table:table-cell office:value-type="float" office:value="3086112">
            <text:p>3086112</text:p>
          </table:table-cell>
          <table:table-cell office:value-type="float" office:value="3118433">
            <text:p>3118433</text:p>
          </table:table-cell>
          <table:table-cell office:value-type="float" office:value="2313845">
            <text:p>2313845</text:p>
          </table:table-cell>
        </table:table-row>
        <table:table-row table:style-name="ro1">
          <table:table-cell office:value-type="string">
            <text:p>Taipei, Chinese</text:p>
          </table:table-cell>
          <table:table-cell office:value-type="float" office:value="1706942">
            <text:p>1706942</text:p>
          </table:table-cell>
          <table:table-cell office:value-type="float" office:value="1469931">
            <text:p>1469931</text:p>
          </table:table-cell>
          <table:table-cell office:value-type="float" office:value="2353630">
            <text:p>2353630</text:p>
          </table:table-cell>
          <table:table-cell office:value-type="float" office:value="1858724">
            <text:p>1858724</text:p>
          </table:table-cell>
          <table:table-cell office:value-type="float" office:value="2066517">
            <text:p>2066517</text:p>
          </table:table-cell>
          <table:table-cell office:value-type="float" office:value="2302809">
            <text:p>2302809</text:p>
          </table:table-cell>
          <table:table-cell office:value-type="float" office:value="3475319">
            <text:p>3475319</text:p>
          </table:table-cell>
          <table:table-cell office:value-type="float" office:value="2005840">
            <text:p>2005840</text:p>
          </table:table-cell>
          <table:table-cell office:value-type="float" office:value="2313808">
            <text:p>2313808</text:p>
          </table:table-cell>
          <table:table-cell office:value-type="float" office:value="2448753">
            <text:p>2448753</text:p>
          </table:table-cell>
          <table:table-cell office:value-type="float" office:value="1609393">
            <text:p>1609393</text:p>
          </table:table-cell>
          <table:table-cell office:value-type="float" office:value="1871955">
            <text:p>1871955</text:p>
          </table:table-cell>
          <table:table-cell office:value-type="float" office:value="1452015">
            <text:p>1452015</text:p>
          </table:table-cell>
          <table:table-cell office:value-type="float" office:value="1858342">
            <text:p>1858342</text:p>
          </table:table-cell>
          <table:table-cell office:value-type="float" office:value="2162220">
            <text:p>2162220</text:p>
          </table:table-cell>
          <table:table-cell office:value-type="float" office:value="1996236">
            <text:p>1996236</text:p>
          </table:table-cell>
          <table:table-cell office:value-type="float" office:value="2548778">
            <text:p>2548778</text:p>
          </table:table-cell>
          <table:table-cell office:value-type="float" office:value="2200665">
            <text:p>2200665</text:p>
          </table:table-cell>
          <table:table-cell office:value-type="float" office:value="1630779">
            <text:p>1630779</text:p>
          </table:table-cell>
          <table:table-cell office:value-type="float" office:value="1860391">
            <text:p>1860391</text:p>
          </table:table-cell>
          <table:table-cell office:value-type="float" office:value="2044939">
            <text:p>2044939</text:p>
          </table:table-cell>
          <table:table-cell office:value-type="float" office:value="3562154">
            <text:p>3562154</text:p>
          </table:table-cell>
          <table:table-cell office:value-type="float" office:value="2787258">
            <text:p>2787258</text:p>
          </table:table-cell>
          <table:table-cell office:value-type="float" office:value="2540054">
            <text:p>2540054</text:p>
          </table:table-cell>
          <table:table-cell office:value-type="float" office:value="2330605">
            <text:p>2330605</text:p>
          </table:table-cell>
          <table:table-cell office:value-type="float" office:value="1670383">
            <text:p>1670383</text:p>
          </table:table-cell>
          <table:table-cell office:value-type="float" office:value="3100997">
            <text:p>3100997</text:p>
          </table:table-cell>
          <table:table-cell office:value-type="float" office:value="2414179">
            <text:p>2414179</text:p>
          </table:table-cell>
          <table:table-cell office:value-type="float" office:value="1774079">
            <text:p>1774079</text:p>
          </table:table-cell>
          <table:table-cell office:value-type="float" office:value="2221199">
            <text:p>2221199</text:p>
          </table:table-cell>
          <table:table-cell office:value-type="float" office:value="2937782">
            <text:p>2937782</text:p>
          </table:table-cell>
          <table:table-cell office:value-type="float" office:value="1897136">
            <text:p>1897136</text:p>
          </table:table-cell>
          <table:table-cell office:value-type="float" office:value="2009128">
            <text:p>2009128</text:p>
          </table:table-cell>
          <table:table-cell office:value-type="float" office:value="1632976">
            <text:p>1632976</text:p>
          </table:table-cell>
          <table:table-cell office:value-type="float" office:value="1072995">
            <text:p>1072995</text:p>
          </table:table-cell>
          <table:table-cell office:value-type="float" office:value="942289">
            <text:p>942289</text:p>
          </table:table-cell>
          <table:table-cell office:value-type="float" office:value="511500">
            <text:p>511500</text:p>
          </table:table-cell>
          <table:table-cell office:value-type="float" office:value="1613001">
            <text:p>1613001</text:p>
          </table:table-cell>
          <table:table-cell office:value-type="float" office:value="2429533">
            <text:p>2429533</text:p>
          </table:table-cell>
          <table:table-cell office:value-type="float" office:value="1748723">
            <text:p>1748723</text:p>
          </table:table-cell>
          <table:table-cell office:value-type="float" office:value="2495159">
            <text:p>2495159</text:p>
          </table:table-cell>
          <table:table-cell office:value-type="float" office:value="3296070">
            <text:p>3296070</text:p>
          </table:table-cell>
          <table:table-cell office:value-type="float" office:value="3217295">
            <text:p>3217295</text:p>
          </table:table-cell>
          <table:table-cell office:value-type="float" office:value="2700022">
            <text:p>2700022</text:p>
          </table:table-cell>
          <table:table-cell office:value-type="float" office:value="1930988">
            <text:p>1930988</text:p>
          </table:table-cell>
          <table:table-cell office:value-type="float" office:value="3094368">
            <text:p>3094368</text:p>
          </table:table-cell>
          <table:table-cell office:value-type="float" office:value="2673573">
            <text:p>2673573</text:p>
          </table:table-cell>
          <table:table-cell office:value-type="float" office:value="2204721">
            <text:p>2204721</text:p>
          </table:table-cell>
          <table:table-cell office:value-type="float" office:value="2272131">
            <text:p>2272131</text:p>
          </table:table-cell>
          <table:table-cell office:value-type="float" office:value="2496121">
            <text:p>2496121</text:p>
          </table:table-cell>
          <table:table-cell office:value-type="float" office:value="3570894">
            <text:p>3570894</text:p>
          </table:table-cell>
          <table:table-cell office:value-type="float" office:value="2721498">
            <text:p>2721498</text:p>
          </table:table-cell>
          <table:table-cell office:value-type="float" office:value="4283036">
            <text:p>4283036</text:p>
          </table:table-cell>
          <table:table-cell office:value-type="float" office:value="4557574">
            <text:p>4557574</text:p>
          </table:table-cell>
          <table:table-cell office:value-type="float" office:value="3066830">
            <text:p>3066830</text:p>
          </table:table-cell>
          <table:table-cell office:value-type="float" office:value="2685035">
            <text:p>2685035</text:p>
          </table:table-cell>
          <table:table-cell office:value-type="float" office:value="2919497">
            <text:p>2919497</text:p>
          </table:table-cell>
          <table:table-cell office:value-type="float" office:value="2667248">
            <text:p>2667248</text:p>
          </table:table-cell>
          <table:table-cell office:value-type="float" office:value="2546263">
            <text:p>2546263</text:p>
          </table:table-cell>
          <table:table-cell office:value-type="float" office:value="2743696">
            <text:p>2743696</text:p>
          </table:table-cell>
          <table:table-cell office:value-type="float" office:value="2993629">
            <text:p>2993629</text:p>
          </table:table-cell>
          <table:table-cell office:value-type="float" office:value="3181100">
            <text:p>3181100</text:p>
          </table:table-cell>
          <table:table-cell office:value-type="float" office:value="3220713">
            <text:p>3220713</text:p>
          </table:table-cell>
          <table:table-cell office:value-type="float" office:value="3800553">
            <text:p>3800553</text:p>
          </table:table-cell>
          <table:table-cell office:value-type="float" office:value="3193729">
            <text:p>3193729</text:p>
          </table:table-cell>
          <table:table-cell office:value-type="float" office:value="2708752">
            <text:p>2708752</text:p>
          </table:table-cell>
          <table:table-cell office:value-type="float" office:value="5274886">
            <text:p>5274886</text:p>
          </table:table-cell>
          <table:table-cell office:value-type="float" office:value="2184371">
            <text:p>2184371</text:p>
          </table:table-cell>
          <table:table-cell office:value-type="float" office:value="2942370">
            <text:p>2942370</text:p>
          </table:table-cell>
          <table:table-cell office:value-type="float" office:value="2955108">
            <text:p>2955108</text:p>
          </table:table-cell>
          <table:table-cell office:value-type="float" office:value="3186478">
            <text:p>3186478</text:p>
          </table:table-cell>
          <table:table-cell office:value-type="float" office:value="2220558">
            <text:p>2220558</text:p>
          </table:table-cell>
          <table:table-cell office:value-type="float" office:value="2390470">
            <text:p>2390470</text:p>
          </table:table-cell>
          <table:table-cell office:value-type="float" office:value="3502895">
            <text:p>3502895</text:p>
          </table:table-cell>
          <table:table-cell office:value-type="float" office:value="2999357">
            <text:p>2999357</text:p>
          </table:table-cell>
          <table:table-cell office:value-type="float" office:value="2831121">
            <text:p>2831121</text:p>
          </table:table-cell>
          <table:table-cell office:value-type="float" office:value="3080729">
            <text:p>3080729</text:p>
          </table:table-cell>
          <table:table-cell office:value-type="float" office:value="2712526">
            <text:p>2712526</text:p>
          </table:table-cell>
          <table:table-cell office:value-type="float" office:value="3161027">
            <text:p>3161027</text:p>
          </table:table-cell>
          <table:table-cell office:value-type="float" office:value="2996402">
            <text:p>2996402</text:p>
          </table:table-cell>
          <table:table-cell office:value-type="float" office:value="2770351">
            <text:p>2770351</text:p>
          </table:table-cell>
          <table:table-cell office:value-type="float" office:value="2920046">
            <text:p>2920046</text:p>
          </table:table-cell>
          <table:table-cell office:value-type="float" office:value="2260535">
            <text:p>2260535</text:p>
          </table:table-cell>
          <table:table-cell office:value-type="float" office:value="2126907">
            <text:p>2126907</text:p>
          </table:table-cell>
          <table:table-cell office:value-type="float" office:value="2450127">
            <text:p>2450127</text:p>
          </table:table-cell>
          <table:table-cell office:value-type="float" office:value="3306460">
            <text:p>3306460</text:p>
          </table:table-cell>
          <table:table-cell office:value-type="float" office:value="3583610">
            <text:p>3583610</text:p>
          </table:table-cell>
          <table:table-cell office:value-type="float" office:value="3356757">
            <text:p>3356757</text:p>
          </table:table-cell>
          <table:table-cell office:value-type="float" office:value="2739505">
            <text:p>2739505</text:p>
          </table:table-cell>
          <table:table-cell office:value-type="float" office:value="3312700">
            <text:p>3312700</text:p>
          </table:table-cell>
          <table:table-cell office:value-type="float" office:value="4540294">
            <text:p>4540294</text:p>
          </table:table-cell>
          <table:table-cell office:value-type="float" office:value="2732926">
            <text:p>2732926</text:p>
          </table:table-cell>
          <table:table-cell office:value-type="float" office:value="3975859">
            <text:p>3975859</text:p>
          </table:table-cell>
          <table:table-cell office:value-type="float" office:value="4205549">
            <text:p>4205549</text:p>
          </table:table-cell>
          <table:table-cell office:value-type="float" office:value="3242803">
            <text:p>3242803</text:p>
          </table:table-cell>
          <table:table-cell office:value-type="float" office:value="3117002">
            <text:p>3117002</text:p>
          </table:table-cell>
          <table:table-cell office:value-type="float" office:value="3203334">
            <text:p>3203334</text:p>
          </table:table-cell>
          <table:table-cell office:value-type="float" office:value="3058028">
            <text:p>3058028</text:p>
          </table:table-cell>
          <table:table-cell office:value-type="float" office:value="3947833">
            <text:p>3947833</text:p>
          </table:table-cell>
          <table:table-cell office:value-type="float" office:value="3178989">
            <text:p>3178989</text:p>
          </table:table-cell>
          <table:table-cell office:value-type="float" office:value="3083507">
            <text:p>3083507</text:p>
          </table:table-cell>
          <table:table-cell office:value-type="float" office:value="3443067">
            <text:p>3443067</text:p>
          </table:table-cell>
          <table:table-cell office:value-type="float" office:value="2881446">
            <text:p>2881446</text:p>
          </table:table-cell>
          <table:table-cell office:value-type="float" office:value="3209665">
            <text:p>3209665</text:p>
          </table:table-cell>
          <table:table-cell office:value-type="float" office:value="4160549">
            <text:p>4160549</text:p>
          </table:table-cell>
          <table:table-cell office:value-type="float" office:value="3239379">
            <text:p>3239379</text:p>
          </table:table-cell>
          <table:table-cell office:value-type="float" office:value="3764771">
            <text:p>3764771</text:p>
          </table:table-cell>
          <table:table-cell office:value-type="float" office:value="3319515">
            <text:p>3319515</text:p>
          </table:table-cell>
          <table:table-cell office:value-type="float" office:value="2359929">
            <text:p>2359929</text:p>
          </table:table-cell>
          <table:table-cell office:value-type="float" office:value="2722903">
            <text:p>2722903</text:p>
          </table:table-cell>
          <table:table-cell office:value-type="float" office:value="3322027">
            <text:p>3322027</text:p>
          </table:table-cell>
          <table:table-cell office:value-type="float" office:value="3711994">
            <text:p>3711994</text:p>
          </table:table-cell>
          <table:table-cell office:value-type="float" office:value="3120472">
            <text:p>3120472</text:p>
          </table:table-cell>
          <table:table-cell office:value-type="float" office:value="4023771">
            <text:p>4023771</text:p>
          </table:table-cell>
          <table:table-cell office:value-type="float" office:value="1967657">
            <text:p>1967657</text:p>
          </table:table-cell>
          <table:table-cell office:value-type="float" office:value="3755328">
            <text:p>3755328</text:p>
          </table:table-cell>
          <table:table-cell office:value-type="float" office:value="3372167">
            <text:p>3372167</text:p>
          </table:table-cell>
          <table:table-cell office:value-type="float" office:value="3336366">
            <text:p>3336366</text:p>
          </table:table-cell>
          <table:table-cell office:value-type="float" office:value="3707800">
            <text:p>3707800</text:p>
          </table:table-cell>
          <table:table-cell office:value-type="float" office:value="3637036">
            <text:p>3637036</text:p>
          </table:table-cell>
          <table:table-cell office:value-type="float" office:value="2847087">
            <text:p>2847087</text:p>
          </table:table-cell>
          <table:table-cell office:value-type="float" office:value="2611862">
            <text:p>2611862</text:p>
          </table:table-cell>
          <table:table-cell office:value-type="float" office:value="3221564">
            <text:p>3221564</text:p>
          </table:table-cell>
          <table:table-cell office:value-type="float" office:value="2829072">
            <text:p>2829072</text:p>
          </table:table-cell>
          <table:table-cell office:value-type="float" office:value="3321706">
            <text:p>3321706</text:p>
          </table:table-cell>
          <table:table-cell office:value-type="float" office:value="3166733">
            <text:p>3166733</text:p>
          </table:table-cell>
          <table:table-cell office:value-type="float" office:value="3291945">
            <text:p>3291945</text:p>
          </table:table-cell>
          <table:table-cell office:value-type="float" office:value="4336968">
            <text:p>4336968</text:p>
          </table:table-cell>
          <table:table-cell office:value-type="float" office:value="4100487">
            <text:p>4100487</text:p>
          </table:table-cell>
          <table:table-cell office:value-type="float" office:value="2812466">
            <text:p>2812466</text:p>
          </table:table-cell>
          <table:table-cell office:value-type="float" office:value="4925569">
            <text:p>4925569</text:p>
          </table:table-cell>
          <table:table-cell office:value-type="float" office:value="3406603">
            <text:p>3406603</text:p>
          </table:table-cell>
          <table:table-cell office:value-type="float" office:value="3640534">
            <text:p>3640534</text:p>
          </table:table-cell>
          <table:table-cell office:value-type="float" office:value="5254004">
            <text:p>5254004</text:p>
          </table:table-cell>
          <table:table-cell office:value-type="float" office:value="4102240">
            <text:p>4102240</text:p>
          </table:table-cell>
          <table:table-cell office:value-type="float" office:value="3024359">
            <text:p>3024359</text:p>
          </table:table-cell>
          <table:table-cell office:value-type="float" office:value="3037006">
            <text:p>3037006</text:p>
          </table:table-cell>
          <table:table-cell office:value-type="float" office:value="2406187">
            <text:p>2406187</text:p>
          </table:table-cell>
          <table:table-cell office:value-type="float" office:value="4510083">
            <text:p>4510083</text:p>
          </table:table-cell>
          <table:table-cell office:value-type="float" office:value="3915038">
            <text:p>3915038</text:p>
          </table:table-cell>
          <table:table-cell office:value-type="float" office:value="5118909">
            <text:p>5118909</text:p>
          </table:table-cell>
          <table:table-cell office:value-type="float" office:value="4201724">
            <text:p>4201724</text:p>
          </table:table-cell>
          <table:table-cell office:value-type="float" office:value="3728082">
            <text:p>3728082</text:p>
          </table:table-cell>
          <table:table-cell office:value-type="float" office:value="3461419">
            <text:p>3461419</text:p>
          </table:table-cell>
          <table:table-cell office:value-type="float" office:value="3927784">
            <text:p>3927784</text:p>
          </table:table-cell>
          <table:table-cell office:value-type="float" office:value="4548358">
            <text:p>4548358</text:p>
          </table:table-cell>
          <table:table-cell office:value-type="float" office:value="3797936">
            <text:p>3797936</text:p>
          </table:table-cell>
          <table:table-cell office:value-type="float" office:value="3561069">
            <text:p>3561069</text:p>
          </table:table-cell>
          <table:table-cell office:value-type="float" office:value="4707748">
            <text:p>4707748</text:p>
          </table:table-cell>
          <table:table-cell office:value-type="float" office:value="2785094">
            <text:p>2785094</text:p>
          </table:table-cell>
          <table:table-cell office:value-type="float" office:value="4614787">
            <text:p>4614787</text:p>
          </table:table-cell>
          <table:table-cell office:value-type="float" office:value="4380738">
            <text:p>4380738</text:p>
          </table:table-cell>
          <table:table-cell office:value-type="float" office:value="3681447">
            <text:p>3681447</text:p>
          </table:table-cell>
          <table:table-cell office:value-type="float" office:value="3178347">
            <text:p>3178347</text:p>
          </table:table-cell>
          <table:table-cell office:value-type="float" office:value="2635421">
            <text:p>2635421</text:p>
          </table:table-cell>
          <table:table-cell office:value-type="float" office:value="2967782">
            <text:p>2967782</text:p>
          </table:table-cell>
          <table:table-cell office:value-type="float" office:value="2225894">
            <text:p>2225894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float" office:value="2275160">
            <text:p>2275160</text:p>
          </table:table-cell>
          <table:table-cell office:value-type="float" office:value="2546046">
            <text:p>2546046</text:p>
          </table:table-cell>
          <table:table-cell office:value-type="float" office:value="4120682">
            <text:p>4120682</text:p>
          </table:table-cell>
          <table:table-cell office:value-type="float" office:value="2527757">
            <text:p>2527757</text:p>
          </table:table-cell>
          <table:table-cell office:value-type="float" office:value="2104713">
            <text:p>2104713</text:p>
          </table:table-cell>
          <table:table-cell office:value-type="float" office:value="2587562">
            <text:p>2587562</text:p>
          </table:table-cell>
          <table:table-cell office:value-type="float" office:value="2385486">
            <text:p>2385486</text:p>
          </table:table-cell>
          <table:table-cell office:value-type="float" office:value="2787585">
            <text:p>2787585</text:p>
          </table:table-cell>
          <table:table-cell office:value-type="float" office:value="2926448">
            <text:p>2926448</text:p>
          </table:table-cell>
          <table:table-cell office:value-type="float" office:value="1945245">
            <text:p>1945245</text:p>
          </table:table-cell>
          <table:table-cell office:value-type="float" office:value="790219">
            <text:p>790219</text:p>
          </table:table-cell>
          <table:table-cell office:value-type="float" office:value="3256275">
            <text:p>3256275</text:p>
          </table:table-cell>
          <table:table-cell office:value-type="float" office:value="2898777">
            <text:p>2898777</text:p>
          </table:table-cell>
          <table:table-cell office:value-type="float" office:value="2561754">
            <text:p>2561754</text:p>
          </table:table-cell>
          <table:table-cell office:value-type="float" office:value="2886162">
            <text:p>2886162</text:p>
          </table:table-cell>
          <table:table-cell office:value-type="float" office:value="3322816">
            <text:p>3322816</text:p>
          </table:table-cell>
          <table:table-cell office:value-type="float" office:value="3218776">
            <text:p>3218776</text:p>
          </table:table-cell>
          <table:table-cell office:value-type="float" office:value="2897854">
            <text:p>2897854</text:p>
          </table:table-cell>
          <table:table-cell office:value-type="float" office:value="3371676">
            <text:p>3371676</text:p>
          </table:table-cell>
          <table:table-cell office:value-type="float" office:value="3340240">
            <text:p>3340240</text:p>
          </table:table-cell>
          <table:table-cell office:value-type="float" office:value="2071713">
            <text:p>2071713</text:p>
          </table:table-cell>
          <table:table-cell office:value-type="float" office:value="1878613">
            <text:p>1878613</text:p>
          </table:table-cell>
          <table:table-cell office:value-type="float" office:value="2365083">
            <text:p>2365083</text:p>
          </table:table-cell>
          <table:table-cell office:value-type="float" office:value="2412779">
            <text:p>2412779</text:p>
          </table:table-cell>
          <table:table-cell office:value-type="float" office:value="3216765">
            <text:p>3216765</text:p>
          </table:table-cell>
          <table:table-cell office:value-type="float" office:value="4104272">
            <text:p>4104272</text:p>
          </table:table-cell>
          <table:table-cell office:value-type="float" office:value="2924464">
            <text:p>2924464</text:p>
          </table:table-cell>
          <table:table-cell office:value-type="float" office:value="2220041">
            <text:p>2220041</text:p>
          </table:table-cell>
          <table:table-cell office:value-type="float" office:value="2856701">
            <text:p>2856701</text:p>
          </table:table-cell>
          <table:table-cell office:value-type="float" office:value="2530567">
            <text:p>2530567</text:p>
          </table:table-cell>
          <table:table-cell office:value-type="float" office:value="2318125">
            <text:p>2318125</text:p>
          </table:table-cell>
          <table:table-cell office:value-type="float" office:value="2618202">
            <text:p>2618202</text:p>
          </table:table-cell>
          <table:table-cell office:value-type="float" office:value="3531433">
            <text:p>3531433</text:p>
          </table:table-cell>
          <table:table-cell office:value-type="float" office:value="2495921">
            <text:p>2495921</text:p>
          </table:table-cell>
          <table:table-cell office:value-type="float" office:value="793370">
            <text:p>793370</text:p>
          </table:table-cell>
          <table:table-cell office:value-type="float" office:value="2360056">
            <text:p>2360056</text:p>
          </table:table-cell>
          <table:table-cell office:value-type="float" office:value="2319912">
            <text:p>2319912</text:p>
          </table:table-cell>
          <table:table-cell office:value-type="float" office:value="2710577">
            <text:p>2710577</text:p>
          </table:table-cell>
          <table:table-cell office:value-type="float" office:value="2092445">
            <text:p>2092445</text:p>
          </table:table-cell>
          <table:table-cell office:value-type="float" office:value="1567543">
            <text:p>1567543</text:p>
          </table:table-cell>
          <table:table-cell office:value-type="float" office:value="2250827">
            <text:p>2250827</text:p>
          </table:table-cell>
          <table:table-cell office:value-type="float" office:value="2396958">
            <text:p>2396958</text:p>
          </table:table-cell>
          <table:table-cell office:value-type="float" office:value="3023173">
            <text:p>3023173</text:p>
          </table:table-cell>
          <table:table-cell office:value-type="float" office:value="2532740">
            <text:p>2532740</text:p>
          </table:table-cell>
          <table:table-cell office:value-type="float" office:value="2244307">
            <text:p>2244307</text:p>
          </table:table-cell>
          <table:table-cell office:value-type="float" office:value="2578211">
            <text:p>2578211</text:p>
          </table:table-cell>
          <table:table-cell office:value-type="float" office:value="1468180">
            <text:p>1468180</text:p>
          </table:table-cell>
          <table:table-cell office:value-type="float" office:value="2536416">
            <text:p>2536416</text:p>
          </table:table-cell>
          <table:table-cell office:value-type="float" office:value="2469276">
            <text:p>2469276</text:p>
          </table:table-cell>
          <table:table-cell office:value-type="float" office:value="2201605">
            <text:p>2201605</text:p>
          </table:table-cell>
          <table:table-cell office:value-type="float" office:value="3714379">
            <text:p>3714379</text:p>
          </table:table-cell>
          <table:table-cell office:value-type="float" office:value="2447847">
            <text:p>2447847</text:p>
          </table:table-cell>
          <table:table-cell office:value-type="float" office:value="3678748">
            <text:p>3678748</text:p>
          </table:table-cell>
          <table:table-cell office:value-type="float" office:value="1922963">
            <text:p>1922963</text:p>
          </table:table-cell>
          <table:table-cell office:value-type="float" office:value="4657202">
            <text:p>4657202</text:p>
          </table:table-cell>
          <table:table-cell office:value-type="float" office:value="3224509">
            <text:p>3224509</text:p>
          </table:table-cell>
          <table:table-cell office:value-type="float" office:value="1781416">
            <text:p>1781416</text:p>
          </table:table-cell>
          <table:table-cell office:value-type="float" office:value="2743186">
            <text:p>2743186</text:p>
          </table:table-cell>
          <table:table-cell office:value-type="float" office:value="1072929">
            <text:p>1072929</text:p>
          </table:table-cell>
          <table:table-cell office:value-type="float" office:value="2312888">
            <text:p>2312888</text:p>
          </table:table-cell>
          <table:table-cell office:value-type="float" office:value="2576176">
            <text:p>2576176</text:p>
          </table:table-cell>
          <table:table-cell office:value-type="float" office:value="3598349">
            <text:p>3598349</text:p>
          </table:table-cell>
          <table:table-cell office:value-type="float" office:value="3178697">
            <text:p>3178697</text:p>
          </table:table-cell>
          <table:table-cell office:value-type="float" office:value="3476882">
            <text:p>3476882</text:p>
          </table:table-cell>
          <table:table-cell office:value-type="float" office:value="3373066">
            <text:p>3373066</text:p>
          </table:table-cell>
          <table:table-cell office:value-type="float" office:value="3048536">
            <text:p>3048536</text:p>
          </table:table-cell>
          <table:table-cell office:value-type="float" office:value="2261149">
            <text:p>2261149</text:p>
          </table:table-cell>
          <table:table-cell office:value-type="float" office:value="1991786">
            <text:p>1991786</text:p>
          </table:table-cell>
          <table:table-cell office:value-type="float" office:value="2640286">
            <text:p>2640286</text:p>
          </table:table-cell>
          <table:table-cell office:value-type="float" office:value="1850294">
            <text:p>1850294</text:p>
          </table:table-cell>
          <table:table-cell office:value-type="float" office:value="965962">
            <text:p>965962</text:p>
          </table:table-cell>
          <table:table-cell office:value-type="float" office:value="2698708">
            <text:p>2698708</text:p>
          </table:table-cell>
          <table:table-cell office:value-type="float" office:value="2216833">
            <text:p>2216833</text:p>
          </table:table-cell>
          <table:table-cell office:value-type="float" office:value="2466302">
            <text:p>2466302</text:p>
          </table:table-cell>
          <table:table-cell office:value-type="float" office:value="2824596">
            <text:p>2824596</text:p>
          </table:table-cell>
          <table:table-cell office:value-type="float" office:value="2903302">
            <text:p>2903302</text:p>
          </table:table-cell>
          <table:table-cell office:value-type="float" office:value="3369115">
            <text:p>3369115</text:p>
          </table:table-cell>
          <table:table-cell office:value-type="float" office:value="2433149">
            <text:p>2433149</text:p>
          </table:table-cell>
          <table:table-cell office:value-type="float" office:value="3834281">
            <text:p>3834281</text:p>
          </table:table-cell>
          <table:table-cell office:value-type="float" office:value="2562226">
            <text:p>2562226</text:p>
          </table:table-cell>
          <table:table-cell office:value-type="float" office:value="2839925">
            <text:p>2839925</text:p>
          </table:table-cell>
          <table:table-cell office:value-type="float" office:value="3283048">
            <text:p>3283048</text:p>
          </table:table-cell>
          <table:table-cell office:value-type="float" office:value="1483417">
            <text:p>1483417</text:p>
          </table:table-cell>
          <table:table-cell office:value-type="float" office:value="2387835">
            <text:p>2387835</text:p>
          </table:table-cell>
          <table:table-cell office:value-type="float" office:value="2939706">
            <text:p>2939706</text:p>
          </table:table-cell>
          <table:table-cell office:value-type="float" office:value="2313409">
            <text:p>2313409</text:p>
          </table:table-cell>
          <table:table-cell office:value-type="float" office:value="2766433">
            <text:p>2766433</text:p>
          </table:table-cell>
          <table:table-cell office:value-type="float" office:value="3695153">
            <text:p>3695153</text:p>
          </table:table-cell>
          <table:table-cell office:value-type="float" office:value="3892996">
            <text:p>3892996</text:p>
          </table:table-cell>
          <table:table-cell office:value-type="float" office:value="3495477">
            <text:p>3495477</text:p>
          </table:table-cell>
          <table:table-cell office:value-type="float" office:value="2925201">
            <text:p>2925201</text:p>
          </table:table-cell>
          <table:table-cell office:value-type="float" office:value="3205584">
            <text:p>3205584</text:p>
          </table:table-cell>
          <table:table-cell office:value-type="float" office:value="3204765">
            <text:p>3204765</text:p>
          </table:table-cell>
          <table:table-cell office:value-type="float" office:value="2112986">
            <text:p>2112986</text:p>
          </table:table-cell>
          <table:table-cell office:value-type="float" office:value="1407891">
            <text:p>1407891</text:p>
          </table:table-cell>
          <table:table-cell office:value-type="float" office:value="3522101">
            <text:p>3522101</text:p>
          </table:table-cell>
          <table:table-cell office:value-type="float" office:value="2870523">
            <text:p>2870523</text:p>
          </table:table-cell>
          <table:table-cell office:value-type="float" office:value="2693362">
            <text:p>2693362</text:p>
          </table:table-cell>
          <table:table-cell office:value-type="float" office:value="1751135">
            <text:p>1751135</text:p>
          </table:table-cell>
          <table:table-cell office:value-type="float" office:value="2915567">
            <text:p>2915567</text:p>
          </table:table-cell>
          <table:table-cell office:value-type="float" office:value="3036205">
            <text:p>3036205</text:p>
          </table:table-cell>
          <table:table-cell office:value-type="float" office:value="3063729">
            <text:p>3063729</text:p>
          </table:table-cell>
          <table:table-cell office:value-type="float" office:value="2767830">
            <text:p>2767830</text:p>
          </table:table-cell>
          <table:table-cell office:value-type="float" office:value="3293094">
            <text:p>3293094</text:p>
          </table:table-cell>
          <table:table-cell office:value-type="float" office:value="3712655">
            <text:p>3712655</text:p>
          </table:table-cell>
          <table:table-cell office:value-type="float" office:value="2573581">
            <text:p>2573581</text:p>
          </table:table-cell>
          <table:table-cell office:value-type="float" office:value="1474888">
            <text:p>1474888</text:p>
          </table:table-cell>
          <table:table-cell office:value-type="float" office:value="2954131">
            <text:p>2954131</text:p>
          </table:table-cell>
          <table:table-cell office:value-type="float" office:value="2294478">
            <text:p>2294478</text:p>
          </table:table-cell>
          <table:table-cell office:value-type="float" office:value="1771088">
            <text:p>1771088</text:p>
          </table:table-cell>
          <table:table-cell office:value-type="float" office:value="2400925">
            <text:p>2400925</text:p>
          </table:table-cell>
          <table:table-cell office:value-type="float" office:value="2800360">
            <text:p>2800360</text:p>
          </table:table-cell>
          <table:table-cell office:value-type="float" office:value="2023583">
            <text:p>2023583</text:p>
          </table:table-cell>
          <table:table-cell office:value-type="float" office:value="2398958">
            <text:p>2398958</text:p>
          </table:table-cell>
          <table:table-cell office:value-type="float" office:value="2073879">
            <text:p>2073879</text:p>
          </table:table-cell>
          <table:table-cell office:value-type="float" office:value="3608750">
            <text:p>3608750</text:p>
          </table:table-cell>
          <table:table-cell office:value-type="float" office:value="2614542">
            <text:p>2614542</text:p>
          </table:table-cell>
          <table:table-cell office:value-type="float" office:value="2104459">
            <text:p>2104459</text:p>
          </table:table-cell>
          <table:table-cell office:value-type="float" office:value="1163198">
            <text:p>1163198</text:p>
          </table:table-cell>
          <table:table-cell office:value-type="float" office:value="2084625">
            <text:p>2084625</text:p>
          </table:table-cell>
          <table:table-cell office:value-type="float" office:value="2087262">
            <text:p>2087262</text:p>
          </table:table-cell>
          <table:table-cell office:value-type="float" office:value="1872191">
            <text:p>1872191</text:p>
          </table:table-cell>
          <table:table-cell office:value-type="float" office:value="2187281">
            <text:p>2187281</text:p>
          </table:table-cell>
          <table:table-cell office:value-type="float" office:value="2220055">
            <text:p>2220055</text:p>
          </table:table-cell>
          <table:table-cell office:value-type="float" office:value="2415410">
            <text:p>2415410</text:p>
          </table:table-cell>
          <table:table-cell office:value-type="float" office:value="1975543">
            <text:p>1975543</text:p>
          </table:table-cell>
          <table:table-cell office:value-type="float" office:value="1740339">
            <text:p>1740339</text:p>
          </table:table-cell>
          <table:table-cell office:value-type="float" office:value="1482763">
            <text:p>1482763</text:p>
          </table:table-cell>
          <table:table-cell office:value-type="float" office:value="2231378">
            <text:p>2231378</text:p>
          </table:table-cell>
          <table:table-cell office:value-type="float" office:value="2114667">
            <text:p>2114667</text:p>
          </table:table-cell>
          <table:table-cell office:value-type="float" office:value="913195">
            <text:p>913195</text:p>
          </table:table-cell>
          <table:table-cell office:value-type="float" office:value="1832075">
            <text:p>1832075</text:p>
          </table:table-cell>
          <table:table-cell office:value-type="float" office:value="2131241">
            <text:p>2131241</text:p>
          </table:table-cell>
          <table:table-cell office:value-type="float" office:value="2274307">
            <text:p>2274307</text:p>
          </table:table-cell>
          <table:table-cell office:value-type="float" office:value="2188085">
            <text:p>2188085</text:p>
          </table:table-cell>
          <table:table-cell office:value-type="float" office:value="2659620">
            <text:p>2659620</text:p>
          </table:table-cell>
          <table:table-cell office:value-type="float" office:value="2485853">
            <text:p>2485853</text:p>
          </table:table-cell>
          <table:table-cell office:value-type="float" office:value="1910079">
            <text:p>1910079</text:p>
          </table:table-cell>
          <table:table-cell office:value-type="float" office:value="2080699">
            <text:p>2080699</text:p>
          </table:table-cell>
          <table:table-cell office:value-type="float" office:value="2402584">
            <text:p>2402584</text:p>
          </table:table-cell>
          <table:table-cell office:value-type="float" office:value="1570393">
            <text:p>1570393</text:p>
          </table:table-cell>
          <table:table-cell office:value-type="float" office:value="1557042">
            <text:p>1557042</text:p>
          </table:table-cell>
          <table:table-cell office:value-type="float" office:value="1201716">
            <text:p>1201716</text:p>
          </table:table-cell>
          <table:table-cell office:value-type="float" office:value="1754590">
            <text:p>1754590</text:p>
          </table:table-cell>
          <table:table-cell office:value-type="float" office:value="2610579">
            <text:p>2610579</text:p>
          </table:table-cell>
          <table:table-cell office:value-type="float" office:value="3071322">
            <text:p>3071322</text:p>
          </table:table-cell>
          <table:table-cell office:value-type="float" office:value="2734124">
            <text:p>2734124</text:p>
          </table:table-cell>
          <table:table-cell office:value-type="float" office:value="3328988">
            <text:p>3328988</text:p>
          </table:table-cell>
          <table:table-cell office:value-type="float" office:value="2232432">
            <text:p>2232432</text:p>
          </table:table-cell>
          <table:table-cell office:value-type="float" office:value="1772568">
            <text:p>1772568</text:p>
          </table:table-cell>
          <table:table-cell office:value-type="float" office:value="1625983">
            <text:p>1625983</text:p>
          </table:table-cell>
          <table:table-cell office:value-type="float" office:value="2388305">
            <text:p>2388305</text:p>
          </table:table-cell>
          <table:table-cell office:value-type="float" office:value="2238505">
            <text:p>2238505</text:p>
          </table:table-cell>
          <table:table-cell office:value-type="float" office:value="1831673">
            <text:p>1831673</text:p>
          </table:table-cell>
          <table:table-cell office:value-type="float" office:value="821743">
            <text:p>821743</text:p>
          </table:table-cell>
          <table:table-cell office:value-type="float" office:value="1586298">
            <text:p>1586298</text:p>
          </table:table-cell>
          <table:table-cell office:value-type="float" office:value="2011418">
            <text:p>2011418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float" office:value="1368640">
            <text:p>1368640</text:p>
          </table:table-cell>
          <table:table-cell office:value-type="float" office:value="3204500">
            <text:p>3204500</text:p>
          </table:table-cell>
          <table:table-cell office:value-type="float" office:value="1832253">
            <text:p>1832253</text:p>
          </table:table-cell>
          <table:table-cell office:value-type="float" office:value="2216130">
            <text:p>2216130</text:p>
          </table:table-cell>
          <table:table-cell office:value-type="float" office:value="3109811">
            <text:p>3109811</text:p>
          </table:table-cell>
          <table:table-cell office:value-type="float" office:value="2544521">
            <text:p>2544521</text:p>
          </table:table-cell>
          <table:table-cell office:value-type="float" office:value="2419614">
            <text:p>2419614</text:p>
          </table:table-cell>
          <table:table-cell office:value-type="float" office:value="1816992">
            <text:p>1816992</text:p>
          </table:table-cell>
          <table:table-cell office:value-type="float" office:value="1413380">
            <text:p>1413380</text:p>
          </table:table-cell>
          <table:table-cell office:value-type="float" office:value="2464556">
            <text:p>2464556</text:p>
          </table:table-cell>
          <table:table-cell office:value-type="float" office:value="1242240">
            <text:p>1242240</text:p>
          </table:table-cell>
          <table:table-cell office:value-type="float" office:value="1925060">
            <text:p>1925060</text:p>
          </table:table-cell>
          <table:table-cell office:value-type="float" office:value="1209430">
            <text:p>1209430</text:p>
          </table:table-cell>
          <table:table-cell office:value-type="float" office:value="1515322">
            <text:p>1515322</text:p>
          </table:table-cell>
          <table:table-cell office:value-type="float" office:value="2377747">
            <text:p>2377747</text:p>
          </table:table-cell>
          <table:table-cell office:value-type="float" office:value="1997477">
            <text:p>1997477</text:p>
          </table:table-cell>
          <table:table-cell office:value-type="float" office:value="2516227">
            <text:p>2516227</text:p>
          </table:table-cell>
          <table:table-cell office:value-type="float" office:value="1615574">
            <text:p>1615574</text:p>
          </table:table-cell>
          <table:table-cell office:value-type="float" office:value="1441275">
            <text:p>1441275</text:p>
          </table:table-cell>
          <table:table-cell office:value-type="float" office:value="1622619">
            <text:p>1622619</text:p>
          </table:table-cell>
          <table:table-cell office:value-type="float" office:value="2247345">
            <text:p>2247345</text:p>
          </table:table-cell>
          <table:table-cell office:value-type="float" office:value="1559583">
            <text:p>1559583</text:p>
          </table:table-cell>
          <table:table-cell office:value-type="float" office:value="2555244">
            <text:p>2555244</text:p>
          </table:table-cell>
          <table:table-cell office:value-type="float" office:value="1782164">
            <text:p>1782164</text:p>
          </table:table-cell>
          <table:table-cell office:value-type="float" office:value="1592926">
            <text:p>1592926</text:p>
          </table:table-cell>
          <table:table-cell office:value-type="float" office:value="1650033">
            <text:p>1650033</text:p>
          </table:table-cell>
          <table:table-cell office:value-type="float" office:value="1784224">
            <text:p>1784224</text:p>
          </table:table-cell>
          <table:table-cell office:value-type="float" office:value="2171083">
            <text:p>2171083</text:p>
          </table:table-cell>
          <table:table-cell office:value-type="float" office:value="2355125">
            <text:p>2355125</text:p>
          </table:table-cell>
          <table:table-cell office:value-type="float" office:value="1403006">
            <text:p>1403006</text:p>
          </table:table-cell>
          <table:table-cell office:value-type="float" office:value="1641843">
            <text:p>1641843</text:p>
          </table:table-cell>
          <table:table-cell office:value-type="float" office:value="1805783">
            <text:p>1805783</text:p>
          </table:table-cell>
          <table:table-cell office:value-type="float" office:value="1181416">
            <text:p>1181416</text:p>
          </table:table-cell>
          <table:table-cell office:value-type="float" office:value="1116293">
            <text:p>1116293</text:p>
          </table:table-cell>
          <table:table-cell office:value-type="float" office:value="1175648">
            <text:p>1175648</text:p>
          </table:table-cell>
          <table:table-cell office:value-type="float" office:value="2143062">
            <text:p>2143062</text:p>
          </table:table-cell>
          <table:table-cell office:value-type="float" office:value="855754">
            <text:p>855754</text:p>
          </table:table-cell>
          <table:table-cell office:value-type="float" office:value="1998874">
            <text:p>1998874</text:p>
          </table:table-cell>
          <table:table-cell office:value-type="float" office:value="1692553">
            <text:p>1692553</text:p>
          </table:table-cell>
          <table:table-cell office:value-type="float" office:value="2460167">
            <text:p>2460167</text:p>
          </table:table-cell>
          <table:table-cell office:value-type="float" office:value="1903313">
            <text:p>1903313</text:p>
          </table:table-cell>
          <table:table-cell office:value-type="float" office:value="1888199">
            <text:p>1888199</text:p>
          </table:table-cell>
          <table:table-cell office:value-type="float" office:value="2605095">
            <text:p>2605095</text:p>
          </table:table-cell>
          <table:table-cell office:value-type="float" office:value="2301549">
            <text:p>2301549</text:p>
          </table:table-cell>
          <table:table-cell office:value-type="float" office:value="1981533">
            <text:p>1981533</text:p>
          </table:table-cell>
          <table:table-cell office:value-type="float" office:value="2757812">
            <text:p>2757812</text:p>
          </table:table-cell>
          <table:table-cell office:value-type="float" office:value="2738101">
            <text:p>2738101</text:p>
          </table:table-cell>
          <table:table-cell office:value-type="float" office:value="1953211">
            <text:p>1953211</text:p>
          </table:table-cell>
          <table:table-cell office:value-type="float" office:value="1724213">
            <text:p>1724213</text:p>
          </table:table-cell>
          <table:table-cell office:value-type="float" office:value="1757568">
            <text:p>1757568</text:p>
          </table:table-cell>
          <table:table-cell office:value-type="float" office:value="2184075">
            <text:p>2184075</text:p>
          </table:table-cell>
          <table:table-cell office:value-type="float" office:value="2118470">
            <text:p>2118470</text:p>
          </table:table-cell>
          <table:table-cell office:value-type="float" office:value="2891102">
            <text:p>2891102</text:p>
          </table:table-cell>
          <table:table-cell office:value-type="float" office:value="3046939">
            <text:p>3046939</text:p>
          </table:table-cell>
          <table:table-cell office:value-type="float" office:value="1754909">
            <text:p>1754909</text:p>
          </table:table-cell>
          <table:table-cell office:value-type="float" office:value="3425483">
            <text:p>3425483</text:p>
          </table:table-cell>
          <table:table-cell office:value-type="float" office:value="1863537">
            <text:p>1863537</text:p>
          </table:table-cell>
          <table:table-cell office:value-type="float" office:value="3082201">
            <text:p>3082201</text:p>
          </table:table-cell>
          <table:table-cell office:value-type="float" office:value="1659797">
            <text:p>1659797</text:p>
          </table:table-cell>
          <table:table-cell office:value-type="float" office:value="1334319">
            <text:p>1334319</text:p>
          </table:table-cell>
          <table:table-cell office:value-type="float" office:value="2174242">
            <text:p>2174242</text:p>
          </table:table-cell>
          <table:table-cell office:value-type="float" office:value="2371614">
            <text:p>2371614</text:p>
          </table:table-cell>
          <table:table-cell office:value-type="float" office:value="2514523">
            <text:p>2514523</text:p>
          </table:table-cell>
          <table:table-cell office:value-type="float" office:value="2206318">
            <text:p>2206318</text:p>
          </table:table-cell>
          <table:table-cell office:value-type="float" office:value="2306479">
            <text:p>2306479</text:p>
          </table:table-cell>
          <table:table-cell office:value-type="float" office:value="1765122">
            <text:p>1765122</text:p>
          </table:table-cell>
          <table:table-cell office:value-type="float" office:value="3171798">
            <text:p>3171798</text:p>
          </table:table-cell>
          <table:table-cell office:value-type="float" office:value="2659767">
            <text:p>2659767</text:p>
          </table:table-cell>
          <table:table-cell office:value-type="float" office:value="2112986">
            <text:p>2112986</text:p>
          </table:table-cell>
          <table:table-cell office:value-type="float" office:value="1919576">
            <text:p>1919576</text:p>
          </table:table-cell>
          <table:table-cell office:value-type="float" office:value="2855673">
            <text:p>2855673</text:p>
          </table:table-cell>
          <table:table-cell office:value-type="float" office:value="1856447">
            <text:p>1856447</text:p>
          </table:table-cell>
          <table:table-cell office:value-type="float" office:value="2812917">
            <text:p>2812917</text:p>
          </table:table-cell>
          <table:table-cell office:value-type="float" office:value="1885426">
            <text:p>1885426</text:p>
          </table:table-cell>
          <table:table-cell office:value-type="float" office:value="2387461">
            <text:p>2387461</text:p>
          </table:table-cell>
          <table:table-cell office:value-type="float" office:value="2421198">
            <text:p>2421198</text:p>
          </table:table-cell>
          <table:table-cell office:value-type="float" office:value="2805935">
            <text:p>2805935</text:p>
          </table:table-cell>
          <table:table-cell office:value-type="float" office:value="2274549">
            <text:p>2274549</text:p>
          </table:table-cell>
          <table:table-cell office:value-type="float" office:value="2750671">
            <text:p>2750671</text:p>
          </table:table-cell>
          <table:table-cell office:value-type="float" office:value="2969278">
            <text:p>2969278</text:p>
          </table:table-cell>
          <table:table-cell office:value-type="float" office:value="3382990">
            <text:p>3382990</text:p>
          </table:table-cell>
          <table:table-cell office:value-type="float" office:value="2757383">
            <text:p>2757383</text:p>
          </table:table-cell>
          <table:table-cell office:value-type="float" office:value="2278036">
            <text:p>2278036</text:p>
          </table:table-cell>
          <table:table-cell office:value-type="float" office:value="1982011">
            <text:p>1982011</text:p>
          </table:table-cell>
          <table:table-cell office:value-type="float" office:value="2583831">
            <text:p>2583831</text:p>
          </table:table-cell>
          <table:table-cell office:value-type="float" office:value="1826125">
            <text:p>1826125</text:p>
          </table:table-cell>
          <table:table-cell office:value-type="float" office:value="2896856">
            <text:p>2896856</text:p>
          </table:table-cell>
          <table:table-cell office:value-type="float" office:value="2932043">
            <text:p>2932043</text:p>
          </table:table-cell>
          <table:table-cell office:value-type="float" office:value="3632018">
            <text:p>3632018</text:p>
          </table:table-cell>
          <table:table-cell office:value-type="float" office:value="2779036">
            <text:p>2779036</text:p>
          </table:table-cell>
          <table:table-cell office:value-type="float" office:value="3761352">
            <text:p>3761352</text:p>
          </table:table-cell>
          <table:table-cell office:value-type="float" office:value="1821081">
            <text:p>1821081</text:p>
          </table:table-cell>
          <table:table-cell office:value-type="float" office:value="2854879">
            <text:p>2854879</text:p>
          </table:table-cell>
          <table:table-cell office:value-type="float" office:value="3073577">
            <text:p>3073577</text:p>
          </table:table-cell>
          <table:table-cell office:value-type="float" office:value="2429672">
            <text:p>2429672</text:p>
          </table:table-cell>
          <table:table-cell office:value-type="float" office:value="2032994">
            <text:p>2032994</text:p>
          </table:table-cell>
          <table:table-cell office:value-type="float" office:value="2222583">
            <text:p>2222583</text:p>
          </table:table-cell>
          <table:table-cell office:value-type="float" office:value="3050689">
            <text:p>3050689</text:p>
          </table:table-cell>
          <table:table-cell office:value-type="float" office:value="2173037">
            <text:p>2173037</text:p>
          </table:table-cell>
          <table:table-cell office:value-type="float" office:value="3378504">
            <text:p>3378504</text:p>
          </table:table-cell>
          <table:table-cell office:value-type="float" office:value="3117625">
            <text:p>3117625</text:p>
          </table:table-cell>
          <table:table-cell office:value-type="float" office:value="2220777">
            <text:p>2220777</text:p>
          </table:table-cell>
          <table:table-cell office:value-type="float" office:value="2651157">
            <text:p>2651157</text:p>
          </table:table-cell>
          <table:table-cell office:value-type="float" office:value="2943419">
            <text:p>2943419</text:p>
          </table:table-cell>
          <table:table-cell office:value-type="float" office:value="2213735">
            <text:p>2213735</text:p>
          </table:table-cell>
          <table:table-cell office:value-type="float" office:value="2912731">
            <text:p>2912731</text:p>
          </table:table-cell>
          <table:table-cell office:value-type="float" office:value="2389327">
            <text:p>2389327</text:p>
          </table:table-cell>
          <table:table-cell office:value-type="float" office:value="2165505">
            <text:p>2165505</text:p>
          </table:table-cell>
          <table:table-cell office:value-type="float" office:value="1969804">
            <text:p>1969804</text:p>
          </table:table-cell>
          <table:table-cell office:value-type="float" office:value="2066303">
            <text:p>2066303</text:p>
          </table:table-cell>
          <table:table-cell office:value-type="float" office:value="2588533">
            <text:p>2588533</text:p>
          </table:table-cell>
          <table:table-cell office:value-type="float" office:value="2655803">
            <text:p>2655803</text:p>
          </table:table-cell>
          <table:table-cell office:value-type="float" office:value="1922506">
            <text:p>1922506</text:p>
          </table:table-cell>
          <table:table-cell office:value-type="float" office:value="3610037">
            <text:p>3610037</text:p>
          </table:table-cell>
          <table:table-cell office:value-type="float" office:value="3310492">
            <text:p>3310492</text:p>
          </table:table-cell>
          <table:table-cell office:value-type="float" office:value="2773797">
            <text:p>2773797</text:p>
          </table:table-cell>
          <table:table-cell office:value-type="float" office:value="3293065">
            <text:p>3293065</text:p>
          </table:table-cell>
          <table:table-cell office:value-type="float" office:value="2447919">
            <text:p>2447919</text:p>
          </table:table-cell>
          <table:table-cell office:value-type="float" office:value="2212004">
            <text:p>2212004</text:p>
          </table:table-cell>
          <table:table-cell office:value-type="float" office:value="2262391">
            <text:p>2262391</text:p>
          </table:table-cell>
          <table:table-cell office:value-type="float" office:value="1908001">
            <text:p>1908001</text:p>
          </table:table-cell>
          <table:table-cell office:value-type="float" office:value="1719250">
            <text:p>1719250</text:p>
          </table:table-cell>
          <table:table-cell office:value-type="float" office:value="3516384">
            <text:p>3516384</text:p>
          </table:table-cell>
          <table:table-cell office:value-type="float" office:value="2277028">
            <text:p>2277028</text:p>
          </table:table-cell>
          <table:table-cell office:value-type="float" office:value="1829733">
            <text:p>1829733</text:p>
          </table:table-cell>
          <table:table-cell office:value-type="float" office:value="3233182">
            <text:p>3233182</text:p>
          </table:table-cell>
          <table:table-cell office:value-type="float" office:value="2098603">
            <text:p>2098603</text:p>
          </table:table-cell>
          <table:table-cell office:value-type="float" office:value="2265312">
            <text:p>2265312</text:p>
          </table:table-cell>
          <table:table-cell office:value-type="float" office:value="3356506">
            <text:p>3356506</text:p>
          </table:table-cell>
          <table:table-cell office:value-type="float" office:value="2311971">
            <text:p>2311971</text:p>
          </table:table-cell>
          <table:table-cell office:value-type="float" office:value="1949483">
            <text:p>1949483</text:p>
          </table:table-cell>
          <table:table-cell office:value-type="float" office:value="2234338">
            <text:p>2234338</text:p>
          </table:table-cell>
          <table:table-cell office:value-type="float" office:value="2083533">
            <text:p>2083533</text:p>
          </table:table-cell>
          <table:table-cell office:value-type="float" office:value="2374232">
            <text:p>2374232</text:p>
          </table:table-cell>
          <table:table-cell office:value-type="float" office:value="2647827">
            <text:p>2647827</text:p>
          </table:table-cell>
          <table:table-cell office:value-type="float" office:value="2427811">
            <text:p>2427811</text:p>
          </table:table-cell>
          <table:table-cell office:value-type="float" office:value="2344940">
            <text:p>2344940</text:p>
          </table:table-cell>
          <table:table-cell office:value-type="float" office:value="1884325">
            <text:p>1884325</text:p>
          </table:table-cell>
          <table:table-cell office:value-type="float" office:value="3340021">
            <text:p>3340021</text:p>
          </table:table-cell>
          <table:table-cell office:value-type="float" office:value="2508305">
            <text:p>2508305</text:p>
          </table:table-cell>
          <table:table-cell office:value-type="float" office:value="2587270">
            <text:p>2587270</text:p>
          </table:table-cell>
          <table:table-cell office:value-type="float" office:value="1973111">
            <text:p>1973111</text:p>
          </table:table-cell>
          <table:table-cell office:value-type="float" office:value="1992157">
            <text:p>1992157</text:p>
          </table:table-cell>
          <table:table-cell office:value-type="float" office:value="2682618">
            <text:p>2682618</text:p>
          </table:table-cell>
          <table:table-cell office:value-type="float" office:value="1956836">
            <text:p>1956836</text:p>
          </table:table-cell>
          <table:table-cell office:value-type="float" office:value="2315430">
            <text:p>2315430</text:p>
          </table:table-cell>
          <table:table-cell office:value-type="float" office:value="2931357">
            <text:p>2931357</text:p>
          </table:table-cell>
          <table:table-cell office:value-type="float" office:value="2134009">
            <text:p>2134009</text:p>
          </table:table-cell>
          <table:table-cell office:value-type="float" office:value="2411290">
            <text:p>2411290</text:p>
          </table:table-cell>
          <table:table-cell office:value-type="float" office:value="1223289">
            <text:p>1223289</text:p>
          </table:table-cell>
          <table:table-cell office:value-type="float" office:value="2306397">
            <text:p>2306397</text:p>
          </table:table-cell>
          <table:table-cell office:value-type="float" office:value="2259375">
            <text:p>2259375</text:p>
          </table:table-cell>
          <table:table-cell office:value-type="float" office:value="2462606">
            <text:p>2462606</text:p>
          </table:table-cell>
          <table:table-cell office:value-type="float" office:value="2009975">
            <text:p>2009975</text:p>
          </table:table-cell>
          <table:table-cell office:value-type="float" office:value="2828949">
            <text:p>2828949</text:p>
          </table:table-cell>
          <table:table-cell office:value-type="float" office:value="1616099">
            <text:p>1616099</text:p>
          </table:table-cell>
          <table:table-cell office:value-type="float" office:value="2011215">
            <text:p>2011215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float" office:value="826560">
            <text:p>826560</text:p>
          </table:table-cell>
          <table:table-cell office:value-type="float" office:value="766106">
            <text:p>766106</text:p>
          </table:table-cell>
          <table:table-cell office:value-type="float" office:value="322560">
            <text:p>322560</text:p>
          </table:table-cell>
          <table:table-cell office:value-type="float" office:value="866880">
            <text:p>866880</text:p>
          </table:table-cell>
          <table:table-cell office:value-type="float" office:value="544320">
            <text:p>544320</text:p>
          </table:table-cell>
          <table:table-cell office:value-type="float" office:value="967680">
            <text:p>967680</text:p>
          </table:table-cell>
          <table:table-cell office:value-type="float" office:value="388">
            <text:p>388</text:p>
          </table:table-cell>
          <table:table-cell table:number-columns-repeated="8" office:value-type="float" office:value="0">
            <text:p>0</text:p>
          </table:table-cell>
          <table:table-cell office:value-type="float" office:value="350">
            <text:p>350</text:p>
          </table:table-cell>
          <table:table-cell table:number-columns-repeated="4"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401">
            <text:p>401</text:p>
          </table:table-cell>
          <table:table-cell office:value-type="float" office:value="470">
            <text:p>470</text:p>
          </table:table-cell>
          <table:table-cell office:value-type="float" office:value="141515">
            <text:p>141515</text:p>
          </table:table-cell>
          <table:table-cell office:value-type="float" office:value="242120">
            <text:p>242120</text:p>
          </table:table-cell>
          <table:table-cell office:value-type="float" office:value="642381">
            <text:p>642381</text:p>
          </table:table-cell>
          <table:table-cell office:value-type="float" office:value="141542">
            <text:p>141542</text:p>
          </table:table-cell>
          <table:table-cell office:value-type="float" office:value="139350">
            <text:p>139350</text:p>
          </table:table-cell>
          <table:table-cell office:value-type="float" office:value="0">
            <text:p>0</text:p>
          </table:table-cell>
          <table:table-cell office:value-type="float" office:value="159360">
            <text:p>15936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806431">
            <text:p>806431</text:p>
          </table:table-cell>
          <table:table-cell office:value-type="float" office:value="161515">
            <text:p>161515</text:p>
          </table:table-cell>
          <table:table-cell office:value-type="float" office:value="463680">
            <text:p>463680</text:p>
          </table:table-cell>
          <table:table-cell office:value-type="float" office:value="162151">
            <text:p>162151</text:p>
          </table:table-cell>
          <table:table-cell office:value-type="float" office:value="604800">
            <text:p>604800</text:p>
          </table:table-cell>
          <table:table-cell office:value-type="float" office:value="121733">
            <text:p>121733</text:p>
          </table:table-cell>
          <table:table-cell office:value-type="float" office:value="484004">
            <text:p>484004</text:p>
          </table:table-cell>
          <table:table-cell office:value-type="float" office:value="60480">
            <text:p>60480</text:p>
          </table:table-cell>
          <table:table-cell office:value-type="float" office:value="423474">
            <text:p>423474</text:p>
          </table:table-cell>
          <table:table-cell office:value-type="float" office:value="363308">
            <text:p>363308</text:p>
          </table:table-cell>
          <table:table-cell office:value-type="float" office:value="64493">
            <text:p>64493</text:p>
          </table:table-cell>
          <table:table-cell office:value-type="float" office:value="1507586">
            <text:p>1507586</text:p>
          </table:table-cell>
          <table:table-cell office:value-type="float" office:value="308911">
            <text:p>308911</text:p>
          </table:table-cell>
          <table:table-cell office:value-type="float" office:value="466579">
            <text:p>466579</text:p>
          </table:table-cell>
          <table:table-cell office:value-type="float" office:value="434439">
            <text:p>434439</text:p>
          </table:table-cell>
          <table:table-cell office:value-type="float" office:value="846953">
            <text:p>846953</text:p>
          </table:table-cell>
          <table:table-cell office:value-type="float" office:value="295908">
            <text:p>295908</text:p>
          </table:table-cell>
          <table:table-cell office:value-type="float" office:value="106148">
            <text:p>106148</text:p>
          </table:table-cell>
          <table:table-cell office:value-type="float" office:value="626763">
            <text:p>626763</text:p>
          </table:table-cell>
          <table:table-cell office:value-type="float" office:value="538308">
            <text:p>538308</text:p>
          </table:table-cell>
          <table:table-cell office:value-type="float" office:value="505457">
            <text:p>505457</text:p>
          </table:table-cell>
          <table:table-cell office:value-type="float" office:value="318712">
            <text:p>318712</text:p>
          </table:table-cell>
          <table:table-cell office:value-type="float" office:value="114074">
            <text:p>114074</text:p>
          </table:table-cell>
          <table:table-cell office:value-type="float" office:value="155780">
            <text:p>155780</text:p>
          </table:table-cell>
          <table:table-cell office:value-type="float" office:value="939601">
            <text:p>939601</text:p>
          </table:table-cell>
          <table:table-cell office:value-type="float" office:value="818528">
            <text:p>818528</text:p>
          </table:table-cell>
          <table:table-cell office:value-type="float" office:value="210650">
            <text:p>210650</text:p>
          </table:table-cell>
          <table:table-cell office:value-type="float" office:value="605400">
            <text:p>605400</text:p>
          </table:table-cell>
          <table:table-cell office:value-type="float" office:value="383476">
            <text:p>383476</text:p>
          </table:table-cell>
          <table:table-cell office:value-type="float" office:value="175540">
            <text:p>175540</text:p>
          </table:table-cell>
          <table:table-cell office:value-type="float" office:value="520576">
            <text:p>520576</text:p>
          </table:table-cell>
          <table:table-cell office:value-type="float" office:value="540109">
            <text:p>540109</text:p>
          </table:table-cell>
          <table:table-cell office:value-type="float" office:value="367590">
            <text:p>367590</text:p>
          </table:table-cell>
          <table:table-cell office:value-type="float" office:value="222569">
            <text:p>222569</text:p>
          </table:table-cell>
          <table:table-cell office:value-type="float" office:value="311468">
            <text:p>311468</text:p>
          </table:table-cell>
          <table:table-cell office:value-type="float" office:value="463745">
            <text:p>463745</text:p>
          </table:table-cell>
          <table:table-cell office:value-type="float" office:value="797883">
            <text:p>797883</text:p>
          </table:table-cell>
          <table:table-cell office:value-type="float" office:value="530622">
            <text:p>530622</text:p>
          </table:table-cell>
          <table:table-cell office:value-type="float" office:value="185865">
            <text:p>185865</text:p>
          </table:table-cell>
          <table:table-cell office:value-type="float" office:value="439095">
            <text:p>439095</text:p>
          </table:table-cell>
          <table:table-cell office:value-type="float" office:value="384232">
            <text:p>384232</text:p>
          </table:table-cell>
          <table:table-cell office:value-type="float" office:value="987946">
            <text:p>987946</text:p>
          </table:table-cell>
          <table:table-cell office:value-type="float" office:value="532936">
            <text:p>532936</text:p>
          </table:table-cell>
          <table:table-cell office:value-type="float" office:value="1238259">
            <text:p>1238259</text:p>
          </table:table-cell>
          <table:table-cell office:value-type="float" office:value="261723">
            <text:p>261723</text:p>
          </table:table-cell>
          <table:table-cell office:value-type="float" office:value="345584">
            <text:p>345584</text:p>
          </table:table-cell>
          <table:table-cell office:value-type="float" office:value="345942">
            <text:p>345942</text:p>
          </table:table-cell>
          <table:table-cell office:value-type="float" office:value="359172">
            <text:p>359172</text:p>
          </table:table-cell>
          <table:table-cell office:value-type="float" office:value="266375">
            <text:p>266375</text:p>
          </table:table-cell>
          <table:table-cell office:value-type="float" office:value="797665">
            <text:p>797665</text:p>
          </table:table-cell>
          <table:table-cell office:value-type="float" office:value="268008">
            <text:p>268008</text:p>
          </table:table-cell>
          <table:table-cell office:value-type="float" office:value="558710">
            <text:p>558710</text:p>
          </table:table-cell>
          <table:table-cell office:value-type="float" office:value="557680">
            <text:p>557680</text:p>
          </table:table-cell>
          <table:table-cell office:value-type="float" office:value="476918">
            <text:p>476918</text:p>
          </table:table-cell>
          <table:table-cell office:value-type="float" office:value="553478">
            <text:p>553478</text:p>
          </table:table-cell>
          <table:table-cell office:value-type="float" office:value="556183">
            <text:p>556183</text:p>
          </table:table-cell>
          <table:table-cell office:value-type="float" office:value="386550">
            <text:p>386550</text:p>
          </table:table-cell>
          <table:table-cell office:value-type="float" office:value="320892">
            <text:p>320892</text:p>
          </table:table-cell>
          <table:table-cell office:value-type="float" office:value="582776">
            <text:p>582776</text:p>
          </table:table-cell>
          <table:table-cell office:value-type="float" office:value="634746">
            <text:p>634746</text:p>
          </table:table-cell>
          <table:table-cell office:value-type="float" office:value="220124">
            <text:p>220124</text:p>
          </table:table-cell>
          <table:table-cell office:value-type="float" office:value="246008">
            <text:p>246008</text:p>
          </table:table-cell>
          <table:table-cell office:value-type="float" office:value="776703">
            <text:p>776703</text:p>
          </table:table-cell>
          <table:table-cell office:value-type="float" office:value="390843">
            <text:p>390843</text:p>
          </table:table-cell>
          <table:table-cell office:value-type="float" office:value="206686">
            <text:p>206686</text:p>
          </table:table-cell>
          <table:table-cell office:value-type="float" office:value="549100">
            <text:p>549100</text:p>
          </table:table-cell>
          <table:table-cell office:value-type="float" office:value="193920">
            <text:p>193920</text:p>
          </table:table-cell>
          <table:table-cell office:value-type="float" office:value="810240">
            <text:p>810240</text:p>
          </table:table-cell>
          <table:table-cell office:value-type="float" office:value="201600">
            <text:p>201600</text:p>
          </table:table-cell>
          <table:table-cell office:value-type="float" office:value="705600">
            <text:p>705600</text:p>
          </table:table-cell>
          <table:table-cell office:value-type="float" office:value="1043520">
            <text:p>1043520</text:p>
          </table:table-cell>
          <table:table-cell office:value-type="float" office:value="100800">
            <text:p>100800</text:p>
          </table:table-cell>
          <table:table-cell office:value-type="float" office:value="322560">
            <text:p>322560</text:p>
          </table:table-cell>
          <table:table-cell office:value-type="float" office:value="460800">
            <text:p>460800</text:p>
          </table:table-cell>
          <table:table-cell office:value-type="float" office:value="643200">
            <text:p>643200</text:p>
          </table:table-cell>
          <table:table-cell office:value-type="float" office:value="420480">
            <text:p>420480</text:p>
          </table:table-cell>
          <table:table-cell office:value-type="float" office:value="702720">
            <text:p>702720</text:p>
          </table:table-cell>
          <table:table-cell office:value-type="float" office:value="262080">
            <text:p>262080</text:p>
          </table:table-cell>
          <table:table-cell office:value-type="float" office:value="504000">
            <text:p>504000</text:p>
          </table:table-cell>
          <table:table-cell office:value-type="float" office:value="403200">
            <text:p>403200</text:p>
          </table:table-cell>
          <table:table-cell office:value-type="float" office:value="504000">
            <text:p>504000</text:p>
          </table:table-cell>
          <table:table-cell office:value-type="float" office:value="201600">
            <text:p>201600</text:p>
          </table:table-cell>
          <table:table-cell office:value-type="float" office:value="504000">
            <text:p>504000</text:p>
          </table:table-cell>
          <table:table-cell office:value-type="float" office:value="1008000">
            <text:p>1008000</text:p>
          </table:table-cell>
          <table:table-cell office:value-type="float" office:value="100800">
            <text:p>100800</text:p>
          </table:table-cell>
          <table:table-cell office:value-type="float" office:value="302400">
            <text:p>302400</text:p>
          </table:table-cell>
          <table:table-cell office:value-type="float" office:value="201600">
            <text:p>201600</text:p>
          </table:table-cell>
          <table:table-cell office:value-type="float" office:value="100800">
            <text:p>100800</text:p>
          </table:table-cell>
          <table:table-cell table:number-columns-repeated="3" office:value-type="float" office:value="0">
            <text:p>0</text:p>
          </table:table-cell>
          <table:table-cell office:value-type="float" office:value="302400">
            <text:p>302400</text:p>
          </table:table-cell>
          <table:table-cell table:number-columns-repeated="2" office:value-type="float" office:value="0">
            <text:p>0</text:p>
          </table:table-cell>
          <table:table-cell office:value-type="float" office:value="2085">
            <text:p>2085</text:p>
          </table:table-cell>
          <table:table-cell office:value-type="float" office:value="60480">
            <text:p>60480</text:p>
          </table:table-cell>
          <table:table-cell office:value-type="float" office:value="20247">
            <text:p>20247</text:p>
          </table:table-cell>
          <table:table-cell office:value-type="float" office:value="524160">
            <text:p>524160</text:p>
          </table:table-cell>
          <table:table-cell office:value-type="float" office:value="705600">
            <text:p>705600</text:p>
          </table:table-cell>
          <table:table-cell office:value-type="float" office:value="739200">
            <text:p>739200</text:p>
          </table:table-cell>
          <table:table-cell office:value-type="float" office:value="300480">
            <text:p>300480</text:p>
          </table:table-cell>
          <table:table-cell office:value-type="float" office:value="181440">
            <text:p>181440</text:p>
          </table:table-cell>
          <table:table-cell office:value-type="float" office:value="584640">
            <text:p>584640</text:p>
          </table:table-cell>
          <table:table-cell office:value-type="float" office:value="141120">
            <text:p>141120</text:p>
          </table:table-cell>
          <table:table-cell office:value-type="float" office:value="423360">
            <text:p>423360</text:p>
          </table:table-cell>
          <table:table-cell office:value-type="float" office:value="201600">
            <text:p>201600</text:p>
          </table:table-cell>
          <table:table-cell office:value-type="float" office:value="242">
            <text:p>242</text:p>
          </table:table-cell>
          <table:table-cell office:value-type="float" office:value="262185">
            <text:p>262185</text:p>
          </table:table-cell>
          <table:table-cell office:value-type="float" office:value="202047">
            <text:p>202047</text:p>
          </table:table-cell>
          <table:table-cell office:value-type="float" office:value="585185">
            <text:p>585185</text:p>
          </table:table-cell>
          <table:table-cell office:value-type="float" office:value="887040">
            <text:p>887040</text:p>
          </table:table-cell>
          <table:table-cell office:value-type="float" office:value="987918">
            <text:p>987918</text:p>
          </table:table-cell>
          <table:table-cell office:value-type="float" office:value="1290240">
            <text:p>1290240</text:p>
          </table:table-cell>
          <table:table-cell office:value-type="float" office:value="1189440">
            <text:p>1189440</text:p>
          </table:table-cell>
          <table:table-cell office:value-type="float" office:value="1008000">
            <text:p>1008000</text:p>
          </table:table-cell>
          <table:table-cell table:number-columns-repeated="2" office:value-type="float" office:value="1189440">
            <text:p>1189440</text:p>
          </table:table-cell>
          <table:table-cell office:value-type="float" office:value="1310400">
            <text:p>1310400</text:p>
          </table:table-cell>
          <table:table-cell office:value-type="float" office:value="1249920">
            <text:p>1249920</text:p>
          </table:table-cell>
          <table:table-cell office:value-type="float" office:value="1492399">
            <text:p>1492399</text:p>
          </table:table-cell>
          <table:table-cell office:value-type="float" office:value="1108800">
            <text:p>1108800</text:p>
          </table:table-cell>
          <table:table-cell office:value-type="float" office:value="1532160">
            <text:p>1532160</text:p>
          </table:table-cell>
          <table:table-cell office:value-type="float" office:value="1995840">
            <text:p>1995840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float" office:value="225400">
            <text:p>225400</text:p>
          </table:table-cell>
          <table:table-cell office:value-type="float" office:value="279172">
            <text:p>279172</text:p>
          </table:table-cell>
          <table:table-cell office:value-type="float" office:value="173960">
            <text:p>173960</text:p>
          </table:table-cell>
          <table:table-cell office:value-type="float" office:value="405256">
            <text:p>405256</text:p>
          </table:table-cell>
          <table:table-cell office:value-type="float" office:value="268010">
            <text:p>268010</text:p>
          </table:table-cell>
          <table:table-cell office:value-type="float" office:value="312089">
            <text:p>312089</text:p>
          </table:table-cell>
          <table:table-cell office:value-type="float" office:value="245506">
            <text:p>245506</text:p>
          </table:table-cell>
          <table:table-cell office:value-type="float" office:value="382001">
            <text:p>382001</text:p>
          </table:table-cell>
          <table:table-cell office:value-type="float" office:value="160578">
            <text:p>160578</text:p>
          </table:table-cell>
          <table:table-cell office:value-type="float" office:value="259828">
            <text:p>259828</text:p>
          </table:table-cell>
          <table:table-cell office:value-type="float" office:value="165078">
            <text:p>165078</text:p>
          </table:table-cell>
          <table:table-cell office:value-type="float" office:value="241421">
            <text:p>241421</text:p>
          </table:table-cell>
          <table:table-cell office:value-type="float" office:value="336183">
            <text:p>336183</text:p>
          </table:table-cell>
          <table:table-cell office:value-type="float" office:value="99160">
            <text:p>99160</text:p>
          </table:table-cell>
          <table:table-cell office:value-type="float" office:value="269848">
            <text:p>269848</text:p>
          </table:table-cell>
          <table:table-cell office:value-type="float" office:value="175962">
            <text:p>175962</text:p>
          </table:table-cell>
          <table:table-cell office:value-type="float" office:value="204495">
            <text:p>204495</text:p>
          </table:table-cell>
          <table:table-cell office:value-type="float" office:value="26025">
            <text:p>26025</text:p>
          </table:table-cell>
          <table:table-cell office:value-type="float" office:value="213307">
            <text:p>213307</text:p>
          </table:table-cell>
          <table:table-cell office:value-type="float" office:value="202273">
            <text:p>202273</text:p>
          </table:table-cell>
          <table:table-cell office:value-type="float" office:value="234421">
            <text:p>234421</text:p>
          </table:table-cell>
          <table:table-cell office:value-type="float" office:value="306824">
            <text:p>306824</text:p>
          </table:table-cell>
          <table:table-cell office:value-type="float" office:value="340033">
            <text:p>340033</text:p>
          </table:table-cell>
          <table:table-cell office:value-type="float" office:value="264270">
            <text:p>264270</text:p>
          </table:table-cell>
          <table:table-cell office:value-type="float" office:value="98752">
            <text:p>98752</text:p>
          </table:table-cell>
          <table:table-cell office:value-type="float" office:value="184888">
            <text:p>184888</text:p>
          </table:table-cell>
          <table:table-cell office:value-type="float" office:value="226958">
            <text:p>226958</text:p>
          </table:table-cell>
          <table:table-cell office:value-type="float" office:value="44195">
            <text:p>44195</text:p>
          </table:table-cell>
          <table:table-cell office:value-type="float" office:value="283513">
            <text:p>283513</text:p>
          </table:table-cell>
          <table:table-cell office:value-type="float" office:value="284810">
            <text:p>284810</text:p>
          </table:table-cell>
          <table:table-cell office:value-type="float" office:value="96748">
            <text:p>96748</text:p>
          </table:table-cell>
          <table:table-cell office:value-type="float" office:value="257798">
            <text:p>257798</text:p>
          </table:table-cell>
          <table:table-cell office:value-type="float" office:value="215718">
            <text:p>215718</text:p>
          </table:table-cell>
          <table:table-cell office:value-type="float" office:value="311906">
            <text:p>311906</text:p>
          </table:table-cell>
          <table:table-cell office:value-type="float" office:value="240920">
            <text:p>240920</text:p>
          </table:table-cell>
          <table:table-cell office:value-type="float" office:value="616038">
            <text:p>616038</text:p>
          </table:table-cell>
          <table:table-cell office:value-type="float" office:value="134807">
            <text:p>134807</text:p>
          </table:table-cell>
          <table:table-cell office:value-type="float" office:value="265698">
            <text:p>265698</text:p>
          </table:table-cell>
          <table:table-cell office:value-type="float" office:value="241581">
            <text:p>241581</text:p>
          </table:table-cell>
          <table:table-cell office:value-type="float" office:value="298517">
            <text:p>298517</text:p>
          </table:table-cell>
          <table:table-cell office:value-type="float" office:value="142652">
            <text:p>142652</text:p>
          </table:table-cell>
          <table:table-cell office:value-type="float" office:value="594583">
            <text:p>594583</text:p>
          </table:table-cell>
          <table:table-cell office:value-type="float" office:value="765588">
            <text:p>765588</text:p>
          </table:table-cell>
          <table:table-cell office:value-type="float" office:value="518341">
            <text:p>518341</text:p>
          </table:table-cell>
          <table:table-cell office:value-type="float" office:value="200458">
            <text:p>200458</text:p>
          </table:table-cell>
          <table:table-cell office:value-type="float" office:value="165453">
            <text:p>165453</text:p>
          </table:table-cell>
          <table:table-cell office:value-type="float" office:value="434284">
            <text:p>434284</text:p>
          </table:table-cell>
          <table:table-cell office:value-type="float" office:value="265257">
            <text:p>265257</text:p>
          </table:table-cell>
          <table:table-cell office:value-type="float" office:value="175665">
            <text:p>175665</text:p>
          </table:table-cell>
          <table:table-cell office:value-type="float" office:value="292825">
            <text:p>292825</text:p>
          </table:table-cell>
          <table:table-cell office:value-type="float" office:value="240234">
            <text:p>240234</text:p>
          </table:table-cell>
          <table:table-cell office:value-type="float" office:value="355568">
            <text:p>355568</text:p>
          </table:table-cell>
          <table:table-cell office:value-type="float" office:value="269419">
            <text:p>269419</text:p>
          </table:table-cell>
          <table:table-cell office:value-type="float" office:value="489774">
            <text:p>489774</text:p>
          </table:table-cell>
          <table:table-cell office:value-type="float" office:value="684373">
            <text:p>684373</text:p>
          </table:table-cell>
          <table:table-cell office:value-type="float" office:value="339184">
            <text:p>339184</text:p>
          </table:table-cell>
          <table:table-cell office:value-type="float" office:value="187419">
            <text:p>187419</text:p>
          </table:table-cell>
          <table:table-cell office:value-type="float" office:value="200054">
            <text:p>200054</text:p>
          </table:table-cell>
          <table:table-cell office:value-type="float" office:value="396877">
            <text:p>396877</text:p>
          </table:table-cell>
          <table:table-cell office:value-type="float" office:value="89616">
            <text:p>89616</text:p>
          </table:table-cell>
          <table:table-cell office:value-type="float" office:value="365433">
            <text:p>365433</text:p>
          </table:table-cell>
          <table:table-cell office:value-type="float" office:value="201651">
            <text:p>201651</text:p>
          </table:table-cell>
          <table:table-cell office:value-type="float" office:value="361592">
            <text:p>361592</text:p>
          </table:table-cell>
          <table:table-cell office:value-type="float" office:value="123963">
            <text:p>123963</text:p>
          </table:table-cell>
          <table:table-cell office:value-type="float" office:value="498675">
            <text:p>498675</text:p>
          </table:table-cell>
          <table:table-cell office:value-type="float" office:value="317849">
            <text:p>317849</text:p>
          </table:table-cell>
          <table:table-cell office:value-type="float" office:value="254538">
            <text:p>254538</text:p>
          </table:table-cell>
          <table:table-cell office:value-type="float" office:value="147502">
            <text:p>147502</text:p>
          </table:table-cell>
          <table:table-cell office:value-type="float" office:value="161486">
            <text:p>161486</text:p>
          </table:table-cell>
          <table:table-cell office:value-type="float" office:value="276942">
            <text:p>276942</text:p>
          </table:table-cell>
          <table:table-cell office:value-type="float" office:value="204983">
            <text:p>204983</text:p>
          </table:table-cell>
          <table:table-cell office:value-type="float" office:value="425184">
            <text:p>425184</text:p>
          </table:table-cell>
          <table:table-cell office:value-type="float" office:value="214022">
            <text:p>214022</text:p>
          </table:table-cell>
          <table:table-cell office:value-type="float" office:value="137389">
            <text:p>137389</text:p>
          </table:table-cell>
          <table:table-cell office:value-type="float" office:value="204329">
            <text:p>204329</text:p>
          </table:table-cell>
          <table:table-cell office:value-type="float" office:value="133124">
            <text:p>133124</text:p>
          </table:table-cell>
          <table:table-cell office:value-type="float" office:value="280856">
            <text:p>280856</text:p>
          </table:table-cell>
          <table:table-cell office:value-type="float" office:value="167487">
            <text:p>167487</text:p>
          </table:table-cell>
          <table:table-cell office:value-type="float" office:value="489953">
            <text:p>489953</text:p>
          </table:table-cell>
          <table:table-cell office:value-type="float" office:value="214228">
            <text:p>214228</text:p>
          </table:table-cell>
          <table:table-cell office:value-type="float" office:value="214071">
            <text:p>214071</text:p>
          </table:table-cell>
          <table:table-cell office:value-type="float" office:value="355206">
            <text:p>355206</text:p>
          </table:table-cell>
          <table:table-cell office:value-type="float" office:value="193642">
            <text:p>193642</text:p>
          </table:table-cell>
          <table:table-cell office:value-type="float" office:value="209311">
            <text:p>209311</text:p>
          </table:table-cell>
          <table:table-cell office:value-type="float" office:value="164431">
            <text:p>164431</text:p>
          </table:table-cell>
          <table:table-cell office:value-type="float" office:value="329521">
            <text:p>329521</text:p>
          </table:table-cell>
          <table:table-cell office:value-type="float" office:value="315738">
            <text:p>315738</text:p>
          </table:table-cell>
          <table:table-cell office:value-type="float" office:value="302712">
            <text:p>302712</text:p>
          </table:table-cell>
          <table:table-cell office:value-type="float" office:value="375553">
            <text:p>375553</text:p>
          </table:table-cell>
          <table:table-cell office:value-type="float" office:value="451738">
            <text:p>451738</text:p>
          </table:table-cell>
          <table:table-cell office:value-type="float" office:value="883122">
            <text:p>883122</text:p>
          </table:table-cell>
          <table:table-cell office:value-type="float" office:value="698919">
            <text:p>698919</text:p>
          </table:table-cell>
          <table:table-cell office:value-type="float" office:value="533378">
            <text:p>533378</text:p>
          </table:table-cell>
          <table:table-cell office:value-type="float" office:value="899620">
            <text:p>899620</text:p>
          </table:table-cell>
          <table:table-cell office:value-type="float" office:value="799377">
            <text:p>799377</text:p>
          </table:table-cell>
          <table:table-cell office:value-type="float" office:value="516724">
            <text:p>516724</text:p>
          </table:table-cell>
          <table:table-cell office:value-type="float" office:value="264235">
            <text:p>264235</text:p>
          </table:table-cell>
          <table:table-cell office:value-type="float" office:value="350930">
            <text:p>350930</text:p>
          </table:table-cell>
          <table:table-cell office:value-type="float" office:value="913584">
            <text:p>913584</text:p>
          </table:table-cell>
          <table:table-cell office:value-type="float" office:value="590254">
            <text:p>590254</text:p>
          </table:table-cell>
          <table:table-cell office:value-type="float" office:value="983345">
            <text:p>983345</text:p>
          </table:table-cell>
          <table:table-cell office:value-type="float" office:value="998612">
            <text:p>998612</text:p>
          </table:table-cell>
          <table:table-cell office:value-type="float" office:value="624777">
            <text:p>624777</text:p>
          </table:table-cell>
          <table:table-cell office:value-type="float" office:value="922840">
            <text:p>922840</text:p>
          </table:table-cell>
          <table:table-cell office:value-type="float" office:value="1090460">
            <text:p>1090460</text:p>
          </table:table-cell>
          <table:table-cell office:value-type="float" office:value="856158">
            <text:p>856158</text:p>
          </table:table-cell>
          <table:table-cell office:value-type="float" office:value="769389">
            <text:p>769389</text:p>
          </table:table-cell>
          <table:table-cell office:value-type="float" office:value="726489">
            <text:p>726489</text:p>
          </table:table-cell>
          <table:table-cell office:value-type="float" office:value="250172">
            <text:p>250172</text:p>
          </table:table-cell>
          <table:table-cell office:value-type="float" office:value="458948">
            <text:p>458948</text:p>
          </table:table-cell>
          <table:table-cell office:value-type="float" office:value="733762">
            <text:p>733762</text:p>
          </table:table-cell>
          <table:table-cell office:value-type="float" office:value="1003081">
            <text:p>1003081</text:p>
          </table:table-cell>
          <table:table-cell office:value-type="float" office:value="125060">
            <text:p>125060</text:p>
          </table:table-cell>
          <table:table-cell office:value-type="float" office:value="208134">
            <text:p>208134</text:p>
          </table:table-cell>
          <table:table-cell office:value-type="float" office:value="146955">
            <text:p>146955</text:p>
          </table:table-cell>
          <table:table-cell office:value-type="float" office:value="482130">
            <text:p>482130</text:p>
          </table:table-cell>
          <table:table-cell office:value-type="float" office:value="502850">
            <text:p>502850</text:p>
          </table:table-cell>
          <table:table-cell office:value-type="float" office:value="325750">
            <text:p>325750</text:p>
          </table:table-cell>
          <table:table-cell office:value-type="float" office:value="946526">
            <text:p>946526</text:p>
          </table:table-cell>
          <table:table-cell office:value-type="float" office:value="1270148">
            <text:p>1270148</text:p>
          </table:table-cell>
          <table:table-cell office:value-type="float" office:value="1093966">
            <text:p>1093966</text:p>
          </table:table-cell>
          <table:table-cell office:value-type="float" office:value="818442">
            <text:p>818442</text:p>
          </table:table-cell>
          <table:table-cell office:value-type="float" office:value="237000">
            <text:p>237000</text:p>
          </table:table-cell>
          <table:table-cell office:value-type="float" office:value="1396766">
            <text:p>1396766</text:p>
          </table:table-cell>
          <table:table-cell office:value-type="float" office:value="820780">
            <text:p>820780</text:p>
          </table:table-cell>
          <table:table-cell office:value-type="float" office:value="1087385">
            <text:p>1087385</text:p>
          </table:table-cell>
          <table:table-cell office:value-type="float" office:value="795598">
            <text:p>795598</text:p>
          </table:table-cell>
          <table:table-cell office:value-type="float" office:value="1531991">
            <text:p>1531991</text:p>
          </table:table-cell>
          <table:table-cell office:value-type="float" office:value="2550795">
            <text:p>2550795</text:p>
          </table:table-cell>
          <table:table-cell office:value-type="float" office:value="1667906">
            <text:p>1667906</text:p>
          </table:table-cell>
          <table:table-cell office:value-type="float" office:value="1182331">
            <text:p>1182331</text:p>
          </table:table-cell>
          <table:table-cell office:value-type="float" office:value="1024162">
            <text:p>1024162</text:p>
          </table:table-cell>
          <table:table-cell office:value-type="float" office:value="287192">
            <text:p>287192</text:p>
          </table:table-cell>
          <table:table-cell office:value-type="float" office:value="1365312">
            <text:p>1365312</text:p>
          </table:table-cell>
          <table:table-cell office:value-type="float" office:value="956121">
            <text:p>956121</text:p>
          </table:table-cell>
          <table:table-cell office:value-type="float" office:value="933031">
            <text:p>933031</text:p>
          </table:table-cell>
          <table:table-cell office:value-type="float" office:value="809434">
            <text:p>809434</text:p>
          </table:table-cell>
          <table:table-cell office:value-type="float" office:value="526203">
            <text:p>526203</text:p>
          </table:table-cell>
          <table:table-cell office:value-type="float" office:value="2058053">
            <text:p>2058053</text:p>
          </table:table-cell>
          <table:table-cell office:value-type="float" office:value="1618210">
            <text:p>1618210</text:p>
          </table:table-cell>
          <table:table-cell office:value-type="float" office:value="1711032">
            <text:p>1711032</text:p>
          </table:table-cell>
          <table:table-cell office:value-type="float" office:value="1074276">
            <text:p>1074276</text:p>
          </table:table-cell>
          <table:table-cell office:value-type="float" office:value="2045348">
            <text:p>2045348</text:p>
          </table:table-cell>
          <table:table-cell office:value-type="float" office:value="2072551">
            <text:p>2072551</text:p>
          </table:table-cell>
          <table:table-cell office:value-type="float" office:value="2683028">
            <text:p>2683028</text:p>
          </table:table-cell>
          <table:table-cell office:value-type="float" office:value="994199">
            <text:p>994199</text:p>
          </table:table-cell>
          <table:table-cell office:value-type="float" office:value="1111974">
            <text:p>1111974</text:p>
          </table:table-cell>
          <table:table-cell office:value-type="float" office:value="1212756">
            <text:p>1212756</text:p>
          </table:table-cell>
          <table:table-cell office:value-type="float" office:value="1103692">
            <text:p>1103692</text:p>
          </table:table-cell>
          <table:table-cell office:value-type="float" office:value="1493679">
            <text:p>1493679</text:p>
          </table:table-cell>
          <table:table-cell office:value-type="float" office:value="2149778">
            <text:p>2149778</text:p>
          </table:table-cell>
          <table:table-cell office:value-type="float" office:value="2021660">
            <text:p>2021660</text:p>
          </table:table-cell>
          <table:table-cell office:value-type="float" office:value="2327131">
            <text:p>2327131</text:p>
          </table:table-cell>
          <table:table-cell office:value-type="float" office:value="2156135">
            <text:p>2156135</text:p>
          </table:table-cell>
          <table:table-cell office:value-type="float" office:value="1353794">
            <text:p>1353794</text:p>
          </table:table-cell>
          <table:table-cell office:value-type="float" office:value="1539452">
            <text:p>1539452</text:p>
          </table:table-cell>
          <table:table-cell office:value-type="float" office:value="1857803">
            <text:p>1857803</text:p>
          </table:table-cell>
        </table:table-row>
        <table:table-row table:style-name="ro1">
          <table:table-cell office:value-type="string">
            <text:p>Viet Nam</text:p>
          </table:table-cell>
          <table:table-cell office:value-type="float" office:value="521281">
            <text:p>521281</text:p>
          </table:table-cell>
          <table:table-cell office:value-type="float" office:value="2352957">
            <text:p>2352957</text:p>
          </table:table-cell>
          <table:table-cell office:value-type="float" office:value="2221695">
            <text:p>2221695</text:p>
          </table:table-cell>
          <table:table-cell office:value-type="float" office:value="1699275">
            <text:p>1699275</text:p>
          </table:table-cell>
          <table:table-cell office:value-type="float" office:value="7014373">
            <text:p>7014373</text:p>
          </table:table-cell>
          <table:table-cell office:value-type="float" office:value="7296652">
            <text:p>7296652</text:p>
          </table:table-cell>
          <table:table-cell office:value-type="float" office:value="3597968">
            <text:p>3597968</text:p>
          </table:table-cell>
          <table:table-cell office:value-type="float" office:value="4783135">
            <text:p>4783135</text:p>
          </table:table-cell>
          <table:table-cell office:value-type="float" office:value="1280426">
            <text:p>1280426</text:p>
          </table:table-cell>
          <table:table-cell office:value-type="float" office:value="2463325">
            <text:p>2463325</text:p>
          </table:table-cell>
          <table:table-cell office:value-type="float" office:value="563234">
            <text:p>563234</text:p>
          </table:table-cell>
          <table:table-cell office:value-type="float" office:value="1178170">
            <text:p>1178170</text:p>
          </table:table-cell>
          <table:table-cell office:value-type="float" office:value="2572492">
            <text:p>2572492</text:p>
          </table:table-cell>
          <table:table-cell office:value-type="float" office:value="982124">
            <text:p>982124</text:p>
          </table:table-cell>
          <table:table-cell office:value-type="float" office:value="2617059">
            <text:p>2617059</text:p>
          </table:table-cell>
          <table:table-cell office:value-type="float" office:value="1705214">
            <text:p>1705214</text:p>
          </table:table-cell>
          <table:table-cell office:value-type="float" office:value="607587">
            <text:p>607587</text:p>
          </table:table-cell>
          <table:table-cell office:value-type="float" office:value="541424">
            <text:p>541424</text:p>
          </table:table-cell>
          <table:table-cell office:value-type="float" office:value="337058">
            <text:p>337058</text:p>
          </table:table-cell>
          <table:table-cell office:value-type="float" office:value="459022">
            <text:p>459022</text:p>
          </table:table-cell>
          <table:table-cell office:value-type="float" office:value="624783">
            <text:p>624783</text:p>
          </table:table-cell>
          <table:table-cell office:value-type="float" office:value="1617183">
            <text:p>1617183</text:p>
          </table:table-cell>
          <table:table-cell office:value-type="float" office:value="1314883">
            <text:p>1314883</text:p>
          </table:table-cell>
          <table:table-cell office:value-type="float" office:value="735278">
            <text:p>735278</text:p>
          </table:table-cell>
          <table:table-cell office:value-type="float" office:value="617233">
            <text:p>617233</text:p>
          </table:table-cell>
          <table:table-cell office:value-type="float" office:value="952326">
            <text:p>952326</text:p>
          </table:table-cell>
          <table:table-cell office:value-type="float" office:value="1139590">
            <text:p>1139590</text:p>
          </table:table-cell>
          <table:table-cell office:value-type="float" office:value="1582242">
            <text:p>1582242</text:p>
          </table:table-cell>
          <table:table-cell office:value-type="float" office:value="669140">
            <text:p>669140</text:p>
          </table:table-cell>
          <table:table-cell office:value-type="float" office:value="1064475">
            <text:p>1064475</text:p>
          </table:table-cell>
          <table:table-cell office:value-type="float" office:value="1394333">
            <text:p>1394333</text:p>
          </table:table-cell>
          <table:table-cell office:value-type="float" office:value="1191703">
            <text:p>1191703</text:p>
          </table:table-cell>
          <table:table-cell office:value-type="float" office:value="666815">
            <text:p>666815</text:p>
          </table:table-cell>
          <table:table-cell office:value-type="float" office:value="779724">
            <text:p>779724</text:p>
          </table:table-cell>
          <table:table-cell office:value-type="float" office:value="298191">
            <text:p>298191</text:p>
          </table:table-cell>
          <table:table-cell office:value-type="float" office:value="246492">
            <text:p>246492</text:p>
          </table:table-cell>
          <table:table-cell office:value-type="float" office:value="143443">
            <text:p>143443</text:p>
          </table:table-cell>
          <table:table-cell office:value-type="float" office:value="2161575">
            <text:p>2161575</text:p>
          </table:table-cell>
          <table:table-cell office:value-type="float" office:value="5343232">
            <text:p>5343232</text:p>
          </table:table-cell>
          <table:table-cell office:value-type="float" office:value="5240065">
            <text:p>5240065</text:p>
          </table:table-cell>
          <table:table-cell office:value-type="float" office:value="1944606">
            <text:p>1944606</text:p>
          </table:table-cell>
          <table:table-cell office:value-type="float" office:value="1385448">
            <text:p>1385448</text:p>
          </table:table-cell>
          <table:table-cell office:value-type="float" office:value="943240">
            <text:p>943240</text:p>
          </table:table-cell>
          <table:table-cell office:value-type="float" office:value="1903466">
            <text:p>1903466</text:p>
          </table:table-cell>
          <table:table-cell office:value-type="float" office:value="1980330">
            <text:p>1980330</text:p>
          </table:table-cell>
          <table:table-cell office:value-type="float" office:value="1571608">
            <text:p>1571608</text:p>
          </table:table-cell>
          <table:table-cell office:value-type="float" office:value="764976">
            <text:p>764976</text:p>
          </table:table-cell>
          <table:table-cell office:value-type="float" office:value="1466194">
            <text:p>1466194</text:p>
          </table:table-cell>
          <table:table-cell office:value-type="float" office:value="1298106">
            <text:p>1298106</text:p>
          </table:table-cell>
          <table:table-cell office:value-type="float" office:value="1829810">
            <text:p>1829810</text:p>
          </table:table-cell>
          <table:table-cell office:value-type="float" office:value="1493078">
            <text:p>1493078</text:p>
          </table:table-cell>
          <table:table-cell office:value-type="float" office:value="507519">
            <text:p>507519</text:p>
          </table:table-cell>
          <table:table-cell office:value-type="float" office:value="954490">
            <text:p>954490</text:p>
          </table:table-cell>
          <table:table-cell office:value-type="float" office:value="1216919">
            <text:p>1216919</text:p>
          </table:table-cell>
          <table:table-cell office:value-type="float" office:value="877661">
            <text:p>877661</text:p>
          </table:table-cell>
          <table:table-cell office:value-type="float" office:value="399320">
            <text:p>399320</text:p>
          </table:table-cell>
          <table:table-cell office:value-type="float" office:value="598585">
            <text:p>598585</text:p>
          </table:table-cell>
          <table:table-cell office:value-type="float" office:value="620917">
            <text:p>620917</text:p>
          </table:table-cell>
          <table:table-cell office:value-type="float" office:value="677988">
            <text:p>677988</text:p>
          </table:table-cell>
          <table:table-cell office:value-type="float" office:value="859835">
            <text:p>859835</text:p>
          </table:table-cell>
          <table:table-cell office:value-type="float" office:value="657833">
            <text:p>657833</text:p>
          </table:table-cell>
          <table:table-cell office:value-type="float" office:value="880927">
            <text:p>880927</text:p>
          </table:table-cell>
          <table:table-cell office:value-type="float" office:value="1326691">
            <text:p>1326691</text:p>
          </table:table-cell>
          <table:table-cell office:value-type="float" office:value="786445">
            <text:p>786445</text:p>
          </table:table-cell>
          <table:table-cell office:value-type="float" office:value="885461">
            <text:p>885461</text:p>
          </table:table-cell>
          <table:table-cell office:value-type="float" office:value="1199643">
            <text:p>1199643</text:p>
          </table:table-cell>
          <table:table-cell office:value-type="float" office:value="1277212">
            <text:p>1277212</text:p>
          </table:table-cell>
          <table:table-cell office:value-type="float" office:value="872300">
            <text:p>872300</text:p>
          </table:table-cell>
          <table:table-cell office:value-type="float" office:value="1201241">
            <text:p>1201241</text:p>
          </table:table-cell>
          <table:table-cell office:value-type="float" office:value="857430">
            <text:p>857430</text:p>
          </table:table-cell>
          <table:table-cell office:value-type="float" office:value="508957">
            <text:p>508957</text:p>
          </table:table-cell>
          <table:table-cell office:value-type="float" office:value="379965">
            <text:p>379965</text:p>
          </table:table-cell>
          <table:table-cell office:value-type="float" office:value="542715">
            <text:p>542715</text:p>
          </table:table-cell>
          <table:table-cell office:value-type="float" office:value="441206">
            <text:p>441206</text:p>
          </table:table-cell>
          <table:table-cell office:value-type="float" office:value="500564">
            <text:p>500564</text:p>
          </table:table-cell>
          <table:table-cell office:value-type="float" office:value="412404">
            <text:p>412404</text:p>
          </table:table-cell>
          <table:table-cell office:value-type="float" office:value="461874">
            <text:p>461874</text:p>
          </table:table-cell>
          <table:table-cell office:value-type="float" office:value="328377">
            <text:p>328377</text:p>
          </table:table-cell>
          <table:table-cell office:value-type="float" office:value="287467">
            <text:p>287467</text:p>
          </table:table-cell>
          <table:table-cell office:value-type="float" office:value="448246">
            <text:p>448246</text:p>
          </table:table-cell>
          <table:table-cell office:value-type="float" office:value="410746">
            <text:p>410746</text:p>
          </table:table-cell>
          <table:table-cell office:value-type="float" office:value="706688">
            <text:p>706688</text:p>
          </table:table-cell>
          <table:table-cell office:value-type="float" office:value="555266">
            <text:p>555266</text:p>
          </table:table-cell>
          <table:table-cell office:value-type="float" office:value="377424">
            <text:p>377424</text:p>
          </table:table-cell>
          <table:table-cell office:value-type="float" office:value="508041">
            <text:p>508041</text:p>
          </table:table-cell>
          <table:table-cell office:value-type="float" office:value="418982">
            <text:p>418982</text:p>
          </table:table-cell>
          <table:table-cell office:value-type="float" office:value="566057">
            <text:p>566057</text:p>
          </table:table-cell>
          <table:table-cell office:value-type="float" office:value="536432">
            <text:p>536432</text:p>
          </table:table-cell>
          <table:table-cell office:value-type="float" office:value="454616">
            <text:p>454616</text:p>
          </table:table-cell>
          <table:table-cell office:value-type="float" office:value="552081">
            <text:p>552081</text:p>
          </table:table-cell>
          <table:table-cell office:value-type="float" office:value="573773">
            <text:p>573773</text:p>
          </table:table-cell>
          <table:table-cell office:value-type="float" office:value="384914">
            <text:p>384914</text:p>
          </table:table-cell>
          <table:table-cell office:value-type="float" office:value="522279">
            <text:p>522279</text:p>
          </table:table-cell>
          <table:table-cell office:value-type="float" office:value="874589">
            <text:p>874589</text:p>
          </table:table-cell>
          <table:table-cell office:value-type="float" office:value="767606">
            <text:p>767606</text:p>
          </table:table-cell>
          <table:table-cell office:value-type="float" office:value="623163">
            <text:p>623163</text:p>
          </table:table-cell>
          <table:table-cell office:value-type="float" office:value="266554">
            <text:p>266554</text:p>
          </table:table-cell>
          <table:table-cell office:value-type="float" office:value="830102">
            <text:p>830102</text:p>
          </table:table-cell>
          <table:table-cell office:value-type="float" office:value="472638">
            <text:p>472638</text:p>
          </table:table-cell>
          <table:table-cell office:value-type="float" office:value="675303">
            <text:p>675303</text:p>
          </table:table-cell>
          <table:table-cell office:value-type="float" office:value="704544">
            <text:p>704544</text:p>
          </table:table-cell>
          <table:table-cell office:value-type="float" office:value="664586">
            <text:p>664586</text:p>
          </table:table-cell>
          <table:table-cell office:value-type="float" office:value="775984">
            <text:p>775984</text:p>
          </table:table-cell>
          <table:table-cell office:value-type="float" office:value="929714">
            <text:p>929714</text:p>
          </table:table-cell>
          <table:table-cell office:value-type="float" office:value="689283">
            <text:p>689283</text:p>
          </table:table-cell>
          <table:table-cell office:value-type="float" office:value="939143">
            <text:p>939143</text:p>
          </table:table-cell>
          <table:table-cell office:value-type="float" office:value="980163">
            <text:p>980163</text:p>
          </table:table-cell>
          <table:table-cell office:value-type="float" office:value="1174782">
            <text:p>1174782</text:p>
          </table:table-cell>
          <table:table-cell office:value-type="float" office:value="1346663">
            <text:p>1346663</text:p>
          </table:table-cell>
          <table:table-cell office:value-type="float" office:value="1287565">
            <text:p>1287565</text:p>
          </table:table-cell>
          <table:table-cell office:value-type="float" office:value="1056292">
            <text:p>1056292</text:p>
          </table:table-cell>
          <table:table-cell office:value-type="float" office:value="1263705">
            <text:p>1263705</text:p>
          </table:table-cell>
          <table:table-cell office:value-type="float" office:value="1408464">
            <text:p>1408464</text:p>
          </table:table-cell>
          <table:table-cell office:value-type="float" office:value="1792338">
            <text:p>1792338</text:p>
          </table:table-cell>
          <table:table-cell office:value-type="float" office:value="1406651">
            <text:p>1406651</text:p>
          </table:table-cell>
          <table:table-cell office:value-type="float" office:value="1193989">
            <text:p>1193989</text:p>
          </table:table-cell>
          <table:table-cell office:value-type="float" office:value="1211170">
            <text:p>1211170</text:p>
          </table:table-cell>
          <table:table-cell office:value-type="float" office:value="1659809">
            <text:p>1659809</text:p>
          </table:table-cell>
          <table:table-cell office:value-type="float" office:value="1051948">
            <text:p>1051948</text:p>
          </table:table-cell>
          <table:table-cell office:value-type="float" office:value="1253617">
            <text:p>1253617</text:p>
          </table:table-cell>
          <table:table-cell office:value-type="float" office:value="1125482">
            <text:p>1125482</text:p>
          </table:table-cell>
          <table:table-cell office:value-type="float" office:value="1087445">
            <text:p>1087445</text:p>
          </table:table-cell>
          <table:table-cell office:value-type="float" office:value="2073511">
            <text:p>2073511</text:p>
          </table:table-cell>
          <table:table-cell office:value-type="float" office:value="1975913">
            <text:p>1975913</text:p>
          </table:table-cell>
          <table:table-cell office:value-type="float" office:value="1662165">
            <text:p>1662165</text:p>
          </table:table-cell>
          <table:table-cell office:value-type="float" office:value="1717528">
            <text:p>1717528</text:p>
          </table:table-cell>
          <table:table-cell office:value-type="float" office:value="1186790">
            <text:p>1186790</text:p>
          </table:table-cell>
          <table:table-cell office:value-type="float" office:value="1250303">
            <text:p>1250303</text:p>
          </table:table-cell>
          <table:table-cell office:value-type="float" office:value="1346819">
            <text:p>1346819</text:p>
          </table:table-cell>
          <table:table-cell office:value-type="float" office:value="1805241">
            <text:p>1805241</text:p>
          </table:table-cell>
          <table:table-cell office:value-type="float" office:value="1962796">
            <text:p>1962796</text:p>
          </table:table-cell>
          <table:table-cell office:value-type="float" office:value="4324199">
            <text:p>4324199</text:p>
          </table:table-cell>
          <table:table-cell office:value-type="float" office:value="2189702">
            <text:p>2189702</text:p>
          </table:table-cell>
          <table:table-cell office:value-type="float" office:value="2000781">
            <text:p>2000781</text:p>
          </table:table-cell>
          <table:table-cell office:value-type="float" office:value="2025682">
            <text:p>2025682</text:p>
          </table:table-cell>
          <table:table-cell office:value-type="float" office:value="2062383">
            <text:p>2062383</text:p>
          </table:table-cell>
          <table:table-cell office:value-type="float" office:value="3140634">
            <text:p>3140634</text:p>
          </table:table-cell>
          <table:table-cell office:value-type="float" office:value="1695192">
            <text:p>1695192</text:p>
          </table:table-cell>
          <table:table-cell office:value-type="float" office:value="3236348">
            <text:p>3236348</text:p>
          </table:table-cell>
          <table:table-cell office:value-type="float" office:value="3561625">
            <text:p>3561625</text:p>
          </table:table-cell>
          <table:table-cell office:value-type="float" office:value="4692806">
            <text:p>4692806</text:p>
          </table:table-cell>
          <table:table-cell office:value-type="float" office:value="4118528">
            <text:p>4118528</text:p>
          </table:table-cell>
          <table:table-cell office:value-type="float" office:value="4126695">
            <text:p>4126695</text:p>
          </table:table-cell>
          <table:table-cell office:value-type="float" office:value="2751571">
            <text:p>2751571</text:p>
          </table:table-cell>
          <table:table-cell office:value-type="float" office:value="3353309">
            <text:p>3353309</text:p>
          </table:table-cell>
          <table:table-cell office:value-type="float" office:value="3402357">
            <text:p>3402357</text:p>
          </table:table-cell>
          <table:table-cell office:value-type="float" office:value="4370851">
            <text:p>4370851</text:p>
          </table:table-cell>
          <table:table-cell office:value-type="float" office:value="2820102">
            <text:p>2820102</text:p>
          </table:table-cell>
          <table:table-cell office:value-type="float" office:value="3391863">
            <text:p>3391863</text:p>
          </table:table-cell>
          <table:table-cell office:value-type="float" office:value="1795476">
            <text:p>1795476</text:p>
          </table:table-cell>
          <table:table-cell office:value-type="float" office:value="2461626">
            <text:p>2461626</text:p>
          </table:table-cell>
          <table:table-cell office:value-type="float" office:value="2590190">
            <text:p>2590190</text:p>
          </table:table-cell>
          <table:table-cell office:value-type="float" office:value="2151431">
            <text:p>2151431</text:p>
          </table:table-cell>
          <table:table-cell office:value-type="float" office:value="2878299">
            <text:p>2878299</text:p>
          </table:table-cell>
          <table:table-cell office:value-type="float" office:value="2912785">
            <text:p>2912785</text:p>
          </table:table-cell>
          <table:table-cell office:value-type="float" office:value="1709645">
            <text:p>1709645</text:p>
          </table:table-cell>
          <table:table-cell office:value-type="float" office:value="1743270">
            <text:p>1743270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float" office:value="1374180">
            <text:p>1374180</text:p>
          </table:table-cell>
          <table:table-cell office:value-type="float" office:value="1345980">
            <text:p>1345980</text:p>
          </table:table-cell>
          <table:table-cell office:value-type="float" office:value="1287720">
            <text:p>1287720</text:p>
          </table:table-cell>
          <table:table-cell office:value-type="float" office:value="1686924">
            <text:p>1686924</text:p>
          </table:table-cell>
          <table:table-cell office:value-type="float" office:value="1299045">
            <text:p>1299045</text:p>
          </table:table-cell>
          <table:table-cell office:value-type="float" office:value="1018080">
            <text:p>1018080</text:p>
          </table:table-cell>
          <table:table-cell office:value-type="float" office:value="1320480">
            <text:p>1320480</text:p>
          </table:table-cell>
          <table:table-cell office:value-type="float" office:value="1044095">
            <text:p>1044095</text:p>
          </table:table-cell>
          <table:table-cell office:value-type="float" office:value="1007040">
            <text:p>1007040</text:p>
          </table:table-cell>
          <table:table-cell office:value-type="float" office:value="993480">
            <text:p>993480</text:p>
          </table:table-cell>
          <table:table-cell office:value-type="float" office:value="1380916">
            <text:p>1380916</text:p>
          </table:table-cell>
          <table:table-cell office:value-type="float" office:value="979320">
            <text:p>979320</text:p>
          </table:table-cell>
          <table:table-cell office:value-type="float" office:value="833460">
            <text:p>833460</text:p>
          </table:table-cell>
          <table:table-cell office:value-type="float" office:value="1075994">
            <text:p>1075994</text:p>
          </table:table-cell>
          <table:table-cell office:value-type="float" office:value="1434180">
            <text:p>1434180</text:p>
          </table:table-cell>
          <table:table-cell office:value-type="float" office:value="1584515">
            <text:p>1584515</text:p>
          </table:table-cell>
          <table:table-cell office:value-type="float" office:value="709331">
            <text:p>709331</text:p>
          </table:table-cell>
          <table:table-cell office:value-type="float" office:value="996000">
            <text:p>996000</text:p>
          </table:table-cell>
          <table:table-cell office:value-type="float" office:value="1054182">
            <text:p>1054182</text:p>
          </table:table-cell>
          <table:table-cell office:value-type="float" office:value="1101216">
            <text:p>1101216</text:p>
          </table:table-cell>
          <table:table-cell office:value-type="float" office:value="1395338">
            <text:p>1395338</text:p>
          </table:table-cell>
          <table:table-cell office:value-type="float" office:value="1092412">
            <text:p>1092412</text:p>
          </table:table-cell>
          <table:table-cell office:value-type="float" office:value="1060167">
            <text:p>1060167</text:p>
          </table:table-cell>
          <table:table-cell office:value-type="float" office:value="918840">
            <text:p>918840</text:p>
          </table:table-cell>
          <table:table-cell office:value-type="float" office:value="626147">
            <text:p>626147</text:p>
          </table:table-cell>
          <table:table-cell office:value-type="float" office:value="902321">
            <text:p>902321</text:p>
          </table:table-cell>
          <table:table-cell office:value-type="float" office:value="1237764">
            <text:p>1237764</text:p>
          </table:table-cell>
          <table:table-cell office:value-type="float" office:value="1177494">
            <text:p>1177494</text:p>
          </table:table-cell>
          <table:table-cell office:value-type="float" office:value="1018310">
            <text:p>1018310</text:p>
          </table:table-cell>
          <table:table-cell office:value-type="float" office:value="1072226">
            <text:p>1072226</text:p>
          </table:table-cell>
          <table:table-cell office:value-type="float" office:value="1349819">
            <text:p>1349819</text:p>
          </table:table-cell>
          <table:table-cell office:value-type="float" office:value="963237">
            <text:p>963237</text:p>
          </table:table-cell>
          <table:table-cell office:value-type="float" office:value="335197">
            <text:p>335197</text:p>
          </table:table-cell>
          <table:table-cell office:value-type="float" office:value="615419">
            <text:p>615419</text:p>
          </table:table-cell>
          <table:table-cell office:value-type="float" office:value="654702">
            <text:p>654702</text:p>
          </table:table-cell>
          <table:table-cell office:value-type="float" office:value="1175522">
            <text:p>1175522</text:p>
          </table:table-cell>
          <table:table-cell office:value-type="float" office:value="548844">
            <text:p>548844</text:p>
          </table:table-cell>
          <table:table-cell office:value-type="float" office:value="956160">
            <text:p>956160</text:p>
          </table:table-cell>
          <table:table-cell office:value-type="float" office:value="446040">
            <text:p>446040</text:p>
          </table:table-cell>
          <table:table-cell office:value-type="float" office:value="413746">
            <text:p>413746</text:p>
          </table:table-cell>
          <table:table-cell office:value-type="float" office:value="212918">
            <text:p>212918</text:p>
          </table:table-cell>
          <table:table-cell office:value-type="float" office:value="384601">
            <text:p>384601</text:p>
          </table:table-cell>
          <table:table-cell office:value-type="float" office:value="624426">
            <text:p>624426</text:p>
          </table:table-cell>
          <table:table-cell office:value-type="float" office:value="503918">
            <text:p>503918</text:p>
          </table:table-cell>
          <table:table-cell office:value-type="float" office:value="1105148">
            <text:p>1105148</text:p>
          </table:table-cell>
          <table:table-cell office:value-type="float" office:value="1045724">
            <text:p>1045724</text:p>
          </table:table-cell>
          <table:table-cell office:value-type="float" office:value="1111161">
            <text:p>1111161</text:p>
          </table:table-cell>
          <table:table-cell office:value-type="float" office:value="1103444">
            <text:p>1103444</text:p>
          </table:table-cell>
          <table:table-cell office:value-type="float" office:value="668843">
            <text:p>668843</text:p>
          </table:table-cell>
          <table:table-cell office:value-type="float" office:value="1253081">
            <text:p>1253081</text:p>
          </table:table-cell>
          <table:table-cell office:value-type="float" office:value="1165846">
            <text:p>1165846</text:p>
          </table:table-cell>
          <table:table-cell office:value-type="float" office:value="1078617">
            <text:p>1078617</text:p>
          </table:table-cell>
          <table:table-cell office:value-type="float" office:value="1517040">
            <text:p>1517040</text:p>
          </table:table-cell>
          <table:table-cell office:value-type="float" office:value="687499">
            <text:p>687499</text:p>
          </table:table-cell>
          <table:table-cell office:value-type="float" office:value="1770599">
            <text:p>1770599</text:p>
          </table:table-cell>
          <table:table-cell office:value-type="float" office:value="1172399">
            <text:p>1172399</text:p>
          </table:table-cell>
          <table:table-cell office:value-type="float" office:value="1118880">
            <text:p>1118880</text:p>
          </table:table-cell>
          <table:table-cell office:value-type="float" office:value="1074120">
            <text:p>1074120</text:p>
          </table:table-cell>
          <table:table-cell office:value-type="float" office:value="1191264">
            <text:p>1191264</text:p>
          </table:table-cell>
          <table:table-cell office:value-type="float" office:value="1648383">
            <text:p>1648383</text:p>
          </table:table-cell>
          <table:table-cell office:value-type="float" office:value="1123499">
            <text:p>1123499</text:p>
          </table:table-cell>
          <table:table-cell office:value-type="float" office:value="1604658">
            <text:p>1604658</text:p>
          </table:table-cell>
          <table:table-cell office:value-type="float" office:value="1212750">
            <text:p>1212750</text:p>
          </table:table-cell>
          <table:table-cell office:value-type="float" office:value="1095167">
            <text:p>1095167</text:p>
          </table:table-cell>
          <table:table-cell office:value-type="float" office:value="651580">
            <text:p>651580</text:p>
          </table:table-cell>
          <table:table-cell office:value-type="float" office:value="631286">
            <text:p>631286</text:p>
          </table:table-cell>
          <table:table-cell office:value-type="float" office:value="1383125">
            <text:p>1383125</text:p>
          </table:table-cell>
          <table:table-cell office:value-type="float" office:value="799214">
            <text:p>799214</text:p>
          </table:table-cell>
          <table:table-cell office:value-type="float" office:value="781930">
            <text:p>781930</text:p>
          </table:table-cell>
          <table:table-cell office:value-type="float" office:value="723982">
            <text:p>723982</text:p>
          </table:table-cell>
          <table:table-cell office:value-type="float" office:value="453601">
            <text:p>453601</text:p>
          </table:table-cell>
          <table:table-cell office:value-type="float" office:value="756022">
            <text:p>756022</text:p>
          </table:table-cell>
          <table:table-cell office:value-type="float" office:value="1008929">
            <text:p>1008929</text:p>
          </table:table-cell>
          <table:table-cell office:value-type="float" office:value="448326">
            <text:p>448326</text:p>
          </table:table-cell>
          <table:table-cell office:value-type="float" office:value="28563">
            <text:p>28563</text:p>
          </table:table-cell>
          <table:table-cell office:value-type="float" office:value="463680">
            <text:p>463680</text:p>
          </table:table-cell>
          <table:table-cell office:value-type="float" office:value="417700">
            <text:p>417700</text:p>
          </table:table-cell>
          <table:table-cell office:value-type="float" office:value="476251">
            <text:p>476251</text:p>
          </table:table-cell>
          <table:table-cell office:value-type="float" office:value="765128">
            <text:p>765128</text:p>
          </table:table-cell>
          <table:table-cell office:value-type="float" office:value="495850">
            <text:p>495850</text:p>
          </table:table-cell>
          <table:table-cell office:value-type="float" office:value="741835">
            <text:p>741835</text:p>
          </table:table-cell>
          <table:table-cell office:value-type="float" office:value="230802">
            <text:p>230802</text:p>
          </table:table-cell>
          <table:table-cell office:value-type="float" office:value="431078">
            <text:p>431078</text:p>
          </table:table-cell>
          <table:table-cell office:value-type="float" office:value="524160">
            <text:p>524160</text:p>
          </table:table-cell>
          <table:table-cell office:value-type="float" office:value="493184">
            <text:p>493184</text:p>
          </table:table-cell>
          <table:table-cell office:value-type="float" office:value="770815">
            <text:p>770815</text:p>
          </table:table-cell>
          <table:table-cell office:value-type="float" office:value="1016100">
            <text:p>1016100</text:p>
          </table:table-cell>
          <table:table-cell office:value-type="float" office:value="936720">
            <text:p>936720</text:p>
          </table:table-cell>
          <table:table-cell office:value-type="float" office:value="624559">
            <text:p>624559</text:p>
          </table:table-cell>
          <table:table-cell office:value-type="float" office:value="972781">
            <text:p>972781</text:p>
          </table:table-cell>
          <table:table-cell office:value-type="float" office:value="935686">
            <text:p>935686</text:p>
          </table:table-cell>
          <table:table-cell office:value-type="float" office:value="917296">
            <text:p>917296</text:p>
          </table:table-cell>
          <table:table-cell office:value-type="float" office:value="504264">
            <text:p>504264</text:p>
          </table:table-cell>
          <table:table-cell office:value-type="float" office:value="635348">
            <text:p>635348</text:p>
          </table:table-cell>
          <table:table-cell office:value-type="float" office:value="762930">
            <text:p>762930</text:p>
          </table:table-cell>
          <table:table-cell office:value-type="float" office:value="903217">
            <text:p>903217</text:p>
          </table:table-cell>
          <table:table-cell office:value-type="float" office:value="650071">
            <text:p>650071</text:p>
          </table:table-cell>
          <table:table-cell office:value-type="float" office:value="956358">
            <text:p>956358</text:p>
          </table:table-cell>
          <table:table-cell office:value-type="float" office:value="350520">
            <text:p>350520</text:p>
          </table:table-cell>
          <table:table-cell office:value-type="float" office:value="240756">
            <text:p>240756</text:p>
          </table:table-cell>
          <table:table-cell office:value-type="float" office:value="999945">
            <text:p>999945</text:p>
          </table:table-cell>
          <table:table-cell office:value-type="float" office:value="842309">
            <text:p>842309</text:p>
          </table:table-cell>
          <table:table-cell office:value-type="float" office:value="1301485">
            <text:p>1301485</text:p>
          </table:table-cell>
          <table:table-cell office:value-type="float" office:value="2461741">
            <text:p>2461741</text:p>
          </table:table-cell>
          <table:table-cell office:value-type="float" office:value="2450497">
            <text:p>2450497</text:p>
          </table:table-cell>
          <table:table-cell office:value-type="float" office:value="3315229">
            <text:p>3315229</text:p>
          </table:table-cell>
          <table:table-cell office:value-type="float" office:value="2634203">
            <text:p>2634203</text:p>
          </table:table-cell>
          <table:table-cell office:value-type="float" office:value="2738947">
            <text:p>2738947</text:p>
          </table:table-cell>
          <table:table-cell office:value-type="float" office:value="2927996">
            <text:p>2927996</text:p>
          </table:table-cell>
          <table:table-cell office:value-type="float" office:value="3290738">
            <text:p>3290738</text:p>
          </table:table-cell>
          <table:table-cell office:value-type="float" office:value="1876277">
            <text:p>1876277</text:p>
          </table:table-cell>
          <table:table-cell office:value-type="float" office:value="2414206">
            <text:p>2414206</text:p>
          </table:table-cell>
          <table:table-cell office:value-type="float" office:value="3503052">
            <text:p>3503052</text:p>
          </table:table-cell>
          <table:table-cell office:value-type="float" office:value="2866515">
            <text:p>2866515</text:p>
          </table:table-cell>
          <table:table-cell office:value-type="float" office:value="4577208">
            <text:p>4577208</text:p>
          </table:table-cell>
          <table:table-cell office:value-type="float" office:value="3515573">
            <text:p>3515573</text:p>
          </table:table-cell>
          <table:table-cell office:value-type="float" office:value="3497550">
            <text:p>3497550</text:p>
          </table:table-cell>
          <table:table-cell office:value-type="float" office:value="2579520">
            <text:p>2579520</text:p>
          </table:table-cell>
          <table:table-cell office:value-type="float" office:value="2540160">
            <text:p>2540160</text:p>
          </table:table-cell>
          <table:table-cell office:value-type="float" office:value="2147635">
            <text:p>2147635</text:p>
          </table:table-cell>
          <table:table-cell office:value-type="float" office:value="4472638">
            <text:p>4472638</text:p>
          </table:table-cell>
          <table:table-cell office:value-type="float" office:value="3405459">
            <text:p>3405459</text:p>
          </table:table-cell>
          <table:table-cell office:value-type="float" office:value="1744784">
            <text:p>1744784</text:p>
          </table:table-cell>
          <table:table-cell office:value-type="float" office:value="1955520">
            <text:p>1955520</text:p>
          </table:table-cell>
          <table:table-cell office:value-type="float" office:value="1267920">
            <text:p>1267920</text:p>
          </table:table-cell>
          <table:table-cell office:value-type="float" office:value="3607680">
            <text:p>3607680</text:p>
          </table:table-cell>
          <table:table-cell office:value-type="float" office:value="3512880">
            <text:p>3512880</text:p>
          </table:table-cell>
          <table:table-cell office:value-type="float" office:value="3064320">
            <text:p>3064320</text:p>
          </table:table-cell>
          <table:table-cell office:value-type="float" office:value="3003840">
            <text:p>3003840</text:p>
          </table:table-cell>
          <table:table-cell office:value-type="float" office:value="2105685">
            <text:p>2105685</text:p>
          </table:table-cell>
          <table:table-cell office:value-type="float" office:value="2661120">
            <text:p>2661120</text:p>
          </table:table-cell>
          <table:table-cell office:value-type="float" office:value="2724158">
            <text:p>2724158</text:p>
          </table:table-cell>
          <table:table-cell office:value-type="float" office:value="3039731">
            <text:p>3039731</text:p>
          </table:table-cell>
          <table:table-cell office:value-type="float" office:value="3438661">
            <text:p>3438661</text:p>
          </table:table-cell>
          <table:table-cell office:value-type="float" office:value="2399040">
            <text:p>2399040</text:p>
          </table:table-cell>
          <table:table-cell office:value-type="float" office:value="3563142">
            <text:p>3563142</text:p>
          </table:table-cell>
          <table:table-cell office:value-type="float" office:value="3628800">
            <text:p>3628800</text:p>
          </table:table-cell>
          <table:table-cell office:value-type="float" office:value="1471681">
            <text:p>1471681</text:p>
          </table:table-cell>
          <table:table-cell office:value-type="float" office:value="3365760">
            <text:p>3365760</text:p>
          </table:table-cell>
          <table:table-cell office:value-type="float" office:value="1368724">
            <text:p>1368724</text:p>
          </table:table-cell>
          <table:table-cell office:value-type="float" office:value="957120">
            <text:p>957120</text:p>
          </table:table-cell>
          <table:table-cell office:value-type="float" office:value="1416934">
            <text:p>1416934</text:p>
          </table:table-cell>
          <table:table-cell office:value-type="float" office:value="1431360">
            <text:p>1431360</text:p>
          </table:table-cell>
          <table:table-cell office:value-type="float" office:value="504000">
            <text:p>504000</text:p>
          </table:table-cell>
          <table:table-cell office:value-type="float" office:value="825600">
            <text:p>825600</text:p>
          </table:table-cell>
          <table:table-cell office:value-type="float" office:value="962717">
            <text:p>962717</text:p>
          </table:table-cell>
          <table:table-cell office:value-type="float" office:value="928700">
            <text:p>928700</text:p>
          </table:table-cell>
          <table:table-cell office:value-type="float" office:value="1084910">
            <text:p>1084910</text:p>
          </table:table-cell>
          <table:table-cell office:value-type="float" office:value="1349490">
            <text:p>1349490</text:p>
          </table:table-cell>
          <table:table-cell office:value-type="float" office:value="863079">
            <text:p>863079</text:p>
          </table:table-cell>
          <table:table-cell office:value-type="float" office:value="1702904">
            <text:p>1702904</text:p>
          </table:table-cell>
          <table:table-cell office:value-type="float" office:value="3162766">
            <text:p>3162766</text:p>
          </table:table-cell>
          <table:table-cell office:value-type="float" office:value="705600">
            <text:p>705600</text:p>
          </table:table-cell>
          <table:table-cell office:value-type="float" office:value="1275731">
            <text:p>1275731</text:p>
          </table:table-cell>
          <table:table-cell office:value-type="float" office:value="807624">
            <text:p>807624</text:p>
          </table:table-cell>
          <table:table-cell office:value-type="float" office:value="887040">
            <text:p>887040</text:p>
          </table:table-cell>
          <table:table-cell office:value-type="float" office:value="1741532">
            <text:p>1741532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1496357">
            <text:p>1496357</text:p>
          </table:table-cell>
          <table:table-cell office:value-type="float" office:value="2009773">
            <text:p>2009773</text:p>
          </table:table-cell>
          <table:table-cell office:value-type="float" office:value="2088006">
            <text:p>2088006</text:p>
          </table:table-cell>
          <table:table-cell office:value-type="float" office:value="1236021">
            <text:p>1236021</text:p>
          </table:table-cell>
          <table:table-cell office:value-type="float" office:value="2218412">
            <text:p>2218412</text:p>
          </table:table-cell>
          <table:table-cell office:value-type="float" office:value="2058351">
            <text:p>2058351</text:p>
          </table:table-cell>
          <table:table-cell office:value-type="float" office:value="2222444">
            <text:p>2222444</text:p>
          </table:table-cell>
          <table:table-cell office:value-type="float" office:value="2140996">
            <text:p>2140996</text:p>
          </table:table-cell>
          <table:table-cell office:value-type="float" office:value="1898378">
            <text:p>1898378</text:p>
          </table:table-cell>
          <table:table-cell office:value-type="float" office:value="1655675">
            <text:p>1655675</text:p>
          </table:table-cell>
          <table:table-cell office:value-type="float" office:value="2029341">
            <text:p>2029341</text:p>
          </table:table-cell>
          <table:table-cell office:value-type="float" office:value="1740978">
            <text:p>1740978</text:p>
          </table:table-cell>
          <table:table-cell office:value-type="float" office:value="1629234">
            <text:p>1629234</text:p>
          </table:table-cell>
          <table:table-cell office:value-type="float" office:value="1867646">
            <text:p>1867646</text:p>
          </table:table-cell>
          <table:table-cell office:value-type="float" office:value="1855312">
            <text:p>1855312</text:p>
          </table:table-cell>
          <table:table-cell office:value-type="float" office:value="1971130">
            <text:p>1971130</text:p>
          </table:table-cell>
          <table:table-cell office:value-type="float" office:value="2274699">
            <text:p>2274699</text:p>
          </table:table-cell>
          <table:table-cell office:value-type="float" office:value="1826749">
            <text:p>1826749</text:p>
          </table:table-cell>
          <table:table-cell office:value-type="float" office:value="1644079">
            <text:p>1644079</text:p>
          </table:table-cell>
          <table:table-cell office:value-type="float" office:value="2166709">
            <text:p>2166709</text:p>
          </table:table-cell>
          <table:table-cell office:value-type="float" office:value="2104544">
            <text:p>2104544</text:p>
          </table:table-cell>
          <table:table-cell office:value-type="float" office:value="1783695">
            <text:p>1783695</text:p>
          </table:table-cell>
          <table:table-cell office:value-type="float" office:value="2060608">
            <text:p>2060608</text:p>
          </table:table-cell>
          <table:table-cell office:value-type="float" office:value="1580343">
            <text:p>1580343</text:p>
          </table:table-cell>
          <table:table-cell office:value-type="float" office:value="1926607">
            <text:p>1926607</text:p>
          </table:table-cell>
          <table:table-cell office:value-type="float" office:value="1813604">
            <text:p>1813604</text:p>
          </table:table-cell>
          <table:table-cell office:value-type="float" office:value="1618762">
            <text:p>1618762</text:p>
          </table:table-cell>
          <table:table-cell office:value-type="float" office:value="1847563">
            <text:p>1847563</text:p>
          </table:table-cell>
          <table:table-cell office:value-type="float" office:value="2186362">
            <text:p>2186362</text:p>
          </table:table-cell>
          <table:table-cell office:value-type="float" office:value="2298001">
            <text:p>2298001</text:p>
          </table:table-cell>
          <table:table-cell office:value-type="float" office:value="2377928">
            <text:p>2377928</text:p>
          </table:table-cell>
          <table:table-cell office:value-type="float" office:value="2481247">
            <text:p>2481247</text:p>
          </table:table-cell>
          <table:table-cell office:value-type="float" office:value="2212087">
            <text:p>2212087</text:p>
          </table:table-cell>
          <table:table-cell office:value-type="float" office:value="2590520">
            <text:p>2590520</text:p>
          </table:table-cell>
          <table:table-cell office:value-type="float" office:value="1809298">
            <text:p>1809298</text:p>
          </table:table-cell>
          <table:table-cell office:value-type="float" office:value="1497887">
            <text:p>1497887</text:p>
          </table:table-cell>
          <table:table-cell office:value-type="float" office:value="1435192">
            <text:p>1435192</text:p>
          </table:table-cell>
          <table:table-cell office:value-type="float" office:value="1890514">
            <text:p>1890514</text:p>
          </table:table-cell>
          <table:table-cell office:value-type="float" office:value="2035265">
            <text:p>2035265</text:p>
          </table:table-cell>
          <table:table-cell office:value-type="float" office:value="1322266">
            <text:p>1322266</text:p>
          </table:table-cell>
          <table:table-cell office:value-type="float" office:value="1970356">
            <text:p>1970356</text:p>
          </table:table-cell>
          <table:table-cell office:value-type="float" office:value="1717735">
            <text:p>1717735</text:p>
          </table:table-cell>
          <table:table-cell office:value-type="float" office:value="1935469">
            <text:p>1935469</text:p>
          </table:table-cell>
          <table:table-cell office:value-type="float" office:value="1735250">
            <text:p>1735250</text:p>
          </table:table-cell>
          <table:table-cell office:value-type="float" office:value="1237367">
            <text:p>1237367</text:p>
          </table:table-cell>
          <table:table-cell office:value-type="float" office:value="1763654">
            <text:p>1763654</text:p>
          </table:table-cell>
          <table:table-cell office:value-type="float" office:value="1598347">
            <text:p>1598347</text:p>
          </table:table-cell>
          <table:table-cell office:value-type="float" office:value="2299378">
            <text:p>2299378</text:p>
          </table:table-cell>
          <table:table-cell office:value-type="float" office:value="1997857">
            <text:p>1997857</text:p>
          </table:table-cell>
          <table:table-cell office:value-type="float" office:value="1896867">
            <text:p>1896867</text:p>
          </table:table-cell>
          <table:table-cell office:value-type="float" office:value="2459078">
            <text:p>2459078</text:p>
          </table:table-cell>
          <table:table-cell office:value-type="float" office:value="1508526">
            <text:p>1508526</text:p>
          </table:table-cell>
          <table:table-cell office:value-type="float" office:value="1453294">
            <text:p>1453294</text:p>
          </table:table-cell>
          <table:table-cell office:value-type="float" office:value="1606006">
            <text:p>1606006</text:p>
          </table:table-cell>
          <table:table-cell office:value-type="float" office:value="1499059">
            <text:p>1499059</text:p>
          </table:table-cell>
          <table:table-cell office:value-type="float" office:value="2456131">
            <text:p>2456131</text:p>
          </table:table-cell>
          <table:table-cell office:value-type="float" office:value="1491164">
            <text:p>1491164</text:p>
          </table:table-cell>
          <table:table-cell office:value-type="float" office:value="1542592">
            <text:p>1542592</text:p>
          </table:table-cell>
          <table:table-cell office:value-type="float" office:value="1627546">
            <text:p>1627546</text:p>
          </table:table-cell>
          <table:table-cell office:value-type="float" office:value="1659544">
            <text:p>1659544</text:p>
          </table:table-cell>
          <table:table-cell office:value-type="float" office:value="1831107">
            <text:p>1831107</text:p>
          </table:table-cell>
          <table:table-cell office:value-type="float" office:value="1124499">
            <text:p>1124499</text:p>
          </table:table-cell>
          <table:table-cell office:value-type="float" office:value="1540055">
            <text:p>1540055</text:p>
          </table:table-cell>
          <table:table-cell office:value-type="float" office:value="1290401">
            <text:p>1290401</text:p>
          </table:table-cell>
          <table:table-cell office:value-type="float" office:value="1347537">
            <text:p>1347537</text:p>
          </table:table-cell>
          <table:table-cell office:value-type="float" office:value="1615900">
            <text:p>1615900</text:p>
          </table:table-cell>
          <table:table-cell office:value-type="float" office:value="1521548">
            <text:p>1521548</text:p>
          </table:table-cell>
          <table:table-cell office:value-type="float" office:value="1035362">
            <text:p>1035362</text:p>
          </table:table-cell>
          <table:table-cell office:value-type="float" office:value="2092994">
            <text:p>2092994</text:p>
          </table:table-cell>
          <table:table-cell office:value-type="float" office:value="1585983">
            <text:p>1585983</text:p>
          </table:table-cell>
          <table:table-cell office:value-type="float" office:value="1602723">
            <text:p>1602723</text:p>
          </table:table-cell>
          <table:table-cell office:value-type="float" office:value="1563695">
            <text:p>1563695</text:p>
          </table:table-cell>
          <table:table-cell office:value-type="float" office:value="1311117">
            <text:p>1311117</text:p>
          </table:table-cell>
          <table:table-cell office:value-type="float" office:value="1888946">
            <text:p>1888946</text:p>
          </table:table-cell>
          <table:table-cell office:value-type="float" office:value="1491828">
            <text:p>1491828</text:p>
          </table:table-cell>
          <table:table-cell office:value-type="float" office:value="1697671">
            <text:p>1697671</text:p>
          </table:table-cell>
          <table:table-cell office:value-type="float" office:value="1829624">
            <text:p>1829624</text:p>
          </table:table-cell>
          <table:table-cell office:value-type="float" office:value="1664083">
            <text:p>1664083</text:p>
          </table:table-cell>
          <table:table-cell office:value-type="float" office:value="1196401">
            <text:p>1196401</text:p>
          </table:table-cell>
          <table:table-cell office:value-type="float" office:value="1215243">
            <text:p>1215243</text:p>
          </table:table-cell>
          <table:table-cell office:value-type="float" office:value="1054965">
            <text:p>1054965</text:p>
          </table:table-cell>
          <table:table-cell office:value-type="float" office:value="1603965">
            <text:p>1603965</text:p>
          </table:table-cell>
          <table:table-cell office:value-type="float" office:value="1560649">
            <text:p>1560649</text:p>
          </table:table-cell>
          <table:table-cell office:value-type="float" office:value="1358539">
            <text:p>1358539</text:p>
          </table:table-cell>
          <table:table-cell office:value-type="float" office:value="679964">
            <text:p>679964</text:p>
          </table:table-cell>
          <table:table-cell office:value-type="float" office:value="1685741">
            <text:p>1685741</text:p>
          </table:table-cell>
          <table:table-cell office:value-type="float" office:value="1625912">
            <text:p>1625912</text:p>
          </table:table-cell>
          <table:table-cell office:value-type="float" office:value="1421940">
            <text:p>1421940</text:p>
          </table:table-cell>
          <table:table-cell office:value-type="float" office:value="1110401">
            <text:p>1110401</text:p>
          </table:table-cell>
          <table:table-cell office:value-type="float" office:value="1218062">
            <text:p>1218062</text:p>
          </table:table-cell>
          <table:table-cell office:value-type="float" office:value="1217356">
            <text:p>1217356</text:p>
          </table:table-cell>
          <table:table-cell office:value-type="float" office:value="1130709">
            <text:p>1130709</text:p>
          </table:table-cell>
          <table:table-cell office:value-type="float" office:value="1558297">
            <text:p>1558297</text:p>
          </table:table-cell>
          <table:table-cell office:value-type="float" office:value="1510241">
            <text:p>1510241</text:p>
          </table:table-cell>
          <table:table-cell office:value-type="float" office:value="1707878">
            <text:p>1707878</text:p>
          </table:table-cell>
          <table:table-cell office:value-type="float" office:value="1794917">
            <text:p>1794917</text:p>
          </table:table-cell>
          <table:table-cell office:value-type="float" office:value="1713699">
            <text:p>1713699</text:p>
          </table:table-cell>
          <table:table-cell office:value-type="float" office:value="2040313">
            <text:p>2040313</text:p>
          </table:table-cell>
          <table:table-cell office:value-type="float" office:value="2437258">
            <text:p>2437258</text:p>
          </table:table-cell>
          <table:table-cell office:value-type="float" office:value="2304714">
            <text:p>2304714</text:p>
          </table:table-cell>
          <table:table-cell office:value-type="float" office:value="2393457">
            <text:p>2393457</text:p>
          </table:table-cell>
          <table:table-cell office:value-type="float" office:value="2552637">
            <text:p>2552637</text:p>
          </table:table-cell>
          <table:table-cell office:value-type="float" office:value="1594068">
            <text:p>1594068</text:p>
          </table:table-cell>
          <table:table-cell office:value-type="float" office:value="2183785">
            <text:p>2183785</text:p>
          </table:table-cell>
          <table:table-cell office:value-type="float" office:value="1851911">
            <text:p>1851911</text:p>
          </table:table-cell>
          <table:table-cell office:value-type="float" office:value="1411776">
            <text:p>1411776</text:p>
          </table:table-cell>
          <table:table-cell office:value-type="float" office:value="1597310">
            <text:p>1597310</text:p>
          </table:table-cell>
          <table:table-cell office:value-type="float" office:value="1465827">
            <text:p>1465827</text:p>
          </table:table-cell>
          <table:table-cell office:value-type="float" office:value="1397702">
            <text:p>1397702</text:p>
          </table:table-cell>
          <table:table-cell office:value-type="float" office:value="1223420">
            <text:p>1223420</text:p>
          </table:table-cell>
          <table:table-cell office:value-type="float" office:value="1121822">
            <text:p>1121822</text:p>
          </table:table-cell>
          <table:table-cell office:value-type="float" office:value="1065765">
            <text:p>1065765</text:p>
          </table:table-cell>
          <table:table-cell office:value-type="float" office:value="1093725">
            <text:p>1093725</text:p>
          </table:table-cell>
          <table:table-cell office:value-type="float" office:value="913822">
            <text:p>913822</text:p>
          </table:table-cell>
          <table:table-cell office:value-type="float" office:value="798114">
            <text:p>798114</text:p>
          </table:table-cell>
          <table:table-cell office:value-type="float" office:value="962015">
            <text:p>962015</text:p>
          </table:table-cell>
          <table:table-cell office:value-type="float" office:value="904687">
            <text:p>904687</text:p>
          </table:table-cell>
          <table:table-cell office:value-type="float" office:value="1128390">
            <text:p>1128390</text:p>
          </table:table-cell>
          <table:table-cell office:value-type="float" office:value="1095233">
            <text:p>1095233</text:p>
          </table:table-cell>
          <table:table-cell office:value-type="float" office:value="1038852">
            <text:p>1038852</text:p>
          </table:table-cell>
          <table:table-cell office:value-type="float" office:value="931290">
            <text:p>931290</text:p>
          </table:table-cell>
          <table:table-cell office:value-type="float" office:value="623254">
            <text:p>623254</text:p>
          </table:table-cell>
          <table:table-cell office:value-type="float" office:value="694568">
            <text:p>694568</text:p>
          </table:table-cell>
          <table:table-cell office:value-type="float" office:value="1009801">
            <text:p>1009801</text:p>
          </table:table-cell>
          <table:table-cell office:value-type="float" office:value="1144356">
            <text:p>1144356</text:p>
          </table:table-cell>
          <table:table-cell office:value-type="float" office:value="1178402">
            <text:p>1178402</text:p>
          </table:table-cell>
          <table:table-cell office:value-type="float" office:value="777820">
            <text:p>777820</text:p>
          </table:table-cell>
          <table:table-cell office:value-type="float" office:value="1128613">
            <text:p>1128613</text:p>
          </table:table-cell>
          <table:table-cell office:value-type="float" office:value="931383">
            <text:p>931383</text:p>
          </table:table-cell>
          <table:table-cell office:value-type="float" office:value="920122">
            <text:p>920122</text:p>
          </table:table-cell>
          <table:table-cell office:value-type="float" office:value="1005674">
            <text:p>1005674</text:p>
          </table:table-cell>
          <table:table-cell office:value-type="float" office:value="1255165">
            <text:p>1255165</text:p>
          </table:table-cell>
          <table:table-cell office:value-type="float" office:value="739857">
            <text:p>739857</text:p>
          </table:table-cell>
          <table:table-cell office:value-type="float" office:value="966032">
            <text:p>966032</text:p>
          </table:table-cell>
          <table:table-cell office:value-type="float" office:value="1395243">
            <text:p>1395243</text:p>
          </table:table-cell>
          <table:table-cell office:value-type="float" office:value="1213329">
            <text:p>1213329</text:p>
          </table:table-cell>
          <table:table-cell office:value-type="float" office:value="1062094">
            <text:p>1062094</text:p>
          </table:table-cell>
          <table:table-cell office:value-type="float" office:value="719815">
            <text:p>719815</text:p>
          </table:table-cell>
          <table:table-cell office:value-type="float" office:value="1228292">
            <text:p>1228292</text:p>
          </table:table-cell>
          <table:table-cell office:value-type="float" office:value="1389261">
            <text:p>1389261</text:p>
          </table:table-cell>
          <table:table-cell office:value-type="float" office:value="1016991">
            <text:p>1016991</text:p>
          </table:table-cell>
          <table:table-cell office:value-type="float" office:value="1320631">
            <text:p>1320631</text:p>
          </table:table-cell>
          <table:table-cell office:value-type="float" office:value="2010470">
            <text:p>2010470</text:p>
          </table:table-cell>
          <table:table-cell office:value-type="float" office:value="1259365">
            <text:p>1259365</text:p>
          </table:table-cell>
          <table:table-cell office:value-type="float" office:value="1538007">
            <text:p>1538007</text:p>
          </table:table-cell>
          <table:table-cell office:value-type="float" office:value="1089300">
            <text:p>1089300</text:p>
          </table:table-cell>
          <table:table-cell office:value-type="float" office:value="1248648">
            <text:p>1248648</text:p>
          </table:table-cell>
          <table:table-cell office:value-type="float" office:value="1481551">
            <text:p>1481551</text:p>
          </table:table-cell>
          <table:table-cell office:value-type="float" office:value="990400">
            <text:p>990400</text:p>
          </table:table-cell>
          <table:table-cell office:value-type="float" office:value="431616">
            <text:p>431616</text:p>
          </table:table-cell>
          <table:table-cell office:value-type="float" office:value="803278">
            <text:p>803278</text:p>
          </table:table-cell>
          <table:table-cell office:value-type="float" office:value="783518">
            <text:p>783518</text:p>
          </table:table-cell>
          <table:table-cell office:value-type="float" office:value="913756">
            <text:p>913756</text:p>
          </table:table-cell>
          <table:table-cell office:value-type="float" office:value="1967284">
            <text:p>1967284</text:p>
          </table:table-cell>
          <table:table-cell office:value-type="float" office:value="1091877">
            <text:p>1091877</text:p>
          </table:table-cell>
          <table:table-cell office:value-type="float" office:value="1556500">
            <text:p>1556500</text:p>
          </table:table-cell>
          <table:table-cell office:value-type="float" office:value="1724442">
            <text:p>1724442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float" office:value="1290666">
            <text:p>1290666</text:p>
          </table:table-cell>
          <table:table-cell office:value-type="float" office:value="1515590">
            <text:p>1515590</text:p>
          </table:table-cell>
          <table:table-cell office:value-type="float" office:value="1767451">
            <text:p>1767451</text:p>
          </table:table-cell>
          <table:table-cell office:value-type="float" office:value="1840259">
            <text:p>1840259</text:p>
          </table:table-cell>
          <table:table-cell office:value-type="float" office:value="1414000">
            <text:p>1414000</text:p>
          </table:table-cell>
          <table:table-cell office:value-type="float" office:value="1449607">
            <text:p>1449607</text:p>
          </table:table-cell>
          <table:table-cell office:value-type="float" office:value="998975">
            <text:p>998975</text:p>
          </table:table-cell>
          <table:table-cell office:value-type="float" office:value="1292233">
            <text:p>1292233</text:p>
          </table:table-cell>
          <table:table-cell office:value-type="float" office:value="1191641">
            <text:p>1191641</text:p>
          </table:table-cell>
          <table:table-cell office:value-type="float" office:value="795881">
            <text:p>795881</text:p>
          </table:table-cell>
          <table:table-cell office:value-type="float" office:value="1539471">
            <text:p>1539471</text:p>
          </table:table-cell>
          <table:table-cell office:value-type="float" office:value="902631">
            <text:p>902631</text:p>
          </table:table-cell>
          <table:table-cell office:value-type="float" office:value="1265459">
            <text:p>1265459</text:p>
          </table:table-cell>
          <table:table-cell office:value-type="float" office:value="1377939">
            <text:p>1377939</text:p>
          </table:table-cell>
          <table:table-cell office:value-type="float" office:value="1536671">
            <text:p>1536671</text:p>
          </table:table-cell>
          <table:table-cell office:value-type="float" office:value="1447344">
            <text:p>1447344</text:p>
          </table:table-cell>
          <table:table-cell office:value-type="float" office:value="1919886">
            <text:p>1919886</text:p>
          </table:table-cell>
          <table:table-cell office:value-type="float" office:value="1284529">
            <text:p>1284529</text:p>
          </table:table-cell>
          <table:table-cell office:value-type="float" office:value="1612062">
            <text:p>1612062</text:p>
          </table:table-cell>
          <table:table-cell office:value-type="float" office:value="466855">
            <text:p>466855</text:p>
          </table:table-cell>
          <table:table-cell office:value-type="float" office:value="1344034">
            <text:p>1344034</text:p>
          </table:table-cell>
          <table:table-cell office:value-type="float" office:value="1051182">
            <text:p>1051182</text:p>
          </table:table-cell>
          <table:table-cell office:value-type="float" office:value="1694590">
            <text:p>1694590</text:p>
          </table:table-cell>
          <table:table-cell office:value-type="float" office:value="667635">
            <text:p>667635</text:p>
          </table:table-cell>
          <table:table-cell office:value-type="float" office:value="1449047">
            <text:p>1449047</text:p>
          </table:table-cell>
          <table:table-cell office:value-type="float" office:value="1538089">
            <text:p>1538089</text:p>
          </table:table-cell>
          <table:table-cell office:value-type="float" office:value="1504984">
            <text:p>1504984</text:p>
          </table:table-cell>
          <table:table-cell office:value-type="float" office:value="1308044">
            <text:p>1308044</text:p>
          </table:table-cell>
          <table:table-cell office:value-type="float" office:value="2004843">
            <text:p>2004843</text:p>
          </table:table-cell>
          <table:table-cell office:value-type="float" office:value="1612081">
            <text:p>1612081</text:p>
          </table:table-cell>
          <table:table-cell office:value-type="float" office:value="1266157">
            <text:p>1266157</text:p>
          </table:table-cell>
          <table:table-cell office:value-type="float" office:value="1886443">
            <text:p>1886443</text:p>
          </table:table-cell>
          <table:table-cell office:value-type="float" office:value="2005510">
            <text:p>2005510</text:p>
          </table:table-cell>
          <table:table-cell office:value-type="float" office:value="1940040">
            <text:p>1940040</text:p>
          </table:table-cell>
          <table:table-cell office:value-type="float" office:value="1158945">
            <text:p>1158945</text:p>
          </table:table-cell>
          <table:table-cell office:value-type="float" office:value="1263098">
            <text:p>1263098</text:p>
          </table:table-cell>
          <table:table-cell office:value-type="float" office:value="1347411">
            <text:p>1347411</text:p>
          </table:table-cell>
          <table:table-cell office:value-type="float" office:value="1787260">
            <text:p>1787260</text:p>
          </table:table-cell>
          <table:table-cell office:value-type="float" office:value="1556511">
            <text:p>1556511</text:p>
          </table:table-cell>
          <table:table-cell office:value-type="float" office:value="1507807">
            <text:p>1507807</text:p>
          </table:table-cell>
          <table:table-cell office:value-type="float" office:value="1783333">
            <text:p>1783333</text:p>
          </table:table-cell>
          <table:table-cell office:value-type="float" office:value="1314008">
            <text:p>1314008</text:p>
          </table:table-cell>
          <table:table-cell office:value-type="float" office:value="2002785">
            <text:p>2002785</text:p>
          </table:table-cell>
          <table:table-cell office:value-type="float" office:value="2207165">
            <text:p>2207165</text:p>
          </table:table-cell>
          <table:table-cell office:value-type="float" office:value="1646023">
            <text:p>1646023</text:p>
          </table:table-cell>
          <table:table-cell office:value-type="float" office:value="2777569">
            <text:p>2777569</text:p>
          </table:table-cell>
          <table:table-cell office:value-type="float" office:value="2678258">
            <text:p>2678258</text:p>
          </table:table-cell>
          <table:table-cell office:value-type="float" office:value="2275685">
            <text:p>2275685</text:p>
          </table:table-cell>
          <table:table-cell office:value-type="float" office:value="2583083">
            <text:p>2583083</text:p>
          </table:table-cell>
          <table:table-cell office:value-type="float" office:value="2945266">
            <text:p>2945266</text:p>
          </table:table-cell>
          <table:table-cell office:value-type="float" office:value="1882483">
            <text:p>1882483</text:p>
          </table:table-cell>
          <table:table-cell office:value-type="float" office:value="3157843">
            <text:p>3157843</text:p>
          </table:table-cell>
          <table:table-cell office:value-type="float" office:value="2082387">
            <text:p>2082387</text:p>
          </table:table-cell>
          <table:table-cell office:value-type="float" office:value="2320578">
            <text:p>2320578</text:p>
          </table:table-cell>
          <table:table-cell office:value-type="float" office:value="2785274">
            <text:p>2785274</text:p>
          </table:table-cell>
          <table:table-cell office:value-type="float" office:value="2077994">
            <text:p>2077994</text:p>
          </table:table-cell>
          <table:table-cell office:value-type="float" office:value="1204604">
            <text:p>1204604</text:p>
          </table:table-cell>
          <table:table-cell office:value-type="float" office:value="1920991">
            <text:p>1920991</text:p>
          </table:table-cell>
          <table:table-cell office:value-type="float" office:value="1883742">
            <text:p>1883742</text:p>
          </table:table-cell>
          <table:table-cell office:value-type="float" office:value="2027071">
            <text:p>2027071</text:p>
          </table:table-cell>
          <table:table-cell office:value-type="float" office:value="2375143">
            <text:p>2375143</text:p>
          </table:table-cell>
          <table:table-cell office:value-type="float" office:value="2403952">
            <text:p>2403952</text:p>
          </table:table-cell>
          <table:table-cell office:value-type="float" office:value="2046494">
            <text:p>2046494</text:p>
          </table:table-cell>
          <table:table-cell office:value-type="float" office:value="2210151">
            <text:p>2210151</text:p>
          </table:table-cell>
          <table:table-cell office:value-type="float" office:value="1351489">
            <text:p>1351489</text:p>
          </table:table-cell>
          <table:table-cell office:value-type="float" office:value="1005906">
            <text:p>1005906</text:p>
          </table:table-cell>
          <table:table-cell office:value-type="float" office:value="1960283">
            <text:p>1960283</text:p>
          </table:table-cell>
          <table:table-cell office:value-type="float" office:value="1221298">
            <text:p>1221298</text:p>
          </table:table-cell>
          <table:table-cell office:value-type="float" office:value="1620086">
            <text:p>1620086</text:p>
          </table:table-cell>
          <table:table-cell office:value-type="float" office:value="1308173">
            <text:p>1308173</text:p>
          </table:table-cell>
          <table:table-cell office:value-type="float" office:value="1417461">
            <text:p>1417461</text:p>
          </table:table-cell>
          <table:table-cell office:value-type="float" office:value="1605441">
            <text:p>1605441</text:p>
          </table:table-cell>
          <table:table-cell office:value-type="float" office:value="1723643">
            <text:p>1723643</text:p>
          </table:table-cell>
          <table:table-cell office:value-type="float" office:value="1925323">
            <text:p>1925323</text:p>
          </table:table-cell>
          <table:table-cell office:value-type="float" office:value="2580367">
            <text:p>2580367</text:p>
          </table:table-cell>
          <table:table-cell office:value-type="float" office:value="2563398">
            <text:p>2563398</text:p>
          </table:table-cell>
          <table:table-cell office:value-type="float" office:value="1994100">
            <text:p>1994100</text:p>
          </table:table-cell>
          <table:table-cell office:value-type="float" office:value="2266954">
            <text:p>2266954</text:p>
          </table:table-cell>
          <table:table-cell office:value-type="float" office:value="2204056">
            <text:p>2204056</text:p>
          </table:table-cell>
          <table:table-cell office:value-type="float" office:value="1711408">
            <text:p>1711408</text:p>
          </table:table-cell>
          <table:table-cell office:value-type="float" office:value="1644689">
            <text:p>1644689</text:p>
          </table:table-cell>
          <table:table-cell office:value-type="float" office:value="2372588">
            <text:p>2372588</text:p>
          </table:table-cell>
          <table:table-cell office:value-type="float" office:value="1999844">
            <text:p>1999844</text:p>
          </table:table-cell>
          <table:table-cell office:value-type="float" office:value="1612120">
            <text:p>1612120</text:p>
          </table:table-cell>
          <table:table-cell office:value-type="float" office:value="1768914">
            <text:p>1768914</text:p>
          </table:table-cell>
          <table:table-cell office:value-type="float" office:value="2637836">
            <text:p>2637836</text:p>
          </table:table-cell>
          <table:table-cell office:value-type="float" office:value="2841864">
            <text:p>2841864</text:p>
          </table:table-cell>
          <table:table-cell office:value-type="float" office:value="2541345">
            <text:p>2541345</text:p>
          </table:table-cell>
          <table:table-cell office:value-type="float" office:value="2221465">
            <text:p>2221465</text:p>
          </table:table-cell>
          <table:table-cell office:value-type="float" office:value="2050594">
            <text:p>2050594</text:p>
          </table:table-cell>
          <table:table-cell office:value-type="float" office:value="2015800">
            <text:p>2015800</text:p>
          </table:table-cell>
          <table:table-cell office:value-type="float" office:value="2422422">
            <text:p>2422422</text:p>
          </table:table-cell>
          <table:table-cell office:value-type="float" office:value="1973709">
            <text:p>1973709</text:p>
          </table:table-cell>
          <table:table-cell office:value-type="float" office:value="1534600">
            <text:p>1534600</text:p>
          </table:table-cell>
          <table:table-cell office:value-type="float" office:value="1511871">
            <text:p>1511871</text:p>
          </table:table-cell>
          <table:table-cell office:value-type="float" office:value="2215990">
            <text:p>2215990</text:p>
          </table:table-cell>
          <table:table-cell office:value-type="float" office:value="2679179">
            <text:p>2679179</text:p>
          </table:table-cell>
          <table:table-cell office:value-type="float" office:value="1882028">
            <text:p>1882028</text:p>
          </table:table-cell>
          <table:table-cell office:value-type="float" office:value="2517153">
            <text:p>2517153</text:p>
          </table:table-cell>
          <table:table-cell office:value-type="float" office:value="2673180">
            <text:p>2673180</text:p>
          </table:table-cell>
          <table:table-cell office:value-type="float" office:value="2585265">
            <text:p>2585265</text:p>
          </table:table-cell>
          <table:table-cell office:value-type="float" office:value="2900106">
            <text:p>2900106</text:p>
          </table:table-cell>
          <table:table-cell office:value-type="float" office:value="1623619">
            <text:p>1623619</text:p>
          </table:table-cell>
          <table:table-cell office:value-type="float" office:value="2665732">
            <text:p>2665732</text:p>
          </table:table-cell>
          <table:table-cell office:value-type="float" office:value="3142054">
            <text:p>3142054</text:p>
          </table:table-cell>
          <table:table-cell office:value-type="float" office:value="4073155">
            <text:p>4073155</text:p>
          </table:table-cell>
          <table:table-cell office:value-type="float" office:value="2518872">
            <text:p>2518872</text:p>
          </table:table-cell>
          <table:table-cell office:value-type="float" office:value="1658035">
            <text:p>1658035</text:p>
          </table:table-cell>
          <table:table-cell office:value-type="float" office:value="2577950">
            <text:p>2577950</text:p>
          </table:table-cell>
          <table:table-cell office:value-type="float" office:value="3273850">
            <text:p>3273850</text:p>
          </table:table-cell>
          <table:table-cell office:value-type="float" office:value="2630521">
            <text:p>2630521</text:p>
          </table:table-cell>
          <table:table-cell office:value-type="float" office:value="2473381">
            <text:p>2473381</text:p>
          </table:table-cell>
          <table:table-cell office:value-type="float" office:value="1497823">
            <text:p>1497823</text:p>
          </table:table-cell>
          <table:table-cell office:value-type="float" office:value="2368100">
            <text:p>2368100</text:p>
          </table:table-cell>
          <table:table-cell office:value-type="float" office:value="2285586">
            <text:p>2285586</text:p>
          </table:table-cell>
          <table:table-cell office:value-type="float" office:value="2374262">
            <text:p>2374262</text:p>
          </table:table-cell>
          <table:table-cell office:value-type="float" office:value="3634672">
            <text:p>3634672</text:p>
          </table:table-cell>
          <table:table-cell office:value-type="float" office:value="3409752">
            <text:p>3409752</text:p>
          </table:table-cell>
          <table:table-cell office:value-type="float" office:value="2412567">
            <text:p>2412567</text:p>
          </table:table-cell>
          <table:table-cell office:value-type="float" office:value="1471846">
            <text:p>1471846</text:p>
          </table:table-cell>
          <table:table-cell office:value-type="float" office:value="1621574">
            <text:p>1621574</text:p>
          </table:table-cell>
          <table:table-cell office:value-type="float" office:value="3063911">
            <text:p>3063911</text:p>
          </table:table-cell>
          <table:table-cell office:value-type="float" office:value="2868836">
            <text:p>2868836</text:p>
          </table:table-cell>
          <table:table-cell office:value-type="float" office:value="3347679">
            <text:p>3347679</text:p>
          </table:table-cell>
          <table:table-cell office:value-type="float" office:value="2847260">
            <text:p>2847260</text:p>
          </table:table-cell>
          <table:table-cell office:value-type="float" office:value="3202957">
            <text:p>3202957</text:p>
          </table:table-cell>
          <table:table-cell office:value-type="float" office:value="1812208">
            <text:p>1812208</text:p>
          </table:table-cell>
          <table:table-cell office:value-type="float" office:value="3039727">
            <text:p>3039727</text:p>
          </table:table-cell>
          <table:table-cell office:value-type="float" office:value="3154801">
            <text:p>3154801</text:p>
          </table:table-cell>
          <table:table-cell office:value-type="float" office:value="3599551">
            <text:p>3599551</text:p>
          </table:table-cell>
          <table:table-cell office:value-type="float" office:value="2530185">
            <text:p>2530185</text:p>
          </table:table-cell>
          <table:table-cell office:value-type="float" office:value="2580405">
            <text:p>2580405</text:p>
          </table:table-cell>
          <table:table-cell office:value-type="float" office:value="3635348">
            <text:p>3635348</text:p>
          </table:table-cell>
          <table:table-cell office:value-type="float" office:value="3096278">
            <text:p>3096278</text:p>
          </table:table-cell>
          <table:table-cell office:value-type="float" office:value="3132965">
            <text:p>3132965</text:p>
          </table:table-cell>
          <table:table-cell office:value-type="float" office:value="3543814">
            <text:p>3543814</text:p>
          </table:table-cell>
          <table:table-cell office:value-type="float" office:value="2640482">
            <text:p>2640482</text:p>
          </table:table-cell>
          <table:table-cell office:value-type="float" office:value="1323173">
            <text:p>1323173</text:p>
          </table:table-cell>
          <table:table-cell office:value-type="float" office:value="2337291">
            <text:p>2337291</text:p>
          </table:table-cell>
          <table:table-cell office:value-type="float" office:value="2119931">
            <text:p>2119931</text:p>
          </table:table-cell>
          <table:table-cell office:value-type="float" office:value="1843363">
            <text:p>1843363</text:p>
          </table:table-cell>
          <table:table-cell office:value-type="float" office:value="1796375">
            <text:p>1796375</text:p>
          </table:table-cell>
          <table:table-cell office:value-type="float" office:value="1579821">
            <text:p>1579821</text:p>
          </table:table-cell>
          <table:table-cell office:value-type="float" office:value="1510051">
            <text:p>1510051</text:p>
          </table:table-cell>
          <table:table-cell office:value-type="float" office:value="1471501">
            <text:p>1471501</text:p>
          </table:table-cell>
          <table:table-cell office:value-type="float" office:value="2321641">
            <text:p>2321641</text:p>
          </table:table-cell>
          <table:table-cell office:value-type="float" office:value="3113216">
            <text:p>3113216</text:p>
          </table:table-cell>
          <table:table-cell office:value-type="float" office:value="3588108">
            <text:p>3588108</text:p>
          </table:table-cell>
          <table:table-cell office:value-type="float" office:value="3385470">
            <text:p>3385470</text:p>
          </table:table-cell>
          <table:table-cell office:value-type="float" office:value="1466039">
            <text:p>1466039</text:p>
          </table:table-cell>
          <table:table-cell office:value-type="float" office:value="2192315">
            <text:p>2192315</text:p>
          </table:table-cell>
          <table:table-cell office:value-type="float" office:value="1566915">
            <text:p>1566915</text:p>
          </table:table-cell>
          <table:table-cell office:value-type="float" office:value="3502697">
            <text:p>3502697</text:p>
          </table:table-cell>
          <table:table-cell office:value-type="float" office:value="3229614">
            <text:p>3229614</text:p>
          </table:table-cell>
          <table:table-cell office:value-type="float" office:value="2888727">
            <text:p>2888727</text:p>
          </table:table-cell>
          <table:table-cell office:value-type="float" office:value="862273">
            <text:p>862273</text:p>
          </table:table-cell>
          <table:table-cell office:value-type="float" office:value="1577093">
            <text:p>1577093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float" office:value="3208678">
            <text:p>3208678</text:p>
          </table:table-cell>
          <table:table-cell office:value-type="float" office:value="2817482">
            <text:p>2817482</text:p>
          </table:table-cell>
          <table:table-cell office:value-type="float" office:value="3109442">
            <text:p>3109442</text:p>
          </table:table-cell>
          <table:table-cell office:value-type="float" office:value="3094105">
            <text:p>3094105</text:p>
          </table:table-cell>
          <table:table-cell office:value-type="float" office:value="2994840">
            <text:p>2994840</text:p>
          </table:table-cell>
          <table:table-cell office:value-type="float" office:value="3415302">
            <text:p>3415302</text:p>
          </table:table-cell>
          <table:table-cell office:value-type="float" office:value="3680568">
            <text:p>3680568</text:p>
          </table:table-cell>
          <table:table-cell office:value-type="float" office:value="2889636">
            <text:p>2889636</text:p>
          </table:table-cell>
          <table:table-cell office:value-type="float" office:value="3434579">
            <text:p>3434579</text:p>
          </table:table-cell>
          <table:table-cell office:value-type="float" office:value="4743766">
            <text:p>4743766</text:p>
          </table:table-cell>
          <table:table-cell office:value-type="float" office:value="3234339">
            <text:p>3234339</text:p>
          </table:table-cell>
          <table:table-cell office:value-type="float" office:value="3805289">
            <text:p>3805289</text:p>
          </table:table-cell>
          <table:table-cell office:value-type="float" office:value="3534051">
            <text:p>3534051</text:p>
          </table:table-cell>
          <table:table-cell office:value-type="float" office:value="3175170">
            <text:p>3175170</text:p>
          </table:table-cell>
          <table:table-cell office:value-type="float" office:value="3809213">
            <text:p>3809213</text:p>
          </table:table-cell>
          <table:table-cell office:value-type="float" office:value="3291961">
            <text:p>3291961</text:p>
          </table:table-cell>
          <table:table-cell office:value-type="float" office:value="3389471">
            <text:p>3389471</text:p>
          </table:table-cell>
          <table:table-cell office:value-type="float" office:value="3153053">
            <text:p>3153053</text:p>
          </table:table-cell>
          <table:table-cell office:value-type="float" office:value="3310851">
            <text:p>3310851</text:p>
          </table:table-cell>
          <table:table-cell office:value-type="float" office:value="3257227">
            <text:p>3257227</text:p>
          </table:table-cell>
          <table:table-cell office:value-type="float" office:value="4146741">
            <text:p>4146741</text:p>
          </table:table-cell>
          <table:table-cell office:value-type="float" office:value="3008731">
            <text:p>3008731</text:p>
          </table:table-cell>
          <table:table-cell office:value-type="float" office:value="3729242">
            <text:p>3729242</text:p>
          </table:table-cell>
          <table:table-cell office:value-type="float" office:value="3592127">
            <text:p>3592127</text:p>
          </table:table-cell>
          <table:table-cell office:value-type="float" office:value="3270571">
            <text:p>3270571</text:p>
          </table:table-cell>
          <table:table-cell office:value-type="float" office:value="2844204">
            <text:p>2844204</text:p>
          </table:table-cell>
          <table:table-cell office:value-type="float" office:value="2024102">
            <text:p>2024102</text:p>
          </table:table-cell>
          <table:table-cell office:value-type="float" office:value="2308039">
            <text:p>2308039</text:p>
          </table:table-cell>
          <table:table-cell office:value-type="float" office:value="2465297">
            <text:p>2465297</text:p>
          </table:table-cell>
          <table:table-cell office:value-type="float" office:value="2805250">
            <text:p>2805250</text:p>
          </table:table-cell>
          <table:table-cell office:value-type="float" office:value="3715827">
            <text:p>3715827</text:p>
          </table:table-cell>
          <table:table-cell office:value-type="float" office:value="3398321">
            <text:p>3398321</text:p>
          </table:table-cell>
          <table:table-cell office:value-type="float" office:value="3309296">
            <text:p>3309296</text:p>
          </table:table-cell>
          <table:table-cell office:value-type="float" office:value="3175894">
            <text:p>3175894</text:p>
          </table:table-cell>
          <table:table-cell office:value-type="float" office:value="3143463">
            <text:p>3143463</text:p>
          </table:table-cell>
          <table:table-cell office:value-type="float" office:value="2296686">
            <text:p>2296686</text:p>
          </table:table-cell>
          <table:table-cell office:value-type="float" office:value="1932656">
            <text:p>1932656</text:p>
          </table:table-cell>
          <table:table-cell office:value-type="float" office:value="2333195">
            <text:p>2333195</text:p>
          </table:table-cell>
          <table:table-cell office:value-type="float" office:value="1368019">
            <text:p>1368019</text:p>
          </table:table-cell>
          <table:table-cell office:value-type="float" office:value="2213298">
            <text:p>2213298</text:p>
          </table:table-cell>
          <table:table-cell office:value-type="float" office:value="1985390">
            <text:p>1985390</text:p>
          </table:table-cell>
          <table:table-cell office:value-type="float" office:value="2912777">
            <text:p>2912777</text:p>
          </table:table-cell>
          <table:table-cell office:value-type="float" office:value="3189524">
            <text:p>3189524</text:p>
          </table:table-cell>
          <table:table-cell office:value-type="float" office:value="3228223">
            <text:p>3228223</text:p>
          </table:table-cell>
          <table:table-cell office:value-type="float" office:value="2955459">
            <text:p>2955459</text:p>
          </table:table-cell>
          <table:table-cell office:value-type="float" office:value="3735098">
            <text:p>3735098</text:p>
          </table:table-cell>
          <table:table-cell office:value-type="float" office:value="2789524">
            <text:p>2789524</text:p>
          </table:table-cell>
          <table:table-cell office:value-type="float" office:value="3128764">
            <text:p>3128764</text:p>
          </table:table-cell>
          <table:table-cell office:value-type="float" office:value="2522879">
            <text:p>2522879</text:p>
          </table:table-cell>
          <table:table-cell office:value-type="float" office:value="3533971">
            <text:p>3533971</text:p>
          </table:table-cell>
          <table:table-cell office:value-type="float" office:value="4109145">
            <text:p>4109145</text:p>
          </table:table-cell>
          <table:table-cell office:value-type="float" office:value="2979898">
            <text:p>2979898</text:p>
          </table:table-cell>
          <table:table-cell office:value-type="float" office:value="4346643">
            <text:p>4346643</text:p>
          </table:table-cell>
          <table:table-cell office:value-type="float" office:value="4015475">
            <text:p>4015475</text:p>
          </table:table-cell>
          <table:table-cell office:value-type="float" office:value="3075673">
            <text:p>3075673</text:p>
          </table:table-cell>
          <table:table-cell office:value-type="float" office:value="2837635">
            <text:p>2837635</text:p>
          </table:table-cell>
          <table:table-cell office:value-type="float" office:value="2112478">
            <text:p>2112478</text:p>
          </table:table-cell>
          <table:table-cell office:value-type="float" office:value="3709619">
            <text:p>3709619</text:p>
          </table:table-cell>
          <table:table-cell office:value-type="float" office:value="2659315">
            <text:p>2659315</text:p>
          </table:table-cell>
          <table:table-cell office:value-type="float" office:value="4443843">
            <text:p>4443843</text:p>
          </table:table-cell>
          <table:table-cell office:value-type="float" office:value="3434257">
            <text:p>3434257</text:p>
          </table:table-cell>
          <table:table-cell office:value-type="float" office:value="4015568">
            <text:p>4015568</text:p>
          </table:table-cell>
          <table:table-cell office:value-type="float" office:value="4407232">
            <text:p>4407232</text:p>
          </table:table-cell>
          <table:table-cell office:value-type="float" office:value="3980687">
            <text:p>3980687</text:p>
          </table:table-cell>
          <table:table-cell office:value-type="float" office:value="3978405">
            <text:p>3978405</text:p>
          </table:table-cell>
          <table:table-cell office:value-type="float" office:value="4596733">
            <text:p>4596733</text:p>
          </table:table-cell>
          <table:table-cell office:value-type="float" office:value="3420744">
            <text:p>3420744</text:p>
          </table:table-cell>
          <table:table-cell office:value-type="float" office:value="3959927">
            <text:p>3959927</text:p>
          </table:table-cell>
          <table:table-cell office:value-type="float" office:value="3598559">
            <text:p>3598559</text:p>
          </table:table-cell>
          <table:table-cell office:value-type="float" office:value="2669867">
            <text:p>2669867</text:p>
          </table:table-cell>
          <table:table-cell office:value-type="float" office:value="2618650">
            <text:p>2618650</text:p>
          </table:table-cell>
          <table:table-cell office:value-type="float" office:value="3072730">
            <text:p>3072730</text:p>
          </table:table-cell>
          <table:table-cell office:value-type="float" office:value="2591088">
            <text:p>2591088</text:p>
          </table:table-cell>
          <table:table-cell office:value-type="float" office:value="2449050">
            <text:p>2449050</text:p>
          </table:table-cell>
          <table:table-cell office:value-type="float" office:value="2477923">
            <text:p>2477923</text:p>
          </table:table-cell>
          <table:table-cell office:value-type="float" office:value="3287965">
            <text:p>3287965</text:p>
          </table:table-cell>
          <table:table-cell office:value-type="float" office:value="2957313">
            <text:p>2957313</text:p>
          </table:table-cell>
          <table:table-cell office:value-type="float" office:value="2856082">
            <text:p>2856082</text:p>
          </table:table-cell>
          <table:table-cell office:value-type="float" office:value="2603472">
            <text:p>2603472</text:p>
          </table:table-cell>
          <table:table-cell office:value-type="float" office:value="2898126">
            <text:p>2898126</text:p>
          </table:table-cell>
          <table:table-cell office:value-type="float" office:value="3629449">
            <text:p>3629449</text:p>
          </table:table-cell>
          <table:table-cell office:value-type="float" office:value="2634925">
            <text:p>2634925</text:p>
          </table:table-cell>
          <table:table-cell office:value-type="float" office:value="2669163">
            <text:p>2669163</text:p>
          </table:table-cell>
          <table:table-cell office:value-type="float" office:value="2294016">
            <text:p>2294016</text:p>
          </table:table-cell>
          <table:table-cell office:value-type="float" office:value="3413964">
            <text:p>3413964</text:p>
          </table:table-cell>
          <table:table-cell office:value-type="float" office:value="2224999">
            <text:p>2224999</text:p>
          </table:table-cell>
          <table:table-cell office:value-type="float" office:value="3155701">
            <text:p>3155701</text:p>
          </table:table-cell>
          <table:table-cell office:value-type="float" office:value="4310121">
            <text:p>4310121</text:p>
          </table:table-cell>
          <table:table-cell office:value-type="float" office:value="3744364">
            <text:p>3744364</text:p>
          </table:table-cell>
          <table:table-cell office:value-type="float" office:value="3427112">
            <text:p>3427112</text:p>
          </table:table-cell>
          <table:table-cell office:value-type="float" office:value="4073815">
            <text:p>4073815</text:p>
          </table:table-cell>
          <table:table-cell office:value-type="float" office:value="2954886">
            <text:p>2954886</text:p>
          </table:table-cell>
          <table:table-cell office:value-type="float" office:value="3932978">
            <text:p>3932978</text:p>
          </table:table-cell>
          <table:table-cell office:value-type="float" office:value="3873588">
            <text:p>3873588</text:p>
          </table:table-cell>
          <table:table-cell office:value-type="float" office:value="2809963">
            <text:p>2809963</text:p>
          </table:table-cell>
          <table:table-cell office:value-type="float" office:value="2573499">
            <text:p>2573499</text:p>
          </table:table-cell>
          <table:table-cell office:value-type="float" office:value="3692539">
            <text:p>3692539</text:p>
          </table:table-cell>
          <table:table-cell office:value-type="float" office:value="3383711">
            <text:p>3383711</text:p>
          </table:table-cell>
          <table:table-cell office:value-type="float" office:value="3732190">
            <text:p>3732190</text:p>
          </table:table-cell>
          <table:table-cell office:value-type="float" office:value="5056147">
            <text:p>5056147</text:p>
          </table:table-cell>
          <table:table-cell office:value-type="float" office:value="4345823">
            <text:p>4345823</text:p>
          </table:table-cell>
          <table:table-cell office:value-type="float" office:value="3904503">
            <text:p>3904503</text:p>
          </table:table-cell>
          <table:table-cell office:value-type="float" office:value="2839876">
            <text:p>2839876</text:p>
          </table:table-cell>
          <table:table-cell office:value-type="float" office:value="3298436">
            <text:p>3298436</text:p>
          </table:table-cell>
          <table:table-cell office:value-type="float" office:value="3576827">
            <text:p>3576827</text:p>
          </table:table-cell>
          <table:table-cell office:value-type="float" office:value="3199706">
            <text:p>3199706</text:p>
          </table:table-cell>
          <table:table-cell office:value-type="float" office:value="2430298">
            <text:p>2430298</text:p>
          </table:table-cell>
          <table:table-cell office:value-type="float" office:value="2742094">
            <text:p>2742094</text:p>
          </table:table-cell>
          <table:table-cell office:value-type="float" office:value="2329879">
            <text:p>2329879</text:p>
          </table:table-cell>
          <table:table-cell office:value-type="float" office:value="2446061">
            <text:p>2446061</text:p>
          </table:table-cell>
          <table:table-cell office:value-type="float" office:value="2582743">
            <text:p>2582743</text:p>
          </table:table-cell>
          <table:table-cell office:value-type="float" office:value="3777536">
            <text:p>3777536</text:p>
          </table:table-cell>
          <table:table-cell office:value-type="float" office:value="3227197">
            <text:p>3227197</text:p>
          </table:table-cell>
          <table:table-cell office:value-type="float" office:value="3943736">
            <text:p>3943736</text:p>
          </table:table-cell>
          <table:table-cell office:value-type="float" office:value="2853514">
            <text:p>2853514</text:p>
          </table:table-cell>
          <table:table-cell office:value-type="float" office:value="3068582">
            <text:p>3068582</text:p>
          </table:table-cell>
          <table:table-cell office:value-type="float" office:value="2482341">
            <text:p>2482341</text:p>
          </table:table-cell>
          <table:table-cell office:value-type="float" office:value="1854563">
            <text:p>1854563</text:p>
          </table:table-cell>
          <table:table-cell office:value-type="float" office:value="1706975">
            <text:p>1706975</text:p>
          </table:table-cell>
          <table:table-cell office:value-type="float" office:value="2349780">
            <text:p>2349780</text:p>
          </table:table-cell>
          <table:table-cell office:value-type="float" office:value="1807854">
            <text:p>1807854</text:p>
          </table:table-cell>
          <table:table-cell office:value-type="float" office:value="1961510">
            <text:p>1961510</text:p>
          </table:table-cell>
          <table:table-cell office:value-type="float" office:value="2300885">
            <text:p>2300885</text:p>
          </table:table-cell>
          <table:table-cell office:value-type="float" office:value="2222319">
            <text:p>2222319</text:p>
          </table:table-cell>
          <table:table-cell office:value-type="float" office:value="2291202">
            <text:p>2291202</text:p>
          </table:table-cell>
          <table:table-cell office:value-type="float" office:value="1889201">
            <text:p>1889201</text:p>
          </table:table-cell>
          <table:table-cell office:value-type="float" office:value="1337936">
            <text:p>1337936</text:p>
          </table:table-cell>
          <table:table-cell office:value-type="float" office:value="1767630">
            <text:p>1767630</text:p>
          </table:table-cell>
          <table:table-cell office:value-type="float" office:value="1275028">
            <text:p>1275028</text:p>
          </table:table-cell>
          <table:table-cell office:value-type="float" office:value="1391089">
            <text:p>1391089</text:p>
          </table:table-cell>
          <table:table-cell office:value-type="float" office:value="1688894">
            <text:p>1688894</text:p>
          </table:table-cell>
          <table:table-cell office:value-type="float" office:value="1196779">
            <text:p>1196779</text:p>
          </table:table-cell>
          <table:table-cell office:value-type="float" office:value="1484078">
            <text:p>1484078</text:p>
          </table:table-cell>
          <table:table-cell office:value-type="float" office:value="1600008">
            <text:p>1600008</text:p>
          </table:table-cell>
          <table:table-cell office:value-type="float" office:value="1893762">
            <text:p>1893762</text:p>
          </table:table-cell>
          <table:table-cell office:value-type="float" office:value="1393372">
            <text:p>1393372</text:p>
          </table:table-cell>
          <table:table-cell office:value-type="float" office:value="1358085">
            <text:p>1358085</text:p>
          </table:table-cell>
          <table:table-cell office:value-type="float" office:value="780654">
            <text:p>780654</text:p>
          </table:table-cell>
          <table:table-cell office:value-type="float" office:value="1199287">
            <text:p>1199287</text:p>
          </table:table-cell>
          <table:table-cell office:value-type="float" office:value="1177678">
            <text:p>1177678</text:p>
          </table:table-cell>
          <table:table-cell office:value-type="float" office:value="1399875">
            <text:p>1399875</text:p>
          </table:table-cell>
          <table:table-cell office:value-type="float" office:value="1155573">
            <text:p>1155573</text:p>
          </table:table-cell>
          <table:table-cell office:value-type="float" office:value="1336217">
            <text:p>1336217</text:p>
          </table:table-cell>
          <table:table-cell office:value-type="float" office:value="1527481">
            <text:p>1527481</text:p>
          </table:table-cell>
          <table:table-cell office:value-type="float" office:value="1875919">
            <text:p>1875919</text:p>
          </table:table-cell>
          <table:table-cell office:value-type="float" office:value="1324293">
            <text:p>1324293</text:p>
          </table:table-cell>
          <table:table-cell office:value-type="float" office:value="1244294">
            <text:p>1244294</text:p>
          </table:table-cell>
          <table:table-cell office:value-type="float" office:value="1696501">
            <text:p>1696501</text:p>
          </table:table-cell>
          <table:table-cell office:value-type="float" office:value="1568269">
            <text:p>1568269</text:p>
          </table:table-cell>
          <table:table-cell office:value-type="float" office:value="1203440">
            <text:p>1203440</text:p>
          </table:table-cell>
          <table:table-cell office:value-type="float" office:value="1705736">
            <text:p>1705736</text:p>
          </table:table-cell>
          <table:table-cell office:value-type="float" office:value="2130493">
            <text:p>2130493</text:p>
          </table:table-cell>
          <table:table-cell office:value-type="float" office:value="2011924">
            <text:p>2011924</text:p>
          </table:table-cell>
          <table:table-cell office:value-type="float" office:value="1322792">
            <text:p>1322792</text:p>
          </table:table-cell>
          <table:table-cell office:value-type="float" office:value="1894074">
            <text:p>1894074</text:p>
          </table:table-cell>
          <table:table-cell office:value-type="float" office:value="1627084">
            <text:p>1627084</text:p>
          </table:table-cell>
          <table:table-cell office:value-type="float" office:value="1487794">
            <text:p>1487794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float" office:value="559440">
            <text:p>559440</text:p>
          </table:table-cell>
          <table:table-cell office:value-type="float" office:value="584640">
            <text:p>584640</text:p>
          </table:table-cell>
          <table:table-cell office:value-type="float" office:value="816480">
            <text:p>816480</text:p>
          </table:table-cell>
          <table:table-cell office:value-type="float" office:value="914759">
            <text:p>914759</text:p>
          </table:table-cell>
          <table:table-cell office:value-type="float" office:value="609840">
            <text:p>609840</text:p>
          </table:table-cell>
          <table:table-cell office:value-type="float" office:value="918594">
            <text:p>918594</text:p>
          </table:table-cell>
          <table:table-cell office:value-type="float" office:value="820260">
            <text:p>820260</text:p>
          </table:table-cell>
          <table:table-cell office:value-type="float" office:value="1461599">
            <text:p>1461599</text:p>
          </table:table-cell>
          <table:table-cell office:value-type="float" office:value="1204559">
            <text:p>1204559</text:p>
          </table:table-cell>
          <table:table-cell office:value-type="float" office:value="735839">
            <text:p>735839</text:p>
          </table:table-cell>
          <table:table-cell office:value-type="float" office:value="1059660">
            <text:p>1059660</text:p>
          </table:table-cell>
          <table:table-cell office:value-type="float" office:value="1033199">
            <text:p>1033199</text:p>
          </table:table-cell>
          <table:table-cell office:value-type="float" office:value="1212120">
            <text:p>1212120</text:p>
          </table:table-cell>
          <table:table-cell office:value-type="float" office:value="1241100">
            <text:p>1241100</text:p>
          </table:table-cell>
          <table:table-cell office:value-type="float" office:value="1966860">
            <text:p>1966860</text:p>
          </table:table-cell>
          <table:table-cell office:value-type="float" office:value="1116360">
            <text:p>1116360</text:p>
          </table:table-cell>
          <table:table-cell office:value-type="float" office:value="2225192">
            <text:p>2225192</text:p>
          </table:table-cell>
          <table:table-cell office:value-type="float" office:value="636300">
            <text:p>636300</text:p>
          </table:table-cell>
          <table:table-cell office:value-type="float" office:value="1574308">
            <text:p>1574308</text:p>
          </table:table-cell>
          <table:table-cell office:value-type="float" office:value="1467631">
            <text:p>1467631</text:p>
          </table:table-cell>
          <table:table-cell office:value-type="float" office:value="1206709">
            <text:p>1206709</text:p>
          </table:table-cell>
          <table:table-cell office:value-type="float" office:value="1501920">
            <text:p>1501920</text:p>
          </table:table-cell>
          <table:table-cell office:value-type="float" office:value="1286460">
            <text:p>1286460</text:p>
          </table:table-cell>
          <table:table-cell office:value-type="float" office:value="1403638">
            <text:p>1403638</text:p>
          </table:table-cell>
          <table:table-cell office:value-type="float" office:value="1456558">
            <text:p>1456558</text:p>
          </table:table-cell>
          <table:table-cell office:value-type="float" office:value="1426359">
            <text:p>1426359</text:p>
          </table:table-cell>
          <table:table-cell office:value-type="float" office:value="1496881">
            <text:p>1496881</text:p>
          </table:table-cell>
          <table:table-cell office:value-type="float" office:value="1678970">
            <text:p>1678970</text:p>
          </table:table-cell>
          <table:table-cell office:value-type="float" office:value="1226400">
            <text:p>1226400</text:p>
          </table:table-cell>
          <table:table-cell office:value-type="float" office:value="975824">
            <text:p>975824</text:p>
          </table:table-cell>
          <table:table-cell office:value-type="float" office:value="925798">
            <text:p>925798</text:p>
          </table:table-cell>
          <table:table-cell office:value-type="float" office:value="1038499">
            <text:p>1038499</text:p>
          </table:table-cell>
          <table:table-cell office:value-type="float" office:value="1051270">
            <text:p>1051270</text:p>
          </table:table-cell>
          <table:table-cell office:value-type="float" office:value="576387">
            <text:p>576387</text:p>
          </table:table-cell>
          <table:table-cell office:value-type="float" office:value="526684">
            <text:p>526684</text:p>
          </table:table-cell>
          <table:table-cell office:value-type="float" office:value="486360">
            <text:p>486360</text:p>
          </table:table-cell>
          <table:table-cell office:value-type="float" office:value="413280">
            <text:p>413280</text:p>
          </table:table-cell>
          <table:table-cell office:value-type="float" office:value="359650">
            <text:p>359650</text:p>
          </table:table-cell>
          <table:table-cell office:value-type="float" office:value="415526">
            <text:p>415526</text:p>
          </table:table-cell>
          <table:table-cell office:value-type="float" office:value="448560">
            <text:p>448560</text:p>
          </table:table-cell>
          <table:table-cell office:value-type="float" office:value="923580">
            <text:p>923580</text:p>
          </table:table-cell>
          <table:table-cell office:value-type="float" office:value="936931">
            <text:p>936931</text:p>
          </table:table-cell>
          <table:table-cell office:value-type="float" office:value="1427205">
            <text:p>1427205</text:p>
          </table:table-cell>
          <table:table-cell office:value-type="float" office:value="1622610">
            <text:p>1622610</text:p>
          </table:table-cell>
          <table:table-cell office:value-type="float" office:value="1067948">
            <text:p>1067948</text:p>
          </table:table-cell>
          <table:table-cell office:value-type="float" office:value="1205520">
            <text:p>1205520</text:p>
          </table:table-cell>
          <table:table-cell office:value-type="float" office:value="951999">
            <text:p>951999</text:p>
          </table:table-cell>
          <table:table-cell office:value-type="float" office:value="1353240">
            <text:p>1353240</text:p>
          </table:table-cell>
          <table:table-cell office:value-type="float" office:value="1436731">
            <text:p>1436731</text:p>
          </table:table-cell>
          <table:table-cell office:value-type="float" office:value="828500">
            <text:p>828500</text:p>
          </table:table-cell>
          <table:table-cell office:value-type="float" office:value="1055880">
            <text:p>1055880</text:p>
          </table:table-cell>
          <table:table-cell office:value-type="float" office:value="1217160">
            <text:p>1217160</text:p>
          </table:table-cell>
          <table:table-cell office:value-type="float" office:value="1325520">
            <text:p>1325520</text:p>
          </table:table-cell>
          <table:table-cell office:value-type="float" office:value="1020600">
            <text:p>1020600</text:p>
          </table:table-cell>
          <table:table-cell office:value-type="float" office:value="2157120">
            <text:p>2157120</text:p>
          </table:table-cell>
          <table:table-cell office:value-type="float" office:value="1388520">
            <text:p>1388520</text:p>
          </table:table-cell>
          <table:table-cell office:value-type="float" office:value="1156680">
            <text:p>1156680</text:p>
          </table:table-cell>
          <table:table-cell office:value-type="float" office:value="1528881">
            <text:p>1528881</text:p>
          </table:table-cell>
          <table:table-cell office:value-type="float" office:value="1239840">
            <text:p>1239840</text:p>
          </table:table-cell>
          <table:table-cell office:value-type="float" office:value="2777040">
            <text:p>2777040</text:p>
          </table:table-cell>
          <table:table-cell office:value-type="float" office:value="1501919">
            <text:p>1501919</text:p>
          </table:table-cell>
          <table:table-cell office:value-type="float" office:value="1556597">
            <text:p>1556597</text:p>
          </table:table-cell>
          <table:table-cell office:value-type="float" office:value="1975680">
            <text:p>1975680</text:p>
          </table:table-cell>
          <table:table-cell office:value-type="float" office:value="1391040">
            <text:p>1391040</text:p>
          </table:table-cell>
          <table:table-cell office:value-type="float" office:value="1787520">
            <text:p>1787520</text:p>
          </table:table-cell>
          <table:table-cell office:value-type="float" office:value="1556682">
            <text:p>1556682</text:p>
          </table:table-cell>
          <table:table-cell office:value-type="float" office:value="2048759">
            <text:p>2048759</text:p>
          </table:table-cell>
          <table:table-cell office:value-type="float" office:value="2514165">
            <text:p>2514165</text:p>
          </table:table-cell>
          <table:table-cell office:value-type="float" office:value="1891654">
            <text:p>1891654</text:p>
          </table:table-cell>
          <table:table-cell office:value-type="float" office:value="1879310">
            <text:p>1879310</text:p>
          </table:table-cell>
          <table:table-cell office:value-type="float" office:value="1179317">
            <text:p>1179317</text:p>
          </table:table-cell>
          <table:table-cell office:value-type="float" office:value="1320779">
            <text:p>1320779</text:p>
          </table:table-cell>
          <table:table-cell office:value-type="float" office:value="1976455">
            <text:p>1976455</text:p>
          </table:table-cell>
          <table:table-cell office:value-type="float" office:value="1922760">
            <text:p>1922760</text:p>
          </table:table-cell>
          <table:table-cell office:value-type="float" office:value="1464120">
            <text:p>1464120</text:p>
          </table:table-cell>
          <table:table-cell office:value-type="float" office:value="1336235">
            <text:p>1336235</text:p>
          </table:table-cell>
          <table:table-cell office:value-type="float" office:value="1544526">
            <text:p>1544526</text:p>
          </table:table-cell>
          <table:table-cell office:value-type="float" office:value="2535120">
            <text:p>2535120</text:p>
          </table:table-cell>
          <table:table-cell office:value-type="float" office:value="1847341">
            <text:p>1847341</text:p>
          </table:table-cell>
          <table:table-cell office:value-type="float" office:value="2149560">
            <text:p>2149560</text:p>
          </table:table-cell>
          <table:table-cell office:value-type="float" office:value="2023560">
            <text:p>2023560</text:p>
          </table:table-cell>
          <table:table-cell office:value-type="float" office:value="1285200">
            <text:p>1285200</text:p>
          </table:table-cell>
          <table:table-cell office:value-type="float" office:value="1372769">
            <text:p>1372769</text:p>
          </table:table-cell>
          <table:table-cell office:value-type="float" office:value="2025672">
            <text:p>2025672</text:p>
          </table:table-cell>
          <table:table-cell office:value-type="float" office:value="1262520">
            <text:p>1262520</text:p>
          </table:table-cell>
          <table:table-cell office:value-type="float" office:value="1743840">
            <text:p>1743840</text:p>
          </table:table-cell>
          <table:table-cell office:value-type="float" office:value="1398600">
            <text:p>1398600</text:p>
          </table:table-cell>
          <table:table-cell office:value-type="float" office:value="1415458">
            <text:p>1415458</text:p>
          </table:table-cell>
          <table:table-cell office:value-type="float" office:value="1584668">
            <text:p>1584668</text:p>
          </table:table-cell>
          <table:table-cell office:value-type="float" office:value="2172240">
            <text:p>2172240</text:p>
          </table:table-cell>
          <table:table-cell office:value-type="float" office:value="2250360">
            <text:p>2250360</text:p>
          </table:table-cell>
          <table:table-cell office:value-type="float" office:value="1819440">
            <text:p>1819440</text:p>
          </table:table-cell>
          <table:table-cell office:value-type="float" office:value="1745756">
            <text:p>1745756</text:p>
          </table:table-cell>
          <table:table-cell office:value-type="float" office:value="2104200">
            <text:p>2104200</text:p>
          </table:table-cell>
          <table:table-cell office:value-type="float" office:value="1615320">
            <text:p>1615320</text:p>
          </table:table-cell>
          <table:table-cell office:value-type="float" office:value="1799280">
            <text:p>1799280</text:p>
          </table:table-cell>
          <table:table-cell office:value-type="float" office:value="2076480">
            <text:p>2076480</text:p>
          </table:table-cell>
          <table:table-cell office:value-type="float" office:value="1808773">
            <text:p>1808773</text:p>
          </table:table-cell>
          <table:table-cell office:value-type="float" office:value="2091600">
            <text:p>2091600</text:p>
          </table:table-cell>
          <table:table-cell office:value-type="float" office:value="2184840">
            <text:p>2184840</text:p>
          </table:table-cell>
          <table:table-cell office:value-type="float" office:value="2761920">
            <text:p>2761920</text:p>
          </table:table-cell>
          <table:table-cell office:value-type="float" office:value="1990800">
            <text:p>1990800</text:p>
          </table:table-cell>
          <table:table-cell office:value-type="float" office:value="1723680">
            <text:p>1723680</text:p>
          </table:table-cell>
          <table:table-cell office:value-type="float" office:value="1330638">
            <text:p>1330638</text:p>
          </table:table-cell>
          <table:table-cell office:value-type="float" office:value="966344">
            <text:p>966344</text:p>
          </table:table-cell>
          <table:table-cell office:value-type="float" office:value="1100095">
            <text:p>1100095</text:p>
          </table:table-cell>
          <table:table-cell office:value-type="float" office:value="1370898">
            <text:p>1370898</text:p>
          </table:table-cell>
          <table:table-cell office:value-type="float" office:value="1486859">
            <text:p>1486859</text:p>
          </table:table-cell>
          <table:table-cell office:value-type="float" office:value="1232455">
            <text:p>1232455</text:p>
          </table:table-cell>
          <table:table-cell office:value-type="float" office:value="1058836">
            <text:p>1058836</text:p>
          </table:table-cell>
          <table:table-cell office:value-type="float" office:value="869400">
            <text:p>869400</text:p>
          </table:table-cell>
          <table:table-cell office:value-type="float" office:value="2016643">
            <text:p>2016643</text:p>
          </table:table-cell>
          <table:table-cell office:value-type="float" office:value="1476754">
            <text:p>1476754</text:p>
          </table:table-cell>
          <table:table-cell office:value-type="float" office:value="1804339">
            <text:p>1804339</text:p>
          </table:table-cell>
          <table:table-cell office:value-type="float" office:value="1804809">
            <text:p>1804809</text:p>
          </table:table-cell>
          <table:table-cell office:value-type="float" office:value="1924000">
            <text:p>1924000</text:p>
          </table:table-cell>
          <table:table-cell office:value-type="float" office:value="1695206">
            <text:p>1695206</text:p>
          </table:table-cell>
          <table:table-cell office:value-type="float" office:value="1378938">
            <text:p>1378938</text:p>
          </table:table-cell>
          <table:table-cell office:value-type="float" office:value="1501920">
            <text:p>1501920</text:p>
          </table:table-cell>
          <table:table-cell office:value-type="float" office:value="1671007">
            <text:p>1671007</text:p>
          </table:table-cell>
          <table:table-cell office:value-type="float" office:value="1015916">
            <text:p>1015916</text:p>
          </table:table-cell>
          <table:table-cell office:value-type="float" office:value="1335333">
            <text:p>1335333</text:p>
          </table:table-cell>
          <table:table-cell office:value-type="float" office:value="2041085">
            <text:p>2041085</text:p>
          </table:table-cell>
          <table:table-cell office:value-type="float" office:value="1737442">
            <text:p>1737442</text:p>
          </table:table-cell>
          <table:table-cell office:value-type="float" office:value="1734334">
            <text:p>1734334</text:p>
          </table:table-cell>
          <table:table-cell office:value-type="float" office:value="2474281">
            <text:p>2474281</text:p>
          </table:table-cell>
          <table:table-cell office:value-type="float" office:value="1533335">
            <text:p>1533335</text:p>
          </table:table-cell>
          <table:table-cell office:value-type="float" office:value="2100653">
            <text:p>2100653</text:p>
          </table:table-cell>
          <table:table-cell office:value-type="float" office:value="1509361">
            <text:p>1509361</text:p>
          </table:table-cell>
          <table:table-cell office:value-type="float" office:value="1956547">
            <text:p>1956547</text:p>
          </table:table-cell>
          <table:table-cell office:value-type="float" office:value="1602720">
            <text:p>1602720</text:p>
          </table:table-cell>
          <table:table-cell office:value-type="float" office:value="1994371">
            <text:p>1994371</text:p>
          </table:table-cell>
          <table:table-cell office:value-type="float" office:value="2218352">
            <text:p>2218352</text:p>
          </table:table-cell>
          <table:table-cell office:value-type="float" office:value="2079989">
            <text:p>2079989</text:p>
          </table:table-cell>
          <table:table-cell office:value-type="float" office:value="1892520">
            <text:p>1892520</text:p>
          </table:table-cell>
          <table:table-cell office:value-type="float" office:value="3172821">
            <text:p>3172821</text:p>
          </table:table-cell>
          <table:table-cell office:value-type="float" office:value="1879422">
            <text:p>1879422</text:p>
          </table:table-cell>
          <table:table-cell office:value-type="float" office:value="3640537">
            <text:p>3640537</text:p>
          </table:table-cell>
          <table:table-cell office:value-type="float" office:value="2447964">
            <text:p>2447964</text:p>
          </table:table-cell>
          <table:table-cell office:value-type="float" office:value="2954034">
            <text:p>2954034</text:p>
          </table:table-cell>
          <table:table-cell office:value-type="float" office:value="2649311">
            <text:p>2649311</text:p>
          </table:table-cell>
          <table:table-cell office:value-type="float" office:value="1354399">
            <text:p>1354399</text:p>
          </table:table-cell>
          <table:table-cell office:value-type="float" office:value="3523289">
            <text:p>3523289</text:p>
          </table:table-cell>
          <table:table-cell office:value-type="float" office:value="3396960">
            <text:p>3396960</text:p>
          </table:table-cell>
          <table:table-cell office:value-type="float" office:value="2792160">
            <text:p>2792160</text:p>
          </table:table-cell>
          <table:table-cell office:value-type="float" office:value="2340538">
            <text:p>2340538</text:p>
          </table:table-cell>
          <table:table-cell office:value-type="float" office:value="2347068">
            <text:p>2347068</text:p>
          </table:table-cell>
          <table:table-cell office:value-type="float" office:value="2815986">
            <text:p>2815986</text:p>
          </table:table-cell>
          <table:table-cell office:value-type="float" office:value="4294871">
            <text:p>4294871</text:p>
          </table:table-cell>
          <table:table-cell office:value-type="float" office:value="2190761">
            <text:p>2190761</text:p>
          </table:table-cell>
          <table:table-cell office:value-type="float" office:value="3870225">
            <text:p>3870225</text:p>
          </table:table-cell>
          <table:table-cell office:value-type="float" office:value="3896944">
            <text:p>3896944</text:p>
          </table:table-cell>
          <table:table-cell office:value-type="float" office:value="2483218">
            <text:p>2483218</text:p>
          </table:table-cell>
          <table:table-cell office:value-type="float" office:value="2089080">
            <text:p>2089080</text:p>
          </table:table-cell>
          <table:table-cell office:value-type="float" office:value="2187305">
            <text:p>2187305</text:p>
          </table:table-cell>
          <table:table-cell office:value-type="float" office:value="3185343">
            <text:p>3185343</text:p>
          </table:table-cell>
          <table:table-cell office:value-type="float" office:value="1431180">
            <text:p>1431180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float" office:value="1125774">
            <text:p>1125774</text:p>
          </table:table-cell>
          <table:table-cell office:value-type="float" office:value="1655060">
            <text:p>1655060</text:p>
          </table:table-cell>
          <table:table-cell office:value-type="float" office:value="1311700">
            <text:p>1311700</text:p>
          </table:table-cell>
          <table:table-cell office:value-type="float" office:value="1079874">
            <text:p>1079874</text:p>
          </table:table-cell>
          <table:table-cell office:value-type="float" office:value="1466674">
            <text:p>1466674</text:p>
          </table:table-cell>
          <table:table-cell office:value-type="float" office:value="1477745">
            <text:p>1477745</text:p>
          </table:table-cell>
          <table:table-cell office:value-type="float" office:value="1433525">
            <text:p>1433525</text:p>
          </table:table-cell>
          <table:table-cell office:value-type="float" office:value="1785008">
            <text:p>1785008</text:p>
          </table:table-cell>
          <table:table-cell office:value-type="float" office:value="1314025">
            <text:p>1314025</text:p>
          </table:table-cell>
          <table:table-cell office:value-type="float" office:value="925136">
            <text:p>925136</text:p>
          </table:table-cell>
          <table:table-cell office:value-type="float" office:value="1036545">
            <text:p>1036545</text:p>
          </table:table-cell>
          <table:table-cell office:value-type="float" office:value="1153397">
            <text:p>1153397</text:p>
          </table:table-cell>
          <table:table-cell office:value-type="float" office:value="873154">
            <text:p>873154</text:p>
          </table:table-cell>
          <table:table-cell office:value-type="float" office:value="1099156">
            <text:p>1099156</text:p>
          </table:table-cell>
          <table:table-cell office:value-type="float" office:value="1231245">
            <text:p>1231245</text:p>
          </table:table-cell>
          <table:table-cell office:value-type="float" office:value="1280950">
            <text:p>1280950</text:p>
          </table:table-cell>
          <table:table-cell office:value-type="float" office:value="1723399">
            <text:p>1723399</text:p>
          </table:table-cell>
          <table:table-cell office:value-type="float" office:value="949527">
            <text:p>949527</text:p>
          </table:table-cell>
          <table:table-cell office:value-type="float" office:value="1610653">
            <text:p>1610653</text:p>
          </table:table-cell>
          <table:table-cell office:value-type="float" office:value="1710937">
            <text:p>1710937</text:p>
          </table:table-cell>
          <table:table-cell office:value-type="float" office:value="1041767">
            <text:p>1041767</text:p>
          </table:table-cell>
          <table:table-cell office:value-type="float" office:value="1030518">
            <text:p>1030518</text:p>
          </table:table-cell>
          <table:table-cell office:value-type="float" office:value="1501925">
            <text:p>1501925</text:p>
          </table:table-cell>
          <table:table-cell office:value-type="float" office:value="1246322">
            <text:p>1246322</text:p>
          </table:table-cell>
          <table:table-cell office:value-type="float" office:value="1137285">
            <text:p>1137285</text:p>
          </table:table-cell>
          <table:table-cell office:value-type="float" office:value="1502615">
            <text:p>1502615</text:p>
          </table:table-cell>
          <table:table-cell office:value-type="float" office:value="1283193">
            <text:p>1283193</text:p>
          </table:table-cell>
          <table:table-cell office:value-type="float" office:value="1216080">
            <text:p>1216080</text:p>
          </table:table-cell>
          <table:table-cell office:value-type="float" office:value="1585232">
            <text:p>1585232</text:p>
          </table:table-cell>
          <table:table-cell office:value-type="float" office:value="1232184">
            <text:p>1232184</text:p>
          </table:table-cell>
          <table:table-cell office:value-type="float" office:value="990688">
            <text:p>990688</text:p>
          </table:table-cell>
          <table:table-cell office:value-type="float" office:value="1957696">
            <text:p>1957696</text:p>
          </table:table-cell>
          <table:table-cell office:value-type="float" office:value="2136139">
            <text:p>2136139</text:p>
          </table:table-cell>
          <table:table-cell office:value-type="float" office:value="1028508">
            <text:p>1028508</text:p>
          </table:table-cell>
          <table:table-cell office:value-type="float" office:value="1115972">
            <text:p>1115972</text:p>
          </table:table-cell>
          <table:table-cell office:value-type="float" office:value="735644">
            <text:p>735644</text:p>
          </table:table-cell>
          <table:table-cell office:value-type="float" office:value="739472">
            <text:p>739472</text:p>
          </table:table-cell>
          <table:table-cell office:value-type="float" office:value="502810">
            <text:p>502810</text:p>
          </table:table-cell>
          <table:table-cell office:value-type="float" office:value="694217">
            <text:p>694217</text:p>
          </table:table-cell>
          <table:table-cell office:value-type="float" office:value="812339">
            <text:p>812339</text:p>
          </table:table-cell>
          <table:table-cell office:value-type="float" office:value="1363367">
            <text:p>1363367</text:p>
          </table:table-cell>
          <table:table-cell office:value-type="float" office:value="1335141">
            <text:p>1335141</text:p>
          </table:table-cell>
          <table:table-cell office:value-type="float" office:value="1281800">
            <text:p>1281800</text:p>
          </table:table-cell>
          <table:table-cell office:value-type="float" office:value="1034204">
            <text:p>1034204</text:p>
          </table:table-cell>
          <table:table-cell office:value-type="float" office:value="1022765">
            <text:p>1022765</text:p>
          </table:table-cell>
          <table:table-cell office:value-type="float" office:value="1789077">
            <text:p>1789077</text:p>
          </table:table-cell>
          <table:table-cell office:value-type="float" office:value="1379974">
            <text:p>1379974</text:p>
          </table:table-cell>
          <table:table-cell office:value-type="float" office:value="1542495">
            <text:p>1542495</text:p>
          </table:table-cell>
          <table:table-cell office:value-type="float" office:value="1071307">
            <text:p>1071307</text:p>
          </table:table-cell>
          <table:table-cell office:value-type="float" office:value="1293594">
            <text:p>1293594</text:p>
          </table:table-cell>
          <table:table-cell office:value-type="float" office:value="1064238">
            <text:p>1064238</text:p>
          </table:table-cell>
          <table:table-cell office:value-type="float" office:value="1638971">
            <text:p>1638971</text:p>
          </table:table-cell>
          <table:table-cell office:value-type="float" office:value="2027955">
            <text:p>2027955</text:p>
          </table:table-cell>
          <table:table-cell office:value-type="float" office:value="2072556">
            <text:p>2072556</text:p>
          </table:table-cell>
          <table:table-cell office:value-type="float" office:value="1065202">
            <text:p>1065202</text:p>
          </table:table-cell>
          <table:table-cell office:value-type="float" office:value="1125169">
            <text:p>1125169</text:p>
          </table:table-cell>
          <table:table-cell office:value-type="float" office:value="1335210">
            <text:p>1335210</text:p>
          </table:table-cell>
          <table:table-cell office:value-type="float" office:value="1576726">
            <text:p>1576726</text:p>
          </table:table-cell>
          <table:table-cell office:value-type="float" office:value="1287805">
            <text:p>1287805</text:p>
          </table:table-cell>
          <table:table-cell office:value-type="float" office:value="2246859">
            <text:p>2246859</text:p>
          </table:table-cell>
          <table:table-cell office:value-type="float" office:value="1639812">
            <text:p>1639812</text:p>
          </table:table-cell>
          <table:table-cell office:value-type="float" office:value="1567136">
            <text:p>1567136</text:p>
          </table:table-cell>
          <table:table-cell office:value-type="float" office:value="1573225">
            <text:p>1573225</text:p>
          </table:table-cell>
          <table:table-cell office:value-type="float" office:value="1307893">
            <text:p>1307893</text:p>
          </table:table-cell>
          <table:table-cell office:value-type="float" office:value="1623608">
            <text:p>1623608</text:p>
          </table:table-cell>
          <table:table-cell office:value-type="float" office:value="1037651">
            <text:p>1037651</text:p>
          </table:table-cell>
          <table:table-cell office:value-type="float" office:value="1597974">
            <text:p>1597974</text:p>
          </table:table-cell>
          <table:table-cell office:value-type="float" office:value="1513066">
            <text:p>1513066</text:p>
          </table:table-cell>
          <table:table-cell office:value-type="float" office:value="1205782">
            <text:p>1205782</text:p>
          </table:table-cell>
          <table:table-cell office:value-type="float" office:value="1512557">
            <text:p>1512557</text:p>
          </table:table-cell>
          <table:table-cell office:value-type="float" office:value="1754146">
            <text:p>1754146</text:p>
          </table:table-cell>
          <table:table-cell office:value-type="float" office:value="1634880">
            <text:p>1634880</text:p>
          </table:table-cell>
          <table:table-cell office:value-type="float" office:value="996585">
            <text:p>996585</text:p>
          </table:table-cell>
          <table:table-cell office:value-type="float" office:value="1360614">
            <text:p>1360614</text:p>
          </table:table-cell>
          <table:table-cell office:value-type="float" office:value="1256812">
            <text:p>1256812</text:p>
          </table:table-cell>
          <table:table-cell office:value-type="float" office:value="1184564">
            <text:p>1184564</text:p>
          </table:table-cell>
          <table:table-cell office:value-type="float" office:value="1242260">
            <text:p>1242260</text:p>
          </table:table-cell>
          <table:table-cell office:value-type="float" office:value="1389710">
            <text:p>1389710</text:p>
          </table:table-cell>
          <table:table-cell office:value-type="float" office:value="636975">
            <text:p>636975</text:p>
          </table:table-cell>
          <table:table-cell office:value-type="float" office:value="644723">
            <text:p>644723</text:p>
          </table:table-cell>
          <table:table-cell office:value-type="float" office:value="1402200">
            <text:p>1402200</text:p>
          </table:table-cell>
          <table:table-cell office:value-type="float" office:value="1235151">
            <text:p>1235151</text:p>
          </table:table-cell>
          <table:table-cell office:value-type="float" office:value="1950598">
            <text:p>1950598</text:p>
          </table:table-cell>
          <table:table-cell office:value-type="float" office:value="1183387">
            <text:p>1183387</text:p>
          </table:table-cell>
          <table:table-cell office:value-type="float" office:value="1063786">
            <text:p>1063786</text:p>
          </table:table-cell>
          <table:table-cell office:value-type="float" office:value="1233290">
            <text:p>1233290</text:p>
          </table:table-cell>
          <table:table-cell office:value-type="float" office:value="1288616">
            <text:p>1288616</text:p>
          </table:table-cell>
          <table:table-cell office:value-type="float" office:value="901568">
            <text:p>901568</text:p>
          </table:table-cell>
          <table:table-cell office:value-type="float" office:value="1087960">
            <text:p>1087960</text:p>
          </table:table-cell>
          <table:table-cell office:value-type="float" office:value="1441008">
            <text:p>1441008</text:p>
          </table:table-cell>
          <table:table-cell office:value-type="float" office:value="1225948">
            <text:p>1225948</text:p>
          </table:table-cell>
          <table:table-cell office:value-type="float" office:value="888805">
            <text:p>888805</text:p>
          </table:table-cell>
          <table:table-cell office:value-type="float" office:value="1681734">
            <text:p>1681734</text:p>
          </table:table-cell>
          <table:table-cell office:value-type="float" office:value="1320687">
            <text:p>1320687</text:p>
          </table:table-cell>
          <table:table-cell office:value-type="float" office:value="1288890">
            <text:p>1288890</text:p>
          </table:table-cell>
          <table:table-cell office:value-type="float" office:value="1406492">
            <text:p>1406492</text:p>
          </table:table-cell>
          <table:table-cell office:value-type="float" office:value="1513975">
            <text:p>1513975</text:p>
          </table:table-cell>
          <table:table-cell office:value-type="float" office:value="1542141">
            <text:p>1542141</text:p>
          </table:table-cell>
          <table:table-cell office:value-type="float" office:value="1132474">
            <text:p>1132474</text:p>
          </table:table-cell>
          <table:table-cell office:value-type="float" office:value="1438928">
            <text:p>1438928</text:p>
          </table:table-cell>
          <table:table-cell office:value-type="float" office:value="1496809">
            <text:p>1496809</text:p>
          </table:table-cell>
          <table:table-cell office:value-type="float" office:value="1362315">
            <text:p>1362315</text:p>
          </table:table-cell>
          <table:table-cell office:value-type="float" office:value="1685003">
            <text:p>1685003</text:p>
          </table:table-cell>
          <table:table-cell office:value-type="float" office:value="1361859">
            <text:p>1361859</text:p>
          </table:table-cell>
          <table:table-cell office:value-type="float" office:value="1794627">
            <text:p>1794627</text:p>
          </table:table-cell>
          <table:table-cell office:value-type="float" office:value="2246545">
            <text:p>2246545</text:p>
          </table:table-cell>
          <table:table-cell office:value-type="float" office:value="1638124">
            <text:p>1638124</text:p>
          </table:table-cell>
          <table:table-cell office:value-type="float" office:value="998312">
            <text:p>998312</text:p>
          </table:table-cell>
          <table:table-cell office:value-type="float" office:value="644779">
            <text:p>644779</text:p>
          </table:table-cell>
          <table:table-cell office:value-type="float" office:value="1326796">
            <text:p>1326796</text:p>
          </table:table-cell>
          <table:table-cell office:value-type="float" office:value="1365956">
            <text:p>1365956</text:p>
          </table:table-cell>
          <table:table-cell office:value-type="float" office:value="1089014">
            <text:p>1089014</text:p>
          </table:table-cell>
          <table:table-cell office:value-type="float" office:value="2087282">
            <text:p>2087282</text:p>
          </table:table-cell>
          <table:table-cell office:value-type="float" office:value="1499796">
            <text:p>1499796</text:p>
          </table:table-cell>
          <table:table-cell office:value-type="float" office:value="1360726">
            <text:p>1360726</text:p>
          </table:table-cell>
          <table:table-cell office:value-type="float" office:value="2318484">
            <text:p>2318484</text:p>
          </table:table-cell>
          <table:table-cell office:value-type="float" office:value="1792319">
            <text:p>1792319</text:p>
          </table:table-cell>
          <table:table-cell office:value-type="float" office:value="1919517">
            <text:p>1919517</text:p>
          </table:table-cell>
          <table:table-cell office:value-type="float" office:value="1683528">
            <text:p>1683528</text:p>
          </table:table-cell>
          <table:table-cell office:value-type="float" office:value="1851198">
            <text:p>1851198</text:p>
          </table:table-cell>
          <table:table-cell office:value-type="float" office:value="2236089">
            <text:p>2236089</text:p>
          </table:table-cell>
          <table:table-cell office:value-type="float" office:value="1837581">
            <text:p>1837581</text:p>
          </table:table-cell>
          <table:table-cell office:value-type="float" office:value="2361168">
            <text:p>2361168</text:p>
          </table:table-cell>
          <table:table-cell office:value-type="float" office:value="2317113">
            <text:p>2317113</text:p>
          </table:table-cell>
          <table:table-cell office:value-type="float" office:value="2111966">
            <text:p>2111966</text:p>
          </table:table-cell>
          <table:table-cell office:value-type="float" office:value="2208527">
            <text:p>2208527</text:p>
          </table:table-cell>
          <table:table-cell office:value-type="float" office:value="488040">
            <text:p>488040</text:p>
          </table:table-cell>
          <table:table-cell office:value-type="float" office:value="855790">
            <text:p>855790</text:p>
          </table:table-cell>
          <table:table-cell office:value-type="float" office:value="1623615">
            <text:p>1623615</text:p>
          </table:table-cell>
          <table:table-cell office:value-type="float" office:value="1839363">
            <text:p>1839363</text:p>
          </table:table-cell>
          <table:table-cell office:value-type="float" office:value="1686965">
            <text:p>1686965</text:p>
          </table:table-cell>
          <table:table-cell office:value-type="float" office:value="1365905">
            <text:p>1365905</text:p>
          </table:table-cell>
          <table:table-cell office:value-type="float" office:value="1494680">
            <text:p>1494680</text:p>
          </table:table-cell>
          <table:table-cell office:value-type="float" office:value="894619">
            <text:p>894619</text:p>
          </table:table-cell>
          <table:table-cell office:value-type="float" office:value="1434086">
            <text:p>1434086</text:p>
          </table:table-cell>
          <table:table-cell office:value-type="float" office:value="1803485">
            <text:p>1803485</text:p>
          </table:table-cell>
          <table:table-cell office:value-type="float" office:value="1314819">
            <text:p>1314819</text:p>
          </table:table-cell>
          <table:table-cell office:value-type="float" office:value="1002370">
            <text:p>1002370</text:p>
          </table:table-cell>
          <table:table-cell office:value-type="float" office:value="2025685">
            <text:p>2025685</text:p>
          </table:table-cell>
          <table:table-cell office:value-type="float" office:value="1971912">
            <text:p>1971912</text:p>
          </table:table-cell>
          <table:table-cell office:value-type="float" office:value="2145236">
            <text:p>2145236</text:p>
          </table:table-cell>
          <table:table-cell office:value-type="float" office:value="2192712">
            <text:p>2192712</text:p>
          </table:table-cell>
          <table:table-cell office:value-type="float" office:value="2421397">
            <text:p>2421397</text:p>
          </table:table-cell>
          <table:table-cell office:value-type="float" office:value="2456327">
            <text:p>2456327</text:p>
          </table:table-cell>
          <table:table-cell office:value-type="float" office:value="1447371">
            <text:p>1447371</text:p>
          </table:table-cell>
          <table:table-cell office:value-type="float" office:value="2991823">
            <text:p>2991823</text:p>
          </table:table-cell>
          <table:table-cell office:value-type="float" office:value="1636779">
            <text:p>1636779</text:p>
          </table:table-cell>
          <table:table-cell office:value-type="float" office:value="2521799">
            <text:p>2521799</text:p>
          </table:table-cell>
          <table:table-cell office:value-type="float" office:value="2188404">
            <text:p>2188404</text:p>
          </table:table-cell>
          <table:table-cell office:value-type="float" office:value="1196826">
            <text:p>1196826</text:p>
          </table:table-cell>
          <table:table-cell office:value-type="float" office:value="2974190">
            <text:p>2974190</text:p>
          </table:table-cell>
          <table:table-cell office:value-type="float" office:value="2363271">
            <text:p>2363271</text:p>
          </table:table-cell>
          <table:table-cell office:value-type="float" office:value="3091998">
            <text:p>3091998</text:p>
          </table:table-cell>
          <table:table-cell office:value-type="float" office:value="2259325">
            <text:p>2259325</text:p>
          </table:table-cell>
          <table:table-cell office:value-type="float" office:value="1516533">
            <text:p>1516533</text:p>
          </table:table-cell>
          <table:table-cell office:value-type="float" office:value="762917">
            <text:p>762917</text:p>
          </table:table-cell>
          <table:table-cell office:value-type="float" office:value="1323813">
            <text:p>1323813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float" office:value="651391">
            <text:p>651391</text:p>
          </table:table-cell>
          <table:table-cell office:value-type="float" office:value="1164007">
            <text:p>1164007</text:p>
          </table:table-cell>
          <table:table-cell office:value-type="float" office:value="1129199">
            <text:p>1129199</text:p>
          </table:table-cell>
          <table:table-cell office:value-type="float" office:value="1145554">
            <text:p>1145554</text:p>
          </table:table-cell>
          <table:table-cell office:value-type="float" office:value="911313">
            <text:p>911313</text:p>
          </table:table-cell>
          <table:table-cell office:value-type="float" office:value="1091747">
            <text:p>1091747</text:p>
          </table:table-cell>
          <table:table-cell office:value-type="float" office:value="1529206">
            <text:p>1529206</text:p>
          </table:table-cell>
          <table:table-cell office:value-type="float" office:value="946799">
            <text:p>946799</text:p>
          </table:table-cell>
          <table:table-cell office:value-type="float" office:value="863586">
            <text:p>863586</text:p>
          </table:table-cell>
          <table:table-cell office:value-type="float" office:value="746495">
            <text:p>746495</text:p>
          </table:table-cell>
          <table:table-cell office:value-type="float" office:value="894876">
            <text:p>894876</text:p>
          </table:table-cell>
          <table:table-cell office:value-type="float" office:value="928607">
            <text:p>928607</text:p>
          </table:table-cell>
          <table:table-cell office:value-type="float" office:value="1010316">
            <text:p>1010316</text:p>
          </table:table-cell>
          <table:table-cell office:value-type="float" office:value="1306924">
            <text:p>1306924</text:p>
          </table:table-cell>
          <table:table-cell office:value-type="float" office:value="1238699">
            <text:p>1238699</text:p>
          </table:table-cell>
          <table:table-cell office:value-type="float" office:value="1018238">
            <text:p>1018238</text:p>
          </table:table-cell>
          <table:table-cell office:value-type="float" office:value="1204502">
            <text:p>1204502</text:p>
          </table:table-cell>
          <table:table-cell office:value-type="float" office:value="1420781">
            <text:p>1420781</text:p>
          </table:table-cell>
          <table:table-cell office:value-type="float" office:value="1220210">
            <text:p>1220210</text:p>
          </table:table-cell>
          <table:table-cell office:value-type="float" office:value="1585127">
            <text:p>1585127</text:p>
          </table:table-cell>
          <table:table-cell office:value-type="float" office:value="1585044">
            <text:p>1585044</text:p>
          </table:table-cell>
          <table:table-cell office:value-type="float" office:value="1229205">
            <text:p>1229205</text:p>
          </table:table-cell>
          <table:table-cell office:value-type="float" office:value="1399798">
            <text:p>1399798</text:p>
          </table:table-cell>
          <table:table-cell office:value-type="float" office:value="1057409">
            <text:p>1057409</text:p>
          </table:table-cell>
          <table:table-cell office:value-type="float" office:value="1232934">
            <text:p>1232934</text:p>
          </table:table-cell>
          <table:table-cell office:value-type="float" office:value="1459135">
            <text:p>1459135</text:p>
          </table:table-cell>
          <table:table-cell office:value-type="float" office:value="1174570">
            <text:p>1174570</text:p>
          </table:table-cell>
          <table:table-cell office:value-type="float" office:value="1427498">
            <text:p>1427498</text:p>
          </table:table-cell>
          <table:table-cell office:value-type="float" office:value="1206175">
            <text:p>1206175</text:p>
          </table:table-cell>
          <table:table-cell office:value-type="float" office:value="1010395">
            <text:p>1010395</text:p>
          </table:table-cell>
          <table:table-cell office:value-type="float" office:value="857196">
            <text:p>857196</text:p>
          </table:table-cell>
          <table:table-cell office:value-type="float" office:value="748619">
            <text:p>748619</text:p>
          </table:table-cell>
          <table:table-cell office:value-type="float" office:value="873350">
            <text:p>873350</text:p>
          </table:table-cell>
          <table:table-cell office:value-type="float" office:value="828195">
            <text:p>828195</text:p>
          </table:table-cell>
          <table:table-cell office:value-type="float" office:value="925430">
            <text:p>925430</text:p>
          </table:table-cell>
          <table:table-cell office:value-type="float" office:value="727325">
            <text:p>727325</text:p>
          </table:table-cell>
          <table:table-cell office:value-type="float" office:value="790039">
            <text:p>790039</text:p>
          </table:table-cell>
          <table:table-cell office:value-type="float" office:value="781088">
            <text:p>781088</text:p>
          </table:table-cell>
          <table:table-cell office:value-type="float" office:value="738089">
            <text:p>738089</text:p>
          </table:table-cell>
          <table:table-cell office:value-type="float" office:value="681475">
            <text:p>681475</text:p>
          </table:table-cell>
          <table:table-cell office:value-type="float" office:value="845020">
            <text:p>845020</text:p>
          </table:table-cell>
          <table:table-cell office:value-type="float" office:value="796115">
            <text:p>796115</text:p>
          </table:table-cell>
          <table:table-cell office:value-type="float" office:value="882839">
            <text:p>882839</text:p>
          </table:table-cell>
          <table:table-cell office:value-type="float" office:value="819238">
            <text:p>819238</text:p>
          </table:table-cell>
          <table:table-cell office:value-type="float" office:value="847906">
            <text:p>847906</text:p>
          </table:table-cell>
          <table:table-cell office:value-type="float" office:value="1146913">
            <text:p>1146913</text:p>
          </table:table-cell>
          <table:table-cell office:value-type="float" office:value="1249019">
            <text:p>1249019</text:p>
          </table:table-cell>
          <table:table-cell office:value-type="float" office:value="816148">
            <text:p>816148</text:p>
          </table:table-cell>
          <table:table-cell office:value-type="float" office:value="775634">
            <text:p>775634</text:p>
          </table:table-cell>
          <table:table-cell office:value-type="float" office:value="756471">
            <text:p>756471</text:p>
          </table:table-cell>
          <table:table-cell office:value-type="float" office:value="937517">
            <text:p>937517</text:p>
          </table:table-cell>
          <table:table-cell office:value-type="float" office:value="704892">
            <text:p>704892</text:p>
          </table:table-cell>
          <table:table-cell office:value-type="float" office:value="828404">
            <text:p>828404</text:p>
          </table:table-cell>
          <table:table-cell office:value-type="float" office:value="1112566">
            <text:p>1112566</text:p>
          </table:table-cell>
          <table:table-cell office:value-type="float" office:value="798574">
            <text:p>798574</text:p>
          </table:table-cell>
          <table:table-cell office:value-type="float" office:value="1173476">
            <text:p>1173476</text:p>
          </table:table-cell>
          <table:table-cell office:value-type="float" office:value="635752">
            <text:p>635752</text:p>
          </table:table-cell>
          <table:table-cell office:value-type="float" office:value="810130">
            <text:p>810130</text:p>
          </table:table-cell>
          <table:table-cell office:value-type="float" office:value="635044">
            <text:p>635044</text:p>
          </table:table-cell>
          <table:table-cell office:value-type="float" office:value="535536">
            <text:p>535536</text:p>
          </table:table-cell>
          <table:table-cell office:value-type="float" office:value="868848">
            <text:p>868848</text:p>
          </table:table-cell>
          <table:table-cell office:value-type="float" office:value="1196360">
            <text:p>1196360</text:p>
          </table:table-cell>
          <table:table-cell office:value-type="float" office:value="1109169">
            <text:p>1109169</text:p>
          </table:table-cell>
          <table:table-cell office:value-type="float" office:value="1132130">
            <text:p>1132130</text:p>
          </table:table-cell>
          <table:table-cell office:value-type="float" office:value="1293866">
            <text:p>1293866</text:p>
          </table:table-cell>
          <table:table-cell office:value-type="float" office:value="1234262">
            <text:p>1234262</text:p>
          </table:table-cell>
          <table:table-cell office:value-type="float" office:value="1219504">
            <text:p>1219504</text:p>
          </table:table-cell>
          <table:table-cell office:value-type="float" office:value="1098993">
            <text:p>1098993</text:p>
          </table:table-cell>
          <table:table-cell office:value-type="float" office:value="1130399">
            <text:p>1130399</text:p>
          </table:table-cell>
          <table:table-cell office:value-type="float" office:value="736045">
            <text:p>736045</text:p>
          </table:table-cell>
          <table:table-cell office:value-type="float" office:value="723668">
            <text:p>723668</text:p>
          </table:table-cell>
          <table:table-cell office:value-type="float" office:value="766768">
            <text:p>766768</text:p>
          </table:table-cell>
          <table:table-cell office:value-type="float" office:value="845614">
            <text:p>845614</text:p>
          </table:table-cell>
          <table:table-cell office:value-type="float" office:value="1137361">
            <text:p>1137361</text:p>
          </table:table-cell>
          <table:table-cell office:value-type="float" office:value="970417">
            <text:p>970417</text:p>
          </table:table-cell>
          <table:table-cell office:value-type="float" office:value="809616">
            <text:p>809616</text:p>
          </table:table-cell>
          <table:table-cell office:value-type="float" office:value="1596827">
            <text:p>1596827</text:p>
          </table:table-cell>
          <table:table-cell office:value-type="float" office:value="1724582">
            <text:p>1724582</text:p>
          </table:table-cell>
          <table:table-cell office:value-type="float" office:value="1859000">
            <text:p>1859000</text:p>
          </table:table-cell>
          <table:table-cell office:value-type="float" office:value="1447604">
            <text:p>1447604</text:p>
          </table:table-cell>
          <table:table-cell office:value-type="float" office:value="1350199">
            <text:p>1350199</text:p>
          </table:table-cell>
          <table:table-cell office:value-type="float" office:value="838238">
            <text:p>838238</text:p>
          </table:table-cell>
          <table:table-cell office:value-type="float" office:value="997494">
            <text:p>997494</text:p>
          </table:table-cell>
          <table:table-cell office:value-type="float" office:value="608522">
            <text:p>608522</text:p>
          </table:table-cell>
          <table:table-cell office:value-type="float" office:value="939382">
            <text:p>939382</text:p>
          </table:table-cell>
          <table:table-cell office:value-type="float" office:value="868040">
            <text:p>868040</text:p>
          </table:table-cell>
          <table:table-cell office:value-type="float" office:value="901486">
            <text:p>901486</text:p>
          </table:table-cell>
          <table:table-cell office:value-type="float" office:value="848377">
            <text:p>848377</text:p>
          </table:table-cell>
          <table:table-cell office:value-type="float" office:value="757566">
            <text:p>757566</text:p>
          </table:table-cell>
          <table:table-cell office:value-type="float" office:value="525279">
            <text:p>525279</text:p>
          </table:table-cell>
          <table:table-cell office:value-type="float" office:value="904669">
            <text:p>904669</text:p>
          </table:table-cell>
          <table:table-cell office:value-type="float" office:value="502279">
            <text:p>502279</text:p>
          </table:table-cell>
          <table:table-cell office:value-type="float" office:value="675527">
            <text:p>675527</text:p>
          </table:table-cell>
          <table:table-cell office:value-type="float" office:value="654328">
            <text:p>654328</text:p>
          </table:table-cell>
          <table:table-cell office:value-type="float" office:value="697498">
            <text:p>697498</text:p>
          </table:table-cell>
          <table:table-cell office:value-type="float" office:value="466443">
            <text:p>466443</text:p>
          </table:table-cell>
          <table:table-cell office:value-type="float" office:value="647422">
            <text:p>647422</text:p>
          </table:table-cell>
          <table:table-cell office:value-type="float" office:value="656851">
            <text:p>656851</text:p>
          </table:table-cell>
          <table:table-cell office:value-type="float" office:value="653678">
            <text:p>653678</text:p>
          </table:table-cell>
          <table:table-cell office:value-type="float" office:value="801910">
            <text:p>801910</text:p>
          </table:table-cell>
          <table:table-cell office:value-type="float" office:value="734671">
            <text:p>734671</text:p>
          </table:table-cell>
          <table:table-cell office:value-type="float" office:value="873102">
            <text:p>873102</text:p>
          </table:table-cell>
          <table:table-cell office:value-type="float" office:value="693431">
            <text:p>693431</text:p>
          </table:table-cell>
          <table:table-cell office:value-type="float" office:value="889381">
            <text:p>889381</text:p>
          </table:table-cell>
          <table:table-cell office:value-type="float" office:value="1315212">
            <text:p>1315212</text:p>
          </table:table-cell>
          <table:table-cell office:value-type="float" office:value="1213502">
            <text:p>1213502</text:p>
          </table:table-cell>
          <table:table-cell office:value-type="float" office:value="1142912">
            <text:p>1142912</text:p>
          </table:table-cell>
          <table:table-cell office:value-type="float" office:value="831710">
            <text:p>831710</text:p>
          </table:table-cell>
          <table:table-cell office:value-type="float" office:value="952582">
            <text:p>952582</text:p>
          </table:table-cell>
          <table:table-cell office:value-type="float" office:value="868831">
            <text:p>868831</text:p>
          </table:table-cell>
          <table:table-cell office:value-type="float" office:value="1107070">
            <text:p>1107070</text:p>
          </table:table-cell>
          <table:table-cell office:value-type="float" office:value="1001966">
            <text:p>1001966</text:p>
          </table:table-cell>
          <table:table-cell office:value-type="float" office:value="1102990">
            <text:p>1102990</text:p>
          </table:table-cell>
          <table:table-cell office:value-type="float" office:value="1271022">
            <text:p>1271022</text:p>
          </table:table-cell>
          <table:table-cell office:value-type="float" office:value="980452">
            <text:p>980452</text:p>
          </table:table-cell>
          <table:table-cell office:value-type="float" office:value="1004288">
            <text:p>1004288</text:p>
          </table:table-cell>
          <table:table-cell office:value-type="float" office:value="1078582">
            <text:p>1078582</text:p>
          </table:table-cell>
          <table:table-cell office:value-type="float" office:value="1257434">
            <text:p>1257434</text:p>
          </table:table-cell>
          <table:table-cell office:value-type="float" office:value="1035184">
            <text:p>1035184</text:p>
          </table:table-cell>
          <table:table-cell office:value-type="float" office:value="771248">
            <text:p>771248</text:p>
          </table:table-cell>
          <table:table-cell office:value-type="float" office:value="829493">
            <text:p>829493</text:p>
          </table:table-cell>
          <table:table-cell office:value-type="float" office:value="1178387">
            <text:p>1178387</text:p>
          </table:table-cell>
          <table:table-cell office:value-type="float" office:value="1235814">
            <text:p>1235814</text:p>
          </table:table-cell>
          <table:table-cell office:value-type="float" office:value="1240177">
            <text:p>1240177</text:p>
          </table:table-cell>
          <table:table-cell office:value-type="float" office:value="1149870">
            <text:p>1149870</text:p>
          </table:table-cell>
          <table:table-cell office:value-type="float" office:value="1087113">
            <text:p>1087113</text:p>
          </table:table-cell>
          <table:table-cell office:value-type="float" office:value="855782">
            <text:p>855782</text:p>
          </table:table-cell>
          <table:table-cell office:value-type="float" office:value="766207">
            <text:p>766207</text:p>
          </table:table-cell>
          <table:table-cell office:value-type="float" office:value="1043121">
            <text:p>1043121</text:p>
          </table:table-cell>
          <table:table-cell office:value-type="float" office:value="1256925">
            <text:p>1256925</text:p>
          </table:table-cell>
          <table:table-cell office:value-type="float" office:value="803284">
            <text:p>803284</text:p>
          </table:table-cell>
          <table:table-cell office:value-type="float" office:value="882236">
            <text:p>882236</text:p>
          </table:table-cell>
          <table:table-cell office:value-type="float" office:value="1189433">
            <text:p>1189433</text:p>
          </table:table-cell>
          <table:table-cell office:value-type="float" office:value="1145385">
            <text:p>1145385</text:p>
          </table:table-cell>
          <table:table-cell office:value-type="float" office:value="1320248">
            <text:p>1320248</text:p>
          </table:table-cell>
          <table:table-cell office:value-type="float" office:value="1370510">
            <text:p>1370510</text:p>
          </table:table-cell>
          <table:table-cell office:value-type="float" office:value="1724787">
            <text:p>1724787</text:p>
          </table:table-cell>
          <table:table-cell office:value-type="float" office:value="703841">
            <text:p>703841</text:p>
          </table:table-cell>
          <table:table-cell office:value-type="float" office:value="1265589">
            <text:p>1265589</text:p>
          </table:table-cell>
          <table:table-cell office:value-type="float" office:value="1541904">
            <text:p>1541904</text:p>
          </table:table-cell>
          <table:table-cell office:value-type="float" office:value="1247594">
            <text:p>1247594</text:p>
          </table:table-cell>
          <table:table-cell office:value-type="float" office:value="1383635">
            <text:p>1383635</text:p>
          </table:table-cell>
          <table:table-cell office:value-type="float" office:value="1321883">
            <text:p>1321883</text:p>
          </table:table-cell>
          <table:table-cell office:value-type="float" office:value="752699">
            <text:p>752699</text:p>
          </table:table-cell>
          <table:table-cell office:value-type="float" office:value="1592930">
            <text:p>1592930</text:p>
          </table:table-cell>
          <table:table-cell office:value-type="float" office:value="1518297">
            <text:p>1518297</text:p>
          </table:table-cell>
          <table:table-cell office:value-type="float" office:value="1995733">
            <text:p>1995733</text:p>
          </table:table-cell>
          <table:table-cell office:value-type="float" office:value="1599867">
            <text:p>1599867</text:p>
          </table:table-cell>
          <table:table-cell office:value-type="float" office:value="1564828">
            <text:p>1564828</text:p>
          </table:table-cell>
          <table:table-cell office:value-type="float" office:value="890707">
            <text:p>890707</text:p>
          </table:table-cell>
          <table:table-cell office:value-type="float" office:value="1639663">
            <text:p>1639663</text:p>
          </table:table-cell>
          <table:table-cell office:value-type="float" office:value="1756045">
            <text:p>1756045</text:p>
          </table:table-cell>
          <table:table-cell office:value-type="float" office:value="1326469">
            <text:p>1326469</text:p>
          </table:table-cell>
          <table:table-cell office:value-type="float" office:value="1283654">
            <text:p>1283654</text:p>
          </table:table-cell>
          <table:table-cell office:value-type="float" office:value="1342702">
            <text:p>1342702</text:p>
          </table:table-cell>
          <table:table-cell office:value-type="float" office:value="1066132">
            <text:p>1066132</text:p>
          </table:table-cell>
          <table:table-cell office:value-type="float" office:value="1032213">
            <text:p>1032213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float" office:value="272724">
            <text:p>272724</text:p>
          </table:table-cell>
          <table:table-cell office:value-type="float" office:value="162310">
            <text:p>162310</text:p>
          </table:table-cell>
          <table:table-cell office:value-type="float" office:value="67981">
            <text:p>67981</text:p>
          </table:table-cell>
          <table:table-cell office:value-type="float" office:value="32956">
            <text:p>32956</text:p>
          </table:table-cell>
          <table:table-cell office:value-type="float" office:value="84269">
            <text:p>84269</text:p>
          </table:table-cell>
          <table:table-cell office:value-type="float" office:value="30912">
            <text:p>30912</text:p>
          </table:table-cell>
          <table:table-cell office:value-type="float" office:value="14334">
            <text:p>14334</text:p>
          </table:table-cell>
          <table:table-cell office:value-type="float" office:value="17981">
            <text:p>17981</text:p>
          </table:table-cell>
          <table:table-cell office:value-type="float" office:value="22114">
            <text:p>22114</text:p>
          </table:table-cell>
          <table:table-cell office:value-type="float" office:value="54090">
            <text:p>54090</text:p>
          </table:table-cell>
          <table:table-cell office:value-type="float" office:value="218357">
            <text:p>218357</text:p>
          </table:table-cell>
          <table:table-cell office:value-type="float" office:value="313207">
            <text:p>313207</text:p>
          </table:table-cell>
          <table:table-cell office:value-type="float" office:value="390801">
            <text:p>390801</text:p>
          </table:table-cell>
          <table:table-cell office:value-type="float" office:value="82612">
            <text:p>82612</text:p>
          </table:table-cell>
          <table:table-cell office:value-type="float" office:value="97263">
            <text:p>97263</text:p>
          </table:table-cell>
          <table:table-cell office:value-type="float" office:value="30775">
            <text:p>30775</text:p>
          </table:table-cell>
          <table:table-cell office:value-type="float" office:value="70861">
            <text:p>70861</text:p>
          </table:table-cell>
          <table:table-cell office:value-type="float" office:value="0">
            <text:p>0</text:p>
          </table:table-cell>
          <table:table-cell office:value-type="float" office:value="31801">
            <text:p>31801</text:p>
          </table:table-cell>
          <table:table-cell office:value-type="float" office:value="42698">
            <text:p>42698</text:p>
          </table:table-cell>
          <table:table-cell table:number-columns-repeated="2" office:value-type="float" office:value="0">
            <text:p>0</text:p>
          </table:table-cell>
          <table:table-cell office:value-type="float" office:value="41494">
            <text:p>41494</text:p>
          </table:table-cell>
          <table:table-cell office:value-type="float" office:value="104268">
            <text:p>104268</text:p>
          </table:table-cell>
          <table:table-cell office:value-type="float" office:value="351632">
            <text:p>351632</text:p>
          </table:table-cell>
          <table:table-cell office:value-type="float" office:value="185027">
            <text:p>185027</text:p>
          </table:table-cell>
          <table:table-cell office:value-type="float" office:value="275071">
            <text:p>275071</text:p>
          </table:table-cell>
          <table:table-cell office:value-type="float" office:value="157693">
            <text:p>157693</text:p>
          </table:table-cell>
          <table:table-cell office:value-type="float" office:value="90116">
            <text:p>90116</text:p>
          </table:table-cell>
          <table:table-cell office:value-type="float" office:value="58726">
            <text:p>58726</text:p>
          </table:table-cell>
          <table:table-cell office:value-type="float" office:value="39006">
            <text:p>39006</text:p>
          </table:table-cell>
          <table:table-cell office:value-type="float" office:value="31696">
            <text:p>31696</text:p>
          </table:table-cell>
          <table:table-cell office:value-type="float" office:value="59366">
            <text:p>59366</text:p>
          </table:table-cell>
          <table:table-cell office:value-type="float" office:value="130547">
            <text:p>130547</text:p>
          </table:table-cell>
          <table:table-cell office:value-type="float" office:value="200557">
            <text:p>200557</text:p>
          </table:table-cell>
          <table:table-cell office:value-type="float" office:value="105066">
            <text:p>105066</text:p>
          </table:table-cell>
          <table:table-cell office:value-type="float" office:value="9900">
            <text:p>9900</text:p>
          </table:table-cell>
          <table:table-cell office:value-type="float" office:value="70896">
            <text:p>70896</text:p>
          </table:table-cell>
          <table:table-cell office:value-type="float" office:value="138805">
            <text:p>138805</text:p>
          </table:table-cell>
          <table:table-cell office:value-type="float" office:value="85610">
            <text:p>85610</text:p>
          </table:table-cell>
          <table:table-cell office:value-type="float" office:value="57421">
            <text:p>57421</text:p>
          </table:table-cell>
          <table:table-cell office:value-type="float" office:value="91333">
            <text:p>91333</text:p>
          </table:table-cell>
          <table:table-cell office:value-type="float" office:value="325851">
            <text:p>325851</text:p>
          </table:table-cell>
          <table:table-cell office:value-type="float" office:value="423001">
            <text:p>423001</text:p>
          </table:table-cell>
          <table:table-cell office:value-type="float" office:value="513823">
            <text:p>513823</text:p>
          </table:table-cell>
          <table:table-cell office:value-type="float" office:value="79244">
            <text:p>79244</text:p>
          </table:table-cell>
          <table:table-cell office:value-type="float" office:value="195102">
            <text:p>195102</text:p>
          </table:table-cell>
          <table:table-cell office:value-type="float" office:value="124248">
            <text:p>124248</text:p>
          </table:table-cell>
          <table:table-cell office:value-type="float" office:value="160331">
            <text:p>160331</text:p>
          </table:table-cell>
          <table:table-cell office:value-type="float" office:value="373087">
            <text:p>373087</text:p>
          </table:table-cell>
          <table:table-cell office:value-type="float" office:value="978127">
            <text:p>978127</text:p>
          </table:table-cell>
          <table:table-cell office:value-type="float" office:value="1028846">
            <text:p>1028846</text:p>
          </table:table-cell>
          <table:table-cell office:value-type="float" office:value="827580">
            <text:p>827580</text:p>
          </table:table-cell>
          <table:table-cell office:value-type="float" office:value="388715">
            <text:p>388715</text:p>
          </table:table-cell>
          <table:table-cell office:value-type="float" office:value="927360">
            <text:p>927360</text:p>
          </table:table-cell>
          <table:table-cell office:value-type="float" office:value="982521">
            <text:p>982521</text:p>
          </table:table-cell>
          <table:table-cell office:value-type="float" office:value="337889">
            <text:p>337889</text:p>
          </table:table-cell>
          <table:table-cell office:value-type="float" office:value="1127089">
            <text:p>1127089</text:p>
          </table:table-cell>
          <table:table-cell office:value-type="float" office:value="1425389">
            <text:p>1425389</text:p>
          </table:table-cell>
          <table:table-cell office:value-type="float" office:value="2541661">
            <text:p>2541661</text:p>
          </table:table-cell>
          <table:table-cell office:value-type="float" office:value="1889539">
            <text:p>1889539</text:p>
          </table:table-cell>
          <table:table-cell office:value-type="float" office:value="2093294">
            <text:p>2093294</text:p>
          </table:table-cell>
          <table:table-cell office:value-type="float" office:value="1117129">
            <text:p>1117129</text:p>
          </table:table-cell>
          <table:table-cell office:value-type="float" office:value="2068890">
            <text:p>2068890</text:p>
          </table:table-cell>
          <table:table-cell office:value-type="float" office:value="1948958">
            <text:p>1948958</text:p>
          </table:table-cell>
          <table:table-cell office:value-type="float" office:value="2163090">
            <text:p>2163090</text:p>
          </table:table-cell>
          <table:table-cell office:value-type="float" office:value="1521610">
            <text:p>1521610</text:p>
          </table:table-cell>
          <table:table-cell office:value-type="float" office:value="1318195">
            <text:p>1318195</text:p>
          </table:table-cell>
          <table:table-cell office:value-type="float" office:value="1209599">
            <text:p>1209599</text:p>
          </table:table-cell>
          <table:table-cell office:value-type="float" office:value="930482">
            <text:p>930482</text:p>
          </table:table-cell>
          <table:table-cell office:value-type="float" office:value="806789">
            <text:p>806789</text:p>
          </table:table-cell>
          <table:table-cell office:value-type="float" office:value="1065815">
            <text:p>1065815</text:p>
          </table:table-cell>
          <table:table-cell office:value-type="float" office:value="1752028">
            <text:p>1752028</text:p>
          </table:table-cell>
          <table:table-cell office:value-type="float" office:value="1146845">
            <text:p>1146845</text:p>
          </table:table-cell>
          <table:table-cell office:value-type="float" office:value="433469">
            <text:p>433469</text:p>
          </table:table-cell>
          <table:table-cell office:value-type="float" office:value="721563">
            <text:p>721563</text:p>
          </table:table-cell>
          <table:table-cell office:value-type="float" office:value="1600875">
            <text:p>1600875</text:p>
          </table:table-cell>
          <table:table-cell office:value-type="float" office:value="1460850">
            <text:p>1460850</text:p>
          </table:table-cell>
          <table:table-cell office:value-type="float" office:value="782594">
            <text:p>782594</text:p>
          </table:table-cell>
          <table:table-cell office:value-type="float" office:value="1321490">
            <text:p>1321490</text:p>
          </table:table-cell>
          <table:table-cell office:value-type="float" office:value="1896192">
            <text:p>1896192</text:p>
          </table:table-cell>
          <table:table-cell office:value-type="float" office:value="80940">
            <text:p>80940</text:p>
          </table:table-cell>
          <table:table-cell office:value-type="float" office:value="673392">
            <text:p>673392</text:p>
          </table:table-cell>
          <table:table-cell office:value-type="float" office:value="806274">
            <text:p>806274</text:p>
          </table:table-cell>
          <table:table-cell office:value-type="float" office:value="1664455">
            <text:p>1664455</text:p>
          </table:table-cell>
          <table:table-cell office:value-type="float" office:value="2226256">
            <text:p>2226256</text:p>
          </table:table-cell>
          <table:table-cell office:value-type="float" office:value="2299974">
            <text:p>2299974</text:p>
          </table:table-cell>
          <table:table-cell office:value-type="float" office:value="1729469">
            <text:p>1729469</text:p>
          </table:table-cell>
          <table:table-cell office:value-type="float" office:value="1634805">
            <text:p>1634805</text:p>
          </table:table-cell>
          <table:table-cell office:value-type="float" office:value="2121105">
            <text:p>2121105</text:p>
          </table:table-cell>
          <table:table-cell office:value-type="float" office:value="2511107">
            <text:p>2511107</text:p>
          </table:table-cell>
          <table:table-cell office:value-type="float" office:value="2287656">
            <text:p>2287656</text:p>
          </table:table-cell>
          <table:table-cell office:value-type="float" office:value="4040467">
            <text:p>4040467</text:p>
          </table:table-cell>
          <table:table-cell office:value-type="float" office:value="2051521">
            <text:p>2051521</text:p>
          </table:table-cell>
          <table:table-cell office:value-type="float" office:value="1846077">
            <text:p>1846077</text:p>
          </table:table-cell>
          <table:table-cell office:value-type="float" office:value="1476395">
            <text:p>1476395</text:p>
          </table:table-cell>
          <table:table-cell office:value-type="float" office:value="1534257">
            <text:p>1534257</text:p>
          </table:table-cell>
          <table:table-cell office:value-type="float" office:value="642296">
            <text:p>642296</text:p>
          </table:table-cell>
          <table:table-cell office:value-type="float" office:value="1138820">
            <text:p>1138820</text:p>
          </table:table-cell>
          <table:table-cell office:value-type="float" office:value="421427">
            <text:p>421427</text:p>
          </table:table-cell>
          <table:table-cell office:value-type="float" office:value="888058">
            <text:p>888058</text:p>
          </table:table-cell>
          <table:table-cell office:value-type="float" office:value="1378909">
            <text:p>1378909</text:p>
          </table:table-cell>
          <table:table-cell office:value-type="float" office:value="2697043">
            <text:p>2697043</text:p>
          </table:table-cell>
          <table:table-cell office:value-type="float" office:value="1997865">
            <text:p>1997865</text:p>
          </table:table-cell>
          <table:table-cell office:value-type="float" office:value="2054312">
            <text:p>2054312</text:p>
          </table:table-cell>
          <table:table-cell office:value-type="float" office:value="1088646">
            <text:p>1088646</text:p>
          </table:table-cell>
          <table:table-cell office:value-type="float" office:value="3477723">
            <text:p>3477723</text:p>
          </table:table-cell>
          <table:table-cell office:value-type="float" office:value="2065557">
            <text:p>2065557</text:p>
          </table:table-cell>
          <table:table-cell office:value-type="float" office:value="1833613">
            <text:p>1833613</text:p>
          </table:table-cell>
          <table:table-cell office:value-type="float" office:value="873127">
            <text:p>873127</text:p>
          </table:table-cell>
          <table:table-cell office:value-type="float" office:value="360922">
            <text:p>360922</text:p>
          </table:table-cell>
          <table:table-cell office:value-type="float" office:value="143309">
            <text:p>143309</text:p>
          </table:table-cell>
          <table:table-cell office:value-type="float" office:value="1274032">
            <text:p>1274032</text:p>
          </table:table-cell>
          <table:table-cell office:value-type="float" office:value="2083449">
            <text:p>2083449</text:p>
          </table:table-cell>
          <table:table-cell office:value-type="float" office:value="2680046">
            <text:p>2680046</text:p>
          </table:table-cell>
          <table:table-cell office:value-type="float" office:value="2001608">
            <text:p>2001608</text:p>
          </table:table-cell>
          <table:table-cell office:value-type="float" office:value="1126501">
            <text:p>1126501</text:p>
          </table:table-cell>
          <table:table-cell office:value-type="float" office:value="259156">
            <text:p>259156</text:p>
          </table:table-cell>
          <table:table-cell office:value-type="float" office:value="934877">
            <text:p>934877</text:p>
          </table:table-cell>
          <table:table-cell office:value-type="float" office:value="1237567">
            <text:p>1237567</text:p>
          </table:table-cell>
          <table:table-cell office:value-type="float" office:value="981466">
            <text:p>981466</text:p>
          </table:table-cell>
          <table:table-cell office:value-type="float" office:value="1602534">
            <text:p>1602534</text:p>
          </table:table-cell>
          <table:table-cell office:value-type="float" office:value="1292461">
            <text:p>1292461</text:p>
          </table:table-cell>
          <table:table-cell office:value-type="float" office:value="1808044">
            <text:p>1808044</text:p>
          </table:table-cell>
          <table:table-cell office:value-type="float" office:value="1522569">
            <text:p>1522569</text:p>
          </table:table-cell>
          <table:table-cell office:value-type="float" office:value="1705621">
            <text:p>1705621</text:p>
          </table:table-cell>
          <table:table-cell office:value-type="float" office:value="1565471">
            <text:p>1565471</text:p>
          </table:table-cell>
          <table:table-cell office:value-type="float" office:value="1884752">
            <text:p>1884752</text:p>
          </table:table-cell>
          <table:table-cell office:value-type="float" office:value="1385544">
            <text:p>1385544</text:p>
          </table:table-cell>
          <table:table-cell office:value-type="float" office:value="1770975">
            <text:p>1770975</text:p>
          </table:table-cell>
          <table:table-cell office:value-type="float" office:value="1639608">
            <text:p>1639608</text:p>
          </table:table-cell>
          <table:table-cell office:value-type="float" office:value="1449383">
            <text:p>1449383</text:p>
          </table:table-cell>
          <table:table-cell office:value-type="float" office:value="1388634">
            <text:p>1388634</text:p>
          </table:table-cell>
          <table:table-cell office:value-type="float" office:value="3057901">
            <text:p>3057901</text:p>
          </table:table-cell>
          <table:table-cell office:value-type="float" office:value="3424118">
            <text:p>3424118</text:p>
          </table:table-cell>
          <table:table-cell office:value-type="float" office:value="690950">
            <text:p>690950</text:p>
          </table:table-cell>
          <table:table-cell office:value-type="float" office:value="989937">
            <text:p>989937</text:p>
          </table:table-cell>
          <table:table-cell office:value-type="float" office:value="1113636">
            <text:p>1113636</text:p>
          </table:table-cell>
          <table:table-cell office:value-type="float" office:value="1383091">
            <text:p>1383091</text:p>
          </table:table-cell>
          <table:table-cell office:value-type="float" office:value="2917427">
            <text:p>2917427</text:p>
          </table:table-cell>
          <table:table-cell office:value-type="float" office:value="1241644">
            <text:p>1241644</text:p>
          </table:table-cell>
          <table:table-cell office:value-type="float" office:value="752951">
            <text:p>752951</text:p>
          </table:table-cell>
          <table:table-cell office:value-type="float" office:value="1752096">
            <text:p>1752096</text:p>
          </table:table-cell>
          <table:table-cell office:value-type="float" office:value="2929810">
            <text:p>2929810</text:p>
          </table:table-cell>
          <table:table-cell office:value-type="float" office:value="2522876">
            <text:p>2522876</text:p>
          </table:table-cell>
          <table:table-cell office:value-type="float" office:value="1551197">
            <text:p>1551197</text:p>
          </table:table-cell>
          <table:table-cell office:value-type="float" office:value="1316438">
            <text:p>1316438</text:p>
          </table:table-cell>
          <table:table-cell office:value-type="float" office:value="963062">
            <text:p>963062</text:p>
          </table:table-cell>
          <table:table-cell office:value-type="float" office:value="803802">
            <text:p>803802</text:p>
          </table:table-cell>
          <table:table-cell office:value-type="float" office:value="1869116">
            <text:p>1869116</text:p>
          </table:table-cell>
          <table:table-cell office:value-type="float" office:value="1412772">
            <text:p>1412772</text:p>
          </table:table-cell>
          <table:table-cell office:value-type="float" office:value="1939400">
            <text:p>1939400</text:p>
          </table:table-cell>
          <table:table-cell office:value-type="float" office:value="1044583">
            <text:p>1044583</text:p>
          </table:table-cell>
          <table:table-cell office:value-type="float" office:value="1469628">
            <text:p>1469628</text:p>
          </table:table-cell>
          <table:table-cell office:value-type="float" office:value="1771790">
            <text:p>1771790</text:p>
          </table:table-cell>
          <table:table-cell office:value-type="float" office:value="1917889">
            <text:p>1917889</text:p>
          </table:table-cell>
          <table:table-cell office:value-type="float" office:value="999889">
            <text:p>999889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float" office:value="292783">
            <text:p>292783</text:p>
          </table:table-cell>
          <table:table-cell office:value-type="float" office:value="1435590">
            <text:p>1435590</text:p>
          </table:table-cell>
          <table:table-cell office:value-type="float" office:value="802711">
            <text:p>802711</text:p>
          </table:table-cell>
          <table:table-cell office:value-type="float" office:value="700153">
            <text:p>700153</text:p>
          </table:table-cell>
          <table:table-cell office:value-type="float" office:value="785118">
            <text:p>785118</text:p>
          </table:table-cell>
          <table:table-cell office:value-type="float" office:value="1470447">
            <text:p>1470447</text:p>
          </table:table-cell>
          <table:table-cell office:value-type="float" office:value="993976">
            <text:p>993976</text:p>
          </table:table-cell>
          <table:table-cell office:value-type="float" office:value="1142660">
            <text:p>1142660</text:p>
          </table:table-cell>
          <table:table-cell office:value-type="float" office:value="801451">
            <text:p>801451</text:p>
          </table:table-cell>
          <table:table-cell office:value-type="float" office:value="376229">
            <text:p>376229</text:p>
          </table:table-cell>
          <table:table-cell office:value-type="float" office:value="938262">
            <text:p>938262</text:p>
          </table:table-cell>
          <table:table-cell office:value-type="float" office:value="547472">
            <text:p>547472</text:p>
          </table:table-cell>
          <table:table-cell office:value-type="float" office:value="640313">
            <text:p>640313</text:p>
          </table:table-cell>
          <table:table-cell office:value-type="float" office:value="316883">
            <text:p>316883</text:p>
          </table:table-cell>
          <table:table-cell office:value-type="float" office:value="852427">
            <text:p>852427</text:p>
          </table:table-cell>
          <table:table-cell office:value-type="float" office:value="779428">
            <text:p>779428</text:p>
          </table:table-cell>
          <table:table-cell office:value-type="float" office:value="877677">
            <text:p>877677</text:p>
          </table:table-cell>
          <table:table-cell office:value-type="float" office:value="632934">
            <text:p>632934</text:p>
          </table:table-cell>
          <table:table-cell office:value-type="float" office:value="438894">
            <text:p>438894</text:p>
          </table:table-cell>
          <table:table-cell office:value-type="float" office:value="835637">
            <text:p>835637</text:p>
          </table:table-cell>
          <table:table-cell office:value-type="float" office:value="1506190">
            <text:p>1506190</text:p>
          </table:table-cell>
          <table:table-cell office:value-type="float" office:value="615467">
            <text:p>615467</text:p>
          </table:table-cell>
          <table:table-cell office:value-type="float" office:value="428916">
            <text:p>428916</text:p>
          </table:table-cell>
          <table:table-cell office:value-type="float" office:value="685891">
            <text:p>685891</text:p>
          </table:table-cell>
          <table:table-cell office:value-type="float" office:value="493001">
            <text:p>493001</text:p>
          </table:table-cell>
          <table:table-cell office:value-type="float" office:value="230799">
            <text:p>230799</text:p>
          </table:table-cell>
          <table:table-cell office:value-type="float" office:value="441626">
            <text:p>441626</text:p>
          </table:table-cell>
          <table:table-cell office:value-type="float" office:value="753826">
            <text:p>753826</text:p>
          </table:table-cell>
          <table:table-cell office:value-type="float" office:value="545148">
            <text:p>545148</text:p>
          </table:table-cell>
          <table:table-cell office:value-type="float" office:value="607087">
            <text:p>607087</text:p>
          </table:table-cell>
          <table:table-cell office:value-type="float" office:value="251921">
            <text:p>251921</text:p>
          </table:table-cell>
          <table:table-cell office:value-type="float" office:value="781331">
            <text:p>781331</text:p>
          </table:table-cell>
          <table:table-cell office:value-type="float" office:value="950858">
            <text:p>950858</text:p>
          </table:table-cell>
          <table:table-cell office:value-type="float" office:value="916482">
            <text:p>916482</text:p>
          </table:table-cell>
          <table:table-cell office:value-type="float" office:value="615410">
            <text:p>615410</text:p>
          </table:table-cell>
          <table:table-cell office:value-type="float" office:value="484714">
            <text:p>484714</text:p>
          </table:table-cell>
          <table:table-cell office:value-type="float" office:value="176228">
            <text:p>176228</text:p>
          </table:table-cell>
          <table:table-cell office:value-type="float" office:value="559988">
            <text:p>559988</text:p>
          </table:table-cell>
          <table:table-cell office:value-type="float" office:value="929920">
            <text:p>929920</text:p>
          </table:table-cell>
          <table:table-cell office:value-type="float" office:value="1058208">
            <text:p>1058208</text:p>
          </table:table-cell>
          <table:table-cell office:value-type="float" office:value="1152467">
            <text:p>1152467</text:p>
          </table:table-cell>
          <table:table-cell office:value-type="float" office:value="1165620">
            <text:p>1165620</text:p>
          </table:table-cell>
          <table:table-cell office:value-type="float" office:value="1206915">
            <text:p>1206915</text:p>
          </table:table-cell>
          <table:table-cell office:value-type="float" office:value="642951">
            <text:p>642951</text:p>
          </table:table-cell>
          <table:table-cell office:value-type="float" office:value="520890">
            <text:p>520890</text:p>
          </table:table-cell>
          <table:table-cell office:value-type="float" office:value="590888">
            <text:p>590888</text:p>
          </table:table-cell>
          <table:table-cell office:value-type="float" office:value="495624">
            <text:p>495624</text:p>
          </table:table-cell>
          <table:table-cell office:value-type="float" office:value="655715">
            <text:p>655715</text:p>
          </table:table-cell>
          <table:table-cell office:value-type="float" office:value="487199">
            <text:p>487199</text:p>
          </table:table-cell>
          <table:table-cell office:value-type="float" office:value="321686">
            <text:p>321686</text:p>
          </table:table-cell>
          <table:table-cell office:value-type="float" office:value="511097">
            <text:p>511097</text:p>
          </table:table-cell>
          <table:table-cell office:value-type="float" office:value="556321">
            <text:p>556321</text:p>
          </table:table-cell>
          <table:table-cell office:value-type="float" office:value="1017893">
            <text:p>1017893</text:p>
          </table:table-cell>
          <table:table-cell office:value-type="float" office:value="1134171">
            <text:p>1134171</text:p>
          </table:table-cell>
          <table:table-cell office:value-type="float" office:value="1063434">
            <text:p>1063434</text:p>
          </table:table-cell>
          <table:table-cell office:value-type="float" office:value="760380">
            <text:p>760380</text:p>
          </table:table-cell>
          <table:table-cell office:value-type="float" office:value="615508">
            <text:p>615508</text:p>
          </table:table-cell>
          <table:table-cell office:value-type="float" office:value="676167">
            <text:p>676167</text:p>
          </table:table-cell>
          <table:table-cell office:value-type="float" office:value="953462">
            <text:p>953462</text:p>
          </table:table-cell>
          <table:table-cell office:value-type="float" office:value="641725">
            <text:p>641725</text:p>
          </table:table-cell>
          <table:table-cell office:value-type="float" office:value="840847">
            <text:p>840847</text:p>
          </table:table-cell>
          <table:table-cell office:value-type="float" office:value="605421">
            <text:p>605421</text:p>
          </table:table-cell>
          <table:table-cell office:value-type="float" office:value="667823">
            <text:p>667823</text:p>
          </table:table-cell>
          <table:table-cell office:value-type="float" office:value="1418982">
            <text:p>1418982</text:p>
          </table:table-cell>
          <table:table-cell office:value-type="float" office:value="831428">
            <text:p>831428</text:p>
          </table:table-cell>
          <table:table-cell office:value-type="float" office:value="839333">
            <text:p>839333</text:p>
          </table:table-cell>
          <table:table-cell office:value-type="float" office:value="1244585">
            <text:p>1244585</text:p>
          </table:table-cell>
          <table:table-cell office:value-type="float" office:value="637960">
            <text:p>637960</text:p>
          </table:table-cell>
          <table:table-cell office:value-type="float" office:value="405648">
            <text:p>405648</text:p>
          </table:table-cell>
          <table:table-cell office:value-type="float" office:value="503473">
            <text:p>503473</text:p>
          </table:table-cell>
          <table:table-cell office:value-type="float" office:value="898718">
            <text:p>898718</text:p>
          </table:table-cell>
          <table:table-cell office:value-type="float" office:value="892901">
            <text:p>892901</text:p>
          </table:table-cell>
          <table:table-cell office:value-type="float" office:value="581514">
            <text:p>581514</text:p>
          </table:table-cell>
          <table:table-cell office:value-type="float" office:value="1124280">
            <text:p>1124280</text:p>
          </table:table-cell>
          <table:table-cell office:value-type="float" office:value="724817">
            <text:p>724817</text:p>
          </table:table-cell>
          <table:table-cell office:value-type="float" office:value="810875">
            <text:p>810875</text:p>
          </table:table-cell>
          <table:table-cell office:value-type="float" office:value="1109837">
            <text:p>1109837</text:p>
          </table:table-cell>
          <table:table-cell office:value-type="float" office:value="1028345">
            <text:p>1028345</text:p>
          </table:table-cell>
          <table:table-cell office:value-type="float" office:value="1174179">
            <text:p>1174179</text:p>
          </table:table-cell>
          <table:table-cell office:value-type="float" office:value="731612">
            <text:p>731612</text:p>
          </table:table-cell>
          <table:table-cell office:value-type="float" office:value="788312">
            <text:p>788312</text:p>
          </table:table-cell>
          <table:table-cell office:value-type="float" office:value="568724">
            <text:p>568724</text:p>
          </table:table-cell>
          <table:table-cell office:value-type="float" office:value="577214">
            <text:p>577214</text:p>
          </table:table-cell>
          <table:table-cell office:value-type="float" office:value="576864">
            <text:p>576864</text:p>
          </table:table-cell>
          <table:table-cell office:value-type="float" office:value="263338">
            <text:p>263338</text:p>
          </table:table-cell>
          <table:table-cell office:value-type="float" office:value="514536">
            <text:p>514536</text:p>
          </table:table-cell>
          <table:table-cell office:value-type="float" office:value="459033">
            <text:p>459033</text:p>
          </table:table-cell>
          <table:table-cell office:value-type="float" office:value="1206281">
            <text:p>1206281</text:p>
          </table:table-cell>
          <table:table-cell office:value-type="float" office:value="1050919">
            <text:p>1050919</text:p>
          </table:table-cell>
          <table:table-cell office:value-type="float" office:value="1118520">
            <text:p>1118520</text:p>
          </table:table-cell>
          <table:table-cell office:value-type="float" office:value="1138383">
            <text:p>1138383</text:p>
          </table:table-cell>
          <table:table-cell office:value-type="float" office:value="525989">
            <text:p>525989</text:p>
          </table:table-cell>
          <table:table-cell office:value-type="float" office:value="716991">
            <text:p>716991</text:p>
          </table:table-cell>
          <table:table-cell office:value-type="float" office:value="1230356">
            <text:p>1230356</text:p>
          </table:table-cell>
          <table:table-cell office:value-type="float" office:value="602235">
            <text:p>602235</text:p>
          </table:table-cell>
          <table:table-cell office:value-type="float" office:value="593095">
            <text:p>593095</text:p>
          </table:table-cell>
          <table:table-cell office:value-type="float" office:value="677316">
            <text:p>677316</text:p>
          </table:table-cell>
          <table:table-cell office:value-type="float" office:value="1387411">
            <text:p>1387411</text:p>
          </table:table-cell>
          <table:table-cell office:value-type="float" office:value="1187863">
            <text:p>1187863</text:p>
          </table:table-cell>
          <table:table-cell office:value-type="float" office:value="1024239">
            <text:p>1024239</text:p>
          </table:table-cell>
          <table:table-cell office:value-type="float" office:value="1004495">
            <text:p>1004495</text:p>
          </table:table-cell>
          <table:table-cell office:value-type="float" office:value="920115">
            <text:p>920115</text:p>
          </table:table-cell>
          <table:table-cell office:value-type="float" office:value="1365467">
            <text:p>1365467</text:p>
          </table:table-cell>
          <table:table-cell office:value-type="float" office:value="1132895">
            <text:p>1132895</text:p>
          </table:table-cell>
          <table:table-cell office:value-type="float" office:value="732545">
            <text:p>732545</text:p>
          </table:table-cell>
          <table:table-cell office:value-type="float" office:value="910522">
            <text:p>910522</text:p>
          </table:table-cell>
          <table:table-cell office:value-type="float" office:value="1074444">
            <text:p>1074444</text:p>
          </table:table-cell>
          <table:table-cell office:value-type="float" office:value="717955">
            <text:p>717955</text:p>
          </table:table-cell>
          <table:table-cell office:value-type="float" office:value="963162">
            <text:p>963162</text:p>
          </table:table-cell>
          <table:table-cell office:value-type="float" office:value="1101135">
            <text:p>1101135</text:p>
          </table:table-cell>
          <table:table-cell office:value-type="float" office:value="1685730">
            <text:p>1685730</text:p>
          </table:table-cell>
          <table:table-cell office:value-type="float" office:value="1548988">
            <text:p>1548988</text:p>
          </table:table-cell>
          <table:table-cell office:value-type="float" office:value="976722">
            <text:p>976722</text:p>
          </table:table-cell>
          <table:table-cell office:value-type="float" office:value="1186842">
            <text:p>1186842</text:p>
          </table:table-cell>
          <table:table-cell office:value-type="float" office:value="1418145">
            <text:p>1418145</text:p>
          </table:table-cell>
          <table:table-cell office:value-type="float" office:value="1191453">
            <text:p>1191453</text:p>
          </table:table-cell>
          <table:table-cell office:value-type="float" office:value="1134967">
            <text:p>1134967</text:p>
          </table:table-cell>
          <table:table-cell office:value-type="float" office:value="1387785">
            <text:p>1387785</text:p>
          </table:table-cell>
          <table:table-cell office:value-type="float" office:value="1579104">
            <text:p>1579104</text:p>
          </table:table-cell>
          <table:table-cell office:value-type="float" office:value="1456931">
            <text:p>1456931</text:p>
          </table:table-cell>
          <table:table-cell office:value-type="float" office:value="1429665">
            <text:p>1429665</text:p>
          </table:table-cell>
          <table:table-cell office:value-type="float" office:value="1198667">
            <text:p>1198667</text:p>
          </table:table-cell>
          <table:table-cell office:value-type="float" office:value="1673474">
            <text:p>1673474</text:p>
          </table:table-cell>
          <table:table-cell office:value-type="float" office:value="1760703">
            <text:p>1760703</text:p>
          </table:table-cell>
          <table:table-cell office:value-type="float" office:value="1324620">
            <text:p>1324620</text:p>
          </table:table-cell>
          <table:table-cell office:value-type="float" office:value="2227024">
            <text:p>2227024</text:p>
          </table:table-cell>
          <table:table-cell office:value-type="float" office:value="979701">
            <text:p>979701</text:p>
          </table:table-cell>
          <table:table-cell office:value-type="float" office:value="1556292">
            <text:p>1556292</text:p>
          </table:table-cell>
          <table:table-cell office:value-type="float" office:value="1539490">
            <text:p>1539490</text:p>
          </table:table-cell>
          <table:table-cell office:value-type="float" office:value="1578508">
            <text:p>1578508</text:p>
          </table:table-cell>
          <table:table-cell office:value-type="float" office:value="2066728">
            <text:p>2066728</text:p>
          </table:table-cell>
          <table:table-cell office:value-type="float" office:value="1567985">
            <text:p>1567985</text:p>
          </table:table-cell>
          <table:table-cell office:value-type="float" office:value="2633040">
            <text:p>2633040</text:p>
          </table:table-cell>
          <table:table-cell office:value-type="float" office:value="2090837">
            <text:p>2090837</text:p>
          </table:table-cell>
          <table:table-cell office:value-type="float" office:value="1811114">
            <text:p>1811114</text:p>
          </table:table-cell>
          <table:table-cell office:value-type="float" office:value="2523401">
            <text:p>2523401</text:p>
          </table:table-cell>
          <table:table-cell office:value-type="float" office:value="3745242">
            <text:p>3745242</text:p>
          </table:table-cell>
          <table:table-cell office:value-type="float" office:value="827418">
            <text:p>827418</text:p>
          </table:table-cell>
          <table:table-cell office:value-type="float" office:value="1959539">
            <text:p>1959539</text:p>
          </table:table-cell>
          <table:table-cell office:value-type="float" office:value="1299079">
            <text:p>1299079</text:p>
          </table:table-cell>
          <table:table-cell office:value-type="float" office:value="1079862">
            <text:p>1079862</text:p>
          </table:table-cell>
          <table:table-cell office:value-type="float" office:value="2007333">
            <text:p>2007333</text:p>
          </table:table-cell>
          <table:table-cell office:value-type="float" office:value="2959573">
            <text:p>2959573</text:p>
          </table:table-cell>
          <table:table-cell office:value-type="float" office:value="2626841">
            <text:p>2626841</text:p>
          </table:table-cell>
          <table:table-cell office:value-type="float" office:value="2704138">
            <text:p>2704138</text:p>
          </table:table-cell>
          <table:table-cell office:value-type="float" office:value="1347642">
            <text:p>1347642</text:p>
          </table:table-cell>
          <table:table-cell office:value-type="float" office:value="2208938">
            <text:p>2208938</text:p>
          </table:table-cell>
          <table:table-cell office:value-type="float" office:value="1705472">
            <text:p>1705472</text:p>
          </table:table-cell>
          <table:table-cell office:value-type="float" office:value="2204795">
            <text:p>2204795</text:p>
          </table:table-cell>
          <table:table-cell office:value-type="float" office:value="1197987">
            <text:p>1197987</text:p>
          </table:table-cell>
          <table:table-cell office:value-type="float" office:value="2045559">
            <text:p>2045559</text:p>
          </table:table-cell>
          <table:table-cell office:value-type="float" office:value="1298236">
            <text:p>1298236</text:p>
          </table:table-cell>
          <table:table-cell office:value-type="float" office:value="1777224">
            <text:p>1777224</text:p>
          </table:table-cell>
          <table:table-cell office:value-type="float" office:value="1905511">
            <text:p>1905511</text:p>
          </table:table-cell>
          <table:table-cell office:value-type="float" office:value="1450400">
            <text:p>1450400</text:p>
          </table:table-cell>
          <table:table-cell office:value-type="float" office:value="1428423">
            <text:p>1428423</text:p>
          </table:table-cell>
          <table:table-cell office:value-type="float" office:value="902217">
            <text:p>902217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float" office:value="2373194">
            <text:p>2373194</text:p>
          </table:table-cell>
          <table:table-cell office:value-type="float" office:value="1132258">
            <text:p>1132258</text:p>
          </table:table-cell>
          <table:table-cell office:value-type="float" office:value="2079565">
            <text:p>2079565</text:p>
          </table:table-cell>
          <table:table-cell office:value-type="float" office:value="1304568">
            <text:p>1304568</text:p>
          </table:table-cell>
          <table:table-cell office:value-type="float" office:value="1931902">
            <text:p>1931902</text:p>
          </table:table-cell>
          <table:table-cell office:value-type="float" office:value="1492034">
            <text:p>1492034</text:p>
          </table:table-cell>
          <table:table-cell office:value-type="float" office:value="1493228">
            <text:p>1493228</text:p>
          </table:table-cell>
          <table:table-cell office:value-type="float" office:value="1183271">
            <text:p>1183271</text:p>
          </table:table-cell>
          <table:table-cell office:value-type="float" office:value="1919121">
            <text:p>1919121</text:p>
          </table:table-cell>
          <table:table-cell office:value-type="float" office:value="1571298">
            <text:p>1571298</text:p>
          </table:table-cell>
          <table:table-cell office:value-type="float" office:value="1617817">
            <text:p>1617817</text:p>
          </table:table-cell>
          <table:table-cell office:value-type="float" office:value="1889003">
            <text:p>1889003</text:p>
          </table:table-cell>
          <table:table-cell office:value-type="float" office:value="956609">
            <text:p>956609</text:p>
          </table:table-cell>
          <table:table-cell office:value-type="float" office:value="1551817">
            <text:p>1551817</text:p>
          </table:table-cell>
          <table:table-cell office:value-type="float" office:value="2063438">
            <text:p>2063438</text:p>
          </table:table-cell>
          <table:table-cell office:value-type="float" office:value="1866023">
            <text:p>1866023</text:p>
          </table:table-cell>
          <table:table-cell office:value-type="float" office:value="1321021">
            <text:p>1321021</text:p>
          </table:table-cell>
          <table:table-cell office:value-type="float" office:value="1878757">
            <text:p>1878757</text:p>
          </table:table-cell>
          <table:table-cell office:value-type="float" office:value="1651622">
            <text:p>1651622</text:p>
          </table:table-cell>
          <table:table-cell office:value-type="float" office:value="1968908">
            <text:p>1968908</text:p>
          </table:table-cell>
          <table:table-cell office:value-type="float" office:value="1156389">
            <text:p>1156389</text:p>
          </table:table-cell>
          <table:table-cell office:value-type="float" office:value="383214">
            <text:p>383214</text:p>
          </table:table-cell>
          <table:table-cell office:value-type="float" office:value="1372051">
            <text:p>1372051</text:p>
          </table:table-cell>
          <table:table-cell office:value-type="float" office:value="993988">
            <text:p>993988</text:p>
          </table:table-cell>
          <table:table-cell office:value-type="float" office:value="1123080">
            <text:p>1123080</text:p>
          </table:table-cell>
          <table:table-cell office:value-type="float" office:value="1829002">
            <text:p>1829002</text:p>
          </table:table-cell>
          <table:table-cell office:value-type="float" office:value="1892654">
            <text:p>1892654</text:p>
          </table:table-cell>
          <table:table-cell office:value-type="float" office:value="1257995">
            <text:p>1257995</text:p>
          </table:table-cell>
          <table:table-cell office:value-type="float" office:value="1206250">
            <text:p>1206250</text:p>
          </table:table-cell>
          <table:table-cell office:value-type="float" office:value="1514029">
            <text:p>1514029</text:p>
          </table:table-cell>
          <table:table-cell office:value-type="float" office:value="1429100">
            <text:p>1429100</text:p>
          </table:table-cell>
          <table:table-cell office:value-type="float" office:value="401702">
            <text:p>401702</text:p>
          </table:table-cell>
          <table:table-cell office:value-type="float" office:value="497976">
            <text:p>497976</text:p>
          </table:table-cell>
          <table:table-cell office:value-type="float" office:value="577958">
            <text:p>577958</text:p>
          </table:table-cell>
          <table:table-cell office:value-type="float" office:value="1342214">
            <text:p>1342214</text:p>
          </table:table-cell>
          <table:table-cell office:value-type="float" office:value="1499323">
            <text:p>1499323</text:p>
          </table:table-cell>
          <table:table-cell office:value-type="float" office:value="949769">
            <text:p>949769</text:p>
          </table:table-cell>
          <table:table-cell office:value-type="float" office:value="1190349">
            <text:p>1190349</text:p>
          </table:table-cell>
          <table:table-cell office:value-type="float" office:value="1232824">
            <text:p>1232824</text:p>
          </table:table-cell>
          <table:table-cell office:value-type="float" office:value="350930">
            <text:p>350930</text:p>
          </table:table-cell>
          <table:table-cell office:value-type="float" office:value="369566">
            <text:p>369566</text:p>
          </table:table-cell>
          <table:table-cell office:value-type="float" office:value="466691">
            <text:p>466691</text:p>
          </table:table-cell>
          <table:table-cell office:value-type="float" office:value="560560">
            <text:p>560560</text:p>
          </table:table-cell>
          <table:table-cell office:value-type="float" office:value="344584">
            <text:p>344584</text:p>
          </table:table-cell>
          <table:table-cell office:value-type="float" office:value="357277">
            <text:p>357277</text:p>
          </table:table-cell>
          <table:table-cell office:value-type="float" office:value="694585">
            <text:p>694585</text:p>
          </table:table-cell>
          <table:table-cell office:value-type="float" office:value="972049">
            <text:p>972049</text:p>
          </table:table-cell>
          <table:table-cell office:value-type="float" office:value="940561">
            <text:p>940561</text:p>
          </table:table-cell>
          <table:table-cell office:value-type="float" office:value="454814">
            <text:p>454814</text:p>
          </table:table-cell>
          <table:table-cell office:value-type="float" office:value="1106659">
            <text:p>1106659</text:p>
          </table:table-cell>
          <table:table-cell office:value-type="float" office:value="1154979">
            <text:p>1154979</text:p>
          </table:table-cell>
          <table:table-cell office:value-type="float" office:value="800516">
            <text:p>800516</text:p>
          </table:table-cell>
          <table:table-cell office:value-type="float" office:value="638669">
            <text:p>638669</text:p>
          </table:table-cell>
          <table:table-cell office:value-type="float" office:value="825974">
            <text:p>825974</text:p>
          </table:table-cell>
          <table:table-cell office:value-type="float" office:value="356959">
            <text:p>356959</text:p>
          </table:table-cell>
          <table:table-cell office:value-type="float" office:value="883297">
            <text:p>883297</text:p>
          </table:table-cell>
          <table:table-cell office:value-type="float" office:value="465951">
            <text:p>465951</text:p>
          </table:table-cell>
          <table:table-cell office:value-type="float" office:value="563130">
            <text:p>563130</text:p>
          </table:table-cell>
          <table:table-cell office:value-type="float" office:value="588679">
            <text:p>588679</text:p>
          </table:table-cell>
          <table:table-cell office:value-type="float" office:value="494327">
            <text:p>494327</text:p>
          </table:table-cell>
          <table:table-cell office:value-type="float" office:value="854520">
            <text:p>854520</text:p>
          </table:table-cell>
          <table:table-cell office:value-type="float" office:value="567658">
            <text:p>567658</text:p>
          </table:table-cell>
          <table:table-cell office:value-type="float" office:value="820713">
            <text:p>820713</text:p>
          </table:table-cell>
          <table:table-cell office:value-type="float" office:value="589752">
            <text:p>589752</text:p>
          </table:table-cell>
          <table:table-cell office:value-type="float" office:value="660362">
            <text:p>660362</text:p>
          </table:table-cell>
          <table:table-cell office:value-type="float" office:value="494009">
            <text:p>494009</text:p>
          </table:table-cell>
          <table:table-cell office:value-type="float" office:value="451622">
            <text:p>451622</text:p>
          </table:table-cell>
          <table:table-cell office:value-type="float" office:value="761248">
            <text:p>761248</text:p>
          </table:table-cell>
          <table:table-cell office:value-type="float" office:value="459571">
            <text:p>459571</text:p>
          </table:table-cell>
          <table:table-cell office:value-type="float" office:value="243426">
            <text:p>243426</text:p>
          </table:table-cell>
          <table:table-cell office:value-type="float" office:value="492405">
            <text:p>492405</text:p>
          </table:table-cell>
          <table:table-cell office:value-type="float" office:value="532092">
            <text:p>532092</text:p>
          </table:table-cell>
          <table:table-cell office:value-type="float" office:value="688523">
            <text:p>688523</text:p>
          </table:table-cell>
          <table:table-cell office:value-type="float" office:value="398053">
            <text:p>398053</text:p>
          </table:table-cell>
          <table:table-cell office:value-type="float" office:value="862644">
            <text:p>862644</text:p>
          </table:table-cell>
          <table:table-cell office:value-type="float" office:value="692098">
            <text:p>692098</text:p>
          </table:table-cell>
          <table:table-cell office:value-type="float" office:value="812448">
            <text:p>812448</text:p>
          </table:table-cell>
          <table:table-cell office:value-type="float" office:value="420914">
            <text:p>420914</text:p>
          </table:table-cell>
          <table:table-cell office:value-type="float" office:value="364430">
            <text:p>364430</text:p>
          </table:table-cell>
          <table:table-cell office:value-type="float" office:value="472277">
            <text:p>472277</text:p>
          </table:table-cell>
          <table:table-cell office:value-type="float" office:value="307017">
            <text:p>307017</text:p>
          </table:table-cell>
          <table:table-cell office:value-type="float" office:value="326961">
            <text:p>326961</text:p>
          </table:table-cell>
          <table:table-cell office:value-type="float" office:value="842911">
            <text:p>842911</text:p>
          </table:table-cell>
          <table:table-cell office:value-type="float" office:value="1088647">
            <text:p>1088647</text:p>
          </table:table-cell>
          <table:table-cell office:value-type="float" office:value="842812">
            <text:p>842812</text:p>
          </table:table-cell>
          <table:table-cell office:value-type="float" office:value="768033">
            <text:p>768033</text:p>
          </table:table-cell>
          <table:table-cell office:value-type="float" office:value="1264837">
            <text:p>1264837</text:p>
          </table:table-cell>
          <table:table-cell office:value-type="float" office:value="978679">
            <text:p>978679</text:p>
          </table:table-cell>
          <table:table-cell office:value-type="float" office:value="852526">
            <text:p>852526</text:p>
          </table:table-cell>
          <table:table-cell office:value-type="float" office:value="610629">
            <text:p>610629</text:p>
          </table:table-cell>
          <table:table-cell office:value-type="float" office:value="650791">
            <text:p>650791</text:p>
          </table:table-cell>
          <table:table-cell office:value-type="float" office:value="737916">
            <text:p>737916</text:p>
          </table:table-cell>
          <table:table-cell office:value-type="float" office:value="933633">
            <text:p>933633</text:p>
          </table:table-cell>
          <table:table-cell office:value-type="float" office:value="117764">
            <text:p>117764</text:p>
          </table:table-cell>
          <table:table-cell office:value-type="float" office:value="654442">
            <text:p>654442</text:p>
          </table:table-cell>
          <table:table-cell office:value-type="float" office:value="351737">
            <text:p>351737</text:p>
          </table:table-cell>
          <table:table-cell office:value-type="float" office:value="298794">
            <text:p>298794</text:p>
          </table:table-cell>
          <table:table-cell office:value-type="float" office:value="829780">
            <text:p>829780</text:p>
          </table:table-cell>
          <table:table-cell office:value-type="float" office:value="847468">
            <text:p>847468</text:p>
          </table:table-cell>
          <table:table-cell office:value-type="float" office:value="317880">
            <text:p>317880</text:p>
          </table:table-cell>
          <table:table-cell office:value-type="float" office:value="104610">
            <text:p>104610</text:p>
          </table:table-cell>
          <table:table-cell office:value-type="float" office:value="237707">
            <text:p>237707</text:p>
          </table:table-cell>
          <table:table-cell office:value-type="float" office:value="132396">
            <text:p>132396</text:p>
          </table:table-cell>
          <table:table-cell office:value-type="float" office:value="139985">
            <text:p>139985</text:p>
          </table:table-cell>
          <table:table-cell office:value-type="float" office:value="547526">
            <text:p>547526</text:p>
          </table:table-cell>
          <table:table-cell office:value-type="float" office:value="303128">
            <text:p>303128</text:p>
          </table:table-cell>
          <table:table-cell office:value-type="float" office:value="320815">
            <text:p>320815</text:p>
          </table:table-cell>
          <table:table-cell office:value-type="float" office:value="572178">
            <text:p>572178</text:p>
          </table:table-cell>
          <table:table-cell office:value-type="float" office:value="433209">
            <text:p>433209</text:p>
          </table:table-cell>
          <table:table-cell office:value-type="float" office:value="129744">
            <text:p>129744</text:p>
          </table:table-cell>
          <table:table-cell office:value-type="float" office:value="861758">
            <text:p>861758</text:p>
          </table:table-cell>
          <table:table-cell office:value-type="float" office:value="864627">
            <text:p>864627</text:p>
          </table:table-cell>
          <table:table-cell office:value-type="float" office:value="273417">
            <text:p>273417</text:p>
          </table:table-cell>
          <table:table-cell office:value-type="float" office:value="333083">
            <text:p>333083</text:p>
          </table:table-cell>
          <table:table-cell office:value-type="float" office:value="191141">
            <text:p>191141</text:p>
          </table:table-cell>
          <table:table-cell office:value-type="float" office:value="273620">
            <text:p>273620</text:p>
          </table:table-cell>
          <table:table-cell office:value-type="float" office:value="300682">
            <text:p>300682</text:p>
          </table:table-cell>
          <table:table-cell office:value-type="float" office:value="130650">
            <text:p>130650</text:p>
          </table:table-cell>
          <table:table-cell office:value-type="float" office:value="79891">
            <text:p>79891</text:p>
          </table:table-cell>
          <table:table-cell office:value-type="float" office:value="81485">
            <text:p>81485</text:p>
          </table:table-cell>
          <table:table-cell office:value-type="float" office:value="853029">
            <text:p>853029</text:p>
          </table:table-cell>
          <table:table-cell office:value-type="float" office:value="99882">
            <text:p>99882</text:p>
          </table:table-cell>
          <table:table-cell office:value-type="float" office:value="360480">
            <text:p>360480</text:p>
          </table:table-cell>
          <table:table-cell office:value-type="float" office:value="740008">
            <text:p>740008</text:p>
          </table:table-cell>
          <table:table-cell office:value-type="float" office:value="452855">
            <text:p>452855</text:p>
          </table:table-cell>
          <table:table-cell office:value-type="float" office:value="597836">
            <text:p>597836</text:p>
          </table:table-cell>
          <table:table-cell office:value-type="float" office:value="444720">
            <text:p>444720</text:p>
          </table:table-cell>
          <table:table-cell office:value-type="float" office:value="537883">
            <text:p>537883</text:p>
          </table:table-cell>
          <table:table-cell office:value-type="float" office:value="162769">
            <text:p>162769</text:p>
          </table:table-cell>
          <table:table-cell office:value-type="float" office:value="136424">
            <text:p>136424</text:p>
          </table:table-cell>
          <table:table-cell office:value-type="float" office:value="871856">
            <text:p>871856</text:p>
          </table:table-cell>
          <table:table-cell office:value-type="float" office:value="71667">
            <text:p>71667</text:p>
          </table:table-cell>
          <table:table-cell office:value-type="float" office:value="244199">
            <text:p>244199</text:p>
          </table:table-cell>
          <table:table-cell office:value-type="float" office:value="730994">
            <text:p>730994</text:p>
          </table:table-cell>
          <table:table-cell office:value-type="float" office:value="603442">
            <text:p>603442</text:p>
          </table:table-cell>
          <table:table-cell office:value-type="float" office:value="665456">
            <text:p>665456</text:p>
          </table:table-cell>
          <table:table-cell office:value-type="float" office:value="294409">
            <text:p>294409</text:p>
          </table:table-cell>
          <table:table-cell office:value-type="float" office:value="214329">
            <text:p>214329</text:p>
          </table:table-cell>
          <table:table-cell office:value-type="float" office:value="322581">
            <text:p>322581</text:p>
          </table:table-cell>
          <table:table-cell office:value-type="float" office:value="445847">
            <text:p>445847</text:p>
          </table:table-cell>
          <table:table-cell office:value-type="float" office:value="216308">
            <text:p>216308</text:p>
          </table:table-cell>
          <table:table-cell office:value-type="float" office:value="1014862">
            <text:p>1014862</text:p>
          </table:table-cell>
          <table:table-cell office:value-type="float" office:value="1012510">
            <text:p>1012510</text:p>
          </table:table-cell>
          <table:table-cell office:value-type="float" office:value="874037">
            <text:p>874037</text:p>
          </table:table-cell>
          <table:table-cell office:value-type="float" office:value="1270038">
            <text:p>1270038</text:p>
          </table:table-cell>
          <table:table-cell office:value-type="float" office:value="971441">
            <text:p>971441</text:p>
          </table:table-cell>
          <table:table-cell office:value-type="float" office:value="1279098">
            <text:p>1279098</text:p>
          </table:table-cell>
          <table:table-cell office:value-type="float" office:value="1171803">
            <text:p>1171803</text:p>
          </table:table-cell>
          <table:table-cell office:value-type="float" office:value="930443">
            <text:p>930443</text:p>
          </table:table-cell>
          <table:table-cell office:value-type="float" office:value="653400">
            <text:p>653400</text:p>
          </table:table-cell>
          <table:table-cell office:value-type="float" office:value="941661">
            <text:p>941661</text:p>
          </table:table-cell>
          <table:table-cell office:value-type="float" office:value="926306">
            <text:p>926306</text:p>
          </table:table-cell>
          <table:table-cell office:value-type="float" office:value="571563">
            <text:p>571563</text:p>
          </table:table-cell>
          <table:table-cell office:value-type="float" office:value="787669">
            <text:p>787669</text:p>
          </table:table-cell>
          <table:table-cell office:value-type="float" office:value="419785">
            <text:p>419785</text:p>
          </table:table-cell>
          <table:table-cell office:value-type="float" office:value="866390">
            <text:p>866390</text:p>
          </table:table-cell>
          <table:table-cell office:value-type="float" office:value="898277">
            <text:p>898277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188014">
            <text:p>188014</text:p>
          </table:table-cell>
          <table:table-cell office:value-type="float" office:value="252544">
            <text:p>252544</text:p>
          </table:table-cell>
          <table:table-cell office:value-type="float" office:value="116459">
            <text:p>116459</text:p>
          </table:table-cell>
          <table:table-cell office:value-type="float" office:value="139372">
            <text:p>139372</text:p>
          </table:table-cell>
          <table:table-cell office:value-type="float" office:value="138252">
            <text:p>138252</text:p>
          </table:table-cell>
          <table:table-cell office:value-type="float" office:value="168202">
            <text:p>168202</text:p>
          </table:table-cell>
          <table:table-cell office:value-type="float" office:value="165869">
            <text:p>165869</text:p>
          </table:table-cell>
          <table:table-cell office:value-type="float" office:value="269746">
            <text:p>269746</text:p>
          </table:table-cell>
          <table:table-cell office:value-type="float" office:value="102966">
            <text:p>102966</text:p>
          </table:table-cell>
          <table:table-cell office:value-type="float" office:value="218753">
            <text:p>218753</text:p>
          </table:table-cell>
          <table:table-cell office:value-type="float" office:value="322532">
            <text:p>322532</text:p>
          </table:table-cell>
          <table:table-cell office:value-type="float" office:value="267546">
            <text:p>267546</text:p>
          </table:table-cell>
          <table:table-cell office:value-type="float" office:value="501080">
            <text:p>501080</text:p>
          </table:table-cell>
          <table:table-cell office:value-type="float" office:value="110373">
            <text:p>110373</text:p>
          </table:table-cell>
          <table:table-cell office:value-type="float" office:value="214019">
            <text:p>214019</text:p>
          </table:table-cell>
          <table:table-cell office:value-type="float" office:value="342560">
            <text:p>342560</text:p>
          </table:table-cell>
          <table:table-cell office:value-type="float" office:value="109835">
            <text:p>109835</text:p>
          </table:table-cell>
          <table:table-cell office:value-type="float" office:value="87939">
            <text:p>87939</text:p>
          </table:table-cell>
          <table:table-cell office:value-type="float" office:value="39566">
            <text:p>39566</text:p>
          </table:table-cell>
          <table:table-cell office:value-type="float" office:value="95362">
            <text:p>95362</text:p>
          </table:table-cell>
          <table:table-cell office:value-type="float" office:value="119857">
            <text:p>119857</text:p>
          </table:table-cell>
          <table:table-cell office:value-type="float" office:value="71440">
            <text:p>71440</text:p>
          </table:table-cell>
          <table:table-cell office:value-type="float" office:value="108026">
            <text:p>108026</text:p>
          </table:table-cell>
          <table:table-cell office:value-type="float" office:value="160079">
            <text:p>160079</text:p>
          </table:table-cell>
          <table:table-cell office:value-type="float" office:value="112184">
            <text:p>112184</text:p>
          </table:table-cell>
          <table:table-cell office:value-type="float" office:value="88844">
            <text:p>88844</text:p>
          </table:table-cell>
          <table:table-cell office:value-type="float" office:value="51874">
            <text:p>51874</text:p>
          </table:table-cell>
          <table:table-cell office:value-type="float" office:value="125617">
            <text:p>125617</text:p>
          </table:table-cell>
          <table:table-cell office:value-type="float" office:value="75962">
            <text:p>75962</text:p>
          </table:table-cell>
          <table:table-cell office:value-type="float" office:value="63967">
            <text:p>63967</text:p>
          </table:table-cell>
          <table:table-cell office:value-type="float" office:value="101415">
            <text:p>101415</text:p>
          </table:table-cell>
          <table:table-cell office:value-type="float" office:value="88419">
            <text:p>88419</text:p>
          </table:table-cell>
          <table:table-cell office:value-type="float" office:value="53044">
            <text:p>53044</text:p>
          </table:table-cell>
          <table:table-cell office:value-type="float" office:value="118098">
            <text:p>118098</text:p>
          </table:table-cell>
          <table:table-cell office:value-type="float" office:value="119691">
            <text:p>119691</text:p>
          </table:table-cell>
          <table:table-cell office:value-type="float" office:value="101395">
            <text:p>101395</text:p>
          </table:table-cell>
          <table:table-cell office:value-type="float" office:value="61984">
            <text:p>61984</text:p>
          </table:table-cell>
          <table:table-cell office:value-type="float" office:value="32607">
            <text:p>32607</text:p>
          </table:table-cell>
          <table:table-cell office:value-type="float" office:value="40355">
            <text:p>40355</text:p>
          </table:table-cell>
          <table:table-cell office:value-type="float" office:value="183460">
            <text:p>183460</text:p>
          </table:table-cell>
          <table:table-cell office:value-type="float" office:value="63729">
            <text:p>63729</text:p>
          </table:table-cell>
          <table:table-cell office:value-type="float" office:value="96089">
            <text:p>96089</text:p>
          </table:table-cell>
          <table:table-cell office:value-type="float" office:value="69626">
            <text:p>69626</text:p>
          </table:table-cell>
          <table:table-cell office:value-type="float" office:value="54571">
            <text:p>54571</text:p>
          </table:table-cell>
          <table:table-cell office:value-type="float" office:value="55751">
            <text:p>55751</text:p>
          </table:table-cell>
          <table:table-cell office:value-type="float" office:value="171605">
            <text:p>171605</text:p>
          </table:table-cell>
          <table:table-cell office:value-type="float" office:value="47386">
            <text:p>47386</text:p>
          </table:table-cell>
          <table:table-cell office:value-type="float" office:value="103841">
            <text:p>103841</text:p>
          </table:table-cell>
          <table:table-cell office:value-type="float" office:value="47795">
            <text:p>47795</text:p>
          </table:table-cell>
          <table:table-cell office:value-type="float" office:value="75682">
            <text:p>75682</text:p>
          </table:table-cell>
          <table:table-cell office:value-type="float" office:value="81917">
            <text:p>81917</text:p>
          </table:table-cell>
          <table:table-cell office:value-type="float" office:value="73589">
            <text:p>73589</text:p>
          </table:table-cell>
          <table:table-cell office:value-type="float" office:value="185073">
            <text:p>185073</text:p>
          </table:table-cell>
          <table:table-cell office:value-type="float" office:value="29281">
            <text:p>29281</text:p>
          </table:table-cell>
          <table:table-cell office:value-type="float" office:value="73969">
            <text:p>73969</text:p>
          </table:table-cell>
          <table:table-cell office:value-type="float" office:value="79089">
            <text:p>79089</text:p>
          </table:table-cell>
          <table:table-cell office:value-type="float" office:value="50096">
            <text:p>50096</text:p>
          </table:table-cell>
          <table:table-cell office:value-type="float" office:value="20074">
            <text:p>20074</text:p>
          </table:table-cell>
          <table:table-cell office:value-type="float" office:value="55366">
            <text:p>55366</text:p>
          </table:table-cell>
          <table:table-cell office:value-type="float" office:value="42981">
            <text:p>42981</text:p>
          </table:table-cell>
          <table:table-cell office:value-type="float" office:value="16957">
            <text:p>16957</text:p>
          </table:table-cell>
          <table:table-cell office:value-type="float" office:value="34003">
            <text:p>34003</text:p>
          </table:table-cell>
          <table:table-cell office:value-type="float" office:value="64438">
            <text:p>64438</text:p>
          </table:table-cell>
          <table:table-cell office:value-type="float" office:value="22781">
            <text:p>22781</text:p>
          </table:table-cell>
          <table:table-cell office:value-type="float" office:value="66278">
            <text:p>66278</text:p>
          </table:table-cell>
          <table:table-cell office:value-type="float" office:value="15490">
            <text:p>15490</text:p>
          </table:table-cell>
          <table:table-cell office:value-type="float" office:value="57383">
            <text:p>57383</text:p>
          </table:table-cell>
          <table:table-cell office:value-type="float" office:value="36225">
            <text:p>36225</text:p>
          </table:table-cell>
          <table:table-cell office:value-type="float" office:value="56302">
            <text:p>56302</text:p>
          </table:table-cell>
          <table:table-cell office:value-type="float" office:value="46844">
            <text:p>46844</text:p>
          </table:table-cell>
          <table:table-cell office:value-type="float" office:value="37621">
            <text:p>37621</text:p>
          </table:table-cell>
          <table:table-cell office:value-type="float" office:value="25486">
            <text:p>25486</text:p>
          </table:table-cell>
          <table:table-cell office:value-type="float" office:value="50698">
            <text:p>50698</text:p>
          </table:table-cell>
          <table:table-cell office:value-type="float" office:value="20234">
            <text:p>20234</text:p>
          </table:table-cell>
          <table:table-cell office:value-type="float" office:value="39943">
            <text:p>39943</text:p>
          </table:table-cell>
          <table:table-cell office:value-type="float" office:value="6358">
            <text:p>6358</text:p>
          </table:table-cell>
          <table:table-cell office:value-type="float" office:value="30101">
            <text:p>30101</text:p>
          </table:table-cell>
          <table:table-cell office:value-type="float" office:value="16417">
            <text:p>16417</text:p>
          </table:table-cell>
          <table:table-cell office:value-type="float" office:value="48973">
            <text:p>48973</text:p>
          </table:table-cell>
          <table:table-cell office:value-type="float" office:value="8288">
            <text:p>8288</text:p>
          </table:table-cell>
          <table:table-cell office:value-type="float" office:value="43146">
            <text:p>43146</text:p>
          </table:table-cell>
          <table:table-cell office:value-type="float" office:value="32575">
            <text:p>32575</text:p>
          </table:table-cell>
          <table:table-cell office:value-type="float" office:value="246953">
            <text:p>246953</text:p>
          </table:table-cell>
          <table:table-cell office:value-type="float" office:value="68750">
            <text:p>68750</text:p>
          </table:table-cell>
          <table:table-cell office:value-type="float" office:value="60914">
            <text:p>60914</text:p>
          </table:table-cell>
          <table:table-cell office:value-type="float" office:value="405004">
            <text:p>405004</text:p>
          </table:table-cell>
          <table:table-cell office:value-type="float" office:value="357382">
            <text:p>357382</text:p>
          </table:table-cell>
          <table:table-cell office:value-type="float" office:value="320291">
            <text:p>320291</text:p>
          </table:table-cell>
          <table:table-cell office:value-type="float" office:value="661342">
            <text:p>661342</text:p>
          </table:table-cell>
          <table:table-cell office:value-type="float" office:value="455942">
            <text:p>455942</text:p>
          </table:table-cell>
          <table:table-cell office:value-type="float" office:value="444852">
            <text:p>444852</text:p>
          </table:table-cell>
          <table:table-cell office:value-type="float" office:value="451150">
            <text:p>451150</text:p>
          </table:table-cell>
          <table:table-cell office:value-type="float" office:value="867887">
            <text:p>867887</text:p>
          </table:table-cell>
          <table:table-cell office:value-type="float" office:value="748628">
            <text:p>748628</text:p>
          </table:table-cell>
          <table:table-cell office:value-type="float" office:value="476422">
            <text:p>476422</text:p>
          </table:table-cell>
          <table:table-cell office:value-type="float" office:value="416144">
            <text:p>416144</text:p>
          </table:table-cell>
          <table:table-cell office:value-type="float" office:value="404904">
            <text:p>404904</text:p>
          </table:table-cell>
          <table:table-cell office:value-type="float" office:value="414098">
            <text:p>414098</text:p>
          </table:table-cell>
          <table:table-cell office:value-type="float" office:value="393755">
            <text:p>393755</text:p>
          </table:table-cell>
          <table:table-cell office:value-type="float" office:value="570584">
            <text:p>570584</text:p>
          </table:table-cell>
          <table:table-cell office:value-type="float" office:value="352543">
            <text:p>352543</text:p>
          </table:table-cell>
          <table:table-cell office:value-type="float" office:value="604928">
            <text:p>604928</text:p>
          </table:table-cell>
          <table:table-cell office:value-type="float" office:value="422995">
            <text:p>422995</text:p>
          </table:table-cell>
          <table:table-cell office:value-type="float" office:value="483992">
            <text:p>483992</text:p>
          </table:table-cell>
          <table:table-cell office:value-type="float" office:value="671377">
            <text:p>671377</text:p>
          </table:table-cell>
          <table:table-cell office:value-type="float" office:value="321149">
            <text:p>321149</text:p>
          </table:table-cell>
          <table:table-cell office:value-type="float" office:value="144897">
            <text:p>144897</text:p>
          </table:table-cell>
          <table:table-cell office:value-type="float" office:value="522157">
            <text:p>522157</text:p>
          </table:table-cell>
          <table:table-cell office:value-type="float" office:value="749973">
            <text:p>749973</text:p>
          </table:table-cell>
          <table:table-cell office:value-type="float" office:value="446587">
            <text:p>446587</text:p>
          </table:table-cell>
          <table:table-cell office:value-type="float" office:value="659940">
            <text:p>659940</text:p>
          </table:table-cell>
          <table:table-cell office:value-type="float" office:value="937879">
            <text:p>937879</text:p>
          </table:table-cell>
          <table:table-cell office:value-type="float" office:value="926499">
            <text:p>926499</text:p>
          </table:table-cell>
          <table:table-cell office:value-type="float" office:value="622960">
            <text:p>622960</text:p>
          </table:table-cell>
          <table:table-cell office:value-type="float" office:value="1195047">
            <text:p>1195047</text:p>
          </table:table-cell>
          <table:table-cell office:value-type="float" office:value="1160410">
            <text:p>1160410</text:p>
          </table:table-cell>
          <table:table-cell office:value-type="float" office:value="1092635">
            <text:p>1092635</text:p>
          </table:table-cell>
          <table:table-cell office:value-type="float" office:value="529898">
            <text:p>529898</text:p>
          </table:table-cell>
          <table:table-cell office:value-type="float" office:value="725847">
            <text:p>725847</text:p>
          </table:table-cell>
          <table:table-cell office:value-type="float" office:value="1046901">
            <text:p>1046901</text:p>
          </table:table-cell>
          <table:table-cell office:value-type="float" office:value="916865">
            <text:p>916865</text:p>
          </table:table-cell>
          <table:table-cell office:value-type="float" office:value="1071814">
            <text:p>1071814</text:p>
          </table:table-cell>
          <table:table-cell office:value-type="float" office:value="675492">
            <text:p>675492</text:p>
          </table:table-cell>
          <table:table-cell office:value-type="float" office:value="1340873">
            <text:p>1340873</text:p>
          </table:table-cell>
          <table:table-cell office:value-type="float" office:value="889925">
            <text:p>889925</text:p>
          </table:table-cell>
          <table:table-cell office:value-type="float" office:value="818818">
            <text:p>818818</text:p>
          </table:table-cell>
          <table:table-cell office:value-type="float" office:value="1035968">
            <text:p>1035968</text:p>
          </table:table-cell>
          <table:table-cell office:value-type="float" office:value="477224">
            <text:p>477224</text:p>
          </table:table-cell>
          <table:table-cell office:value-type="float" office:value="761522">
            <text:p>761522</text:p>
          </table:table-cell>
          <table:table-cell office:value-type="float" office:value="820808">
            <text:p>820808</text:p>
          </table:table-cell>
          <table:table-cell office:value-type="float" office:value="942333">
            <text:p>942333</text:p>
          </table:table-cell>
          <table:table-cell office:value-type="float" office:value="837799">
            <text:p>837799</text:p>
          </table:table-cell>
          <table:table-cell office:value-type="float" office:value="1205119">
            <text:p>1205119</text:p>
          </table:table-cell>
          <table:table-cell office:value-type="float" office:value="814607">
            <text:p>814607</text:p>
          </table:table-cell>
          <table:table-cell office:value-type="float" office:value="1305868">
            <text:p>1305868</text:p>
          </table:table-cell>
          <table:table-cell office:value-type="float" office:value="1142364">
            <text:p>1142364</text:p>
          </table:table-cell>
          <table:table-cell office:value-type="float" office:value="843784">
            <text:p>843784</text:p>
          </table:table-cell>
          <table:table-cell office:value-type="float" office:value="584640">
            <text:p>584640</text:p>
          </table:table-cell>
          <table:table-cell office:value-type="float" office:value="1490353">
            <text:p>1490353</text:p>
          </table:table-cell>
          <table:table-cell office:value-type="float" office:value="1176461">
            <text:p>1176461</text:p>
          </table:table-cell>
          <table:table-cell office:value-type="float" office:value="352583">
            <text:p>352583</text:p>
          </table:table-cell>
          <table:table-cell office:value-type="float" office:value="1105745">
            <text:p>1105745</text:p>
          </table:table-cell>
          <table:table-cell office:value-type="float" office:value="697620">
            <text:p>697620</text:p>
          </table:table-cell>
          <table:table-cell office:value-type="float" office:value="856364">
            <text:p>856364</text:p>
          </table:table-cell>
          <table:table-cell office:value-type="float" office:value="948087">
            <text:p>948087</text:p>
          </table:table-cell>
          <table:table-cell office:value-type="float" office:value="1253407">
            <text:p>1253407</text:p>
          </table:table-cell>
          <table:table-cell office:value-type="float" office:value="1439206">
            <text:p>1439206</text:p>
          </table:table-cell>
          <table:table-cell office:value-type="float" office:value="1184880">
            <text:p>1184880</text:p>
          </table:table-cell>
          <table:table-cell office:value-type="float" office:value="295974">
            <text:p>295974</text:p>
          </table:table-cell>
          <table:table-cell office:value-type="float" office:value="636271">
            <text:p>636271</text:p>
          </table:table-cell>
          <table:table-cell office:value-type="float" office:value="952979">
            <text:p>952979</text:p>
          </table:table-cell>
          <table:table-cell office:value-type="float" office:value="724883">
            <text:p>724883</text:p>
          </table:table-cell>
          <table:table-cell office:value-type="float" office:value="642999">
            <text:p>642999</text:p>
          </table:table-cell>
          <table:table-cell office:value-type="float" office:value="736910">
            <text:p>736910</text:p>
          </table:table-cell>
          <table:table-cell office:value-type="float" office:value="711155">
            <text:p>711155</text:p>
          </table:table-cell>
          <table:table-cell office:value-type="float" office:value="1044068">
            <text:p>1044068</text:p>
          </table:table-cell>
          <table:table-cell office:value-type="float" office:value="817259">
            <text:p>817259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float" office:value="312380">
            <text:p>312380</text:p>
          </table:table-cell>
          <table:table-cell office:value-type="float" office:value="160686">
            <text:p>160686</text:p>
          </table:table-cell>
          <table:table-cell office:value-type="float" office:value="335394">
            <text:p>335394</text:p>
          </table:table-cell>
          <table:table-cell office:value-type="float" office:value="110085">
            <text:p>110085</text:p>
          </table:table-cell>
          <table:table-cell office:value-type="float" office:value="169282">
            <text:p>169282</text:p>
          </table:table-cell>
          <table:table-cell office:value-type="float" office:value="148778">
            <text:p>148778</text:p>
          </table:table-cell>
          <table:table-cell office:value-type="float" office:value="116925">
            <text:p>116925</text:p>
          </table:table-cell>
          <table:table-cell office:value-type="float" office:value="86978">
            <text:p>86978</text:p>
          </table:table-cell>
          <table:table-cell office:value-type="float" office:value="161557">
            <text:p>161557</text:p>
          </table:table-cell>
          <table:table-cell office:value-type="float" office:value="55586">
            <text:p>55586</text:p>
          </table:table-cell>
          <table:table-cell office:value-type="float" office:value="91823">
            <text:p>91823</text:p>
          </table:table-cell>
          <table:table-cell office:value-type="float" office:value="42922">
            <text:p>42922</text:p>
          </table:table-cell>
          <table:table-cell office:value-type="float" office:value="89021">
            <text:p>89021</text:p>
          </table:table-cell>
          <table:table-cell office:value-type="float" office:value="236288">
            <text:p>236288</text:p>
          </table:table-cell>
          <table:table-cell office:value-type="float" office:value="46143">
            <text:p>46143</text:p>
          </table:table-cell>
          <table:table-cell office:value-type="float" office:value="42956">
            <text:p>42956</text:p>
          </table:table-cell>
          <table:table-cell office:value-type="float" office:value="342761">
            <text:p>342761</text:p>
          </table:table-cell>
          <table:table-cell office:value-type="float" office:value="145826">
            <text:p>145826</text:p>
          </table:table-cell>
          <table:table-cell office:value-type="float" office:value="86">
            <text:p>86</text:p>
          </table:table-cell>
          <table:table-cell office:value-type="float" office:value="388029">
            <text:p>388029</text:p>
          </table:table-cell>
          <table:table-cell office:value-type="float" office:value="1045927">
            <text:p>1045927</text:p>
          </table:table-cell>
          <table:table-cell office:value-type="float" office:value="700700">
            <text:p>700700</text:p>
          </table:table-cell>
          <table:table-cell office:value-type="float" office:value="704605">
            <text:p>704605</text:p>
          </table:table-cell>
          <table:table-cell office:value-type="float" office:value="282402">
            <text:p>282402</text:p>
          </table:table-cell>
          <table:table-cell office:value-type="float" office:value="482703">
            <text:p>482703</text:p>
          </table:table-cell>
          <table:table-cell office:value-type="float" office:value="71634">
            <text:p>71634</text:p>
          </table:table-cell>
          <table:table-cell office:value-type="float" office:value="64480">
            <text:p>64480</text:p>
          </table:table-cell>
          <table:table-cell office:value-type="float" office:value="339024">
            <text:p>339024</text:p>
          </table:table-cell>
          <table:table-cell office:value-type="float" office:value="544599">
            <text:p>544599</text:p>
          </table:table-cell>
          <table:table-cell office:value-type="float" office:value="0">
            <text:p>0</text:p>
          </table:table-cell>
          <table:table-cell office:value-type="float" office:value="78332">
            <text:p>78332</text:p>
          </table:table-cell>
          <table:table-cell office:value-type="float" office:value="122097">
            <text:p>122097</text:p>
          </table:table-cell>
          <table:table-cell office:value-type="float" office:value="46737">
            <text:p>46737</text:p>
          </table:table-cell>
          <table:table-cell office:value-type="float" office:value="246984">
            <text:p>246984</text:p>
          </table:table-cell>
          <table:table-cell office:value-type="float" office:value="899640">
            <text:p>899640</text:p>
          </table:table-cell>
          <table:table-cell office:value-type="float" office:value="405804">
            <text:p>405804</text:p>
          </table:table-cell>
          <table:table-cell office:value-type="float" office:value="793933">
            <text:p>793933</text:p>
          </table:table-cell>
          <table:table-cell office:value-type="float" office:value="846720">
            <text:p>846720</text:p>
          </table:table-cell>
          <table:table-cell office:value-type="float" office:value="452415">
            <text:p>452415</text:p>
          </table:table-cell>
          <table:table-cell office:value-type="float" office:value="176400">
            <text:p>176400</text:p>
          </table:table-cell>
          <table:table-cell office:value-type="float" office:value="186480">
            <text:p>186480</text:p>
          </table:table-cell>
          <table:table-cell office:value-type="float" office:value="493920">
            <text:p>493920</text:p>
          </table:table-cell>
          <table:table-cell office:value-type="float" office:value="194040">
            <text:p>194040</text:p>
          </table:table-cell>
          <table:table-cell office:value-type="float" office:value="216720">
            <text:p>216720</text:p>
          </table:table-cell>
          <table:table-cell office:value-type="float" office:value="194040">
            <text:p>194040</text:p>
          </table:table-cell>
          <table:table-cell office:value-type="float" office:value="476513">
            <text:p>476513</text:p>
          </table:table-cell>
          <table:table-cell office:value-type="float" office:value="229406">
            <text:p>229406</text:p>
          </table:table-cell>
          <table:table-cell office:value-type="float" office:value="330125">
            <text:p>330125</text:p>
          </table:table-cell>
          <table:table-cell office:value-type="float" office:value="400679">
            <text:p>400679</text:p>
          </table:table-cell>
          <table:table-cell office:value-type="float" office:value="289800">
            <text:p>289800</text:p>
          </table:table-cell>
          <table:table-cell office:value-type="float" office:value="45877">
            <text:p>45877</text:p>
          </table:table-cell>
          <table:table-cell office:value-type="float" office:value="68040">
            <text:p>68040</text:p>
          </table:table-cell>
          <table:table-cell office:value-type="float" office:value="0">
            <text:p>0</text:p>
          </table:table-cell>
          <table:table-cell office:value-type="float" office:value="55048">
            <text:p>55048</text:p>
          </table:table-cell>
          <table:table-cell office:value-type="float" office:value="142149">
            <text:p>142149</text:p>
          </table:table-cell>
          <table:table-cell office:value-type="float" office:value="31778">
            <text:p>31778</text:p>
          </table:table-cell>
          <table:table-cell office:value-type="float" office:value="60578">
            <text:p>60578</text:p>
          </table:table-cell>
          <table:table-cell office:value-type="float" office:value="5048">
            <text:p>5048</text:p>
          </table:table-cell>
          <table:table-cell office:value-type="float" office:value="80703">
            <text:p>80703</text:p>
          </table:table-cell>
          <table:table-cell office:value-type="float" office:value="40364">
            <text:p>40364</text:p>
          </table:table-cell>
          <table:table-cell office:value-type="float" office:value="121">
            <text:p>121</text:p>
          </table:table-cell>
          <table:table-cell office:value-type="float" office:value="269640">
            <text:p>269640</text:p>
          </table:table-cell>
          <table:table-cell office:value-type="float" office:value="123480">
            <text:p>123480</text:p>
          </table:table-cell>
          <table:table-cell office:value-type="float" office:value="519132">
            <text:p>519132</text:p>
          </table:table-cell>
          <table:table-cell office:value-type="float" office:value="1242387">
            <text:p>1242387</text:p>
          </table:table-cell>
          <table:table-cell office:value-type="float" office:value="57">
            <text:p>57</text:p>
          </table:table-cell>
          <table:table-cell office:value-type="float" office:value="1181880">
            <text:p>1181880</text:p>
          </table:table-cell>
          <table:table-cell office:value-type="float" office:value="564510">
            <text:p>564510</text:p>
          </table:table-cell>
          <table:table-cell office:value-type="float" office:value="511575">
            <text:p>511575</text:p>
          </table:table-cell>
          <table:table-cell office:value-type="float" office:value="970275">
            <text:p>970275</text:p>
          </table:table-cell>
          <table:table-cell office:value-type="float" office:value="776221">
            <text:p>776221</text:p>
          </table:table-cell>
          <table:table-cell office:value-type="float" office:value="458640">
            <text:p>458640</text:p>
          </table:table-cell>
          <table:table-cell office:value-type="float" office:value="670524">
            <text:p>670524</text:p>
          </table:table-cell>
          <table:table-cell office:value-type="float" office:value="0">
            <text:p>0</text:p>
          </table:table-cell>
          <table:table-cell office:value-type="float" office:value="624960">
            <text:p>624960</text:p>
          </table:table-cell>
          <table:table-cell office:value-type="float" office:value="917280">
            <text:p>917280</text:p>
          </table:table-cell>
          <table:table-cell office:value-type="float" office:value="211680">
            <text:p>21168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3" office:value-type="float" office:value="0">
            <text:p>0</text:p>
          </table:table-cell>
          <table:table-cell office:value-type="float" office:value="80757">
            <text:p>80757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00802">
            <text:p>100802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float" office:value="100800">
            <text:p>10080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624960">
            <text:p>624960</text:p>
          </table:table-cell>
          <table:table-cell office:value-type="float" office:value="1350720">
            <text:p>1350720</text:p>
          </table:table-cell>
          <table:table-cell office:value-type="float" office:value="41">
            <text:p>41</text:p>
          </table:table-cell>
          <table:table-cell office:value-type="float" office:value="625004">
            <text:p>625004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62880">
            <text:p>362880</text:p>
          </table:table-cell>
          <table:table-cell office:value-type="float" office:value="0">
            <text:p>0</text:p>
          </table:table-cell>
          <table:table-cell office:value-type="float" office:value="2446">
            <text:p>2446</text:p>
          </table:table-cell>
          <table:table-cell table:number-columns-repeated="2" office:value-type="float" office:value="0">
            <text:p>0</text:p>
          </table:table-cell>
          <table:table-cell office:value-type="float" office:value="23023">
            <text:p>23023</text:p>
          </table:table-cell>
          <table:table-cell office:value-type="float" office:value="52347">
            <text:p>52347</text:p>
          </table:table-cell>
          <table:table-cell office:value-type="float" office:value="517229">
            <text:p>517229</text:p>
          </table:table-cell>
          <table:table-cell office:value-type="float" office:value="229970">
            <text:p>229970</text:p>
          </table:table-cell>
          <table:table-cell office:value-type="float" office:value="610169">
            <text:p>610169</text:p>
          </table:table-cell>
          <table:table-cell office:value-type="float" office:value="26813">
            <text:p>26813</text:p>
          </table:table-cell>
          <table:table-cell office:value-type="float" office:value="89323">
            <text:p>89323</text:p>
          </table:table-cell>
          <table:table-cell office:value-type="float" office:value="162029">
            <text:p>162029</text:p>
          </table:table-cell>
          <table:table-cell office:value-type="float" office:value="153926">
            <text:p>153926</text:p>
          </table:table-cell>
          <table:table-cell office:value-type="float" office:value="140196">
            <text:p>140196</text:p>
          </table:table-cell>
          <table:table-cell office:value-type="float" office:value="140467">
            <text:p>140467</text:p>
          </table:table-cell>
          <table:table-cell office:value-type="float" office:value="141129">
            <text:p>141129</text:p>
          </table:table-cell>
          <table:table-cell office:value-type="float" office:value="184519">
            <text:p>184519</text:p>
          </table:table-cell>
          <table:table-cell office:value-type="float" office:value="502749">
            <text:p>502749</text:p>
          </table:table-cell>
          <table:table-cell office:value-type="float" office:value="69946">
            <text:p>69946</text:p>
          </table:table-cell>
          <table:table-cell office:value-type="float" office:value="604800">
            <text:p>604800</text:p>
          </table:table-cell>
          <table:table-cell office:value-type="float" office:value="171719">
            <text:p>171719</text:p>
          </table:table-cell>
          <table:table-cell office:value-type="float" office:value="134354">
            <text:p>134354</text:p>
          </table:table-cell>
          <table:table-cell office:value-type="float" office:value="441459">
            <text:p>441459</text:p>
          </table:table-cell>
          <table:table-cell office:value-type="float" office:value="414884">
            <text:p>414884</text:p>
          </table:table-cell>
          <table:table-cell office:value-type="float" office:value="1149300">
            <text:p>1149300</text:p>
          </table:table-cell>
          <table:table-cell office:value-type="float" office:value="513072">
            <text:p>513072</text:p>
          </table:table-cell>
          <table:table-cell office:value-type="float" office:value="104753">
            <text:p>104753</text:p>
          </table:table-cell>
          <table:table-cell office:value-type="float" office:value="604800">
            <text:p>604800</text:p>
          </table:table-cell>
          <table:table-cell office:value-type="float" office:value="792237">
            <text:p>792237</text:p>
          </table:table-cell>
          <table:table-cell office:value-type="float" office:value="845957">
            <text:p>845957</text:p>
          </table:table-cell>
          <table:table-cell office:value-type="float" office:value="414443">
            <text:p>414443</text:p>
          </table:table-cell>
          <table:table-cell office:value-type="float" office:value="391741">
            <text:p>391741</text:p>
          </table:table-cell>
          <table:table-cell office:value-type="float" office:value="181440">
            <text:p>181440</text:p>
          </table:table-cell>
          <table:table-cell office:value-type="float" office:value="211059">
            <text:p>211059</text:p>
          </table:table-cell>
          <table:table-cell office:value-type="float" office:value="676405">
            <text:p>676405</text:p>
          </table:table-cell>
          <table:table-cell office:value-type="float" office:value="831863">
            <text:p>831863</text:p>
          </table:table-cell>
          <table:table-cell office:value-type="float" office:value="497540">
            <text:p>497540</text:p>
          </table:table-cell>
          <table:table-cell office:value-type="float" office:value="1847636">
            <text:p>1847636</text:p>
          </table:table-cell>
          <table:table-cell office:value-type="float" office:value="1682206">
            <text:p>1682206</text:p>
          </table:table-cell>
          <table:table-cell office:value-type="float" office:value="141121">
            <text:p>141121</text:p>
          </table:table-cell>
          <table:table-cell office:value-type="float" office:value="1334315">
            <text:p>1334315</text:p>
          </table:table-cell>
          <table:table-cell office:value-type="float" office:value="2211343">
            <text:p>2211343</text:p>
          </table:table-cell>
          <table:table-cell office:value-type="float" office:value="742153">
            <text:p>742153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float" office:value="683847">
            <text:p>683847</text:p>
          </table:table-cell>
          <table:table-cell office:value-type="float" office:value="941538">
            <text:p>941538</text:p>
          </table:table-cell>
          <table:table-cell office:value-type="float" office:value="1117522">
            <text:p>1117522</text:p>
          </table:table-cell>
          <table:table-cell office:value-type="float" office:value="1069873">
            <text:p>1069873</text:p>
          </table:table-cell>
          <table:table-cell office:value-type="float" office:value="1135821">
            <text:p>1135821</text:p>
          </table:table-cell>
          <table:table-cell office:value-type="float" office:value="1045637">
            <text:p>1045637</text:p>
          </table:table-cell>
          <table:table-cell office:value-type="float" office:value="787202">
            <text:p>787202</text:p>
          </table:table-cell>
          <table:table-cell office:value-type="float" office:value="580552">
            <text:p>580552</text:p>
          </table:table-cell>
          <table:table-cell office:value-type="float" office:value="556312">
            <text:p>556312</text:p>
          </table:table-cell>
          <table:table-cell office:value-type="float" office:value="946322">
            <text:p>946322</text:p>
          </table:table-cell>
          <table:table-cell office:value-type="float" office:value="674135">
            <text:p>674135</text:p>
          </table:table-cell>
          <table:table-cell office:value-type="float" office:value="693076">
            <text:p>693076</text:p>
          </table:table-cell>
          <table:table-cell office:value-type="float" office:value="694838">
            <text:p>694838</text:p>
          </table:table-cell>
          <table:table-cell office:value-type="float" office:value="624189">
            <text:p>624189</text:p>
          </table:table-cell>
          <table:table-cell office:value-type="float" office:value="439128">
            <text:p>439128</text:p>
          </table:table-cell>
          <table:table-cell office:value-type="float" office:value="410380">
            <text:p>410380</text:p>
          </table:table-cell>
          <table:table-cell office:value-type="float" office:value="612234">
            <text:p>612234</text:p>
          </table:table-cell>
          <table:table-cell office:value-type="float" office:value="338243">
            <text:p>338243</text:p>
          </table:table-cell>
          <table:table-cell office:value-type="float" office:value="635837">
            <text:p>635837</text:p>
          </table:table-cell>
          <table:table-cell office:value-type="float" office:value="893433">
            <text:p>893433</text:p>
          </table:table-cell>
          <table:table-cell office:value-type="float" office:value="600390">
            <text:p>600390</text:p>
          </table:table-cell>
          <table:table-cell office:value-type="float" office:value="707146">
            <text:p>707146</text:p>
          </table:table-cell>
          <table:table-cell office:value-type="float" office:value="640794">
            <text:p>640794</text:p>
          </table:table-cell>
          <table:table-cell office:value-type="float" office:value="836882">
            <text:p>836882</text:p>
          </table:table-cell>
          <table:table-cell office:value-type="float" office:value="1131169">
            <text:p>1131169</text:p>
          </table:table-cell>
          <table:table-cell office:value-type="float" office:value="866370">
            <text:p>866370</text:p>
          </table:table-cell>
          <table:table-cell office:value-type="float" office:value="366797">
            <text:p>366797</text:p>
          </table:table-cell>
          <table:table-cell office:value-type="float" office:value="442436">
            <text:p>442436</text:p>
          </table:table-cell>
          <table:table-cell office:value-type="float" office:value="567164">
            <text:p>567164</text:p>
          </table:table-cell>
          <table:table-cell office:value-type="float" office:value="772116">
            <text:p>772116</text:p>
          </table:table-cell>
          <table:table-cell office:value-type="float" office:value="659662">
            <text:p>659662</text:p>
          </table:table-cell>
          <table:table-cell office:value-type="float" office:value="463758">
            <text:p>463758</text:p>
          </table:table-cell>
          <table:table-cell office:value-type="float" office:value="579910">
            <text:p>579910</text:p>
          </table:table-cell>
          <table:table-cell office:value-type="float" office:value="635625">
            <text:p>635625</text:p>
          </table:table-cell>
          <table:table-cell office:value-type="float" office:value="462582">
            <text:p>462582</text:p>
          </table:table-cell>
          <table:table-cell office:value-type="float" office:value="489397">
            <text:p>489397</text:p>
          </table:table-cell>
          <table:table-cell office:value-type="float" office:value="344035">
            <text:p>344035</text:p>
          </table:table-cell>
          <table:table-cell office:value-type="float" office:value="501323">
            <text:p>501323</text:p>
          </table:table-cell>
          <table:table-cell office:value-type="float" office:value="452250">
            <text:p>452250</text:p>
          </table:table-cell>
          <table:table-cell office:value-type="float" office:value="431335">
            <text:p>431335</text:p>
          </table:table-cell>
          <table:table-cell office:value-type="float" office:value="424889">
            <text:p>424889</text:p>
          </table:table-cell>
          <table:table-cell office:value-type="float" office:value="482333">
            <text:p>482333</text:p>
          </table:table-cell>
          <table:table-cell office:value-type="float" office:value="614168">
            <text:p>614168</text:p>
          </table:table-cell>
          <table:table-cell office:value-type="float" office:value="542914">
            <text:p>542914</text:p>
          </table:table-cell>
          <table:table-cell office:value-type="float" office:value="799838">
            <text:p>799838</text:p>
          </table:table-cell>
          <table:table-cell office:value-type="float" office:value="696986">
            <text:p>696986</text:p>
          </table:table-cell>
          <table:table-cell office:value-type="float" office:value="263304">
            <text:p>263304</text:p>
          </table:table-cell>
          <table:table-cell office:value-type="float" office:value="349672">
            <text:p>349672</text:p>
          </table:table-cell>
          <table:table-cell office:value-type="float" office:value="506672">
            <text:p>506672</text:p>
          </table:table-cell>
          <table:table-cell office:value-type="float" office:value="743944">
            <text:p>743944</text:p>
          </table:table-cell>
          <table:table-cell office:value-type="float" office:value="972903">
            <text:p>972903</text:p>
          </table:table-cell>
          <table:table-cell office:value-type="float" office:value="496272">
            <text:p>496272</text:p>
          </table:table-cell>
          <table:table-cell office:value-type="float" office:value="492300">
            <text:p>492300</text:p>
          </table:table-cell>
          <table:table-cell office:value-type="float" office:value="482508">
            <text:p>482508</text:p>
          </table:table-cell>
          <table:table-cell office:value-type="float" office:value="701091">
            <text:p>701091</text:p>
          </table:table-cell>
          <table:table-cell office:value-type="float" office:value="580268">
            <text:p>580268</text:p>
          </table:table-cell>
          <table:table-cell office:value-type="float" office:value="577613">
            <text:p>577613</text:p>
          </table:table-cell>
          <table:table-cell office:value-type="float" office:value="722459">
            <text:p>722459</text:p>
          </table:table-cell>
          <table:table-cell office:value-type="float" office:value="725129">
            <text:p>725129</text:p>
          </table:table-cell>
          <table:table-cell office:value-type="float" office:value="713680">
            <text:p>713680</text:p>
          </table:table-cell>
          <table:table-cell office:value-type="float" office:value="709170">
            <text:p>709170</text:p>
          </table:table-cell>
          <table:table-cell office:value-type="float" office:value="737571">
            <text:p>737571</text:p>
          </table:table-cell>
          <table:table-cell office:value-type="float" office:value="683667">
            <text:p>683667</text:p>
          </table:table-cell>
          <table:table-cell office:value-type="float" office:value="1076041">
            <text:p>1076041</text:p>
          </table:table-cell>
          <table:table-cell office:value-type="float" office:value="739902">
            <text:p>739902</text:p>
          </table:table-cell>
          <table:table-cell office:value-type="float" office:value="678692">
            <text:p>678692</text:p>
          </table:table-cell>
          <table:table-cell office:value-type="float" office:value="569655">
            <text:p>569655</text:p>
          </table:table-cell>
          <table:table-cell office:value-type="float" office:value="869973">
            <text:p>869973</text:p>
          </table:table-cell>
          <table:table-cell office:value-type="float" office:value="1003593">
            <text:p>1003593</text:p>
          </table:table-cell>
          <table:table-cell office:value-type="float" office:value="785232">
            <text:p>785232</text:p>
          </table:table-cell>
          <table:table-cell office:value-type="float" office:value="534419">
            <text:p>534419</text:p>
          </table:table-cell>
          <table:table-cell office:value-type="float" office:value="927758">
            <text:p>927758</text:p>
          </table:table-cell>
          <table:table-cell office:value-type="float" office:value="872532">
            <text:p>872532</text:p>
          </table:table-cell>
          <table:table-cell office:value-type="float" office:value="735407">
            <text:p>735407</text:p>
          </table:table-cell>
          <table:table-cell office:value-type="float" office:value="1111477">
            <text:p>1111477</text:p>
          </table:table-cell>
          <table:table-cell office:value-type="float" office:value="781306">
            <text:p>781306</text:p>
          </table:table-cell>
          <table:table-cell office:value-type="float" office:value="884790">
            <text:p>884790</text:p>
          </table:table-cell>
          <table:table-cell office:value-type="float" office:value="593226">
            <text:p>593226</text:p>
          </table:table-cell>
          <table:table-cell office:value-type="float" office:value="618619">
            <text:p>618619</text:p>
          </table:table-cell>
          <table:table-cell office:value-type="float" office:value="457336">
            <text:p>457336</text:p>
          </table:table-cell>
          <table:table-cell office:value-type="float" office:value="285423">
            <text:p>285423</text:p>
          </table:table-cell>
          <table:table-cell office:value-type="float" office:value="631418">
            <text:p>631418</text:p>
          </table:table-cell>
          <table:table-cell office:value-type="float" office:value="381805">
            <text:p>381805</text:p>
          </table:table-cell>
          <table:table-cell office:value-type="float" office:value="573052">
            <text:p>573052</text:p>
          </table:table-cell>
          <table:table-cell office:value-type="float" office:value="797758">
            <text:p>797758</text:p>
          </table:table-cell>
          <table:table-cell office:value-type="float" office:value="753557">
            <text:p>753557</text:p>
          </table:table-cell>
          <table:table-cell office:value-type="float" office:value="431666">
            <text:p>431666</text:p>
          </table:table-cell>
          <table:table-cell office:value-type="float" office:value="618800">
            <text:p>618800</text:p>
          </table:table-cell>
          <table:table-cell office:value-type="float" office:value="774999">
            <text:p>774999</text:p>
          </table:table-cell>
          <table:table-cell office:value-type="float" office:value="679089">
            <text:p>679089</text:p>
          </table:table-cell>
          <table:table-cell office:value-type="float" office:value="766072">
            <text:p>766072</text:p>
          </table:table-cell>
          <table:table-cell office:value-type="float" office:value="676861">
            <text:p>676861</text:p>
          </table:table-cell>
          <table:table-cell office:value-type="float" office:value="1226606">
            <text:p>1226606</text:p>
          </table:table-cell>
          <table:table-cell office:value-type="float" office:value="1089389">
            <text:p>1089389</text:p>
          </table:table-cell>
          <table:table-cell office:value-type="float" office:value="604193">
            <text:p>604193</text:p>
          </table:table-cell>
          <table:table-cell office:value-type="float" office:value="1293651">
            <text:p>1293651</text:p>
          </table:table-cell>
          <table:table-cell office:value-type="float" office:value="954867">
            <text:p>954867</text:p>
          </table:table-cell>
          <table:table-cell office:value-type="float" office:value="1175626">
            <text:p>1175626</text:p>
          </table:table-cell>
          <table:table-cell office:value-type="float" office:value="918223">
            <text:p>918223</text:p>
          </table:table-cell>
          <table:table-cell office:value-type="float" office:value="1267761">
            <text:p>1267761</text:p>
          </table:table-cell>
          <table:table-cell office:value-type="float" office:value="1365231">
            <text:p>1365231</text:p>
          </table:table-cell>
          <table:table-cell office:value-type="float" office:value="1393839">
            <text:p>1393839</text:p>
          </table:table-cell>
          <table:table-cell office:value-type="float" office:value="681729">
            <text:p>681729</text:p>
          </table:table-cell>
          <table:table-cell office:value-type="float" office:value="1393239">
            <text:p>1393239</text:p>
          </table:table-cell>
          <table:table-cell office:value-type="float" office:value="1266474">
            <text:p>1266474</text:p>
          </table:table-cell>
          <table:table-cell office:value-type="float" office:value="1142117">
            <text:p>1142117</text:p>
          </table:table-cell>
          <table:table-cell office:value-type="float" office:value="745454">
            <text:p>745454</text:p>
          </table:table-cell>
          <table:table-cell office:value-type="float" office:value="930887">
            <text:p>930887</text:p>
          </table:table-cell>
          <table:table-cell office:value-type="float" office:value="969575">
            <text:p>969575</text:p>
          </table:table-cell>
          <table:table-cell office:value-type="float" office:value="1034587">
            <text:p>1034587</text:p>
          </table:table-cell>
          <table:table-cell office:value-type="float" office:value="664156">
            <text:p>664156</text:p>
          </table:table-cell>
          <table:table-cell office:value-type="float" office:value="593028">
            <text:p>593028</text:p>
          </table:table-cell>
          <table:table-cell office:value-type="float" office:value="602522">
            <text:p>602522</text:p>
          </table:table-cell>
          <table:table-cell office:value-type="float" office:value="913272">
            <text:p>913272</text:p>
          </table:table-cell>
          <table:table-cell office:value-type="float" office:value="1049223">
            <text:p>1049223</text:p>
          </table:table-cell>
          <table:table-cell office:value-type="float" office:value="1266781">
            <text:p>1266781</text:p>
          </table:table-cell>
          <table:table-cell office:value-type="float" office:value="1404341">
            <text:p>1404341</text:p>
          </table:table-cell>
          <table:table-cell office:value-type="float" office:value="971764">
            <text:p>971764</text:p>
          </table:table-cell>
          <table:table-cell office:value-type="float" office:value="582578">
            <text:p>582578</text:p>
          </table:table-cell>
          <table:table-cell office:value-type="float" office:value="584583">
            <text:p>584583</text:p>
          </table:table-cell>
          <table:table-cell office:value-type="float" office:value="643768">
            <text:p>643768</text:p>
          </table:table-cell>
          <table:table-cell office:value-type="float" office:value="915084">
            <text:p>915084</text:p>
          </table:table-cell>
          <table:table-cell office:value-type="float" office:value="1017403">
            <text:p>1017403</text:p>
          </table:table-cell>
          <table:table-cell office:value-type="float" office:value="1061731">
            <text:p>1061731</text:p>
          </table:table-cell>
          <table:table-cell office:value-type="float" office:value="1107065">
            <text:p>1107065</text:p>
          </table:table-cell>
          <table:table-cell office:value-type="float" office:value="974693">
            <text:p>974693</text:p>
          </table:table-cell>
          <table:table-cell office:value-type="float" office:value="813454">
            <text:p>813454</text:p>
          </table:table-cell>
          <table:table-cell office:value-type="float" office:value="1203388">
            <text:p>1203388</text:p>
          </table:table-cell>
          <table:table-cell office:value-type="float" office:value="1211163">
            <text:p>1211163</text:p>
          </table:table-cell>
          <table:table-cell office:value-type="float" office:value="1348111">
            <text:p>1348111</text:p>
          </table:table-cell>
          <table:table-cell office:value-type="float" office:value="997855">
            <text:p>997855</text:p>
          </table:table-cell>
          <table:table-cell office:value-type="float" office:value="1027708">
            <text:p>1027708</text:p>
          </table:table-cell>
          <table:table-cell office:value-type="float" office:value="1025783">
            <text:p>1025783</text:p>
          </table:table-cell>
          <table:table-cell office:value-type="float" office:value="1114665">
            <text:p>1114665</text:p>
          </table:table-cell>
          <table:table-cell office:value-type="float" office:value="1015728">
            <text:p>1015728</text:p>
          </table:table-cell>
          <table:table-cell office:value-type="float" office:value="1362347">
            <text:p>1362347</text:p>
          </table:table-cell>
          <table:table-cell office:value-type="float" office:value="1329250">
            <text:p>1329250</text:p>
          </table:table-cell>
          <table:table-cell office:value-type="float" office:value="754414">
            <text:p>754414</text:p>
          </table:table-cell>
          <table:table-cell office:value-type="float" office:value="1199821">
            <text:p>1199821</text:p>
          </table:table-cell>
          <table:table-cell office:value-type="float" office:value="1134227">
            <text:p>1134227</text:p>
          </table:table-cell>
          <table:table-cell office:value-type="float" office:value="994414">
            <text:p>994414</text:p>
          </table:table-cell>
          <table:table-cell office:value-type="float" office:value="1064513">
            <text:p>1064513</text:p>
          </table:table-cell>
          <table:table-cell office:value-type="float" office:value="720655">
            <text:p>720655</text:p>
          </table:table-cell>
          <table:table-cell office:value-type="float" office:value="943262">
            <text:p>943262</text:p>
          </table:table-cell>
          <table:table-cell office:value-type="float" office:value="765799">
            <text:p>765799</text:p>
          </table:table-cell>
          <table:table-cell office:value-type="float" office:value="1165630">
            <text:p>1165630</text:p>
          </table:table-cell>
          <table:table-cell office:value-type="float" office:value="1102504">
            <text:p>1102504</text:p>
          </table:table-cell>
          <table:table-cell office:value-type="float" office:value="1596937">
            <text:p>1596937</text:p>
          </table:table-cell>
          <table:table-cell office:value-type="float" office:value="1104238">
            <text:p>1104238</text:p>
          </table:table-cell>
          <table:table-cell office:value-type="float" office:value="310524">
            <text:p>310524</text:p>
          </table:table-cell>
          <table:table-cell office:value-type="float" office:value="1130975">
            <text:p>1130975</text:p>
          </table:table-cell>
          <table:table-cell office:value-type="float" office:value="1442148">
            <text:p>1442148</text:p>
          </table:table-cell>
          <table:table-cell office:value-type="float" office:value="1332954">
            <text:p>1332954</text:p>
          </table:table-cell>
          <table:table-cell office:value-type="float" office:value="1015361">
            <text:p>1015361</text:p>
          </table:table-cell>
          <table:table-cell office:value-type="float" office:value="1163489">
            <text:p>1163489</text:p>
          </table:table-cell>
          <table:table-cell office:value-type="float" office:value="966923">
            <text:p>966923</text:p>
          </table:table-cell>
          <table:table-cell office:value-type="float" office:value="730561">
            <text:p>730561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12101904">
            <text:p>12101904</text:p>
          </table:table-cell>
          <table:table-cell office:value-type="float" office:value="13421319">
            <text:p>13421319</text:p>
          </table:table-cell>
          <table:table-cell office:value-type="float" office:value="10049312">
            <text:p>10049312</text:p>
          </table:table-cell>
          <table:table-cell office:value-type="float" office:value="11085609">
            <text:p>11085609</text:p>
          </table:table-cell>
          <table:table-cell office:value-type="float" office:value="15697215">
            <text:p>15697215</text:p>
          </table:table-cell>
          <table:table-cell office:value-type="float" office:value="12517269">
            <text:p>12517269</text:p>
          </table:table-cell>
          <table:table-cell office:value-type="float" office:value="12480272">
            <text:p>12480272</text:p>
          </table:table-cell>
          <table:table-cell office:value-type="float" office:value="13217571">
            <text:p>13217571</text:p>
          </table:table-cell>
          <table:table-cell office:value-type="float" office:value="13963398">
            <text:p>13963398</text:p>
          </table:table-cell>
          <table:table-cell office:value-type="float" office:value="10522671">
            <text:p>10522671</text:p>
          </table:table-cell>
          <table:table-cell office:value-type="float" office:value="7928223">
            <text:p>7928223</text:p>
          </table:table-cell>
          <table:table-cell office:value-type="float" office:value="11753969">
            <text:p>11753969</text:p>
          </table:table-cell>
          <table:table-cell office:value-type="float" office:value="13180919">
            <text:p>13180919</text:p>
          </table:table-cell>
          <table:table-cell office:value-type="float" office:value="12080783">
            <text:p>12080783</text:p>
          </table:table-cell>
          <table:table-cell office:value-type="float" office:value="11299152">
            <text:p>11299152</text:p>
          </table:table-cell>
          <table:table-cell office:value-type="float" office:value="14501311">
            <text:p>14501311</text:p>
          </table:table-cell>
          <table:table-cell office:value-type="float" office:value="15816615">
            <text:p>15816615</text:p>
          </table:table-cell>
          <table:table-cell office:value-type="float" office:value="13541706">
            <text:p>13541706</text:p>
          </table:table-cell>
          <table:table-cell office:value-type="float" office:value="15375378">
            <text:p>15375378</text:p>
          </table:table-cell>
          <table:table-cell office:value-type="float" office:value="15149408">
            <text:p>15149408</text:p>
          </table:table-cell>
          <table:table-cell office:value-type="float" office:value="12746840">
            <text:p>12746840</text:p>
          </table:table-cell>
          <table:table-cell office:value-type="float" office:value="17697948">
            <text:p>17697948</text:p>
          </table:table-cell>
          <table:table-cell office:value-type="float" office:value="10075653">
            <text:p>10075653</text:p>
          </table:table-cell>
          <table:table-cell office:value-type="float" office:value="17840490">
            <text:p>17840490</text:p>
          </table:table-cell>
          <table:table-cell office:value-type="float" office:value="14467539">
            <text:p>14467539</text:p>
          </table:table-cell>
          <table:table-cell office:value-type="float" office:value="14905238">
            <text:p>14905238</text:p>
          </table:table-cell>
          <table:table-cell office:value-type="float" office:value="17450038">
            <text:p>17450038</text:p>
          </table:table-cell>
          <table:table-cell office:value-type="float" office:value="15361480">
            <text:p>15361480</text:p>
          </table:table-cell>
          <table:table-cell office:value-type="float" office:value="15703562">
            <text:p>15703562</text:p>
          </table:table-cell>
          <table:table-cell office:value-type="float" office:value="10299908">
            <text:p>10299908</text:p>
          </table:table-cell>
          <table:table-cell office:value-type="float" office:value="13816419">
            <text:p>13816419</text:p>
          </table:table-cell>
          <table:table-cell office:value-type="float" office:value="13491188">
            <text:p>13491188</text:p>
          </table:table-cell>
          <table:table-cell office:value-type="float" office:value="14572248">
            <text:p>14572248</text:p>
          </table:table-cell>
          <table:table-cell office:value-type="float" office:value="11444000">
            <text:p>11444000</text:p>
          </table:table-cell>
          <table:table-cell office:value-type="float" office:value="8733802">
            <text:p>8733802</text:p>
          </table:table-cell>
          <table:table-cell office:value-type="float" office:value="8661441">
            <text:p>8661441</text:p>
          </table:table-cell>
          <table:table-cell office:value-type="float" office:value="5170892">
            <text:p>5170892</text:p>
          </table:table-cell>
          <table:table-cell office:value-type="float" office:value="8600434">
            <text:p>8600434</text:p>
          </table:table-cell>
          <table:table-cell office:value-type="float" office:value="7334127">
            <text:p>7334127</text:p>
          </table:table-cell>
          <table:table-cell office:value-type="float" office:value="8700679">
            <text:p>8700679</text:p>
          </table:table-cell>
          <table:table-cell office:value-type="float" office:value="10312178">
            <text:p>10312178</text:p>
          </table:table-cell>
          <table:table-cell office:value-type="float" office:value="7738891">
            <text:p>7738891</text:p>
          </table:table-cell>
          <table:table-cell office:value-type="float" office:value="10773205">
            <text:p>10773205</text:p>
          </table:table-cell>
          <table:table-cell office:value-type="float" office:value="12056527">
            <text:p>12056527</text:p>
          </table:table-cell>
          <table:table-cell office:value-type="float" office:value="8373607">
            <text:p>8373607</text:p>
          </table:table-cell>
          <table:table-cell office:value-type="float" office:value="12353172">
            <text:p>12353172</text:p>
          </table:table-cell>
          <table:table-cell office:value-type="float" office:value="8390167">
            <text:p>8390167</text:p>
          </table:table-cell>
          <table:table-cell office:value-type="float" office:value="9536569">
            <text:p>9536569</text:p>
          </table:table-cell>
          <table:table-cell office:value-type="float" office:value="9493754">
            <text:p>9493754</text:p>
          </table:table-cell>
          <table:table-cell office:value-type="float" office:value="10068250">
            <text:p>10068250</text:p>
          </table:table-cell>
          <table:table-cell office:value-type="float" office:value="13220940">
            <text:p>13220940</text:p>
          </table:table-cell>
          <table:table-cell office:value-type="float" office:value="11660914">
            <text:p>11660914</text:p>
          </table:table-cell>
          <table:table-cell office:value-type="float" office:value="11872827">
            <text:p>11872827</text:p>
          </table:table-cell>
          <table:table-cell office:value-type="float" office:value="11758125">
            <text:p>11758125</text:p>
          </table:table-cell>
          <table:table-cell office:value-type="float" office:value="9553808">
            <text:p>9553808</text:p>
          </table:table-cell>
          <table:table-cell office:value-type="float" office:value="8357892">
            <text:p>8357892</text:p>
          </table:table-cell>
          <table:table-cell office:value-type="float" office:value="11187942">
            <text:p>11187942</text:p>
          </table:table-cell>
          <table:table-cell office:value-type="float" office:value="10760536">
            <text:p>10760536</text:p>
          </table:table-cell>
          <table:table-cell office:value-type="float" office:value="8911257">
            <text:p>8911257</text:p>
          </table:table-cell>
          <table:table-cell office:value-type="float" office:value="10123831">
            <text:p>10123831</text:p>
          </table:table-cell>
          <table:table-cell office:value-type="float" office:value="12437622">
            <text:p>12437622</text:p>
          </table:table-cell>
          <table:table-cell office:value-type="float" office:value="9105968">
            <text:p>9105968</text:p>
          </table:table-cell>
          <table:table-cell office:value-type="float" office:value="9376026">
            <text:p>9376026</text:p>
          </table:table-cell>
          <table:table-cell office:value-type="float" office:value="11111793">
            <text:p>11111793</text:p>
          </table:table-cell>
          <table:table-cell office:value-type="float" office:value="10633599">
            <text:p>10633599</text:p>
          </table:table-cell>
          <table:table-cell office:value-type="float" office:value="9004717">
            <text:p>9004717</text:p>
          </table:table-cell>
          <table:table-cell office:value-type="float" office:value="11468324">
            <text:p>11468324</text:p>
          </table:table-cell>
          <table:table-cell office:value-type="float" office:value="11118350">
            <text:p>11118350</text:p>
          </table:table-cell>
          <table:table-cell office:value-type="float" office:value="7266080">
            <text:p>7266080</text:p>
          </table:table-cell>
          <table:table-cell office:value-type="float" office:value="9489961">
            <text:p>9489961</text:p>
          </table:table-cell>
          <table:table-cell office:value-type="float" office:value="7695278">
            <text:p>7695278</text:p>
          </table:table-cell>
          <table:table-cell office:value-type="float" office:value="6693379">
            <text:p>6693379</text:p>
          </table:table-cell>
          <table:table-cell office:value-type="float" office:value="7049928">
            <text:p>7049928</text:p>
          </table:table-cell>
          <table:table-cell office:value-type="float" office:value="8156357">
            <text:p>8156357</text:p>
          </table:table-cell>
          <table:table-cell office:value-type="float" office:value="7616508">
            <text:p>7616508</text:p>
          </table:table-cell>
          <table:table-cell office:value-type="float" office:value="7616834">
            <text:p>7616834</text:p>
          </table:table-cell>
          <table:table-cell office:value-type="float" office:value="5433285">
            <text:p>5433285</text:p>
          </table:table-cell>
          <table:table-cell office:value-type="float" office:value="6574851">
            <text:p>6574851</text:p>
          </table:table-cell>
          <table:table-cell office:value-type="float" office:value="4983133">
            <text:p>4983133</text:p>
          </table:table-cell>
          <table:table-cell office:value-type="float" office:value="4552329">
            <text:p>4552329</text:p>
          </table:table-cell>
          <table:table-cell office:value-type="float" office:value="5437075">
            <text:p>5437075</text:p>
          </table:table-cell>
          <table:table-cell office:value-type="float" office:value="4431078">
            <text:p>4431078</text:p>
          </table:table-cell>
          <table:table-cell office:value-type="float" office:value="6543470">
            <text:p>6543470</text:p>
          </table:table-cell>
          <table:table-cell office:value-type="float" office:value="3847422">
            <text:p>3847422</text:p>
          </table:table-cell>
          <table:table-cell office:value-type="float" office:value="3313319">
            <text:p>3313319</text:p>
          </table:table-cell>
          <table:table-cell office:value-type="float" office:value="3795169">
            <text:p>3795169</text:p>
          </table:table-cell>
          <table:table-cell office:value-type="float" office:value="3455876">
            <text:p>3455876</text:p>
          </table:table-cell>
          <table:table-cell office:value-type="float" office:value="3687491">
            <text:p>3687491</text:p>
          </table:table-cell>
          <table:table-cell office:value-type="float" office:value="5973117">
            <text:p>5973117</text:p>
          </table:table-cell>
          <table:table-cell office:value-type="float" office:value="4631229">
            <text:p>4631229</text:p>
          </table:table-cell>
          <table:table-cell office:value-type="float" office:value="3470928">
            <text:p>3470928</text:p>
          </table:table-cell>
          <table:table-cell office:value-type="float" office:value="4823997">
            <text:p>4823997</text:p>
          </table:table-cell>
          <table:table-cell office:value-type="float" office:value="4472531">
            <text:p>4472531</text:p>
          </table:table-cell>
          <table:table-cell office:value-type="float" office:value="5841060">
            <text:p>5841060</text:p>
          </table:table-cell>
          <table:table-cell office:value-type="float" office:value="3236833">
            <text:p>3236833</text:p>
          </table:table-cell>
          <table:table-cell office:value-type="float" office:value="5843325">
            <text:p>5843325</text:p>
          </table:table-cell>
          <table:table-cell office:value-type="float" office:value="3261625">
            <text:p>3261625</text:p>
          </table:table-cell>
          <table:table-cell office:value-type="float" office:value="3888567">
            <text:p>3888567</text:p>
          </table:table-cell>
          <table:table-cell office:value-type="float" office:value="4603953">
            <text:p>4603953</text:p>
          </table:table-cell>
          <table:table-cell office:value-type="float" office:value="4044530">
            <text:p>4044530</text:p>
          </table:table-cell>
          <table:table-cell office:value-type="float" office:value="4335152">
            <text:p>4335152</text:p>
          </table:table-cell>
          <table:table-cell office:value-type="float" office:value="4850726">
            <text:p>4850726</text:p>
          </table:table-cell>
          <table:table-cell office:value-type="float" office:value="4272064">
            <text:p>4272064</text:p>
          </table:table-cell>
          <table:table-cell office:value-type="float" office:value="3339882">
            <text:p>3339882</text:p>
          </table:table-cell>
          <table:table-cell office:value-type="float" office:value="4792484">
            <text:p>4792484</text:p>
          </table:table-cell>
          <table:table-cell office:value-type="float" office:value="3387446">
            <text:p>3387446</text:p>
          </table:table-cell>
          <table:table-cell office:value-type="float" office:value="3225578">
            <text:p>3225578</text:p>
          </table:table-cell>
          <table:table-cell office:value-type="float" office:value="3425280">
            <text:p>3425280</text:p>
          </table:table-cell>
          <table:table-cell office:value-type="float" office:value="3811321">
            <text:p>3811321</text:p>
          </table:table-cell>
          <table:table-cell office:value-type="float" office:value="2961521">
            <text:p>2961521</text:p>
          </table:table-cell>
          <table:table-cell office:value-type="float" office:value="3953178">
            <text:p>3953178</text:p>
          </table:table-cell>
          <table:table-cell office:value-type="float" office:value="4468788">
            <text:p>4468788</text:p>
          </table:table-cell>
          <table:table-cell office:value-type="float" office:value="4689660">
            <text:p>4689660</text:p>
          </table:table-cell>
          <table:table-cell office:value-type="float" office:value="4789381">
            <text:p>4789381</text:p>
          </table:table-cell>
          <table:table-cell office:value-type="float" office:value="3372628">
            <text:p>3372628</text:p>
          </table:table-cell>
          <table:table-cell office:value-type="float" office:value="4060341">
            <text:p>4060341</text:p>
          </table:table-cell>
          <table:table-cell office:value-type="float" office:value="3785936">
            <text:p>3785936</text:p>
          </table:table-cell>
          <table:table-cell office:value-type="float" office:value="2354291">
            <text:p>2354291</text:p>
          </table:table-cell>
          <table:table-cell office:value-type="float" office:value="6907467">
            <text:p>6907467</text:p>
          </table:table-cell>
          <table:table-cell office:value-type="float" office:value="3049280">
            <text:p>3049280</text:p>
          </table:table-cell>
          <table:table-cell office:value-type="float" office:value="2838367">
            <text:p>2838367</text:p>
          </table:table-cell>
          <table:table-cell office:value-type="float" office:value="1605026">
            <text:p>1605026</text:p>
          </table:table-cell>
          <table:table-cell office:value-type="float" office:value="2753659">
            <text:p>2753659</text:p>
          </table:table-cell>
          <table:table-cell office:value-type="float" office:value="1610450">
            <text:p>1610450</text:p>
          </table:table-cell>
          <table:table-cell office:value-type="float" office:value="2796165">
            <text:p>2796165</text:p>
          </table:table-cell>
          <table:table-cell office:value-type="float" office:value="3150841">
            <text:p>3150841</text:p>
          </table:table-cell>
          <table:table-cell office:value-type="float" office:value="1549793">
            <text:p>1549793</text:p>
          </table:table-cell>
          <table:table-cell office:value-type="float" office:value="2981424">
            <text:p>2981424</text:p>
          </table:table-cell>
          <table:table-cell office:value-type="float" office:value="3353529">
            <text:p>3353529</text:p>
          </table:table-cell>
          <table:table-cell office:value-type="float" office:value="2143937">
            <text:p>2143937</text:p>
          </table:table-cell>
          <table:table-cell office:value-type="float" office:value="1971127">
            <text:p>1971127</text:p>
          </table:table-cell>
          <table:table-cell office:value-type="float" office:value="2275273">
            <text:p>2275273</text:p>
          </table:table-cell>
          <table:table-cell office:value-type="float" office:value="2043084">
            <text:p>2043084</text:p>
          </table:table-cell>
          <table:table-cell office:value-type="float" office:value="3348632">
            <text:p>3348632</text:p>
          </table:table-cell>
          <table:table-cell office:value-type="float" office:value="3507416">
            <text:p>3507416</text:p>
          </table:table-cell>
          <table:table-cell office:value-type="float" office:value="5302774">
            <text:p>5302774</text:p>
          </table:table-cell>
          <table:table-cell office:value-type="float" office:value="5431613">
            <text:p>5431613</text:p>
          </table:table-cell>
          <table:table-cell office:value-type="float" office:value="4081513">
            <text:p>4081513</text:p>
          </table:table-cell>
          <table:table-cell office:value-type="float" office:value="2648907">
            <text:p>2648907</text:p>
          </table:table-cell>
          <table:table-cell office:value-type="float" office:value="2872148">
            <text:p>2872148</text:p>
          </table:table-cell>
          <table:table-cell office:value-type="float" office:value="2800700">
            <text:p>2800700</text:p>
          </table:table-cell>
          <table:table-cell office:value-type="float" office:value="3626743">
            <text:p>3626743</text:p>
          </table:table-cell>
          <table:table-cell office:value-type="float" office:value="3122836">
            <text:p>3122836</text:p>
          </table:table-cell>
          <table:table-cell office:value-type="float" office:value="2265634">
            <text:p>2265634</text:p>
          </table:table-cell>
          <table:table-cell office:value-type="float" office:value="1882373">
            <text:p>1882373</text:p>
          </table:table-cell>
          <table:table-cell office:value-type="float" office:value="394258">
            <text:p>394258</text:p>
          </table:table-cell>
          <table:table-cell office:value-type="float" office:value="432574">
            <text:p>432574</text:p>
          </table:table-cell>
          <table:table-cell office:value-type="float" office:value="1131887">
            <text:p>1131887</text:p>
          </table:table-cell>
          <table:table-cell office:value-type="float" office:value="618068">
            <text:p>618068</text:p>
          </table:table-cell>
          <table:table-cell office:value-type="float" office:value="233643">
            <text:p>233643</text:p>
          </table:table-cell>
          <table:table-cell office:value-type="float" office:value="458285">
            <text:p>458285</text:p>
          </table:table-cell>
          <table:table-cell office:value-type="float" office:value="785320">
            <text:p>785320</text:p>
          </table:table-cell>
          <table:table-cell office:value-type="float" office:value="361351">
            <text:p>361351</text:p>
          </table:table-cell>
          <table:table-cell office:value-type="float" office:value="445707">
            <text:p>445707</text:p>
          </table:table-cell>
          <table:table-cell office:value-type="float" office:value="494990">
            <text:p>494990</text:p>
          </table:table-cell>
          <table:table-cell office:value-type="float" office:value="711463">
            <text:p>711463</text:p>
          </table:table-cell>
          <table:table-cell office:value-type="float" office:value="410869">
            <text:p>410869</text:p>
          </table:table-cell>
        </table:table-row>
        <table:table-row table:style-name="ro1">
          <table:table-cell office:value-type="string">
            <text:p>Israel</text:p>
          </table:table-cell>
          <table:table-cell table:number-columns-repeated="25" office:value-type="float" office:value="0">
            <text:p>0</text:p>
          </table:table-cell>
          <table:table-cell office:value-type="float" office:value="155915">
            <text:p>155915</text:p>
          </table:table-cell>
          <table:table-cell office:value-type="float" office:value="335466">
            <text:p>335466</text:p>
          </table:table-cell>
          <table:table-cell office:value-type="float" office:value="199186">
            <text:p>199186</text:p>
          </table:table-cell>
          <table:table-cell office:value-type="float" office:value="149158">
            <text:p>149158</text:p>
          </table:table-cell>
          <table:table-cell office:value-type="float" office:value="95792">
            <text:p>95792</text:p>
          </table:table-cell>
          <table:table-cell office:value-type="float" office:value="225526">
            <text:p>225526</text:p>
          </table:table-cell>
          <table:table-cell office:value-type="float" office:value="170746">
            <text:p>170746</text:p>
          </table:table-cell>
          <table:table-cell office:value-type="float" office:value="158929">
            <text:p>158929</text:p>
          </table:table-cell>
          <table:table-cell office:value-type="float" office:value="141313">
            <text:p>141313</text:p>
          </table:table-cell>
          <table:table-cell office:value-type="float" office:value="248158">
            <text:p>248158</text:p>
          </table:table-cell>
          <table:table-cell office:value-type="float" office:value="170759">
            <text:p>170759</text:p>
          </table:table-cell>
          <table:table-cell office:value-type="float" office:value="162693">
            <text:p>162693</text:p>
          </table:table-cell>
          <table:table-cell office:value-type="float" office:value="134201">
            <text:p>134201</text:p>
          </table:table-cell>
          <table:table-cell office:value-type="float" office:value="198806">
            <text:p>198806</text:p>
          </table:table-cell>
          <table:table-cell office:value-type="float" office:value="187550">
            <text:p>187550</text:p>
          </table:table-cell>
          <table:table-cell office:value-type="float" office:value="176034">
            <text:p>176034</text:p>
          </table:table-cell>
          <table:table-cell office:value-type="float" office:value="369892">
            <text:p>369892</text:p>
          </table:table-cell>
          <table:table-cell office:value-type="float" office:value="433930">
            <text:p>433930</text:p>
          </table:table-cell>
          <table:table-cell office:value-type="float" office:value="304159">
            <text:p>304159</text:p>
          </table:table-cell>
          <table:table-cell office:value-type="float" office:value="654368">
            <text:p>654368</text:p>
          </table:table-cell>
          <table:table-cell office:value-type="float" office:value="711595">
            <text:p>711595</text:p>
          </table:table-cell>
          <table:table-cell office:value-type="float" office:value="622773">
            <text:p>622773</text:p>
          </table:table-cell>
          <table:table-cell office:value-type="float" office:value="224696">
            <text:p>224696</text:p>
          </table:table-cell>
          <table:table-cell office:value-type="float" office:value="162723">
            <text:p>162723</text:p>
          </table:table-cell>
          <table:table-cell office:value-type="float" office:value="123058">
            <text:p>123058</text:p>
          </table:table-cell>
          <table:table-cell office:value-type="float" office:value="340496">
            <text:p>340496</text:p>
          </table:table-cell>
          <table:table-cell office:value-type="float" office:value="568551">
            <text:p>568551</text:p>
          </table:table-cell>
          <table:table-cell office:value-type="float" office:value="949677">
            <text:p>949677</text:p>
          </table:table-cell>
          <table:table-cell office:value-type="float" office:value="622041">
            <text:p>622041</text:p>
          </table:table-cell>
          <table:table-cell office:value-type="float" office:value="200342">
            <text:p>200342</text:p>
          </table:table-cell>
          <table:table-cell office:value-type="float" office:value="230439">
            <text:p>230439</text:p>
          </table:table-cell>
          <table:table-cell office:value-type="float" office:value="169513">
            <text:p>169513</text:p>
          </table:table-cell>
          <table:table-cell office:value-type="float" office:value="132630">
            <text:p>132630</text:p>
          </table:table-cell>
          <table:table-cell office:value-type="float" office:value="137252">
            <text:p>137252</text:p>
          </table:table-cell>
          <table:table-cell office:value-type="float" office:value="284449">
            <text:p>284449</text:p>
          </table:table-cell>
          <table:table-cell office:value-type="float" office:value="177550">
            <text:p>177550</text:p>
          </table:table-cell>
          <table:table-cell office:value-type="float" office:value="205328">
            <text:p>205328</text:p>
          </table:table-cell>
          <table:table-cell office:value-type="float" office:value="410617">
            <text:p>410617</text:p>
          </table:table-cell>
          <table:table-cell office:value-type="float" office:value="845704">
            <text:p>845704</text:p>
          </table:table-cell>
          <table:table-cell office:value-type="float" office:value="279992">
            <text:p>279992</text:p>
          </table:table-cell>
          <table:table-cell office:value-type="float" office:value="851942">
            <text:p>851942</text:p>
          </table:table-cell>
          <table:table-cell office:value-type="float" office:value="542392">
            <text:p>542392</text:p>
          </table:table-cell>
          <table:table-cell office:value-type="float" office:value="421706">
            <text:p>421706</text:p>
          </table:table-cell>
          <table:table-cell office:value-type="float" office:value="618108">
            <text:p>618108</text:p>
          </table:table-cell>
          <table:table-cell office:value-type="float" office:value="372333">
            <text:p>372333</text:p>
          </table:table-cell>
          <table:table-cell office:value-type="float" office:value="724272">
            <text:p>724272</text:p>
          </table:table-cell>
          <table:table-cell office:value-type="float" office:value="383725">
            <text:p>383725</text:p>
          </table:table-cell>
          <table:table-cell office:value-type="float" office:value="955543">
            <text:p>955543</text:p>
          </table:table-cell>
          <table:table-cell office:value-type="float" office:value="577219">
            <text:p>577219</text:p>
          </table:table-cell>
          <table:table-cell office:value-type="float" office:value="1224084">
            <text:p>1224084</text:p>
          </table:table-cell>
          <table:table-cell office:value-type="float" office:value="495953">
            <text:p>495953</text:p>
          </table:table-cell>
          <table:table-cell office:value-type="float" office:value="857038">
            <text:p>857038</text:p>
          </table:table-cell>
          <table:table-cell office:value-type="float" office:value="769604">
            <text:p>769604</text:p>
          </table:table-cell>
          <table:table-cell office:value-type="float" office:value="1055686">
            <text:p>1055686</text:p>
          </table:table-cell>
          <table:table-cell office:value-type="float" office:value="520599">
            <text:p>520599</text:p>
          </table:table-cell>
          <table:table-cell office:value-type="float" office:value="787255">
            <text:p>787255</text:p>
          </table:table-cell>
          <table:table-cell office:value-type="float" office:value="795316">
            <text:p>795316</text:p>
          </table:table-cell>
          <table:table-cell office:value-type="float" office:value="477938">
            <text:p>477938</text:p>
          </table:table-cell>
          <table:table-cell office:value-type="float" office:value="554740">
            <text:p>554740</text:p>
          </table:table-cell>
          <table:table-cell office:value-type="float" office:value="924792">
            <text:p>924792</text:p>
          </table:table-cell>
          <table:table-cell office:value-type="float" office:value="562512">
            <text:p>562512</text:p>
          </table:table-cell>
          <table:table-cell office:value-type="float" office:value="954140">
            <text:p>954140</text:p>
          </table:table-cell>
          <table:table-cell office:value-type="float" office:value="876348">
            <text:p>876348</text:p>
          </table:table-cell>
          <table:table-cell office:value-type="float" office:value="723603">
            <text:p>723603</text:p>
          </table:table-cell>
          <table:table-cell office:value-type="float" office:value="275181">
            <text:p>275181</text:p>
          </table:table-cell>
          <table:table-cell office:value-type="float" office:value="612850">
            <text:p>612850</text:p>
          </table:table-cell>
          <table:table-cell office:value-type="float" office:value="215313">
            <text:p>215313</text:p>
          </table:table-cell>
          <table:table-cell office:value-type="float" office:value="1107022">
            <text:p>1107022</text:p>
          </table:table-cell>
          <table:table-cell office:value-type="float" office:value="616421">
            <text:p>616421</text:p>
          </table:table-cell>
          <table:table-cell office:value-type="float" office:value="637835">
            <text:p>637835</text:p>
          </table:table-cell>
          <table:table-cell office:value-type="float" office:value="862430">
            <text:p>862430</text:p>
          </table:table-cell>
          <table:table-cell office:value-type="float" office:value="1394305">
            <text:p>1394305</text:p>
          </table:table-cell>
          <table:table-cell office:value-type="float" office:value="877146">
            <text:p>877146</text:p>
          </table:table-cell>
          <table:table-cell office:value-type="float" office:value="866328">
            <text:p>866328</text:p>
          </table:table-cell>
          <table:table-cell office:value-type="float" office:value="1035301">
            <text:p>1035301</text:p>
          </table:table-cell>
          <table:table-cell office:value-type="float" office:value="930376">
            <text:p>930376</text:p>
          </table:table-cell>
          <table:table-cell office:value-type="float" office:value="393657">
            <text:p>393657</text:p>
          </table:table-cell>
          <table:table-cell office:value-type="float" office:value="1200822">
            <text:p>1200822</text:p>
          </table:table-cell>
          <table:table-cell office:value-type="float" office:value="614129">
            <text:p>614129</text:p>
          </table:table-cell>
          <table:table-cell office:value-type="float" office:value="671402">
            <text:p>671402</text:p>
          </table:table-cell>
          <table:table-cell office:value-type="float" office:value="627038">
            <text:p>627038</text:p>
          </table:table-cell>
          <table:table-cell office:value-type="float" office:value="657470">
            <text:p>657470</text:p>
          </table:table-cell>
          <table:table-cell office:value-type="float" office:value="338135">
            <text:p>338135</text:p>
          </table:table-cell>
          <table:table-cell office:value-type="float" office:value="958494">
            <text:p>958494</text:p>
          </table:table-cell>
          <table:table-cell office:value-type="float" office:value="485146">
            <text:p>485146</text:p>
          </table:table-cell>
          <table:table-cell office:value-type="float" office:value="611498">
            <text:p>611498</text:p>
          </table:table-cell>
          <table:table-cell office:value-type="float" office:value="646254">
            <text:p>646254</text:p>
          </table:table-cell>
          <table:table-cell office:value-type="float" office:value="956201">
            <text:p>956201</text:p>
          </table:table-cell>
          <table:table-cell office:value-type="float" office:value="545978">
            <text:p>545978</text:p>
          </table:table-cell>
          <table:table-cell office:value-type="float" office:value="426950">
            <text:p>426950</text:p>
          </table:table-cell>
          <table:table-cell office:value-type="float" office:value="535234">
            <text:p>535234</text:p>
          </table:table-cell>
          <table:table-cell office:value-type="float" office:value="623667">
            <text:p>623667</text:p>
          </table:table-cell>
          <table:table-cell office:value-type="float" office:value="325556">
            <text:p>325556</text:p>
          </table:table-cell>
          <table:table-cell office:value-type="float" office:value="379909">
            <text:p>379909</text:p>
          </table:table-cell>
          <table:table-cell office:value-type="float" office:value="241056">
            <text:p>241056</text:p>
          </table:table-cell>
          <table:table-cell office:value-type="float" office:value="450228">
            <text:p>450228</text:p>
          </table:table-cell>
          <table:table-cell office:value-type="float" office:value="528717">
            <text:p>528717</text:p>
          </table:table-cell>
          <table:table-cell office:value-type="float" office:value="468880">
            <text:p>468880</text:p>
          </table:table-cell>
          <table:table-cell office:value-type="float" office:value="391669">
            <text:p>391669</text:p>
          </table:table-cell>
          <table:table-cell office:value-type="float" office:value="747643">
            <text:p>747643</text:p>
          </table:table-cell>
          <table:table-cell office:value-type="float" office:value="611203">
            <text:p>611203</text:p>
          </table:table-cell>
          <table:table-cell office:value-type="float" office:value="429676">
            <text:p>429676</text:p>
          </table:table-cell>
          <table:table-cell office:value-type="float" office:value="651178">
            <text:p>651178</text:p>
          </table:table-cell>
          <table:table-cell office:value-type="float" office:value="342525">
            <text:p>342525</text:p>
          </table:table-cell>
          <table:table-cell office:value-type="float" office:value="400533">
            <text:p>400533</text:p>
          </table:table-cell>
          <table:table-cell office:value-type="float" office:value="254424">
            <text:p>254424</text:p>
          </table:table-cell>
          <table:table-cell office:value-type="float" office:value="595172">
            <text:p>595172</text:p>
          </table:table-cell>
          <table:table-cell office:value-type="float" office:value="528813">
            <text:p>528813</text:p>
          </table:table-cell>
          <table:table-cell office:value-type="float" office:value="573905">
            <text:p>573905</text:p>
          </table:table-cell>
          <table:table-cell office:value-type="float" office:value="413360">
            <text:p>413360</text:p>
          </table:table-cell>
          <table:table-cell office:value-type="float" office:value="401347">
            <text:p>401347</text:p>
          </table:table-cell>
          <table:table-cell office:value-type="float" office:value="1199395">
            <text:p>1199395</text:p>
          </table:table-cell>
          <table:table-cell office:value-type="float" office:value="720921">
            <text:p>720921</text:p>
          </table:table-cell>
          <table:table-cell office:value-type="float" office:value="522658">
            <text:p>522658</text:p>
          </table:table-cell>
          <table:table-cell office:value-type="float" office:value="380955">
            <text:p>380955</text:p>
          </table:table-cell>
          <table:table-cell office:value-type="float" office:value="847860">
            <text:p>847860</text:p>
          </table:table-cell>
          <table:table-cell office:value-type="float" office:value="135445">
            <text:p>135445</text:p>
          </table:table-cell>
          <table:table-cell office:value-type="float" office:value="855489">
            <text:p>855489</text:p>
          </table:table-cell>
          <table:table-cell office:value-type="float" office:value="621438">
            <text:p>621438</text:p>
          </table:table-cell>
          <table:table-cell office:value-type="float" office:value="331897">
            <text:p>331897</text:p>
          </table:table-cell>
          <table:table-cell office:value-type="float" office:value="812549">
            <text:p>812549</text:p>
          </table:table-cell>
          <table:table-cell office:value-type="float" office:value="552291">
            <text:p>552291</text:p>
          </table:table-cell>
          <table:table-cell office:value-type="float" office:value="723759">
            <text:p>723759</text:p>
          </table:table-cell>
          <table:table-cell office:value-type="float" office:value="460723">
            <text:p>460723</text:p>
          </table:table-cell>
          <table:table-cell office:value-type="float" office:value="378141">
            <text:p>378141</text:p>
          </table:table-cell>
          <table:table-cell office:value-type="float" office:value="926097">
            <text:p>926097</text:p>
          </table:table-cell>
          <table:table-cell office:value-type="float" office:value="665696">
            <text:p>665696</text:p>
          </table:table-cell>
          <table:table-cell office:value-type="float" office:value="218611">
            <text:p>218611</text:p>
          </table:table-cell>
          <table:table-cell office:value-type="float" office:value="863635">
            <text:p>863635</text:p>
          </table:table-cell>
          <table:table-cell office:value-type="float" office:value="369307">
            <text:p>369307</text:p>
          </table:table-cell>
          <table:table-cell office:value-type="float" office:value="646360">
            <text:p>646360</text:p>
          </table:table-cell>
          <table:table-cell office:value-type="float" office:value="364428">
            <text:p>364428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339672">
            <text:p>339672</text:p>
          </table:table-cell>
          <table:table-cell office:value-type="float" office:value="173584">
            <text:p>173584</text:p>
          </table:table-cell>
          <table:table-cell office:value-type="float" office:value="296077">
            <text:p>296077</text:p>
          </table:table-cell>
          <table:table-cell office:value-type="float" office:value="119234">
            <text:p>119234</text:p>
          </table:table-cell>
          <table:table-cell office:value-type="float" office:value="228468">
            <text:p>228468</text:p>
          </table:table-cell>
          <table:table-cell office:value-type="float" office:value="429495">
            <text:p>429495</text:p>
          </table:table-cell>
          <table:table-cell office:value-type="float" office:value="268864">
            <text:p>268864</text:p>
          </table:table-cell>
          <table:table-cell office:value-type="float" office:value="263606">
            <text:p>263606</text:p>
          </table:table-cell>
          <table:table-cell office:value-type="float" office:value="276199">
            <text:p>276199</text:p>
          </table:table-cell>
          <table:table-cell office:value-type="float" office:value="400881">
            <text:p>400881</text:p>
          </table:table-cell>
          <table:table-cell office:value-type="float" office:value="278600">
            <text:p>278600</text:p>
          </table:table-cell>
          <table:table-cell office:value-type="float" office:value="189314">
            <text:p>189314</text:p>
          </table:table-cell>
          <table:table-cell office:value-type="float" office:value="276215">
            <text:p>276215</text:p>
          </table:table-cell>
          <table:table-cell office:value-type="float" office:value="602976">
            <text:p>602976</text:p>
          </table:table-cell>
          <table:table-cell office:value-type="float" office:value="408528">
            <text:p>408528</text:p>
          </table:table-cell>
          <table:table-cell office:value-type="float" office:value="295593">
            <text:p>295593</text:p>
          </table:table-cell>
          <table:table-cell office:value-type="float" office:value="167489">
            <text:p>167489</text:p>
          </table:table-cell>
          <table:table-cell office:value-type="float" office:value="312580">
            <text:p>312580</text:p>
          </table:table-cell>
          <table:table-cell office:value-type="float" office:value="477177">
            <text:p>477177</text:p>
          </table:table-cell>
          <table:table-cell office:value-type="float" office:value="262880">
            <text:p>262880</text:p>
          </table:table-cell>
          <table:table-cell office:value-type="float" office:value="215482">
            <text:p>215482</text:p>
          </table:table-cell>
          <table:table-cell office:value-type="float" office:value="115436">
            <text:p>115436</text:p>
          </table:table-cell>
          <table:table-cell office:value-type="float" office:value="639095">
            <text:p>639095</text:p>
          </table:table-cell>
          <table:table-cell office:value-type="float" office:value="265504">
            <text:p>265504</text:p>
          </table:table-cell>
          <table:table-cell office:value-type="float" office:value="290105">
            <text:p>290105</text:p>
          </table:table-cell>
          <table:table-cell office:value-type="float" office:value="430705">
            <text:p>430705</text:p>
          </table:table-cell>
          <table:table-cell office:value-type="float" office:value="406609">
            <text:p>406609</text:p>
          </table:table-cell>
          <table:table-cell office:value-type="float" office:value="110874">
            <text:p>110874</text:p>
          </table:table-cell>
          <table:table-cell office:value-type="float" office:value="49438">
            <text:p>49438</text:p>
          </table:table-cell>
          <table:table-cell office:value-type="float" office:value="90627">
            <text:p>90627</text:p>
          </table:table-cell>
          <table:table-cell office:value-type="float" office:value="226807">
            <text:p>226807</text:p>
          </table:table-cell>
          <table:table-cell office:value-type="float" office:value="93013">
            <text:p>93013</text:p>
          </table:table-cell>
          <table:table-cell office:value-type="float" office:value="92132">
            <text:p>92132</text:p>
          </table:table-cell>
          <table:table-cell office:value-type="float" office:value="123242">
            <text:p>123242</text:p>
          </table:table-cell>
          <table:table-cell office:value-type="float" office:value="163952">
            <text:p>163952</text:p>
          </table:table-cell>
          <table:table-cell office:value-type="float" office:value="99768">
            <text:p>99768</text:p>
          </table:table-cell>
          <table:table-cell office:value-type="float" office:value="132547">
            <text:p>132547</text:p>
          </table:table-cell>
          <table:table-cell office:value-type="float" office:value="123575">
            <text:p>123575</text:p>
          </table:table-cell>
          <table:table-cell office:value-type="float" office:value="45017">
            <text:p>45017</text:p>
          </table:table-cell>
          <table:table-cell office:value-type="float" office:value="128802">
            <text:p>128802</text:p>
          </table:table-cell>
          <table:table-cell office:value-type="float" office:value="75432">
            <text:p>75432</text:p>
          </table:table-cell>
          <table:table-cell office:value-type="float" office:value="56911">
            <text:p>56911</text:p>
          </table:table-cell>
          <table:table-cell office:value-type="float" office:value="94411">
            <text:p>94411</text:p>
          </table:table-cell>
          <table:table-cell office:value-type="float" office:value="113148">
            <text:p>113148</text:p>
          </table:table-cell>
          <table:table-cell office:value-type="float" office:value="91905">
            <text:p>91905</text:p>
          </table:table-cell>
          <table:table-cell office:value-type="float" office:value="83894">
            <text:p>83894</text:p>
          </table:table-cell>
          <table:table-cell office:value-type="float" office:value="146863">
            <text:p>146863</text:p>
          </table:table-cell>
          <table:table-cell office:value-type="float" office:value="87267">
            <text:p>87267</text:p>
          </table:table-cell>
          <table:table-cell office:value-type="float" office:value="122073">
            <text:p>122073</text:p>
          </table:table-cell>
          <table:table-cell office:value-type="float" office:value="111742">
            <text:p>111742</text:p>
          </table:table-cell>
          <table:table-cell office:value-type="float" office:value="177834">
            <text:p>177834</text:p>
          </table:table-cell>
          <table:table-cell office:value-type="float" office:value="124966">
            <text:p>124966</text:p>
          </table:table-cell>
          <table:table-cell office:value-type="float" office:value="111538">
            <text:p>111538</text:p>
          </table:table-cell>
          <table:table-cell office:value-type="float" office:value="124863">
            <text:p>124863</text:p>
          </table:table-cell>
          <table:table-cell office:value-type="float" office:value="155105">
            <text:p>155105</text:p>
          </table:table-cell>
          <table:table-cell office:value-type="float" office:value="63556">
            <text:p>63556</text:p>
          </table:table-cell>
          <table:table-cell office:value-type="float" office:value="32793">
            <text:p>32793</text:p>
          </table:table-cell>
          <table:table-cell office:value-type="float" office:value="81214">
            <text:p>81214</text:p>
          </table:table-cell>
          <table:table-cell office:value-type="float" office:value="66933">
            <text:p>66933</text:p>
          </table:table-cell>
          <table:table-cell office:value-type="float" office:value="109100">
            <text:p>109100</text:p>
          </table:table-cell>
          <table:table-cell office:value-type="float" office:value="51127">
            <text:p>51127</text:p>
          </table:table-cell>
          <table:table-cell office:value-type="float" office:value="78481">
            <text:p>78481</text:p>
          </table:table-cell>
          <table:table-cell office:value-type="float" office:value="82745">
            <text:p>82745</text:p>
          </table:table-cell>
          <table:table-cell office:value-type="float" office:value="54007">
            <text:p>54007</text:p>
          </table:table-cell>
          <table:table-cell office:value-type="float" office:value="42650">
            <text:p>42650</text:p>
          </table:table-cell>
          <table:table-cell office:value-type="float" office:value="53395">
            <text:p>53395</text:p>
          </table:table-cell>
          <table:table-cell office:value-type="float" office:value="68373">
            <text:p>68373</text:p>
          </table:table-cell>
          <table:table-cell office:value-type="float" office:value="53551">
            <text:p>53551</text:p>
          </table:table-cell>
          <table:table-cell office:value-type="float" office:value="98780">
            <text:p>98780</text:p>
          </table:table-cell>
          <table:table-cell office:value-type="float" office:value="79330">
            <text:p>79330</text:p>
          </table:table-cell>
          <table:table-cell office:value-type="float" office:value="63744">
            <text:p>63744</text:p>
          </table:table-cell>
          <table:table-cell office:value-type="float" office:value="46355">
            <text:p>46355</text:p>
          </table:table-cell>
          <table:table-cell office:value-type="float" office:value="103653">
            <text:p>103653</text:p>
          </table:table-cell>
          <table:table-cell office:value-type="float" office:value="64496">
            <text:p>64496</text:p>
          </table:table-cell>
          <table:table-cell office:value-type="float" office:value="41817">
            <text:p>41817</text:p>
          </table:table-cell>
          <table:table-cell office:value-type="float" office:value="31057">
            <text:p>31057</text:p>
          </table:table-cell>
          <table:table-cell office:value-type="float" office:value="50844">
            <text:p>50844</text:p>
          </table:table-cell>
          <table:table-cell office:value-type="float" office:value="61695">
            <text:p>61695</text:p>
          </table:table-cell>
          <table:table-cell office:value-type="float" office:value="118303">
            <text:p>118303</text:p>
          </table:table-cell>
          <table:table-cell office:value-type="float" office:value="73045">
            <text:p>73045</text:p>
          </table:table-cell>
          <table:table-cell office:value-type="float" office:value="15691">
            <text:p>15691</text:p>
          </table:table-cell>
          <table:table-cell office:value-type="float" office:value="98437">
            <text:p>98437</text:p>
          </table:table-cell>
          <table:table-cell office:value-type="float" office:value="30824">
            <text:p>30824</text:p>
          </table:table-cell>
          <table:table-cell office:value-type="float" office:value="99978">
            <text:p>99978</text:p>
          </table:table-cell>
          <table:table-cell office:value-type="float" office:value="23206">
            <text:p>23206</text:p>
          </table:table-cell>
          <table:table-cell office:value-type="float" office:value="149796">
            <text:p>149796</text:p>
          </table:table-cell>
          <table:table-cell office:value-type="float" office:value="46721">
            <text:p>46721</text:p>
          </table:table-cell>
          <table:table-cell office:value-type="float" office:value="66017">
            <text:p>66017</text:p>
          </table:table-cell>
          <table:table-cell office:value-type="float" office:value="86534">
            <text:p>86534</text:p>
          </table:table-cell>
          <table:table-cell office:value-type="float" office:value="69952">
            <text:p>69952</text:p>
          </table:table-cell>
          <table:table-cell office:value-type="float" office:value="96689">
            <text:p>96689</text:p>
          </table:table-cell>
          <table:table-cell office:value-type="float" office:value="141832">
            <text:p>141832</text:p>
          </table:table-cell>
          <table:table-cell office:value-type="float" office:value="59738">
            <text:p>59738</text:p>
          </table:table-cell>
          <table:table-cell office:value-type="float" office:value="82162">
            <text:p>82162</text:p>
          </table:table-cell>
          <table:table-cell office:value-type="float" office:value="143286">
            <text:p>143286</text:p>
          </table:table-cell>
          <table:table-cell office:value-type="float" office:value="186577">
            <text:p>186577</text:p>
          </table:table-cell>
          <table:table-cell office:value-type="float" office:value="72531">
            <text:p>72531</text:p>
          </table:table-cell>
          <table:table-cell office:value-type="float" office:value="29731">
            <text:p>29731</text:p>
          </table:table-cell>
          <table:table-cell office:value-type="float" office:value="136157">
            <text:p>136157</text:p>
          </table:table-cell>
          <table:table-cell office:value-type="float" office:value="98076">
            <text:p>98076</text:p>
          </table:table-cell>
          <table:table-cell office:value-type="float" office:value="24312">
            <text:p>24312</text:p>
          </table:table-cell>
          <table:table-cell office:value-type="float" office:value="174956">
            <text:p>174956</text:p>
          </table:table-cell>
          <table:table-cell office:value-type="float" office:value="58982">
            <text:p>58982</text:p>
          </table:table-cell>
          <table:table-cell office:value-type="float" office:value="75004">
            <text:p>75004</text:p>
          </table:table-cell>
          <table:table-cell office:value-type="float" office:value="83643">
            <text:p>83643</text:p>
          </table:table-cell>
          <table:table-cell office:value-type="float" office:value="91893">
            <text:p>91893</text:p>
          </table:table-cell>
          <table:table-cell office:value-type="float" office:value="71531">
            <text:p>71531</text:p>
          </table:table-cell>
          <table:table-cell office:value-type="float" office:value="213750">
            <text:p>213750</text:p>
          </table:table-cell>
          <table:table-cell office:value-type="float" office:value="101507">
            <text:p>101507</text:p>
          </table:table-cell>
          <table:table-cell office:value-type="float" office:value="75952">
            <text:p>75952</text:p>
          </table:table-cell>
          <table:table-cell office:value-type="float" office:value="191005">
            <text:p>191005</text:p>
          </table:table-cell>
          <table:table-cell office:value-type="float" office:value="175453">
            <text:p>175453</text:p>
          </table:table-cell>
          <table:table-cell office:value-type="float" office:value="182490">
            <text:p>182490</text:p>
          </table:table-cell>
          <table:table-cell office:value-type="float" office:value="143919">
            <text:p>143919</text:p>
          </table:table-cell>
          <table:table-cell office:value-type="float" office:value="80655">
            <text:p>80655</text:p>
          </table:table-cell>
          <table:table-cell office:value-type="float" office:value="141528">
            <text:p>141528</text:p>
          </table:table-cell>
          <table:table-cell office:value-type="float" office:value="64503">
            <text:p>64503</text:p>
          </table:table-cell>
          <table:table-cell office:value-type="float" office:value="147814">
            <text:p>147814</text:p>
          </table:table-cell>
          <table:table-cell office:value-type="float" office:value="156098">
            <text:p>156098</text:p>
          </table:table-cell>
          <table:table-cell office:value-type="float" office:value="252904">
            <text:p>252904</text:p>
          </table:table-cell>
          <table:table-cell office:value-type="float" office:value="106599">
            <text:p>106599</text:p>
          </table:table-cell>
          <table:table-cell office:value-type="float" office:value="294277">
            <text:p>294277</text:p>
          </table:table-cell>
          <table:table-cell office:value-type="float" office:value="178104">
            <text:p>178104</text:p>
          </table:table-cell>
          <table:table-cell office:value-type="float" office:value="122389">
            <text:p>122389</text:p>
          </table:table-cell>
          <table:table-cell office:value-type="float" office:value="151822">
            <text:p>151822</text:p>
          </table:table-cell>
          <table:table-cell office:value-type="float" office:value="229423">
            <text:p>229423</text:p>
          </table:table-cell>
          <table:table-cell office:value-type="float" office:value="169566">
            <text:p>169566</text:p>
          </table:table-cell>
          <table:table-cell office:value-type="float" office:value="278375">
            <text:p>278375</text:p>
          </table:table-cell>
          <table:table-cell office:value-type="float" office:value="277836">
            <text:p>277836</text:p>
          </table:table-cell>
          <table:table-cell office:value-type="float" office:value="238026">
            <text:p>238026</text:p>
          </table:table-cell>
          <table:table-cell office:value-type="float" office:value="280340">
            <text:p>280340</text:p>
          </table:table-cell>
          <table:table-cell office:value-type="float" office:value="115988">
            <text:p>115988</text:p>
          </table:table-cell>
          <table:table-cell office:value-type="float" office:value="34787">
            <text:p>34787</text:p>
          </table:table-cell>
          <table:table-cell office:value-type="float" office:value="170689">
            <text:p>170689</text:p>
          </table:table-cell>
          <table:table-cell office:value-type="float" office:value="175915">
            <text:p>175915</text:p>
          </table:table-cell>
          <table:table-cell office:value-type="float" office:value="33435">
            <text:p>33435</text:p>
          </table:table-cell>
          <table:table-cell office:value-type="float" office:value="228265">
            <text:p>228265</text:p>
          </table:table-cell>
          <table:table-cell office:value-type="float" office:value="28520">
            <text:p>28520</text:p>
          </table:table-cell>
          <table:table-cell office:value-type="float" office:value="73934">
            <text:p>73934</text:p>
          </table:table-cell>
          <table:table-cell office:value-type="float" office:value="118579">
            <text:p>118579</text:p>
          </table:table-cell>
          <table:table-cell office:value-type="float" office:value="281782">
            <text:p>281782</text:p>
          </table:table-cell>
          <table:table-cell office:value-type="float" office:value="95253">
            <text:p>95253</text:p>
          </table:table-cell>
          <table:table-cell office:value-type="float" office:value="311815">
            <text:p>311815</text:p>
          </table:table-cell>
          <table:table-cell office:value-type="float" office:value="287887">
            <text:p>287887</text:p>
          </table:table-cell>
          <table:table-cell office:value-type="float" office:value="138415">
            <text:p>138415</text:p>
          </table:table-cell>
          <table:table-cell office:value-type="float" office:value="153118">
            <text:p>153118</text:p>
          </table:table-cell>
          <table:table-cell office:value-type="float" office:value="256808">
            <text:p>256808</text:p>
          </table:table-cell>
          <table:table-cell office:value-type="float" office:value="200223">
            <text:p>200223</text:p>
          </table:table-cell>
          <table:table-cell office:value-type="float" office:value="472032">
            <text:p>472032</text:p>
          </table:table-cell>
          <table:table-cell office:value-type="float" office:value="254833">
            <text:p>254833</text:p>
          </table:table-cell>
          <table:table-cell office:value-type="float" office:value="387601">
            <text:p>387601</text:p>
          </table:table-cell>
          <table:table-cell office:value-type="float" office:value="334404">
            <text:p>334404</text:p>
          </table:table-cell>
          <table:table-cell office:value-type="float" office:value="315721">
            <text:p>315721</text:p>
          </table:table-cell>
          <table:table-cell office:value-type="float" office:value="216776">
            <text:p>216776</text:p>
          </table:table-cell>
          <table:table-cell office:value-type="float" office:value="356933">
            <text:p>356933</text:p>
          </table:table-cell>
          <table:table-cell office:value-type="float" office:value="173469">
            <text:p>173469</text:p>
          </table:table-cell>
          <table:table-cell office:value-type="float" office:value="355788">
            <text:p>355788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float" office:value="412876">
            <text:p>412876</text:p>
          </table:table-cell>
          <table:table-cell office:value-type="float" office:value="315843">
            <text:p>315843</text:p>
          </table:table-cell>
          <table:table-cell office:value-type="float" office:value="177681">
            <text:p>177681</text:p>
          </table:table-cell>
          <table:table-cell office:value-type="float" office:value="165539">
            <text:p>165539</text:p>
          </table:table-cell>
          <table:table-cell office:value-type="float" office:value="154726">
            <text:p>154726</text:p>
          </table:table-cell>
          <table:table-cell office:value-type="float" office:value="135206">
            <text:p>135206</text:p>
          </table:table-cell>
          <table:table-cell office:value-type="float" office:value="201637">
            <text:p>201637</text:p>
          </table:table-cell>
          <table:table-cell office:value-type="float" office:value="188481">
            <text:p>188481</text:p>
          </table:table-cell>
          <table:table-cell office:value-type="float" office:value="221363">
            <text:p>221363</text:p>
          </table:table-cell>
          <table:table-cell office:value-type="float" office:value="11104">
            <text:p>11104</text:p>
          </table:table-cell>
          <table:table-cell office:value-type="float" office:value="355464">
            <text:p>355464</text:p>
          </table:table-cell>
          <table:table-cell office:value-type="float" office:value="585915">
            <text:p>585915</text:p>
          </table:table-cell>
          <table:table-cell office:value-type="float" office:value="277110">
            <text:p>277110</text:p>
          </table:table-cell>
          <table:table-cell office:value-type="float" office:value="186314">
            <text:p>186314</text:p>
          </table:table-cell>
          <table:table-cell office:value-type="float" office:value="253274">
            <text:p>253274</text:p>
          </table:table-cell>
          <table:table-cell office:value-type="float" office:value="134774">
            <text:p>134774</text:p>
          </table:table-cell>
          <table:table-cell office:value-type="float" office:value="96251">
            <text:p>96251</text:p>
          </table:table-cell>
          <table:table-cell office:value-type="float" office:value="208794">
            <text:p>208794</text:p>
          </table:table-cell>
          <table:table-cell office:value-type="float" office:value="234128">
            <text:p>234128</text:p>
          </table:table-cell>
          <table:table-cell office:value-type="float" office:value="55208">
            <text:p>55208</text:p>
          </table:table-cell>
          <table:table-cell office:value-type="float" office:value="132731">
            <text:p>132731</text:p>
          </table:table-cell>
          <table:table-cell office:value-type="float" office:value="198150">
            <text:p>198150</text:p>
          </table:table-cell>
          <table:table-cell office:value-type="float" office:value="44478">
            <text:p>44478</text:p>
          </table:table-cell>
          <table:table-cell office:value-type="float" office:value="89278">
            <text:p>89278</text:p>
          </table:table-cell>
          <table:table-cell office:value-type="float" office:value="153821">
            <text:p>153821</text:p>
          </table:table-cell>
          <table:table-cell office:value-type="float" office:value="142218">
            <text:p>142218</text:p>
          </table:table-cell>
          <table:table-cell office:value-type="float" office:value="113196">
            <text:p>113196</text:p>
          </table:table-cell>
          <table:table-cell office:value-type="float" office:value="19488">
            <text:p>19488</text:p>
          </table:table-cell>
          <table:table-cell office:value-type="float" office:value="112104">
            <text:p>112104</text:p>
          </table:table-cell>
          <table:table-cell office:value-type="float" office:value="103962">
            <text:p>103962</text:p>
          </table:table-cell>
          <table:table-cell office:value-type="float" office:value="155137">
            <text:p>155137</text:p>
          </table:table-cell>
          <table:table-cell office:value-type="float" office:value="116814">
            <text:p>116814</text:p>
          </table:table-cell>
          <table:table-cell office:value-type="float" office:value="231278">
            <text:p>231278</text:p>
          </table:table-cell>
          <table:table-cell office:value-type="float" office:value="278845">
            <text:p>278845</text:p>
          </table:table-cell>
          <table:table-cell office:value-type="float" office:value="182348">
            <text:p>182348</text:p>
          </table:table-cell>
          <table:table-cell office:value-type="float" office:value="259246">
            <text:p>259246</text:p>
          </table:table-cell>
          <table:table-cell office:value-type="float" office:value="181949">
            <text:p>181949</text:p>
          </table:table-cell>
          <table:table-cell office:value-type="float" office:value="159204">
            <text:p>159204</text:p>
          </table:table-cell>
          <table:table-cell office:value-type="float" office:value="57396">
            <text:p>57396</text:p>
          </table:table-cell>
          <table:table-cell office:value-type="float" office:value="109257">
            <text:p>109257</text:p>
          </table:table-cell>
          <table:table-cell office:value-type="float" office:value="86982">
            <text:p>86982</text:p>
          </table:table-cell>
          <table:table-cell office:value-type="float" office:value="99667">
            <text:p>99667</text:p>
          </table:table-cell>
          <table:table-cell office:value-type="float" office:value="145248">
            <text:p>145248</text:p>
          </table:table-cell>
          <table:table-cell office:value-type="float" office:value="291943">
            <text:p>291943</text:p>
          </table:table-cell>
          <table:table-cell office:value-type="float" office:value="159849">
            <text:p>159849</text:p>
          </table:table-cell>
          <table:table-cell office:value-type="float" office:value="197949">
            <text:p>197949</text:p>
          </table:table-cell>
          <table:table-cell office:value-type="float" office:value="268872">
            <text:p>268872</text:p>
          </table:table-cell>
          <table:table-cell office:value-type="float" office:value="118110">
            <text:p>118110</text:p>
          </table:table-cell>
          <table:table-cell office:value-type="float" office:value="223369">
            <text:p>223369</text:p>
          </table:table-cell>
          <table:table-cell office:value-type="float" office:value="232431">
            <text:p>232431</text:p>
          </table:table-cell>
          <table:table-cell office:value-type="float" office:value="135553">
            <text:p>135553</text:p>
          </table:table-cell>
          <table:table-cell office:value-type="float" office:value="271439">
            <text:p>271439</text:p>
          </table:table-cell>
          <table:table-cell office:value-type="float" office:value="149095">
            <text:p>149095</text:p>
          </table:table-cell>
          <table:table-cell office:value-type="float" office:value="142669">
            <text:p>142669</text:p>
          </table:table-cell>
          <table:table-cell office:value-type="float" office:value="179239">
            <text:p>179239</text:p>
          </table:table-cell>
          <table:table-cell office:value-type="float" office:value="289637">
            <text:p>289637</text:p>
          </table:table-cell>
          <table:table-cell office:value-type="float" office:value="180202">
            <text:p>180202</text:p>
          </table:table-cell>
          <table:table-cell office:value-type="float" office:value="125747">
            <text:p>125747</text:p>
          </table:table-cell>
          <table:table-cell office:value-type="float" office:value="269557">
            <text:p>269557</text:p>
          </table:table-cell>
          <table:table-cell office:value-type="float" office:value="355015">
            <text:p>355015</text:p>
          </table:table-cell>
          <table:table-cell office:value-type="float" office:value="56088">
            <text:p>56088</text:p>
          </table:table-cell>
          <table:table-cell office:value-type="float" office:value="123726">
            <text:p>123726</text:p>
          </table:table-cell>
          <table:table-cell office:value-type="float" office:value="88481">
            <text:p>88481</text:p>
          </table:table-cell>
          <table:table-cell office:value-type="float" office:value="167361">
            <text:p>167361</text:p>
          </table:table-cell>
          <table:table-cell office:value-type="float" office:value="158302">
            <text:p>158302</text:p>
          </table:table-cell>
          <table:table-cell office:value-type="float" office:value="330699">
            <text:p>330699</text:p>
          </table:table-cell>
          <table:table-cell office:value-type="float" office:value="91479">
            <text:p>91479</text:p>
          </table:table-cell>
          <table:table-cell office:value-type="float" office:value="172964">
            <text:p>172964</text:p>
          </table:table-cell>
          <table:table-cell office:value-type="float" office:value="119040">
            <text:p>119040</text:p>
          </table:table-cell>
          <table:table-cell office:value-type="float" office:value="201275">
            <text:p>201275</text:p>
          </table:table-cell>
          <table:table-cell office:value-type="float" office:value="105586">
            <text:p>105586</text:p>
          </table:table-cell>
          <table:table-cell office:value-type="float" office:value="80014">
            <text:p>80014</text:p>
          </table:table-cell>
          <table:table-cell office:value-type="float" office:value="80677">
            <text:p>80677</text:p>
          </table:table-cell>
          <table:table-cell office:value-type="float" office:value="57897">
            <text:p>57897</text:p>
          </table:table-cell>
          <table:table-cell office:value-type="float" office:value="278510">
            <text:p>278510</text:p>
          </table:table-cell>
          <table:table-cell office:value-type="float" office:value="688">
            <text:p>688</text:p>
          </table:table-cell>
          <table:table-cell office:value-type="float" office:value="295566">
            <text:p>295566</text:p>
          </table:table-cell>
          <table:table-cell office:value-type="float" office:value="236569">
            <text:p>236569</text:p>
          </table:table-cell>
          <table:table-cell office:value-type="float" office:value="219701">
            <text:p>219701</text:p>
          </table:table-cell>
          <table:table-cell office:value-type="float" office:value="69253">
            <text:p>69253</text:p>
          </table:table-cell>
          <table:table-cell office:value-type="float" office:value="51201">
            <text:p>51201</text:p>
          </table:table-cell>
          <table:table-cell office:value-type="float" office:value="11998">
            <text:p>11998</text:p>
          </table:table-cell>
          <table:table-cell office:value-type="float" office:value="66344">
            <text:p>66344</text:p>
          </table:table-cell>
          <table:table-cell office:value-type="float" office:value="51479">
            <text:p>51479</text:p>
          </table:table-cell>
          <table:table-cell office:value-type="float" office:value="243930">
            <text:p>243930</text:p>
          </table:table-cell>
          <table:table-cell office:value-type="float" office:value="205763">
            <text:p>205763</text:p>
          </table:table-cell>
          <table:table-cell office:value-type="float" office:value="396357">
            <text:p>396357</text:p>
          </table:table-cell>
          <table:table-cell office:value-type="float" office:value="219625">
            <text:p>219625</text:p>
          </table:table-cell>
          <table:table-cell office:value-type="float" office:value="274450">
            <text:p>274450</text:p>
          </table:table-cell>
          <table:table-cell office:value-type="float" office:value="154549">
            <text:p>154549</text:p>
          </table:table-cell>
          <table:table-cell office:value-type="float" office:value="85918">
            <text:p>85918</text:p>
          </table:table-cell>
          <table:table-cell office:value-type="float" office:value="17323">
            <text:p>17323</text:p>
          </table:table-cell>
          <table:table-cell office:value-type="float" office:value="36541">
            <text:p>36541</text:p>
          </table:table-cell>
          <table:table-cell office:value-type="float" office:value="40355">
            <text:p>40355</text:p>
          </table:table-cell>
          <table:table-cell office:value-type="float" office:value="373690">
            <text:p>373690</text:p>
          </table:table-cell>
          <table:table-cell office:value-type="float" office:value="171448">
            <text:p>171448</text:p>
          </table:table-cell>
          <table:table-cell office:value-type="float" office:value="261733">
            <text:p>261733</text:p>
          </table:table-cell>
          <table:table-cell office:value-type="float" office:value="317870">
            <text:p>317870</text:p>
          </table:table-cell>
          <table:table-cell office:value-type="float" office:value="177727">
            <text:p>177727</text:p>
          </table:table-cell>
          <table:table-cell office:value-type="float" office:value="60337">
            <text:p>60337</text:p>
          </table:table-cell>
          <table:table-cell office:value-type="float" office:value="20983">
            <text:p>20983</text:p>
          </table:table-cell>
          <table:table-cell office:value-type="float" office:value="165623">
            <text:p>165623</text:p>
          </table:table-cell>
          <table:table-cell office:value-type="float" office:value="156341">
            <text:p>156341</text:p>
          </table:table-cell>
          <table:table-cell office:value-type="float" office:value="67573">
            <text:p>67573</text:p>
          </table:table-cell>
          <table:table-cell office:value-type="float" office:value="32154">
            <text:p>32154</text:p>
          </table:table-cell>
          <table:table-cell office:value-type="float" office:value="21457">
            <text:p>21457</text:p>
          </table:table-cell>
          <table:table-cell office:value-type="float" office:value="158221">
            <text:p>158221</text:p>
          </table:table-cell>
          <table:table-cell office:value-type="float" office:value="157349">
            <text:p>157349</text:p>
          </table:table-cell>
          <table:table-cell office:value-type="float" office:value="115644">
            <text:p>115644</text:p>
          </table:table-cell>
          <table:table-cell office:value-type="float" office:value="279531">
            <text:p>279531</text:p>
          </table:table-cell>
          <table:table-cell office:value-type="float" office:value="414523">
            <text:p>414523</text:p>
          </table:table-cell>
          <table:table-cell office:value-type="float" office:value="325675">
            <text:p>325675</text:p>
          </table:table-cell>
          <table:table-cell office:value-type="float" office:value="125706">
            <text:p>125706</text:p>
          </table:table-cell>
          <table:table-cell office:value-type="float" office:value="346634">
            <text:p>346634</text:p>
          </table:table-cell>
          <table:table-cell office:value-type="float" office:value="125133">
            <text:p>125133</text:p>
          </table:table-cell>
          <table:table-cell office:value-type="float" office:value="90346">
            <text:p>90346</text:p>
          </table:table-cell>
          <table:table-cell office:value-type="float" office:value="147677">
            <text:p>147677</text:p>
          </table:table-cell>
          <table:table-cell office:value-type="float" office:value="101781">
            <text:p>101781</text:p>
          </table:table-cell>
          <table:table-cell office:value-type="float" office:value="71435">
            <text:p>71435</text:p>
          </table:table-cell>
          <table:table-cell office:value-type="float" office:value="229309">
            <text:p>229309</text:p>
          </table:table-cell>
          <table:table-cell office:value-type="float" office:value="251371">
            <text:p>251371</text:p>
          </table:table-cell>
          <table:table-cell office:value-type="float" office:value="242224">
            <text:p>242224</text:p>
          </table:table-cell>
          <table:table-cell office:value-type="float" office:value="193284">
            <text:p>193284</text:p>
          </table:table-cell>
          <table:table-cell office:value-type="float" office:value="0">
            <text:p>0</text:p>
          </table:table-cell>
          <table:table-cell office:value-type="float" office:value="6432">
            <text:p>6432</text:p>
          </table:table-cell>
          <table:table-cell office:value-type="float" office:value="80733">
            <text:p>80733</text:p>
          </table:table-cell>
          <table:table-cell office:value-type="float" office:value="42927">
            <text:p>42927</text:p>
          </table:table-cell>
          <table:table-cell office:value-type="float" office:value="71689">
            <text:p>71689</text:p>
          </table:table-cell>
          <table:table-cell office:value-type="float" office:value="22094">
            <text:p>22094</text:p>
          </table:table-cell>
          <table:table-cell office:value-type="float" office:value="55755">
            <text:p>55755</text:p>
          </table:table-cell>
          <table:table-cell office:value-type="float" office:value="89692">
            <text:p>89692</text:p>
          </table:table-cell>
          <table:table-cell office:value-type="float" office:value="214194">
            <text:p>214194</text:p>
          </table:table-cell>
          <table:table-cell office:value-type="float" office:value="383064">
            <text:p>383064</text:p>
          </table:table-cell>
          <table:table-cell office:value-type="float" office:value="368602">
            <text:p>368602</text:p>
          </table:table-cell>
          <table:table-cell office:value-type="float" office:value="429667">
            <text:p>429667</text:p>
          </table:table-cell>
          <table:table-cell office:value-type="float" office:value="167138">
            <text:p>167138</text:p>
          </table:table-cell>
          <table:table-cell office:value-type="float" office:value="36044">
            <text:p>36044</text:p>
          </table:table-cell>
          <table:table-cell office:value-type="float" office:value="26890">
            <text:p>26890</text:p>
          </table:table-cell>
          <table:table-cell office:value-type="float" office:value="192627">
            <text:p>192627</text:p>
          </table:table-cell>
          <table:table-cell office:value-type="float" office:value="175439">
            <text:p>175439</text:p>
          </table:table-cell>
          <table:table-cell office:value-type="float" office:value="170975">
            <text:p>170975</text:p>
          </table:table-cell>
          <table:table-cell office:value-type="float" office:value="139424">
            <text:p>139424</text:p>
          </table:table-cell>
          <table:table-cell office:value-type="float" office:value="127899">
            <text:p>127899</text:p>
          </table:table-cell>
          <table:table-cell office:value-type="float" office:value="161286">
            <text:p>161286</text:p>
          </table:table-cell>
          <table:table-cell office:value-type="float" office:value="110244">
            <text:p>110244</text:p>
          </table:table-cell>
          <table:table-cell office:value-type="float" office:value="164185">
            <text:p>164185</text:p>
          </table:table-cell>
          <table:table-cell office:value-type="float" office:value="74480">
            <text:p>74480</text:p>
          </table:table-cell>
          <table:table-cell office:value-type="float" office:value="68655">
            <text:p>68655</text:p>
          </table:table-cell>
          <table:table-cell office:value-type="float" office:value="129690">
            <text:p>129690</text:p>
          </table:table-cell>
          <table:table-cell office:value-type="float" office:value="26491">
            <text:p>26491</text:p>
          </table:table-cell>
          <table:table-cell office:value-type="float" office:value="185716">
            <text:p>185716</text:p>
          </table:table-cell>
          <table:table-cell office:value-type="float" office:value="195352">
            <text:p>195352</text:p>
          </table:table-cell>
          <table:table-cell office:value-type="float" office:value="186938">
            <text:p>186938</text:p>
          </table:table-cell>
          <table:table-cell office:value-type="float" office:value="14517">
            <text:p>14517</text:p>
          </table:table-cell>
          <table:table-cell office:value-type="float" office:value="129340">
            <text:p>129340</text:p>
          </table:table-cell>
          <table:table-cell office:value-type="float" office:value="333420">
            <text:p>333420</text:p>
          </table:table-cell>
          <table:table-cell office:value-type="float" office:value="301341">
            <text:p>301341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float" office:value="154868">
            <text:p>154868</text:p>
          </table:table-cell>
          <table:table-cell office:value-type="float" office:value="111413">
            <text:p>111413</text:p>
          </table:table-cell>
          <table:table-cell office:value-type="float" office:value="145254">
            <text:p>145254</text:p>
          </table:table-cell>
          <table:table-cell office:value-type="float" office:value="203582">
            <text:p>203582</text:p>
          </table:table-cell>
          <table:table-cell office:value-type="float" office:value="208660">
            <text:p>208660</text:p>
          </table:table-cell>
          <table:table-cell office:value-type="float" office:value="298022">
            <text:p>298022</text:p>
          </table:table-cell>
          <table:table-cell office:value-type="float" office:value="188205">
            <text:p>188205</text:p>
          </table:table-cell>
          <table:table-cell office:value-type="float" office:value="147077">
            <text:p>147077</text:p>
          </table:table-cell>
          <table:table-cell office:value-type="float" office:value="162061">
            <text:p>162061</text:p>
          </table:table-cell>
          <table:table-cell office:value-type="float" office:value="108461">
            <text:p>108461</text:p>
          </table:table-cell>
          <table:table-cell office:value-type="float" office:value="198700">
            <text:p>198700</text:p>
          </table:table-cell>
          <table:table-cell office:value-type="float" office:value="109307">
            <text:p>109307</text:p>
          </table:table-cell>
          <table:table-cell office:value-type="float" office:value="173521">
            <text:p>173521</text:p>
          </table:table-cell>
          <table:table-cell office:value-type="float" office:value="125138">
            <text:p>125138</text:p>
          </table:table-cell>
          <table:table-cell office:value-type="float" office:value="187771">
            <text:p>187771</text:p>
          </table:table-cell>
          <table:table-cell office:value-type="float" office:value="147133">
            <text:p>147133</text:p>
          </table:table-cell>
          <table:table-cell office:value-type="float" office:value="82889">
            <text:p>82889</text:p>
          </table:table-cell>
          <table:table-cell office:value-type="float" office:value="196772">
            <text:p>196772</text:p>
          </table:table-cell>
          <table:table-cell office:value-type="float" office:value="149594">
            <text:p>149594</text:p>
          </table:table-cell>
          <table:table-cell office:value-type="float" office:value="154126">
            <text:p>154126</text:p>
          </table:table-cell>
          <table:table-cell office:value-type="float" office:value="183371">
            <text:p>183371</text:p>
          </table:table-cell>
          <table:table-cell office:value-type="float" office:value="180884">
            <text:p>180884</text:p>
          </table:table-cell>
          <table:table-cell office:value-type="float" office:value="267841">
            <text:p>267841</text:p>
          </table:table-cell>
          <table:table-cell office:value-type="float" office:value="130335">
            <text:p>130335</text:p>
          </table:table-cell>
          <table:table-cell office:value-type="float" office:value="243838">
            <text:p>243838</text:p>
          </table:table-cell>
          <table:table-cell office:value-type="float" office:value="193734">
            <text:p>193734</text:p>
          </table:table-cell>
          <table:table-cell office:value-type="float" office:value="171456">
            <text:p>171456</text:p>
          </table:table-cell>
          <table:table-cell office:value-type="float" office:value="150060">
            <text:p>150060</text:p>
          </table:table-cell>
          <table:table-cell office:value-type="float" office:value="170585">
            <text:p>170585</text:p>
          </table:table-cell>
          <table:table-cell office:value-type="float" office:value="147674">
            <text:p>147674</text:p>
          </table:table-cell>
          <table:table-cell office:value-type="float" office:value="155121">
            <text:p>155121</text:p>
          </table:table-cell>
          <table:table-cell office:value-type="float" office:value="179515">
            <text:p>179515</text:p>
          </table:table-cell>
          <table:table-cell office:value-type="float" office:value="84686">
            <text:p>84686</text:p>
          </table:table-cell>
          <table:table-cell office:value-type="float" office:value="141505">
            <text:p>141505</text:p>
          </table:table-cell>
          <table:table-cell office:value-type="float" office:value="175313">
            <text:p>175313</text:p>
          </table:table-cell>
          <table:table-cell office:value-type="float" office:value="153949">
            <text:p>153949</text:p>
          </table:table-cell>
          <table:table-cell office:value-type="float" office:value="159730">
            <text:p>159730</text:p>
          </table:table-cell>
          <table:table-cell office:value-type="float" office:value="125451">
            <text:p>125451</text:p>
          </table:table-cell>
          <table:table-cell office:value-type="float" office:value="210924">
            <text:p>210924</text:p>
          </table:table-cell>
          <table:table-cell office:value-type="float" office:value="167159">
            <text:p>167159</text:p>
          </table:table-cell>
          <table:table-cell office:value-type="float" office:value="163359">
            <text:p>163359</text:p>
          </table:table-cell>
          <table:table-cell office:value-type="float" office:value="267749">
            <text:p>267749</text:p>
          </table:table-cell>
          <table:table-cell office:value-type="float" office:value="154470">
            <text:p>154470</text:p>
          </table:table-cell>
          <table:table-cell office:value-type="float" office:value="236825">
            <text:p>236825</text:p>
          </table:table-cell>
          <table:table-cell office:value-type="float" office:value="240437">
            <text:p>240437</text:p>
          </table:table-cell>
          <table:table-cell office:value-type="float" office:value="346545">
            <text:p>346545</text:p>
          </table:table-cell>
          <table:table-cell office:value-type="float" office:value="335407">
            <text:p>335407</text:p>
          </table:table-cell>
          <table:table-cell office:value-type="float" office:value="264598">
            <text:p>264598</text:p>
          </table:table-cell>
          <table:table-cell office:value-type="float" office:value="219424">
            <text:p>219424</text:p>
          </table:table-cell>
          <table:table-cell office:value-type="float" office:value="244841">
            <text:p>244841</text:p>
          </table:table-cell>
          <table:table-cell office:value-type="float" office:value="249571">
            <text:p>249571</text:p>
          </table:table-cell>
          <table:table-cell office:value-type="float" office:value="343152">
            <text:p>343152</text:p>
          </table:table-cell>
          <table:table-cell office:value-type="float" office:value="177486">
            <text:p>177486</text:p>
          </table:table-cell>
          <table:table-cell office:value-type="float" office:value="193324">
            <text:p>193324</text:p>
          </table:table-cell>
          <table:table-cell office:value-type="float" office:value="296791">
            <text:p>296791</text:p>
          </table:table-cell>
          <table:table-cell office:value-type="float" office:value="304822">
            <text:p>304822</text:p>
          </table:table-cell>
          <table:table-cell office:value-type="float" office:value="149064">
            <text:p>149064</text:p>
          </table:table-cell>
          <table:table-cell office:value-type="float" office:value="290140">
            <text:p>290140</text:p>
          </table:table-cell>
          <table:table-cell office:value-type="float" office:value="314842">
            <text:p>314842</text:p>
          </table:table-cell>
          <table:table-cell office:value-type="float" office:value="236552">
            <text:p>236552</text:p>
          </table:table-cell>
          <table:table-cell office:value-type="float" office:value="318724">
            <text:p>318724</text:p>
          </table:table-cell>
          <table:table-cell office:value-type="float" office:value="256088">
            <text:p>256088</text:p>
          </table:table-cell>
          <table:table-cell office:value-type="float" office:value="186443">
            <text:p>186443</text:p>
          </table:table-cell>
          <table:table-cell office:value-type="float" office:value="280724">
            <text:p>280724</text:p>
          </table:table-cell>
          <table:table-cell office:value-type="float" office:value="209495">
            <text:p>209495</text:p>
          </table:table-cell>
          <table:table-cell office:value-type="float" office:value="216155">
            <text:p>216155</text:p>
          </table:table-cell>
          <table:table-cell office:value-type="float" office:value="227521">
            <text:p>227521</text:p>
          </table:table-cell>
          <table:table-cell office:value-type="float" office:value="182797">
            <text:p>182797</text:p>
          </table:table-cell>
          <table:table-cell office:value-type="float" office:value="325463">
            <text:p>325463</text:p>
          </table:table-cell>
          <table:table-cell office:value-type="float" office:value="168874">
            <text:p>168874</text:p>
          </table:table-cell>
          <table:table-cell office:value-type="float" office:value="321988">
            <text:p>321988</text:p>
          </table:table-cell>
          <table:table-cell office:value-type="float" office:value="323338">
            <text:p>323338</text:p>
          </table:table-cell>
          <table:table-cell office:value-type="float" office:value="153397">
            <text:p>153397</text:p>
          </table:table-cell>
          <table:table-cell office:value-type="float" office:value="283971">
            <text:p>283971</text:p>
          </table:table-cell>
          <table:table-cell office:value-type="float" office:value="157143">
            <text:p>157143</text:p>
          </table:table-cell>
          <table:table-cell office:value-type="float" office:value="172487">
            <text:p>172487</text:p>
          </table:table-cell>
          <table:table-cell office:value-type="float" office:value="167835">
            <text:p>167835</text:p>
          </table:table-cell>
          <table:table-cell office:value-type="float" office:value="192936">
            <text:p>192936</text:p>
          </table:table-cell>
          <table:table-cell office:value-type="float" office:value="130115">
            <text:p>130115</text:p>
          </table:table-cell>
          <table:table-cell office:value-type="float" office:value="242511">
            <text:p>242511</text:p>
          </table:table-cell>
          <table:table-cell office:value-type="float" office:value="215229">
            <text:p>215229</text:p>
          </table:table-cell>
          <table:table-cell office:value-type="float" office:value="224003">
            <text:p>224003</text:p>
          </table:table-cell>
          <table:table-cell office:value-type="float" office:value="131627">
            <text:p>131627</text:p>
          </table:table-cell>
          <table:table-cell office:value-type="float" office:value="203280">
            <text:p>203280</text:p>
          </table:table-cell>
          <table:table-cell office:value-type="float" office:value="182024">
            <text:p>182024</text:p>
          </table:table-cell>
          <table:table-cell office:value-type="float" office:value="138216">
            <text:p>138216</text:p>
          </table:table-cell>
          <table:table-cell office:value-type="float" office:value="97504">
            <text:p>97504</text:p>
          </table:table-cell>
          <table:table-cell office:value-type="float" office:value="156240">
            <text:p>156240</text:p>
          </table:table-cell>
          <table:table-cell office:value-type="float" office:value="153714">
            <text:p>153714</text:p>
          </table:table-cell>
          <table:table-cell office:value-type="float" office:value="199561">
            <text:p>199561</text:p>
          </table:table-cell>
          <table:table-cell office:value-type="float" office:value="97630">
            <text:p>97630</text:p>
          </table:table-cell>
          <table:table-cell office:value-type="float" office:value="220839">
            <text:p>220839</text:p>
          </table:table-cell>
          <table:table-cell office:value-type="float" office:value="280418">
            <text:p>280418</text:p>
          </table:table-cell>
          <table:table-cell office:value-type="float" office:value="227621">
            <text:p>227621</text:p>
          </table:table-cell>
          <table:table-cell office:value-type="float" office:value="283517">
            <text:p>283517</text:p>
          </table:table-cell>
          <table:table-cell office:value-type="float" office:value="99491">
            <text:p>99491</text:p>
          </table:table-cell>
          <table:table-cell office:value-type="float" office:value="245966">
            <text:p>245966</text:p>
          </table:table-cell>
          <table:table-cell office:value-type="float" office:value="147608">
            <text:p>147608</text:p>
          </table:table-cell>
          <table:table-cell office:value-type="float" office:value="156688">
            <text:p>156688</text:p>
          </table:table-cell>
          <table:table-cell office:value-type="float" office:value="194094">
            <text:p>194094</text:p>
          </table:table-cell>
          <table:table-cell office:value-type="float" office:value="82226">
            <text:p>82226</text:p>
          </table:table-cell>
          <table:table-cell office:value-type="float" office:value="175246">
            <text:p>175246</text:p>
          </table:table-cell>
          <table:table-cell office:value-type="float" office:value="194081">
            <text:p>194081</text:p>
          </table:table-cell>
          <table:table-cell office:value-type="float" office:value="307097">
            <text:p>307097</text:p>
          </table:table-cell>
          <table:table-cell office:value-type="float" office:value="250349">
            <text:p>250349</text:p>
          </table:table-cell>
          <table:table-cell office:value-type="float" office:value="315590">
            <text:p>315590</text:p>
          </table:table-cell>
          <table:table-cell office:value-type="float" office:value="150975">
            <text:p>150975</text:p>
          </table:table-cell>
          <table:table-cell office:value-type="float" office:value="254058">
            <text:p>254058</text:p>
          </table:table-cell>
          <table:table-cell office:value-type="float" office:value="165902">
            <text:p>165902</text:p>
          </table:table-cell>
          <table:table-cell office:value-type="float" office:value="139368">
            <text:p>139368</text:p>
          </table:table-cell>
          <table:table-cell office:value-type="float" office:value="87110">
            <text:p>87110</text:p>
          </table:table-cell>
          <table:table-cell office:value-type="float" office:value="101801">
            <text:p>101801</text:p>
          </table:table-cell>
          <table:table-cell office:value-type="float" office:value="139899">
            <text:p>139899</text:p>
          </table:table-cell>
          <table:table-cell office:value-type="float" office:value="134003">
            <text:p>134003</text:p>
          </table:table-cell>
          <table:table-cell office:value-type="float" office:value="101371">
            <text:p>101371</text:p>
          </table:table-cell>
          <table:table-cell office:value-type="float" office:value="216092">
            <text:p>216092</text:p>
          </table:table-cell>
          <table:table-cell office:value-type="float" office:value="211176">
            <text:p>211176</text:p>
          </table:table-cell>
          <table:table-cell office:value-type="float" office:value="270446">
            <text:p>270446</text:p>
          </table:table-cell>
          <table:table-cell office:value-type="float" office:value="238305">
            <text:p>238305</text:p>
          </table:table-cell>
          <table:table-cell office:value-type="float" office:value="134542">
            <text:p>134542</text:p>
          </table:table-cell>
          <table:table-cell office:value-type="float" office:value="206990">
            <text:p>206990</text:p>
          </table:table-cell>
          <table:table-cell office:value-type="float" office:value="191840">
            <text:p>191840</text:p>
          </table:table-cell>
          <table:table-cell office:value-type="float" office:value="100374">
            <text:p>100374</text:p>
          </table:table-cell>
          <table:table-cell office:value-type="float" office:value="228946">
            <text:p>228946</text:p>
          </table:table-cell>
          <table:table-cell office:value-type="float" office:value="236844">
            <text:p>236844</text:p>
          </table:table-cell>
          <table:table-cell office:value-type="float" office:value="116308">
            <text:p>116308</text:p>
          </table:table-cell>
          <table:table-cell office:value-type="float" office:value="173444">
            <text:p>173444</text:p>
          </table:table-cell>
          <table:table-cell office:value-type="float" office:value="178371">
            <text:p>178371</text:p>
          </table:table-cell>
          <table:table-cell office:value-type="float" office:value="610325">
            <text:p>610325</text:p>
          </table:table-cell>
          <table:table-cell office:value-type="float" office:value="232244">
            <text:p>232244</text:p>
          </table:table-cell>
          <table:table-cell office:value-type="float" office:value="174971">
            <text:p>174971</text:p>
          </table:table-cell>
          <table:table-cell office:value-type="float" office:value="285375">
            <text:p>285375</text:p>
          </table:table-cell>
          <table:table-cell office:value-type="float" office:value="200631">
            <text:p>200631</text:p>
          </table:table-cell>
          <table:table-cell office:value-type="float" office:value="215913">
            <text:p>215913</text:p>
          </table:table-cell>
          <table:table-cell office:value-type="float" office:value="175924">
            <text:p>175924</text:p>
          </table:table-cell>
          <table:table-cell office:value-type="float" office:value="182929">
            <text:p>182929</text:p>
          </table:table-cell>
          <table:table-cell office:value-type="float" office:value="312655">
            <text:p>312655</text:p>
          </table:table-cell>
          <table:table-cell office:value-type="float" office:value="127557">
            <text:p>127557</text:p>
          </table:table-cell>
          <table:table-cell office:value-type="float" office:value="222673">
            <text:p>222673</text:p>
          </table:table-cell>
          <table:table-cell office:value-type="float" office:value="192433">
            <text:p>192433</text:p>
          </table:table-cell>
          <table:table-cell office:value-type="float" office:value="179846">
            <text:p>179846</text:p>
          </table:table-cell>
          <table:table-cell office:value-type="float" office:value="289515">
            <text:p>289515</text:p>
          </table:table-cell>
          <table:table-cell office:value-type="float" office:value="221085">
            <text:p>221085</text:p>
          </table:table-cell>
          <table:table-cell office:value-type="float" office:value="228925">
            <text:p>228925</text:p>
          </table:table-cell>
          <table:table-cell office:value-type="float" office:value="213981">
            <text:p>213981</text:p>
          </table:table-cell>
          <table:table-cell office:value-type="float" office:value="739194">
            <text:p>739194</text:p>
          </table:table-cell>
          <table:table-cell office:value-type="float" office:value="208745">
            <text:p>208745</text:p>
          </table:table-cell>
          <table:table-cell office:value-type="float" office:value="207818">
            <text:p>207818</text:p>
          </table:table-cell>
          <table:table-cell office:value-type="float" office:value="163003">
            <text:p>163003</text:p>
          </table:table-cell>
          <table:table-cell office:value-type="float" office:value="98488">
            <text:p>98488</text:p>
          </table:table-cell>
          <table:table-cell office:value-type="float" office:value="186667">
            <text:p>186667</text:p>
          </table:table-cell>
          <table:table-cell office:value-type="float" office:value="328898">
            <text:p>328898</text:p>
          </table:table-cell>
          <table:table-cell office:value-type="float" office:value="246296">
            <text:p>246296</text:p>
          </table:table-cell>
          <table:table-cell office:value-type="float" office:value="155561">
            <text:p>155561</text:p>
          </table:table-cell>
          <table:table-cell office:value-type="float" office:value="229988">
            <text:p>229988</text:p>
          </table:table-cell>
          <table:table-cell office:value-type="float" office:value="174481">
            <text:p>174481</text:p>
          </table:table-cell>
          <table:table-cell office:value-type="float" office:value="220009">
            <text:p>22000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685440">
            <text:p>685440</text:p>
          </table:table-cell>
          <table:table-cell office:value-type="float" office:value="609665">
            <text:p>609665</text:p>
          </table:table-cell>
          <table:table-cell office:value-type="float" office:value="385883">
            <text:p>385883</text:p>
          </table:table-cell>
          <table:table-cell office:value-type="float" office:value="189158">
            <text:p>189158</text:p>
          </table:table-cell>
          <table:table-cell office:value-type="float" office:value="285314">
            <text:p>285314</text:p>
          </table:table-cell>
          <table:table-cell office:value-type="float" office:value="251426">
            <text:p>251426</text:p>
          </table:table-cell>
          <table:table-cell office:value-type="float" office:value="394747">
            <text:p>394747</text:p>
          </table:table-cell>
          <table:table-cell office:value-type="float" office:value="169090">
            <text:p>169090</text:p>
          </table:table-cell>
          <table:table-cell office:value-type="float" office:value="211480">
            <text:p>211480</text:p>
          </table:table-cell>
          <table:table-cell office:value-type="float" office:value="228406">
            <text:p>228406</text:p>
          </table:table-cell>
          <table:table-cell office:value-type="float" office:value="202518">
            <text:p>202518</text:p>
          </table:table-cell>
          <table:table-cell office:value-type="float" office:value="169429">
            <text:p>169429</text:p>
          </table:table-cell>
          <table:table-cell office:value-type="float" office:value="349440">
            <text:p>349440</text:p>
          </table:table-cell>
          <table:table-cell office:value-type="float" office:value="349521">
            <text:p>349521</text:p>
          </table:table-cell>
          <table:table-cell office:value-type="float" office:value="178157">
            <text:p>178157</text:p>
          </table:table-cell>
          <table:table-cell office:value-type="float" office:value="458388">
            <text:p>458388</text:p>
          </table:table-cell>
          <table:table-cell office:value-type="float" office:value="47018">
            <text:p>47018</text:p>
          </table:table-cell>
          <table:table-cell office:value-type="float" office:value="201752">
            <text:p>201752</text:p>
          </table:table-cell>
          <table:table-cell office:value-type="float" office:value="113537">
            <text:p>113537</text:p>
          </table:table-cell>
          <table:table-cell office:value-type="float" office:value="275511">
            <text:p>275511</text:p>
          </table:table-cell>
          <table:table-cell office:value-type="float" office:value="170733">
            <text:p>170733</text:p>
          </table:table-cell>
          <table:table-cell office:value-type="float" office:value="190958">
            <text:p>190958</text:p>
          </table:table-cell>
          <table:table-cell office:value-type="float" office:value="396421">
            <text:p>396421</text:p>
          </table:table-cell>
          <table:table-cell office:value-type="float" office:value="233271">
            <text:p>233271</text:p>
          </table:table-cell>
          <table:table-cell office:value-type="float" office:value="98266">
            <text:p>98266</text:p>
          </table:table-cell>
          <table:table-cell office:value-type="float" office:value="70411">
            <text:p>70411</text:p>
          </table:table-cell>
          <table:table-cell office:value-type="float" office:value="101447">
            <text:p>101447</text:p>
          </table:table-cell>
          <table:table-cell office:value-type="float" office:value="236742">
            <text:p>236742</text:p>
          </table:table-cell>
          <table:table-cell office:value-type="float" office:value="41629">
            <text:p>41629</text:p>
          </table:table-cell>
          <table:table-cell office:value-type="float" office:value="93062">
            <text:p>93062</text:p>
          </table:table-cell>
          <table:table-cell office:value-type="float" office:value="124356">
            <text:p>124356</text:p>
          </table:table-cell>
          <table:table-cell office:value-type="float" office:value="99370">
            <text:p>99370</text:p>
          </table:table-cell>
          <table:table-cell office:value-type="float" office:value="200827">
            <text:p>200827</text:p>
          </table:table-cell>
          <table:table-cell office:value-type="float" office:value="132024">
            <text:p>132024</text:p>
          </table:table-cell>
          <table:table-cell office:value-type="float" office:value="69182">
            <text:p>69182</text:p>
          </table:table-cell>
          <table:table-cell office:value-type="float" office:value="109527">
            <text:p>109527</text:p>
          </table:table-cell>
          <table:table-cell office:value-type="float" office:value="40480">
            <text:p>40480</text:p>
          </table:table-cell>
          <table:table-cell office:value-type="float" office:value="10781">
            <text:p>10781</text:p>
          </table:table-cell>
          <table:table-cell office:value-type="float" office:value="97737">
            <text:p>97737</text:p>
          </table:table-cell>
          <table:table-cell office:value-type="float" office:value="21794">
            <text:p>21794</text:p>
          </table:table-cell>
          <table:table-cell office:value-type="float" office:value="131584">
            <text:p>131584</text:p>
          </table:table-cell>
          <table:table-cell office:value-type="float" office:value="39982">
            <text:p>39982</text:p>
          </table:table-cell>
          <table:table-cell office:value-type="float" office:value="89071">
            <text:p>89071</text:p>
          </table:table-cell>
          <table:table-cell office:value-type="float" office:value="3945">
            <text:p>3945</text:p>
          </table:table-cell>
          <table:table-cell office:value-type="float" office:value="45470">
            <text:p>45470</text:p>
          </table:table-cell>
          <table:table-cell office:value-type="float" office:value="117887">
            <text:p>117887</text:p>
          </table:table-cell>
          <table:table-cell office:value-type="float" office:value="136075">
            <text:p>136075</text:p>
          </table:table-cell>
          <table:table-cell office:value-type="float" office:value="58575">
            <text:p>58575</text:p>
          </table:table-cell>
          <table:table-cell office:value-type="float" office:value="309645">
            <text:p>309645</text:p>
          </table:table-cell>
          <table:table-cell office:value-type="float" office:value="325970">
            <text:p>325970</text:p>
          </table:table-cell>
          <table:table-cell office:value-type="float" office:value="200263">
            <text:p>200263</text:p>
          </table:table-cell>
          <table:table-cell office:value-type="float" office:value="30160">
            <text:p>30160</text:p>
          </table:table-cell>
          <table:table-cell office:value-type="float" office:value="97459">
            <text:p>97459</text:p>
          </table:table-cell>
          <table:table-cell office:value-type="float" office:value="344445">
            <text:p>344445</text:p>
          </table:table-cell>
          <table:table-cell office:value-type="float" office:value="573622">
            <text:p>573622</text:p>
          </table:table-cell>
          <table:table-cell office:value-type="float" office:value="356817">
            <text:p>356817</text:p>
          </table:table-cell>
          <table:table-cell office:value-type="float" office:value="146029">
            <text:p>146029</text:p>
          </table:table-cell>
          <table:table-cell office:value-type="float" office:value="48986">
            <text:p>48986</text:p>
          </table:table-cell>
          <table:table-cell office:value-type="float" office:value="211546">
            <text:p>211546</text:p>
          </table:table-cell>
          <table:table-cell office:value-type="float" office:value="364141">
            <text:p>364141</text:p>
          </table:table-cell>
          <table:table-cell office:value-type="float" office:value="381958">
            <text:p>381958</text:p>
          </table:table-cell>
          <table:table-cell office:value-type="float" office:value="201928">
            <text:p>201928</text:p>
          </table:table-cell>
          <table:table-cell office:value-type="float" office:value="446169">
            <text:p>446169</text:p>
          </table:table-cell>
          <table:table-cell office:value-type="float" office:value="348735">
            <text:p>348735</text:p>
          </table:table-cell>
          <table:table-cell office:value-type="float" office:value="142616">
            <text:p>142616</text:p>
          </table:table-cell>
          <table:table-cell office:value-type="float" office:value="129617">
            <text:p>129617</text:p>
          </table:table-cell>
          <table:table-cell office:value-type="float" office:value="82027">
            <text:p>82027</text:p>
          </table:table-cell>
          <table:table-cell office:value-type="float" office:value="108675">
            <text:p>108675</text:p>
          </table:table-cell>
          <table:table-cell office:value-type="float" office:value="137698">
            <text:p>137698</text:p>
          </table:table-cell>
          <table:table-cell office:value-type="float" office:value="92218">
            <text:p>92218</text:p>
          </table:table-cell>
          <table:table-cell office:value-type="float" office:value="132455">
            <text:p>132455</text:p>
          </table:table-cell>
          <table:table-cell office:value-type="float" office:value="240386">
            <text:p>240386</text:p>
          </table:table-cell>
          <table:table-cell office:value-type="float" office:value="109077">
            <text:p>109077</text:p>
          </table:table-cell>
          <table:table-cell office:value-type="float" office:value="88005">
            <text:p>88005</text:p>
          </table:table-cell>
          <table:table-cell office:value-type="float" office:value="78789">
            <text:p>78789</text:p>
          </table:table-cell>
          <table:table-cell office:value-type="float" office:value="121583">
            <text:p>121583</text:p>
          </table:table-cell>
          <table:table-cell office:value-type="float" office:value="59848">
            <text:p>59848</text:p>
          </table:table-cell>
          <table:table-cell office:value-type="float" office:value="92426">
            <text:p>92426</text:p>
          </table:table-cell>
          <table:table-cell office:value-type="float" office:value="119298">
            <text:p>119298</text:p>
          </table:table-cell>
          <table:table-cell office:value-type="float" office:value="69013">
            <text:p>69013</text:p>
          </table:table-cell>
          <table:table-cell office:value-type="float" office:value="107626">
            <text:p>107626</text:p>
          </table:table-cell>
          <table:table-cell office:value-type="float" office:value="66588">
            <text:p>66588</text:p>
          </table:table-cell>
          <table:table-cell office:value-type="float" office:value="480089">
            <text:p>480089</text:p>
          </table:table-cell>
          <table:table-cell office:value-type="float" office:value="590097">
            <text:p>590097</text:p>
          </table:table-cell>
          <table:table-cell office:value-type="float" office:value="368489">
            <text:p>368489</text:p>
          </table:table-cell>
          <table:table-cell office:value-type="float" office:value="516107">
            <text:p>516107</text:p>
          </table:table-cell>
          <table:table-cell office:value-type="float" office:value="420778">
            <text:p>420778</text:p>
          </table:table-cell>
          <table:table-cell office:value-type="float" office:value="441741">
            <text:p>441741</text:p>
          </table:table-cell>
          <table:table-cell office:value-type="float" office:value="415361">
            <text:p>415361</text:p>
          </table:table-cell>
          <table:table-cell office:value-type="float" office:value="533219">
            <text:p>533219</text:p>
          </table:table-cell>
          <table:table-cell office:value-type="float" office:value="665521">
            <text:p>665521</text:p>
          </table:table-cell>
          <table:table-cell office:value-type="float" office:value="567016">
            <text:p>567016</text:p>
          </table:table-cell>
          <table:table-cell office:value-type="float" office:value="632564">
            <text:p>632564</text:p>
          </table:table-cell>
          <table:table-cell office:value-type="float" office:value="632961">
            <text:p>632961</text:p>
          </table:table-cell>
          <table:table-cell office:value-type="float" office:value="368624">
            <text:p>368624</text:p>
          </table:table-cell>
          <table:table-cell office:value-type="float" office:value="323849">
            <text:p>323849</text:p>
          </table:table-cell>
          <table:table-cell office:value-type="float" office:value="151178">
            <text:p>151178</text:p>
          </table:table-cell>
          <table:table-cell office:value-type="float" office:value="565011">
            <text:p>565011</text:p>
          </table:table-cell>
          <table:table-cell office:value-type="float" office:value="319814">
            <text:p>319814</text:p>
          </table:table-cell>
          <table:table-cell office:value-type="float" office:value="469306">
            <text:p>469306</text:p>
          </table:table-cell>
          <table:table-cell office:value-type="float" office:value="541912">
            <text:p>541912</text:p>
          </table:table-cell>
          <table:table-cell office:value-type="float" office:value="564119">
            <text:p>564119</text:p>
          </table:table-cell>
          <table:table-cell office:value-type="float" office:value="269415">
            <text:p>269415</text:p>
          </table:table-cell>
          <table:table-cell office:value-type="float" office:value="158940">
            <text:p>158940</text:p>
          </table:table-cell>
          <table:table-cell office:value-type="float" office:value="180369">
            <text:p>180369</text:p>
          </table:table-cell>
          <table:table-cell office:value-type="float" office:value="133834">
            <text:p>133834</text:p>
          </table:table-cell>
          <table:table-cell office:value-type="float" office:value="84362">
            <text:p>84362</text:p>
          </table:table-cell>
          <table:table-cell office:value-type="float" office:value="272310">
            <text:p>272310</text:p>
          </table:table-cell>
          <table:table-cell office:value-type="float" office:value="309284">
            <text:p>309284</text:p>
          </table:table-cell>
          <table:table-cell office:value-type="float" office:value="416778">
            <text:p>416778</text:p>
          </table:table-cell>
          <table:table-cell office:value-type="float" office:value="254482">
            <text:p>254482</text:p>
          </table:table-cell>
          <table:table-cell office:value-type="float" office:value="464903">
            <text:p>464903</text:p>
          </table:table-cell>
          <table:table-cell office:value-type="float" office:value="881949">
            <text:p>881949</text:p>
          </table:table-cell>
          <table:table-cell office:value-type="float" office:value="483397">
            <text:p>483397</text:p>
          </table:table-cell>
          <table:table-cell office:value-type="float" office:value="286213">
            <text:p>286213</text:p>
          </table:table-cell>
          <table:table-cell office:value-type="float" office:value="158905">
            <text:p>158905</text:p>
          </table:table-cell>
          <table:table-cell office:value-type="float" office:value="163556">
            <text:p>163556</text:p>
          </table:table-cell>
          <table:table-cell office:value-type="float" office:value="68935">
            <text:p>68935</text:p>
          </table:table-cell>
          <table:table-cell office:value-type="float" office:value="200270">
            <text:p>200270</text:p>
          </table:table-cell>
          <table:table-cell office:value-type="float" office:value="593150">
            <text:p>593150</text:p>
          </table:table-cell>
          <table:table-cell office:value-type="float" office:value="573327">
            <text:p>573327</text:p>
          </table:table-cell>
          <table:table-cell office:value-type="float" office:value="355733">
            <text:p>355733</text:p>
          </table:table-cell>
          <table:table-cell office:value-type="float" office:value="420357">
            <text:p>420357</text:p>
          </table:table-cell>
          <table:table-cell office:value-type="float" office:value="537041">
            <text:p>537041</text:p>
          </table:table-cell>
          <table:table-cell office:value-type="float" office:value="365846">
            <text:p>365846</text:p>
          </table:table-cell>
          <table:table-cell office:value-type="float" office:value="373978">
            <text:p>373978</text:p>
          </table:table-cell>
          <table:table-cell office:value-type="float" office:value="572635">
            <text:p>572635</text:p>
          </table:table-cell>
          <table:table-cell office:value-type="float" office:value="241039">
            <text:p>241039</text:p>
          </table:table-cell>
          <table:table-cell office:value-type="float" office:value="221788">
            <text:p>221788</text:p>
          </table:table-cell>
          <table:table-cell office:value-type="float" office:value="309609">
            <text:p>309609</text:p>
          </table:table-cell>
          <table:table-cell office:value-type="float" office:value="595047">
            <text:p>595047</text:p>
          </table:table-cell>
          <table:table-cell office:value-type="float" office:value="313354">
            <text:p>313354</text:p>
          </table:table-cell>
          <table:table-cell office:value-type="float" office:value="156602">
            <text:p>156602</text:p>
          </table:table-cell>
          <table:table-cell office:value-type="float" office:value="438960">
            <text:p>438960</text:p>
          </table:table-cell>
          <table:table-cell office:value-type="float" office:value="361760">
            <text:p>361760</text:p>
          </table:table-cell>
          <table:table-cell office:value-type="float" office:value="375663">
            <text:p>375663</text:p>
          </table:table-cell>
          <table:table-cell office:value-type="float" office:value="963098">
            <text:p>963098</text:p>
          </table:table-cell>
          <table:table-cell office:value-type="float" office:value="213662">
            <text:p>213662</text:p>
          </table:table-cell>
          <table:table-cell office:value-type="float" office:value="658909">
            <text:p>658909</text:p>
          </table:table-cell>
          <table:table-cell office:value-type="float" office:value="485961">
            <text:p>485961</text:p>
          </table:table-cell>
          <table:table-cell office:value-type="float" office:value="380850">
            <text:p>380850</text:p>
          </table:table-cell>
          <table:table-cell office:value-type="float" office:value="324901">
            <text:p>324901</text:p>
          </table:table-cell>
          <table:table-cell office:value-type="float" office:value="404786">
            <text:p>404786</text:p>
          </table:table-cell>
          <table:table-cell office:value-type="float" office:value="423957">
            <text:p>423957</text:p>
          </table:table-cell>
          <table:table-cell office:value-type="float" office:value="437270">
            <text:p>437270</text:p>
          </table:table-cell>
          <table:table-cell office:value-type="float" office:value="351585">
            <text:p>351585</text:p>
          </table:table-cell>
          <table:table-cell office:value-type="float" office:value="368169">
            <text:p>368169</text:p>
          </table:table-cell>
          <table:table-cell office:value-type="float" office:value="268834">
            <text:p>268834</text:p>
          </table:table-cell>
          <table:table-cell office:value-type="float" office:value="433650">
            <text:p>433650</text:p>
          </table:table-cell>
          <table:table-cell office:value-type="float" office:value="248914">
            <text:p>248914</text:p>
          </table:table-cell>
          <table:table-cell office:value-type="float" office:value="382458">
            <text:p>382458</text:p>
          </table:table-cell>
          <table:table-cell office:value-type="float" office:value="311393">
            <text:p>311393</text:p>
          </table:table-cell>
          <table:table-cell office:value-type="float" office:value="454861">
            <text:p>454861</text:p>
          </table:table-cell>
          <table:table-cell office:value-type="float" office:value="283505">
            <text:p>283505</text:p>
          </table:table-cell>
          <table:table-cell office:value-type="float" office:value="358232">
            <text:p>358232</text:p>
          </table:table-cell>
          <table:table-cell office:value-type="float" office:value="337065">
            <text:p>337065</text:p>
          </table:table-cell>
          <table:table-cell office:value-type="float" office:value="210745">
            <text:p>210745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float" office:value="115257">
            <text:p>115257</text:p>
          </table:table-cell>
          <table:table-cell office:value-type="float" office:value="186216">
            <text:p>186216</text:p>
          </table:table-cell>
          <table:table-cell office:value-type="float" office:value="194902">
            <text:p>194902</text:p>
          </table:table-cell>
          <table:table-cell office:value-type="float" office:value="171767">
            <text:p>171767</text:p>
          </table:table-cell>
          <table:table-cell office:value-type="float" office:value="150703">
            <text:p>150703</text:p>
          </table:table-cell>
          <table:table-cell office:value-type="float" office:value="159895">
            <text:p>159895</text:p>
          </table:table-cell>
          <table:table-cell office:value-type="float" office:value="25564">
            <text:p>25564</text:p>
          </table:table-cell>
          <table:table-cell office:value-type="float" office:value="166198">
            <text:p>166198</text:p>
          </table:table-cell>
          <table:table-cell office:value-type="float" office:value="174452">
            <text:p>174452</text:p>
          </table:table-cell>
          <table:table-cell office:value-type="float" office:value="210774">
            <text:p>210774</text:p>
          </table:table-cell>
          <table:table-cell office:value-type="float" office:value="72073">
            <text:p>72073</text:p>
          </table:table-cell>
          <table:table-cell office:value-type="float" office:value="267290">
            <text:p>267290</text:p>
          </table:table-cell>
          <table:table-cell office:value-type="float" office:value="89057">
            <text:p>89057</text:p>
          </table:table-cell>
          <table:table-cell office:value-type="float" office:value="95702">
            <text:p>95702</text:p>
          </table:table-cell>
          <table:table-cell office:value-type="float" office:value="176924">
            <text:p>176924</text:p>
          </table:table-cell>
          <table:table-cell office:value-type="float" office:value="79745">
            <text:p>79745</text:p>
          </table:table-cell>
          <table:table-cell office:value-type="float" office:value="234242">
            <text:p>234242</text:p>
          </table:table-cell>
          <table:table-cell office:value-type="float" office:value="267469">
            <text:p>267469</text:p>
          </table:table-cell>
          <table:table-cell office:value-type="float" office:value="108228">
            <text:p>108228</text:p>
          </table:table-cell>
          <table:table-cell office:value-type="float" office:value="217319">
            <text:p>217319</text:p>
          </table:table-cell>
          <table:table-cell office:value-type="float" office:value="89633">
            <text:p>89633</text:p>
          </table:table-cell>
          <table:table-cell office:value-type="float" office:value="336565">
            <text:p>336565</text:p>
          </table:table-cell>
          <table:table-cell office:value-type="float" office:value="56675">
            <text:p>56675</text:p>
          </table:table-cell>
          <table:table-cell office:value-type="float" office:value="196623">
            <text:p>196623</text:p>
          </table:table-cell>
          <table:table-cell office:value-type="float" office:value="225829">
            <text:p>225829</text:p>
          </table:table-cell>
          <table:table-cell office:value-type="float" office:value="345358">
            <text:p>345358</text:p>
          </table:table-cell>
          <table:table-cell office:value-type="float" office:value="59637">
            <text:p>59637</text:p>
          </table:table-cell>
          <table:table-cell office:value-type="float" office:value="259876">
            <text:p>259876</text:p>
          </table:table-cell>
          <table:table-cell office:value-type="float" office:value="98873">
            <text:p>98873</text:p>
          </table:table-cell>
          <table:table-cell office:value-type="float" office:value="236981">
            <text:p>236981</text:p>
          </table:table-cell>
          <table:table-cell office:value-type="float" office:value="54110">
            <text:p>54110</text:p>
          </table:table-cell>
          <table:table-cell office:value-type="float" office:value="232364">
            <text:p>232364</text:p>
          </table:table-cell>
          <table:table-cell office:value-type="float" office:value="235800">
            <text:p>235800</text:p>
          </table:table-cell>
          <table:table-cell office:value-type="float" office:value="207114">
            <text:p>207114</text:p>
          </table:table-cell>
          <table:table-cell office:value-type="float" office:value="33693">
            <text:p>33693</text:p>
          </table:table-cell>
          <table:table-cell office:value-type="float" office:value="211518">
            <text:p>211518</text:p>
          </table:table-cell>
          <table:table-cell office:value-type="float" office:value="111297">
            <text:p>111297</text:p>
          </table:table-cell>
          <table:table-cell office:value-type="float" office:value="213931">
            <text:p>213931</text:p>
          </table:table-cell>
          <table:table-cell office:value-type="float" office:value="699">
            <text:p>699</text:p>
          </table:table-cell>
          <table:table-cell office:value-type="float" office:value="117891">
            <text:p>117891</text:p>
          </table:table-cell>
          <table:table-cell office:value-type="float" office:value="168020">
            <text:p>168020</text:p>
          </table:table-cell>
          <table:table-cell office:value-type="float" office:value="182089">
            <text:p>182089</text:p>
          </table:table-cell>
          <table:table-cell office:value-type="float" office:value="60604">
            <text:p>60604</text:p>
          </table:table-cell>
          <table:table-cell office:value-type="float" office:value="166206">
            <text:p>166206</text:p>
          </table:table-cell>
          <table:table-cell office:value-type="float" office:value="143747">
            <text:p>143747</text:p>
          </table:table-cell>
          <table:table-cell office:value-type="float" office:value="112866">
            <text:p>112866</text:p>
          </table:table-cell>
          <table:table-cell office:value-type="float" office:value="196471">
            <text:p>196471</text:p>
          </table:table-cell>
          <table:table-cell office:value-type="float" office:value="307354">
            <text:p>307354</text:p>
          </table:table-cell>
          <table:table-cell office:value-type="float" office:value="100170">
            <text:p>100170</text:p>
          </table:table-cell>
          <table:table-cell office:value-type="float" office:value="47444">
            <text:p>47444</text:p>
          </table:table-cell>
          <table:table-cell office:value-type="float" office:value="184198">
            <text:p>184198</text:p>
          </table:table-cell>
          <table:table-cell office:value-type="float" office:value="261018">
            <text:p>261018</text:p>
          </table:table-cell>
          <table:table-cell office:value-type="float" office:value="106707">
            <text:p>106707</text:p>
          </table:table-cell>
          <table:table-cell office:value-type="float" office:value="114219">
            <text:p>114219</text:p>
          </table:table-cell>
          <table:table-cell office:value-type="float" office:value="309974">
            <text:p>309974</text:p>
          </table:table-cell>
          <table:table-cell office:value-type="float" office:value="253643">
            <text:p>253643</text:p>
          </table:table-cell>
          <table:table-cell office:value-type="float" office:value="86315">
            <text:p>86315</text:p>
          </table:table-cell>
          <table:table-cell office:value-type="float" office:value="184209">
            <text:p>184209</text:p>
          </table:table-cell>
          <table:table-cell office:value-type="float" office:value="69824">
            <text:p>69824</text:p>
          </table:table-cell>
          <table:table-cell office:value-type="float" office:value="412684">
            <text:p>412684</text:p>
          </table:table-cell>
          <table:table-cell office:value-type="float" office:value="241388">
            <text:p>241388</text:p>
          </table:table-cell>
          <table:table-cell office:value-type="float" office:value="190344">
            <text:p>190344</text:p>
          </table:table-cell>
          <table:table-cell office:value-type="float" office:value="303021">
            <text:p>303021</text:p>
          </table:table-cell>
          <table:table-cell office:value-type="float" office:value="265557">
            <text:p>265557</text:p>
          </table:table-cell>
          <table:table-cell office:value-type="float" office:value="79534">
            <text:p>79534</text:p>
          </table:table-cell>
          <table:table-cell office:value-type="float" office:value="154603">
            <text:p>154603</text:p>
          </table:table-cell>
          <table:table-cell office:value-type="float" office:value="170430">
            <text:p>170430</text:p>
          </table:table-cell>
          <table:table-cell office:value-type="float" office:value="207726">
            <text:p>207726</text:p>
          </table:table-cell>
          <table:table-cell office:value-type="float" office:value="249649">
            <text:p>249649</text:p>
          </table:table-cell>
          <table:table-cell office:value-type="float" office:value="205911">
            <text:p>205911</text:p>
          </table:table-cell>
          <table:table-cell office:value-type="float" office:value="219825">
            <text:p>219825</text:p>
          </table:table-cell>
          <table:table-cell office:value-type="float" office:value="45314">
            <text:p>45314</text:p>
          </table:table-cell>
          <table:table-cell office:value-type="float" office:value="91916">
            <text:p>91916</text:p>
          </table:table-cell>
          <table:table-cell office:value-type="float" office:value="118772">
            <text:p>118772</text:p>
          </table:table-cell>
          <table:table-cell office:value-type="float" office:value="9819">
            <text:p>9819</text:p>
          </table:table-cell>
          <table:table-cell office:value-type="float" office:value="175321">
            <text:p>175321</text:p>
          </table:table-cell>
          <table:table-cell office:value-type="float" office:value="268166">
            <text:p>268166</text:p>
          </table:table-cell>
          <table:table-cell office:value-type="float" office:value="345128">
            <text:p>345128</text:p>
          </table:table-cell>
          <table:table-cell office:value-type="float" office:value="198112">
            <text:p>198112</text:p>
          </table:table-cell>
          <table:table-cell office:value-type="float" office:value="80394">
            <text:p>80394</text:p>
          </table:table-cell>
          <table:table-cell office:value-type="float" office:value="110048">
            <text:p>110048</text:p>
          </table:table-cell>
          <table:table-cell office:value-type="float" office:value="60887">
            <text:p>60887</text:p>
          </table:table-cell>
          <table:table-cell office:value-type="float" office:value="66238">
            <text:p>66238</text:p>
          </table:table-cell>
          <table:table-cell office:value-type="float" office:value="210062">
            <text:p>210062</text:p>
          </table:table-cell>
          <table:table-cell office:value-type="float" office:value="107032">
            <text:p>107032</text:p>
          </table:table-cell>
          <table:table-cell office:value-type="float" office:value="275044">
            <text:p>275044</text:p>
          </table:table-cell>
          <table:table-cell office:value-type="float" office:value="383708">
            <text:p>383708</text:p>
          </table:table-cell>
          <table:table-cell office:value-type="float" office:value="0">
            <text:p>0</text:p>
          </table:table-cell>
          <table:table-cell office:value-type="float" office:value="125520">
            <text:p>125520</text:p>
          </table:table-cell>
          <table:table-cell office:value-type="float" office:value="103164">
            <text:p>103164</text:p>
          </table:table-cell>
          <table:table-cell office:value-type="float" office:value="359696">
            <text:p>359696</text:p>
          </table:table-cell>
          <table:table-cell office:value-type="float" office:value="15996">
            <text:p>15996</text:p>
          </table:table-cell>
          <table:table-cell office:value-type="float" office:value="362070">
            <text:p>362070</text:p>
          </table:table-cell>
          <table:table-cell office:value-type="float" office:value="256418">
            <text:p>256418</text:p>
          </table:table-cell>
          <table:table-cell office:value-type="float" office:value="122766">
            <text:p>122766</text:p>
          </table:table-cell>
          <table:table-cell office:value-type="float" office:value="159043">
            <text:p>159043</text:p>
          </table:table-cell>
          <table:table-cell office:value-type="float" office:value="101903">
            <text:p>101903</text:p>
          </table:table-cell>
          <table:table-cell office:value-type="float" office:value="248765">
            <text:p>248765</text:p>
          </table:table-cell>
          <table:table-cell office:value-type="float" office:value="389308">
            <text:p>389308</text:p>
          </table:table-cell>
          <table:table-cell office:value-type="float" office:value="246497">
            <text:p>246497</text:p>
          </table:table-cell>
          <table:table-cell office:value-type="float" office:value="200648">
            <text:p>200648</text:p>
          </table:table-cell>
          <table:table-cell office:value-type="float" office:value="139848">
            <text:p>139848</text:p>
          </table:table-cell>
          <table:table-cell office:value-type="float" office:value="44561">
            <text:p>44561</text:p>
          </table:table-cell>
          <table:table-cell office:value-type="float" office:value="120767">
            <text:p>120767</text:p>
          </table:table-cell>
          <table:table-cell office:value-type="float" office:value="153522">
            <text:p>153522</text:p>
          </table:table-cell>
          <table:table-cell office:value-type="float" office:value="105800">
            <text:p>105800</text:p>
          </table:table-cell>
          <table:table-cell office:value-type="float" office:value="118830">
            <text:p>118830</text:p>
          </table:table-cell>
          <table:table-cell office:value-type="float" office:value="308152">
            <text:p>308152</text:p>
          </table:table-cell>
          <table:table-cell office:value-type="float" office:value="135114">
            <text:p>135114</text:p>
          </table:table-cell>
          <table:table-cell office:value-type="float" office:value="151920">
            <text:p>151920</text:p>
          </table:table-cell>
          <table:table-cell office:value-type="float" office:value="76847">
            <text:p>76847</text:p>
          </table:table-cell>
          <table:table-cell office:value-type="float" office:value="0">
            <text:p>0</text:p>
          </table:table-cell>
          <table:table-cell office:value-type="float" office:value="114049">
            <text:p>114049</text:p>
          </table:table-cell>
          <table:table-cell office:value-type="float" office:value="359843">
            <text:p>359843</text:p>
          </table:table-cell>
          <table:table-cell office:value-type="float" office:value="153954">
            <text:p>153954</text:p>
          </table:table-cell>
          <table:table-cell office:value-type="float" office:value="189243">
            <text:p>189243</text:p>
          </table:table-cell>
          <table:table-cell office:value-type="float" office:value="108042">
            <text:p>108042</text:p>
          </table:table-cell>
          <table:table-cell office:value-type="float" office:value="125641">
            <text:p>125641</text:p>
          </table:table-cell>
          <table:table-cell office:value-type="float" office:value="55372">
            <text:p>55372</text:p>
          </table:table-cell>
          <table:table-cell office:value-type="float" office:value="20296">
            <text:p>20296</text:p>
          </table:table-cell>
          <table:table-cell office:value-type="float" office:value="47751">
            <text:p>47751</text:p>
          </table:table-cell>
          <table:table-cell office:value-type="float" office:value="37034">
            <text:p>37034</text:p>
          </table:table-cell>
          <table:table-cell office:value-type="float" office:value="66748">
            <text:p>66748</text:p>
          </table:table-cell>
          <table:table-cell office:value-type="float" office:value="36535">
            <text:p>36535</text:p>
          </table:table-cell>
          <table:table-cell office:value-type="float" office:value="18698">
            <text:p>18698</text:p>
          </table:table-cell>
          <table:table-cell office:value-type="float" office:value="45375">
            <text:p>45375</text:p>
          </table:table-cell>
          <table:table-cell office:value-type="float" office:value="54793">
            <text:p>54793</text:p>
          </table:table-cell>
          <table:table-cell office:value-type="float" office:value="60677">
            <text:p>60677</text:p>
          </table:table-cell>
          <table:table-cell office:value-type="float" office:value="12188">
            <text:p>12188</text:p>
          </table:table-cell>
          <table:table-cell office:value-type="float" office:value="64121">
            <text:p>64121</text:p>
          </table:table-cell>
          <table:table-cell office:value-type="float" office:value="11308">
            <text:p>11308</text:p>
          </table:table-cell>
          <table:table-cell office:value-type="float" office:value="58665">
            <text:p>58665</text:p>
          </table:table-cell>
          <table:table-cell office:value-type="float" office:value="50174">
            <text:p>50174</text:p>
          </table:table-cell>
          <table:table-cell office:value-type="float" office:value="154877">
            <text:p>154877</text:p>
          </table:table-cell>
          <table:table-cell office:value-type="float" office:value="294797">
            <text:p>294797</text:p>
          </table:table-cell>
          <table:table-cell office:value-type="float" office:value="67360">
            <text:p>67360</text:p>
          </table:table-cell>
          <table:table-cell office:value-type="float" office:value="38643">
            <text:p>38643</text:p>
          </table:table-cell>
          <table:table-cell office:value-type="float" office:value="76285">
            <text:p>76285</text:p>
          </table:table-cell>
          <table:table-cell office:value-type="float" office:value="34397">
            <text:p>34397</text:p>
          </table:table-cell>
          <table:table-cell office:value-type="float" office:value="130917">
            <text:p>130917</text:p>
          </table:table-cell>
          <table:table-cell office:value-type="float" office:value="49068">
            <text:p>49068</text:p>
          </table:table-cell>
          <table:table-cell office:value-type="float" office:value="81305">
            <text:p>81305</text:p>
          </table:table-cell>
          <table:table-cell office:value-type="float" office:value="60436">
            <text:p>60436</text:p>
          </table:table-cell>
          <table:table-cell office:value-type="float" office:value="170500">
            <text:p>170500</text:p>
          </table:table-cell>
          <table:table-cell office:value-type="float" office:value="63409">
            <text:p>63409</text:p>
          </table:table-cell>
          <table:table-cell office:value-type="float" office:value="97994">
            <text:p>97994</text:p>
          </table:table-cell>
          <table:table-cell office:value-type="float" office:value="242097">
            <text:p>242097</text:p>
          </table:table-cell>
          <table:table-cell office:value-type="float" office:value="181524">
            <text:p>181524</text:p>
          </table:table-cell>
          <table:table-cell office:value-type="float" office:value="25903">
            <text:p>25903</text:p>
          </table:table-cell>
          <table:table-cell office:value-type="float" office:value="37294">
            <text:p>37294</text:p>
          </table:table-cell>
          <table:table-cell office:value-type="float" office:value="82850">
            <text:p>82850</text:p>
          </table:table-cell>
          <table:table-cell office:value-type="float" office:value="53621">
            <text:p>53621</text:p>
          </table:table-cell>
          <table:table-cell office:value-type="float" office:value="44166">
            <text:p>44166</text:p>
          </table:table-cell>
          <table:table-cell office:value-type="float" office:value="131518">
            <text:p>131518</text:p>
          </table:table-cell>
          <table:table-cell office:value-type="float" office:value="62573">
            <text:p>62573</text:p>
          </table:table-cell>
          <table:table-cell office:value-type="float" office:value="36087">
            <text:p>36087</text:p>
          </table:table-cell>
          <table:table-cell office:value-type="float" office:value="172466">
            <text:p>172466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float" office:value="49087">
            <text:p>49087</text:p>
          </table:table-cell>
          <table:table-cell office:value-type="float" office:value="40120">
            <text:p>40120</text:p>
          </table:table-cell>
          <table:table-cell office:value-type="float" office:value="5391">
            <text:p>5391</text:p>
          </table:table-cell>
          <table:table-cell office:value-type="float" office:value="0">
            <text:p>0</text:p>
          </table:table-cell>
          <table:table-cell office:value-type="float" office:value="11045">
            <text:p>11045</text:p>
          </table:table-cell>
          <table:table-cell office:value-type="float" office:value="0">
            <text:p>0</text:p>
          </table:table-cell>
          <table:table-cell office:value-type="float" office:value="32236">
            <text:p>32236</text:p>
          </table:table-cell>
          <table:table-cell office:value-type="float" office:value="23748">
            <text:p>23748</text:p>
          </table:table-cell>
          <table:table-cell office:value-type="float" office:value="27970">
            <text:p>27970</text:p>
          </table:table-cell>
          <table:table-cell office:value-type="float" office:value="22632">
            <text:p>22632</text:p>
          </table:table-cell>
          <table:table-cell office:value-type="float" office:value="34858">
            <text:p>34858</text:p>
          </table:table-cell>
          <table:table-cell office:value-type="float" office:value="14627">
            <text:p>14627</text:p>
          </table:table-cell>
          <table:table-cell office:value-type="float" office:value="60480">
            <text:p>60480</text:p>
          </table:table-cell>
          <table:table-cell office:value-type="float" office:value="0">
            <text:p>0</text:p>
          </table:table-cell>
          <table:table-cell office:value-type="float" office:value="31031">
            <text:p>31031</text:p>
          </table:table-cell>
          <table:table-cell office:value-type="float" office:value="47647">
            <text:p>47647</text:p>
          </table:table-cell>
          <table:table-cell table:number-columns-repeated="3" office:value-type="float" office:value="0">
            <text:p>0</text:p>
          </table:table-cell>
          <table:table-cell office:value-type="float" office:value="12370">
            <text:p>12370</text:p>
          </table:table-cell>
          <table:table-cell office:value-type="float" office:value="76700">
            <text:p>76700</text:p>
          </table:table-cell>
          <table:table-cell table:number-columns-repeated="2" office:value-type="float" office:value="0">
            <text:p>0</text:p>
          </table:table-cell>
          <table:table-cell office:value-type="float" office:value="25874">
            <text:p>25874</text:p>
          </table:table-cell>
          <table:table-cell office:value-type="float" office:value="0">
            <text:p>0</text:p>
          </table:table-cell>
          <table:table-cell office:value-type="float" office:value="42119">
            <text:p>42119</text:p>
          </table:table-cell>
          <table:table-cell office:value-type="float" office:value="71606">
            <text:p>71606</text:p>
          </table:table-cell>
          <table:table-cell office:value-type="float" office:value="83199">
            <text:p>83199</text:p>
          </table:table-cell>
          <table:table-cell office:value-type="float" office:value="46363">
            <text:p>46363</text:p>
          </table:table-cell>
          <table:table-cell office:value-type="float" office:value="52644">
            <text:p>52644</text:p>
          </table:table-cell>
          <table:table-cell office:value-type="float" office:value="68533">
            <text:p>68533</text:p>
          </table:table-cell>
          <table:table-cell office:value-type="float" office:value="23939">
            <text:p>23939</text:p>
          </table:table-cell>
          <table:table-cell office:value-type="float" office:value="95338">
            <text:p>95338</text:p>
          </table:table-cell>
          <table:table-cell office:value-type="float" office:value="49131">
            <text:p>49131</text:p>
          </table:table-cell>
          <table:table-cell office:value-type="float" office:value="36563">
            <text:p>36563</text:p>
          </table:table-cell>
          <table:table-cell office:value-type="float" office:value="34454">
            <text:p>34454</text:p>
          </table:table-cell>
          <table:table-cell office:value-type="float" office:value="8398">
            <text:p>8398</text:p>
          </table:table-cell>
          <table:table-cell office:value-type="float" office:value="14154">
            <text:p>14154</text:p>
          </table:table-cell>
          <table:table-cell office:value-type="float" office:value="209029">
            <text:p>209029</text:p>
          </table:table-cell>
          <table:table-cell office:value-type="float" office:value="40272">
            <text:p>40272</text:p>
          </table:table-cell>
          <table:table-cell office:value-type="float" office:value="53102">
            <text:p>53102</text:p>
          </table:table-cell>
          <table:table-cell office:value-type="float" office:value="23759">
            <text:p>23759</text:p>
          </table:table-cell>
          <table:table-cell office:value-type="float" office:value="165254">
            <text:p>165254</text:p>
          </table:table-cell>
          <table:table-cell office:value-type="float" office:value="108889">
            <text:p>108889</text:p>
          </table:table-cell>
          <table:table-cell office:value-type="float" office:value="78760">
            <text:p>78760</text:p>
          </table:table-cell>
          <table:table-cell office:value-type="float" office:value="107047">
            <text:p>107047</text:p>
          </table:table-cell>
          <table:table-cell office:value-type="float" office:value="72142">
            <text:p>72142</text:p>
          </table:table-cell>
          <table:table-cell office:value-type="float" office:value="84499">
            <text:p>84499</text:p>
          </table:table-cell>
          <table:table-cell office:value-type="float" office:value="134305">
            <text:p>134305</text:p>
          </table:table-cell>
          <table:table-cell office:value-type="float" office:value="90144">
            <text:p>90144</text:p>
          </table:table-cell>
          <table:table-cell office:value-type="float" office:value="117240">
            <text:p>117240</text:p>
          </table:table-cell>
          <table:table-cell office:value-type="float" office:value="71212">
            <text:p>71212</text:p>
          </table:table-cell>
          <table:table-cell office:value-type="float" office:value="93441">
            <text:p>93441</text:p>
          </table:table-cell>
          <table:table-cell office:value-type="float" office:value="65271">
            <text:p>65271</text:p>
          </table:table-cell>
          <table:table-cell office:value-type="float" office:value="55014">
            <text:p>55014</text:p>
          </table:table-cell>
          <table:table-cell office:value-type="float" office:value="69127">
            <text:p>69127</text:p>
          </table:table-cell>
          <table:table-cell office:value-type="float" office:value="90017">
            <text:p>90017</text:p>
          </table:table-cell>
          <table:table-cell office:value-type="float" office:value="90911">
            <text:p>90911</text:p>
          </table:table-cell>
          <table:table-cell office:value-type="float" office:value="49508">
            <text:p>49508</text:p>
          </table:table-cell>
          <table:table-cell office:value-type="float" office:value="153469">
            <text:p>153469</text:p>
          </table:table-cell>
          <table:table-cell office:value-type="float" office:value="37801">
            <text:p>37801</text:p>
          </table:table-cell>
          <table:table-cell office:value-type="float" office:value="75612">
            <text:p>75612</text:p>
          </table:table-cell>
          <table:table-cell office:value-type="float" office:value="121426">
            <text:p>121426</text:p>
          </table:table-cell>
          <table:table-cell office:value-type="float" office:value="115480">
            <text:p>115480</text:p>
          </table:table-cell>
          <table:table-cell office:value-type="float" office:value="74635">
            <text:p>74635</text:p>
          </table:table-cell>
          <table:table-cell office:value-type="float" office:value="56132">
            <text:p>56132</text:p>
          </table:table-cell>
          <table:table-cell office:value-type="float" office:value="91901">
            <text:p>91901</text:p>
          </table:table-cell>
          <table:table-cell office:value-type="float" office:value="74748">
            <text:p>74748</text:p>
          </table:table-cell>
          <table:table-cell office:value-type="float" office:value="83203">
            <text:p>83203</text:p>
          </table:table-cell>
          <table:table-cell office:value-type="float" office:value="113778">
            <text:p>113778</text:p>
          </table:table-cell>
          <table:table-cell office:value-type="float" office:value="88183">
            <text:p>88183</text:p>
          </table:table-cell>
          <table:table-cell office:value-type="float" office:value="92570">
            <text:p>92570</text:p>
          </table:table-cell>
          <table:table-cell office:value-type="float" office:value="108425">
            <text:p>108425</text:p>
          </table:table-cell>
          <table:table-cell office:value-type="float" office:value="73440">
            <text:p>73440</text:p>
          </table:table-cell>
          <table:table-cell office:value-type="float" office:value="75415">
            <text:p>75415</text:p>
          </table:table-cell>
          <table:table-cell office:value-type="float" office:value="23218">
            <text:p>23218</text:p>
          </table:table-cell>
          <table:table-cell office:value-type="float" office:value="153127">
            <text:p>153127</text:p>
          </table:table-cell>
          <table:table-cell office:value-type="float" office:value="87424">
            <text:p>87424</text:p>
          </table:table-cell>
          <table:table-cell office:value-type="float" office:value="110852">
            <text:p>110852</text:p>
          </table:table-cell>
          <table:table-cell office:value-type="float" office:value="95462">
            <text:p>95462</text:p>
          </table:table-cell>
          <table:table-cell office:value-type="float" office:value="155890">
            <text:p>155890</text:p>
          </table:table-cell>
          <table:table-cell office:value-type="float" office:value="159756">
            <text:p>159756</text:p>
          </table:table-cell>
          <table:table-cell office:value-type="float" office:value="203100">
            <text:p>203100</text:p>
          </table:table-cell>
          <table:table-cell office:value-type="float" office:value="111252">
            <text:p>111252</text:p>
          </table:table-cell>
          <table:table-cell office:value-type="float" office:value="108758">
            <text:p>108758</text:p>
          </table:table-cell>
          <table:table-cell office:value-type="float" office:value="121136">
            <text:p>121136</text:p>
          </table:table-cell>
          <table:table-cell office:value-type="float" office:value="114566">
            <text:p>114566</text:p>
          </table:table-cell>
          <table:table-cell office:value-type="float" office:value="95601">
            <text:p>95601</text:p>
          </table:table-cell>
          <table:table-cell office:value-type="float" office:value="119942">
            <text:p>119942</text:p>
          </table:table-cell>
          <table:table-cell office:value-type="float" office:value="105709">
            <text:p>105709</text:p>
          </table:table-cell>
          <table:table-cell office:value-type="float" office:value="101459">
            <text:p>101459</text:p>
          </table:table-cell>
          <table:table-cell office:value-type="float" office:value="54574">
            <text:p>54574</text:p>
          </table:table-cell>
          <table:table-cell office:value-type="float" office:value="175820">
            <text:p>175820</text:p>
          </table:table-cell>
          <table:table-cell office:value-type="float" office:value="95557">
            <text:p>95557</text:p>
          </table:table-cell>
          <table:table-cell office:value-type="float" office:value="106171">
            <text:p>106171</text:p>
          </table:table-cell>
          <table:table-cell office:value-type="float" office:value="139215">
            <text:p>139215</text:p>
          </table:table-cell>
          <table:table-cell office:value-type="float" office:value="103150">
            <text:p>103150</text:p>
          </table:table-cell>
          <table:table-cell office:value-type="float" office:value="131358">
            <text:p>131358</text:p>
          </table:table-cell>
          <table:table-cell office:value-type="float" office:value="135373">
            <text:p>135373</text:p>
          </table:table-cell>
          <table:table-cell office:value-type="float" office:value="87513">
            <text:p>87513</text:p>
          </table:table-cell>
          <table:table-cell office:value-type="float" office:value="110807">
            <text:p>110807</text:p>
          </table:table-cell>
          <table:table-cell office:value-type="float" office:value="67223">
            <text:p>67223</text:p>
          </table:table-cell>
          <table:table-cell office:value-type="float" office:value="94082">
            <text:p>94082</text:p>
          </table:table-cell>
          <table:table-cell office:value-type="float" office:value="93453">
            <text:p>93453</text:p>
          </table:table-cell>
          <table:table-cell office:value-type="float" office:value="163472">
            <text:p>163472</text:p>
          </table:table-cell>
          <table:table-cell office:value-type="float" office:value="135966">
            <text:p>135966</text:p>
          </table:table-cell>
          <table:table-cell office:value-type="float" office:value="138688">
            <text:p>138688</text:p>
          </table:table-cell>
          <table:table-cell office:value-type="float" office:value="178440">
            <text:p>178440</text:p>
          </table:table-cell>
          <table:table-cell office:value-type="float" office:value="141576">
            <text:p>141576</text:p>
          </table:table-cell>
          <table:table-cell office:value-type="float" office:value="111315">
            <text:p>111315</text:p>
          </table:table-cell>
          <table:table-cell office:value-type="float" office:value="91013">
            <text:p>91013</text:p>
          </table:table-cell>
          <table:table-cell office:value-type="float" office:value="91427">
            <text:p>91427</text:p>
          </table:table-cell>
          <table:table-cell office:value-type="float" office:value="96071">
            <text:p>96071</text:p>
          </table:table-cell>
          <table:table-cell office:value-type="float" office:value="131603">
            <text:p>131603</text:p>
          </table:table-cell>
          <table:table-cell office:value-type="float" office:value="99156">
            <text:p>99156</text:p>
          </table:table-cell>
          <table:table-cell office:value-type="float" office:value="69244">
            <text:p>69244</text:p>
          </table:table-cell>
          <table:table-cell office:value-type="float" office:value="148404">
            <text:p>148404</text:p>
          </table:table-cell>
          <table:table-cell office:value-type="float" office:value="154866">
            <text:p>154866</text:p>
          </table:table-cell>
          <table:table-cell office:value-type="float" office:value="111394">
            <text:p>111394</text:p>
          </table:table-cell>
          <table:table-cell office:value-type="float" office:value="151779">
            <text:p>151779</text:p>
          </table:table-cell>
          <table:table-cell office:value-type="float" office:value="163456">
            <text:p>163456</text:p>
          </table:table-cell>
          <table:table-cell office:value-type="float" office:value="135684">
            <text:p>135684</text:p>
          </table:table-cell>
          <table:table-cell office:value-type="float" office:value="146231">
            <text:p>146231</text:p>
          </table:table-cell>
          <table:table-cell office:value-type="float" office:value="67536">
            <text:p>67536</text:p>
          </table:table-cell>
          <table:table-cell office:value-type="float" office:value="135793">
            <text:p>135793</text:p>
          </table:table-cell>
          <table:table-cell office:value-type="float" office:value="97888">
            <text:p>97888</text:p>
          </table:table-cell>
          <table:table-cell office:value-type="float" office:value="114750">
            <text:p>114750</text:p>
          </table:table-cell>
          <table:table-cell office:value-type="float" office:value="93847">
            <text:p>93847</text:p>
          </table:table-cell>
          <table:table-cell office:value-type="float" office:value="128425">
            <text:p>128425</text:p>
          </table:table-cell>
          <table:table-cell office:value-type="float" office:value="184752">
            <text:p>184752</text:p>
          </table:table-cell>
          <table:table-cell office:value-type="float" office:value="172860">
            <text:p>172860</text:p>
          </table:table-cell>
          <table:table-cell office:value-type="float" office:value="148607">
            <text:p>148607</text:p>
          </table:table-cell>
          <table:table-cell office:value-type="float" office:value="199363">
            <text:p>199363</text:p>
          </table:table-cell>
          <table:table-cell office:value-type="float" office:value="82828">
            <text:p>82828</text:p>
          </table:table-cell>
          <table:table-cell office:value-type="float" office:value="197715">
            <text:p>197715</text:p>
          </table:table-cell>
          <table:table-cell office:value-type="float" office:value="83465">
            <text:p>83465</text:p>
          </table:table-cell>
          <table:table-cell office:value-type="float" office:value="145521">
            <text:p>145521</text:p>
          </table:table-cell>
          <table:table-cell office:value-type="float" office:value="116062">
            <text:p>116062</text:p>
          </table:table-cell>
          <table:table-cell office:value-type="float" office:value="125240">
            <text:p>125240</text:p>
          </table:table-cell>
          <table:table-cell office:value-type="float" office:value="160071">
            <text:p>160071</text:p>
          </table:table-cell>
          <table:table-cell office:value-type="float" office:value="87475">
            <text:p>87475</text:p>
          </table:table-cell>
          <table:table-cell office:value-type="float" office:value="125178">
            <text:p>125178</text:p>
          </table:table-cell>
          <table:table-cell office:value-type="float" office:value="127346">
            <text:p>127346</text:p>
          </table:table-cell>
          <table:table-cell office:value-type="float" office:value="89862">
            <text:p>89862</text:p>
          </table:table-cell>
          <table:table-cell office:value-type="float" office:value="78233">
            <text:p>78233</text:p>
          </table:table-cell>
          <table:table-cell office:value-type="float" office:value="43576">
            <text:p>43576</text:p>
          </table:table-cell>
          <table:table-cell office:value-type="float" office:value="117906">
            <text:p>117906</text:p>
          </table:table-cell>
          <table:table-cell office:value-type="float" office:value="66337">
            <text:p>66337</text:p>
          </table:table-cell>
          <table:table-cell office:value-type="float" office:value="116762">
            <text:p>116762</text:p>
          </table:table-cell>
          <table:table-cell office:value-type="float" office:value="68922">
            <text:p>68922</text:p>
          </table:table-cell>
          <table:table-cell office:value-type="float" office:value="171775">
            <text:p>171775</text:p>
          </table:table-cell>
          <table:table-cell office:value-type="float" office:value="142634">
            <text:p>142634</text:p>
          </table:table-cell>
          <table:table-cell office:value-type="float" office:value="193894">
            <text:p>193894</text:p>
          </table:table-cell>
          <table:table-cell office:value-type="float" office:value="141910">
            <text:p>141910</text:p>
          </table:table-cell>
          <table:table-cell office:value-type="float" office:value="111443">
            <text:p>111443</text:p>
          </table:table-cell>
          <table:table-cell office:value-type="float" office:value="176305">
            <text:p>176305</text:p>
          </table:table-cell>
          <table:table-cell office:value-type="float" office:value="170033">
            <text:p>17003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1313388">
            <text:p>1313388</text:p>
          </table:table-cell>
          <table:table-cell office:value-type="float" office:value="381186">
            <text:p>381186</text:p>
          </table:table-cell>
          <table:table-cell office:value-type="float" office:value="962982">
            <text:p>962982</text:p>
          </table:table-cell>
          <table:table-cell office:value-type="float" office:value="779346">
            <text:p>779346</text:p>
          </table:table-cell>
          <table:table-cell office:value-type="float" office:value="1013552">
            <text:p>1013552</text:p>
          </table:table-cell>
          <table:table-cell office:value-type="float" office:value="838505">
            <text:p>838505</text:p>
          </table:table-cell>
          <table:table-cell office:value-type="float" office:value="905356">
            <text:p>905356</text:p>
          </table:table-cell>
          <table:table-cell office:value-type="float" office:value="406752">
            <text:p>406752</text:p>
          </table:table-cell>
          <table:table-cell office:value-type="float" office:value="602351">
            <text:p>602351</text:p>
          </table:table-cell>
          <table:table-cell office:value-type="float" office:value="271438">
            <text:p>271438</text:p>
          </table:table-cell>
          <table:table-cell office:value-type="float" office:value="556685">
            <text:p>556685</text:p>
          </table:table-cell>
          <table:table-cell office:value-type="float" office:value="484878">
            <text:p>484878</text:p>
          </table:table-cell>
          <table:table-cell office:value-type="float" office:value="346342">
            <text:p>346342</text:p>
          </table:table-cell>
          <table:table-cell office:value-type="float" office:value="688986">
            <text:p>688986</text:p>
          </table:table-cell>
          <table:table-cell office:value-type="float" office:value="289682">
            <text:p>289682</text:p>
          </table:table-cell>
          <table:table-cell office:value-type="float" office:value="764471">
            <text:p>764471</text:p>
          </table:table-cell>
          <table:table-cell office:value-type="float" office:value="401008">
            <text:p>401008</text:p>
          </table:table-cell>
          <table:table-cell office:value-type="float" office:value="565324">
            <text:p>565324</text:p>
          </table:table-cell>
          <table:table-cell office:value-type="float" office:value="317760">
            <text:p>317760</text:p>
          </table:table-cell>
          <table:table-cell office:value-type="float" office:value="849829">
            <text:p>849829</text:p>
          </table:table-cell>
          <table:table-cell office:value-type="float" office:value="69899">
            <text:p>69899</text:p>
          </table:table-cell>
          <table:table-cell office:value-type="float" office:value="196704">
            <text:p>196704</text:p>
          </table:table-cell>
          <table:table-cell office:value-type="float" office:value="365117">
            <text:p>365117</text:p>
          </table:table-cell>
          <table:table-cell office:value-type="float" office:value="440192">
            <text:p>440192</text:p>
          </table:table-cell>
          <table:table-cell office:value-type="float" office:value="245219">
            <text:p>245219</text:p>
          </table:table-cell>
          <table:table-cell office:value-type="float" office:value="704">
            <text:p>704</text:p>
          </table:table-cell>
          <table:table-cell office:value-type="float" office:value="429002">
            <text:p>429002</text:p>
          </table:table-cell>
          <table:table-cell office:value-type="float" office:value="483507">
            <text:p>483507</text:p>
          </table:table-cell>
          <table:table-cell office:value-type="float" office:value="483840">
            <text:p>483840</text:p>
          </table:table-cell>
          <table:table-cell office:value-type="float" office:value="286528">
            <text:p>286528</text:p>
          </table:table-cell>
          <table:table-cell office:value-type="float" office:value="40393">
            <text:p>40393</text:p>
          </table:table-cell>
          <table:table-cell office:value-type="float" office:value="183668">
            <text:p>183668</text:p>
          </table:table-cell>
          <table:table-cell office:value-type="float" office:value="527272">
            <text:p>527272</text:p>
          </table:table-cell>
          <table:table-cell office:value-type="float" office:value="145325">
            <text:p>145325</text:p>
          </table:table-cell>
          <table:table-cell office:value-type="float" office:value="0">
            <text:p>0</text:p>
          </table:table-cell>
          <table:table-cell office:value-type="float" office:value="221760">
            <text:p>221760</text:p>
          </table:table-cell>
          <table:table-cell office:value-type="float" office:value="0">
            <text:p>0</text:p>
          </table:table-cell>
          <table:table-cell office:value-type="float" office:value="16563">
            <text:p>16563</text:p>
          </table:table-cell>
          <table:table-cell office:value-type="float" office:value="50584">
            <text:p>50584</text:p>
          </table:table-cell>
          <table:table-cell office:value-type="float" office:value="41394">
            <text:p>41394</text:p>
          </table:table-cell>
          <table:table-cell office:value-type="float" office:value="21323">
            <text:p>21323</text:p>
          </table:table-cell>
          <table:table-cell office:value-type="float" office:value="103821">
            <text:p>103821</text:p>
          </table:table-cell>
          <table:table-cell office:value-type="float" office:value="40320">
            <text:p>40320</text:p>
          </table:table-cell>
          <table:table-cell office:value-type="float" office:value="0">
            <text:p>0</text:p>
          </table:table-cell>
          <table:table-cell office:value-type="float" office:value="150546">
            <text:p>150546</text:p>
          </table:table-cell>
          <table:table-cell office:value-type="float" office:value="182522">
            <text:p>182522</text:p>
          </table:table-cell>
          <table:table-cell office:value-type="float" office:value="201601">
            <text:p>201601</text:p>
          </table:table-cell>
          <table:table-cell office:value-type="float" office:value="190272">
            <text:p>190272</text:p>
          </table:table-cell>
          <table:table-cell office:value-type="float" office:value="225506">
            <text:p>225506</text:p>
          </table:table-cell>
          <table:table-cell office:value-type="float" office:value="413891">
            <text:p>413891</text:p>
          </table:table-cell>
          <table:table-cell office:value-type="float" office:value="344385">
            <text:p>344385</text:p>
          </table:table-cell>
          <table:table-cell office:value-type="float" office:value="307737">
            <text:p>307737</text:p>
          </table:table-cell>
          <table:table-cell office:value-type="float" office:value="313245">
            <text:p>313245</text:p>
          </table:table-cell>
          <table:table-cell office:value-type="float" office:value="302899">
            <text:p>302899</text:p>
          </table:table-cell>
          <table:table-cell office:value-type="float" office:value="329239">
            <text:p>329239</text:p>
          </table:table-cell>
          <table:table-cell office:value-type="float" office:value="148377">
            <text:p>148377</text:p>
          </table:table-cell>
          <table:table-cell office:value-type="float" office:value="337859">
            <text:p>337859</text:p>
          </table:table-cell>
          <table:table-cell office:value-type="float" office:value="330409">
            <text:p>330409</text:p>
          </table:table-cell>
          <table:table-cell office:value-type="float" office:value="437954">
            <text:p>437954</text:p>
          </table:table-cell>
          <table:table-cell office:value-type="float" office:value="334767">
            <text:p>334767</text:p>
          </table:table-cell>
          <table:table-cell office:value-type="float" office:value="429614">
            <text:p>429614</text:p>
          </table:table-cell>
          <table:table-cell office:value-type="float" office:value="316959">
            <text:p>316959</text:p>
          </table:table-cell>
          <table:table-cell office:value-type="float" office:value="308038">
            <text:p>308038</text:p>
          </table:table-cell>
          <table:table-cell office:value-type="float" office:value="105629">
            <text:p>105629</text:p>
          </table:table-cell>
          <table:table-cell office:value-type="float" office:value="59242">
            <text:p>59242</text:p>
          </table:table-cell>
          <table:table-cell office:value-type="float" office:value="113303">
            <text:p>113303</text:p>
          </table:table-cell>
          <table:table-cell office:value-type="float" office:value="238232">
            <text:p>238232</text:p>
          </table:table-cell>
          <table:table-cell office:value-type="float" office:value="92473">
            <text:p>92473</text:p>
          </table:table-cell>
          <table:table-cell office:value-type="float" office:value="93357">
            <text:p>93357</text:p>
          </table:table-cell>
          <table:table-cell office:value-type="float" office:value="22490">
            <text:p>22490</text:p>
          </table:table-cell>
          <table:table-cell office:value-type="float" office:value="387908">
            <text:p>387908</text:p>
          </table:table-cell>
          <table:table-cell office:value-type="float" office:value="73521">
            <text:p>73521</text:p>
          </table:table-cell>
          <table:table-cell office:value-type="float" office:value="221233">
            <text:p>221233</text:p>
          </table:table-cell>
          <table:table-cell office:value-type="float" office:value="434556">
            <text:p>434556</text:p>
          </table:table-cell>
          <table:table-cell office:value-type="float" office:value="489629">
            <text:p>489629</text:p>
          </table:table-cell>
          <table:table-cell office:value-type="float" office:value="270188">
            <text:p>270188</text:p>
          </table:table-cell>
          <table:table-cell office:value-type="float" office:value="71466">
            <text:p>71466</text:p>
          </table:table-cell>
          <table:table-cell office:value-type="float" office:value="66268">
            <text:p>66268</text:p>
          </table:table-cell>
          <table:table-cell office:value-type="float" office:value="184498">
            <text:p>184498</text:p>
          </table:table-cell>
          <table:table-cell office:value-type="float" office:value="60919">
            <text:p>60919</text:p>
          </table:table-cell>
          <table:table-cell office:value-type="float" office:value="118935">
            <text:p>118935</text:p>
          </table:table-cell>
          <table:table-cell office:value-type="float" office:value="96882">
            <text:p>96882</text:p>
          </table:table-cell>
          <table:table-cell office:value-type="float" office:value="83631">
            <text:p>83631</text:p>
          </table:table-cell>
          <table:table-cell office:value-type="float" office:value="29364">
            <text:p>29364</text:p>
          </table:table-cell>
          <table:table-cell office:value-type="float" office:value="44156">
            <text:p>44156</text:p>
          </table:table-cell>
          <table:table-cell office:value-type="float" office:value="54994">
            <text:p>54994</text:p>
          </table:table-cell>
          <table:table-cell office:value-type="float" office:value="677544">
            <text:p>677544</text:p>
          </table:table-cell>
          <table:table-cell office:value-type="float" office:value="92418">
            <text:p>92418</text:p>
          </table:table-cell>
          <table:table-cell office:value-type="float" office:value="396679">
            <text:p>396679</text:p>
          </table:table-cell>
          <table:table-cell office:value-type="float" office:value="130060">
            <text:p>130060</text:p>
          </table:table-cell>
          <table:table-cell office:value-type="float" office:value="266186">
            <text:p>266186</text:p>
          </table:table-cell>
          <table:table-cell office:value-type="float" office:value="27130">
            <text:p>27130</text:p>
          </table:table-cell>
          <table:table-cell office:value-type="float" office:value="162847">
            <text:p>162847</text:p>
          </table:table-cell>
          <table:table-cell office:value-type="float" office:value="61032">
            <text:p>61032</text:p>
          </table:table-cell>
          <table:table-cell office:value-type="float" office:value="31493">
            <text:p>31493</text:p>
          </table:table-cell>
          <table:table-cell office:value-type="float" office:value="53437">
            <text:p>53437</text:p>
          </table:table-cell>
          <table:table-cell office:value-type="float" office:value="40724">
            <text:p>40724</text:p>
          </table:table-cell>
          <table:table-cell office:value-type="float" office:value="77534">
            <text:p>77534</text:p>
          </table:table-cell>
          <table:table-cell office:value-type="float" office:value="127939">
            <text:p>127939</text:p>
          </table:table-cell>
          <table:table-cell office:value-type="float" office:value="57252">
            <text:p>57252</text:p>
          </table:table-cell>
          <table:table-cell office:value-type="float" office:value="66108">
            <text:p>66108</text:p>
          </table:table-cell>
          <table:table-cell office:value-type="float" office:value="19825">
            <text:p>19825</text:p>
          </table:table-cell>
          <table:table-cell office:value-type="float" office:value="17986">
            <text:p>17986</text:p>
          </table:table-cell>
          <table:table-cell office:value-type="float" office:value="37054">
            <text:p>37054</text:p>
          </table:table-cell>
          <table:table-cell office:value-type="float" office:value="16890">
            <text:p>16890</text:p>
          </table:table-cell>
          <table:table-cell office:value-type="float" office:value="23974">
            <text:p>23974</text:p>
          </table:table-cell>
          <table:table-cell office:value-type="float" office:value="79804">
            <text:p>79804</text:p>
          </table:table-cell>
          <table:table-cell office:value-type="float" office:value="201812">
            <text:p>201812</text:p>
          </table:table-cell>
          <table:table-cell office:value-type="float" office:value="90066">
            <text:p>90066</text:p>
          </table:table-cell>
          <table:table-cell office:value-type="float" office:value="72014">
            <text:p>72014</text:p>
          </table:table-cell>
          <table:table-cell office:value-type="float" office:value="475047">
            <text:p>475047</text:p>
          </table:table-cell>
          <table:table-cell office:value-type="float" office:value="106636">
            <text:p>106636</text:p>
          </table:table-cell>
          <table:table-cell office:value-type="float" office:value="362798">
            <text:p>362798</text:p>
          </table:table-cell>
          <table:table-cell office:value-type="float" office:value="508236">
            <text:p>508236</text:p>
          </table:table-cell>
          <table:table-cell office:value-type="float" office:value="206109">
            <text:p>206109</text:p>
          </table:table-cell>
          <table:table-cell office:value-type="float" office:value="91287">
            <text:p>91287</text:p>
          </table:table-cell>
          <table:table-cell office:value-type="float" office:value="77790">
            <text:p>77790</text:p>
          </table:table-cell>
          <table:table-cell office:value-type="float" office:value="82884">
            <text:p>82884</text:p>
          </table:table-cell>
          <table:table-cell office:value-type="float" office:value="177007">
            <text:p>177007</text:p>
          </table:table-cell>
          <table:table-cell office:value-type="float" office:value="177271">
            <text:p>177271</text:p>
          </table:table-cell>
          <table:table-cell office:value-type="float" office:value="331549">
            <text:p>331549</text:p>
          </table:table-cell>
          <table:table-cell office:value-type="float" office:value="496251">
            <text:p>496251</text:p>
          </table:table-cell>
          <table:table-cell office:value-type="float" office:value="259132">
            <text:p>259132</text:p>
          </table:table-cell>
          <table:table-cell office:value-type="float" office:value="654943">
            <text:p>654943</text:p>
          </table:table-cell>
          <table:table-cell office:value-type="float" office:value="125728">
            <text:p>125728</text:p>
          </table:table-cell>
          <table:table-cell office:value-type="float" office:value="272360">
            <text:p>272360</text:p>
          </table:table-cell>
          <table:table-cell office:value-type="float" office:value="215548">
            <text:p>215548</text:p>
          </table:table-cell>
          <table:table-cell office:value-type="float" office:value="128554">
            <text:p>128554</text:p>
          </table:table-cell>
          <table:table-cell office:value-type="float" office:value="131626">
            <text:p>131626</text:p>
          </table:table-cell>
          <table:table-cell office:value-type="float" office:value="465870">
            <text:p>465870</text:p>
          </table:table-cell>
          <table:table-cell office:value-type="float" office:value="230381">
            <text:p>230381</text:p>
          </table:table-cell>
          <table:table-cell office:value-type="float" office:value="760652">
            <text:p>760652</text:p>
          </table:table-cell>
          <table:table-cell office:value-type="float" office:value="72727">
            <text:p>72727</text:p>
          </table:table-cell>
          <table:table-cell office:value-type="float" office:value="73303">
            <text:p>73303</text:p>
          </table:table-cell>
          <table:table-cell office:value-type="float" office:value="71915">
            <text:p>71915</text:p>
          </table:table-cell>
          <table:table-cell office:value-type="float" office:value="19664">
            <text:p>19664</text:p>
          </table:table-cell>
          <table:table-cell office:value-type="float" office:value="48683">
            <text:p>48683</text:p>
          </table:table-cell>
          <table:table-cell office:value-type="float" office:value="24196">
            <text:p>24196</text:p>
          </table:table-cell>
          <table:table-cell office:value-type="float" office:value="18976">
            <text:p>18976</text:p>
          </table:table-cell>
          <table:table-cell office:value-type="float" office:value="9698">
            <text:p>9698</text:p>
          </table:table-cell>
          <table:table-cell office:value-type="float" office:value="81951">
            <text:p>81951</text:p>
          </table:table-cell>
          <table:table-cell office:value-type="float" office:value="70565">
            <text:p>70565</text:p>
          </table:table-cell>
          <table:table-cell office:value-type="float" office:value="71748">
            <text:p>71748</text:p>
          </table:table-cell>
          <table:table-cell office:value-type="float" office:value="116945">
            <text:p>116945</text:p>
          </table:table-cell>
          <table:table-cell office:value-type="float" office:value="43350">
            <text:p>43350</text:p>
          </table:table-cell>
          <table:table-cell office:value-type="float" office:value="53612">
            <text:p>53612</text:p>
          </table:table-cell>
          <table:table-cell office:value-type="float" office:value="64166">
            <text:p>64166</text:p>
          </table:table-cell>
          <table:table-cell office:value-type="float" office:value="93603">
            <text:p>93603</text:p>
          </table:table-cell>
          <table:table-cell office:value-type="float" office:value="103663">
            <text:p>103663</text:p>
          </table:table-cell>
          <table:table-cell office:value-type="float" office:value="44775">
            <text:p>44775</text:p>
          </table:table-cell>
          <table:table-cell office:value-type="float" office:value="67893">
            <text:p>67893</text:p>
          </table:table-cell>
          <table:table-cell office:value-type="float" office:value="51918">
            <text:p>51918</text:p>
          </table:table-cell>
          <table:table-cell office:value-type="float" office:value="128905">
            <text:p>128905</text:p>
          </table:table-cell>
          <table:table-cell office:value-type="float" office:value="158704">
            <text:p>158704</text:p>
          </table:table-cell>
          <table:table-cell office:value-type="float" office:value="91369">
            <text:p>91369</text:p>
          </table:table-cell>
          <table:table-cell office:value-type="float" office:value="116174">
            <text:p>116174</text:p>
          </table:table-cell>
          <table:table-cell office:value-type="float" office:value="130310">
            <text:p>130310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float" office:value="12174">
            <text:p>12174</text:p>
          </table:table-cell>
          <table:table-cell office:value-type="float" office:value="0">
            <text:p>0</text:p>
          </table:table-cell>
          <table:table-cell office:value-type="float" office:value="11561">
            <text:p>11561</text:p>
          </table:table-cell>
          <table:table-cell office:value-type="float" office:value="70499">
            <text:p>70499</text:p>
          </table:table-cell>
          <table:table-cell office:value-type="float" office:value="105303">
            <text:p>105303</text:p>
          </table:table-cell>
          <table:table-cell office:value-type="float" office:value="48574">
            <text:p>48574</text:p>
          </table:table-cell>
          <table:table-cell table:number-columns-repeated="10" office:value-type="float" office:value="0">
            <text:p>0</text:p>
          </table:table-cell>
          <table:table-cell office:value-type="float" office:value="17083">
            <text:p>17083</text:p>
          </table:table-cell>
          <table:table-cell table:number-columns-repeated="13" office:value-type="float" office:value="0">
            <text:p>0</text:p>
          </table:table-cell>
          <table:table-cell office:value-type="float" office:value="14755">
            <text:p>14755</text:p>
          </table:table-cell>
          <table:table-cell office:value-type="float" office:value="0">
            <text:p>0</text:p>
          </table:table-cell>
          <table:table-cell office:value-type="float" office:value="11995">
            <text:p>11995</text:p>
          </table:table-cell>
          <table:table-cell office:value-type="float" office:value="0">
            <text:p>0</text:p>
          </table:table-cell>
          <table:table-cell office:value-type="float" office:value="27828">
            <text:p>27828</text:p>
          </table:table-cell>
          <table:table-cell office:value-type="float" office:value="26014">
            <text:p>26014</text:p>
          </table:table-cell>
          <table:table-cell office:value-type="float" office:value="0">
            <text:p>0</text:p>
          </table:table-cell>
          <table:table-cell office:value-type="float" office:value="94621">
            <text:p>94621</text:p>
          </table:table-cell>
          <table:table-cell table:number-columns-repeated="4" office:value-type="float" office:value="0">
            <text:p>0</text:p>
          </table:table-cell>
          <table:table-cell office:value-type="float" office:value="60012">
            <text:p>60012</text:p>
          </table:table-cell>
          <table:table-cell office:value-type="float" office:value="91432">
            <text:p>91432</text:p>
          </table:table-cell>
          <table:table-cell office:value-type="float" office:value="12084">
            <text:p>12084</text:p>
          </table:table-cell>
          <table:table-cell table:number-columns-repeated="4" office:value-type="float" office:value="0">
            <text:p>0</text:p>
          </table:table-cell>
          <table:table-cell office:value-type="float" office:value="36598">
            <text:p>36598</text:p>
          </table:table-cell>
          <table:table-cell office:value-type="float" office:value="22134">
            <text:p>22134</text:p>
          </table:table-cell>
          <table:table-cell table:number-columns-repeated="5" office:value-type="float" office:value="0">
            <text:p>0</text:p>
          </table:table-cell>
          <table:table-cell office:value-type="float" office:value="20834">
            <text:p>20834</text:p>
          </table:table-cell>
          <table:table-cell office:value-type="float" office:value="147049">
            <text:p>147049</text:p>
          </table:table-cell>
          <table:table-cell office:value-type="float" office:value="126783">
            <text:p>126783</text:p>
          </table:table-cell>
          <table:table-cell office:value-type="float" office:value="33693">
            <text:p>33693</text:p>
          </table:table-cell>
          <table:table-cell office:value-type="float" office:value="42867">
            <text:p>42867</text:p>
          </table:table-cell>
          <table:table-cell office:value-type="float" office:value="128200">
            <text:p>128200</text:p>
          </table:table-cell>
          <table:table-cell office:value-type="float" office:value="113138">
            <text:p>113138</text:p>
          </table:table-cell>
          <table:table-cell office:value-type="float" office:value="25923">
            <text:p>25923</text:p>
          </table:table-cell>
          <table:table-cell office:value-type="float" office:value="66730">
            <text:p>66730</text:p>
          </table:table-cell>
          <table:table-cell office:value-type="float" office:value="36405">
            <text:p>36405</text:p>
          </table:table-cell>
          <table:table-cell office:value-type="float" office:value="12597">
            <text:p>12597</text:p>
          </table:table-cell>
          <table:table-cell office:value-type="float" office:value="63400">
            <text:p>63400</text:p>
          </table:table-cell>
          <table:table-cell office:value-type="float" office:value="90285">
            <text:p>90285</text:p>
          </table:table-cell>
          <table:table-cell office:value-type="float" office:value="82079">
            <text:p>82079</text:p>
          </table:table-cell>
          <table:table-cell office:value-type="float" office:value="177248">
            <text:p>177248</text:p>
          </table:table-cell>
          <table:table-cell office:value-type="float" office:value="151549">
            <text:p>151549</text:p>
          </table:table-cell>
          <table:table-cell office:value-type="float" office:value="305722">
            <text:p>305722</text:p>
          </table:table-cell>
          <table:table-cell office:value-type="float" office:value="262557">
            <text:p>262557</text:p>
          </table:table-cell>
          <table:table-cell office:value-type="float" office:value="129552">
            <text:p>129552</text:p>
          </table:table-cell>
          <table:table-cell office:value-type="float" office:value="76086">
            <text:p>76086</text:p>
          </table:table-cell>
          <table:table-cell office:value-type="float" office:value="197784">
            <text:p>197784</text:p>
          </table:table-cell>
          <table:table-cell office:value-type="float" office:value="73420">
            <text:p>73420</text:p>
          </table:table-cell>
          <table:table-cell office:value-type="float" office:value="323206">
            <text:p>323206</text:p>
          </table:table-cell>
          <table:table-cell office:value-type="float" office:value="138866">
            <text:p>138866</text:p>
          </table:table-cell>
          <table:table-cell office:value-type="float" office:value="122099">
            <text:p>122099</text:p>
          </table:table-cell>
          <table:table-cell office:value-type="float" office:value="97019">
            <text:p>97019</text:p>
          </table:table-cell>
          <table:table-cell office:value-type="float" office:value="115297">
            <text:p>115297</text:p>
          </table:table-cell>
          <table:table-cell office:value-type="float" office:value="133900">
            <text:p>133900</text:p>
          </table:table-cell>
          <table:table-cell office:value-type="float" office:value="86614">
            <text:p>86614</text:p>
          </table:table-cell>
          <table:table-cell office:value-type="float" office:value="136574">
            <text:p>136574</text:p>
          </table:table-cell>
          <table:table-cell office:value-type="float" office:value="165776">
            <text:p>165776</text:p>
          </table:table-cell>
          <table:table-cell office:value-type="float" office:value="133198">
            <text:p>133198</text:p>
          </table:table-cell>
          <table:table-cell office:value-type="float" office:value="118684">
            <text:p>118684</text:p>
          </table:table-cell>
          <table:table-cell office:value-type="float" office:value="131252">
            <text:p>131252</text:p>
          </table:table-cell>
          <table:table-cell office:value-type="float" office:value="85201">
            <text:p>85201</text:p>
          </table:table-cell>
          <table:table-cell office:value-type="float" office:value="61094">
            <text:p>61094</text:p>
          </table:table-cell>
          <table:table-cell office:value-type="float" office:value="50742">
            <text:p>50742</text:p>
          </table:table-cell>
          <table:table-cell office:value-type="float" office:value="37140">
            <text:p>37140</text:p>
          </table:table-cell>
          <table:table-cell office:value-type="float" office:value="101316">
            <text:p>101316</text:p>
          </table:table-cell>
          <table:table-cell office:value-type="float" office:value="174699">
            <text:p>174699</text:p>
          </table:table-cell>
          <table:table-cell office:value-type="float" office:value="0">
            <text:p>0</text:p>
          </table:table-cell>
          <table:table-cell office:value-type="float" office:value="63153">
            <text:p>63153</text:p>
          </table:table-cell>
          <table:table-cell office:value-type="float" office:value="224415">
            <text:p>224415</text:p>
          </table:table-cell>
          <table:table-cell office:value-type="float" office:value="106598">
            <text:p>106598</text:p>
          </table:table-cell>
          <table:table-cell office:value-type="float" office:value="60384">
            <text:p>60384</text:p>
          </table:table-cell>
          <table:table-cell office:value-type="float" office:value="23458">
            <text:p>23458</text:p>
          </table:table-cell>
          <table:table-cell office:value-type="float" office:value="12806">
            <text:p>12806</text:p>
          </table:table-cell>
          <table:table-cell office:value-type="float" office:value="85704">
            <text:p>85704</text:p>
          </table:table-cell>
          <table:table-cell office:value-type="float" office:value="108064">
            <text:p>108064</text:p>
          </table:table-cell>
          <table:table-cell office:value-type="float" office:value="213093">
            <text:p>213093</text:p>
          </table:table-cell>
          <table:table-cell office:value-type="float" office:value="139262">
            <text:p>139262</text:p>
          </table:table-cell>
          <table:table-cell office:value-type="float" office:value="218745">
            <text:p>218745</text:p>
          </table:table-cell>
          <table:table-cell office:value-type="float" office:value="26758">
            <text:p>26758</text:p>
          </table:table-cell>
          <table:table-cell office:value-type="float" office:value="99132">
            <text:p>99132</text:p>
          </table:table-cell>
          <table:table-cell office:value-type="float" office:value="92017">
            <text:p>92017</text:p>
          </table:table-cell>
          <table:table-cell office:value-type="float" office:value="140306">
            <text:p>140306</text:p>
          </table:table-cell>
          <table:table-cell office:value-type="float" office:value="50712">
            <text:p>50712</text:p>
          </table:table-cell>
          <table:table-cell office:value-type="float" office:value="102812">
            <text:p>102812</text:p>
          </table:table-cell>
          <table:table-cell office:value-type="float" office:value="104383">
            <text:p>104383</text:p>
          </table:table-cell>
          <table:table-cell office:value-type="float" office:value="83962">
            <text:p>83962</text:p>
          </table:table-cell>
          <table:table-cell office:value-type="float" office:value="204148">
            <text:p>204148</text:p>
          </table:table-cell>
          <table:table-cell office:value-type="float" office:value="126070">
            <text:p>126070</text:p>
          </table:table-cell>
          <table:table-cell office:value-type="float" office:value="198833">
            <text:p>198833</text:p>
          </table:table-cell>
          <table:table-cell office:value-type="float" office:value="145597">
            <text:p>145597</text:p>
          </table:table-cell>
          <table:table-cell office:value-type="float" office:value="41163">
            <text:p>41163</text:p>
          </table:table-cell>
          <table:table-cell office:value-type="float" office:value="49574">
            <text:p>49574</text:p>
          </table:table-cell>
          <table:table-cell office:value-type="float" office:value="59119">
            <text:p>59119</text:p>
          </table:table-cell>
          <table:table-cell office:value-type="float" office:value="57998">
            <text:p>57998</text:p>
          </table:table-cell>
          <table:table-cell office:value-type="float" office:value="178292">
            <text:p>178292</text:p>
          </table:table-cell>
          <table:table-cell office:value-type="float" office:value="82760">
            <text:p>82760</text:p>
          </table:table-cell>
          <table:table-cell office:value-type="float" office:value="36686">
            <text:p>36686</text:p>
          </table:table-cell>
          <table:table-cell office:value-type="float" office:value="130124">
            <text:p>130124</text:p>
          </table:table-cell>
          <table:table-cell office:value-type="float" office:value="100750">
            <text:p>100750</text:p>
          </table:table-cell>
          <table:table-cell office:value-type="float" office:value="282835">
            <text:p>282835</text:p>
          </table:table-cell>
          <table:table-cell office:value-type="float" office:value="180128">
            <text:p>180128</text:p>
          </table:table-cell>
          <table:table-cell office:value-type="float" office:value="261330">
            <text:p>261330</text:p>
          </table:table-cell>
          <table:table-cell office:value-type="float" office:value="168822">
            <text:p>168822</text:p>
          </table:table-cell>
          <table:table-cell office:value-type="float" office:value="185809">
            <text:p>185809</text:p>
          </table:table-cell>
          <table:table-cell office:value-type="float" office:value="369001">
            <text:p>369001</text:p>
          </table:table-cell>
          <table:table-cell office:value-type="float" office:value="134600">
            <text:p>134600</text:p>
          </table:table-cell>
          <table:table-cell office:value-type="float" office:value="59860">
            <text:p>59860</text:p>
          </table:table-cell>
          <table:table-cell office:value-type="float" office:value="25594">
            <text:p>25594</text:p>
          </table:table-cell>
          <table:table-cell office:value-type="float" office:value="246414">
            <text:p>246414</text:p>
          </table:table-cell>
          <table:table-cell office:value-type="float" office:value="139207">
            <text:p>139207</text:p>
          </table:table-cell>
          <table:table-cell office:value-type="float" office:value="297597">
            <text:p>297597</text:p>
          </table:table-cell>
          <table:table-cell office:value-type="float" office:value="194283">
            <text:p>194283</text:p>
          </table:table-cell>
          <table:table-cell office:value-type="float" office:value="49849">
            <text:p>49849</text:p>
          </table:table-cell>
          <table:table-cell office:value-type="float" office:value="218806">
            <text:p>218806</text:p>
          </table:table-cell>
          <table:table-cell office:value-type="float" office:value="177111">
            <text:p>177111</text:p>
          </table:table-cell>
          <table:table-cell office:value-type="float" office:value="135647">
            <text:p>135647</text:p>
          </table:table-cell>
          <table:table-cell office:value-type="float" office:value="38252">
            <text:p>38252</text:p>
          </table:table-cell>
          <table:table-cell office:value-type="float" office:value="98971">
            <text:p>98971</text:p>
          </table:table-cell>
          <table:table-cell office:value-type="float" office:value="43260">
            <text:p>43260</text:p>
          </table:table-cell>
          <table:table-cell office:value-type="float" office:value="58114">
            <text:p>58114</text:p>
          </table:table-cell>
          <table:table-cell office:value-type="float" office:value="51511">
            <text:p>51511</text:p>
          </table:table-cell>
          <table:table-cell office:value-type="float" office:value="141068">
            <text:p>141068</text:p>
          </table:table-cell>
          <table:table-cell office:value-type="float" office:value="191797">
            <text:p>191797</text:p>
          </table:table-cell>
          <table:table-cell office:value-type="float" office:value="63693">
            <text:p>63693</text:p>
          </table:table-cell>
          <table:table-cell office:value-type="float" office:value="182941">
            <text:p>182941</text:p>
          </table:table-cell>
          <table:table-cell office:value-type="float" office:value="93453">
            <text:p>93453</text:p>
          </table:table-cell>
          <table:table-cell office:value-type="float" office:value="122690">
            <text:p>122690</text:p>
          </table:table-cell>
        </table:table-row>
        <table:table-row table:style-name="ro1">
          <table:table-cell office:value-type="string">
            <text:p>Libya, State of</text:p>
          </table:table-cell>
          <table:table-cell office:value-type="float" office:value="112816">
            <text:p>112816</text:p>
          </table:table-cell>
          <table:table-cell office:value-type="float" office:value="214485">
            <text:p>214485</text:p>
          </table:table-cell>
          <table:table-cell office:value-type="float" office:value="181795">
            <text:p>181795</text:p>
          </table:table-cell>
          <table:table-cell office:value-type="float" office:value="251004">
            <text:p>251004</text:p>
          </table:table-cell>
          <table:table-cell office:value-type="float" office:value="173114">
            <text:p>173114</text:p>
          </table:table-cell>
          <table:table-cell office:value-type="float" office:value="254041">
            <text:p>254041</text:p>
          </table:table-cell>
          <table:table-cell office:value-type="float" office:value="244723">
            <text:p>244723</text:p>
          </table:table-cell>
          <table:table-cell office:value-type="float" office:value="142816">
            <text:p>142816</text:p>
          </table:table-cell>
          <table:table-cell office:value-type="float" office:value="157857">
            <text:p>157857</text:p>
          </table:table-cell>
          <table:table-cell office:value-type="float" office:value="61829">
            <text:p>61829</text:p>
          </table:table-cell>
          <table:table-cell office:value-type="float" office:value="290806">
            <text:p>290806</text:p>
          </table:table-cell>
          <table:table-cell office:value-type="float" office:value="265495">
            <text:p>265495</text:p>
          </table:table-cell>
          <table:table-cell office:value-type="float" office:value="139855">
            <text:p>139855</text:p>
          </table:table-cell>
          <table:table-cell office:value-type="float" office:value="96914">
            <text:p>96914</text:p>
          </table:table-cell>
          <table:table-cell office:value-type="float" office:value="159221">
            <text:p>159221</text:p>
          </table:table-cell>
          <table:table-cell office:value-type="float" office:value="130494">
            <text:p>130494</text:p>
          </table:table-cell>
          <table:table-cell office:value-type="float" office:value="219475">
            <text:p>219475</text:p>
          </table:table-cell>
          <table:table-cell office:value-type="float" office:value="163748">
            <text:p>163748</text:p>
          </table:table-cell>
          <table:table-cell office:value-type="float" office:value="110056">
            <text:p>110056</text:p>
          </table:table-cell>
          <table:table-cell office:value-type="float" office:value="187680">
            <text:p>187680</text:p>
          </table:table-cell>
          <table:table-cell office:value-type="float" office:value="127863">
            <text:p>127863</text:p>
          </table:table-cell>
          <table:table-cell office:value-type="float" office:value="150060">
            <text:p>150060</text:p>
          </table:table-cell>
          <table:table-cell office:value-type="float" office:value="121669">
            <text:p>121669</text:p>
          </table:table-cell>
          <table:table-cell office:value-type="float" office:value="146686">
            <text:p>146686</text:p>
          </table:table-cell>
          <table:table-cell office:value-type="float" office:value="188553">
            <text:p>188553</text:p>
          </table:table-cell>
          <table:table-cell office:value-type="float" office:value="192231">
            <text:p>192231</text:p>
          </table:table-cell>
          <table:table-cell office:value-type="float" office:value="121798">
            <text:p>121798</text:p>
          </table:table-cell>
          <table:table-cell office:value-type="float" office:value="232702">
            <text:p>232702</text:p>
          </table:table-cell>
          <table:table-cell office:value-type="float" office:value="250469">
            <text:p>250469</text:p>
          </table:table-cell>
          <table:table-cell office:value-type="float" office:value="97375">
            <text:p>97375</text:p>
          </table:table-cell>
          <table:table-cell office:value-type="float" office:value="164934">
            <text:p>164934</text:p>
          </table:table-cell>
          <table:table-cell office:value-type="float" office:value="149855">
            <text:p>149855</text:p>
          </table:table-cell>
          <table:table-cell office:value-type="float" office:value="154910">
            <text:p>154910</text:p>
          </table:table-cell>
          <table:table-cell office:value-type="float" office:value="230664">
            <text:p>230664</text:p>
          </table:table-cell>
          <table:table-cell office:value-type="float" office:value="139191">
            <text:p>139191</text:p>
          </table:table-cell>
          <table:table-cell office:value-type="float" office:value="120573">
            <text:p>120573</text:p>
          </table:table-cell>
          <table:table-cell office:value-type="float" office:value="136997">
            <text:p>136997</text:p>
          </table:table-cell>
          <table:table-cell office:value-type="float" office:value="155156">
            <text:p>155156</text:p>
          </table:table-cell>
          <table:table-cell office:value-type="float" office:value="175734">
            <text:p>175734</text:p>
          </table:table-cell>
          <table:table-cell office:value-type="float" office:value="194608">
            <text:p>194608</text:p>
          </table:table-cell>
          <table:table-cell office:value-type="float" office:value="248111">
            <text:p>248111</text:p>
          </table:table-cell>
          <table:table-cell office:value-type="float" office:value="127021">
            <text:p>127021</text:p>
          </table:table-cell>
          <table:table-cell office:value-type="float" office:value="282412">
            <text:p>282412</text:p>
          </table:table-cell>
          <table:table-cell office:value-type="float" office:value="259509">
            <text:p>259509</text:p>
          </table:table-cell>
          <table:table-cell office:value-type="float" office:value="222354">
            <text:p>222354</text:p>
          </table:table-cell>
          <table:table-cell office:value-type="float" office:value="118939">
            <text:p>118939</text:p>
          </table:table-cell>
          <table:table-cell office:value-type="float" office:value="294704">
            <text:p>294704</text:p>
          </table:table-cell>
          <table:table-cell office:value-type="float" office:value="159316">
            <text:p>159316</text:p>
          </table:table-cell>
          <table:table-cell office:value-type="float" office:value="260821">
            <text:p>260821</text:p>
          </table:table-cell>
          <table:table-cell office:value-type="float" office:value="208152">
            <text:p>208152</text:p>
          </table:table-cell>
          <table:table-cell office:value-type="float" office:value="118056">
            <text:p>118056</text:p>
          </table:table-cell>
          <table:table-cell office:value-type="float" office:value="141658">
            <text:p>141658</text:p>
          </table:table-cell>
          <table:table-cell office:value-type="float" office:value="140837">
            <text:p>140837</text:p>
          </table:table-cell>
          <table:table-cell office:value-type="float" office:value="121886">
            <text:p>121886</text:p>
          </table:table-cell>
          <table:table-cell office:value-type="float" office:value="202115">
            <text:p>202115</text:p>
          </table:table-cell>
          <table:table-cell office:value-type="float" office:value="141798">
            <text:p>141798</text:p>
          </table:table-cell>
          <table:table-cell office:value-type="float" office:value="0">
            <text:p>0</text:p>
          </table:table-cell>
          <table:table-cell office:value-type="float" office:value="111402">
            <text:p>111402</text:p>
          </table:table-cell>
          <table:table-cell office:value-type="float" office:value="145119">
            <text:p>145119</text:p>
          </table:table-cell>
          <table:table-cell office:value-type="float" office:value="110335">
            <text:p>110335</text:p>
          </table:table-cell>
          <table:table-cell office:value-type="float" office:value="226108">
            <text:p>226108</text:p>
          </table:table-cell>
          <table:table-cell office:value-type="float" office:value="167879">
            <text:p>167879</text:p>
          </table:table-cell>
          <table:table-cell table:number-columns-repeated="3" office:value-type="float" office:value="0">
            <text:p>0</text:p>
          </table:table-cell>
          <table:table-cell office:value-type="float" office:value="11970">
            <text:p>11970</text:p>
          </table:table-cell>
          <table:table-cell table:number-columns-repeated="2" office:value-type="float" office:value="0">
            <text:p>0</text:p>
          </table:table-cell>
          <table:table-cell office:value-type="float" office:value="24167">
            <text:p>24167</text:p>
          </table:table-cell>
          <table:table-cell office:value-type="float" office:value="14441">
            <text:p>14441</text:p>
          </table:table-cell>
          <table:table-cell office:value-type="float" office:value="64532">
            <text:p>64532</text:p>
          </table:table-cell>
          <table:table-cell office:value-type="float" office:value="111948">
            <text:p>111948</text:p>
          </table:table-cell>
          <table:table-cell office:value-type="float" office:value="245242">
            <text:p>245242</text:p>
          </table:table-cell>
          <table:table-cell office:value-type="float" office:value="117770">
            <text:p>117770</text:p>
          </table:table-cell>
          <table:table-cell office:value-type="float" office:value="411863">
            <text:p>411863</text:p>
          </table:table-cell>
          <table:table-cell office:value-type="float" office:value="208840">
            <text:p>208840</text:p>
          </table:table-cell>
          <table:table-cell office:value-type="float" office:value="378002">
            <text:p>378002</text:p>
          </table:table-cell>
          <table:table-cell office:value-type="float" office:value="44286">
            <text:p>44286</text:p>
          </table:table-cell>
          <table:table-cell office:value-type="float" office:value="234167">
            <text:p>234167</text:p>
          </table:table-cell>
          <table:table-cell office:value-type="float" office:value="165406">
            <text:p>165406</text:p>
          </table:table-cell>
          <table:table-cell office:value-type="float" office:value="91267">
            <text:p>91267</text:p>
          </table:table-cell>
          <table:table-cell office:value-type="float" office:value="184348">
            <text:p>184348</text:p>
          </table:table-cell>
          <table:table-cell office:value-type="float" office:value="162097">
            <text:p>162097</text:p>
          </table:table-cell>
          <table:table-cell office:value-type="float" office:value="119387">
            <text:p>119387</text:p>
          </table:table-cell>
          <table:table-cell office:value-type="float" office:value="177805">
            <text:p>177805</text:p>
          </table:table-cell>
          <table:table-cell office:value-type="float" office:value="240741">
            <text:p>240741</text:p>
          </table:table-cell>
          <table:table-cell office:value-type="float" office:value="142789">
            <text:p>142789</text:p>
          </table:table-cell>
          <table:table-cell office:value-type="float" office:value="279085">
            <text:p>279085</text:p>
          </table:table-cell>
          <table:table-cell office:value-type="float" office:value="80073">
            <text:p>80073</text:p>
          </table:table-cell>
          <table:table-cell office:value-type="float" office:value="281322">
            <text:p>281322</text:p>
          </table:table-cell>
          <table:table-cell office:value-type="float" office:value="267572">
            <text:p>267572</text:p>
          </table:table-cell>
          <table:table-cell office:value-type="float" office:value="69358">
            <text:p>69358</text:p>
          </table:table-cell>
          <table:table-cell office:value-type="float" office:value="237645">
            <text:p>237645</text:p>
          </table:table-cell>
          <table:table-cell office:value-type="float" office:value="178924">
            <text:p>178924</text:p>
          </table:table-cell>
          <table:table-cell office:value-type="float" office:value="203499">
            <text:p>203499</text:p>
          </table:table-cell>
          <table:table-cell office:value-type="float" office:value="297183">
            <text:p>297183</text:p>
          </table:table-cell>
          <table:table-cell office:value-type="float" office:value="234849">
            <text:p>234849</text:p>
          </table:table-cell>
          <table:table-cell office:value-type="float" office:value="297225">
            <text:p>297225</text:p>
          </table:table-cell>
          <table:table-cell office:value-type="float" office:value="307777">
            <text:p>307777</text:p>
          </table:table-cell>
          <table:table-cell office:value-type="float" office:value="204363">
            <text:p>204363</text:p>
          </table:table-cell>
          <table:table-cell office:value-type="float" office:value="204490">
            <text:p>204490</text:p>
          </table:table-cell>
          <table:table-cell office:value-type="float" office:value="142977">
            <text:p>142977</text:p>
          </table:table-cell>
          <table:table-cell office:value-type="float" office:value="52033">
            <text:p>52033</text:p>
          </table:table-cell>
          <table:table-cell office:value-type="float" office:value="71572">
            <text:p>71572</text:p>
          </table:table-cell>
          <table:table-cell office:value-type="float" office:value="14287">
            <text:p>14287</text:p>
          </table:table-cell>
          <table:table-cell office:value-type="float" office:value="35170">
            <text:p>35170</text:p>
          </table:table-cell>
          <table:table-cell office:value-type="float" office:value="197188">
            <text:p>197188</text:p>
          </table:table-cell>
          <table:table-cell office:value-type="float" office:value="132946">
            <text:p>132946</text:p>
          </table:table-cell>
          <table:table-cell office:value-type="float" office:value="205592">
            <text:p>205592</text:p>
          </table:table-cell>
          <table:table-cell office:value-type="float" office:value="0">
            <text:p>0</text:p>
          </table:table-cell>
          <table:table-cell office:value-type="float" office:value="81565">
            <text:p>81565</text:p>
          </table:table-cell>
          <table:table-cell office:value-type="float" office:value="9085">
            <text:p>9085</text:p>
          </table:table-cell>
          <table:table-cell office:value-type="float" office:value="94669">
            <text:p>94669</text:p>
          </table:table-cell>
          <table:table-cell office:value-type="float" office:value="86012">
            <text:p>86012</text:p>
          </table:table-cell>
          <table:table-cell office:value-type="float" office:value="144152">
            <text:p>144152</text:p>
          </table:table-cell>
          <table:table-cell office:value-type="float" office:value="83347">
            <text:p>83347</text:p>
          </table:table-cell>
          <table:table-cell office:value-type="float" office:value="96422">
            <text:p>96422</text:p>
          </table:table-cell>
          <table:table-cell office:value-type="float" office:value="76448">
            <text:p>76448</text:p>
          </table:table-cell>
          <table:table-cell office:value-type="float" office:value="229304">
            <text:p>229304</text:p>
          </table:table-cell>
          <table:table-cell office:value-type="float" office:value="65262">
            <text:p>65262</text:p>
          </table:table-cell>
          <table:table-cell office:value-type="float" office:value="72181">
            <text:p>72181</text:p>
          </table:table-cell>
          <table:table-cell office:value-type="float" office:value="113794">
            <text:p>113794</text:p>
          </table:table-cell>
          <table:table-cell office:value-type="float" office:value="14072">
            <text:p>14072</text:p>
          </table:table-cell>
          <table:table-cell office:value-type="float" office:value="35230">
            <text:p>35230</text:p>
          </table:table-cell>
          <table:table-cell office:value-type="float" office:value="11486">
            <text:p>11486</text:p>
          </table:table-cell>
          <table:table-cell office:value-type="float" office:value="140930">
            <text:p>140930</text:p>
          </table:table-cell>
          <table:table-cell office:value-type="float" office:value="33635">
            <text:p>33635</text:p>
          </table:table-cell>
          <table:table-cell office:value-type="float" office:value="60264">
            <text:p>60264</text:p>
          </table:table-cell>
          <table:table-cell office:value-type="float" office:value="22861">
            <text:p>22861</text:p>
          </table:table-cell>
          <table:table-cell office:value-type="float" office:value="25383">
            <text:p>25383</text:p>
          </table:table-cell>
          <table:table-cell office:value-type="float" office:value="45688">
            <text:p>45688</text:p>
          </table:table-cell>
          <table:table-cell office:value-type="float" office:value="62257">
            <text:p>62257</text:p>
          </table:table-cell>
          <table:table-cell table:number-columns-repeated="2" office:value-type="float" office:value="0">
            <text:p>0</text:p>
          </table:table-cell>
          <table:table-cell office:value-type="float" office:value="46378">
            <text:p>46378</text:p>
          </table:table-cell>
          <table:table-cell office:value-type="float" office:value="281">
            <text:p>281</text:p>
          </table:table-cell>
          <table:table-cell office:value-type="float" office:value="39461">
            <text:p>39461</text:p>
          </table:table-cell>
          <table:table-cell office:value-type="float" office:value="24765">
            <text:p>24765</text:p>
          </table:table-cell>
          <table:table-cell office:value-type="float" office:value="22914">
            <text:p>22914</text:p>
          </table:table-cell>
          <table:table-cell office:value-type="float" office:value="62015">
            <text:p>62015</text:p>
          </table:table-cell>
          <table:table-cell office:value-type="float" office:value="46581">
            <text:p>46581</text:p>
          </table:table-cell>
          <table:table-cell office:value-type="float" office:value="35848">
            <text:p>35848</text:p>
          </table:table-cell>
          <table:table-cell office:value-type="float" office:value="49551">
            <text:p>49551</text:p>
          </table:table-cell>
          <table:table-cell office:value-type="float" office:value="49682">
            <text:p>49682</text:p>
          </table:table-cell>
          <table:table-cell office:value-type="float" office:value="42251">
            <text:p>42251</text:p>
          </table:table-cell>
          <table:table-cell office:value-type="float" office:value="59250">
            <text:p>59250</text:p>
          </table:table-cell>
          <table:table-cell office:value-type="float" office:value="140376">
            <text:p>140376</text:p>
          </table:table-cell>
          <table:table-cell office:value-type="float" office:value="162521">
            <text:p>162521</text:p>
          </table:table-cell>
          <table:table-cell office:value-type="float" office:value="71424">
            <text:p>71424</text:p>
          </table:table-cell>
          <table:table-cell office:value-type="float" office:value="39600">
            <text:p>39600</text:p>
          </table:table-cell>
          <table:table-cell office:value-type="float" office:value="205958">
            <text:p>205958</text:p>
          </table:table-cell>
          <table:table-cell office:value-type="float" office:value="176965">
            <text:p>176965</text:p>
          </table:table-cell>
          <table:table-cell office:value-type="float" office:value="95290">
            <text:p>95290</text:p>
          </table:table-cell>
          <table:table-cell office:value-type="float" office:value="68469">
            <text:p>68469</text:p>
          </table:table-cell>
          <table:table-cell office:value-type="float" office:value="217603">
            <text:p>217603</text:p>
          </table:table-cell>
          <table:table-cell office:value-type="float" office:value="84207">
            <text:p>84207</text:p>
          </table:table-cell>
          <table:table-cell office:value-type="float" office:value="118730">
            <text:p>118730</text:p>
          </table:table-cell>
        </table:table-row>
        <table:table-row table:style-name="ro1">
          <table:table-cell office:value-type="string">
            <text:p>Venezuela, Bolivarian Republic of</text:p>
          </table:table-cell>
          <table:table-cell office:value-type="float" office:value="910400">
            <text:p>910400</text:p>
          </table:table-cell>
          <table:table-cell office:value-type="float" office:value="1209600">
            <text:p>1209600</text:p>
          </table:table-cell>
          <table:table-cell office:value-type="float" office:value="2219134">
            <text:p>2219134</text:p>
          </table:table-cell>
          <table:table-cell office:value-type="float" office:value="954947">
            <text:p>954947</text:p>
          </table:table-cell>
          <table:table-cell office:value-type="float" office:value="1179578">
            <text:p>1179578</text:p>
          </table:table-cell>
          <table:table-cell office:value-type="float" office:value="722833">
            <text:p>722833</text:p>
          </table:table-cell>
          <table:table-cell office:value-type="float" office:value="565108">
            <text:p>565108</text:p>
          </table:table-cell>
          <table:table-cell office:value-type="float" office:value="1102588">
            <text:p>1102588</text:p>
          </table:table-cell>
          <table:table-cell office:value-type="float" office:value="1841219">
            <text:p>1841219</text:p>
          </table:table-cell>
          <table:table-cell office:value-type="float" office:value="1044212">
            <text:p>1044212</text:p>
          </table:table-cell>
          <table:table-cell office:value-type="float" office:value="1117510">
            <text:p>1117510</text:p>
          </table:table-cell>
          <table:table-cell office:value-type="float" office:value="1311192">
            <text:p>1311192</text:p>
          </table:table-cell>
          <table:table-cell office:value-type="float" office:value="26332">
            <text:p>26332</text:p>
          </table:table-cell>
          <table:table-cell office:value-type="float" office:value="634419">
            <text:p>634419</text:p>
          </table:table-cell>
          <table:table-cell office:value-type="float" office:value="1318080">
            <text:p>1318080</text:p>
          </table:table-cell>
          <table:table-cell office:value-type="float" office:value="1654288">
            <text:p>1654288</text:p>
          </table:table-cell>
          <table:table-cell office:value-type="float" office:value="363719">
            <text:p>363719</text:p>
          </table:table-cell>
          <table:table-cell office:value-type="float" office:value="788935">
            <text:p>788935</text:p>
          </table:table-cell>
          <table:table-cell office:value-type="float" office:value="705642">
            <text:p>705642</text:p>
          </table:table-cell>
          <table:table-cell office:value-type="float" office:value="1755200">
            <text:p>1755200</text:p>
          </table:table-cell>
          <table:table-cell office:value-type="float" office:value="866880">
            <text:p>866880</text:p>
          </table:table-cell>
          <table:table-cell office:value-type="float" office:value="201850">
            <text:p>201850</text:p>
          </table:table-cell>
          <table:table-cell office:value-type="float" office:value="671200">
            <text:p>671200</text:p>
          </table:table-cell>
          <table:table-cell office:value-type="float" office:value="673123">
            <text:p>673123</text:p>
          </table:table-cell>
          <table:table-cell office:value-type="float" office:value="892090">
            <text:p>892090</text:p>
          </table:table-cell>
          <table:table-cell office:value-type="float" office:value="411601">
            <text:p>411601</text:p>
          </table:table-cell>
          <table:table-cell office:value-type="float" office:value="806427">
            <text:p>806427</text:p>
          </table:table-cell>
          <table:table-cell office:value-type="float" office:value="441585">
            <text:p>441585</text:p>
          </table:table-cell>
          <table:table-cell office:value-type="float" office:value="887040">
            <text:p>887040</text:p>
          </table:table-cell>
          <table:table-cell office:value-type="float" office:value="859407">
            <text:p>859407</text:p>
          </table:table-cell>
          <table:table-cell office:value-type="float" office:value="1239021">
            <text:p>1239021</text:p>
          </table:table-cell>
          <table:table-cell office:value-type="float" office:value="943960">
            <text:p>943960</text:p>
          </table:table-cell>
          <table:table-cell office:value-type="float" office:value="901002">
            <text:p>901002</text:p>
          </table:table-cell>
          <table:table-cell office:value-type="float" office:value="672225">
            <text:p>672225</text:p>
          </table:table-cell>
          <table:table-cell office:value-type="float" office:value="1001616">
            <text:p>1001616</text:p>
          </table:table-cell>
          <table:table-cell office:value-type="float" office:value="1231687">
            <text:p>1231687</text:p>
          </table:table-cell>
          <table:table-cell office:value-type="float" office:value="422256">
            <text:p>422256</text:p>
          </table:table-cell>
          <table:table-cell office:value-type="float" office:value="220656">
            <text:p>220656</text:p>
          </table:table-cell>
          <table:table-cell office:value-type="float" office:value="339888">
            <text:p>339888</text:p>
          </table:table-cell>
          <table:table-cell office:value-type="float" office:value="1280810">
            <text:p>1280810</text:p>
          </table:table-cell>
          <table:table-cell office:value-type="float" office:value="207059">
            <text:p>207059</text:p>
          </table:table-cell>
          <table:table-cell office:value-type="float" office:value="106339">
            <text:p>106339</text:p>
          </table:table-cell>
          <table:table-cell office:value-type="float" office:value="564480">
            <text:p>564480</text:p>
          </table:table-cell>
          <table:table-cell office:value-type="float" office:value="403398">
            <text:p>403398</text:p>
          </table:table-cell>
          <table:table-cell office:value-type="float" office:value="846719">
            <text:p>846719</text:p>
          </table:table-cell>
          <table:table-cell office:value-type="float" office:value="907772">
            <text:p>907772</text:p>
          </table:table-cell>
          <table:table-cell office:value-type="float" office:value="109750">
            <text:p>109750</text:p>
          </table:table-cell>
          <table:table-cell office:value-type="float" office:value="411130">
            <text:p>411130</text:p>
          </table:table-cell>
          <table:table-cell office:value-type="float" office:value="372823">
            <text:p>372823</text:p>
          </table:table-cell>
          <table:table-cell office:value-type="float" office:value="479260">
            <text:p>479260</text:p>
          </table:table-cell>
          <table:table-cell office:value-type="float" office:value="0">
            <text:p>0</text:p>
          </table:table-cell>
          <table:table-cell office:value-type="float" office:value="14142">
            <text:p>14142</text:p>
          </table:table-cell>
          <table:table-cell office:value-type="float" office:value="0">
            <text:p>0</text:p>
          </table:table-cell>
          <table:table-cell office:value-type="float" office:value="408109">
            <text:p>408109</text:p>
          </table:table-cell>
          <table:table-cell office:value-type="float" office:value="451328">
            <text:p>451328</text:p>
          </table:table-cell>
          <table:table-cell office:value-type="float" office:value="782691">
            <text:p>782691</text:p>
          </table:table-cell>
          <table:table-cell office:value-type="float" office:value="813694">
            <text:p>813694</text:p>
          </table:table-cell>
          <table:table-cell office:value-type="float" office:value="1391040">
            <text:p>1391040</text:p>
          </table:table-cell>
          <table:table-cell office:value-type="float" office:value="1121923">
            <text:p>1121923</text:p>
          </table:table-cell>
          <table:table-cell office:value-type="float" office:value="38060">
            <text:p>38060</text:p>
          </table:table-cell>
          <table:table-cell office:value-type="float" office:value="1569736">
            <text:p>1569736</text:p>
          </table:table-cell>
          <table:table-cell office:value-type="float" office:value="334755">
            <text:p>334755</text:p>
          </table:table-cell>
          <table:table-cell office:value-type="float" office:value="449401">
            <text:p>449401</text:p>
          </table:table-cell>
          <table:table-cell office:value-type="float" office:value="323031">
            <text:p>323031</text:p>
          </table:table-cell>
          <table:table-cell office:value-type="float" office:value="730168">
            <text:p>730168</text:p>
          </table:table-cell>
          <table:table-cell office:value-type="float" office:value="1010023">
            <text:p>1010023</text:p>
          </table:table-cell>
          <table:table-cell office:value-type="float" office:value="68661">
            <text:p>68661</text:p>
          </table:table-cell>
          <table:table-cell office:value-type="float" office:value="417060">
            <text:p>417060</text:p>
          </table:table-cell>
          <table:table-cell office:value-type="float" office:value="429787">
            <text:p>429787</text:p>
          </table:table-cell>
          <table:table-cell office:value-type="float" office:value="2879145">
            <text:p>2879145</text:p>
          </table:table-cell>
          <table:table-cell office:value-type="float" office:value="465681">
            <text:p>465681</text:p>
          </table:table-cell>
          <table:table-cell office:value-type="float" office:value="662431">
            <text:p>662431</text:p>
          </table:table-cell>
          <table:table-cell office:value-type="float" office:value="203140">
            <text:p>203140</text:p>
          </table:table-cell>
          <table:table-cell office:value-type="float" office:value="42322">
            <text:p>42322</text:p>
          </table:table-cell>
          <table:table-cell office:value-type="float" office:value="422448">
            <text:p>422448</text:p>
          </table:table-cell>
          <table:table-cell office:value-type="float" office:value="1451520">
            <text:p>1451520</text:p>
          </table:table-cell>
          <table:table-cell office:value-type="float" office:value="1170977">
            <text:p>1170977</text:p>
          </table:table-cell>
          <table:table-cell office:value-type="float" office:value="230045">
            <text:p>230045</text:p>
          </table:table-cell>
          <table:table-cell office:value-type="float" office:value="471492">
            <text:p>471492</text:p>
          </table:table-cell>
          <table:table-cell office:value-type="float" office:value="794762">
            <text:p>794762</text:p>
          </table:table-cell>
          <table:table-cell office:value-type="float" office:value="837787">
            <text:p>837787</text:p>
          </table:table-cell>
          <table:table-cell office:value-type="float" office:value="509233">
            <text:p>509233</text:p>
          </table:table-cell>
          <table:table-cell office:value-type="float" office:value="300423">
            <text:p>300423</text:p>
          </table:table-cell>
          <table:table-cell office:value-type="float" office:value="33774">
            <text:p>33774</text:p>
          </table:table-cell>
          <table:table-cell office:value-type="float" office:value="7445">
            <text:p>7445</text:p>
          </table:table-cell>
          <table:table-cell office:value-type="float" office:value="126826">
            <text:p>126826</text:p>
          </table:table-cell>
          <table:table-cell office:value-type="float" office:value="10178">
            <text:p>10178</text:p>
          </table:table-cell>
          <table:table-cell office:value-type="float" office:value="920970">
            <text:p>920970</text:p>
          </table:table-cell>
          <table:table-cell office:value-type="float" office:value="506768">
            <text:p>506768</text:p>
          </table:table-cell>
          <table:table-cell office:value-type="float" office:value="232943">
            <text:p>232943</text:p>
          </table:table-cell>
          <table:table-cell office:value-type="float" office:value="504029">
            <text:p>504029</text:p>
          </table:table-cell>
          <table:table-cell office:value-type="float" office:value="919800">
            <text:p>919800</text:p>
          </table:table-cell>
          <table:table-cell office:value-type="float" office:value="761940">
            <text:p>761940</text:p>
          </table:table-cell>
          <table:table-cell office:value-type="float" office:value="861840">
            <text:p>861840</text:p>
          </table:table-cell>
          <table:table-cell office:value-type="float" office:value="772904">
            <text:p>772904</text:p>
          </table:table-cell>
          <table:table-cell office:value-type="float" office:value="274847">
            <text:p>274847</text:p>
          </table:table-cell>
          <table:table-cell office:value-type="float" office:value="128520">
            <text:p>128520</text:p>
          </table:table-cell>
          <table:table-cell office:value-type="float" office:value="25251">
            <text:p>25251</text:p>
          </table:table-cell>
          <table:table-cell office:value-type="float" office:value="128520">
            <text:p>128520</text:p>
          </table:table-cell>
          <table:table-cell office:value-type="float" office:value="578340">
            <text:p>578340</text:p>
          </table:table-cell>
          <table:table-cell office:value-type="float" office:value="0">
            <text:p>0</text:p>
          </table:table-cell>
          <table:table-cell office:value-type="float" office:value="16193">
            <text:p>16193</text:p>
          </table:table-cell>
          <table:table-cell office:value-type="float" office:value="343206">
            <text:p>343206</text:p>
          </table:table-cell>
          <table:table-cell office:value-type="float" office:value="359158">
            <text:p>359158</text:p>
          </table:table-cell>
          <table:table-cell office:value-type="float" office:value="105348">
            <text:p>105348</text:p>
          </table:table-cell>
          <table:table-cell office:value-type="float" office:value="398316">
            <text:p>398316</text:p>
          </table:table-cell>
          <table:table-cell office:value-type="float" office:value="53204">
            <text:p>53204</text:p>
          </table:table-cell>
          <table:table-cell office:value-type="float" office:value="66786">
            <text:p>66786</text:p>
          </table:table-cell>
          <table:table-cell office:value-type="float" office:value="19874">
            <text:p>19874</text:p>
          </table:table-cell>
          <table:table-cell office:value-type="float" office:value="10172">
            <text:p>10172</text:p>
          </table:table-cell>
          <table:table-cell table:number-columns-repeated="3" office:value-type="float" office:value="0">
            <text:p>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705600">
            <text:p>705600</text:p>
          </table:table-cell>
          <table:table-cell office:value-type="float" office:value="40320">
            <text:p>40320</text:p>
          </table:table-cell>
          <table:table-cell table:number-columns-repeated="2" office:value-type="float" office:value="0">
            <text:p>0</text:p>
          </table:table-cell>
          <table:table-cell office:value-type="float" office:value="221760">
            <text:p>221760</text:p>
          </table:table-cell>
          <table:table-cell office:value-type="float" office:value="60480">
            <text:p>60480</text:p>
          </table:table-cell>
          <table:table-cell table:number-columns-repeated="5" office:value-type="float" office:value="0">
            <text:p>0</text:p>
          </table:table-cell>
          <table:table-cell office:value-type="float" office:value="201600">
            <text:p>201600</text:p>
          </table:table-cell>
          <table:table-cell office:value-type="float" office:value="463711">
            <text:p>463711</text:p>
          </table:table-cell>
          <table:table-cell office:value-type="float" office:value="141150">
            <text:p>141150</text:p>
          </table:table-cell>
          <table:table-cell office:value-type="float" office:value="927372">
            <text:p>927372</text:p>
          </table:table-cell>
          <table:table-cell office:value-type="float" office:value="19">
            <text:p>19</text:p>
          </table:table-cell>
          <table:table-cell office:value-type="float" office:value="161292">
            <text:p>161292</text:p>
          </table:table-cell>
          <table:table-cell office:value-type="float" office:value="201600">
            <text:p>201600</text:p>
          </table:table-cell>
          <table:table-cell office:value-type="float" office:value="564489">
            <text:p>56448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00809">
            <text:p>10080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504009">
            <text:p>504009</text:p>
          </table:table-cell>
          <table:table-cell office:value-type="float" office:value="483849">
            <text:p>483849</text:p>
          </table:table-cell>
          <table:table-cell table:number-columns-repeated="2" office:value-type="float" office:value="0">
            <text:p>0</text:p>
          </table:table-cell>
          <table:table-cell office:value-type="float" office:value="705622">
            <text:p>705622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60489">
            <text:p>60489</text:p>
          </table:table-cell>
          <table:table-cell office:value-type="float" office:value="100819">
            <text:p>100819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float" office:value="250252">
            <text:p>250252</text:p>
          </table:table-cell>
          <table:table-cell office:value-type="float" office:value="178602">
            <text:p>178602</text:p>
          </table:table-cell>
          <table:table-cell office:value-type="float" office:value="167203">
            <text:p>167203</text:p>
          </table:table-cell>
          <table:table-cell office:value-type="float" office:value="218436">
            <text:p>218436</text:p>
          </table:table-cell>
          <table:table-cell office:value-type="float" office:value="253018">
            <text:p>253018</text:p>
          </table:table-cell>
          <table:table-cell office:value-type="float" office:value="167235">
            <text:p>167235</text:p>
          </table:table-cell>
          <table:table-cell office:value-type="float" office:value="226667">
            <text:p>226667</text:p>
          </table:table-cell>
          <table:table-cell office:value-type="float" office:value="166606">
            <text:p>166606</text:p>
          </table:table-cell>
          <table:table-cell office:value-type="float" office:value="168659">
            <text:p>168659</text:p>
          </table:table-cell>
          <table:table-cell office:value-type="float" office:value="148417">
            <text:p>148417</text:p>
          </table:table-cell>
          <table:table-cell office:value-type="float" office:value="167961">
            <text:p>167961</text:p>
          </table:table-cell>
          <table:table-cell office:value-type="float" office:value="119939">
            <text:p>119939</text:p>
          </table:table-cell>
          <table:table-cell office:value-type="float" office:value="117205">
            <text:p>117205</text:p>
          </table:table-cell>
          <table:table-cell office:value-type="float" office:value="102980">
            <text:p>102980</text:p>
          </table:table-cell>
          <table:table-cell office:value-type="float" office:value="105222">
            <text:p>105222</text:p>
          </table:table-cell>
          <table:table-cell office:value-type="float" office:value="77307">
            <text:p>77307</text:p>
          </table:table-cell>
          <table:table-cell office:value-type="float" office:value="193462">
            <text:p>193462</text:p>
          </table:table-cell>
          <table:table-cell office:value-type="float" office:value="161995">
            <text:p>161995</text:p>
          </table:table-cell>
          <table:table-cell office:value-type="float" office:value="177523">
            <text:p>177523</text:p>
          </table:table-cell>
          <table:table-cell office:value-type="float" office:value="75185">
            <text:p>75185</text:p>
          </table:table-cell>
          <table:table-cell office:value-type="float" office:value="141536">
            <text:p>141536</text:p>
          </table:table-cell>
          <table:table-cell office:value-type="float" office:value="301602">
            <text:p>301602</text:p>
          </table:table-cell>
          <table:table-cell office:value-type="float" office:value="232650">
            <text:p>232650</text:p>
          </table:table-cell>
          <table:table-cell office:value-type="float" office:value="66911">
            <text:p>66911</text:p>
          </table:table-cell>
          <table:table-cell office:value-type="float" office:value="219584">
            <text:p>219584</text:p>
          </table:table-cell>
          <table:table-cell office:value-type="float" office:value="162426">
            <text:p>162426</text:p>
          </table:table-cell>
          <table:table-cell office:value-type="float" office:value="148475">
            <text:p>148475</text:p>
          </table:table-cell>
          <table:table-cell office:value-type="float" office:value="36299">
            <text:p>36299</text:p>
          </table:table-cell>
          <table:table-cell office:value-type="float" office:value="141615">
            <text:p>141615</text:p>
          </table:table-cell>
          <table:table-cell office:value-type="float" office:value="284382">
            <text:p>284382</text:p>
          </table:table-cell>
          <table:table-cell office:value-type="float" office:value="146313">
            <text:p>146313</text:p>
          </table:table-cell>
          <table:table-cell office:value-type="float" office:value="169700">
            <text:p>169700</text:p>
          </table:table-cell>
          <table:table-cell office:value-type="float" office:value="140694">
            <text:p>140694</text:p>
          </table:table-cell>
          <table:table-cell office:value-type="float" office:value="65614">
            <text:p>65614</text:p>
          </table:table-cell>
          <table:table-cell office:value-type="float" office:value="235868">
            <text:p>235868</text:p>
          </table:table-cell>
          <table:table-cell office:value-type="float" office:value="223099">
            <text:p>223099</text:p>
          </table:table-cell>
          <table:table-cell office:value-type="float" office:value="94053">
            <text:p>94053</text:p>
          </table:table-cell>
          <table:table-cell office:value-type="float" office:value="133637">
            <text:p>133637</text:p>
          </table:table-cell>
          <table:table-cell office:value-type="float" office:value="111840">
            <text:p>111840</text:p>
          </table:table-cell>
          <table:table-cell office:value-type="float" office:value="113511">
            <text:p>113511</text:p>
          </table:table-cell>
          <table:table-cell office:value-type="float" office:value="102381">
            <text:p>102381</text:p>
          </table:table-cell>
          <table:table-cell office:value-type="float" office:value="185915">
            <text:p>185915</text:p>
          </table:table-cell>
          <table:table-cell office:value-type="float" office:value="185936">
            <text:p>185936</text:p>
          </table:table-cell>
          <table:table-cell office:value-type="float" office:value="130180">
            <text:p>130180</text:p>
          </table:table-cell>
          <table:table-cell office:value-type="float" office:value="92110">
            <text:p>92110</text:p>
          </table:table-cell>
          <table:table-cell office:value-type="float" office:value="182177">
            <text:p>182177</text:p>
          </table:table-cell>
          <table:table-cell office:value-type="float" office:value="50842">
            <text:p>50842</text:p>
          </table:table-cell>
          <table:table-cell office:value-type="float" office:value="211176">
            <text:p>211176</text:p>
          </table:table-cell>
          <table:table-cell office:value-type="float" office:value="159020">
            <text:p>159020</text:p>
          </table:table-cell>
          <table:table-cell office:value-type="float" office:value="154110">
            <text:p>154110</text:p>
          </table:table-cell>
          <table:table-cell office:value-type="float" office:value="274648">
            <text:p>274648</text:p>
          </table:table-cell>
          <table:table-cell office:value-type="float" office:value="200752">
            <text:p>200752</text:p>
          </table:table-cell>
          <table:table-cell office:value-type="float" office:value="171132">
            <text:p>171132</text:p>
          </table:table-cell>
          <table:table-cell office:value-type="float" office:value="222630">
            <text:p>222630</text:p>
          </table:table-cell>
          <table:table-cell office:value-type="float" office:value="192008">
            <text:p>192008</text:p>
          </table:table-cell>
          <table:table-cell office:value-type="float" office:value="212721">
            <text:p>212721</text:p>
          </table:table-cell>
          <table:table-cell office:value-type="float" office:value="146937">
            <text:p>146937</text:p>
          </table:table-cell>
          <table:table-cell office:value-type="float" office:value="143696">
            <text:p>143696</text:p>
          </table:table-cell>
          <table:table-cell office:value-type="float" office:value="231329">
            <text:p>231329</text:p>
          </table:table-cell>
          <table:table-cell office:value-type="float" office:value="119825">
            <text:p>119825</text:p>
          </table:table-cell>
          <table:table-cell office:value-type="float" office:value="105100">
            <text:p>105100</text:p>
          </table:table-cell>
          <table:table-cell office:value-type="float" office:value="233014">
            <text:p>233014</text:p>
          </table:table-cell>
          <table:table-cell office:value-type="float" office:value="141227">
            <text:p>141227</text:p>
          </table:table-cell>
          <table:table-cell office:value-type="float" office:value="139373">
            <text:p>139373</text:p>
          </table:table-cell>
          <table:table-cell office:value-type="float" office:value="161891">
            <text:p>161891</text:p>
          </table:table-cell>
          <table:table-cell office:value-type="float" office:value="147447">
            <text:p>147447</text:p>
          </table:table-cell>
          <table:table-cell office:value-type="float" office:value="143798">
            <text:p>143798</text:p>
          </table:table-cell>
          <table:table-cell office:value-type="float" office:value="122890">
            <text:p>122890</text:p>
          </table:table-cell>
          <table:table-cell office:value-type="float" office:value="235453">
            <text:p>235453</text:p>
          </table:table-cell>
          <table:table-cell office:value-type="float" office:value="80951">
            <text:p>80951</text:p>
          </table:table-cell>
          <table:table-cell office:value-type="float" office:value="165504">
            <text:p>165504</text:p>
          </table:table-cell>
          <table:table-cell office:value-type="float" office:value="220924">
            <text:p>220924</text:p>
          </table:table-cell>
          <table:table-cell office:value-type="float" office:value="242655">
            <text:p>242655</text:p>
          </table:table-cell>
          <table:table-cell office:value-type="float" office:value="99895">
            <text:p>99895</text:p>
          </table:table-cell>
          <table:table-cell office:value-type="float" office:value="205342">
            <text:p>205342</text:p>
          </table:table-cell>
          <table:table-cell office:value-type="float" office:value="327697">
            <text:p>327697</text:p>
          </table:table-cell>
          <table:table-cell office:value-type="float" office:value="221495">
            <text:p>221495</text:p>
          </table:table-cell>
          <table:table-cell office:value-type="float" office:value="160091">
            <text:p>160091</text:p>
          </table:table-cell>
          <table:table-cell office:value-type="float" office:value="141032">
            <text:p>141032</text:p>
          </table:table-cell>
          <table:table-cell office:value-type="float" office:value="81623">
            <text:p>81623</text:p>
          </table:table-cell>
          <table:table-cell office:value-type="float" office:value="64804">
            <text:p>64804</text:p>
          </table:table-cell>
          <table:table-cell office:value-type="float" office:value="88155">
            <text:p>88155</text:p>
          </table:table-cell>
          <table:table-cell office:value-type="float" office:value="87151">
            <text:p>87151</text:p>
          </table:table-cell>
          <table:table-cell office:value-type="float" office:value="117650">
            <text:p>117650</text:p>
          </table:table-cell>
          <table:table-cell office:value-type="float" office:value="84274">
            <text:p>84274</text:p>
          </table:table-cell>
          <table:table-cell office:value-type="float" office:value="188027">
            <text:p>188027</text:p>
          </table:table-cell>
          <table:table-cell office:value-type="float" office:value="180875">
            <text:p>180875</text:p>
          </table:table-cell>
          <table:table-cell office:value-type="float" office:value="80416">
            <text:p>80416</text:p>
          </table:table-cell>
          <table:table-cell office:value-type="float" office:value="125626">
            <text:p>125626</text:p>
          </table:table-cell>
          <table:table-cell office:value-type="float" office:value="184659">
            <text:p>184659</text:p>
          </table:table-cell>
          <table:table-cell office:value-type="float" office:value="182825">
            <text:p>182825</text:p>
          </table:table-cell>
          <table:table-cell office:value-type="float" office:value="108547">
            <text:p>108547</text:p>
          </table:table-cell>
          <table:table-cell office:value-type="float" office:value="129939">
            <text:p>129939</text:p>
          </table:table-cell>
          <table:table-cell office:value-type="float" office:value="131833">
            <text:p>131833</text:p>
          </table:table-cell>
          <table:table-cell office:value-type="float" office:value="56363">
            <text:p>56363</text:p>
          </table:table-cell>
          <table:table-cell office:value-type="float" office:value="171452">
            <text:p>171452</text:p>
          </table:table-cell>
          <table:table-cell office:value-type="float" office:value="112582">
            <text:p>112582</text:p>
          </table:table-cell>
          <table:table-cell office:value-type="float" office:value="149325">
            <text:p>149325</text:p>
          </table:table-cell>
          <table:table-cell office:value-type="float" office:value="129936">
            <text:p>129936</text:p>
          </table:table-cell>
          <table:table-cell office:value-type="float" office:value="73703">
            <text:p>73703</text:p>
          </table:table-cell>
          <table:table-cell office:value-type="float" office:value="205136">
            <text:p>205136</text:p>
          </table:table-cell>
          <table:table-cell office:value-type="float" office:value="145403">
            <text:p>145403</text:p>
          </table:table-cell>
          <table:table-cell office:value-type="float" office:value="214218">
            <text:p>214218</text:p>
          </table:table-cell>
          <table:table-cell office:value-type="float" office:value="86581">
            <text:p>86581</text:p>
          </table:table-cell>
          <table:table-cell office:value-type="float" office:value="112067">
            <text:p>112067</text:p>
          </table:table-cell>
          <table:table-cell office:value-type="float" office:value="158538">
            <text:p>158538</text:p>
          </table:table-cell>
          <table:table-cell office:value-type="float" office:value="63104">
            <text:p>63104</text:p>
          </table:table-cell>
          <table:table-cell office:value-type="float" office:value="85502">
            <text:p>85502</text:p>
          </table:table-cell>
          <table:table-cell office:value-type="float" office:value="74422">
            <text:p>74422</text:p>
          </table:table-cell>
          <table:table-cell office:value-type="float" office:value="35890">
            <text:p>35890</text:p>
          </table:table-cell>
          <table:table-cell office:value-type="float" office:value="234352">
            <text:p>234352</text:p>
          </table:table-cell>
          <table:table-cell office:value-type="float" office:value="172097">
            <text:p>172097</text:p>
          </table:table-cell>
          <table:table-cell office:value-type="float" office:value="167824">
            <text:p>167824</text:p>
          </table:table-cell>
          <table:table-cell office:value-type="float" office:value="245167">
            <text:p>245167</text:p>
          </table:table-cell>
          <table:table-cell office:value-type="float" office:value="11450">
            <text:p>11450</text:p>
          </table:table-cell>
          <table:table-cell office:value-type="float" office:value="170372">
            <text:p>170372</text:p>
          </table:table-cell>
          <table:table-cell office:value-type="float" office:value="215721">
            <text:p>215721</text:p>
          </table:table-cell>
          <table:table-cell office:value-type="float" office:value="199989">
            <text:p>199989</text:p>
          </table:table-cell>
          <table:table-cell office:value-type="float" office:value="142838">
            <text:p>142838</text:p>
          </table:table-cell>
          <table:table-cell office:value-type="float" office:value="77763">
            <text:p>77763</text:p>
          </table:table-cell>
          <table:table-cell office:value-type="float" office:value="166778">
            <text:p>166778</text:p>
          </table:table-cell>
          <table:table-cell office:value-type="float" office:value="117633">
            <text:p>117633</text:p>
          </table:table-cell>
          <table:table-cell office:value-type="float" office:value="169090">
            <text:p>169090</text:p>
          </table:table-cell>
          <table:table-cell office:value-type="float" office:value="87083">
            <text:p>87083</text:p>
          </table:table-cell>
          <table:table-cell office:value-type="float" office:value="204280">
            <text:p>204280</text:p>
          </table:table-cell>
          <table:table-cell office:value-type="float" office:value="54080">
            <text:p>54080</text:p>
          </table:table-cell>
          <table:table-cell office:value-type="float" office:value="201660">
            <text:p>201660</text:p>
          </table:table-cell>
          <table:table-cell office:value-type="float" office:value="142139">
            <text:p>142139</text:p>
          </table:table-cell>
          <table:table-cell office:value-type="float" office:value="294692">
            <text:p>294692</text:p>
          </table:table-cell>
          <table:table-cell office:value-type="float" office:value="101016">
            <text:p>101016</text:p>
          </table:table-cell>
          <table:table-cell office:value-type="float" office:value="198294">
            <text:p>198294</text:p>
          </table:table-cell>
          <table:table-cell office:value-type="float" office:value="12741">
            <text:p>12741</text:p>
          </table:table-cell>
          <table:table-cell office:value-type="float" office:value="310213">
            <text:p>310213</text:p>
          </table:table-cell>
          <table:table-cell office:value-type="float" office:value="107377">
            <text:p>107377</text:p>
          </table:table-cell>
          <table:table-cell office:value-type="float" office:value="200289">
            <text:p>200289</text:p>
          </table:table-cell>
          <table:table-cell office:value-type="float" office:value="53621">
            <text:p>53621</text:p>
          </table:table-cell>
          <table:table-cell office:value-type="float" office:value="167232">
            <text:p>167232</text:p>
          </table:table-cell>
          <table:table-cell office:value-type="float" office:value="63342">
            <text:p>63342</text:p>
          </table:table-cell>
          <table:table-cell office:value-type="float" office:value="159207">
            <text:p>159207</text:p>
          </table:table-cell>
          <table:table-cell office:value-type="float" office:value="99366">
            <text:p>99366</text:p>
          </table:table-cell>
          <table:table-cell office:value-type="float" office:value="148946">
            <text:p>148946</text:p>
          </table:table-cell>
          <table:table-cell office:value-type="float" office:value="149348">
            <text:p>149348</text:p>
          </table:table-cell>
          <table:table-cell office:value-type="float" office:value="64759">
            <text:p>64759</text:p>
          </table:table-cell>
          <table:table-cell office:value-type="float" office:value="59288">
            <text:p>59288</text:p>
          </table:table-cell>
          <table:table-cell office:value-type="float" office:value="28498">
            <text:p>28498</text:p>
          </table:table-cell>
          <table:table-cell office:value-type="float" office:value="46294">
            <text:p>46294</text:p>
          </table:table-cell>
          <table:table-cell office:value-type="float" office:value="4345">
            <text:p>4345</text:p>
          </table:table-cell>
          <table:table-cell office:value-type="float" office:value="29419">
            <text:p>29419</text:p>
          </table:table-cell>
          <table:table-cell office:value-type="float" office:value="76685">
            <text:p>76685</text:p>
          </table:table-cell>
          <table:table-cell office:value-type="float" office:value="4226">
            <text:p>4226</text:p>
          </table:table-cell>
          <table:table-cell office:value-type="float" office:value="11122">
            <text:p>11122</text:p>
          </table:table-cell>
          <table:table-cell office:value-type="float" office:value="13451">
            <text:p>13451</text:p>
          </table:table-cell>
          <table:table-cell office:value-type="float" office:value="1518">
            <text:p>1518</text:p>
          </table:table-cell>
          <table:table-cell office:value-type="float" office:value="129508">
            <text:p>129508</text:p>
          </table:table-cell>
          <table:table-cell office:value-type="float" office:value="942">
            <text:p>942</text:p>
          </table:table-cell>
          <table:table-cell office:value-type="float" office:value="82334">
            <text:p>82334</text:p>
          </table:table-cell>
          <table:table-cell office:value-type="float" office:value="100426">
            <text:p>100426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float" office:value="454">
            <text:p>454</text:p>
          </table:table-cell>
          <table:table-cell office:value-type="float" office:value="25456">
            <text:p>25456</text:p>
          </table:table-cell>
          <table:table-cell office:value-type="float" office:value="29954">
            <text:p>29954</text:p>
          </table:table-cell>
          <table:table-cell office:value-type="float" office:value="34915">
            <text:p>34915</text:p>
          </table:table-cell>
          <table:table-cell office:value-type="float" office:value="36288">
            <text:p>36288</text:p>
          </table:table-cell>
          <table:table-cell office:value-type="float" office:value="62125">
            <text:p>62125</text:p>
          </table:table-cell>
          <table:table-cell office:value-type="float" office:value="39820">
            <text:p>39820</text:p>
          </table:table-cell>
          <table:table-cell office:value-type="float" office:value="8369">
            <text:p>8369</text:p>
          </table:table-cell>
          <table:table-cell office:value-type="float" office:value="37898">
            <text:p>37898</text:p>
          </table:table-cell>
          <table:table-cell office:value-type="float" office:value="38252">
            <text:p>38252</text:p>
          </table:table-cell>
          <table:table-cell office:value-type="float" office:value="27490">
            <text:p>27490</text:p>
          </table:table-cell>
          <table:table-cell office:value-type="float" office:value="58817">
            <text:p>58817</text:p>
          </table:table-cell>
          <table:table-cell office:value-type="float" office:value="4303">
            <text:p>4303</text:p>
          </table:table-cell>
          <table:table-cell office:value-type="float" office:value="39328">
            <text:p>39328</text:p>
          </table:table-cell>
          <table:table-cell office:value-type="float" office:value="17741">
            <text:p>17741</text:p>
          </table:table-cell>
          <table:table-cell office:value-type="float" office:value="43952">
            <text:p>43952</text:p>
          </table:table-cell>
          <table:table-cell office:value-type="float" office:value="71310">
            <text:p>71310</text:p>
          </table:table-cell>
          <table:table-cell office:value-type="float" office:value="28295">
            <text:p>28295</text:p>
          </table:table-cell>
          <table:table-cell office:value-type="float" office:value="58258">
            <text:p>58258</text:p>
          </table:table-cell>
          <table:table-cell office:value-type="float" office:value="101711">
            <text:p>101711</text:p>
          </table:table-cell>
          <table:table-cell office:value-type="float" office:value="64245">
            <text:p>64245</text:p>
          </table:table-cell>
          <table:table-cell office:value-type="float" office:value="18053">
            <text:p>18053</text:p>
          </table:table-cell>
          <table:table-cell office:value-type="float" office:value="51577">
            <text:p>51577</text:p>
          </table:table-cell>
          <table:table-cell office:value-type="float" office:value="28587">
            <text:p>28587</text:p>
          </table:table-cell>
          <table:table-cell office:value-type="float" office:value="61103">
            <text:p>61103</text:p>
          </table:table-cell>
          <table:table-cell office:value-type="float" office:value="26110">
            <text:p>26110</text:p>
          </table:table-cell>
          <table:table-cell office:value-type="float" office:value="37135">
            <text:p>37135</text:p>
          </table:table-cell>
          <table:table-cell office:value-type="float" office:value="5925">
            <text:p>5925</text:p>
          </table:table-cell>
          <table:table-cell office:value-type="float" office:value="73847">
            <text:p>73847</text:p>
          </table:table-cell>
          <table:table-cell office:value-type="float" office:value="80356">
            <text:p>80356</text:p>
          </table:table-cell>
          <table:table-cell office:value-type="float" office:value="51424">
            <text:p>51424</text:p>
          </table:table-cell>
          <table:table-cell office:value-type="float" office:value="19717">
            <text:p>19717</text:p>
          </table:table-cell>
          <table:table-cell office:value-type="float" office:value="27361">
            <text:p>27361</text:p>
          </table:table-cell>
          <table:table-cell office:value-type="float" office:value="0">
            <text:p>0</text:p>
          </table:table-cell>
          <table:table-cell office:value-type="float" office:value="31342">
            <text:p>31342</text:p>
          </table:table-cell>
          <table:table-cell office:value-type="float" office:value="14927">
            <text:p>14927</text:p>
          </table:table-cell>
          <table:table-cell office:value-type="float" office:value="71263">
            <text:p>71263</text:p>
          </table:table-cell>
          <table:table-cell office:value-type="float" office:value="8255">
            <text:p>8255</text:p>
          </table:table-cell>
          <table:table-cell office:value-type="float" office:value="0">
            <text:p>0</text:p>
          </table:table-cell>
          <table:table-cell office:value-type="float" office:value="16509">
            <text:p>16509</text:p>
          </table:table-cell>
          <table:table-cell office:value-type="float" office:value="103531">
            <text:p>103531</text:p>
          </table:table-cell>
          <table:table-cell office:value-type="float" office:value="34306">
            <text:p>34306</text:p>
          </table:table-cell>
          <table:table-cell office:value-type="float" office:value="60714">
            <text:p>60714</text:p>
          </table:table-cell>
          <table:table-cell office:value-type="float" office:value="45497">
            <text:p>45497</text:p>
          </table:table-cell>
          <table:table-cell office:value-type="float" office:value="14651">
            <text:p>14651</text:p>
          </table:table-cell>
          <table:table-cell office:value-type="float" office:value="0">
            <text:p>0</text:p>
          </table:table-cell>
          <table:table-cell office:value-type="float" office:value="32831">
            <text:p>32831</text:p>
          </table:table-cell>
          <table:table-cell office:value-type="float" office:value="25996">
            <text:p>25996</text:p>
          </table:table-cell>
          <table:table-cell office:value-type="float" office:value="43131">
            <text:p>43131</text:p>
          </table:table-cell>
          <table:table-cell office:value-type="float" office:value="22216">
            <text:p>22216</text:p>
          </table:table-cell>
          <table:table-cell office:value-type="float" office:value="36935">
            <text:p>36935</text:p>
          </table:table-cell>
          <table:table-cell office:value-type="float" office:value="49899">
            <text:p>49899</text:p>
          </table:table-cell>
          <table:table-cell office:value-type="float" office:value="17724">
            <text:p>17724</text:p>
          </table:table-cell>
          <table:table-cell office:value-type="float" office:value="66595">
            <text:p>66595</text:p>
          </table:table-cell>
          <table:table-cell office:value-type="float" office:value="79625">
            <text:p>79625</text:p>
          </table:table-cell>
          <table:table-cell office:value-type="float" office:value="23237">
            <text:p>23237</text:p>
          </table:table-cell>
          <table:table-cell office:value-type="float" office:value="69745">
            <text:p>69745</text:p>
          </table:table-cell>
          <table:table-cell office:value-type="float" office:value="39385">
            <text:p>39385</text:p>
          </table:table-cell>
          <table:table-cell office:value-type="float" office:value="25836">
            <text:p>25836</text:p>
          </table:table-cell>
          <table:table-cell office:value-type="float" office:value="24383">
            <text:p>24383</text:p>
          </table:table-cell>
          <table:table-cell office:value-type="float" office:value="33772">
            <text:p>33772</text:p>
          </table:table-cell>
          <table:table-cell office:value-type="float" office:value="53214">
            <text:p>53214</text:p>
          </table:table-cell>
          <table:table-cell office:value-type="float" office:value="60448">
            <text:p>60448</text:p>
          </table:table-cell>
          <table:table-cell office:value-type="float" office:value="22091">
            <text:p>22091</text:p>
          </table:table-cell>
          <table:table-cell office:value-type="float" office:value="32375">
            <text:p>32375</text:p>
          </table:table-cell>
          <table:table-cell office:value-type="float" office:value="52574">
            <text:p>52574</text:p>
          </table:table-cell>
          <table:table-cell office:value-type="float" office:value="96745">
            <text:p>96745</text:p>
          </table:table-cell>
          <table:table-cell office:value-type="float" office:value="30125">
            <text:p>30125</text:p>
          </table:table-cell>
          <table:table-cell office:value-type="float" office:value="76138">
            <text:p>76138</text:p>
          </table:table-cell>
          <table:table-cell office:value-type="float" office:value="80192">
            <text:p>80192</text:p>
          </table:table-cell>
          <table:table-cell office:value-type="float" office:value="20838">
            <text:p>20838</text:p>
          </table:table-cell>
          <table:table-cell office:value-type="float" office:value="17578">
            <text:p>17578</text:p>
          </table:table-cell>
          <table:table-cell office:value-type="float" office:value="0">
            <text:p>0</text:p>
          </table:table-cell>
          <table:table-cell office:value-type="float" office:value="42513">
            <text:p>42513</text:p>
          </table:table-cell>
          <table:table-cell office:value-type="float" office:value="33229">
            <text:p>33229</text:p>
          </table:table-cell>
          <table:table-cell office:value-type="float" office:value="67999">
            <text:p>67999</text:p>
          </table:table-cell>
          <table:table-cell office:value-type="float" office:value="42357">
            <text:p>42357</text:p>
          </table:table-cell>
          <table:table-cell office:value-type="float" office:value="6997">
            <text:p>6997</text:p>
          </table:table-cell>
          <table:table-cell office:value-type="float" office:value="7180">
            <text:p>7180</text:p>
          </table:table-cell>
          <table:table-cell office:value-type="float" office:value="22216">
            <text:p>22216</text:p>
          </table:table-cell>
          <table:table-cell office:value-type="float" office:value="47843">
            <text:p>47843</text:p>
          </table:table-cell>
          <table:table-cell office:value-type="float" office:value="32789">
            <text:p>32789</text:p>
          </table:table-cell>
          <table:table-cell office:value-type="float" office:value="4361">
            <text:p>4361</text:p>
          </table:table-cell>
          <table:table-cell office:value-type="float" office:value="53782">
            <text:p>53782</text:p>
          </table:table-cell>
          <table:table-cell office:value-type="float" office:value="51466">
            <text:p>51466</text:p>
          </table:table-cell>
          <table:table-cell office:value-type="float" office:value="46917">
            <text:p>46917</text:p>
          </table:table-cell>
          <table:table-cell office:value-type="float" office:value="18240">
            <text:p>18240</text:p>
          </table:table-cell>
          <table:table-cell office:value-type="float" office:value="27725">
            <text:p>27725</text:p>
          </table:table-cell>
          <table:table-cell office:value-type="float" office:value="64667">
            <text:p>64667</text:p>
          </table:table-cell>
          <table:table-cell office:value-type="float" office:value="23139">
            <text:p>23139</text:p>
          </table:table-cell>
          <table:table-cell office:value-type="float" office:value="689">
            <text:p>689</text:p>
          </table:table-cell>
          <table:table-cell office:value-type="float" office:value="73403">
            <text:p>73403</text:p>
          </table:table-cell>
          <table:table-cell office:value-type="float" office:value="94826">
            <text:p>94826</text:p>
          </table:table-cell>
          <table:table-cell office:value-type="float" office:value="102033">
            <text:p>102033</text:p>
          </table:table-cell>
          <table:table-cell office:value-type="float" office:value="105806">
            <text:p>105806</text:p>
          </table:table-cell>
          <table:table-cell office:value-type="float" office:value="43892">
            <text:p>43892</text:p>
          </table:table-cell>
          <table:table-cell office:value-type="float" office:value="29338">
            <text:p>29338</text:p>
          </table:table-cell>
          <table:table-cell office:value-type="float" office:value="6746">
            <text:p>6746</text:p>
          </table:table-cell>
          <table:table-cell office:value-type="float" office:value="13419">
            <text:p>13419</text:p>
          </table:table-cell>
          <table:table-cell office:value-type="float" office:value="17105">
            <text:p>17105</text:p>
          </table:table-cell>
          <table:table-cell office:value-type="float" office:value="32421">
            <text:p>32421</text:p>
          </table:table-cell>
          <table:table-cell office:value-type="float" office:value="43171">
            <text:p>43171</text:p>
          </table:table-cell>
          <table:table-cell office:value-type="float" office:value="37077">
            <text:p>37077</text:p>
          </table:table-cell>
          <table:table-cell office:value-type="float" office:value="33361">
            <text:p>33361</text:p>
          </table:table-cell>
          <table:table-cell office:value-type="float" office:value="37251">
            <text:p>37251</text:p>
          </table:table-cell>
          <table:table-cell office:value-type="float" office:value="81528">
            <text:p>81528</text:p>
          </table:table-cell>
          <table:table-cell office:value-type="float" office:value="35553">
            <text:p>35553</text:p>
          </table:table-cell>
          <table:table-cell office:value-type="float" office:value="16920">
            <text:p>16920</text:p>
          </table:table-cell>
          <table:table-cell office:value-type="float" office:value="1590">
            <text:p>1590</text:p>
          </table:table-cell>
          <table:table-cell office:value-type="float" office:value="51446">
            <text:p>51446</text:p>
          </table:table-cell>
          <table:table-cell office:value-type="float" office:value="103926">
            <text:p>103926</text:p>
          </table:table-cell>
          <table:table-cell office:value-type="float" office:value="80408">
            <text:p>80408</text:p>
          </table:table-cell>
          <table:table-cell office:value-type="float" office:value="112973">
            <text:p>112973</text:p>
          </table:table-cell>
          <table:table-cell office:value-type="float" office:value="112469">
            <text:p>112469</text:p>
          </table:table-cell>
          <table:table-cell office:value-type="float" office:value="75159">
            <text:p>75159</text:p>
          </table:table-cell>
          <table:table-cell office:value-type="float" office:value="150073">
            <text:p>150073</text:p>
          </table:table-cell>
          <table:table-cell office:value-type="float" office:value="26835">
            <text:p>26835</text:p>
          </table:table-cell>
          <table:table-cell office:value-type="float" office:value="20201">
            <text:p>20201</text:p>
          </table:table-cell>
          <table:table-cell office:value-type="float" office:value="41226">
            <text:p>41226</text:p>
          </table:table-cell>
          <table:table-cell office:value-type="float" office:value="9093">
            <text:p>9093</text:p>
          </table:table-cell>
          <table:table-cell office:value-type="float" office:value="47931">
            <text:p>47931</text:p>
          </table:table-cell>
          <table:table-cell office:value-type="float" office:value="100922">
            <text:p>100922</text:p>
          </table:table-cell>
          <table:table-cell office:value-type="float" office:value="46341">
            <text:p>46341</text:p>
          </table:table-cell>
          <table:table-cell office:value-type="float" office:value="123064">
            <text:p>123064</text:p>
          </table:table-cell>
          <table:table-cell office:value-type="float" office:value="116574">
            <text:p>116574</text:p>
          </table:table-cell>
          <table:table-cell office:value-type="float" office:value="40063">
            <text:p>40063</text:p>
          </table:table-cell>
          <table:table-cell office:value-type="float" office:value="25148">
            <text:p>25148</text:p>
          </table:table-cell>
          <table:table-cell office:value-type="float" office:value="36177">
            <text:p>36177</text:p>
          </table:table-cell>
          <table:table-cell office:value-type="float" office:value="20837">
            <text:p>20837</text:p>
          </table:table-cell>
          <table:table-cell office:value-type="float" office:value="46730">
            <text:p>46730</text:p>
          </table:table-cell>
          <table:table-cell office:value-type="float" office:value="30162">
            <text:p>30162</text:p>
          </table:table-cell>
          <table:table-cell office:value-type="float" office:value="8808">
            <text:p>8808</text:p>
          </table:table-cell>
          <table:table-cell office:value-type="float" office:value="2482">
            <text:p>2482</text:p>
          </table:table-cell>
          <table:table-cell office:value-type="float" office:value="40653">
            <text:p>40653</text:p>
          </table:table-cell>
          <table:table-cell office:value-type="float" office:value="40511">
            <text:p>40511</text:p>
          </table:table-cell>
          <table:table-cell office:value-type="float" office:value="52772">
            <text:p>52772</text:p>
          </table:table-cell>
          <table:table-cell office:value-type="float" office:value="64499">
            <text:p>64499</text:p>
          </table:table-cell>
          <table:table-cell office:value-type="float" office:value="44038">
            <text:p>44038</text:p>
          </table:table-cell>
          <table:table-cell office:value-type="float" office:value="63377">
            <text:p>63377</text:p>
          </table:table-cell>
          <table:table-cell office:value-type="float" office:value="40241">
            <text:p>40241</text:p>
          </table:table-cell>
          <table:table-cell office:value-type="float" office:value="81464">
            <text:p>81464</text:p>
          </table:table-cell>
          <table:table-cell office:value-type="float" office:value="27952">
            <text:p>27952</text:p>
          </table:table-cell>
          <table:table-cell office:value-type="float" office:value="59258">
            <text:p>59258</text:p>
          </table:table-cell>
          <table:table-cell office:value-type="float" office:value="88016">
            <text:p>88016</text:p>
          </table:table-cell>
          <table:table-cell office:value-type="float" office:value="40951">
            <text:p>40951</text:p>
          </table:table-cell>
          <table:table-cell office:value-type="float" office:value="22521">
            <text:p>22521</text:p>
          </table:table-cell>
          <table:table-cell office:value-type="float" office:value="68401">
            <text:p>68401</text:p>
          </table:table-cell>
          <table:table-cell office:value-type="float" office:value="95405">
            <text:p>95405</text:p>
          </table:table-cell>
          <table:table-cell office:value-type="float" office:value="43498">
            <text:p>43498</text:p>
          </table:table-cell>
          <table:table-cell office:value-type="float" office:value="34981">
            <text:p>34981</text:p>
          </table:table-cell>
          <table:table-cell office:value-type="float" office:value="38536">
            <text:p>38536</text:p>
          </table:table-cell>
          <table:table-cell office:value-type="float" office:value="24132">
            <text:p>24132</text:p>
          </table:table-cell>
          <table:table-cell office:value-type="float" office:value="78963">
            <text:p>78963</text:p>
          </table:table-cell>
          <table:table-cell office:value-type="float" office:value="84076">
            <text:p>84076</text:p>
          </table:table-cell>
          <table:table-cell office:value-type="float" office:value="34694">
            <text:p>34694</text:p>
          </table:table-cell>
          <table:table-cell office:value-type="float" office:value="16887">
            <text:p>16887</text:p>
          </table:table-cell>
          <table:table-cell office:value-type="float" office:value="92832">
            <text:p>92832</text:p>
          </table:table-cell>
        </table:table-row>
        <table:table-row table:style-name="ro1">
          <table:table-cell office:value-type="string">
            <text:p>Hong Kong, China</text:p>
          </table:table-cell>
          <table:table-cell office:value-type="float" office:value="510415">
            <text:p>510415</text:p>
          </table:table-cell>
          <table:table-cell office:value-type="float" office:value="622211">
            <text:p>622211</text:p>
          </table:table-cell>
          <table:table-cell office:value-type="float" office:value="718923">
            <text:p>718923</text:p>
          </table:table-cell>
          <table:table-cell office:value-type="float" office:value="736378">
            <text:p>736378</text:p>
          </table:table-cell>
          <table:table-cell office:value-type="float" office:value="1004263">
            <text:p>1004263</text:p>
          </table:table-cell>
          <table:table-cell office:value-type="float" office:value="1077539">
            <text:p>1077539</text:p>
          </table:table-cell>
          <table:table-cell office:value-type="float" office:value="797396">
            <text:p>797396</text:p>
          </table:table-cell>
          <table:table-cell office:value-type="float" office:value="694239">
            <text:p>694239</text:p>
          </table:table-cell>
          <table:table-cell office:value-type="float" office:value="524947">
            <text:p>524947</text:p>
          </table:table-cell>
          <table:table-cell office:value-type="float" office:value="377661">
            <text:p>377661</text:p>
          </table:table-cell>
          <table:table-cell office:value-type="float" office:value="427716">
            <text:p>427716</text:p>
          </table:table-cell>
          <table:table-cell office:value-type="float" office:value="399898">
            <text:p>399898</text:p>
          </table:table-cell>
          <table:table-cell office:value-type="float" office:value="443872">
            <text:p>443872</text:p>
          </table:table-cell>
          <table:table-cell office:value-type="float" office:value="418236">
            <text:p>418236</text:p>
          </table:table-cell>
          <table:table-cell office:value-type="float" office:value="451859">
            <text:p>451859</text:p>
          </table:table-cell>
          <table:table-cell office:value-type="float" office:value="619812">
            <text:p>619812</text:p>
          </table:table-cell>
          <table:table-cell office:value-type="float" office:value="685328">
            <text:p>685328</text:p>
          </table:table-cell>
          <table:table-cell office:value-type="float" office:value="276566">
            <text:p>276566</text:p>
          </table:table-cell>
          <table:table-cell office:value-type="float" office:value="293695">
            <text:p>293695</text:p>
          </table:table-cell>
          <table:table-cell office:value-type="float" office:value="393491">
            <text:p>393491</text:p>
          </table:table-cell>
          <table:table-cell office:value-type="float" office:value="422477">
            <text:p>422477</text:p>
          </table:table-cell>
          <table:table-cell office:value-type="float" office:value="309255">
            <text:p>309255</text:p>
          </table:table-cell>
          <table:table-cell office:value-type="float" office:value="723691">
            <text:p>723691</text:p>
          </table:table-cell>
          <table:table-cell office:value-type="float" office:value="500291">
            <text:p>500291</text:p>
          </table:table-cell>
          <table:table-cell office:value-type="float" office:value="405493">
            <text:p>405493</text:p>
          </table:table-cell>
          <table:table-cell office:value-type="float" office:value="682052">
            <text:p>682052</text:p>
          </table:table-cell>
          <table:table-cell office:value-type="float" office:value="762037">
            <text:p>762037</text:p>
          </table:table-cell>
          <table:table-cell office:value-type="float" office:value="247703">
            <text:p>247703</text:p>
          </table:table-cell>
          <table:table-cell office:value-type="float" office:value="408586">
            <text:p>408586</text:p>
          </table:table-cell>
          <table:table-cell office:value-type="float" office:value="377887">
            <text:p>377887</text:p>
          </table:table-cell>
          <table:table-cell office:value-type="float" office:value="452040">
            <text:p>452040</text:p>
          </table:table-cell>
          <table:table-cell office:value-type="float" office:value="336616">
            <text:p>336616</text:p>
          </table:table-cell>
          <table:table-cell office:value-type="float" office:value="240148">
            <text:p>240148</text:p>
          </table:table-cell>
          <table:table-cell office:value-type="float" office:value="319240">
            <text:p>319240</text:p>
          </table:table-cell>
          <table:table-cell office:value-type="float" office:value="259168">
            <text:p>259168</text:p>
          </table:table-cell>
          <table:table-cell office:value-type="float" office:value="122844">
            <text:p>122844</text:p>
          </table:table-cell>
          <table:table-cell office:value-type="float" office:value="262103">
            <text:p>262103</text:p>
          </table:table-cell>
          <table:table-cell office:value-type="float" office:value="442424">
            <text:p>442424</text:p>
          </table:table-cell>
          <table:table-cell office:value-type="float" office:value="667976">
            <text:p>667976</text:p>
          </table:table-cell>
          <table:table-cell office:value-type="float" office:value="808471">
            <text:p>808471</text:p>
          </table:table-cell>
          <table:table-cell office:value-type="float" office:value="315314">
            <text:p>315314</text:p>
          </table:table-cell>
          <table:table-cell office:value-type="float" office:value="422585">
            <text:p>422585</text:p>
          </table:table-cell>
          <table:table-cell office:value-type="float" office:value="301613">
            <text:p>301613</text:p>
          </table:table-cell>
          <table:table-cell office:value-type="float" office:value="402333">
            <text:p>402333</text:p>
          </table:table-cell>
          <table:table-cell office:value-type="float" office:value="360046">
            <text:p>360046</text:p>
          </table:table-cell>
          <table:table-cell office:value-type="float" office:value="305403">
            <text:p>305403</text:p>
          </table:table-cell>
          <table:table-cell office:value-type="float" office:value="177435">
            <text:p>177435</text:p>
          </table:table-cell>
          <table:table-cell office:value-type="float" office:value="393858">
            <text:p>393858</text:p>
          </table:table-cell>
          <table:table-cell office:value-type="float" office:value="382151">
            <text:p>382151</text:p>
          </table:table-cell>
          <table:table-cell office:value-type="float" office:value="215523">
            <text:p>215523</text:p>
          </table:table-cell>
          <table:table-cell office:value-type="float" office:value="341362">
            <text:p>341362</text:p>
          </table:table-cell>
          <table:table-cell office:value-type="float" office:value="402209">
            <text:p>402209</text:p>
          </table:table-cell>
          <table:table-cell office:value-type="float" office:value="265576">
            <text:p>265576</text:p>
          </table:table-cell>
          <table:table-cell office:value-type="float" office:value="305559">
            <text:p>305559</text:p>
          </table:table-cell>
          <table:table-cell office:value-type="float" office:value="252978">
            <text:p>252978</text:p>
          </table:table-cell>
          <table:table-cell office:value-type="float" office:value="297623">
            <text:p>297623</text:p>
          </table:table-cell>
          <table:table-cell office:value-type="float" office:value="180501">
            <text:p>180501</text:p>
          </table:table-cell>
          <table:table-cell office:value-type="float" office:value="71774">
            <text:p>71774</text:p>
          </table:table-cell>
          <table:table-cell office:value-type="float" office:value="131840">
            <text:p>131840</text:p>
          </table:table-cell>
          <table:table-cell office:value-type="float" office:value="161437">
            <text:p>161437</text:p>
          </table:table-cell>
          <table:table-cell office:value-type="float" office:value="142332">
            <text:p>142332</text:p>
          </table:table-cell>
          <table:table-cell office:value-type="float" office:value="134717">
            <text:p>134717</text:p>
          </table:table-cell>
          <table:table-cell office:value-type="float" office:value="289129">
            <text:p>289129</text:p>
          </table:table-cell>
          <table:table-cell office:value-type="float" office:value="116880">
            <text:p>116880</text:p>
          </table:table-cell>
          <table:table-cell office:value-type="float" office:value="198626">
            <text:p>198626</text:p>
          </table:table-cell>
          <table:table-cell office:value-type="float" office:value="347421">
            <text:p>347421</text:p>
          </table:table-cell>
          <table:table-cell office:value-type="float" office:value="224880">
            <text:p>224880</text:p>
          </table:table-cell>
          <table:table-cell office:value-type="float" office:value="200539">
            <text:p>200539</text:p>
          </table:table-cell>
          <table:table-cell office:value-type="float" office:value="218212">
            <text:p>218212</text:p>
          </table:table-cell>
          <table:table-cell office:value-type="float" office:value="187296">
            <text:p>187296</text:p>
          </table:table-cell>
          <table:table-cell office:value-type="float" office:value="194288">
            <text:p>194288</text:p>
          </table:table-cell>
          <table:table-cell office:value-type="float" office:value="230393">
            <text:p>230393</text:p>
          </table:table-cell>
          <table:table-cell office:value-type="float" office:value="118386">
            <text:p>118386</text:p>
          </table:table-cell>
          <table:table-cell office:value-type="float" office:value="134367">
            <text:p>134367</text:p>
          </table:table-cell>
          <table:table-cell office:value-type="float" office:value="252840">
            <text:p>252840</text:p>
          </table:table-cell>
          <table:table-cell office:value-type="float" office:value="126565">
            <text:p>126565</text:p>
          </table:table-cell>
          <table:table-cell office:value-type="float" office:value="255665">
            <text:p>255665</text:p>
          </table:table-cell>
          <table:table-cell office:value-type="float" office:value="133056">
            <text:p>133056</text:p>
          </table:table-cell>
          <table:table-cell office:value-type="float" office:value="112953">
            <text:p>112953</text:p>
          </table:table-cell>
          <table:table-cell office:value-type="float" office:value="144634">
            <text:p>144634</text:p>
          </table:table-cell>
          <table:table-cell office:value-type="float" office:value="342004">
            <text:p>342004</text:p>
          </table:table-cell>
          <table:table-cell office:value-type="float" office:value="145729">
            <text:p>145729</text:p>
          </table:table-cell>
          <table:table-cell office:value-type="float" office:value="118677">
            <text:p>118677</text:p>
          </table:table-cell>
          <table:table-cell office:value-type="float" office:value="137567">
            <text:p>137567</text:p>
          </table:table-cell>
          <table:table-cell office:value-type="float" office:value="76160">
            <text:p>76160</text:p>
          </table:table-cell>
          <table:table-cell office:value-type="float" office:value="113292">
            <text:p>113292</text:p>
          </table:table-cell>
          <table:table-cell office:value-type="float" office:value="132365">
            <text:p>132365</text:p>
          </table:table-cell>
          <table:table-cell office:value-type="float" office:value="130496">
            <text:p>130496</text:p>
          </table:table-cell>
          <table:table-cell office:value-type="float" office:value="150007">
            <text:p>150007</text:p>
          </table:table-cell>
          <table:table-cell office:value-type="float" office:value="85673">
            <text:p>85673</text:p>
          </table:table-cell>
          <table:table-cell office:value-type="float" office:value="168571">
            <text:p>168571</text:p>
          </table:table-cell>
          <table:table-cell office:value-type="float" office:value="61942">
            <text:p>61942</text:p>
          </table:table-cell>
          <table:table-cell office:value-type="float" office:value="64564">
            <text:p>64564</text:p>
          </table:table-cell>
          <table:table-cell office:value-type="float" office:value="127225">
            <text:p>127225</text:p>
          </table:table-cell>
          <table:table-cell office:value-type="float" office:value="71792">
            <text:p>71792</text:p>
          </table:table-cell>
          <table:table-cell office:value-type="float" office:value="91111">
            <text:p>91111</text:p>
          </table:table-cell>
          <table:table-cell office:value-type="float" office:value="115079">
            <text:p>115079</text:p>
          </table:table-cell>
          <table:table-cell office:value-type="float" office:value="82935">
            <text:p>82935</text:p>
          </table:table-cell>
          <table:table-cell office:value-type="float" office:value="133420">
            <text:p>133420</text:p>
          </table:table-cell>
          <table:table-cell office:value-type="float" office:value="118755">
            <text:p>118755</text:p>
          </table:table-cell>
          <table:table-cell office:value-type="float" office:value="119144">
            <text:p>119144</text:p>
          </table:table-cell>
          <table:table-cell office:value-type="float" office:value="107870">
            <text:p>107870</text:p>
          </table:table-cell>
          <table:table-cell office:value-type="float" office:value="142185">
            <text:p>142185</text:p>
          </table:table-cell>
          <table:table-cell office:value-type="float" office:value="173964">
            <text:p>173964</text:p>
          </table:table-cell>
          <table:table-cell office:value-type="float" office:value="237848">
            <text:p>237848</text:p>
          </table:table-cell>
          <table:table-cell office:value-type="float" office:value="142228">
            <text:p>142228</text:p>
          </table:table-cell>
          <table:table-cell office:value-type="float" office:value="397237">
            <text:p>397237</text:p>
          </table:table-cell>
          <table:table-cell office:value-type="float" office:value="340201">
            <text:p>340201</text:p>
          </table:table-cell>
          <table:table-cell office:value-type="float" office:value="225762">
            <text:p>225762</text:p>
          </table:table-cell>
          <table:table-cell office:value-type="float" office:value="151332">
            <text:p>151332</text:p>
          </table:table-cell>
          <table:table-cell office:value-type="float" office:value="172348">
            <text:p>172348</text:p>
          </table:table-cell>
          <table:table-cell office:value-type="float" office:value="107739">
            <text:p>107739</text:p>
          </table:table-cell>
          <table:table-cell office:value-type="float" office:value="168829">
            <text:p>168829</text:p>
          </table:table-cell>
          <table:table-cell office:value-type="float" office:value="88931">
            <text:p>88931</text:p>
          </table:table-cell>
          <table:table-cell office:value-type="float" office:value="172919">
            <text:p>172919</text:p>
          </table:table-cell>
          <table:table-cell office:value-type="float" office:value="186101">
            <text:p>186101</text:p>
          </table:table-cell>
          <table:table-cell office:value-type="float" office:value="140630">
            <text:p>140630</text:p>
          </table:table-cell>
          <table:table-cell office:value-type="float" office:value="342149">
            <text:p>342149</text:p>
          </table:table-cell>
          <table:table-cell office:value-type="float" office:value="273866">
            <text:p>273866</text:p>
          </table:table-cell>
          <table:table-cell office:value-type="float" office:value="215575">
            <text:p>215575</text:p>
          </table:table-cell>
          <table:table-cell office:value-type="float" office:value="180233">
            <text:p>180233</text:p>
          </table:table-cell>
          <table:table-cell office:value-type="float" office:value="227334">
            <text:p>227334</text:p>
          </table:table-cell>
          <table:table-cell office:value-type="float" office:value="278094">
            <text:p>278094</text:p>
          </table:table-cell>
          <table:table-cell office:value-type="float" office:value="303630">
            <text:p>303630</text:p>
          </table:table-cell>
          <table:table-cell office:value-type="float" office:value="273610">
            <text:p>273610</text:p>
          </table:table-cell>
          <table:table-cell office:value-type="float" office:value="244274">
            <text:p>244274</text:p>
          </table:table-cell>
          <table:table-cell office:value-type="float" office:value="136308">
            <text:p>136308</text:p>
          </table:table-cell>
          <table:table-cell office:value-type="float" office:value="163026">
            <text:p>163026</text:p>
          </table:table-cell>
          <table:table-cell office:value-type="float" office:value="176705">
            <text:p>176705</text:p>
          </table:table-cell>
          <table:table-cell office:value-type="float" office:value="198167">
            <text:p>198167</text:p>
          </table:table-cell>
          <table:table-cell office:value-type="float" office:value="211454">
            <text:p>211454</text:p>
          </table:table-cell>
          <table:table-cell office:value-type="float" office:value="257258">
            <text:p>257258</text:p>
          </table:table-cell>
          <table:table-cell office:value-type="float" office:value="202291">
            <text:p>202291</text:p>
          </table:table-cell>
          <table:table-cell office:value-type="float" office:value="349166">
            <text:p>349166</text:p>
          </table:table-cell>
          <table:table-cell office:value-type="float" office:value="282974">
            <text:p>282974</text:p>
          </table:table-cell>
          <table:table-cell office:value-type="float" office:value="305171">
            <text:p>305171</text:p>
          </table:table-cell>
          <table:table-cell office:value-type="float" office:value="223827">
            <text:p>223827</text:p>
          </table:table-cell>
          <table:table-cell office:value-type="float" office:value="241223">
            <text:p>241223</text:p>
          </table:table-cell>
          <table:table-cell office:value-type="float" office:value="345460">
            <text:p>345460</text:p>
          </table:table-cell>
          <table:table-cell office:value-type="float" office:value="336878">
            <text:p>336878</text:p>
          </table:table-cell>
          <table:table-cell office:value-type="float" office:value="292184">
            <text:p>292184</text:p>
          </table:table-cell>
          <table:table-cell office:value-type="float" office:value="211098">
            <text:p>211098</text:p>
          </table:table-cell>
          <table:table-cell office:value-type="float" office:value="224543">
            <text:p>224543</text:p>
          </table:table-cell>
          <table:table-cell office:value-type="float" office:value="190360">
            <text:p>190360</text:p>
          </table:table-cell>
          <table:table-cell office:value-type="float" office:value="107289">
            <text:p>107289</text:p>
          </table:table-cell>
          <table:table-cell office:value-type="float" office:value="126052">
            <text:p>126052</text:p>
          </table:table-cell>
          <table:table-cell office:value-type="float" office:value="222796">
            <text:p>222796</text:p>
          </table:table-cell>
          <table:table-cell office:value-type="float" office:value="240852">
            <text:p>240852</text:p>
          </table:table-cell>
          <table:table-cell office:value-type="float" office:value="181219">
            <text:p>181219</text:p>
          </table:table-cell>
          <table:table-cell office:value-type="float" office:value="120981">
            <text:p>120981</text:p>
          </table:table-cell>
          <table:table-cell office:value-type="float" office:value="182956">
            <text:p>182956</text:p>
          </table:table-cell>
          <table:table-cell office:value-type="float" office:value="248599">
            <text:p>248599</text:p>
          </table:table-cell>
          <table:table-cell office:value-type="float" office:value="93094">
            <text:p>93094</text:p>
          </table:table-cell>
          <table:table-cell office:value-type="float" office:value="219750">
            <text:p>219750</text:p>
          </table:table-cell>
          <table:table-cell office:value-type="float" office:value="338219">
            <text:p>338219</text:p>
          </table:table-cell>
          <table:table-cell office:value-type="float" office:value="93319">
            <text:p>93319</text:p>
          </table:table-cell>
          <table:table-cell office:value-type="float" office:value="83451">
            <text:p>83451</text:p>
          </table:table-cell>
        </table:table-row>
        <table:table-row table:style-name="ro1">
          <table:table-cell office:value-type="string">
            <text:p>Montenegro</text:p>
          </table:table-cell>
          <table:table-cell table:number-columns-repeated="108" office:value-type="float" office:value="0">
            <text:p>0</text:p>
          </table:table-cell>
          <table:table-cell office:value-type="float" office:value="19012">
            <text:p>19012</text:p>
          </table:table-cell>
          <table:table-cell table:number-columns-repeated="4" office:value-type="float" office:value="0">
            <text:p>0</text:p>
          </table:table-cell>
          <table:table-cell office:value-type="float" office:value="52814">
            <text:p>52814</text:p>
          </table:table-cell>
          <table:table-cell office:value-type="float" office:value="0">
            <text:p>0</text:p>
          </table:table-cell>
          <table:table-cell office:value-type="float" office:value="4197">
            <text:p>4197</text:p>
          </table:table-cell>
          <table:table-cell table:number-columns-repeated="4" office:value-type="float" office:value="0">
            <text:p>0</text:p>
          </table:table-cell>
          <table:table-cell office:value-type="float" office:value="42090">
            <text:p>42090</text:p>
          </table:table-cell>
          <table:table-cell office:value-type="float" office:value="8167">
            <text:p>8167</text:p>
          </table:table-cell>
          <table:table-cell office:value-type="float" office:value="111510">
            <text:p>111510</text:p>
          </table:table-cell>
          <table:table-cell office:value-type="float" office:value="0">
            <text:p>0</text:p>
          </table:table-cell>
          <table:table-cell office:value-type="float" office:value="5787">
            <text:p>5787</text:p>
          </table:table-cell>
          <table:table-cell office:value-type="float" office:value="21433">
            <text:p>21433</text:p>
          </table:table-cell>
          <table:table-cell office:value-type="float" office:value="48200">
            <text:p>48200</text:p>
          </table:table-cell>
          <table:table-cell office:value-type="float" office:value="97046">
            <text:p>97046</text:p>
          </table:table-cell>
          <table:table-cell office:value-type="float" office:value="88879">
            <text:p>88879</text:p>
          </table:table-cell>
          <table:table-cell table:number-columns-repeated="4" office:value-type="float" office:value="0">
            <text:p>0</text:p>
          </table:table-cell>
          <table:table-cell office:value-type="float" office:value="4321">
            <text:p>4321</text:p>
          </table:table-cell>
          <table:table-cell office:value-type="float" office:value="16506">
            <text:p>16506</text:p>
          </table:table-cell>
          <table:table-cell office:value-type="float" office:value="121140">
            <text:p>12114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7727">
            <text:p>27727</text:p>
          </table:table-cell>
          <table:table-cell office:value-type="float" office:value="45675">
            <text:p>45675</text:p>
          </table:table-cell>
          <table:table-cell office:value-type="float" office:value="201600">
            <text:p>201600</text:p>
          </table:table-cell>
          <table:table-cell office:value-type="float" office:value="0">
            <text:p>0</text:p>
          </table:table-cell>
          <table:table-cell office:value-type="float" office:value="100800">
            <text:p>100800</text:p>
          </table:table-cell>
          <table:table-cell table:number-columns-repeated="3" office:value-type="float" office:value="80640">
            <text:p>80640</text:p>
          </table:table-cell>
          <table:table-cell office:value-type="float" office:value="9108">
            <text:p>9108</text:p>
          </table:table-cell>
          <table:table-cell office:value-type="float" office:value="8076">
            <text:p>8076</text:p>
          </table:table-cell>
          <table:table-cell table:number-columns-repeated="3" office:value-type="float" office:value="0">
            <text:p>0</text:p>
          </table:table-cell>
          <table:table-cell office:value-type="float" office:value="113397">
            <text:p>113397</text:p>
          </table:table-cell>
          <table:table-cell office:value-type="float" office:value="28135">
            <text:p>28135</text:p>
          </table:table-cell>
          <table:table-cell office:value-type="float" office:value="0">
            <text:p>0</text:p>
          </table:table-cell>
          <table:table-cell office:value-type="float" office:value="100800">
            <text:p>100800</text:p>
          </table:table-cell>
          <table:table-cell table:number-columns-repeated="2" office:value-type="float" office:value="80640">
            <text:p>80640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float" office:value="19528">
            <text:p>19528</text:p>
          </table:table-cell>
          <table:table-cell office:value-type="float" office:value="0">
            <text:p>0</text:p>
          </table:table-cell>
          <table:table-cell office:value-type="float" office:value="549176">
            <text:p>549176</text:p>
          </table:table-cell>
          <table:table-cell office:value-type="float" office:value="382637">
            <text:p>382637</text:p>
          </table:table-cell>
          <table:table-cell office:value-type="float" office:value="366119">
            <text:p>366119</text:p>
          </table:table-cell>
          <table:table-cell office:value-type="float" office:value="366120">
            <text:p>366120</text:p>
          </table:table-cell>
          <table:table-cell office:value-type="float" office:value="383417">
            <text:p>383417</text:p>
          </table:table-cell>
          <table:table-cell office:value-type="float" office:value="0">
            <text:p>0</text:p>
          </table:table-cell>
          <table:table-cell office:value-type="float" office:value="311202">
            <text:p>311202</text:p>
          </table:table-cell>
          <table:table-cell office:value-type="float" office:value="119106">
            <text:p>119106</text:p>
          </table:table-cell>
          <table:table-cell office:value-type="float" office:value="36612">
            <text:p>36612</text:p>
          </table:table-cell>
          <table:table-cell office:value-type="float" office:value="133704">
            <text:p>133704</text:p>
          </table:table-cell>
          <table:table-cell office:value-type="float" office:value="38466">
            <text:p>38466</text:p>
          </table:table-cell>
          <table:table-cell office:value-type="float" office:value="21289">
            <text:p>21289</text:p>
          </table:table-cell>
          <table:table-cell office:value-type="float" office:value="40320">
            <text:p>40320</text:p>
          </table:table-cell>
          <table:table-cell office:value-type="float" office:value="109835">
            <text:p>109835</text:p>
          </table:table-cell>
          <table:table-cell office:value-type="float" office:value="15140">
            <text:p>15140</text:p>
          </table:table-cell>
          <table:table-cell office:value-type="float" office:value="0">
            <text:p>0</text:p>
          </table:table-cell>
          <table:table-cell office:value-type="float" office:value="342720">
            <text:p>342720</text:p>
          </table:table-cell>
          <table:table-cell office:value-type="float" office:value="17668">
            <text:p>17668</text:p>
          </table:table-cell>
          <table:table-cell office:value-type="float" office:value="20160">
            <text:p>20160</text:p>
          </table:table-cell>
          <table:table-cell office:value-type="float" office:value="624960">
            <text:p>624960</text:p>
          </table:table-cell>
          <table:table-cell office:value-type="float" office:value="709380">
            <text:p>709380</text:p>
          </table:table-cell>
          <table:table-cell office:value-type="float" office:value="969251">
            <text:p>969251</text:p>
          </table:table-cell>
          <table:table-cell office:value-type="float" office:value="985750">
            <text:p>985750</text:p>
          </table:table-cell>
          <table:table-cell office:value-type="float" office:value="1168812">
            <text:p>1168812</text:p>
          </table:table-cell>
          <table:table-cell office:value-type="float" office:value="251658">
            <text:p>251658</text:p>
          </table:table-cell>
          <table:table-cell office:value-type="float" office:value="723443">
            <text:p>723443</text:p>
          </table:table-cell>
          <table:table-cell office:value-type="float" office:value="144986">
            <text:p>144986</text:p>
          </table:table-cell>
          <table:table-cell office:value-type="float" office:value="697831">
            <text:p>697831</text:p>
          </table:table-cell>
          <table:table-cell office:value-type="float" office:value="189140">
            <text:p>189140</text:p>
          </table:table-cell>
          <table:table-cell office:value-type="float" office:value="166806">
            <text:p>166806</text:p>
          </table:table-cell>
          <table:table-cell office:value-type="float" office:value="55563">
            <text:p>55563</text:p>
          </table:table-cell>
          <table:table-cell office:value-type="float" office:value="97164">
            <text:p>97164</text:p>
          </table:table-cell>
          <table:table-cell office:value-type="float" office:value="18988">
            <text:p>18988</text:p>
          </table:table-cell>
          <table:table-cell office:value-type="float" office:value="38399">
            <text:p>38399</text:p>
          </table:table-cell>
          <table:table-cell office:value-type="float" office:value="0">
            <text:p>0</text:p>
          </table:table-cell>
          <table:table-cell table:number-columns-repeated="2" office:value-type="float" office:value="20160">
            <text:p>20160</text:p>
          </table:table-cell>
          <table:table-cell office:value-type="float" office:value="9629">
            <text:p>9629</text:p>
          </table:table-cell>
          <table:table-cell office:value-type="float" office:value="17127">
            <text:p>17127</text:p>
          </table:table-cell>
          <table:table-cell office:value-type="float" office:value="31372">
            <text:p>31372</text:p>
          </table:table-cell>
          <table:table-cell office:value-type="float" office:value="39885">
            <text:p>39885</text:p>
          </table:table-cell>
          <table:table-cell table:number-columns-repeated="4" office:value-type="float" office:value="0">
            <text:p>0</text:p>
          </table:table-cell>
          <table:table-cell office:value-type="float" office:value="42197">
            <text:p>42197</text:p>
          </table:table-cell>
          <table:table-cell office:value-type="float" office:value="52099">
            <text:p>52099</text:p>
          </table:table-cell>
          <table:table-cell office:value-type="float" office:value="102357">
            <text:p>102357</text:p>
          </table:table-cell>
          <table:table-cell office:value-type="float" office:value="100800">
            <text:p>100800</text:p>
          </table:table-cell>
          <table:table-cell office:value-type="float" office:value="32252">
            <text:p>32252</text:p>
          </table:table-cell>
          <table:table-cell office:value-type="float" office:value="16839">
            <text:p>16839</text:p>
          </table:table-cell>
          <table:table-cell office:value-type="float" office:value="18313">
            <text:p>18313</text:p>
          </table:table-cell>
          <table:table-cell office:value-type="float" office:value="18589">
            <text:p>18589</text:p>
          </table:table-cell>
          <table:table-cell office:value-type="float" office:value="31204">
            <text:p>31204</text:p>
          </table:table-cell>
          <table:table-cell office:value-type="float" office:value="14400">
            <text:p>14400</text:p>
          </table:table-cell>
          <table:table-cell office:value-type="float" office:value="48364">
            <text:p>48364</text:p>
          </table:table-cell>
          <table:table-cell office:value-type="float" office:value="43200">
            <text:p>43200</text:p>
          </table:table-cell>
          <table:table-cell office:value-type="float" office:value="53086">
            <text:p>53086</text:p>
          </table:table-cell>
          <table:table-cell office:value-type="float" office:value="57098">
            <text:p>57098</text:p>
          </table:table-cell>
          <table:table-cell office:value-type="float" office:value="37564">
            <text:p>37564</text:p>
          </table:table-cell>
          <table:table-cell office:value-type="float" office:value="10510">
            <text:p>10510</text:p>
          </table:table-cell>
          <table:table-cell office:value-type="float" office:value="77112">
            <text:p>77112</text:p>
          </table:table-cell>
          <table:table-cell office:value-type="float" office:value="203858">
            <text:p>203858</text:p>
          </table:table-cell>
          <table:table-cell office:value-type="float" office:value="27087">
            <text:p>27087</text:p>
          </table:table-cell>
          <table:table-cell office:value-type="float" office:value="54116">
            <text:p>54116</text:p>
          </table:table-cell>
          <table:table-cell office:value-type="float" office:value="206780">
            <text:p>206780</text:p>
          </table:table-cell>
          <table:table-cell office:value-type="float" office:value="89449">
            <text:p>89449</text:p>
          </table:table-cell>
          <table:table-cell office:value-type="float" office:value="100800">
            <text:p>100800</text:p>
          </table:table-cell>
          <table:table-cell office:value-type="float" office:value="0">
            <text:p>0</text:p>
          </table:table-cell>
          <table:table-cell office:value-type="float" office:value="182407">
            <text:p>182407</text:p>
          </table:table-cell>
          <table:table-cell office:value-type="float" office:value="82523">
            <text:p>82523</text:p>
          </table:table-cell>
          <table:table-cell office:value-type="float" office:value="99393">
            <text:p>99393</text:p>
          </table:table-cell>
          <table:table-cell office:value-type="float" office:value="103342">
            <text:p>103342</text:p>
          </table:table-cell>
          <table:table-cell office:value-type="float" office:value="0">
            <text:p>0</text:p>
          </table:table-cell>
          <table:table-cell office:value-type="float" office:value="17730">
            <text:p>17730</text:p>
          </table:table-cell>
          <table:table-cell office:value-type="float" office:value="13472">
            <text:p>13472</text:p>
          </table:table-cell>
          <table:table-cell office:value-type="float" office:value="67840">
            <text:p>67840</text:p>
          </table:table-cell>
          <table:table-cell office:value-type="float" office:value="21359">
            <text:p>21359</text:p>
          </table:table-cell>
          <table:table-cell office:value-type="float" office:value="15047">
            <text:p>15047</text:p>
          </table:table-cell>
          <table:table-cell table:number-columns-repeated="2" office:value-type="float" office:value="0">
            <text:p>0</text:p>
          </table:table-cell>
          <table:table-cell office:value-type="float" office:value="53032">
            <text:p>53032</text:p>
          </table:table-cell>
          <table:table-cell office:value-type="float" office:value="89889">
            <text:p>89889</text:p>
          </table:table-cell>
          <table:table-cell office:value-type="float" office:value="8593">
            <text:p>8593</text:p>
          </table:table-cell>
          <table:table-cell office:value-type="float" office:value="18460">
            <text:p>18460</text:p>
          </table:table-cell>
          <table:table-cell office:value-type="float" office:value="19200">
            <text:p>19200</text:p>
          </table:table-cell>
          <table:table-cell office:value-type="float" office:value="59139">
            <text:p>59139</text:p>
          </table:table-cell>
          <table:table-cell office:value-type="float" office:value="15995">
            <text:p>15995</text:p>
          </table:table-cell>
          <table:table-cell office:value-type="float" office:value="18359">
            <text:p>18359</text:p>
          </table:table-cell>
          <table:table-cell office:value-type="float" office:value="13426">
            <text:p>13426</text:p>
          </table:table-cell>
          <table:table-cell office:value-type="float" office:value="24869">
            <text:p>24869</text:p>
          </table:table-cell>
          <table:table-cell office:value-type="float" office:value="11482">
            <text:p>11482</text:p>
          </table:table-cell>
          <table:table-cell office:value-type="float" office:value="0">
            <text:p>0</text:p>
          </table:table-cell>
          <table:table-cell office:value-type="float" office:value="18306">
            <text:p>18306</text:p>
          </table:table-cell>
          <table:table-cell office:value-type="float" office:value="85681">
            <text:p>85681</text:p>
          </table:table-cell>
          <table:table-cell office:value-type="float" office:value="37037">
            <text:p>37037</text:p>
          </table:table-cell>
          <table:table-cell office:value-type="float" office:value="0">
            <text:p>0</text:p>
          </table:table-cell>
          <table:table-cell office:value-type="float" office:value="13286">
            <text:p>13286</text:p>
          </table:table-cell>
          <table:table-cell office:value-type="float" office:value="0">
            <text:p>0</text:p>
          </table:table-cell>
          <table:table-cell office:value-type="float" office:value="23457">
            <text:p>23457</text:p>
          </table:table-cell>
          <table:table-cell office:value-type="float" office:value="21462">
            <text:p>21462</text:p>
          </table:table-cell>
          <table:table-cell office:value-type="float" office:value="28564">
            <text:p>28564</text:p>
          </table:table-cell>
          <table:table-cell office:value-type="float" office:value="0">
            <text:p>0</text:p>
          </table:table-cell>
          <table:table-cell office:value-type="float" office:value="17672">
            <text:p>17672</text:p>
          </table:table-cell>
          <table:table-cell table:number-columns-repeated="2" office:value-type="float" office:value="0">
            <text:p>0</text:p>
          </table:table-cell>
          <table:table-cell office:value-type="float" office:value="11243">
            <text:p>11243</text:p>
          </table:table-cell>
          <table:table-cell table:number-columns-repeated="5" office:value-type="float" office:value="0">
            <text:p>0</text:p>
          </table:table-cell>
          <table:table-cell office:value-type="float" office:value="10761">
            <text:p>10761</text:p>
          </table:table-cell>
          <table:table-cell table:number-columns-repeated="2" office:value-type="float" office:value="0">
            <text:p>0</text:p>
          </table:table-cell>
          <table:table-cell office:value-type="float" office:value="16326">
            <text:p>16326</text:p>
          </table:table-cell>
          <table:table-cell office:value-type="float" office:value="34801">
            <text:p>34801</text:p>
          </table:table-cell>
          <table:table-cell office:value-type="float" office:value="49584">
            <text:p>49584</text:p>
          </table:table-cell>
          <table:table-cell office:value-type="float" office:value="56148">
            <text:p>56148</text:p>
          </table:table-cell>
          <table:table-cell office:value-type="float" office:value="53510">
            <text:p>53510</text:p>
          </table:table-cell>
          <table:table-cell office:value-type="float" office:value="55866">
            <text:p>55866</text:p>
          </table:table-cell>
          <table:table-cell office:value-type="float" office:value="3063">
            <text:p>3063</text:p>
          </table:table-cell>
          <table:table-cell office:value-type="float" office:value="0">
            <text:p>0</text:p>
          </table:table-cell>
          <table:table-cell office:value-type="float" office:value="18773">
            <text:p>18773</text:p>
          </table:table-cell>
          <table:table-cell office:value-type="float" office:value="22241">
            <text:p>22241</text:p>
          </table:table-cell>
          <table:table-cell office:value-type="float" office:value="74770">
            <text:p>74770</text:p>
          </table:table-cell>
          <table:table-cell office:value-type="float" office:value="17676">
            <text:p>17676</text:p>
          </table:table-cell>
          <table:table-cell office:value-type="float" office:value="5930">
            <text:p>5930</text:p>
          </table:table-cell>
          <table:table-cell office:value-type="float" office:value="57288">
            <text:p>57288</text:p>
          </table:table-cell>
          <table:table-cell office:value-type="float" office:value="137643">
            <text:p>137643</text:p>
          </table:table-cell>
          <table:table-cell office:value-type="float" office:value="101994">
            <text:p>101994</text:p>
          </table:table-cell>
          <table:table-cell office:value-type="float" office:value="126519">
            <text:p>126519</text:p>
          </table:table-cell>
          <table:table-cell office:value-type="float" office:value="16783">
            <text:p>16783</text:p>
          </table:table-cell>
          <table:table-cell office:value-type="float" office:value="24788">
            <text:p>24788</text:p>
          </table:table-cell>
          <table:table-cell office:value-type="float" office:value="44701">
            <text:p>44701</text:p>
          </table:table-cell>
          <table:table-cell office:value-type="float" office:value="28059">
            <text:p>28059</text:p>
          </table:table-cell>
          <table:table-cell office:value-type="float" office:value="37326">
            <text:p>37326</text:p>
          </table:table-cell>
          <table:table-cell office:value-type="float" office:value="95950">
            <text:p>95950</text:p>
          </table:table-cell>
          <table:table-cell office:value-type="float" office:value="101306">
            <text:p>101306</text:p>
          </table:table-cell>
          <table:table-cell office:value-type="float" office:value="132226">
            <text:p>132226</text:p>
          </table:table-cell>
          <table:table-cell office:value-type="float" office:value="9890">
            <text:p>9890</text:p>
          </table:table-cell>
          <table:table-cell office:value-type="float" office:value="0">
            <text:p>0</text:p>
          </table:table-cell>
          <table:table-cell office:value-type="float" office:value="205103">
            <text:p>205103</text:p>
          </table:table-cell>
          <table:table-cell office:value-type="float" office:value="129299">
            <text:p>129299</text:p>
          </table:table-cell>
          <table:table-cell office:value-type="float" office:value="116612">
            <text:p>116612</text:p>
          </table:table-cell>
          <table:table-cell office:value-type="float" office:value="82503">
            <text:p>82503</text:p>
          </table:table-cell>
          <table:table-cell office:value-type="float" office:value="62036">
            <text:p>62036</text:p>
          </table:table-cell>
          <table:table-cell office:value-type="float" office:value="27265">
            <text:p>27265</text:p>
          </table:table-cell>
          <table:table-cell office:value-type="float" office:value="138257">
            <text:p>138257</text:p>
          </table:table-cell>
          <table:table-cell office:value-type="float" office:value="124950">
            <text:p>124950</text:p>
          </table:table-cell>
          <table:table-cell office:value-type="float" office:value="205177">
            <text:p>205177</text:p>
          </table:table-cell>
          <table:table-cell office:value-type="float" office:value="27886">
            <text:p>27886</text:p>
          </table:table-cell>
          <table:table-cell office:value-type="float" office:value="27721">
            <text:p>27721</text:p>
          </table:table-cell>
          <table:table-cell office:value-type="float" office:value="17129">
            <text:p>17129</text:p>
          </table:table-cell>
          <table:table-cell office:value-type="float" office:value="80079">
            <text:p>80079</text:p>
          </table:table-cell>
        </table:table-row>
        <table:table-row table:style-name="ro1">
          <table:table-cell office:value-type="string">
            <text:p>Croatia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9821">
            <text:p>9821</text:p>
          </table:table-cell>
          <table:table-cell table:number-columns-repeated="8" office:value-type="float" office:value="0">
            <text:p>0</text:p>
          </table:table-cell>
          <table:table-cell office:value-type="float" office:value="7800">
            <text:p>7800</text:p>
          </table:table-cell>
          <table:table-cell table:number-columns-repeated="3" office:value-type="float" office:value="0">
            <text:p>0</text:p>
          </table:table-cell>
          <table:table-cell office:value-type="float" office:value="16799">
            <text:p>16799</text:p>
          </table:table-cell>
          <table:table-cell office:value-type="float" office:value="0">
            <text:p>0</text:p>
          </table:table-cell>
          <table:table-cell office:value-type="float" office:value="21764">
            <text:p>21764</text:p>
          </table:table-cell>
          <table:table-cell office:value-type="float" office:value="15529">
            <text:p>15529</text:p>
          </table:table-cell>
          <table:table-cell table:number-columns-repeated="2" office:value-type="float" office:value="0">
            <text:p>0</text:p>
          </table:table-cell>
          <table:table-cell office:value-type="float" office:value="6785">
            <text:p>6785</text:p>
          </table:table-cell>
          <table:table-cell office:value-type="float" office:value="24155">
            <text:p>24155</text:p>
          </table:table-cell>
          <table:table-cell office:value-type="float" office:value="16088">
            <text:p>16088</text:p>
          </table:table-cell>
          <table:table-cell office:value-type="float" office:value="0">
            <text:p>0</text:p>
          </table:table-cell>
          <table:table-cell office:value-type="float" office:value="12744">
            <text:p>12744</text:p>
          </table:table-cell>
          <table:table-cell office:value-type="float" office:value="15849">
            <text:p>15849</text:p>
          </table:table-cell>
          <table:table-cell office:value-type="float" office:value="0">
            <text:p>0</text:p>
          </table:table-cell>
          <table:table-cell office:value-type="float" office:value="13124">
            <text:p>13124</text:p>
          </table:table-cell>
          <table:table-cell office:value-type="float" office:value="19655">
            <text:p>19655</text:p>
          </table:table-cell>
          <table:table-cell table:number-columns-repeated="2" office:value-type="float" office:value="0">
            <text:p>0</text:p>
          </table:table-cell>
          <table:table-cell office:value-type="float" office:value="4266">
            <text:p>4266</text:p>
          </table:table-cell>
          <table:table-cell office:value-type="float" office:value="7299">
            <text:p>7299</text:p>
          </table:table-cell>
          <table:table-cell table:number-columns-repeated="2" office:value-type="float" office:value="0">
            <text:p>0</text:p>
          </table:table-cell>
          <table:table-cell office:value-type="float" office:value="35498">
            <text:p>35498</text:p>
          </table:table-cell>
          <table:table-cell office:value-type="float" office:value="14260">
            <text:p>14260</text:p>
          </table:table-cell>
          <table:table-cell table:number-columns-repeated="2" office:value-type="float" office:value="0">
            <text:p>0</text:p>
          </table:table-cell>
          <table:table-cell office:value-type="float" office:value="4642">
            <text:p>4642</text:p>
          </table:table-cell>
          <table:table-cell office:value-type="float" office:value="6711">
            <text:p>6711</text:p>
          </table:table-cell>
          <table:table-cell office:value-type="float" office:value="13346">
            <text:p>13346</text:p>
          </table:table-cell>
          <table:table-cell office:value-type="float" office:value="26035">
            <text:p>26035</text:p>
          </table:table-cell>
          <table:table-cell table:number-columns-repeated="2" office:value-type="float" office:value="0">
            <text:p>0</text:p>
          </table:table-cell>
          <table:table-cell office:value-type="float" office:value="13322">
            <text:p>13322</text:p>
          </table:table-cell>
          <table:table-cell table:number-columns-repeated="2" office:value-type="float" office:value="0">
            <text:p>0</text:p>
          </table:table-cell>
          <table:table-cell office:value-type="float" office:value="12295">
            <text:p>12295</text:p>
          </table:table-cell>
          <table:table-cell table:number-columns-repeated="5" office:value-type="float" office:value="0">
            <text:p>0</text:p>
          </table:table-cell>
          <table:table-cell office:value-type="float" office:value="7981">
            <text:p>7981</text:p>
          </table:table-cell>
          <table:table-cell table:number-columns-repeated="5" office:value-type="float" office:value="0">
            <text:p>0</text:p>
          </table:table-cell>
          <table:table-cell office:value-type="float" office:value="4301">
            <text:p>4301</text:p>
          </table:table-cell>
          <table:table-cell table:number-columns-repeated="2" office:value-type="float" office:value="0">
            <text:p>0</text:p>
          </table:table-cell>
          <table:table-cell office:value-type="float" office:value="5594">
            <text:p>5594</text:p>
          </table:table-cell>
          <table:table-cell table:number-columns-repeated="2" office:value-type="float" office:value="0">
            <text:p>0</text:p>
          </table:table-cell>
          <table:table-cell office:value-type="float" office:value="8576">
            <text:p>8576</text:p>
          </table:table-cell>
          <table:table-cell office:value-type="float" office:value="0">
            <text:p>0</text:p>
          </table:table-cell>
          <table:table-cell office:value-type="float" office:value="7943">
            <text:p>7943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8801">
            <text:p>18801</text:p>
          </table:table-cell>
          <table:table-cell office:value-type="float" office:value="2025">
            <text:p>2025</text:p>
          </table:table-cell>
          <table:table-cell office:value-type="float" office:value="0">
            <text:p>0</text:p>
          </table:table-cell>
          <table:table-cell office:value-type="float" office:value="8218">
            <text:p>8218</text:p>
          </table:table-cell>
          <table:table-cell office:value-type="float" office:value="13113">
            <text:p>13113</text:p>
          </table:table-cell>
          <table:table-cell office:value-type="float" office:value="6724">
            <text:p>6724</text:p>
          </table:table-cell>
          <table:table-cell office:value-type="float" office:value="12264">
            <text:p>12264</text:p>
          </table:table-cell>
          <table:table-cell office:value-type="float" office:value="0">
            <text:p>0</text:p>
          </table:table-cell>
          <table:table-cell office:value-type="float" office:value="10597">
            <text:p>10597</text:p>
          </table:table-cell>
          <table:table-cell office:value-type="float" office:value="12705">
            <text:p>12705</text:p>
          </table:table-cell>
          <table:table-cell office:value-type="float" office:value="0">
            <text:p>0</text:p>
          </table:table-cell>
          <table:table-cell office:value-type="float" office:value="19458">
            <text:p>19458</text:p>
          </table:table-cell>
          <table:table-cell office:value-type="float" office:value="9815">
            <text:p>9815</text:p>
          </table:table-cell>
          <table:table-cell office:value-type="float" office:value="32170">
            <text:p>32170</text:p>
          </table:table-cell>
          <table:table-cell office:value-type="float" office:value="4200">
            <text:p>4200</text:p>
          </table:table-cell>
          <table:table-cell office:value-type="float" office:value="16618">
            <text:p>16618</text:p>
          </table:table-cell>
          <table:table-cell office:value-type="float" office:value="12358">
            <text:p>12358</text:p>
          </table:table-cell>
          <table:table-cell office:value-type="float" office:value="24926">
            <text:p>24926</text:p>
          </table:table-cell>
          <table:table-cell office:value-type="float" office:value="0">
            <text:p>0</text:p>
          </table:table-cell>
          <table:table-cell office:value-type="float" office:value="15422">
            <text:p>15422</text:p>
          </table:table-cell>
          <table:table-cell office:value-type="float" office:value="18815">
            <text:p>18815</text:p>
          </table:table-cell>
          <table:table-cell office:value-type="float" office:value="9335">
            <text:p>9335</text:p>
          </table:table-cell>
          <table:table-cell office:value-type="float" office:value="17447">
            <text:p>17447</text:p>
          </table:table-cell>
          <table:table-cell office:value-type="float" office:value="17004">
            <text:p>17004</text:p>
          </table:table-cell>
          <table:table-cell office:value-type="float" office:value="0">
            <text:p>0</text:p>
          </table:table-cell>
          <table:table-cell office:value-type="float" office:value="12779">
            <text:p>12779</text:p>
          </table:table-cell>
          <table:table-cell office:value-type="float" office:value="0">
            <text:p>0</text:p>
          </table:table-cell>
          <table:table-cell office:value-type="float" office:value="33546">
            <text:p>33546</text:p>
          </table:table-cell>
          <table:table-cell office:value-type="float" office:value="16838">
            <text:p>16838</text:p>
          </table:table-cell>
          <table:table-cell office:value-type="float" office:value="9218">
            <text:p>9218</text:p>
          </table:table-cell>
          <table:table-cell office:value-type="float" office:value="20591">
            <text:p>20591</text:p>
          </table:table-cell>
          <table:table-cell table:number-columns-repeated="2" office:value-type="float" office:value="0">
            <text:p>0</text:p>
          </table:table-cell>
          <table:table-cell office:value-type="float" office:value="7980">
            <text:p>7980</text:p>
          </table:table-cell>
          <table:table-cell office:value-type="float" office:value="6545">
            <text:p>6545</text:p>
          </table:table-cell>
          <table:table-cell office:value-type="float" office:value="11302">
            <text:p>11302</text:p>
          </table:table-cell>
          <table:table-cell office:value-type="float" office:value="5694">
            <text:p>5694</text:p>
          </table:table-cell>
          <table:table-cell office:value-type="float" office:value="1395">
            <text:p>1395</text:p>
          </table:table-cell>
          <table:table-cell office:value-type="float" office:value="12835">
            <text:p>12835</text:p>
          </table:table-cell>
          <table:table-cell office:value-type="float" office:value="9453">
            <text:p>9453</text:p>
          </table:table-cell>
          <table:table-cell office:value-type="float" office:value="5867">
            <text:p>5867</text:p>
          </table:table-cell>
          <table:table-cell office:value-type="float" office:value="9486">
            <text:p>9486</text:p>
          </table:table-cell>
          <table:table-cell office:value-type="float" office:value="5464">
            <text:p>5464</text:p>
          </table:table-cell>
          <table:table-cell office:value-type="float" office:value="23217">
            <text:p>23217</text:p>
          </table:table-cell>
          <table:table-cell office:value-type="float" office:value="12190">
            <text:p>12190</text:p>
          </table:table-cell>
          <table:table-cell office:value-type="float" office:value="22576">
            <text:p>22576</text:p>
          </table:table-cell>
          <table:table-cell office:value-type="float" office:value="10163">
            <text:p>10163</text:p>
          </table:table-cell>
          <table:table-cell office:value-type="float" office:value="24911">
            <text:p>24911</text:p>
          </table:table-cell>
          <table:table-cell office:value-type="float" office:value="24210">
            <text:p>24210</text:p>
          </table:table-cell>
          <table:table-cell office:value-type="float" office:value="15717">
            <text:p>15717</text:p>
          </table:table-cell>
          <table:table-cell office:value-type="float" office:value="18643">
            <text:p>18643</text:p>
          </table:table-cell>
          <table:table-cell office:value-type="float" office:value="0">
            <text:p>0</text:p>
          </table:table-cell>
          <table:table-cell office:value-type="float" office:value="40714">
            <text:p>40714</text:p>
          </table:table-cell>
          <table:table-cell office:value-type="float" office:value="22071">
            <text:p>22071</text:p>
          </table:table-cell>
          <table:table-cell office:value-type="float" office:value="29827">
            <text:p>29827</text:p>
          </table:table-cell>
          <table:table-cell office:value-type="float" office:value="25963">
            <text:p>25963</text:p>
          </table:table-cell>
          <table:table-cell office:value-type="float" office:value="43454">
            <text:p>43454</text:p>
          </table:table-cell>
          <table:table-cell office:value-type="float" office:value="43066">
            <text:p>43066</text:p>
          </table:table-cell>
          <table:table-cell office:value-type="float" office:value="34387">
            <text:p>34387</text:p>
          </table:table-cell>
          <table:table-cell office:value-type="float" office:value="34972">
            <text:p>34972</text:p>
          </table:table-cell>
          <table:table-cell office:value-type="float" office:value="43290">
            <text:p>43290</text:p>
          </table:table-cell>
          <table:table-cell office:value-type="float" office:value="41406">
            <text:p>41406</text:p>
          </table:table-cell>
          <table:table-cell office:value-type="float" office:value="0">
            <text:p>0</text:p>
          </table:table-cell>
          <table:table-cell office:value-type="float" office:value="4584">
            <text:p>4584</text:p>
          </table:table-cell>
          <table:table-cell office:value-type="float" office:value="69640">
            <text:p>69640</text:p>
          </table:table-cell>
          <table:table-cell office:value-type="float" office:value="17066">
            <text:p>17066</text:p>
          </table:table-cell>
          <table:table-cell office:value-type="float" office:value="53425">
            <text:p>53425</text:p>
          </table:table-cell>
          <table:table-cell office:value-type="float" office:value="26854">
            <text:p>26854</text:p>
          </table:table-cell>
          <table:table-cell office:value-type="float" office:value="54917">
            <text:p>54917</text:p>
          </table:table-cell>
          <table:table-cell office:value-type="float" office:value="59283">
            <text:p>59283</text:p>
          </table:table-cell>
          <table:table-cell office:value-type="float" office:value="79315">
            <text:p>79315</text:p>
          </table:table-cell>
          <table:table-cell office:value-type="float" office:value="43949">
            <text:p>43949</text:p>
          </table:table-cell>
          <table:table-cell office:value-type="float" office:value="38944">
            <text:p>38944</text:p>
          </table:table-cell>
          <table:table-cell office:value-type="float" office:value="62830">
            <text:p>62830</text:p>
          </table:table-cell>
          <table:table-cell office:value-type="float" office:value="29038">
            <text:p>29038</text:p>
          </table:table-cell>
          <table:table-cell office:value-type="float" office:value="0">
            <text:p>0</text:p>
          </table:table-cell>
          <table:table-cell office:value-type="float" office:value="66547">
            <text:p>66547</text:p>
          </table:table-cell>
          <table:table-cell office:value-type="float" office:value="39521">
            <text:p>39521</text:p>
          </table:table-cell>
          <table:table-cell office:value-type="float" office:value="75364">
            <text:p>75364</text:p>
          </table:table-cell>
          <table:table-cell office:value-type="float" office:value="59368">
            <text:p>59368</text:p>
          </table:table-cell>
          <table:table-cell office:value-type="float" office:value="62382">
            <text:p>62382</text:p>
          </table:table-cell>
          <table:table-cell office:value-type="float" office:value="53992">
            <text:p>53992</text:p>
          </table:table-cell>
          <table:table-cell office:value-type="float" office:value="74809">
            <text:p>74809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float" office:value="100801">
            <text:p>100801</text:p>
          </table:table-cell>
          <table:table-cell office:value-type="float" office:value="533010">
            <text:p>533010</text:p>
          </table:table-cell>
          <table:table-cell office:value-type="float" office:value="302400">
            <text:p>302400</text:p>
          </table:table-cell>
          <table:table-cell office:value-type="float" office:value="455557">
            <text:p>455557</text:p>
          </table:table-cell>
          <table:table-cell office:value-type="float" office:value="403200">
            <text:p>403200</text:p>
          </table:table-cell>
          <table:table-cell office:value-type="float" office:value="504000">
            <text:p>504000</text:p>
          </table:table-cell>
          <table:table-cell office:value-type="float" office:value="777983">
            <text:p>777983</text:p>
          </table:table-cell>
          <table:table-cell office:value-type="float" office:value="381316">
            <text:p>381316</text:p>
          </table:table-cell>
          <table:table-cell office:value-type="float" office:value="636820">
            <text:p>636820</text:p>
          </table:table-cell>
          <table:table-cell office:value-type="float" office:value="340373">
            <text:p>340373</text:p>
          </table:table-cell>
          <table:table-cell office:value-type="float" office:value="564480">
            <text:p>564480</text:p>
          </table:table-cell>
          <table:table-cell office:value-type="float" office:value="642650">
            <text:p>642650</text:p>
          </table:table-cell>
          <table:table-cell office:value-type="float" office:value="302400">
            <text:p>302400</text:p>
          </table:table-cell>
          <table:table-cell office:value-type="float" office:value="524160">
            <text:p>524160</text:p>
          </table:table-cell>
          <table:table-cell office:value-type="float" office:value="673605">
            <text:p>673605</text:p>
          </table:table-cell>
          <table:table-cell office:value-type="float" office:value="403203">
            <text:p>403203</text:p>
          </table:table-cell>
          <table:table-cell office:value-type="float" office:value="504000">
            <text:p>504000</text:p>
          </table:table-cell>
          <table:table-cell office:value-type="float" office:value="346493">
            <text:p>346493</text:p>
          </table:table-cell>
          <table:table-cell office:value-type="float" office:value="331979">
            <text:p>331979</text:p>
          </table:table-cell>
          <table:table-cell office:value-type="float" office:value="429453">
            <text:p>429453</text:p>
          </table:table-cell>
          <table:table-cell office:value-type="float" office:value="440472">
            <text:p>440472</text:p>
          </table:table-cell>
          <table:table-cell office:value-type="float" office:value="399336">
            <text:p>399336</text:p>
          </table:table-cell>
          <table:table-cell office:value-type="float" office:value="417869">
            <text:p>417869</text:p>
          </table:table-cell>
          <table:table-cell office:value-type="float" office:value="436805">
            <text:p>436805</text:p>
          </table:table-cell>
          <table:table-cell office:value-type="float" office:value="599650">
            <text:p>599650</text:p>
          </table:table-cell>
          <table:table-cell office:value-type="float" office:value="483840">
            <text:p>483840</text:p>
          </table:table-cell>
          <table:table-cell office:value-type="float" office:value="443520">
            <text:p>443520</text:p>
          </table:table-cell>
          <table:table-cell office:value-type="float" office:value="584640">
            <text:p>584640</text:p>
          </table:table-cell>
          <table:table-cell office:value-type="float" office:value="291460">
            <text:p>291460</text:p>
          </table:table-cell>
          <table:table-cell office:value-type="float" office:value="594880">
            <text:p>594880</text:p>
          </table:table-cell>
          <table:table-cell office:value-type="float" office:value="470104">
            <text:p>470104</text:p>
          </table:table-cell>
          <table:table-cell office:value-type="float" office:value="423360">
            <text:p>423360</text:p>
          </table:table-cell>
          <table:table-cell office:value-type="float" office:value="544320">
            <text:p>544320</text:p>
          </table:table-cell>
          <table:table-cell office:value-type="float" office:value="429948">
            <text:p>429948</text:p>
          </table:table-cell>
          <table:table-cell office:value-type="float" office:value="121318">
            <text:p>121318</text:p>
          </table:table-cell>
          <table:table-cell office:value-type="float" office:value="391123">
            <text:p>391123</text:p>
          </table:table-cell>
          <table:table-cell office:value-type="float" office:value="329782">
            <text:p>329782</text:p>
          </table:table-cell>
          <table:table-cell office:value-type="float" office:value="323532">
            <text:p>323532</text:p>
          </table:table-cell>
          <table:table-cell office:value-type="float" office:value="652946">
            <text:p>652946</text:p>
          </table:table-cell>
          <table:table-cell office:value-type="float" office:value="547024">
            <text:p>547024</text:p>
          </table:table-cell>
          <table:table-cell office:value-type="float" office:value="578967">
            <text:p>578967</text:p>
          </table:table-cell>
          <table:table-cell office:value-type="float" office:value="454607">
            <text:p>454607</text:p>
          </table:table-cell>
          <table:table-cell office:value-type="float" office:value="584640">
            <text:p>584640</text:p>
          </table:table-cell>
          <table:table-cell office:value-type="float" office:value="331657">
            <text:p>331657</text:p>
          </table:table-cell>
          <table:table-cell office:value-type="float" office:value="302400">
            <text:p>302400</text:p>
          </table:table-cell>
          <table:table-cell office:value-type="float" office:value="288330">
            <text:p>288330</text:p>
          </table:table-cell>
          <table:table-cell office:value-type="float" office:value="107841">
            <text:p>107841</text:p>
          </table:table-cell>
          <table:table-cell office:value-type="float" office:value="27713">
            <text:p>27713</text:p>
          </table:table-cell>
          <table:table-cell office:value-type="float" office:value="413515">
            <text:p>413515</text:p>
          </table:table-cell>
          <table:table-cell office:value-type="float" office:value="249955">
            <text:p>249955</text:p>
          </table:table-cell>
          <table:table-cell office:value-type="float" office:value="605372">
            <text:p>605372</text:p>
          </table:table-cell>
          <table:table-cell office:value-type="float" office:value="718499">
            <text:p>718499</text:p>
          </table:table-cell>
          <table:table-cell office:value-type="float" office:value="799178">
            <text:p>799178</text:p>
          </table:table-cell>
          <table:table-cell office:value-type="float" office:value="600703">
            <text:p>600703</text:p>
          </table:table-cell>
          <table:table-cell office:value-type="float" office:value="411750">
            <text:p>411750</text:p>
          </table:table-cell>
          <table:table-cell office:value-type="float" office:value="384494">
            <text:p>384494</text:p>
          </table:table-cell>
          <table:table-cell office:value-type="float" office:value="29205">
            <text:p>29205</text:p>
          </table:table-cell>
          <table:table-cell office:value-type="float" office:value="6976">
            <text:p>6976</text:p>
          </table:table-cell>
          <table:table-cell office:value-type="float" office:value="65110">
            <text:p>65110</text:p>
          </table:table-cell>
          <table:table-cell office:value-type="float" office:value="420351">
            <text:p>420351</text:p>
          </table:table-cell>
          <table:table-cell office:value-type="float" office:value="554987">
            <text:p>554987</text:p>
          </table:table-cell>
          <table:table-cell office:value-type="float" office:value="583390">
            <text:p>583390</text:p>
          </table:table-cell>
          <table:table-cell office:value-type="float" office:value="964210">
            <text:p>964210</text:p>
          </table:table-cell>
          <table:table-cell office:value-type="float" office:value="280061">
            <text:p>280061</text:p>
          </table:table-cell>
          <table:table-cell office:value-type="float" office:value="939951">
            <text:p>939951</text:p>
          </table:table-cell>
          <table:table-cell office:value-type="float" office:value="541608">
            <text:p>541608</text:p>
          </table:table-cell>
          <table:table-cell office:value-type="float" office:value="412060">
            <text:p>412060</text:p>
          </table:table-cell>
          <table:table-cell office:value-type="float" office:value="497706">
            <text:p>497706</text:p>
          </table:table-cell>
          <table:table-cell office:value-type="float" office:value="287188">
            <text:p>287188</text:p>
          </table:table-cell>
          <table:table-cell office:value-type="float" office:value="243487">
            <text:p>243487</text:p>
          </table:table-cell>
          <table:table-cell office:value-type="float" office:value="182426">
            <text:p>182426</text:p>
          </table:table-cell>
          <table:table-cell office:value-type="float" office:value="394326">
            <text:p>394326</text:p>
          </table:table-cell>
          <table:table-cell office:value-type="float" office:value="142470">
            <text:p>142470</text:p>
          </table:table-cell>
          <table:table-cell office:value-type="float" office:value="127799">
            <text:p>127799</text:p>
          </table:table-cell>
          <table:table-cell office:value-type="float" office:value="152284">
            <text:p>152284</text:p>
          </table:table-cell>
          <table:table-cell office:value-type="float" office:value="27029">
            <text:p>27029</text:p>
          </table:table-cell>
          <table:table-cell office:value-type="float" office:value="160944">
            <text:p>160944</text:p>
          </table:table-cell>
          <table:table-cell office:value-type="float" office:value="162846">
            <text:p>162846</text:p>
          </table:table-cell>
          <table:table-cell office:value-type="float" office:value="217985">
            <text:p>217985</text:p>
          </table:table-cell>
          <table:table-cell office:value-type="float" office:value="153333">
            <text:p>153333</text:p>
          </table:table-cell>
          <table:table-cell office:value-type="float" office:value="236913">
            <text:p>236913</text:p>
          </table:table-cell>
          <table:table-cell office:value-type="float" office:value="123371">
            <text:p>123371</text:p>
          </table:table-cell>
          <table:table-cell office:value-type="float" office:value="127870">
            <text:p>127870</text:p>
          </table:table-cell>
          <table:table-cell office:value-type="float" office:value="138993">
            <text:p>138993</text:p>
          </table:table-cell>
          <table:table-cell office:value-type="float" office:value="163713">
            <text:p>163713</text:p>
          </table:table-cell>
          <table:table-cell office:value-type="float" office:value="90924">
            <text:p>90924</text:p>
          </table:table-cell>
          <table:table-cell office:value-type="float" office:value="128003">
            <text:p>128003</text:p>
          </table:table-cell>
          <table:table-cell office:value-type="float" office:value="284020">
            <text:p>284020</text:p>
          </table:table-cell>
          <table:table-cell office:value-type="float" office:value="219890">
            <text:p>219890</text:p>
          </table:table-cell>
          <table:table-cell office:value-type="float" office:value="311846">
            <text:p>311846</text:p>
          </table:table-cell>
          <table:table-cell office:value-type="float" office:value="115269">
            <text:p>115269</text:p>
          </table:table-cell>
          <table:table-cell office:value-type="float" office:value="9410">
            <text:p>9410</text:p>
          </table:table-cell>
          <table:table-cell office:value-type="float" office:value="142016">
            <text:p>142016</text:p>
          </table:table-cell>
          <table:table-cell office:value-type="float" office:value="179932">
            <text:p>179932</text:p>
          </table:table-cell>
          <table:table-cell office:value-type="float" office:value="200845">
            <text:p>200845</text:p>
          </table:table-cell>
          <table:table-cell office:value-type="float" office:value="282016">
            <text:p>282016</text:p>
          </table:table-cell>
          <table:table-cell office:value-type="float" office:value="189665">
            <text:p>189665</text:p>
          </table:table-cell>
          <table:table-cell office:value-type="float" office:value="217519">
            <text:p>217519</text:p>
          </table:table-cell>
          <table:table-cell office:value-type="float" office:value="161854">
            <text:p>161854</text:p>
          </table:table-cell>
          <table:table-cell office:value-type="float" office:value="98430">
            <text:p>98430</text:p>
          </table:table-cell>
          <table:table-cell office:value-type="float" office:value="119178">
            <text:p>119178</text:p>
          </table:table-cell>
          <table:table-cell office:value-type="float" office:value="129649">
            <text:p>129649</text:p>
          </table:table-cell>
          <table:table-cell office:value-type="float" office:value="127327">
            <text:p>127327</text:p>
          </table:table-cell>
          <table:table-cell office:value-type="float" office:value="259237">
            <text:p>259237</text:p>
          </table:table-cell>
          <table:table-cell office:value-type="float" office:value="79122">
            <text:p>79122</text:p>
          </table:table-cell>
          <table:table-cell office:value-type="float" office:value="102828">
            <text:p>102828</text:p>
          </table:table-cell>
          <table:table-cell office:value-type="float" office:value="109741">
            <text:p>109741</text:p>
          </table:table-cell>
          <table:table-cell office:value-type="float" office:value="273647">
            <text:p>273647</text:p>
          </table:table-cell>
          <table:table-cell office:value-type="float" office:value="133778">
            <text:p>133778</text:p>
          </table:table-cell>
          <table:table-cell office:value-type="float" office:value="181505">
            <text:p>181505</text:p>
          </table:table-cell>
          <table:table-cell office:value-type="float" office:value="389202">
            <text:p>389202</text:p>
          </table:table-cell>
          <table:table-cell office:value-type="float" office:value="165723">
            <text:p>165723</text:p>
          </table:table-cell>
          <table:table-cell office:value-type="float" office:value="198330">
            <text:p>198330</text:p>
          </table:table-cell>
          <table:table-cell office:value-type="float" office:value="282674">
            <text:p>282674</text:p>
          </table:table-cell>
          <table:table-cell office:value-type="float" office:value="164640">
            <text:p>164640</text:p>
          </table:table-cell>
          <table:table-cell office:value-type="float" office:value="92307">
            <text:p>92307</text:p>
          </table:table-cell>
          <table:table-cell office:value-type="float" office:value="99220">
            <text:p>99220</text:p>
          </table:table-cell>
          <table:table-cell office:value-type="float" office:value="21768">
            <text:p>21768</text:p>
          </table:table-cell>
          <table:table-cell office:value-type="float" office:value="169921">
            <text:p>169921</text:p>
          </table:table-cell>
          <table:table-cell office:value-type="float" office:value="240278">
            <text:p>240278</text:p>
          </table:table-cell>
          <table:table-cell office:value-type="float" office:value="302400">
            <text:p>302400</text:p>
          </table:table-cell>
          <table:table-cell office:value-type="float" office:value="328758">
            <text:p>328758</text:p>
          </table:table-cell>
          <table:table-cell office:value-type="float" office:value="295733">
            <text:p>295733</text:p>
          </table:table-cell>
          <table:table-cell table:number-columns-repeated="2" office:value-type="float" office:value="161280">
            <text:p>161280</text:p>
          </table:table-cell>
          <table:table-cell office:value-type="float" office:value="331230">
            <text:p>331230</text:p>
          </table:table-cell>
          <table:table-cell office:value-type="float" office:value="439766">
            <text:p>439766</text:p>
          </table:table-cell>
          <table:table-cell office:value-type="float" office:value="8420">
            <text:p>8420</text:p>
          </table:table-cell>
          <table:table-cell office:value-type="float" office:value="130137">
            <text:p>130137</text:p>
          </table:table-cell>
          <table:table-cell office:value-type="float" office:value="145863">
            <text:p>145863</text:p>
          </table:table-cell>
          <table:table-cell office:value-type="float" office:value="179819">
            <text:p>179819</text:p>
          </table:table-cell>
          <table:table-cell office:value-type="float" office:value="242832">
            <text:p>242832</text:p>
          </table:table-cell>
          <table:table-cell office:value-type="float" office:value="330686">
            <text:p>330686</text:p>
          </table:table-cell>
          <table:table-cell office:value-type="float" office:value="221760">
            <text:p>221760</text:p>
          </table:table-cell>
          <table:table-cell office:value-type="float" office:value="343403">
            <text:p>343403</text:p>
          </table:table-cell>
          <table:table-cell office:value-type="float" office:value="210550">
            <text:p>210550</text:p>
          </table:table-cell>
          <table:table-cell office:value-type="float" office:value="427601">
            <text:p>427601</text:p>
          </table:table-cell>
          <table:table-cell office:value-type="float" office:value="322560">
            <text:p>322560</text:p>
          </table:table-cell>
          <table:table-cell office:value-type="float" office:value="452993">
            <text:p>452993</text:p>
          </table:table-cell>
          <table:table-cell office:value-type="float" office:value="350153">
            <text:p>350153</text:p>
          </table:table-cell>
          <table:table-cell office:value-type="float" office:value="362068">
            <text:p>362068</text:p>
          </table:table-cell>
          <table:table-cell office:value-type="float" office:value="200665">
            <text:p>200665</text:p>
          </table:table-cell>
          <table:table-cell office:value-type="float" office:value="78600">
            <text:p>78600</text:p>
          </table:table-cell>
          <table:table-cell office:value-type="float" office:value="364224">
            <text:p>364224</text:p>
          </table:table-cell>
          <table:table-cell office:value-type="float" office:value="413300">
            <text:p>413300</text:p>
          </table:table-cell>
          <table:table-cell office:value-type="float" office:value="202505">
            <text:p>202505</text:p>
          </table:table-cell>
          <table:table-cell office:value-type="float" office:value="325835">
            <text:p>325835</text:p>
          </table:table-cell>
          <table:table-cell office:value-type="float" office:value="385814">
            <text:p>385814</text:p>
          </table:table-cell>
          <table:table-cell office:value-type="float" office:value="326917">
            <text:p>326917</text:p>
          </table:table-cell>
          <table:table-cell office:value-type="float" office:value="216554">
            <text:p>216554</text:p>
          </table:table-cell>
          <table:table-cell office:value-type="float" office:value="367298">
            <text:p>367298</text:p>
          </table:table-cell>
          <table:table-cell office:value-type="float" office:value="201377">
            <text:p>201377</text:p>
          </table:table-cell>
          <table:table-cell office:value-type="float" office:value="63407">
            <text:p>63407</text:p>
          </table:table-cell>
          <table:table-cell office:value-type="float" office:value="161280">
            <text:p>161280</text:p>
          </table:table-cell>
          <table:table-cell office:value-type="float" office:value="13196">
            <text:p>13196</text:p>
          </table:table-cell>
          <table:table-cell office:value-type="float" office:value="201064">
            <text:p>201064</text:p>
          </table:table-cell>
          <table:table-cell office:value-type="float" office:value="67742">
            <text:p>67742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float" office:value="160193">
            <text:p>160193</text:p>
          </table:table-cell>
          <table:table-cell office:value-type="float" office:value="60160">
            <text:p>60160</text:p>
          </table:table-cell>
          <table:table-cell office:value-type="float" office:value="33296">
            <text:p>33296</text:p>
          </table:table-cell>
          <table:table-cell office:value-type="float" office:value="57893">
            <text:p>57893</text:p>
          </table:table-cell>
          <table:table-cell office:value-type="float" office:value="58005">
            <text:p>58005</text:p>
          </table:table-cell>
          <table:table-cell office:value-type="float" office:value="106317">
            <text:p>106317</text:p>
          </table:table-cell>
          <table:table-cell office:value-type="float" office:value="23528">
            <text:p>23528</text:p>
          </table:table-cell>
          <table:table-cell office:value-type="float" office:value="0">
            <text:p>0</text:p>
          </table:table-cell>
          <table:table-cell office:value-type="float" office:value="20765">
            <text:p>20765</text:p>
          </table:table-cell>
          <table:table-cell office:value-type="float" office:value="63534">
            <text:p>63534</text:p>
          </table:table-cell>
          <table:table-cell office:value-type="float" office:value="53153">
            <text:p>53153</text:p>
          </table:table-cell>
          <table:table-cell office:value-type="float" office:value="76307">
            <text:p>76307</text:p>
          </table:table-cell>
          <table:table-cell office:value-type="float" office:value="105484">
            <text:p>105484</text:p>
          </table:table-cell>
          <table:table-cell office:value-type="float" office:value="129171">
            <text:p>129171</text:p>
          </table:table-cell>
          <table:table-cell office:value-type="float" office:value="111931">
            <text:p>111931</text:p>
          </table:table-cell>
          <table:table-cell office:value-type="float" office:value="133265">
            <text:p>133265</text:p>
          </table:table-cell>
          <table:table-cell office:value-type="float" office:value="153447">
            <text:p>153447</text:p>
          </table:table-cell>
          <table:table-cell office:value-type="float" office:value="137007">
            <text:p>137007</text:p>
          </table:table-cell>
          <table:table-cell office:value-type="float" office:value="221362">
            <text:p>221362</text:p>
          </table:table-cell>
          <table:table-cell office:value-type="float" office:value="123565">
            <text:p>123565</text:p>
          </table:table-cell>
          <table:table-cell office:value-type="float" office:value="113189">
            <text:p>113189</text:p>
          </table:table-cell>
          <table:table-cell office:value-type="float" office:value="130176">
            <text:p>130176</text:p>
          </table:table-cell>
          <table:table-cell office:value-type="float" office:value="218397">
            <text:p>218397</text:p>
          </table:table-cell>
          <table:table-cell office:value-type="float" office:value="183211">
            <text:p>183211</text:p>
          </table:table-cell>
          <table:table-cell office:value-type="float" office:value="152617">
            <text:p>152617</text:p>
          </table:table-cell>
          <table:table-cell office:value-type="float" office:value="97227">
            <text:p>97227</text:p>
          </table:table-cell>
          <table:table-cell office:value-type="float" office:value="117955">
            <text:p>117955</text:p>
          </table:table-cell>
          <table:table-cell office:value-type="float" office:value="54335">
            <text:p>54335</text:p>
          </table:table-cell>
          <table:table-cell office:value-type="float" office:value="138486">
            <text:p>138486</text:p>
          </table:table-cell>
          <table:table-cell office:value-type="float" office:value="94330">
            <text:p>94330</text:p>
          </table:table-cell>
          <table:table-cell office:value-type="float" office:value="95640">
            <text:p>95640</text:p>
          </table:table-cell>
          <table:table-cell office:value-type="float" office:value="132850">
            <text:p>132850</text:p>
          </table:table-cell>
          <table:table-cell office:value-type="float" office:value="56207">
            <text:p>56207</text:p>
          </table:table-cell>
          <table:table-cell office:value-type="float" office:value="118334">
            <text:p>118334</text:p>
          </table:table-cell>
          <table:table-cell office:value-type="float" office:value="155168">
            <text:p>155168</text:p>
          </table:table-cell>
          <table:table-cell office:value-type="float" office:value="107673">
            <text:p>107673</text:p>
          </table:table-cell>
          <table:table-cell office:value-type="float" office:value="40179">
            <text:p>40179</text:p>
          </table:table-cell>
          <table:table-cell office:value-type="float" office:value="143642">
            <text:p>143642</text:p>
          </table:table-cell>
          <table:table-cell office:value-type="float" office:value="294568">
            <text:p>294568</text:p>
          </table:table-cell>
          <table:table-cell office:value-type="float" office:value="284786">
            <text:p>284786</text:p>
          </table:table-cell>
          <table:table-cell office:value-type="float" office:value="227740">
            <text:p>227740</text:p>
          </table:table-cell>
          <table:table-cell office:value-type="float" office:value="168926">
            <text:p>168926</text:p>
          </table:table-cell>
          <table:table-cell office:value-type="float" office:value="237803">
            <text:p>237803</text:p>
          </table:table-cell>
          <table:table-cell office:value-type="float" office:value="143874">
            <text:p>143874</text:p>
          </table:table-cell>
          <table:table-cell office:value-type="float" office:value="192649">
            <text:p>192649</text:p>
          </table:table-cell>
          <table:table-cell office:value-type="float" office:value="214682">
            <text:p>214682</text:p>
          </table:table-cell>
          <table:table-cell office:value-type="float" office:value="136572">
            <text:p>136572</text:p>
          </table:table-cell>
          <table:table-cell office:value-type="float" office:value="256960">
            <text:p>256960</text:p>
          </table:table-cell>
          <table:table-cell office:value-type="float" office:value="194621">
            <text:p>194621</text:p>
          </table:table-cell>
          <table:table-cell office:value-type="float" office:value="132185">
            <text:p>132185</text:p>
          </table:table-cell>
          <table:table-cell office:value-type="float" office:value="155017">
            <text:p>155017</text:p>
          </table:table-cell>
          <table:table-cell office:value-type="float" office:value="164051">
            <text:p>164051</text:p>
          </table:table-cell>
          <table:table-cell office:value-type="float" office:value="205880">
            <text:p>205880</text:p>
          </table:table-cell>
          <table:table-cell office:value-type="float" office:value="163971">
            <text:p>163971</text:p>
          </table:table-cell>
          <table:table-cell office:value-type="float" office:value="153039">
            <text:p>153039</text:p>
          </table:table-cell>
          <table:table-cell office:value-type="float" office:value="146106">
            <text:p>146106</text:p>
          </table:table-cell>
          <table:table-cell office:value-type="float" office:value="90382">
            <text:p>90382</text:p>
          </table:table-cell>
          <table:table-cell office:value-type="float" office:value="136634">
            <text:p>136634</text:p>
          </table:table-cell>
          <table:table-cell office:value-type="float" office:value="93468">
            <text:p>93468</text:p>
          </table:table-cell>
          <table:table-cell office:value-type="float" office:value="54657">
            <text:p>54657</text:p>
          </table:table-cell>
          <table:table-cell office:value-type="float" office:value="34552">
            <text:p>34552</text:p>
          </table:table-cell>
          <table:table-cell office:value-type="float" office:value="83764">
            <text:p>83764</text:p>
          </table:table-cell>
          <table:table-cell office:value-type="float" office:value="88543">
            <text:p>88543</text:p>
          </table:table-cell>
          <table:table-cell office:value-type="float" office:value="44158">
            <text:p>44158</text:p>
          </table:table-cell>
          <table:table-cell office:value-type="float" office:value="86784">
            <text:p>86784</text:p>
          </table:table-cell>
          <table:table-cell office:value-type="float" office:value="100208">
            <text:p>100208</text:p>
          </table:table-cell>
          <table:table-cell office:value-type="float" office:value="101312">
            <text:p>101312</text:p>
          </table:table-cell>
          <table:table-cell office:value-type="float" office:value="28724">
            <text:p>28724</text:p>
          </table:table-cell>
          <table:table-cell office:value-type="float" office:value="91163">
            <text:p>91163</text:p>
          </table:table-cell>
          <table:table-cell office:value-type="float" office:value="112626">
            <text:p>112626</text:p>
          </table:table-cell>
          <table:table-cell office:value-type="float" office:value="174564">
            <text:p>174564</text:p>
          </table:table-cell>
          <table:table-cell office:value-type="float" office:value="131268">
            <text:p>131268</text:p>
          </table:table-cell>
          <table:table-cell office:value-type="float" office:value="120719">
            <text:p>120719</text:p>
          </table:table-cell>
          <table:table-cell office:value-type="float" office:value="91985">
            <text:p>91985</text:p>
          </table:table-cell>
          <table:table-cell office:value-type="float" office:value="48724">
            <text:p>48724</text:p>
          </table:table-cell>
          <table:table-cell office:value-type="float" office:value="100504">
            <text:p>100504</text:p>
          </table:table-cell>
          <table:table-cell office:value-type="float" office:value="139840">
            <text:p>139840</text:p>
          </table:table-cell>
          <table:table-cell office:value-type="float" office:value="43524">
            <text:p>43524</text:p>
          </table:table-cell>
          <table:table-cell office:value-type="float" office:value="97202">
            <text:p>97202</text:p>
          </table:table-cell>
          <table:table-cell office:value-type="float" office:value="80793">
            <text:p>80793</text:p>
          </table:table-cell>
          <table:table-cell office:value-type="float" office:value="126445">
            <text:p>126445</text:p>
          </table:table-cell>
          <table:table-cell office:value-type="float" office:value="118487">
            <text:p>118487</text:p>
          </table:table-cell>
          <table:table-cell office:value-type="float" office:value="97158">
            <text:p>97158</text:p>
          </table:table-cell>
          <table:table-cell office:value-type="float" office:value="135591">
            <text:p>135591</text:p>
          </table:table-cell>
          <table:table-cell office:value-type="float" office:value="208393">
            <text:p>208393</text:p>
          </table:table-cell>
          <table:table-cell office:value-type="float" office:value="178833">
            <text:p>178833</text:p>
          </table:table-cell>
          <table:table-cell office:value-type="float" office:value="150746">
            <text:p>150746</text:p>
          </table:table-cell>
          <table:table-cell office:value-type="float" office:value="71401">
            <text:p>71401</text:p>
          </table:table-cell>
          <table:table-cell office:value-type="float" office:value="176029">
            <text:p>176029</text:p>
          </table:table-cell>
          <table:table-cell office:value-type="float" office:value="106636">
            <text:p>106636</text:p>
          </table:table-cell>
          <table:table-cell office:value-type="float" office:value="130181">
            <text:p>130181</text:p>
          </table:table-cell>
          <table:table-cell office:value-type="float" office:value="165109">
            <text:p>165109</text:p>
          </table:table-cell>
          <table:table-cell office:value-type="float" office:value="91278">
            <text:p>91278</text:p>
          </table:table-cell>
          <table:table-cell office:value-type="float" office:value="129759">
            <text:p>129759</text:p>
          </table:table-cell>
          <table:table-cell office:value-type="float" office:value="188607">
            <text:p>188607</text:p>
          </table:table-cell>
          <table:table-cell office:value-type="float" office:value="133365">
            <text:p>133365</text:p>
          </table:table-cell>
          <table:table-cell office:value-type="float" office:value="153710">
            <text:p>153710</text:p>
          </table:table-cell>
          <table:table-cell office:value-type="float" office:value="214358">
            <text:p>214358</text:p>
          </table:table-cell>
          <table:table-cell office:value-type="float" office:value="96761">
            <text:p>96761</text:p>
          </table:table-cell>
          <table:table-cell office:value-type="float" office:value="75168">
            <text:p>75168</text:p>
          </table:table-cell>
          <table:table-cell office:value-type="float" office:value="174410">
            <text:p>174410</text:p>
          </table:table-cell>
          <table:table-cell office:value-type="float" office:value="111126">
            <text:p>111126</text:p>
          </table:table-cell>
          <table:table-cell office:value-type="float" office:value="167020">
            <text:p>167020</text:p>
          </table:table-cell>
          <table:table-cell office:value-type="float" office:value="151718">
            <text:p>151718</text:p>
          </table:table-cell>
          <table:table-cell office:value-type="float" office:value="120694">
            <text:p>120694</text:p>
          </table:table-cell>
          <table:table-cell office:value-type="float" office:value="242952">
            <text:p>242952</text:p>
          </table:table-cell>
          <table:table-cell office:value-type="float" office:value="154606">
            <text:p>154606</text:p>
          </table:table-cell>
          <table:table-cell office:value-type="float" office:value="179120">
            <text:p>179120</text:p>
          </table:table-cell>
          <table:table-cell office:value-type="float" office:value="127294">
            <text:p>127294</text:p>
          </table:table-cell>
          <table:table-cell office:value-type="float" office:value="207272">
            <text:p>207272</text:p>
          </table:table-cell>
          <table:table-cell office:value-type="float" office:value="171356">
            <text:p>171356</text:p>
          </table:table-cell>
          <table:table-cell office:value-type="float" office:value="63032">
            <text:p>63032</text:p>
          </table:table-cell>
          <table:table-cell office:value-type="float" office:value="183835">
            <text:p>183835</text:p>
          </table:table-cell>
          <table:table-cell office:value-type="float" office:value="119323">
            <text:p>119323</text:p>
          </table:table-cell>
          <table:table-cell office:value-type="float" office:value="149153">
            <text:p>149153</text:p>
          </table:table-cell>
          <table:table-cell office:value-type="float" office:value="152353">
            <text:p>152353</text:p>
          </table:table-cell>
          <table:table-cell office:value-type="float" office:value="108465">
            <text:p>108465</text:p>
          </table:table-cell>
          <table:table-cell office:value-type="float" office:value="177815">
            <text:p>177815</text:p>
          </table:table-cell>
          <table:table-cell office:value-type="float" office:value="144660">
            <text:p>144660</text:p>
          </table:table-cell>
          <table:table-cell office:value-type="float" office:value="53502">
            <text:p>53502</text:p>
          </table:table-cell>
          <table:table-cell office:value-type="float" office:value="118437">
            <text:p>118437</text:p>
          </table:table-cell>
          <table:table-cell office:value-type="float" office:value="201870">
            <text:p>201870</text:p>
          </table:table-cell>
          <table:table-cell office:value-type="float" office:value="121985">
            <text:p>121985</text:p>
          </table:table-cell>
          <table:table-cell office:value-type="float" office:value="87110">
            <text:p>87110</text:p>
          </table:table-cell>
          <table:table-cell office:value-type="float" office:value="136196">
            <text:p>136196</text:p>
          </table:table-cell>
          <table:table-cell office:value-type="float" office:value="60968">
            <text:p>60968</text:p>
          </table:table-cell>
          <table:table-cell office:value-type="float" office:value="74242">
            <text:p>74242</text:p>
          </table:table-cell>
          <table:table-cell office:value-type="float" office:value="103047">
            <text:p>103047</text:p>
          </table:table-cell>
          <table:table-cell office:value-type="float" office:value="126052">
            <text:p>126052</text:p>
          </table:table-cell>
          <table:table-cell office:value-type="float" office:value="95341">
            <text:p>95341</text:p>
          </table:table-cell>
          <table:table-cell office:value-type="float" office:value="125060">
            <text:p>125060</text:p>
          </table:table-cell>
          <table:table-cell office:value-type="float" office:value="199366">
            <text:p>199366</text:p>
          </table:table-cell>
          <table:table-cell office:value-type="float" office:value="113068">
            <text:p>113068</text:p>
          </table:table-cell>
          <table:table-cell office:value-type="float" office:value="196131">
            <text:p>196131</text:p>
          </table:table-cell>
          <table:table-cell office:value-type="float" office:value="158635">
            <text:p>158635</text:p>
          </table:table-cell>
          <table:table-cell office:value-type="float" office:value="148082">
            <text:p>148082</text:p>
          </table:table-cell>
          <table:table-cell office:value-type="float" office:value="77281">
            <text:p>77281</text:p>
          </table:table-cell>
          <table:table-cell office:value-type="float" office:value="59279">
            <text:p>59279</text:p>
          </table:table-cell>
          <table:table-cell office:value-type="float" office:value="75333">
            <text:p>75333</text:p>
          </table:table-cell>
          <table:table-cell office:value-type="float" office:value="99244">
            <text:p>99244</text:p>
          </table:table-cell>
          <table:table-cell office:value-type="float" office:value="133762">
            <text:p>133762</text:p>
          </table:table-cell>
          <table:table-cell office:value-type="float" office:value="61478">
            <text:p>61478</text:p>
          </table:table-cell>
          <table:table-cell office:value-type="float" office:value="185280">
            <text:p>185280</text:p>
          </table:table-cell>
          <table:table-cell office:value-type="float" office:value="138055">
            <text:p>138055</text:p>
          </table:table-cell>
          <table:table-cell office:value-type="float" office:value="94962">
            <text:p>94962</text:p>
          </table:table-cell>
          <table:table-cell office:value-type="float" office:value="119065">
            <text:p>119065</text:p>
          </table:table-cell>
          <table:table-cell office:value-type="float" office:value="86653">
            <text:p>86653</text:p>
          </table:table-cell>
          <table:table-cell office:value-type="float" office:value="133486">
            <text:p>133486</text:p>
          </table:table-cell>
          <table:table-cell office:value-type="float" office:value="119575">
            <text:p>119575</text:p>
          </table:table-cell>
          <table:table-cell office:value-type="float" office:value="74144">
            <text:p>74144</text:p>
          </table:table-cell>
          <table:table-cell office:value-type="float" office:value="142734">
            <text:p>142734</text:p>
          </table:table-cell>
          <table:table-cell office:value-type="float" office:value="121462">
            <text:p>121462</text:p>
          </table:table-cell>
          <table:table-cell office:value-type="float" office:value="153134">
            <text:p>153134</text:p>
          </table:table-cell>
          <table:table-cell office:value-type="float" office:value="134407">
            <text:p>134407</text:p>
          </table:table-cell>
          <table:table-cell office:value-type="float" office:value="140112">
            <text:p>140112</text:p>
          </table:table-cell>
          <table:table-cell office:value-type="float" office:value="106298">
            <text:p>106298</text:p>
          </table:table-cell>
          <table:table-cell office:value-type="float" office:value="59566">
            <text:p>59566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float" office:value="39328">
            <text:p>39328</text:p>
          </table:table-cell>
          <table:table-cell office:value-type="float" office:value="102612">
            <text:p>102612</text:p>
          </table:table-cell>
          <table:table-cell office:value-type="float" office:value="125276">
            <text:p>125276</text:p>
          </table:table-cell>
          <table:table-cell office:value-type="float" office:value="86749">
            <text:p>86749</text:p>
          </table:table-cell>
          <table:table-cell office:value-type="float" office:value="35794">
            <text:p>35794</text:p>
          </table:table-cell>
          <table:table-cell office:value-type="float" office:value="30336">
            <text:p>30336</text:p>
          </table:table-cell>
          <table:table-cell office:value-type="float" office:value="26231">
            <text:p>26231</text:p>
          </table:table-cell>
          <table:table-cell office:value-type="float" office:value="56728">
            <text:p>56728</text:p>
          </table:table-cell>
          <table:table-cell office:value-type="float" office:value="150238">
            <text:p>150238</text:p>
          </table:table-cell>
          <table:table-cell office:value-type="float" office:value="93636">
            <text:p>93636</text:p>
          </table:table-cell>
          <table:table-cell office:value-type="float" office:value="116539">
            <text:p>116539</text:p>
          </table:table-cell>
          <table:table-cell office:value-type="float" office:value="22497">
            <text:p>22497</text:p>
          </table:table-cell>
          <table:table-cell office:value-type="float" office:value="56274">
            <text:p>56274</text:p>
          </table:table-cell>
          <table:table-cell office:value-type="float" office:value="7923">
            <text:p>7923</text:p>
          </table:table-cell>
          <table:table-cell office:value-type="float" office:value="140655">
            <text:p>140655</text:p>
          </table:table-cell>
          <table:table-cell office:value-type="float" office:value="22166">
            <text:p>22166</text:p>
          </table:table-cell>
          <table:table-cell office:value-type="float" office:value="10483">
            <text:p>10483</text:p>
          </table:table-cell>
          <table:table-cell office:value-type="float" office:value="46885">
            <text:p>46885</text:p>
          </table:table-cell>
          <table:table-cell office:value-type="float" office:value="92660">
            <text:p>92660</text:p>
          </table:table-cell>
          <table:table-cell office:value-type="float" office:value="149293">
            <text:p>149293</text:p>
          </table:table-cell>
          <table:table-cell office:value-type="float" office:value="41265">
            <text:p>41265</text:p>
          </table:table-cell>
          <table:table-cell office:value-type="float" office:value="63686">
            <text:p>63686</text:p>
          </table:table-cell>
          <table:table-cell office:value-type="float" office:value="29">
            <text:p>29</text:p>
          </table:table-cell>
          <table:table-cell office:value-type="float" office:value="135496">
            <text:p>135496</text:p>
          </table:table-cell>
          <table:table-cell office:value-type="float" office:value="0">
            <text:p>0</text:p>
          </table:table-cell>
          <table:table-cell office:value-type="float" office:value="129581">
            <text:p>129581</text:p>
          </table:table-cell>
          <table:table-cell office:value-type="float" office:value="23706">
            <text:p>23706</text:p>
          </table:table-cell>
          <table:table-cell office:value-type="float" office:value="61650">
            <text:p>61650</text:p>
          </table:table-cell>
          <table:table-cell office:value-type="float" office:value="4708">
            <text:p>4708</text:p>
          </table:table-cell>
          <table:table-cell office:value-type="float" office:value="46716">
            <text:p>46716</text:p>
          </table:table-cell>
          <table:table-cell office:value-type="float" office:value="87720">
            <text:p>87720</text:p>
          </table:table-cell>
          <table:table-cell office:value-type="float" office:value="72107">
            <text:p>72107</text:p>
          </table:table-cell>
          <table:table-cell office:value-type="float" office:value="74815">
            <text:p>74815</text:p>
          </table:table-cell>
          <table:table-cell office:value-type="float" office:value="79662">
            <text:p>79662</text:p>
          </table:table-cell>
          <table:table-cell office:value-type="float" office:value="15899">
            <text:p>15899</text:p>
          </table:table-cell>
          <table:table-cell office:value-type="float" office:value="36520">
            <text:p>36520</text:p>
          </table:table-cell>
          <table:table-cell office:value-type="float" office:value="7106">
            <text:p>7106</text:p>
          </table:table-cell>
          <table:table-cell office:value-type="float" office:value="57389">
            <text:p>57389</text:p>
          </table:table-cell>
          <table:table-cell office:value-type="float" office:value="8592">
            <text:p>8592</text:p>
          </table:table-cell>
          <table:table-cell office:value-type="float" office:value="73072">
            <text:p>73072</text:p>
          </table:table-cell>
          <table:table-cell office:value-type="float" office:value="63413">
            <text:p>63413</text:p>
          </table:table-cell>
          <table:table-cell office:value-type="float" office:value="43579">
            <text:p>43579</text:p>
          </table:table-cell>
          <table:table-cell office:value-type="float" office:value="41170">
            <text:p>41170</text:p>
          </table:table-cell>
          <table:table-cell office:value-type="float" office:value="96314">
            <text:p>96314</text:p>
          </table:table-cell>
          <table:table-cell office:value-type="float" office:value="72923">
            <text:p>72923</text:p>
          </table:table-cell>
          <table:table-cell office:value-type="float" office:value="78873">
            <text:p>78873</text:p>
          </table:table-cell>
          <table:table-cell office:value-type="float" office:value="54043">
            <text:p>54043</text:p>
          </table:table-cell>
          <table:table-cell office:value-type="float" office:value="106129">
            <text:p>106129</text:p>
          </table:table-cell>
          <table:table-cell office:value-type="float" office:value="32700">
            <text:p>32700</text:p>
          </table:table-cell>
          <table:table-cell office:value-type="float" office:value="101582">
            <text:p>101582</text:p>
          </table:table-cell>
          <table:table-cell office:value-type="float" office:value="119873">
            <text:p>119873</text:p>
          </table:table-cell>
          <table:table-cell office:value-type="float" office:value="34041">
            <text:p>34041</text:p>
          </table:table-cell>
          <table:table-cell office:value-type="float" office:value="107431">
            <text:p>107431</text:p>
          </table:table-cell>
          <table:table-cell office:value-type="float" office:value="52737">
            <text:p>52737</text:p>
          </table:table-cell>
          <table:table-cell office:value-type="float" office:value="139899">
            <text:p>139899</text:p>
          </table:table-cell>
          <table:table-cell office:value-type="float" office:value="195416">
            <text:p>195416</text:p>
          </table:table-cell>
          <table:table-cell office:value-type="float" office:value="53412">
            <text:p>53412</text:p>
          </table:table-cell>
          <table:table-cell office:value-type="float" office:value="188055">
            <text:p>188055</text:p>
          </table:table-cell>
          <table:table-cell office:value-type="float" office:value="138767">
            <text:p>138767</text:p>
          </table:table-cell>
          <table:table-cell office:value-type="float" office:value="117531">
            <text:p>117531</text:p>
          </table:table-cell>
          <table:table-cell office:value-type="float" office:value="100025">
            <text:p>100025</text:p>
          </table:table-cell>
          <table:table-cell office:value-type="float" office:value="155354">
            <text:p>155354</text:p>
          </table:table-cell>
          <table:table-cell office:value-type="float" office:value="206009">
            <text:p>206009</text:p>
          </table:table-cell>
          <table:table-cell office:value-type="float" office:value="32809">
            <text:p>32809</text:p>
          </table:table-cell>
          <table:table-cell office:value-type="float" office:value="188636">
            <text:p>188636</text:p>
          </table:table-cell>
          <table:table-cell office:value-type="float" office:value="211754">
            <text:p>211754</text:p>
          </table:table-cell>
          <table:table-cell office:value-type="float" office:value="148164">
            <text:p>148164</text:p>
          </table:table-cell>
          <table:table-cell office:value-type="float" office:value="32317">
            <text:p>32317</text:p>
          </table:table-cell>
          <table:table-cell office:value-type="float" office:value="131156">
            <text:p>131156</text:p>
          </table:table-cell>
          <table:table-cell office:value-type="float" office:value="79621">
            <text:p>79621</text:p>
          </table:table-cell>
          <table:table-cell office:value-type="float" office:value="86742">
            <text:p>86742</text:p>
          </table:table-cell>
          <table:table-cell office:value-type="float" office:value="162698">
            <text:p>162698</text:p>
          </table:table-cell>
          <table:table-cell office:value-type="float" office:value="106477">
            <text:p>106477</text:p>
          </table:table-cell>
          <table:table-cell office:value-type="float" office:value="89046">
            <text:p>89046</text:p>
          </table:table-cell>
          <table:table-cell office:value-type="float" office:value="99252">
            <text:p>99252</text:p>
          </table:table-cell>
          <table:table-cell office:value-type="float" office:value="65383">
            <text:p>65383</text:p>
          </table:table-cell>
          <table:table-cell office:value-type="float" office:value="69922">
            <text:p>69922</text:p>
          </table:table-cell>
          <table:table-cell office:value-type="float" office:value="137289">
            <text:p>137289</text:p>
          </table:table-cell>
          <table:table-cell office:value-type="float" office:value="140752">
            <text:p>140752</text:p>
          </table:table-cell>
          <table:table-cell office:value-type="float" office:value="83735">
            <text:p>83735</text:p>
          </table:table-cell>
          <table:table-cell office:value-type="float" office:value="73912">
            <text:p>73912</text:p>
          </table:table-cell>
          <table:table-cell office:value-type="float" office:value="88058">
            <text:p>88058</text:p>
          </table:table-cell>
          <table:table-cell office:value-type="float" office:value="54168">
            <text:p>54168</text:p>
          </table:table-cell>
          <table:table-cell office:value-type="float" office:value="129581">
            <text:p>129581</text:p>
          </table:table-cell>
          <table:table-cell office:value-type="float" office:value="85297">
            <text:p>85297</text:p>
          </table:table-cell>
          <table:table-cell office:value-type="float" office:value="130056">
            <text:p>130056</text:p>
          </table:table-cell>
          <table:table-cell office:value-type="float" office:value="73711">
            <text:p>73711</text:p>
          </table:table-cell>
          <table:table-cell office:value-type="float" office:value="118116">
            <text:p>118116</text:p>
          </table:table-cell>
          <table:table-cell office:value-type="float" office:value="179657">
            <text:p>179657</text:p>
          </table:table-cell>
          <table:table-cell office:value-type="float" office:value="85513">
            <text:p>85513</text:p>
          </table:table-cell>
          <table:table-cell office:value-type="float" office:value="106731">
            <text:p>106731</text:p>
          </table:table-cell>
          <table:table-cell office:value-type="float" office:value="51916">
            <text:p>51916</text:p>
          </table:table-cell>
          <table:table-cell office:value-type="float" office:value="165820">
            <text:p>165820</text:p>
          </table:table-cell>
          <table:table-cell office:value-type="float" office:value="168035">
            <text:p>168035</text:p>
          </table:table-cell>
          <table:table-cell office:value-type="float" office:value="141719">
            <text:p>141719</text:p>
          </table:table-cell>
          <table:table-cell office:value-type="float" office:value="162367">
            <text:p>162367</text:p>
          </table:table-cell>
          <table:table-cell office:value-type="float" office:value="152987">
            <text:p>152987</text:p>
          </table:table-cell>
          <table:table-cell office:value-type="float" office:value="178172">
            <text:p>178172</text:p>
          </table:table-cell>
          <table:table-cell office:value-type="float" office:value="104060">
            <text:p>104060</text:p>
          </table:table-cell>
          <table:table-cell office:value-type="float" office:value="54973">
            <text:p>54973</text:p>
          </table:table-cell>
          <table:table-cell office:value-type="float" office:value="41782">
            <text:p>41782</text:p>
          </table:table-cell>
          <table:table-cell office:value-type="float" office:value="184458">
            <text:p>184458</text:p>
          </table:table-cell>
          <table:table-cell office:value-type="float" office:value="214014">
            <text:p>214014</text:p>
          </table:table-cell>
          <table:table-cell office:value-type="float" office:value="201682">
            <text:p>201682</text:p>
          </table:table-cell>
          <table:table-cell office:value-type="float" office:value="361611">
            <text:p>361611</text:p>
          </table:table-cell>
          <table:table-cell office:value-type="float" office:value="223865">
            <text:p>223865</text:p>
          </table:table-cell>
          <table:table-cell office:value-type="float" office:value="241460">
            <text:p>241460</text:p>
          </table:table-cell>
          <table:table-cell office:value-type="float" office:value="154846">
            <text:p>154846</text:p>
          </table:table-cell>
          <table:table-cell office:value-type="float" office:value="61843">
            <text:p>61843</text:p>
          </table:table-cell>
          <table:table-cell office:value-type="float" office:value="79607">
            <text:p>79607</text:p>
          </table:table-cell>
          <table:table-cell office:value-type="float" office:value="68827">
            <text:p>68827</text:p>
          </table:table-cell>
          <table:table-cell office:value-type="float" office:value="141231">
            <text:p>141231</text:p>
          </table:table-cell>
          <table:table-cell office:value-type="float" office:value="94354">
            <text:p>94354</text:p>
          </table:table-cell>
          <table:table-cell office:value-type="float" office:value="126524">
            <text:p>126524</text:p>
          </table:table-cell>
          <table:table-cell office:value-type="float" office:value="145568">
            <text:p>145568</text:p>
          </table:table-cell>
          <table:table-cell office:value-type="float" office:value="140203">
            <text:p>140203</text:p>
          </table:table-cell>
          <table:table-cell office:value-type="float" office:value="149851">
            <text:p>149851</text:p>
          </table:table-cell>
          <table:table-cell office:value-type="float" office:value="151082">
            <text:p>151082</text:p>
          </table:table-cell>
          <table:table-cell office:value-type="float" office:value="119096">
            <text:p>119096</text:p>
          </table:table-cell>
          <table:table-cell office:value-type="float" office:value="62378">
            <text:p>62378</text:p>
          </table:table-cell>
          <table:table-cell office:value-type="float" office:value="112998">
            <text:p>112998</text:p>
          </table:table-cell>
          <table:table-cell office:value-type="float" office:value="32600">
            <text:p>32600</text:p>
          </table:table-cell>
          <table:table-cell office:value-type="float" office:value="41029">
            <text:p>41029</text:p>
          </table:table-cell>
          <table:table-cell office:value-type="float" office:value="55479">
            <text:p>55479</text:p>
          </table:table-cell>
          <table:table-cell office:value-type="float" office:value="112097">
            <text:p>112097</text:p>
          </table:table-cell>
          <table:table-cell office:value-type="float" office:value="136379">
            <text:p>136379</text:p>
          </table:table-cell>
          <table:table-cell office:value-type="float" office:value="36849">
            <text:p>36849</text:p>
          </table:table-cell>
          <table:table-cell office:value-type="float" office:value="52208">
            <text:p>52208</text:p>
          </table:table-cell>
          <table:table-cell office:value-type="float" office:value="33810">
            <text:p>33810</text:p>
          </table:table-cell>
          <table:table-cell office:value-type="float" office:value="19422">
            <text:p>19422</text:p>
          </table:table-cell>
          <table:table-cell office:value-type="float" office:value="86642">
            <text:p>86642</text:p>
          </table:table-cell>
          <table:table-cell office:value-type="float" office:value="74130">
            <text:p>74130</text:p>
          </table:table-cell>
          <table:table-cell office:value-type="float" office:value="63020">
            <text:p>63020</text:p>
          </table:table-cell>
          <table:table-cell office:value-type="float" office:value="66819">
            <text:p>66819</text:p>
          </table:table-cell>
          <table:table-cell office:value-type="float" office:value="75570">
            <text:p>75570</text:p>
          </table:table-cell>
          <table:table-cell office:value-type="float" office:value="20925">
            <text:p>20925</text:p>
          </table:table-cell>
          <table:table-cell office:value-type="float" office:value="107534">
            <text:p>107534</text:p>
          </table:table-cell>
          <table:table-cell office:value-type="float" office:value="55716">
            <text:p>55716</text:p>
          </table:table-cell>
          <table:table-cell office:value-type="float" office:value="101200">
            <text:p>101200</text:p>
          </table:table-cell>
          <table:table-cell office:value-type="float" office:value="131199">
            <text:p>131199</text:p>
          </table:table-cell>
          <table:table-cell office:value-type="float" office:value="158779">
            <text:p>158779</text:p>
          </table:table-cell>
          <table:table-cell office:value-type="float" office:value="90626">
            <text:p>90626</text:p>
          </table:table-cell>
          <table:table-cell office:value-type="float" office:value="103826">
            <text:p>103826</text:p>
          </table:table-cell>
          <table:table-cell office:value-type="float" office:value="61302">
            <text:p>61302</text:p>
          </table:table-cell>
          <table:table-cell office:value-type="float" office:value="66953">
            <text:p>66953</text:p>
          </table:table-cell>
          <table:table-cell office:value-type="float" office:value="33588">
            <text:p>33588</text:p>
          </table:table-cell>
          <table:table-cell office:value-type="float" office:value="119544">
            <text:p>119544</text:p>
          </table:table-cell>
          <table:table-cell office:value-type="float" office:value="110205">
            <text:p>110205</text:p>
          </table:table-cell>
          <table:table-cell office:value-type="float" office:value="114315">
            <text:p>114315</text:p>
          </table:table-cell>
          <table:table-cell office:value-type="float" office:value="50713">
            <text:p>50713</text:p>
          </table:table-cell>
          <table:table-cell office:value-type="float" office:value="168388">
            <text:p>168388</text:p>
          </table:table-cell>
          <table:table-cell office:value-type="float" office:value="132496">
            <text:p>132496</text:p>
          </table:table-cell>
          <table:table-cell office:value-type="float" office:value="150834">
            <text:p>150834</text:p>
          </table:table-cell>
          <table:table-cell office:value-type="float" office:value="75967">
            <text:p>75967</text:p>
          </table:table-cell>
          <table:table-cell office:value-type="float" office:value="76268">
            <text:p>76268</text:p>
          </table:table-cell>
          <table:table-cell office:value-type="float" office:value="64726">
            <text:p>64726</text:p>
          </table:table-cell>
          <table:table-cell office:value-type="float" office:value="58198">
            <text:p>58198</text:p>
          </table:table-cell>
        </table:table-row>
        <table:table-row table:style-name="ro1">
          <table:table-cell office:value-type="string">
            <text:p>Iran, Islamic Republic of</text:p>
          </table:table-cell>
          <table:table-cell office:value-type="float" office:value="291210">
            <text:p>291210</text:p>
          </table:table-cell>
          <table:table-cell office:value-type="float" office:value="546716">
            <text:p>546716</text:p>
          </table:table-cell>
          <table:table-cell office:value-type="float" office:value="1512160">
            <text:p>1512160</text:p>
          </table:table-cell>
          <table:table-cell office:value-type="float" office:value="2066777">
            <text:p>2066777</text:p>
          </table:table-cell>
          <table:table-cell office:value-type="float" office:value="531949">
            <text:p>531949</text:p>
          </table:table-cell>
          <table:table-cell office:value-type="float" office:value="682197">
            <text:p>682197</text:p>
          </table:table-cell>
          <table:table-cell office:value-type="float" office:value="2361377">
            <text:p>2361377</text:p>
          </table:table-cell>
          <table:table-cell office:value-type="float" office:value="4069526">
            <text:p>4069526</text:p>
          </table:table-cell>
          <table:table-cell office:value-type="float" office:value="4757951">
            <text:p>4757951</text:p>
          </table:table-cell>
          <table:table-cell office:value-type="float" office:value="3232827">
            <text:p>3232827</text:p>
          </table:table-cell>
          <table:table-cell office:value-type="float" office:value="3004559">
            <text:p>3004559</text:p>
          </table:table-cell>
          <table:table-cell office:value-type="float" office:value="2171402">
            <text:p>2171402</text:p>
          </table:table-cell>
          <table:table-cell office:value-type="float" office:value="722798">
            <text:p>722798</text:p>
          </table:table-cell>
          <table:table-cell office:value-type="float" office:value="141104">
            <text:p>141104</text:p>
          </table:table-cell>
          <table:table-cell office:value-type="float" office:value="715576">
            <text:p>715576</text:p>
          </table:table-cell>
          <table:table-cell office:value-type="float" office:value="186828">
            <text:p>186828</text:p>
          </table:table-cell>
          <table:table-cell office:value-type="float" office:value="506709">
            <text:p>506709</text:p>
          </table:table-cell>
          <table:table-cell office:value-type="float" office:value="2182487">
            <text:p>2182487</text:p>
          </table:table-cell>
          <table:table-cell office:value-type="float" office:value="2189937">
            <text:p>2189937</text:p>
          </table:table-cell>
          <table:table-cell office:value-type="float" office:value="1907211">
            <text:p>1907211</text:p>
          </table:table-cell>
          <table:table-cell office:value-type="float" office:value="2353434">
            <text:p>2353434</text:p>
          </table:table-cell>
          <table:table-cell office:value-type="float" office:value="968396">
            <text:p>968396</text:p>
          </table:table-cell>
          <table:table-cell office:value-type="float" office:value="2513724">
            <text:p>2513724</text:p>
          </table:table-cell>
          <table:table-cell office:value-type="float" office:value="1262352">
            <text:p>1262352</text:p>
          </table:table-cell>
          <table:table-cell office:value-type="float" office:value="1432692">
            <text:p>1432692</text:p>
          </table:table-cell>
          <table:table-cell office:value-type="float" office:value="954222">
            <text:p>954222</text:p>
          </table:table-cell>
          <table:table-cell office:value-type="float" office:value="569299">
            <text:p>569299</text:p>
          </table:table-cell>
          <table:table-cell office:value-type="float" office:value="509328">
            <text:p>509328</text:p>
          </table:table-cell>
          <table:table-cell office:value-type="float" office:value="1034036">
            <text:p>1034036</text:p>
          </table:table-cell>
          <table:table-cell office:value-type="float" office:value="1951012">
            <text:p>1951012</text:p>
          </table:table-cell>
          <table:table-cell office:value-type="float" office:value="254391">
            <text:p>254391</text:p>
          </table:table-cell>
          <table:table-cell office:value-type="float" office:value="680629">
            <text:p>680629</text:p>
          </table:table-cell>
          <table:table-cell office:value-type="float" office:value="1504593">
            <text:p>1504593</text:p>
          </table:table-cell>
          <table:table-cell office:value-type="float" office:value="1502920">
            <text:p>1502920</text:p>
          </table:table-cell>
          <table:table-cell office:value-type="float" office:value="2105227">
            <text:p>2105227</text:p>
          </table:table-cell>
          <table:table-cell office:value-type="float" office:value="621238">
            <text:p>621238</text:p>
          </table:table-cell>
          <table:table-cell office:value-type="float" office:value="585868">
            <text:p>585868</text:p>
          </table:table-cell>
          <table:table-cell office:value-type="float" office:value="143851">
            <text:p>143851</text:p>
          </table:table-cell>
          <table:table-cell office:value-type="float" office:value="370953">
            <text:p>370953</text:p>
          </table:table-cell>
          <table:table-cell office:value-type="float" office:value="1047022">
            <text:p>1047022</text:p>
          </table:table-cell>
          <table:table-cell office:value-type="float" office:value="2142511">
            <text:p>2142511</text:p>
          </table:table-cell>
          <table:table-cell office:value-type="float" office:value="715497">
            <text:p>715497</text:p>
          </table:table-cell>
          <table:table-cell office:value-type="float" office:value="984006">
            <text:p>984006</text:p>
          </table:table-cell>
          <table:table-cell office:value-type="float" office:value="1912122">
            <text:p>1912122</text:p>
          </table:table-cell>
          <table:table-cell office:value-type="float" office:value="1327829">
            <text:p>1327829</text:p>
          </table:table-cell>
          <table:table-cell office:value-type="float" office:value="2859197">
            <text:p>2859197</text:p>
          </table:table-cell>
          <table:table-cell office:value-type="float" office:value="2836563">
            <text:p>2836563</text:p>
          </table:table-cell>
          <table:table-cell office:value-type="float" office:value="1634785">
            <text:p>1634785</text:p>
          </table:table-cell>
          <table:table-cell office:value-type="float" office:value="1633847">
            <text:p>1633847</text:p>
          </table:table-cell>
          <table:table-cell office:value-type="float" office:value="733926">
            <text:p>733926</text:p>
          </table:table-cell>
          <table:table-cell office:value-type="float" office:value="1208784">
            <text:p>1208784</text:p>
          </table:table-cell>
          <table:table-cell office:value-type="float" office:value="496914">
            <text:p>496914</text:p>
          </table:table-cell>
          <table:table-cell office:value-type="float" office:value="1015021">
            <text:p>1015021</text:p>
          </table:table-cell>
          <table:table-cell office:value-type="float" office:value="1475758">
            <text:p>1475758</text:p>
          </table:table-cell>
          <table:table-cell office:value-type="float" office:value="1293532">
            <text:p>1293532</text:p>
          </table:table-cell>
          <table:table-cell office:value-type="float" office:value="1395358">
            <text:p>1395358</text:p>
          </table:table-cell>
          <table:table-cell office:value-type="float" office:value="773693">
            <text:p>773693</text:p>
          </table:table-cell>
          <table:table-cell office:value-type="float" office:value="1067935">
            <text:p>1067935</text:p>
          </table:table-cell>
          <table:table-cell office:value-type="float" office:value="2205251">
            <text:p>2205251</text:p>
          </table:table-cell>
          <table:table-cell office:value-type="float" office:value="1052666">
            <text:p>1052666</text:p>
          </table:table-cell>
          <table:table-cell office:value-type="float" office:value="742896">
            <text:p>742896</text:p>
          </table:table-cell>
          <table:table-cell office:value-type="float" office:value="718010">
            <text:p>718010</text:p>
          </table:table-cell>
          <table:table-cell office:value-type="float" office:value="739358">
            <text:p>739358</text:p>
          </table:table-cell>
          <table:table-cell office:value-type="float" office:value="363551">
            <text:p>363551</text:p>
          </table:table-cell>
          <table:table-cell office:value-type="float" office:value="1069149">
            <text:p>1069149</text:p>
          </table:table-cell>
          <table:table-cell office:value-type="float" office:value="2727460">
            <text:p>2727460</text:p>
          </table:table-cell>
          <table:table-cell office:value-type="float" office:value="4175802">
            <text:p>4175802</text:p>
          </table:table-cell>
          <table:table-cell office:value-type="float" office:value="1955784">
            <text:p>1955784</text:p>
          </table:table-cell>
          <table:table-cell office:value-type="float" office:value="1655340">
            <text:p>1655340</text:p>
          </table:table-cell>
          <table:table-cell office:value-type="float" office:value="2012996">
            <text:p>2012996</text:p>
          </table:table-cell>
          <table:table-cell office:value-type="float" office:value="1286251">
            <text:p>1286251</text:p>
          </table:table-cell>
          <table:table-cell office:value-type="float" office:value="644903">
            <text:p>644903</text:p>
          </table:table-cell>
          <table:table-cell office:value-type="float" office:value="159411">
            <text:p>159411</text:p>
          </table:table-cell>
          <table:table-cell office:value-type="float" office:value="61231">
            <text:p>61231</text:p>
          </table:table-cell>
          <table:table-cell office:value-type="float" office:value="30044">
            <text:p>30044</text:p>
          </table:table-cell>
          <table:table-cell office:value-type="float" office:value="140880">
            <text:p>140880</text:p>
          </table:table-cell>
          <table:table-cell office:value-type="float" office:value="274589">
            <text:p>274589</text:p>
          </table:table-cell>
          <table:table-cell office:value-type="float" office:value="344734">
            <text:p>344734</text:p>
          </table:table-cell>
          <table:table-cell office:value-type="float" office:value="458929">
            <text:p>458929</text:p>
          </table:table-cell>
          <table:table-cell office:value-type="float" office:value="460523">
            <text:p>460523</text:p>
          </table:table-cell>
          <table:table-cell office:value-type="float" office:value="505858">
            <text:p>505858</text:p>
          </table:table-cell>
          <table:table-cell office:value-type="float" office:value="920001">
            <text:p>920001</text:p>
          </table:table-cell>
          <table:table-cell office:value-type="float" office:value="1454548">
            <text:p>1454548</text:p>
          </table:table-cell>
          <table:table-cell office:value-type="float" office:value="1186910">
            <text:p>1186910</text:p>
          </table:table-cell>
          <table:table-cell office:value-type="float" office:value="251757">
            <text:p>251757</text:p>
          </table:table-cell>
          <table:table-cell office:value-type="float" office:value="92432">
            <text:p>92432</text:p>
          </table:table-cell>
          <table:table-cell office:value-type="float" office:value="180394">
            <text:p>180394</text:p>
          </table:table-cell>
          <table:table-cell office:value-type="float" office:value="422713">
            <text:p>422713</text:p>
          </table:table-cell>
          <table:table-cell office:value-type="float" office:value="164988">
            <text:p>164988</text:p>
          </table:table-cell>
          <table:table-cell office:value-type="float" office:value="48676">
            <text:p>48676</text:p>
          </table:table-cell>
          <table:table-cell office:value-type="float" office:value="181007">
            <text:p>181007</text:p>
          </table:table-cell>
          <table:table-cell office:value-type="float" office:value="205247">
            <text:p>205247</text:p>
          </table:table-cell>
          <table:table-cell office:value-type="float" office:value="576403">
            <text:p>576403</text:p>
          </table:table-cell>
          <table:table-cell office:value-type="float" office:value="466188">
            <text:p>466188</text:p>
          </table:table-cell>
          <table:table-cell office:value-type="float" office:value="437548">
            <text:p>437548</text:p>
          </table:table-cell>
          <table:table-cell office:value-type="float" office:value="723042">
            <text:p>723042</text:p>
          </table:table-cell>
          <table:table-cell office:value-type="float" office:value="747972">
            <text:p>747972</text:p>
          </table:table-cell>
          <table:table-cell office:value-type="float" office:value="272081">
            <text:p>272081</text:p>
          </table:table-cell>
          <table:table-cell office:value-type="float" office:value="252502">
            <text:p>252502</text:p>
          </table:table-cell>
          <table:table-cell office:value-type="float" office:value="540067">
            <text:p>540067</text:p>
          </table:table-cell>
          <table:table-cell office:value-type="float" office:value="495626">
            <text:p>495626</text:p>
          </table:table-cell>
          <table:table-cell office:value-type="float" office:value="169541">
            <text:p>169541</text:p>
          </table:table-cell>
          <table:table-cell office:value-type="float" office:value="343113">
            <text:p>343113</text:p>
          </table:table-cell>
          <table:table-cell office:value-type="float" office:value="122256">
            <text:p>122256</text:p>
          </table:table-cell>
          <table:table-cell office:value-type="float" office:value="336776">
            <text:p>336776</text:p>
          </table:table-cell>
          <table:table-cell office:value-type="float" office:value="175345">
            <text:p>175345</text:p>
          </table:table-cell>
          <table:table-cell office:value-type="float" office:value="208329">
            <text:p>208329</text:p>
          </table:table-cell>
          <table:table-cell office:value-type="float" office:value="399615">
            <text:p>399615</text:p>
          </table:table-cell>
          <table:table-cell office:value-type="float" office:value="658003">
            <text:p>658003</text:p>
          </table:table-cell>
          <table:table-cell office:value-type="float" office:value="536517">
            <text:p>536517</text:p>
          </table:table-cell>
          <table:table-cell office:value-type="float" office:value="576057">
            <text:p>576057</text:p>
          </table:table-cell>
          <table:table-cell office:value-type="float" office:value="898440">
            <text:p>898440</text:p>
          </table:table-cell>
          <table:table-cell office:value-type="float" office:value="221081">
            <text:p>221081</text:p>
          </table:table-cell>
          <table:table-cell office:value-type="float" office:value="365685">
            <text:p>365685</text:p>
          </table:table-cell>
          <table:table-cell office:value-type="float" office:value="216939">
            <text:p>216939</text:p>
          </table:table-cell>
          <table:table-cell office:value-type="float" office:value="365797">
            <text:p>365797</text:p>
          </table:table-cell>
          <table:table-cell office:value-type="float" office:value="219832">
            <text:p>219832</text:p>
          </table:table-cell>
          <table:table-cell office:value-type="float" office:value="1051322">
            <text:p>1051322</text:p>
          </table:table-cell>
          <table:table-cell office:value-type="float" office:value="463884">
            <text:p>463884</text:p>
          </table:table-cell>
          <table:table-cell office:value-type="float" office:value="1644207">
            <text:p>1644207</text:p>
          </table:table-cell>
          <table:table-cell office:value-type="float" office:value="817433">
            <text:p>817433</text:p>
          </table:table-cell>
          <table:table-cell office:value-type="float" office:value="162349">
            <text:p>162349</text:p>
          </table:table-cell>
          <table:table-cell office:value-type="float" office:value="9006">
            <text:p>9006</text:p>
          </table:table-cell>
          <table:table-cell office:value-type="float" office:value="136612">
            <text:p>136612</text:p>
          </table:table-cell>
          <table:table-cell office:value-type="float" office:value="73396">
            <text:p>73396</text:p>
          </table:table-cell>
          <table:table-cell office:value-type="float" office:value="157279">
            <text:p>157279</text:p>
          </table:table-cell>
          <table:table-cell office:value-type="float" office:value="0">
            <text:p>0</text:p>
          </table:table-cell>
          <table:table-cell office:value-type="float" office:value="301142">
            <text:p>301142</text:p>
          </table:table-cell>
          <table:table-cell office:value-type="float" office:value="403207">
            <text:p>403207</text:p>
          </table:table-cell>
          <table:table-cell office:value-type="float" office:value="450503">
            <text:p>450503</text:p>
          </table:table-cell>
          <table:table-cell office:value-type="float" office:value="722679">
            <text:p>722679</text:p>
          </table:table-cell>
          <table:table-cell office:value-type="float" office:value="761046">
            <text:p>761046</text:p>
          </table:table-cell>
          <table:table-cell office:value-type="float" office:value="919433">
            <text:p>919433</text:p>
          </table:table-cell>
          <table:table-cell office:value-type="float" office:value="656764">
            <text:p>656764</text:p>
          </table:table-cell>
          <table:table-cell office:value-type="float" office:value="1204304">
            <text:p>1204304</text:p>
          </table:table-cell>
          <table:table-cell office:value-type="float" office:value="815812">
            <text:p>815812</text:p>
          </table:table-cell>
          <table:table-cell office:value-type="float" office:value="351843">
            <text:p>351843</text:p>
          </table:table-cell>
          <table:table-cell office:value-type="float" office:value="606197">
            <text:p>606197</text:p>
          </table:table-cell>
          <table:table-cell office:value-type="float" office:value="151091">
            <text:p>151091</text:p>
          </table:table-cell>
          <table:table-cell office:value-type="float" office:value="1230541">
            <text:p>1230541</text:p>
          </table:table-cell>
          <table:table-cell office:value-type="float" office:value="1026012">
            <text:p>1026012</text:p>
          </table:table-cell>
          <table:table-cell office:value-type="float" office:value="543501">
            <text:p>543501</text:p>
          </table:table-cell>
          <table:table-cell office:value-type="float" office:value="1119809">
            <text:p>1119809</text:p>
          </table:table-cell>
          <table:table-cell office:value-type="float" office:value="575516">
            <text:p>575516</text:p>
          </table:table-cell>
          <table:table-cell office:value-type="float" office:value="100800">
            <text:p>100800</text:p>
          </table:table-cell>
          <table:table-cell office:value-type="float" office:value="414594">
            <text:p>414594</text:p>
          </table:table-cell>
          <table:table-cell office:value-type="float" office:value="448578">
            <text:p>448578</text:p>
          </table:table-cell>
          <table:table-cell office:value-type="float" office:value="1165724">
            <text:p>1165724</text:p>
          </table:table-cell>
          <table:table-cell office:value-type="float" office:value="604968">
            <text:p>604968</text:p>
          </table:table-cell>
          <table:table-cell office:value-type="float" office:value="763930">
            <text:p>763930</text:p>
          </table:table-cell>
          <table:table-cell office:value-type="float" office:value="461426">
            <text:p>461426</text:p>
          </table:table-cell>
          <table:table-cell office:value-type="float" office:value="152891">
            <text:p>152891</text:p>
          </table:table-cell>
          <table:table-cell office:value-type="float" office:value="0">
            <text:p>0</text:p>
          </table:table-cell>
          <table:table-cell office:value-type="float" office:value="34816">
            <text:p>34816</text:p>
          </table:table-cell>
          <table:table-cell office:value-type="float" office:value="21650">
            <text:p>21650</text:p>
          </table:table-cell>
          <table:table-cell office:value-type="float" office:value="58026">
            <text:p>58026</text:p>
          </table:table-cell>
          <table:table-cell office:value-type="float" office:value="56474">
            <text:p>56474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float" office:value="193038">
            <text:p>193038</text:p>
          </table:table-cell>
          <table:table-cell office:value-type="float" office:value="14947">
            <text:p>14947</text:p>
          </table:table-cell>
          <table:table-cell office:value-type="float" office:value="8211">
            <text:p>8211</text:p>
          </table:table-cell>
          <table:table-cell office:value-type="float" office:value="0">
            <text:p>0</text:p>
          </table:table-cell>
          <table:table-cell office:value-type="float" office:value="19126">
            <text:p>19126</text:p>
          </table:table-cell>
          <table:table-cell office:value-type="float" office:value="302400">
            <text:p>302400</text:p>
          </table:table-cell>
          <table:table-cell office:value-type="float" office:value="10956">
            <text:p>10956</text:p>
          </table:table-cell>
          <table:table-cell office:value-type="float" office:value="172415">
            <text:p>172415</text:p>
          </table:table-cell>
          <table:table-cell office:value-type="float" office:value="172494">
            <text:p>172494</text:p>
          </table:table-cell>
          <table:table-cell office:value-type="float" office:value="215971">
            <text:p>215971</text:p>
          </table:table-cell>
          <table:table-cell office:value-type="float" office:value="48525">
            <text:p>48525</text:p>
          </table:table-cell>
          <table:table-cell office:value-type="float" office:value="298500">
            <text:p>298500</text:p>
          </table:table-cell>
          <table:table-cell office:value-type="float" office:value="110083">
            <text:p>110083</text:p>
          </table:table-cell>
          <table:table-cell office:value-type="float" office:value="382020">
            <text:p>382020</text:p>
          </table:table-cell>
          <table:table-cell office:value-type="float" office:value="482671">
            <text:p>482671</text:p>
          </table:table-cell>
          <table:table-cell office:value-type="float" office:value="100800">
            <text:p>100800</text:p>
          </table:table-cell>
          <table:table-cell office:value-type="float" office:value="112531">
            <text:p>112531</text:p>
          </table:table-cell>
          <table:table-cell office:value-type="float" office:value="218040">
            <text:p>218040</text:p>
          </table:table-cell>
          <table:table-cell office:value-type="float" office:value="161949">
            <text:p>161949</text:p>
          </table:table-cell>
          <table:table-cell office:value-type="float" office:value="403200">
            <text:p>403200</text:p>
          </table:table-cell>
          <table:table-cell office:value-type="float" office:value="112885">
            <text:p>112885</text:p>
          </table:table-cell>
          <table:table-cell office:value-type="float" office:value="211406">
            <text:p>211406</text:p>
          </table:table-cell>
          <table:table-cell office:value-type="float" office:value="25235">
            <text:p>25235</text:p>
          </table:table-cell>
          <table:table-cell office:value-type="float" office:value="253835">
            <text:p>253835</text:p>
          </table:table-cell>
          <table:table-cell office:value-type="float" office:value="425614">
            <text:p>425614</text:p>
          </table:table-cell>
          <table:table-cell office:value-type="float" office:value="0">
            <text:p>0</text:p>
          </table:table-cell>
          <table:table-cell office:value-type="float" office:value="43461">
            <text:p>43461</text:p>
          </table:table-cell>
          <table:table-cell office:value-type="float" office:value="8256">
            <text:p>8256</text:p>
          </table:table-cell>
          <table:table-cell office:value-type="float" office:value="201600">
            <text:p>201600</text:p>
          </table:table-cell>
          <table:table-cell office:value-type="float" office:value="100800">
            <text:p>100800</text:p>
          </table:table-cell>
          <table:table-cell office:value-type="float" office:value="60479">
            <text:p>60479</text:p>
          </table:table-cell>
          <table:table-cell office:value-type="float" office:value="91794">
            <text:p>91794</text:p>
          </table:table-cell>
          <table:table-cell office:value-type="float" office:value="100800">
            <text:p>100800</text:p>
          </table:table-cell>
          <table:table-cell office:value-type="float" office:value="141120">
            <text:p>141120</text:p>
          </table:table-cell>
          <table:table-cell office:value-type="float" office:value="228807">
            <text:p>228807</text:p>
          </table:table-cell>
          <table:table-cell office:value-type="float" office:value="0">
            <text:p>0</text:p>
          </table:table-cell>
          <table:table-cell office:value-type="float" office:value="19320">
            <text:p>19320</text:p>
          </table:table-cell>
          <table:table-cell office:value-type="float" office:value="208752">
            <text:p>208752</text:p>
          </table:table-cell>
          <table:table-cell office:value-type="float" office:value="137508">
            <text:p>137508</text:p>
          </table:table-cell>
          <table:table-cell office:value-type="float" office:value="80640">
            <text:p>80640</text:p>
          </table:table-cell>
          <table:table-cell office:value-type="float" office:value="226120">
            <text:p>226120</text:p>
          </table:table-cell>
          <table:table-cell office:value-type="float" office:value="161280">
            <text:p>161280</text:p>
          </table:table-cell>
          <table:table-cell office:value-type="float" office:value="165402">
            <text:p>165402</text:p>
          </table:table-cell>
          <table:table-cell office:value-type="float" office:value="160101">
            <text:p>160101</text:p>
          </table:table-cell>
          <table:table-cell office:value-type="float" office:value="155020">
            <text:p>155020</text:p>
          </table:table-cell>
          <table:table-cell office:value-type="float" office:value="279420">
            <text:p>279420</text:p>
          </table:table-cell>
          <table:table-cell office:value-type="float" office:value="22148">
            <text:p>22148</text:p>
          </table:table-cell>
          <table:table-cell office:value-type="float" office:value="74121">
            <text:p>74121</text:p>
          </table:table-cell>
          <table:table-cell office:value-type="float" office:value="2726">
            <text:p>2726</text:p>
          </table:table-cell>
          <table:table-cell office:value-type="float" office:value="282240">
            <text:p>282240</text:p>
          </table:table-cell>
          <table:table-cell office:value-type="float" office:value="243713">
            <text:p>243713</text:p>
          </table:table-cell>
          <table:table-cell office:value-type="float" office:value="101287">
            <text:p>101287</text:p>
          </table:table-cell>
          <table:table-cell office:value-type="float" office:value="237981">
            <text:p>237981</text:p>
          </table:table-cell>
          <table:table-cell office:value-type="float" office:value="92665">
            <text:p>92665</text:p>
          </table:table-cell>
          <table:table-cell office:value-type="float" office:value="183282">
            <text:p>183282</text:p>
          </table:table-cell>
          <table:table-cell office:value-type="float" office:value="53229">
            <text:p>53229</text:p>
          </table:table-cell>
          <table:table-cell office:value-type="float" office:value="291016">
            <text:p>291016</text:p>
          </table:table-cell>
          <table:table-cell office:value-type="float" office:value="154257">
            <text:p>154257</text:p>
          </table:table-cell>
          <table:table-cell office:value-type="float" office:value="157635">
            <text:p>157635</text:p>
          </table:table-cell>
          <table:table-cell office:value-type="float" office:value="110050">
            <text:p>110050</text:p>
          </table:table-cell>
          <table:table-cell office:value-type="float" office:value="46871">
            <text:p>46871</text:p>
          </table:table-cell>
          <table:table-cell office:value-type="float" office:value="134782">
            <text:p>134782</text:p>
          </table:table-cell>
          <table:table-cell office:value-type="float" office:value="127219">
            <text:p>127219</text:p>
          </table:table-cell>
          <table:table-cell office:value-type="float" office:value="170267">
            <text:p>170267</text:p>
          </table:table-cell>
          <table:table-cell office:value-type="float" office:value="122240">
            <text:p>122240</text:p>
          </table:table-cell>
          <table:table-cell office:value-type="float" office:value="150210">
            <text:p>150210</text:p>
          </table:table-cell>
          <table:table-cell office:value-type="float" office:value="80640">
            <text:p>80640</text:p>
          </table:table-cell>
          <table:table-cell office:value-type="float" office:value="125280">
            <text:p>125280</text:p>
          </table:table-cell>
          <table:table-cell office:value-type="float" office:value="120999">
            <text:p>120999</text:p>
          </table:table-cell>
          <table:table-cell office:value-type="float" office:value="183510">
            <text:p>183510</text:p>
          </table:table-cell>
          <table:table-cell office:value-type="float" office:value="10584">
            <text:p>10584</text:p>
          </table:table-cell>
          <table:table-cell office:value-type="float" office:value="0">
            <text:p>0</text:p>
          </table:table-cell>
          <table:table-cell office:value-type="float" office:value="7840">
            <text:p>7840</text:p>
          </table:table-cell>
          <table:table-cell office:value-type="float" office:value="150637">
            <text:p>150637</text:p>
          </table:table-cell>
          <table:table-cell office:value-type="float" office:value="34446">
            <text:p>34446</text:p>
          </table:table-cell>
          <table:table-cell office:value-type="float" office:value="171329">
            <text:p>171329</text:p>
          </table:table-cell>
          <table:table-cell office:value-type="float" office:value="148488">
            <text:p>148488</text:p>
          </table:table-cell>
          <table:table-cell office:value-type="float" office:value="135080">
            <text:p>135080</text:p>
          </table:table-cell>
          <table:table-cell office:value-type="float" office:value="214590">
            <text:p>214590</text:p>
          </table:table-cell>
          <table:table-cell office:value-type="float" office:value="141120">
            <text:p>141120</text:p>
          </table:table-cell>
          <table:table-cell office:value-type="float" office:value="88774">
            <text:p>88774</text:p>
          </table:table-cell>
          <table:table-cell office:value-type="float" office:value="33704">
            <text:p>33704</text:p>
          </table:table-cell>
          <table:table-cell office:value-type="float" office:value="231250">
            <text:p>231250</text:p>
          </table:table-cell>
          <table:table-cell office:value-type="float" office:value="195323">
            <text:p>195323</text:p>
          </table:table-cell>
          <table:table-cell office:value-type="float" office:value="264420">
            <text:p>264420</text:p>
          </table:table-cell>
          <table:table-cell office:value-type="float" office:value="233684">
            <text:p>233684</text:p>
          </table:table-cell>
          <table:table-cell office:value-type="float" office:value="266791">
            <text:p>266791</text:p>
          </table:table-cell>
          <table:table-cell office:value-type="float" office:value="36138">
            <text:p>36138</text:p>
          </table:table-cell>
          <table:table-cell office:value-type="float" office:value="37509">
            <text:p>37509</text:p>
          </table:table-cell>
          <table:table-cell office:value-type="float" office:value="339352">
            <text:p>339352</text:p>
          </table:table-cell>
          <table:table-cell office:value-type="float" office:value="252907">
            <text:p>252907</text:p>
          </table:table-cell>
          <table:table-cell office:value-type="float" office:value="11564">
            <text:p>11564</text:p>
          </table:table-cell>
          <table:table-cell office:value-type="float" office:value="127790">
            <text:p>127790</text:p>
          </table:table-cell>
          <table:table-cell office:value-type="float" office:value="153052">
            <text:p>153052</text:p>
          </table:table-cell>
          <table:table-cell office:value-type="float" office:value="153138">
            <text:p>153138</text:p>
          </table:table-cell>
          <table:table-cell office:value-type="float" office:value="153800">
            <text:p>153800</text:p>
          </table:table-cell>
          <table:table-cell office:value-type="float" office:value="37211">
            <text:p>37211</text:p>
          </table:table-cell>
          <table:table-cell office:value-type="float" office:value="308107">
            <text:p>308107</text:p>
          </table:table-cell>
          <table:table-cell office:value-type="float" office:value="211776">
            <text:p>211776</text:p>
          </table:table-cell>
          <table:table-cell office:value-type="float" office:value="134625">
            <text:p>134625</text:p>
          </table:table-cell>
          <table:table-cell office:value-type="float" office:value="176184">
            <text:p>176184</text:p>
          </table:table-cell>
          <table:table-cell office:value-type="float" office:value="212644">
            <text:p>212644</text:p>
          </table:table-cell>
          <table:table-cell office:value-type="float" office:value="31475">
            <text:p>31475</text:p>
          </table:table-cell>
          <table:table-cell office:value-type="float" office:value="116938">
            <text:p>116938</text:p>
          </table:table-cell>
          <table:table-cell office:value-type="float" office:value="147440">
            <text:p>147440</text:p>
          </table:table-cell>
          <table:table-cell office:value-type="float" office:value="169219">
            <text:p>169219</text:p>
          </table:table-cell>
          <table:table-cell office:value-type="float" office:value="30713">
            <text:p>30713</text:p>
          </table:table-cell>
          <table:table-cell office:value-type="float" office:value="132600">
            <text:p>132600</text:p>
          </table:table-cell>
          <table:table-cell office:value-type="float" office:value="177684">
            <text:p>177684</text:p>
          </table:table-cell>
          <table:table-cell office:value-type="float" office:value="15398">
            <text:p>15398</text:p>
          </table:table-cell>
          <table:table-cell office:value-type="float" office:value="162883">
            <text:p>162883</text:p>
          </table:table-cell>
          <table:table-cell office:value-type="float" office:value="44545">
            <text:p>44545</text:p>
          </table:table-cell>
          <table:table-cell office:value-type="float" office:value="269326">
            <text:p>269326</text:p>
          </table:table-cell>
          <table:table-cell office:value-type="float" office:value="68402">
            <text:p>68402</text:p>
          </table:table-cell>
          <table:table-cell office:value-type="float" office:value="182237">
            <text:p>182237</text:p>
          </table:table-cell>
          <table:table-cell office:value-type="float" office:value="125122">
            <text:p>125122</text:p>
          </table:table-cell>
          <table:table-cell office:value-type="float" office:value="147845">
            <text:p>147845</text:p>
          </table:table-cell>
          <table:table-cell office:value-type="float" office:value="230186">
            <text:p>230186</text:p>
          </table:table-cell>
          <table:table-cell office:value-type="float" office:value="78892">
            <text:p>78892</text:p>
          </table:table-cell>
          <table:table-cell office:value-type="float" office:value="131280">
            <text:p>131280</text:p>
          </table:table-cell>
          <table:table-cell office:value-type="float" office:value="124035">
            <text:p>124035</text:p>
          </table:table-cell>
          <table:table-cell office:value-type="float" office:value="28048">
            <text:p>28048</text:p>
          </table:table-cell>
          <table:table-cell office:value-type="float" office:value="41771">
            <text:p>41771</text:p>
          </table:table-cell>
          <table:table-cell office:value-type="float" office:value="220896">
            <text:p>220896</text:p>
          </table:table-cell>
          <table:table-cell office:value-type="float" office:value="142141">
            <text:p>142141</text:p>
          </table:table-cell>
          <table:table-cell office:value-type="float" office:value="227118">
            <text:p>227118</text:p>
          </table:table-cell>
          <table:table-cell office:value-type="float" office:value="138410">
            <text:p>138410</text:p>
          </table:table-cell>
          <table:table-cell office:value-type="float" office:value="32186">
            <text:p>32186</text:p>
          </table:table-cell>
          <table:table-cell office:value-type="float" office:value="67971">
            <text:p>67971</text:p>
          </table:table-cell>
          <table:table-cell office:value-type="float" office:value="37754">
            <text:p>37754</text:p>
          </table:table-cell>
          <table:table-cell office:value-type="float" office:value="179345">
            <text:p>179345</text:p>
          </table:table-cell>
          <table:table-cell office:value-type="float" office:value="61301">
            <text:p>61301</text:p>
          </table:table-cell>
          <table:table-cell office:value-type="float" office:value="33562">
            <text:p>33562</text:p>
          </table:table-cell>
          <table:table-cell office:value-type="float" office:value="113224">
            <text:p>113224</text:p>
          </table:table-cell>
          <table:table-cell office:value-type="float" office:value="52802">
            <text:p>52802</text:p>
          </table:table-cell>
          <table:table-cell office:value-type="float" office:value="45582">
            <text:p>45582</text:p>
          </table:table-cell>
          <table:table-cell office:value-type="float" office:value="40323">
            <text:p>40323</text:p>
          </table:table-cell>
          <table:table-cell office:value-type="float" office:value="32303">
            <text:p>32303</text:p>
          </table:table-cell>
          <table:table-cell office:value-type="float" office:value="23015">
            <text:p>23015</text:p>
          </table:table-cell>
          <table:table-cell office:value-type="float" office:value="61901">
            <text:p>61901</text:p>
          </table:table-cell>
          <table:table-cell office:value-type="float" office:value="48144">
            <text:p>48144</text:p>
          </table:table-cell>
          <table:table-cell office:value-type="float" office:value="33043">
            <text:p>33043</text:p>
          </table:table-cell>
          <table:table-cell office:value-type="float" office:value="98275">
            <text:p>98275</text:p>
          </table:table-cell>
          <table:table-cell office:value-type="float" office:value="21276">
            <text:p>21276</text:p>
          </table:table-cell>
          <table:table-cell office:value-type="float" office:value="56730">
            <text:p>56730</text:p>
          </table:table-cell>
          <table:table-cell office:value-type="float" office:value="25837">
            <text:p>25837</text:p>
          </table:table-cell>
          <table:table-cell office:value-type="float" office:value="92801">
            <text:p>92801</text:p>
          </table:table-cell>
          <table:table-cell office:value-type="float" office:value="128276">
            <text:p>128276</text:p>
          </table:table-cell>
          <table:table-cell office:value-type="float" office:value="24528">
            <text:p>24528</text:p>
          </table:table-cell>
          <table:table-cell office:value-type="float" office:value="7744">
            <text:p>7744</text:p>
          </table:table-cell>
          <table:table-cell office:value-type="float" office:value="97441">
            <text:p>97441</text:p>
          </table:table-cell>
          <table:table-cell office:value-type="float" office:value="52772">
            <text:p>52772</text:p>
          </table:table-cell>
          <table:table-cell office:value-type="float" office:value="75836">
            <text:p>75836</text:p>
          </table:table-cell>
          <table:table-cell office:value-type="float" office:value="13525">
            <text:p>13525</text:p>
          </table:table-cell>
          <table:table-cell office:value-type="float" office:value="178642">
            <text:p>178642</text:p>
          </table:table-cell>
          <table:table-cell office:value-type="float" office:value="18447">
            <text:p>18447</text:p>
          </table:table-cell>
          <table:table-cell office:value-type="float" office:value="54174">
            <text:p>54174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float" office:value="47170">
            <text:p>47170</text:p>
          </table:table-cell>
          <table:table-cell table:number-columns-repeated="2" office:value-type="float" office:value="0">
            <text:p>0</text:p>
          </table:table-cell>
          <table:table-cell office:value-type="float" office:value="24826">
            <text:p>24826</text:p>
          </table:table-cell>
          <table:table-cell table:number-columns-repeated="3" office:value-type="float" office:value="0">
            <text:p>0</text:p>
          </table:table-cell>
          <table:table-cell office:value-type="float" office:value="6498">
            <text:p>6498</text:p>
          </table:table-cell>
          <table:table-cell table:number-columns-repeated="3" office:value-type="float" office:value="0">
            <text:p>0</text:p>
          </table:table-cell>
          <table:table-cell office:value-type="float" office:value="19779">
            <text:p>19779</text:p>
          </table:table-cell>
          <table:table-cell office:value-type="float" office:value="0">
            <text:p>0</text:p>
          </table:table-cell>
          <table:table-cell office:value-type="float" office:value="11674">
            <text:p>11674</text:p>
          </table:table-cell>
          <table:table-cell office:value-type="float" office:value="17033">
            <text:p>17033</text:p>
          </table:table-cell>
          <table:table-cell office:value-type="float" office:value="565865">
            <text:p>565865</text:p>
          </table:table-cell>
          <table:table-cell office:value-type="float" office:value="1310400">
            <text:p>1310400</text:p>
          </table:table-cell>
          <table:table-cell office:value-type="float" office:value="295260">
            <text:p>295260</text:p>
          </table:table-cell>
          <table:table-cell office:value-type="float" office:value="10964">
            <text:p>10964</text:p>
          </table:table-cell>
          <table:table-cell office:value-type="float" office:value="368609">
            <text:p>368609</text:p>
          </table:table-cell>
          <table:table-cell office:value-type="float" office:value="1256307">
            <text:p>1256307</text:p>
          </table:table-cell>
          <table:table-cell office:value-type="float" office:value="7309">
            <text:p>7309</text:p>
          </table:table-cell>
          <table:table-cell office:value-type="float" office:value="0">
            <text:p>0</text:p>
          </table:table-cell>
          <table:table-cell office:value-type="float" office:value="11038">
            <text:p>11038</text:p>
          </table:table-cell>
          <table:table-cell office:value-type="float" office:value="18606">
            <text:p>18606</text:p>
          </table:table-cell>
          <table:table-cell office:value-type="float" office:value="87724">
            <text:p>87724</text:p>
          </table:table-cell>
          <table:table-cell office:value-type="float" office:value="39652">
            <text:p>39652</text:p>
          </table:table-cell>
          <table:table-cell office:value-type="float" office:value="41684">
            <text:p>41684</text:p>
          </table:table-cell>
          <table:table-cell office:value-type="float" office:value="0">
            <text:p>0</text:p>
          </table:table-cell>
          <table:table-cell office:value-type="float" office:value="565827">
            <text:p>565827</text:p>
          </table:table-cell>
          <table:table-cell office:value-type="float" office:value="544107">
            <text:p>544107</text:p>
          </table:table-cell>
          <table:table-cell office:value-type="float" office:value="1093058">
            <text:p>1093058</text:p>
          </table:table-cell>
          <table:table-cell office:value-type="float" office:value="933752">
            <text:p>933752</text:p>
          </table:table-cell>
          <table:table-cell office:value-type="float" office:value="1814400">
            <text:p>1814400</text:p>
          </table:table-cell>
          <table:table-cell office:value-type="float" office:value="1852976">
            <text:p>1852976</text:p>
          </table:table-cell>
          <table:table-cell office:value-type="float" office:value="536904">
            <text:p>536904</text:p>
          </table:table-cell>
          <table:table-cell office:value-type="float" office:value="907200">
            <text:p>907200</text:p>
          </table:table-cell>
          <table:table-cell office:value-type="float" office:value="1819810">
            <text:p>1819810</text:p>
          </table:table-cell>
          <table:table-cell office:value-type="float" office:value="1035382">
            <text:p>1035382</text:p>
          </table:table-cell>
          <table:table-cell office:value-type="float" office:value="1330560">
            <text:p>1330560</text:p>
          </table:table-cell>
          <table:table-cell office:value-type="float" office:value="0">
            <text:p>0</text:p>
          </table:table-cell>
          <table:table-cell office:value-type="float" office:value="545940">
            <text:p>545940</text:p>
          </table:table-cell>
          <table:table-cell office:value-type="float" office:value="792451">
            <text:p>792451</text:p>
          </table:table-cell>
          <table:table-cell office:value-type="float" office:value="1206789">
            <text:p>1206789</text:p>
          </table:table-cell>
          <table:table-cell office:value-type="float" office:value="819322">
            <text:p>819322</text:p>
          </table:table-cell>
          <table:table-cell office:value-type="float" office:value="334445">
            <text:p>334445</text:p>
          </table:table-cell>
          <table:table-cell office:value-type="float" office:value="967679">
            <text:p>967679</text:p>
          </table:table-cell>
          <table:table-cell office:value-type="float" office:value="1189440">
            <text:p>1189440</text:p>
          </table:table-cell>
          <table:table-cell office:value-type="float" office:value="504000">
            <text:p>504000</text:p>
          </table:table-cell>
          <table:table-cell office:value-type="float" office:value="491037">
            <text:p>491037</text:p>
          </table:table-cell>
          <table:table-cell office:value-type="float" office:value="424492">
            <text:p>424492</text:p>
          </table:table-cell>
          <table:table-cell office:value-type="float" office:value="507662">
            <text:p>507662</text:p>
          </table:table-cell>
          <table:table-cell office:value-type="float" office:value="483840">
            <text:p>483840</text:p>
          </table:table-cell>
          <table:table-cell office:value-type="float" office:value="1028160">
            <text:p>1028160</text:p>
          </table:table-cell>
          <table:table-cell office:value-type="float" office:value="662628">
            <text:p>662628</text:p>
          </table:table-cell>
          <table:table-cell office:value-type="float" office:value="259957">
            <text:p>259957</text:p>
          </table:table-cell>
          <table:table-cell office:value-type="float" office:value="268270">
            <text:p>268270</text:p>
          </table:table-cell>
          <table:table-cell office:value-type="float" office:value="249252">
            <text:p>249252</text:p>
          </table:table-cell>
          <table:table-cell office:value-type="float" office:value="212288">
            <text:p>212288</text:p>
          </table:table-cell>
          <table:table-cell office:value-type="float" office:value="231427">
            <text:p>231427</text:p>
          </table:table-cell>
          <table:table-cell office:value-type="float" office:value="124871">
            <text:p>124871</text:p>
          </table:table-cell>
          <table:table-cell office:value-type="float" office:value="211247">
            <text:p>211247</text:p>
          </table:table-cell>
          <table:table-cell office:value-type="float" office:value="1038329">
            <text:p>1038329</text:p>
          </table:table-cell>
          <table:table-cell office:value-type="float" office:value="818039">
            <text:p>818039</text:p>
          </table:table-cell>
          <table:table-cell office:value-type="float" office:value="806400">
            <text:p>806400</text:p>
          </table:table-cell>
          <table:table-cell office:value-type="float" office:value="20160">
            <text:p>20160</text:p>
          </table:table-cell>
          <table:table-cell office:value-type="float" office:value="33634">
            <text:p>33634</text:p>
          </table:table-cell>
          <table:table-cell office:value-type="float" office:value="156076">
            <text:p>156076</text:p>
          </table:table-cell>
          <table:table-cell office:value-type="float" office:value="304453">
            <text:p>304453</text:p>
          </table:table-cell>
          <table:table-cell office:value-type="float" office:value="457917">
            <text:p>457917</text:p>
          </table:table-cell>
          <table:table-cell office:value-type="float" office:value="155324">
            <text:p>155324</text:p>
          </table:table-cell>
          <table:table-cell office:value-type="float" office:value="48505">
            <text:p>48505</text:p>
          </table:table-cell>
          <table:table-cell office:value-type="float" office:value="122331">
            <text:p>122331</text:p>
          </table:table-cell>
          <table:table-cell office:value-type="float" office:value="130303">
            <text:p>130303</text:p>
          </table:table-cell>
          <table:table-cell office:value-type="float" office:value="359700">
            <text:p>359700</text:p>
          </table:table-cell>
          <table:table-cell office:value-type="float" office:value="218358">
            <text:p>218358</text:p>
          </table:table-cell>
          <table:table-cell office:value-type="float" office:value="113825">
            <text:p>113825</text:p>
          </table:table-cell>
          <table:table-cell office:value-type="float" office:value="529747">
            <text:p>529747</text:p>
          </table:table-cell>
          <table:table-cell office:value-type="float" office:value="385348">
            <text:p>385348</text:p>
          </table:table-cell>
          <table:table-cell office:value-type="float" office:value="287115">
            <text:p>287115</text:p>
          </table:table-cell>
          <table:table-cell office:value-type="float" office:value="531219">
            <text:p>531219</text:p>
          </table:table-cell>
          <table:table-cell office:value-type="float" office:value="134519">
            <text:p>134519</text:p>
          </table:table-cell>
          <table:table-cell office:value-type="float" office:value="477610">
            <text:p>477610</text:p>
          </table:table-cell>
          <table:table-cell office:value-type="float" office:value="347001">
            <text:p>347001</text:p>
          </table:table-cell>
          <table:table-cell office:value-type="float" office:value="460667">
            <text:p>460667</text:p>
          </table:table-cell>
          <table:table-cell office:value-type="float" office:value="562684">
            <text:p>562684</text:p>
          </table:table-cell>
          <table:table-cell office:value-type="float" office:value="231813">
            <text:p>231813</text:p>
          </table:table-cell>
          <table:table-cell office:value-type="float" office:value="292680">
            <text:p>292680</text:p>
          </table:table-cell>
          <table:table-cell office:value-type="float" office:value="436325">
            <text:p>436325</text:p>
          </table:table-cell>
          <table:table-cell office:value-type="float" office:value="6802">
            <text:p>6802</text:p>
          </table:table-cell>
          <table:table-cell office:value-type="float" office:value="89686">
            <text:p>89686</text:p>
          </table:table-cell>
          <table:table-cell office:value-type="float" office:value="28721">
            <text:p>28721</text:p>
          </table:table-cell>
          <table:table-cell office:value-type="float" office:value="25710">
            <text:p>25710</text:p>
          </table:table-cell>
          <table:table-cell office:value-type="float" office:value="35950">
            <text:p>35950</text:p>
          </table:table-cell>
          <table:table-cell office:value-type="float" office:value="22576">
            <text:p>22576</text:p>
          </table:table-cell>
          <table:table-cell office:value-type="float" office:value="5406">
            <text:p>5406</text:p>
          </table:table-cell>
          <table:table-cell office:value-type="float" office:value="162155">
            <text:p>162155</text:p>
          </table:table-cell>
          <table:table-cell office:value-type="float" office:value="22338">
            <text:p>22338</text:p>
          </table:table-cell>
          <table:table-cell office:value-type="float" office:value="20935">
            <text:p>20935</text:p>
          </table:table-cell>
          <table:table-cell office:value-type="float" office:value="18851">
            <text:p>18851</text:p>
          </table:table-cell>
          <table:table-cell office:value-type="float" office:value="4403">
            <text:p>4403</text:p>
          </table:table-cell>
          <table:table-cell office:value-type="float" office:value="0">
            <text:p>0</text:p>
          </table:table-cell>
          <table:table-cell office:value-type="float" office:value="32570">
            <text:p>32570</text:p>
          </table:table-cell>
          <table:table-cell office:value-type="float" office:value="28323">
            <text:p>28323</text:p>
          </table:table-cell>
          <table:table-cell office:value-type="float" office:value="28019">
            <text:p>28019</text:p>
          </table:table-cell>
          <table:table-cell office:value-type="float" office:value="74018">
            <text:p>74018</text:p>
          </table:table-cell>
          <table:table-cell office:value-type="float" office:value="0">
            <text:p>0</text:p>
          </table:table-cell>
          <table:table-cell office:value-type="float" office:value="11601">
            <text:p>11601</text:p>
          </table:table-cell>
          <table:table-cell office:value-type="float" office:value="0">
            <text:p>0</text:p>
          </table:table-cell>
          <table:table-cell office:value-type="float" office:value="123813">
            <text:p>123813</text:p>
          </table:table-cell>
          <table:table-cell office:value-type="float" office:value="611384">
            <text:p>611384</text:p>
          </table:table-cell>
          <table:table-cell office:value-type="float" office:value="219576">
            <text:p>219576</text:p>
          </table:table-cell>
          <table:table-cell office:value-type="float" office:value="211560">
            <text:p>211560</text:p>
          </table:table-cell>
          <table:table-cell office:value-type="float" office:value="0">
            <text:p>0</text:p>
          </table:table-cell>
          <table:table-cell office:value-type="float" office:value="10700">
            <text:p>10700</text:p>
          </table:table-cell>
          <table:table-cell office:value-type="float" office:value="434388">
            <text:p>434388</text:p>
          </table:table-cell>
          <table:table-cell office:value-type="float" office:value="1001547">
            <text:p>1001547</text:p>
          </table:table-cell>
          <table:table-cell office:value-type="float" office:value="589866">
            <text:p>589866</text:p>
          </table:table-cell>
          <table:table-cell office:value-type="float" office:value="224596">
            <text:p>224596</text:p>
          </table:table-cell>
          <table:table-cell office:value-type="float" office:value="315136">
            <text:p>315136</text:p>
          </table:table-cell>
          <table:table-cell office:value-type="float" office:value="16615">
            <text:p>16615</text:p>
          </table:table-cell>
          <table:table-cell office:value-type="float" office:value="5647">
            <text:p>5647</text:p>
          </table:table-cell>
          <table:table-cell office:value-type="float" office:value="22548">
            <text:p>22548</text:p>
          </table:table-cell>
          <table:table-cell office:value-type="float" office:value="0">
            <text:p>0</text:p>
          </table:table-cell>
          <table:table-cell office:value-type="float" office:value="212074">
            <text:p>212074</text:p>
          </table:table-cell>
          <table:table-cell office:value-type="float" office:value="433025">
            <text:p>433025</text:p>
          </table:table-cell>
          <table:table-cell office:value-type="float" office:value="822616">
            <text:p>822616</text:p>
          </table:table-cell>
          <table:table-cell office:value-type="float" office:value="281186">
            <text:p>281186</text:p>
          </table:table-cell>
          <table:table-cell office:value-type="float" office:value="430516">
            <text:p>430516</text:p>
          </table:table-cell>
          <table:table-cell office:value-type="float" office:value="20160">
            <text:p>20160</text:p>
          </table:table-cell>
          <table:table-cell office:value-type="float" office:value="127423">
            <text:p>127423</text:p>
          </table:table-cell>
          <table:table-cell office:value-type="float" office:value="440881">
            <text:p>440881</text:p>
          </table:table-cell>
          <table:table-cell office:value-type="float" office:value="41149">
            <text:p>41149</text:p>
          </table:table-cell>
          <table:table-cell office:value-type="float" office:value="488900">
            <text:p>488900</text:p>
          </table:table-cell>
          <table:table-cell office:value-type="float" office:value="265749">
            <text:p>265749</text:p>
          </table:table-cell>
          <table:table-cell office:value-type="float" office:value="120960">
            <text:p>120960</text:p>
          </table:table-cell>
          <table:table-cell office:value-type="float" office:value="142858">
            <text:p>142858</text:p>
          </table:table-cell>
          <table:table-cell office:value-type="float" office:value="520924">
            <text:p>520924</text:p>
          </table:table-cell>
          <table:table-cell office:value-type="float" office:value="295280">
            <text:p>295280</text:p>
          </table:table-cell>
          <table:table-cell office:value-type="float" office:value="978546">
            <text:p>978546</text:p>
          </table:table-cell>
          <table:table-cell office:value-type="float" office:value="975091">
            <text:p>975091</text:p>
          </table:table-cell>
          <table:table-cell office:value-type="float" office:value="531065">
            <text:p>531065</text:p>
          </table:table-cell>
          <table:table-cell office:value-type="float" office:value="470569">
            <text:p>470569</text:p>
          </table:table-cell>
          <table:table-cell office:value-type="float" office:value="352777">
            <text:p>352777</text:p>
          </table:table-cell>
          <table:table-cell office:value-type="float" office:value="788006">
            <text:p>788006</text:p>
          </table:table-cell>
          <table:table-cell office:value-type="float" office:value="405703">
            <text:p>405703</text:p>
          </table:table-cell>
          <table:table-cell office:value-type="float" office:value="234868">
            <text:p>234868</text:p>
          </table:table-cell>
          <table:table-cell office:value-type="float" office:value="315450">
            <text:p>315450</text:p>
          </table:table-cell>
          <table:table-cell office:value-type="float" office:value="292169">
            <text:p>292169</text:p>
          </table:table-cell>
          <table:table-cell office:value-type="float" office:value="107140">
            <text:p>107140</text:p>
          </table:table-cell>
          <table:table-cell office:value-type="float" office:value="284172">
            <text:p>284172</text:p>
          </table:table-cell>
          <table:table-cell office:value-type="float" office:value="319282">
            <text:p>319282</text:p>
          </table:table-cell>
          <table:table-cell office:value-type="float" office:value="75416">
            <text:p>75416</text:p>
          </table:table-cell>
          <table:table-cell office:value-type="float" office:value="46317">
            <text:p>46317</text:p>
          </table:table-cell>
          <table:table-cell office:value-type="float" office:value="88274">
            <text:p>88274</text:p>
          </table:table-cell>
          <table:table-cell office:value-type="float" office:value="30049">
            <text:p>30049</text:p>
          </table:table-cell>
          <table:table-cell office:value-type="float" office:value="52537">
            <text:p>52537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18825">
            <text:p>18825</text:p>
          </table:table-cell>
          <table:table-cell office:value-type="float" office:value="81061">
            <text:p>81061</text:p>
          </table:table-cell>
          <table:table-cell office:value-type="float" office:value="65507">
            <text:p>65507</text:p>
          </table:table-cell>
          <table:table-cell office:value-type="float" office:value="58743">
            <text:p>58743</text:p>
          </table:table-cell>
          <table:table-cell office:value-type="float" office:value="83052">
            <text:p>83052</text:p>
          </table:table-cell>
          <table:table-cell office:value-type="float" office:value="80081">
            <text:p>80081</text:p>
          </table:table-cell>
          <table:table-cell office:value-type="float" office:value="54609">
            <text:p>54609</text:p>
          </table:table-cell>
          <table:table-cell office:value-type="float" office:value="37696">
            <text:p>37696</text:p>
          </table:table-cell>
          <table:table-cell office:value-type="float" office:value="75201">
            <text:p>75201</text:p>
          </table:table-cell>
          <table:table-cell office:value-type="float" office:value="49472">
            <text:p>49472</text:p>
          </table:table-cell>
          <table:table-cell office:value-type="float" office:value="33800">
            <text:p>33800</text:p>
          </table:table-cell>
          <table:table-cell office:value-type="float" office:value="94111">
            <text:p>94111</text:p>
          </table:table-cell>
          <table:table-cell office:value-type="float" office:value="96476">
            <text:p>96476</text:p>
          </table:table-cell>
          <table:table-cell office:value-type="float" office:value="80377">
            <text:p>80377</text:p>
          </table:table-cell>
          <table:table-cell office:value-type="float" office:value="116323">
            <text:p>116323</text:p>
          </table:table-cell>
          <table:table-cell office:value-type="float" office:value="158954">
            <text:p>158954</text:p>
          </table:table-cell>
          <table:table-cell office:value-type="float" office:value="79323">
            <text:p>79323</text:p>
          </table:table-cell>
          <table:table-cell office:value-type="float" office:value="38110">
            <text:p>38110</text:p>
          </table:table-cell>
          <table:table-cell office:value-type="float" office:value="62281">
            <text:p>62281</text:p>
          </table:table-cell>
          <table:table-cell office:value-type="float" office:value="41298">
            <text:p>41298</text:p>
          </table:table-cell>
          <table:table-cell office:value-type="float" office:value="75748">
            <text:p>75748</text:p>
          </table:table-cell>
          <table:table-cell office:value-type="float" office:value="80470">
            <text:p>80470</text:p>
          </table:table-cell>
          <table:table-cell office:value-type="float" office:value="90194">
            <text:p>90194</text:p>
          </table:table-cell>
          <table:table-cell office:value-type="float" office:value="84169">
            <text:p>84169</text:p>
          </table:table-cell>
          <table:table-cell office:value-type="float" office:value="112376">
            <text:p>112376</text:p>
          </table:table-cell>
          <table:table-cell office:value-type="float" office:value="102942">
            <text:p>102942</text:p>
          </table:table-cell>
          <table:table-cell office:value-type="float" office:value="138031">
            <text:p>138031</text:p>
          </table:table-cell>
          <table:table-cell office:value-type="float" office:value="99276">
            <text:p>99276</text:p>
          </table:table-cell>
          <table:table-cell office:value-type="float" office:value="88731">
            <text:p>88731</text:p>
          </table:table-cell>
          <table:table-cell office:value-type="float" office:value="82422">
            <text:p>82422</text:p>
          </table:table-cell>
          <table:table-cell office:value-type="float" office:value="148319">
            <text:p>148319</text:p>
          </table:table-cell>
          <table:table-cell office:value-type="float" office:value="73329">
            <text:p>73329</text:p>
          </table:table-cell>
          <table:table-cell office:value-type="float" office:value="36859">
            <text:p>36859</text:p>
          </table:table-cell>
          <table:table-cell office:value-type="float" office:value="34949">
            <text:p>34949</text:p>
          </table:table-cell>
          <table:table-cell office:value-type="float" office:value="71174">
            <text:p>71174</text:p>
          </table:table-cell>
          <table:table-cell office:value-type="float" office:value="71546">
            <text:p>71546</text:p>
          </table:table-cell>
          <table:table-cell office:value-type="float" office:value="48259">
            <text:p>48259</text:p>
          </table:table-cell>
          <table:table-cell office:value-type="float" office:value="18576">
            <text:p>18576</text:p>
          </table:table-cell>
          <table:table-cell office:value-type="float" office:value="13768">
            <text:p>13768</text:p>
          </table:table-cell>
          <table:table-cell office:value-type="float" office:value="57336">
            <text:p>57336</text:p>
          </table:table-cell>
          <table:table-cell office:value-type="float" office:value="48844">
            <text:p>48844</text:p>
          </table:table-cell>
          <table:table-cell office:value-type="float" office:value="79396">
            <text:p>79396</text:p>
          </table:table-cell>
          <table:table-cell office:value-type="float" office:value="44370">
            <text:p>44370</text:p>
          </table:table-cell>
          <table:table-cell office:value-type="float" office:value="105615">
            <text:p>105615</text:p>
          </table:table-cell>
          <table:table-cell office:value-type="float" office:value="52914">
            <text:p>52914</text:p>
          </table:table-cell>
          <table:table-cell office:value-type="float" office:value="48509">
            <text:p>48509</text:p>
          </table:table-cell>
          <table:table-cell office:value-type="float" office:value="84953">
            <text:p>84953</text:p>
          </table:table-cell>
          <table:table-cell office:value-type="float" office:value="66929">
            <text:p>66929</text:p>
          </table:table-cell>
          <table:table-cell office:value-type="float" office:value="50183">
            <text:p>50183</text:p>
          </table:table-cell>
          <table:table-cell office:value-type="float" office:value="65210">
            <text:p>65210</text:p>
          </table:table-cell>
          <table:table-cell office:value-type="float" office:value="21453">
            <text:p>21453</text:p>
          </table:table-cell>
          <table:table-cell office:value-type="float" office:value="86571">
            <text:p>86571</text:p>
          </table:table-cell>
          <table:table-cell office:value-type="float" office:value="118152">
            <text:p>118152</text:p>
          </table:table-cell>
          <table:table-cell office:value-type="float" office:value="16472">
            <text:p>16472</text:p>
          </table:table-cell>
          <table:table-cell office:value-type="float" office:value="50023">
            <text:p>50023</text:p>
          </table:table-cell>
          <table:table-cell office:value-type="float" office:value="13546">
            <text:p>13546</text:p>
          </table:table-cell>
          <table:table-cell office:value-type="float" office:value="52742">
            <text:p>52742</text:p>
          </table:table-cell>
          <table:table-cell office:value-type="float" office:value="27176">
            <text:p>27176</text:p>
          </table:table-cell>
          <table:table-cell office:value-type="float" office:value="18178">
            <text:p>18178</text:p>
          </table:table-cell>
          <table:table-cell office:value-type="float" office:value="103545">
            <text:p>103545</text:p>
          </table:table-cell>
          <table:table-cell office:value-type="float" office:value="24052">
            <text:p>24052</text:p>
          </table:table-cell>
          <table:table-cell office:value-type="float" office:value="27862">
            <text:p>27862</text:p>
          </table:table-cell>
          <table:table-cell office:value-type="float" office:value="82255">
            <text:p>82255</text:p>
          </table:table-cell>
          <table:table-cell office:value-type="float" office:value="69584">
            <text:p>69584</text:p>
          </table:table-cell>
          <table:table-cell office:value-type="float" office:value="61699">
            <text:p>61699</text:p>
          </table:table-cell>
          <table:table-cell office:value-type="float" office:value="20351">
            <text:p>20351</text:p>
          </table:table-cell>
          <table:table-cell office:value-type="float" office:value="6182">
            <text:p>6182</text:p>
          </table:table-cell>
          <table:table-cell office:value-type="float" office:value="45886">
            <text:p>45886</text:p>
          </table:table-cell>
          <table:table-cell office:value-type="float" office:value="88029">
            <text:p>88029</text:p>
          </table:table-cell>
          <table:table-cell office:value-type="float" office:value="77503">
            <text:p>77503</text:p>
          </table:table-cell>
          <table:table-cell office:value-type="float" office:value="70110">
            <text:p>70110</text:p>
          </table:table-cell>
          <table:table-cell office:value-type="float" office:value="65892">
            <text:p>65892</text:p>
          </table:table-cell>
          <table:table-cell office:value-type="float" office:value="62834">
            <text:p>62834</text:p>
          </table:table-cell>
          <table:table-cell office:value-type="float" office:value="82606">
            <text:p>82606</text:p>
          </table:table-cell>
          <table:table-cell office:value-type="float" office:value="10019">
            <text:p>10019</text:p>
          </table:table-cell>
          <table:table-cell office:value-type="float" office:value="8088">
            <text:p>8088</text:p>
          </table:table-cell>
          <table:table-cell office:value-type="float" office:value="30053">
            <text:p>30053</text:p>
          </table:table-cell>
          <table:table-cell office:value-type="float" office:value="17488">
            <text:p>17488</text:p>
          </table:table-cell>
          <table:table-cell office:value-type="float" office:value="49777">
            <text:p>49777</text:p>
          </table:table-cell>
          <table:table-cell office:value-type="float" office:value="78701">
            <text:p>78701</text:p>
          </table:table-cell>
          <table:table-cell office:value-type="float" office:value="134577">
            <text:p>134577</text:p>
          </table:table-cell>
          <table:table-cell office:value-type="float" office:value="113967">
            <text:p>113967</text:p>
          </table:table-cell>
          <table:table-cell office:value-type="float" office:value="60427">
            <text:p>60427</text:p>
          </table:table-cell>
          <table:table-cell office:value-type="float" office:value="88236">
            <text:p>88236</text:p>
          </table:table-cell>
          <table:table-cell office:value-type="float" office:value="52937">
            <text:p>52937</text:p>
          </table:table-cell>
          <table:table-cell office:value-type="float" office:value="77332">
            <text:p>77332</text:p>
          </table:table-cell>
          <table:table-cell office:value-type="float" office:value="87532">
            <text:p>87532</text:p>
          </table:table-cell>
          <table:table-cell office:value-type="float" office:value="98470">
            <text:p>98470</text:p>
          </table:table-cell>
          <table:table-cell office:value-type="float" office:value="169365">
            <text:p>169365</text:p>
          </table:table-cell>
          <table:table-cell office:value-type="float" office:value="96708">
            <text:p>96708</text:p>
          </table:table-cell>
          <table:table-cell office:value-type="float" office:value="113946">
            <text:p>113946</text:p>
          </table:table-cell>
          <table:table-cell office:value-type="float" office:value="37079">
            <text:p>37079</text:p>
          </table:table-cell>
          <table:table-cell office:value-type="float" office:value="183868">
            <text:p>183868</text:p>
          </table:table-cell>
          <table:table-cell office:value-type="float" office:value="162050">
            <text:p>162050</text:p>
          </table:table-cell>
          <table:table-cell office:value-type="float" office:value="68568">
            <text:p>68568</text:p>
          </table:table-cell>
          <table:table-cell office:value-type="float" office:value="28775">
            <text:p>28775</text:p>
          </table:table-cell>
          <table:table-cell office:value-type="float" office:value="16458">
            <text:p>16458</text:p>
          </table:table-cell>
          <table:table-cell office:value-type="float" office:value="43209">
            <text:p>43209</text:p>
          </table:table-cell>
          <table:table-cell office:value-type="float" office:value="94261">
            <text:p>94261</text:p>
          </table:table-cell>
          <table:table-cell office:value-type="float" office:value="40242">
            <text:p>40242</text:p>
          </table:table-cell>
          <table:table-cell office:value-type="float" office:value="65795">
            <text:p>65795</text:p>
          </table:table-cell>
          <table:table-cell office:value-type="float" office:value="122849">
            <text:p>122849</text:p>
          </table:table-cell>
          <table:table-cell office:value-type="float" office:value="61639">
            <text:p>61639</text:p>
          </table:table-cell>
          <table:table-cell office:value-type="float" office:value="50071">
            <text:p>50071</text:p>
          </table:table-cell>
          <table:table-cell office:value-type="float" office:value="169930">
            <text:p>169930</text:p>
          </table:table-cell>
          <table:table-cell office:value-type="float" office:value="33642">
            <text:p>33642</text:p>
          </table:table-cell>
          <table:table-cell office:value-type="float" office:value="107102">
            <text:p>107102</text:p>
          </table:table-cell>
          <table:table-cell office:value-type="float" office:value="53403">
            <text:p>53403</text:p>
          </table:table-cell>
          <table:table-cell office:value-type="float" office:value="25426">
            <text:p>25426</text:p>
          </table:table-cell>
          <table:table-cell office:value-type="float" office:value="35008">
            <text:p>35008</text:p>
          </table:table-cell>
          <table:table-cell office:value-type="float" office:value="85315">
            <text:p>85315</text:p>
          </table:table-cell>
          <table:table-cell office:value-type="float" office:value="70580">
            <text:p>70580</text:p>
          </table:table-cell>
          <table:table-cell office:value-type="float" office:value="81817">
            <text:p>81817</text:p>
          </table:table-cell>
          <table:table-cell office:value-type="float" office:value="35118">
            <text:p>35118</text:p>
          </table:table-cell>
          <table:table-cell office:value-type="float" office:value="44513">
            <text:p>44513</text:p>
          </table:table-cell>
          <table:table-cell office:value-type="float" office:value="31540">
            <text:p>31540</text:p>
          </table:table-cell>
          <table:table-cell office:value-type="float" office:value="58801">
            <text:p>58801</text:p>
          </table:table-cell>
          <table:table-cell office:value-type="float" office:value="67688">
            <text:p>67688</text:p>
          </table:table-cell>
          <table:table-cell office:value-type="float" office:value="109832">
            <text:p>109832</text:p>
          </table:table-cell>
          <table:table-cell office:value-type="float" office:value="41039">
            <text:p>41039</text:p>
          </table:table-cell>
          <table:table-cell office:value-type="float" office:value="49456">
            <text:p>49456</text:p>
          </table:table-cell>
          <table:table-cell office:value-type="float" office:value="23812">
            <text:p>23812</text:p>
          </table:table-cell>
          <table:table-cell office:value-type="float" office:value="66275">
            <text:p>66275</text:p>
          </table:table-cell>
          <table:table-cell office:value-type="float" office:value="64317">
            <text:p>64317</text:p>
          </table:table-cell>
          <table:table-cell office:value-type="float" office:value="92252">
            <text:p>92252</text:p>
          </table:table-cell>
          <table:table-cell office:value-type="float" office:value="59491">
            <text:p>59491</text:p>
          </table:table-cell>
          <table:table-cell office:value-type="float" office:value="55013">
            <text:p>55013</text:p>
          </table:table-cell>
          <table:table-cell office:value-type="float" office:value="96607">
            <text:p>96607</text:p>
          </table:table-cell>
          <table:table-cell office:value-type="float" office:value="43398">
            <text:p>43398</text:p>
          </table:table-cell>
          <table:table-cell office:value-type="float" office:value="42970">
            <text:p>42970</text:p>
          </table:table-cell>
          <table:table-cell office:value-type="float" office:value="34010">
            <text:p>34010</text:p>
          </table:table-cell>
          <table:table-cell office:value-type="float" office:value="11226">
            <text:p>11226</text:p>
          </table:table-cell>
          <table:table-cell office:value-type="float" office:value="18164">
            <text:p>18164</text:p>
          </table:table-cell>
          <table:table-cell office:value-type="float" office:value="45555">
            <text:p>45555</text:p>
          </table:table-cell>
          <table:table-cell office:value-type="float" office:value="15093">
            <text:p>15093</text:p>
          </table:table-cell>
          <table:table-cell office:value-type="float" office:value="42345">
            <text:p>42345</text:p>
          </table:table-cell>
          <table:table-cell office:value-type="float" office:value="84405">
            <text:p>84405</text:p>
          </table:table-cell>
          <table:table-cell office:value-type="float" office:value="21500">
            <text:p>21500</text:p>
          </table:table-cell>
          <table:table-cell office:value-type="float" office:value="24022">
            <text:p>24022</text:p>
          </table:table-cell>
          <table:table-cell office:value-type="float" office:value="54199">
            <text:p>54199</text:p>
          </table:table-cell>
          <table:table-cell office:value-type="float" office:value="34542">
            <text:p>34542</text:p>
          </table:table-cell>
          <table:table-cell office:value-type="float" office:value="72170">
            <text:p>72170</text:p>
          </table:table-cell>
          <table:table-cell office:value-type="float" office:value="85184">
            <text:p>85184</text:p>
          </table:table-cell>
          <table:table-cell office:value-type="float" office:value="51636">
            <text:p>51636</text:p>
          </table:table-cell>
          <table:table-cell office:value-type="float" office:value="37700">
            <text:p>37700</text:p>
          </table:table-cell>
          <table:table-cell office:value-type="float" office:value="236587">
            <text:p>236587</text:p>
          </table:table-cell>
          <table:table-cell office:value-type="float" office:value="125054">
            <text:p>125054</text:p>
          </table:table-cell>
          <table:table-cell office:value-type="float" office:value="91111">
            <text:p>91111</text:p>
          </table:table-cell>
          <table:table-cell office:value-type="float" office:value="100214">
            <text:p>100214</text:p>
          </table:table-cell>
          <table:table-cell office:value-type="float" office:value="2105">
            <text:p>2105</text:p>
          </table:table-cell>
          <table:table-cell office:value-type="float" office:value="19765">
            <text:p>19765</text:p>
          </table:table-cell>
          <table:table-cell office:value-type="float" office:value="75682">
            <text:p>75682</text:p>
          </table:table-cell>
          <table:table-cell office:value-type="float" office:value="39651">
            <text:p>39651</text:p>
          </table:table-cell>
          <table:table-cell office:value-type="float" office:value="35143">
            <text:p>35143</text:p>
          </table:table-cell>
          <table:table-cell office:value-type="float" office:value="18737">
            <text:p>18737</text:p>
          </table:table-cell>
          <table:table-cell office:value-type="float" office:value="33407">
            <text:p>33407</text:p>
          </table:table-cell>
          <table:table-cell office:value-type="float" office:value="51463">
            <text:p>51463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40320">
            <text:p>40320</text:p>
          </table:table-cell>
          <table:table-cell table:number-columns-repeated="5" office:value-type="float" office:value="0">
            <text:p>0</text:p>
          </table:table-cell>
          <table:table-cell office:value-type="float" office:value="141118">
            <text:p>141118</text:p>
          </table:table-cell>
          <table:table-cell office:value-type="float" office:value="20160">
            <text:p>20160</text:p>
          </table:table-cell>
          <table:table-cell office:value-type="float" office:value="60480">
            <text:p>60480</text:p>
          </table:table-cell>
          <table:table-cell office:value-type="float" office:value="80640">
            <text:p>80640</text:p>
          </table:table-cell>
          <table:table-cell table:number-columns-repeated="3" office:value-type="float" office:value="0">
            <text:p>0</text:p>
          </table:table-cell>
          <table:table-cell office:value-type="float" office:value="40320">
            <text:p>40320</text:p>
          </table:table-cell>
          <table:table-cell table:number-columns-repeated="12" office:value-type="float" office:value="0">
            <text:p>0</text:p>
          </table:table-cell>
          <table:table-cell office:value-type="float" office:value="126000">
            <text:p>126000</text:p>
          </table:table-cell>
          <table:table-cell office:value-type="float" office:value="100800">
            <text:p>100800</text:p>
          </table:table-cell>
          <table:table-cell office:value-type="float" office:value="0">
            <text:p>0</text:p>
          </table:table-cell>
          <table:table-cell office:value-type="float" office:value="100800">
            <text:p>100800</text:p>
          </table:table-cell>
          <table:table-cell office:value-type="float" office:value="141120">
            <text:p>141120</text:p>
          </table:table-cell>
          <table:table-cell office:value-type="float" office:value="0">
            <text:p>0</text:p>
          </table:table-cell>
          <table:table-cell office:value-type="float" office:value="60480">
            <text:p>60480</text:p>
          </table:table-cell>
          <table:table-cell office:value-type="float" office:value="40320">
            <text:p>40320</text:p>
          </table:table-cell>
          <table:table-cell office:value-type="float" office:value="161280">
            <text:p>161280</text:p>
          </table:table-cell>
          <table:table-cell office:value-type="float" office:value="100800">
            <text:p>100800</text:p>
          </table:table-cell>
          <table:table-cell table:number-columns-repeated="9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52" office:value-type="float" office:value="0">
            <text:p>0</text:p>
          </table:table-cell>
          <table:table-cell office:value-type="float" office:value="45360">
            <text:p>4536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5361">
            <text:p>4536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040">
            <text:p>68040</text:p>
          </table:table-cell>
          <table:table-cell office:value-type="float" office:value="90720">
            <text:p>907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81440">
            <text:p>181440</text:p>
          </table:table-cell>
          <table:table-cell table:number-columns-repeated="3" office:value-type="float" office:value="0">
            <text:p>0</text:p>
          </table:table-cell>
          <table:table-cell office:value-type="float" office:value="7908">
            <text:p>7908</text:p>
          </table:table-cell>
          <table:table-cell office:value-type="float" office:value="0">
            <text:p>0</text:p>
          </table:table-cell>
          <table:table-cell office:value-type="float" office:value="18553">
            <text:p>18553</text:p>
          </table:table-cell>
          <table:table-cell office:value-type="float" office:value="18760">
            <text:p>18760</text:p>
          </table:table-cell>
          <table:table-cell office:value-type="float" office:value="0">
            <text:p>0</text:p>
          </table:table-cell>
          <table:table-cell office:value-type="float" office:value="26094">
            <text:p>26094</text:p>
          </table:table-cell>
          <table:table-cell office:value-type="float" office:value="109984">
            <text:p>109984</text:p>
          </table:table-cell>
          <table:table-cell office:value-type="float" office:value="100800">
            <text:p>1008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2">
            <text:p>50512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float" office:value="63657">
            <text:p>63657</text:p>
          </table:table-cell>
          <table:table-cell office:value-type="float" office:value="53194">
            <text:p>53194</text:p>
          </table:table-cell>
          <table:table-cell office:value-type="float" office:value="75488">
            <text:p>75488</text:p>
          </table:table-cell>
          <table:table-cell office:value-type="float" office:value="60528">
            <text:p>60528</text:p>
          </table:table-cell>
          <table:table-cell office:value-type="float" office:value="11871">
            <text:p>11871</text:p>
          </table:table-cell>
          <table:table-cell office:value-type="float" office:value="28546">
            <text:p>28546</text:p>
          </table:table-cell>
          <table:table-cell office:value-type="float" office:value="118929">
            <text:p>118929</text:p>
          </table:table-cell>
          <table:table-cell office:value-type="float" office:value="28930">
            <text:p>28930</text:p>
          </table:table-cell>
          <table:table-cell office:value-type="float" office:value="88910">
            <text:p>88910</text:p>
          </table:table-cell>
          <table:table-cell office:value-type="float" office:value="29681">
            <text:p>29681</text:p>
          </table:table-cell>
          <table:table-cell office:value-type="float" office:value="62567">
            <text:p>62567</text:p>
          </table:table-cell>
          <table:table-cell office:value-type="float" office:value="11495">
            <text:p>11495</text:p>
          </table:table-cell>
          <table:table-cell office:value-type="float" office:value="0">
            <text:p>0</text:p>
          </table:table-cell>
          <table:table-cell office:value-type="float" office:value="43364">
            <text:p>43364</text:p>
          </table:table-cell>
          <table:table-cell office:value-type="float" office:value="47178">
            <text:p>47178</text:p>
          </table:table-cell>
          <table:table-cell office:value-type="float" office:value="22155">
            <text:p>22155</text:p>
          </table:table-cell>
          <table:table-cell table:number-columns-repeated="2" office:value-type="float" office:value="0">
            <text:p>0</text:p>
          </table:table-cell>
          <table:table-cell office:value-type="float" office:value="38496">
            <text:p>38496</text:p>
          </table:table-cell>
          <table:table-cell office:value-type="float" office:value="127266">
            <text:p>127266</text:p>
          </table:table-cell>
          <table:table-cell office:value-type="float" office:value="21541">
            <text:p>21541</text:p>
          </table:table-cell>
          <table:table-cell office:value-type="float" office:value="99347">
            <text:p>99347</text:p>
          </table:table-cell>
          <table:table-cell office:value-type="float" office:value="81447">
            <text:p>81447</text:p>
          </table:table-cell>
          <table:table-cell office:value-type="float" office:value="48962">
            <text:p>48962</text:p>
          </table:table-cell>
          <table:table-cell office:value-type="float" office:value="33923">
            <text:p>33923</text:p>
          </table:table-cell>
          <table:table-cell office:value-type="float" office:value="20374">
            <text:p>20374</text:p>
          </table:table-cell>
          <table:table-cell office:value-type="float" office:value="22203">
            <text:p>22203</text:p>
          </table:table-cell>
          <table:table-cell office:value-type="float" office:value="11148">
            <text:p>11148</text:p>
          </table:table-cell>
          <table:table-cell office:value-type="float" office:value="41948">
            <text:p>41948</text:p>
          </table:table-cell>
          <table:table-cell office:value-type="float" office:value="22716">
            <text:p>22716</text:p>
          </table:table-cell>
          <table:table-cell office:value-type="float" office:value="44576">
            <text:p>44576</text:p>
          </table:table-cell>
          <table:table-cell office:value-type="float" office:value="54108">
            <text:p>54108</text:p>
          </table:table-cell>
          <table:table-cell office:value-type="float" office:value="41389">
            <text:p>41389</text:p>
          </table:table-cell>
          <table:table-cell office:value-type="float" office:value="82720">
            <text:p>82720</text:p>
          </table:table-cell>
          <table:table-cell office:value-type="float" office:value="56980">
            <text:p>56980</text:p>
          </table:table-cell>
          <table:table-cell office:value-type="float" office:value="22312">
            <text:p>22312</text:p>
          </table:table-cell>
          <table:table-cell office:value-type="float" office:value="22974">
            <text:p>22974</text:p>
          </table:table-cell>
          <table:table-cell office:value-type="float" office:value="18870">
            <text:p>18870</text:p>
          </table:table-cell>
          <table:table-cell office:value-type="float" office:value="12024">
            <text:p>12024</text:p>
          </table:table-cell>
          <table:table-cell office:value-type="float" office:value="59128">
            <text:p>59128</text:p>
          </table:table-cell>
          <table:table-cell office:value-type="float" office:value="40758">
            <text:p>40758</text:p>
          </table:table-cell>
          <table:table-cell office:value-type="float" office:value="10919">
            <text:p>10919</text:p>
          </table:table-cell>
          <table:table-cell office:value-type="float" office:value="18214">
            <text:p>18214</text:p>
          </table:table-cell>
          <table:table-cell office:value-type="float" office:value="29215">
            <text:p>29215</text:p>
          </table:table-cell>
          <table:table-cell office:value-type="float" office:value="11683">
            <text:p>11683</text:p>
          </table:table-cell>
          <table:table-cell office:value-type="float" office:value="74964">
            <text:p>74964</text:p>
          </table:table-cell>
          <table:table-cell office:value-type="float" office:value="71330">
            <text:p>71330</text:p>
          </table:table-cell>
          <table:table-cell office:value-type="float" office:value="26586">
            <text:p>26586</text:p>
          </table:table-cell>
          <table:table-cell office:value-type="float" office:value="33523">
            <text:p>33523</text:p>
          </table:table-cell>
          <table:table-cell office:value-type="float" office:value="24572">
            <text:p>24572</text:p>
          </table:table-cell>
          <table:table-cell office:value-type="float" office:value="42547">
            <text:p>42547</text:p>
          </table:table-cell>
          <table:table-cell office:value-type="float" office:value="52439">
            <text:p>52439</text:p>
          </table:table-cell>
          <table:table-cell office:value-type="float" office:value="82406">
            <text:p>82406</text:p>
          </table:table-cell>
          <table:table-cell office:value-type="float" office:value="46125">
            <text:p>46125</text:p>
          </table:table-cell>
          <table:table-cell office:value-type="float" office:value="46459">
            <text:p>46459</text:p>
          </table:table-cell>
          <table:table-cell office:value-type="float" office:value="108806">
            <text:p>108806</text:p>
          </table:table-cell>
          <table:table-cell office:value-type="float" office:value="43782">
            <text:p>43782</text:p>
          </table:table-cell>
          <table:table-cell office:value-type="float" office:value="45131">
            <text:p>45131</text:p>
          </table:table-cell>
          <table:table-cell office:value-type="float" office:value="70959">
            <text:p>70959</text:p>
          </table:table-cell>
          <table:table-cell office:value-type="float" office:value="21608">
            <text:p>21608</text:p>
          </table:table-cell>
          <table:table-cell office:value-type="float" office:value="0">
            <text:p>0</text:p>
          </table:table-cell>
          <table:table-cell office:value-type="float" office:value="13705">
            <text:p>13705</text:p>
          </table:table-cell>
          <table:table-cell office:value-type="float" office:value="38965">
            <text:p>38965</text:p>
          </table:table-cell>
          <table:table-cell office:value-type="float" office:value="9863">
            <text:p>9863</text:p>
          </table:table-cell>
          <table:table-cell office:value-type="float" office:value="86394">
            <text:p>86394</text:p>
          </table:table-cell>
          <table:table-cell office:value-type="float" office:value="29845">
            <text:p>29845</text:p>
          </table:table-cell>
          <table:table-cell office:value-type="float" office:value="113243">
            <text:p>113243</text:p>
          </table:table-cell>
          <table:table-cell office:value-type="float" office:value="37478">
            <text:p>37478</text:p>
          </table:table-cell>
          <table:table-cell office:value-type="float" office:value="65241">
            <text:p>65241</text:p>
          </table:table-cell>
          <table:table-cell office:value-type="float" office:value="117558">
            <text:p>117558</text:p>
          </table:table-cell>
          <table:table-cell office:value-type="float" office:value="21142">
            <text:p>21142</text:p>
          </table:table-cell>
          <table:table-cell office:value-type="float" office:value="75976">
            <text:p>75976</text:p>
          </table:table-cell>
          <table:table-cell office:value-type="float" office:value="48175">
            <text:p>48175</text:p>
          </table:table-cell>
          <table:table-cell office:value-type="float" office:value="16187">
            <text:p>16187</text:p>
          </table:table-cell>
          <table:table-cell office:value-type="float" office:value="10943">
            <text:p>10943</text:p>
          </table:table-cell>
          <table:table-cell office:value-type="float" office:value="41103">
            <text:p>41103</text:p>
          </table:table-cell>
          <table:table-cell office:value-type="float" office:value="114341">
            <text:p>114341</text:p>
          </table:table-cell>
          <table:table-cell office:value-type="float" office:value="40854">
            <text:p>40854</text:p>
          </table:table-cell>
          <table:table-cell office:value-type="float" office:value="0">
            <text:p>0</text:p>
          </table:table-cell>
          <table:table-cell office:value-type="float" office:value="22210">
            <text:p>22210</text:p>
          </table:table-cell>
          <table:table-cell office:value-type="float" office:value="56517">
            <text:p>56517</text:p>
          </table:table-cell>
          <table:table-cell office:value-type="float" office:value="54000">
            <text:p>54000</text:p>
          </table:table-cell>
          <table:table-cell office:value-type="float" office:value="74574">
            <text:p>74574</text:p>
          </table:table-cell>
          <table:table-cell office:value-type="float" office:value="23582">
            <text:p>23582</text:p>
          </table:table-cell>
          <table:table-cell office:value-type="float" office:value="11167">
            <text:p>11167</text:p>
          </table:table-cell>
          <table:table-cell office:value-type="float" office:value="10582">
            <text:p>10582</text:p>
          </table:table-cell>
          <table:table-cell office:value-type="float" office:value="72931">
            <text:p>72931</text:p>
          </table:table-cell>
          <table:table-cell office:value-type="float" office:value="89252">
            <text:p>89252</text:p>
          </table:table-cell>
          <table:table-cell office:value-type="float" office:value="67618">
            <text:p>67618</text:p>
          </table:table-cell>
          <table:table-cell office:value-type="float" office:value="72101">
            <text:p>72101</text:p>
          </table:table-cell>
          <table:table-cell office:value-type="float" office:value="30764">
            <text:p>30764</text:p>
          </table:table-cell>
          <table:table-cell office:value-type="float" office:value="83850">
            <text:p>83850</text:p>
          </table:table-cell>
          <table:table-cell office:value-type="float" office:value="54557">
            <text:p>54557</text:p>
          </table:table-cell>
          <table:table-cell office:value-type="float" office:value="104274">
            <text:p>104274</text:p>
          </table:table-cell>
          <table:table-cell office:value-type="float" office:value="75118">
            <text:p>75118</text:p>
          </table:table-cell>
          <table:table-cell office:value-type="float" office:value="9370">
            <text:p>9370</text:p>
          </table:table-cell>
          <table:table-cell office:value-type="float" office:value="51072">
            <text:p>51072</text:p>
          </table:table-cell>
          <table:table-cell office:value-type="float" office:value="58343">
            <text:p>58343</text:p>
          </table:table-cell>
          <table:table-cell office:value-type="float" office:value="117349">
            <text:p>117349</text:p>
          </table:table-cell>
          <table:table-cell office:value-type="float" office:value="79229">
            <text:p>79229</text:p>
          </table:table-cell>
          <table:table-cell office:value-type="float" office:value="48977">
            <text:p>48977</text:p>
          </table:table-cell>
          <table:table-cell office:value-type="float" office:value="55781">
            <text:p>55781</text:p>
          </table:table-cell>
          <table:table-cell office:value-type="float" office:value="64367">
            <text:p>64367</text:p>
          </table:table-cell>
          <table:table-cell office:value-type="float" office:value="61286">
            <text:p>61286</text:p>
          </table:table-cell>
          <table:table-cell office:value-type="float" office:value="152803">
            <text:p>152803</text:p>
          </table:table-cell>
          <table:table-cell office:value-type="float" office:value="105487">
            <text:p>105487</text:p>
          </table:table-cell>
          <table:table-cell office:value-type="float" office:value="105683">
            <text:p>105683</text:p>
          </table:table-cell>
          <table:table-cell office:value-type="float" office:value="56382">
            <text:p>56382</text:p>
          </table:table-cell>
          <table:table-cell office:value-type="float" office:value="2559">
            <text:p>2559</text:p>
          </table:table-cell>
          <table:table-cell office:value-type="float" office:value="9786">
            <text:p>9786</text:p>
          </table:table-cell>
          <table:table-cell office:value-type="float" office:value="72473">
            <text:p>72473</text:p>
          </table:table-cell>
          <table:table-cell office:value-type="float" office:value="53089">
            <text:p>53089</text:p>
          </table:table-cell>
          <table:table-cell office:value-type="float" office:value="43864">
            <text:p>43864</text:p>
          </table:table-cell>
          <table:table-cell office:value-type="float" office:value="61434">
            <text:p>61434</text:p>
          </table:table-cell>
          <table:table-cell office:value-type="float" office:value="84827">
            <text:p>84827</text:p>
          </table:table-cell>
          <table:table-cell office:value-type="float" office:value="52213">
            <text:p>52213</text:p>
          </table:table-cell>
          <table:table-cell office:value-type="float" office:value="41072">
            <text:p>41072</text:p>
          </table:table-cell>
          <table:table-cell office:value-type="float" office:value="19694">
            <text:p>19694</text:p>
          </table:table-cell>
          <table:table-cell office:value-type="float" office:value="33171">
            <text:p>33171</text:p>
          </table:table-cell>
          <table:table-cell office:value-type="float" office:value="10293">
            <text:p>10293</text:p>
          </table:table-cell>
          <table:table-cell office:value-type="float" office:value="60412">
            <text:p>60412</text:p>
          </table:table-cell>
          <table:table-cell office:value-type="float" office:value="41069">
            <text:p>41069</text:p>
          </table:table-cell>
          <table:table-cell office:value-type="float" office:value="69435">
            <text:p>69435</text:p>
          </table:table-cell>
          <table:table-cell office:value-type="float" office:value="51582">
            <text:p>51582</text:p>
          </table:table-cell>
          <table:table-cell office:value-type="float" office:value="54643">
            <text:p>54643</text:p>
          </table:table-cell>
          <table:table-cell office:value-type="float" office:value="40339">
            <text:p>40339</text:p>
          </table:table-cell>
          <table:table-cell office:value-type="float" office:value="75548">
            <text:p>75548</text:p>
          </table:table-cell>
          <table:table-cell office:value-type="float" office:value="41233">
            <text:p>41233</text:p>
          </table:table-cell>
          <table:table-cell office:value-type="float" office:value="66646">
            <text:p>66646</text:p>
          </table:table-cell>
          <table:table-cell office:value-type="float" office:value="52278">
            <text:p>52278</text:p>
          </table:table-cell>
          <table:table-cell office:value-type="float" office:value="61128">
            <text:p>61128</text:p>
          </table:table-cell>
          <table:table-cell office:value-type="float" office:value="103136">
            <text:p>103136</text:p>
          </table:table-cell>
          <table:table-cell office:value-type="float" office:value="40660">
            <text:p>40660</text:p>
          </table:table-cell>
          <table:table-cell office:value-type="float" office:value="50490">
            <text:p>50490</text:p>
          </table:table-cell>
          <table:table-cell office:value-type="float" office:value="54942">
            <text:p>54942</text:p>
          </table:table-cell>
          <table:table-cell office:value-type="float" office:value="34610">
            <text:p>34610</text:p>
          </table:table-cell>
          <table:table-cell office:value-type="float" office:value="19877">
            <text:p>19877</text:p>
          </table:table-cell>
          <table:table-cell office:value-type="float" office:value="9642">
            <text:p>9642</text:p>
          </table:table-cell>
          <table:table-cell office:value-type="float" office:value="54237">
            <text:p>54237</text:p>
          </table:table-cell>
          <table:table-cell office:value-type="float" office:value="66992">
            <text:p>66992</text:p>
          </table:table-cell>
          <table:table-cell office:value-type="float" office:value="21894">
            <text:p>21894</text:p>
          </table:table-cell>
          <table:table-cell office:value-type="float" office:value="29798">
            <text:p>29798</text:p>
          </table:table-cell>
          <table:table-cell office:value-type="float" office:value="22058">
            <text:p>22058</text:p>
          </table:table-cell>
          <table:table-cell office:value-type="float" office:value="6346">
            <text:p>6346</text:p>
          </table:table-cell>
          <table:table-cell office:value-type="float" office:value="63864">
            <text:p>63864</text:p>
          </table:table-cell>
          <table:table-cell office:value-type="float" office:value="13993">
            <text:p>13993</text:p>
          </table:table-cell>
          <table:table-cell office:value-type="float" office:value="42447">
            <text:p>42447</text:p>
          </table:table-cell>
          <table:table-cell office:value-type="float" office:value="44247">
            <text:p>44247</text:p>
          </table:table-cell>
          <table:table-cell office:value-type="float" office:value="57434">
            <text:p>57434</text:p>
          </table:table-cell>
          <table:table-cell office:value-type="float" office:value="12110">
            <text:p>12110</text:p>
          </table:table-cell>
          <table:table-cell office:value-type="float" office:value="42702">
            <text:p>42702</text:p>
          </table:table-cell>
          <table:table-cell office:value-type="float" office:value="63797">
            <text:p>63797</text:p>
          </table:table-cell>
          <table:table-cell office:value-type="float" office:value="44319">
            <text:p>44319</text:p>
          </table:table-cell>
          <table:table-cell office:value-type="float" office:value="36040">
            <text:p>36040</text:p>
          </table:table-cell>
          <table:table-cell office:value-type="float" office:value="39776">
            <text:p>39776</text:p>
          </table:table-cell>
          <table:table-cell office:value-type="float" office:value="32784">
            <text:p>32784</text:p>
          </table:table-cell>
          <table:table-cell office:value-type="float" office:value="45147">
            <text:p>45147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float" office:value="42726">
            <text:p>42726</text:p>
          </table:table-cell>
          <table:table-cell office:value-type="float" office:value="33838">
            <text:p>33838</text:p>
          </table:table-cell>
          <table:table-cell office:value-type="float" office:value="44532">
            <text:p>44532</text:p>
          </table:table-cell>
          <table:table-cell office:value-type="float" office:value="28978">
            <text:p>28978</text:p>
          </table:table-cell>
          <table:table-cell office:value-type="float" office:value="58521">
            <text:p>58521</text:p>
          </table:table-cell>
          <table:table-cell office:value-type="float" office:value="38246">
            <text:p>38246</text:p>
          </table:table-cell>
          <table:table-cell office:value-type="float" office:value="32026">
            <text:p>32026</text:p>
          </table:table-cell>
          <table:table-cell office:value-type="float" office:value="56671">
            <text:p>56671</text:p>
          </table:table-cell>
          <table:table-cell office:value-type="float" office:value="51368">
            <text:p>51368</text:p>
          </table:table-cell>
          <table:table-cell office:value-type="float" office:value="55503">
            <text:p>55503</text:p>
          </table:table-cell>
          <table:table-cell office:value-type="float" office:value="55577">
            <text:p>55577</text:p>
          </table:table-cell>
          <table:table-cell office:value-type="float" office:value="76795">
            <text:p>76795</text:p>
          </table:table-cell>
          <table:table-cell office:value-type="float" office:value="32551">
            <text:p>32551</text:p>
          </table:table-cell>
          <table:table-cell office:value-type="float" office:value="78898">
            <text:p>78898</text:p>
          </table:table-cell>
          <table:table-cell office:value-type="float" office:value="71708">
            <text:p>71708</text:p>
          </table:table-cell>
          <table:table-cell office:value-type="float" office:value="73250">
            <text:p>73250</text:p>
          </table:table-cell>
          <table:table-cell office:value-type="float" office:value="22463">
            <text:p>22463</text:p>
          </table:table-cell>
          <table:table-cell office:value-type="float" office:value="64874">
            <text:p>64874</text:p>
          </table:table-cell>
          <table:table-cell office:value-type="float" office:value="37458">
            <text:p>37458</text:p>
          </table:table-cell>
          <table:table-cell office:value-type="float" office:value="22789">
            <text:p>22789</text:p>
          </table:table-cell>
          <table:table-cell office:value-type="float" office:value="76212">
            <text:p>76212</text:p>
          </table:table-cell>
          <table:table-cell office:value-type="float" office:value="41360">
            <text:p>41360</text:p>
          </table:table-cell>
          <table:table-cell office:value-type="float" office:value="40357">
            <text:p>40357</text:p>
          </table:table-cell>
          <table:table-cell office:value-type="float" office:value="14142">
            <text:p>14142</text:p>
          </table:table-cell>
          <table:table-cell office:value-type="float" office:value="32970">
            <text:p>32970</text:p>
          </table:table-cell>
          <table:table-cell office:value-type="float" office:value="44431">
            <text:p>44431</text:p>
          </table:table-cell>
          <table:table-cell office:value-type="float" office:value="34816">
            <text:p>34816</text:p>
          </table:table-cell>
          <table:table-cell office:value-type="float" office:value="51699">
            <text:p>51699</text:p>
          </table:table-cell>
          <table:table-cell office:value-type="float" office:value="31381">
            <text:p>31381</text:p>
          </table:table-cell>
          <table:table-cell office:value-type="float" office:value="30084">
            <text:p>30084</text:p>
          </table:table-cell>
          <table:table-cell office:value-type="float" office:value="61407">
            <text:p>61407</text:p>
          </table:table-cell>
          <table:table-cell office:value-type="float" office:value="11012">
            <text:p>11012</text:p>
          </table:table-cell>
          <table:table-cell office:value-type="float" office:value="81256">
            <text:p>81256</text:p>
          </table:table-cell>
          <table:table-cell office:value-type="float" office:value="10038">
            <text:p>10038</text:p>
          </table:table-cell>
          <table:table-cell office:value-type="float" office:value="42188">
            <text:p>42188</text:p>
          </table:table-cell>
          <table:table-cell office:value-type="float" office:value="84411">
            <text:p>84411</text:p>
          </table:table-cell>
          <table:table-cell office:value-type="float" office:value="27347">
            <text:p>27347</text:p>
          </table:table-cell>
          <table:table-cell office:value-type="float" office:value="94684">
            <text:p>94684</text:p>
          </table:table-cell>
          <table:table-cell office:value-type="float" office:value="52576">
            <text:p>52576</text:p>
          </table:table-cell>
          <table:table-cell office:value-type="float" office:value="23078">
            <text:p>23078</text:p>
          </table:table-cell>
          <table:table-cell office:value-type="float" office:value="18925">
            <text:p>18925</text:p>
          </table:table-cell>
          <table:table-cell office:value-type="float" office:value="41243">
            <text:p>41243</text:p>
          </table:table-cell>
          <table:table-cell office:value-type="float" office:value="56705">
            <text:p>56705</text:p>
          </table:table-cell>
          <table:table-cell office:value-type="float" office:value="45582">
            <text:p>45582</text:p>
          </table:table-cell>
          <table:table-cell office:value-type="float" office:value="37305">
            <text:p>37305</text:p>
          </table:table-cell>
          <table:table-cell office:value-type="float" office:value="52706">
            <text:p>52706</text:p>
          </table:table-cell>
          <table:table-cell office:value-type="float" office:value="71692">
            <text:p>71692</text:p>
          </table:table-cell>
          <table:table-cell office:value-type="float" office:value="51507">
            <text:p>51507</text:p>
          </table:table-cell>
          <table:table-cell office:value-type="float" office:value="11336">
            <text:p>11336</text:p>
          </table:table-cell>
          <table:table-cell office:value-type="float" office:value="30674">
            <text:p>30674</text:p>
          </table:table-cell>
          <table:table-cell office:value-type="float" office:value="63360">
            <text:p>63360</text:p>
          </table:table-cell>
          <table:table-cell office:value-type="float" office:value="48874">
            <text:p>48874</text:p>
          </table:table-cell>
          <table:table-cell office:value-type="float" office:value="86195">
            <text:p>86195</text:p>
          </table:table-cell>
          <table:table-cell office:value-type="float" office:value="25916">
            <text:p>25916</text:p>
          </table:table-cell>
          <table:table-cell office:value-type="float" office:value="49809">
            <text:p>49809</text:p>
          </table:table-cell>
          <table:table-cell office:value-type="float" office:value="82260">
            <text:p>82260</text:p>
          </table:table-cell>
          <table:table-cell office:value-type="float" office:value="23338">
            <text:p>23338</text:p>
          </table:table-cell>
          <table:table-cell office:value-type="float" office:value="37346">
            <text:p>37346</text:p>
          </table:table-cell>
          <table:table-cell office:value-type="float" office:value="33751">
            <text:p>33751</text:p>
          </table:table-cell>
          <table:table-cell office:value-type="float" office:value="43802">
            <text:p>43802</text:p>
          </table:table-cell>
          <table:table-cell office:value-type="float" office:value="55686">
            <text:p>55686</text:p>
          </table:table-cell>
          <table:table-cell office:value-type="float" office:value="32624">
            <text:p>32624</text:p>
          </table:table-cell>
          <table:table-cell office:value-type="float" office:value="50565">
            <text:p>50565</text:p>
          </table:table-cell>
          <table:table-cell office:value-type="float" office:value="106684">
            <text:p>106684</text:p>
          </table:table-cell>
          <table:table-cell office:value-type="float" office:value="31652">
            <text:p>31652</text:p>
          </table:table-cell>
          <table:table-cell office:value-type="float" office:value="33415">
            <text:p>33415</text:p>
          </table:table-cell>
          <table:table-cell office:value-type="float" office:value="45885">
            <text:p>45885</text:p>
          </table:table-cell>
          <table:table-cell office:value-type="float" office:value="17167">
            <text:p>17167</text:p>
          </table:table-cell>
          <table:table-cell office:value-type="float" office:value="7767">
            <text:p>7767</text:p>
          </table:table-cell>
          <table:table-cell office:value-type="float" office:value="71079">
            <text:p>71079</text:p>
          </table:table-cell>
          <table:table-cell office:value-type="float" office:value="50610">
            <text:p>50610</text:p>
          </table:table-cell>
          <table:table-cell office:value-type="float" office:value="58625">
            <text:p>58625</text:p>
          </table:table-cell>
          <table:table-cell office:value-type="float" office:value="35969">
            <text:p>35969</text:p>
          </table:table-cell>
          <table:table-cell office:value-type="float" office:value="150028">
            <text:p>150028</text:p>
          </table:table-cell>
          <table:table-cell office:value-type="float" office:value="19591">
            <text:p>19591</text:p>
          </table:table-cell>
          <table:table-cell office:value-type="float" office:value="2319">
            <text:p>2319</text:p>
          </table:table-cell>
          <table:table-cell office:value-type="float" office:value="64556">
            <text:p>64556</text:p>
          </table:table-cell>
          <table:table-cell office:value-type="float" office:value="40937">
            <text:p>40937</text:p>
          </table:table-cell>
          <table:table-cell office:value-type="float" office:value="81475">
            <text:p>81475</text:p>
          </table:table-cell>
          <table:table-cell office:value-type="float" office:value="36655">
            <text:p>36655</text:p>
          </table:table-cell>
          <table:table-cell office:value-type="float" office:value="39795">
            <text:p>39795</text:p>
          </table:table-cell>
          <table:table-cell office:value-type="float" office:value="51277">
            <text:p>51277</text:p>
          </table:table-cell>
          <table:table-cell office:value-type="float" office:value="59924">
            <text:p>59924</text:p>
          </table:table-cell>
          <table:table-cell office:value-type="float" office:value="48551">
            <text:p>48551</text:p>
          </table:table-cell>
          <table:table-cell office:value-type="float" office:value="1320">
            <text:p>1320</text:p>
          </table:table-cell>
          <table:table-cell office:value-type="float" office:value="16774">
            <text:p>16774</text:p>
          </table:table-cell>
          <table:table-cell office:value-type="float" office:value="33824">
            <text:p>33824</text:p>
          </table:table-cell>
          <table:table-cell office:value-type="float" office:value="106184">
            <text:p>106184</text:p>
          </table:table-cell>
          <table:table-cell office:value-type="float" office:value="44502">
            <text:p>44502</text:p>
          </table:table-cell>
          <table:table-cell office:value-type="float" office:value="64948">
            <text:p>64948</text:p>
          </table:table-cell>
          <table:table-cell office:value-type="float" office:value="13222">
            <text:p>13222</text:p>
          </table:table-cell>
          <table:table-cell office:value-type="float" office:value="19193">
            <text:p>19193</text:p>
          </table:table-cell>
          <table:table-cell office:value-type="float" office:value="21368">
            <text:p>21368</text:p>
          </table:table-cell>
          <table:table-cell office:value-type="float" office:value="98577">
            <text:p>98577</text:p>
          </table:table-cell>
          <table:table-cell office:value-type="float" office:value="74658">
            <text:p>74658</text:p>
          </table:table-cell>
          <table:table-cell office:value-type="float" office:value="20936">
            <text:p>20936</text:p>
          </table:table-cell>
          <table:table-cell office:value-type="float" office:value="10568">
            <text:p>10568</text:p>
          </table:table-cell>
          <table:table-cell office:value-type="float" office:value="28089">
            <text:p>28089</text:p>
          </table:table-cell>
          <table:table-cell office:value-type="float" office:value="23373">
            <text:p>23373</text:p>
          </table:table-cell>
          <table:table-cell office:value-type="float" office:value="66776">
            <text:p>66776</text:p>
          </table:table-cell>
          <table:table-cell office:value-type="float" office:value="66464">
            <text:p>66464</text:p>
          </table:table-cell>
          <table:table-cell office:value-type="float" office:value="73761">
            <text:p>73761</text:p>
          </table:table-cell>
          <table:table-cell office:value-type="float" office:value="26898">
            <text:p>26898</text:p>
          </table:table-cell>
          <table:table-cell office:value-type="float" office:value="66154">
            <text:p>66154</text:p>
          </table:table-cell>
          <table:table-cell office:value-type="float" office:value="76884">
            <text:p>76884</text:p>
          </table:table-cell>
          <table:table-cell office:value-type="float" office:value="16977">
            <text:p>16977</text:p>
          </table:table-cell>
          <table:table-cell office:value-type="float" office:value="92828">
            <text:p>92828</text:p>
          </table:table-cell>
          <table:table-cell office:value-type="float" office:value="19209">
            <text:p>19209</text:p>
          </table:table-cell>
          <table:table-cell office:value-type="float" office:value="37047">
            <text:p>37047</text:p>
          </table:table-cell>
          <table:table-cell office:value-type="float" office:value="2641">
            <text:p>2641</text:p>
          </table:table-cell>
          <table:table-cell office:value-type="float" office:value="139773">
            <text:p>139773</text:p>
          </table:table-cell>
          <table:table-cell office:value-type="float" office:value="9318">
            <text:p>9318</text:p>
          </table:table-cell>
          <table:table-cell office:value-type="float" office:value="37282">
            <text:p>37282</text:p>
          </table:table-cell>
          <table:table-cell office:value-type="float" office:value="99719">
            <text:p>99719</text:p>
          </table:table-cell>
          <table:table-cell office:value-type="float" office:value="43592">
            <text:p>43592</text:p>
          </table:table-cell>
          <table:table-cell office:value-type="float" office:value="180234">
            <text:p>180234</text:p>
          </table:table-cell>
          <table:table-cell office:value-type="float" office:value="16071">
            <text:p>16071</text:p>
          </table:table-cell>
          <table:table-cell office:value-type="float" office:value="89461">
            <text:p>89461</text:p>
          </table:table-cell>
          <table:table-cell office:value-type="float" office:value="100595">
            <text:p>100595</text:p>
          </table:table-cell>
          <table:table-cell office:value-type="float" office:value="61625">
            <text:p>61625</text:p>
          </table:table-cell>
          <table:table-cell office:value-type="float" office:value="43070">
            <text:p>43070</text:p>
          </table:table-cell>
          <table:table-cell office:value-type="float" office:value="70902">
            <text:p>70902</text:p>
          </table:table-cell>
          <table:table-cell office:value-type="float" office:value="71897">
            <text:p>71897</text:p>
          </table:table-cell>
          <table:table-cell office:value-type="float" office:value="119558">
            <text:p>119558</text:p>
          </table:table-cell>
          <table:table-cell office:value-type="float" office:value="76834">
            <text:p>76834</text:p>
          </table:table-cell>
          <table:table-cell office:value-type="float" office:value="106544">
            <text:p>106544</text:p>
          </table:table-cell>
          <table:table-cell office:value-type="float" office:value="11243">
            <text:p>11243</text:p>
          </table:table-cell>
          <table:table-cell office:value-type="float" office:value="118464">
            <text:p>118464</text:p>
          </table:table-cell>
          <table:table-cell office:value-type="float" office:value="22983">
            <text:p>22983</text:p>
          </table:table-cell>
          <table:table-cell office:value-type="float" office:value="70972">
            <text:p>70972</text:p>
          </table:table-cell>
          <table:table-cell office:value-type="float" office:value="68293">
            <text:p>68293</text:p>
          </table:table-cell>
          <table:table-cell office:value-type="float" office:value="20313">
            <text:p>20313</text:p>
          </table:table-cell>
          <table:table-cell office:value-type="float" office:value="105743">
            <text:p>105743</text:p>
          </table:table-cell>
          <table:table-cell office:value-type="float" office:value="33757">
            <text:p>33757</text:p>
          </table:table-cell>
          <table:table-cell office:value-type="float" office:value="75271">
            <text:p>75271</text:p>
          </table:table-cell>
          <table:table-cell office:value-type="float" office:value="116587">
            <text:p>116587</text:p>
          </table:table-cell>
          <table:table-cell office:value-type="float" office:value="180501">
            <text:p>180501</text:p>
          </table:table-cell>
          <table:table-cell office:value-type="float" office:value="22805">
            <text:p>22805</text:p>
          </table:table-cell>
          <table:table-cell office:value-type="float" office:value="189114">
            <text:p>189114</text:p>
          </table:table-cell>
          <table:table-cell office:value-type="float" office:value="88492">
            <text:p>88492</text:p>
          </table:table-cell>
          <table:table-cell office:value-type="float" office:value="100794">
            <text:p>100794</text:p>
          </table:table-cell>
          <table:table-cell office:value-type="float" office:value="131376">
            <text:p>131376</text:p>
          </table:table-cell>
          <table:table-cell office:value-type="float" office:value="140648">
            <text:p>140648</text:p>
          </table:table-cell>
          <table:table-cell office:value-type="float" office:value="153546">
            <text:p>153546</text:p>
          </table:table-cell>
          <table:table-cell office:value-type="float" office:value="74261">
            <text:p>74261</text:p>
          </table:table-cell>
          <table:table-cell office:value-type="float" office:value="188632">
            <text:p>188632</text:p>
          </table:table-cell>
          <table:table-cell office:value-type="float" office:value="96029">
            <text:p>96029</text:p>
          </table:table-cell>
          <table:table-cell office:value-type="float" office:value="174106">
            <text:p>174106</text:p>
          </table:table-cell>
          <table:table-cell office:value-type="float" office:value="187989">
            <text:p>187989</text:p>
          </table:table-cell>
          <table:table-cell office:value-type="float" office:value="62528">
            <text:p>62528</text:p>
          </table:table-cell>
          <table:table-cell office:value-type="float" office:value="112474">
            <text:p>112474</text:p>
          </table:table-cell>
          <table:table-cell office:value-type="float" office:value="168467">
            <text:p>168467</text:p>
          </table:table-cell>
          <table:table-cell office:value-type="float" office:value="102749">
            <text:p>102749</text:p>
          </table:table-cell>
          <table:table-cell office:value-type="float" office:value="76732">
            <text:p>76732</text:p>
          </table:table-cell>
          <table:table-cell office:value-type="float" office:value="124452">
            <text:p>124452</text:p>
          </table:table-cell>
          <table:table-cell office:value-type="float" office:value="35368">
            <text:p>35368</text:p>
          </table:table-cell>
          <table:table-cell office:value-type="float" office:value="44629">
            <text:p>44629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float" office:value="193057">
            <text:p>193057</text:p>
          </table:table-cell>
          <table:table-cell office:value-type="float" office:value="109106">
            <text:p>109106</text:p>
          </table:table-cell>
          <table:table-cell office:value-type="float" office:value="103719">
            <text:p>103719</text:p>
          </table:table-cell>
          <table:table-cell office:value-type="float" office:value="253195">
            <text:p>253195</text:p>
          </table:table-cell>
          <table:table-cell office:value-type="float" office:value="194269">
            <text:p>194269</text:p>
          </table:table-cell>
          <table:table-cell office:value-type="float" office:value="208747">
            <text:p>208747</text:p>
          </table:table-cell>
          <table:table-cell office:value-type="float" office:value="110910">
            <text:p>110910</text:p>
          </table:table-cell>
          <table:table-cell office:value-type="float" office:value="53042">
            <text:p>53042</text:p>
          </table:table-cell>
          <table:table-cell office:value-type="float" office:value="159517">
            <text:p>159517</text:p>
          </table:table-cell>
          <table:table-cell office:value-type="float" office:value="47186">
            <text:p>47186</text:p>
          </table:table-cell>
          <table:table-cell office:value-type="float" office:value="155807">
            <text:p>155807</text:p>
          </table:table-cell>
          <table:table-cell office:value-type="float" office:value="145173">
            <text:p>145173</text:p>
          </table:table-cell>
          <table:table-cell office:value-type="float" office:value="237485">
            <text:p>237485</text:p>
          </table:table-cell>
          <table:table-cell office:value-type="float" office:value="112166">
            <text:p>112166</text:p>
          </table:table-cell>
          <table:table-cell office:value-type="float" office:value="162961">
            <text:p>162961</text:p>
          </table:table-cell>
          <table:table-cell office:value-type="float" office:value="110444">
            <text:p>110444</text:p>
          </table:table-cell>
          <table:table-cell office:value-type="float" office:value="212814">
            <text:p>212814</text:p>
          </table:table-cell>
          <table:table-cell office:value-type="float" office:value="155905">
            <text:p>155905</text:p>
          </table:table-cell>
          <table:table-cell office:value-type="float" office:value="77353">
            <text:p>77353</text:p>
          </table:table-cell>
          <table:table-cell office:value-type="float" office:value="144656">
            <text:p>144656</text:p>
          </table:table-cell>
          <table:table-cell office:value-type="float" office:value="115339">
            <text:p>115339</text:p>
          </table:table-cell>
          <table:table-cell office:value-type="float" office:value="90263">
            <text:p>90263</text:p>
          </table:table-cell>
          <table:table-cell office:value-type="float" office:value="222816">
            <text:p>222816</text:p>
          </table:table-cell>
          <table:table-cell office:value-type="float" office:value="201502">
            <text:p>201502</text:p>
          </table:table-cell>
          <table:table-cell office:value-type="float" office:value="154680">
            <text:p>154680</text:p>
          </table:table-cell>
          <table:table-cell office:value-type="float" office:value="204975">
            <text:p>204975</text:p>
          </table:table-cell>
          <table:table-cell office:value-type="float" office:value="91475">
            <text:p>91475</text:p>
          </table:table-cell>
          <table:table-cell office:value-type="float" office:value="128882">
            <text:p>128882</text:p>
          </table:table-cell>
          <table:table-cell office:value-type="float" office:value="127968">
            <text:p>127968</text:p>
          </table:table-cell>
          <table:table-cell office:value-type="float" office:value="169448">
            <text:p>169448</text:p>
          </table:table-cell>
          <table:table-cell office:value-type="float" office:value="73696">
            <text:p>73696</text:p>
          </table:table-cell>
          <table:table-cell office:value-type="float" office:value="177055">
            <text:p>177055</text:p>
          </table:table-cell>
          <table:table-cell office:value-type="float" office:value="174538">
            <text:p>174538</text:p>
          </table:table-cell>
          <table:table-cell office:value-type="float" office:value="62291">
            <text:p>62291</text:p>
          </table:table-cell>
          <table:table-cell office:value-type="float" office:value="48308">
            <text:p>48308</text:p>
          </table:table-cell>
          <table:table-cell office:value-type="float" office:value="147012">
            <text:p>147012</text:p>
          </table:table-cell>
          <table:table-cell office:value-type="float" office:value="71975">
            <text:p>71975</text:p>
          </table:table-cell>
          <table:table-cell office:value-type="float" office:value="35687">
            <text:p>35687</text:p>
          </table:table-cell>
          <table:table-cell office:value-type="float" office:value="63013">
            <text:p>63013</text:p>
          </table:table-cell>
          <table:table-cell office:value-type="float" office:value="92622">
            <text:p>92622</text:p>
          </table:table-cell>
          <table:table-cell office:value-type="float" office:value="88212">
            <text:p>88212</text:p>
          </table:table-cell>
          <table:table-cell office:value-type="float" office:value="136384">
            <text:p>136384</text:p>
          </table:table-cell>
          <table:table-cell office:value-type="float" office:value="122354">
            <text:p>122354</text:p>
          </table:table-cell>
          <table:table-cell office:value-type="float" office:value="88645">
            <text:p>88645</text:p>
          </table:table-cell>
          <table:table-cell office:value-type="float" office:value="233717">
            <text:p>233717</text:p>
          </table:table-cell>
          <table:table-cell office:value-type="float" office:value="91805">
            <text:p>91805</text:p>
          </table:table-cell>
          <table:table-cell office:value-type="float" office:value="244048">
            <text:p>244048</text:p>
          </table:table-cell>
          <table:table-cell office:value-type="float" office:value="233914">
            <text:p>233914</text:p>
          </table:table-cell>
          <table:table-cell office:value-type="float" office:value="73298">
            <text:p>73298</text:p>
          </table:table-cell>
          <table:table-cell office:value-type="float" office:value="140314">
            <text:p>140314</text:p>
          </table:table-cell>
          <table:table-cell office:value-type="float" office:value="115362">
            <text:p>115362</text:p>
          </table:table-cell>
          <table:table-cell office:value-type="float" office:value="261694">
            <text:p>261694</text:p>
          </table:table-cell>
          <table:table-cell office:value-type="float" office:value="67780">
            <text:p>67780</text:p>
          </table:table-cell>
          <table:table-cell office:value-type="float" office:value="152274">
            <text:p>152274</text:p>
          </table:table-cell>
          <table:table-cell office:value-type="float" office:value="58032">
            <text:p>58032</text:p>
          </table:table-cell>
          <table:table-cell office:value-type="float" office:value="103335">
            <text:p>103335</text:p>
          </table:table-cell>
          <table:table-cell office:value-type="float" office:value="119582">
            <text:p>119582</text:p>
          </table:table-cell>
          <table:table-cell office:value-type="float" office:value="208612">
            <text:p>208612</text:p>
          </table:table-cell>
          <table:table-cell office:value-type="float" office:value="176414">
            <text:p>176414</text:p>
          </table:table-cell>
          <table:table-cell office:value-type="float" office:value="354771">
            <text:p>354771</text:p>
          </table:table-cell>
          <table:table-cell office:value-type="float" office:value="248992">
            <text:p>248992</text:p>
          </table:table-cell>
          <table:table-cell office:value-type="float" office:value="193985">
            <text:p>193985</text:p>
          </table:table-cell>
          <table:table-cell office:value-type="float" office:value="154406">
            <text:p>154406</text:p>
          </table:table-cell>
          <table:table-cell office:value-type="float" office:value="161421">
            <text:p>161421</text:p>
          </table:table-cell>
          <table:table-cell office:value-type="float" office:value="135072">
            <text:p>135072</text:p>
          </table:table-cell>
          <table:table-cell office:value-type="float" office:value="171746">
            <text:p>171746</text:p>
          </table:table-cell>
          <table:table-cell office:value-type="float" office:value="174985">
            <text:p>174985</text:p>
          </table:table-cell>
          <table:table-cell office:value-type="float" office:value="161066">
            <text:p>161066</text:p>
          </table:table-cell>
          <table:table-cell office:value-type="float" office:value="192900">
            <text:p>192900</text:p>
          </table:table-cell>
          <table:table-cell office:value-type="float" office:value="201448">
            <text:p>201448</text:p>
          </table:table-cell>
          <table:table-cell office:value-type="float" office:value="224322">
            <text:p>224322</text:p>
          </table:table-cell>
          <table:table-cell office:value-type="float" office:value="330344">
            <text:p>330344</text:p>
          </table:table-cell>
          <table:table-cell office:value-type="float" office:value="206622">
            <text:p>206622</text:p>
          </table:table-cell>
          <table:table-cell office:value-type="float" office:value="388113">
            <text:p>388113</text:p>
          </table:table-cell>
          <table:table-cell office:value-type="float" office:value="198230">
            <text:p>198230</text:p>
          </table:table-cell>
          <table:table-cell office:value-type="float" office:value="236402">
            <text:p>236402</text:p>
          </table:table-cell>
          <table:table-cell office:value-type="float" office:value="248575">
            <text:p>248575</text:p>
          </table:table-cell>
          <table:table-cell office:value-type="float" office:value="173865">
            <text:p>173865</text:p>
          </table:table-cell>
          <table:table-cell office:value-type="float" office:value="259695">
            <text:p>259695</text:p>
          </table:table-cell>
          <table:table-cell office:value-type="float" office:value="114571">
            <text:p>114571</text:p>
          </table:table-cell>
          <table:table-cell office:value-type="float" office:value="99143">
            <text:p>99143</text:p>
          </table:table-cell>
          <table:table-cell office:value-type="float" office:value="261283">
            <text:p>261283</text:p>
          </table:table-cell>
          <table:table-cell office:value-type="float" office:value="271139">
            <text:p>271139</text:p>
          </table:table-cell>
          <table:table-cell office:value-type="float" office:value="372757">
            <text:p>372757</text:p>
          </table:table-cell>
          <table:table-cell office:value-type="float" office:value="131570">
            <text:p>131570</text:p>
          </table:table-cell>
          <table:table-cell office:value-type="float" office:value="110045">
            <text:p>110045</text:p>
          </table:table-cell>
          <table:table-cell office:value-type="float" office:value="157207">
            <text:p>157207</text:p>
          </table:table-cell>
          <table:table-cell office:value-type="float" office:value="191296">
            <text:p>191296</text:p>
          </table:table-cell>
          <table:table-cell office:value-type="float" office:value="140728">
            <text:p>140728</text:p>
          </table:table-cell>
          <table:table-cell office:value-type="float" office:value="191836">
            <text:p>191836</text:p>
          </table:table-cell>
          <table:table-cell office:value-type="float" office:value="171672">
            <text:p>171672</text:p>
          </table:table-cell>
          <table:table-cell office:value-type="float" office:value="109703">
            <text:p>109703</text:p>
          </table:table-cell>
          <table:table-cell office:value-type="float" office:value="105671">
            <text:p>105671</text:p>
          </table:table-cell>
          <table:table-cell office:value-type="float" office:value="300995">
            <text:p>300995</text:p>
          </table:table-cell>
          <table:table-cell office:value-type="float" office:value="484925">
            <text:p>484925</text:p>
          </table:table-cell>
          <table:table-cell office:value-type="float" office:value="519027">
            <text:p>519027</text:p>
          </table:table-cell>
          <table:table-cell office:value-type="float" office:value="273273">
            <text:p>273273</text:p>
          </table:table-cell>
          <table:table-cell office:value-type="float" office:value="187777">
            <text:p>187777</text:p>
          </table:table-cell>
          <table:table-cell office:value-type="float" office:value="115405">
            <text:p>115405</text:p>
          </table:table-cell>
          <table:table-cell office:value-type="float" office:value="231772">
            <text:p>231772</text:p>
          </table:table-cell>
          <table:table-cell office:value-type="float" office:value="453533">
            <text:p>453533</text:p>
          </table:table-cell>
          <table:table-cell office:value-type="float" office:value="148308">
            <text:p>148308</text:p>
          </table:table-cell>
          <table:table-cell office:value-type="float" office:value="89414">
            <text:p>89414</text:p>
          </table:table-cell>
          <table:table-cell office:value-type="float" office:value="74561">
            <text:p>74561</text:p>
          </table:table-cell>
          <table:table-cell office:value-type="float" office:value="129638">
            <text:p>129638</text:p>
          </table:table-cell>
          <table:table-cell office:value-type="float" office:value="176023">
            <text:p>176023</text:p>
          </table:table-cell>
          <table:table-cell office:value-type="float" office:value="267432">
            <text:p>267432</text:p>
          </table:table-cell>
          <table:table-cell office:value-type="float" office:value="197303">
            <text:p>197303</text:p>
          </table:table-cell>
          <table:table-cell office:value-type="float" office:value="267473">
            <text:p>267473</text:p>
          </table:table-cell>
          <table:table-cell office:value-type="float" office:value="246825">
            <text:p>246825</text:p>
          </table:table-cell>
          <table:table-cell office:value-type="float" office:value="138556">
            <text:p>138556</text:p>
          </table:table-cell>
          <table:table-cell office:value-type="float" office:value="322337">
            <text:p>322337</text:p>
          </table:table-cell>
          <table:table-cell office:value-type="float" office:value="204963">
            <text:p>204963</text:p>
          </table:table-cell>
          <table:table-cell office:value-type="float" office:value="86605">
            <text:p>86605</text:p>
          </table:table-cell>
          <table:table-cell office:value-type="float" office:value="201387">
            <text:p>201387</text:p>
          </table:table-cell>
          <table:table-cell office:value-type="float" office:value="171593">
            <text:p>171593</text:p>
          </table:table-cell>
          <table:table-cell office:value-type="float" office:value="178935">
            <text:p>178935</text:p>
          </table:table-cell>
          <table:table-cell office:value-type="float" office:value="137611">
            <text:p>137611</text:p>
          </table:table-cell>
          <table:table-cell office:value-type="float" office:value="239709">
            <text:p>239709</text:p>
          </table:table-cell>
          <table:table-cell office:value-type="float" office:value="146392">
            <text:p>146392</text:p>
          </table:table-cell>
          <table:table-cell office:value-type="float" office:value="114011">
            <text:p>114011</text:p>
          </table:table-cell>
          <table:table-cell office:value-type="float" office:value="191447">
            <text:p>191447</text:p>
          </table:table-cell>
          <table:table-cell office:value-type="float" office:value="31273">
            <text:p>31273</text:p>
          </table:table-cell>
          <table:table-cell office:value-type="float" office:value="130998">
            <text:p>130998</text:p>
          </table:table-cell>
          <table:table-cell office:value-type="float" office:value="135285">
            <text:p>135285</text:p>
          </table:table-cell>
          <table:table-cell office:value-type="float" office:value="176237">
            <text:p>176237</text:p>
          </table:table-cell>
          <table:table-cell office:value-type="float" office:value="84109">
            <text:p>84109</text:p>
          </table:table-cell>
          <table:table-cell office:value-type="float" office:value="42873">
            <text:p>42873</text:p>
          </table:table-cell>
          <table:table-cell office:value-type="float" office:value="132696">
            <text:p>132696</text:p>
          </table:table-cell>
          <table:table-cell office:value-type="float" office:value="76744">
            <text:p>76744</text:p>
          </table:table-cell>
          <table:table-cell office:value-type="float" office:value="67915">
            <text:p>67915</text:p>
          </table:table-cell>
          <table:table-cell office:value-type="float" office:value="106989">
            <text:p>106989</text:p>
          </table:table-cell>
          <table:table-cell office:value-type="float" office:value="129779">
            <text:p>129779</text:p>
          </table:table-cell>
          <table:table-cell office:value-type="float" office:value="77901">
            <text:p>77901</text:p>
          </table:table-cell>
          <table:table-cell office:value-type="float" office:value="94660">
            <text:p>94660</text:p>
          </table:table-cell>
          <table:table-cell office:value-type="float" office:value="64255">
            <text:p>64255</text:p>
          </table:table-cell>
          <table:table-cell office:value-type="float" office:value="18729">
            <text:p>18729</text:p>
          </table:table-cell>
          <table:table-cell office:value-type="float" office:value="45735">
            <text:p>45735</text:p>
          </table:table-cell>
          <table:table-cell office:value-type="float" office:value="1489">
            <text:p>1489</text:p>
          </table:table-cell>
          <table:table-cell office:value-type="float" office:value="41695">
            <text:p>41695</text:p>
          </table:table-cell>
          <table:table-cell office:value-type="float" office:value="68188">
            <text:p>68188</text:p>
          </table:table-cell>
          <table:table-cell office:value-type="float" office:value="54443">
            <text:p>54443</text:p>
          </table:table-cell>
          <table:table-cell office:value-type="float" office:value="93452">
            <text:p>93452</text:p>
          </table:table-cell>
          <table:table-cell office:value-type="float" office:value="62254">
            <text:p>62254</text:p>
          </table:table-cell>
          <table:table-cell office:value-type="float" office:value="27120">
            <text:p>27120</text:p>
          </table:table-cell>
          <table:table-cell office:value-type="float" office:value="66762">
            <text:p>66762</text:p>
          </table:table-cell>
          <table:table-cell office:value-type="float" office:value="89096">
            <text:p>89096</text:p>
          </table:table-cell>
          <table:table-cell office:value-type="float" office:value="86900">
            <text:p>86900</text:p>
          </table:table-cell>
          <table:table-cell office:value-type="float" office:value="24207">
            <text:p>24207</text:p>
          </table:table-cell>
          <table:table-cell office:value-type="float" office:value="25148">
            <text:p>25148</text:p>
          </table:table-cell>
          <table:table-cell office:value-type="float" office:value="83946">
            <text:p>83946</text:p>
          </table:table-cell>
          <table:table-cell office:value-type="float" office:value="50195">
            <text:p>50195</text:p>
          </table:table-cell>
          <table:table-cell office:value-type="float" office:value="72417">
            <text:p>72417</text:p>
          </table:table-cell>
          <table:table-cell office:value-type="float" office:value="95189">
            <text:p>95189</text:p>
          </table:table-cell>
          <table:table-cell office:value-type="float" office:value="64715">
            <text:p>64715</text:p>
          </table:table-cell>
          <table:table-cell office:value-type="float" office:value="55404">
            <text:p>55404</text:p>
          </table:table-cell>
          <table:table-cell office:value-type="float" office:value="43867">
            <text:p>43867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float" office:value="252860">
            <text:p>252860</text:p>
          </table:table-cell>
          <table:table-cell office:value-type="float" office:value="348188">
            <text:p>348188</text:p>
          </table:table-cell>
          <table:table-cell office:value-type="float" office:value="492358">
            <text:p>492358</text:p>
          </table:table-cell>
          <table:table-cell office:value-type="float" office:value="491796">
            <text:p>491796</text:p>
          </table:table-cell>
          <table:table-cell office:value-type="float" office:value="509157">
            <text:p>509157</text:p>
          </table:table-cell>
          <table:table-cell office:value-type="float" office:value="547563">
            <text:p>547563</text:p>
          </table:table-cell>
          <table:table-cell office:value-type="float" office:value="370453">
            <text:p>370453</text:p>
          </table:table-cell>
          <table:table-cell office:value-type="float" office:value="521673">
            <text:p>521673</text:p>
          </table:table-cell>
          <table:table-cell office:value-type="float" office:value="328574">
            <text:p>328574</text:p>
          </table:table-cell>
          <table:table-cell office:value-type="float" office:value="286651">
            <text:p>286651</text:p>
          </table:table-cell>
          <table:table-cell office:value-type="float" office:value="266052">
            <text:p>266052</text:p>
          </table:table-cell>
          <table:table-cell office:value-type="float" office:value="376887">
            <text:p>376887</text:p>
          </table:table-cell>
          <table:table-cell office:value-type="float" office:value="304218">
            <text:p>304218</text:p>
          </table:table-cell>
          <table:table-cell office:value-type="float" office:value="537475">
            <text:p>537475</text:p>
          </table:table-cell>
          <table:table-cell office:value-type="float" office:value="776243">
            <text:p>776243</text:p>
          </table:table-cell>
          <table:table-cell office:value-type="float" office:value="268037">
            <text:p>268037</text:p>
          </table:table-cell>
          <table:table-cell office:value-type="float" office:value="493689">
            <text:p>493689</text:p>
          </table:table-cell>
          <table:table-cell office:value-type="float" office:value="390897">
            <text:p>390897</text:p>
          </table:table-cell>
          <table:table-cell office:value-type="float" office:value="372085">
            <text:p>372085</text:p>
          </table:table-cell>
          <table:table-cell office:value-type="float" office:value="476242">
            <text:p>476242</text:p>
          </table:table-cell>
          <table:table-cell office:value-type="float" office:value="453902">
            <text:p>453902</text:p>
          </table:table-cell>
          <table:table-cell office:value-type="float" office:value="234628">
            <text:p>234628</text:p>
          </table:table-cell>
          <table:table-cell office:value-type="float" office:value="322873">
            <text:p>322873</text:p>
          </table:table-cell>
          <table:table-cell office:value-type="float" office:value="190306">
            <text:p>190306</text:p>
          </table:table-cell>
          <table:table-cell office:value-type="float" office:value="193513">
            <text:p>193513</text:p>
          </table:table-cell>
          <table:table-cell office:value-type="float" office:value="223353">
            <text:p>223353</text:p>
          </table:table-cell>
          <table:table-cell office:value-type="float" office:value="200753">
            <text:p>200753</text:p>
          </table:table-cell>
          <table:table-cell office:value-type="float" office:value="295554">
            <text:p>295554</text:p>
          </table:table-cell>
          <table:table-cell office:value-type="float" office:value="280546">
            <text:p>280546</text:p>
          </table:table-cell>
          <table:table-cell office:value-type="float" office:value="227150">
            <text:p>227150</text:p>
          </table:table-cell>
          <table:table-cell office:value-type="float" office:value="223230">
            <text:p>223230</text:p>
          </table:table-cell>
          <table:table-cell office:value-type="float" office:value="321249">
            <text:p>321249</text:p>
          </table:table-cell>
          <table:table-cell office:value-type="float" office:value="306010">
            <text:p>306010</text:p>
          </table:table-cell>
          <table:table-cell office:value-type="float" office:value="301785">
            <text:p>301785</text:p>
          </table:table-cell>
          <table:table-cell office:value-type="float" office:value="23207">
            <text:p>23207</text:p>
          </table:table-cell>
          <table:table-cell office:value-type="float" office:value="180858">
            <text:p>180858</text:p>
          </table:table-cell>
          <table:table-cell office:value-type="float" office:value="8787">
            <text:p>8787</text:p>
          </table:table-cell>
          <table:table-cell office:value-type="float" office:value="179226">
            <text:p>179226</text:p>
          </table:table-cell>
          <table:table-cell office:value-type="float" office:value="295572">
            <text:p>295572</text:p>
          </table:table-cell>
          <table:table-cell office:value-type="float" office:value="246482">
            <text:p>246482</text:p>
          </table:table-cell>
          <table:table-cell office:value-type="float" office:value="306266">
            <text:p>306266</text:p>
          </table:table-cell>
          <table:table-cell office:value-type="float" office:value="434116">
            <text:p>434116</text:p>
          </table:table-cell>
          <table:table-cell office:value-type="float" office:value="565739">
            <text:p>565739</text:p>
          </table:table-cell>
          <table:table-cell office:value-type="float" office:value="557034">
            <text:p>557034</text:p>
          </table:table-cell>
          <table:table-cell office:value-type="float" office:value="242501">
            <text:p>242501</text:p>
          </table:table-cell>
          <table:table-cell office:value-type="float" office:value="354708">
            <text:p>354708</text:p>
          </table:table-cell>
          <table:table-cell office:value-type="float" office:value="477280">
            <text:p>477280</text:p>
          </table:table-cell>
          <table:table-cell office:value-type="float" office:value="314744">
            <text:p>314744</text:p>
          </table:table-cell>
          <table:table-cell office:value-type="float" office:value="419243">
            <text:p>419243</text:p>
          </table:table-cell>
          <table:table-cell office:value-type="float" office:value="426973">
            <text:p>426973</text:p>
          </table:table-cell>
          <table:table-cell office:value-type="float" office:value="514606">
            <text:p>514606</text:p>
          </table:table-cell>
          <table:table-cell office:value-type="float" office:value="326527">
            <text:p>326527</text:p>
          </table:table-cell>
          <table:table-cell office:value-type="float" office:value="284521">
            <text:p>284521</text:p>
          </table:table-cell>
          <table:table-cell office:value-type="float" office:value="386327">
            <text:p>386327</text:p>
          </table:table-cell>
          <table:table-cell office:value-type="float" office:value="308838">
            <text:p>308838</text:p>
          </table:table-cell>
          <table:table-cell office:value-type="float" office:value="229806">
            <text:p>229806</text:p>
          </table:table-cell>
          <table:table-cell office:value-type="float" office:value="146695">
            <text:p>146695</text:p>
          </table:table-cell>
          <table:table-cell office:value-type="float" office:value="350121">
            <text:p>350121</text:p>
          </table:table-cell>
          <table:table-cell office:value-type="float" office:value="500600">
            <text:p>500600</text:p>
          </table:table-cell>
          <table:table-cell office:value-type="float" office:value="594895">
            <text:p>594895</text:p>
          </table:table-cell>
          <table:table-cell office:value-type="float" office:value="254223">
            <text:p>254223</text:p>
          </table:table-cell>
          <table:table-cell office:value-type="float" office:value="415931">
            <text:p>415931</text:p>
          </table:table-cell>
          <table:table-cell office:value-type="float" office:value="499916">
            <text:p>499916</text:p>
          </table:table-cell>
          <table:table-cell office:value-type="float" office:value="282502">
            <text:p>282502</text:p>
          </table:table-cell>
          <table:table-cell office:value-type="float" office:value="199141">
            <text:p>199141</text:p>
          </table:table-cell>
          <table:table-cell office:value-type="float" office:value="124836">
            <text:p>124836</text:p>
          </table:table-cell>
          <table:table-cell office:value-type="float" office:value="123246">
            <text:p>123246</text:p>
          </table:table-cell>
          <table:table-cell office:value-type="float" office:value="82265">
            <text:p>82265</text:p>
          </table:table-cell>
          <table:table-cell office:value-type="float" office:value="177872">
            <text:p>177872</text:p>
          </table:table-cell>
          <table:table-cell office:value-type="float" office:value="121469">
            <text:p>121469</text:p>
          </table:table-cell>
          <table:table-cell office:value-type="float" office:value="227361">
            <text:p>227361</text:p>
          </table:table-cell>
          <table:table-cell office:value-type="float" office:value="376295">
            <text:p>376295</text:p>
          </table:table-cell>
          <table:table-cell office:value-type="float" office:value="151785">
            <text:p>151785</text:p>
          </table:table-cell>
          <table:table-cell office:value-type="float" office:value="40164">
            <text:p>40164</text:p>
          </table:table-cell>
          <table:table-cell office:value-type="float" office:value="274367">
            <text:p>274367</text:p>
          </table:table-cell>
          <table:table-cell office:value-type="float" office:value="130462">
            <text:p>130462</text:p>
          </table:table-cell>
          <table:table-cell office:value-type="float" office:value="439138">
            <text:p>439138</text:p>
          </table:table-cell>
          <table:table-cell office:value-type="float" office:value="132257">
            <text:p>132257</text:p>
          </table:table-cell>
          <table:table-cell office:value-type="float" office:value="698937">
            <text:p>698937</text:p>
          </table:table-cell>
          <table:table-cell office:value-type="float" office:value="248087">
            <text:p>248087</text:p>
          </table:table-cell>
          <table:table-cell office:value-type="float" office:value="431146">
            <text:p>431146</text:p>
          </table:table-cell>
          <table:table-cell office:value-type="float" office:value="332982">
            <text:p>332982</text:p>
          </table:table-cell>
          <table:table-cell office:value-type="float" office:value="559804">
            <text:p>559804</text:p>
          </table:table-cell>
          <table:table-cell office:value-type="float" office:value="655551">
            <text:p>655551</text:p>
          </table:table-cell>
          <table:table-cell office:value-type="float" office:value="305505">
            <text:p>305505</text:p>
          </table:table-cell>
          <table:table-cell office:value-type="float" office:value="946604">
            <text:p>946604</text:p>
          </table:table-cell>
          <table:table-cell office:value-type="float" office:value="621295">
            <text:p>621295</text:p>
          </table:table-cell>
          <table:table-cell office:value-type="float" office:value="429013">
            <text:p>429013</text:p>
          </table:table-cell>
          <table:table-cell office:value-type="float" office:value="233686">
            <text:p>233686</text:p>
          </table:table-cell>
          <table:table-cell office:value-type="float" office:value="226435">
            <text:p>226435</text:p>
          </table:table-cell>
          <table:table-cell office:value-type="float" office:value="194695">
            <text:p>194695</text:p>
          </table:table-cell>
          <table:table-cell office:value-type="float" office:value="239237">
            <text:p>239237</text:p>
          </table:table-cell>
          <table:table-cell office:value-type="float" office:value="182313">
            <text:p>182313</text:p>
          </table:table-cell>
          <table:table-cell office:value-type="float" office:value="343165">
            <text:p>343165</text:p>
          </table:table-cell>
          <table:table-cell office:value-type="float" office:value="275327">
            <text:p>275327</text:p>
          </table:table-cell>
          <table:table-cell office:value-type="float" office:value="135270">
            <text:p>135270</text:p>
          </table:table-cell>
          <table:table-cell office:value-type="float" office:value="124617">
            <text:p>124617</text:p>
          </table:table-cell>
          <table:table-cell office:value-type="float" office:value="387107">
            <text:p>387107</text:p>
          </table:table-cell>
          <table:table-cell office:value-type="float" office:value="258755">
            <text:p>258755</text:p>
          </table:table-cell>
          <table:table-cell office:value-type="float" office:value="487912">
            <text:p>487912</text:p>
          </table:table-cell>
          <table:table-cell office:value-type="float" office:value="240290">
            <text:p>240290</text:p>
          </table:table-cell>
          <table:table-cell office:value-type="float" office:value="234536">
            <text:p>234536</text:p>
          </table:table-cell>
          <table:table-cell office:value-type="float" office:value="336981">
            <text:p>336981</text:p>
          </table:table-cell>
          <table:table-cell office:value-type="float" office:value="150977">
            <text:p>150977</text:p>
          </table:table-cell>
          <table:table-cell office:value-type="float" office:value="510555">
            <text:p>510555</text:p>
          </table:table-cell>
          <table:table-cell office:value-type="float" office:value="411287">
            <text:p>411287</text:p>
          </table:table-cell>
          <table:table-cell office:value-type="float" office:value="481240">
            <text:p>481240</text:p>
          </table:table-cell>
          <table:table-cell office:value-type="float" office:value="484809">
            <text:p>484809</text:p>
          </table:table-cell>
          <table:table-cell office:value-type="float" office:value="212929">
            <text:p>212929</text:p>
          </table:table-cell>
          <table:table-cell office:value-type="float" office:value="209866">
            <text:p>209866</text:p>
          </table:table-cell>
          <table:table-cell office:value-type="float" office:value="307451">
            <text:p>307451</text:p>
          </table:table-cell>
          <table:table-cell office:value-type="float" office:value="0">
            <text:p>0</text:p>
          </table:table-cell>
          <table:table-cell office:value-type="float" office:value="23720">
            <text:p>23720</text:p>
          </table:table-cell>
          <table:table-cell table:number-columns-repeated="2" office:value-type="float" office:value="0">
            <text:p>0</text:p>
          </table:table-cell>
          <table:table-cell office:value-type="float" office:value="12824">
            <text:p>12824</text:p>
          </table:table-cell>
          <table:table-cell office:value-type="float" office:value="0">
            <text:p>0</text:p>
          </table:table-cell>
          <table:table-cell office:value-type="float" office:value="218282">
            <text:p>218282</text:p>
          </table:table-cell>
          <table:table-cell office:value-type="float" office:value="245373">
            <text:p>245373</text:p>
          </table:table-cell>
          <table:table-cell office:value-type="float" office:value="252403">
            <text:p>252403</text:p>
          </table:table-cell>
          <table:table-cell office:value-type="float" office:value="202985">
            <text:p>202985</text:p>
          </table:table-cell>
          <table:table-cell office:value-type="float" office:value="137847">
            <text:p>137847</text:p>
          </table:table-cell>
          <table:table-cell office:value-type="float" office:value="354146">
            <text:p>354146</text:p>
          </table:table-cell>
          <table:table-cell office:value-type="float" office:value="171377">
            <text:p>171377</text:p>
          </table:table-cell>
          <table:table-cell office:value-type="float" office:value="106276">
            <text:p>106276</text:p>
          </table:table-cell>
          <table:table-cell office:value-type="float" office:value="199164">
            <text:p>199164</text:p>
          </table:table-cell>
          <table:table-cell office:value-type="float" office:value="85591">
            <text:p>85591</text:p>
          </table:table-cell>
          <table:table-cell office:value-type="float" office:value="54258">
            <text:p>54258</text:p>
          </table:table-cell>
          <table:table-cell office:value-type="float" office:value="142393">
            <text:p>142393</text:p>
          </table:table-cell>
          <table:table-cell office:value-type="float" office:value="151816">
            <text:p>151816</text:p>
          </table:table-cell>
          <table:table-cell office:value-type="float" office:value="500839">
            <text:p>500839</text:p>
          </table:table-cell>
          <table:table-cell office:value-type="float" office:value="111083">
            <text:p>111083</text:p>
          </table:table-cell>
          <table:table-cell office:value-type="float" office:value="189195">
            <text:p>189195</text:p>
          </table:table-cell>
          <table:table-cell office:value-type="float" office:value="207829">
            <text:p>207829</text:p>
          </table:table-cell>
          <table:table-cell office:value-type="float" office:value="208077">
            <text:p>208077</text:p>
          </table:table-cell>
          <table:table-cell office:value-type="float" office:value="99633">
            <text:p>99633</text:p>
          </table:table-cell>
          <table:table-cell office:value-type="float" office:value="84638">
            <text:p>84638</text:p>
          </table:table-cell>
          <table:table-cell office:value-type="float" office:value="30220">
            <text:p>30220</text:p>
          </table:table-cell>
          <table:table-cell office:value-type="float" office:value="65421">
            <text:p>65421</text:p>
          </table:table-cell>
          <table:table-cell office:value-type="float" office:value="153649">
            <text:p>153649</text:p>
          </table:table-cell>
          <table:table-cell office:value-type="float" office:value="220468">
            <text:p>220468</text:p>
          </table:table-cell>
          <table:table-cell office:value-type="float" office:value="234840">
            <text:p>234840</text:p>
          </table:table-cell>
          <table:table-cell office:value-type="float" office:value="128694">
            <text:p>128694</text:p>
          </table:table-cell>
          <table:table-cell office:value-type="float" office:value="36580">
            <text:p>36580</text:p>
          </table:table-cell>
          <table:table-cell office:value-type="float" office:value="122289">
            <text:p>122289</text:p>
          </table:table-cell>
          <table:table-cell office:value-type="float" office:value="55355">
            <text:p>55355</text:p>
          </table:table-cell>
          <table:table-cell office:value-type="float" office:value="38235">
            <text:p>38235</text:p>
          </table:table-cell>
          <table:table-cell office:value-type="float" office:value="0">
            <text:p>0</text:p>
          </table:table-cell>
          <table:table-cell office:value-type="float" office:value="113298">
            <text:p>113298</text:p>
          </table:table-cell>
          <table:table-cell office:value-type="float" office:value="105158">
            <text:p>105158</text:p>
          </table:table-cell>
          <table:table-cell office:value-type="float" office:value="109456">
            <text:p>109456</text:p>
          </table:table-cell>
          <table:table-cell office:value-type="float" office:value="227933">
            <text:p>227933</text:p>
          </table:table-cell>
          <table:table-cell office:value-type="float" office:value="272416">
            <text:p>272416</text:p>
          </table:table-cell>
          <table:table-cell office:value-type="float" office:value="227185">
            <text:p>227185</text:p>
          </table:table-cell>
          <table:table-cell office:value-type="float" office:value="17408">
            <text:p>17408</text:p>
          </table:table-cell>
          <table:table-cell office:value-type="float" office:value="11537">
            <text:p>11537</text:p>
          </table:table-cell>
          <table:table-cell office:value-type="float" office:value="42015">
            <text:p>42015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float" office:value="13608">
            <text:p>13608</text:p>
          </table:table-cell>
          <table:table-cell office:value-type="float" office:value="0">
            <text:p>0</text:p>
          </table:table-cell>
          <table:table-cell office:value-type="float" office:value="12362">
            <text:p>12362</text:p>
          </table:table-cell>
          <table:table-cell office:value-type="float" office:value="9596">
            <text:p>9596</text:p>
          </table:table-cell>
          <table:table-cell office:value-type="float" office:value="11590">
            <text:p>11590</text:p>
          </table:table-cell>
          <table:table-cell office:value-type="float" office:value="12338">
            <text:p>12338</text:p>
          </table:table-cell>
          <table:table-cell office:value-type="float" office:value="11739">
            <text:p>11739</text:p>
          </table:table-cell>
          <table:table-cell office:value-type="float" office:value="0">
            <text:p>0</text:p>
          </table:table-cell>
          <table:table-cell office:value-type="float" office:value="13418">
            <text:p>13418</text:p>
          </table:table-cell>
          <table:table-cell office:value-type="float" office:value="13457">
            <text:p>13457</text:p>
          </table:table-cell>
          <table:table-cell office:value-type="float" office:value="8722">
            <text:p>8722</text:p>
          </table:table-cell>
          <table:table-cell office:value-type="float" office:value="13706">
            <text:p>13706</text:p>
          </table:table-cell>
          <table:table-cell office:value-type="float" office:value="27314">
            <text:p>27314</text:p>
          </table:table-cell>
          <table:table-cell office:value-type="float" office:value="13408">
            <text:p>13408</text:p>
          </table:table-cell>
          <table:table-cell table:number-columns-repeated="2" office:value-type="float" office:value="13633">
            <text:p>13633</text:p>
          </table:table-cell>
          <table:table-cell office:value-type="float" office:value="27341">
            <text:p>27341</text:p>
          </table:table-cell>
          <table:table-cell office:value-type="float" office:value="0">
            <text:p>0</text:p>
          </table:table-cell>
          <table:table-cell office:value-type="float" office:value="114433">
            <text:p>114433</text:p>
          </table:table-cell>
          <table:table-cell office:value-type="float" office:value="27341">
            <text:p>27341</text:p>
          </table:table-cell>
          <table:table-cell office:value-type="float" office:value="137396">
            <text:p>137396</text:p>
          </table:table-cell>
          <table:table-cell office:value-type="float" office:value="13608">
            <text:p>13608</text:p>
          </table:table-cell>
          <table:table-cell office:value-type="float" office:value="19654">
            <text:p>19654</text:p>
          </table:table-cell>
          <table:table-cell office:value-type="float" office:value="42732">
            <text:p>42732</text:p>
          </table:table-cell>
          <table:table-cell office:value-type="float" office:value="31315">
            <text:p>31315</text:p>
          </table:table-cell>
          <table:table-cell office:value-type="float" office:value="24626">
            <text:p>24626</text:p>
          </table:table-cell>
          <table:table-cell office:value-type="float" office:value="27342">
            <text:p>27342</text:p>
          </table:table-cell>
          <table:table-cell office:value-type="float" office:value="37233">
            <text:p>37233</text:p>
          </table:table-cell>
          <table:table-cell office:value-type="float" office:value="13706">
            <text:p>13706</text:p>
          </table:table-cell>
          <table:table-cell office:value-type="float" office:value="32259">
            <text:p>32259</text:p>
          </table:table-cell>
          <table:table-cell office:value-type="float" office:value="87220">
            <text:p>87220</text:p>
          </table:table-cell>
          <table:table-cell office:value-type="float" office:value="0">
            <text:p>0</text:p>
          </table:table-cell>
          <table:table-cell office:value-type="float" office:value="114406">
            <text:p>114406</text:p>
          </table:table-cell>
          <table:table-cell office:value-type="float" office:value="13518">
            <text:p>13518</text:p>
          </table:table-cell>
          <table:table-cell office:value-type="float" office:value="25824">
            <text:p>25824</text:p>
          </table:table-cell>
          <table:table-cell office:value-type="float" office:value="10232">
            <text:p>10232</text:p>
          </table:table-cell>
          <table:table-cell table:number-columns-repeated="6" office:value-type="float" office:value="0">
            <text:p>0</text:p>
          </table:table-cell>
          <table:table-cell office:value-type="float" office:value="22002">
            <text:p>22002</text:p>
          </table:table-cell>
          <table:table-cell office:value-type="float" office:value="25258">
            <text:p>25258</text:p>
          </table:table-cell>
          <table:table-cell office:value-type="float" office:value="13657">
            <text:p>13657</text:p>
          </table:table-cell>
          <table:table-cell office:value-type="float" office:value="7427">
            <text:p>7427</text:p>
          </table:table-cell>
          <table:table-cell office:value-type="float" office:value="13657">
            <text:p>13657</text:p>
          </table:table-cell>
          <table:table-cell office:value-type="float" office:value="8174">
            <text:p>8174</text:p>
          </table:table-cell>
          <table:table-cell office:value-type="float" office:value="7669">
            <text:p>7669</text:p>
          </table:table-cell>
          <table:table-cell office:value-type="float" office:value="15852">
            <text:p>15852</text:p>
          </table:table-cell>
          <table:table-cell office:value-type="float" office:value="55197">
            <text:p>55197</text:p>
          </table:table-cell>
          <table:table-cell office:value-type="float" office:value="92321">
            <text:p>92321</text:p>
          </table:table-cell>
          <table:table-cell office:value-type="float" office:value="12710">
            <text:p>12710</text:p>
          </table:table-cell>
          <table:table-cell office:value-type="float" office:value="38326">
            <text:p>38326</text:p>
          </table:table-cell>
          <table:table-cell office:value-type="float" office:value="37144">
            <text:p>37144</text:p>
          </table:table-cell>
          <table:table-cell office:value-type="float" office:value="103090">
            <text:p>103090</text:p>
          </table:table-cell>
          <table:table-cell office:value-type="float" office:value="35990">
            <text:p>35990</text:p>
          </table:table-cell>
          <table:table-cell office:value-type="float" office:value="0">
            <text:p>0</text:p>
          </table:table-cell>
          <table:table-cell office:value-type="float" office:value="66128">
            <text:p>66128</text:p>
          </table:table-cell>
          <table:table-cell office:value-type="float" office:value="27093">
            <text:p>27093</text:p>
          </table:table-cell>
          <table:table-cell office:value-type="float" office:value="80327">
            <text:p>80327</text:p>
          </table:table-cell>
          <table:table-cell office:value-type="float" office:value="31177">
            <text:p>31177</text:p>
          </table:table-cell>
          <table:table-cell office:value-type="float" office:value="50108">
            <text:p>50108</text:p>
          </table:table-cell>
          <table:table-cell office:value-type="float" office:value="35478">
            <text:p>35478</text:p>
          </table:table-cell>
          <table:table-cell office:value-type="float" office:value="28679">
            <text:p>28679</text:p>
          </table:table-cell>
          <table:table-cell office:value-type="float" office:value="65327">
            <text:p>65327</text:p>
          </table:table-cell>
          <table:table-cell office:value-type="float" office:value="34515">
            <text:p>34515</text:p>
          </table:table-cell>
          <table:table-cell office:value-type="float" office:value="172173">
            <text:p>172173</text:p>
          </table:table-cell>
          <table:table-cell office:value-type="float" office:value="84890">
            <text:p>84890</text:p>
          </table:table-cell>
          <table:table-cell office:value-type="float" office:value="49911">
            <text:p>49911</text:p>
          </table:table-cell>
          <table:table-cell office:value-type="float" office:value="25673">
            <text:p>25673</text:p>
          </table:table-cell>
          <table:table-cell office:value-type="float" office:value="25366">
            <text:p>25366</text:p>
          </table:table-cell>
          <table:table-cell office:value-type="float" office:value="25187">
            <text:p>25187</text:p>
          </table:table-cell>
          <table:table-cell office:value-type="float" office:value="96463">
            <text:p>96463</text:p>
          </table:table-cell>
          <table:table-cell office:value-type="float" office:value="29213">
            <text:p>29213</text:p>
          </table:table-cell>
          <table:table-cell office:value-type="float" office:value="0">
            <text:p>0</text:p>
          </table:table-cell>
          <table:table-cell office:value-type="float" office:value="90462">
            <text:p>90462</text:p>
          </table:table-cell>
          <table:table-cell office:value-type="float" office:value="53130">
            <text:p>53130</text:p>
          </table:table-cell>
          <table:table-cell office:value-type="float" office:value="80461">
            <text:p>80461</text:p>
          </table:table-cell>
          <table:table-cell office:value-type="float" office:value="99861">
            <text:p>99861</text:p>
          </table:table-cell>
          <table:table-cell office:value-type="float" office:value="30320">
            <text:p>30320</text:p>
          </table:table-cell>
          <table:table-cell office:value-type="float" office:value="2718">
            <text:p>2718</text:p>
          </table:table-cell>
          <table:table-cell office:value-type="float" office:value="32179">
            <text:p>32179</text:p>
          </table:table-cell>
          <table:table-cell office:value-type="float" office:value="12135">
            <text:p>12135</text:p>
          </table:table-cell>
          <table:table-cell office:value-type="float" office:value="11432">
            <text:p>11432</text:p>
          </table:table-cell>
          <table:table-cell office:value-type="float" office:value="5177">
            <text:p>5177</text:p>
          </table:table-cell>
          <table:table-cell office:value-type="float" office:value="12522">
            <text:p>12522</text:p>
          </table:table-cell>
          <table:table-cell office:value-type="float" office:value="81916">
            <text:p>81916</text:p>
          </table:table-cell>
          <table:table-cell office:value-type="float" office:value="29629">
            <text:p>29629</text:p>
          </table:table-cell>
          <table:table-cell office:value-type="float" office:value="68495">
            <text:p>68495</text:p>
          </table:table-cell>
          <table:table-cell office:value-type="float" office:value="0">
            <text:p>0</text:p>
          </table:table-cell>
          <table:table-cell office:value-type="float" office:value="99711">
            <text:p>99711</text:p>
          </table:table-cell>
          <table:table-cell office:value-type="float" office:value="70896">
            <text:p>70896</text:p>
          </table:table-cell>
          <table:table-cell office:value-type="float" office:value="48287">
            <text:p>48287</text:p>
          </table:table-cell>
          <table:table-cell office:value-type="float" office:value="49745">
            <text:p>49745</text:p>
          </table:table-cell>
          <table:table-cell office:value-type="float" office:value="19998">
            <text:p>19998</text:p>
          </table:table-cell>
          <table:table-cell office:value-type="float" office:value="51835">
            <text:p>51835</text:p>
          </table:table-cell>
          <table:table-cell office:value-type="float" office:value="206289">
            <text:p>206289</text:p>
          </table:table-cell>
          <table:table-cell office:value-type="float" office:value="44275">
            <text:p>44275</text:p>
          </table:table-cell>
          <table:table-cell office:value-type="float" office:value="10698">
            <text:p>10698</text:p>
          </table:table-cell>
          <table:table-cell office:value-type="float" office:value="39846">
            <text:p>39846</text:p>
          </table:table-cell>
          <table:table-cell office:value-type="float" office:value="37073">
            <text:p>37073</text:p>
          </table:table-cell>
          <table:table-cell office:value-type="float" office:value="0">
            <text:p>0</text:p>
          </table:table-cell>
          <table:table-cell office:value-type="float" office:value="133496">
            <text:p>133496</text:p>
          </table:table-cell>
          <table:table-cell office:value-type="float" office:value="36096">
            <text:p>36096</text:p>
          </table:table-cell>
          <table:table-cell office:value-type="float" office:value="30675">
            <text:p>30675</text:p>
          </table:table-cell>
          <table:table-cell office:value-type="float" office:value="19620">
            <text:p>19620</text:p>
          </table:table-cell>
          <table:table-cell office:value-type="float" office:value="5217">
            <text:p>5217</text:p>
          </table:table-cell>
          <table:table-cell office:value-type="float" office:value="18994">
            <text:p>18994</text:p>
          </table:table-cell>
          <table:table-cell office:value-type="float" office:value="10297">
            <text:p>10297</text:p>
          </table:table-cell>
          <table:table-cell office:value-type="float" office:value="27024">
            <text:p>27024</text:p>
          </table:table-cell>
          <table:table-cell office:value-type="float" office:value="27540">
            <text:p>27540</text:p>
          </table:table-cell>
          <table:table-cell office:value-type="float" office:value="8469">
            <text:p>8469</text:p>
          </table:table-cell>
          <table:table-cell office:value-type="float" office:value="13154">
            <text:p>13154</text:p>
          </table:table-cell>
          <table:table-cell office:value-type="float" office:value="8063">
            <text:p>8063</text:p>
          </table:table-cell>
          <table:table-cell office:value-type="float" office:value="93584">
            <text:p>93584</text:p>
          </table:table-cell>
          <table:table-cell office:value-type="float" office:value="30190">
            <text:p>30190</text:p>
          </table:table-cell>
          <table:table-cell office:value-type="float" office:value="16556">
            <text:p>16556</text:p>
          </table:table-cell>
          <table:table-cell office:value-type="float" office:value="17477">
            <text:p>17477</text:p>
          </table:table-cell>
          <table:table-cell office:value-type="float" office:value="19641">
            <text:p>19641</text:p>
          </table:table-cell>
          <table:table-cell office:value-type="float" office:value="6440">
            <text:p>6440</text:p>
          </table:table-cell>
          <table:table-cell office:value-type="float" office:value="11254">
            <text:p>11254</text:p>
          </table:table-cell>
          <table:table-cell office:value-type="float" office:value="9390">
            <text:p>9390</text:p>
          </table:table-cell>
          <table:table-cell office:value-type="float" office:value="14619">
            <text:p>14619</text:p>
          </table:table-cell>
          <table:table-cell office:value-type="float" office:value="7572">
            <text:p>7572</text:p>
          </table:table-cell>
          <table:table-cell office:value-type="float" office:value="7363">
            <text:p>7363</text:p>
          </table:table-cell>
          <table:table-cell office:value-type="float" office:value="14556">
            <text:p>14556</text:p>
          </table:table-cell>
          <table:table-cell office:value-type="float" office:value="0">
            <text:p>0</text:p>
          </table:table-cell>
          <table:table-cell office:value-type="float" office:value="38005">
            <text:p>38005</text:p>
          </table:table-cell>
          <table:table-cell office:value-type="float" office:value="25482">
            <text:p>25482</text:p>
          </table:table-cell>
          <table:table-cell office:value-type="float" office:value="14703">
            <text:p>14703</text:p>
          </table:table-cell>
          <table:table-cell office:value-type="float" office:value="10421">
            <text:p>10421</text:p>
          </table:table-cell>
          <table:table-cell office:value-type="float" office:value="39258">
            <text:p>39258</text:p>
          </table:table-cell>
          <table:table-cell office:value-type="float" office:value="53883">
            <text:p>53883</text:p>
          </table:table-cell>
          <table:table-cell office:value-type="float" office:value="34429">
            <text:p>34429</text:p>
          </table:table-cell>
          <table:table-cell office:value-type="float" office:value="20012">
            <text:p>20012</text:p>
          </table:table-cell>
          <table:table-cell office:value-type="float" office:value="29817">
            <text:p>29817</text:p>
          </table:table-cell>
          <table:table-cell office:value-type="float" office:value="0">
            <text:p>0</text:p>
          </table:table-cell>
          <table:table-cell office:value-type="float" office:value="21243">
            <text:p>21243</text:p>
          </table:table-cell>
          <table:table-cell office:value-type="float" office:value="57091">
            <text:p>57091</text:p>
          </table:table-cell>
          <table:table-cell office:value-type="float" office:value="27386">
            <text:p>27386</text:p>
          </table:table-cell>
          <table:table-cell office:value-type="float" office:value="23183">
            <text:p>23183</text:p>
          </table:table-cell>
          <table:table-cell office:value-type="float" office:value="15965">
            <text:p>15965</text:p>
          </table:table-cell>
          <table:table-cell office:value-type="float" office:value="32781">
            <text:p>32781</text:p>
          </table:table-cell>
          <table:table-cell office:value-type="float" office:value="29540">
            <text:p>29540</text:p>
          </table:table-cell>
          <table:table-cell office:value-type="float" office:value="33471">
            <text:p>33471</text:p>
          </table:table-cell>
          <table:table-cell office:value-type="float" office:value="21498">
            <text:p>21498</text:p>
          </table:table-cell>
          <table:table-cell office:value-type="float" office:value="26598">
            <text:p>26598</text:p>
          </table:table-cell>
          <table:table-cell office:value-type="float" office:value="42074">
            <text:p>42074</text:p>
          </table:table-cell>
          <table:table-cell office:value-type="float" office:value="31705">
            <text:p>31705</text:p>
          </table:table-cell>
          <table:table-cell office:value-type="float" office:value="11342">
            <text:p>11342</text:p>
          </table:table-cell>
          <table:table-cell office:value-type="float" office:value="45970">
            <text:p>45970</text:p>
          </table:table-cell>
          <table:table-cell office:value-type="float" office:value="48401">
            <text:p>48401</text:p>
          </table:table-cell>
          <table:table-cell office:value-type="float" office:value="33905">
            <text:p>33905</text:p>
          </table:table-cell>
          <table:table-cell office:value-type="float" office:value="7331">
            <text:p>7331</text:p>
          </table:table-cell>
          <table:table-cell office:value-type="float" office:value="35094">
            <text:p>35094</text:p>
          </table:table-cell>
          <table:table-cell office:value-type="float" office:value="32035">
            <text:p>32035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float" office:value="21420">
            <text:p>21420</text:p>
          </table:table-cell>
          <table:table-cell office:value-type="float" office:value="24006">
            <text:p>24006</text:p>
          </table:table-cell>
          <table:table-cell office:value-type="float" office:value="123122">
            <text:p>123122</text:p>
          </table:table-cell>
          <table:table-cell office:value-type="float" office:value="60489">
            <text:p>60489</text:p>
          </table:table-cell>
          <table:table-cell office:value-type="float" office:value="120258">
            <text:p>120258</text:p>
          </table:table-cell>
          <table:table-cell office:value-type="float" office:value="109832">
            <text:p>109832</text:p>
          </table:table-cell>
          <table:table-cell office:value-type="float" office:value="64803">
            <text:p>64803</text:p>
          </table:table-cell>
          <table:table-cell office:value-type="float" office:value="108630">
            <text:p>108630</text:p>
          </table:table-cell>
          <table:table-cell office:value-type="float" office:value="55733">
            <text:p>55733</text:p>
          </table:table-cell>
          <table:table-cell office:value-type="float" office:value="105099">
            <text:p>105099</text:p>
          </table:table-cell>
          <table:table-cell office:value-type="float" office:value="109484">
            <text:p>109484</text:p>
          </table:table-cell>
          <table:table-cell office:value-type="float" office:value="164808">
            <text:p>164808</text:p>
          </table:table-cell>
          <table:table-cell office:value-type="float" office:value="182087">
            <text:p>182087</text:p>
          </table:table-cell>
          <table:table-cell office:value-type="float" office:value="100459">
            <text:p>100459</text:p>
          </table:table-cell>
          <table:table-cell office:value-type="float" office:value="36429">
            <text:p>36429</text:p>
          </table:table-cell>
          <table:table-cell office:value-type="float" office:value="101489">
            <text:p>101489</text:p>
          </table:table-cell>
          <table:table-cell office:value-type="float" office:value="100371">
            <text:p>100371</text:p>
          </table:table-cell>
          <table:table-cell office:value-type="float" office:value="82836">
            <text:p>82836</text:p>
          </table:table-cell>
          <table:table-cell office:value-type="float" office:value="125829">
            <text:p>125829</text:p>
          </table:table-cell>
          <table:table-cell office:value-type="float" office:value="109930">
            <text:p>109930</text:p>
          </table:table-cell>
          <table:table-cell office:value-type="float" office:value="50187">
            <text:p>50187</text:p>
          </table:table-cell>
          <table:table-cell office:value-type="float" office:value="73152">
            <text:p>73152</text:p>
          </table:table-cell>
          <table:table-cell office:value-type="float" office:value="91834">
            <text:p>91834</text:p>
          </table:table-cell>
          <table:table-cell office:value-type="float" office:value="141576">
            <text:p>141576</text:p>
          </table:table-cell>
          <table:table-cell office:value-type="float" office:value="42840">
            <text:p>42840</text:p>
          </table:table-cell>
          <table:table-cell office:value-type="float" office:value="12339">
            <text:p>12339</text:p>
          </table:table-cell>
          <table:table-cell office:value-type="float" office:value="124815">
            <text:p>124815</text:p>
          </table:table-cell>
          <table:table-cell office:value-type="float" office:value="93682">
            <text:p>93682</text:p>
          </table:table-cell>
          <table:table-cell office:value-type="float" office:value="52760">
            <text:p>52760</text:p>
          </table:table-cell>
          <table:table-cell office:value-type="float" office:value="25063">
            <text:p>25063</text:p>
          </table:table-cell>
          <table:table-cell office:value-type="float" office:value="125871">
            <text:p>125871</text:p>
          </table:table-cell>
          <table:table-cell office:value-type="float" office:value="161244">
            <text:p>161244</text:p>
          </table:table-cell>
          <table:table-cell office:value-type="float" office:value="152792">
            <text:p>152792</text:p>
          </table:table-cell>
          <table:table-cell office:value-type="float" office:value="88261">
            <text:p>88261</text:p>
          </table:table-cell>
          <table:table-cell office:value-type="float" office:value="78618">
            <text:p>78618</text:p>
          </table:table-cell>
          <table:table-cell office:value-type="float" office:value="102701">
            <text:p>102701</text:p>
          </table:table-cell>
          <table:table-cell office:value-type="float" office:value="37947">
            <text:p>37947</text:p>
          </table:table-cell>
          <table:table-cell office:value-type="float" office:value="22453">
            <text:p>22453</text:p>
          </table:table-cell>
          <table:table-cell office:value-type="float" office:value="65691">
            <text:p>65691</text:p>
          </table:table-cell>
          <table:table-cell office:value-type="float" office:value="105327">
            <text:p>105327</text:p>
          </table:table-cell>
          <table:table-cell office:value-type="float" office:value="32995">
            <text:p>32995</text:p>
          </table:table-cell>
          <table:table-cell office:value-type="float" office:value="47836">
            <text:p>47836</text:p>
          </table:table-cell>
          <table:table-cell office:value-type="float" office:value="163198">
            <text:p>163198</text:p>
          </table:table-cell>
          <table:table-cell office:value-type="float" office:value="85014">
            <text:p>85014</text:p>
          </table:table-cell>
          <table:table-cell office:value-type="float" office:value="23108">
            <text:p>23108</text:p>
          </table:table-cell>
          <table:table-cell office:value-type="float" office:value="162836">
            <text:p>162836</text:p>
          </table:table-cell>
          <table:table-cell office:value-type="float" office:value="96818">
            <text:p>96818</text:p>
          </table:table-cell>
          <table:table-cell office:value-type="float" office:value="25404">
            <text:p>25404</text:p>
          </table:table-cell>
          <table:table-cell office:value-type="float" office:value="75807">
            <text:p>75807</text:p>
          </table:table-cell>
          <table:table-cell office:value-type="float" office:value="0">
            <text:p>0</text:p>
          </table:table-cell>
          <table:table-cell office:value-type="float" office:value="70713">
            <text:p>70713</text:p>
          </table:table-cell>
          <table:table-cell office:value-type="float" office:value="10316">
            <text:p>10316</text:p>
          </table:table-cell>
          <table:table-cell office:value-type="float" office:value="12262">
            <text:p>12262</text:p>
          </table:table-cell>
          <table:table-cell office:value-type="float" office:value="25400">
            <text:p>25400</text:p>
          </table:table-cell>
          <table:table-cell office:value-type="float" office:value="91338">
            <text:p>91338</text:p>
          </table:table-cell>
          <table:table-cell office:value-type="float" office:value="15903">
            <text:p>15903</text:p>
          </table:table-cell>
          <table:table-cell office:value-type="float" office:value="44119">
            <text:p>44119</text:p>
          </table:table-cell>
          <table:table-cell office:value-type="float" office:value="0">
            <text:p>0</text:p>
          </table:table-cell>
          <table:table-cell office:value-type="float" office:value="10316">
            <text:p>10316</text:p>
          </table:table-cell>
          <table:table-cell office:value-type="float" office:value="123629">
            <text:p>123629</text:p>
          </table:table-cell>
          <table:table-cell office:value-type="float" office:value="11172">
            <text:p>11172</text:p>
          </table:table-cell>
          <table:table-cell office:value-type="float" office:value="159445">
            <text:p>159445</text:p>
          </table:table-cell>
          <table:table-cell office:value-type="float" office:value="83982">
            <text:p>83982</text:p>
          </table:table-cell>
          <table:table-cell office:value-type="float" office:value="125754">
            <text:p>125754</text:p>
          </table:table-cell>
          <table:table-cell office:value-type="float" office:value="127736">
            <text:p>127736</text:p>
          </table:table-cell>
          <table:table-cell office:value-type="float" office:value="249012">
            <text:p>249012</text:p>
          </table:table-cell>
          <table:table-cell office:value-type="float" office:value="47231">
            <text:p>47231</text:p>
          </table:table-cell>
          <table:table-cell office:value-type="float" office:value="85175">
            <text:p>85175</text:p>
          </table:table-cell>
          <table:table-cell office:value-type="float" office:value="36875">
            <text:p>36875</text:p>
          </table:table-cell>
          <table:table-cell office:value-type="float" office:value="122507">
            <text:p>122507</text:p>
          </table:table-cell>
          <table:table-cell office:value-type="float" office:value="59457">
            <text:p>59457</text:p>
          </table:table-cell>
          <table:table-cell office:value-type="float" office:value="109339">
            <text:p>109339</text:p>
          </table:table-cell>
          <table:table-cell office:value-type="float" office:value="58740">
            <text:p>58740</text:p>
          </table:table-cell>
          <table:table-cell office:value-type="float" office:value="178327">
            <text:p>178327</text:p>
          </table:table-cell>
          <table:table-cell office:value-type="float" office:value="291692">
            <text:p>291692</text:p>
          </table:table-cell>
          <table:table-cell office:value-type="float" office:value="125331">
            <text:p>125331</text:p>
          </table:table-cell>
          <table:table-cell office:value-type="float" office:value="219277">
            <text:p>219277</text:p>
          </table:table-cell>
          <table:table-cell office:value-type="float" office:value="206217">
            <text:p>206217</text:p>
          </table:table-cell>
          <table:table-cell office:value-type="float" office:value="48400">
            <text:p>48400</text:p>
          </table:table-cell>
          <table:table-cell office:value-type="float" office:value="101196">
            <text:p>101196</text:p>
          </table:table-cell>
          <table:table-cell office:value-type="float" office:value="82021">
            <text:p>82021</text:p>
          </table:table-cell>
          <table:table-cell office:value-type="float" office:value="75107">
            <text:p>75107</text:p>
          </table:table-cell>
          <table:table-cell office:value-type="float" office:value="95785">
            <text:p>95785</text:p>
          </table:table-cell>
          <table:table-cell office:value-type="float" office:value="94179">
            <text:p>94179</text:p>
          </table:table-cell>
          <table:table-cell office:value-type="float" office:value="0">
            <text:p>0</text:p>
          </table:table-cell>
          <table:table-cell office:value-type="float" office:value="41918">
            <text:p>41918</text:p>
          </table:table-cell>
          <table:table-cell office:value-type="float" office:value="71221">
            <text:p>71221</text:p>
          </table:table-cell>
          <table:table-cell office:value-type="float" office:value="47018">
            <text:p>47018</text:p>
          </table:table-cell>
          <table:table-cell office:value-type="float" office:value="41765">
            <text:p>41765</text:p>
          </table:table-cell>
          <table:table-cell office:value-type="float" office:value="28780">
            <text:p>28780</text:p>
          </table:table-cell>
          <table:table-cell office:value-type="float" office:value="22317">
            <text:p>22317</text:p>
          </table:table-cell>
          <table:table-cell office:value-type="float" office:value="116086">
            <text:p>116086</text:p>
          </table:table-cell>
          <table:table-cell office:value-type="float" office:value="32996">
            <text:p>32996</text:p>
          </table:table-cell>
          <table:table-cell office:value-type="float" office:value="126835">
            <text:p>126835</text:p>
          </table:table-cell>
          <table:table-cell office:value-type="float" office:value="83946">
            <text:p>83946</text:p>
          </table:table-cell>
          <table:table-cell office:value-type="float" office:value="53466">
            <text:p>53466</text:p>
          </table:table-cell>
          <table:table-cell office:value-type="float" office:value="21494">
            <text:p>21494</text:p>
          </table:table-cell>
          <table:table-cell office:value-type="float" office:value="27315">
            <text:p>27315</text:p>
          </table:table-cell>
          <table:table-cell office:value-type="float" office:value="28191">
            <text:p>28191</text:p>
          </table:table-cell>
          <table:table-cell office:value-type="float" office:value="66480">
            <text:p>66480</text:p>
          </table:table-cell>
          <table:table-cell office:value-type="float" office:value="26035">
            <text:p>26035</text:p>
          </table:table-cell>
          <table:table-cell office:value-type="float" office:value="57211">
            <text:p>57211</text:p>
          </table:table-cell>
          <table:table-cell office:value-type="float" office:value="67047">
            <text:p>67047</text:p>
          </table:table-cell>
          <table:table-cell office:value-type="float" office:value="21233">
            <text:p>21233</text:p>
          </table:table-cell>
          <table:table-cell office:value-type="float" office:value="31621">
            <text:p>31621</text:p>
          </table:table-cell>
          <table:table-cell office:value-type="float" office:value="32627">
            <text:p>32627</text:p>
          </table:table-cell>
          <table:table-cell office:value-type="float" office:value="25610">
            <text:p>25610</text:p>
          </table:table-cell>
          <table:table-cell office:value-type="float" office:value="52818">
            <text:p>52818</text:p>
          </table:table-cell>
          <table:table-cell office:value-type="float" office:value="93368">
            <text:p>93368</text:p>
          </table:table-cell>
          <table:table-cell office:value-type="float" office:value="80216">
            <text:p>80216</text:p>
          </table:table-cell>
          <table:table-cell office:value-type="float" office:value="55803">
            <text:p>55803</text:p>
          </table:table-cell>
          <table:table-cell office:value-type="float" office:value="65534">
            <text:p>65534</text:p>
          </table:table-cell>
          <table:table-cell office:value-type="float" office:value="71895">
            <text:p>71895</text:p>
          </table:table-cell>
          <table:table-cell office:value-type="float" office:value="50330">
            <text:p>50330</text:p>
          </table:table-cell>
          <table:table-cell office:value-type="float" office:value="64258">
            <text:p>64258</text:p>
          </table:table-cell>
          <table:table-cell office:value-type="float" office:value="7886">
            <text:p>7886</text:p>
          </table:table-cell>
          <table:table-cell office:value-type="float" office:value="93321">
            <text:p>93321</text:p>
          </table:table-cell>
          <table:table-cell office:value-type="float" office:value="13158">
            <text:p>13158</text:p>
          </table:table-cell>
          <table:table-cell office:value-type="float" office:value="24378">
            <text:p>24378</text:p>
          </table:table-cell>
          <table:table-cell office:value-type="float" office:value="20874">
            <text:p>20874</text:p>
          </table:table-cell>
          <table:table-cell office:value-type="float" office:value="48146">
            <text:p>48146</text:p>
          </table:table-cell>
          <table:table-cell office:value-type="float" office:value="80425">
            <text:p>80425</text:p>
          </table:table-cell>
          <table:table-cell office:value-type="float" office:value="38462">
            <text:p>38462</text:p>
          </table:table-cell>
          <table:table-cell office:value-type="float" office:value="0">
            <text:p>0</text:p>
          </table:table-cell>
          <table:table-cell office:value-type="float" office:value="29635">
            <text:p>29635</text:p>
          </table:table-cell>
          <table:table-cell office:value-type="float" office:value="21320">
            <text:p>21320</text:p>
          </table:table-cell>
          <table:table-cell office:value-type="float" office:value="7909">
            <text:p>7909</text:p>
          </table:table-cell>
          <table:table-cell office:value-type="float" office:value="13285">
            <text:p>13285</text:p>
          </table:table-cell>
          <table:table-cell office:value-type="float" office:value="11379">
            <text:p>11379</text:p>
          </table:table-cell>
          <table:table-cell office:value-type="float" office:value="17137">
            <text:p>17137</text:p>
          </table:table-cell>
          <table:table-cell office:value-type="float" office:value="27580">
            <text:p>27580</text:p>
          </table:table-cell>
          <table:table-cell office:value-type="float" office:value="33953">
            <text:p>33953</text:p>
          </table:table-cell>
          <table:table-cell office:value-type="float" office:value="22818">
            <text:p>22818</text:p>
          </table:table-cell>
          <table:table-cell office:value-type="float" office:value="46300">
            <text:p>46300</text:p>
          </table:table-cell>
          <table:table-cell office:value-type="float" office:value="29816">
            <text:p>29816</text:p>
          </table:table-cell>
          <table:table-cell office:value-type="float" office:value="29408">
            <text:p>29408</text:p>
          </table:table-cell>
          <table:table-cell office:value-type="float" office:value="27911">
            <text:p>27911</text:p>
          </table:table-cell>
          <table:table-cell office:value-type="float" office:value="0">
            <text:p>0</text:p>
          </table:table-cell>
          <table:table-cell office:value-type="float" office:value="28536">
            <text:p>28536</text:p>
          </table:table-cell>
          <table:table-cell office:value-type="float" office:value="9553">
            <text:p>9553</text:p>
          </table:table-cell>
          <table:table-cell office:value-type="float" office:value="9522">
            <text:p>9522</text:p>
          </table:table-cell>
          <table:table-cell office:value-type="float" office:value="65422">
            <text:p>65422</text:p>
          </table:table-cell>
          <table:table-cell office:value-type="float" office:value="23953">
            <text:p>23953</text:p>
          </table:table-cell>
          <table:table-cell office:value-type="float" office:value="69925">
            <text:p>69925</text:p>
          </table:table-cell>
          <table:table-cell office:value-type="float" office:value="37248">
            <text:p>37248</text:p>
          </table:table-cell>
          <table:table-cell office:value-type="float" office:value="73214">
            <text:p>73214</text:p>
          </table:table-cell>
          <table:table-cell office:value-type="float" office:value="27776">
            <text:p>27776</text:p>
          </table:table-cell>
          <table:table-cell office:value-type="float" office:value="0">
            <text:p>0</text:p>
          </table:table-cell>
          <table:table-cell office:value-type="float" office:value="31473">
            <text:p>31473</text:p>
          </table:table-cell>
          <table:table-cell office:value-type="float" office:value="5387">
            <text:p>5387</text:p>
          </table:table-cell>
          <table:table-cell office:value-type="float" office:value="75348">
            <text:p>75348</text:p>
          </table:table-cell>
          <table:table-cell office:value-type="float" office:value="88201">
            <text:p>88201</text:p>
          </table:table-cell>
          <table:table-cell office:value-type="float" office:value="61724">
            <text:p>61724</text:p>
          </table:table-cell>
          <table:table-cell office:value-type="float" office:value="89820">
            <text:p>89820</text:p>
          </table:table-cell>
          <table:table-cell office:value-type="float" office:value="207840">
            <text:p>207840</text:p>
          </table:table-cell>
          <table:table-cell office:value-type="float" office:value="14201">
            <text:p>14201</text:p>
          </table:table-cell>
          <table:table-cell office:value-type="float" office:value="30405">
            <text:p>30405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float" office:value="75548">
            <text:p>75548</text:p>
          </table:table-cell>
          <table:table-cell office:value-type="float" office:value="52522">
            <text:p>52522</text:p>
          </table:table-cell>
          <table:table-cell office:value-type="float" office:value="115848">
            <text:p>115848</text:p>
          </table:table-cell>
          <table:table-cell office:value-type="float" office:value="108950">
            <text:p>108950</text:p>
          </table:table-cell>
          <table:table-cell office:value-type="float" office:value="57988">
            <text:p>57988</text:p>
          </table:table-cell>
          <table:table-cell office:value-type="float" office:value="173319">
            <text:p>173319</text:p>
          </table:table-cell>
          <table:table-cell office:value-type="float" office:value="67138">
            <text:p>67138</text:p>
          </table:table-cell>
          <table:table-cell office:value-type="float" office:value="37833">
            <text:p>37833</text:p>
          </table:table-cell>
          <table:table-cell office:value-type="float" office:value="43057">
            <text:p>43057</text:p>
          </table:table-cell>
          <table:table-cell office:value-type="float" office:value="8324">
            <text:p>8324</text:p>
          </table:table-cell>
          <table:table-cell office:value-type="float" office:value="109429">
            <text:p>109429</text:p>
          </table:table-cell>
          <table:table-cell office:value-type="float" office:value="54050">
            <text:p>54050</text:p>
          </table:table-cell>
          <table:table-cell office:value-type="float" office:value="114461">
            <text:p>114461</text:p>
          </table:table-cell>
          <table:table-cell office:value-type="float" office:value="120955">
            <text:p>120955</text:p>
          </table:table-cell>
          <table:table-cell office:value-type="float" office:value="147746">
            <text:p>147746</text:p>
          </table:table-cell>
          <table:table-cell office:value-type="float" office:value="155945">
            <text:p>155945</text:p>
          </table:table-cell>
          <table:table-cell office:value-type="float" office:value="124101">
            <text:p>124101</text:p>
          </table:table-cell>
          <table:table-cell office:value-type="float" office:value="133872">
            <text:p>133872</text:p>
          </table:table-cell>
          <table:table-cell office:value-type="float" office:value="145932">
            <text:p>145932</text:p>
          </table:table-cell>
          <table:table-cell office:value-type="float" office:value="59416">
            <text:p>59416</text:p>
          </table:table-cell>
          <table:table-cell office:value-type="float" office:value="122558">
            <text:p>122558</text:p>
          </table:table-cell>
          <table:table-cell office:value-type="float" office:value="109463">
            <text:p>109463</text:p>
          </table:table-cell>
          <table:table-cell office:value-type="float" office:value="170979">
            <text:p>170979</text:p>
          </table:table-cell>
          <table:table-cell office:value-type="float" office:value="151169">
            <text:p>151169</text:p>
          </table:table-cell>
          <table:table-cell office:value-type="float" office:value="165759">
            <text:p>165759</text:p>
          </table:table-cell>
          <table:table-cell office:value-type="float" office:value="199264">
            <text:p>199264</text:p>
          </table:table-cell>
          <table:table-cell office:value-type="float" office:value="201748">
            <text:p>201748</text:p>
          </table:table-cell>
          <table:table-cell office:value-type="float" office:value="213718">
            <text:p>213718</text:p>
          </table:table-cell>
          <table:table-cell office:value-type="float" office:value="157129">
            <text:p>157129</text:p>
          </table:table-cell>
          <table:table-cell office:value-type="float" office:value="77319">
            <text:p>77319</text:p>
          </table:table-cell>
          <table:table-cell office:value-type="float" office:value="138932">
            <text:p>138932</text:p>
          </table:table-cell>
          <table:table-cell office:value-type="float" office:value="132939">
            <text:p>132939</text:p>
          </table:table-cell>
          <table:table-cell office:value-type="float" office:value="91642">
            <text:p>91642</text:p>
          </table:table-cell>
          <table:table-cell office:value-type="float" office:value="94395">
            <text:p>94395</text:p>
          </table:table-cell>
          <table:table-cell office:value-type="float" office:value="35309">
            <text:p>35309</text:p>
          </table:table-cell>
          <table:table-cell office:value-type="float" office:value="93810">
            <text:p>93810</text:p>
          </table:table-cell>
          <table:table-cell office:value-type="float" office:value="111739">
            <text:p>111739</text:p>
          </table:table-cell>
          <table:table-cell office:value-type="float" office:value="75698">
            <text:p>75698</text:p>
          </table:table-cell>
          <table:table-cell office:value-type="float" office:value="37840">
            <text:p>37840</text:p>
          </table:table-cell>
          <table:table-cell office:value-type="float" office:value="75454">
            <text:p>75454</text:p>
          </table:table-cell>
          <table:table-cell office:value-type="float" office:value="59065">
            <text:p>59065</text:p>
          </table:table-cell>
          <table:table-cell office:value-type="float" office:value="43090">
            <text:p>43090</text:p>
          </table:table-cell>
          <table:table-cell office:value-type="float" office:value="138586">
            <text:p>138586</text:p>
          </table:table-cell>
          <table:table-cell office:value-type="float" office:value="30591">
            <text:p>30591</text:p>
          </table:table-cell>
          <table:table-cell office:value-type="float" office:value="71529">
            <text:p>71529</text:p>
          </table:table-cell>
          <table:table-cell office:value-type="float" office:value="78539">
            <text:p>78539</text:p>
          </table:table-cell>
          <table:table-cell office:value-type="float" office:value="85052">
            <text:p>85052</text:p>
          </table:table-cell>
          <table:table-cell office:value-type="float" office:value="126750">
            <text:p>126750</text:p>
          </table:table-cell>
          <table:table-cell office:value-type="float" office:value="62581">
            <text:p>62581</text:p>
          </table:table-cell>
          <table:table-cell office:value-type="float" office:value="51536">
            <text:p>51536</text:p>
          </table:table-cell>
          <table:table-cell office:value-type="float" office:value="117680">
            <text:p>117680</text:p>
          </table:table-cell>
          <table:table-cell office:value-type="float" office:value="198377">
            <text:p>198377</text:p>
          </table:table-cell>
          <table:table-cell office:value-type="float" office:value="103083">
            <text:p>103083</text:p>
          </table:table-cell>
          <table:table-cell office:value-type="float" office:value="114956">
            <text:p>114956</text:p>
          </table:table-cell>
          <table:table-cell office:value-type="float" office:value="115174">
            <text:p>115174</text:p>
          </table:table-cell>
          <table:table-cell office:value-type="float" office:value="95220">
            <text:p>95220</text:p>
          </table:table-cell>
          <table:table-cell office:value-type="float" office:value="200314">
            <text:p>200314</text:p>
          </table:table-cell>
          <table:table-cell office:value-type="float" office:value="111017">
            <text:p>111017</text:p>
          </table:table-cell>
          <table:table-cell office:value-type="float" office:value="183171">
            <text:p>183171</text:p>
          </table:table-cell>
          <table:table-cell office:value-type="float" office:value="43841">
            <text:p>43841</text:p>
          </table:table-cell>
          <table:table-cell office:value-type="float" office:value="185896">
            <text:p>185896</text:p>
          </table:table-cell>
          <table:table-cell office:value-type="float" office:value="170374">
            <text:p>170374</text:p>
          </table:table-cell>
          <table:table-cell office:value-type="float" office:value="175300">
            <text:p>175300</text:p>
          </table:table-cell>
          <table:table-cell office:value-type="float" office:value="251498">
            <text:p>251498</text:p>
          </table:table-cell>
          <table:table-cell office:value-type="float" office:value="97459">
            <text:p>97459</text:p>
          </table:table-cell>
          <table:table-cell office:value-type="float" office:value="177990">
            <text:p>177990</text:p>
          </table:table-cell>
          <table:table-cell office:value-type="float" office:value="147098">
            <text:p>147098</text:p>
          </table:table-cell>
          <table:table-cell office:value-type="float" office:value="108868">
            <text:p>108868</text:p>
          </table:table-cell>
          <table:table-cell office:value-type="float" office:value="78639">
            <text:p>78639</text:p>
          </table:table-cell>
          <table:table-cell office:value-type="float" office:value="220201">
            <text:p>220201</text:p>
          </table:table-cell>
          <table:table-cell office:value-type="float" office:value="122188">
            <text:p>122188</text:p>
          </table:table-cell>
          <table:table-cell office:value-type="float" office:value="135724">
            <text:p>135724</text:p>
          </table:table-cell>
          <table:table-cell office:value-type="float" office:value="144083">
            <text:p>144083</text:p>
          </table:table-cell>
          <table:table-cell office:value-type="float" office:value="117033">
            <text:p>117033</text:p>
          </table:table-cell>
          <table:table-cell office:value-type="float" office:value="249746">
            <text:p>249746</text:p>
          </table:table-cell>
          <table:table-cell office:value-type="float" office:value="141436">
            <text:p>141436</text:p>
          </table:table-cell>
          <table:table-cell office:value-type="float" office:value="68787">
            <text:p>68787</text:p>
          </table:table-cell>
          <table:table-cell office:value-type="float" office:value="66668">
            <text:p>66668</text:p>
          </table:table-cell>
          <table:table-cell office:value-type="float" office:value="141010">
            <text:p>141010</text:p>
          </table:table-cell>
          <table:table-cell office:value-type="float" office:value="134687">
            <text:p>134687</text:p>
          </table:table-cell>
          <table:table-cell office:value-type="float" office:value="116944">
            <text:p>116944</text:p>
          </table:table-cell>
          <table:table-cell office:value-type="float" office:value="78917">
            <text:p>78917</text:p>
          </table:table-cell>
          <table:table-cell office:value-type="float" office:value="48319">
            <text:p>48319</text:p>
          </table:table-cell>
          <table:table-cell office:value-type="float" office:value="82135">
            <text:p>82135</text:p>
          </table:table-cell>
          <table:table-cell office:value-type="float" office:value="57438">
            <text:p>57438</text:p>
          </table:table-cell>
          <table:table-cell office:value-type="float" office:value="104154">
            <text:p>104154</text:p>
          </table:table-cell>
          <table:table-cell office:value-type="float" office:value="101810">
            <text:p>101810</text:p>
          </table:table-cell>
          <table:table-cell office:value-type="float" office:value="125526">
            <text:p>125526</text:p>
          </table:table-cell>
          <table:table-cell office:value-type="float" office:value="38763">
            <text:p>38763</text:p>
          </table:table-cell>
          <table:table-cell office:value-type="float" office:value="38524">
            <text:p>38524</text:p>
          </table:table-cell>
          <table:table-cell office:value-type="float" office:value="82748">
            <text:p>82748</text:p>
          </table:table-cell>
          <table:table-cell office:value-type="float" office:value="14588">
            <text:p>14588</text:p>
          </table:table-cell>
          <table:table-cell office:value-type="float" office:value="48448">
            <text:p>48448</text:p>
          </table:table-cell>
          <table:table-cell office:value-type="float" office:value="52764">
            <text:p>52764</text:p>
          </table:table-cell>
          <table:table-cell office:value-type="float" office:value="142566">
            <text:p>142566</text:p>
          </table:table-cell>
          <table:table-cell office:value-type="float" office:value="86254">
            <text:p>86254</text:p>
          </table:table-cell>
          <table:table-cell office:value-type="float" office:value="22980">
            <text:p>22980</text:p>
          </table:table-cell>
          <table:table-cell office:value-type="float" office:value="58874">
            <text:p>58874</text:p>
          </table:table-cell>
          <table:table-cell office:value-type="float" office:value="64146">
            <text:p>64146</text:p>
          </table:table-cell>
          <table:table-cell office:value-type="float" office:value="66660">
            <text:p>66660</text:p>
          </table:table-cell>
          <table:table-cell office:value-type="float" office:value="85636">
            <text:p>85636</text:p>
          </table:table-cell>
          <table:table-cell office:value-type="float" office:value="64434">
            <text:p>64434</text:p>
          </table:table-cell>
          <table:table-cell office:value-type="float" office:value="79946">
            <text:p>79946</text:p>
          </table:table-cell>
          <table:table-cell office:value-type="float" office:value="54955">
            <text:p>54955</text:p>
          </table:table-cell>
          <table:table-cell office:value-type="float" office:value="38102">
            <text:p>38102</text:p>
          </table:table-cell>
          <table:table-cell office:value-type="float" office:value="60661">
            <text:p>60661</text:p>
          </table:table-cell>
          <table:table-cell office:value-type="float" office:value="84785">
            <text:p>84785</text:p>
          </table:table-cell>
          <table:table-cell office:value-type="float" office:value="23842">
            <text:p>23842</text:p>
          </table:table-cell>
          <table:table-cell office:value-type="float" office:value="29493">
            <text:p>29493</text:p>
          </table:table-cell>
          <table:table-cell office:value-type="float" office:value="37194">
            <text:p>37194</text:p>
          </table:table-cell>
          <table:table-cell office:value-type="float" office:value="28766">
            <text:p>28766</text:p>
          </table:table-cell>
          <table:table-cell office:value-type="float" office:value="50806">
            <text:p>50806</text:p>
          </table:table-cell>
          <table:table-cell office:value-type="float" office:value="43127">
            <text:p>43127</text:p>
          </table:table-cell>
          <table:table-cell office:value-type="float" office:value="68926">
            <text:p>68926</text:p>
          </table:table-cell>
          <table:table-cell office:value-type="float" office:value="48288">
            <text:p>48288</text:p>
          </table:table-cell>
          <table:table-cell office:value-type="float" office:value="31858">
            <text:p>31858</text:p>
          </table:table-cell>
          <table:table-cell office:value-type="float" office:value="9960">
            <text:p>9960</text:p>
          </table:table-cell>
          <table:table-cell office:value-type="float" office:value="51544">
            <text:p>51544</text:p>
          </table:table-cell>
          <table:table-cell office:value-type="float" office:value="7441">
            <text:p>7441</text:p>
          </table:table-cell>
          <table:table-cell office:value-type="float" office:value="25337">
            <text:p>25337</text:p>
          </table:table-cell>
          <table:table-cell office:value-type="float" office:value="81924">
            <text:p>81924</text:p>
          </table:table-cell>
          <table:table-cell office:value-type="float" office:value="38092">
            <text:p>38092</text:p>
          </table:table-cell>
          <table:table-cell office:value-type="float" office:value="53600">
            <text:p>53600</text:p>
          </table:table-cell>
          <table:table-cell office:value-type="float" office:value="58935">
            <text:p>58935</text:p>
          </table:table-cell>
          <table:table-cell office:value-type="float" office:value="11150">
            <text:p>11150</text:p>
          </table:table-cell>
          <table:table-cell office:value-type="float" office:value="41935">
            <text:p>41935</text:p>
          </table:table-cell>
          <table:table-cell office:value-type="float" office:value="47498">
            <text:p>47498</text:p>
          </table:table-cell>
          <table:table-cell office:value-type="float" office:value="21887">
            <text:p>21887</text:p>
          </table:table-cell>
          <table:table-cell office:value-type="float" office:value="55979">
            <text:p>55979</text:p>
          </table:table-cell>
          <table:table-cell office:value-type="float" office:value="81602">
            <text:p>81602</text:p>
          </table:table-cell>
          <table:table-cell office:value-type="float" office:value="33936">
            <text:p>33936</text:p>
          </table:table-cell>
          <table:table-cell office:value-type="float" office:value="313">
            <text:p>313</text:p>
          </table:table-cell>
          <table:table-cell office:value-type="float" office:value="43252">
            <text:p>43252</text:p>
          </table:table-cell>
          <table:table-cell office:value-type="float" office:value="43238">
            <text:p>43238</text:p>
          </table:table-cell>
          <table:table-cell office:value-type="float" office:value="60152">
            <text:p>60152</text:p>
          </table:table-cell>
          <table:table-cell office:value-type="float" office:value="48798">
            <text:p>48798</text:p>
          </table:table-cell>
          <table:table-cell office:value-type="float" office:value="60817">
            <text:p>60817</text:p>
          </table:table-cell>
          <table:table-cell office:value-type="float" office:value="23125">
            <text:p>23125</text:p>
          </table:table-cell>
          <table:table-cell office:value-type="float" office:value="58820">
            <text:p>58820</text:p>
          </table:table-cell>
          <table:table-cell office:value-type="float" office:value="45866">
            <text:p>45866</text:p>
          </table:table-cell>
          <table:table-cell office:value-type="float" office:value="27191">
            <text:p>27191</text:p>
          </table:table-cell>
          <table:table-cell office:value-type="float" office:value="65001">
            <text:p>65001</text:p>
          </table:table-cell>
          <table:table-cell office:value-type="float" office:value="54784">
            <text:p>54784</text:p>
          </table:table-cell>
          <table:table-cell office:value-type="float" office:value="36810">
            <text:p>36810</text:p>
          </table:table-cell>
          <table:table-cell office:value-type="float" office:value="42233">
            <text:p>42233</text:p>
          </table:table-cell>
          <table:table-cell office:value-type="float" office:value="32178">
            <text:p>32178</text:p>
          </table:table-cell>
          <table:table-cell office:value-type="float" office:value="26091">
            <text:p>26091</text:p>
          </table:table-cell>
          <table:table-cell office:value-type="float" office:value="39377">
            <text:p>39377</text:p>
          </table:table-cell>
          <table:table-cell office:value-type="float" office:value="33232">
            <text:p>33232</text:p>
          </table:table-cell>
          <table:table-cell office:value-type="float" office:value="35582">
            <text:p>35582</text:p>
          </table:table-cell>
          <table:table-cell office:value-type="float" office:value="72467">
            <text:p>72467</text:p>
          </table:table-cell>
          <table:table-cell office:value-type="float" office:value="72656">
            <text:p>72656</text:p>
          </table:table-cell>
          <table:table-cell office:value-type="float" office:value="31707">
            <text:p>31707</text:p>
          </table:table-cell>
          <table:table-cell office:value-type="float" office:value="45880">
            <text:p>45880</text:p>
          </table:table-cell>
          <table:table-cell office:value-type="float" office:value="27545">
            <text:p>27545</text:p>
          </table:table-cell>
          <table:table-cell office:value-type="float" office:value="51967">
            <text:p>51967</text:p>
          </table:table-cell>
          <table:table-cell office:value-type="float" office:value="25877">
            <text:p>25877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float" office:value="94925">
            <text:p>94925</text:p>
          </table:table-cell>
          <table:table-cell office:value-type="float" office:value="167463">
            <text:p>167463</text:p>
          </table:table-cell>
          <table:table-cell office:value-type="float" office:value="95468">
            <text:p>95468</text:p>
          </table:table-cell>
          <table:table-cell office:value-type="float" office:value="51884">
            <text:p>51884</text:p>
          </table:table-cell>
          <table:table-cell office:value-type="float" office:value="34359">
            <text:p>34359</text:p>
          </table:table-cell>
          <table:table-cell office:value-type="float" office:value="45889">
            <text:p>45889</text:p>
          </table:table-cell>
          <table:table-cell office:value-type="float" office:value="21709">
            <text:p>21709</text:p>
          </table:table-cell>
          <table:table-cell office:value-type="float" office:value="91453">
            <text:p>91453</text:p>
          </table:table-cell>
          <table:table-cell office:value-type="float" office:value="27727">
            <text:p>27727</text:p>
          </table:table-cell>
          <table:table-cell office:value-type="float" office:value="16855">
            <text:p>16855</text:p>
          </table:table-cell>
          <table:table-cell office:value-type="float" office:value="149449">
            <text:p>149449</text:p>
          </table:table-cell>
          <table:table-cell office:value-type="float" office:value="103352">
            <text:p>103352</text:p>
          </table:table-cell>
          <table:table-cell office:value-type="float" office:value="67479">
            <text:p>67479</text:p>
          </table:table-cell>
          <table:table-cell office:value-type="float" office:value="43361">
            <text:p>43361</text:p>
          </table:table-cell>
          <table:table-cell office:value-type="float" office:value="19318">
            <text:p>19318</text:p>
          </table:table-cell>
          <table:table-cell office:value-type="float" office:value="36543">
            <text:p>36543</text:p>
          </table:table-cell>
          <table:table-cell office:value-type="float" office:value="11399">
            <text:p>11399</text:p>
          </table:table-cell>
          <table:table-cell office:value-type="float" office:value="0">
            <text:p>0</text:p>
          </table:table-cell>
          <table:table-cell office:value-type="float" office:value="80036">
            <text:p>80036</text:p>
          </table:table-cell>
          <table:table-cell office:value-type="float" office:value="1783">
            <text:p>1783</text:p>
          </table:table-cell>
          <table:table-cell office:value-type="float" office:value="34590">
            <text:p>34590</text:p>
          </table:table-cell>
          <table:table-cell office:value-type="float" office:value="11899">
            <text:p>11899</text:p>
          </table:table-cell>
          <table:table-cell office:value-type="float" office:value="73382">
            <text:p>73382</text:p>
          </table:table-cell>
          <table:table-cell office:value-type="float" office:value="266662">
            <text:p>266662</text:p>
          </table:table-cell>
          <table:table-cell office:value-type="float" office:value="197217">
            <text:p>197217</text:p>
          </table:table-cell>
          <table:table-cell office:value-type="float" office:value="116382">
            <text:p>116382</text:p>
          </table:table-cell>
          <table:table-cell office:value-type="float" office:value="93429">
            <text:p>93429</text:p>
          </table:table-cell>
          <table:table-cell office:value-type="float" office:value="55909">
            <text:p>55909</text:p>
          </table:table-cell>
          <table:table-cell office:value-type="float" office:value="28654">
            <text:p>28654</text:p>
          </table:table-cell>
          <table:table-cell office:value-type="float" office:value="40980">
            <text:p>40980</text:p>
          </table:table-cell>
          <table:table-cell office:value-type="float" office:value="48133">
            <text:p>48133</text:p>
          </table:table-cell>
          <table:table-cell office:value-type="float" office:value="0">
            <text:p>0</text:p>
          </table:table-cell>
          <table:table-cell office:value-type="float" office:value="19200">
            <text:p>19200</text:p>
          </table:table-cell>
          <table:table-cell office:value-type="float" office:value="10430">
            <text:p>10430</text:p>
          </table:table-cell>
          <table:table-cell office:value-type="float" office:value="0">
            <text:p>0</text:p>
          </table:table-cell>
          <table:table-cell office:value-type="float" office:value="176273">
            <text:p>176273</text:p>
          </table:table-cell>
          <table:table-cell office:value-type="float" office:value="23735">
            <text:p>23735</text:p>
          </table:table-cell>
          <table:table-cell office:value-type="float" office:value="2766">
            <text:p>2766</text:p>
          </table:table-cell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table:number-columns-repeated="2" office:value-type="float" office:value="0">
            <text:p>0</text:p>
          </table:table-cell>
          <table:table-cell office:value-type="float" office:value="19200">
            <text:p>19200</text:p>
          </table:table-cell>
          <table:table-cell office:value-type="float" office:value="0">
            <text:p>0</text:p>
          </table:table-cell>
          <table:table-cell office:value-type="float" office:value="3575">
            <text:p>3575</text:p>
          </table:table-cell>
          <table:table-cell table:number-columns-repeated="2" office:value-type="float" office:value="0">
            <text:p>0</text:p>
          </table:table-cell>
          <table:table-cell office:value-type="float" office:value="8930">
            <text:p>8930</text:p>
          </table:table-cell>
          <table:table-cell office:value-type="float" office:value="127244">
            <text:p>127244</text:p>
          </table:table-cell>
          <table:table-cell office:value-type="float" office:value="137460">
            <text:p>137460</text:p>
          </table:table-cell>
          <table:table-cell office:value-type="float" office:value="93933">
            <text:p>93933</text:p>
          </table:table-cell>
          <table:table-cell office:value-type="float" office:value="16211">
            <text:p>16211</text:p>
          </table:table-cell>
          <table:table-cell office:value-type="float" office:value="19200">
            <text:p>19200</text:p>
          </table:table-cell>
          <table:table-cell office:value-type="float" office:value="19031">
            <text:p>19031</text:p>
          </table:table-cell>
          <table:table-cell office:value-type="float" office:value="0">
            <text:p>0</text:p>
          </table:table-cell>
          <table:table-cell office:value-type="float" office:value="73093">
            <text:p>73093</text:p>
          </table:table-cell>
          <table:table-cell office:value-type="float" office:value="0">
            <text:p>0</text:p>
          </table:table-cell>
          <table:table-cell office:value-type="float" office:value="6970">
            <text:p>6970</text:p>
          </table:table-cell>
          <table:table-cell office:value-type="float" office:value="0">
            <text:p>0</text:p>
          </table:table-cell>
          <table:table-cell office:value-type="float" office:value="1589">
            <text:p>1589</text:p>
          </table:table-cell>
          <table:table-cell office:value-type="float" office:value="0">
            <text:p>0</text:p>
          </table:table-cell>
          <table:table-cell office:value-type="float" office:value="24487">
            <text:p>24487</text:p>
          </table:table-cell>
          <table:table-cell office:value-type="float" office:value="10672">
            <text:p>10672</text:p>
          </table:table-cell>
          <table:table-cell office:value-type="float" office:value="29896">
            <text:p>29896</text:p>
          </table:table-cell>
          <table:table-cell office:value-type="float" office:value="0">
            <text:p>0</text:p>
          </table:table-cell>
          <table:table-cell office:value-type="float" office:value="11819">
            <text:p>11819</text:p>
          </table:table-cell>
          <table:table-cell table:number-columns-repeated="2" office:value-type="float" office:value="0">
            <text:p>0</text:p>
          </table:table-cell>
          <table:table-cell office:value-type="float" office:value="16731">
            <text:p>16731</text:p>
          </table:table-cell>
          <table:table-cell office:value-type="float" office:value="5">
            <text:p>5</text:p>
          </table:table-cell>
          <table:table-cell office:value-type="float" office:value="16091">
            <text:p>16091</text:p>
          </table:table-cell>
          <table:table-cell office:value-type="float" office:value="0">
            <text:p>0</text:p>
          </table:table-cell>
          <table:table-cell office:value-type="float" office:value="685">
            <text:p>685</text:p>
          </table:table-cell>
          <table:table-cell office:value-type="float" office:value="58658">
            <text:p>58658</text:p>
          </table:table-cell>
          <table:table-cell office:value-type="float" office:value="0">
            <text:p>0</text:p>
          </table:table-cell>
          <table:table-cell office:value-type="float" office:value="4161">
            <text:p>4161</text:p>
          </table:table-cell>
          <table:table-cell office:value-type="float" office:value="23746">
            <text:p>23746</text:p>
          </table:table-cell>
          <table:table-cell office:value-type="float" office:value="0">
            <text:p>0</text:p>
          </table:table-cell>
          <table:table-cell office:value-type="float" office:value="9014">
            <text:p>9014</text:p>
          </table:table-cell>
          <table:table-cell table:number-columns-repeated="4" office:value-type="float" office:value="0">
            <text:p>0</text:p>
          </table:table-cell>
          <table:table-cell office:value-type="float" office:value="36235">
            <text:p>36235</text:p>
          </table:table-cell>
          <table:table-cell office:value-type="float" office:value="30399">
            <text:p>30399</text:p>
          </table:table-cell>
          <table:table-cell office:value-type="float" office:value="211100">
            <text:p>211100</text:p>
          </table:table-cell>
          <table:table-cell office:value-type="float" office:value="29138">
            <text:p>29138</text:p>
          </table:table-cell>
          <table:table-cell office:value-type="float" office:value="45578">
            <text:p>45578</text:p>
          </table:table-cell>
          <table:table-cell office:value-type="float" office:value="3847">
            <text:p>3847</text:p>
          </table:table-cell>
          <table:table-cell office:value-type="float" office:value="41691">
            <text:p>41691</text:p>
          </table:table-cell>
          <table:table-cell office:value-type="float" office:value="32265">
            <text:p>322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428">
            <text:p>14428</text:p>
          </table:table-cell>
          <table:table-cell office:value-type="float" office:value="0">
            <text:p>0</text:p>
          </table:table-cell>
          <table:table-cell office:value-type="float" office:value="27604">
            <text:p>27604</text:p>
          </table:table-cell>
          <table:table-cell office:value-type="float" office:value="17829">
            <text:p>17829</text:p>
          </table:table-cell>
          <table:table-cell office:value-type="float" office:value="44485">
            <text:p>44485</text:p>
          </table:table-cell>
          <table:table-cell office:value-type="float" office:value="30265">
            <text:p>30265</text:p>
          </table:table-cell>
          <table:table-cell office:value-type="float" office:value="18238">
            <text:p>18238</text:p>
          </table:table-cell>
          <table:table-cell office:value-type="float" office:value="9439">
            <text:p>9439</text:p>
          </table:table-cell>
          <table:table-cell office:value-type="float" office:value="0">
            <text:p>0</text:p>
          </table:table-cell>
          <table:table-cell office:value-type="float" office:value="36958">
            <text:p>36958</text:p>
          </table:table-cell>
          <table:table-cell office:value-type="float" office:value="10389">
            <text:p>1038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5122">
            <text:p>35122</text:p>
          </table:table-cell>
          <table:table-cell office:value-type="float" office:value="57202">
            <text:p>57202</text:p>
          </table:table-cell>
          <table:table-cell office:value-type="float" office:value="20637">
            <text:p>20637</text:p>
          </table:table-cell>
          <table:table-cell office:value-type="float" office:value="24811">
            <text:p>24811</text:p>
          </table:table-cell>
          <table:table-cell office:value-type="float" office:value="4425">
            <text:p>4425</text:p>
          </table:table-cell>
          <table:table-cell office:value-type="float" office:value="0">
            <text:p>0</text:p>
          </table:table-cell>
          <table:table-cell office:value-type="float" office:value="83686">
            <text:p>83686</text:p>
          </table:table-cell>
          <table:table-cell office:value-type="float" office:value="0">
            <text:p>0</text:p>
          </table:table-cell>
          <table:table-cell office:value-type="float" office:value="14766">
            <text:p>14766</text:p>
          </table:table-cell>
          <table:table-cell office:value-type="float" office:value="4549">
            <text:p>4549</text:p>
          </table:table-cell>
          <table:table-cell table:number-columns-repeated="2" office:value-type="float" office:value="0">
            <text:p>0</text:p>
          </table:table-cell>
          <table:table-cell office:value-type="float" office:value="33344">
            <text:p>33344</text:p>
          </table:table-cell>
          <table:table-cell office:value-type="float" office:value="45970">
            <text:p>45970</text:p>
          </table:table-cell>
          <table:table-cell office:value-type="float" office:value="93890">
            <text:p>93890</text:p>
          </table:table-cell>
          <table:table-cell office:value-type="float" office:value="31023">
            <text:p>31023</text:p>
          </table:table-cell>
          <table:table-cell table:number-columns-repeated="2" office:value-type="float" office:value="0">
            <text:p>0</text:p>
          </table:table-cell>
          <table:table-cell office:value-type="float" office:value="36509">
            <text:p>36509</text:p>
          </table:table-cell>
          <table:table-cell office:value-type="float" office:value="0">
            <text:p>0</text:p>
          </table:table-cell>
          <table:table-cell office:value-type="float" office:value="40943">
            <text:p>40943</text:p>
          </table:table-cell>
          <table:table-cell office:value-type="float" office:value="0">
            <text:p>0</text:p>
          </table:table-cell>
          <table:table-cell office:value-type="float" office:value="2033">
            <text:p>2033</text:p>
          </table:table-cell>
          <table:table-cell table:number-columns-repeated="2" office:value-type="float" office:value="0">
            <text:p>0</text:p>
          </table:table-cell>
          <table:table-cell office:value-type="float" office:value="24399">
            <text:p>24399</text:p>
          </table:table-cell>
          <table:table-cell office:value-type="float" office:value="9121">
            <text:p>9121</text:p>
          </table:table-cell>
          <table:table-cell office:value-type="float" office:value="9309">
            <text:p>9309</text:p>
          </table:table-cell>
          <table:table-cell office:value-type="float" office:value="3959">
            <text:p>3959</text:p>
          </table:table-cell>
          <table:table-cell table:number-columns-repeated="2" office:value-type="float" office:value="0">
            <text:p>0</text:p>
          </table:table-cell>
          <table:table-cell office:value-type="float" office:value="3928">
            <text:p>3928</text:p>
          </table:table-cell>
          <table:table-cell table:number-columns-repeated="2" office:value-type="float" office:value="0">
            <text:p>0</text:p>
          </table:table-cell>
          <table:table-cell office:value-type="float" office:value="9558">
            <text:p>9558</text:p>
          </table:table-cell>
          <table:table-cell table:number-columns-repeated="2" office:value-type="float" office:value="0">
            <text:p>0</text:p>
          </table:table-cell>
          <table:table-cell office:value-type="float" office:value="28687">
            <text:p>28687</text:p>
          </table:table-cell>
          <table:table-cell office:value-type="float" office:value="9547">
            <text:p>9547</text:p>
          </table:table-cell>
          <table:table-cell office:value-type="float" office:value="0">
            <text:p>0</text:p>
          </table:table-cell>
          <table:table-cell office:value-type="float" office:value="7877">
            <text:p>7877</text:p>
          </table:table-cell>
          <table:table-cell table:number-columns-repeated="5" office:value-type="float" office:value="0">
            <text:p>0</text:p>
          </table:table-cell>
          <table:table-cell office:value-type="float" office:value="5694">
            <text:p>5694</text:p>
          </table:table-cell>
          <table:table-cell office:value-type="float" office:value="7900">
            <text:p>7900</text:p>
          </table:table-cell>
          <table:table-cell office:value-type="float" office:value="22023">
            <text:p>22023</text:p>
          </table:table-cell>
          <table:table-cell office:value-type="float" office:value="25206">
            <text:p>25206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float" office:value="122672">
            <text:p>122672</text:p>
          </table:table-cell>
          <table:table-cell office:value-type="float" office:value="69375">
            <text:p>69375</text:p>
          </table:table-cell>
          <table:table-cell office:value-type="float" office:value="174182">
            <text:p>174182</text:p>
          </table:table-cell>
          <table:table-cell office:value-type="float" office:value="126891">
            <text:p>126891</text:p>
          </table:table-cell>
          <table:table-cell office:value-type="float" office:value="209790">
            <text:p>209790</text:p>
          </table:table-cell>
          <table:table-cell office:value-type="float" office:value="138925">
            <text:p>138925</text:p>
          </table:table-cell>
          <table:table-cell office:value-type="float" office:value="92342">
            <text:p>92342</text:p>
          </table:table-cell>
          <table:table-cell office:value-type="float" office:value="123740">
            <text:p>123740</text:p>
          </table:table-cell>
          <table:table-cell office:value-type="float" office:value="77170">
            <text:p>77170</text:p>
          </table:table-cell>
          <table:table-cell office:value-type="float" office:value="234082">
            <text:p>234082</text:p>
          </table:table-cell>
          <table:table-cell office:value-type="float" office:value="137124">
            <text:p>137124</text:p>
          </table:table-cell>
          <table:table-cell office:value-type="float" office:value="148767">
            <text:p>148767</text:p>
          </table:table-cell>
          <table:table-cell office:value-type="float" office:value="144349">
            <text:p>144349</text:p>
          </table:table-cell>
          <table:table-cell office:value-type="float" office:value="247120">
            <text:p>247120</text:p>
          </table:table-cell>
          <table:table-cell office:value-type="float" office:value="117267">
            <text:p>117267</text:p>
          </table:table-cell>
          <table:table-cell office:value-type="float" office:value="193262">
            <text:p>193262</text:p>
          </table:table-cell>
          <table:table-cell office:value-type="float" office:value="65750">
            <text:p>65750</text:p>
          </table:table-cell>
          <table:table-cell office:value-type="float" office:value="208275">
            <text:p>208275</text:p>
          </table:table-cell>
          <table:table-cell office:value-type="float" office:value="150728">
            <text:p>150728</text:p>
          </table:table-cell>
          <table:table-cell office:value-type="float" office:value="81139">
            <text:p>81139</text:p>
          </table:table-cell>
          <table:table-cell office:value-type="float" office:value="217124">
            <text:p>217124</text:p>
          </table:table-cell>
          <table:table-cell office:value-type="float" office:value="106288">
            <text:p>106288</text:p>
          </table:table-cell>
          <table:table-cell office:value-type="float" office:value="140800">
            <text:p>140800</text:p>
          </table:table-cell>
          <table:table-cell office:value-type="float" office:value="90585">
            <text:p>90585</text:p>
          </table:table-cell>
          <table:table-cell office:value-type="float" office:value="151424">
            <text:p>151424</text:p>
          </table:table-cell>
          <table:table-cell office:value-type="float" office:value="55815">
            <text:p>55815</text:p>
          </table:table-cell>
          <table:table-cell office:value-type="float" office:value="94292">
            <text:p>94292</text:p>
          </table:table-cell>
          <table:table-cell office:value-type="float" office:value="91344">
            <text:p>91344</text:p>
          </table:table-cell>
          <table:table-cell office:value-type="float" office:value="211970">
            <text:p>211970</text:p>
          </table:table-cell>
          <table:table-cell office:value-type="float" office:value="144489">
            <text:p>144489</text:p>
          </table:table-cell>
          <table:table-cell office:value-type="float" office:value="102421">
            <text:p>102421</text:p>
          </table:table-cell>
          <table:table-cell office:value-type="float" office:value="150087">
            <text:p>150087</text:p>
          </table:table-cell>
          <table:table-cell office:value-type="float" office:value="220872">
            <text:p>220872</text:p>
          </table:table-cell>
          <table:table-cell office:value-type="float" office:value="112236">
            <text:p>112236</text:p>
          </table:table-cell>
          <table:table-cell office:value-type="float" office:value="71290">
            <text:p>71290</text:p>
          </table:table-cell>
          <table:table-cell office:value-type="float" office:value="341420">
            <text:p>341420</text:p>
          </table:table-cell>
          <table:table-cell office:value-type="float" office:value="185309">
            <text:p>185309</text:p>
          </table:table-cell>
          <table:table-cell office:value-type="float" office:value="49100">
            <text:p>49100</text:p>
          </table:table-cell>
          <table:table-cell office:value-type="float" office:value="136295">
            <text:p>136295</text:p>
          </table:table-cell>
          <table:table-cell office:value-type="float" office:value="146999">
            <text:p>146999</text:p>
          </table:table-cell>
          <table:table-cell office:value-type="float" office:value="133392">
            <text:p>133392</text:p>
          </table:table-cell>
          <table:table-cell office:value-type="float" office:value="154251">
            <text:p>154251</text:p>
          </table:table-cell>
          <table:table-cell office:value-type="float" office:value="299347">
            <text:p>299347</text:p>
          </table:table-cell>
          <table:table-cell office:value-type="float" office:value="338052">
            <text:p>338052</text:p>
          </table:table-cell>
          <table:table-cell office:value-type="float" office:value="268255">
            <text:p>268255</text:p>
          </table:table-cell>
          <table:table-cell office:value-type="float" office:value="254296">
            <text:p>254296</text:p>
          </table:table-cell>
          <table:table-cell office:value-type="float" office:value="171589">
            <text:p>171589</text:p>
          </table:table-cell>
          <table:table-cell office:value-type="float" office:value="116489">
            <text:p>116489</text:p>
          </table:table-cell>
          <table:table-cell office:value-type="float" office:value="206747">
            <text:p>206747</text:p>
          </table:table-cell>
          <table:table-cell office:value-type="float" office:value="95403">
            <text:p>95403</text:p>
          </table:table-cell>
          <table:table-cell office:value-type="float" office:value="249883">
            <text:p>249883</text:p>
          </table:table-cell>
          <table:table-cell office:value-type="float" office:value="206329">
            <text:p>206329</text:p>
          </table:table-cell>
          <table:table-cell office:value-type="float" office:value="220364">
            <text:p>220364</text:p>
          </table:table-cell>
          <table:table-cell office:value-type="float" office:value="216808">
            <text:p>216808</text:p>
          </table:table-cell>
          <table:table-cell office:value-type="float" office:value="105328">
            <text:p>105328</text:p>
          </table:table-cell>
          <table:table-cell office:value-type="float" office:value="149764">
            <text:p>149764</text:p>
          </table:table-cell>
          <table:table-cell office:value-type="float" office:value="64928">
            <text:p>64928</text:p>
          </table:table-cell>
          <table:table-cell office:value-type="float" office:value="116608">
            <text:p>116608</text:p>
          </table:table-cell>
          <table:table-cell office:value-type="float" office:value="193411">
            <text:p>193411</text:p>
          </table:table-cell>
          <table:table-cell office:value-type="float" office:value="177281">
            <text:p>177281</text:p>
          </table:table-cell>
          <table:table-cell office:value-type="float" office:value="121976">
            <text:p>121976</text:p>
          </table:table-cell>
          <table:table-cell office:value-type="float" office:value="252944">
            <text:p>252944</text:p>
          </table:table-cell>
          <table:table-cell office:value-type="float" office:value="225252">
            <text:p>225252</text:p>
          </table:table-cell>
          <table:table-cell office:value-type="float" office:value="140591">
            <text:p>140591</text:p>
          </table:table-cell>
          <table:table-cell office:value-type="float" office:value="264786">
            <text:p>264786</text:p>
          </table:table-cell>
          <table:table-cell office:value-type="float" office:value="123609">
            <text:p>123609</text:p>
          </table:table-cell>
          <table:table-cell office:value-type="float" office:value="86984">
            <text:p>86984</text:p>
          </table:table-cell>
          <table:table-cell office:value-type="float" office:value="43743">
            <text:p>43743</text:p>
          </table:table-cell>
          <table:table-cell office:value-type="float" office:value="107175">
            <text:p>107175</text:p>
          </table:table-cell>
          <table:table-cell office:value-type="float" office:value="66180">
            <text:p>66180</text:p>
          </table:table-cell>
          <table:table-cell office:value-type="float" office:value="180832">
            <text:p>180832</text:p>
          </table:table-cell>
          <table:table-cell office:value-type="float" office:value="211540">
            <text:p>211540</text:p>
          </table:table-cell>
          <table:table-cell office:value-type="float" office:value="50544">
            <text:p>50544</text:p>
          </table:table-cell>
          <table:table-cell office:value-type="float" office:value="136560">
            <text:p>136560</text:p>
          </table:table-cell>
          <table:table-cell office:value-type="float" office:value="125346">
            <text:p>125346</text:p>
          </table:table-cell>
          <table:table-cell office:value-type="float" office:value="101436">
            <text:p>101436</text:p>
          </table:table-cell>
          <table:table-cell office:value-type="float" office:value="95658">
            <text:p>95658</text:p>
          </table:table-cell>
          <table:table-cell office:value-type="float" office:value="149377">
            <text:p>149377</text:p>
          </table:table-cell>
          <table:table-cell office:value-type="float" office:value="74056">
            <text:p>74056</text:p>
          </table:table-cell>
          <table:table-cell office:value-type="float" office:value="0">
            <text:p>0</text:p>
          </table:table-cell>
          <table:table-cell office:value-type="float" office:value="56388">
            <text:p>56388</text:p>
          </table:table-cell>
          <table:table-cell office:value-type="float" office:value="65941">
            <text:p>65941</text:p>
          </table:table-cell>
          <table:table-cell office:value-type="float" office:value="68720">
            <text:p>68720</text:p>
          </table:table-cell>
          <table:table-cell office:value-type="float" office:value="94036">
            <text:p>94036</text:p>
          </table:table-cell>
          <table:table-cell office:value-type="float" office:value="65562">
            <text:p>65562</text:p>
          </table:table-cell>
          <table:table-cell office:value-type="float" office:value="135093">
            <text:p>135093</text:p>
          </table:table-cell>
          <table:table-cell office:value-type="float" office:value="69529">
            <text:p>69529</text:p>
          </table:table-cell>
          <table:table-cell office:value-type="float" office:value="143712">
            <text:p>143712</text:p>
          </table:table-cell>
          <table:table-cell office:value-type="float" office:value="105096">
            <text:p>105096</text:p>
          </table:table-cell>
          <table:table-cell office:value-type="float" office:value="52336">
            <text:p>52336</text:p>
          </table:table-cell>
          <table:table-cell office:value-type="float" office:value="42660">
            <text:p>42660</text:p>
          </table:table-cell>
          <table:table-cell office:value-type="float" office:value="48924">
            <text:p>48924</text:p>
          </table:table-cell>
          <table:table-cell office:value-type="float" office:value="107959">
            <text:p>107959</text:p>
          </table:table-cell>
          <table:table-cell office:value-type="float" office:value="72704">
            <text:p>72704</text:p>
          </table:table-cell>
          <table:table-cell office:value-type="float" office:value="175272">
            <text:p>175272</text:p>
          </table:table-cell>
          <table:table-cell office:value-type="float" office:value="138615">
            <text:p>138615</text:p>
          </table:table-cell>
          <table:table-cell office:value-type="float" office:value="21594">
            <text:p>21594</text:p>
          </table:table-cell>
          <table:table-cell office:value-type="float" office:value="80136">
            <text:p>80136</text:p>
          </table:table-cell>
          <table:table-cell office:value-type="float" office:value="109725">
            <text:p>109725</text:p>
          </table:table-cell>
          <table:table-cell office:value-type="float" office:value="48719">
            <text:p>48719</text:p>
          </table:table-cell>
          <table:table-cell office:value-type="float" office:value="39869">
            <text:p>39869</text:p>
          </table:table-cell>
          <table:table-cell office:value-type="float" office:value="52325">
            <text:p>52325</text:p>
          </table:table-cell>
          <table:table-cell office:value-type="float" office:value="21293">
            <text:p>21293</text:p>
          </table:table-cell>
          <table:table-cell office:value-type="float" office:value="85952">
            <text:p>85952</text:p>
          </table:table-cell>
          <table:table-cell office:value-type="float" office:value="46321">
            <text:p>46321</text:p>
          </table:table-cell>
          <table:table-cell office:value-type="float" office:value="30791">
            <text:p>30791</text:p>
          </table:table-cell>
          <table:table-cell office:value-type="float" office:value="90835">
            <text:p>90835</text:p>
          </table:table-cell>
          <table:table-cell office:value-type="float" office:value="82592">
            <text:p>82592</text:p>
          </table:table-cell>
          <table:table-cell office:value-type="float" office:value="20145">
            <text:p>20145</text:p>
          </table:table-cell>
          <table:table-cell office:value-type="float" office:value="72770">
            <text:p>72770</text:p>
          </table:table-cell>
          <table:table-cell office:value-type="float" office:value="60653">
            <text:p>60653</text:p>
          </table:table-cell>
          <table:table-cell office:value-type="float" office:value="54463">
            <text:p>54463</text:p>
          </table:table-cell>
          <table:table-cell table:number-columns-repeated="2" office:value-type="float" office:value="0">
            <text:p>0</text:p>
          </table:table-cell>
          <table:table-cell office:value-type="float" office:value="19498">
            <text:p>19498</text:p>
          </table:table-cell>
          <table:table-cell office:value-type="float" office:value="0">
            <text:p>0</text:p>
          </table:table-cell>
          <table:table-cell office:value-type="float" office:value="53025">
            <text:p>53025</text:p>
          </table:table-cell>
          <table:table-cell table:number-columns-repeated="4" office:value-type="float" office:value="0">
            <text:p>0</text:p>
          </table:table-cell>
          <table:table-cell office:value-type="float" office:value="33629">
            <text:p>33629</text:p>
          </table:table-cell>
          <table:table-cell office:value-type="float" office:value="40314">
            <text:p>40314</text:p>
          </table:table-cell>
          <table:table-cell table:number-columns-repeated="2" office:value-type="float" office:value="0">
            <text:p>0</text:p>
          </table:table-cell>
          <table:table-cell office:value-type="float" office:value="21202">
            <text:p>21202</text:p>
          </table:table-cell>
          <table:table-cell office:value-type="float" office:value="0">
            <text:p>0</text:p>
          </table:table-cell>
          <table:table-cell office:value-type="float" office:value="17442">
            <text:p>17442</text:p>
          </table:table-cell>
          <table:table-cell office:value-type="float" office:value="27973">
            <text:p>27973</text:p>
          </table:table-cell>
          <table:table-cell office:value-type="float" office:value="80168">
            <text:p>80168</text:p>
          </table:table-cell>
          <table:table-cell table:number-columns-repeated="2" office:value-type="float" office:value="0">
            <text:p>0</text:p>
          </table:table-cell>
          <table:table-cell office:value-type="float" office:value="54188">
            <text:p>54188</text:p>
          </table:table-cell>
          <table:table-cell office:value-type="float" office:value="70380">
            <text:p>70380</text:p>
          </table:table-cell>
          <table:table-cell office:value-type="float" office:value="23050">
            <text:p>23050</text:p>
          </table:table-cell>
          <table:table-cell office:value-type="float" office:value="80797">
            <text:p>80797</text:p>
          </table:table-cell>
          <table:table-cell office:value-type="float" office:value="10649">
            <text:p>10649</text:p>
          </table:table-cell>
          <table:table-cell office:value-type="float" office:value="9090">
            <text:p>9090</text:p>
          </table:table-cell>
          <table:table-cell office:value-type="float" office:value="58783">
            <text:p>58783</text:p>
          </table:table-cell>
          <table:table-cell office:value-type="float" office:value="8454">
            <text:p>8454</text:p>
          </table:table-cell>
          <table:table-cell office:value-type="float" office:value="27587">
            <text:p>27587</text:p>
          </table:table-cell>
          <table:table-cell office:value-type="float" office:value="39007">
            <text:p>39007</text:p>
          </table:table-cell>
          <table:table-cell office:value-type="float" office:value="46065">
            <text:p>46065</text:p>
          </table:table-cell>
          <table:table-cell office:value-type="float" office:value="12102">
            <text:p>12102</text:p>
          </table:table-cell>
          <table:table-cell office:value-type="float" office:value="21168">
            <text:p>21168</text:p>
          </table:table-cell>
          <table:table-cell office:value-type="float" office:value="65877">
            <text:p>65877</text:p>
          </table:table-cell>
          <table:table-cell office:value-type="float" office:value="40009">
            <text:p>40009</text:p>
          </table:table-cell>
          <table:table-cell office:value-type="float" office:value="29299">
            <text:p>29299</text:p>
          </table:table-cell>
          <table:table-cell office:value-type="float" office:value="83022">
            <text:p>83022</text:p>
          </table:table-cell>
          <table:table-cell office:value-type="float" office:value="11769">
            <text:p>11769</text:p>
          </table:table-cell>
          <table:table-cell office:value-type="float" office:value="27773">
            <text:p>27773</text:p>
          </table:table-cell>
          <table:table-cell office:value-type="float" office:value="11245">
            <text:p>11245</text:p>
          </table:table-cell>
          <table:table-cell office:value-type="float" office:value="52660">
            <text:p>52660</text:p>
          </table:table-cell>
          <table:table-cell office:value-type="float" office:value="40968">
            <text:p>40968</text:p>
          </table:table-cell>
          <table:table-cell office:value-type="float" office:value="104735">
            <text:p>104735</text:p>
          </table:table-cell>
          <table:table-cell office:value-type="float" office:value="31697">
            <text:p>31697</text:p>
          </table:table-cell>
          <table:table-cell office:value-type="float" office:value="22870">
            <text:p>22870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float" office:value="153878">
            <text:p>153878</text:p>
          </table:table-cell>
          <table:table-cell office:value-type="float" office:value="181260">
            <text:p>181260</text:p>
          </table:table-cell>
          <table:table-cell office:value-type="float" office:value="193484">
            <text:p>193484</text:p>
          </table:table-cell>
          <table:table-cell office:value-type="float" office:value="133211">
            <text:p>133211</text:p>
          </table:table-cell>
          <table:table-cell office:value-type="float" office:value="140541">
            <text:p>140541</text:p>
          </table:table-cell>
          <table:table-cell office:value-type="float" office:value="11812">
            <text:p>11812</text:p>
          </table:table-cell>
          <table:table-cell office:value-type="float" office:value="38433">
            <text:p>38433</text:p>
          </table:table-cell>
          <table:table-cell office:value-type="float" office:value="12888">
            <text:p>12888</text:p>
          </table:table-cell>
          <table:table-cell office:value-type="float" office:value="54093">
            <text:p>54093</text:p>
          </table:table-cell>
          <table:table-cell office:value-type="float" office:value="40922">
            <text:p>40922</text:p>
          </table:table-cell>
          <table:table-cell office:value-type="float" office:value="120168">
            <text:p>120168</text:p>
          </table:table-cell>
          <table:table-cell office:value-type="float" office:value="112480">
            <text:p>112480</text:p>
          </table:table-cell>
          <table:table-cell office:value-type="float" office:value="353980">
            <text:p>353980</text:p>
          </table:table-cell>
          <table:table-cell office:value-type="float" office:value="206675">
            <text:p>206675</text:p>
          </table:table-cell>
          <table:table-cell office:value-type="float" office:value="212542">
            <text:p>212542</text:p>
          </table:table-cell>
          <table:table-cell office:value-type="float" office:value="330339">
            <text:p>330339</text:p>
          </table:table-cell>
          <table:table-cell office:value-type="float" office:value="150121">
            <text:p>150121</text:p>
          </table:table-cell>
          <table:table-cell office:value-type="float" office:value="18576">
            <text:p>18576</text:p>
          </table:table-cell>
          <table:table-cell office:value-type="float" office:value="0">
            <text:p>0</text:p>
          </table:table-cell>
          <table:table-cell office:value-type="float" office:value="28616">
            <text:p>28616</text:p>
          </table:table-cell>
          <table:table-cell office:value-type="float" office:value="40477">
            <text:p>40477</text:p>
          </table:table-cell>
          <table:table-cell office:value-type="float" office:value="11643">
            <text:p>11643</text:p>
          </table:table-cell>
          <table:table-cell office:value-type="float" office:value="65677">
            <text:p>65677</text:p>
          </table:table-cell>
          <table:table-cell office:value-type="float" office:value="0">
            <text:p>0</text:p>
          </table:table-cell>
          <table:table-cell office:value-type="float" office:value="287066">
            <text:p>287066</text:p>
          </table:table-cell>
          <table:table-cell office:value-type="float" office:value="393234">
            <text:p>393234</text:p>
          </table:table-cell>
          <table:table-cell office:value-type="float" office:value="167052">
            <text:p>167052</text:p>
          </table:table-cell>
          <table:table-cell office:value-type="float" office:value="42953">
            <text:p>42953</text:p>
          </table:table-cell>
          <table:table-cell office:value-type="float" office:value="30721">
            <text:p>30721</text:p>
          </table:table-cell>
          <table:table-cell office:value-type="float" office:value="84041">
            <text:p>84041</text:p>
          </table:table-cell>
          <table:table-cell office:value-type="float" office:value="18760">
            <text:p>18760</text:p>
          </table:table-cell>
          <table:table-cell office:value-type="float" office:value="99998">
            <text:p>99998</text:p>
          </table:table-cell>
          <table:table-cell office:value-type="float" office:value="94646">
            <text:p>94646</text:p>
          </table:table-cell>
          <table:table-cell office:value-type="float" office:value="0">
            <text:p>0</text:p>
          </table:table-cell>
          <table:table-cell office:value-type="float" office:value="112716">
            <text:p>112716</text:p>
          </table:table-cell>
          <table:table-cell office:value-type="float" office:value="130098">
            <text:p>130098</text:p>
          </table:table-cell>
          <table:table-cell office:value-type="float" office:value="88229">
            <text:p>88229</text:p>
          </table:table-cell>
          <table:table-cell office:value-type="float" office:value="313663">
            <text:p>313663</text:p>
          </table:table-cell>
          <table:table-cell office:value-type="float" office:value="164557">
            <text:p>164557</text:p>
          </table:table-cell>
          <table:table-cell office:value-type="float" office:value="25762">
            <text:p>25762</text:p>
          </table:table-cell>
          <table:table-cell office:value-type="float" office:value="18610">
            <text:p>18610</text:p>
          </table:table-cell>
          <table:table-cell office:value-type="float" office:value="11357">
            <text:p>11357</text:p>
          </table:table-cell>
          <table:table-cell office:value-type="float" office:value="167233">
            <text:p>167233</text:p>
          </table:table-cell>
          <table:table-cell office:value-type="float" office:value="149050">
            <text:p>149050</text:p>
          </table:table-cell>
          <table:table-cell office:value-type="float" office:value="332696">
            <text:p>332696</text:p>
          </table:table-cell>
          <table:table-cell office:value-type="float" office:value="119675">
            <text:p>119675</text:p>
          </table:table-cell>
          <table:table-cell office:value-type="float" office:value="231418">
            <text:p>231418</text:p>
          </table:table-cell>
          <table:table-cell office:value-type="float" office:value="412812">
            <text:p>412812</text:p>
          </table:table-cell>
          <table:table-cell office:value-type="float" office:value="225684">
            <text:p>225684</text:p>
          </table:table-cell>
          <table:table-cell office:value-type="float" office:value="165715">
            <text:p>165715</text:p>
          </table:table-cell>
          <table:table-cell office:value-type="float" office:value="302400">
            <text:p>302400</text:p>
          </table:table-cell>
          <table:table-cell office:value-type="float" office:value="483091">
            <text:p>483091</text:p>
          </table:table-cell>
          <table:table-cell office:value-type="float" office:value="36273">
            <text:p>36273</text:p>
          </table:table-cell>
          <table:table-cell office:value-type="float" office:value="65776">
            <text:p>65776</text:p>
          </table:table-cell>
          <table:table-cell office:value-type="float" office:value="854">
            <text:p>854</text:p>
          </table:table-cell>
          <table:table-cell office:value-type="float" office:value="105982">
            <text:p>105982</text:p>
          </table:table-cell>
          <table:table-cell office:value-type="float" office:value="42740">
            <text:p>42740</text:p>
          </table:table-cell>
          <table:table-cell office:value-type="float" office:value="95259">
            <text:p>95259</text:p>
          </table:table-cell>
          <table:table-cell office:value-type="float" office:value="14332">
            <text:p>14332</text:p>
          </table:table-cell>
          <table:table-cell office:value-type="float" office:value="48692">
            <text:p>48692</text:p>
          </table:table-cell>
          <table:table-cell office:value-type="float" office:value="242226">
            <text:p>242226</text:p>
          </table:table-cell>
          <table:table-cell office:value-type="float" office:value="316022">
            <text:p>316022</text:p>
          </table:table-cell>
          <table:table-cell office:value-type="float" office:value="455907">
            <text:p>455907</text:p>
          </table:table-cell>
          <table:table-cell office:value-type="float" office:value="181770">
            <text:p>181770</text:p>
          </table:table-cell>
          <table:table-cell office:value-type="float" office:value="192692">
            <text:p>192692</text:p>
          </table:table-cell>
          <table:table-cell office:value-type="float" office:value="59015">
            <text:p>59015</text:p>
          </table:table-cell>
          <table:table-cell office:value-type="float" office:value="47274">
            <text:p>47274</text:p>
          </table:table-cell>
          <table:table-cell office:value-type="float" office:value="46417">
            <text:p>46417</text:p>
          </table:table-cell>
          <table:table-cell office:value-type="float" office:value="46560">
            <text:p>46560</text:p>
          </table:table-cell>
          <table:table-cell office:value-type="float" office:value="29809">
            <text:p>29809</text:p>
          </table:table-cell>
          <table:table-cell office:value-type="float" office:value="20087">
            <text:p>20087</text:p>
          </table:table-cell>
          <table:table-cell office:value-type="float" office:value="34614">
            <text:p>34614</text:p>
          </table:table-cell>
          <table:table-cell office:value-type="float" office:value="41773">
            <text:p>41773</text:p>
          </table:table-cell>
          <table:table-cell office:value-type="float" office:value="22992">
            <text:p>22992</text:p>
          </table:table-cell>
          <table:table-cell office:value-type="float" office:value="46443">
            <text:p>46443</text:p>
          </table:table-cell>
          <table:table-cell office:value-type="float" office:value="11310">
            <text:p>11310</text:p>
          </table:table-cell>
          <table:table-cell office:value-type="float" office:value="22850">
            <text:p>22850</text:p>
          </table:table-cell>
          <table:table-cell office:value-type="float" office:value="28067">
            <text:p>28067</text:p>
          </table:table-cell>
          <table:table-cell office:value-type="float" office:value="42095">
            <text:p>42095</text:p>
          </table:table-cell>
          <table:table-cell office:value-type="float" office:value="43189">
            <text:p>43189</text:p>
          </table:table-cell>
          <table:table-cell office:value-type="float" office:value="70015">
            <text:p>70015</text:p>
          </table:table-cell>
          <table:table-cell office:value-type="float" office:value="62679">
            <text:p>62679</text:p>
          </table:table-cell>
          <table:table-cell office:value-type="float" office:value="15503">
            <text:p>15503</text:p>
          </table:table-cell>
          <table:table-cell office:value-type="float" office:value="28832">
            <text:p>28832</text:p>
          </table:table-cell>
          <table:table-cell office:value-type="float" office:value="289110">
            <text:p>289110</text:p>
          </table:table-cell>
          <table:table-cell office:value-type="float" office:value="153381">
            <text:p>153381</text:p>
          </table:table-cell>
          <table:table-cell office:value-type="float" office:value="24593">
            <text:p>24593</text:p>
          </table:table-cell>
          <table:table-cell office:value-type="float" office:value="32733">
            <text:p>32733</text:p>
          </table:table-cell>
          <table:table-cell office:value-type="float" office:value="27336">
            <text:p>27336</text:p>
          </table:table-cell>
          <table:table-cell office:value-type="float" office:value="45604">
            <text:p>45604</text:p>
          </table:table-cell>
          <table:table-cell office:value-type="float" office:value="57205">
            <text:p>57205</text:p>
          </table:table-cell>
          <table:table-cell office:value-type="float" office:value="19221">
            <text:p>19221</text:p>
          </table:table-cell>
          <table:table-cell office:value-type="float" office:value="86920">
            <text:p>86920</text:p>
          </table:table-cell>
          <table:table-cell office:value-type="float" office:value="37850">
            <text:p>37850</text:p>
          </table:table-cell>
          <table:table-cell office:value-type="float" office:value="214267">
            <text:p>214267</text:p>
          </table:table-cell>
          <table:table-cell office:value-type="float" office:value="768035">
            <text:p>768035</text:p>
          </table:table-cell>
          <table:table-cell office:value-type="float" office:value="291858">
            <text:p>291858</text:p>
          </table:table-cell>
          <table:table-cell office:value-type="float" office:value="31569">
            <text:p>31569</text:p>
          </table:table-cell>
          <table:table-cell office:value-type="float" office:value="23699">
            <text:p>23699</text:p>
          </table:table-cell>
          <table:table-cell office:value-type="float" office:value="18744">
            <text:p>18744</text:p>
          </table:table-cell>
          <table:table-cell office:value-type="float" office:value="13026">
            <text:p>13026</text:p>
          </table:table-cell>
          <table:table-cell office:value-type="float" office:value="19503">
            <text:p>19503</text:p>
          </table:table-cell>
          <table:table-cell office:value-type="float" office:value="0">
            <text:p>0</text:p>
          </table:table-cell>
          <table:table-cell office:value-type="float" office:value="61770">
            <text:p>61770</text:p>
          </table:table-cell>
          <table:table-cell office:value-type="float" office:value="43660">
            <text:p>43660</text:p>
          </table:table-cell>
          <table:table-cell office:value-type="float" office:value="3762">
            <text:p>3762</text:p>
          </table:table-cell>
          <table:table-cell office:value-type="float" office:value="54166">
            <text:p>54166</text:p>
          </table:table-cell>
          <table:table-cell office:value-type="float" office:value="3821">
            <text:p>3821</text:p>
          </table:table-cell>
          <table:table-cell office:value-type="float" office:value="42065">
            <text:p>42065</text:p>
          </table:table-cell>
          <table:table-cell office:value-type="float" office:value="21378">
            <text:p>21378</text:p>
          </table:table-cell>
          <table:table-cell office:value-type="float" office:value="49647">
            <text:p>49647</text:p>
          </table:table-cell>
          <table:table-cell office:value-type="float" office:value="27550">
            <text:p>27550</text:p>
          </table:table-cell>
          <table:table-cell office:value-type="float" office:value="17120">
            <text:p>17120</text:p>
          </table:table-cell>
          <table:table-cell office:value-type="float" office:value="41697">
            <text:p>41697</text:p>
          </table:table-cell>
          <table:table-cell office:value-type="float" office:value="19832">
            <text:p>19832</text:p>
          </table:table-cell>
          <table:table-cell office:value-type="float" office:value="35504">
            <text:p>35504</text:p>
          </table:table-cell>
          <table:table-cell office:value-type="float" office:value="10999">
            <text:p>10999</text:p>
          </table:table-cell>
          <table:table-cell office:value-type="float" office:value="876007">
            <text:p>876007</text:p>
          </table:table-cell>
          <table:table-cell office:value-type="float" office:value="350401">
            <text:p>350401</text:p>
          </table:table-cell>
          <table:table-cell office:value-type="float" office:value="312267">
            <text:p>312267</text:p>
          </table:table-cell>
          <table:table-cell office:value-type="float" office:value="230840">
            <text:p>230840</text:p>
          </table:table-cell>
          <table:table-cell office:value-type="float" office:value="302425">
            <text:p>302425</text:p>
          </table:table-cell>
          <table:table-cell office:value-type="float" office:value="254086">
            <text:p>254086</text:p>
          </table:table-cell>
          <table:table-cell office:value-type="float" office:value="209698">
            <text:p>209698</text:p>
          </table:table-cell>
          <table:table-cell office:value-type="float" office:value="20720">
            <text:p>20720</text:p>
          </table:table-cell>
          <table:table-cell office:value-type="float" office:value="1652">
            <text:p>1652</text:p>
          </table:table-cell>
          <table:table-cell office:value-type="float" office:value="37775">
            <text:p>37775</text:p>
          </table:table-cell>
          <table:table-cell office:value-type="float" office:value="39194">
            <text:p>39194</text:p>
          </table:table-cell>
          <table:table-cell office:value-type="float" office:value="49722">
            <text:p>49722</text:p>
          </table:table-cell>
          <table:table-cell office:value-type="float" office:value="119379">
            <text:p>119379</text:p>
          </table:table-cell>
          <table:table-cell office:value-type="float" office:value="45936">
            <text:p>45936</text:p>
          </table:table-cell>
          <table:table-cell office:value-type="float" office:value="29487">
            <text:p>29487</text:p>
          </table:table-cell>
          <table:table-cell office:value-type="float" office:value="42767">
            <text:p>42767</text:p>
          </table:table-cell>
          <table:table-cell office:value-type="float" office:value="18271">
            <text:p>18271</text:p>
          </table:table-cell>
          <table:table-cell office:value-type="float" office:value="41489">
            <text:p>41489</text:p>
          </table:table-cell>
          <table:table-cell office:value-type="float" office:value="0">
            <text:p>0</text:p>
          </table:table-cell>
          <table:table-cell office:value-type="float" office:value="49764">
            <text:p>49764</text:p>
          </table:table-cell>
          <table:table-cell office:value-type="float" office:value="58792">
            <text:p>58792</text:p>
          </table:table-cell>
          <table:table-cell office:value-type="float" office:value="57220">
            <text:p>57220</text:p>
          </table:table-cell>
          <table:table-cell office:value-type="float" office:value="9027">
            <text:p>9027</text:p>
          </table:table-cell>
          <table:table-cell office:value-type="float" office:value="22003">
            <text:p>22003</text:p>
          </table:table-cell>
          <table:table-cell office:value-type="float" office:value="18577">
            <text:p>18577</text:p>
          </table:table-cell>
          <table:table-cell office:value-type="float" office:value="34531">
            <text:p>34531</text:p>
          </table:table-cell>
          <table:table-cell office:value-type="float" office:value="58177">
            <text:p>58177</text:p>
          </table:table-cell>
          <table:table-cell office:value-type="float" office:value="18277">
            <text:p>18277</text:p>
          </table:table-cell>
          <table:table-cell office:value-type="float" office:value="62088">
            <text:p>62088</text:p>
          </table:table-cell>
          <table:table-cell office:value-type="float" office:value="43988">
            <text:p>43988</text:p>
          </table:table-cell>
          <table:table-cell office:value-type="float" office:value="44654">
            <text:p>44654</text:p>
          </table:table-cell>
          <table:table-cell office:value-type="float" office:value="62528">
            <text:p>62528</text:p>
          </table:table-cell>
          <table:table-cell office:value-type="float" office:value="61202">
            <text:p>61202</text:p>
          </table:table-cell>
          <table:table-cell office:value-type="float" office:value="87451">
            <text:p>87451</text:p>
          </table:table-cell>
          <table:table-cell office:value-type="float" office:value="39425">
            <text:p>39425</text:p>
          </table:table-cell>
          <table:table-cell office:value-type="float" office:value="16620">
            <text:p>16620</text:p>
          </table:table-cell>
          <table:table-cell office:value-type="float" office:value="60293">
            <text:p>60293</text:p>
          </table:table-cell>
          <table:table-cell office:value-type="float" office:value="21979">
            <text:p>21979</text:p>
          </table:table-cell>
          <table:table-cell office:value-type="float" office:value="38362">
            <text:p>38362</text:p>
          </table:table-cell>
          <table:table-cell office:value-type="float" office:value="21967">
            <text:p>21967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float" office:value="89173">
            <text:p>89173</text:p>
          </table:table-cell>
          <table:table-cell office:value-type="float" office:value="7653">
            <text:p>7653</text:p>
          </table:table-cell>
          <table:table-cell office:value-type="float" office:value="53721">
            <text:p>53721</text:p>
          </table:table-cell>
          <table:table-cell office:value-type="float" office:value="10838">
            <text:p>10838</text:p>
          </table:table-cell>
          <table:table-cell office:value-type="float" office:value="24086">
            <text:p>24086</text:p>
          </table:table-cell>
          <table:table-cell office:value-type="float" office:value="176179">
            <text:p>176179</text:p>
          </table:table-cell>
          <table:table-cell office:value-type="float" office:value="50047">
            <text:p>50047</text:p>
          </table:table-cell>
          <table:table-cell office:value-type="float" office:value="140060">
            <text:p>140060</text:p>
          </table:table-cell>
          <table:table-cell office:value-type="float" office:value="113209">
            <text:p>113209</text:p>
          </table:table-cell>
          <table:table-cell office:value-type="float" office:value="128213">
            <text:p>128213</text:p>
          </table:table-cell>
          <table:table-cell office:value-type="float" office:value="52484">
            <text:p>52484</text:p>
          </table:table-cell>
          <table:table-cell office:value-type="float" office:value="27941">
            <text:p>27941</text:p>
          </table:table-cell>
          <table:table-cell office:value-type="float" office:value="22248">
            <text:p>22248</text:p>
          </table:table-cell>
          <table:table-cell office:value-type="float" office:value="4467">
            <text:p>4467</text:p>
          </table:table-cell>
          <table:table-cell office:value-type="float" office:value="131340">
            <text:p>131340</text:p>
          </table:table-cell>
          <table:table-cell office:value-type="float" office:value="57884">
            <text:p>57884</text:p>
          </table:table-cell>
          <table:table-cell office:value-type="float" office:value="31652">
            <text:p>31652</text:p>
          </table:table-cell>
          <table:table-cell office:value-type="float" office:value="20202">
            <text:p>20202</text:p>
          </table:table-cell>
          <table:table-cell office:value-type="float" office:value="27170">
            <text:p>27170</text:p>
          </table:table-cell>
          <table:table-cell office:value-type="float" office:value="13565">
            <text:p>13565</text:p>
          </table:table-cell>
          <table:table-cell office:value-type="float" office:value="47882">
            <text:p>47882</text:p>
          </table:table-cell>
          <table:table-cell office:value-type="float" office:value="30321">
            <text:p>30321</text:p>
          </table:table-cell>
          <table:table-cell office:value-type="float" office:value="55797">
            <text:p>55797</text:p>
          </table:table-cell>
          <table:table-cell office:value-type="float" office:value="85109">
            <text:p>85109</text:p>
          </table:table-cell>
          <table:table-cell office:value-type="float" office:value="34484">
            <text:p>34484</text:p>
          </table:table-cell>
          <table:table-cell office:value-type="float" office:value="29734">
            <text:p>29734</text:p>
          </table:table-cell>
          <table:table-cell office:value-type="float" office:value="41373">
            <text:p>41373</text:p>
          </table:table-cell>
          <table:table-cell office:value-type="float" office:value="4877">
            <text:p>4877</text:p>
          </table:table-cell>
          <table:table-cell office:value-type="float" office:value="66739">
            <text:p>66739</text:p>
          </table:table-cell>
          <table:table-cell office:value-type="float" office:value="22934">
            <text:p>22934</text:p>
          </table:table-cell>
          <table:table-cell office:value-type="float" office:value="25811">
            <text:p>25811</text:p>
          </table:table-cell>
          <table:table-cell office:value-type="float" office:value="24033">
            <text:p>24033</text:p>
          </table:table-cell>
          <table:table-cell office:value-type="float" office:value="24904">
            <text:p>24904</text:p>
          </table:table-cell>
          <table:table-cell office:value-type="float" office:value="16153">
            <text:p>16153</text:p>
          </table:table-cell>
          <table:table-cell office:value-type="float" office:value="6401">
            <text:p>6401</text:p>
          </table:table-cell>
          <table:table-cell office:value-type="float" office:value="4127">
            <text:p>4127</text:p>
          </table:table-cell>
          <table:table-cell office:value-type="float" office:value="19322">
            <text:p>19322</text:p>
          </table:table-cell>
          <table:table-cell office:value-type="float" office:value="23265">
            <text:p>23265</text:p>
          </table:table-cell>
          <table:table-cell office:value-type="float" office:value="40070">
            <text:p>40070</text:p>
          </table:table-cell>
          <table:table-cell office:value-type="float" office:value="76221">
            <text:p>76221</text:p>
          </table:table-cell>
          <table:table-cell office:value-type="float" office:value="9929">
            <text:p>9929</text:p>
          </table:table-cell>
          <table:table-cell office:value-type="float" office:value="48435">
            <text:p>48435</text:p>
          </table:table-cell>
          <table:table-cell office:value-type="float" office:value="14458">
            <text:p>14458</text:p>
          </table:table-cell>
          <table:table-cell office:value-type="float" office:value="30451">
            <text:p>30451</text:p>
          </table:table-cell>
          <table:table-cell office:value-type="float" office:value="11580">
            <text:p>11580</text:p>
          </table:table-cell>
          <table:table-cell office:value-type="float" office:value="25160">
            <text:p>25160</text:p>
          </table:table-cell>
          <table:table-cell office:value-type="float" office:value="9614">
            <text:p>9614</text:p>
          </table:table-cell>
          <table:table-cell office:value-type="float" office:value="24774">
            <text:p>24774</text:p>
          </table:table-cell>
          <table:table-cell office:value-type="float" office:value="32577">
            <text:p>32577</text:p>
          </table:table-cell>
          <table:table-cell office:value-type="float" office:value="45627">
            <text:p>45627</text:p>
          </table:table-cell>
          <table:table-cell office:value-type="float" office:value="93481">
            <text:p>93481</text:p>
          </table:table-cell>
          <table:table-cell office:value-type="float" office:value="19255">
            <text:p>19255</text:p>
          </table:table-cell>
          <table:table-cell office:value-type="float" office:value="70582">
            <text:p>70582</text:p>
          </table:table-cell>
          <table:table-cell office:value-type="float" office:value="62163">
            <text:p>62163</text:p>
          </table:table-cell>
          <table:table-cell office:value-type="float" office:value="90251">
            <text:p>90251</text:p>
          </table:table-cell>
          <table:table-cell office:value-type="float" office:value="106683">
            <text:p>106683</text:p>
          </table:table-cell>
          <table:table-cell office:value-type="float" office:value="65168">
            <text:p>65168</text:p>
          </table:table-cell>
          <table:table-cell office:value-type="float" office:value="43729">
            <text:p>43729</text:p>
          </table:table-cell>
          <table:table-cell office:value-type="float" office:value="70779">
            <text:p>70779</text:p>
          </table:table-cell>
          <table:table-cell office:value-type="float" office:value="0">
            <text:p>0</text:p>
          </table:table-cell>
          <table:table-cell office:value-type="float" office:value="33423">
            <text:p>33423</text:p>
          </table:table-cell>
          <table:table-cell office:value-type="float" office:value="98514">
            <text:p>98514</text:p>
          </table:table-cell>
          <table:table-cell office:value-type="float" office:value="106847">
            <text:p>106847</text:p>
          </table:table-cell>
          <table:table-cell office:value-type="float" office:value="13926">
            <text:p>13926</text:p>
          </table:table-cell>
          <table:table-cell office:value-type="float" office:value="30359">
            <text:p>30359</text:p>
          </table:table-cell>
          <table:table-cell office:value-type="float" office:value="27519">
            <text:p>27519</text:p>
          </table:table-cell>
          <table:table-cell office:value-type="float" office:value="9083">
            <text:p>9083</text:p>
          </table:table-cell>
          <table:table-cell office:value-type="float" office:value="20943">
            <text:p>20943</text:p>
          </table:table-cell>
          <table:table-cell office:value-type="float" office:value="8438">
            <text:p>8438</text:p>
          </table:table-cell>
          <table:table-cell office:value-type="float" office:value="38215">
            <text:p>38215</text:p>
          </table:table-cell>
          <table:table-cell office:value-type="float" office:value="33022">
            <text:p>33022</text:p>
          </table:table-cell>
          <table:table-cell office:value-type="float" office:value="8265">
            <text:p>8265</text:p>
          </table:table-cell>
          <table:table-cell office:value-type="float" office:value="19601">
            <text:p>19601</text:p>
          </table:table-cell>
          <table:table-cell office:value-type="float" office:value="91622">
            <text:p>91622</text:p>
          </table:table-cell>
          <table:table-cell office:value-type="float" office:value="43069">
            <text:p>43069</text:p>
          </table:table-cell>
          <table:table-cell office:value-type="float" office:value="21835">
            <text:p>21835</text:p>
          </table:table-cell>
          <table:table-cell office:value-type="float" office:value="50410">
            <text:p>50410</text:p>
          </table:table-cell>
          <table:table-cell office:value-type="float" office:value="40547">
            <text:p>40547</text:p>
          </table:table-cell>
          <table:table-cell office:value-type="float" office:value="94448">
            <text:p>94448</text:p>
          </table:table-cell>
          <table:table-cell office:value-type="float" office:value="0">
            <text:p>0</text:p>
          </table:table-cell>
          <table:table-cell office:value-type="float" office:value="17873">
            <text:p>17873</text:p>
          </table:table-cell>
          <table:table-cell office:value-type="float" office:value="3450">
            <text:p>3450</text:p>
          </table:table-cell>
          <table:table-cell office:value-type="float" office:value="33870">
            <text:p>33870</text:p>
          </table:table-cell>
          <table:table-cell office:value-type="float" office:value="22658">
            <text:p>22658</text:p>
          </table:table-cell>
          <table:table-cell office:value-type="float" office:value="34414">
            <text:p>34414</text:p>
          </table:table-cell>
          <table:table-cell office:value-type="float" office:value="20603">
            <text:p>20603</text:p>
          </table:table-cell>
          <table:table-cell office:value-type="float" office:value="18358">
            <text:p>18358</text:p>
          </table:table-cell>
          <table:table-cell office:value-type="float" office:value="0">
            <text:p>0</text:p>
          </table:table-cell>
          <table:table-cell office:value-type="float" office:value="37230">
            <text:p>37230</text:p>
          </table:table-cell>
          <table:table-cell office:value-type="float" office:value="18811">
            <text:p>18811</text:p>
          </table:table-cell>
          <table:table-cell office:value-type="float" office:value="50781">
            <text:p>50781</text:p>
          </table:table-cell>
          <table:table-cell office:value-type="float" office:value="92496">
            <text:p>92496</text:p>
          </table:table-cell>
          <table:table-cell office:value-type="float" office:value="20595">
            <text:p>20595</text:p>
          </table:table-cell>
          <table:table-cell office:value-type="float" office:value="32309">
            <text:p>32309</text:p>
          </table:table-cell>
          <table:table-cell office:value-type="float" office:value="47924">
            <text:p>47924</text:p>
          </table:table-cell>
          <table:table-cell office:value-type="float" office:value="27740">
            <text:p>27740</text:p>
          </table:table-cell>
          <table:table-cell office:value-type="float" office:value="16639">
            <text:p>16639</text:p>
          </table:table-cell>
          <table:table-cell office:value-type="float" office:value="101575">
            <text:p>101575</text:p>
          </table:table-cell>
          <table:table-cell office:value-type="float" office:value="40397">
            <text:p>40397</text:p>
          </table:table-cell>
          <table:table-cell office:value-type="float" office:value="14245">
            <text:p>14245</text:p>
          </table:table-cell>
          <table:table-cell office:value-type="float" office:value="6648">
            <text:p>6648</text:p>
          </table:table-cell>
          <table:table-cell office:value-type="float" office:value="27258">
            <text:p>27258</text:p>
          </table:table-cell>
          <table:table-cell office:value-type="float" office:value="97012">
            <text:p>97012</text:p>
          </table:table-cell>
          <table:table-cell office:value-type="float" office:value="5612">
            <text:p>5612</text:p>
          </table:table-cell>
          <table:table-cell office:value-type="float" office:value="37051">
            <text:p>37051</text:p>
          </table:table-cell>
          <table:table-cell office:value-type="float" office:value="16440">
            <text:p>16440</text:p>
          </table:table-cell>
          <table:table-cell office:value-type="float" office:value="76286">
            <text:p>76286</text:p>
          </table:table-cell>
          <table:table-cell office:value-type="float" office:value="65655">
            <text:p>65655</text:p>
          </table:table-cell>
          <table:table-cell office:value-type="float" office:value="30595">
            <text:p>30595</text:p>
          </table:table-cell>
          <table:table-cell office:value-type="float" office:value="3489">
            <text:p>3489</text:p>
          </table:table-cell>
          <table:table-cell office:value-type="float" office:value="39731">
            <text:p>39731</text:p>
          </table:table-cell>
          <table:table-cell office:value-type="float" office:value="14145">
            <text:p>14145</text:p>
          </table:table-cell>
          <table:table-cell office:value-type="float" office:value="12433">
            <text:p>12433</text:p>
          </table:table-cell>
          <table:table-cell office:value-type="float" office:value="18925">
            <text:p>18925</text:p>
          </table:table-cell>
          <table:table-cell office:value-type="float" office:value="23428">
            <text:p>23428</text:p>
          </table:table-cell>
          <table:table-cell office:value-type="float" office:value="0">
            <text:p>0</text:p>
          </table:table-cell>
          <table:table-cell office:value-type="float" office:value="43970">
            <text:p>43970</text:p>
          </table:table-cell>
          <table:table-cell office:value-type="float" office:value="45225">
            <text:p>45225</text:p>
          </table:table-cell>
          <table:table-cell office:value-type="float" office:value="6219">
            <text:p>6219</text:p>
          </table:table-cell>
          <table:table-cell office:value-type="float" office:value="34248">
            <text:p>34248</text:p>
          </table:table-cell>
          <table:table-cell office:value-type="float" office:value="40183">
            <text:p>40183</text:p>
          </table:table-cell>
          <table:table-cell office:value-type="float" office:value="9320">
            <text:p>9320</text:p>
          </table:table-cell>
          <table:table-cell office:value-type="float" office:value="25288">
            <text:p>25288</text:p>
          </table:table-cell>
          <table:table-cell office:value-type="float" office:value="37038">
            <text:p>37038</text:p>
          </table:table-cell>
          <table:table-cell office:value-type="float" office:value="6215">
            <text:p>6215</text:p>
          </table:table-cell>
          <table:table-cell office:value-type="float" office:value="12524">
            <text:p>12524</text:p>
          </table:table-cell>
          <table:table-cell office:value-type="float" office:value="10120">
            <text:p>10120</text:p>
          </table:table-cell>
          <table:table-cell office:value-type="float" office:value="21861">
            <text:p>21861</text:p>
          </table:table-cell>
          <table:table-cell office:value-type="float" office:value="3552">
            <text:p>3552</text:p>
          </table:table-cell>
          <table:table-cell office:value-type="float" office:value="24384">
            <text:p>24384</text:p>
          </table:table-cell>
          <table:table-cell office:value-type="float" office:value="0">
            <text:p>0</text:p>
          </table:table-cell>
          <table:table-cell office:value-type="float" office:value="23864">
            <text:p>23864</text:p>
          </table:table-cell>
          <table:table-cell office:value-type="float" office:value="21105">
            <text:p>21105</text:p>
          </table:table-cell>
          <table:table-cell office:value-type="float" office:value="2617">
            <text:p>2617</text:p>
          </table:table-cell>
          <table:table-cell office:value-type="float" office:value="29666">
            <text:p>29666</text:p>
          </table:table-cell>
          <table:table-cell office:value-type="float" office:value="9875">
            <text:p>9875</text:p>
          </table:table-cell>
          <table:table-cell office:value-type="float" office:value="33143">
            <text:p>33143</text:p>
          </table:table-cell>
          <table:table-cell office:value-type="float" office:value="4679">
            <text:p>4679</text:p>
          </table:table-cell>
          <table:table-cell office:value-type="float" office:value="57084">
            <text:p>57084</text:p>
          </table:table-cell>
          <table:table-cell office:value-type="float" office:value="4830">
            <text:p>4830</text:p>
          </table:table-cell>
          <table:table-cell office:value-type="float" office:value="34331">
            <text:p>34331</text:p>
          </table:table-cell>
          <table:table-cell office:value-type="float" office:value="27636">
            <text:p>27636</text:p>
          </table:table-cell>
          <table:table-cell office:value-type="float" office:value="2164">
            <text:p>2164</text:p>
          </table:table-cell>
          <table:table-cell office:value-type="float" office:value="0">
            <text:p>0</text:p>
          </table:table-cell>
          <table:table-cell office:value-type="float" office:value="22119">
            <text:p>22119</text:p>
          </table:table-cell>
          <table:table-cell office:value-type="float" office:value="10733">
            <text:p>10733</text:p>
          </table:table-cell>
          <table:table-cell office:value-type="float" office:value="1057">
            <text:p>1057</text:p>
          </table:table-cell>
          <table:table-cell office:value-type="float" office:value="27980">
            <text:p>27980</text:p>
          </table:table-cell>
          <table:table-cell office:value-type="float" office:value="25028">
            <text:p>25028</text:p>
          </table:table-cell>
          <table:table-cell office:value-type="float" office:value="33946">
            <text:p>33946</text:p>
          </table:table-cell>
          <table:table-cell office:value-type="float" office:value="25025">
            <text:p>25025</text:p>
          </table:table-cell>
          <table:table-cell office:value-type="float" office:value="48555">
            <text:p>48555</text:p>
          </table:table-cell>
          <table:table-cell office:value-type="float" office:value="111011">
            <text:p>111011</text:p>
          </table:table-cell>
          <table:table-cell office:value-type="float" office:value="83879">
            <text:p>83879</text:p>
          </table:table-cell>
          <table:table-cell office:value-type="float" office:value="76653">
            <text:p>76653</text:p>
          </table:table-cell>
          <table:table-cell office:value-type="float" office:value="42319">
            <text:p>42319</text:p>
          </table:table-cell>
          <table:table-cell office:value-type="float" office:value="21602">
            <text:p>2160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float" office:value="0">
            <text:p>0</text:p>
          </table:table-cell>
          <table:table-cell office:value-type="float" office:value="46282">
            <text:p>46282</text:p>
          </table:table-cell>
          <table:table-cell office:value-type="float" office:value="14051">
            <text:p>14051</text:p>
          </table:table-cell>
          <table:table-cell office:value-type="float" office:value="11887">
            <text:p>11887</text:p>
          </table:table-cell>
          <table:table-cell office:value-type="float" office:value="11518">
            <text:p>11518</text:p>
          </table:table-cell>
          <table:table-cell office:value-type="float" office:value="17140">
            <text:p>17140</text:p>
          </table:table-cell>
          <table:table-cell office:value-type="float" office:value="16207">
            <text:p>16207</text:p>
          </table:table-cell>
          <table:table-cell office:value-type="float" office:value="22376">
            <text:p>22376</text:p>
          </table:table-cell>
          <table:table-cell office:value-type="float" office:value="22546">
            <text:p>22546</text:p>
          </table:table-cell>
          <table:table-cell office:value-type="float" office:value="0">
            <text:p>0</text:p>
          </table:table-cell>
          <table:table-cell office:value-type="float" office:value="44858">
            <text:p>44858</text:p>
          </table:table-cell>
          <table:table-cell office:value-type="float" office:value="60">
            <text:p>60</text:p>
          </table:table-cell>
          <table:table-cell office:value-type="float" office:value="5864">
            <text:p>5864</text:p>
          </table:table-cell>
          <table:table-cell office:value-type="float" office:value="50307">
            <text:p>50307</text:p>
          </table:table-cell>
          <table:table-cell office:value-type="float" office:value="38417">
            <text:p>38417</text:p>
          </table:table-cell>
          <table:table-cell office:value-type="float" office:value="4970">
            <text:p>4970</text:p>
          </table:table-cell>
          <table:table-cell office:value-type="float" office:value="74740">
            <text:p>74740</text:p>
          </table:table-cell>
          <table:table-cell office:value-type="float" office:value="65428">
            <text:p>65428</text:p>
          </table:table-cell>
          <table:table-cell office:value-type="float" office:value="9974">
            <text:p>9974</text:p>
          </table:table-cell>
          <table:table-cell office:value-type="float" office:value="45143">
            <text:p>45143</text:p>
          </table:table-cell>
          <table:table-cell office:value-type="float" office:value="22296">
            <text:p>22296</text:p>
          </table:table-cell>
          <table:table-cell office:value-type="float" office:value="57626">
            <text:p>57626</text:p>
          </table:table-cell>
          <table:table-cell office:value-type="float" office:value="14911">
            <text:p>14911</text:p>
          </table:table-cell>
          <table:table-cell office:value-type="float" office:value="15309">
            <text:p>15309</text:p>
          </table:table-cell>
          <table:table-cell office:value-type="float" office:value="12411">
            <text:p>12411</text:p>
          </table:table-cell>
          <table:table-cell office:value-type="float" office:value="50177">
            <text:p>50177</text:p>
          </table:table-cell>
          <table:table-cell office:value-type="float" office:value="45079">
            <text:p>45079</text:p>
          </table:table-cell>
          <table:table-cell office:value-type="float" office:value="54672">
            <text:p>54672</text:p>
          </table:table-cell>
          <table:table-cell office:value-type="float" office:value="70505">
            <text:p>70505</text:p>
          </table:table-cell>
          <table:table-cell office:value-type="float" office:value="15807">
            <text:p>15807</text:p>
          </table:table-cell>
          <table:table-cell office:value-type="float" office:value="30469">
            <text:p>30469</text:p>
          </table:table-cell>
          <table:table-cell office:value-type="float" office:value="25360">
            <text:p>25360</text:p>
          </table:table-cell>
          <table:table-cell office:value-type="float" office:value="0">
            <text:p>0</text:p>
          </table:table-cell>
          <table:table-cell office:value-type="float" office:value="86844">
            <text:p>86844</text:p>
          </table:table-cell>
          <table:table-cell office:value-type="float" office:value="0">
            <text:p>0</text:p>
          </table:table-cell>
          <table:table-cell office:value-type="float" office:value="23237">
            <text:p>23237</text:p>
          </table:table-cell>
          <table:table-cell office:value-type="float" office:value="22424">
            <text:p>22424</text:p>
          </table:table-cell>
          <table:table-cell office:value-type="float" office:value="27924">
            <text:p>27924</text:p>
          </table:table-cell>
          <table:table-cell office:value-type="float" office:value="35046">
            <text:p>35046</text:p>
          </table:table-cell>
          <table:table-cell office:value-type="float" office:value="0">
            <text:p>0</text:p>
          </table:table-cell>
          <table:table-cell office:value-type="float" office:value="62854">
            <text:p>62854</text:p>
          </table:table-cell>
          <table:table-cell office:value-type="float" office:value="32814">
            <text:p>32814</text:p>
          </table:table-cell>
          <table:table-cell office:value-type="float" office:value="81334">
            <text:p>81334</text:p>
          </table:table-cell>
          <table:table-cell office:value-type="float" office:value="21047">
            <text:p>21047</text:p>
          </table:table-cell>
          <table:table-cell office:value-type="float" office:value="43660">
            <text:p>43660</text:p>
          </table:table-cell>
          <table:table-cell office:value-type="float" office:value="41545">
            <text:p>41545</text:p>
          </table:table-cell>
          <table:table-cell office:value-type="float" office:value="60679">
            <text:p>60679</text:p>
          </table:table-cell>
          <table:table-cell office:value-type="float" office:value="33457">
            <text:p>33457</text:p>
          </table:table-cell>
          <table:table-cell office:value-type="float" office:value="70205">
            <text:p>70205</text:p>
          </table:table-cell>
          <table:table-cell office:value-type="float" office:value="43821">
            <text:p>43821</text:p>
          </table:table-cell>
          <table:table-cell office:value-type="float" office:value="43856">
            <text:p>43856</text:p>
          </table:table-cell>
          <table:table-cell office:value-type="float" office:value="120666">
            <text:p>120666</text:p>
          </table:table-cell>
          <table:table-cell office:value-type="float" office:value="22395">
            <text:p>22395</text:p>
          </table:table-cell>
          <table:table-cell office:value-type="float" office:value="31855">
            <text:p>31855</text:p>
          </table:table-cell>
          <table:table-cell office:value-type="float" office:value="63389">
            <text:p>63389</text:p>
          </table:table-cell>
          <table:table-cell office:value-type="float" office:value="23886">
            <text:p>23886</text:p>
          </table:table-cell>
          <table:table-cell office:value-type="float" office:value="22787">
            <text:p>22787</text:p>
          </table:table-cell>
          <table:table-cell office:value-type="float" office:value="67796">
            <text:p>67796</text:p>
          </table:table-cell>
          <table:table-cell office:value-type="float" office:value="85852">
            <text:p>85852</text:p>
          </table:table-cell>
          <table:table-cell office:value-type="float" office:value="46941">
            <text:p>46941</text:p>
          </table:table-cell>
          <table:table-cell office:value-type="float" office:value="61534">
            <text:p>61534</text:p>
          </table:table-cell>
          <table:table-cell office:value-type="float" office:value="29854">
            <text:p>29854</text:p>
          </table:table-cell>
          <table:table-cell office:value-type="float" office:value="41088">
            <text:p>41088</text:p>
          </table:table-cell>
          <table:table-cell office:value-type="float" office:value="49582">
            <text:p>49582</text:p>
          </table:table-cell>
          <table:table-cell office:value-type="float" office:value="80525">
            <text:p>80525</text:p>
          </table:table-cell>
          <table:table-cell office:value-type="float" office:value="58135">
            <text:p>58135</text:p>
          </table:table-cell>
          <table:table-cell office:value-type="float" office:value="39231">
            <text:p>39231</text:p>
          </table:table-cell>
          <table:table-cell office:value-type="float" office:value="53141">
            <text:p>53141</text:p>
          </table:table-cell>
          <table:table-cell office:value-type="float" office:value="65220">
            <text:p>65220</text:p>
          </table:table-cell>
          <table:table-cell office:value-type="float" office:value="34816">
            <text:p>34816</text:p>
          </table:table-cell>
          <table:table-cell office:value-type="float" office:value="25957">
            <text:p>25957</text:p>
          </table:table-cell>
          <table:table-cell office:value-type="float" office:value="64115">
            <text:p>64115</text:p>
          </table:table-cell>
          <table:table-cell office:value-type="float" office:value="60222">
            <text:p>60222</text:p>
          </table:table-cell>
          <table:table-cell office:value-type="float" office:value="19987">
            <text:p>19987</text:p>
          </table:table-cell>
          <table:table-cell office:value-type="float" office:value="34286">
            <text:p>34286</text:p>
          </table:table-cell>
          <table:table-cell office:value-type="float" office:value="44238">
            <text:p>44238</text:p>
          </table:table-cell>
          <table:table-cell office:value-type="float" office:value="48998">
            <text:p>48998</text:p>
          </table:table-cell>
          <table:table-cell office:value-type="float" office:value="10929">
            <text:p>10929</text:p>
          </table:table-cell>
          <table:table-cell office:value-type="float" office:value="31745">
            <text:p>31745</text:p>
          </table:table-cell>
          <table:table-cell office:value-type="float" office:value="4871">
            <text:p>4871</text:p>
          </table:table-cell>
          <table:table-cell office:value-type="float" office:value="59589">
            <text:p>59589</text:p>
          </table:table-cell>
          <table:table-cell office:value-type="float" office:value="61558">
            <text:p>61558</text:p>
          </table:table-cell>
          <table:table-cell office:value-type="float" office:value="27891">
            <text:p>27891</text:p>
          </table:table-cell>
          <table:table-cell office:value-type="float" office:value="22570">
            <text:p>22570</text:p>
          </table:table-cell>
          <table:table-cell office:value-type="float" office:value="15488">
            <text:p>15488</text:p>
          </table:table-cell>
          <table:table-cell office:value-type="float" office:value="41167">
            <text:p>41167</text:p>
          </table:table-cell>
          <table:table-cell office:value-type="float" office:value="28988">
            <text:p>28988</text:p>
          </table:table-cell>
          <table:table-cell office:value-type="float" office:value="67728">
            <text:p>67728</text:p>
          </table:table-cell>
          <table:table-cell office:value-type="float" office:value="20569">
            <text:p>20569</text:p>
          </table:table-cell>
          <table:table-cell office:value-type="float" office:value="5636">
            <text:p>5636</text:p>
          </table:table-cell>
          <table:table-cell office:value-type="float" office:value="42716">
            <text:p>42716</text:p>
          </table:table-cell>
          <table:table-cell office:value-type="float" office:value="33208">
            <text:p>33208</text:p>
          </table:table-cell>
          <table:table-cell office:value-type="float" office:value="5666">
            <text:p>5666</text:p>
          </table:table-cell>
          <table:table-cell office:value-type="float" office:value="29067">
            <text:p>29067</text:p>
          </table:table-cell>
          <table:table-cell office:value-type="float" office:value="41534">
            <text:p>41534</text:p>
          </table:table-cell>
          <table:table-cell office:value-type="float" office:value="41998">
            <text:p>41998</text:p>
          </table:table-cell>
          <table:table-cell office:value-type="float" office:value="0">
            <text:p>0</text:p>
          </table:table-cell>
          <table:table-cell office:value-type="float" office:value="42515">
            <text:p>42515</text:p>
          </table:table-cell>
          <table:table-cell office:value-type="float" office:value="15955">
            <text:p>15955</text:p>
          </table:table-cell>
          <table:table-cell office:value-type="float" office:value="40243">
            <text:p>40243</text:p>
          </table:table-cell>
          <table:table-cell office:value-type="float" office:value="10402">
            <text:p>10402</text:p>
          </table:table-cell>
          <table:table-cell office:value-type="float" office:value="20790">
            <text:p>20790</text:p>
          </table:table-cell>
          <table:table-cell office:value-type="float" office:value="4949">
            <text:p>4949</text:p>
          </table:table-cell>
          <table:table-cell office:value-type="float" office:value="32620">
            <text:p>32620</text:p>
          </table:table-cell>
          <table:table-cell office:value-type="float" office:value="0">
            <text:p>0</text:p>
          </table:table-cell>
          <table:table-cell office:value-type="float" office:value="71928">
            <text:p>71928</text:p>
          </table:table-cell>
          <table:table-cell office:value-type="float" office:value="18809">
            <text:p>18809</text:p>
          </table:table-cell>
          <table:table-cell office:value-type="float" office:value="56976">
            <text:p>56976</text:p>
          </table:table-cell>
          <table:table-cell office:value-type="float" office:value="11299">
            <text:p>11299</text:p>
          </table:table-cell>
          <table:table-cell office:value-type="float" office:value="21522">
            <text:p>21522</text:p>
          </table:table-cell>
          <table:table-cell office:value-type="float" office:value="23594">
            <text:p>23594</text:p>
          </table:table-cell>
          <table:table-cell office:value-type="float" office:value="100">
            <text:p>100</text:p>
          </table:table-cell>
          <table:table-cell office:value-type="float" office:value="32111">
            <text:p>32111</text:p>
          </table:table-cell>
          <table:table-cell office:value-type="float" office:value="22570">
            <text:p>22570</text:p>
          </table:table-cell>
          <table:table-cell office:value-type="float" office:value="11346">
            <text:p>11346</text:p>
          </table:table-cell>
          <table:table-cell office:value-type="float" office:value="32586">
            <text:p>32586</text:p>
          </table:table-cell>
          <table:table-cell office:value-type="float" office:value="0">
            <text:p>0</text:p>
          </table:table-cell>
          <table:table-cell office:value-type="float" office:value="18283">
            <text:p>18283</text:p>
          </table:table-cell>
          <table:table-cell office:value-type="float" office:value="0">
            <text:p>0</text:p>
          </table:table-cell>
          <table:table-cell office:value-type="float" office:value="35757">
            <text:p>35757</text:p>
          </table:table-cell>
          <table:table-cell office:value-type="float" office:value="18381">
            <text:p>18381</text:p>
          </table:table-cell>
          <table:table-cell office:value-type="float" office:value="0">
            <text:p>0</text:p>
          </table:table-cell>
          <table:table-cell office:value-type="float" office:value="22570">
            <text:p>22570</text:p>
          </table:table-cell>
          <table:table-cell office:value-type="float" office:value="0">
            <text:p>0</text:p>
          </table:table-cell>
          <table:table-cell office:value-type="float" office:value="43397">
            <text:p>43397</text:p>
          </table:table-cell>
          <table:table-cell office:value-type="float" office:value="36274">
            <text:p>36274</text:p>
          </table:table-cell>
          <table:table-cell office:value-type="float" office:value="4450">
            <text:p>4450</text:p>
          </table:table-cell>
          <table:table-cell office:value-type="float" office:value="21411">
            <text:p>21411</text:p>
          </table:table-cell>
          <table:table-cell office:value-type="float" office:value="0">
            <text:p>0</text:p>
          </table:table-cell>
          <table:table-cell office:value-type="float" office:value="22514">
            <text:p>22514</text:p>
          </table:table-cell>
          <table:table-cell office:value-type="float" office:value="0">
            <text:p>0</text:p>
          </table:table-cell>
          <table:table-cell office:value-type="float" office:value="23804">
            <text:p>23804</text:p>
          </table:table-cell>
          <table:table-cell office:value-type="float" office:value="0">
            <text:p>0</text:p>
          </table:table-cell>
          <table:table-cell office:value-type="float" office:value="13328">
            <text:p>13328</text:p>
          </table:table-cell>
          <table:table-cell office:value-type="float" office:value="57544">
            <text:p>57544</text:p>
          </table:table-cell>
          <table:table-cell office:value-type="float" office:value="21417">
            <text:p>21417</text:p>
          </table:table-cell>
          <table:table-cell office:value-type="float" office:value="21526">
            <text:p>21526</text:p>
          </table:table-cell>
          <table:table-cell table:number-columns-repeated="2" office:value-type="float" office:value="0">
            <text:p>0</text:p>
          </table:table-cell>
          <table:table-cell office:value-type="float" office:value="20251">
            <text:p>20251</text:p>
          </table:table-cell>
          <table:table-cell office:value-type="float" office:value="12884">
            <text:p>12884</text:p>
          </table:table-cell>
          <table:table-cell office:value-type="float" office:value="18884">
            <text:p>18884</text:p>
          </table:table-cell>
          <table:table-cell office:value-type="float" office:value="0">
            <text:p>0</text:p>
          </table:table-cell>
          <table:table-cell office:value-type="float" office:value="17871">
            <text:p>17871</text:p>
          </table:table-cell>
          <table:table-cell office:value-type="float" office:value="71151">
            <text:p>71151</text:p>
          </table:table-cell>
          <table:table-cell office:value-type="float" office:value="10594">
            <text:p>10594</text:p>
          </table:table-cell>
          <table:table-cell office:value-type="float" office:value="23590">
            <text:p>23590</text:p>
          </table:table-cell>
          <table:table-cell office:value-type="float" office:value="21381">
            <text:p>21381</text:p>
          </table:table-cell>
          <table:table-cell office:value-type="float" office:value="4306">
            <text:p>4306</text:p>
          </table:table-cell>
          <table:table-cell office:value-type="float" office:value="22757">
            <text:p>22757</text:p>
          </table:table-cell>
          <table:table-cell office:value-type="float" office:value="0">
            <text:p>0</text:p>
          </table:table-cell>
          <table:table-cell office:value-type="float" office:value="27048">
            <text:p>27048</text:p>
          </table:table-cell>
          <table:table-cell office:value-type="float" office:value="13028">
            <text:p>13028</text:p>
          </table:table-cell>
          <table:table-cell office:value-type="float" office:value="22642">
            <text:p>22642</text:p>
          </table:table-cell>
          <table:table-cell table:number-columns-repeated="2" office:value-type="float" office:value="0">
            <text:p>0</text:p>
          </table:table-cell>
          <table:table-cell office:value-type="float" office:value="20940">
            <text:p>20940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float" office:value="0">
            <text:p>0</text:p>
          </table:table-cell>
          <table:table-cell office:value-type="float" office:value="174102">
            <text:p>174102</text:p>
          </table:table-cell>
          <table:table-cell office:value-type="float" office:value="0">
            <text:p>0</text:p>
          </table:table-cell>
          <table:table-cell office:value-type="float" office:value="29078">
            <text:p>29078</text:p>
          </table:table-cell>
          <table:table-cell office:value-type="float" office:value="21756">
            <text:p>21756</text:p>
          </table:table-cell>
          <table:table-cell office:value-type="float" office:value="27186">
            <text:p>27186</text:p>
          </table:table-cell>
          <table:table-cell office:value-type="float" office:value="52715">
            <text:p>52715</text:p>
          </table:table-cell>
          <table:table-cell office:value-type="float" office:value="35208">
            <text:p>35208</text:p>
          </table:table-cell>
          <table:table-cell office:value-type="float" office:value="53948">
            <text:p>53948</text:p>
          </table:table-cell>
          <table:table-cell office:value-type="float" office:value="64136">
            <text:p>64136</text:p>
          </table:table-cell>
          <table:table-cell office:value-type="float" office:value="12696">
            <text:p>12696</text:p>
          </table:table-cell>
          <table:table-cell office:value-type="float" office:value="0">
            <text:p>0</text:p>
          </table:table-cell>
          <table:table-cell office:value-type="float" office:value="48613">
            <text:p>48613</text:p>
          </table:table-cell>
          <table:table-cell office:value-type="float" office:value="0">
            <text:p>0</text:p>
          </table:table-cell>
          <table:table-cell office:value-type="float" office:value="22501">
            <text:p>22501</text:p>
          </table:table-cell>
          <table:table-cell office:value-type="float" office:value="28577">
            <text:p>28577</text:p>
          </table:table-cell>
          <table:table-cell office:value-type="float" office:value="61877">
            <text:p>61877</text:p>
          </table:table-cell>
          <table:table-cell office:value-type="float" office:value="102716">
            <text:p>102716</text:p>
          </table:table-cell>
          <table:table-cell office:value-type="float" office:value="8550">
            <text:p>8550</text:p>
          </table:table-cell>
          <table:table-cell office:value-type="float" office:value="47296">
            <text:p>47296</text:p>
          </table:table-cell>
          <table:table-cell office:value-type="float" office:value="85417">
            <text:p>85417</text:p>
          </table:table-cell>
          <table:table-cell office:value-type="float" office:value="33948">
            <text:p>33948</text:p>
          </table:table-cell>
          <table:table-cell office:value-type="float" office:value="0">
            <text:p>0</text:p>
          </table:table-cell>
          <table:table-cell office:value-type="float" office:value="43565">
            <text:p>43565</text:p>
          </table:table-cell>
          <table:table-cell office:value-type="float" office:value="41414">
            <text:p>41414</text:p>
          </table:table-cell>
          <table:table-cell office:value-type="float" office:value="19913">
            <text:p>19913</text:p>
          </table:table-cell>
          <table:table-cell office:value-type="float" office:value="8850">
            <text:p>8850</text:p>
          </table:table-cell>
          <table:table-cell office:value-type="float" office:value="63256">
            <text:p>63256</text:p>
          </table:table-cell>
          <table:table-cell office:value-type="float" office:value="0">
            <text:p>0</text:p>
          </table:table-cell>
          <table:table-cell office:value-type="float" office:value="33854">
            <text:p>33854</text:p>
          </table:table-cell>
          <table:table-cell table:number-columns-repeated="2" office:value-type="float" office:value="0">
            <text:p>0</text:p>
          </table:table-cell>
          <table:table-cell office:value-type="float" office:value="19036">
            <text:p>19036</text:p>
          </table:table-cell>
          <table:table-cell office:value-type="float" office:value="33101">
            <text:p>33101</text:p>
          </table:table-cell>
          <table:table-cell table:number-columns-repeated="5" office:value-type="float" office:value="0">
            <text:p>0</text:p>
          </table:table-cell>
          <table:table-cell office:value-type="float" office:value="26344">
            <text:p>26344</text:p>
          </table:table-cell>
          <table:table-cell office:value-type="float" office:value="40278">
            <text:p>40278</text:p>
          </table:table-cell>
          <table:table-cell office:value-type="float" office:value="19235">
            <text:p>19235</text:p>
          </table:table-cell>
          <table:table-cell table:number-columns-repeated="3" office:value-type="float" office:value="0">
            <text:p>0</text:p>
          </table:table-cell>
          <table:table-cell office:value-type="float" office:value="13877">
            <text:p>13877</text:p>
          </table:table-cell>
          <table:table-cell office:value-type="float" office:value="13835">
            <text:p>13835</text:p>
          </table:table-cell>
          <table:table-cell table:number-columns-repeated="3" office:value-type="float" office:value="0">
            <text:p>0</text:p>
          </table:table-cell>
          <table:table-cell office:value-type="float" office:value="77531">
            <text:p>77531</text:p>
          </table:table-cell>
          <table:table-cell office:value-type="float" office:value="27308">
            <text:p>27308</text:p>
          </table:table-cell>
          <table:table-cell office:value-type="float" office:value="8750">
            <text:p>8750</text:p>
          </table:table-cell>
          <table:table-cell office:value-type="float" office:value="0">
            <text:p>0</text:p>
          </table:table-cell>
          <table:table-cell office:value-type="float" office:value="41180">
            <text:p>41180</text:p>
          </table:table-cell>
          <table:table-cell office:value-type="float" office:value="45225">
            <text:p>45225</text:p>
          </table:table-cell>
          <table:table-cell office:value-type="float" office:value="12276">
            <text:p>12276</text:p>
          </table:table-cell>
          <table:table-cell office:value-type="float" office:value="12308">
            <text:p>12308</text:p>
          </table:table-cell>
          <table:table-cell office:value-type="float" office:value="12228">
            <text:p>12228</text:p>
          </table:table-cell>
          <table:table-cell office:value-type="float" office:value="27470">
            <text:p>27470</text:p>
          </table:table-cell>
          <table:table-cell office:value-type="float" office:value="11455">
            <text:p>11455</text:p>
          </table:table-cell>
          <table:table-cell office:value-type="float" office:value="8750">
            <text:p>8750</text:p>
          </table:table-cell>
          <table:table-cell office:value-type="float" office:value="36363">
            <text:p>36363</text:p>
          </table:table-cell>
          <table:table-cell office:value-type="float" office:value="11009">
            <text:p>11009</text:p>
          </table:table-cell>
          <table:table-cell office:value-type="float" office:value="10929">
            <text:p>10929</text:p>
          </table:table-cell>
          <table:table-cell office:value-type="float" office:value="11073">
            <text:p>11073</text:p>
          </table:table-cell>
          <table:table-cell office:value-type="float" office:value="11149">
            <text:p>11149</text:p>
          </table:table-cell>
          <table:table-cell office:value-type="float" office:value="11022">
            <text:p>11022</text:p>
          </table:table-cell>
          <table:table-cell office:value-type="float" office:value="9145">
            <text:p>9145</text:p>
          </table:table-cell>
          <table:table-cell office:value-type="float" office:value="47006">
            <text:p>47006</text:p>
          </table:table-cell>
          <table:table-cell office:value-type="float" office:value="11020">
            <text:p>11020</text:p>
          </table:table-cell>
          <table:table-cell office:value-type="float" office:value="11511">
            <text:p>11511</text:p>
          </table:table-cell>
          <table:table-cell table:number-columns-repeated="3" office:value-type="float" office:value="0">
            <text:p>0</text:p>
          </table:table-cell>
          <table:table-cell office:value-type="float" office:value="49411">
            <text:p>49411</text:p>
          </table:table-cell>
          <table:table-cell office:value-type="float" office:value="11127">
            <text:p>11127</text:p>
          </table:table-cell>
          <table:table-cell office:value-type="float" office:value="34018">
            <text:p>34018</text:p>
          </table:table-cell>
          <table:table-cell office:value-type="float" office:value="11114">
            <text:p>11114</text:p>
          </table:table-cell>
          <table:table-cell office:value-type="float" office:value="21975">
            <text:p>21975</text:p>
          </table:table-cell>
          <table:table-cell office:value-type="float" office:value="10782">
            <text:p>10782</text:p>
          </table:table-cell>
          <table:table-cell office:value-type="float" office:value="33113">
            <text:p>33113</text:p>
          </table:table-cell>
          <table:table-cell office:value-type="float" office:value="29410">
            <text:p>2941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7219">
            <text:p>27219</text:p>
          </table:table-cell>
          <table:table-cell office:value-type="float" office:value="21237">
            <text:p>21237</text:p>
          </table:table-cell>
          <table:table-cell office:value-type="float" office:value="43216">
            <text:p>43216</text:p>
          </table:table-cell>
          <table:table-cell office:value-type="float" office:value="32198">
            <text:p>32198</text:p>
          </table:table-cell>
          <table:table-cell office:value-type="float" office:value="23884">
            <text:p>23884</text:p>
          </table:table-cell>
          <table:table-cell office:value-type="float" office:value="8827">
            <text:p>8827</text:p>
          </table:table-cell>
          <table:table-cell office:value-type="float" office:value="8891">
            <text:p>8891</text:p>
          </table:table-cell>
          <table:table-cell office:value-type="float" office:value="8835">
            <text:p>8835</text:p>
          </table:table-cell>
          <table:table-cell office:value-type="float" office:value="8809">
            <text:p>8809</text:p>
          </table:table-cell>
          <table:table-cell office:value-type="float" office:value="9014">
            <text:p>9014</text:p>
          </table:table-cell>
          <table:table-cell office:value-type="float" office:value="32022">
            <text:p>32022</text:p>
          </table:table-cell>
          <table:table-cell office:value-type="float" office:value="39710">
            <text:p>39710</text:p>
          </table:table-cell>
          <table:table-cell office:value-type="float" office:value="20733">
            <text:p>20733</text:p>
          </table:table-cell>
          <table:table-cell office:value-type="float" office:value="8777">
            <text:p>8777</text:p>
          </table:table-cell>
          <table:table-cell office:value-type="float" office:value="18712">
            <text:p>18712</text:p>
          </table:table-cell>
          <table:table-cell office:value-type="float" office:value="18482">
            <text:p>18482</text:p>
          </table:table-cell>
          <table:table-cell table:number-columns-repeated="3" office:value-type="float" office:value="0">
            <text:p>0</text:p>
          </table:table-cell>
          <table:table-cell office:value-type="float" office:value="17504">
            <text:p>17504</text:p>
          </table:table-cell>
          <table:table-cell office:value-type="float" office:value="10475">
            <text:p>10475</text:p>
          </table:table-cell>
          <table:table-cell office:value-type="float" office:value="26880">
            <text:p>26880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table:number-columns-repeated="4" office:value-type="float" office:value="0">
            <text:p>0</text:p>
          </table:table-cell>
          <table:table-cell office:value-type="float" office:value="27705">
            <text:p>27705</text:p>
          </table:table-cell>
          <table:table-cell office:value-type="float" office:value="0">
            <text:p>0</text:p>
          </table:table-cell>
          <table:table-cell office:value-type="float" office:value="39833">
            <text:p>39833</text:p>
          </table:table-cell>
          <table:table-cell office:value-type="float" office:value="0">
            <text:p>0</text:p>
          </table:table-cell>
          <table:table-cell office:value-type="float" office:value="18037">
            <text:p>18037</text:p>
          </table:table-cell>
          <table:table-cell office:value-type="float" office:value="9756">
            <text:p>9756</text:p>
          </table:table-cell>
          <table:table-cell office:value-type="float" office:value="16720">
            <text:p>16720</text:p>
          </table:table-cell>
          <table:table-cell table:number-columns-repeated="2" office:value-type="float" office:value="0">
            <text:p>0</text:p>
          </table:table-cell>
          <table:table-cell office:value-type="float" office:value="15650">
            <text:p>15650</text:p>
          </table:table-cell>
          <table:table-cell table:number-columns-repeated="5" office:value-type="float" office:value="0">
            <text:p>0</text:p>
          </table:table-cell>
          <table:table-cell office:value-type="float" office:value="16599">
            <text:p>16599</text:p>
          </table:table-cell>
          <table:table-cell office:value-type="float" office:value="62906">
            <text:p>62906</text:p>
          </table:table-cell>
          <table:table-cell table:number-columns-repeated="2" office:value-type="float" office:value="0">
            <text:p>0</text:p>
          </table:table-cell>
          <table:table-cell office:value-type="float" office:value="72626">
            <text:p>72626</text:p>
          </table:table-cell>
          <table:table-cell office:value-type="float" office:value="8942">
            <text:p>8942</text:p>
          </table:table-cell>
          <table:table-cell office:value-type="float" office:value="8616">
            <text:p>8616</text:p>
          </table:table-cell>
          <table:table-cell office:value-type="float" office:value="18242">
            <text:p>18242</text:p>
          </table:table-cell>
          <table:table-cell office:value-type="float" office:value="0">
            <text:p>0</text:p>
          </table:table-cell>
          <table:table-cell office:value-type="float" office:value="35591">
            <text:p>35591</text:p>
          </table:table-cell>
          <table:table-cell office:value-type="float" office:value="8842">
            <text:p>8842</text:p>
          </table:table-cell>
          <table:table-cell office:value-type="float" office:value="0">
            <text:p>0</text:p>
          </table:table-cell>
          <table:table-cell office:value-type="float" office:value="19776">
            <text:p>19776</text:p>
          </table:table-cell>
          <table:table-cell office:value-type="float" office:value="18429">
            <text:p>18429</text:p>
          </table:table-cell>
          <table:table-cell office:value-type="float" office:value="9745">
            <text:p>9745</text:p>
          </table:table-cell>
          <table:table-cell office:value-type="float" office:value="82870">
            <text:p>82870</text:p>
          </table:table-cell>
          <table:table-cell office:value-type="float" office:value="25445">
            <text:p>25445</text:p>
          </table:table-cell>
          <table:table-cell office:value-type="float" office:value="19520">
            <text:p>19520</text:p>
          </table:table-cell>
          <table:table-cell office:value-type="float" office:value="0">
            <text:p>0</text:p>
          </table:table-cell>
          <table:table-cell office:value-type="float" office:value="9178">
            <text:p>9178</text:p>
          </table:table-cell>
          <table:table-cell office:value-type="float" office:value="21455">
            <text:p>21455</text:p>
          </table:table-cell>
          <table:table-cell office:value-type="float" office:value="9211">
            <text:p>9211</text:p>
          </table:table-cell>
          <table:table-cell office:value-type="float" office:value="17336">
            <text:p>17336</text:p>
          </table:table-cell>
          <table:table-cell office:value-type="float" office:value="10214">
            <text:p>10214</text:p>
          </table:table-cell>
          <table:table-cell office:value-type="float" office:value="0">
            <text:p>0</text:p>
          </table:table-cell>
          <table:table-cell office:value-type="float" office:value="9120">
            <text:p>9120</text:p>
          </table:table-cell>
          <table:table-cell office:value-type="float" office:value="11191">
            <text:p>11191</text:p>
          </table:table-cell>
          <table:table-cell office:value-type="float" office:value="6228">
            <text:p>6228</text:p>
          </table:table-cell>
          <table:table-cell office:value-type="float" office:value="19820">
            <text:p>19820</text:p>
          </table:table-cell>
        </table:table-row>
        <table:table-row table:style-name="ro1">
          <table:table-cell office:value-type="string">
            <text:p>Panama</text:p>
          </table:table-cell>
          <table:table-cell table:number-columns-repeated="2" office:value-type="float" office:value="0">
            <text:p>0</text:p>
          </table:table-cell>
          <table:table-cell office:value-type="float" office:value="11653">
            <text:p>11653</text:p>
          </table:table-cell>
          <table:table-cell office:value-type="float" office:value="36838">
            <text:p>36838</text:p>
          </table:table-cell>
          <table:table-cell office:value-type="float" office:value="49560">
            <text:p>49560</text:p>
          </table:table-cell>
          <table:table-cell table:number-columns-repeated="2" office:value-type="float" office:value="0">
            <text:p>0</text:p>
          </table:table-cell>
          <table:table-cell office:value-type="float" office:value="10211">
            <text:p>10211</text:p>
          </table:table-cell>
          <table:table-cell office:value-type="float" office:value="33211">
            <text:p>33211</text:p>
          </table:table-cell>
          <table:table-cell office:value-type="float" office:value="0">
            <text:p>0</text:p>
          </table:table-cell>
          <table:table-cell office:value-type="float" office:value="22577">
            <text:p>22577</text:p>
          </table:table-cell>
          <table:table-cell office:value-type="float" office:value="0">
            <text:p>0</text:p>
          </table:table-cell>
          <table:table-cell office:value-type="float" office:value="30619">
            <text:p>30619</text:p>
          </table:table-cell>
          <table:table-cell office:value-type="float" office:value="46342">
            <text:p>46342</text:p>
          </table:table-cell>
          <table:table-cell office:value-type="float" office:value="0">
            <text:p>0</text:p>
          </table:table-cell>
          <table:table-cell office:value-type="float" office:value="11280">
            <text:p>11280</text:p>
          </table:table-cell>
          <table:table-cell office:value-type="float" office:value="0">
            <text:p>0</text:p>
          </table:table-cell>
          <table:table-cell office:value-type="float" office:value="41202">
            <text:p>41202</text:p>
          </table:table-cell>
          <table:table-cell office:value-type="float" office:value="96716">
            <text:p>96716</text:p>
          </table:table-cell>
          <table:table-cell office:value-type="float" office:value="29335">
            <text:p>29335</text:p>
          </table:table-cell>
          <table:table-cell office:value-type="float" office:value="30460">
            <text:p>30460</text:p>
          </table:table-cell>
          <table:table-cell office:value-type="float" office:value="43742">
            <text:p>43742</text:p>
          </table:table-cell>
          <table:table-cell office:value-type="float" office:value="54925">
            <text:p>54925</text:p>
          </table:table-cell>
          <table:table-cell office:value-type="float" office:value="0">
            <text:p>0</text:p>
          </table:table-cell>
          <table:table-cell office:value-type="float" office:value="55109">
            <text:p>55109</text:p>
          </table:table-cell>
          <table:table-cell office:value-type="float" office:value="0">
            <text:p>0</text:p>
          </table:table-cell>
          <table:table-cell office:value-type="float" office:value="32127">
            <text:p>32127</text:p>
          </table:table-cell>
          <table:table-cell office:value-type="float" office:value="0">
            <text:p>0</text:p>
          </table:table-cell>
          <table:table-cell office:value-type="float" office:value="9157">
            <text:p>9157</text:p>
          </table:table-cell>
          <table:table-cell office:value-type="float" office:value="40374">
            <text:p>40374</text:p>
          </table:table-cell>
          <table:table-cell office:value-type="float" office:value="22132">
            <text:p>22132</text:p>
          </table:table-cell>
          <table:table-cell office:value-type="float" office:value="21436">
            <text:p>21436</text:p>
          </table:table-cell>
          <table:table-cell office:value-type="float" office:value="32351">
            <text:p>32351</text:p>
          </table:table-cell>
          <table:table-cell office:value-type="float" office:value="21304">
            <text:p>21304</text:p>
          </table:table-cell>
          <table:table-cell office:value-type="float" office:value="50555">
            <text:p>50555</text:p>
          </table:table-cell>
          <table:table-cell office:value-type="float" office:value="41314">
            <text:p>41314</text:p>
          </table:table-cell>
          <table:table-cell office:value-type="float" office:value="32364">
            <text:p>32364</text:p>
          </table:table-cell>
          <table:table-cell office:value-type="float" office:value="0">
            <text:p>0</text:p>
          </table:table-cell>
          <table:table-cell office:value-type="float" office:value="75600">
            <text:p>75600</text:p>
          </table:table-cell>
          <table:table-cell office:value-type="float" office:value="208636">
            <text:p>208636</text:p>
          </table:table-cell>
          <table:table-cell office:value-type="float" office:value="32898">
            <text:p>32898</text:p>
          </table:table-cell>
          <table:table-cell office:value-type="float" office:value="0">
            <text:p>0</text:p>
          </table:table-cell>
          <table:table-cell office:value-type="float" office:value="45440">
            <text:p>45440</text:p>
          </table:table-cell>
          <table:table-cell office:value-type="float" office:value="15600">
            <text:p>15600</text:p>
          </table:table-cell>
          <table:table-cell office:value-type="float" office:value="0">
            <text:p>0</text:p>
          </table:table-cell>
          <table:table-cell office:value-type="float" office:value="85856">
            <text:p>85856</text:p>
          </table:table-cell>
          <table:table-cell office:value-type="float" office:value="18934">
            <text:p>18934</text:p>
          </table:table-cell>
          <table:table-cell office:value-type="float" office:value="44571">
            <text:p>44571</text:p>
          </table:table-cell>
          <table:table-cell office:value-type="float" office:value="62931">
            <text:p>62931</text:p>
          </table:table-cell>
          <table:table-cell office:value-type="float" office:value="90780">
            <text:p>90780</text:p>
          </table:table-cell>
          <table:table-cell office:value-type="float" office:value="45203">
            <text:p>45203</text:p>
          </table:table-cell>
          <table:table-cell office:value-type="float" office:value="23015">
            <text:p>23015</text:p>
          </table:table-cell>
          <table:table-cell office:value-type="float" office:value="103417">
            <text:p>103417</text:p>
          </table:table-cell>
          <table:table-cell office:value-type="float" office:value="0">
            <text:p>0</text:p>
          </table:table-cell>
          <table:table-cell office:value-type="float" office:value="69805">
            <text:p>69805</text:p>
          </table:table-cell>
          <table:table-cell office:value-type="float" office:value="131578">
            <text:p>131578</text:p>
          </table:table-cell>
          <table:table-cell office:value-type="float" office:value="46281">
            <text:p>46281</text:p>
          </table:table-cell>
          <table:table-cell office:value-type="float" office:value="41090">
            <text:p>41090</text:p>
          </table:table-cell>
          <table:table-cell office:value-type="float" office:value="11720">
            <text:p>11720</text:p>
          </table:table-cell>
          <table:table-cell office:value-type="float" office:value="164849">
            <text:p>164849</text:p>
          </table:table-cell>
          <table:table-cell office:value-type="float" office:value="64753">
            <text:p>64753</text:p>
          </table:table-cell>
          <table:table-cell office:value-type="float" office:value="51834">
            <text:p>51834</text:p>
          </table:table-cell>
          <table:table-cell office:value-type="float" office:value="68836">
            <text:p>68836</text:p>
          </table:table-cell>
          <table:table-cell office:value-type="float" office:value="156094">
            <text:p>156094</text:p>
          </table:table-cell>
          <table:table-cell office:value-type="float" office:value="97337">
            <text:p>97337</text:p>
          </table:table-cell>
          <table:table-cell office:value-type="float" office:value="65953">
            <text:p>65953</text:p>
          </table:table-cell>
          <table:table-cell office:value-type="float" office:value="62554">
            <text:p>62554</text:p>
          </table:table-cell>
          <table:table-cell office:value-type="float" office:value="69997">
            <text:p>69997</text:p>
          </table:table-cell>
          <table:table-cell office:value-type="float" office:value="122467">
            <text:p>122467</text:p>
          </table:table-cell>
          <table:table-cell office:value-type="float" office:value="43825">
            <text:p>43825</text:p>
          </table:table-cell>
          <table:table-cell office:value-type="float" office:value="137915">
            <text:p>137915</text:p>
          </table:table-cell>
          <table:table-cell office:value-type="float" office:value="103442">
            <text:p>103442</text:p>
          </table:table-cell>
          <table:table-cell office:value-type="float" office:value="59768">
            <text:p>59768</text:p>
          </table:table-cell>
          <table:table-cell office:value-type="float" office:value="111340">
            <text:p>111340</text:p>
          </table:table-cell>
          <table:table-cell office:value-type="float" office:value="42335">
            <text:p>42335</text:p>
          </table:table-cell>
          <table:table-cell office:value-type="float" office:value="109087">
            <text:p>109087</text:p>
          </table:table-cell>
          <table:table-cell office:value-type="float" office:value="116359">
            <text:p>116359</text:p>
          </table:table-cell>
          <table:table-cell office:value-type="float" office:value="104405">
            <text:p>104405</text:p>
          </table:table-cell>
          <table:table-cell office:value-type="float" office:value="31289">
            <text:p>31289</text:p>
          </table:table-cell>
          <table:table-cell office:value-type="float" office:value="178025">
            <text:p>178025</text:p>
          </table:table-cell>
          <table:table-cell office:value-type="float" office:value="44325">
            <text:p>44325</text:p>
          </table:table-cell>
          <table:table-cell office:value-type="float" office:value="128365">
            <text:p>128365</text:p>
          </table:table-cell>
          <table:table-cell office:value-type="float" office:value="12197">
            <text:p>12197</text:p>
          </table:table-cell>
          <table:table-cell office:value-type="float" office:value="67021">
            <text:p>67021</text:p>
          </table:table-cell>
          <table:table-cell office:value-type="float" office:value="35200">
            <text:p>35200</text:p>
          </table:table-cell>
          <table:table-cell office:value-type="float" office:value="246">
            <text:p>246</text:p>
          </table:table-cell>
          <table:table-cell office:value-type="float" office:value="33350">
            <text:p>33350</text:p>
          </table:table-cell>
          <table:table-cell office:value-type="float" office:value="131437">
            <text:p>131437</text:p>
          </table:table-cell>
          <table:table-cell office:value-type="float" office:value="20413">
            <text:p>20413</text:p>
          </table:table-cell>
          <table:table-cell office:value-type="float" office:value="71306">
            <text:p>71306</text:p>
          </table:table-cell>
          <table:table-cell office:value-type="float" office:value="42922">
            <text:p>42922</text:p>
          </table:table-cell>
          <table:table-cell office:value-type="float" office:value="9231">
            <text:p>9231</text:p>
          </table:table-cell>
          <table:table-cell office:value-type="float" office:value="10551">
            <text:p>10551</text:p>
          </table:table-cell>
          <table:table-cell office:value-type="float" office:value="16275">
            <text:p>16275</text:p>
          </table:table-cell>
          <table:table-cell office:value-type="float" office:value="72489">
            <text:p>72489</text:p>
          </table:table-cell>
          <table:table-cell office:value-type="float" office:value="9232">
            <text:p>9232</text:p>
          </table:table-cell>
          <table:table-cell office:value-type="float" office:value="21211">
            <text:p>21211</text:p>
          </table:table-cell>
          <table:table-cell office:value-type="float" office:value="0">
            <text:p>0</text:p>
          </table:table-cell>
          <table:table-cell office:value-type="float" office:value="60480">
            <text:p>60480</text:p>
          </table:table-cell>
          <table:table-cell office:value-type="float" office:value="144">
            <text:p>144</text:p>
          </table:table-cell>
          <table:table-cell office:value-type="float" office:value="26390">
            <text:p>26390</text:p>
          </table:table-cell>
          <table:table-cell office:value-type="float" office:value="9543">
            <text:p>9543</text:p>
          </table:table-cell>
          <table:table-cell office:value-type="float" office:value="18888">
            <text:p>18888</text:p>
          </table:table-cell>
          <table:table-cell office:value-type="float" office:value="46813">
            <text:p>46813</text:p>
          </table:table-cell>
          <table:table-cell office:value-type="float" office:value="95765">
            <text:p>95765</text:p>
          </table:table-cell>
          <table:table-cell office:value-type="float" office:value="67749">
            <text:p>67749</text:p>
          </table:table-cell>
          <table:table-cell office:value-type="float" office:value="60153">
            <text:p>60153</text:p>
          </table:table-cell>
          <table:table-cell office:value-type="float" office:value="61063">
            <text:p>61063</text:p>
          </table:table-cell>
          <table:table-cell office:value-type="float" office:value="55180">
            <text:p>55180</text:p>
          </table:table-cell>
          <table:table-cell office:value-type="float" office:value="34440">
            <text:p>34440</text:p>
          </table:table-cell>
          <table:table-cell office:value-type="float" office:value="17220">
            <text:p>17220</text:p>
          </table:table-cell>
          <table:table-cell office:value-type="float" office:value="46453">
            <text:p>46453</text:p>
          </table:table-cell>
          <table:table-cell office:value-type="float" office:value="141">
            <text:p>141</text:p>
          </table:table-cell>
          <table:table-cell office:value-type="float" office:value="235911">
            <text:p>235911</text:p>
          </table:table-cell>
          <table:table-cell office:value-type="float" office:value="245015">
            <text:p>245015</text:p>
          </table:table-cell>
          <table:table-cell office:value-type="float" office:value="200">
            <text:p>200</text:p>
          </table:table-cell>
          <table:table-cell office:value-type="float" office:value="92607">
            <text:p>92607</text:p>
          </table:table-cell>
          <table:table-cell office:value-type="float" office:value="33827">
            <text:p>33827</text:p>
          </table:table-cell>
          <table:table-cell office:value-type="float" office:value="72119">
            <text:p>72119</text:p>
          </table:table-cell>
          <table:table-cell office:value-type="float" office:value="8910">
            <text:p>8910</text:p>
          </table:table-cell>
          <table:table-cell office:value-type="float" office:value="61565">
            <text:p>61565</text:p>
          </table:table-cell>
          <table:table-cell office:value-type="float" office:value="8846">
            <text:p>8846</text:p>
          </table:table-cell>
          <table:table-cell office:value-type="float" office:value="52443">
            <text:p>52443</text:p>
          </table:table-cell>
          <table:table-cell office:value-type="float" office:value="167">
            <text:p>167</text:p>
          </table:table-cell>
          <table:table-cell office:value-type="float" office:value="17629">
            <text:p>17629</text:p>
          </table:table-cell>
          <table:table-cell office:value-type="float" office:value="0">
            <text:p>0</text:p>
          </table:table-cell>
          <table:table-cell office:value-type="float" office:value="21850">
            <text:p>21850</text:p>
          </table:table-cell>
          <table:table-cell office:value-type="float" office:value="45">
            <text:p>45</text:p>
          </table:table-cell>
          <table:table-cell office:value-type="float" office:value="205">
            <text:p>205</text:p>
          </table:table-cell>
          <table:table-cell office:value-type="float" office:value="25339">
            <text:p>25339</text:p>
          </table:table-cell>
          <table:table-cell office:value-type="float" office:value="81978">
            <text:p>81978</text:p>
          </table:table-cell>
          <table:table-cell office:value-type="float" office:value="71553">
            <text:p>71553</text:p>
          </table:table-cell>
          <table:table-cell office:value-type="float" office:value="21183">
            <text:p>21183</text:p>
          </table:table-cell>
          <table:table-cell office:value-type="float" office:value="17955">
            <text:p>17955</text:p>
          </table:table-cell>
          <table:table-cell office:value-type="float" office:value="234">
            <text:p>234</text:p>
          </table:table-cell>
          <table:table-cell office:value-type="float" office:value="32822">
            <text:p>32822</text:p>
          </table:table-cell>
          <table:table-cell office:value-type="float" office:value="72870">
            <text:p>72870</text:p>
          </table:table-cell>
          <table:table-cell office:value-type="float" office:value="6341">
            <text:p>6341</text:p>
          </table:table-cell>
          <table:table-cell office:value-type="float" office:value="67372">
            <text:p>67372</text:p>
          </table:table-cell>
          <table:table-cell office:value-type="float" office:value="208863">
            <text:p>208863</text:p>
          </table:table-cell>
          <table:table-cell office:value-type="float" office:value="146168">
            <text:p>146168</text:p>
          </table:table-cell>
          <table:table-cell office:value-type="float" office:value="211928">
            <text:p>211928</text:p>
          </table:table-cell>
          <table:table-cell office:value-type="float" office:value="169685">
            <text:p>169685</text:p>
          </table:table-cell>
          <table:table-cell office:value-type="float" office:value="18052">
            <text:p>18052</text:p>
          </table:table-cell>
          <table:table-cell office:value-type="float" office:value="100843">
            <text:p>100843</text:p>
          </table:table-cell>
          <table:table-cell office:value-type="float" office:value="121631">
            <text:p>121631</text:p>
          </table:table-cell>
          <table:table-cell office:value-type="float" office:value="128164">
            <text:p>128164</text:p>
          </table:table-cell>
          <table:table-cell office:value-type="float" office:value="322075">
            <text:p>322075</text:p>
          </table:table-cell>
          <table:table-cell office:value-type="float" office:value="107538">
            <text:p>107538</text:p>
          </table:table-cell>
          <table:table-cell office:value-type="float" office:value="34272">
            <text:p>34272</text:p>
          </table:table-cell>
          <table:table-cell office:value-type="float" office:value="69433">
            <text:p>69433</text:p>
          </table:table-cell>
          <table:table-cell office:value-type="float" office:value="27733">
            <text:p>27733</text:p>
          </table:table-cell>
          <table:table-cell office:value-type="float" office:value="50181">
            <text:p>50181</text:p>
          </table:table-cell>
          <table:table-cell office:value-type="float" office:value="64977">
            <text:p>64977</text:p>
          </table:table-cell>
          <table:table-cell office:value-type="float" office:value="48478">
            <text:p>48478</text:p>
          </table:table-cell>
          <table:table-cell office:value-type="float" office:value="84007">
            <text:p>84007</text:p>
          </table:table-cell>
          <table:table-cell office:value-type="float" office:value="18921">
            <text:p>18921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0">
            <text:p>0</text:p>
          </table:table-cell>
          <table:table-cell office:value-type="float" office:value="24566">
            <text:p>24566</text:p>
          </table:table-cell>
          <table:table-cell office:value-type="float" office:value="58263">
            <text:p>58263</text:p>
          </table:table-cell>
          <table:table-cell office:value-type="float" office:value="22876">
            <text:p>22876</text:p>
          </table:table-cell>
          <table:table-cell office:value-type="float" office:value="41147">
            <text:p>41147</text:p>
          </table:table-cell>
          <table:table-cell office:value-type="float" office:value="22399">
            <text:p>22399</text:p>
          </table:table-cell>
          <table:table-cell office:value-type="float" office:value="7864">
            <text:p>7864</text:p>
          </table:table-cell>
          <table:table-cell office:value-type="float" office:value="16824">
            <text:p>16824</text:p>
          </table:table-cell>
          <table:table-cell office:value-type="float" office:value="0">
            <text:p>0</text:p>
          </table:table-cell>
          <table:table-cell office:value-type="float" office:value="7324">
            <text:p>7324</text:p>
          </table:table-cell>
          <table:table-cell office:value-type="float" office:value="4917">
            <text:p>4917</text:p>
          </table:table-cell>
          <table:table-cell office:value-type="float" office:value="10006">
            <text:p>10006</text:p>
          </table:table-cell>
          <table:table-cell office:value-type="float" office:value="22211">
            <text:p>22211</text:p>
          </table:table-cell>
          <table:table-cell office:value-type="float" office:value="24089">
            <text:p>24089</text:p>
          </table:table-cell>
          <table:table-cell office:value-type="float" office:value="91191">
            <text:p>91191</text:p>
          </table:table-cell>
          <table:table-cell office:value-type="float" office:value="71313">
            <text:p>71313</text:p>
          </table:table-cell>
          <table:table-cell office:value-type="float" office:value="24433">
            <text:p>24433</text:p>
          </table:table-cell>
          <table:table-cell office:value-type="float" office:value="38240">
            <text:p>38240</text:p>
          </table:table-cell>
          <table:table-cell office:value-type="float" office:value="21790">
            <text:p>21790</text:p>
          </table:table-cell>
          <table:table-cell office:value-type="float" office:value="40284">
            <text:p>40284</text:p>
          </table:table-cell>
          <table:table-cell office:value-type="float" office:value="52605">
            <text:p>52605</text:p>
          </table:table-cell>
          <table:table-cell office:value-type="float" office:value="19024">
            <text:p>19024</text:p>
          </table:table-cell>
          <table:table-cell office:value-type="float" office:value="21198">
            <text:p>21198</text:p>
          </table:table-cell>
          <table:table-cell office:value-type="float" office:value="7250">
            <text:p>7250</text:p>
          </table:table-cell>
          <table:table-cell office:value-type="float" office:value="29495">
            <text:p>29495</text:p>
          </table:table-cell>
          <table:table-cell office:value-type="float" office:value="44777">
            <text:p>44777</text:p>
          </table:table-cell>
          <table:table-cell office:value-type="float" office:value="8264">
            <text:p>8264</text:p>
          </table:table-cell>
          <table:table-cell office:value-type="float" office:value="30923">
            <text:p>30923</text:p>
          </table:table-cell>
          <table:table-cell office:value-type="float" office:value="31626">
            <text:p>31626</text:p>
          </table:table-cell>
          <table:table-cell office:value-type="float" office:value="46908">
            <text:p>46908</text:p>
          </table:table-cell>
          <table:table-cell office:value-type="float" office:value="85984">
            <text:p>85984</text:p>
          </table:table-cell>
          <table:table-cell office:value-type="float" office:value="6865">
            <text:p>6865</text:p>
          </table:table-cell>
          <table:table-cell office:value-type="float" office:value="42884">
            <text:p>42884</text:p>
          </table:table-cell>
          <table:table-cell office:value-type="float" office:value="7374">
            <text:p>7374</text:p>
          </table:table-cell>
          <table:table-cell office:value-type="float" office:value="20704">
            <text:p>20704</text:p>
          </table:table-cell>
          <table:table-cell office:value-type="float" office:value="19351">
            <text:p>19351</text:p>
          </table:table-cell>
          <table:table-cell office:value-type="float" office:value="6760">
            <text:p>6760</text:p>
          </table:table-cell>
          <table:table-cell office:value-type="float" office:value="11205">
            <text:p>11205</text:p>
          </table:table-cell>
          <table:table-cell office:value-type="float" office:value="7429">
            <text:p>7429</text:p>
          </table:table-cell>
          <table:table-cell table:number-columns-repeated="2" office:value-type="float" office:value="0">
            <text:p>0</text:p>
          </table:table-cell>
          <table:table-cell office:value-type="float" office:value="6925">
            <text:p>6925</text:p>
          </table:table-cell>
          <table:table-cell office:value-type="float" office:value="32469">
            <text:p>32469</text:p>
          </table:table-cell>
          <table:table-cell office:value-type="float" office:value="16651">
            <text:p>16651</text:p>
          </table:table-cell>
          <table:table-cell office:value-type="float" office:value="33825">
            <text:p>33825</text:p>
          </table:table-cell>
          <table:table-cell office:value-type="float" office:value="48798">
            <text:p>48798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6795">
            <text:p>6795</text:p>
          </table:table-cell>
          <table:table-cell office:value-type="float" office:value="25847">
            <text:p>25847</text:p>
          </table:table-cell>
          <table:table-cell office:value-type="float" office:value="51692">
            <text:p>51692</text:p>
          </table:table-cell>
          <table:table-cell office:value-type="float" office:value="0">
            <text:p>0</text:p>
          </table:table-cell>
          <table:table-cell office:value-type="float" office:value="52587">
            <text:p>52587</text:p>
          </table:table-cell>
          <table:table-cell office:value-type="float" office:value="58221">
            <text:p>58221</text:p>
          </table:table-cell>
          <table:table-cell office:value-type="float" office:value="11116">
            <text:p>11116</text:p>
          </table:table-cell>
          <table:table-cell office:value-type="float" office:value="24365">
            <text:p>24365</text:p>
          </table:table-cell>
          <table:table-cell office:value-type="float" office:value="9313">
            <text:p>9313</text:p>
          </table:table-cell>
          <table:table-cell office:value-type="float" office:value="72763">
            <text:p>72763</text:p>
          </table:table-cell>
          <table:table-cell office:value-type="float" office:value="0">
            <text:p>0</text:p>
          </table:table-cell>
          <table:table-cell office:value-type="float" office:value="8093">
            <text:p>8093</text:p>
          </table:table-cell>
          <table:table-cell office:value-type="float" office:value="16568">
            <text:p>16568</text:p>
          </table:table-cell>
          <table:table-cell office:value-type="float" office:value="16467">
            <text:p>16467</text:p>
          </table:table-cell>
          <table:table-cell office:value-type="float" office:value="36481">
            <text:p>36481</text:p>
          </table:table-cell>
          <table:table-cell office:value-type="float" office:value="0">
            <text:p>0</text:p>
          </table:table-cell>
          <table:table-cell office:value-type="float" office:value="46423">
            <text:p>46423</text:p>
          </table:table-cell>
          <table:table-cell office:value-type="float" office:value="32651">
            <text:p>32651</text:p>
          </table:table-cell>
          <table:table-cell office:value-type="float" office:value="29398">
            <text:p>29398</text:p>
          </table:table-cell>
          <table:table-cell office:value-type="float" office:value="26999">
            <text:p>26999</text:p>
          </table:table-cell>
          <table:table-cell office:value-type="float" office:value="10263">
            <text:p>10263</text:p>
          </table:table-cell>
          <table:table-cell office:value-type="float" office:value="6790">
            <text:p>6790</text:p>
          </table:table-cell>
          <table:table-cell office:value-type="float" office:value="41713">
            <text:p>41713</text:p>
          </table:table-cell>
          <table:table-cell office:value-type="float" office:value="54950">
            <text:p>54950</text:p>
          </table:table-cell>
          <table:table-cell office:value-type="float" office:value="11598">
            <text:p>11598</text:p>
          </table:table-cell>
          <table:table-cell office:value-type="float" office:value="33600">
            <text:p>33600</text:p>
          </table:table-cell>
          <table:table-cell office:value-type="float" office:value="9711">
            <text:p>9711</text:p>
          </table:table-cell>
          <table:table-cell office:value-type="float" office:value="23488">
            <text:p>23488</text:p>
          </table:table-cell>
          <table:table-cell office:value-type="float" office:value="26821">
            <text:p>26821</text:p>
          </table:table-cell>
          <table:table-cell office:value-type="float" office:value="0">
            <text:p>0</text:p>
          </table:table-cell>
          <table:table-cell office:value-type="float" office:value="56317">
            <text:p>56317</text:p>
          </table:table-cell>
          <table:table-cell office:value-type="float" office:value="0">
            <text:p>0</text:p>
          </table:table-cell>
          <table:table-cell office:value-type="float" office:value="23091">
            <text:p>23091</text:p>
          </table:table-cell>
          <table:table-cell office:value-type="float" office:value="45649">
            <text:p>45649</text:p>
          </table:table-cell>
          <table:table-cell office:value-type="float" office:value="27108">
            <text:p>27108</text:p>
          </table:table-cell>
          <table:table-cell office:value-type="float" office:value="38801">
            <text:p>38801</text:p>
          </table:table-cell>
          <table:table-cell office:value-type="float" office:value="10078">
            <text:p>10078</text:p>
          </table:table-cell>
          <table:table-cell office:value-type="float" office:value="19481">
            <text:p>19481</text:p>
          </table:table-cell>
          <table:table-cell office:value-type="float" office:value="30983">
            <text:p>30983</text:p>
          </table:table-cell>
          <table:table-cell office:value-type="float" office:value="29537">
            <text:p>29537</text:p>
          </table:table-cell>
          <table:table-cell office:value-type="float" office:value="18049">
            <text:p>18049</text:p>
          </table:table-cell>
          <table:table-cell office:value-type="float" office:value="15163">
            <text:p>15163</text:p>
          </table:table-cell>
          <table:table-cell office:value-type="float" office:value="15913">
            <text:p>15913</text:p>
          </table:table-cell>
          <table:table-cell office:value-type="float" office:value="12932">
            <text:p>12932</text:p>
          </table:table-cell>
          <table:table-cell office:value-type="float" office:value="33352">
            <text:p>33352</text:p>
          </table:table-cell>
          <table:table-cell office:value-type="float" office:value="55212">
            <text:p>55212</text:p>
          </table:table-cell>
          <table:table-cell office:value-type="float" office:value="30603">
            <text:p>30603</text:p>
          </table:table-cell>
          <table:table-cell office:value-type="float" office:value="26844">
            <text:p>26844</text:p>
          </table:table-cell>
          <table:table-cell office:value-type="float" office:value="3949">
            <text:p>3949</text:p>
          </table:table-cell>
          <table:table-cell office:value-type="float" office:value="0">
            <text:p>0</text:p>
          </table:table-cell>
          <table:table-cell office:value-type="float" office:value="37539">
            <text:p>37539</text:p>
          </table:table-cell>
          <table:table-cell office:value-type="float" office:value="37796">
            <text:p>37796</text:p>
          </table:table-cell>
          <table:table-cell office:value-type="float" office:value="7014">
            <text:p>7014</text:p>
          </table:table-cell>
          <table:table-cell office:value-type="float" office:value="22724">
            <text:p>22724</text:p>
          </table:table-cell>
          <table:table-cell office:value-type="float" office:value="13808">
            <text:p>13808</text:p>
          </table:table-cell>
          <table:table-cell office:value-type="float" office:value="41556">
            <text:p>41556</text:p>
          </table:table-cell>
          <table:table-cell office:value-type="float" office:value="27288">
            <text:p>27288</text:p>
          </table:table-cell>
          <table:table-cell office:value-type="float" office:value="38299">
            <text:p>38299</text:p>
          </table:table-cell>
          <table:table-cell office:value-type="float" office:value="33490">
            <text:p>33490</text:p>
          </table:table-cell>
          <table:table-cell office:value-type="float" office:value="27269">
            <text:p>27269</text:p>
          </table:table-cell>
          <table:table-cell office:value-type="float" office:value="42284">
            <text:p>42284</text:p>
          </table:table-cell>
          <table:table-cell office:value-type="float" office:value="37276">
            <text:p>37276</text:p>
          </table:table-cell>
          <table:table-cell office:value-type="float" office:value="23502">
            <text:p>23502</text:p>
          </table:table-cell>
          <table:table-cell office:value-type="float" office:value="42248">
            <text:p>42248</text:p>
          </table:table-cell>
          <table:table-cell office:value-type="float" office:value="24903">
            <text:p>24903</text:p>
          </table:table-cell>
          <table:table-cell office:value-type="float" office:value="18439">
            <text:p>18439</text:p>
          </table:table-cell>
          <table:table-cell office:value-type="float" office:value="0">
            <text:p>0</text:p>
          </table:table-cell>
          <table:table-cell office:value-type="float" office:value="34135">
            <text:p>34135</text:p>
          </table:table-cell>
          <table:table-cell office:value-type="float" office:value="8623">
            <text:p>8623</text:p>
          </table:table-cell>
          <table:table-cell office:value-type="float" office:value="53214">
            <text:p>53214</text:p>
          </table:table-cell>
          <table:table-cell office:value-type="float" office:value="146718">
            <text:p>146718</text:p>
          </table:table-cell>
          <table:table-cell office:value-type="float" office:value="388082">
            <text:p>388082</text:p>
          </table:table-cell>
          <table:table-cell office:value-type="float" office:value="0">
            <text:p>0</text:p>
          </table:table-cell>
          <table:table-cell office:value-type="float" office:value="13225">
            <text:p>13225</text:p>
          </table:table-cell>
          <table:table-cell office:value-type="float" office:value="16807">
            <text:p>16807</text:p>
          </table:table-cell>
          <table:table-cell office:value-type="float" office:value="12088">
            <text:p>12088</text:p>
          </table:table-cell>
          <table:table-cell office:value-type="float" office:value="33321">
            <text:p>33321</text:p>
          </table:table-cell>
          <table:table-cell office:value-type="float" office:value="15620">
            <text:p>15620</text:p>
          </table:table-cell>
          <table:table-cell office:value-type="float" office:value="26592">
            <text:p>26592</text:p>
          </table:table-cell>
          <table:table-cell office:value-type="float" office:value="40423">
            <text:p>40423</text:p>
          </table:table-cell>
          <table:table-cell office:value-type="float" office:value="76373">
            <text:p>76373</text:p>
          </table:table-cell>
          <table:table-cell office:value-type="float" office:value="23189">
            <text:p>23189</text:p>
          </table:table-cell>
          <table:table-cell office:value-type="float" office:value="50429">
            <text:p>50429</text:p>
          </table:table-cell>
          <table:table-cell office:value-type="float" office:value="83890">
            <text:p>83890</text:p>
          </table:table-cell>
          <table:table-cell office:value-type="float" office:value="27207">
            <text:p>27207</text:p>
          </table:table-cell>
          <table:table-cell office:value-type="float" office:value="43004">
            <text:p>43004</text:p>
          </table:table-cell>
          <table:table-cell office:value-type="float" office:value="83858">
            <text:p>83858</text:p>
          </table:table-cell>
          <table:table-cell office:value-type="float" office:value="37129">
            <text:p>37129</text:p>
          </table:table-cell>
          <table:table-cell office:value-type="float" office:value="22477">
            <text:p>22477</text:p>
          </table:table-cell>
          <table:table-cell office:value-type="float" office:value="27296">
            <text:p>27296</text:p>
          </table:table-cell>
          <table:table-cell office:value-type="float" office:value="17142">
            <text:p>17142</text:p>
          </table:table-cell>
          <table:table-cell office:value-type="float" office:value="29841">
            <text:p>29841</text:p>
          </table:table-cell>
          <table:table-cell office:value-type="float" office:value="36942">
            <text:p>36942</text:p>
          </table:table-cell>
          <table:table-cell office:value-type="float" office:value="68374">
            <text:p>68374</text:p>
          </table:table-cell>
          <table:table-cell office:value-type="float" office:value="82306">
            <text:p>82306</text:p>
          </table:table-cell>
          <table:table-cell office:value-type="float" office:value="112037">
            <text:p>112037</text:p>
          </table:table-cell>
          <table:table-cell office:value-type="float" office:value="31548">
            <text:p>31548</text:p>
          </table:table-cell>
          <table:table-cell office:value-type="float" office:value="18301">
            <text:p>18301</text:p>
          </table:table-cell>
          <table:table-cell office:value-type="float" office:value="17973">
            <text:p>17973</text:p>
          </table:table-cell>
          <table:table-cell office:value-type="float" office:value="54191">
            <text:p>54191</text:p>
          </table:table-cell>
          <table:table-cell office:value-type="float" office:value="24248">
            <text:p>24248</text:p>
          </table:table-cell>
          <table:table-cell office:value-type="float" office:value="8659">
            <text:p>8659</text:p>
          </table:table-cell>
          <table:table-cell office:value-type="float" office:value="53099">
            <text:p>53099</text:p>
          </table:table-cell>
          <table:table-cell office:value-type="float" office:value="25983">
            <text:p>25983</text:p>
          </table:table-cell>
          <table:table-cell office:value-type="float" office:value="43497">
            <text:p>43497</text:p>
          </table:table-cell>
          <table:table-cell office:value-type="float" office:value="60446">
            <text:p>60446</text:p>
          </table:table-cell>
          <table:table-cell office:value-type="float" office:value="50605">
            <text:p>50605</text:p>
          </table:table-cell>
          <table:table-cell office:value-type="float" office:value="44681">
            <text:p>44681</text:p>
          </table:table-cell>
          <table:table-cell office:value-type="float" office:value="17839">
            <text:p>17839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float" office:value="78407">
            <text:p>78407</text:p>
          </table:table-cell>
          <table:table-cell office:value-type="float" office:value="37207">
            <text:p>37207</text:p>
          </table:table-cell>
          <table:table-cell office:value-type="float" office:value="49871">
            <text:p>49871</text:p>
          </table:table-cell>
          <table:table-cell office:value-type="float" office:value="15291">
            <text:p>15291</text:p>
          </table:table-cell>
          <table:table-cell office:value-type="float" office:value="34060">
            <text:p>34060</text:p>
          </table:table-cell>
          <table:table-cell office:value-type="float" office:value="37565">
            <text:p>37565</text:p>
          </table:table-cell>
          <table:table-cell office:value-type="float" office:value="30196">
            <text:p>30196</text:p>
          </table:table-cell>
          <table:table-cell office:value-type="float" office:value="47516">
            <text:p>47516</text:p>
          </table:table-cell>
          <table:table-cell office:value-type="float" office:value="45739">
            <text:p>45739</text:p>
          </table:table-cell>
          <table:table-cell office:value-type="float" office:value="40560">
            <text:p>40560</text:p>
          </table:table-cell>
          <table:table-cell office:value-type="float" office:value="61678">
            <text:p>61678</text:p>
          </table:table-cell>
          <table:table-cell office:value-type="float" office:value="28993">
            <text:p>28993</text:p>
          </table:table-cell>
          <table:table-cell office:value-type="float" office:value="44735">
            <text:p>44735</text:p>
          </table:table-cell>
          <table:table-cell office:value-type="float" office:value="40734">
            <text:p>40734</text:p>
          </table:table-cell>
          <table:table-cell office:value-type="float" office:value="44699">
            <text:p>44699</text:p>
          </table:table-cell>
          <table:table-cell office:value-type="float" office:value="31153">
            <text:p>31153</text:p>
          </table:table-cell>
          <table:table-cell office:value-type="float" office:value="43901">
            <text:p>43901</text:p>
          </table:table-cell>
          <table:table-cell office:value-type="float" office:value="34050">
            <text:p>34050</text:p>
          </table:table-cell>
          <table:table-cell office:value-type="float" office:value="41947">
            <text:p>41947</text:p>
          </table:table-cell>
          <table:table-cell office:value-type="float" office:value="18413">
            <text:p>18413</text:p>
          </table:table-cell>
          <table:table-cell office:value-type="float" office:value="33825">
            <text:p>33825</text:p>
          </table:table-cell>
          <table:table-cell office:value-type="float" office:value="21252">
            <text:p>21252</text:p>
          </table:table-cell>
          <table:table-cell office:value-type="float" office:value="36566">
            <text:p>36566</text:p>
          </table:table-cell>
          <table:table-cell office:value-type="float" office:value="41782">
            <text:p>41782</text:p>
          </table:table-cell>
          <table:table-cell office:value-type="float" office:value="38503">
            <text:p>38503</text:p>
          </table:table-cell>
          <table:table-cell office:value-type="float" office:value="37303">
            <text:p>37303</text:p>
          </table:table-cell>
          <table:table-cell office:value-type="float" office:value="64043">
            <text:p>64043</text:p>
          </table:table-cell>
          <table:table-cell office:value-type="float" office:value="43448">
            <text:p>43448</text:p>
          </table:table-cell>
          <table:table-cell office:value-type="float" office:value="108473">
            <text:p>108473</text:p>
          </table:table-cell>
          <table:table-cell office:value-type="float" office:value="24054">
            <text:p>24054</text:p>
          </table:table-cell>
          <table:table-cell office:value-type="float" office:value="69081">
            <text:p>69081</text:p>
          </table:table-cell>
          <table:table-cell office:value-type="float" office:value="43695">
            <text:p>43695</text:p>
          </table:table-cell>
          <table:table-cell office:value-type="float" office:value="55379">
            <text:p>55379</text:p>
          </table:table-cell>
          <table:table-cell office:value-type="float" office:value="40237">
            <text:p>40237</text:p>
          </table:table-cell>
          <table:table-cell office:value-type="float" office:value="49782">
            <text:p>49782</text:p>
          </table:table-cell>
          <table:table-cell office:value-type="float" office:value="18422">
            <text:p>18422</text:p>
          </table:table-cell>
          <table:table-cell office:value-type="float" office:value="2560">
            <text:p>2560</text:p>
          </table:table-cell>
          <table:table-cell office:value-type="float" office:value="14396">
            <text:p>14396</text:p>
          </table:table-cell>
          <table:table-cell office:value-type="float" office:value="27694">
            <text:p>27694</text:p>
          </table:table-cell>
          <table:table-cell office:value-type="float" office:value="36992">
            <text:p>36992</text:p>
          </table:table-cell>
          <table:table-cell office:value-type="float" office:value="14262">
            <text:p>14262</text:p>
          </table:table-cell>
          <table:table-cell office:value-type="float" office:value="37286">
            <text:p>37286</text:p>
          </table:table-cell>
          <table:table-cell office:value-type="float" office:value="14531">
            <text:p>14531</text:p>
          </table:table-cell>
          <table:table-cell office:value-type="float" office:value="52782">
            <text:p>52782</text:p>
          </table:table-cell>
          <table:table-cell office:value-type="float" office:value="47314">
            <text:p>47314</text:p>
          </table:table-cell>
          <table:table-cell office:value-type="float" office:value="27452">
            <text:p>27452</text:p>
          </table:table-cell>
          <table:table-cell office:value-type="float" office:value="69079">
            <text:p>69079</text:p>
          </table:table-cell>
          <table:table-cell office:value-type="float" office:value="73911">
            <text:p>73911</text:p>
          </table:table-cell>
          <table:table-cell office:value-type="float" office:value="19617">
            <text:p>19617</text:p>
          </table:table-cell>
          <table:table-cell office:value-type="float" office:value="25145">
            <text:p>25145</text:p>
          </table:table-cell>
          <table:table-cell office:value-type="float" office:value="16832">
            <text:p>16832</text:p>
          </table:table-cell>
          <table:table-cell office:value-type="float" office:value="21819">
            <text:p>21819</text:p>
          </table:table-cell>
          <table:table-cell office:value-type="float" office:value="20683">
            <text:p>20683</text:p>
          </table:table-cell>
          <table:table-cell office:value-type="float" office:value="34946">
            <text:p>34946</text:p>
          </table:table-cell>
          <table:table-cell office:value-type="float" office:value="25081">
            <text:p>25081</text:p>
          </table:table-cell>
          <table:table-cell office:value-type="float" office:value="36507">
            <text:p>36507</text:p>
          </table:table-cell>
          <table:table-cell office:value-type="float" office:value="9569">
            <text:p>9569</text:p>
          </table:table-cell>
          <table:table-cell office:value-type="float" office:value="1819">
            <text:p>1819</text:p>
          </table:table-cell>
          <table:table-cell office:value-type="float" office:value="92828">
            <text:p>92828</text:p>
          </table:table-cell>
          <table:table-cell office:value-type="float" office:value="9049">
            <text:p>9049</text:p>
          </table:table-cell>
          <table:table-cell office:value-type="float" office:value="29917">
            <text:p>29917</text:p>
          </table:table-cell>
          <table:table-cell office:value-type="float" office:value="22589">
            <text:p>22589</text:p>
          </table:table-cell>
          <table:table-cell office:value-type="float" office:value="36041">
            <text:p>36041</text:p>
          </table:table-cell>
          <table:table-cell office:value-type="float" office:value="15999">
            <text:p>15999</text:p>
          </table:table-cell>
          <table:table-cell office:value-type="float" office:value="51238">
            <text:p>51238</text:p>
          </table:table-cell>
          <table:table-cell office:value-type="float" office:value="39054">
            <text:p>39054</text:p>
          </table:table-cell>
          <table:table-cell office:value-type="float" office:value="49494">
            <text:p>49494</text:p>
          </table:table-cell>
          <table:table-cell office:value-type="float" office:value="59693">
            <text:p>59693</text:p>
          </table:table-cell>
          <table:table-cell office:value-type="float" office:value="65726">
            <text:p>65726</text:p>
          </table:table-cell>
          <table:table-cell office:value-type="float" office:value="25015">
            <text:p>25015</text:p>
          </table:table-cell>
          <table:table-cell office:value-type="float" office:value="22363">
            <text:p>22363</text:p>
          </table:table-cell>
          <table:table-cell office:value-type="float" office:value="60178">
            <text:p>60178</text:p>
          </table:table-cell>
          <table:table-cell office:value-type="float" office:value="25678">
            <text:p>25678</text:p>
          </table:table-cell>
          <table:table-cell office:value-type="float" office:value="49147">
            <text:p>49147</text:p>
          </table:table-cell>
          <table:table-cell office:value-type="float" office:value="3386">
            <text:p>3386</text:p>
          </table:table-cell>
          <table:table-cell office:value-type="float" office:value="50230">
            <text:p>50230</text:p>
          </table:table-cell>
          <table:table-cell office:value-type="float" office:value="36405">
            <text:p>36405</text:p>
          </table:table-cell>
          <table:table-cell office:value-type="float" office:value="152274">
            <text:p>152274</text:p>
          </table:table-cell>
          <table:table-cell office:value-type="float" office:value="62640">
            <text:p>62640</text:p>
          </table:table-cell>
          <table:table-cell office:value-type="float" office:value="180334">
            <text:p>180334</text:p>
          </table:table-cell>
          <table:table-cell office:value-type="float" office:value="160888">
            <text:p>160888</text:p>
          </table:table-cell>
          <table:table-cell office:value-type="float" office:value="142221">
            <text:p>142221</text:p>
          </table:table-cell>
          <table:table-cell office:value-type="float" office:value="108374">
            <text:p>108374</text:p>
          </table:table-cell>
          <table:table-cell office:value-type="float" office:value="97021">
            <text:p>97021</text:p>
          </table:table-cell>
          <table:table-cell office:value-type="float" office:value="68310">
            <text:p>68310</text:p>
          </table:table-cell>
          <table:table-cell office:value-type="float" office:value="65102">
            <text:p>65102</text:p>
          </table:table-cell>
          <table:table-cell office:value-type="float" office:value="48641">
            <text:p>48641</text:p>
          </table:table-cell>
          <table:table-cell office:value-type="float" office:value="75251">
            <text:p>75251</text:p>
          </table:table-cell>
          <table:table-cell office:value-type="float" office:value="57408">
            <text:p>57408</text:p>
          </table:table-cell>
          <table:table-cell office:value-type="float" office:value="145669">
            <text:p>145669</text:p>
          </table:table-cell>
          <table:table-cell office:value-type="float" office:value="98330">
            <text:p>98330</text:p>
          </table:table-cell>
          <table:table-cell office:value-type="float" office:value="58520">
            <text:p>58520</text:p>
          </table:table-cell>
          <table:table-cell office:value-type="float" office:value="154402">
            <text:p>154402</text:p>
          </table:table-cell>
          <table:table-cell office:value-type="float" office:value="87819">
            <text:p>87819</text:p>
          </table:table-cell>
          <table:table-cell office:value-type="float" office:value="69119">
            <text:p>69119</text:p>
          </table:table-cell>
          <table:table-cell office:value-type="float" office:value="67688">
            <text:p>67688</text:p>
          </table:table-cell>
          <table:table-cell office:value-type="float" office:value="54764">
            <text:p>54764</text:p>
          </table:table-cell>
          <table:table-cell office:value-type="float" office:value="54679">
            <text:p>54679</text:p>
          </table:table-cell>
          <table:table-cell office:value-type="float" office:value="60672">
            <text:p>60672</text:p>
          </table:table-cell>
          <table:table-cell office:value-type="float" office:value="50568">
            <text:p>50568</text:p>
          </table:table-cell>
          <table:table-cell office:value-type="float" office:value="12213">
            <text:p>12213</text:p>
          </table:table-cell>
          <table:table-cell office:value-type="float" office:value="78962">
            <text:p>78962</text:p>
          </table:table-cell>
          <table:table-cell office:value-type="float" office:value="21391">
            <text:p>21391</text:p>
          </table:table-cell>
          <table:table-cell office:value-type="float" office:value="44837">
            <text:p>44837</text:p>
          </table:table-cell>
          <table:table-cell office:value-type="float" office:value="73971">
            <text:p>73971</text:p>
          </table:table-cell>
          <table:table-cell office:value-type="float" office:value="58733">
            <text:p>58733</text:p>
          </table:table-cell>
          <table:table-cell office:value-type="float" office:value="68693">
            <text:p>68693</text:p>
          </table:table-cell>
          <table:table-cell office:value-type="float" office:value="44249">
            <text:p>44249</text:p>
          </table:table-cell>
          <table:table-cell office:value-type="float" office:value="43662">
            <text:p>43662</text:p>
          </table:table-cell>
          <table:table-cell office:value-type="float" office:value="33282">
            <text:p>33282</text:p>
          </table:table-cell>
          <table:table-cell office:value-type="float" office:value="45165">
            <text:p>45165</text:p>
          </table:table-cell>
          <table:table-cell office:value-type="float" office:value="48024">
            <text:p>48024</text:p>
          </table:table-cell>
          <table:table-cell office:value-type="float" office:value="58874">
            <text:p>58874</text:p>
          </table:table-cell>
          <table:table-cell office:value-type="float" office:value="51729">
            <text:p>51729</text:p>
          </table:table-cell>
          <table:table-cell office:value-type="float" office:value="31666">
            <text:p>31666</text:p>
          </table:table-cell>
          <table:table-cell office:value-type="float" office:value="38844">
            <text:p>38844</text:p>
          </table:table-cell>
          <table:table-cell office:value-type="float" office:value="37663">
            <text:p>37663</text:p>
          </table:table-cell>
          <table:table-cell office:value-type="float" office:value="40670">
            <text:p>40670</text:p>
          </table:table-cell>
          <table:table-cell office:value-type="float" office:value="10716">
            <text:p>10716</text:p>
          </table:table-cell>
          <table:table-cell office:value-type="float" office:value="27594">
            <text:p>27594</text:p>
          </table:table-cell>
          <table:table-cell office:value-type="float" office:value="40835">
            <text:p>40835</text:p>
          </table:table-cell>
          <table:table-cell office:value-type="float" office:value="8722">
            <text:p>8722</text:p>
          </table:table-cell>
          <table:table-cell office:value-type="float" office:value="25967">
            <text:p>25967</text:p>
          </table:table-cell>
          <table:table-cell office:value-type="float" office:value="8383">
            <text:p>8383</text:p>
          </table:table-cell>
          <table:table-cell office:value-type="float" office:value="56985">
            <text:p>56985</text:p>
          </table:table-cell>
          <table:table-cell office:value-type="float" office:value="12527">
            <text:p>12527</text:p>
          </table:table-cell>
          <table:table-cell office:value-type="float" office:value="27844">
            <text:p>27844</text:p>
          </table:table-cell>
          <table:table-cell office:value-type="float" office:value="28848">
            <text:p>28848</text:p>
          </table:table-cell>
          <table:table-cell office:value-type="float" office:value="17565">
            <text:p>17565</text:p>
          </table:table-cell>
          <table:table-cell office:value-type="float" office:value="3012">
            <text:p>3012</text:p>
          </table:table-cell>
          <table:table-cell office:value-type="float" office:value="21225">
            <text:p>21225</text:p>
          </table:table-cell>
          <table:table-cell office:value-type="float" office:value="16999">
            <text:p>16999</text:p>
          </table:table-cell>
          <table:table-cell office:value-type="float" office:value="353">
            <text:p>353</text:p>
          </table:table-cell>
          <table:table-cell office:value-type="float" office:value="916">
            <text:p>916</text:p>
          </table:table-cell>
          <table:table-cell office:value-type="float" office:value="31951">
            <text:p>31951</text:p>
          </table:table-cell>
          <table:table-cell office:value-type="float" office:value="1097">
            <text:p>1097</text:p>
          </table:table-cell>
          <table:table-cell office:value-type="float" office:value="3323">
            <text:p>3323</text:p>
          </table:table-cell>
          <table:table-cell office:value-type="float" office:value="23904">
            <text:p>23904</text:p>
          </table:table-cell>
          <table:table-cell office:value-type="float" office:value="112389">
            <text:p>112389</text:p>
          </table:table-cell>
          <table:table-cell office:value-type="float" office:value="12503">
            <text:p>12503</text:p>
          </table:table-cell>
          <table:table-cell office:value-type="float" office:value="24352">
            <text:p>24352</text:p>
          </table:table-cell>
          <table:table-cell office:value-type="float" office:value="12577">
            <text:p>12577</text:p>
          </table:table-cell>
          <table:table-cell office:value-type="float" office:value="2913">
            <text:p>2913</text:p>
          </table:table-cell>
          <table:table-cell office:value-type="float" office:value="14042">
            <text:p>14042</text:p>
          </table:table-cell>
          <table:table-cell office:value-type="float" office:value="15189">
            <text:p>15189</text:p>
          </table:table-cell>
          <table:table-cell office:value-type="float" office:value="13696">
            <text:p>13696</text:p>
          </table:table-cell>
          <table:table-cell office:value-type="float" office:value="3497">
            <text:p>3497</text:p>
          </table:table-cell>
          <table:table-cell office:value-type="float" office:value="4649">
            <text:p>4649</text:p>
          </table:table-cell>
          <table:table-cell office:value-type="float" office:value="5826">
            <text:p>5826</text:p>
          </table:table-cell>
          <table:table-cell office:value-type="float" office:value="2406">
            <text:p>2406</text:p>
          </table:table-cell>
          <table:table-cell office:value-type="float" office:value="34675">
            <text:p>34675</text:p>
          </table:table-cell>
          <table:table-cell office:value-type="float" office:value="49441">
            <text:p>49441</text:p>
          </table:table-cell>
          <table:table-cell office:value-type="float" office:value="25846">
            <text:p>25846</text:p>
          </table:table-cell>
          <table:table-cell office:value-type="float" office:value="4648">
            <text:p>4648</text:p>
          </table:table-cell>
          <table:table-cell office:value-type="float" office:value="14186">
            <text:p>14186</text:p>
          </table:table-cell>
          <table:table-cell office:value-type="float" office:value="54086">
            <text:p>54086</text:p>
          </table:table-cell>
          <table:table-cell office:value-type="float" office:value="14698">
            <text:p>14698</text:p>
          </table:table-cell>
        </table:table-row>
        <table:table-row table:style-name="ro1">
          <table:table-cell office:value-type="string">
            <text:p>Iceland</text:p>
          </table:table-cell>
          <table:table-cell table:number-columns-repeated="7" office:value-type="float" office:value="0">
            <text:p>0</text:p>
          </table:table-cell>
          <table:table-cell office:value-type="float" office:value="10512">
            <text:p>10512</text:p>
          </table:table-cell>
          <table:table-cell table:number-columns-repeated="6" office:value-type="float" office:value="0">
            <text:p>0</text:p>
          </table:table-cell>
          <table:table-cell office:value-type="float" office:value="11257">
            <text:p>11257</text:p>
          </table:table-cell>
          <table:table-cell office:value-type="float" office:value="0">
            <text:p>0</text:p>
          </table:table-cell>
          <table:table-cell office:value-type="float" office:value="11211">
            <text:p>11211</text:p>
          </table:table-cell>
          <table:table-cell table:number-columns-repeated="2" office:value-type="float" office:value="0">
            <text:p>0</text:p>
          </table:table-cell>
          <table:table-cell office:value-type="float" office:value="12544">
            <text:p>12544</text:p>
          </table:table-cell>
          <table:table-cell table:number-columns-repeated="19" office:value-type="float" office:value="0">
            <text:p>0</text:p>
          </table:table-cell>
          <table:table-cell office:value-type="float" office:value="10692">
            <text:p>10692</text:p>
          </table:table-cell>
          <table:table-cell table:number-columns-repeated="8" office:value-type="float" office:value="0">
            <text:p>0</text:p>
          </table:table-cell>
          <table:table-cell office:value-type="float" office:value="40671">
            <text:p>40671</text:p>
          </table:table-cell>
          <table:table-cell table:number-columns-repeated="3" office:value-type="float" office:value="0">
            <text:p>0</text:p>
          </table:table-cell>
          <table:table-cell office:value-type="float" office:value="11911">
            <text:p>11911</text:p>
          </table:table-cell>
          <table:table-cell table:number-columns-repeated="7" office:value-type="float" office:value="0">
            <text:p>0</text:p>
          </table:table-cell>
          <table:table-cell office:value-type="float" office:value="30471">
            <text:p>30471</text:p>
          </table:table-cell>
          <table:table-cell office:value-type="float" office:value="10304">
            <text:p>10304</text:p>
          </table:table-cell>
          <table:table-cell table:number-columns-repeated="5" office:value-type="float" office:value="0">
            <text:p>0</text:p>
          </table:table-cell>
          <table:table-cell office:value-type="float" office:value="10205">
            <text:p>10205</text:p>
          </table:table-cell>
          <table:table-cell table:number-columns-repeated="5" office:value-type="float" office:value="0">
            <text:p>0</text:p>
          </table:table-cell>
          <table:table-cell office:value-type="float" office:value="10092">
            <text:p>10092</text:p>
          </table:table-cell>
          <table:table-cell table:number-columns-repeated="24" office:value-type="float" office:value="0">
            <text:p>0</text:p>
          </table:table-cell>
          <table:table-cell office:value-type="float" office:value="9196">
            <text:p>9196</text:p>
          </table:table-cell>
          <table:table-cell table:number-columns-repeated="9" office:value-type="float" office:value="0">
            <text:p>0</text:p>
          </table:table-cell>
          <table:table-cell office:value-type="float" office:value="11473">
            <text:p>11473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4567">
            <text:p>4567</text:p>
          </table:table-cell>
          <table:table-cell office:value-type="float" office:value="0">
            <text:p>0</text:p>
          </table:table-cell>
          <table:table-cell office:value-type="float" office:value="9733">
            <text:p>9733</text:p>
          </table:table-cell>
          <table:table-cell table:number-columns-repeated="2" office:value-type="float" office:value="0">
            <text:p>0</text:p>
          </table:table-cell>
          <table:table-cell office:value-type="float" office:value="27646">
            <text:p>27646</text:p>
          </table:table-cell>
          <table:table-cell office:value-type="float" office:value="18523">
            <text:p>18523</text:p>
          </table:table-cell>
          <table:table-cell office:value-type="float" office:value="28547">
            <text:p>28547</text:p>
          </table:table-cell>
          <table:table-cell office:value-type="float" office:value="9853">
            <text:p>9853</text:p>
          </table:table-cell>
          <table:table-cell table:number-columns-repeated="7" office:value-type="float" office:value="0">
            <text:p>0</text:p>
          </table:table-cell>
          <table:table-cell office:value-type="float" office:value="38666">
            <text:p>38666</text:p>
          </table:table-cell>
          <table:table-cell office:value-type="float" office:value="126249">
            <text:p>126249</text:p>
          </table:table-cell>
          <table:table-cell office:value-type="float" office:value="8317">
            <text:p>8317</text:p>
          </table:table-cell>
          <table:table-cell table:number-columns-repeated="2" office:value-type="float" office:value="0">
            <text:p>0</text:p>
          </table:table-cell>
          <table:table-cell office:value-type="float" office:value="51066">
            <text:p>51066</text:p>
          </table:table-cell>
          <table:table-cell office:value-type="float" office:value="8781">
            <text:p>8781</text:p>
          </table:table-cell>
          <table:table-cell office:value-type="float" office:value="8828">
            <text:p>8828</text:p>
          </table:table-cell>
          <table:table-cell office:value-type="float" office:value="23154">
            <text:p>23154</text:p>
          </table:table-cell>
          <table:table-cell office:value-type="float" office:value="0">
            <text:p>0</text:p>
          </table:table-cell>
          <table:table-cell office:value-type="float" office:value="16369">
            <text:p>16369</text:p>
          </table:table-cell>
          <table:table-cell office:value-type="float" office:value="163564">
            <text:p>163564</text:p>
          </table:table-cell>
          <table:table-cell office:value-type="float" office:value="10008">
            <text:p>10008</text:p>
          </table:table-cell>
          <table:table-cell office:value-type="float" office:value="27216">
            <text:p>27216</text:p>
          </table:table-cell>
          <table:table-cell office:value-type="float" office:value="0">
            <text:p>0</text:p>
          </table:table-cell>
          <table:table-cell office:value-type="float" office:value="16931">
            <text:p>16931</text:p>
          </table:table-cell>
          <table:table-cell office:value-type="float" office:value="9912">
            <text:p>9912</text:p>
          </table:table-cell>
          <table:table-cell table:number-columns-repeated="2" office:value-type="float" office:value="0">
            <text:p>0</text:p>
          </table:table-cell>
          <table:table-cell office:value-type="float" office:value="13550">
            <text:p>13550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float" office:value="5786">
            <text:p>5786</text:p>
          </table:table-cell>
          <table:table-cell office:value-type="float" office:value="2734">
            <text:p>2734</text:p>
          </table:table-cell>
          <table:table-cell office:value-type="float" office:value="3415">
            <text:p>3415</text:p>
          </table:table-cell>
          <table:table-cell office:value-type="float" office:value="22556">
            <text:p>22556</text:p>
          </table:table-cell>
          <table:table-cell office:value-type="float" office:value="3703">
            <text:p>3703</text:p>
          </table:table-cell>
          <table:table-cell office:value-type="float" office:value="44269">
            <text:p>44269</text:p>
          </table:table-cell>
          <table:table-cell office:value-type="float" office:value="121005">
            <text:p>121005</text:p>
          </table:table-cell>
          <table:table-cell office:value-type="float" office:value="3099">
            <text:p>3099</text:p>
          </table:table-cell>
          <table:table-cell office:value-type="float" office:value="261895">
            <text:p>261895</text:p>
          </table:table-cell>
          <table:table-cell office:value-type="float" office:value="35976">
            <text:p>35976</text:p>
          </table:table-cell>
          <table:table-cell office:value-type="float" office:value="25261">
            <text:p>25261</text:p>
          </table:table-cell>
          <table:table-cell office:value-type="float" office:value="3532">
            <text:p>3532</text:p>
          </table:table-cell>
          <table:table-cell office:value-type="float" office:value="129598">
            <text:p>129598</text:p>
          </table:table-cell>
          <table:table-cell office:value-type="float" office:value="3880">
            <text:p>3880</text:p>
          </table:table-cell>
          <table:table-cell office:value-type="float" office:value="4712">
            <text:p>4712</text:p>
          </table:table-cell>
          <table:table-cell office:value-type="float" office:value="252963">
            <text:p>252963</text:p>
          </table:table-cell>
          <table:table-cell office:value-type="float" office:value="181389">
            <text:p>181389</text:p>
          </table:table-cell>
          <table:table-cell office:value-type="float" office:value="16264">
            <text:p>16264</text:p>
          </table:table-cell>
          <table:table-cell office:value-type="float" office:value="128559">
            <text:p>128559</text:p>
          </table:table-cell>
          <table:table-cell office:value-type="float" office:value="246592">
            <text:p>246592</text:p>
          </table:table-cell>
          <table:table-cell office:value-type="float" office:value="51197">
            <text:p>51197</text:p>
          </table:table-cell>
          <table:table-cell office:value-type="float" office:value="16421">
            <text:p>16421</text:p>
          </table:table-cell>
          <table:table-cell office:value-type="float" office:value="4757">
            <text:p>4757</text:p>
          </table:table-cell>
          <table:table-cell office:value-type="float" office:value="15509">
            <text:p>15509</text:p>
          </table:table-cell>
          <table:table-cell office:value-type="float" office:value="16009">
            <text:p>16009</text:p>
          </table:table-cell>
          <table:table-cell office:value-type="float" office:value="46479">
            <text:p>46479</text:p>
          </table:table-cell>
          <table:table-cell office:value-type="float" office:value="4939">
            <text:p>4939</text:p>
          </table:table-cell>
          <table:table-cell office:value-type="float" office:value="74914">
            <text:p>74914</text:p>
          </table:table-cell>
          <table:table-cell office:value-type="float" office:value="46815">
            <text:p>46815</text:p>
          </table:table-cell>
          <table:table-cell office:value-type="float" office:value="0">
            <text:p>0</text:p>
          </table:table-cell>
          <table:table-cell office:value-type="float" office:value="26855">
            <text:p>26855</text:p>
          </table:table-cell>
          <table:table-cell office:value-type="float" office:value="4855">
            <text:p>4855</text:p>
          </table:table-cell>
          <table:table-cell office:value-type="float" office:value="4911">
            <text:p>4911</text:p>
          </table:table-cell>
          <table:table-cell office:value-type="float" office:value="4619">
            <text:p>4619</text:p>
          </table:table-cell>
          <table:table-cell office:value-type="float" office:value="0">
            <text:p>0</text:p>
          </table:table-cell>
          <table:table-cell office:value-type="float" office:value="30088">
            <text:p>30088</text:p>
          </table:table-cell>
          <table:table-cell office:value-type="float" office:value="0">
            <text:p>0</text:p>
          </table:table-cell>
          <table:table-cell office:value-type="float" office:value="25298">
            <text:p>25298</text:p>
          </table:table-cell>
          <table:table-cell office:value-type="float" office:value="0">
            <text:p>0</text:p>
          </table:table-cell>
          <table:table-cell office:value-type="float" office:value="20216">
            <text:p>20216</text:p>
          </table:table-cell>
          <table:table-cell office:value-type="float" office:value="0">
            <text:p>0</text:p>
          </table:table-cell>
          <table:table-cell office:value-type="float" office:value="12060">
            <text:p>12060</text:p>
          </table:table-cell>
          <table:table-cell office:value-type="float" office:value="19038">
            <text:p>19038</text:p>
          </table:table-cell>
          <table:table-cell office:value-type="float" office:value="27466">
            <text:p>27466</text:p>
          </table:table-cell>
          <table:table-cell office:value-type="float" office:value="0">
            <text:p>0</text:p>
          </table:table-cell>
          <table:table-cell office:value-type="float" office:value="3314">
            <text:p>3314</text:p>
          </table:table-cell>
          <table:table-cell office:value-type="float" office:value="8615">
            <text:p>8615</text:p>
          </table:table-cell>
          <table:table-cell office:value-type="float" office:value="13222">
            <text:p>13222</text:p>
          </table:table-cell>
          <table:table-cell office:value-type="float" office:value="5968">
            <text:p>5968</text:p>
          </table:table-cell>
          <table:table-cell office:value-type="float" office:value="13754">
            <text:p>13754</text:p>
          </table:table-cell>
          <table:table-cell office:value-type="float" office:value="21366">
            <text:p>21366</text:p>
          </table:table-cell>
          <table:table-cell office:value-type="float" office:value="7144">
            <text:p>7144</text:p>
          </table:table-cell>
          <table:table-cell office:value-type="float" office:value="3276">
            <text:p>3276</text:p>
          </table:table-cell>
          <table:table-cell office:value-type="float" office:value="14108">
            <text:p>14108</text:p>
          </table:table-cell>
          <table:table-cell office:value-type="float" office:value="28899">
            <text:p>28899</text:p>
          </table:table-cell>
          <table:table-cell office:value-type="float" office:value="32146">
            <text:p>32146</text:p>
          </table:table-cell>
          <table:table-cell office:value-type="float" office:value="14372">
            <text:p>14372</text:p>
          </table:table-cell>
          <table:table-cell office:value-type="float" office:value="13131">
            <text:p>13131</text:p>
          </table:table-cell>
          <table:table-cell office:value-type="float" office:value="10856">
            <text:p>10856</text:p>
          </table:table-cell>
          <table:table-cell office:value-type="float" office:value="6010">
            <text:p>6010</text:p>
          </table:table-cell>
          <table:table-cell office:value-type="float" office:value="17804">
            <text:p>17804</text:p>
          </table:table-cell>
          <table:table-cell office:value-type="float" office:value="19526">
            <text:p>19526</text:p>
          </table:table-cell>
          <table:table-cell office:value-type="float" office:value="13941">
            <text:p>13941</text:p>
          </table:table-cell>
          <table:table-cell office:value-type="float" office:value="34987">
            <text:p>34987</text:p>
          </table:table-cell>
          <table:table-cell office:value-type="float" office:value="4906">
            <text:p>4906</text:p>
          </table:table-cell>
          <table:table-cell office:value-type="float" office:value="16535">
            <text:p>16535</text:p>
          </table:table-cell>
          <table:table-cell office:value-type="float" office:value="3906">
            <text:p>3906</text:p>
          </table:table-cell>
          <table:table-cell office:value-type="float" office:value="6120">
            <text:p>6120</text:p>
          </table:table-cell>
          <table:table-cell office:value-type="float" office:value="8072">
            <text:p>8072</text:p>
          </table:table-cell>
          <table:table-cell office:value-type="float" office:value="20431">
            <text:p>20431</text:p>
          </table:table-cell>
          <table:table-cell office:value-type="float" office:value="6748">
            <text:p>6748</text:p>
          </table:table-cell>
          <table:table-cell office:value-type="float" office:value="19170">
            <text:p>19170</text:p>
          </table:table-cell>
          <table:table-cell office:value-type="float" office:value="7143">
            <text:p>7143</text:p>
          </table:table-cell>
          <table:table-cell office:value-type="float" office:value="16383">
            <text:p>16383</text:p>
          </table:table-cell>
          <table:table-cell office:value-type="float" office:value="4785">
            <text:p>4785</text:p>
          </table:table-cell>
          <table:table-cell office:value-type="float" office:value="20417">
            <text:p>20417</text:p>
          </table:table-cell>
          <table:table-cell office:value-type="float" office:value="20903">
            <text:p>20903</text:p>
          </table:table-cell>
          <table:table-cell office:value-type="float" office:value="8460">
            <text:p>8460</text:p>
          </table:table-cell>
          <table:table-cell office:value-type="float" office:value="13018">
            <text:p>13018</text:p>
          </table:table-cell>
          <table:table-cell office:value-type="float" office:value="9344">
            <text:p>9344</text:p>
          </table:table-cell>
          <table:table-cell office:value-type="float" office:value="13112">
            <text:p>13112</text:p>
          </table:table-cell>
          <table:table-cell office:value-type="float" office:value="12907">
            <text:p>12907</text:p>
          </table:table-cell>
          <table:table-cell office:value-type="float" office:value="5449">
            <text:p>5449</text:p>
          </table:table-cell>
          <table:table-cell office:value-type="float" office:value="698">
            <text:p>698</text:p>
          </table:table-cell>
          <table:table-cell office:value-type="float" office:value="17193">
            <text:p>17193</text:p>
          </table:table-cell>
          <table:table-cell office:value-type="float" office:value="576">
            <text:p>576</text:p>
          </table:table-cell>
          <table:table-cell office:value-type="float" office:value="20809">
            <text:p>20809</text:p>
          </table:table-cell>
          <table:table-cell office:value-type="float" office:value="9207">
            <text:p>9207</text:p>
          </table:table-cell>
          <table:table-cell office:value-type="float" office:value="4653">
            <text:p>4653</text:p>
          </table:table-cell>
          <table:table-cell office:value-type="float" office:value="36235">
            <text:p>36235</text:p>
          </table:table-cell>
          <table:table-cell office:value-type="float" office:value="15116">
            <text:p>15116</text:p>
          </table:table-cell>
          <table:table-cell office:value-type="float" office:value="10063">
            <text:p>10063</text:p>
          </table:table-cell>
          <table:table-cell office:value-type="float" office:value="8375">
            <text:p>8375</text:p>
          </table:table-cell>
          <table:table-cell office:value-type="float" office:value="5174">
            <text:p>5174</text:p>
          </table:table-cell>
          <table:table-cell office:value-type="float" office:value="4740">
            <text:p>4740</text:p>
          </table:table-cell>
          <table:table-cell office:value-type="float" office:value="17048">
            <text:p>17048</text:p>
          </table:table-cell>
          <table:table-cell office:value-type="float" office:value="16372">
            <text:p>16372</text:p>
          </table:table-cell>
          <table:table-cell office:value-type="float" office:value="11036">
            <text:p>11036</text:p>
          </table:table-cell>
          <table:table-cell office:value-type="float" office:value="4807">
            <text:p>4807</text:p>
          </table:table-cell>
          <table:table-cell office:value-type="float" office:value="14067">
            <text:p>14067</text:p>
          </table:table-cell>
          <table:table-cell office:value-type="float" office:value="16536">
            <text:p>16536</text:p>
          </table:table-cell>
          <table:table-cell office:value-type="float" office:value="4897">
            <text:p>4897</text:p>
          </table:table-cell>
          <table:table-cell office:value-type="float" office:value="4693">
            <text:p>4693</text:p>
          </table:table-cell>
          <table:table-cell office:value-type="float" office:value="6577">
            <text:p>6577</text:p>
          </table:table-cell>
          <table:table-cell office:value-type="float" office:value="4254">
            <text:p>4254</text:p>
          </table:table-cell>
          <table:table-cell office:value-type="float" office:value="4743">
            <text:p>4743</text:p>
          </table:table-cell>
          <table:table-cell office:value-type="float" office:value="4499">
            <text:p>4499</text:p>
          </table:table-cell>
          <table:table-cell office:value-type="float" office:value="4845">
            <text:p>4845</text:p>
          </table:table-cell>
          <table:table-cell office:value-type="float" office:value="8881">
            <text:p>8881</text:p>
          </table:table-cell>
          <table:table-cell office:value-type="float" office:value="12956">
            <text:p>12956</text:p>
          </table:table-cell>
          <table:table-cell office:value-type="float" office:value="5657">
            <text:p>5657</text:p>
          </table:table-cell>
          <table:table-cell office:value-type="float" office:value="10503">
            <text:p>10503</text:p>
          </table:table-cell>
          <table:table-cell office:value-type="float" office:value="4809">
            <text:p>4809</text:p>
          </table:table-cell>
          <table:table-cell office:value-type="float" office:value="4420">
            <text:p>4420</text:p>
          </table:table-cell>
          <table:table-cell office:value-type="float" office:value="4776">
            <text:p>4776</text:p>
          </table:table-cell>
          <table:table-cell office:value-type="float" office:value="10615">
            <text:p>10615</text:p>
          </table:table-cell>
          <table:table-cell office:value-type="float" office:value="5624">
            <text:p>5624</text:p>
          </table:table-cell>
          <table:table-cell office:value-type="float" office:value="10925">
            <text:p>10925</text:p>
          </table:table-cell>
          <table:table-cell office:value-type="float" office:value="3546">
            <text:p>3546</text:p>
          </table:table-cell>
          <table:table-cell office:value-type="float" office:value="18510">
            <text:p>18510</text:p>
          </table:table-cell>
          <table:table-cell office:value-type="float" office:value="38219">
            <text:p>38219</text:p>
          </table:table-cell>
          <table:table-cell office:value-type="float" office:value="22214">
            <text:p>22214</text:p>
          </table:table-cell>
          <table:table-cell office:value-type="float" office:value="18729">
            <text:p>18729</text:p>
          </table:table-cell>
          <table:table-cell office:value-type="float" office:value="11127">
            <text:p>11127</text:p>
          </table:table-cell>
          <table:table-cell office:value-type="float" office:value="8773">
            <text:p>8773</text:p>
          </table:table-cell>
          <table:table-cell office:value-type="float" office:value="19860">
            <text:p>19860</text:p>
          </table:table-cell>
          <table:table-cell office:value-type="float" office:value="38595">
            <text:p>38595</text:p>
          </table:table-cell>
          <table:table-cell office:value-type="float" office:value="41144">
            <text:p>41144</text:p>
          </table:table-cell>
          <table:table-cell office:value-type="float" office:value="25803">
            <text:p>25803</text:p>
          </table:table-cell>
          <table:table-cell office:value-type="float" office:value="18447">
            <text:p>18447</text:p>
          </table:table-cell>
          <table:table-cell office:value-type="float" office:value="12752">
            <text:p>12752</text:p>
          </table:table-cell>
          <table:table-cell office:value-type="float" office:value="17870">
            <text:p>17870</text:p>
          </table:table-cell>
          <table:table-cell office:value-type="float" office:value="101305">
            <text:p>101305</text:p>
          </table:table-cell>
          <table:table-cell office:value-type="float" office:value="28096">
            <text:p>28096</text:p>
          </table:table-cell>
          <table:table-cell office:value-type="float" office:value="14786">
            <text:p>14786</text:p>
          </table:table-cell>
          <table:table-cell office:value-type="float" office:value="4721">
            <text:p>4721</text:p>
          </table:table-cell>
          <table:table-cell office:value-type="float" office:value="17351">
            <text:p>17351</text:p>
          </table:table-cell>
          <table:table-cell office:value-type="float" office:value="31087">
            <text:p>31087</text:p>
          </table:table-cell>
          <table:table-cell office:value-type="float" office:value="25651">
            <text:p>25651</text:p>
          </table:table-cell>
          <table:table-cell office:value-type="float" office:value="117315">
            <text:p>117315</text:p>
          </table:table-cell>
          <table:table-cell office:value-type="float" office:value="38731">
            <text:p>38731</text:p>
          </table:table-cell>
          <table:table-cell office:value-type="float" office:value="6091">
            <text:p>6091</text:p>
          </table:table-cell>
          <table:table-cell office:value-type="float" office:value="37920">
            <text:p>37920</text:p>
          </table:table-cell>
          <table:table-cell office:value-type="float" office:value="15441">
            <text:p>15441</text:p>
          </table:table-cell>
          <table:table-cell office:value-type="float" office:value="8541">
            <text:p>8541</text:p>
          </table:table-cell>
          <table:table-cell office:value-type="float" office:value="39262">
            <text:p>39262</text:p>
          </table:table-cell>
          <table:table-cell office:value-type="float" office:value="39314">
            <text:p>39314</text:p>
          </table:table-cell>
          <table:table-cell office:value-type="float" office:value="24411">
            <text:p>24411</text:p>
          </table:table-cell>
          <table:table-cell office:value-type="float" office:value="19820">
            <text:p>19820</text:p>
          </table:table-cell>
          <table:table-cell office:value-type="float" office:value="65591">
            <text:p>65591</text:p>
          </table:table-cell>
          <table:table-cell office:value-type="float" office:value="57420">
            <text:p>57420</text:p>
          </table:table-cell>
          <table:table-cell office:value-type="float" office:value="89816">
            <text:p>89816</text:p>
          </table:table-cell>
          <table:table-cell office:value-type="float" office:value="67418">
            <text:p>67418</text:p>
          </table:table-cell>
          <table:table-cell office:value-type="float" office:value="6088">
            <text:p>6088</text:p>
          </table:table-cell>
          <table:table-cell office:value-type="float" office:value="17181">
            <text:p>17181</text:p>
          </table:table-cell>
          <table:table-cell office:value-type="float" office:value="56276">
            <text:p>56276</text:p>
          </table:table-cell>
          <table:table-cell office:value-type="float" office:value="13449">
            <text:p>13449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float" office:value="15131">
            <text:p>15131</text:p>
          </table:table-cell>
          <table:table-cell table:number-columns-repeated="2" office:value-type="float" office:value="0">
            <text:p>0</text:p>
          </table:table-cell>
          <table:table-cell office:value-type="float" office:value="9309">
            <text:p>9309</text:p>
          </table:table-cell>
          <table:table-cell office:value-type="float" office:value="0">
            <text:p>0</text:p>
          </table:table-cell>
          <table:table-cell office:value-type="float" office:value="17309">
            <text:p>17309</text:p>
          </table:table-cell>
          <table:table-cell office:value-type="float" office:value="0">
            <text:p>0</text:p>
          </table:table-cell>
          <table:table-cell office:value-type="float" office:value="8671">
            <text:p>8671</text:p>
          </table:table-cell>
          <table:table-cell table:number-columns-repeated="5" office:value-type="float" office:value="0">
            <text:p>0</text:p>
          </table:table-cell>
          <table:table-cell office:value-type="float" office:value="10005">
            <text:p>10005</text:p>
          </table:table-cell>
          <table:table-cell table:number-columns-repeated="2" office:value-type="float" office:value="0">
            <text:p>0</text:p>
          </table:table-cell>
          <table:table-cell office:value-type="float" office:value="7535">
            <text:p>7535</text:p>
          </table:table-cell>
          <table:table-cell office:value-type="float" office:value="529">
            <text:p>529</text:p>
          </table:table-cell>
          <table:table-cell office:value-type="float" office:value="1547">
            <text:p>1547</text:p>
          </table:table-cell>
          <table:table-cell office:value-type="float" office:value="11197">
            <text:p>11197</text:p>
          </table:table-cell>
          <table:table-cell table:number-columns-repeated="2" office:value-type="float" office:value="0">
            <text:p>0</text:p>
          </table:table-cell>
          <table:table-cell office:value-type="float" office:value="9138">
            <text:p>9138</text:p>
          </table:table-cell>
          <table:table-cell table:number-columns-repeated="2" office:value-type="float" office:value="0">
            <text:p>0</text:p>
          </table:table-cell>
          <table:table-cell office:value-type="float" office:value="9354">
            <text:p>9354</text:p>
          </table:table-cell>
          <table:table-cell office:value-type="float" office:value="17833">
            <text:p>17833</text:p>
          </table:table-cell>
          <table:table-cell office:value-type="float" office:value="0">
            <text:p>0</text:p>
          </table:table-cell>
          <table:table-cell office:value-type="float" office:value="7410">
            <text:p>7410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8322">
            <text:p>8322</text:p>
          </table:table-cell>
          <table:table-cell office:value-type="float" office:value="10784">
            <text:p>10784</text:p>
          </table:table-cell>
          <table:table-cell office:value-type="float" office:value="0">
            <text:p>0</text:p>
          </table:table-cell>
          <table:table-cell office:value-type="float" office:value="40320">
            <text:p>40320</text:p>
          </table:table-cell>
          <table:table-cell office:value-type="float" office:value="33741">
            <text:p>33741</text:p>
          </table:table-cell>
          <table:table-cell office:value-type="float" office:value="7410">
            <text:p>7410</text:p>
          </table:table-cell>
          <table:table-cell table:number-columns-repeated="2" office:value-type="float" office:value="0">
            <text:p>0</text:p>
          </table:table-cell>
          <table:table-cell office:value-type="float" office:value="7891">
            <text:p>7891</text:p>
          </table:table-cell>
          <table:table-cell office:value-type="float" office:value="17302">
            <text:p>17302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office:value-type="float" office:value="8544">
            <text:p>8544</text:p>
          </table:table-cell>
          <table:table-cell office:value-type="float" office:value="38586">
            <text:p>38586</text:p>
          </table:table-cell>
          <table:table-cell office:value-type="float" office:value="38042">
            <text:p>38042</text:p>
          </table:table-cell>
          <table:table-cell office:value-type="float" office:value="0">
            <text:p>0</text:p>
          </table:table-cell>
          <table:table-cell office:value-type="float" office:value="4560">
            <text:p>4560</text:p>
          </table:table-cell>
          <table:table-cell office:value-type="float" office:value="46771">
            <text:p>46771</text:p>
          </table:table-cell>
          <table:table-cell office:value-type="float" office:value="37995">
            <text:p>37995</text:p>
          </table:table-cell>
          <table:table-cell office:value-type="float" office:value="78226">
            <text:p>78226</text:p>
          </table:table-cell>
          <table:table-cell office:value-type="float" office:value="16569">
            <text:p>16569</text:p>
          </table:table-cell>
          <table:table-cell office:value-type="float" office:value="103608">
            <text:p>103608</text:p>
          </table:table-cell>
          <table:table-cell office:value-type="float" office:value="393">
            <text:p>393</text:p>
          </table:table-cell>
          <table:table-cell office:value-type="float" office:value="84583">
            <text:p>84583</text:p>
          </table:table-cell>
          <table:table-cell office:value-type="float" office:value="46941">
            <text:p>46941</text:p>
          </table:table-cell>
          <table:table-cell office:value-type="float" office:value="50909">
            <text:p>50909</text:p>
          </table:table-cell>
          <table:table-cell office:value-type="float" office:value="54326">
            <text:p>54326</text:p>
          </table:table-cell>
          <table:table-cell office:value-type="float" office:value="88481">
            <text:p>88481</text:p>
          </table:table-cell>
          <table:table-cell office:value-type="float" office:value="25314">
            <text:p>25314</text:p>
          </table:table-cell>
          <table:table-cell office:value-type="float" office:value="92004">
            <text:p>92004</text:p>
          </table:table-cell>
          <table:table-cell office:value-type="float" office:value="87164">
            <text:p>87164</text:p>
          </table:table-cell>
          <table:table-cell office:value-type="float" office:value="93534">
            <text:p>93534</text:p>
          </table:table-cell>
          <table:table-cell office:value-type="float" office:value="54906">
            <text:p>54906</text:p>
          </table:table-cell>
          <table:table-cell office:value-type="float" office:value="30417">
            <text:p>30417</text:p>
          </table:table-cell>
          <table:table-cell office:value-type="float" office:value="39745">
            <text:p>39745</text:p>
          </table:table-cell>
          <table:table-cell office:value-type="float" office:value="62517">
            <text:p>62517</text:p>
          </table:table-cell>
          <table:table-cell office:value-type="float" office:value="23605">
            <text:p>23605</text:p>
          </table:table-cell>
          <table:table-cell office:value-type="float" office:value="39526">
            <text:p>39526</text:p>
          </table:table-cell>
          <table:table-cell office:value-type="float" office:value="42599">
            <text:p>42599</text:p>
          </table:table-cell>
          <table:table-cell office:value-type="float" office:value="37620">
            <text:p>37620</text:p>
          </table:table-cell>
          <table:table-cell office:value-type="float" office:value="31207">
            <text:p>31207</text:p>
          </table:table-cell>
          <table:table-cell office:value-type="float" office:value="26619">
            <text:p>26619</text:p>
          </table:table-cell>
          <table:table-cell office:value-type="float" office:value="34996">
            <text:p>34996</text:p>
          </table:table-cell>
          <table:table-cell office:value-type="float" office:value="9406">
            <text:p>9406</text:p>
          </table:table-cell>
          <table:table-cell office:value-type="float" office:value="56126">
            <text:p>5612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4702">
            <text:p>34702</text:p>
          </table:table-cell>
          <table:table-cell office:value-type="float" office:value="31109">
            <text:p>31109</text:p>
          </table:table-cell>
          <table:table-cell office:value-type="float" office:value="21680">
            <text:p>21680</text:p>
          </table:table-cell>
          <table:table-cell office:value-type="float" office:value="60731">
            <text:p>60731</text:p>
          </table:table-cell>
          <table:table-cell office:value-type="float" office:value="23470">
            <text:p>23470</text:p>
          </table:table-cell>
          <table:table-cell office:value-type="float" office:value="0">
            <text:p>0</text:p>
          </table:table-cell>
          <table:table-cell office:value-type="float" office:value="36287">
            <text:p>36287</text:p>
          </table:table-cell>
          <table:table-cell office:value-type="float" office:value="23595">
            <text:p>23595</text:p>
          </table:table-cell>
          <table:table-cell office:value-type="float" office:value="230">
            <text:p>230</text:p>
          </table:table-cell>
          <table:table-cell office:value-type="float" office:value="10901">
            <text:p>10901</text:p>
          </table:table-cell>
          <table:table-cell table:number-columns-repeated="2" office:value-type="float" office:value="0">
            <text:p>0</text:p>
          </table:table-cell>
          <table:table-cell office:value-type="float" office:value="35763">
            <text:p>35763</text:p>
          </table:table-cell>
          <table:table-cell office:value-type="float" office:value="52222">
            <text:p>52222</text:p>
          </table:table-cell>
          <table:table-cell office:value-type="float" office:value="64532">
            <text:p>64532</text:p>
          </table:table-cell>
          <table:table-cell office:value-type="float" office:value="13418">
            <text:p>13418</text:p>
          </table:table-cell>
          <table:table-cell office:value-type="float" office:value="0">
            <text:p>0</text:p>
          </table:table-cell>
          <table:table-cell office:value-type="float" office:value="8933">
            <text:p>8933</text:p>
          </table:table-cell>
          <table:table-cell office:value-type="float" office:value="0">
            <text:p>0</text:p>
          </table:table-cell>
          <table:table-cell office:value-type="float" office:value="10804">
            <text:p>10804</text:p>
          </table:table-cell>
          <table:table-cell office:value-type="float" office:value="9998">
            <text:p>9998</text:p>
          </table:table-cell>
          <table:table-cell office:value-type="float" office:value="9780">
            <text:p>9780</text:p>
          </table:table-cell>
          <table:table-cell office:value-type="float" office:value="4000">
            <text:p>4000</text:p>
          </table:table-cell>
          <table:table-cell office:value-type="float" office:value="27339">
            <text:p>27339</text:p>
          </table:table-cell>
          <table:table-cell office:value-type="float" office:value="25747">
            <text:p>25747</text:p>
          </table:table-cell>
          <table:table-cell office:value-type="float" office:value="22982">
            <text:p>22982</text:p>
          </table:table-cell>
          <table:table-cell office:value-type="float" office:value="13799">
            <text:p>13799</text:p>
          </table:table-cell>
          <table:table-cell office:value-type="float" office:value="22886">
            <text:p>22886</text:p>
          </table:table-cell>
          <table:table-cell office:value-type="float" office:value="9720">
            <text:p>9720</text:p>
          </table:table-cell>
          <table:table-cell office:value-type="float" office:value="34306">
            <text:p>34306</text:p>
          </table:table-cell>
          <table:table-cell office:value-type="float" office:value="10563">
            <text:p>10563</text:p>
          </table:table-cell>
          <table:table-cell office:value-type="float" office:value="39662">
            <text:p>39662</text:p>
          </table:table-cell>
          <table:table-cell office:value-type="float" office:value="14293">
            <text:p>14293</text:p>
          </table:table-cell>
          <table:table-cell office:value-type="float" office:value="9134">
            <text:p>9134</text:p>
          </table:table-cell>
          <table:table-cell office:value-type="float" office:value="3972">
            <text:p>3972</text:p>
          </table:table-cell>
          <table:table-cell office:value-type="float" office:value="22170">
            <text:p>22170</text:p>
          </table:table-cell>
          <table:table-cell office:value-type="float" office:value="11268">
            <text:p>11268</text:p>
          </table:table-cell>
          <table:table-cell office:value-type="float" office:value="11768">
            <text:p>11768</text:p>
          </table:table-cell>
          <table:table-cell office:value-type="float" office:value="20273">
            <text:p>20273</text:p>
          </table:table-cell>
          <table:table-cell office:value-type="float" office:value="29386">
            <text:p>29386</text:p>
          </table:table-cell>
          <table:table-cell office:value-type="float" office:value="15171">
            <text:p>15171</text:p>
          </table:table-cell>
          <table:table-cell office:value-type="float" office:value="28847">
            <text:p>28847</text:p>
          </table:table-cell>
          <table:table-cell office:value-type="float" office:value="6246">
            <text:p>6246</text:p>
          </table:table-cell>
          <table:table-cell office:value-type="float" office:value="5247">
            <text:p>5247</text:p>
          </table:table-cell>
          <table:table-cell office:value-type="float" office:value="33859">
            <text:p>33859</text:p>
          </table:table-cell>
          <table:table-cell office:value-type="float" office:value="667">
            <text:p>667</text:p>
          </table:table-cell>
          <table:table-cell office:value-type="float" office:value="4100">
            <text:p>4100</text:p>
          </table:table-cell>
          <table:table-cell office:value-type="float" office:value="21723">
            <text:p>21723</text:p>
          </table:table-cell>
          <table:table-cell office:value-type="float" office:value="0">
            <text:p>0</text:p>
          </table:table-cell>
          <table:table-cell office:value-type="float" office:value="29410">
            <text:p>29410</text:p>
          </table:table-cell>
          <table:table-cell office:value-type="float" office:value="9237">
            <text:p>9237</text:p>
          </table:table-cell>
          <table:table-cell office:value-type="float" office:value="12783">
            <text:p>12783</text:p>
          </table:table-cell>
          <table:table-cell office:value-type="float" office:value="13342">
            <text:p>13342</text:p>
          </table:table-cell>
          <table:table-cell office:value-type="float" office:value="2769">
            <text:p>2769</text:p>
          </table:table-cell>
          <table:table-cell office:value-type="float" office:value="2061">
            <text:p>2061</text:p>
          </table:table-cell>
          <table:table-cell office:value-type="float" office:value="22943">
            <text:p>22943</text:p>
          </table:table-cell>
          <table:table-cell office:value-type="float" office:value="2960">
            <text:p>2960</text:p>
          </table:table-cell>
          <table:table-cell office:value-type="float" office:value="20126">
            <text:p>20126</text:p>
          </table:table-cell>
          <table:table-cell office:value-type="float" office:value="19555">
            <text:p>19555</text:p>
          </table:table-cell>
          <table:table-cell office:value-type="float" office:value="12613">
            <text:p>12613</text:p>
          </table:table-cell>
          <table:table-cell office:value-type="float" office:value="10934">
            <text:p>10934</text:p>
          </table:table-cell>
          <table:table-cell office:value-type="float" office:value="31117">
            <text:p>31117</text:p>
          </table:table-cell>
          <table:table-cell office:value-type="float" office:value="3195">
            <text:p>3195</text:p>
          </table:table-cell>
          <table:table-cell office:value-type="float" office:value="31274">
            <text:p>31274</text:p>
          </table:table-cell>
          <table:table-cell office:value-type="float" office:value="11409">
            <text:p>11409</text:p>
          </table:table-cell>
          <table:table-cell office:value-type="float" office:value="14029">
            <text:p>14029</text:p>
          </table:table-cell>
          <table:table-cell office:value-type="float" office:value="12968">
            <text:p>12968</text:p>
          </table:table-cell>
          <table:table-cell office:value-type="float" office:value="25128">
            <text:p>25128</text:p>
          </table:table-cell>
          <table:table-cell office:value-type="float" office:value="12104">
            <text:p>12104</text:p>
          </table:table-cell>
          <table:table-cell office:value-type="float" office:value="9623">
            <text:p>9623</text:p>
          </table:table-cell>
          <table:table-cell office:value-type="float" office:value="13282">
            <text:p>13282</text:p>
          </table:table-cell>
          <table:table-cell office:value-type="float" office:value="17457">
            <text:p>17457</text:p>
          </table:table-cell>
          <table:table-cell office:value-type="float" office:value="30954">
            <text:p>30954</text:p>
          </table:table-cell>
          <table:table-cell office:value-type="float" office:value="2415">
            <text:p>2415</text:p>
          </table:table-cell>
          <table:table-cell office:value-type="float" office:value="72932">
            <text:p>72932</text:p>
          </table:table-cell>
          <table:table-cell office:value-type="float" office:value="13044">
            <text:p>13044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float" office:value="27957">
            <text:p>27957</text:p>
          </table:table-cell>
          <table:table-cell table:number-columns-repeated="3" office:value-type="float" office:value="0">
            <text:p>0</text:p>
          </table:table-cell>
          <table:table-cell office:value-type="float" office:value="16588">
            <text:p>16588</text:p>
          </table:table-cell>
          <table:table-cell office:value-type="float" office:value="20591">
            <text:p>20591</text:p>
          </table:table-cell>
          <table:table-cell office:value-type="float" office:value="0">
            <text:p>0</text:p>
          </table:table-cell>
          <table:table-cell office:value-type="float" office:value="10893">
            <text:p>10893</text:p>
          </table:table-cell>
          <table:table-cell office:value-type="float" office:value="9570">
            <text:p>9570</text:p>
          </table:table-cell>
          <table:table-cell office:value-type="float" office:value="11407">
            <text:p>11407</text:p>
          </table:table-cell>
          <table:table-cell office:value-type="float" office:value="33447">
            <text:p>33447</text:p>
          </table:table-cell>
          <table:table-cell office:value-type="float" office:value="12064">
            <text:p>12064</text:p>
          </table:table-cell>
          <table:table-cell office:value-type="float" office:value="15912">
            <text:p>15912</text:p>
          </table:table-cell>
          <table:table-cell office:value-type="float" office:value="25368">
            <text:p>25368</text:p>
          </table:table-cell>
          <table:table-cell office:value-type="float" office:value="15660">
            <text:p>15660</text:p>
          </table:table-cell>
          <table:table-cell office:value-type="float" office:value="10804">
            <text:p>10804</text:p>
          </table:table-cell>
          <table:table-cell office:value-type="float" office:value="16630">
            <text:p>16630</text:p>
          </table:table-cell>
          <table:table-cell table:number-columns-repeated="2" office:value-type="float" office:value="0">
            <text:p>0</text:p>
          </table:table-cell>
          <table:table-cell office:value-type="float" office:value="10147">
            <text:p>10147</text:p>
          </table:table-cell>
          <table:table-cell office:value-type="float" office:value="12604">
            <text:p>12604</text:p>
          </table:table-cell>
          <table:table-cell office:value-type="float" office:value="23099">
            <text:p>23099</text:p>
          </table:table-cell>
          <table:table-cell table:number-columns-repeated="2" office:value-type="float" office:value="0">
            <text:p>0</text:p>
          </table:table-cell>
          <table:table-cell office:value-type="float" office:value="11198">
            <text:p>11198</text:p>
          </table:table-cell>
          <table:table-cell office:value-type="float" office:value="33851">
            <text:p>33851</text:p>
          </table:table-cell>
          <table:table-cell office:value-type="float" office:value="10157">
            <text:p>10157</text:p>
          </table:table-cell>
          <table:table-cell office:value-type="float" office:value="9823">
            <text:p>9823</text:p>
          </table:table-cell>
          <table:table-cell office:value-type="float" office:value="0">
            <text:p>0</text:p>
          </table:table-cell>
          <table:table-cell office:value-type="float" office:value="26072">
            <text:p>26072</text:p>
          </table:table-cell>
          <table:table-cell office:value-type="float" office:value="15848">
            <text:p>15848</text:p>
          </table:table-cell>
          <table:table-cell office:value-type="float" office:value="0">
            <text:p>0</text:p>
          </table:table-cell>
          <table:table-cell office:value-type="float" office:value="11028">
            <text:p>11028</text:p>
          </table:table-cell>
          <table:table-cell office:value-type="float" office:value="11721">
            <text:p>11721</text:p>
          </table:table-cell>
          <table:table-cell office:value-type="float" office:value="0">
            <text:p>0</text:p>
          </table:table-cell>
          <table:table-cell office:value-type="float" office:value="21381">
            <text:p>21381</text:p>
          </table:table-cell>
          <table:table-cell office:value-type="float" office:value="11631">
            <text:p>11631</text:p>
          </table:table-cell>
          <table:table-cell office:value-type="float" office:value="0">
            <text:p>0</text:p>
          </table:table-cell>
          <table:table-cell office:value-type="float" office:value="22169">
            <text:p>22169</text:p>
          </table:table-cell>
          <table:table-cell office:value-type="float" office:value="0">
            <text:p>0</text:p>
          </table:table-cell>
          <table:table-cell office:value-type="float" office:value="11832">
            <text:p>11832</text:p>
          </table:table-cell>
          <table:table-cell table:number-columns-repeated="4" office:value-type="float" office:value="0">
            <text:p>0</text:p>
          </table:table-cell>
          <table:table-cell office:value-type="float" office:value="23067">
            <text:p>23067</text:p>
          </table:table-cell>
          <table:table-cell table:number-columns-repeated="3" office:value-type="float" office:value="0">
            <text:p>0</text:p>
          </table:table-cell>
          <table:table-cell office:value-type="float" office:value="11144">
            <text:p>11144</text:p>
          </table:table-cell>
          <table:table-cell table:number-columns-repeated="2" office:value-type="float" office:value="0">
            <text:p>0</text:p>
          </table:table-cell>
          <table:table-cell office:value-type="float" office:value="25075">
            <text:p>25075</text:p>
          </table:table-cell>
          <table:table-cell table:number-columns-repeated="4" office:value-type="float" office:value="0">
            <text:p>0</text:p>
          </table:table-cell>
          <table:table-cell office:value-type="float" office:value="11192">
            <text:p>11192</text:p>
          </table:table-cell>
          <table:table-cell office:value-type="float" office:value="10721">
            <text:p>10721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33753">
            <text:p>33753</text:p>
          </table:table-cell>
          <table:table-cell office:value-type="float" office:value="0">
            <text:p>0</text:p>
          </table:table-cell>
          <table:table-cell office:value-type="float" office:value="33081">
            <text:p>33081</text:p>
          </table:table-cell>
          <table:table-cell table:number-columns-repeated="3" office:value-type="float" office:value="0">
            <text:p>0</text:p>
          </table:table-cell>
          <table:table-cell office:value-type="float" office:value="11117">
            <text:p>11117</text:p>
          </table:table-cell>
          <table:table-cell office:value-type="float" office:value="0">
            <text:p>0</text:p>
          </table:table-cell>
          <table:table-cell office:value-type="float" office:value="11379">
            <text:p>11379</text:p>
          </table:table-cell>
          <table:table-cell office:value-type="float" office:value="21814">
            <text:p>21814</text:p>
          </table:table-cell>
          <table:table-cell office:value-type="float" office:value="0">
            <text:p>0</text:p>
          </table:table-cell>
          <table:table-cell office:value-type="float" office:value="11013">
            <text:p>11013</text:p>
          </table:table-cell>
          <table:table-cell office:value-type="float" office:value="10789">
            <text:p>10789</text:p>
          </table:table-cell>
          <table:table-cell office:value-type="float" office:value="0">
            <text:p>0</text:p>
          </table:table-cell>
          <table:table-cell office:value-type="float" office:value="20324">
            <text:p>20324</text:p>
          </table:table-cell>
          <table:table-cell office:value-type="float" office:value="10663">
            <text:p>10663</text:p>
          </table:table-cell>
          <table:table-cell table:number-columns-repeated="7" office:value-type="float" office:value="0">
            <text:p>0</text:p>
          </table:table-cell>
          <table:table-cell office:value-type="float" office:value="10854">
            <text:p>10854</text:p>
          </table:table-cell>
          <table:table-cell office:value-type="float" office:value="11189">
            <text:p>11189</text:p>
          </table:table-cell>
          <table:table-cell office:value-type="float" office:value="112">
            <text:p>112</text:p>
          </table:table-cell>
          <table:table-cell office:value-type="float" office:value="11833">
            <text:p>11833</text:p>
          </table:table-cell>
          <table:table-cell office:value-type="float" office:value="22232">
            <text:p>22232</text:p>
          </table:table-cell>
          <table:table-cell table:number-columns-repeated="3" office:value-type="float" office:value="0">
            <text:p>0</text:p>
          </table:table-cell>
          <table:table-cell office:value-type="float" office:value="10641">
            <text:p>10641</text:p>
          </table:table-cell>
          <table:table-cell table:number-columns-repeated="2" office:value-type="float" office:value="0">
            <text:p>0</text:p>
          </table:table-cell>
          <table:table-cell office:value-type="float" office:value="21444">
            <text:p>21444</text:p>
          </table:table-cell>
          <table:table-cell table:number-columns-repeated="3" office:value-type="float" office:value="0">
            <text:p>0</text:p>
          </table:table-cell>
          <table:table-cell office:value-type="float" office:value="11292">
            <text:p>11292</text:p>
          </table:table-cell>
          <table:table-cell office:value-type="float" office:value="10900">
            <text:p>10900</text:p>
          </table:table-cell>
          <table:table-cell office:value-type="float" office:value="11141">
            <text:p>11141</text:p>
          </table:table-cell>
          <table:table-cell office:value-type="float" office:value="0">
            <text:p>0</text:p>
          </table:table-cell>
          <table:table-cell office:value-type="float" office:value="10977">
            <text:p>10977</text:p>
          </table:table-cell>
          <table:table-cell office:value-type="float" office:value="10941">
            <text:p>10941</text:p>
          </table:table-cell>
          <table:table-cell office:value-type="float" office:value="11208">
            <text:p>11208</text:p>
          </table:table-cell>
          <table:table-cell office:value-type="float" office:value="20509">
            <text:p>20509</text:p>
          </table:table-cell>
          <table:table-cell table:number-columns-repeated="2" office:value-type="float" office:value="0">
            <text:p>0</text:p>
          </table:table-cell>
          <table:table-cell office:value-type="float" office:value="10474">
            <text:p>10474</text:p>
          </table:table-cell>
          <table:table-cell office:value-type="float" office:value="21904">
            <text:p>21904</text:p>
          </table:table-cell>
          <table:table-cell table:number-columns-repeated="6" office:value-type="float" office:value="0">
            <text:p>0</text:p>
          </table:table-cell>
          <table:table-cell office:value-type="float" office:value="20634">
            <text:p>20634</text:p>
          </table:table-cell>
          <table:table-cell table:number-columns-repeated="3" office:value-type="float" office:value="0">
            <text:p>0</text:p>
          </table:table-cell>
          <table:table-cell office:value-type="float" office:value="11205">
            <text:p>11205</text:p>
          </table:table-cell>
          <table:table-cell office:value-type="float" office:value="0">
            <text:p>0</text:p>
          </table:table-cell>
          <table:table-cell office:value-type="float" office:value="21956">
            <text:p>21956</text:p>
          </table:table-cell>
          <table:table-cell table:number-columns-repeated="3" office:value-type="float" office:value="0">
            <text:p>0</text:p>
          </table:table-cell>
          <table:table-cell office:value-type="float" office:value="11291">
            <text:p>11291</text:p>
          </table:table-cell>
          <table:table-cell office:value-type="float" office:value="0">
            <text:p>0</text:p>
          </table:table-cell>
          <table:table-cell office:value-type="float" office:value="10322">
            <text:p>10322</text:p>
          </table:table-cell>
          <table:table-cell office:value-type="float" office:value="11000">
            <text:p>11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441">
            <text:p>10441</text:p>
          </table:table-cell>
          <table:table-cell office:value-type="float" office:value="11483">
            <text:p>11483</text:p>
          </table:table-cell>
          <table:table-cell office:value-type="float" office:value="11367">
            <text:p>11367</text:p>
          </table:table-cell>
          <table:table-cell table:number-columns-repeated="2" office:value-type="float" office:value="0">
            <text:p>0</text:p>
          </table:table-cell>
          <table:table-cell office:value-type="float" office:value="10757">
            <text:p>10757</text:p>
          </table:table-cell>
          <table:table-cell table:number-columns-repeated="8" office:value-type="float" office:value="0">
            <text:p>0</text:p>
          </table:table-cell>
          <table:table-cell office:value-type="float" office:value="10817">
            <text:p>10817</text:p>
          </table:table-cell>
          <table:table-cell office:value-type="float" office:value="10831">
            <text:p>10831</text:p>
          </table:table-cell>
          <table:table-cell table:number-columns-repeated="2" office:value-type="float" office:value="0">
            <text:p>0</text:p>
          </table:table-cell>
          <table:table-cell office:value-type="float" office:value="10869">
            <text:p>10869</text:p>
          </table:table-cell>
          <table:table-cell office:value-type="float" office:value="0">
            <text:p>0</text:p>
          </table:table-cell>
          <table:table-cell office:value-type="float" office:value="10912">
            <text:p>10912</text:p>
          </table:table-cell>
          <table:table-cell office:value-type="float" office:value="10448">
            <text:p>10448</text:p>
          </table:table-cell>
          <table:table-cell office:value-type="float" office:value="22090">
            <text:p>22090</text:p>
          </table:table-cell>
          <table:table-cell office:value-type="float" office:value="10491">
            <text:p>10491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float" office:value="57831">
            <text:p>57831</text:p>
          </table:table-cell>
          <table:table-cell office:value-type="float" office:value="58980">
            <text:p>58980</text:p>
          </table:table-cell>
          <table:table-cell office:value-type="float" office:value="58528">
            <text:p>58528</text:p>
          </table:table-cell>
          <table:table-cell office:value-type="float" office:value="129601">
            <text:p>129601</text:p>
          </table:table-cell>
          <table:table-cell office:value-type="float" office:value="21936">
            <text:p>21936</text:p>
          </table:table-cell>
          <table:table-cell office:value-type="float" office:value="24292">
            <text:p>24292</text:p>
          </table:table-cell>
          <table:table-cell office:value-type="float" office:value="75177">
            <text:p>75177</text:p>
          </table:table-cell>
          <table:table-cell office:value-type="float" office:value="21532">
            <text:p>21532</text:p>
          </table:table-cell>
          <table:table-cell office:value-type="float" office:value="58150">
            <text:p>58150</text:p>
          </table:table-cell>
          <table:table-cell table:number-columns-repeated="3" office:value-type="float" office:value="0">
            <text:p>0</text:p>
          </table:table-cell>
          <table:table-cell office:value-type="float" office:value="43323">
            <text:p>43323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office:value-type="float" office:value="68515">
            <text:p>68515</text:p>
          </table:table-cell>
          <table:table-cell office:value-type="float" office:value="69270">
            <text:p>69270</text:p>
          </table:table-cell>
          <table:table-cell office:value-type="float" office:value="82509">
            <text:p>82509</text:p>
          </table:table-cell>
          <table:table-cell office:value-type="float" office:value="41732">
            <text:p>41732</text:p>
          </table:table-cell>
          <table:table-cell table:number-columns-repeated="2" office:value-type="float" office:value="0">
            <text:p>0</text:p>
          </table:table-cell>
          <table:table-cell office:value-type="float" office:value="11716">
            <text:p>11716</text:p>
          </table:table-cell>
          <table:table-cell office:value-type="float" office:value="49041">
            <text:p>49041</text:p>
          </table:table-cell>
          <table:table-cell office:value-type="float" office:value="26317">
            <text:p>26317</text:p>
          </table:table-cell>
          <table:table-cell office:value-type="float" office:value="24118">
            <text:p>24118</text:p>
          </table:table-cell>
          <table:table-cell office:value-type="float" office:value="16851">
            <text:p>16851</text:p>
          </table:table-cell>
          <table:table-cell office:value-type="float" office:value="34482">
            <text:p>34482</text:p>
          </table:table-cell>
          <table:table-cell office:value-type="float" office:value="39668">
            <text:p>39668</text:p>
          </table:table-cell>
          <table:table-cell office:value-type="float" office:value="25042">
            <text:p>25042</text:p>
          </table:table-cell>
          <table:table-cell office:value-type="float" office:value="63999">
            <text:p>63999</text:p>
          </table:table-cell>
          <table:table-cell office:value-type="float" office:value="25432">
            <text:p>25432</text:p>
          </table:table-cell>
          <table:table-cell office:value-type="float" office:value="11776">
            <text:p>11776</text:p>
          </table:table-cell>
          <table:table-cell office:value-type="float" office:value="30716">
            <text:p>30716</text:p>
          </table:table-cell>
          <table:table-cell office:value-type="float" office:value="22402">
            <text:p>22402</text:p>
          </table:table-cell>
          <table:table-cell office:value-type="float" office:value="0">
            <text:p>0</text:p>
          </table:table-cell>
          <table:table-cell office:value-type="float" office:value="12677">
            <text:p>12677</text:p>
          </table:table-cell>
          <table:table-cell office:value-type="float" office:value="11765">
            <text:p>11765</text:p>
          </table:table-cell>
          <table:table-cell office:value-type="float" office:value="24396">
            <text:p>24396</text:p>
          </table:table-cell>
          <table:table-cell office:value-type="float" office:value="54867">
            <text:p>54867</text:p>
          </table:table-cell>
          <table:table-cell office:value-type="float" office:value="0">
            <text:p>0</text:p>
          </table:table-cell>
          <table:table-cell office:value-type="float" office:value="34797">
            <text:p>34797</text:p>
          </table:table-cell>
          <table:table-cell office:value-type="float" office:value="48980">
            <text:p>48980</text:p>
          </table:table-cell>
          <table:table-cell office:value-type="float" office:value="10905">
            <text:p>10905</text:p>
          </table:table-cell>
          <table:table-cell office:value-type="float" office:value="24529">
            <text:p>24529</text:p>
          </table:table-cell>
          <table:table-cell office:value-type="float" office:value="0">
            <text:p>0</text:p>
          </table:table-cell>
          <table:table-cell office:value-type="float" office:value="63134">
            <text:p>63134</text:p>
          </table:table-cell>
          <table:table-cell office:value-type="float" office:value="28374">
            <text:p>28374</text:p>
          </table:table-cell>
          <table:table-cell office:value-type="float" office:value="11487">
            <text:p>11487</text:p>
          </table:table-cell>
          <table:table-cell office:value-type="float" office:value="56924">
            <text:p>56924</text:p>
          </table:table-cell>
          <table:table-cell office:value-type="float" office:value="53060">
            <text:p>53060</text:p>
          </table:table-cell>
          <table:table-cell office:value-type="float" office:value="6525">
            <text:p>6525</text:p>
          </table:table-cell>
          <table:table-cell office:value-type="float" office:value="19837">
            <text:p>19837</text:p>
          </table:table-cell>
          <table:table-cell office:value-type="float" office:value="0">
            <text:p>0</text:p>
          </table:table-cell>
          <table:table-cell office:value-type="float" office:value="31153">
            <text:p>31153</text:p>
          </table:table-cell>
          <table:table-cell office:value-type="float" office:value="14081">
            <text:p>14081</text:p>
          </table:table-cell>
          <table:table-cell office:value-type="float" office:value="50910">
            <text:p>50910</text:p>
          </table:table-cell>
          <table:table-cell office:value-type="float" office:value="50656">
            <text:p>50656</text:p>
          </table:table-cell>
          <table:table-cell office:value-type="float" office:value="0">
            <text:p>0</text:p>
          </table:table-cell>
          <table:table-cell office:value-type="float" office:value="27903">
            <text:p>27903</text:p>
          </table:table-cell>
          <table:table-cell office:value-type="float" office:value="25947">
            <text:p>25947</text:p>
          </table:table-cell>
          <table:table-cell office:value-type="float" office:value="41112">
            <text:p>41112</text:p>
          </table:table-cell>
          <table:table-cell office:value-type="float" office:value="24145">
            <text:p>24145</text:p>
          </table:table-cell>
          <table:table-cell office:value-type="float" office:value="46378">
            <text:p>46378</text:p>
          </table:table-cell>
          <table:table-cell office:value-type="float" office:value="50352">
            <text:p>50352</text:p>
          </table:table-cell>
          <table:table-cell office:value-type="float" office:value="32976">
            <text:p>32976</text:p>
          </table:table-cell>
          <table:table-cell office:value-type="float" office:value="14505">
            <text:p>14505</text:p>
          </table:table-cell>
          <table:table-cell office:value-type="float" office:value="9619">
            <text:p>9619</text:p>
          </table:table-cell>
          <table:table-cell office:value-type="float" office:value="28093">
            <text:p>28093</text:p>
          </table:table-cell>
          <table:table-cell office:value-type="float" office:value="11282">
            <text:p>11282</text:p>
          </table:table-cell>
          <table:table-cell office:value-type="float" office:value="25213">
            <text:p>25213</text:p>
          </table:table-cell>
          <table:table-cell office:value-type="float" office:value="0">
            <text:p>0</text:p>
          </table:table-cell>
          <table:table-cell office:value-type="float" office:value="14406">
            <text:p>14406</text:p>
          </table:table-cell>
          <table:table-cell office:value-type="float" office:value="35614">
            <text:p>35614</text:p>
          </table:table-cell>
          <table:table-cell office:value-type="float" office:value="26371">
            <text:p>26371</text:p>
          </table:table-cell>
          <table:table-cell office:value-type="float" office:value="64213">
            <text:p>64213</text:p>
          </table:table-cell>
          <table:table-cell office:value-type="float" office:value="25013">
            <text:p>25013</text:p>
          </table:table-cell>
          <table:table-cell office:value-type="float" office:value="20517">
            <text:p>20517</text:p>
          </table:table-cell>
          <table:table-cell office:value-type="float" office:value="19399">
            <text:p>19399</text:p>
          </table:table-cell>
          <table:table-cell office:value-type="float" office:value="10918">
            <text:p>10918</text:p>
          </table:table-cell>
          <table:table-cell office:value-type="float" office:value="4583">
            <text:p>4583</text:p>
          </table:table-cell>
          <table:table-cell office:value-type="float" office:value="12878">
            <text:p>12878</text:p>
          </table:table-cell>
          <table:table-cell office:value-type="float" office:value="49131">
            <text:p>49131</text:p>
          </table:table-cell>
          <table:table-cell office:value-type="float" office:value="12484">
            <text:p>12484</text:p>
          </table:table-cell>
          <table:table-cell office:value-type="float" office:value="9835">
            <text:p>9835</text:p>
          </table:table-cell>
          <table:table-cell office:value-type="float" office:value="24716">
            <text:p>24716</text:p>
          </table:table-cell>
          <table:table-cell office:value-type="float" office:value="11306">
            <text:p>11306</text:p>
          </table:table-cell>
          <table:table-cell office:value-type="float" office:value="33773">
            <text:p>33773</text:p>
          </table:table-cell>
          <table:table-cell office:value-type="float" office:value="18071">
            <text:p>18071</text:p>
          </table:table-cell>
          <table:table-cell office:value-type="float" office:value="11123">
            <text:p>11123</text:p>
          </table:table-cell>
          <table:table-cell office:value-type="float" office:value="24681">
            <text:p>24681</text:p>
          </table:table-cell>
          <table:table-cell office:value-type="float" office:value="10528">
            <text:p>10528</text:p>
          </table:table-cell>
          <table:table-cell office:value-type="float" office:value="30204">
            <text:p>30204</text:p>
          </table:table-cell>
          <table:table-cell office:value-type="float" office:value="10428">
            <text:p>10428</text:p>
          </table:table-cell>
          <table:table-cell office:value-type="float" office:value="23907">
            <text:p>23907</text:p>
          </table:table-cell>
          <table:table-cell office:value-type="float" office:value="35574">
            <text:p>35574</text:p>
          </table:table-cell>
          <table:table-cell office:value-type="float" office:value="21648">
            <text:p>21648</text:p>
          </table:table-cell>
          <table:table-cell office:value-type="float" office:value="11399">
            <text:p>11399</text:p>
          </table:table-cell>
          <table:table-cell office:value-type="float" office:value="11403">
            <text:p>11403</text:p>
          </table:table-cell>
          <table:table-cell office:value-type="float" office:value="21190">
            <text:p>21190</text:p>
          </table:table-cell>
          <table:table-cell office:value-type="float" office:value="16637">
            <text:p>16637</text:p>
          </table:table-cell>
          <table:table-cell office:value-type="float" office:value="32881">
            <text:p>32881</text:p>
          </table:table-cell>
          <table:table-cell office:value-type="float" office:value="124189">
            <text:p>124189</text:p>
          </table:table-cell>
          <table:table-cell office:value-type="float" office:value="10346">
            <text:p>10346</text:p>
          </table:table-cell>
          <table:table-cell office:value-type="float" office:value="0">
            <text:p>0</text:p>
          </table:table-cell>
          <table:table-cell office:value-type="float" office:value="11773">
            <text:p>11773</text:p>
          </table:table-cell>
          <table:table-cell office:value-type="float" office:value="40934">
            <text:p>40934</text:p>
          </table:table-cell>
          <table:table-cell office:value-type="float" office:value="9774">
            <text:p>9774</text:p>
          </table:table-cell>
          <table:table-cell office:value-type="float" office:value="35636">
            <text:p>35636</text:p>
          </table:table-cell>
          <table:table-cell office:value-type="float" office:value="12395">
            <text:p>12395</text:p>
          </table:table-cell>
          <table:table-cell office:value-type="float" office:value="23798">
            <text:p>23798</text:p>
          </table:table-cell>
          <table:table-cell office:value-type="float" office:value="37007">
            <text:p>37007</text:p>
          </table:table-cell>
          <table:table-cell office:value-type="float" office:value="141031">
            <text:p>141031</text:p>
          </table:table-cell>
          <table:table-cell office:value-type="float" office:value="36157">
            <text:p>36157</text:p>
          </table:table-cell>
          <table:table-cell office:value-type="float" office:value="9382">
            <text:p>9382</text:p>
          </table:table-cell>
          <table:table-cell office:value-type="float" office:value="78000">
            <text:p>78000</text:p>
          </table:table-cell>
          <table:table-cell office:value-type="float" office:value="46783">
            <text:p>46783</text:p>
          </table:table-cell>
          <table:table-cell office:value-type="float" office:value="32465">
            <text:p>32465</text:p>
          </table:table-cell>
          <table:table-cell office:value-type="float" office:value="700">
            <text:p>700</text:p>
          </table:table-cell>
          <table:table-cell office:value-type="float" office:value="41356">
            <text:p>41356</text:p>
          </table:table-cell>
          <table:table-cell office:value-type="float" office:value="57331">
            <text:p>57331</text:p>
          </table:table-cell>
          <table:table-cell office:value-type="float" office:value="49004">
            <text:p>49004</text:p>
          </table:table-cell>
          <table:table-cell office:value-type="float" office:value="11456">
            <text:p>11456</text:p>
          </table:table-cell>
          <table:table-cell office:value-type="float" office:value="39535">
            <text:p>39535</text:p>
          </table:table-cell>
          <table:table-cell office:value-type="float" office:value="19004">
            <text:p>19004</text:p>
          </table:table-cell>
          <table:table-cell office:value-type="float" office:value="10337">
            <text:p>10337</text:p>
          </table:table-cell>
          <table:table-cell office:value-type="float" office:value="89219">
            <text:p>89219</text:p>
          </table:table-cell>
          <table:table-cell office:value-type="float" office:value="0">
            <text:p>0</text:p>
          </table:table-cell>
          <table:table-cell office:value-type="float" office:value="31539">
            <text:p>31539</text:p>
          </table:table-cell>
          <table:table-cell office:value-type="float" office:value="41116">
            <text:p>41116</text:p>
          </table:table-cell>
          <table:table-cell office:value-type="float" office:value="11206">
            <text:p>11206</text:p>
          </table:table-cell>
          <table:table-cell office:value-type="float" office:value="23241">
            <text:p>23241</text:p>
          </table:table-cell>
          <table:table-cell office:value-type="float" office:value="53366">
            <text:p>53366</text:p>
          </table:table-cell>
          <table:table-cell office:value-type="float" office:value="0">
            <text:p>0</text:p>
          </table:table-cell>
          <table:table-cell office:value-type="float" office:value="11654">
            <text:p>11654</text:p>
          </table:table-cell>
          <table:table-cell table:number-columns-repeated="2" office:value-type="float" office:value="0">
            <text:p>0</text:p>
          </table:table-cell>
          <table:table-cell office:value-type="float" office:value="4969">
            <text:p>4969</text:p>
          </table:table-cell>
          <table:table-cell office:value-type="float" office:value="20513">
            <text:p>20513</text:p>
          </table:table-cell>
          <table:table-cell office:value-type="float" office:value="11743">
            <text:p>11743</text:p>
          </table:table-cell>
          <table:table-cell office:value-type="float" office:value="24451">
            <text:p>24451</text:p>
          </table:table-cell>
          <table:table-cell office:value-type="float" office:value="11467">
            <text:p>11467</text:p>
          </table:table-cell>
          <table:table-cell office:value-type="float" office:value="58320">
            <text:p>58320</text:p>
          </table:table-cell>
          <table:table-cell office:value-type="float" office:value="0">
            <text:p>0</text:p>
          </table:table-cell>
          <table:table-cell office:value-type="float" office:value="35304">
            <text:p>35304</text:p>
          </table:table-cell>
          <table:table-cell office:value-type="float" office:value="11397">
            <text:p>11397</text:p>
          </table:table-cell>
          <table:table-cell office:value-type="float" office:value="11303">
            <text:p>11303</text:p>
          </table:table-cell>
          <table:table-cell office:value-type="float" office:value="10939">
            <text:p>10939</text:p>
          </table:table-cell>
          <table:table-cell office:value-type="float" office:value="0">
            <text:p>0</text:p>
          </table:table-cell>
          <table:table-cell office:value-type="float" office:value="34575">
            <text:p>34575</text:p>
          </table:table-cell>
          <table:table-cell office:value-type="float" office:value="15690">
            <text:p>15690</text:p>
          </table:table-cell>
          <table:table-cell office:value-type="float" office:value="15247">
            <text:p>15247</text:p>
          </table:table-cell>
          <table:table-cell office:value-type="float" office:value="0">
            <text:p>0</text:p>
          </table:table-cell>
          <table:table-cell office:value-type="float" office:value="33673">
            <text:p>33673</text:p>
          </table:table-cell>
          <table:table-cell office:value-type="float" office:value="0">
            <text:p>0</text:p>
          </table:table-cell>
          <table:table-cell office:value-type="float" office:value="26032">
            <text:p>26032</text:p>
          </table:table-cell>
          <table:table-cell office:value-type="float" office:value="45350">
            <text:p>45350</text:p>
          </table:table-cell>
          <table:table-cell office:value-type="float" office:value="9422">
            <text:p>9422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float" office:value="0">
            <text:p>0</text:p>
          </table:table-cell>
          <table:table-cell office:value-type="float" office:value="26333">
            <text:p>26333</text:p>
          </table:table-cell>
          <table:table-cell office:value-type="float" office:value="1870">
            <text:p>1870</text:p>
          </table:table-cell>
          <table:table-cell office:value-type="float" office:value="62519">
            <text:p>62519</text:p>
          </table:table-cell>
          <table:table-cell office:value-type="float" office:value="20726">
            <text:p>20726</text:p>
          </table:table-cell>
          <table:table-cell office:value-type="float" office:value="13872">
            <text:p>13872</text:p>
          </table:table-cell>
          <table:table-cell office:value-type="float" office:value="37343">
            <text:p>37343</text:p>
          </table:table-cell>
          <table:table-cell office:value-type="float" office:value="15974">
            <text:p>15974</text:p>
          </table:table-cell>
          <table:table-cell office:value-type="float" office:value="31710">
            <text:p>31710</text:p>
          </table:table-cell>
          <table:table-cell office:value-type="float" office:value="20359">
            <text:p>20359</text:p>
          </table:table-cell>
          <table:table-cell office:value-type="float" office:value="6486">
            <text:p>6486</text:p>
          </table:table-cell>
          <table:table-cell office:value-type="float" office:value="4697">
            <text:p>4697</text:p>
          </table:table-cell>
          <table:table-cell office:value-type="float" office:value="8987">
            <text:p>8987</text:p>
          </table:table-cell>
          <table:table-cell office:value-type="float" office:value="56572">
            <text:p>56572</text:p>
          </table:table-cell>
          <table:table-cell office:value-type="float" office:value="29359">
            <text:p>29359</text:p>
          </table:table-cell>
          <table:table-cell office:value-type="float" office:value="54644">
            <text:p>54644</text:p>
          </table:table-cell>
          <table:table-cell office:value-type="float" office:value="16499">
            <text:p>16499</text:p>
          </table:table-cell>
          <table:table-cell office:value-type="float" office:value="6261">
            <text:p>6261</text:p>
          </table:table-cell>
          <table:table-cell office:value-type="float" office:value="9805">
            <text:p>9805</text:p>
          </table:table-cell>
          <table:table-cell office:value-type="float" office:value="60826">
            <text:p>60826</text:p>
          </table:table-cell>
          <table:table-cell office:value-type="float" office:value="38477">
            <text:p>38477</text:p>
          </table:table-cell>
          <table:table-cell office:value-type="float" office:value="29562">
            <text:p>29562</text:p>
          </table:table-cell>
          <table:table-cell office:value-type="float" office:value="15056">
            <text:p>15056</text:p>
          </table:table-cell>
          <table:table-cell office:value-type="float" office:value="53931">
            <text:p>53931</text:p>
          </table:table-cell>
          <table:table-cell office:value-type="float" office:value="4127">
            <text:p>4127</text:p>
          </table:table-cell>
          <table:table-cell office:value-type="float" office:value="26087">
            <text:p>26087</text:p>
          </table:table-cell>
          <table:table-cell office:value-type="float" office:value="11452">
            <text:p>11452</text:p>
          </table:table-cell>
          <table:table-cell office:value-type="float" office:value="11190">
            <text:p>11190</text:p>
          </table:table-cell>
          <table:table-cell office:value-type="float" office:value="21764">
            <text:p>21764</text:p>
          </table:table-cell>
          <table:table-cell office:value-type="float" office:value="25031">
            <text:p>25031</text:p>
          </table:table-cell>
          <table:table-cell office:value-type="float" office:value="34036">
            <text:p>34036</text:p>
          </table:table-cell>
          <table:table-cell office:value-type="float" office:value="38673">
            <text:p>38673</text:p>
          </table:table-cell>
          <table:table-cell office:value-type="float" office:value="23880">
            <text:p>23880</text:p>
          </table:table-cell>
          <table:table-cell office:value-type="float" office:value="16484">
            <text:p>16484</text:p>
          </table:table-cell>
          <table:table-cell office:value-type="float" office:value="14461">
            <text:p>14461</text:p>
          </table:table-cell>
          <table:table-cell table:number-columns-repeated="5" office:value-type="float" office:value="0">
            <text:p>0</text:p>
          </table:table-cell>
          <table:table-cell office:value-type="float" office:value="24827">
            <text:p>24827</text:p>
          </table:table-cell>
          <table:table-cell office:value-type="float" office:value="32775">
            <text:p>32775</text:p>
          </table:table-cell>
          <table:table-cell office:value-type="float" office:value="9701">
            <text:p>9701</text:p>
          </table:table-cell>
          <table:table-cell office:value-type="float" office:value="14421">
            <text:p>14421</text:p>
          </table:table-cell>
          <table:table-cell office:value-type="float" office:value="12931">
            <text:p>12931</text:p>
          </table:table-cell>
          <table:table-cell office:value-type="float" office:value="24992">
            <text:p>24992</text:p>
          </table:table-cell>
          <table:table-cell office:value-type="float" office:value="48310">
            <text:p>48310</text:p>
          </table:table-cell>
          <table:table-cell office:value-type="float" office:value="13486">
            <text:p>13486</text:p>
          </table:table-cell>
          <table:table-cell office:value-type="float" office:value="16493">
            <text:p>16493</text:p>
          </table:table-cell>
          <table:table-cell office:value-type="float" office:value="36016">
            <text:p>36016</text:p>
          </table:table-cell>
          <table:table-cell office:value-type="float" office:value="23863">
            <text:p>23863</text:p>
          </table:table-cell>
          <table:table-cell office:value-type="float" office:value="4442">
            <text:p>4442</text:p>
          </table:table-cell>
          <table:table-cell office:value-type="float" office:value="19324">
            <text:p>19324</text:p>
          </table:table-cell>
          <table:table-cell office:value-type="float" office:value="12948">
            <text:p>12948</text:p>
          </table:table-cell>
          <table:table-cell office:value-type="float" office:value="34120">
            <text:p>34120</text:p>
          </table:table-cell>
          <table:table-cell office:value-type="float" office:value="26144">
            <text:p>26144</text:p>
          </table:table-cell>
          <table:table-cell office:value-type="float" office:value="9981">
            <text:p>9981</text:p>
          </table:table-cell>
          <table:table-cell office:value-type="float" office:value="12092">
            <text:p>12092</text:p>
          </table:table-cell>
          <table:table-cell office:value-type="float" office:value="21944">
            <text:p>21944</text:p>
          </table:table-cell>
          <table:table-cell office:value-type="float" office:value="23065">
            <text:p>23065</text:p>
          </table:table-cell>
          <table:table-cell office:value-type="float" office:value="23873">
            <text:p>23873</text:p>
          </table:table-cell>
          <table:table-cell office:value-type="float" office:value="0">
            <text:p>0</text:p>
          </table:table-cell>
          <table:table-cell office:value-type="float" office:value="34084">
            <text:p>34084</text:p>
          </table:table-cell>
          <table:table-cell office:value-type="float" office:value="2519">
            <text:p>2519</text:p>
          </table:table-cell>
          <table:table-cell office:value-type="float" office:value="10768">
            <text:p>10768</text:p>
          </table:table-cell>
          <table:table-cell office:value-type="float" office:value="11866">
            <text:p>11866</text:p>
          </table:table-cell>
          <table:table-cell office:value-type="float" office:value="10871">
            <text:p>10871</text:p>
          </table:table-cell>
          <table:table-cell office:value-type="float" office:value="20221">
            <text:p>20221</text:p>
          </table:table-cell>
          <table:table-cell office:value-type="float" office:value="10297">
            <text:p>10297</text:p>
          </table:table-cell>
          <table:table-cell office:value-type="float" office:value="10916">
            <text:p>10916</text:p>
          </table:table-cell>
          <table:table-cell office:value-type="float" office:value="29600">
            <text:p>29600</text:p>
          </table:table-cell>
          <table:table-cell office:value-type="float" office:value="25376">
            <text:p>25376</text:p>
          </table:table-cell>
          <table:table-cell office:value-type="float" office:value="20247">
            <text:p>20247</text:p>
          </table:table-cell>
          <table:table-cell office:value-type="float" office:value="6798">
            <text:p>6798</text:p>
          </table:table-cell>
          <table:table-cell office:value-type="float" office:value="12874">
            <text:p>12874</text:p>
          </table:table-cell>
          <table:table-cell office:value-type="float" office:value="21711">
            <text:p>21711</text:p>
          </table:table-cell>
          <table:table-cell office:value-type="float" office:value="2588">
            <text:p>2588</text:p>
          </table:table-cell>
          <table:table-cell office:value-type="float" office:value="11952">
            <text:p>11952</text:p>
          </table:table-cell>
          <table:table-cell office:value-type="float" office:value="0">
            <text:p>0</text:p>
          </table:table-cell>
          <table:table-cell office:value-type="float" office:value="10291">
            <text:p>10291</text:p>
          </table:table-cell>
          <table:table-cell office:value-type="float" office:value="11988">
            <text:p>11988</text:p>
          </table:table-cell>
          <table:table-cell office:value-type="float" office:value="25208">
            <text:p>25208</text:p>
          </table:table-cell>
          <table:table-cell office:value-type="float" office:value="24863">
            <text:p>24863</text:p>
          </table:table-cell>
          <table:table-cell office:value-type="float" office:value="12086">
            <text:p>12086</text:p>
          </table:table-cell>
          <table:table-cell office:value-type="float" office:value="9372">
            <text:p>9372</text:p>
          </table:table-cell>
          <table:table-cell table:number-columns-repeated="2" office:value-type="float" office:value="0">
            <text:p>0</text:p>
          </table:table-cell>
          <table:table-cell office:value-type="float" office:value="21047">
            <text:p>21047</text:p>
          </table:table-cell>
          <table:table-cell office:value-type="float" office:value="0">
            <text:p>0</text:p>
          </table:table-cell>
          <table:table-cell office:value-type="float" office:value="10992">
            <text:p>10992</text:p>
          </table:table-cell>
          <table:table-cell office:value-type="float" office:value="20547">
            <text:p>20547</text:p>
          </table:table-cell>
          <table:table-cell office:value-type="float" office:value="10793">
            <text:p>10793</text:p>
          </table:table-cell>
          <table:table-cell office:value-type="float" office:value="14426">
            <text:p>14426</text:p>
          </table:table-cell>
          <table:table-cell office:value-type="float" office:value="10562">
            <text:p>10562</text:p>
          </table:table-cell>
          <table:table-cell office:value-type="float" office:value="34531">
            <text:p>34531</text:p>
          </table:table-cell>
          <table:table-cell office:value-type="float" office:value="18399">
            <text:p>18399</text:p>
          </table:table-cell>
          <table:table-cell office:value-type="float" office:value="422">
            <text:p>422</text:p>
          </table:table-cell>
          <table:table-cell office:value-type="float" office:value="8906">
            <text:p>8906</text:p>
          </table:table-cell>
          <table:table-cell office:value-type="float" office:value="0">
            <text:p>0</text:p>
          </table:table-cell>
          <table:table-cell office:value-type="float" office:value="30620">
            <text:p>30620</text:p>
          </table:table-cell>
          <table:table-cell office:value-type="float" office:value="21048">
            <text:p>21048</text:p>
          </table:table-cell>
          <table:table-cell office:value-type="float" office:value="33785">
            <text:p>33785</text:p>
          </table:table-cell>
          <table:table-cell office:value-type="float" office:value="10287">
            <text:p>10287</text:p>
          </table:table-cell>
          <table:table-cell office:value-type="float" office:value="0">
            <text:p>0</text:p>
          </table:table-cell>
          <table:table-cell office:value-type="float" office:value="21997">
            <text:p>21997</text:p>
          </table:table-cell>
          <table:table-cell office:value-type="float" office:value="22809">
            <text:p>22809</text:p>
          </table:table-cell>
          <table:table-cell office:value-type="float" office:value="13587">
            <text:p>13587</text:p>
          </table:table-cell>
          <table:table-cell office:value-type="float" office:value="2298">
            <text:p>2298</text:p>
          </table:table-cell>
          <table:table-cell office:value-type="float" office:value="0">
            <text:p>0</text:p>
          </table:table-cell>
          <table:table-cell office:value-type="float" office:value="21949">
            <text:p>21949</text:p>
          </table:table-cell>
          <table:table-cell office:value-type="float" office:value="22617">
            <text:p>22617</text:p>
          </table:table-cell>
          <table:table-cell office:value-type="float" office:value="10361">
            <text:p>10361</text:p>
          </table:table-cell>
          <table:table-cell office:value-type="float" office:value="0">
            <text:p>0</text:p>
          </table:table-cell>
          <table:table-cell office:value-type="float" office:value="21277">
            <text:p>21277</text:p>
          </table:table-cell>
          <table:table-cell office:value-type="float" office:value="9664">
            <text:p>9664</text:p>
          </table:table-cell>
          <table:table-cell office:value-type="float" office:value="2334">
            <text:p>2334</text:p>
          </table:table-cell>
          <table:table-cell office:value-type="float" office:value="39522">
            <text:p>39522</text:p>
          </table:table-cell>
          <table:table-cell office:value-type="float" office:value="35447">
            <text:p>35447</text:p>
          </table:table-cell>
          <table:table-cell office:value-type="float" office:value="7620">
            <text:p>7620</text:p>
          </table:table-cell>
          <table:table-cell office:value-type="float" office:value="7298">
            <text:p>7298</text:p>
          </table:table-cell>
          <table:table-cell office:value-type="float" office:value="21485">
            <text:p>21485</text:p>
          </table:table-cell>
          <table:table-cell office:value-type="float" office:value="16298">
            <text:p>16298</text:p>
          </table:table-cell>
          <table:table-cell office:value-type="float" office:value="19033">
            <text:p>19033</text:p>
          </table:table-cell>
          <table:table-cell office:value-type="float" office:value="49505">
            <text:p>49505</text:p>
          </table:table-cell>
          <table:table-cell office:value-type="float" office:value="10321">
            <text:p>10321</text:p>
          </table:table-cell>
          <table:table-cell office:value-type="float" office:value="26131">
            <text:p>26131</text:p>
          </table:table-cell>
          <table:table-cell office:value-type="float" office:value="14565">
            <text:p>14565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9008">
            <text:p>9008</text:p>
          </table:table-cell>
          <table:table-cell office:value-type="float" office:value="15168">
            <text:p>15168</text:p>
          </table:table-cell>
          <table:table-cell office:value-type="float" office:value="9571">
            <text:p>9571</text:p>
          </table:table-cell>
          <table:table-cell office:value-type="float" office:value="9464">
            <text:p>9464</text:p>
          </table:table-cell>
          <table:table-cell office:value-type="float" office:value="16899">
            <text:p>16899</text:p>
          </table:table-cell>
          <table:table-cell office:value-type="float" office:value="38538">
            <text:p>38538</text:p>
          </table:table-cell>
          <table:table-cell office:value-type="float" office:value="20228">
            <text:p>20228</text:p>
          </table:table-cell>
          <table:table-cell office:value-type="float" office:value="0">
            <text:p>0</text:p>
          </table:table-cell>
          <table:table-cell office:value-type="float" office:value="10618">
            <text:p>10618</text:p>
          </table:table-cell>
          <table:table-cell office:value-type="float" office:value="30538">
            <text:p>30538</text:p>
          </table:table-cell>
          <table:table-cell office:value-type="float" office:value="53265">
            <text:p>53265</text:p>
          </table:table-cell>
          <table:table-cell office:value-type="float" office:value="22319">
            <text:p>22319</text:p>
          </table:table-cell>
          <table:table-cell office:value-type="float" office:value="32769">
            <text:p>32769</text:p>
          </table:table-cell>
          <table:table-cell office:value-type="float" office:value="0">
            <text:p>0</text:p>
          </table:table-cell>
          <table:table-cell office:value-type="float" office:value="18651">
            <text:p>18651</text:p>
          </table:table-cell>
          <table:table-cell office:value-type="float" office:value="9465">
            <text:p>9465</text:p>
          </table:table-cell>
          <table:table-cell office:value-type="float" office:value="18712">
            <text:p>18712</text:p>
          </table:table-cell>
          <table:table-cell office:value-type="float" office:value="9378">
            <text:p>9378</text:p>
          </table:table-cell>
          <table:table-cell office:value-type="float" office:value="38995">
            <text:p>38995</text:p>
          </table:table-cell>
          <table:table-cell office:value-type="float" office:value="41686">
            <text:p>41686</text:p>
          </table:table-cell>
          <table:table-cell office:value-type="float" office:value="10087">
            <text:p>10087</text:p>
          </table:table-cell>
          <table:table-cell office:value-type="float" office:value="11064">
            <text:p>11064</text:p>
          </table:table-cell>
          <table:table-cell office:value-type="float" office:value="2264">
            <text:p>2264</text:p>
          </table:table-cell>
          <table:table-cell office:value-type="float" office:value="10571">
            <text:p>10571</text:p>
          </table:table-cell>
          <table:table-cell office:value-type="float" office:value="22561">
            <text:p>22561</text:p>
          </table:table-cell>
          <table:table-cell office:value-type="float" office:value="0">
            <text:p>0</text:p>
          </table:table-cell>
          <table:table-cell office:value-type="float" office:value="14875">
            <text:p>14875</text:p>
          </table:table-cell>
          <table:table-cell office:value-type="float" office:value="9373">
            <text:p>9373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float" office:value="37995">
            <text:p>37995</text:p>
          </table:table-cell>
          <table:table-cell office:value-type="float" office:value="15092">
            <text:p>15092</text:p>
          </table:table-cell>
          <table:table-cell office:value-type="float" office:value="74333">
            <text:p>74333</text:p>
          </table:table-cell>
          <table:table-cell office:value-type="float" office:value="10841">
            <text:p>10841</text:p>
          </table:table-cell>
          <table:table-cell office:value-type="float" office:value="11532">
            <text:p>11532</text:p>
          </table:table-cell>
          <table:table-cell office:value-type="float" office:value="46599">
            <text:p>46599</text:p>
          </table:table-cell>
          <table:table-cell office:value-type="float" office:value="25797">
            <text:p>25797</text:p>
          </table:table-cell>
          <table:table-cell office:value-type="float" office:value="6082">
            <text:p>6082</text:p>
          </table:table-cell>
          <table:table-cell office:value-type="float" office:value="23559">
            <text:p>23559</text:p>
          </table:table-cell>
          <table:table-cell office:value-type="float" office:value="42047">
            <text:p>42047</text:p>
          </table:table-cell>
          <table:table-cell office:value-type="float" office:value="70396">
            <text:p>70396</text:p>
          </table:table-cell>
          <table:table-cell office:value-type="float" office:value="17223">
            <text:p>17223</text:p>
          </table:table-cell>
          <table:table-cell office:value-type="float" office:value="18342">
            <text:p>18342</text:p>
          </table:table-cell>
          <table:table-cell office:value-type="float" office:value="27363">
            <text:p>27363</text:p>
          </table:table-cell>
          <table:table-cell office:value-type="float" office:value="74231">
            <text:p>74231</text:p>
          </table:table-cell>
          <table:table-cell office:value-type="float" office:value="21334">
            <text:p>21334</text:p>
          </table:table-cell>
          <table:table-cell office:value-type="float" office:value="32804">
            <text:p>32804</text:p>
          </table:table-cell>
          <table:table-cell office:value-type="float" office:value="48160">
            <text:p>48160</text:p>
          </table:table-cell>
          <table:table-cell office:value-type="float" office:value="49301">
            <text:p>49301</text:p>
          </table:table-cell>
          <table:table-cell office:value-type="float" office:value="14478">
            <text:p>14478</text:p>
          </table:table-cell>
          <table:table-cell office:value-type="float" office:value="62912">
            <text:p>62912</text:p>
          </table:table-cell>
          <table:table-cell office:value-type="float" office:value="26623">
            <text:p>26623</text:p>
          </table:table-cell>
          <table:table-cell office:value-type="float" office:value="33838">
            <text:p>33838</text:p>
          </table:table-cell>
          <table:table-cell office:value-type="float" office:value="25742">
            <text:p>25742</text:p>
          </table:table-cell>
          <table:table-cell office:value-type="float" office:value="54144">
            <text:p>54144</text:p>
          </table:table-cell>
          <table:table-cell office:value-type="float" office:value="36334">
            <text:p>36334</text:p>
          </table:table-cell>
          <table:table-cell office:value-type="float" office:value="61084">
            <text:p>61084</text:p>
          </table:table-cell>
          <table:table-cell office:value-type="float" office:value="36995">
            <text:p>36995</text:p>
          </table:table-cell>
          <table:table-cell office:value-type="float" office:value="38346">
            <text:p>38346</text:p>
          </table:table-cell>
          <table:table-cell office:value-type="float" office:value="22037">
            <text:p>22037</text:p>
          </table:table-cell>
          <table:table-cell office:value-type="float" office:value="9">
            <text:p>9</text:p>
          </table:table-cell>
          <table:table-cell office:value-type="float" office:value="40539">
            <text:p>40539</text:p>
          </table:table-cell>
          <table:table-cell office:value-type="float" office:value="83509">
            <text:p>83509</text:p>
          </table:table-cell>
          <table:table-cell office:value-type="float" office:value="399">
            <text:p>399</text:p>
          </table:table-cell>
          <table:table-cell office:value-type="float" office:value="61317">
            <text:p>61317</text:p>
          </table:table-cell>
          <table:table-cell office:value-type="float" office:value="26122">
            <text:p>26122</text:p>
          </table:table-cell>
          <table:table-cell office:value-type="float" office:value="10339">
            <text:p>10339</text:p>
          </table:table-cell>
          <table:table-cell office:value-type="float" office:value="22786">
            <text:p>22786</text:p>
          </table:table-cell>
          <table:table-cell office:value-type="float" office:value="75388">
            <text:p>75388</text:p>
          </table:table-cell>
          <table:table-cell office:value-type="float" office:value="21477">
            <text:p>21477</text:p>
          </table:table-cell>
          <table:table-cell office:value-type="float" office:value="27533">
            <text:p>27533</text:p>
          </table:table-cell>
          <table:table-cell office:value-type="float" office:value="23906">
            <text:p>23906</text:p>
          </table:table-cell>
          <table:table-cell office:value-type="float" office:value="43502">
            <text:p>43502</text:p>
          </table:table-cell>
          <table:table-cell office:value-type="float" office:value="57076">
            <text:p>57076</text:p>
          </table:table-cell>
          <table:table-cell office:value-type="float" office:value="27714">
            <text:p>27714</text:p>
          </table:table-cell>
          <table:table-cell office:value-type="float" office:value="62548">
            <text:p>62548</text:p>
          </table:table-cell>
          <table:table-cell office:value-type="float" office:value="78766">
            <text:p>78766</text:p>
          </table:table-cell>
          <table:table-cell office:value-type="float" office:value="68409">
            <text:p>68409</text:p>
          </table:table-cell>
          <table:table-cell office:value-type="float" office:value="28696">
            <text:p>28696</text:p>
          </table:table-cell>
          <table:table-cell office:value-type="float" office:value="28452">
            <text:p>28452</text:p>
          </table:table-cell>
          <table:table-cell office:value-type="float" office:value="36506">
            <text:p>36506</text:p>
          </table:table-cell>
          <table:table-cell office:value-type="float" office:value="40237">
            <text:p>40237</text:p>
          </table:table-cell>
          <table:table-cell office:value-type="float" office:value="39084">
            <text:p>39084</text:p>
          </table:table-cell>
          <table:table-cell office:value-type="float" office:value="40475">
            <text:p>40475</text:p>
          </table:table-cell>
          <table:table-cell office:value-type="float" office:value="29757">
            <text:p>29757</text:p>
          </table:table-cell>
          <table:table-cell office:value-type="float" office:value="31719">
            <text:p>31719</text:p>
          </table:table-cell>
          <table:table-cell office:value-type="float" office:value="30653">
            <text:p>30653</text:p>
          </table:table-cell>
          <table:table-cell office:value-type="float" office:value="23494">
            <text:p>23494</text:p>
          </table:table-cell>
          <table:table-cell office:value-type="float" office:value="25029">
            <text:p>25029</text:p>
          </table:table-cell>
          <table:table-cell office:value-type="float" office:value="50510">
            <text:p>50510</text:p>
          </table:table-cell>
          <table:table-cell office:value-type="float" office:value="55796">
            <text:p>55796</text:p>
          </table:table-cell>
          <table:table-cell office:value-type="float" office:value="33012">
            <text:p>33012</text:p>
          </table:table-cell>
          <table:table-cell office:value-type="float" office:value="72889">
            <text:p>72889</text:p>
          </table:table-cell>
          <table:table-cell office:value-type="float" office:value="59898">
            <text:p>59898</text:p>
          </table:table-cell>
          <table:table-cell office:value-type="float" office:value="28120">
            <text:p>28120</text:p>
          </table:table-cell>
          <table:table-cell office:value-type="float" office:value="53658">
            <text:p>53658</text:p>
          </table:table-cell>
          <table:table-cell office:value-type="float" office:value="35659">
            <text:p>35659</text:p>
          </table:table-cell>
          <table:table-cell office:value-type="float" office:value="37583">
            <text:p>37583</text:p>
          </table:table-cell>
          <table:table-cell office:value-type="float" office:value="22641">
            <text:p>22641</text:p>
          </table:table-cell>
          <table:table-cell office:value-type="float" office:value="52932">
            <text:p>52932</text:p>
          </table:table-cell>
          <table:table-cell office:value-type="float" office:value="40932">
            <text:p>40932</text:p>
          </table:table-cell>
          <table:table-cell office:value-type="float" office:value="27996">
            <text:p>27996</text:p>
          </table:table-cell>
          <table:table-cell office:value-type="float" office:value="40985">
            <text:p>40985</text:p>
          </table:table-cell>
          <table:table-cell office:value-type="float" office:value="48174">
            <text:p>48174</text:p>
          </table:table-cell>
          <table:table-cell office:value-type="float" office:value="25166">
            <text:p>25166</text:p>
          </table:table-cell>
          <table:table-cell office:value-type="float" office:value="43784">
            <text:p>43784</text:p>
          </table:table-cell>
          <table:table-cell office:value-type="float" office:value="43498">
            <text:p>43498</text:p>
          </table:table-cell>
          <table:table-cell office:value-type="float" office:value="60239">
            <text:p>60239</text:p>
          </table:table-cell>
          <table:table-cell office:value-type="float" office:value="21446">
            <text:p>21446</text:p>
          </table:table-cell>
          <table:table-cell office:value-type="float" office:value="3653">
            <text:p>3653</text:p>
          </table:table-cell>
          <table:table-cell office:value-type="float" office:value="43012">
            <text:p>43012</text:p>
          </table:table-cell>
          <table:table-cell office:value-type="float" office:value="62559">
            <text:p>62559</text:p>
          </table:table-cell>
          <table:table-cell office:value-type="float" office:value="57447">
            <text:p>57447</text:p>
          </table:table-cell>
          <table:table-cell office:value-type="float" office:value="38843">
            <text:p>38843</text:p>
          </table:table-cell>
          <table:table-cell office:value-type="float" office:value="69091">
            <text:p>69091</text:p>
          </table:table-cell>
          <table:table-cell office:value-type="float" office:value="27818">
            <text:p>27818</text:p>
          </table:table-cell>
          <table:table-cell office:value-type="float" office:value="67739">
            <text:p>67739</text:p>
          </table:table-cell>
          <table:table-cell office:value-type="float" office:value="49443">
            <text:p>49443</text:p>
          </table:table-cell>
          <table:table-cell office:value-type="float" office:value="36847">
            <text:p>36847</text:p>
          </table:table-cell>
          <table:table-cell office:value-type="float" office:value="21896">
            <text:p>21896</text:p>
          </table:table-cell>
          <table:table-cell office:value-type="float" office:value="79000">
            <text:p>79000</text:p>
          </table:table-cell>
          <table:table-cell office:value-type="float" office:value="27967">
            <text:p>27967</text:p>
          </table:table-cell>
          <table:table-cell office:value-type="float" office:value="76799">
            <text:p>76799</text:p>
          </table:table-cell>
          <table:table-cell office:value-type="float" office:value="78765">
            <text:p>78765</text:p>
          </table:table-cell>
          <table:table-cell office:value-type="float" office:value="37828">
            <text:p>37828</text:p>
          </table:table-cell>
          <table:table-cell office:value-type="float" office:value="60433">
            <text:p>60433</text:p>
          </table:table-cell>
          <table:table-cell office:value-type="float" office:value="28725">
            <text:p>28725</text:p>
          </table:table-cell>
          <table:table-cell office:value-type="float" office:value="64433">
            <text:p>64433</text:p>
          </table:table-cell>
          <table:table-cell office:value-type="float" office:value="32582">
            <text:p>32582</text:p>
          </table:table-cell>
          <table:table-cell office:value-type="float" office:value="47493">
            <text:p>47493</text:p>
          </table:table-cell>
          <table:table-cell office:value-type="float" office:value="35296">
            <text:p>35296</text:p>
          </table:table-cell>
          <table:table-cell office:value-type="float" office:value="54614">
            <text:p>54614</text:p>
          </table:table-cell>
          <table:table-cell office:value-type="float" office:value="23944">
            <text:p>23944</text:p>
          </table:table-cell>
          <table:table-cell office:value-type="float" office:value="41472">
            <text:p>41472</text:p>
          </table:table-cell>
          <table:table-cell office:value-type="float" office:value="268750">
            <text:p>268750</text:p>
          </table:table-cell>
          <table:table-cell office:value-type="float" office:value="114944">
            <text:p>114944</text:p>
          </table:table-cell>
          <table:table-cell office:value-type="float" office:value="25938">
            <text:p>25938</text:p>
          </table:table-cell>
          <table:table-cell office:value-type="float" office:value="35738">
            <text:p>35738</text:p>
          </table:table-cell>
          <table:table-cell office:value-type="float" office:value="45932">
            <text:p>45932</text:p>
          </table:table-cell>
          <table:table-cell office:value-type="float" office:value="14051">
            <text:p>14051</text:p>
          </table:table-cell>
          <table:table-cell office:value-type="float" office:value="48861">
            <text:p>48861</text:p>
          </table:table-cell>
          <table:table-cell office:value-type="float" office:value="28483">
            <text:p>28483</text:p>
          </table:table-cell>
          <table:table-cell office:value-type="float" office:value="39883">
            <text:p>39883</text:p>
          </table:table-cell>
          <table:table-cell office:value-type="float" office:value="27383">
            <text:p>27383</text:p>
          </table:table-cell>
          <table:table-cell office:value-type="float" office:value="42800">
            <text:p>42800</text:p>
          </table:table-cell>
          <table:table-cell office:value-type="float" office:value="39799">
            <text:p>39799</text:p>
          </table:table-cell>
          <table:table-cell office:value-type="float" office:value="34187">
            <text:p>34187</text:p>
          </table:table-cell>
          <table:table-cell office:value-type="float" office:value="30472">
            <text:p>30472</text:p>
          </table:table-cell>
          <table:table-cell office:value-type="float" office:value="74776">
            <text:p>74776</text:p>
          </table:table-cell>
          <table:table-cell office:value-type="float" office:value="10902">
            <text:p>10902</text:p>
          </table:table-cell>
          <table:table-cell office:value-type="float" office:value="25240">
            <text:p>25240</text:p>
          </table:table-cell>
          <table:table-cell office:value-type="float" office:value="23234">
            <text:p>23234</text:p>
          </table:table-cell>
          <table:table-cell office:value-type="float" office:value="29902">
            <text:p>29902</text:p>
          </table:table-cell>
          <table:table-cell office:value-type="float" office:value="21505">
            <text:p>21505</text:p>
          </table:table-cell>
          <table:table-cell office:value-type="float" office:value="45084">
            <text:p>45084</text:p>
          </table:table-cell>
          <table:table-cell office:value-type="float" office:value="17351">
            <text:p>17351</text:p>
          </table:table-cell>
          <table:table-cell office:value-type="float" office:value="7041">
            <text:p>7041</text:p>
          </table:table-cell>
          <table:table-cell office:value-type="float" office:value="10550">
            <text:p>10550</text:p>
          </table:table-cell>
          <table:table-cell office:value-type="float" office:value="50491">
            <text:p>50491</text:p>
          </table:table-cell>
          <table:table-cell office:value-type="float" office:value="29943">
            <text:p>29943</text:p>
          </table:table-cell>
          <table:table-cell office:value-type="float" office:value="39023">
            <text:p>39023</text:p>
          </table:table-cell>
          <table:table-cell office:value-type="float" office:value="29167">
            <text:p>29167</text:p>
          </table:table-cell>
          <table:table-cell office:value-type="float" office:value="15284">
            <text:p>15284</text:p>
          </table:table-cell>
          <table:table-cell office:value-type="float" office:value="19193">
            <text:p>19193</text:p>
          </table:table-cell>
          <table:table-cell office:value-type="float" office:value="56969">
            <text:p>56969</text:p>
          </table:table-cell>
          <table:table-cell office:value-type="float" office:value="50592">
            <text:p>50592</text:p>
          </table:table-cell>
          <table:table-cell office:value-type="float" office:value="30317">
            <text:p>30317</text:p>
          </table:table-cell>
          <table:table-cell office:value-type="float" office:value="41937">
            <text:p>41937</text:p>
          </table:table-cell>
          <table:table-cell office:value-type="float" office:value="31363">
            <text:p>31363</text:p>
          </table:table-cell>
          <table:table-cell office:value-type="float" office:value="6628">
            <text:p>6628</text:p>
          </table:table-cell>
          <table:table-cell office:value-type="float" office:value="10799">
            <text:p>10799</text:p>
          </table:table-cell>
          <table:table-cell office:value-type="float" office:value="5549">
            <text:p>5549</text:p>
          </table:table-cell>
          <table:table-cell office:value-type="float" office:value="22289">
            <text:p>22289</text:p>
          </table:table-cell>
          <table:table-cell office:value-type="float" office:value="16038">
            <text:p>16038</text:p>
          </table:table-cell>
          <table:table-cell office:value-type="float" office:value="15513">
            <text:p>15513</text:p>
          </table:table-cell>
          <table:table-cell office:value-type="float" office:value="20120">
            <text:p>20120</text:p>
          </table:table-cell>
          <table:table-cell office:value-type="float" office:value="16063">
            <text:p>16063</text:p>
          </table:table-cell>
          <table:table-cell office:value-type="float" office:value="14059">
            <text:p>14059</text:p>
          </table:table-cell>
          <table:table-cell office:value-type="float" office:value="20821">
            <text:p>20821</text:p>
          </table:table-cell>
          <table:table-cell office:value-type="float" office:value="27874">
            <text:p>27874</text:p>
          </table:table-cell>
          <table:table-cell office:value-type="float" office:value="8207">
            <text:p>8207</text:p>
          </table:table-cell>
          <table:table-cell office:value-type="float" office:value="28006">
            <text:p>28006</text:p>
          </table:table-cell>
          <table:table-cell office:value-type="float" office:value="7966">
            <text:p>7966</text:p>
          </table:table-cell>
          <table:table-cell office:value-type="float" office:value="7827">
            <text:p>7827</text:p>
          </table:table-cell>
          <table:table-cell office:value-type="float" office:value="12207">
            <text:p>12207</text:p>
          </table:table-cell>
          <table:table-cell office:value-type="float" office:value="18523">
            <text:p>18523</text:p>
          </table:table-cell>
          <table:table-cell office:value-type="float" office:value="8972">
            <text:p>8972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float" office:value="17744">
            <text:p>17744</text:p>
          </table:table-cell>
          <table:table-cell office:value-type="float" office:value="26564">
            <text:p>26564</text:p>
          </table:table-cell>
          <table:table-cell office:value-type="float" office:value="6029">
            <text:p>6029</text:p>
          </table:table-cell>
          <table:table-cell office:value-type="float" office:value="13464">
            <text:p>13464</text:p>
          </table:table-cell>
          <table:table-cell office:value-type="float" office:value="26223">
            <text:p>26223</text:p>
          </table:table-cell>
          <table:table-cell office:value-type="float" office:value="17206">
            <text:p>17206</text:p>
          </table:table-cell>
          <table:table-cell office:value-type="float" office:value="28617">
            <text:p>28617</text:p>
          </table:table-cell>
          <table:table-cell office:value-type="float" office:value="22093">
            <text:p>22093</text:p>
          </table:table-cell>
          <table:table-cell office:value-type="float" office:value="35038">
            <text:p>35038</text:p>
          </table:table-cell>
          <table:table-cell office:value-type="float" office:value="22125">
            <text:p>22125</text:p>
          </table:table-cell>
          <table:table-cell office:value-type="float" office:value="20527">
            <text:p>20527</text:p>
          </table:table-cell>
          <table:table-cell office:value-type="float" office:value="13852">
            <text:p>13852</text:p>
          </table:table-cell>
          <table:table-cell office:value-type="float" office:value="14620">
            <text:p>14620</text:p>
          </table:table-cell>
          <table:table-cell office:value-type="float" office:value="12849">
            <text:p>12849</text:p>
          </table:table-cell>
          <table:table-cell office:value-type="float" office:value="9487">
            <text:p>9487</text:p>
          </table:table-cell>
          <table:table-cell office:value-type="float" office:value="21649">
            <text:p>21649</text:p>
          </table:table-cell>
          <table:table-cell office:value-type="float" office:value="11720">
            <text:p>11720</text:p>
          </table:table-cell>
          <table:table-cell office:value-type="float" office:value="6730">
            <text:p>6730</text:p>
          </table:table-cell>
          <table:table-cell office:value-type="float" office:value="29825">
            <text:p>29825</text:p>
          </table:table-cell>
          <table:table-cell office:value-type="float" office:value="11641">
            <text:p>11641</text:p>
          </table:table-cell>
          <table:table-cell office:value-type="float" office:value="27399">
            <text:p>27399</text:p>
          </table:table-cell>
          <table:table-cell office:value-type="float" office:value="14254">
            <text:p>14254</text:p>
          </table:table-cell>
          <table:table-cell office:value-type="float" office:value="22159">
            <text:p>22159</text:p>
          </table:table-cell>
          <table:table-cell office:value-type="float" office:value="17045">
            <text:p>17045</text:p>
          </table:table-cell>
          <table:table-cell office:value-type="float" office:value="19769">
            <text:p>19769</text:p>
          </table:table-cell>
          <table:table-cell office:value-type="float" office:value="22745">
            <text:p>22745</text:p>
          </table:table-cell>
          <table:table-cell office:value-type="float" office:value="20084">
            <text:p>20084</text:p>
          </table:table-cell>
          <table:table-cell office:value-type="float" office:value="6109">
            <text:p>6109</text:p>
          </table:table-cell>
          <table:table-cell office:value-type="float" office:value="20328">
            <text:p>20328</text:p>
          </table:table-cell>
          <table:table-cell office:value-type="float" office:value="10879">
            <text:p>10879</text:p>
          </table:table-cell>
          <table:table-cell office:value-type="float" office:value="15533">
            <text:p>15533</text:p>
          </table:table-cell>
          <table:table-cell office:value-type="float" office:value="17171">
            <text:p>17171</text:p>
          </table:table-cell>
          <table:table-cell office:value-type="float" office:value="28003">
            <text:p>28003</text:p>
          </table:table-cell>
          <table:table-cell office:value-type="float" office:value="20534">
            <text:p>20534</text:p>
          </table:table-cell>
          <table:table-cell office:value-type="float" office:value="4217">
            <text:p>4217</text:p>
          </table:table-cell>
          <table:table-cell office:value-type="float" office:value="11839">
            <text:p>11839</text:p>
          </table:table-cell>
          <table:table-cell office:value-type="float" office:value="11088">
            <text:p>11088</text:p>
          </table:table-cell>
          <table:table-cell office:value-type="float" office:value="5068">
            <text:p>5068</text:p>
          </table:table-cell>
          <table:table-cell office:value-type="float" office:value="28565">
            <text:p>28565</text:p>
          </table:table-cell>
          <table:table-cell office:value-type="float" office:value="13805">
            <text:p>13805</text:p>
          </table:table-cell>
          <table:table-cell office:value-type="float" office:value="10570">
            <text:p>10570</text:p>
          </table:table-cell>
          <table:table-cell office:value-type="float" office:value="10263">
            <text:p>10263</text:p>
          </table:table-cell>
          <table:table-cell office:value-type="float" office:value="13045">
            <text:p>13045</text:p>
          </table:table-cell>
          <table:table-cell office:value-type="float" office:value="12139">
            <text:p>12139</text:p>
          </table:table-cell>
          <table:table-cell office:value-type="float" office:value="13073">
            <text:p>13073</text:p>
          </table:table-cell>
          <table:table-cell office:value-type="float" office:value="5530">
            <text:p>5530</text:p>
          </table:table-cell>
          <table:table-cell office:value-type="float" office:value="15835">
            <text:p>15835</text:p>
          </table:table-cell>
          <table:table-cell office:value-type="float" office:value="6229">
            <text:p>6229</text:p>
          </table:table-cell>
          <table:table-cell office:value-type="float" office:value="3472">
            <text:p>3472</text:p>
          </table:table-cell>
          <table:table-cell office:value-type="float" office:value="10732">
            <text:p>10732</text:p>
          </table:table-cell>
          <table:table-cell office:value-type="float" office:value="9514">
            <text:p>9514</text:p>
          </table:table-cell>
          <table:table-cell office:value-type="float" office:value="10392">
            <text:p>10392</text:p>
          </table:table-cell>
          <table:table-cell office:value-type="float" office:value="9363">
            <text:p>9363</text:p>
          </table:table-cell>
          <table:table-cell office:value-type="float" office:value="19642">
            <text:p>19642</text:p>
          </table:table-cell>
          <table:table-cell office:value-type="float" office:value="24421">
            <text:p>24421</text:p>
          </table:table-cell>
          <table:table-cell office:value-type="float" office:value="13678">
            <text:p>13678</text:p>
          </table:table-cell>
          <table:table-cell office:value-type="float" office:value="22774">
            <text:p>22774</text:p>
          </table:table-cell>
          <table:table-cell office:value-type="float" office:value="14968">
            <text:p>14968</text:p>
          </table:table-cell>
          <table:table-cell office:value-type="float" office:value="0">
            <text:p>0</text:p>
          </table:table-cell>
          <table:table-cell office:value-type="float" office:value="1945">
            <text:p>1945</text:p>
          </table:table-cell>
          <table:table-cell office:value-type="float" office:value="34778">
            <text:p>34778</text:p>
          </table:table-cell>
          <table:table-cell office:value-type="float" office:value="15819">
            <text:p>15819</text:p>
          </table:table-cell>
          <table:table-cell office:value-type="float" office:value="3004">
            <text:p>3004</text:p>
          </table:table-cell>
          <table:table-cell office:value-type="float" office:value="7236">
            <text:p>7236</text:p>
          </table:table-cell>
          <table:table-cell office:value-type="float" office:value="8668">
            <text:p>8668</text:p>
          </table:table-cell>
          <table:table-cell office:value-type="float" office:value="11931">
            <text:p>11931</text:p>
          </table:table-cell>
          <table:table-cell office:value-type="float" office:value="9030">
            <text:p>9030</text:p>
          </table:table-cell>
          <table:table-cell office:value-type="float" office:value="16267">
            <text:p>16267</text:p>
          </table:table-cell>
          <table:table-cell office:value-type="float" office:value="11068">
            <text:p>11068</text:p>
          </table:table-cell>
          <table:table-cell office:value-type="float" office:value="0">
            <text:p>0</text:p>
          </table:table-cell>
          <table:table-cell office:value-type="float" office:value="27997">
            <text:p>27997</text:p>
          </table:table-cell>
          <table:table-cell office:value-type="float" office:value="18790">
            <text:p>18790</text:p>
          </table:table-cell>
          <table:table-cell office:value-type="float" office:value="11622">
            <text:p>11622</text:p>
          </table:table-cell>
          <table:table-cell office:value-type="float" office:value="23023">
            <text:p>23023</text:p>
          </table:table-cell>
          <table:table-cell office:value-type="float" office:value="16157">
            <text:p>16157</text:p>
          </table:table-cell>
          <table:table-cell office:value-type="float" office:value="10658">
            <text:p>10658</text:p>
          </table:table-cell>
          <table:table-cell office:value-type="float" office:value="24186">
            <text:p>24186</text:p>
          </table:table-cell>
          <table:table-cell office:value-type="float" office:value="8437">
            <text:p>8437</text:p>
          </table:table-cell>
          <table:table-cell office:value-type="float" office:value="11536">
            <text:p>11536</text:p>
          </table:table-cell>
          <table:table-cell office:value-type="float" office:value="7480">
            <text:p>7480</text:p>
          </table:table-cell>
          <table:table-cell office:value-type="float" office:value="10813">
            <text:p>10813</text:p>
          </table:table-cell>
          <table:table-cell office:value-type="float" office:value="15740">
            <text:p>15740</text:p>
          </table:table-cell>
          <table:table-cell office:value-type="float" office:value="16336">
            <text:p>16336</text:p>
          </table:table-cell>
          <table:table-cell office:value-type="float" office:value="10388">
            <text:p>10388</text:p>
          </table:table-cell>
          <table:table-cell office:value-type="float" office:value="15236">
            <text:p>15236</text:p>
          </table:table-cell>
          <table:table-cell office:value-type="float" office:value="0">
            <text:p>0</text:p>
          </table:table-cell>
          <table:table-cell office:value-type="float" office:value="23413">
            <text:p>23413</text:p>
          </table:table-cell>
          <table:table-cell office:value-type="float" office:value="12131">
            <text:p>12131</text:p>
          </table:table-cell>
          <table:table-cell office:value-type="float" office:value="10870">
            <text:p>10870</text:p>
          </table:table-cell>
          <table:table-cell office:value-type="float" office:value="0">
            <text:p>0</text:p>
          </table:table-cell>
          <table:table-cell office:value-type="float" office:value="20684">
            <text:p>20684</text:p>
          </table:table-cell>
          <table:table-cell office:value-type="float" office:value="0">
            <text:p>0</text:p>
          </table:table-cell>
          <table:table-cell office:value-type="float" office:value="24108">
            <text:p>24108</text:p>
          </table:table-cell>
          <table:table-cell office:value-type="float" office:value="6676">
            <text:p>6676</text:p>
          </table:table-cell>
          <table:table-cell office:value-type="float" office:value="0">
            <text:p>0</text:p>
          </table:table-cell>
          <table:table-cell office:value-type="float" office:value="17130">
            <text:p>17130</text:p>
          </table:table-cell>
          <table:table-cell office:value-type="float" office:value="17929">
            <text:p>17929</text:p>
          </table:table-cell>
          <table:table-cell office:value-type="float" office:value="0">
            <text:p>0</text:p>
          </table:table-cell>
          <table:table-cell office:value-type="float" office:value="14773">
            <text:p>14773</text:p>
          </table:table-cell>
          <table:table-cell office:value-type="float" office:value="27061">
            <text:p>27061</text:p>
          </table:table-cell>
          <table:table-cell office:value-type="float" office:value="14398">
            <text:p>14398</text:p>
          </table:table-cell>
          <table:table-cell office:value-type="float" office:value="16992">
            <text:p>16992</text:p>
          </table:table-cell>
          <table:table-cell office:value-type="float" office:value="6978">
            <text:p>6978</text:p>
          </table:table-cell>
          <table:table-cell office:value-type="float" office:value="16209">
            <text:p>16209</text:p>
          </table:table-cell>
          <table:table-cell office:value-type="float" office:value="7147">
            <text:p>7147</text:p>
          </table:table-cell>
          <table:table-cell office:value-type="float" office:value="15567">
            <text:p>15567</text:p>
          </table:table-cell>
          <table:table-cell office:value-type="float" office:value="17872">
            <text:p>17872</text:p>
          </table:table-cell>
          <table:table-cell office:value-type="float" office:value="7532">
            <text:p>7532</text:p>
          </table:table-cell>
          <table:table-cell office:value-type="float" office:value="4178">
            <text:p>4178</text:p>
          </table:table-cell>
          <table:table-cell office:value-type="float" office:value="21048">
            <text:p>21048</text:p>
          </table:table-cell>
          <table:table-cell office:value-type="float" office:value="14020">
            <text:p>14020</text:p>
          </table:table-cell>
          <table:table-cell office:value-type="float" office:value="7843">
            <text:p>7843</text:p>
          </table:table-cell>
          <table:table-cell office:value-type="float" office:value="7777">
            <text:p>7777</text:p>
          </table:table-cell>
          <table:table-cell office:value-type="float" office:value="3663">
            <text:p>3663</text:p>
          </table:table-cell>
          <table:table-cell office:value-type="float" office:value="13224">
            <text:p>13224</text:p>
          </table:table-cell>
          <table:table-cell office:value-type="float" office:value="0">
            <text:p>0</text:p>
          </table:table-cell>
          <table:table-cell office:value-type="float" office:value="17439">
            <text:p>17439</text:p>
          </table:table-cell>
          <table:table-cell office:value-type="float" office:value="16585">
            <text:p>16585</text:p>
          </table:table-cell>
          <table:table-cell office:value-type="float" office:value="0">
            <text:p>0</text:p>
          </table:table-cell>
          <table:table-cell office:value-type="float" office:value="23203">
            <text:p>23203</text:p>
          </table:table-cell>
          <table:table-cell office:value-type="float" office:value="10107">
            <text:p>10107</text:p>
          </table:table-cell>
          <table:table-cell office:value-type="float" office:value="13864">
            <text:p>13864</text:p>
          </table:table-cell>
          <table:table-cell office:value-type="float" office:value="8426">
            <text:p>8426</text:p>
          </table:table-cell>
          <table:table-cell office:value-type="float" office:value="5246">
            <text:p>5246</text:p>
          </table:table-cell>
          <table:table-cell office:value-type="float" office:value="10893">
            <text:p>10893</text:p>
          </table:table-cell>
          <table:table-cell office:value-type="float" office:value="12662">
            <text:p>12662</text:p>
          </table:table-cell>
          <table:table-cell office:value-type="float" office:value="5329">
            <text:p>5329</text:p>
          </table:table-cell>
          <table:table-cell office:value-type="float" office:value="13456">
            <text:p>13456</text:p>
          </table:table-cell>
          <table:table-cell office:value-type="float" office:value="22390">
            <text:p>22390</text:p>
          </table:table-cell>
          <table:table-cell office:value-type="float" office:value="15002">
            <text:p>15002</text:p>
          </table:table-cell>
          <table:table-cell office:value-type="float" office:value="9322">
            <text:p>9322</text:p>
          </table:table-cell>
          <table:table-cell office:value-type="float" office:value="11036">
            <text:p>11036</text:p>
          </table:table-cell>
          <table:table-cell office:value-type="float" office:value="5430">
            <text:p>5430</text:p>
          </table:table-cell>
          <table:table-cell office:value-type="float" office:value="7060">
            <text:p>7060</text:p>
          </table:table-cell>
          <table:table-cell office:value-type="float" office:value="4171">
            <text:p>4171</text:p>
          </table:table-cell>
          <table:table-cell office:value-type="float" office:value="11684">
            <text:p>11684</text:p>
          </table:table-cell>
          <table:table-cell office:value-type="float" office:value="13265">
            <text:p>13265</text:p>
          </table:table-cell>
          <table:table-cell office:value-type="float" office:value="8359">
            <text:p>8359</text:p>
          </table:table-cell>
          <table:table-cell office:value-type="float" office:value="5409">
            <text:p>5409</text:p>
          </table:table-cell>
          <table:table-cell office:value-type="float" office:value="0">
            <text:p>0</text:p>
          </table:table-cell>
          <table:table-cell office:value-type="float" office:value="24923">
            <text:p>24923</text:p>
          </table:table-cell>
          <table:table-cell office:value-type="float" office:value="612">
            <text:p>612</text:p>
          </table:table-cell>
          <table:table-cell office:value-type="float" office:value="8144">
            <text:p>8144</text:p>
          </table:table-cell>
          <table:table-cell office:value-type="float" office:value="11019">
            <text:p>11019</text:p>
          </table:table-cell>
          <table:table-cell office:value-type="float" office:value="16663">
            <text:p>16663</text:p>
          </table:table-cell>
          <table:table-cell office:value-type="float" office:value="9557">
            <text:p>9557</text:p>
          </table:table-cell>
          <table:table-cell office:value-type="float" office:value="7945">
            <text:p>7945</text:p>
          </table:table-cell>
          <table:table-cell office:value-type="float" office:value="5546">
            <text:p>5546</text:p>
          </table:table-cell>
          <table:table-cell office:value-type="float" office:value="14610">
            <text:p>14610</text:p>
          </table:table-cell>
          <table:table-cell office:value-type="float" office:value="8697">
            <text:p>8697</text:p>
          </table:table-cell>
          <table:table-cell office:value-type="float" office:value="11289">
            <text:p>11289</text:p>
          </table:table-cell>
          <table:table-cell office:value-type="float" office:value="3614">
            <text:p>3614</text:p>
          </table:table-cell>
          <table:table-cell office:value-type="float" office:value="82">
            <text:p>82</text:p>
          </table:table-cell>
          <table:table-cell office:value-type="float" office:value="23937">
            <text:p>23937</text:p>
          </table:table-cell>
          <table:table-cell office:value-type="float" office:value="7447">
            <text:p>7447</text:p>
          </table:table-cell>
          <table:table-cell office:value-type="float" office:value="9783">
            <text:p>9783</text:p>
          </table:table-cell>
          <table:table-cell office:value-type="float" office:value="8837">
            <text:p>8837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float" office:value="9277">
            <text:p>9277</text:p>
          </table:table-cell>
          <table:table-cell office:value-type="float" office:value="10250">
            <text:p>10250</text:p>
          </table:table-cell>
          <table:table-cell office:value-type="float" office:value="0">
            <text:p>0</text:p>
          </table:table-cell>
          <table:table-cell office:value-type="float" office:value="11232">
            <text:p>11232</text:p>
          </table:table-cell>
          <table:table-cell table:number-columns-repeated="2" office:value-type="float" office:value="0">
            <text:p>0</text:p>
          </table:table-cell>
          <table:table-cell office:value-type="float" office:value="2229">
            <text:p>2229</text:p>
          </table:table-cell>
          <table:table-cell office:value-type="float" office:value="5457">
            <text:p>5457</text:p>
          </table:table-cell>
          <table:table-cell office:value-type="float" office:value="3360">
            <text:p>3360</text:p>
          </table:table-cell>
          <table:table-cell office:value-type="float" office:value="2442">
            <text:p>2442</text:p>
          </table:table-cell>
          <table:table-cell office:value-type="float" office:value="2317">
            <text:p>2317</text:p>
          </table:table-cell>
          <table:table-cell office:value-type="float" office:value="29508">
            <text:p>29508</text:p>
          </table:table-cell>
          <table:table-cell office:value-type="float" office:value="4985">
            <text:p>4985</text:p>
          </table:table-cell>
          <table:table-cell office:value-type="float" office:value="2345">
            <text:p>2345</text:p>
          </table:table-cell>
          <table:table-cell office:value-type="float" office:value="0">
            <text:p>0</text:p>
          </table:table-cell>
          <table:table-cell office:value-type="float" office:value="10166">
            <text:p>10166</text:p>
          </table:table-cell>
          <table:table-cell office:value-type="float" office:value="10386">
            <text:p>10386</text:p>
          </table:table-cell>
          <table:table-cell office:value-type="float" office:value="4414">
            <text:p>4414</text:p>
          </table:table-cell>
          <table:table-cell office:value-type="float" office:value="0">
            <text:p>0</text:p>
          </table:table-cell>
          <table:table-cell office:value-type="float" office:value="4657">
            <text:p>4657</text:p>
          </table:table-cell>
          <table:table-cell table:number-columns-repeated="3" office:value-type="float" office:value="0">
            <text:p>0</text:p>
          </table:table-cell>
          <table:table-cell office:value-type="float" office:value="21335">
            <text:p>21335</text:p>
          </table:table-cell>
          <table:table-cell table:number-columns-repeated="6" office:value-type="float" office:value="0">
            <text:p>0</text:p>
          </table:table-cell>
          <table:table-cell office:value-type="float" office:value="5434">
            <text:p>5434</text:p>
          </table:table-cell>
          <table:table-cell table:number-columns-repeated="4" office:value-type="float" office:value="0">
            <text:p>0</text:p>
          </table:table-cell>
          <table:table-cell office:value-type="float" office:value="10181">
            <text:p>10181</text:p>
          </table:table-cell>
          <table:table-cell table:number-columns-repeated="9" office:value-type="float" office:value="0">
            <text:p>0</text:p>
          </table:table-cell>
          <table:table-cell office:value-type="float" office:value="5189">
            <text:p>5189</text:p>
          </table:table-cell>
          <table:table-cell office:value-type="float" office:value="0">
            <text:p>0</text:p>
          </table:table-cell>
          <table:table-cell office:value-type="float" office:value="7680">
            <text:p>7680</text:p>
          </table:table-cell>
          <table:table-cell office:value-type="float" office:value="10280">
            <text:p>10280</text:p>
          </table:table-cell>
          <table:table-cell table:number-columns-repeated="10" office:value-type="float" office:value="0">
            <text:p>0</text:p>
          </table:table-cell>
          <table:table-cell office:value-type="float" office:value="4955">
            <text:p>4955</text:p>
          </table:table-cell>
          <table:table-cell office:value-type="float" office:value="15699">
            <text:p>15699</text:p>
          </table:table-cell>
          <table:table-cell office:value-type="float" office:value="0">
            <text:p>0</text:p>
          </table:table-cell>
          <table:table-cell office:value-type="float" office:value="29599">
            <text:p>29599</text:p>
          </table:table-cell>
          <table:table-cell office:value-type="float" office:value="5350">
            <text:p>5350</text:p>
          </table:table-cell>
          <table:table-cell office:value-type="float" office:value="5120">
            <text:p>5120</text:p>
          </table:table-cell>
          <table:table-cell office:value-type="float" office:value="0">
            <text:p>0</text:p>
          </table:table-cell>
          <table:table-cell office:value-type="float" office:value="20373">
            <text:p>20373</text:p>
          </table:table-cell>
          <table:table-cell office:value-type="float" office:value="5460">
            <text:p>5460</text:p>
          </table:table-cell>
          <table:table-cell table:number-columns-repeated="3" office:value-type="float" office:value="0">
            <text:p>0</text:p>
          </table:table-cell>
          <table:table-cell office:value-type="float" office:value="16365">
            <text:p>16365</text:p>
          </table:table-cell>
          <table:table-cell office:value-type="float" office:value="3667">
            <text:p>3667</text:p>
          </table:table-cell>
          <table:table-cell office:value-type="float" office:value="0">
            <text:p>0</text:p>
          </table:table-cell>
          <table:table-cell office:value-type="float" office:value="4863">
            <text:p>4863</text:p>
          </table:table-cell>
          <table:table-cell office:value-type="float" office:value="3572">
            <text:p>3572</text:p>
          </table:table-cell>
          <table:table-cell office:value-type="float" office:value="10767">
            <text:p>10767</text:p>
          </table:table-cell>
          <table:table-cell office:value-type="float" office:value="16858">
            <text:p>16858</text:p>
          </table:table-cell>
          <table:table-cell office:value-type="float" office:value="9751">
            <text:p>9751</text:p>
          </table:table-cell>
          <table:table-cell table:number-columns-repeated="5" office:value-type="float" office:value="0">
            <text:p>0</text:p>
          </table:table-cell>
          <table:table-cell office:value-type="float" office:value="2170">
            <text:p>2170</text:p>
          </table:table-cell>
          <table:table-cell office:value-type="float" office:value="0">
            <text:p>0</text:p>
          </table:table-cell>
          <table:table-cell office:value-type="float" office:value="5513">
            <text:p>5513</text:p>
          </table:table-cell>
          <table:table-cell office:value-type="float" office:value="0">
            <text:p>0</text:p>
          </table:table-cell>
          <table:table-cell office:value-type="float" office:value="17908">
            <text:p>17908</text:p>
          </table:table-cell>
          <table:table-cell office:value-type="float" office:value="0">
            <text:p>0</text:p>
          </table:table-cell>
          <table:table-cell office:value-type="float" office:value="17666">
            <text:p>17666</text:p>
          </table:table-cell>
          <table:table-cell office:value-type="float" office:value="11878">
            <text:p>11878</text:p>
          </table:table-cell>
          <table:table-cell office:value-type="float" office:value="11463">
            <text:p>11463</text:p>
          </table:table-cell>
          <table:table-cell office:value-type="float" office:value="8920">
            <text:p>8920</text:p>
          </table:table-cell>
          <table:table-cell office:value-type="float" office:value="8560">
            <text:p>8560</text:p>
          </table:table-cell>
          <table:table-cell office:value-type="float" office:value="14851">
            <text:p>14851</text:p>
          </table:table-cell>
          <table:table-cell office:value-type="float" office:value="2781">
            <text:p>2781</text:p>
          </table:table-cell>
          <table:table-cell office:value-type="float" office:value="4496">
            <text:p>4496</text:p>
          </table:table-cell>
          <table:table-cell office:value-type="float" office:value="3529">
            <text:p>3529</text:p>
          </table:table-cell>
          <table:table-cell office:value-type="float" office:value="4363">
            <text:p>4363</text:p>
          </table:table-cell>
          <table:table-cell office:value-type="float" office:value="0">
            <text:p>0</text:p>
          </table:table-cell>
          <table:table-cell office:value-type="float" office:value="5088">
            <text:p>5088</text:p>
          </table:table-cell>
          <table:table-cell office:value-type="float" office:value="5140">
            <text:p>5140</text:p>
          </table:table-cell>
          <table:table-cell office:value-type="float" office:value="5809">
            <text:p>5809</text:p>
          </table:table-cell>
          <table:table-cell office:value-type="float" office:value="9257">
            <text:p>9257</text:p>
          </table:table-cell>
          <table:table-cell office:value-type="float" office:value="24715">
            <text:p>24715</text:p>
          </table:table-cell>
          <table:table-cell office:value-type="float" office:value="22033">
            <text:p>22033</text:p>
          </table:table-cell>
          <table:table-cell office:value-type="float" office:value="41759">
            <text:p>41759</text:p>
          </table:table-cell>
          <table:table-cell office:value-type="float" office:value="24183">
            <text:p>24183</text:p>
          </table:table-cell>
          <table:table-cell office:value-type="float" office:value="5945">
            <text:p>5945</text:p>
          </table:table-cell>
          <table:table-cell office:value-type="float" office:value="5979">
            <text:p>5979</text:p>
          </table:table-cell>
          <table:table-cell office:value-type="float" office:value="0">
            <text:p>0</text:p>
          </table:table-cell>
          <table:table-cell office:value-type="float" office:value="6579">
            <text:p>6579</text:p>
          </table:table-cell>
          <table:table-cell office:value-type="float" office:value="21619">
            <text:p>21619</text:p>
          </table:table-cell>
          <table:table-cell office:value-type="float" office:value="34117">
            <text:p>34117</text:p>
          </table:table-cell>
          <table:table-cell office:value-type="float" office:value="22428">
            <text:p>22428</text:p>
          </table:table-cell>
          <table:table-cell office:value-type="float" office:value="0">
            <text:p>0</text:p>
          </table:table-cell>
          <table:table-cell office:value-type="float" office:value="9189">
            <text:p>9189</text:p>
          </table:table-cell>
          <table:table-cell office:value-type="float" office:value="0">
            <text:p>0</text:p>
          </table:table-cell>
          <table:table-cell office:value-type="float" office:value="33799">
            <text:p>33799</text:p>
          </table:table-cell>
          <table:table-cell office:value-type="float" office:value="0">
            <text:p>0</text:p>
          </table:table-cell>
          <table:table-cell office:value-type="float" office:value="3605">
            <text:p>3605</text:p>
          </table:table-cell>
          <table:table-cell office:value-type="float" office:value="43572">
            <text:p>43572</text:p>
          </table:table-cell>
          <table:table-cell office:value-type="float" office:value="18301">
            <text:p>18301</text:p>
          </table:table-cell>
          <table:table-cell office:value-type="float" office:value="18750">
            <text:p>18750</text:p>
          </table:table-cell>
          <table:table-cell office:value-type="float" office:value="56098">
            <text:p>56098</text:p>
          </table:table-cell>
          <table:table-cell office:value-type="float" office:value="0">
            <text:p>0</text:p>
          </table:table-cell>
          <table:table-cell office:value-type="float" office:value="52054">
            <text:p>52054</text:p>
          </table:table-cell>
          <table:table-cell office:value-type="float" office:value="4672">
            <text:p>4672</text:p>
          </table:table-cell>
          <table:table-cell office:value-type="float" office:value="4414">
            <text:p>4414</text:p>
          </table:table-cell>
          <table:table-cell office:value-type="float" office:value="0">
            <text:p>0</text:p>
          </table:table-cell>
          <table:table-cell office:value-type="float" office:value="5164">
            <text:p>5164</text:p>
          </table:table-cell>
          <table:table-cell office:value-type="float" office:value="35237">
            <text:p>35237</text:p>
          </table:table-cell>
          <table:table-cell office:value-type="float" office:value="0">
            <text:p>0</text:p>
          </table:table-cell>
          <table:table-cell office:value-type="float" office:value="33357">
            <text:p>33357</text:p>
          </table:table-cell>
          <table:table-cell office:value-type="float" office:value="10285">
            <text:p>10285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office:value-type="float" office:value="9802">
            <text:p>9802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3199">
            <text:p>3199</text:p>
          </table:table-cell>
          <table:table-cell office:value-type="float" office:value="0">
            <text:p>0</text:p>
          </table:table-cell>
          <table:table-cell office:value-type="float" office:value="16457">
            <text:p>16457</text:p>
          </table:table-cell>
          <table:table-cell office:value-type="float" office:value="14713">
            <text:p>14713</text:p>
          </table:table-cell>
          <table:table-cell office:value-type="float" office:value="7235">
            <text:p>7235</text:p>
          </table:table-cell>
          <table:table-cell office:value-type="float" office:value="0">
            <text:p>0</text:p>
          </table:table-cell>
          <table:table-cell office:value-type="float" office:value="3661">
            <text:p>3661</text:p>
          </table:table-cell>
          <table:table-cell office:value-type="float" office:value="0">
            <text:p>0</text:p>
          </table:table-cell>
          <table:table-cell office:value-type="float" office:value="3758">
            <text:p>3758</text:p>
          </table:table-cell>
          <table:table-cell office:value-type="float" office:value="0">
            <text:p>0</text:p>
          </table:table-cell>
          <table:table-cell office:value-type="float" office:value="7335">
            <text:p>7335</text:p>
          </table:table-cell>
          <table:table-cell office:value-type="float" office:value="0">
            <text:p>0</text:p>
          </table:table-cell>
          <table:table-cell office:value-type="float" office:value="7101">
            <text:p>7101</text:p>
          </table:table-cell>
          <table:table-cell office:value-type="float" office:value="13357">
            <text:p>13357</text:p>
          </table:table-cell>
          <table:table-cell office:value-type="float" office:value="3067">
            <text:p>3067</text:p>
          </table:table-cell>
          <table:table-cell office:value-type="float" office:value="8421">
            <text:p>8421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float" office:value="35549">
            <text:p>35549</text:p>
          </table:table-cell>
          <table:table-cell office:value-type="float" office:value="11963">
            <text:p>11963</text:p>
          </table:table-cell>
          <table:table-cell office:value-type="float" office:value="15236">
            <text:p>15236</text:p>
          </table:table-cell>
          <table:table-cell table:number-columns-repeated="2" office:value-type="float" office:value="0">
            <text:p>0</text:p>
          </table:table-cell>
          <table:table-cell office:value-type="float" office:value="10812">
            <text:p>10812</text:p>
          </table:table-cell>
          <table:table-cell office:value-type="float" office:value="0">
            <text:p>0</text:p>
          </table:table-cell>
          <table:table-cell office:value-type="float" office:value="8051">
            <text:p>8051</text:p>
          </table:table-cell>
          <table:table-cell table:number-columns-repeated="2" office:value-type="float" office:value="0">
            <text:p>0</text:p>
          </table:table-cell>
          <table:table-cell office:value-type="float" office:value="6978">
            <text:p>6978</text:p>
          </table:table-cell>
          <table:table-cell office:value-type="float" office:value="0">
            <text:p>0</text:p>
          </table:table-cell>
          <table:table-cell office:value-type="float" office:value="41511">
            <text:p>41511</text:p>
          </table:table-cell>
          <table:table-cell office:value-type="float" office:value="16822">
            <text:p>16822</text:p>
          </table:table-cell>
          <table:table-cell office:value-type="float" office:value="0">
            <text:p>0</text:p>
          </table:table-cell>
          <table:table-cell office:value-type="float" office:value="13657">
            <text:p>13657</text:p>
          </table:table-cell>
          <table:table-cell office:value-type="float" office:value="0">
            <text:p>0</text:p>
          </table:table-cell>
          <table:table-cell office:value-type="float" office:value="9427">
            <text:p>9427</text:p>
          </table:table-cell>
          <table:table-cell table:number-columns-repeated="3" office:value-type="float" office:value="0">
            <text:p>0</text:p>
          </table:table-cell>
          <table:table-cell office:value-type="float" office:value="7197">
            <text:p>7197</text:p>
          </table:table-cell>
          <table:table-cell table:number-columns-repeated="2" office:value-type="float" office:value="0">
            <text:p>0</text:p>
          </table:table-cell>
          <table:table-cell office:value-type="float" office:value="12122">
            <text:p>12122</text:p>
          </table:table-cell>
          <table:table-cell table:number-columns-repeated="2" office:value-type="float" office:value="0">
            <text:p>0</text:p>
          </table:table-cell>
          <table:table-cell office:value-type="float" office:value="45360">
            <text:p>45360</text:p>
          </table:table-cell>
          <table:table-cell office:value-type="float" office:value="90720">
            <text:p>90720</text:p>
          </table:table-cell>
          <table:table-cell office:value-type="float" office:value="0">
            <text:p>0</text:p>
          </table:table-cell>
          <table:table-cell office:value-type="float" office:value="136080">
            <text:p>136080</text:p>
          </table:table-cell>
          <table:table-cell office:value-type="float" office:value="158760">
            <text:p>158760</text:p>
          </table:table-cell>
          <table:table-cell office:value-type="float" office:value="64228">
            <text:p>64228</text:p>
          </table:table-cell>
          <table:table-cell office:value-type="float" office:value="0">
            <text:p>0</text:p>
          </table:table-cell>
          <table:table-cell office:value-type="float" office:value="90720">
            <text:p>90720</text:p>
          </table:table-cell>
          <table:table-cell office:value-type="float" office:value="124377">
            <text:p>124377</text:p>
          </table:table-cell>
          <table:table-cell office:value-type="float" office:value="158709">
            <text:p>158709</text:p>
          </table:table-cell>
          <table:table-cell office:value-type="float" office:value="362880">
            <text:p>362880</text:p>
          </table:table-cell>
          <table:table-cell table:number-columns-repeated="2" office:value-type="float" office:value="181440">
            <text:p>181440</text:p>
          </table:table-cell>
          <table:table-cell office:value-type="float" office:value="90720">
            <text:p>90720</text:p>
          </table:table-cell>
          <table:table-cell table:number-columns-repeated="3" office:value-type="float" office:value="272160">
            <text:p>272160</text:p>
          </table:table-cell>
          <table:table-cell office:value-type="float" office:value="405720">
            <text:p>405720</text:p>
          </table:table-cell>
          <table:table-cell office:value-type="float" office:value="385560">
            <text:p>385560</text:p>
          </table:table-cell>
          <table:table-cell office:value-type="float" office:value="181440">
            <text:p>181440</text:p>
          </table:table-cell>
          <table:table-cell office:value-type="float" office:value="357301">
            <text:p>357301</text:p>
          </table:table-cell>
          <table:table-cell office:value-type="float" office:value="362880">
            <text:p>362880</text:p>
          </table:table-cell>
          <table:table-cell office:value-type="float" office:value="235788">
            <text:p>235788</text:p>
          </table:table-cell>
          <table:table-cell office:value-type="float" office:value="408240">
            <text:p>408240</text:p>
          </table:table-cell>
          <table:table-cell office:value-type="float" office:value="317520">
            <text:p>317520</text:p>
          </table:table-cell>
          <table:table-cell office:value-type="float" office:value="408240">
            <text:p>408240</text:p>
          </table:table-cell>
          <table:table-cell office:value-type="float" office:value="249480">
            <text:p>249480</text:p>
          </table:table-cell>
          <table:table-cell office:value-type="float" office:value="453600">
            <text:p>453600</text:p>
          </table:table-cell>
          <table:table-cell office:value-type="float" office:value="408240">
            <text:p>408240</text:p>
          </table:table-cell>
          <table:table-cell office:value-type="float" office:value="400751">
            <text:p>400751</text:p>
          </table:table-cell>
          <table:table-cell office:value-type="float" office:value="278285">
            <text:p>278285</text:p>
          </table:table-cell>
          <table:table-cell office:value-type="float" office:value="294840">
            <text:p>294840</text:p>
          </table:table-cell>
          <table:table-cell office:value-type="float" office:value="362880">
            <text:p>362880</text:p>
          </table:table-cell>
          <table:table-cell office:value-type="float" office:value="453600">
            <text:p>453600</text:p>
          </table:table-cell>
          <table:table-cell office:value-type="float" office:value="294840">
            <text:p>294840</text:p>
          </table:table-cell>
          <table:table-cell office:value-type="float" office:value="136080">
            <text:p>136080</text:p>
          </table:table-cell>
          <table:table-cell office:value-type="float" office:value="362880">
            <text:p>362880</text:p>
          </table:table-cell>
          <table:table-cell office:value-type="float" office:value="393580">
            <text:p>393580</text:p>
          </table:table-cell>
          <table:table-cell office:value-type="float" office:value="204120">
            <text:p>204120</text:p>
          </table:table-cell>
          <table:table-cell office:value-type="float" office:value="237936">
            <text:p>237936</text:p>
          </table:table-cell>
          <table:table-cell office:value-type="float" office:value="226800">
            <text:p>226800</text:p>
          </table:table-cell>
          <table:table-cell office:value-type="float" office:value="279580">
            <text:p>279580</text:p>
          </table:table-cell>
          <table:table-cell office:value-type="float" office:value="226800">
            <text:p>226800</text:p>
          </table:table-cell>
          <table:table-cell office:value-type="float" office:value="317520">
            <text:p>317520</text:p>
          </table:table-cell>
          <table:table-cell office:value-type="float" office:value="188860">
            <text:p>188860</text:p>
          </table:table-cell>
          <table:table-cell office:value-type="float" office:value="181440">
            <text:p>181440</text:p>
          </table:table-cell>
          <table:table-cell office:value-type="float" office:value="317520">
            <text:p>317520</text:p>
          </table:table-cell>
          <table:table-cell table:number-columns-repeated="2" office:value-type="float" office:value="181440">
            <text:p>181440</text:p>
          </table:table-cell>
          <table:table-cell office:value-type="float" office:value="272160">
            <text:p>272160</text:p>
          </table:table-cell>
          <table:table-cell office:value-type="float" office:value="498960">
            <text:p>498960</text:p>
          </table:table-cell>
          <table:table-cell office:value-type="float" office:value="226800">
            <text:p>226800</text:p>
          </table:table-cell>
          <table:table-cell office:value-type="float" office:value="45360">
            <text:p>45360</text:p>
          </table:table-cell>
          <table:table-cell office:value-type="float" office:value="54043">
            <text:p>54043</text:p>
          </table:table-cell>
          <table:table-cell office:value-type="float" office:value="153314">
            <text:p>153314</text:p>
          </table:table-cell>
          <table:table-cell office:value-type="float" office:value="287537">
            <text:p>287537</text:p>
          </table:table-cell>
          <table:table-cell office:value-type="float" office:value="346504">
            <text:p>346504</text:p>
          </table:table-cell>
          <table:table-cell office:value-type="float" office:value="532135">
            <text:p>532135</text:p>
          </table:table-cell>
          <table:table-cell office:value-type="float" office:value="259748">
            <text:p>259748</text:p>
          </table:table-cell>
          <table:table-cell office:value-type="float" office:value="144927">
            <text:p>144927</text:p>
          </table:table-cell>
          <table:table-cell office:value-type="float" office:value="194453">
            <text:p>194453</text:p>
          </table:table-cell>
          <table:table-cell office:value-type="float" office:value="272160">
            <text:p>272160</text:p>
          </table:table-cell>
          <table:table-cell office:value-type="float" office:value="295217">
            <text:p>295217</text:p>
          </table:table-cell>
          <table:table-cell office:value-type="float" office:value="272160">
            <text:p>272160</text:p>
          </table:table-cell>
          <table:table-cell office:value-type="float" office:value="289119">
            <text:p>289119</text:p>
          </table:table-cell>
          <table:table-cell office:value-type="float" office:value="289262">
            <text:p>289262</text:p>
          </table:table-cell>
          <table:table-cell office:value-type="float" office:value="87105">
            <text:p>87105</text:p>
          </table:table-cell>
          <table:table-cell office:value-type="float" office:value="331781">
            <text:p>331781</text:p>
          </table:table-cell>
          <table:table-cell office:value-type="float" office:value="249480">
            <text:p>249480</text:p>
          </table:table-cell>
          <table:table-cell office:value-type="float" office:value="455298">
            <text:p>455298</text:p>
          </table:table-cell>
          <table:table-cell office:value-type="float" office:value="288745">
            <text:p>288745</text:p>
          </table:table-cell>
          <table:table-cell office:value-type="float" office:value="287917">
            <text:p>287917</text:p>
          </table:table-cell>
          <table:table-cell office:value-type="float" office:value="435765">
            <text:p>435765</text:p>
          </table:table-cell>
          <table:table-cell office:value-type="float" office:value="368030">
            <text:p>368030</text:p>
          </table:table-cell>
          <table:table-cell office:value-type="float" office:value="233811">
            <text:p>233811</text:p>
          </table:table-cell>
          <table:table-cell office:value-type="float" office:value="272160">
            <text:p>272160</text:p>
          </table:table-cell>
          <table:table-cell office:value-type="float" office:value="376692">
            <text:p>376692</text:p>
          </table:table-cell>
          <table:table-cell office:value-type="float" office:value="332936">
            <text:p>332936</text:p>
          </table:table-cell>
          <table:table-cell office:value-type="float" office:value="316112">
            <text:p>316112</text:p>
          </table:table-cell>
          <table:table-cell office:value-type="float" office:value="378084">
            <text:p>378084</text:p>
          </table:table-cell>
          <table:table-cell office:value-type="float" office:value="443489">
            <text:p>443489</text:p>
          </table:table-cell>
          <table:table-cell office:value-type="float" office:value="265181">
            <text:p>265181</text:p>
          </table:table-cell>
          <table:table-cell office:value-type="float" office:value="283158">
            <text:p>283158</text:p>
          </table:table-cell>
          <table:table-cell office:value-type="float" office:value="382270">
            <text:p>382270</text:p>
          </table:table-cell>
          <table:table-cell office:value-type="float" office:value="391631">
            <text:p>391631</text:p>
          </table:table-cell>
          <table:table-cell office:value-type="float" office:value="385560">
            <text:p>385560</text:p>
          </table:table-cell>
          <table:table-cell office:value-type="float" office:value="657720">
            <text:p>657720</text:p>
          </table:table-cell>
          <table:table-cell office:value-type="float" office:value="430077">
            <text:p>430077</text:p>
          </table:table-cell>
          <table:table-cell office:value-type="float" office:value="430286">
            <text:p>430286</text:p>
          </table:table-cell>
          <table:table-cell office:value-type="float" office:value="293705">
            <text:p>293705</text:p>
          </table:table-cell>
          <table:table-cell office:value-type="float" office:value="595991">
            <text:p>595991</text:p>
          </table:table-cell>
          <table:table-cell office:value-type="float" office:value="204120">
            <text:p>204120</text:p>
          </table:table-cell>
          <table:table-cell office:value-type="float" office:value="254359">
            <text:p>254359</text:p>
          </table:table-cell>
          <table:table-cell office:value-type="float" office:value="283012">
            <text:p>283012</text:p>
          </table:table-cell>
          <table:table-cell office:value-type="float" office:value="444698">
            <text:p>444698</text:p>
          </table:table-cell>
          <table:table-cell office:value-type="float" office:value="375475">
            <text:p>375475</text:p>
          </table:table-cell>
          <table:table-cell office:value-type="float" office:value="385560">
            <text:p>385560</text:p>
          </table:table-cell>
          <table:table-cell office:value-type="float" office:value="272160">
            <text:p>272160</text:p>
          </table:table-cell>
          <table:table-cell office:value-type="float" office:value="294840">
            <text:p>294840</text:p>
          </table:table-cell>
          <table:table-cell office:value-type="float" office:value="498960">
            <text:p>498960</text:p>
          </table:table-cell>
          <table:table-cell office:value-type="float" office:value="410243">
            <text:p>410243</text:p>
          </table:table-cell>
          <table:table-cell office:value-type="float" office:value="91103">
            <text:p>91103</text:p>
          </table:table-cell>
          <table:table-cell office:value-type="float" office:value="612256">
            <text:p>612256</text:p>
          </table:table-cell>
          <table:table-cell office:value-type="float" office:value="703080">
            <text:p>703080</text:p>
          </table:table-cell>
          <table:table-cell office:value-type="float" office:value="417570">
            <text:p>417570</text:p>
          </table:table-cell>
          <table:table-cell office:value-type="float" office:value="816480">
            <text:p>816480</text:p>
          </table:table-cell>
          <table:table-cell office:value-type="float" office:value="656519">
            <text:p>656519</text:p>
          </table:table-cell>
          <table:table-cell office:value-type="float" office:value="518590">
            <text:p>518590</text:p>
          </table:table-cell>
          <table:table-cell office:value-type="float" office:value="637230">
            <text:p>637230</text:p>
          </table:table-cell>
          <table:table-cell office:value-type="float" office:value="1047666">
            <text:p>1047666</text:p>
          </table:table-cell>
          <table:table-cell office:value-type="float" office:value="612360">
            <text:p>612360</text:p>
          </table:table-cell>
          <table:table-cell office:value-type="float" office:value="1089464">
            <text:p>1089464</text:p>
          </table:table-cell>
          <table:table-cell office:value-type="float" office:value="1201643">
            <text:p>1201643</text:p>
          </table:table-cell>
          <table:table-cell office:value-type="float" office:value="635040">
            <text:p>635040</text:p>
          </table:table-cell>
          <table:table-cell office:value-type="float" office:value="839160">
            <text:p>839160</text:p>
          </table:table-cell>
          <table:table-cell office:value-type="float" office:value="567000">
            <text:p>567000</text:p>
          </table:table-cell>
          <table:table-cell office:value-type="float" office:value="758432">
            <text:p>758432</text:p>
          </table:table-cell>
          <table:table-cell office:value-type="float" office:value="793245">
            <text:p>793245</text:p>
          </table:table-cell>
          <table:table-cell office:value-type="float" office:value="665570">
            <text:p>665570</text:p>
          </table:table-cell>
          <table:table-cell office:value-type="float" office:value="353811">
            <text:p>353811</text:p>
          </table:table-cell>
          <table:table-cell office:value-type="float" office:value="639238">
            <text:p>639238</text:p>
          </table:table-cell>
          <table:table-cell office:value-type="float" office:value="1154160">
            <text:p>1154160</text:p>
          </table:table-cell>
          <table:table-cell office:value-type="float" office:value="848347">
            <text:p>848347</text:p>
          </table:table-cell>
          <table:table-cell office:value-type="float" office:value="180643">
            <text:p>180643</text:p>
          </table:table-cell>
          <table:table-cell office:value-type="float" office:value="584519">
            <text:p>584519</text:p>
          </table:table-cell>
          <table:table-cell office:value-type="float" office:value="567572">
            <text:p>567572</text:p>
          </table:table-cell>
          <table:table-cell office:value-type="float" office:value="952560">
            <text:p>952560</text:p>
          </table:table-cell>
          <table:table-cell office:value-type="float" office:value="845579">
            <text:p>845579</text:p>
          </table:table-cell>
          <table:table-cell office:value-type="float" office:value="444281">
            <text:p>444281</text:p>
          </table:table-cell>
          <table:table-cell office:value-type="float" office:value="8347">
            <text:p>8347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float" office:value="0">
            <text:p>0</text:p>
          </table:table-cell>
          <table:table-cell office:value-type="float" office:value="8643">
            <text:p>8643</text:p>
          </table:table-cell>
          <table:table-cell office:value-type="float" office:value="0">
            <text:p>0</text:p>
          </table:table-cell>
          <table:table-cell office:value-type="float" office:value="1260">
            <text:p>1260</text:p>
          </table:table-cell>
          <table:table-cell table:number-columns-repeated="17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27">
            <text:p>527</text:p>
          </table:table-cell>
          <table:table-cell office:value-type="float" office:value="10135">
            <text:p>1013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table:number-columns-repeated="8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171">
            <text:p>1171</text:p>
          </table:table-cell>
          <table:table-cell office:value-type="float" office:value="1199">
            <text:p>1199</text:p>
          </table:table-cell>
          <table:table-cell table:number-columns-repeated="14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2" office:value-type="float" office:value="0">
            <text:p>0</text:p>
          </table:table-cell>
          <table:table-cell office:value-type="float" office:value="8814">
            <text:p>8814</text:p>
          </table:table-cell>
          <table:table-cell table:number-columns-repeated="8" office:value-type="float" office:value="0">
            <text:p>0</text:p>
          </table:table-cell>
          <table:table-cell office:value-type="float" office:value="11103">
            <text:p>11103</text:p>
          </table:table-cell>
          <table:table-cell table:number-columns-repeated="24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5072">
            <text:p>35072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1137">
            <text:p>31137</text:p>
          </table:table-cell>
          <table:table-cell table:number-columns-repeated="5" office:value-type="float" office:value="0">
            <text:p>0</text:p>
          </table:table-cell>
          <table:table-cell office:value-type="float" office:value="23870">
            <text:p>23870</text:p>
          </table:table-cell>
          <table:table-cell office:value-type="float" office:value="16566">
            <text:p>16566</text:p>
          </table:table-cell>
          <table:table-cell table:number-columns-repeated="2" office:value-type="float" office:value="0">
            <text:p>0</text:p>
          </table:table-cell>
          <table:table-cell office:value-type="float" office:value="6906">
            <text:p>6906</text:p>
          </table:table-cell>
          <table:table-cell office:value-type="float" office:value="23951">
            <text:p>23951</text:p>
          </table:table-cell>
          <table:table-cell table:number-columns-repeated="2" office:value-type="float" office:value="0">
            <text:p>0</text:p>
          </table:table-cell>
          <table:table-cell office:value-type="float" office:value="16393">
            <text:p>16393</text:p>
          </table:table-cell>
          <table:table-cell office:value-type="float" office:value="0">
            <text:p>0</text:p>
          </table:table-cell>
          <table:table-cell office:value-type="float" office:value="8444">
            <text:p>8444</text:p>
          </table:table-cell>
          <table:table-cell office:value-type="float" office:value="7927">
            <text:p>7927</text:p>
          </table:table-cell>
          <table:table-cell office:value-type="float" office:value="17013">
            <text:p>17013</text:p>
          </table:table-cell>
          <table:table-cell office:value-type="float" office:value="8229">
            <text:p>8229</text:p>
          </table:table-cell>
          <table:table-cell table:number-columns-repeated="3" office:value-type="float" office:value="0">
            <text:p>0</text:p>
          </table:table-cell>
          <table:table-cell office:value-type="float" office:value="8248">
            <text:p>8248</text:p>
          </table:table-cell>
          <table:table-cell office:value-type="float" office:value="8340">
            <text:p>8340</text:p>
          </table:table-cell>
        </table:table-row>
        <table:table-row table:style-name="ro1">
          <table:table-cell office:value-type="string">
            <text:p>New Caledonia</text:p>
          </table:table-cell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162">
            <text:p>5162</text:p>
          </table:table-cell>
          <table:table-cell office:value-type="float" office:value="4478">
            <text:p>4478</text:p>
          </table:table-cell>
          <table:table-cell table:number-columns-repeated="2" office:value-type="float" office:value="0">
            <text:p>0</text:p>
          </table:table-cell>
          <table:table-cell office:value-type="float" office:value="4665">
            <text:p>4665</text:p>
          </table:table-cell>
          <table:table-cell office:value-type="float" office:value="0">
            <text:p>0</text:p>
          </table:table-cell>
          <table:table-cell office:value-type="float" office:value="5125">
            <text:p>5125</text:p>
          </table:table-cell>
          <table:table-cell table:number-columns-repeated="4" office:value-type="float" office:value="0">
            <text:p>0</text:p>
          </table:table-cell>
          <table:table-cell office:value-type="float" office:value="4024">
            <text:p>4024</text:p>
          </table:table-cell>
          <table:table-cell office:value-type="float" office:value="4409">
            <text:p>4409</text:p>
          </table:table-cell>
          <table:table-cell table:number-columns-repeated="8" office:value-type="float" office:value="0">
            <text:p>0</text:p>
          </table:table-cell>
          <table:table-cell office:value-type="float" office:value="3892">
            <text:p>3892</text:p>
          </table:table-cell>
          <table:table-cell table:number-columns-repeated="5" office:value-type="float" office:value="0">
            <text:p>0</text:p>
          </table:table-cell>
          <table:table-cell office:value-type="float" office:value="11592">
            <text:p>11592</text:p>
          </table:table-cell>
          <table:table-cell table:number-columns-repeated="6" office:value-type="float" office:value="0">
            <text:p>0</text:p>
          </table:table-cell>
          <table:table-cell office:value-type="float" office:value="2698">
            <text:p>2698</text:p>
          </table:table-cell>
          <table:table-cell office:value-type="float" office:value="8990">
            <text:p>8990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5090">
            <text:p>5090</text:p>
          </table:table-cell>
          <table:table-cell table:number-columns-repeated="2" office:value-type="float" office:value="0">
            <text:p>0</text:p>
          </table:table-cell>
          <table:table-cell office:value-type="float" office:value="4494">
            <text:p>4494</text:p>
          </table:table-cell>
          <table:table-cell office:value-type="float" office:value="14897">
            <text:p>14897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4498">
            <text:p>4498</text:p>
          </table:table-cell>
          <table:table-cell office:value-type="float" office:value="2598">
            <text:p>2598</text:p>
          </table:table-cell>
          <table:table-cell office:value-type="float" office:value="3521">
            <text:p>3521</text:p>
          </table:table-cell>
          <table:table-cell office:value-type="float" office:value="2482">
            <text:p>2482</text:p>
          </table:table-cell>
          <table:table-cell table:number-columns-repeated="4" office:value-type="float" office:value="0">
            <text:p>0</text:p>
          </table:table-cell>
          <table:table-cell office:value-type="float" office:value="4738">
            <text:p>473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910">
            <text:p>3910</text:p>
          </table:table-cell>
          <table:table-cell table:number-columns-repeated="3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5160">
            <text:p>15160</text:p>
          </table:table-cell>
          <table:table-cell office:value-type="float" office:value="0">
            <text:p>0</text:p>
          </table:table-cell>
          <table:table-cell office:value-type="float" office:value="6476">
            <text:p>6476</text:p>
          </table:table-cell>
          <table:table-cell office:value-type="float" office:value="1044">
            <text:p>1044</text:p>
          </table:table-cell>
          <table:table-cell office:value-type="float" office:value="2">
            <text:p>2</text:p>
          </table:table-cell>
          <table:table-cell office:value-type="float" office:value="12832">
            <text:p>12832</text:p>
          </table:table-cell>
          <table:table-cell office:value-type="float" office:value="3796">
            <text:p>3796</text:p>
          </table:table-cell>
          <table:table-cell office:value-type="float" office:value="13215">
            <text:p>13215</text:p>
          </table:table-cell>
          <table:table-cell office:value-type="float" office:value="18742">
            <text:p>18742</text:p>
          </table:table-cell>
          <table:table-cell office:value-type="float" office:value="7636">
            <text:p>7636</text:p>
          </table:table-cell>
          <table:table-cell office:value-type="float" office:value="7618">
            <text:p>761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office:value-type="float" office:value="7049">
            <text:p>7049</text:p>
          </table:table-cell>
          <table:table-cell office:value-type="float" office:value="3722">
            <text:p>372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596">
            <text:p>759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8646">
            <text:p>864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288">
            <text:p>3288</text:p>
          </table:table-cell>
          <table:table-cell office:value-type="float" office:value="6012">
            <text:p>6012</text:p>
          </table:table-cell>
          <table:table-cell office:value-type="float" office:value="15213">
            <text:p>15213</text:p>
          </table:table-cell>
          <table:table-cell office:value-type="float" office:value="0">
            <text:p>0</text:p>
          </table:table-cell>
          <table:table-cell office:value-type="float" office:value="4338">
            <text:p>4338</text:p>
          </table:table-cell>
          <table:table-cell office:value-type="float" office:value="4803">
            <text:p>4803</text:p>
          </table:table-cell>
          <table:table-cell office:value-type="float" office:value="8142">
            <text:p>8142</text:p>
          </table:table-cell>
          <table:table-cell office:value-type="float" office:value="3881">
            <text:p>3881</text:p>
          </table:table-cell>
          <table:table-cell office:value-type="float" office:value="6252">
            <text:p>625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774">
            <text:p>19774</text:p>
          </table:table-cell>
          <table:table-cell office:value-type="float" office:value="8359">
            <text:p>8359</text:p>
          </table:table-cell>
          <table:table-cell office:value-type="float" office:value="12499">
            <text:p>12499</text:p>
          </table:table-cell>
          <table:table-cell office:value-type="float" office:value="7641">
            <text:p>7641</text:p>
          </table:table-cell>
          <table:table-cell office:value-type="float" office:value="6501">
            <text:p>6501</text:p>
          </table:table-cell>
          <table:table-cell office:value-type="float" office:value="14914">
            <text:p>14914</text:p>
          </table:table-cell>
          <table:table-cell office:value-type="float" office:value="4601">
            <text:p>4601</text:p>
          </table:table-cell>
          <table:table-cell office:value-type="float" office:value="0">
            <text:p>0</text:p>
          </table:table-cell>
          <table:table-cell office:value-type="float" office:value="3953">
            <text:p>3953</text:p>
          </table:table-cell>
          <table:table-cell office:value-type="float" office:value="6920">
            <text:p>6920</text:p>
          </table:table-cell>
          <table:table-cell office:value-type="float" office:value="8706">
            <text:p>8706</text:p>
          </table:table-cell>
          <table:table-cell office:value-type="float" office:value="4278">
            <text:p>4278</text:p>
          </table:table-cell>
          <table:table-cell office:value-type="float" office:value="13406">
            <text:p>13406</text:p>
          </table:table-cell>
          <table:table-cell office:value-type="float" office:value="3951">
            <text:p>3951</text:p>
          </table:table-cell>
          <table:table-cell office:value-type="float" office:value="13008">
            <text:p>13008</text:p>
          </table:table-cell>
          <table:table-cell office:value-type="float" office:value="4974">
            <text:p>4974</text:p>
          </table:table-cell>
          <table:table-cell office:value-type="float" office:value="3825">
            <text:p>3825</text:p>
          </table:table-cell>
          <table:table-cell office:value-type="float" office:value="6971">
            <text:p>6971</text:p>
          </table:table-cell>
          <table:table-cell office:value-type="float" office:value="3774">
            <text:p>3774</text:p>
          </table:table-cell>
          <table:table-cell office:value-type="float" office:value="4227">
            <text:p>4227</text:p>
          </table:table-cell>
          <table:table-cell office:value-type="float" office:value="3243">
            <text:p>3243</text:p>
          </table:table-cell>
          <table:table-cell office:value-type="float" office:value="2780">
            <text:p>2780</text:p>
          </table:table-cell>
          <table:table-cell office:value-type="float" office:value="0">
            <text:p>0</text:p>
          </table:table-cell>
          <table:table-cell office:value-type="float" office:value="7757">
            <text:p>7757</text:p>
          </table:table-cell>
          <table:table-cell office:value-type="float" office:value="18099">
            <text:p>18099</text:p>
          </table:table-cell>
          <table:table-cell office:value-type="float" office:value="11331">
            <text:p>11331</text:p>
          </table:table-cell>
          <table:table-cell office:value-type="float" office:value="3328">
            <text:p>3328</text:p>
          </table:table-cell>
          <table:table-cell office:value-type="float" office:value="10274">
            <text:p>10274</text:p>
          </table:table-cell>
          <table:table-cell office:value-type="float" office:value="72">
            <text:p>72</text:p>
          </table:table-cell>
          <table:table-cell office:value-type="float" office:value="3524">
            <text:p>3524</text:p>
          </table:table-cell>
          <table:table-cell office:value-type="float" office:value="3739">
            <text:p>3739</text:p>
          </table:table-cell>
          <table:table-cell office:value-type="float" office:value="20">
            <text:p>20</text:p>
          </table:table-cell>
          <table:table-cell office:value-type="float" office:value="3867">
            <text:p>3867</text:p>
          </table:table-cell>
          <table:table-cell office:value-type="float" office:value="3729">
            <text:p>3729</text:p>
          </table:table-cell>
          <table:table-cell office:value-type="float" office:value="10989">
            <text:p>10989</text:p>
          </table:table-cell>
          <table:table-cell office:value-type="float" office:value="162">
            <text:p>162</text:p>
          </table:table-cell>
          <table:table-cell office:value-type="float" office:value="7000">
            <text:p>7000</text:p>
          </table:table-cell>
          <table:table-cell office:value-type="float" office:value="4407">
            <text:p>4407</text:p>
          </table:table-cell>
          <table:table-cell office:value-type="float" office:value="3">
            <text:p>3</text:p>
          </table:table-cell>
          <table:table-cell office:value-type="float" office:value="10658">
            <text:p>10658</text:p>
          </table:table-cell>
          <table:table-cell office:value-type="float" office:value="0">
            <text:p>0</text:p>
          </table:table-cell>
          <table:table-cell office:value-type="float" office:value="3552">
            <text:p>3552</text:p>
          </table:table-cell>
          <table:table-cell office:value-type="float" office:value="10739">
            <text:p>10739</text:p>
          </table:table-cell>
          <table:table-cell office:value-type="float" office:value="0">
            <text:p>0</text:p>
          </table:table-cell>
          <table:table-cell office:value-type="float" office:value="4364">
            <text:p>4364</text:p>
          </table:table-cell>
          <table:table-cell office:value-type="float" office:value="12747">
            <text:p>12747</text:p>
          </table:table-cell>
          <table:table-cell office:value-type="float" office:value="4664">
            <text:p>4664</text:p>
          </table:table-cell>
          <table:table-cell office:value-type="float" office:value="7384">
            <text:p>7384</text:p>
          </table:table-cell>
          <table:table-cell office:value-type="float" office:value="21910">
            <text:p>21910</text:p>
          </table:table-cell>
          <table:table-cell office:value-type="float" office:value="12364">
            <text:p>12364</text:p>
          </table:table-cell>
          <table:table-cell office:value-type="float" office:value="7493">
            <text:p>7493</text:p>
          </table:table-cell>
          <table:table-cell office:value-type="float" office:value="3241">
            <text:p>3241</text:p>
          </table:table-cell>
          <table:table-cell office:value-type="float" office:value="7571">
            <text:p>7571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float" office:value="5887">
            <text:p>5887</text:p>
          </table:table-cell>
          <table:table-cell table:number-columns-repeated="4"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table:number-columns-repeated="3" office:value-type="float" office:value="0">
            <text:p>0</text:p>
          </table:table-cell>
          <table:table-cell office:value-type="float" office:value="652">
            <text:p>652</text:p>
          </table:table-cell>
          <table:table-cell table:number-columns-repeated="2" office:value-type="float" office:value="0">
            <text:p>0</text:p>
          </table:table-cell>
          <table:table-cell office:value-type="float" office:value="4001">
            <text:p>4001</text:p>
          </table:table-cell>
          <table:table-cell table:number-columns-repeated="7" office:value-type="float" office:value="0">
            <text:p>0</text:p>
          </table:table-cell>
          <table:table-cell office:value-type="float" office:value="48460">
            <text:p>48460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291">
            <text:p>291</text:p>
          </table:table-cell>
          <table:table-cell table:number-columns-repeated="4" office:value-type="float" office:value="0">
            <text:p>0</text:p>
          </table:table-cell>
          <table:table-cell office:value-type="float" office:value="2239">
            <text:p>2239</text:p>
          </table:table-cell>
          <table:table-cell table:number-columns-repeated="3" office:value-type="float" office:value="0">
            <text:p>0</text:p>
          </table:table-cell>
          <table:table-cell office:value-type="float" office:value="1757">
            <text:p>1757</text:p>
          </table:table-cell>
          <table:table-cell office:value-type="float" office:value="3120">
            <text:p>3120</text:p>
          </table:table-cell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10155">
            <text:p>10155</text:p>
          </table:table-cell>
          <table:table-cell office:value-type="float" office:value="300">
            <text:p>300</text:p>
          </table:table-cell>
          <table:table-cell office:value-type="float" office:value="1533">
            <text:p>1533</text:p>
          </table:table-cell>
          <table:table-cell office:value-type="float" office:value="4671">
            <text:p>4671</text:p>
          </table:table-cell>
          <table:table-cell office:value-type="float" office:value="8999">
            <text:p>8999</text:p>
          </table:table-cell>
          <table:table-cell table:number-columns-repeated="3"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float" office:value="791">
            <text:p>791</text:p>
          </table:table-cell>
          <table:table-cell table:number-columns-repeated="2" office:value-type="float" office:value="0">
            <text:p>0</text:p>
          </table:table-cell>
          <table:table-cell office:value-type="float" office:value="147250">
            <text:p>147250</text:p>
          </table:table-cell>
          <table:table-cell office:value-type="float" office:value="3311">
            <text:p>331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764">
            <text:p>1764</text:p>
          </table:table-cell>
          <table:table-cell table:number-columns-repeated="8"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327">
            <text:p>327</text:p>
          </table:table-cell>
          <table:table-cell table:number-columns-repeated="6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5" office:value-type="float" office:value="0">
            <text:p>0</text:p>
          </table:table-cell>
          <table:table-cell office:value-type="float" office:value="7952">
            <text:p>7952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7677">
            <text:p>17677</text:p>
          </table:table-cell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1622">
            <text:p>1622</text:p>
          </table:table-cell>
          <table:table-cell office:value-type="float" office:value="3061">
            <text:p>3061</text:p>
          </table:table-cell>
          <table:table-cell office:value-type="float" office:value="1359">
            <text:p>1359</text:p>
          </table:table-cell>
          <table:table-cell office:value-type="float" office:value="3061">
            <text:p>3061</text:p>
          </table:table-cell>
          <table:table-cell office:value-type="float" office:value="5855">
            <text:p>5855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4644">
            <text:p>4644</text:p>
          </table:table-cell>
          <table:table-cell office:value-type="float" office:value="6666">
            <text:p>6666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office:value-type="float" office:value="11899">
            <text:p>11899</text:p>
          </table:table-cell>
          <table:table-cell table:number-columns-repeated="2" office:value-type="float" office:value="0">
            <text:p>0</text:p>
          </table:table-cell>
          <table:table-cell office:value-type="float" office:value="10930">
            <text:p>10930</text:p>
          </table:table-cell>
          <table:table-cell office:value-type="float" office:value="0">
            <text:p>0</text:p>
          </table:table-cell>
          <table:table-cell office:value-type="float" office:value="6996">
            <text:p>6996</text:p>
          </table:table-cell>
          <table:table-cell office:value-type="float" office:value="11780">
            <text:p>11780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office:value-type="float" office:value="911">
            <text:p>911</text:p>
          </table:table-cell>
          <table:table-cell office:value-type="float" office:value="12889">
            <text:p>12889</text:p>
          </table:table-cell>
          <table:table-cell office:value-type="float" office:value="7265">
            <text:p>7265</text:p>
          </table:table-cell>
          <table:table-cell office:value-type="float" office:value="1471">
            <text:p>1471</text:p>
          </table:table-cell>
          <table:table-cell office:value-type="float" office:value="0">
            <text:p>0</text:p>
          </table:table-cell>
          <table:table-cell office:value-type="float" office:value="6847">
            <text:p>6847</text:p>
          </table:table-cell>
          <table:table-cell office:value-type="float" office:value="3841">
            <text:p>3841</text:p>
          </table:table-cell>
          <table:table-cell office:value-type="float" office:value="7772">
            <text:p>7772</text:p>
          </table:table-cell>
          <table:table-cell office:value-type="float" office:value="2393">
            <text:p>2393</text:p>
          </table:table-cell>
          <table:table-cell office:value-type="float" office:value="7366">
            <text:p>7366</text:p>
          </table:table-cell>
          <table:table-cell office:value-type="float" office:value="742">
            <text:p>742</text:p>
          </table:table-cell>
          <table:table-cell office:value-type="float" office:value="705">
            <text:p>705</text:p>
          </table:table-cell>
          <table:table-cell office:value-type="float" office:value="10239">
            <text:p>10239</text:p>
          </table:table-cell>
          <table:table-cell office:value-type="float" office:value="712">
            <text:p>712</text:p>
          </table:table-cell>
          <table:table-cell office:value-type="float" office:value="10864">
            <text:p>10864</text:p>
          </table:table-cell>
          <table:table-cell office:value-type="float" office:value="3134">
            <text:p>3134</text:p>
          </table:table-cell>
          <table:table-cell office:value-type="float" office:value="555">
            <text:p>555</text:p>
          </table:table-cell>
          <table:table-cell office:value-type="float" office:value="3314">
            <text:p>3314</text:p>
          </table:table-cell>
          <table:table-cell office:value-type="float" office:value="9276">
            <text:p>9276</text:p>
          </table:table-cell>
          <table:table-cell office:value-type="float" office:value="3320">
            <text:p>3320</text:p>
          </table:table-cell>
          <table:table-cell office:value-type="float" office:value="13458">
            <text:p>13458</text:p>
          </table:table-cell>
          <table:table-cell office:value-type="float" office:value="4386">
            <text:p>4386</text:p>
          </table:table-cell>
          <table:table-cell office:value-type="float" office:value="3300">
            <text:p>3300</text:p>
          </table:table-cell>
          <table:table-cell office:value-type="float" office:value="5492">
            <text:p>5492</text:p>
          </table:table-cell>
          <table:table-cell office:value-type="float" office:value="3335">
            <text:p>3335</text:p>
          </table:table-cell>
          <table:table-cell office:value-type="float" office:value="8801">
            <text:p>8801</text:p>
          </table:table-cell>
          <table:table-cell office:value-type="float" office:value="2170">
            <text:p>2170</text:p>
          </table:table-cell>
          <table:table-cell office:value-type="float" office:value="4426">
            <text:p>4426</text:p>
          </table:table-cell>
          <table:table-cell office:value-type="float" office:value="5961">
            <text:p>5961</text:p>
          </table:table-cell>
          <table:table-cell office:value-type="float" office:value="3842">
            <text:p>3842</text:p>
          </table:table-cell>
          <table:table-cell office:value-type="float" office:value="314510">
            <text:p>314510</text:p>
          </table:table-cell>
          <table:table-cell office:value-type="float" office:value="826">
            <text:p>826</text:p>
          </table:table-cell>
          <table:table-cell office:value-type="float" office:value="11003">
            <text:p>11003</text:p>
          </table:table-cell>
          <table:table-cell office:value-type="float" office:value="77">
            <text:p>77</text:p>
          </table:table-cell>
          <table:table-cell office:value-type="float" office:value="11505">
            <text:p>11505</text:p>
          </table:table-cell>
          <table:table-cell office:value-type="float" office:value="4919">
            <text:p>4919</text:p>
          </table:table-cell>
          <table:table-cell office:value-type="float" office:value="264">
            <text:p>264</text:p>
          </table:table-cell>
          <table:table-cell office:value-type="float" office:value="1904">
            <text:p>1904</text:p>
          </table:table-cell>
          <table:table-cell office:value-type="float" office:value="19318">
            <text:p>19318</text:p>
          </table:table-cell>
          <table:table-cell office:value-type="float" office:value="4636">
            <text:p>4636</text:p>
          </table:table-cell>
          <table:table-cell office:value-type="float" office:value="772">
            <text:p>772</text:p>
          </table:table-cell>
          <table:table-cell office:value-type="float" office:value="370">
            <text:p>370</text:p>
          </table:table-cell>
          <table:table-cell office:value-type="float" office:value="16587">
            <text:p>16587</text:p>
          </table:table-cell>
          <table:table-cell office:value-type="float" office:value="871">
            <text:p>871</text:p>
          </table:table-cell>
          <table:table-cell office:value-type="float" office:value="6260">
            <text:p>6260</text:p>
          </table:table-cell>
          <table:table-cell office:value-type="float" office:value="4">
            <text:p>4</text:p>
          </table:table-cell>
          <table:table-cell office:value-type="float" office:value="11934">
            <text:p>11934</text:p>
          </table:table-cell>
          <table:table-cell office:value-type="float" office:value="10090">
            <text:p>10090</text:p>
          </table:table-cell>
          <table:table-cell office:value-type="float" office:value="5845">
            <text:p>5845</text:p>
          </table:table-cell>
          <table:table-cell office:value-type="float" office:value="2150">
            <text:p>2150</text:p>
          </table:table-cell>
          <table:table-cell office:value-type="float" office:value="12238">
            <text:p>12238</text:p>
          </table:table-cell>
          <table:table-cell office:value-type="float" office:value="14745">
            <text:p>14745</text:p>
          </table:table-cell>
          <table:table-cell office:value-type="float" office:value="6073">
            <text:p>6073</text:p>
          </table:table-cell>
        </table:table-row>
        <table:table-row table:style-name="ro1">
          <table:table-cell office:value-type="string">
            <text:p>Zimbabwe</text:p>
          </table:table-cell>
          <table:table-cell table:number-columns-repeated="7" office:value-type="float" office:value="0">
            <text:p>0</text:p>
          </table:table-cell>
          <table:table-cell office:value-type="float" office:value="9253">
            <text:p>9253</text:p>
          </table:table-cell>
          <table:table-cell table:number-columns-repeated="6" office:value-type="float" office:value="0">
            <text:p>0</text:p>
          </table:table-cell>
          <table:table-cell office:value-type="float" office:value="6080">
            <text:p>6080</text:p>
          </table:table-cell>
          <table:table-cell office:value-type="float" office:value="139200">
            <text:p>139200</text:p>
          </table:table-cell>
          <table:table-cell table:number-columns-repeated="11" office:value-type="float" office:value="0">
            <text:p>0</text:p>
          </table:table-cell>
          <table:table-cell office:value-type="float" office:value="115710">
            <text:p>115710</text:p>
          </table:table-cell>
          <table:table-cell table:number-columns-repeated="2" office:value-type="float" office:value="0">
            <text:p>0</text:p>
          </table:table-cell>
          <table:table-cell office:value-type="float" office:value="8316">
            <text:p>8316</text:p>
          </table:table-cell>
          <table:table-cell table:number-columns-repeated="10" office:value-type="float" office:value="0">
            <text:p>0</text:p>
          </table:table-cell>
          <table:table-cell office:value-type="float" office:value="8168">
            <text:p>8168</text:p>
          </table:table-cell>
          <table:table-cell table:number-columns-repeated="2" office:value-type="float" office:value="0">
            <text:p>0</text:p>
          </table:table-cell>
          <table:table-cell office:value-type="float" office:value="8332">
            <text:p>8332</text:p>
          </table:table-cell>
          <table:table-cell office:value-type="float" office:value="0">
            <text:p>0</text:p>
          </table:table-cell>
          <table:table-cell office:value-type="float" office:value="8332">
            <text:p>8332</text:p>
          </table:table-cell>
          <table:table-cell table:number-columns-repeated="2" office:value-type="float" office:value="0">
            <text:p>0</text:p>
          </table:table-cell>
          <table:table-cell office:value-type="float" office:value="12925">
            <text:p>12925</text:p>
          </table:table-cell>
          <table:table-cell table:number-columns-repeated="6" office:value-type="float" office:value="0">
            <text:p>0</text:p>
          </table:table-cell>
          <table:table-cell office:value-type="float" office:value="21643">
            <text:p>21643</text:p>
          </table:table-cell>
          <table:table-cell table:number-columns-repeated="5" office:value-type="float" office:value="0">
            <text:p>0</text:p>
          </table:table-cell>
          <table:table-cell office:value-type="float" office:value="8419">
            <text:p>8419</text:p>
          </table:table-cell>
          <table:table-cell office:value-type="float" office:value="0">
            <text:p>0</text:p>
          </table:table-cell>
          <table:table-cell office:value-type="float" office:value="8531">
            <text:p>8531</text:p>
          </table:table-cell>
          <table:table-cell table:number-columns-repeated="15" office:value-type="float" office:value="0">
            <text:p>0</text:p>
          </table:table-cell>
          <table:table-cell office:value-type="float" office:value="8158">
            <text:p>8158</text:p>
          </table:table-cell>
          <table:table-cell table:number-columns-repeated="2" office:value-type="float" office:value="0">
            <text:p>0</text:p>
          </table:table-cell>
          <table:table-cell office:value-type="float" office:value="8265">
            <text:p>8265</text:p>
          </table:table-cell>
          <table:table-cell table:number-columns-repeated="2" office:value-type="float" office:value="0">
            <text:p>0</text:p>
          </table:table-cell>
          <table:table-cell office:value-type="float" office:value="8189">
            <text:p>8189</text:p>
          </table:table-cell>
          <table:table-cell office:value-type="float" office:value="0">
            <text:p>0</text:p>
          </table:table-cell>
          <table:table-cell office:value-type="float" office:value="7875">
            <text:p>7875</text:p>
          </table:table-cell>
          <table:table-cell office:value-type="float" office:value="0">
            <text:p>0</text:p>
          </table:table-cell>
          <table:table-cell office:value-type="float" office:value="9476">
            <text:p>9476</text:p>
          </table:table-cell>
          <table:table-cell table:number-columns-repeated="4" office:value-type="float" office:value="0">
            <text:p>0</text:p>
          </table:table-cell>
          <table:table-cell office:value-type="float" office:value="6323">
            <text:p>6323</text:p>
          </table:table-cell>
          <table:table-cell office:value-type="float" office:value="8480">
            <text:p>8480</text:p>
          </table:table-cell>
          <table:table-cell office:value-type="float" office:value="0">
            <text:p>0</text:p>
          </table:table-cell>
          <table:table-cell office:value-type="float" office:value="8332">
            <text:p>8332</text:p>
          </table:table-cell>
          <table:table-cell table:number-columns-repeated="2" office:value-type="float" office:value="0">
            <text:p>0</text:p>
          </table:table-cell>
          <table:table-cell office:value-type="float" office:value="9557">
            <text:p>9557</text:p>
          </table:table-cell>
          <table:table-cell table:number-columns-repeated="9" office:value-type="float" office:value="0">
            <text:p>0</text:p>
          </table:table-cell>
          <table:table-cell office:value-type="float" office:value="8332">
            <text:p>8332</text:p>
          </table:table-cell>
          <table:table-cell table:number-columns-repeated="4" office:value-type="float" office:value="0">
            <text:p>0</text:p>
          </table:table-cell>
          <table:table-cell office:value-type="float" office:value="19509">
            <text:p>19509</text:p>
          </table:table-cell>
          <table:table-cell office:value-type="float" office:value="11470">
            <text:p>11470</text:p>
          </table:table-cell>
          <table:table-cell table:number-columns-repeated="3" office:value-type="float" office:value="0">
            <text:p>0</text:p>
          </table:table-cell>
          <table:table-cell office:value-type="float" office:value="5779">
            <text:p>5779</text:p>
          </table:table-cell>
          <table:table-cell office:value-type="float" office:value="11229">
            <text:p>11229</text:p>
          </table:table-cell>
          <table:table-cell office:value-type="float" office:value="0">
            <text:p>0</text:p>
          </table:table-cell>
          <table:table-cell office:value-type="float" office:value="11363">
            <text:p>11363</text:p>
          </table:table-cell>
          <table:table-cell table:number-columns-repeated="8" office:value-type="float" office:value="0">
            <text:p>0</text:p>
          </table:table-cell>
          <table:table-cell office:value-type="float" office:value="2773">
            <text:p>2773</text:p>
          </table:table-cell>
          <table:table-cell table:number-columns-repeated="2" office:value-type="float" office:value="0">
            <text:p>0</text:p>
          </table:table-cell>
          <table:table-cell office:value-type="float" office:value="19282">
            <text:p>19282</text:p>
          </table:table-cell>
          <table:table-cell table:number-columns-repeated="5" office:value-type="float" office:value="0">
            <text:p>0</text:p>
          </table:table-cell>
          <table:table-cell office:value-type="float" office:value="6661">
            <text:p>6661</text:p>
          </table:table-cell>
          <table:table-cell table:number-columns-repeated="4" office:value-type="float" office:value="0">
            <text:p>0</text:p>
          </table:table-cell>
          <table:table-cell office:value-type="float" office:value="5042">
            <text:p>5042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table:number-columns-repeated="6" office:value-type="float" office:value="0">
            <text:p>0</text:p>
          </table:table-cell>
          <table:table-cell office:value-type="float" office:value="4736">
            <text:p>4736</text:p>
          </table:table-cell>
        </table:table-row>
        <table:table-row table:style-name="ro1">
          <table:table-cell office:value-type="string">
            <text:p>Cuba</text:p>
          </table:table-cell>
          <table:table-cell table:number-columns-repeated="30" office:value-type="float" office:value="0">
            <text:p>0</text:p>
          </table:table-cell>
          <table:table-cell office:value-type="float" office:value="60480">
            <text:p>60480</text:p>
          </table:table-cell>
          <table:table-cell office:value-type="float" office:value="20160">
            <text:p>20160</text:p>
          </table:table-cell>
          <table:table-cell table:number-columns-repeated="60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25" office:value-type="float" office:value="0">
            <text:p>0</text:p>
          </table:table-cell>
          <table:table-cell office:value-type="float" office:value="9880">
            <text:p>9880</text:p>
          </table:table-cell>
          <table:table-cell table:number-columns-repeated="11" office:value-type="float" office:value="0">
            <text:p>0</text:p>
          </table:table-cell>
          <table:table-cell office:value-type="float" office:value="3808">
            <text:p>3808</text:p>
          </table:table-cell>
          <table:table-cell table:number-columns-repeated="18" office:value-type="float" office:value="0">
            <text:p>0</text:p>
          </table:table-cell>
          <table:table-cell office:value-type="float" office:value="35839">
            <text:p>35839</text:p>
          </table:table-cell>
          <table:table-cell table:number-columns-repeated="6" office:value-type="float" office:value="0">
            <text:p>0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string">
            <text:p>El Salvador</text:p>
          </table:table-cell>
          <table:table-cell table:number-columns-repeated="3" office:value-type="float" office:value="0">
            <text:p>0</text:p>
          </table:table-cell>
          <table:table-cell office:value-type="float" office:value="7220">
            <text:p>7220</text:p>
          </table:table-cell>
          <table:table-cell office:value-type="float" office:value="0">
            <text:p>0</text:p>
          </table:table-cell>
          <table:table-cell office:value-type="float" office:value="19414">
            <text:p>19414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483">
            <text:p>7483</text:p>
          </table:table-cell>
          <table:table-cell office:value-type="float" office:value="7745">
            <text:p>7745</text:p>
          </table:table-cell>
          <table:table-cell table:number-columns-repeated="4" office:value-type="float" office:value="0">
            <text:p>0</text:p>
          </table:table-cell>
          <table:table-cell office:value-type="float" office:value="7134">
            <text:p>7134</text:p>
          </table:table-cell>
          <table:table-cell office:value-type="float" office:value="7120">
            <text:p>7120</text:p>
          </table:table-cell>
          <table:table-cell table:number-columns-repeated="4" office:value-type="float" office:value="0">
            <text:p>0</text:p>
          </table:table-cell>
          <table:table-cell office:value-type="float" office:value="7645">
            <text:p>7645</text:p>
          </table:table-cell>
          <table:table-cell table:number-columns-repeated="4" office:value-type="float" office:value="0">
            <text:p>0</text:p>
          </table:table-cell>
          <table:table-cell office:value-type="float" office:value="7645">
            <text:p>7645</text:p>
          </table:table-cell>
          <table:table-cell office:value-type="float" office:value="0">
            <text:p>0</text:p>
          </table:table-cell>
          <table:table-cell office:value-type="float" office:value="7570">
            <text:p>7570</text:p>
          </table:table-cell>
          <table:table-cell office:value-type="float" office:value="6956">
            <text:p>6956</text:p>
          </table:table-cell>
          <table:table-cell table:number-columns-repeated="3" office:value-type="float" office:value="0">
            <text:p>0</text:p>
          </table:table-cell>
          <table:table-cell office:value-type="float" office:value="119260">
            <text:p>119260</text:p>
          </table:table-cell>
          <table:table-cell office:value-type="float" office:value="20858">
            <text:p>20858</text:p>
          </table:table-cell>
          <table:table-cell office:value-type="float" office:value="28490">
            <text:p>28490</text:p>
          </table:table-cell>
          <table:table-cell table:number-columns-repeated="3" office:value-type="float" office:value="0">
            <text:p>0</text:p>
          </table:table-cell>
          <table:table-cell office:value-type="float" office:value="52260">
            <text:p>52260</text:p>
          </table:table-cell>
          <table:table-cell office:value-type="float" office:value="34900">
            <text:p>34900</text:p>
          </table:table-cell>
          <table:table-cell office:value-type="float" office:value="0">
            <text:p>0</text:p>
          </table:table-cell>
          <table:table-cell office:value-type="float" office:value="275734">
            <text:p>275734</text:p>
          </table:table-cell>
          <table:table-cell office:value-type="float" office:value="7420">
            <text:p>7420</text:p>
          </table:table-cell>
          <table:table-cell table:number-columns-repeated="2" office:value-type="float" office:value="107100">
            <text:p>107100</text:p>
          </table:table-cell>
          <table:table-cell office:value-type="float" office:value="7533">
            <text:p>7533</text:p>
          </table:table-cell>
          <table:table-cell office:value-type="float" office:value="21629">
            <text:p>21629</text:p>
          </table:table-cell>
          <table:table-cell office:value-type="float" office:value="18375">
            <text:p>18375</text:p>
          </table:table-cell>
          <table:table-cell office:value-type="float" office:value="18197">
            <text:p>18197</text:p>
          </table:table-cell>
          <table:table-cell office:value-type="float" office:value="7433">
            <text:p>7433</text:p>
          </table:table-cell>
          <table:table-cell office:value-type="float" office:value="29727">
            <text:p>29727</text:p>
          </table:table-cell>
          <table:table-cell office:value-type="float" office:value="0">
            <text:p>0</text:p>
          </table:table-cell>
          <table:table-cell office:value-type="float" office:value="46476">
            <text:p>46476</text:p>
          </table:table-cell>
          <table:table-cell office:value-type="float" office:value="37333">
            <text:p>37333</text:p>
          </table:table-cell>
          <table:table-cell office:value-type="float" office:value="0">
            <text:p>0</text:p>
          </table:table-cell>
          <table:table-cell office:value-type="float" office:value="12824">
            <text:p>12824</text:p>
          </table:table-cell>
          <table:table-cell office:value-type="float" office:value="0">
            <text:p>0</text:p>
          </table:table-cell>
          <table:table-cell office:value-type="float" office:value="7583">
            <text:p>7583</text:p>
          </table:table-cell>
          <table:table-cell office:value-type="float" office:value="10389">
            <text:p>10389</text:p>
          </table:table-cell>
          <table:table-cell office:value-type="float" office:value="16850">
            <text:p>16850</text:p>
          </table:table-cell>
          <table:table-cell office:value-type="float" office:value="36353">
            <text:p>36353</text:p>
          </table:table-cell>
          <table:table-cell office:value-type="float" office:value="21845">
            <text:p>21845</text:p>
          </table:table-cell>
          <table:table-cell office:value-type="float" office:value="13044">
            <text:p>13044</text:p>
          </table:table-cell>
          <table:table-cell office:value-type="float" office:value="0">
            <text:p>0</text:p>
          </table:table-cell>
          <table:table-cell office:value-type="float" office:value="11294">
            <text:p>11294</text:p>
          </table:table-cell>
          <table:table-cell office:value-type="float" office:value="13535">
            <text:p>13535</text:p>
          </table:table-cell>
          <table:table-cell office:value-type="float" office:value="28810">
            <text:p>28810</text:p>
          </table:table-cell>
          <table:table-cell office:value-type="float" office:value="44753">
            <text:p>44753</text:p>
          </table:table-cell>
          <table:table-cell office:value-type="float" office:value="11309">
            <text:p>11309</text:p>
          </table:table-cell>
          <table:table-cell office:value-type="float" office:value="16800">
            <text:p>16800</text:p>
          </table:table-cell>
          <table:table-cell office:value-type="float" office:value="25287">
            <text:p>25287</text:p>
          </table:table-cell>
          <table:table-cell office:value-type="float" office:value="0">
            <text:p>0</text:p>
          </table:table-cell>
          <table:table-cell office:value-type="float" office:value="47891">
            <text:p>47891</text:p>
          </table:table-cell>
          <table:table-cell office:value-type="float" office:value="0">
            <text:p>0</text:p>
          </table:table-cell>
          <table:table-cell office:value-type="float" office:value="33690">
            <text:p>33690</text:p>
          </table:table-cell>
          <table:table-cell office:value-type="float" office:value="32875">
            <text:p>32875</text:p>
          </table:table-cell>
          <table:table-cell office:value-type="float" office:value="0">
            <text:p>0</text:p>
          </table:table-cell>
          <table:table-cell office:value-type="float" office:value="11445">
            <text:p>11445</text:p>
          </table:table-cell>
          <table:table-cell office:value-type="float" office:value="25197">
            <text:p>25197</text:p>
          </table:table-cell>
          <table:table-cell office:value-type="float" office:value="11175">
            <text:p>11175</text:p>
          </table:table-cell>
          <table:table-cell office:value-type="float" office:value="0">
            <text:p>0</text:p>
          </table:table-cell>
          <table:table-cell office:value-type="float" office:value="20806">
            <text:p>20806</text:p>
          </table:table-cell>
          <table:table-cell office:value-type="float" office:value="47203">
            <text:p>47203</text:p>
          </table:table-cell>
          <table:table-cell office:value-type="float" office:value="13725">
            <text:p>13725</text:p>
          </table:table-cell>
          <table:table-cell office:value-type="float" office:value="24650">
            <text:p>24650</text:p>
          </table:table-cell>
          <table:table-cell office:value-type="float" office:value="0">
            <text:p>0</text:p>
          </table:table-cell>
          <table:table-cell office:value-type="float" office:value="9746">
            <text:p>9746</text:p>
          </table:table-cell>
          <table:table-cell office:value-type="float" office:value="10001">
            <text:p>10001</text:p>
          </table:table-cell>
          <table:table-cell office:value-type="float" office:value="10296">
            <text:p>10296</text:p>
          </table:table-cell>
          <table:table-cell office:value-type="float" office:value="4315">
            <text:p>4315</text:p>
          </table:table-cell>
          <table:table-cell office:value-type="float" office:value="9306">
            <text:p>9306</text:p>
          </table:table-cell>
          <table:table-cell office:value-type="float" office:value="13687">
            <text:p>13687</text:p>
          </table:table-cell>
          <table:table-cell office:value-type="float" office:value="25848">
            <text:p>25848</text:p>
          </table:table-cell>
          <table:table-cell office:value-type="float" office:value="61361">
            <text:p>61361</text:p>
          </table:table-cell>
          <table:table-cell office:value-type="float" office:value="0">
            <text:p>0</text:p>
          </table:table-cell>
          <table:table-cell office:value-type="float" office:value="9401">
            <text:p>9401</text:p>
          </table:table-cell>
          <table:table-cell office:value-type="float" office:value="9701">
            <text:p>9701</text:p>
          </table:table-cell>
          <table:table-cell office:value-type="float" office:value="36039">
            <text:p>36039</text:p>
          </table:table-cell>
          <table:table-cell office:value-type="float" office:value="0">
            <text:p>0</text:p>
          </table:table-cell>
          <table:table-cell office:value-type="float" office:value="57618">
            <text:p>57618</text:p>
          </table:table-cell>
          <table:table-cell table:number-columns-repeated="3" office:value-type="float" office:value="0">
            <text:p>0</text:p>
          </table:table-cell>
          <table:table-cell office:value-type="float" office:value="7852">
            <text:p>7852</text:p>
          </table:table-cell>
          <table:table-cell office:value-type="float" office:value="34966">
            <text:p>34966</text:p>
          </table:table-cell>
          <table:table-cell office:value-type="float" office:value="4184">
            <text:p>4184</text:p>
          </table:table-cell>
          <table:table-cell office:value-type="float" office:value="3946">
            <text:p>3946</text:p>
          </table:table-cell>
          <table:table-cell office:value-type="float" office:value="16876">
            <text:p>16876</text:p>
          </table:table-cell>
          <table:table-cell office:value-type="float" office:value="9824">
            <text:p>9824</text:p>
          </table:table-cell>
          <table:table-cell office:value-type="float" office:value="30966">
            <text:p>30966</text:p>
          </table:table-cell>
          <table:table-cell office:value-type="float" office:value="22399">
            <text:p>22399</text:p>
          </table:table-cell>
          <table:table-cell office:value-type="float" office:value="13497">
            <text:p>13497</text:p>
          </table:table-cell>
          <table:table-cell office:value-type="float" office:value="18548">
            <text:p>18548</text:p>
          </table:table-cell>
          <table:table-cell office:value-type="float" office:value="21063">
            <text:p>21063</text:p>
          </table:table-cell>
          <table:table-cell office:value-type="float" office:value="23390">
            <text:p>23390</text:p>
          </table:table-cell>
          <table:table-cell office:value-type="float" office:value="13005">
            <text:p>13005</text:p>
          </table:table-cell>
          <table:table-cell office:value-type="float" office:value="41609">
            <text:p>41609</text:p>
          </table:table-cell>
          <table:table-cell office:value-type="float" office:value="12314">
            <text:p>12314</text:p>
          </table:table-cell>
          <table:table-cell office:value-type="float" office:value="27162">
            <text:p>27162</text:p>
          </table:table-cell>
          <table:table-cell office:value-type="float" office:value="12065">
            <text:p>12065</text:p>
          </table:table-cell>
          <table:table-cell office:value-type="float" office:value="38847">
            <text:p>38847</text:p>
          </table:table-cell>
          <table:table-cell office:value-type="float" office:value="27315">
            <text:p>27315</text:p>
          </table:table-cell>
          <table:table-cell office:value-type="float" office:value="0">
            <text:p>0</text:p>
          </table:table-cell>
          <table:table-cell office:value-type="float" office:value="38339">
            <text:p>38339</text:p>
          </table:table-cell>
          <table:table-cell office:value-type="float" office:value="27668">
            <text:p>27668</text:p>
          </table:table-cell>
          <table:table-cell office:value-type="float" office:value="23264">
            <text:p>23264</text:p>
          </table:table-cell>
          <table:table-cell office:value-type="float" office:value="12513">
            <text:p>12513</text:p>
          </table:table-cell>
          <table:table-cell office:value-type="float" office:value="36217">
            <text:p>36217</text:p>
          </table:table-cell>
          <table:table-cell office:value-type="float" office:value="33353">
            <text:p>33353</text:p>
          </table:table-cell>
          <table:table-cell office:value-type="float" office:value="23225">
            <text:p>23225</text:p>
          </table:table-cell>
          <table:table-cell office:value-type="float" office:value="56102">
            <text:p>56102</text:p>
          </table:table-cell>
          <table:table-cell office:value-type="float" office:value="106297">
            <text:p>106297</text:p>
          </table:table-cell>
          <table:table-cell office:value-type="float" office:value="74118">
            <text:p>74118</text:p>
          </table:table-cell>
          <table:table-cell office:value-type="float" office:value="34432">
            <text:p>34432</text:p>
          </table:table-cell>
          <table:table-cell office:value-type="float" office:value="41707">
            <text:p>41707</text:p>
          </table:table-cell>
          <table:table-cell office:value-type="float" office:value="56938">
            <text:p>56938</text:p>
          </table:table-cell>
          <table:table-cell office:value-type="float" office:value="49231">
            <text:p>49231</text:p>
          </table:table-cell>
          <table:table-cell office:value-type="float" office:value="24592">
            <text:p>24592</text:p>
          </table:table-cell>
          <table:table-cell office:value-type="float" office:value="23982">
            <text:p>23982</text:p>
          </table:table-cell>
          <table:table-cell office:value-type="float" office:value="40609">
            <text:p>40609</text:p>
          </table:table-cell>
          <table:table-cell office:value-type="float" office:value="17308">
            <text:p>17308</text:p>
          </table:table-cell>
          <table:table-cell office:value-type="float" office:value="7632">
            <text:p>7632</text:p>
          </table:table-cell>
          <table:table-cell office:value-type="float" office:value="34330">
            <text:p>34330</text:p>
          </table:table-cell>
          <table:table-cell office:value-type="float" office:value="59071">
            <text:p>59071</text:p>
          </table:table-cell>
          <table:table-cell office:value-type="float" office:value="9182">
            <text:p>9182</text:p>
          </table:table-cell>
          <table:table-cell office:value-type="float" office:value="26468">
            <text:p>26468</text:p>
          </table:table-cell>
          <table:table-cell office:value-type="float" office:value="3950">
            <text:p>3950</text:p>
          </table:table-cell>
          <table:table-cell office:value-type="float" office:value="55290">
            <text:p>55290</text:p>
          </table:table-cell>
          <table:table-cell office:value-type="float" office:value="13225">
            <text:p>13225</text:p>
          </table:table-cell>
          <table:table-cell office:value-type="float" office:value="13158">
            <text:p>13158</text:p>
          </table:table-cell>
          <table:table-cell office:value-type="float" office:value="60346">
            <text:p>60346</text:p>
          </table:table-cell>
          <table:table-cell office:value-type="float" office:value="30743">
            <text:p>30743</text:p>
          </table:table-cell>
          <table:table-cell office:value-type="float" office:value="26083">
            <text:p>26083</text:p>
          </table:table-cell>
          <table:table-cell office:value-type="float" office:value="13153">
            <text:p>13153</text:p>
          </table:table-cell>
          <table:table-cell office:value-type="float" office:value="0">
            <text:p>0</text:p>
          </table:table-cell>
          <table:table-cell office:value-type="float" office:value="7871">
            <text:p>7871</text:p>
          </table:table-cell>
          <table:table-cell office:value-type="float" office:value="3661">
            <text:p>3661</text:p>
          </table:table-cell>
        </table:table-row>
        <table:table-row table:style-name="ro1">
          <table:table-cell office:value-type="string">
            <text:p>Mongolia</text:p>
          </table:table-cell>
          <table:table-cell table:number-columns-repeated="5" office:value-type="float" office:value="0">
            <text:p>0</text:p>
          </table:table-cell>
          <table:table-cell office:value-type="float" office:value="100800">
            <text:p>100800</text:p>
          </table:table-cell>
          <table:table-cell table:number-columns-repeated="23" office:value-type="float" office:value="0">
            <text:p>0</text:p>
          </table:table-cell>
          <table:table-cell office:value-type="float" office:value="7425">
            <text:p>7425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table:number-columns-repeated="13" office:value-type="float" office:value="0">
            <text:p>0</text:p>
          </table:table-cell>
          <table:table-cell office:value-type="float" office:value="7195">
            <text:p>7195</text:p>
          </table:table-cell>
          <table:table-cell table:number-columns-repeated="19" office:value-type="float" office:value="0">
            <text:p>0</text:p>
          </table:table-cell>
          <table:table-cell office:value-type="float" office:value="7223">
            <text:p>7223</text:p>
          </table:table-cell>
          <table:table-cell table:number-columns-repeated="15" office:value-type="float" office:value="0">
            <text:p>0</text:p>
          </table:table-cell>
          <table:table-cell office:value-type="float" office:value="7362">
            <text:p>7362</text:p>
          </table:table-cell>
          <table:table-cell office:value-type="float" office:value="7392">
            <text:p>7392</text:p>
          </table:table-cell>
          <table:table-cell office:value-type="float" office:value="4405">
            <text:p>4405</text:p>
          </table:table-cell>
          <table:table-cell office:value-type="float" office:value="8292">
            <text:p>8292</text:p>
          </table:table-cell>
          <table:table-cell office:value-type="float" office:value="0">
            <text:p>0</text:p>
          </table:table-cell>
          <table:table-cell office:value-type="float" office:value="5315">
            <text:p>5315</text:p>
          </table:table-cell>
          <table:table-cell office:value-type="float" office:value="26111">
            <text:p>26111</text:p>
          </table:table-cell>
          <table:table-cell table:number-columns-repeated="4" office:value-type="float" office:value="0">
            <text:p>0</text:p>
          </table:table-cell>
          <table:table-cell office:value-type="float" office:value="4573">
            <text:p>4573</text:p>
          </table:table-cell>
          <table:table-cell office:value-type="float" office:value="9432">
            <text:p>9432</text:p>
          </table:table-cell>
          <table:table-cell office:value-type="float" office:value="12697">
            <text:p>12697</text:p>
          </table:table-cell>
          <table:table-cell office:value-type="float" office:value="0">
            <text:p>0</text:p>
          </table:table-cell>
          <table:table-cell office:value-type="float" office:value="11032">
            <text:p>11032</text:p>
          </table:table-cell>
          <table:table-cell table:number-columns-repeated="2" office:value-type="float" office:value="0">
            <text:p>0</text:p>
          </table:table-cell>
          <table:table-cell office:value-type="float" office:value="5845">
            <text:p>5845</text:p>
          </table:table-cell>
          <table:table-cell office:value-type="float" office:value="4858">
            <text:p>4858</text:p>
          </table:table-cell>
          <table:table-cell table:number-columns-repeated="7" office:value-type="float" office:value="0">
            <text:p>0</text:p>
          </table:table-cell>
          <table:table-cell office:value-type="float" office:value="7361">
            <text:p>7361</text:p>
          </table:table-cell>
          <table:table-cell office:value-type="float" office:value="7016">
            <text:p>7016</text:p>
          </table:table-cell>
          <table:table-cell office:value-type="float" office:value="0">
            <text:p>0</text:p>
          </table:table-cell>
          <table:table-cell office:value-type="float" office:value="6251">
            <text:p>6251</text:p>
          </table:table-cell>
          <table:table-cell office:value-type="float" office:value="11386">
            <text:p>11386</text:p>
          </table:table-cell>
          <table:table-cell table:number-columns-repeated="3" office:value-type="float" office:value="0">
            <text:p>0</text:p>
          </table:table-cell>
          <table:table-cell office:value-type="float" office:value="7446">
            <text:p>7446</text:p>
          </table:table-cell>
          <table:table-cell table:number-columns-repeated="2" office:value-type="float" office:value="0">
            <text:p>0</text:p>
          </table:table-cell>
          <table:table-cell office:value-type="float" office:value="6622">
            <text:p>6622</text:p>
          </table:table-cell>
          <table:table-cell table:number-columns-repeated="4" office:value-type="float" office:value="0">
            <text:p>0</text:p>
          </table:table-cell>
          <table:table-cell office:value-type="float" office:value="4226">
            <text:p>4226</text:p>
          </table:table-cell>
          <table:table-cell office:value-type="float" office:value="3128">
            <text:p>3128</text:p>
          </table:table-cell>
          <table:table-cell table:number-columns-repeated="2"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0">
            <text:p>0</text:p>
          </table:table-cell>
          <table:table-cell office:value-type="float" office:value="1001">
            <text:p>1001</text:p>
          </table:table-cell>
          <table:table-cell office:value-type="float" office:value="4736">
            <text:p>4736</text:p>
          </table:table-cell>
          <table:table-cell office:value-type="float" office:value="960">
            <text:p>960</text:p>
          </table:table-cell>
          <table:table-cell office:value-type="float" office:value="1396">
            <text:p>1396</text:p>
          </table:table-cell>
          <table:table-cell office:value-type="float" office:value="4362">
            <text:p>4362</text:p>
          </table:table-cell>
          <table:table-cell office:value-type="float" office:value="19956">
            <text:p>19956</text:p>
          </table:table-cell>
          <table:table-cell office:value-type="float" office:value="3335">
            <text:p>3335</text:p>
          </table:table-cell>
          <table:table-cell office:value-type="float" office:value="0">
            <text:p>0</text:p>
          </table:table-cell>
          <table:table-cell office:value-type="float" office:value="1862">
            <text:p>1862</text:p>
          </table:table-cell>
          <table:table-cell office:value-type="float" office:value="1873">
            <text:p>1873</text:p>
          </table:table-cell>
          <table:table-cell office:value-type="float" office:value="1670">
            <text:p>1670</text:p>
          </table:table-cell>
          <table:table-cell office:value-type="float" office:value="375">
            <text:p>375</text:p>
          </table:table-cell>
          <table:table-cell office:value-type="float" office:value="1745">
            <text:p>1745</text:p>
          </table:table-cell>
          <table:table-cell office:value-type="float" office:value="5091">
            <text:p>5091</text:p>
          </table:table-cell>
          <table:table-cell office:value-type="float" office:value="0">
            <text:p>0</text:p>
          </table:table-cell>
          <table:table-cell office:value-type="float" office:value="13192">
            <text:p>13192</text:p>
          </table:table-cell>
          <table:table-cell office:value-type="float" office:value="7093">
            <text:p>7093</text:p>
          </table:table-cell>
          <table:table-cell office:value-type="float" office:value="0">
            <text:p>0</text:p>
          </table:table-cell>
          <table:table-cell office:value-type="float" office:value="31292">
            <text:p>31292</text:p>
          </table:table-cell>
          <table:table-cell office:value-type="float" office:value="26653">
            <text:p>26653</text:p>
          </table:table-cell>
          <table:table-cell table:number-columns-repeated="3" office:value-type="float" office:value="0">
            <text:p>0</text:p>
          </table:table-cell>
          <table:table-cell office:value-type="float" office:value="2997">
            <text:p>299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11655">
            <text:p>11655</text:p>
          </table:table-cell>
          <table:table-cell office:value-type="float" office:value="0">
            <text:p>0</text:p>
          </table:table-cell>
          <table:table-cell office:value-type="float" office:value="26516">
            <text:p>26516</text:p>
          </table:table-cell>
          <table:table-cell office:value-type="float" office:value="167">
            <text:p>167</text:p>
          </table:table-cell>
          <table:table-cell office:value-type="float" office:value="5201">
            <text:p>5201</text:p>
          </table:table-cell>
          <table:table-cell office:value-type="float" office:value="10654">
            <text:p>10654</text:p>
          </table:table-cell>
          <table:table-cell office:value-type="float" office:value="11011">
            <text:p>11011</text:p>
          </table:table-cell>
          <table:table-cell table:number-columns-repeated="3" office:value-type="float" office:value="0">
            <text:p>0</text:p>
          </table:table-cell>
          <table:table-cell office:value-type="float" office:value="10728">
            <text:p>10728</text:p>
          </table:table-cell>
          <table:table-cell office:value-type="float" office:value="5764">
            <text:p>5764</text:p>
          </table:table-cell>
          <table:table-cell table:number-columns-repeated="3" office:value-type="float" office:value="0">
            <text:p>0</text:p>
          </table:table-cell>
          <table:table-cell office:value-type="float" office:value="14067">
            <text:p>14067</text:p>
          </table:table-cell>
          <table:table-cell table:number-columns-repeated="8" office:value-type="float" office:value="0">
            <text:p>0</text:p>
          </table:table-cell>
          <table:table-cell office:value-type="float" office:value="10057">
            <text:p>10057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3593">
            <text:p>13593</text:p>
          </table:table-cell>
          <table:table-cell office:value-type="float" office:value="10466">
            <text:p>10466</text:p>
          </table:table-cell>
          <table:table-cell table:number-columns-repeated="5" office:value-type="float" office:value="0">
            <text:p>0</text:p>
          </table:table-cell>
          <table:table-cell office:value-type="float" office:value="5550">
            <text:p>5550</text:p>
          </table:table-cell>
          <table:table-cell table:number-columns-repeated="6" office:value-type="float" office:value="0">
            <text:p>0</text:p>
          </table:table-cell>
          <table:table-cell office:value-type="float" office:value="5765">
            <text:p>5765</text:p>
          </table:table-cell>
          <table:table-cell table:number-columns-repeated="26" office:value-type="float" office:value="0">
            <text:p>0</text:p>
          </table:table-cell>
          <table:table-cell office:value-type="float" office:value="4301">
            <text:p>4301</text:p>
          </table:table-cell>
          <table:table-cell office:value-type="float" office:value="4268">
            <text:p>4268</text:p>
          </table:table-cell>
          <table:table-cell table:number-columns-repeated="4" office:value-type="float" office:value="0">
            <text:p>0</text:p>
          </table:table-cell>
          <table:table-cell office:value-type="float" office:value="8968">
            <text:p>8968</text:p>
          </table:table-cell>
          <table:table-cell office:value-type="float" office:value="0">
            <text:p>0</text:p>
          </table:table-cell>
          <table:table-cell office:value-type="float" office:value="1626">
            <text:p>1626</text:p>
          </table:table-cell>
          <table:table-cell table:number-columns-repeated="2" office:value-type="float" office:value="0">
            <text:p>0</text:p>
          </table:table-cell>
          <table:table-cell office:value-type="float" office:value="2148">
            <text:p>2148</text:p>
          </table:table-cell>
          <table:table-cell office:value-type="float" office:value="4313">
            <text:p>4313</text:p>
          </table:table-cell>
          <table:table-cell office:value-type="float" office:value="0">
            <text:p>0</text:p>
          </table:table-cell>
          <table:table-cell office:value-type="float" office:value="11975">
            <text:p>11975</text:p>
          </table:table-cell>
          <table:table-cell office:value-type="float" office:value="2633">
            <text:p>2633</text:p>
          </table:table-cell>
          <table:table-cell office:value-type="float" office:value="11031">
            <text:p>11031</text:p>
          </table:table-cell>
          <table:table-cell table:number-columns-repeated="6" office:value-type="float" office:value="0">
            <text:p>0</text:p>
          </table:table-cell>
          <table:table-cell office:value-type="float" office:value="8637">
            <text:p>8637</text:p>
          </table:table-cell>
          <table:table-cell table:number-columns-repeated="7" office:value-type="float" office:value="0">
            <text:p>0</text:p>
          </table:table-cell>
          <table:table-cell office:value-type="float" office:value="10510">
            <text:p>10510</text:p>
          </table:table-cell>
          <table:table-cell office:value-type="float" office:value="0">
            <text:p>0</text:p>
          </table:table-cell>
          <table:table-cell office:value-type="float" office:value="12464">
            <text:p>12464</text:p>
          </table:table-cell>
          <table:table-cell table:number-columns-repeated="9" office:value-type="float" office:value="0">
            <text:p>0</text:p>
          </table:table-cell>
          <table:table-cell office:value-type="float" office:value="14509">
            <text:p>14509</text:p>
          </table:table-cell>
          <table:table-cell office:value-type="float" office:value="0">
            <text:p>0</text:p>
          </table:table-cell>
          <table:table-cell office:value-type="float" office:value="36157">
            <text:p>36157</text:p>
          </table:table-cell>
          <table:table-cell office:value-type="float" office:value="17716">
            <text:p>17716</text:p>
          </table:table-cell>
          <table:table-cell office:value-type="float" office:value="5216">
            <text:p>5216</text:p>
          </table:table-cell>
          <table:table-cell office:value-type="float" office:value="0">
            <text:p>0</text:p>
          </table:table-cell>
          <table:table-cell office:value-type="float" office:value="13674">
            <text:p>13674</text:p>
          </table:table-cell>
          <table:table-cell office:value-type="float" office:value="14372">
            <text:p>14372</text:p>
          </table:table-cell>
          <table:table-cell office:value-type="float" office:value="0">
            <text:p>0</text:p>
          </table:table-cell>
          <table:table-cell office:value-type="float" office:value="5395">
            <text:p>5395</text:p>
          </table:table-cell>
          <table:table-cell table:number-columns-repeated="5"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0">
            <text:p>0</text:p>
          </table:table-cell>
          <table:table-cell office:value-type="float" office:value="9835">
            <text:p>9835</text:p>
          </table:table-cell>
          <table:table-cell office:value-type="float" office:value="0">
            <text:p>0</text:p>
          </table:table-cell>
          <table:table-cell office:value-type="float" office:value="2571">
            <text:p>2571</text:p>
          </table:table-cell>
          <table:table-cell table:number-columns-repeated="3" office:value-type="float" office:value="0">
            <text:p>0</text:p>
          </table:table-cell>
          <table:table-cell office:value-type="float" office:value="15819">
            <text:p>15819</text:p>
          </table:table-cell>
          <table:table-cell office:value-type="float" office:value="3210">
            <text:p>3210</text:p>
          </table:table-cell>
          <table:table-cell table:number-columns-repeated="4" office:value-type="float" office:value="0">
            <text:p>0</text:p>
          </table:table-cell>
          <table:table-cell office:value-type="float" office:value="1756">
            <text:p>1756</text:p>
          </table:table-cell>
          <table:table-cell table:number-columns-repeated="12" office:value-type="float" office:value="0">
            <text:p>0</text:p>
          </table:table-cell>
          <table:table-cell office:value-type="float" office:value="26809">
            <text:p>26809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float" office:value="78699">
            <text:p>78699</text:p>
          </table:table-cell>
          <table:table-cell office:value-type="float" office:value="98367">
            <text:p>98367</text:p>
          </table:table-cell>
          <table:table-cell office:value-type="float" office:value="180109">
            <text:p>180109</text:p>
          </table:table-cell>
          <table:table-cell office:value-type="float" office:value="65461">
            <text:p>65461</text:p>
          </table:table-cell>
          <table:table-cell office:value-type="float" office:value="49070">
            <text:p>49070</text:p>
          </table:table-cell>
          <table:table-cell office:value-type="float" office:value="86578">
            <text:p>86578</text:p>
          </table:table-cell>
          <table:table-cell office:value-type="float" office:value="50950">
            <text:p>50950</text:p>
          </table:table-cell>
          <table:table-cell office:value-type="float" office:value="106577">
            <text:p>106577</text:p>
          </table:table-cell>
          <table:table-cell office:value-type="float" office:value="45977">
            <text:p>45977</text:p>
          </table:table-cell>
          <table:table-cell office:value-type="float" office:value="29869">
            <text:p>29869</text:p>
          </table:table-cell>
          <table:table-cell office:value-type="float" office:value="69840">
            <text:p>69840</text:p>
          </table:table-cell>
          <table:table-cell office:value-type="float" office:value="63656">
            <text:p>63656</text:p>
          </table:table-cell>
          <table:table-cell office:value-type="float" office:value="38905">
            <text:p>38905</text:p>
          </table:table-cell>
          <table:table-cell office:value-type="float" office:value="166864">
            <text:p>166864</text:p>
          </table:table-cell>
          <table:table-cell office:value-type="float" office:value="119212">
            <text:p>119212</text:p>
          </table:table-cell>
          <table:table-cell office:value-type="float" office:value="200724">
            <text:p>200724</text:p>
          </table:table-cell>
          <table:table-cell office:value-type="float" office:value="94621">
            <text:p>94621</text:p>
          </table:table-cell>
          <table:table-cell office:value-type="float" office:value="53007">
            <text:p>53007</text:p>
          </table:table-cell>
          <table:table-cell office:value-type="float" office:value="24443">
            <text:p>24443</text:p>
          </table:table-cell>
          <table:table-cell office:value-type="float" office:value="128715">
            <text:p>128715</text:p>
          </table:table-cell>
          <table:table-cell office:value-type="float" office:value="63241">
            <text:p>63241</text:p>
          </table:table-cell>
          <table:table-cell office:value-type="float" office:value="30496">
            <text:p>30496</text:p>
          </table:table-cell>
          <table:table-cell office:value-type="float" office:value="302994">
            <text:p>302994</text:p>
          </table:table-cell>
          <table:table-cell office:value-type="float" office:value="227776">
            <text:p>227776</text:p>
          </table:table-cell>
          <table:table-cell office:value-type="float" office:value="149607">
            <text:p>149607</text:p>
          </table:table-cell>
          <table:table-cell office:value-type="float" office:value="272305">
            <text:p>272305</text:p>
          </table:table-cell>
          <table:table-cell office:value-type="float" office:value="102889">
            <text:p>102889</text:p>
          </table:table-cell>
          <table:table-cell office:value-type="float" office:value="146384">
            <text:p>146384</text:p>
          </table:table-cell>
          <table:table-cell office:value-type="float" office:value="90259">
            <text:p>90259</text:p>
          </table:table-cell>
          <table:table-cell office:value-type="float" office:value="98851">
            <text:p>98851</text:p>
          </table:table-cell>
          <table:table-cell office:value-type="float" office:value="188253">
            <text:p>188253</text:p>
          </table:table-cell>
          <table:table-cell office:value-type="float" office:value="67329">
            <text:p>67329</text:p>
          </table:table-cell>
          <table:table-cell office:value-type="float" office:value="241162">
            <text:p>241162</text:p>
          </table:table-cell>
          <table:table-cell office:value-type="float" office:value="57728">
            <text:p>57728</text:p>
          </table:table-cell>
          <table:table-cell office:value-type="float" office:value="95239">
            <text:p>95239</text:p>
          </table:table-cell>
          <table:table-cell office:value-type="float" office:value="193163">
            <text:p>193163</text:p>
          </table:table-cell>
          <table:table-cell office:value-type="float" office:value="224077">
            <text:p>224077</text:p>
          </table:table-cell>
          <table:table-cell office:value-type="float" office:value="69281">
            <text:p>69281</text:p>
          </table:table-cell>
          <table:table-cell office:value-type="float" office:value="25739">
            <text:p>25739</text:p>
          </table:table-cell>
          <table:table-cell office:value-type="float" office:value="86047">
            <text:p>86047</text:p>
          </table:table-cell>
          <table:table-cell office:value-type="float" office:value="120417">
            <text:p>120417</text:p>
          </table:table-cell>
          <table:table-cell office:value-type="float" office:value="34162">
            <text:p>34162</text:p>
          </table:table-cell>
          <table:table-cell office:value-type="float" office:value="88912">
            <text:p>88912</text:p>
          </table:table-cell>
          <table:table-cell office:value-type="float" office:value="85006">
            <text:p>85006</text:p>
          </table:table-cell>
          <table:table-cell office:value-type="float" office:value="56710">
            <text:p>56710</text:p>
          </table:table-cell>
          <table:table-cell office:value-type="float" office:value="247155">
            <text:p>247155</text:p>
          </table:table-cell>
          <table:table-cell office:value-type="float" office:value="105950">
            <text:p>105950</text:p>
          </table:table-cell>
          <table:table-cell office:value-type="float" office:value="173184">
            <text:p>173184</text:p>
          </table:table-cell>
          <table:table-cell office:value-type="float" office:value="91756">
            <text:p>91756</text:p>
          </table:table-cell>
          <table:table-cell office:value-type="float" office:value="0">
            <text:p>0</text:p>
          </table:table-cell>
          <table:table-cell office:value-type="float" office:value="157458">
            <text:p>157458</text:p>
          </table:table-cell>
          <table:table-cell office:value-type="float" office:value="281870">
            <text:p>281870</text:p>
          </table:table-cell>
          <table:table-cell office:value-type="float" office:value="25943">
            <text:p>25943</text:p>
          </table:table-cell>
          <table:table-cell office:value-type="float" office:value="54132">
            <text:p>54132</text:p>
          </table:table-cell>
          <table:table-cell office:value-type="float" office:value="219809">
            <text:p>219809</text:p>
          </table:table-cell>
          <table:table-cell office:value-type="float" office:value="115263">
            <text:p>115263</text:p>
          </table:table-cell>
          <table:table-cell office:value-type="float" office:value="164487">
            <text:p>164487</text:p>
          </table:table-cell>
          <table:table-cell office:value-type="float" office:value="165002">
            <text:p>165002</text:p>
          </table:table-cell>
          <table:table-cell office:value-type="float" office:value="195863">
            <text:p>195863</text:p>
          </table:table-cell>
          <table:table-cell office:value-type="float" office:value="66280">
            <text:p>66280</text:p>
          </table:table-cell>
          <table:table-cell office:value-type="float" office:value="282021">
            <text:p>282021</text:p>
          </table:table-cell>
          <table:table-cell office:value-type="float" office:value="167827">
            <text:p>167827</text:p>
          </table:table-cell>
          <table:table-cell office:value-type="float" office:value="156466">
            <text:p>156466</text:p>
          </table:table-cell>
          <table:table-cell office:value-type="float" office:value="238442">
            <text:p>238442</text:p>
          </table:table-cell>
          <table:table-cell office:value-type="float" office:value="268845">
            <text:p>268845</text:p>
          </table:table-cell>
          <table:table-cell office:value-type="float" office:value="235643">
            <text:p>235643</text:p>
          </table:table-cell>
          <table:table-cell office:value-type="float" office:value="95949">
            <text:p>95949</text:p>
          </table:table-cell>
          <table:table-cell office:value-type="float" office:value="345389">
            <text:p>345389</text:p>
          </table:table-cell>
          <table:table-cell office:value-type="float" office:value="142306">
            <text:p>142306</text:p>
          </table:table-cell>
          <table:table-cell office:value-type="float" office:value="206132">
            <text:p>206132</text:p>
          </table:table-cell>
          <table:table-cell office:value-type="float" office:value="161482">
            <text:p>161482</text:p>
          </table:table-cell>
          <table:table-cell office:value-type="float" office:value="187980">
            <text:p>187980</text:p>
          </table:table-cell>
          <table:table-cell office:value-type="float" office:value="226806">
            <text:p>226806</text:p>
          </table:table-cell>
          <table:table-cell office:value-type="float" office:value="136087">
            <text:p>136087</text:p>
          </table:table-cell>
          <table:table-cell office:value-type="float" office:value="152836">
            <text:p>152836</text:p>
          </table:table-cell>
          <table:table-cell office:value-type="float" office:value="237563">
            <text:p>237563</text:p>
          </table:table-cell>
          <table:table-cell office:value-type="float" office:value="108490">
            <text:p>108490</text:p>
          </table:table-cell>
          <table:table-cell office:value-type="float" office:value="311122">
            <text:p>311122</text:p>
          </table:table-cell>
          <table:table-cell office:value-type="float" office:value="82445">
            <text:p>82445</text:p>
          </table:table-cell>
          <table:table-cell office:value-type="float" office:value="359067">
            <text:p>359067</text:p>
          </table:table-cell>
          <table:table-cell office:value-type="float" office:value="217386">
            <text:p>217386</text:p>
          </table:table-cell>
          <table:table-cell office:value-type="float" office:value="245161">
            <text:p>245161</text:p>
          </table:table-cell>
          <table:table-cell office:value-type="float" office:value="104325">
            <text:p>104325</text:p>
          </table:table-cell>
          <table:table-cell office:value-type="float" office:value="98">
            <text:p>98</text:p>
          </table:table-cell>
          <table:table-cell office:value-type="float" office:value="20830">
            <text:p>20830</text:p>
          </table:table-cell>
          <table:table-cell office:value-type="float" office:value="217327">
            <text:p>217327</text:p>
          </table:table-cell>
          <table:table-cell office:value-type="float" office:value="102723">
            <text:p>102723</text:p>
          </table:table-cell>
          <table:table-cell office:value-type="float" office:value="57481">
            <text:p>57481</text:p>
          </table:table-cell>
          <table:table-cell office:value-type="float" office:value="202261">
            <text:p>202261</text:p>
          </table:table-cell>
          <table:table-cell office:value-type="float" office:value="85568">
            <text:p>85568</text:p>
          </table:table-cell>
          <table:table-cell office:value-type="float" office:value="104003">
            <text:p>104003</text:p>
          </table:table-cell>
          <table:table-cell office:value-type="float" office:value="289710">
            <text:p>289710</text:p>
          </table:table-cell>
          <table:table-cell office:value-type="float" office:value="82143">
            <text:p>82143</text:p>
          </table:table-cell>
          <table:table-cell office:value-type="float" office:value="76598">
            <text:p>76598</text:p>
          </table:table-cell>
          <table:table-cell office:value-type="float" office:value="52799">
            <text:p>52799</text:p>
          </table:table-cell>
          <table:table-cell office:value-type="float" office:value="23186">
            <text:p>2318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4998">
            <text:p>24998</text:p>
          </table:table-cell>
          <table:table-cell office:value-type="float" office:value="57132">
            <text:p>57132</text:p>
          </table:table-cell>
          <table:table-cell office:value-type="float" office:value="109997">
            <text:p>109997</text:p>
          </table:table-cell>
          <table:table-cell office:value-type="float" office:value="29040">
            <text:p>29040</text:p>
          </table:table-cell>
          <table:table-cell office:value-type="float" office:value="104620">
            <text:p>104620</text:p>
          </table:table-cell>
          <table:table-cell office:value-type="float" office:value="101286">
            <text:p>101286</text:p>
          </table:table-cell>
          <table:table-cell office:value-type="float" office:value="36254">
            <text:p>36254</text:p>
          </table:table-cell>
          <table:table-cell office:value-type="float" office:value="38758">
            <text:p>38758</text:p>
          </table:table-cell>
          <table:table-cell office:value-type="float" office:value="31373">
            <text:p>31373</text:p>
          </table:table-cell>
          <table:table-cell office:value-type="float" office:value="38200">
            <text:p>38200</text:p>
          </table:table-cell>
          <table:table-cell office:value-type="float" office:value="1">
            <text:p>1</text:p>
          </table:table-cell>
          <table:table-cell office:value-type="float" office:value="30197">
            <text:p>30197</text:p>
          </table:table-cell>
          <table:table-cell office:value-type="float" office:value="55050">
            <text:p>55050</text:p>
          </table:table-cell>
          <table:table-cell office:value-type="float" office:value="99759">
            <text:p>99759</text:p>
          </table:table-cell>
          <table:table-cell office:value-type="float" office:value="182321">
            <text:p>182321</text:p>
          </table:table-cell>
          <table:table-cell office:value-type="float" office:value="68264">
            <text:p>68264</text:p>
          </table:table-cell>
          <table:table-cell office:value-type="float" office:value="76113">
            <text:p>76113</text:p>
          </table:table-cell>
          <table:table-cell office:value-type="float" office:value="50398">
            <text:p>50398</text:p>
          </table:table-cell>
          <table:table-cell office:value-type="float" office:value="134473">
            <text:p>134473</text:p>
          </table:table-cell>
          <table:table-cell office:value-type="float" office:value="188777">
            <text:p>188777</text:p>
          </table:table-cell>
          <table:table-cell office:value-type="float" office:value="155740">
            <text:p>155740</text:p>
          </table:table-cell>
          <table:table-cell office:value-type="float" office:value="72617">
            <text:p>72617</text:p>
          </table:table-cell>
          <table:table-cell office:value-type="float" office:value="7">
            <text:p>7</text:p>
          </table:table-cell>
          <table:table-cell office:value-type="float" office:value="98423">
            <text:p>98423</text:p>
          </table:table-cell>
          <table:table-cell office:value-type="float" office:value="36668">
            <text:p>36668</text:p>
          </table:table-cell>
          <table:table-cell office:value-type="float" office:value="255724">
            <text:p>255724</text:p>
          </table:table-cell>
          <table:table-cell office:value-type="float" office:value="76300">
            <text:p>76300</text:p>
          </table:table-cell>
          <table:table-cell office:value-type="float" office:value="8934">
            <text:p>8934</text:p>
          </table:table-cell>
          <table:table-cell office:value-type="float" office:value="43601">
            <text:p>43601</text:p>
          </table:table-cell>
          <table:table-cell office:value-type="float" office:value="21579">
            <text:p>21579</text:p>
          </table:table-cell>
          <table:table-cell office:value-type="float" office:value="83379">
            <text:p>83379</text:p>
          </table:table-cell>
          <table:table-cell office:value-type="float" office:value="41289">
            <text:p>41289</text:p>
          </table:table-cell>
          <table:table-cell office:value-type="float" office:value="88583">
            <text:p>88583</text:p>
          </table:table-cell>
          <table:table-cell office:value-type="float" office:value="124400">
            <text:p>124400</text:p>
          </table:table-cell>
          <table:table-cell office:value-type="float" office:value="10807">
            <text:p>10807</text:p>
          </table:table-cell>
          <table:table-cell office:value-type="float" office:value="91288">
            <text:p>91288</text:p>
          </table:table-cell>
          <table:table-cell office:value-type="float" office:value="17777">
            <text:p>17777</text:p>
          </table:table-cell>
          <table:table-cell office:value-type="float" office:value="42611">
            <text:p>42611</text:p>
          </table:table-cell>
          <table:table-cell office:value-type="float" office:value="19719">
            <text:p>19719</text:p>
          </table:table-cell>
          <table:table-cell office:value-type="float" office:value="77985">
            <text:p>77985</text:p>
          </table:table-cell>
          <table:table-cell office:value-type="float" office:value="48766">
            <text:p>48766</text:p>
          </table:table-cell>
          <table:table-cell office:value-type="float" office:value="72527">
            <text:p>72527</text:p>
          </table:table-cell>
          <table:table-cell office:value-type="float" office:value="51256">
            <text:p>51256</text:p>
          </table:table-cell>
          <table:table-cell office:value-type="float" office:value="64879">
            <text:p>64879</text:p>
          </table:table-cell>
          <table:table-cell office:value-type="float" office:value="40144">
            <text:p>40144</text:p>
          </table:table-cell>
          <table:table-cell office:value-type="float" office:value="42015">
            <text:p>42015</text:p>
          </table:table-cell>
          <table:table-cell office:value-type="float" office:value="973">
            <text:p>973</text:p>
          </table:table-cell>
          <table:table-cell office:value-type="float" office:value="22788">
            <text:p>22788</text:p>
          </table:table-cell>
          <table:table-cell office:value-type="float" office:value="40512">
            <text:p>40512</text:p>
          </table:table-cell>
          <table:table-cell office:value-type="float" office:value="74012">
            <text:p>74012</text:p>
          </table:table-cell>
          <table:table-cell office:value-type="float" office:value="34087">
            <text:p>34087</text:p>
          </table:table-cell>
          <table:table-cell office:value-type="float" office:value="754">
            <text:p>754</text:p>
          </table:table-cell>
          <table:table-cell office:value-type="float" office:value="44471">
            <text:p>44471</text:p>
          </table:table-cell>
          <table:table-cell office:value-type="float" office:value="63070">
            <text:p>63070</text:p>
          </table:table-cell>
          <table:table-cell office:value-type="float" office:value="41773">
            <text:p>41773</text:p>
          </table:table-cell>
          <table:table-cell office:value-type="float" office:value="87460">
            <text:p>87460</text:p>
          </table:table-cell>
          <table:table-cell office:value-type="float" office:value="30550">
            <text:p>30550</text:p>
          </table:table-cell>
          <table:table-cell office:value-type="float" office:value="10248">
            <text:p>10248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float" office:value="389">
            <text:p>389</text:p>
          </table:table-cell>
          <table:table-cell office:value-type="float" office:value="261">
            <text:p>261</text:p>
          </table:table-cell>
          <table:table-cell table:number-columns-repeated="15" office:value-type="float" office:value="0">
            <text:p>0</text:p>
          </table:table-cell>
          <table:table-cell office:value-type="float" office:value="519">
            <text:p>519</text:p>
          </table:table-cell>
          <table:table-cell table:number-columns-repeated="20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office:value-type="float" office:value="19064">
            <text:p>19064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table:number-columns-repeated="7" office:value-type="float" office:value="0">
            <text:p>0</text:p>
          </table:table-cell>
          <table:table-cell office:value-type="float" office:value="1648">
            <text:p>1648</text:p>
          </table:table-cell>
          <table:table-cell table:number-columns-repeated="2" office:value-type="float" office:value="0">
            <text:p>0</text:p>
          </table:table-cell>
          <table:table-cell office:value-type="float" office:value="2678">
            <text:p>2678</text:p>
          </table:table-cell>
          <table:table-cell table:number-columns-repeated="3" office:value-type="float" office:value="0">
            <text:p>0</text:p>
          </table:table-cell>
          <table:table-cell office:value-type="float" office:value="974">
            <text:p>974</text:p>
          </table:table-cell>
          <table:table-cell table:number-columns-repeated="3"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table:number-columns-repeated="7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33" office:value-type="float" office:value="0">
            <text:p>0</text:p>
          </table:table-cell>
          <table:table-cell office:value-type="float" office:value="2300">
            <text:p>2300</text:p>
          </table:table-cell>
          <table:table-cell table:number-columns-repeated="6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2436">
            <text:p>243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2158">
            <text:p>215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table:number-columns-repeated="6"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485">
            <text:p>485</text:p>
          </table:table-cell>
          <table:table-cell office:value-type="float" office:value="365">
            <text:p>36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2"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British Virgin Islands</text:p>
          </table:table-cell>
          <table:table-cell table:number-columns-repeated="143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7" office:value-type="float" office:value="0">
            <text:p>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Macedonia, North</text:p>
          </table:table-cell>
          <table:table-cell office:value-type="float" office:value="0">
            <text:p>0</text:p>
          </table:table-cell>
          <table:table-cell office:value-type="float" office:value="19499">
            <text:p>19499</text:p>
          </table:table-cell>
          <table:table-cell table:number-columns-repeated="64" office:value-type="float" office:value="0">
            <text:p>0</text:p>
          </table:table-cell>
          <table:table-cell office:value-type="float" office:value="17577">
            <text:p>17577</text:p>
          </table:table-cell>
          <table:table-cell table:number-columns-repeated="3" office:value-type="float" office:value="0">
            <text:p>0</text:p>
          </table:table-cell>
          <table:table-cell office:value-type="float" office:value="5217">
            <text:p>5217</text:p>
          </table:table-cell>
          <table:table-cell table:number-columns-repeated="6" office:value-type="float" office:value="0">
            <text:p>0</text:p>
          </table:table-cell>
          <table:table-cell office:value-type="float" office:value="15914">
            <text:p>15914</text:p>
          </table:table-cell>
          <table:table-cell office:value-type="float" office:value="0">
            <text:p>0</text:p>
          </table:table-cell>
          <table:table-cell office:value-type="float" office:value="6246">
            <text:p>6246</text:p>
          </table:table-cell>
          <table:table-cell table:number-columns-repeated="6" office:value-type="float" office:value="0">
            <text:p>0</text:p>
          </table:table-cell>
          <table:table-cell office:value-type="float" office:value="6720">
            <text:p>6720</text:p>
          </table:table-cell>
          <table:table-cell table:number-columns-repeated="2" office:value-type="float" office:value="0">
            <text:p>0</text:p>
          </table:table-cell>
          <table:table-cell office:value-type="float" office:value="16767">
            <text:p>16767</text:p>
          </table:table-cell>
          <table:table-cell table:number-columns-repeated="3" office:value-type="float" office:value="0">
            <text:p>0</text:p>
          </table:table-cell>
          <table:table-cell office:value-type="float" office:value="6908">
            <text:p>6908</text:p>
          </table:table-cell>
          <table:table-cell table:number-columns-repeated="4" office:value-type="float" office:value="0">
            <text:p>0</text:p>
          </table:table-cell>
          <table:table-cell office:value-type="float" office:value="24152">
            <text:p>24152</text:p>
          </table:table-cell>
          <table:table-cell table:number-columns-repeated="46" office:value-type="float" office:value="0">
            <text:p>0</text:p>
          </table:table-cell>
          <table:table-cell office:value-type="float" office:value="17777">
            <text:p>17777</text:p>
          </table:table-cell>
          <table:table-cell table:number-columns-repeated="5" office:value-type="float" office:value="0">
            <text:p>0</text:p>
          </table:table-cell>
          <table:table-cell office:value-type="float" office:value="27096">
            <text:p>27096</text:p>
          </table:table-cell>
          <table:table-cell office:value-type="float" office:value="8042">
            <text:p>8042</text:p>
          </table:table-cell>
          <table:table-cell office:value-type="float" office:value="8235">
            <text:p>8235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Tanzania, United Republic of</text:p>
          </table:table-cell>
          <table:table-cell office:value-type="float" office:value="29235">
            <text:p>29235</text:p>
          </table:table-cell>
          <table:table-cell office:value-type="float" office:value="837">
            <text:p>837</text:p>
          </table:table-cell>
          <table:table-cell office:value-type="float" office:value="30549">
            <text:p>30549</text:p>
          </table:table-cell>
          <table:table-cell table:number-columns-repeated="5" office:value-type="float" office:value="0">
            <text:p>0</text:p>
          </table:table-cell>
          <table:table-cell office:value-type="float" office:value="13719">
            <text:p>13719</text:p>
          </table:table-cell>
          <table:table-cell table:number-columns-repeated="5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17" office:value-type="float" office:value="0">
            <text:p>0</text:p>
          </table:table-cell>
          <table:table-cell office:value-type="float" office:value="5376">
            <text:p>5376</text:p>
          </table:table-cell>
          <table:table-cell table:number-columns-repeated="13" office:value-type="float" office:value="0">
            <text:p>0</text:p>
          </table:table-cell>
          <table:table-cell office:value-type="float" office:value="20160">
            <text:p>20160</text:p>
          </table:table-cell>
          <table:table-cell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4" office:value-type="float" office:value="0">
            <text:p>0</text:p>
          </table:table-cell>
          <table:table-cell office:value-type="float" office:value="1237">
            <text:p>1237</text:p>
          </table:table-cell>
          <table:table-cell table:number-columns-repeated="2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2" office:value-type="float" office:value="0">
            <text:p>0</text:p>
          </table:table-cell>
          <table:table-cell office:value-type="float" office:value="23912">
            <text:p>23912</text:p>
          </table:table-cell>
          <table:table-cell table:number-columns-repeated="2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2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5" office:value-type="float" office:value="0">
            <text:p>0</text:p>
          </table:table-cell>
          <table:table-cell office:value-type="float" office:value="11105">
            <text:p>11105</text:p>
          </table:table-cell>
          <table:table-cell table:number-columns-repeated="2" office:value-type="float" office:value="0">
            <text:p>0</text:p>
          </table:table-cell>
          <table:table-cell office:value-type="float" office:value="11944">
            <text:p>1194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2843">
            <text:p>22843</text:p>
          </table:table-cell>
          <table:table-cell table:number-columns-repeated="5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12" office:value-type="float" office:value="0">
            <text:p>0</text:p>
          </table:table-cell>
          <table:table-cell office:value-type="float" office:value="11059">
            <text:p>11059</text:p>
          </table:table-cell>
          <table:table-cell table:number-columns-repeated="5" office:value-type="float" office:value="0">
            <text:p>0</text:p>
          </table:table-cell>
          <table:table-cell office:value-type="float" office:value="12156">
            <text:p>12156</text:p>
          </table:table-cell>
          <table:table-cell office:value-type="float" office:value="10522">
            <text:p>10522</text:p>
          </table:table-cell>
          <table:table-cell table:number-columns-repeated="2" office:value-type="float" office:value="0">
            <text:p>0</text:p>
          </table:table-cell>
          <table:table-cell office:value-type="float" office:value="12048">
            <text:p>12048</text:p>
          </table:table-cell>
          <table:table-cell table:number-columns-repeated="2" office:value-type="float" office:value="0">
            <text:p>0</text:p>
          </table:table-cell>
          <table:table-cell office:value-type="float" office:value="26279">
            <text:p>26279</text:p>
          </table:table-cell>
          <table:table-cell table:number-columns-repeated="2" office:value-type="float" office:value="0">
            <text:p>0</text:p>
          </table:table-cell>
          <table:table-cell office:value-type="float" office:value="5231">
            <text:p>5231</text:p>
          </table:table-cell>
          <table:table-cell table:number-columns-repeated="2"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9500">
            <text:p>19500</text:p>
          </table:table-cell>
          <table:table-cell office:value-type="float" office:value="8616">
            <text:p>8616</text:p>
          </table:table-cell>
          <table:table-cell table:number-columns-repeated="3" office:value-type="float" office:value="0">
            <text:p>0</text:p>
          </table:table-cell>
          <table:table-cell office:value-type="float" office:value="629">
            <text:p>629</text:p>
          </table:table-cell>
          <table:table-cell office:value-type="float" office:value="38151">
            <text:p>38151</text:p>
          </table:table-cell>
          <table:table-cell office:value-type="float" office:value="11162">
            <text:p>11162</text:p>
          </table:table-cell>
          <table:table-cell office:value-type="float" office:value="9947">
            <text:p>9947</text:p>
          </table:table-cell>
          <table:table-cell office:value-type="float" office:value="4662">
            <text:p>4662</text:p>
          </table:table-cell>
          <table:table-cell office:value-type="float" office:value="1400">
            <text:p>1400</text:p>
          </table:table-cell>
          <table:table-cell office:value-type="float" office:value="89847">
            <text:p>89847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6671">
            <text:p>6671</text:p>
          </table:table-cell>
          <table:table-cell office:value-type="float" office:value="0">
            <text:p>0</text:p>
          </table:table-cell>
          <table:table-cell office:value-type="float" office:value="4278">
            <text:p>4278</text:p>
          </table:table-cell>
          <table:table-cell table:number-columns-repeated="2" office:value-type="float" office:value="0">
            <text:p>0</text:p>
          </table:table-cell>
          <table:table-cell office:value-type="float" office:value="18121">
            <text:p>18121</text:p>
          </table:table-cell>
          <table:table-cell office:value-type="float" office:value="10348">
            <text:p>10348</text:p>
          </table:table-cell>
          <table:table-cell office:value-type="float" office:value="19935">
            <text:p>19935</text:p>
          </table:table-cell>
          <table:table-cell table:number-columns-repeated="2"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11808">
            <text:p>11808</text:p>
          </table:table-cell>
          <table:table-cell office:value-type="float" office:value="19812">
            <text:p>19812</text:p>
          </table:table-cell>
          <table:table-cell office:value-type="float" office:value="9994">
            <text:p>9994</text:p>
          </table:table-cell>
          <table:table-cell table:number-columns-repeated="2" office:value-type="float" office:value="0">
            <text:p>0</text:p>
          </table:table-cell>
          <table:table-cell office:value-type="float" office:value="9895">
            <text:p>9895</text:p>
          </table:table-cell>
          <table:table-cell office:value-type="float" office:value="19812">
            <text:p>19812</text:p>
          </table:table-cell>
          <table:table-cell table:number-columns-repeated="3" office:value-type="float" office:value="0">
            <text:p>0</text:p>
          </table:table-cell>
          <table:table-cell office:value-type="float" office:value="9797">
            <text:p>9797</text:p>
          </table:table-cell>
          <table:table-cell table:number-columns-repeated="2" office:value-type="float" office:value="11472">
            <text:p>11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Uzbekistan</text:p>
          </table:table-cell>
          <table:table-cell table:number-columns-repeated="64" office:value-type="float" office:value="0">
            <text:p>0</text:p>
          </table:table-cell>
          <table:table-cell office:value-type="float" office:value="18306">
            <text:p>18306</text:p>
          </table:table-cell>
          <table:table-cell table:number-columns-repeated="6" office:value-type="float" office:value="0">
            <text:p>0</text:p>
          </table:table-cell>
          <table:table-cell office:value-type="float" office:value="23955">
            <text:p>23955</text:p>
          </table:table-cell>
          <table:table-cell table:number-columns-repeated="49" office:value-type="float" office:value="0">
            <text:p>0</text:p>
          </table:table-cell>
          <table:table-cell office:value-type="float" office:value="9298">
            <text:p>9298</text:p>
          </table:table-cell>
          <table:table-cell table:number-columns-repeated="11" office:value-type="float" office:value="0">
            <text:p>0</text:p>
          </table:table-cell>
          <table:table-cell office:value-type="float" office:value="5934">
            <text:p>5934</text:p>
          </table:table-cell>
          <table:table-cell office:value-type="float" office:value="8880">
            <text:p>8880</text:p>
          </table:table-cell>
          <table:table-cell table:number-columns-repeated="3" office:value-type="float" office:value="0">
            <text:p>0</text:p>
          </table:table-cell>
          <table:table-cell office:value-type="float" office:value="33995">
            <text:p>33995</text:p>
          </table:table-cell>
          <table:table-cell table:number-columns-repeated="5" office:value-type="float" office:value="0">
            <text:p>0</text:p>
          </table:table-cell>
          <table:table-cell office:value-type="float" office:value="5221">
            <text:p>522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string">
            <text:p>United States Minor Outlying Islands</text:p>
          </table:table-cell>
          <table:table-cell office:value-type="float" office:value="0">
            <text:p>0</text:p>
          </table:table-cell>
          <table:table-cell office:value-type="float" office:value="14198">
            <text:p>14198</text:p>
          </table:table-cell>
          <table:table-cell table:number-columns-repeated="11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4568">
            <text:p>4568</text:p>
          </table:table-cell>
          <table:table-cell office:value-type="float" office:value="9598">
            <text:p>959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7" office:value-type="float" office:value="0">
            <text:p>0</text:p>
          </table:table-cell>
          <table:table-cell office:value-type="float" office:value="9674">
            <text:p>9674</text:p>
          </table:table-cell>
          <table:table-cell table:number-columns-repeated="3" office:value-type="float" office:value="0">
            <text:p>0</text:p>
          </table:table-cell>
          <table:table-cell office:value-type="float" office:value="5085">
            <text:p>5085</text:p>
          </table:table-cell>
          <table:table-cell office:value-type="float" office:value="4361">
            <text:p>4361</text:p>
          </table:table-cell>
          <table:table-cell office:value-type="float" office:value="0">
            <text:p>0</text:p>
          </table:table-cell>
          <table:table-cell office:value-type="float" office:value="9725">
            <text:p>9725</text:p>
          </table:table-cell>
          <table:table-cell table:number-columns-repeated="3" office:value-type="float" office:value="0">
            <text:p>0</text:p>
          </table:table-cell>
          <table:table-cell office:value-type="float" office:value="9862">
            <text:p>9862</text:p>
          </table:table-cell>
          <table:table-cell office:value-type="float" office:value="0">
            <text:p>0</text:p>
          </table:table-cell>
          <table:table-cell office:value-type="float" office:value="4517">
            <text:p>4517</text:p>
          </table:table-cell>
          <table:table-cell office:value-type="float" office:value="10152">
            <text:p>10152</text:p>
          </table:table-cell>
          <table:table-cell office:value-type="float" office:value="106401">
            <text:p>106401</text:p>
          </table:table-cell>
          <table:table-cell office:value-type="float" office:value="0">
            <text:p>0</text:p>
          </table:table-cell>
          <table:table-cell office:value-type="float" office:value="4142">
            <text:p>4142</text:p>
          </table:table-cell>
          <table:table-cell table:number-columns-repeated="3" office:value-type="float" office:value="0">
            <text:p>0</text:p>
          </table:table-cell>
          <table:table-cell office:value-type="float" office:value="9575">
            <text:p>9575</text:p>
          </table:table-cell>
          <table:table-cell table:number-columns-repeated="2" office:value-type="float" office:value="0">
            <text:p>0</text:p>
          </table:table-cell>
          <table:table-cell office:value-type="float" office:value="10462">
            <text:p>10462</text:p>
          </table:table-cell>
          <table:table-cell office:value-type="float" office:value="0">
            <text:p>0</text:p>
          </table:table-cell>
          <table:table-cell office:value-type="float" office:value="12460">
            <text:p>1246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873">
            <text:p>4873</text:p>
          </table:table-cell>
          <table:table-cell office:value-type="float" office:value="10747">
            <text:p>10747</text:p>
          </table:table-cell>
          <table:table-cell table:number-columns-repeated="2" office:value-type="float" office:value="0">
            <text:p>0</text:p>
          </table:table-cell>
          <table:table-cell office:value-type="float" office:value="11135">
            <text:p>11135</text:p>
          </table:table-cell>
          <table:table-cell table:number-columns-repeated="3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947">
            <text:p>2947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533">
            <text:p>4533</text:p>
          </table:table-cell>
          <table:table-cell office:value-type="float" office:value="4631">
            <text:p>4631</text:p>
          </table:table-cell>
          <table:table-cell office:value-type="float" office:value="0">
            <text:p>0</text:p>
          </table:table-cell>
          <table:table-cell office:value-type="float" office:value="12496">
            <text:p>12496</text:p>
          </table:table-cell>
          <table:table-cell table:number-columns-repeated="5" office:value-type="float" office:value="0">
            <text:p>0</text:p>
          </table:table-cell>
          <table:table-cell office:value-type="float" office:value="10671">
            <text:p>10671</text:p>
          </table:table-cell>
          <table:table-cell table:number-columns-repeated="25" office:value-type="float" office:value="0">
            <text:p>0</text:p>
          </table:table-cell>
          <table:table-cell office:value-type="float" office:value="9455">
            <text:p>9455</text:p>
          </table:table-cell>
          <table:table-cell office:value-type="float" office:value="3665">
            <text:p>366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126">
            <text:p>8126</text:p>
          </table:table-cell>
          <table:table-cell table:number-columns-repeated="10" office:value-type="float" office:value="0">
            <text:p>0</text:p>
          </table:table-cell>
          <table:table-cell office:value-type="float" office:value="8970">
            <text:p>8970</text:p>
          </table:table-cell>
          <table:table-cell office:value-type="float" office:value="8475">
            <text:p>847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table:number-columns-repeated="2" office:value-type="float" office:value="0">
            <text:p>0</text:p>
          </table:table-cell>
          <table:table-cell office:value-type="float" office:value="7755">
            <text:p>7755</text:p>
          </table:table-cell>
          <table:table-cell office:value-type="float" office:value="0">
            <text:p>0</text:p>
          </table:table-cell>
          <table:table-cell office:value-type="float" office:value="11765">
            <text:p>11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urkina Faso</text:p>
          </table:table-cell>
          <table:table-cell table:number-columns-repeated="17" office:value-type="float" office:value="0">
            <text:p>0</text:p>
          </table:table-cell>
          <table:table-cell office:value-type="float" office:value="9082">
            <text:p>9082</text:p>
          </table:table-cell>
          <table:table-cell table:number-columns-repeated="34" office:value-type="float" office:value="0">
            <text:p>0</text:p>
          </table:table-cell>
          <table:table-cell office:value-type="float" office:value="4356">
            <text:p>4356</text:p>
          </table:table-cell>
          <table:table-cell table:number-columns-repeated="5" office:value-type="float" office:value="0">
            <text:p>0</text:p>
          </table:table-cell>
          <table:table-cell office:value-type="float" office:value="12252">
            <text:p>12252</text:p>
          </table:table-cell>
          <table:table-cell table:number-columns-repeated="4" office:value-type="float" office:value="0">
            <text:p>0</text:p>
          </table:table-cell>
          <table:table-cell office:value-type="float" office:value="4785">
            <text:p>4785</text:p>
          </table:table-cell>
          <table:table-cell table:number-columns-repeated="2" office:value-type="float" office:value="0">
            <text:p>0</text:p>
          </table:table-cell>
          <table:table-cell office:value-type="float" office:value="4615">
            <text:p>4615</text:p>
          </table:table-cell>
          <table:table-cell table:number-columns-repeated="54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9" office:value-type="float" office:value="0">
            <text:p>0</text:p>
          </table:table-cell>
          <table:table-cell office:value-type="float" office:value="15920">
            <text:p>1592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Wallis and Futuna Islands</text:p>
          </table:table-cell>
          <table:table-cell table:number-columns-repeated="7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3" office:value-type="float" office:value="0">
            <text:p>0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float" office:value="11458">
            <text:p>11458</text:p>
          </table:table-cell>
          <table:table-cell office:value-type="float" office:value="16477">
            <text:p>16477</text:p>
          </table:table-cell>
          <table:table-cell office:value-type="float" office:value="12930">
            <text:p>12930</text:p>
          </table:table-cell>
          <table:table-cell office:value-type="float" office:value="5304">
            <text:p>5304</text:p>
          </table:table-cell>
          <table:table-cell office:value-type="float" office:value="12957">
            <text:p>12957</text:p>
          </table:table-cell>
          <table:table-cell office:value-type="float" office:value="5642">
            <text:p>5642</text:p>
          </table:table-cell>
          <table:table-cell office:value-type="float" office:value="8106">
            <text:p>8106</text:p>
          </table:table-cell>
          <table:table-cell office:value-type="float" office:value="10457">
            <text:p>10457</text:p>
          </table:table-cell>
          <table:table-cell office:value-type="float" office:value="7186">
            <text:p>7186</text:p>
          </table:table-cell>
          <table:table-cell office:value-type="float" office:value="2282">
            <text:p>2282</text:p>
          </table:table-cell>
          <table:table-cell office:value-type="float" office:value="10960">
            <text:p>10960</text:p>
          </table:table-cell>
          <table:table-cell office:value-type="float" office:value="6711">
            <text:p>6711</text:p>
          </table:table-cell>
          <table:table-cell office:value-type="float" office:value="2499">
            <text:p>2499</text:p>
          </table:table-cell>
          <table:table-cell office:value-type="float" office:value="17201">
            <text:p>17201</text:p>
          </table:table-cell>
          <table:table-cell office:value-type="float" office:value="3888">
            <text:p>3888</text:p>
          </table:table-cell>
          <table:table-cell office:value-type="float" office:value="7666">
            <text:p>7666</text:p>
          </table:table-cell>
          <table:table-cell office:value-type="float" office:value="2688">
            <text:p>2688</text:p>
          </table:table-cell>
          <table:table-cell office:value-type="float" office:value="8608">
            <text:p>8608</text:p>
          </table:table-cell>
          <table:table-cell office:value-type="float" office:value="2985">
            <text:p>2985</text:p>
          </table:table-cell>
          <table:table-cell office:value-type="float" office:value="3704">
            <text:p>3704</text:p>
          </table:table-cell>
          <table:table-cell office:value-type="float" office:value="10007">
            <text:p>10007</text:p>
          </table:table-cell>
          <table:table-cell office:value-type="float" office:value="930">
            <text:p>930</text:p>
          </table:table-cell>
          <table:table-cell office:value-type="float" office:value="5621">
            <text:p>5621</text:p>
          </table:table-cell>
          <table:table-cell office:value-type="float" office:value="882">
            <text:p>882</text:p>
          </table:table-cell>
          <table:table-cell office:value-type="float" office:value="6408">
            <text:p>6408</text:p>
          </table:table-cell>
          <table:table-cell office:value-type="float" office:value="9625">
            <text:p>9625</text:p>
          </table:table-cell>
          <table:table-cell office:value-type="float" office:value="4859">
            <text:p>4859</text:p>
          </table:table-cell>
          <table:table-cell office:value-type="float" office:value="1265">
            <text:p>1265</text:p>
          </table:table-cell>
          <table:table-cell office:value-type="float" office:value="10185">
            <text:p>10185</text:p>
          </table:table-cell>
          <table:table-cell office:value-type="float" office:value="529">
            <text:p>529</text:p>
          </table:table-cell>
          <table:table-cell office:value-type="float" office:value="835">
            <text:p>835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10024">
            <text:p>10024</text:p>
          </table:table-cell>
          <table:table-cell table:number-columns-repeated="4" office:value-type="float" office:value="0">
            <text:p>0</text:p>
          </table:table-cell>
          <table:table-cell office:value-type="float" office:value="4765">
            <text:p>4765</text:p>
          </table:table-cell>
          <table:table-cell table:number-columns-repeated="7" office:value-type="float" office:value="0">
            <text:p>0</text:p>
          </table:table-cell>
          <table:table-cell office:value-type="float" office:value="5165">
            <text:p>5165</text:p>
          </table:table-cell>
          <table:table-cell table:number-columns-repeated="3" office:value-type="float" office:value="0">
            <text:p>0</text:p>
          </table:table-cell>
          <table:table-cell office:value-type="float" office:value="5034">
            <text:p>5034</text:p>
          </table:table-cell>
          <table:table-cell table:number-columns-repeated="5" office:value-type="float" office:value="0">
            <text:p>0</text:p>
          </table:table-cell>
          <table:table-cell office:value-type="float" office:value="11569">
            <text:p>11569</text:p>
          </table:table-cell>
          <table:table-cell table:number-columns-repeated="8" office:value-type="float" office:value="0">
            <text:p>0</text:p>
          </table:table-cell>
          <table:table-cell office:value-type="float" office:value="7138">
            <text:p>7138</text:p>
          </table:table-cell>
          <table:table-cell office:value-type="float" office:value="0">
            <text:p>0</text:p>
          </table:table-cell>
          <table:table-cell office:value-type="float" office:value="4027">
            <text:p>4027</text:p>
          </table:table-cell>
          <table:table-cell office:value-type="float" office:value="5115">
            <text:p>5115</text:p>
          </table:table-cell>
          <table:table-cell table:number-columns-repeated="3" office:value-type="float" office:value="0">
            <text:p>0</text:p>
          </table:table-cell>
          <table:table-cell office:value-type="float" office:value="4724">
            <text:p>4724</text:p>
          </table:table-cell>
          <table:table-cell table:number-columns-repeated="8" office:value-type="float" office:value="0">
            <text:p>0</text:p>
          </table:table-cell>
          <table:table-cell office:value-type="float" office:value="5054">
            <text:p>5054</text:p>
          </table:table-cell>
          <table:table-cell table:number-columns-repeated="2" office:value-type="float" office:value="0">
            <text:p>0</text:p>
          </table:table-cell>
          <table:table-cell office:value-type="float" office:value="2403">
            <text:p>2403</text:p>
          </table:table-cell>
          <table:table-cell office:value-type="float" office:value="3716">
            <text:p>3716</text:p>
          </table:table-cell>
          <table:table-cell office:value-type="float" office:value="0">
            <text:p>0</text:p>
          </table:table-cell>
          <table:table-cell office:value-type="float" office:value="3907">
            <text:p>3907</text:p>
          </table:table-cell>
          <table:table-cell table:number-columns-repeated="2" office:value-type="float" office:value="0">
            <text:p>0</text:p>
          </table:table-cell>
          <table:table-cell office:value-type="float" office:value="3025">
            <text:p>3025</text:p>
          </table:table-cell>
          <table:table-cell table:number-columns-repeated="2" office:value-type="float" office:value="0">
            <text:p>0</text:p>
          </table:table-cell>
          <table:table-cell office:value-type="float" office:value="4160">
            <text:p>4160</text:p>
          </table:table-cell>
          <table:table-cell table:number-columns-repeated="3" office:value-type="float" office:value="0">
            <text:p>0</text:p>
          </table:table-cell>
          <table:table-cell office:value-type="float" office:value="7878">
            <text:p>7878</text:p>
          </table:table-cell>
          <table:table-cell table:number-columns-repeated="2" office:value-type="float" office:value="0">
            <text:p>0</text:p>
          </table:table-cell>
          <table:table-cell office:value-type="float" office:value="5339">
            <text:p>5339</text:p>
          </table:table-cell>
          <table:table-cell table:number-columns-repeated="6" office:value-type="float" office:value="0">
            <text:p>0</text:p>
          </table:table-cell>
          <table:table-cell office:value-type="float" office:value="2901">
            <text:p>2901</text:p>
          </table:table-cell>
          <table:table-cell office:value-type="float" office:value="2835">
            <text:p>2835</text:p>
          </table:table-cell>
          <table:table-cell table:number-columns-repeated="4" office:value-type="float" office:value="0">
            <text:p>0</text:p>
          </table:table-cell>
          <table:table-cell office:value-type="float" office:value="2305">
            <text:p>2305</text:p>
          </table:table-cell>
          <table:table-cell table:number-columns-repeated="2" office:value-type="float" office:value="0">
            <text:p>0</text:p>
          </table:table-cell>
          <table:table-cell office:value-type="float" office:value="3238">
            <text:p>3238</text:p>
          </table:table-cell>
          <table:table-cell table:number-columns-repeated="5" office:value-type="float" office:value="0">
            <text:p>0</text:p>
          </table:table-cell>
          <table:table-cell office:value-type="float" office:value="3541">
            <text:p>3541</text:p>
          </table:table-cell>
          <table:table-cell office:value-type="float" office:value="0">
            <text:p>0</text:p>
          </table:table-cell>
          <table:table-cell office:value-type="float" office:value="3616">
            <text:p>3616</text:p>
          </table:table-cell>
          <table:table-cell table:number-columns-repeated="3" office:value-type="float" office:value="0">
            <text:p>0</text:p>
          </table:table-cell>
          <table:table-cell office:value-type="float" office:value="3498">
            <text:p>3498</text:p>
          </table:table-cell>
          <table:table-cell office:value-type="float" office:value="0">
            <text:p>0</text:p>
          </table:table-cell>
          <table:table-cell office:value-type="float" office:value="7005">
            <text:p>7005</text:p>
          </table:table-cell>
          <table:table-cell office:value-type="float" office:value="0">
            <text:p>0</text:p>
          </table:table-cell>
          <table:table-cell office:value-type="float" office:value="2030">
            <text:p>2030</text:p>
          </table:table-cell>
          <table:table-cell table:number-columns-repeated="4" office:value-type="float" office:value="0">
            <text:p>0</text:p>
          </table:table-cell>
          <table:table-cell office:value-type="float" office:value="8861">
            <text:p>8861</text:p>
          </table:table-cell>
          <table:table-cell table:number-columns-repeated="2" office:value-type="float" office:value="0">
            <text:p>0</text:p>
          </table:table-cell>
          <table:table-cell office:value-type="float" office:value="3138">
            <text:p>3138</text:p>
          </table:table-cell>
          <table:table-cell table:number-columns-repeated="3" office:value-type="float" office:value="0">
            <text:p>0</text:p>
          </table:table-cell>
          <table:table-cell office:value-type="float" office:value="3938">
            <text:p>3938</text:p>
          </table:table-cell>
          <table:table-cell office:value-type="float" office:value="0">
            <text:p>0</text:p>
          </table:table-cell>
          <table:table-cell office:value-type="float" office:value="4311">
            <text:p>4311</text:p>
          </table:table-cell>
          <table:table-cell table:number-columns-repeated="2" office:value-type="float" office:value="0">
            <text:p>0</text:p>
          </table:table-cell>
          <table:table-cell office:value-type="float" office:value="3991">
            <text:p>3991</text:p>
          </table:table-cell>
          <table:table-cell table:number-columns-repeated="3" office:value-type="float" office:value="0">
            <text:p>0</text:p>
          </table:table-cell>
          <table:table-cell office:value-type="float" office:value="4433">
            <text:p>4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float" office:value="0">
            <text:p>0</text:p>
          </table:table-cell>
          <table:table-cell office:value-type="float" office:value="15023">
            <text:p>15023</text:p>
          </table:table-cell>
          <table:table-cell table:number-columns-repeated="2" office:value-type="float" office:value="0">
            <text:p>0</text:p>
          </table:table-cell>
          <table:table-cell office:value-type="float" office:value="2388">
            <text:p>2388</text:p>
          </table:table-cell>
          <table:table-cell office:value-type="float" office:value="6540">
            <text:p>6540</text:p>
          </table:table-cell>
          <table:table-cell office:value-type="float" office:value="13527">
            <text:p>13527</text:p>
          </table:table-cell>
          <table:table-cell table:number-columns-repeated="7" office:value-type="float" office:value="0">
            <text:p>0</text:p>
          </table:table-cell>
          <table:table-cell office:value-type="float" office:value="10286">
            <text:p>10286</text:p>
          </table:table-cell>
          <table:table-cell office:value-type="float" office:value="9600">
            <text:p>9600</text:p>
          </table:table-cell>
          <table:table-cell office:value-type="float" office:value="24900">
            <text:p>24900</text:p>
          </table:table-cell>
          <table:table-cell office:value-type="float" office:value="0">
            <text:p>0</text:p>
          </table:table-cell>
          <table:table-cell office:value-type="float" office:value="10527">
            <text:p>10527</text:p>
          </table:table-cell>
          <table:table-cell table:number-columns-repeated="2" office:value-type="float" office:value="0">
            <text:p>0</text:p>
          </table:table-cell>
          <table:table-cell office:value-type="float" office:value="8028">
            <text:p>8028</text:p>
          </table:table-cell>
          <table:table-cell table:number-columns-repeated="2" office:value-type="float" office:value="0">
            <text:p>0</text:p>
          </table:table-cell>
          <table:table-cell office:value-type="float" office:value="53316">
            <text:p>53316</text:p>
          </table:table-cell>
          <table:table-cell office:value-type="float" office:value="48002">
            <text:p>48002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4635">
            <text:p>24635</text:p>
          </table:table-cell>
          <table:table-cell office:value-type="float" office:value="9948">
            <text:p>9948</text:p>
          </table:table-cell>
          <table:table-cell office:value-type="float" office:value="0">
            <text:p>0</text:p>
          </table:table-cell>
          <table:table-cell office:value-type="float" office:value="28113">
            <text:p>28113</text:p>
          </table:table-cell>
          <table:table-cell office:value-type="float" office:value="14859">
            <text:p>14859</text:p>
          </table:table-cell>
          <table:table-cell office:value-type="float" office:value="78117">
            <text:p>78117</text:p>
          </table:table-cell>
          <table:table-cell office:value-type="float" office:value="83267">
            <text:p>83267</text:p>
          </table:table-cell>
          <table:table-cell office:value-type="float" office:value="24822">
            <text:p>24822</text:p>
          </table:table-cell>
          <table:table-cell office:value-type="float" office:value="32170">
            <text:p>32170</text:p>
          </table:table-cell>
          <table:table-cell office:value-type="float" office:value="23644">
            <text:p>23644</text:p>
          </table:table-cell>
          <table:table-cell office:value-type="float" office:value="17389">
            <text:p>17389</text:p>
          </table:table-cell>
          <table:table-cell office:value-type="float" office:value="31146">
            <text:p>31146</text:p>
          </table:table-cell>
          <table:table-cell office:value-type="float" office:value="0">
            <text:p>0</text:p>
          </table:table-cell>
          <table:table-cell office:value-type="float" office:value="13202">
            <text:p>13202</text:p>
          </table:table-cell>
          <table:table-cell table:number-columns-repeated="2" office:value-type="float" office:value="15573">
            <text:p>15573</text:p>
          </table:table-cell>
          <table:table-cell office:value-type="float" office:value="15255">
            <text:p>15255</text:p>
          </table:table-cell>
          <table:table-cell office:value-type="float" office:value="21076">
            <text:p>21076</text:p>
          </table:table-cell>
          <table:table-cell office:value-type="float" office:value="18511">
            <text:p>18511</text:p>
          </table:table-cell>
          <table:table-cell office:value-type="float" office:value="15008">
            <text:p>15008</text:p>
          </table:table-cell>
          <table:table-cell office:value-type="float" office:value="9205">
            <text:p>9205</text:p>
          </table:table-cell>
          <table:table-cell office:value-type="float" office:value="22010">
            <text:p>22010</text:p>
          </table:table-cell>
          <table:table-cell office:value-type="float" office:value="15166">
            <text:p>15166</text:p>
          </table:table-cell>
          <table:table-cell table:number-columns-repeated="3" office:value-type="float" office:value="0">
            <text:p>0</text:p>
          </table:table-cell>
          <table:table-cell office:value-type="float" office:value="21015">
            <text:p>21015</text:p>
          </table:table-cell>
          <table:table-cell office:value-type="float" office:value="11897">
            <text:p>11897</text:p>
          </table:table-cell>
          <table:table-cell office:value-type="float" office:value="17387">
            <text:p>17387</text:p>
          </table:table-cell>
          <table:table-cell office:value-type="float" office:value="15095">
            <text:p>15095</text:p>
          </table:table-cell>
          <table:table-cell office:value-type="float" office:value="11790">
            <text:p>11790</text:p>
          </table:table-cell>
          <table:table-cell office:value-type="float" office:value="15020">
            <text:p>15020</text:p>
          </table:table-cell>
          <table:table-cell office:value-type="float" office:value="30113">
            <text:p>30113</text:p>
          </table:table-cell>
          <table:table-cell office:value-type="float" office:value="15428">
            <text:p>15428</text:p>
          </table:table-cell>
          <table:table-cell office:value-type="float" office:value="217732">
            <text:p>217732</text:p>
          </table:table-cell>
          <table:table-cell office:value-type="float" office:value="22671">
            <text:p>22671</text:p>
          </table:table-cell>
          <table:table-cell table:number-columns-repeated="2" office:value-type="float" office:value="0">
            <text:p>0</text:p>
          </table:table-cell>
          <table:table-cell office:value-type="float" office:value="16858">
            <text:p>16858</text:p>
          </table:table-cell>
          <table:table-cell office:value-type="float" office:value="15336">
            <text:p>15336</text:p>
          </table:table-cell>
          <table:table-cell office:value-type="float" office:value="23016">
            <text:p>23016</text:p>
          </table:table-cell>
          <table:table-cell office:value-type="float" office:value="0">
            <text:p>0</text:p>
          </table:table-cell>
          <table:table-cell office:value-type="float" office:value="6341">
            <text:p>6341</text:p>
          </table:table-cell>
          <table:table-cell office:value-type="float" office:value="1875">
            <text:p>1875</text:p>
          </table:table-cell>
          <table:table-cell office:value-type="float" office:value="20390">
            <text:p>20390</text:p>
          </table:table-cell>
          <table:table-cell office:value-type="float" office:value="14986">
            <text:p>14986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9306">
            <text:p>29306</text:p>
          </table:table-cell>
          <table:table-cell office:value-type="float" office:value="1898">
            <text:p>1898</text:p>
          </table:table-cell>
          <table:table-cell office:value-type="float" office:value="0">
            <text:p>0</text:p>
          </table:table-cell>
          <table:table-cell office:value-type="float" office:value="11956">
            <text:p>11956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898">
            <text:p>1898</text:p>
          </table:table-cell>
          <table:table-cell table:number-columns-repeated="3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898">
            <text:p>1898</text:p>
          </table:table-cell>
          <table:table-cell table:number-columns-repeated="2" office:value-type="float" office:value="0">
            <text:p>0</text:p>
          </table:table-cell>
          <table:table-cell office:value-type="float" office:value="1980">
            <text:p>1980</text:p>
          </table:table-cell>
          <table:table-cell office:value-type="float" office:value="18134">
            <text:p>18134</text:p>
          </table:table-cell>
          <table:table-cell office:value-type="float" office:value="19165">
            <text:p>19165</text:p>
          </table:table-cell>
          <table:table-cell office:value-type="float" office:value="20691">
            <text:p>20691</text:p>
          </table:table-cell>
          <table:table-cell office:value-type="float" office:value="55">
            <text:p>55</text:p>
          </table:table-cell>
          <table:table-cell office:value-type="float" office:value="5987">
            <text:p>59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38">
            <text:p>693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3461">
            <text:p>3461</text:p>
          </table:table-cell>
          <table:table-cell office:value-type="float" office:value="1851">
            <text:p>18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80">
            <text:p>4280</text:p>
          </table:table-cell>
          <table:table-cell office:value-type="float" office:value="8956">
            <text:p>8956</text:p>
          </table:table-cell>
          <table:table-cell office:value-type="float" office:value="0">
            <text:p>0</text:p>
          </table:table-cell>
          <table:table-cell office:value-type="float" office:value="4245">
            <text:p>4245</text:p>
          </table:table-cell>
          <table:table-cell office:value-type="float" office:value="0">
            <text:p>0</text:p>
          </table:table-cell>
          <table:table-cell office:value-type="float" office:value="38144">
            <text:p>38144</text:p>
          </table:table-cell>
          <table:table-cell office:value-type="float" office:value="722">
            <text:p>722</text:p>
          </table:table-cell>
          <table:table-cell table:number-columns-repeated="3" office:value-type="float" office:value="0">
            <text:p>0</text:p>
          </table:table-cell>
          <table:table-cell office:value-type="float" office:value="6775">
            <text:p>6775</text:p>
          </table:table-cell>
          <table:table-cell office:value-type="float" office:value="9040">
            <text:p>9040</text:p>
          </table:table-cell>
          <table:table-cell office:value-type="float" office:value="4507">
            <text:p>4507</text:p>
          </table:table-cell>
          <table:table-cell office:value-type="float" office:value="10664">
            <text:p>10664</text:p>
          </table:table-cell>
          <table:table-cell office:value-type="float" office:value="3473">
            <text:p>3473</text:p>
          </table:table-cell>
          <table:table-cell office:value-type="float" office:value="4377">
            <text:p>4377</text:p>
          </table:table-cell>
          <table:table-cell office:value-type="float" office:value="3883">
            <text:p>3883</text:p>
          </table:table-cell>
          <table:table-cell office:value-type="float" office:value="11222">
            <text:p>11222</text:p>
          </table:table-cell>
          <table:table-cell office:value-type="float" office:value="2550">
            <text:p>2550</text:p>
          </table:table-cell>
          <table:table-cell office:value-type="float" office:value="3260">
            <text:p>3260</text:p>
          </table:table-cell>
          <table:table-cell office:value-type="float" office:value="3615">
            <text:p>36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ogo</text:p>
          </table:table-cell>
          <table:table-cell table:number-columns-repeated="2" office:value-type="float" office:value="0">
            <text:p>0</text:p>
          </table:table-cell>
          <table:table-cell office:value-type="float" office:value="5210">
            <text:p>5210</text:p>
          </table:table-cell>
          <table:table-cell table:number-columns-repeated="5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11" office:value-type="float" office:value="0">
            <text:p>0</text:p>
          </table:table-cell>
          <table:table-cell office:value-type="float" office:value="4661">
            <text:p>4661</text:p>
          </table:table-cell>
          <table:table-cell office:value-type="float" office:value="0">
            <text:p>0</text:p>
          </table:table-cell>
          <table:table-cell office:value-type="float" office:value="23873">
            <text:p>23873</text:p>
          </table:table-cell>
          <table:table-cell office:value-type="float" office:value="14389">
            <text:p>14389</text:p>
          </table:table-cell>
          <table:table-cell table:number-columns-repeated="12" office:value-type="float" office:value="0">
            <text:p>0</text:p>
          </table:table-cell>
          <table:table-cell office:value-type="float" office:value="4937">
            <text:p>4937</text:p>
          </table:table-cell>
          <table:table-cell table:number-columns-repeated="34" office:value-type="float" office:value="0">
            <text:p>0</text:p>
          </table:table-cell>
          <table:table-cell office:value-type="float" office:value="4164">
            <text:p>4164</text:p>
          </table:table-cell>
          <table:table-cell office:value-type="float" office:value="242">
            <text:p>242</text:p>
          </table:table-cell>
          <table:table-cell office:value-type="float" office:value="5443">
            <text:p>5443</text:p>
          </table:table-cell>
          <table:table-cell office:value-type="float" office:value="8885">
            <text:p>8885</text:p>
          </table:table-cell>
          <table:table-cell office:value-type="float" office:value="8545">
            <text:p>8545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3316">
            <text:p>3316</text:p>
          </table:table-cell>
          <table:table-cell office:value-type="float" office:value="0">
            <text:p>0</text:p>
          </table:table-cell>
          <table:table-cell office:value-type="float" office:value="18804">
            <text:p>18804</text:p>
          </table:table-cell>
          <table:table-cell office:value-type="float" office:value="7979">
            <text:p>7979</text:p>
          </table:table-cell>
          <table:table-cell office:value-type="float" office:value="3902">
            <text:p>3902</text:p>
          </table:table-cell>
          <table:table-cell office:value-type="float" office:value="4380">
            <text:p>4380</text:p>
          </table:table-cell>
          <table:table-cell table:number-columns-repeated="2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961">
            <text:p>2961</text:p>
          </table:table-cell>
          <table:table-cell office:value-type="float" office:value="12364">
            <text:p>12364</text:p>
          </table:table-cell>
          <table:table-cell office:value-type="float" office:value="18308">
            <text:p>18308</text:p>
          </table:table-cell>
          <table:table-cell office:value-type="float" office:value="8744">
            <text:p>8744</text:p>
          </table:table-cell>
          <table:table-cell table:number-columns-repeated="2" office:value-type="float" office:value="0">
            <text:p>0</text:p>
          </table:table-cell>
          <table:table-cell office:value-type="float" office:value="3999">
            <text:p>3999</text:p>
          </table:table-cell>
          <table:table-cell office:value-type="float" office:value="0">
            <text:p>0</text:p>
          </table:table-cell>
          <table:table-cell office:value-type="float" office:value="9181">
            <text:p>9181</text:p>
          </table:table-cell>
          <table:table-cell office:value-type="float" office:value="0">
            <text:p>0</text:p>
          </table:table-cell>
          <table:table-cell office:value-type="float" office:value="11705">
            <text:p>11705</text:p>
          </table:table-cell>
          <table:table-cell office:value-type="float" office:value="23223">
            <text:p>23223</text:p>
          </table:table-cell>
          <table:table-cell office:value-type="float" office:value="0">
            <text:p>0</text:p>
          </table:table-cell>
          <table:table-cell office:value-type="float" office:value="3622">
            <text:p>3622</text:p>
          </table:table-cell>
          <table:table-cell table:number-columns-repeated="2" office:value-type="float" office:value="0">
            <text:p>0</text:p>
          </table:table-cell>
          <table:table-cell office:value-type="float" office:value="7873">
            <text:p>7873</text:p>
          </table:table-cell>
          <table:table-cell office:value-type="float" office:value="11197">
            <text:p>11197</text:p>
          </table:table-cell>
          <table:table-cell office:value-type="float" office:value="6263">
            <text:p>6263</text:p>
          </table:table-cell>
          <table:table-cell office:value-type="float" office:value="1536">
            <text:p>1536</text:p>
          </table:table-cell>
          <table:table-cell office:value-type="float" office:value="11700">
            <text:p>11700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16807">
            <text:p>16807</text:p>
          </table:table-cell>
          <table:table-cell office:value-type="float" office:value="15823">
            <text:p>15823</text:p>
          </table:table-cell>
          <table:table-cell table:number-columns-repeated="3"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25035">
            <text:p>25035</text:p>
          </table:table-cell>
          <table:table-cell table:number-columns-repeated="2" office:value-type="float" office:value="0">
            <text:p>0</text:p>
          </table:table-cell>
          <table:table-cell office:value-type="float" office:value="1175">
            <text:p>1175</text:p>
          </table:table-cell>
          <table:table-cell office:value-type="float" office:value="24918">
            <text:p>24918</text:p>
          </table:table-cell>
          <table:table-cell office:value-type="float" office:value="20930">
            <text:p>20930</text:p>
          </table:table-cell>
          <table:table-cell office:value-type="float" office:value="340">
            <text:p>340</text:p>
          </table:table-cell>
          <table:table-cell table:number-columns-repeated="2" office:value-type="float" office:value="0">
            <text:p>0</text:p>
          </table:table-cell>
          <table:table-cell office:value-type="float" office:value="5280">
            <text:p>5280</text:p>
          </table:table-cell>
          <table:table-cell table:number-columns-repeated="3" office:value-type="float" office:value="0">
            <text:p>0</text:p>
          </table:table-cell>
          <table:table-cell office:value-type="float" office:value="15262">
            <text:p>15262</text:p>
          </table:table-cell>
          <table:table-cell table:number-columns-repeated="6" office:value-type="float" office:value="0">
            <text:p>0</text:p>
          </table:table-cell>
          <table:table-cell office:value-type="float" office:value="13605">
            <text:p>13605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5475">
            <text:p>54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okelau</text:p>
          </table:table-cell>
          <table:table-cell table:number-columns-repeated="157" office:value-type="float" office:value="0">
            <text:p>0</text:p>
          </table:table-cell>
        </table:table-row>
        <table:table-row table:style-name="ro1">
          <table:table-cell office:value-type="string">
            <text:p>Tonga</text:p>
          </table:table-cell>
          <table:table-cell table:number-columns-repeated="49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56"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7" office:value-type="float" office:value="0">
            <text:p>0</text:p>
          </table:table-cell>
          <table:table-cell office:value-type="float" office:value="228">
            <text:p>228</text:p>
          </table:table-cell>
          <table:table-cell table:number-columns-repeated="14" office:value-type="float" office:value="0">
            <text:p>0</text:p>
          </table:table-cell>
          <table:table-cell office:value-type="float" office:value="315">
            <text:p>315</text:p>
          </table:table-cell>
          <table:table-cell table:number-columns-repeated="22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rinidad and Tobago</text:p>
          </table:table-cell>
          <table:table-cell table:number-columns-repeated="2" office:value-type="float" office:value="0">
            <text:p>0</text:p>
          </table:table-cell>
          <table:table-cell office:value-type="float" office:value="12351">
            <text:p>12351</text:p>
          </table:table-cell>
          <table:table-cell table:number-columns-repeated="2" office:value-type="float" office:value="0">
            <text:p>0</text:p>
          </table:table-cell>
          <table:table-cell office:value-type="float" office:value="11684">
            <text:p>11684</text:p>
          </table:table-cell>
          <table:table-cell office:value-type="float" office:value="24583">
            <text:p>24583</text:p>
          </table:table-cell>
          <table:table-cell table:number-columns-repeated="3"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float" office:value="9005">
            <text:p>9005</text:p>
          </table:table-cell>
          <table:table-cell office:value-type="float" office:value="0">
            <text:p>0</text:p>
          </table:table-cell>
          <table:table-cell office:value-type="float" office:value="68581">
            <text:p>68581</text:p>
          </table:table-cell>
          <table:table-cell office:value-type="float" office:value="0">
            <text:p>0</text:p>
          </table:table-cell>
          <table:table-cell office:value-type="float" office:value="15528">
            <text:p>15528</text:p>
          </table:table-cell>
          <table:table-cell office:value-type="float" office:value="30728">
            <text:p>30728</text:p>
          </table:table-cell>
          <table:table-cell table:number-columns-repeated="4" office:value-type="float" office:value="0">
            <text:p>0</text:p>
          </table:table-cell>
          <table:table-cell office:value-type="float" office:value="25307">
            <text:p>253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813">
            <text:p>10813</text:p>
          </table:table-cell>
          <table:table-cell office:value-type="float" office:value="26061">
            <text:p>26061</text:p>
          </table:table-cell>
          <table:table-cell office:value-type="float" office:value="0">
            <text:p>0</text:p>
          </table:table-cell>
          <table:table-cell office:value-type="float" office:value="9161">
            <text:p>9161</text:p>
          </table:table-cell>
          <table:table-cell table:number-columns-repeated="7" office:value-type="float" office:value="0">
            <text:p>0</text:p>
          </table:table-cell>
          <table:table-cell office:value-type="float" office:value="37698">
            <text:p>37698</text:p>
          </table:table-cell>
          <table:table-cell table:number-columns-repeated="4" office:value-type="float" office:value="0">
            <text:p>0</text:p>
          </table:table-cell>
          <table:table-cell office:value-type="float" office:value="31800">
            <text:p>31800</text:p>
          </table:table-cell>
          <table:table-cell table:number-columns-repeated="2" office:value-type="float" office:value="0">
            <text:p>0</text:p>
          </table:table-cell>
          <table:table-cell office:value-type="float" office:value="3740">
            <text:p>3740</text:p>
          </table:table-cell>
          <table:table-cell office:value-type="float" office:value="4399">
            <text:p>4399</text:p>
          </table:table-cell>
          <table:table-cell table:number-columns-repeated="3" office:value-type="float" office:value="0">
            <text:p>0</text:p>
          </table:table-cell>
          <table:table-cell office:value-type="float" office:value="10496">
            <text:p>10496</text:p>
          </table:table-cell>
          <table:table-cell office:value-type="float" office:value="16938">
            <text:p>16938</text:p>
          </table:table-cell>
          <table:table-cell table:number-columns-repeated="3" office:value-type="float" office:value="0">
            <text:p>0</text:p>
          </table:table-cell>
          <table:table-cell office:value-type="float" office:value="12217">
            <text:p>12217</text:p>
          </table:table-cell>
          <table:table-cell table:number-columns-repeated="2" office:value-type="float" office:value="11585">
            <text:p>11585</text:p>
          </table:table-cell>
          <table:table-cell office:value-type="float" office:value="11874">
            <text:p>11874</text:p>
          </table:table-cell>
          <table:table-cell office:value-type="float" office:value="11696">
            <text:p>11696</text:p>
          </table:table-cell>
          <table:table-cell office:value-type="float" office:value="11977">
            <text:p>11977</text:p>
          </table:table-cell>
          <table:table-cell office:value-type="float" office:value="0">
            <text:p>0</text:p>
          </table:table-cell>
          <table:table-cell office:value-type="float" office:value="8949">
            <text:p>8949</text:p>
          </table:table-cell>
          <table:table-cell table:number-columns-repeated="8" office:value-type="float" office:value="0">
            <text:p>0</text:p>
          </table:table-cell>
          <table:table-cell office:value-type="float" office:value="11857">
            <text:p>11857</text:p>
          </table:table-cell>
          <table:table-cell table:number-columns-repeated="3" office:value-type="float" office:value="0">
            <text:p>0</text:p>
          </table:table-cell>
          <table:table-cell office:value-type="float" office:value="11872">
            <text:p>11872</text:p>
          </table:table-cell>
          <table:table-cell table:number-columns-repeated="5" office:value-type="float" office:value="0">
            <text:p>0</text:p>
          </table:table-cell>
          <table:table-cell office:value-type="float" office:value="11040">
            <text:p>1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5">
            <text:p>10005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9644">
            <text:p>9644</text:p>
          </table:table-cell>
          <table:table-cell table:number-columns-repeated="2" office:value-type="float" office:value="0">
            <text:p>0</text:p>
          </table:table-cell>
          <table:table-cell office:value-type="float" office:value="10098">
            <text:p>10098</text:p>
          </table:table-cell>
          <table:table-cell table:number-columns-repeated="4" office:value-type="float" office:value="0">
            <text:p>0</text:p>
          </table:table-cell>
          <table:table-cell office:value-type="float" office:value="9265">
            <text:p>9265</text:p>
          </table:table-cell>
          <table:table-cell office:value-type="float" office:value="0">
            <text:p>0</text:p>
          </table:table-cell>
          <table:table-cell office:value-type="float" office:value="9086">
            <text:p>9086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634">
            <text:p>8634</text:p>
          </table:table-cell>
          <table:table-cell office:value-type="float" office:value="9745">
            <text:p>9745</text:p>
          </table:table-cell>
          <table:table-cell table:number-columns-repeated="5" office:value-type="float" office:value="0">
            <text:p>0</text:p>
          </table:table-cell>
          <table:table-cell office:value-type="float" office:value="8851">
            <text:p>8851</text:p>
          </table:table-cell>
          <table:table-cell office:value-type="float" office:value="21923">
            <text:p>2192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0050">
            <text:p>10050</text:p>
          </table:table-cell>
          <table:table-cell office:value-type="float" office:value="6722">
            <text:p>6722</text:p>
          </table:table-cell>
          <table:table-cell table:number-columns-repeated="4" office:value-type="float" office:value="0">
            <text:p>0</text:p>
          </table:table-cell>
          <table:table-cell office:value-type="float" office:value="43152">
            <text:p>43152</text:p>
          </table:table-cell>
          <table:table-cell office:value-type="float" office:value="0">
            <text:p>0</text:p>
          </table:table-cell>
          <table:table-cell office:value-type="float" office:value="9810">
            <text:p>9810</text:p>
          </table:table-cell>
          <table:table-cell table:number-columns-repeated="5" office:value-type="float" office:value="0">
            <text:p>0</text:p>
          </table:table-cell>
          <table:table-cell office:value-type="float" office:value="9817">
            <text:p>9817</text:p>
          </table:table-cell>
          <table:table-cell office:value-type="float" office:value="18354">
            <text:p>18354</text:p>
          </table:table-cell>
          <table:table-cell office:value-type="float" office:value="9196">
            <text:p>9196</text:p>
          </table:table-cell>
          <table:table-cell office:value-type="float" office:value="3474">
            <text:p>3474</text:p>
          </table:table-cell>
          <table:table-cell office:value-type="float" office:value="8384">
            <text:p>8384</text:p>
          </table:table-cell>
          <table:table-cell office:value-type="float" office:value="42292">
            <text:p>42292</text:p>
          </table:table-cell>
          <table:table-cell office:value-type="float" office:value="30549">
            <text:p>30549</text:p>
          </table:table-cell>
          <table:table-cell office:value-type="float" office:value="9649">
            <text:p>9649</text:p>
          </table:table-cell>
          <table:table-cell office:value-type="float" office:value="9542">
            <text:p>9542</text:p>
          </table:table-cell>
          <table:table-cell table:number-columns-repeated="2" office:value-type="float" office:value="0">
            <text:p>0</text:p>
          </table:table-cell>
          <table:table-cell office:value-type="float" office:value="8306">
            <text:p>8306</text:p>
          </table:table-cell>
          <table:table-cell table:number-columns-repeated="2" office:value-type="float" office:value="0">
            <text:p>0</text:p>
          </table:table-cell>
          <table:table-cell office:value-type="float" office:value="20896">
            <text:p>20896</text:p>
          </table:table-cell>
          <table:table-cell office:value-type="float" office:value="12586">
            <text:p>12586</text:p>
          </table:table-cell>
          <table:table-cell office:value-type="float" office:value="51117">
            <text:p>51117</text:p>
          </table:table-cell>
          <table:table-cell office:value-type="float" office:value="29952">
            <text:p>29952</text:p>
          </table:table-cell>
          <table:table-cell office:value-type="float" office:value="24100">
            <text:p>24100</text:p>
          </table:table-cell>
          <table:table-cell office:value-type="float" office:value="0">
            <text:p>0</text:p>
          </table:table-cell>
          <table:table-cell office:value-type="float" office:value="10099">
            <text:p>10099</text:p>
          </table:table-cell>
          <table:table-cell office:value-type="float" office:value="21024">
            <text:p>21024</text:p>
          </table:table-cell>
          <table:table-cell office:value-type="float" office:value="10509">
            <text:p>10509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3510">
            <text:p>3510</text:p>
          </table:table-cell>
          <table:table-cell office:value-type="float" office:value="0">
            <text:p>0</text:p>
          </table:table-cell>
          <table:table-cell office:value-type="float" office:value="18943">
            <text:p>18943</text:p>
          </table:table-cell>
          <table:table-cell office:value-type="float" office:value="9893">
            <text:p>9893</text:p>
          </table:table-cell>
          <table:table-cell office:value-type="float" office:value="20655">
            <text:p>20655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float" office:value="333234">
            <text:p>333234</text:p>
          </table:table-cell>
          <table:table-cell office:value-type="float" office:value="0">
            <text:p>0</text:p>
          </table:table-cell>
          <table:table-cell office:value-type="float" office:value="9667">
            <text:p>9667</text:p>
          </table:table-cell>
          <table:table-cell office:value-type="float" office:value="10099">
            <text:p>10099</text:p>
          </table:table-cell>
          <table:table-cell office:value-type="float" office:value="0">
            <text:p>0</text:p>
          </table:table-cell>
          <table:table-cell office:value-type="float" office:value="161280">
            <text:p>161280</text:p>
          </table:table-cell>
          <table:table-cell office:value-type="float" office:value="302400">
            <text:p>302400</text:p>
          </table:table-cell>
          <table:table-cell office:value-type="float" office:value="221760">
            <text:p>221760</text:p>
          </table:table-cell>
          <table:table-cell office:value-type="float" office:value="362880">
            <text:p>362880</text:p>
          </table:table-cell>
          <table:table-cell office:value-type="float" office:value="181440">
            <text:p>181440</text:p>
          </table:table-cell>
          <table:table-cell office:value-type="float" office:value="322560">
            <text:p>322560</text:p>
          </table:table-cell>
          <table:table-cell office:value-type="float" office:value="584640">
            <text:p>584640</text:p>
          </table:table-cell>
          <table:table-cell office:value-type="float" office:value="106890">
            <text:p>106890</text:p>
          </table:table-cell>
          <table:table-cell office:value-type="float" office:value="0">
            <text:p>0</text:p>
          </table:table-cell>
          <table:table-cell office:value-type="float" office:value="15031">
            <text:p>15031</text:p>
          </table:table-cell>
          <table:table-cell office:value-type="float" office:value="0">
            <text:p>0</text:p>
          </table:table-cell>
          <table:table-cell office:value-type="float" office:value="5550">
            <text:p>5550</text:p>
          </table:table-cell>
          <table:table-cell office:value-type="float" office:value="0">
            <text:p>0</text:p>
          </table:table-cell>
          <table:table-cell office:value-type="float" office:value="10574">
            <text:p>10574</text:p>
          </table:table-cell>
          <table:table-cell office:value-type="float" office:value="0">
            <text:p>0</text:p>
          </table:table-cell>
          <table:table-cell office:value-type="float" office:value="3628">
            <text:p>3628</text:p>
          </table:table-cell>
          <table:table-cell office:value-type="float" office:value="0">
            <text:p>0</text:p>
          </table:table-cell>
          <table:table-cell office:value-type="float" office:value="10270">
            <text:p>10270</text:p>
          </table:table-cell>
          <table:table-cell office:value-type="float" office:value="10005">
            <text:p>10005</text:p>
          </table:table-cell>
          <table:table-cell office:value-type="float" office:value="20888">
            <text:p>20888</text:p>
          </table:table-cell>
          <table:table-cell office:value-type="float" office:value="0">
            <text:p>0</text:p>
          </table:table-cell>
          <table:table-cell office:value-type="float" office:value="94754">
            <text:p>94754</text:p>
          </table:table-cell>
          <table:table-cell table:number-columns-repeated="5"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3" office:value-type="float" office:value="0">
            <text:p>0</text:p>
          </table:table-cell>
          <table:table-cell office:value-type="float" office:value="90560">
            <text:p>90560</text:p>
          </table:table-cell>
          <table:table-cell office:value-type="float" office:value="5627">
            <text:p>5627</text:p>
          </table:table-cell>
          <table:table-cell office:value-type="float" office:value="0">
            <text:p>0</text:p>
          </table:table-cell>
          <table:table-cell office:value-type="float" office:value="3167">
            <text:p>3167</text:p>
          </table:table-cell>
          <table:table-cell table:number-columns-repeated="2" office:value-type="float" office:value="0">
            <text:p>0</text:p>
          </table:table-cell>
          <table:table-cell office:value-type="float" office:value="63568">
            <text:p>63568</text:p>
          </table:table-cell>
          <table:table-cell office:value-type="float" office:value="0">
            <text:p>0</text:p>
          </table:table-cell>
          <table:table-cell office:value-type="float" office:value="22301">
            <text:p>22301</text:p>
          </table:table-cell>
          <table:table-cell office:value-type="float" office:value="0">
            <text:p>0</text:p>
          </table:table-cell>
          <table:table-cell office:value-type="float" office:value="33060">
            <text:p>33060</text:p>
          </table:table-cell>
          <table:table-cell office:value-type="float" office:value="0">
            <text:p>0</text:p>
          </table:table-cell>
          <table:table-cell office:value-type="float" office:value="18674">
            <text:p>18674</text:p>
          </table:table-cell>
          <table:table-cell office:value-type="float" office:value="20160">
            <text:p>20160</text:p>
          </table:table-cell>
          <table:table-cell office:value-type="float" office:value="18497">
            <text:p>18497</text:p>
          </table:table-cell>
          <table:table-cell table:number-columns-repeated="4" office:value-type="float" office:value="0">
            <text:p>0</text:p>
          </table:table-cell>
          <table:table-cell office:value-type="float" office:value="4703">
            <text:p>4703</text:p>
          </table:table-cell>
          <table:table-cell table:number-columns-repeated="2" office:value-type="float" office:value="0">
            <text:p>0</text:p>
          </table:table-cell>
          <table:table-cell office:value-type="float" office:value="26797">
            <text:p>26797</text:p>
          </table:table-cell>
          <table:table-cell table:number-columns-repeated="5" office:value-type="float" office:value="0">
            <text:p>0</text:p>
          </table:table-cell>
          <table:table-cell office:value-type="float" office:value="6053">
            <text:p>6053</text:p>
          </table:table-cell>
          <table:table-cell table:number-columns-repeated="3" office:value-type="float" office:value="0">
            <text:p>0</text:p>
          </table:table-cell>
          <table:table-cell office:value-type="float" office:value="18680">
            <text:p>18680</text:p>
          </table:table-cell>
          <table:table-cell office:value-type="float" office:value="18674">
            <text:p>18674</text:p>
          </table:table-cell>
          <table:table-cell office:value-type="float" office:value="12203">
            <text:p>12203</text:p>
          </table:table-cell>
          <table:table-cell table:number-columns-repeated="2" office:value-type="float" office:value="0">
            <text:p>0</text:p>
          </table:table-cell>
          <table:table-cell office:value-type="float" office:value="1054">
            <text:p>1054</text:p>
          </table:table-cell>
          <table:table-cell office:value-type="float" office:value="0">
            <text:p>0</text:p>
          </table:table-cell>
          <table:table-cell office:value-type="float" office:value="24195">
            <text:p>24195</text:p>
          </table:table-cell>
          <table:table-cell office:value-type="float" office:value="80102">
            <text:p>80102</text:p>
          </table:table-cell>
          <table:table-cell office:value-type="float" office:value="0">
            <text:p>0</text:p>
          </table:table-cell>
          <table:table-cell office:value-type="float" office:value="18748">
            <text:p>18748</text:p>
          </table:table-cell>
          <table:table-cell office:value-type="float" office:value="0">
            <text:p>0</text:p>
          </table:table-cell>
          <table:table-cell office:value-type="float" office:value="8376">
            <text:p>8376</text:p>
          </table:table-cell>
          <table:table-cell table:number-columns-repeated="3" office:value-type="float" office:value="0">
            <text:p>0</text:p>
          </table:table-cell>
          <table:table-cell office:value-type="float" office:value="59647">
            <text:p>59647</text:p>
          </table:table-cell>
          <table:table-cell office:value-type="float" office:value="20346">
            <text:p>20346</text:p>
          </table:table-cell>
          <table:table-cell office:value-type="float" office:value="22490">
            <text:p>22490</text:p>
          </table:table-cell>
          <table:table-cell office:value-type="float" office:value="7917">
            <text:p>7917</text:p>
          </table:table-cell>
          <table:table-cell office:value-type="float" office:value="6209">
            <text:p>6209</text:p>
          </table:table-cell>
          <table:table-cell office:value-type="float" office:value="25457">
            <text:p>25457</text:p>
          </table:table-cell>
          <table:table-cell office:value-type="float" office:value="0">
            <text:p>0</text:p>
          </table:table-cell>
          <table:table-cell office:value-type="float" office:value="12835">
            <text:p>12835</text:p>
          </table:table-cell>
          <table:table-cell office:value-type="float" office:value="10020">
            <text:p>10020</text:p>
          </table:table-cell>
          <table:table-cell office:value-type="float" office:value="13455">
            <text:p>13455</text:p>
          </table:table-cell>
          <table:table-cell office:value-type="float" office:value="0">
            <text:p>0</text:p>
          </table:table-cell>
          <table:table-cell office:value-type="float" office:value="6102">
            <text:p>6102</text:p>
          </table:table-cell>
          <table:table-cell office:value-type="float" office:value="46346">
            <text:p>46346</text:p>
          </table:table-cell>
          <table:table-cell office:value-type="float" office:value="9908">
            <text:p>9908</text:p>
          </table:table-cell>
          <table:table-cell office:value-type="float" office:value="28533">
            <text:p>28533</text:p>
          </table:table-cell>
          <table:table-cell office:value-type="float" office:value="14914">
            <text:p>14914</text:p>
          </table:table-cell>
          <table:table-cell office:value-type="float" office:value="20763">
            <text:p>20763</text:p>
          </table:table-cell>
          <table:table-cell office:value-type="float" office:value="38494">
            <text:p>38494</text:p>
          </table:table-cell>
          <table:table-cell office:value-type="float" office:value="5346">
            <text:p>5346</text:p>
          </table:table-cell>
          <table:table-cell office:value-type="float" office:value="5535">
            <text:p>5535</text:p>
          </table:table-cell>
          <table:table-cell office:value-type="float" office:value="36065">
            <text:p>36065</text:p>
          </table:table-cell>
          <table:table-cell office:value-type="float" office:value="7501">
            <text:p>7501</text:p>
          </table:table-cell>
          <table:table-cell office:value-type="float" office:value="5127">
            <text:p>5127</text:p>
          </table:table-cell>
          <table:table-cell office:value-type="float" office:value="33691">
            <text:p>33691</text:p>
          </table:table-cell>
          <table:table-cell office:value-type="float" office:value="19098">
            <text:p>19098</text:p>
          </table:table-cell>
          <table:table-cell office:value-type="float" office:value="2502">
            <text:p>2502</text:p>
          </table:table-cell>
          <table:table-cell office:value-type="float" office:value="45480">
            <text:p>45480</text:p>
          </table:table-cell>
          <table:table-cell office:value-type="float" office:value="0">
            <text:p>0</text:p>
          </table:table-cell>
          <table:table-cell office:value-type="float" office:value="8785">
            <text:p>8785</text:p>
          </table:table-cell>
          <table:table-cell office:value-type="float" office:value="0">
            <text:p>0</text:p>
          </table:table-cell>
          <table:table-cell office:value-type="float" office:value="21027">
            <text:p>21027</text:p>
          </table:table-cell>
          <table:table-cell office:value-type="float" office:value="43212">
            <text:p>43212</text:p>
          </table:table-cell>
          <table:table-cell office:value-type="float" office:value="11638">
            <text:p>11638</text:p>
          </table:table-cell>
          <table:table-cell office:value-type="float" office:value="0">
            <text:p>0</text:p>
          </table:table-cell>
          <table:table-cell office:value-type="float" office:value="15404">
            <text:p>15404</text:p>
          </table:table-cell>
          <table:table-cell office:value-type="float" office:value="26624">
            <text:p>26624</text:p>
          </table:table-cell>
          <table:table-cell office:value-type="float" office:value="31842">
            <text:p>31842</text:p>
          </table:table-cell>
          <table:table-cell office:value-type="float" office:value="8826">
            <text:p>8826</text:p>
          </table:table-cell>
          <table:table-cell office:value-type="float" office:value="0">
            <text:p>0</text:p>
          </table:table-cell>
          <table:table-cell office:value-type="float" office:value="12392">
            <text:p>12392</text:p>
          </table:table-cell>
          <table:table-cell office:value-type="float" office:value="23067">
            <text:p>23067</text:p>
          </table:table-cell>
          <table:table-cell office:value-type="float" office:value="5170">
            <text:p>5170</text:p>
          </table:table-cell>
          <table:table-cell office:value-type="float" office:value="0">
            <text:p>0</text:p>
          </table:table-cell>
          <table:table-cell office:value-type="float" office:value="16845">
            <text:p>16845</text:p>
          </table:table-cell>
          <table:table-cell office:value-type="float" office:value="6444">
            <text:p>6444</text:p>
          </table:table-cell>
          <table:table-cell office:value-type="float" office:value="42510">
            <text:p>42510</text:p>
          </table:table-cell>
          <table:table-cell office:value-type="float" office:value="25147">
            <text:p>25147</text:p>
          </table:table-cell>
          <table:table-cell office:value-type="float" office:value="31206">
            <text:p>31206</text:p>
          </table:table-cell>
          <table:table-cell office:value-type="float" office:value="5323">
            <text:p>5323</text:p>
          </table:table-cell>
          <table:table-cell office:value-type="float" office:value="7965">
            <text:p>7965</text:p>
          </table:table-cell>
          <table:table-cell office:value-type="float" office:value="0">
            <text:p>0</text:p>
          </table:table-cell>
          <table:table-cell office:value-type="float" office:value="29482">
            <text:p>29482</text:p>
          </table:table-cell>
          <table:table-cell office:value-type="float" office:value="39051">
            <text:p>39051</text:p>
          </table:table-cell>
          <table:table-cell office:value-type="float" office:value="0">
            <text:p>0</text:p>
          </table:table-cell>
          <table:table-cell office:value-type="float" office:value="50278">
            <text:p>50278</text:p>
          </table:table-cell>
          <table:table-cell table:number-columns-repeated="2" office:value-type="float" office:value="0">
            <text:p>0</text:p>
          </table:table-cell>
          <table:table-cell office:value-type="float" office:value="6914">
            <text:p>6914</text:p>
          </table:table-cell>
          <table:table-cell office:value-type="float" office:value="9007">
            <text:p>9007</text:p>
          </table:table-cell>
          <table:table-cell office:value-type="float" office:value="0">
            <text:p>0</text:p>
          </table:table-cell>
          <table:table-cell office:value-type="float" office:value="10837">
            <text:p>10837</text:p>
          </table:table-cell>
          <table:table-cell office:value-type="float" office:value="7395">
            <text:p>7395</text:p>
          </table:table-cell>
          <table:table-cell office:value-type="float" office:value="24052">
            <text:p>24052</text:p>
          </table:table-cell>
          <table:table-cell office:value-type="float" office:value="45297">
            <text:p>45297</text:p>
          </table:table-cell>
          <table:table-cell office:value-type="float" office:value="25788">
            <text:p>25788</text:p>
          </table:table-cell>
          <table:table-cell office:value-type="float" office:value="3286">
            <text:p>3286</text:p>
          </table:table-cell>
          <table:table-cell office:value-type="float" office:value="39318">
            <text:p>39318</text:p>
          </table:table-cell>
          <table:table-cell office:value-type="float" office:value="0">
            <text:p>0</text:p>
          </table:table-cell>
          <table:table-cell office:value-type="float" office:value="22716">
            <text:p>22716</text:p>
          </table:table-cell>
          <table:table-cell office:value-type="float" office:value="7777">
            <text:p>7777</text:p>
          </table:table-cell>
          <table:table-cell office:value-type="float" office:value="7763">
            <text:p>7763</text:p>
          </table:table-cell>
          <table:table-cell office:value-type="float" office:value="12545">
            <text:p>12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float" office:value="0">
            <text:p>0</text:p>
          </table:table-cell>
          <table:table-cell office:value-type="float" office:value="13094">
            <text:p>13094</text:p>
          </table:table-cell>
          <table:table-cell office:value-type="float" office:value="0">
            <text:p>0</text:p>
          </table:table-cell>
          <table:table-cell office:value-type="float" office:value="13334">
            <text:p>13334</text:p>
          </table:table-cell>
          <table:table-cell office:value-type="float" office:value="13962">
            <text:p>13962</text:p>
          </table:table-cell>
          <table:table-cell table:number-columns-repeated="12" office:value-type="float" office:value="0">
            <text:p>0</text:p>
          </table:table-cell>
          <table:table-cell office:value-type="float" office:value="7228">
            <text:p>7228</text:p>
          </table:table-cell>
          <table:table-cell table:number-columns-repeated="8" office:value-type="float" office:value="0">
            <text:p>0</text:p>
          </table:table-cell>
          <table:table-cell office:value-type="float" office:value="23018">
            <text:p>23018</text:p>
          </table:table-cell>
          <table:table-cell table:number-columns-repeated="6" office:value-type="float" office:value="0">
            <text:p>0</text:p>
          </table:table-cell>
          <table:table-cell office:value-type="float" office:value="7098">
            <text:p>7098</text:p>
          </table:table-cell>
          <table:table-cell table:number-columns-repeated="30" office:value-type="float" office:value="0">
            <text:p>0</text:p>
          </table:table-cell>
          <table:table-cell office:value-type="float" office:value="697">
            <text:p>697</text:p>
          </table:table-cell>
          <table:table-cell table:number-columns-repeated="21" office:value-type="float" office:value="0">
            <text:p>0</text:p>
          </table:table-cell>
          <table:table-cell office:value-type="float" office:value="6759">
            <text:p>6759</text:p>
          </table:table-cell>
          <table:table-cell table:number-columns-repeated="11" office:value-type="float" office:value="0">
            <text:p>0</text:p>
          </table:table-cell>
          <table:table-cell office:value-type="float" office:value="32839">
            <text:p>32839</text:p>
          </table:table-cell>
          <table:table-cell table:number-columns-repeated="2" office:value-type="float" office:value="0">
            <text:p>0</text:p>
          </table:table-cell>
          <table:table-cell office:value-type="float" office:value="8146">
            <text:p>8146</text:p>
          </table:table-cell>
          <table:table-cell table:number-columns-repeated="7" office:value-type="float" office:value="0">
            <text:p>0</text:p>
          </table:table-cell>
          <table:table-cell office:value-type="float" office:value="418">
            <text:p>418</text:p>
          </table:table-cell>
          <table:table-cell table:number-columns-repeated="47" office:value-type="float" office:value="0">
            <text:p>0</text:p>
          </table:table-cell>
        </table:table-row>
        <table:table-row table:style-name="ro1">
          <table:table-cell office:value-type="string">
            <text:p>Turks and Caicos Islands</text:p>
          </table:table-cell>
          <table:table-cell table:number-columns-repeated="98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58" office:value-type="float" office:value="0">
            <text:p>0</text:p>
          </table:table-cell>
        </table:table-row>
        <table:table-row table:style-name="ro1">
          <table:table-cell office:value-type="string">
            <text:p>Tuvalu</text:p>
          </table:table-cell>
          <table:table-cell table:number-columns-repeated="131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string">
            <text:p>Somalia</text:p>
          </table:table-cell>
          <table:table-cell table:number-columns-repeated="148" office:value-type="float" office:value="0">
            <text:p>0</text:p>
          </table:table-cell>
          <table:table-cell office:value-type="float" office:value="9674">
            <text:p>9674</text:p>
          </table:table-cell>
          <table:table-cell table:number-columns-repeated="4" office:value-type="float" office:value="0">
            <text:p>0</text:p>
          </table:table-cell>
          <table:table-cell office:value-type="float" office:value="8955">
            <text:p>8955</text:p>
          </table:table-cell>
          <table:table-cell office:value-type="float" office:value="9445">
            <text:p>9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udan</text:p>
          </table:table-cell>
          <table:table-cell table:number-columns-repeated="132" office:value-type="float" office:value="0">
            <text:p>0</text:p>
          </table:table-cell>
          <table:table-cell office:value-type="float" office:value="26558">
            <text:p>26558</text:p>
          </table:table-cell>
          <table:table-cell office:value-type="float" office:value="49242">
            <text:p>49242</text:p>
          </table:table-cell>
          <table:table-cell office:value-type="float" office:value="42372">
            <text:p>42372</text:p>
          </table:table-cell>
          <table:table-cell office:value-type="float" office:value="55944">
            <text:p>55944</text:p>
          </table:table-cell>
          <table:table-cell office:value-type="float" office:value="45891">
            <text:p>45891</text:p>
          </table:table-cell>
          <table:table-cell office:value-type="float" office:value="68880">
            <text:p>68880</text:p>
          </table:table-cell>
          <table:table-cell office:value-type="float" office:value="44042">
            <text:p>44042</text:p>
          </table:table-cell>
          <table:table-cell office:value-type="float" office:value="40544">
            <text:p>40544</text:p>
          </table:table-cell>
          <table:table-cell office:value-type="float" office:value="156466">
            <text:p>156466</text:p>
          </table:table-cell>
          <table:table-cell office:value-type="float" office:value="60612">
            <text:p>60612</text:p>
          </table:table-cell>
          <table:table-cell office:value-type="float" office:value="55330">
            <text:p>55330</text:p>
          </table:table-cell>
          <table:table-cell office:value-type="float" office:value="36361">
            <text:p>36361</text:p>
          </table:table-cell>
          <table:table-cell office:value-type="float" office:value="72227">
            <text:p>72227</text:p>
          </table:table-cell>
          <table:table-cell office:value-type="float" office:value="118560">
            <text:p>118560</text:p>
          </table:table-cell>
          <table:table-cell office:value-type="float" office:value="48567">
            <text:p>48567</text:p>
          </table:table-cell>
          <table:table-cell office:value-type="float" office:value="0">
            <text:p>0</text:p>
          </table:table-cell>
          <table:table-cell office:value-type="float" office:value="21768">
            <text:p>21768</text:p>
          </table:table-cell>
          <table:table-cell office:value-type="float" office:value="14520">
            <text:p>14520</text:p>
          </table:table-cell>
          <table:table-cell office:value-type="float" office:value="34746">
            <text:p>34746</text:p>
          </table:table-cell>
          <table:table-cell office:value-type="float" office:value="10266">
            <text:p>10266</text:p>
          </table:table-cell>
          <table:table-cell office:value-type="float" office:value="20138">
            <text:p>20138</text:p>
          </table:table-cell>
          <table:table-cell office:value-type="float" office:value="111105">
            <text:p>111105</text:p>
          </table:table-cell>
          <table:table-cell office:value-type="float" office:value="86201">
            <text:p>86201</text:p>
          </table:table-cell>
          <table:table-cell office:value-type="float" office:value="139065">
            <text:p>1390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udan (before 2012)</text:p>
          </table:table-cell>
          <table:table-cell office:value-type="float" office:value="29297">
            <text:p>29297</text:p>
          </table:table-cell>
          <table:table-cell office:value-type="float" office:value="44855">
            <text:p>44855</text:p>
          </table:table-cell>
          <table:table-cell office:value-type="float" office:value="121442">
            <text:p>121442</text:p>
          </table:table-cell>
          <table:table-cell office:value-type="float" office:value="92178">
            <text:p>92178</text:p>
          </table:table-cell>
          <table:table-cell office:value-type="float" office:value="76219">
            <text:p>76219</text:p>
          </table:table-cell>
          <table:table-cell office:value-type="float" office:value="60443">
            <text:p>60443</text:p>
          </table:table-cell>
          <table:table-cell office:value-type="float" office:value="71957">
            <text:p>71957</text:p>
          </table:table-cell>
          <table:table-cell office:value-type="float" office:value="48234">
            <text:p>48234</text:p>
          </table:table-cell>
          <table:table-cell office:value-type="float" office:value="45355">
            <text:p>45355</text:p>
          </table:table-cell>
          <table:table-cell office:value-type="float" office:value="52087">
            <text:p>52087</text:p>
          </table:table-cell>
          <table:table-cell office:value-type="float" office:value="38542">
            <text:p>38542</text:p>
          </table:table-cell>
          <table:table-cell office:value-type="float" office:value="58353">
            <text:p>58353</text:p>
          </table:table-cell>
          <table:table-cell office:value-type="float" office:value="12495">
            <text:p>12495</text:p>
          </table:table-cell>
          <table:table-cell office:value-type="float" office:value="30421">
            <text:p>30421</text:p>
          </table:table-cell>
          <table:table-cell office:value-type="float" office:value="56502">
            <text:p>56502</text:p>
          </table:table-cell>
          <table:table-cell office:value-type="float" office:value="25871">
            <text:p>25871</text:p>
          </table:table-cell>
          <table:table-cell office:value-type="float" office:value="24690">
            <text:p>24690</text:p>
          </table:table-cell>
          <table:table-cell office:value-type="float" office:value="39751">
            <text:p>39751</text:p>
          </table:table-cell>
          <table:table-cell office:value-type="float" office:value="99894">
            <text:p>99894</text:p>
          </table:table-cell>
          <table:table-cell office:value-type="float" office:value="68701">
            <text:p>68701</text:p>
          </table:table-cell>
          <table:table-cell office:value-type="float" office:value="91921">
            <text:p>91921</text:p>
          </table:table-cell>
          <table:table-cell office:value-type="float" office:value="82147">
            <text:p>82147</text:p>
          </table:table-cell>
          <table:table-cell office:value-type="float" office:value="60152">
            <text:p>60152</text:p>
          </table:table-cell>
          <table:table-cell office:value-type="float" office:value="81580">
            <text:p>81580</text:p>
          </table:table-cell>
          <table:table-cell office:value-type="float" office:value="56490">
            <text:p>56490</text:p>
          </table:table-cell>
          <table:table-cell office:value-type="float" office:value="36954">
            <text:p>36954</text:p>
          </table:table-cell>
          <table:table-cell office:value-type="float" office:value="90889">
            <text:p>90889</text:p>
          </table:table-cell>
          <table:table-cell office:value-type="float" office:value="81960">
            <text:p>81960</text:p>
          </table:table-cell>
          <table:table-cell office:value-type="float" office:value="81649">
            <text:p>81649</text:p>
          </table:table-cell>
          <table:table-cell office:value-type="float" office:value="121174">
            <text:p>121174</text:p>
          </table:table-cell>
          <table:table-cell office:value-type="float" office:value="0">
            <text:p>0</text:p>
          </table:table-cell>
          <table:table-cell office:value-type="float" office:value="57225">
            <text:p>57225</text:p>
          </table:table-cell>
          <table:table-cell office:value-type="float" office:value="69302">
            <text:p>69302</text:p>
          </table:table-cell>
          <table:table-cell office:value-type="float" office:value="11734">
            <text:p>11734</text:p>
          </table:table-cell>
          <table:table-cell office:value-type="float" office:value="11000">
            <text:p>11000</text:p>
          </table:table-cell>
          <table:table-cell office:value-type="float" office:value="12790">
            <text:p>12790</text:p>
          </table:table-cell>
          <table:table-cell office:value-type="float" office:value="13155">
            <text:p>13155</text:p>
          </table:table-cell>
          <table:table-cell office:value-type="float" office:value="21144">
            <text:p>21144</text:p>
          </table:table-cell>
          <table:table-cell office:value-type="float" office:value="24013">
            <text:p>24013</text:p>
          </table:table-cell>
          <table:table-cell office:value-type="float" office:value="36979">
            <text:p>36979</text:p>
          </table:table-cell>
          <table:table-cell office:value-type="float" office:value="12535">
            <text:p>12535</text:p>
          </table:table-cell>
          <table:table-cell office:value-type="float" office:value="27563">
            <text:p>27563</text:p>
          </table:table-cell>
          <table:table-cell office:value-type="float" office:value="49357">
            <text:p>49357</text:p>
          </table:table-cell>
          <table:table-cell office:value-type="float" office:value="26555">
            <text:p>26555</text:p>
          </table:table-cell>
          <table:table-cell office:value-type="float" office:value="11144">
            <text:p>11144</text:p>
          </table:table-cell>
          <table:table-cell office:value-type="float" office:value="53589">
            <text:p>53589</text:p>
          </table:table-cell>
          <table:table-cell office:value-type="float" office:value="83958">
            <text:p>83958</text:p>
          </table:table-cell>
          <table:table-cell office:value-type="float" office:value="105007">
            <text:p>105007</text:p>
          </table:table-cell>
          <table:table-cell office:value-type="float" office:value="64624">
            <text:p>64624</text:p>
          </table:table-cell>
          <table:table-cell office:value-type="float" office:value="125097">
            <text:p>125097</text:p>
          </table:table-cell>
          <table:table-cell office:value-type="float" office:value="189825">
            <text:p>189825</text:p>
          </table:table-cell>
          <table:table-cell office:value-type="float" office:value="52629">
            <text:p>52629</text:p>
          </table:table-cell>
          <table:table-cell office:value-type="float" office:value="10780">
            <text:p>10780</text:p>
          </table:table-cell>
          <table:table-cell office:value-type="float" office:value="0">
            <text:p>0</text:p>
          </table:table-cell>
          <table:table-cell office:value-type="float" office:value="12750">
            <text:p>12750</text:p>
          </table:table-cell>
          <table:table-cell office:value-type="float" office:value="10780">
            <text:p>10780</text:p>
          </table:table-cell>
          <table:table-cell office:value-type="float" office:value="108434">
            <text:p>108434</text:p>
          </table:table-cell>
          <table:table-cell office:value-type="float" office:value="126010">
            <text:p>126010</text:p>
          </table:table-cell>
          <table:table-cell office:value-type="float" office:value="42170">
            <text:p>42170</text:p>
          </table:table-cell>
          <table:table-cell office:value-type="float" office:value="16509">
            <text:p>16509</text:p>
          </table:table-cell>
          <table:table-cell office:value-type="float" office:value="69338">
            <text:p>69338</text:p>
          </table:table-cell>
          <table:table-cell office:value-type="float" office:value="27921">
            <text:p>27921</text:p>
          </table:table-cell>
          <table:table-cell office:value-type="float" office:value="86791">
            <text:p>86791</text:p>
          </table:table-cell>
          <table:table-cell office:value-type="float" office:value="53931">
            <text:p>53931</text:p>
          </table:table-cell>
          <table:table-cell office:value-type="float" office:value="13034">
            <text:p>13034</text:p>
          </table:table-cell>
          <table:table-cell office:value-type="float" office:value="0">
            <text:p>0</text:p>
          </table:table-cell>
          <table:table-cell office:value-type="float" office:value="35553">
            <text:p>35553</text:p>
          </table:table-cell>
          <table:table-cell office:value-type="float" office:value="48734">
            <text:p>48734</text:p>
          </table:table-cell>
          <table:table-cell office:value-type="float" office:value="49718">
            <text:p>49718</text:p>
          </table:table-cell>
          <table:table-cell office:value-type="float" office:value="38608">
            <text:p>38608</text:p>
          </table:table-cell>
          <table:table-cell office:value-type="float" office:value="51752">
            <text:p>51752</text:p>
          </table:table-cell>
          <table:table-cell office:value-type="float" office:value="62588">
            <text:p>62588</text:p>
          </table:table-cell>
          <table:table-cell office:value-type="float" office:value="51899">
            <text:p>51899</text:p>
          </table:table-cell>
          <table:table-cell office:value-type="float" office:value="29952">
            <text:p>29952</text:p>
          </table:table-cell>
          <table:table-cell office:value-type="float" office:value="112470">
            <text:p>112470</text:p>
          </table:table-cell>
          <table:table-cell office:value-type="float" office:value="39576">
            <text:p>39576</text:p>
          </table:table-cell>
          <table:table-cell office:value-type="float" office:value="79232">
            <text:p>79232</text:p>
          </table:table-cell>
          <table:table-cell office:value-type="float" office:value="81444">
            <text:p>81444</text:p>
          </table:table-cell>
          <table:table-cell office:value-type="float" office:value="80008">
            <text:p>80008</text:p>
          </table:table-cell>
          <table:table-cell office:value-type="float" office:value="161431">
            <text:p>161431</text:p>
          </table:table-cell>
          <table:table-cell office:value-type="float" office:value="86644">
            <text:p>86644</text:p>
          </table:table-cell>
          <table:table-cell office:value-type="float" office:value="126165">
            <text:p>126165</text:p>
          </table:table-cell>
          <table:table-cell office:value-type="float" office:value="50499">
            <text:p>50499</text:p>
          </table:table-cell>
          <table:table-cell office:value-type="float" office:value="59347">
            <text:p>59347</text:p>
          </table:table-cell>
          <table:table-cell office:value-type="float" office:value="36818">
            <text:p>36818</text:p>
          </table:table-cell>
          <table:table-cell office:value-type="float" office:value="12779">
            <text:p>12779</text:p>
          </table:table-cell>
          <table:table-cell office:value-type="float" office:value="39319">
            <text:p>39319</text:p>
          </table:table-cell>
          <table:table-cell office:value-type="float" office:value="141504">
            <text:p>141504</text:p>
          </table:table-cell>
          <table:table-cell office:value-type="float" office:value="94187">
            <text:p>94187</text:p>
          </table:table-cell>
          <table:table-cell office:value-type="float" office:value="156512">
            <text:p>156512</text:p>
          </table:table-cell>
          <table:table-cell office:value-type="float" office:value="54924">
            <text:p>54924</text:p>
          </table:table-cell>
          <table:table-cell office:value-type="float" office:value="42009">
            <text:p>42009</text:p>
          </table:table-cell>
          <table:table-cell office:value-type="float" office:value="45510">
            <text:p>45510</text:p>
          </table:table-cell>
          <table:table-cell office:value-type="float" office:value="53791">
            <text:p>53791</text:p>
          </table:table-cell>
          <table:table-cell office:value-type="float" office:value="96516">
            <text:p>96516</text:p>
          </table:table-cell>
          <table:table-cell office:value-type="float" office:value="50959">
            <text:p>50959</text:p>
          </table:table-cell>
          <table:table-cell office:value-type="float" office:value="74740">
            <text:p>74740</text:p>
          </table:table-cell>
          <table:table-cell office:value-type="float" office:value="50456">
            <text:p>50456</text:p>
          </table:table-cell>
          <table:table-cell office:value-type="float" office:value="81270">
            <text:p>81270</text:p>
          </table:table-cell>
          <table:table-cell office:value-type="float" office:value="56483">
            <text:p>56483</text:p>
          </table:table-cell>
          <table:table-cell office:value-type="float" office:value="89467">
            <text:p>89467</text:p>
          </table:table-cell>
          <table:table-cell office:value-type="float" office:value="102818">
            <text:p>102818</text:p>
          </table:table-cell>
          <table:table-cell office:value-type="float" office:value="40940">
            <text:p>40940</text:p>
          </table:table-cell>
          <table:table-cell office:value-type="float" office:value="78009">
            <text:p>78009</text:p>
          </table:table-cell>
          <table:table-cell office:value-type="float" office:value="81767">
            <text:p>81767</text:p>
          </table:table-cell>
          <table:table-cell office:value-type="float" office:value="178397">
            <text:p>178397</text:p>
          </table:table-cell>
          <table:table-cell office:value-type="float" office:value="52238">
            <text:p>52238</text:p>
          </table:table-cell>
          <table:table-cell office:value-type="float" office:value="40628">
            <text:p>40628</text:p>
          </table:table-cell>
          <table:table-cell office:value-type="float" office:value="2708">
            <text:p>2708</text:p>
          </table:table-cell>
          <table:table-cell office:value-type="float" office:value="40646">
            <text:p>40646</text:p>
          </table:table-cell>
          <table:table-cell office:value-type="float" office:value="45828">
            <text:p>45828</text:p>
          </table:table-cell>
          <table:table-cell office:value-type="float" office:value="52212">
            <text:p>52212</text:p>
          </table:table-cell>
          <table:table-cell office:value-type="float" office:value="31088">
            <text:p>31088</text:p>
          </table:table-cell>
          <table:table-cell office:value-type="float" office:value="136241">
            <text:p>136241</text:p>
          </table:table-cell>
          <table:table-cell office:value-type="float" office:value="109172">
            <text:p>109172</text:p>
          </table:table-cell>
          <table:table-cell office:value-type="float" office:value="142516">
            <text:p>142516</text:p>
          </table:table-cell>
          <table:table-cell office:value-type="float" office:value="195766">
            <text:p>195766</text:p>
          </table:table-cell>
          <table:table-cell office:value-type="float" office:value="38737">
            <text:p>38737</text:p>
          </table:table-cell>
          <table:table-cell office:value-type="float" office:value="57220">
            <text:p>57220</text:p>
          </table:table-cell>
          <table:table-cell office:value-type="float" office:value="183747">
            <text:p>183747</text:p>
          </table:table-cell>
          <table:table-cell office:value-type="float" office:value="51083">
            <text:p>51083</text:p>
          </table:table-cell>
          <table:table-cell office:value-type="float" office:value="110485">
            <text:p>110485</text:p>
          </table:table-cell>
          <table:table-cell office:value-type="float" office:value="77512">
            <text:p>77512</text:p>
          </table:table-cell>
          <table:table-cell office:value-type="float" office:value="31135">
            <text:p>31135</text:p>
          </table:table-cell>
          <table:table-cell office:value-type="float" office:value="18224">
            <text:p>18224</text:p>
          </table:table-cell>
          <table:table-cell office:value-type="float" office:value="13297">
            <text:p>13297</text:p>
          </table:table-cell>
          <table:table-cell office:value-type="float" office:value="0">
            <text:p>0</text:p>
          </table:table-cell>
          <table:table-cell office:value-type="float" office:value="224326">
            <text:p>224326</text:p>
          </table:table-cell>
          <table:table-cell office:value-type="float" office:value="37442">
            <text:p>37442</text:p>
          </table:table-cell>
          <table:table-cell office:value-type="float" office:value="0">
            <text:p>0</text:p>
          </table:table-cell>
          <table:table-cell office:value-type="float" office:value="23204">
            <text:p>23204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1">
          <table:table-cell office:value-type="string">
            <text:p>Suriname</text:p>
          </table:table-cell>
          <table:table-cell table:number-columns-repeated="4" office:value-type="float" office:value="0">
            <text:p>0</text:p>
          </table:table-cell>
          <table:table-cell office:value-type="float" office:value="6146">
            <text:p>6146</text:p>
          </table:table-cell>
          <table:table-cell office:value-type="float" office:value="5954">
            <text:p>5954</text:p>
          </table:table-cell>
          <table:table-cell office:value-type="float" office:value="0">
            <text:p>0</text:p>
          </table:table-cell>
          <table:table-cell office:value-type="float" office:value="5905">
            <text:p>5905</text:p>
          </table:table-cell>
          <table:table-cell office:value-type="float" office:value="0">
            <text:p>0</text:p>
          </table:table-cell>
          <table:table-cell office:value-type="float" office:value="5905">
            <text:p>5905</text:p>
          </table:table-cell>
          <table:table-cell office:value-type="float" office:value="18514">
            <text:p>18514</text:p>
          </table:table-cell>
          <table:table-cell office:value-type="float" office:value="6966">
            <text:p>6966</text:p>
          </table:table-cell>
          <table:table-cell table:number-columns-repeated="2" office:value-type="float" office:value="0">
            <text:p>0</text:p>
          </table:table-cell>
          <table:table-cell office:value-type="float" office:value="6822">
            <text:p>6822</text:p>
          </table:table-cell>
          <table:table-cell table:number-columns-repeated="3" office:value-type="float" office:value="0">
            <text:p>0</text:p>
          </table:table-cell>
          <table:table-cell office:value-type="float" office:value="6672">
            <text:p>6672</text:p>
          </table:table-cell>
          <table:table-cell office:value-type="float" office:value="6446">
            <text:p>6446</text:p>
          </table:table-cell>
          <table:table-cell office:value-type="float" office:value="6776">
            <text:p>6776</text:p>
          </table:table-cell>
          <table:table-cell office:value-type="float" office:value="6036">
            <text:p>6036</text:p>
          </table:table-cell>
          <table:table-cell office:value-type="float" office:value="0">
            <text:p>0</text:p>
          </table:table-cell>
          <table:table-cell office:value-type="float" office:value="15020">
            <text:p>15020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2917">
            <text:p>12917</text:p>
          </table:table-cell>
          <table:table-cell office:value-type="float" office:value="6088">
            <text:p>6088</text:p>
          </table:table-cell>
          <table:table-cell table:number-columns-repeated="3" office:value-type="float" office:value="0">
            <text:p>0</text:p>
          </table:table-cell>
          <table:table-cell office:value-type="float" office:value="15535">
            <text:p>15535</text:p>
          </table:table-cell>
          <table:table-cell table:number-columns-repeated="2" office:value-type="float" office:value="0">
            <text:p>0</text:p>
          </table:table-cell>
          <table:table-cell office:value-type="float" office:value="14075">
            <text:p>14075</text:p>
          </table:table-cell>
          <table:table-cell office:value-type="float" office:value="5154">
            <text:p>5154</text:p>
          </table:table-cell>
          <table:table-cell office:value-type="float" office:value="6199">
            <text:p>6199</text:p>
          </table:table-cell>
          <table:table-cell office:value-type="float" office:value="0">
            <text:p>0</text:p>
          </table:table-cell>
          <table:table-cell office:value-type="float" office:value="20048">
            <text:p>20048</text:p>
          </table:table-cell>
          <table:table-cell office:value-type="float" office:value="6068">
            <text:p>6068</text:p>
          </table:table-cell>
          <table:table-cell office:value-type="float" office:value="0">
            <text:p>0</text:p>
          </table:table-cell>
          <table:table-cell office:value-type="float" office:value="14164">
            <text:p>14164</text:p>
          </table:table-cell>
          <table:table-cell table:number-columns-repeated="2" office:value-type="float" office:value="0">
            <text:p>0</text:p>
          </table:table-cell>
          <table:table-cell office:value-type="float" office:value="13822">
            <text:p>13822</text:p>
          </table:table-cell>
          <table:table-cell office:value-type="float" office:value="4770">
            <text:p>4770</text:p>
          </table:table-cell>
          <table:table-cell office:value-type="float" office:value="0">
            <text:p>0</text:p>
          </table:table-cell>
          <table:table-cell office:value-type="float" office:value="14163">
            <text:p>14163</text:p>
          </table:table-cell>
          <table:table-cell office:value-type="float" office:value="0">
            <text:p>0</text:p>
          </table:table-cell>
          <table:table-cell office:value-type="float" office:value="21304">
            <text:p>21304</text:p>
          </table:table-cell>
          <table:table-cell office:value-type="float" office:value="13284">
            <text:p>13284</text:p>
          </table:table-cell>
          <table:table-cell table:number-columns-repeated="3" office:value-type="float" office:value="0">
            <text:p>0</text:p>
          </table:table-cell>
          <table:table-cell office:value-type="float" office:value="12534">
            <text:p>12534</text:p>
          </table:table-cell>
          <table:table-cell office:value-type="float" office:value="11198">
            <text:p>11198</text:p>
          </table:table-cell>
          <table:table-cell office:value-type="float" office:value="0">
            <text:p>0</text:p>
          </table:table-cell>
          <table:table-cell office:value-type="float" office:value="11541">
            <text:p>11541</text:p>
          </table:table-cell>
          <table:table-cell office:value-type="float" office:value="0">
            <text:p>0</text:p>
          </table:table-cell>
          <table:table-cell office:value-type="float" office:value="5850">
            <text:p>5850</text:p>
          </table:table-cell>
          <table:table-cell office:value-type="float" office:value="23761">
            <text:p>23761</text:p>
          </table:table-cell>
          <table:table-cell table:number-columns-repeated="5" office:value-type="float" office:value="0">
            <text:p>0</text:p>
          </table:table-cell>
          <table:table-cell office:value-type="float" office:value="13471">
            <text:p>13471</text:p>
          </table:table-cell>
          <table:table-cell table:number-columns-repeated="3" office:value-type="float" office:value="0">
            <text:p>0</text:p>
          </table:table-cell>
          <table:table-cell office:value-type="float" office:value="19521">
            <text:p>19521</text:p>
          </table:table-cell>
          <table:table-cell office:value-type="float" office:value="13847">
            <text:p>13847</text:p>
          </table:table-cell>
          <table:table-cell table:number-columns-repeated="6" office:value-type="float" office:value="0">
            <text:p>0</text:p>
          </table:table-cell>
          <table:table-cell office:value-type="float" office:value="23331">
            <text:p>23331</text:p>
          </table:table-cell>
          <table:table-cell office:value-type="float" office:value="0">
            <text:p>0</text:p>
          </table:table-cell>
          <table:table-cell office:value-type="float" office:value="11102">
            <text:p>11102</text:p>
          </table:table-cell>
          <table:table-cell office:value-type="float" office:value="5264">
            <text:p>5264</text:p>
          </table:table-cell>
          <table:table-cell office:value-type="float" office:value="0">
            <text:p>0</text:p>
          </table:table-cell>
          <table:table-cell office:value-type="float" office:value="20648">
            <text:p>20648</text:p>
          </table:table-cell>
          <table:table-cell office:value-type="float" office:value="13612">
            <text:p>13612</text:p>
          </table:table-cell>
          <table:table-cell office:value-type="float" office:value="25721">
            <text:p>25721</text:p>
          </table:table-cell>
          <table:table-cell office:value-type="float" office:value="13836">
            <text:p>13836</text:p>
          </table:table-cell>
          <table:table-cell office:value-type="float" office:value="16880">
            <text:p>16880</text:p>
          </table:table-cell>
          <table:table-cell office:value-type="float" office:value="0">
            <text:p>0</text:p>
          </table:table-cell>
          <table:table-cell office:value-type="float" office:value="13589">
            <text:p>13589</text:p>
          </table:table-cell>
          <table:table-cell table:number-columns-repeated="3" office:value-type="float" office:value="0">
            <text:p>0</text:p>
          </table:table-cell>
          <table:table-cell office:value-type="float" office:value="18052">
            <text:p>18052</text:p>
          </table:table-cell>
          <table:table-cell office:value-type="float" office:value="14009">
            <text:p>14009</text:p>
          </table:table-cell>
          <table:table-cell office:value-type="float" office:value="17077">
            <text:p>17077</text:p>
          </table:table-cell>
          <table:table-cell office:value-type="float" office:value="0">
            <text:p>0</text:p>
          </table:table-cell>
          <table:table-cell office:value-type="float" office:value="14985">
            <text:p>14985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5069">
            <text:p>5069</text:p>
          </table:table-cell>
          <table:table-cell office:value-type="float" office:value="11900">
            <text:p>11900</text:p>
          </table:table-cell>
          <table:table-cell office:value-type="float" office:value="4345">
            <text:p>4345</text:p>
          </table:table-cell>
          <table:table-cell office:value-type="float" office:value="10023">
            <text:p>10023</text:p>
          </table:table-cell>
          <table:table-cell office:value-type="float" office:value="37693">
            <text:p>37693</text:p>
          </table:table-cell>
          <table:table-cell office:value-type="float" office:value="0">
            <text:p>0</text:p>
          </table:table-cell>
          <table:table-cell office:value-type="float" office:value="25771">
            <text:p>25771</text:p>
          </table:table-cell>
          <table:table-cell office:value-type="float" office:value="0">
            <text:p>0</text:p>
          </table:table-cell>
          <table:table-cell office:value-type="float" office:value="12291">
            <text:p>12291</text:p>
          </table:table-cell>
          <table:table-cell office:value-type="float" office:value="0">
            <text:p>0</text:p>
          </table:table-cell>
          <table:table-cell office:value-type="float" office:value="15782">
            <text:p>15782</text:p>
          </table:table-cell>
          <table:table-cell office:value-type="float" office:value="11035">
            <text:p>11035</text:p>
          </table:table-cell>
          <table:table-cell office:value-type="float" office:value="12397">
            <text:p>12397</text:p>
          </table:table-cell>
          <table:table-cell office:value-type="float" office:value="9260">
            <text:p>9260</text:p>
          </table:table-cell>
          <table:table-cell office:value-type="float" office:value="0">
            <text:p>0</text:p>
          </table:table-cell>
          <table:table-cell office:value-type="float" office:value="41501">
            <text:p>41501</text:p>
          </table:table-cell>
          <table:table-cell office:value-type="float" office:value="5912">
            <text:p>5912</text:p>
          </table:table-cell>
          <table:table-cell office:value-type="float" office:value="12282">
            <text:p>12282</text:p>
          </table:table-cell>
          <table:table-cell office:value-type="float" office:value="9818">
            <text:p>9818</text:p>
          </table:table-cell>
          <table:table-cell table:number-columns-repeated="5" office:value-type="float" office:value="0">
            <text:p>0</text:p>
          </table:table-cell>
          <table:table-cell office:value-type="float" office:value="25155">
            <text:p>25155</text:p>
          </table:table-cell>
          <table:table-cell table:number-columns-repeated="2" office:value-type="float" office:value="0">
            <text:p>0</text:p>
          </table:table-cell>
          <table:table-cell office:value-type="float" office:value="12250">
            <text:p>12250</text:p>
          </table:table-cell>
          <table:table-cell table:number-columns-repeated="5" office:value-type="float" office:value="0">
            <text:p>0</text:p>
          </table:table-cell>
          <table:table-cell office:value-type="float" office:value="12020">
            <text:p>12020</text:p>
          </table:table-cell>
          <table:table-cell table:number-columns-repeated="4" office:value-type="float" office:value="0">
            <text:p>0</text:p>
          </table:table-cell>
          <table:table-cell office:value-type="float" office:value="11830">
            <text:p>11830</text:p>
          </table:table-cell>
          <table:table-cell office:value-type="float" office:value="12440">
            <text:p>12440</text:p>
          </table:table-cell>
          <table:table-cell office:value-type="float" office:value="10629">
            <text:p>10629</text:p>
          </table:table-cell>
          <table:table-cell office:value-type="float" office:value="0">
            <text:p>0</text:p>
          </table:table-cell>
          <table:table-cell office:value-type="float" office:value="9263">
            <text:p>9263</text:p>
          </table:table-cell>
          <table:table-cell office:value-type="float" office:value="5378">
            <text:p>5378</text:p>
          </table:table-cell>
          <table:table-cell table:number-columns-repeated="3" office:value-type="float" office:value="0">
            <text:p>0</text:p>
          </table:table-cell>
          <table:table-cell office:value-type="float" office:value="12939">
            <text:p>12939</text:p>
          </table:table-cell>
          <table:table-cell office:value-type="float" office:value="428">
            <text:p>428</text:p>
          </table:table-cell>
          <table:table-cell office:value-type="float" office:value="15581">
            <text:p>15581</text:p>
          </table:table-cell>
          <table:table-cell office:value-type="float" office:value="15284">
            <text:p>15284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Eswatini</text:p>
          </table:table-cell>
          <table:table-cell table:number-columns-repeated="64" office:value-type="float" office:value="0">
            <text:p>0</text:p>
          </table:table-cell>
          <table:table-cell office:value-type="float" office:value="23358">
            <text:p>23358</text:p>
          </table:table-cell>
          <table:table-cell table:number-columns-repeated="16" office:value-type="float" office:value="0">
            <text:p>0</text:p>
          </table:table-cell>
          <table:table-cell office:value-type="float" office:value="11361">
            <text:p>11361</text:p>
          </table:table-cell>
          <table:table-cell table:number-columns-repeated="75" office:value-type="float" office:value="0">
            <text:p>0</text:p>
          </table:table-cell>
        </table:table-row>
        <table:table-row table:style-name="ro1">
          <table:table-cell office:value-type="string">
            <text:p>Seychelles</text:p>
          </table:table-cell>
          <table:table-cell table:number-columns-repeated="3" office:value-type="float" office:value="0">
            <text:p>0</text:p>
          </table:table-cell>
          <table:table-cell office:value-type="float" office:value="5465">
            <text:p>5465</text:p>
          </table:table-cell>
          <table:table-cell table:number-columns-repeated="4" office:value-type="float" office:value="0">
            <text:p>0</text:p>
          </table:table-cell>
          <table:table-cell office:value-type="float" office:value="4957">
            <text:p>4957</text:p>
          </table:table-cell>
          <table:table-cell office:value-type="float" office:value="0">
            <text:p>0</text:p>
          </table:table-cell>
          <table:table-cell office:value-type="float" office:value="1043">
            <text:p>1043</text:p>
          </table:table-cell>
          <table:table-cell table:number-columns-repeated="3" office:value-type="float" office:value="0">
            <text:p>0</text:p>
          </table:table-cell>
          <table:table-cell office:value-type="float" office:value="1246">
            <text:p>1246</text:p>
          </table:table-cell>
          <table:table-cell office:value-type="float" office:value="5075">
            <text:p>5075</text:p>
          </table:table-cell>
          <table:table-cell office:value-type="float" office:value="0">
            <text:p>0</text:p>
          </table:table-cell>
          <table:table-cell office:value-type="float" office:value="5029">
            <text:p>5029</text:p>
          </table:table-cell>
          <table:table-cell office:value-type="float" office:value="1077">
            <text:p>1077</text:p>
          </table:table-cell>
          <table:table-cell office:value-type="float" office:value="466">
            <text:p>466</text:p>
          </table:table-cell>
          <table:table-cell table:number-columns-repeated="2" office:value-type="float" office:value="0">
            <text:p>0</text:p>
          </table:table-cell>
          <table:table-cell office:value-type="float" office:value="15507">
            <text:p>15507</text:p>
          </table:table-cell>
          <table:table-cell table:number-columns-repeated="6" office:value-type="float" office:value="0">
            <text:p>0</text:p>
          </table:table-cell>
          <table:table-cell office:value-type="float" office:value="644">
            <text:p>644</text:p>
          </table:table-cell>
          <table:table-cell table:number-columns-repeated="13"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1908">
            <text:p>1908</text:p>
          </table:table-cell>
          <table:table-cell table:number-columns-repeated="3" office:value-type="float" office:value="0">
            <text:p>0</text:p>
          </table:table-cell>
          <table:table-cell office:value-type="float" office:value="5390">
            <text:p>5390</text:p>
          </table:table-cell>
          <table:table-cell table:number-columns-repeated="2" office:value-type="float" office:value="0">
            <text:p>0</text:p>
          </table:table-cell>
          <table:table-cell office:value-type="float" office:value="590">
            <text:p>590</text:p>
          </table:table-cell>
          <table:table-cell table:number-columns-repeated="8" office:value-type="float" office:value="0">
            <text:p>0</text:p>
          </table:table-cell>
          <table:table-cell office:value-type="float" office:value="345">
            <text:p>345</text:p>
          </table:table-cell>
          <table:table-cell table:number-columns-repeated="2"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276">
            <text:p>276</text:p>
          </table:table-cell>
          <table:table-cell table:number-columns-repeated="6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941">
            <text:p>194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5" office:value-type="float" office:value="0">
            <text:p>0</text:p>
          </table:table-cell>
          <table:table-cell office:value-type="float" office:value="460">
            <text:p>460</text:p>
          </table:table-cell>
          <table:table-cell table:number-columns-repeated="2" office:value-type="float" office:value="0">
            <text:p>0</text:p>
          </table:table-cell>
          <table:table-cell office:value-type="float" office:value="302">
            <text:p>30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5411">
            <text:p>5411</text:p>
          </table:table-cell>
          <table:table-cell office:value-type="float" office:value="218">
            <text:p>218</text:p>
          </table:table-cell>
          <table:table-cell table:number-columns-repeated="6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office:value-type="float" office:value="154">
            <text:p>1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ierra Leone</text:p>
          </table:table-cell>
          <table:table-cell table:number-columns-repeated="57" office:value-type="float" office:value="0">
            <text:p>0</text:p>
          </table:table-cell>
          <table:table-cell office:value-type="float" office:value="90720">
            <text:p>90720</text:p>
          </table:table-cell>
          <table:table-cell office:value-type="float" office:value="0">
            <text:p>0</text:p>
          </table:table-cell>
          <table:table-cell office:value-type="float" office:value="1872">
            <text:p>1872</text:p>
          </table:table-cell>
          <table:table-cell table:number-columns-repeated="17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13" office:value-type="float" office:value="0">
            <text:p>0</text:p>
          </table:table-cell>
          <table:table-cell office:value-type="float" office:value="12657">
            <text:p>12657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8" office:value-type="float" office:value="0">
            <text:p>0</text:p>
          </table:table-cell>
          <table:table-cell office:value-type="float" office:value="12792">
            <text:p>12792</text:p>
          </table:table-cell>
          <table:table-cell office:value-type="float" office:value="12011">
            <text:p>12011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5792">
            <text:p>25792</text:p>
          </table:table-cell>
          <table:table-cell table:number-columns-repeated="2" office:value-type="float" office:value="0">
            <text:p>0</text:p>
          </table:table-cell>
          <table:table-cell office:value-type="float" office:value="11306">
            <text:p>11306</text:p>
          </table:table-cell>
          <table:table-cell table:number-columns-repeated="5" office:value-type="float" office:value="0">
            <text:p>0</text:p>
          </table:table-cell>
          <table:table-cell office:value-type="float" office:value="11625">
            <text:p>11625</text:p>
          </table:table-cell>
          <table:table-cell table:number-columns-repeated="17" office:value-type="float" office:value="0">
            <text:p>0</text:p>
          </table:table-cell>
          <table:table-cell office:value-type="float" office:value="4366">
            <text:p>4366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10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float" office:value="0">
            <text:p>0</text:p>
          </table:table-cell>
          <table:table-cell office:value-type="float" office:value="11715">
            <text:p>11715</text:p>
          </table:table-cell>
          <table:table-cell table:number-columns-repeated="3" office:value-type="float" office:value="0">
            <text:p>0</text:p>
          </table:table-cell>
          <table:table-cell office:value-type="float" office:value="8486">
            <text:p>8486</text:p>
          </table:table-cell>
          <table:table-cell office:value-type="float" office:value="9924">
            <text:p>9924</text:p>
          </table:table-cell>
          <table:table-cell table:number-columns-repeated="4" office:value-type="float" office:value="0">
            <text:p>0</text:p>
          </table:table-cell>
          <table:table-cell office:value-type="float" office:value="3410">
            <text:p>3410</text:p>
          </table:table-cell>
          <table:table-cell table:number-columns-repeated="4" office:value-type="float" office:value="0">
            <text:p>0</text:p>
          </table:table-cell>
          <table:table-cell office:value-type="float" office:value="16159">
            <text:p>16159</text:p>
          </table:table-cell>
          <table:table-cell table:number-columns-repeated="4" office:value-type="float" office:value="0">
            <text:p>0</text:p>
          </table:table-cell>
          <table:table-cell office:value-type="float" office:value="12625">
            <text:p>12625</text:p>
          </table:table-cell>
          <table:table-cell office:value-type="float" office:value="9534">
            <text:p>9534</text:p>
          </table:table-cell>
          <table:table-cell office:value-type="float" office:value="0">
            <text:p>0</text:p>
          </table:table-cell>
          <table:table-cell office:value-type="float" office:value="9802">
            <text:p>9802</text:p>
          </table:table-cell>
          <table:table-cell table:number-columns-repeated="4" office:value-type="float" office:value="0">
            <text:p>0</text:p>
          </table:table-cell>
          <table:table-cell office:value-type="float" office:value="25675">
            <text:p>25675</text:p>
          </table:table-cell>
          <table:table-cell table:number-columns-repeated="5" office:value-type="float" office:value="0">
            <text:p>0</text:p>
          </table:table-cell>
          <table:table-cell office:value-type="float" office:value="9936">
            <text:p>9936</text:p>
          </table:table-cell>
          <table:table-cell table:number-columns-repeated="2" office:value-type="float" office:value="0">
            <text:p>0</text:p>
          </table:table-cell>
          <table:table-cell office:value-type="float" office:value="33346">
            <text:p>33346</text:p>
          </table:table-cell>
          <table:table-cell office:value-type="float" office:value="4426">
            <text:p>4426</text:p>
          </table:table-cell>
          <table:table-cell table:number-columns-repeated="3" office:value-type="float" office:value="0">
            <text:p>0</text:p>
          </table:table-cell>
          <table:table-cell office:value-type="float" office:value="3029">
            <text:p>3029</text:p>
          </table:table-cell>
          <table:table-cell table:number-columns-repeated="2" office:value-type="float" office:value="0">
            <text:p>0</text:p>
          </table:table-cell>
          <table:table-cell office:value-type="float" office:value="34782">
            <text:p>34782</text:p>
          </table:table-cell>
          <table:table-cell office:value-type="float" office:value="10431">
            <text:p>10431</text:p>
          </table:table-cell>
          <table:table-cell office:value-type="float" office:value="0">
            <text:p>0</text:p>
          </table:table-cell>
          <table:table-cell office:value-type="float" office:value="10216">
            <text:p>10216</text:p>
          </table:table-cell>
          <table:table-cell office:value-type="float" office:value="19497">
            <text:p>19497</text:p>
          </table:table-cell>
          <table:table-cell office:value-type="float" office:value="26947">
            <text:p>26947</text:p>
          </table:table-cell>
          <table:table-cell office:value-type="float" office:value="0">
            <text:p>0</text:p>
          </table:table-cell>
          <table:table-cell office:value-type="float" office:value="63198">
            <text:p>63198</text:p>
          </table:table-cell>
          <table:table-cell table:number-columns-repeated="3" office:value-type="float" office:value="0">
            <text:p>0</text:p>
          </table:table-cell>
          <table:table-cell office:value-type="float" office:value="29727">
            <text:p>29727</text:p>
          </table:table-cell>
          <table:table-cell table:number-columns-repeated="2" office:value-type="float" office:value="0">
            <text:p>0</text:p>
          </table:table-cell>
          <table:table-cell office:value-type="float" office:value="21134">
            <text:p>21134</text:p>
          </table:table-cell>
          <table:table-cell office:value-type="float" office:value="35639">
            <text:p>35639</text:p>
          </table:table-cell>
          <table:table-cell table:number-columns-repeated="2" office:value-type="float" office:value="0">
            <text:p>0</text:p>
          </table:table-cell>
          <table:table-cell office:value-type="float" office:value="56580">
            <text:p>56580</text:p>
          </table:table-cell>
          <table:table-cell office:value-type="float" office:value="9091">
            <text:p>9091</text:p>
          </table:table-cell>
          <table:table-cell office:value-type="float" office:value="69652">
            <text:p>69652</text:p>
          </table:table-cell>
          <table:table-cell office:value-type="float" office:value="6995">
            <text:p>6995</text:p>
          </table:table-cell>
          <table:table-cell office:value-type="float" office:value="0">
            <text:p>0</text:p>
          </table:table-cell>
          <table:table-cell office:value-type="float" office:value="35298">
            <text:p>35298</text:p>
          </table:table-cell>
          <table:table-cell office:value-type="float" office:value="0">
            <text:p>0</text:p>
          </table:table-cell>
          <table:table-cell office:value-type="float" office:value="36685">
            <text:p>36685</text:p>
          </table:table-cell>
          <table:table-cell office:value-type="float" office:value="2843">
            <text:p>2843</text:p>
          </table:table-cell>
          <table:table-cell office:value-type="float" office:value="302400">
            <text:p>302400</text:p>
          </table:table-cell>
          <table:table-cell office:value-type="float" office:value="0">
            <text:p>0</text:p>
          </table:table-cell>
          <table:table-cell office:value-type="float" office:value="222713">
            <text:p>222713</text:p>
          </table:table-cell>
          <table:table-cell office:value-type="float" office:value="2850">
            <text:p>2850</text:p>
          </table:table-cell>
          <table:table-cell office:value-type="float" office:value="1550">
            <text:p>1550</text:p>
          </table:table-cell>
          <table:table-cell office:value-type="float" office:value="0">
            <text:p>0</text:p>
          </table:table-cell>
          <table:table-cell office:value-type="float" office:value="22711">
            <text:p>22711</text:p>
          </table:table-cell>
          <table:table-cell office:value-type="float" office:value="6959">
            <text:p>6959</text:p>
          </table:table-cell>
          <table:table-cell office:value-type="float" office:value="7510">
            <text:p>7510</text:p>
          </table:table-cell>
          <table:table-cell office:value-type="float" office:value="0">
            <text:p>0</text:p>
          </table:table-cell>
          <table:table-cell office:value-type="float" office:value="5765">
            <text:p>5765</text:p>
          </table:table-cell>
          <table:table-cell office:value-type="float" office:value="0">
            <text:p>0</text:p>
          </table:table-cell>
          <table:table-cell office:value-type="float" office:value="45950">
            <text:p>45950</text:p>
          </table:table-cell>
          <table:table-cell office:value-type="float" office:value="5424">
            <text:p>5424</text:p>
          </table:table-cell>
          <table:table-cell office:value-type="float" office:value="1935">
            <text:p>1935</text:p>
          </table:table-cell>
          <table:table-cell office:value-type="float" office:value="3518">
            <text:p>3518</text:p>
          </table:table-cell>
          <table:table-cell office:value-type="float" office:value="1920">
            <text:p>1920</text:p>
          </table:table-cell>
          <table:table-cell office:value-type="float" office:value="37698">
            <text:p>37698</text:p>
          </table:table-cell>
          <table:table-cell office:value-type="float" office:value="1920">
            <text:p>1920</text:p>
          </table:table-cell>
          <table:table-cell office:value-type="float" office:value="36502">
            <text:p>36502</text:p>
          </table:table-cell>
          <table:table-cell table:number-columns-repeated="2" office:value-type="float" office:value="0">
            <text:p>0</text:p>
          </table:table-cell>
          <table:table-cell office:value-type="float" office:value="18139">
            <text:p>18139</text:p>
          </table:table-cell>
          <table:table-cell office:value-type="float" office:value="2545">
            <text:p>2545</text:p>
          </table:table-cell>
          <table:table-cell table:number-columns-repeated="2" office:value-type="float" office:value="0">
            <text:p>0</text:p>
          </table:table-cell>
          <table:table-cell office:value-type="float" office:value="33028">
            <text:p>33028</text:p>
          </table:table-cell>
          <table:table-cell office:value-type="float" office:value="2882">
            <text:p>2882</text:p>
          </table:table-cell>
          <table:table-cell office:value-type="float" office:value="30866">
            <text:p>30866</text:p>
          </table:table-cell>
          <table:table-cell office:value-type="float" office:value="0">
            <text:p>0</text:p>
          </table:table-cell>
          <table:table-cell office:value-type="float" office:value="3588">
            <text:p>3588</text:p>
          </table:table-cell>
          <table:table-cell office:value-type="float" office:value="22498">
            <text:p>22498</text:p>
          </table:table-cell>
          <table:table-cell office:value-type="float" office:value="8738">
            <text:p>8738</text:p>
          </table:table-cell>
          <table:table-cell office:value-type="float" office:value="4868">
            <text:p>4868</text:p>
          </table:table-cell>
          <table:table-cell table:number-columns-repeated="2" office:value-type="float" office:value="0">
            <text:p>0</text:p>
          </table:table-cell>
          <table:table-cell office:value-type="float" office:value="11728">
            <text:p>11728</text:p>
          </table:table-cell>
          <table:table-cell office:value-type="float" office:value="22498">
            <text:p>22498</text:p>
          </table:table-cell>
          <table:table-cell office:value-type="float" office:value="0">
            <text:p>0</text:p>
          </table:table-cell>
          <table:table-cell office:value-type="float" office:value="10231">
            <text:p>10231</text:p>
          </table:table-cell>
          <table:table-cell office:value-type="float" office:value="0">
            <text:p>0</text:p>
          </table:table-cell>
          <table:table-cell office:value-type="float" office:value="17298">
            <text:p>17298</text:p>
          </table:table-cell>
          <table:table-cell office:value-type="float" office:value="14262">
            <text:p>14262</text:p>
          </table:table-cell>
          <table:table-cell office:value-type="float" office:value="13161">
            <text:p>13161</text:p>
          </table:table-cell>
          <table:table-cell office:value-type="float" office:value="21777">
            <text:p>21777</text:p>
          </table:table-cell>
          <table:table-cell office:value-type="float" office:value="0">
            <text:p>0</text:p>
          </table:table-cell>
          <table:table-cell office:value-type="float" office:value="4191">
            <text:p>4191</text:p>
          </table:table-cell>
          <table:table-cell office:value-type="float" office:value="8798">
            <text:p>8798</text:p>
          </table:table-cell>
          <table:table-cell office:value-type="float" office:value="22620">
            <text:p>22620</text:p>
          </table:table-cell>
          <table:table-cell table:number-columns-repeated="10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58">
            <text:p>4958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9356">
            <text:p>29356</text:p>
          </table:table-cell>
          <table:table-cell office:value-type="float" office:value="0">
            <text:p>0</text:p>
          </table:table-cell>
          <table:table-cell office:value-type="float" office:value="26536">
            <text:p>26536</text:p>
          </table:table-cell>
          <table:table-cell office:value-type="float" office:value="0">
            <text:p>0</text:p>
          </table:table-cell>
          <table:table-cell office:value-type="float" office:value="6985">
            <text:p>6985</text:p>
          </table:table-cell>
          <table:table-cell office:value-type="float" office:value="25073">
            <text:p>25073</text:p>
          </table:table-cell>
          <table:table-cell office:value-type="float" office:value="3558">
            <text:p>3558</text:p>
          </table:table-cell>
          <table:table-cell office:value-type="float" office:value="22764">
            <text:p>22764</text:p>
          </table:table-cell>
          <table:table-cell office:value-type="float" office:value="0">
            <text:p>0</text:p>
          </table:table-cell>
          <table:table-cell office:value-type="float" office:value="3493">
            <text:p>3493</text:p>
          </table:table-cell>
          <table:table-cell office:value-type="float" office:value="21957">
            <text:p>21957</text:p>
          </table:table-cell>
          <table:table-cell table:number-columns-repeated="3" office:value-type="float" office:value="0">
            <text:p>0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22115">
            <text:p>221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wanda</text:p>
          </table:table-cell>
          <table:table-cell table:number-columns-repeated="103" office:value-type="float" office:value="0">
            <text:p>0</text:p>
          </table:table-cell>
          <table:table-cell office:value-type="float" office:value="11828">
            <text:p>11828</text:p>
          </table:table-cell>
          <table:table-cell table:number-columns-repeated="17" office:value-type="float" office:value="0">
            <text:p>0</text:p>
          </table:table-cell>
          <table:table-cell office:value-type="float" office:value="19266">
            <text:p>19266</text:p>
          </table:table-cell>
          <table:table-cell table:number-columns-repeated="35" office:value-type="float" office:value="0">
            <text:p>0</text:p>
          </table:table-cell>
        </table:table-row>
        <table:table-row table:style-name="ro1">
          <table:table-cell office:value-type="string">
            <text:p>Saint Helena</text:p>
          </table:table-cell>
          <table:table-cell table:number-columns-repeated="5" office:value-type="float" office:value="0">
            <text:p>0</text:p>
          </table:table-cell>
          <table:table-cell office:value-type="float" office:value="91530">
            <text:p>91530</text:p>
          </table:table-cell>
          <table:table-cell table:number-columns-repeated="151" office:value-type="float" office:value="0">
            <text:p>0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table:number-columns-repeated="84" office:value-type="float" office:value="0">
            <text:p>0</text:p>
          </table:table-cell>
          <table:table-cell office:value-type="float" office:value="4782">
            <text:p>4782</text:p>
          </table:table-cell>
          <table:table-cell table:number-columns-repeated="72" office:value-type="float" office:value="0">
            <text:p>0</text:p>
          </table:table-cell>
        </table:table-row>
        <table:table-row table:style-name="ro1">
          <table:table-cell office:value-type="string">
            <text:p>Saint Lucia</text:p>
          </table:table-cell>
          <table:table-cell table:number-columns-repeated="44" office:value-type="float" office:value="0">
            <text:p>0</text:p>
          </table:table-cell>
          <table:table-cell office:value-type="float" office:value="1265">
            <text:p>1265</text:p>
          </table:table-cell>
          <table:table-cell table:number-columns-repeated="112" office:value-type="float" office:value="0">
            <text:p>0</text:p>
          </table:table-cell>
        </table:table-row>
        <table:table-row table:style-name="ro1">
          <table:table-cell office:value-type="string">
            <text:p>Saint Vincent and the Grenadines</text:p>
          </table:table-cell>
          <table:table-cell table:number-columns-repeated="14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49" office:value-type="float" office:value="0">
            <text:p>0</text:p>
          </table:table-cell>
          <table:table-cell office:value-type="float" office:value="10830">
            <text:p>10830</text:p>
          </table:table-cell>
          <table:table-cell table:number-columns-repeated="10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42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38" office:value-type="float" office:value="0">
            <text:p>0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table:number-columns-repeated="23" office:value-type="float" office:value="0">
            <text:p>0</text:p>
          </table:table-cell>
          <table:table-cell office:value-type="float" office:value="1215">
            <text:p>1215</text:p>
          </table:table-cell>
          <table:table-cell table:number-columns-repeated="63" office:value-type="float" office:value="0">
            <text:p>0</text:p>
          </table:table-cell>
          <table:table-cell office:value-type="float" office:value="3338">
            <text:p>3338</text:p>
          </table:table-cell>
          <table:table-cell table:number-columns-repeated="11" office:value-type="float" office:value="0">
            <text:p>0</text:p>
          </table:table-cell>
          <table:table-cell office:value-type="float" office:value="2967">
            <text:p>2967</text:p>
          </table:table-cell>
          <table:table-cell table:number-columns-repeated="9" office:value-type="float" office:value="0">
            <text:p>0</text:p>
          </table:table-cell>
          <table:table-cell office:value-type="float" office:value="3122">
            <text:p>3122</text:p>
          </table:table-cell>
          <table:table-cell table:number-columns-repeated="47" office:value-type="float" office:value="0">
            <text:p>0</text:p>
          </table:table-cell>
        </table:table-row>
        <table:table-row table:style-name="ro1">
          <table:table-cell office:value-type="string">
            <text:p>Indonesia</text:p>
          </table:table-cell>
          <table:table-cell table:number-columns-repeated="157" office:value-type="float" office:value="0">
            <text:p>0</text:p>
          </table:table-cell>
        </table:table-row>
        <table:table-row table:style-name="ro1">
          <table:table-cell office:value-type="string">
            <text:p>Grenada</text:p>
          </table:table-cell>
          <table:table-cell table:number-columns-repeated="109" office:value-type="float" office:value="0">
            <text:p>0</text:p>
          </table:table-cell>
          <table:table-cell office:value-type="float" office:value="19259">
            <text:p>19259</text:p>
          </table:table-cell>
          <table:table-cell table:number-columns-repeated="47" office:value-type="float" office:value="0">
            <text:p>0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float" office:value="750">
            <text:p>750</text:p>
          </table:table-cell>
          <table:table-cell table:number-columns-repeated="16" office:value-type="float" office:value="0">
            <text:p>0</text:p>
          </table:table-cell>
          <table:table-cell office:value-type="float" office:value="15045">
            <text:p>15045</text:p>
          </table:table-cell>
          <table:table-cell table:number-columns-repeated="44" office:value-type="float" office:value="0">
            <text:p>0</text:p>
          </table:table-cell>
          <table:table-cell office:value-type="float" office:value="437">
            <text:p>437</text:p>
          </table:table-cell>
          <table:table-cell table:number-columns-repeated="9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381">
            <text:p>381</text:p>
          </table:table-cell>
          <table:table-cell table:number-columns-repeated="2" office:value-type="float" office:value="0">
            <text:p>0</text:p>
          </table:table-cell>
          <table:table-cell office:value-type="float" office:value="11975">
            <text:p>11975</text:p>
          </table:table-cell>
          <table:table-cell table:number-columns-repeated="4" office:value-type="float" office:value="0">
            <text:p>0</text:p>
          </table:table-cell>
          <table:table-cell office:value-type="float" office:value="22810">
            <text:p>22810</text:p>
          </table:table-cell>
          <table:table-cell table:number-columns-repeated="3" office:value-type="float" office:value="0">
            <text:p>0</text:p>
          </table:table-cell>
          <table:table-cell office:value-type="float" office:value="12251">
            <text:p>12251</text:p>
          </table:table-cell>
          <table:table-cell office:value-type="float" office:value="11537">
            <text:p>11537</text:p>
          </table:table-cell>
          <table:table-cell office:value-type="float" office:value="4200">
            <text:p>4200</text:p>
          </table:table-cell>
          <table:table-cell table:number-columns-repeated="2" office:value-type="float" office:value="0">
            <text:p>0</text:p>
          </table:table-cell>
          <table:table-cell office:value-type="float" office:value="11894">
            <text:p>11894</text:p>
          </table:table-cell>
          <table:table-cell office:value-type="float" office:value="0">
            <text:p>0</text:p>
          </table:table-cell>
          <table:table-cell office:value-type="float" office:value="14199">
            <text:p>14199</text:p>
          </table:table-cell>
          <table:table-cell table:number-columns-repeated="5" office:value-type="float" office:value="0">
            <text:p>0</text:p>
          </table:table-cell>
          <table:table-cell office:value-type="float" office:value="5549">
            <text:p>5549</text:p>
          </table:table-cell>
          <table:table-cell table:number-columns-repeated="2" office:value-type="float" office:value="0">
            <text:p>0</text:p>
          </table:table-cell>
          <table:table-cell office:value-type="float" office:value="11099">
            <text:p>11099</text:p>
          </table:table-cell>
          <table:table-cell office:value-type="float" office:value="12616">
            <text:p>12616</text:p>
          </table:table-cell>
          <table:table-cell table:number-columns-repeated="7" office:value-type="float" office:value="0">
            <text:p>0</text:p>
          </table:table-cell>
          <table:table-cell office:value-type="float" office:value="10645">
            <text:p>1064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1086">
            <text:p>11086</text:p>
          </table:table-cell>
          <table:table-cell table:number-columns-repeated="16" office:value-type="float" office:value="0">
            <text:p>0</text:p>
          </table:table-cell>
          <table:table-cell office:value-type="float" office:value="4672">
            <text:p>46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uyana</text:p>
          </table:table-cell>
          <table:table-cell table:number-columns-repeated="19" office:value-type="float" office:value="0">
            <text:p>0</text:p>
          </table:table-cell>
          <table:table-cell office:value-type="float" office:value="10268">
            <text:p>10268</text:p>
          </table:table-cell>
          <table:table-cell table:number-columns-repeated="10" office:value-type="float" office:value="0">
            <text:p>0</text:p>
          </table:table-cell>
          <table:table-cell office:value-type="float" office:value="12009">
            <text:p>12009</text:p>
          </table:table-cell>
          <table:table-cell table:number-columns-repeated="25" office:value-type="float" office:value="0">
            <text:p>0</text:p>
          </table:table-cell>
          <table:table-cell office:value-type="float" office:value="16113">
            <text:p>16113</text:p>
          </table:table-cell>
          <table:table-cell table:number-columns-repeated="12" office:value-type="float" office:value="0">
            <text:p>0</text:p>
          </table:table-cell>
          <table:table-cell office:value-type="float" office:value="4711">
            <text:p>4711</text:p>
          </table:table-cell>
          <table:table-cell table:number-columns-repeated="7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8791">
            <text:p>8791</text:p>
          </table:table-cell>
          <table:table-cell office:value-type="float" office:value="0">
            <text:p>0</text:p>
          </table:table-cell>
          <table:table-cell office:value-type="float" office:value="4334">
            <text:p>4334</text:p>
          </table:table-cell>
          <table:table-cell table:number-columns-repeated="17" office:value-type="float" office:value="0">
            <text:p>0</text:p>
          </table:table-cell>
          <table:table-cell office:value-type="float" office:value="3931">
            <text:p>3931</text:p>
          </table:table-cell>
          <table:table-cell table:number-columns-repeated="17" office:value-type="float" office:value="0">
            <text:p>0</text:p>
          </table:table-cell>
          <table:table-cell office:value-type="float" office:value="638">
            <text:p>638</text:p>
          </table:table-cell>
          <table:table-cell table:number-columns-repeated="11" office:value-type="float" office:value="0">
            <text:p>0</text:p>
          </table:table-cell>
          <table:table-cell office:value-type="float" office:value="6061">
            <text:p>6061</text:p>
          </table:table-cell>
          <table:table-cell table:number-columns-repeated="16" office:value-type="float" office:value="0">
            <text:p>0</text:p>
          </table:table-cell>
          <table:table-cell office:value-type="float" office:value="3753">
            <text:p>3753</text:p>
          </table:table-cell>
          <table:table-cell table:number-columns-repeated="8" office:value-type="float" office:value="0">
            <text:p>0</text:p>
          </table:table-cell>
          <table:table-cell office:value-type="float" office:value="3126">
            <text:p>31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float" office:value="12109">
            <text:p>12109</text:p>
          </table:table-cell>
          <table:table-cell table:number-columns-repeated="2" office:value-type="float" office:value="0">
            <text:p>0</text:p>
          </table:table-cell>
          <table:table-cell office:value-type="float" office:value="1856">
            <text:p>1856</text:p>
          </table:table-cell>
          <table:table-cell table:number-columns-repeated="13" office:value-type="float" office:value="0">
            <text:p>0</text:p>
          </table:table-cell>
          <table:table-cell office:value-type="float" office:value="7830">
            <text:p>7830</text:p>
          </table:table-cell>
          <table:table-cell table:number-columns-repeated="14" office:value-type="float" office:value="0">
            <text:p>0</text:p>
          </table:table-cell>
          <table:table-cell office:value-type="float" office:value="13068">
            <text:p>13068</text:p>
          </table:table-cell>
          <table:table-cell office:value-type="float" office:value="0">
            <text:p>0</text:p>
          </table:table-cell>
          <table:table-cell office:value-type="float" office:value="4980">
            <text:p>4980</text:p>
          </table:table-cell>
          <table:table-cell office:value-type="float" office:value="0">
            <text:p>0</text:p>
          </table:table-cell>
          <table:table-cell office:value-type="float" office:value="4734">
            <text:p>4734</text:p>
          </table:table-cell>
          <table:table-cell table:number-columns-repeated="6" office:value-type="float" office:value="0">
            <text:p>0</text:p>
          </table:table-cell>
          <table:table-cell office:value-type="float" office:value="13988">
            <text:p>13988</text:p>
          </table:table-cell>
          <table:table-cell office:value-type="float" office:value="0">
            <text:p>0</text:p>
          </table:table-cell>
          <table:table-cell office:value-type="float" office:value="9125">
            <text:p>9125</text:p>
          </table:table-cell>
          <table:table-cell office:value-type="float" office:value="12954">
            <text:p>12954</text:p>
          </table:table-cell>
          <table:table-cell office:value-type="float" office:value="8469">
            <text:p>8469</text:p>
          </table:table-cell>
          <table:table-cell table:number-columns-repeated="2" office:value-type="float" office:value="0">
            <text:p>0</text:p>
          </table:table-cell>
          <table:table-cell office:value-type="float" office:value="11462">
            <text:p>11462</text:p>
          </table:table-cell>
          <table:table-cell office:value-type="float" office:value="0">
            <text:p>0</text:p>
          </table:table-cell>
          <table:table-cell office:value-type="float" office:value="52220">
            <text:p>52220</text:p>
          </table:table-cell>
          <table:table-cell office:value-type="float" office:value="31144">
            <text:p>31144</text:p>
          </table:table-cell>
          <table:table-cell office:value-type="float" office:value="11240">
            <text:p>11240</text:p>
          </table:table-cell>
          <table:table-cell office:value-type="float" office:value="40878">
            <text:p>40878</text:p>
          </table:table-cell>
          <table:table-cell office:value-type="float" office:value="31549">
            <text:p>31549</text:p>
          </table:table-cell>
          <table:table-cell office:value-type="float" office:value="9200">
            <text:p>9200</text:p>
          </table:table-cell>
          <table:table-cell office:value-type="float" office:value="29599">
            <text:p>29599</text:p>
          </table:table-cell>
          <table:table-cell office:value-type="float" office:value="9418">
            <text:p>9418</text:p>
          </table:table-cell>
          <table:table-cell office:value-type="float" office:value="0">
            <text:p>0</text:p>
          </table:table-cell>
          <table:table-cell office:value-type="float" office:value="9421">
            <text:p>9421</text:p>
          </table:table-cell>
          <table:table-cell office:value-type="float" office:value="30515">
            <text:p>30515</text:p>
          </table:table-cell>
          <table:table-cell office:value-type="float" office:value="9630">
            <text:p>9630</text:p>
          </table:table-cell>
          <table:table-cell table:number-columns-repeated="2" office:value-type="float" office:value="0">
            <text:p>0</text:p>
          </table:table-cell>
          <table:table-cell office:value-type="float" office:value="11008">
            <text:p>11008</text:p>
          </table:table-cell>
          <table:table-cell office:value-type="float" office:value="10044">
            <text:p>10044</text:p>
          </table:table-cell>
          <table:table-cell table:number-columns-repeated="2" office:value-type="float" office:value="0">
            <text:p>0</text:p>
          </table:table-cell>
          <table:table-cell office:value-type="float" office:value="12490">
            <text:p>12490</text:p>
          </table:table-cell>
          <table:table-cell office:value-type="float" office:value="11609">
            <text:p>11609</text:p>
          </table:table-cell>
          <table:table-cell office:value-type="float" office:value="0">
            <text:p>0</text:p>
          </table:table-cell>
          <table:table-cell office:value-type="float" office:value="12653">
            <text:p>12653</text:p>
          </table:table-cell>
          <table:table-cell office:value-type="float" office:value="11219">
            <text:p>11219</text:p>
          </table:table-cell>
          <table:table-cell office:value-type="float" office:value="0">
            <text:p>0</text:p>
          </table:table-cell>
          <table:table-cell office:value-type="float" office:value="19051">
            <text:p>19051</text:p>
          </table:table-cell>
          <table:table-cell office:value-type="float" office:value="18793">
            <text:p>18793</text:p>
          </table:table-cell>
          <table:table-cell office:value-type="float" office:value="21231">
            <text:p>21231</text:p>
          </table:table-cell>
          <table:table-cell office:value-type="float" office:value="0">
            <text:p>0</text:p>
          </table:table-cell>
          <table:table-cell office:value-type="float" office:value="17641">
            <text:p>17641</text:p>
          </table:table-cell>
          <table:table-cell office:value-type="float" office:value="26989">
            <text:p>26989</text:p>
          </table:table-cell>
          <table:table-cell office:value-type="float" office:value="21591">
            <text:p>21591</text:p>
          </table:table-cell>
          <table:table-cell office:value-type="float" office:value="9208">
            <text:p>9208</text:p>
          </table:table-cell>
          <table:table-cell office:value-type="float" office:value="34833">
            <text:p>348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9918">
            <text:p>9918</text:p>
          </table:table-cell>
          <table:table-cell office:value-type="float" office:value="10117">
            <text:p>10117</text:p>
          </table:table-cell>
          <table:table-cell table:number-columns-repeated="2" office:value-type="float" office:value="0">
            <text:p>0</text:p>
          </table:table-cell>
          <table:table-cell office:value-type="float" office:value="17622">
            <text:p>17622</text:p>
          </table:table-cell>
          <table:table-cell office:value-type="float" office:value="22034">
            <text:p>22034</text:p>
          </table:table-cell>
          <table:table-cell office:value-type="float" office:value="0">
            <text:p>0</text:p>
          </table:table-cell>
          <table:table-cell office:value-type="float" office:value="18626">
            <text:p>18626</text:p>
          </table:table-cell>
          <table:table-cell table:number-columns-repeated="4" office:value-type="float" office:value="0">
            <text:p>0</text:p>
          </table:table-cell>
          <table:table-cell office:value-type="float" office:value="29808">
            <text:p>29808</text:p>
          </table:table-cell>
          <table:table-cell office:value-type="float" office:value="0">
            <text:p>0</text:p>
          </table:table-cell>
          <table:table-cell office:value-type="float" office:value="8675">
            <text:p>8675</text:p>
          </table:table-cell>
          <table:table-cell office:value-type="float" office:value="20306">
            <text:p>20306</text:p>
          </table:table-cell>
          <table:table-cell office:value-type="float" office:value="18595">
            <text:p>18595</text:p>
          </table:table-cell>
          <table:table-cell office:value-type="float" office:value="18416">
            <text:p>18416</text:p>
          </table:table-cell>
          <table:table-cell table:number-columns-repeated="3" office:value-type="float" office:value="0">
            <text:p>0</text:p>
          </table:table-cell>
          <table:table-cell office:value-type="float" office:value="18112">
            <text:p>18112</text:p>
          </table:table-cell>
          <table:table-cell office:value-type="float" office:value="31059">
            <text:p>31059</text:p>
          </table:table-cell>
          <table:table-cell table:number-columns-repeated="2" office:value-type="float" office:value="0">
            <text:p>0</text:p>
          </table:table-cell>
          <table:table-cell office:value-type="float" office:value="11017">
            <text:p>11017</text:p>
          </table:table-cell>
          <table:table-cell office:value-type="float" office:value="0">
            <text:p>0</text:p>
          </table:table-cell>
          <table:table-cell office:value-type="float" office:value="19645">
            <text:p>19645</text:p>
          </table:table-cell>
          <table:table-cell office:value-type="float" office:value="30649">
            <text:p>30649</text:p>
          </table:table-cell>
          <table:table-cell office:value-type="float" office:value="27437">
            <text:p>27437</text:p>
          </table:table-cell>
          <table:table-cell table:number-columns-repeated="2" office:value-type="float" office:value="0">
            <text:p>0</text:p>
          </table:table-cell>
          <table:table-cell office:value-type="float" office:value="9072">
            <text:p>9072</text:p>
          </table:table-cell>
          <table:table-cell office:value-type="float" office:value="0">
            <text:p>0</text:p>
          </table:table-cell>
          <table:table-cell office:value-type="float" office:value="11095">
            <text:p>11095</text:p>
          </table:table-cell>
          <table:table-cell office:value-type="float" office:value="0">
            <text:p>0</text:p>
          </table:table-cell>
          <table:table-cell office:value-type="float" office:value="8450">
            <text:p>8450</text:p>
          </table:table-cell>
          <table:table-cell table:number-columns-repeated="2" office:value-type="float" office:value="0">
            <text:p>0</text:p>
          </table:table-cell>
          <table:table-cell office:value-type="float" office:value="27723">
            <text:p>27723</text:p>
          </table:table-cell>
          <table:table-cell office:value-type="float" office:value="17485">
            <text:p>17485</text:p>
          </table:table-cell>
          <table:table-cell office:value-type="float" office:value="35786">
            <text:p>35786</text:p>
          </table:table-cell>
          <table:table-cell office:value-type="float" office:value="19531">
            <text:p>19531</text:p>
          </table:table-cell>
          <table:table-cell table:number-columns-repeated="4" office:value-type="float" office:value="0">
            <text:p>0</text:p>
          </table:table-cell>
          <table:table-cell office:value-type="float" office:value="8120">
            <text:p>8120</text:p>
          </table:table-cell>
          <table:table-cell office:value-type="float" office:value="10093">
            <text:p>10093</text:p>
          </table:table-cell>
          <table:table-cell office:value-type="float" office:value="22056">
            <text:p>22056</text:p>
          </table:table-cell>
          <table:table-cell table:number-columns-repeated="3" office:value-type="float" office:value="0">
            <text:p>0</text:p>
          </table:table-cell>
          <table:table-cell office:value-type="float" office:value="46906">
            <text:p>46906</text:p>
          </table:table-cell>
          <table:table-cell office:value-type="float" office:value="8705">
            <text:p>8705</text:p>
          </table:table-cell>
          <table:table-cell table:number-columns-repeated="3" office:value-type="float" office:value="0">
            <text:p>0</text:p>
          </table:table-cell>
          <table:table-cell office:value-type="float" office:value="7929">
            <text:p>7929</text:p>
          </table:table-cell>
          <table:table-cell table:number-columns-repeated="5" office:value-type="float" office:value="0">
            <text:p>0</text:p>
          </table:table-cell>
          <table:table-cell office:value-type="float" office:value="8028">
            <text:p>8028</text:p>
          </table:table-cell>
          <table:table-cell office:value-type="float" office:value="0">
            <text:p>0</text:p>
          </table:table-cell>
          <table:table-cell office:value-type="float" office:value="22399">
            <text:p>223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iribati</text:p>
          </table:table-cell>
          <table:table-cell table:number-columns-repeated="90"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655">
            <text:p>655</text:p>
          </table:table-cell>
          <table:table-cell table:number-columns-repeated="9"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17" office:value-type="float" office:value="0">
            <text:p>0</text:p>
          </table:table-cell>
          <table:table-cell office:value-type="float" office:value="720">
            <text:p>720</text:p>
          </table:table-cell>
          <table:table-cell table:number-columns-repeated="6"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2575">
            <text:p>2575</text:p>
          </table:table-cell>
          <table:table-cell table:number-columns-repeated="5" office:value-type="float" office:value="0">
            <text:p>0</text:p>
          </table:table-cell>
          <table:table-cell office:value-type="float" office:value="189">
            <text:p>189</text:p>
          </table:table-cell>
          <table:table-cell table:number-columns-repeated="8" office:value-type="float" office:value="0">
            <text:p>0</text:p>
          </table:table-cell>
          <table:table-cell office:value-type="float" office:value="510">
            <text:p>510</text:p>
          </table:table-cell>
          <table:table-cell table:number-columns-repeated="8" office:value-type="float" office:value="0">
            <text:p>0</text:p>
          </table:table-cell>
          <table:table-cell office:value-type="float" office:value="990">
            <text:p>99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ambia</text:p>
          </table:table-cell>
          <table:table-cell table:number-columns-repeated="87" office:value-type="float" office:value="0">
            <text:p>0</text:p>
          </table:table-cell>
          <table:table-cell office:value-type="float" office:value="4645">
            <text:p>4645</text:p>
          </table:table-cell>
          <table:table-cell table:number-columns-repeated="11" office:value-type="float" office:value="0">
            <text:p>0</text:p>
          </table:table-cell>
          <table:table-cell office:value-type="float" office:value="10509">
            <text:p>10509</text:p>
          </table:table-cell>
          <table:table-cell table:number-columns-repeated="19" office:value-type="float" office:value="0">
            <text:p>0</text:p>
          </table:table-cell>
          <table:table-cell office:value-type="float" office:value="10504">
            <text:p>10504</text:p>
          </table:table-cell>
          <table:table-cell table:number-columns-repeated="28" office:value-type="float" office:value="0">
            <text:p>0</text:p>
          </table:table-cell>
          <table:table-cell office:value-type="float" office:value="8735">
            <text:p>8735</text:p>
          </table:table-cell>
          <table:table-cell office:value-type="float" office:value="0">
            <text:p>0</text:p>
          </table:table-cell>
          <table:table-cell office:value-type="float" office:value="9493">
            <text:p>9493</text:p>
          </table:table-cell>
          <table:table-cell office:value-type="float" office:value="0">
            <text:p>0</text:p>
          </table:table-cell>
          <table:table-cell office:value-type="float" office:value="10013">
            <text:p>100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alestine, State of</text:p>
          </table:table-cell>
          <table:table-cell table:number-columns-repeated="146" office:value-type="float" office:value="0">
            <text:p>0</text:p>
          </table:table-cell>
          <table:table-cell office:value-type="float" office:value="25561">
            <text:p>2556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Equatorial Guinea</text:p>
          </table:table-cell>
          <table:table-cell table:number-columns-repeated="33" office:value-type="float" office:value="0">
            <text:p>0</text:p>
          </table:table-cell>
          <table:table-cell office:value-type="float" office:value="565">
            <text:p>565</text:p>
          </table:table-cell>
          <table:table-cell table:number-columns-repeated="7" office:value-type="float" office:value="0">
            <text:p>0</text:p>
          </table:table-cell>
          <table:table-cell office:value-type="float" office:value="361">
            <text:p>361</text:p>
          </table:table-cell>
          <table:table-cell table:number-columns-repeated="16" office:value-type="float" office:value="0">
            <text:p>0</text:p>
          </table:table-cell>
          <table:table-cell office:value-type="float" office:value="962">
            <text:p>962</text:p>
          </table:table-cell>
          <table:table-cell table:number-columns-repeated="35" office:value-type="float" office:value="0">
            <text:p>0</text:p>
          </table:table-cell>
          <table:table-cell office:value-type="float" office:value="1542">
            <text:p>1542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3" office:value-type="float" office:value="0">
            <text:p>0</text:p>
          </table:table-cell>
          <table:table-cell office:value-type="float" office:value="936">
            <text:p>936</text:p>
          </table:table-cell>
          <table:table-cell table:number-columns-repeated="37" office:value-type="float" office:value="0">
            <text:p>0</text:p>
          </table:table-cell>
        </table:table-row>
        <table:table-row table:style-name="ro1">
          <table:table-cell office:value-type="string">
            <text:p>Ethiopia</text:p>
          </table:table-cell>
          <table:table-cell table:number-columns-repeated="10" office:value-type="float" office:value="0">
            <text:p>0</text:p>
          </table:table-cell>
          <table:table-cell office:value-type="float" office:value="100800">
            <text:p>100800</text:p>
          </table:table-cell>
          <table:table-cell office:value-type="float" office:value="362880">
            <text:p>362880</text:p>
          </table:table-cell>
          <table:table-cell table:number-columns-repeated="7" office:value-type="float" office:value="0">
            <text:p>0</text:p>
          </table:table-cell>
          <table:table-cell office:value-type="float" office:value="342720">
            <text:p>342720</text:p>
          </table:table-cell>
          <table:table-cell table:number-columns-repeated="6" office:value-type="float" office:value="0">
            <text:p>0</text:p>
          </table:table-cell>
          <table:table-cell office:value-type="float" office:value="181440">
            <text:p>181440</text:p>
          </table:table-cell>
          <table:table-cell table:number-columns-repeated="16" office:value-type="float" office:value="0">
            <text:p>0</text:p>
          </table:table-cell>
          <table:table-cell office:value-type="float" office:value="7410">
            <text:p>7410</text:p>
          </table:table-cell>
          <table:table-cell office:value-type="float" office:value="0">
            <text:p>0</text:p>
          </table:table-cell>
          <table:table-cell office:value-type="float" office:value="14866">
            <text:p>14866</text:p>
          </table:table-cell>
          <table:table-cell office:value-type="float" office:value="0">
            <text:p>0</text:p>
          </table:table-cell>
          <table:table-cell office:value-type="float" office:value="14545">
            <text:p>14545</text:p>
          </table:table-cell>
          <table:table-cell table:number-columns-repeated="9" office:value-type="float" office:value="0">
            <text:p>0</text:p>
          </table:table-cell>
          <table:table-cell office:value-type="float" office:value="13237">
            <text:p>13237</text:p>
          </table:table-cell>
          <table:table-cell office:value-type="float" office:value="0">
            <text:p>0</text:p>
          </table:table-cell>
          <table:table-cell office:value-type="float" office:value="13378">
            <text:p>13378</text:p>
          </table:table-cell>
          <table:table-cell office:value-type="float" office:value="0">
            <text:p>0</text:p>
          </table:table-cell>
          <table:table-cell office:value-type="float" office:value="23219">
            <text:p>23219</text:p>
          </table:table-cell>
          <table:table-cell office:value-type="float" office:value="0">
            <text:p>0</text:p>
          </table:table-cell>
          <table:table-cell office:value-type="float" office:value="25906">
            <text:p>25906</text:p>
          </table:table-cell>
          <table:table-cell office:value-type="float" office:value="13269">
            <text:p>13269</text:p>
          </table:table-cell>
          <table:table-cell table:number-columns-repeated="2" office:value-type="float" office:value="0">
            <text:p>0</text:p>
          </table:table-cell>
          <table:table-cell office:value-type="float" office:value="15337">
            <text:p>15337</text:p>
          </table:table-cell>
          <table:table-cell office:value-type="float" office:value="21983">
            <text:p>21983</text:p>
          </table:table-cell>
          <table:table-cell office:value-type="float" office:value="30156">
            <text:p>30156</text:p>
          </table:table-cell>
          <table:table-cell office:value-type="float" office:value="13456">
            <text:p>13456</text:p>
          </table:table-cell>
          <table:table-cell office:value-type="float" office:value="31068">
            <text:p>31068</text:p>
          </table:table-cell>
          <table:table-cell office:value-type="float" office:value="39131">
            <text:p>39131</text:p>
          </table:table-cell>
          <table:table-cell table:number-columns-repeated="2" office:value-type="float" office:value="0">
            <text:p>0</text:p>
          </table:table-cell>
          <table:table-cell office:value-type="float" office:value="27218">
            <text:p>27218</text:p>
          </table:table-cell>
          <table:table-cell office:value-type="float" office:value="9900">
            <text:p>9900</text:p>
          </table:table-cell>
          <table:table-cell office:value-type="float" office:value="41043">
            <text:p>41043</text:p>
          </table:table-cell>
          <table:table-cell office:value-type="float" office:value="11478">
            <text:p>11478</text:p>
          </table:table-cell>
          <table:table-cell office:value-type="float" office:value="5455">
            <text:p>5455</text:p>
          </table:table-cell>
          <table:table-cell office:value-type="float" office:value="19989">
            <text:p>19989</text:p>
          </table:table-cell>
          <table:table-cell office:value-type="float" office:value="23950">
            <text:p>23950</text:p>
          </table:table-cell>
          <table:table-cell office:value-type="float" office:value="0">
            <text:p>0</text:p>
          </table:table-cell>
          <table:table-cell office:value-type="float" office:value="11935">
            <text:p>11935</text:p>
          </table:table-cell>
          <table:table-cell office:value-type="float" office:value="18480">
            <text:p>18480</text:p>
          </table:table-cell>
          <table:table-cell office:value-type="float" office:value="12642">
            <text:p>12642</text:p>
          </table:table-cell>
          <table:table-cell office:value-type="float" office:value="8615">
            <text:p>8615</text:p>
          </table:table-cell>
          <table:table-cell office:value-type="float" office:value="12218">
            <text:p>12218</text:p>
          </table:table-cell>
          <table:table-cell office:value-type="float" office:value="0">
            <text:p>0</text:p>
          </table:table-cell>
          <table:table-cell office:value-type="float" office:value="8511">
            <text:p>8511</text:p>
          </table:table-cell>
          <table:table-cell office:value-type="float" office:value="12840">
            <text:p>12840</text:p>
          </table:table-cell>
          <table:table-cell office:value-type="float" office:value="14575">
            <text:p>14575</text:p>
          </table:table-cell>
          <table:table-cell office:value-type="float" office:value="32213">
            <text:p>32213</text:p>
          </table:table-cell>
          <table:table-cell office:value-type="float" office:value="12050">
            <text:p>12050</text:p>
          </table:table-cell>
          <table:table-cell office:value-type="float" office:value="0">
            <text:p>0</text:p>
          </table:table-cell>
          <table:table-cell office:value-type="float" office:value="13586">
            <text:p>13586</text:p>
          </table:table-cell>
          <table:table-cell office:value-type="float" office:value="11530">
            <text:p>11530</text:p>
          </table:table-cell>
          <table:table-cell table:number-columns-repeated="2" office:value-type="float" office:value="0">
            <text:p>0</text:p>
          </table:table-cell>
          <table:table-cell office:value-type="float" office:value="13323">
            <text:p>13323</text:p>
          </table:table-cell>
          <table:table-cell office:value-type="float" office:value="0">
            <text:p>0</text:p>
          </table:table-cell>
          <table:table-cell office:value-type="float" office:value="12942">
            <text:p>12942</text:p>
          </table:table-cell>
          <table:table-cell office:value-type="float" office:value="180">
            <text:p>180</text:p>
          </table:table-cell>
          <table:table-cell office:value-type="float" office:value="11585">
            <text:p>11585</text:p>
          </table:table-cell>
          <table:table-cell office:value-type="float" office:value="29964">
            <text:p>29964</text:p>
          </table:table-cell>
          <table:table-cell table:number-columns-repeated="3" office:value-type="float" office:value="0">
            <text:p>0</text:p>
          </table:table-cell>
          <table:table-cell office:value-type="float" office:value="13281">
            <text:p>13281</text:p>
          </table:table-cell>
          <table:table-cell office:value-type="float" office:value="21090">
            <text:p>21090</text:p>
          </table:table-cell>
          <table:table-cell office:value-type="float" office:value="7410">
            <text:p>7410</text:p>
          </table:table-cell>
          <table:table-cell table:number-columns-repeated="2" office:value-type="float" office:value="0">
            <text:p>0</text:p>
          </table:table-cell>
          <table:table-cell office:value-type="float" office:value="36195">
            <text:p>36195</text:p>
          </table:table-cell>
          <table:table-cell office:value-type="float" office:value="24891">
            <text:p>24891</text:p>
          </table:table-cell>
          <table:table-cell table:number-columns-repeated="9" office:value-type="float" office:value="0">
            <text:p>0</text:p>
          </table:table-cell>
          <table:table-cell office:value-type="float" office:value="42432">
            <text:p>42432</text:p>
          </table:table-cell>
          <table:table-cell office:value-type="float" office:value="0">
            <text:p>0</text:p>
          </table:table-cell>
          <table:table-cell office:value-type="float" office:value="25596">
            <text:p>25596</text:p>
          </table:table-cell>
          <table:table-cell table:number-columns-repeated="2" office:value-type="float" office:value="7410">
            <text:p>7410</text:p>
          </table:table-cell>
          <table:table-cell table:number-columns-repeated="2" office:value-type="float" office:value="0">
            <text:p>0</text:p>
          </table:table-cell>
          <table:table-cell office:value-type="float" office:value="9330">
            <text:p>9330</text:p>
          </table:table-cell>
          <table:table-cell office:value-type="float" office:value="0">
            <text:p>0</text:p>
          </table:table-cell>
          <table:table-cell office:value-type="float" office:value="41604">
            <text:p>41604</text:p>
          </table:table-cell>
          <table:table-cell office:value-type="float" office:value="0">
            <text:p>0</text:p>
          </table:table-cell>
          <table:table-cell office:value-type="float" office:value="33396">
            <text:p>33396</text:p>
          </table:table-cell>
          <table:table-cell table:number-columns-repeated="2" office:value-type="float" office:value="0">
            <text:p>0</text:p>
          </table:table-cell>
          <table:table-cell office:value-type="float" office:value="21304">
            <text:p>21304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float" office:value="18582">
            <text:p>18582</text:p>
          </table:table-cell>
          <table:table-cell table:number-columns-repeated="6" office:value-type="float" office:value="0">
            <text:p>0</text:p>
          </table:table-cell>
          <table:table-cell office:value-type="float" office:value="9074">
            <text:p>9074</text:p>
          </table:table-cell>
          <table:table-cell office:value-type="float" office:value="0">
            <text:p>0</text:p>
          </table:table-cell>
          <table:table-cell office:value-type="float" office:value="35340">
            <text:p>35340</text:p>
          </table:table-cell>
          <table:table-cell office:value-type="float" office:value="0">
            <text:p>0</text:p>
          </table:table-cell>
          <table:table-cell office:value-type="float" office:value="56367">
            <text:p>56367</text:p>
          </table:table-cell>
          <table:table-cell office:value-type="float" office:value="27360">
            <text:p>273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Eritrea</text:p>
          </table:table-cell>
          <table:table-cell table:number-columns-repeated="157" office:value-type="float" office:value="0">
            <text:p>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0">
            <text:p>0</text:p>
          </table:table-cell>
          <table:table-cell office:value-type="float" office:value="12181">
            <text:p>12181</text:p>
          </table:table-cell>
          <table:table-cell table:number-columns-repeated="10" office:value-type="float" office:value="0">
            <text:p>0</text:p>
          </table:table-cell>
          <table:table-cell office:value-type="float" office:value="33520">
            <text:p>33520</text:p>
          </table:table-cell>
          <table:table-cell office:value-type="float" office:value="10957">
            <text:p>10957</text:p>
          </table:table-cell>
          <table:table-cell office:value-type="float" office:value="11941">
            <text:p>11941</text:p>
          </table:table-cell>
          <table:table-cell table:number-columns-repeated="3" office:value-type="float" office:value="0">
            <text:p>0</text:p>
          </table:table-cell>
          <table:table-cell office:value-type="float" office:value="99757">
            <text:p>99757</text:p>
          </table:table-cell>
          <table:table-cell office:value-type="float" office:value="125471">
            <text:p>125471</text:p>
          </table:table-cell>
          <table:table-cell office:value-type="float" office:value="33645">
            <text:p>33645</text:p>
          </table:table-cell>
          <table:table-cell office:value-type="float" office:value="38753">
            <text:p>38753</text:p>
          </table:table-cell>
          <table:table-cell office:value-type="float" office:value="0">
            <text:p>0</text:p>
          </table:table-cell>
          <table:table-cell office:value-type="float" office:value="33333">
            <text:p>33333</text:p>
          </table:table-cell>
          <table:table-cell office:value-type="float" office:value="0">
            <text:p>0</text:p>
          </table:table-cell>
          <table:table-cell office:value-type="float" office:value="40337">
            <text:p>40337</text:p>
          </table:table-cell>
          <table:table-cell office:value-type="float" office:value="9956">
            <text:p>9956</text:p>
          </table:table-cell>
          <table:table-cell office:value-type="float" office:value="11960">
            <text:p>11960</text:p>
          </table:table-cell>
          <table:table-cell office:value-type="float" office:value="0">
            <text:p>0</text:p>
          </table:table-cell>
          <table:table-cell office:value-type="float" office:value="12609">
            <text:p>12609</text:p>
          </table:table-cell>
          <table:table-cell office:value-type="float" office:value="32693">
            <text:p>32693</text:p>
          </table:table-cell>
          <table:table-cell office:value-type="float" office:value="80079">
            <text:p>80079</text:p>
          </table:table-cell>
          <table:table-cell office:value-type="float" office:value="10102">
            <text:p>10102</text:p>
          </table:table-cell>
          <table:table-cell office:value-type="float" office:value="48008">
            <text:p>48008</text:p>
          </table:table-cell>
          <table:table-cell office:value-type="float" office:value="0">
            <text:p>0</text:p>
          </table:table-cell>
          <table:table-cell office:value-type="float" office:value="4407">
            <text:p>4407</text:p>
          </table:table-cell>
          <table:table-cell table:number-columns-repeated="4" office:value-type="float" office:value="0">
            <text:p>0</text:p>
          </table:table-cell>
          <table:table-cell office:value-type="float" office:value="36612">
            <text:p>36612</text:p>
          </table:table-cell>
          <table:table-cell office:value-type="float" office:value="0">
            <text:p>0</text:p>
          </table:table-cell>
          <table:table-cell office:value-type="float" office:value="60388">
            <text:p>60388</text:p>
          </table:table-cell>
          <table:table-cell office:value-type="float" office:value="9657">
            <text:p>9657</text:p>
          </table:table-cell>
          <table:table-cell office:value-type="float" office:value="306901">
            <text:p>306901</text:p>
          </table:table-cell>
          <table:table-cell office:value-type="float" office:value="244869">
            <text:p>244869</text:p>
          </table:table-cell>
          <table:table-cell office:value-type="float" office:value="316397">
            <text:p>316397</text:p>
          </table:table-cell>
          <table:table-cell office:value-type="float" office:value="205742">
            <text:p>205742</text:p>
          </table:table-cell>
          <table:table-cell office:value-type="float" office:value="425445">
            <text:p>425445</text:p>
          </table:table-cell>
          <table:table-cell office:value-type="float" office:value="0">
            <text:p>0</text:p>
          </table:table-cell>
          <table:table-cell office:value-type="float" office:value="54430">
            <text:p>54430</text:p>
          </table:table-cell>
          <table:table-cell office:value-type="float" office:value="20160">
            <text:p>20160</text:p>
          </table:table-cell>
          <table:table-cell office:value-type="float" office:value="0">
            <text:p>0</text:p>
          </table:table-cell>
          <table:table-cell office:value-type="float" office:value="20160">
            <text:p>20160</text:p>
          </table:table-cell>
          <table:table-cell office:value-type="float" office:value="0">
            <text:p>0</text:p>
          </table:table-cell>
          <table:table-cell office:value-type="float" office:value="68202">
            <text:p>68202</text:p>
          </table:table-cell>
          <table:table-cell office:value-type="float" office:value="319131">
            <text:p>319131</text:p>
          </table:table-cell>
          <table:table-cell office:value-type="float" office:value="193708">
            <text:p>193708</text:p>
          </table:table-cell>
          <table:table-cell office:value-type="float" office:value="272599">
            <text:p>272599</text:p>
          </table:table-cell>
          <table:table-cell office:value-type="float" office:value="224110">
            <text:p>224110</text:p>
          </table:table-cell>
          <table:table-cell office:value-type="float" office:value="167708">
            <text:p>167708</text:p>
          </table:table-cell>
          <table:table-cell office:value-type="float" office:value="121931">
            <text:p>121931</text:p>
          </table:table-cell>
          <table:table-cell office:value-type="float" office:value="99142">
            <text:p>99142</text:p>
          </table:table-cell>
          <table:table-cell office:value-type="float" office:value="30153">
            <text:p>30153</text:p>
          </table:table-cell>
          <table:table-cell office:value-type="float" office:value="33688">
            <text:p>33688</text:p>
          </table:table-cell>
          <table:table-cell office:value-type="float" office:value="20624">
            <text:p>20624</text:p>
          </table:table-cell>
          <table:table-cell table:number-columns-repeated="2" office:value-type="float" office:value="0">
            <text:p>0</text:p>
          </table:table-cell>
          <table:table-cell office:value-type="float" office:value="539626">
            <text:p>539626</text:p>
          </table:table-cell>
          <table:table-cell office:value-type="float" office:value="431990">
            <text:p>431990</text:p>
          </table:table-cell>
          <table:table-cell office:value-type="float" office:value="409618">
            <text:p>409618</text:p>
          </table:table-cell>
          <table:table-cell office:value-type="float" office:value="388778">
            <text:p>388778</text:p>
          </table:table-cell>
          <table:table-cell office:value-type="float" office:value="128875">
            <text:p>128875</text:p>
          </table:table-cell>
          <table:table-cell office:value-type="float" office:value="132487">
            <text:p>132487</text:p>
          </table:table-cell>
          <table:table-cell office:value-type="float" office:value="46850">
            <text:p>46850</text:p>
          </table:table-cell>
          <table:table-cell office:value-type="float" office:value="41691">
            <text:p>41691</text:p>
          </table:table-cell>
          <table:table-cell office:value-type="float" office:value="53800">
            <text:p>53800</text:p>
          </table:table-cell>
          <table:table-cell office:value-type="float" office:value="6943">
            <text:p>6943</text:p>
          </table:table-cell>
          <table:table-cell office:value-type="float" office:value="38755">
            <text:p>38755</text:p>
          </table:table-cell>
          <table:table-cell office:value-type="float" office:value="677430">
            <text:p>677430</text:p>
          </table:table-cell>
          <table:table-cell office:value-type="float" office:value="871271">
            <text:p>871271</text:p>
          </table:table-cell>
          <table:table-cell office:value-type="float" office:value="597259">
            <text:p>597259</text:p>
          </table:table-cell>
          <table:table-cell office:value-type="float" office:value="1031361">
            <text:p>1031361</text:p>
          </table:table-cell>
          <table:table-cell office:value-type="float" office:value="397893">
            <text:p>397893</text:p>
          </table:table-cell>
          <table:table-cell office:value-type="float" office:value="66565">
            <text:p>66565</text:p>
          </table:table-cell>
          <table:table-cell office:value-type="float" office:value="40918">
            <text:p>40918</text:p>
          </table:table-cell>
          <table:table-cell office:value-type="float" office:value="44712">
            <text:p>44712</text:p>
          </table:table-cell>
          <table:table-cell office:value-type="float" office:value="141120">
            <text:p>141120</text:p>
          </table:table-cell>
          <table:table-cell office:value-type="float" office:value="252">
            <text:p>252</text:p>
          </table:table-cell>
          <table:table-cell office:value-type="float" office:value="20160">
            <text:p>20160</text:p>
          </table:table-cell>
          <table:table-cell office:value-type="float" office:value="9797">
            <text:p>9797</text:p>
          </table:table-cell>
          <table:table-cell office:value-type="float" office:value="19200">
            <text:p>19200</text:p>
          </table:table-cell>
          <table:table-cell office:value-type="float" office:value="363984">
            <text:p>363984</text:p>
          </table:table-cell>
          <table:table-cell office:value-type="float" office:value="458217">
            <text:p>458217</text:p>
          </table:table-cell>
          <table:table-cell office:value-type="float" office:value="706887">
            <text:p>706887</text:p>
          </table:table-cell>
          <table:table-cell office:value-type="float" office:value="602353">
            <text:p>602353</text:p>
          </table:table-cell>
          <table:table-cell office:value-type="float" office:value="192510">
            <text:p>192510</text:p>
          </table:table-cell>
          <table:table-cell office:value-type="float" office:value="83838">
            <text:p>83838</text:p>
          </table:table-cell>
          <table:table-cell office:value-type="float" office:value="7032">
            <text:p>7032</text:p>
          </table:table-cell>
          <table:table-cell office:value-type="float" office:value="20160">
            <text:p>20160</text:p>
          </table:table-cell>
          <table:table-cell office:value-type="float" office:value="0">
            <text:p>0</text:p>
          </table:table-cell>
          <table:table-cell office:value-type="float" office:value="40320">
            <text:p>40320</text:p>
          </table:table-cell>
          <table:table-cell office:value-type="float" office:value="30456">
            <text:p>30456</text:p>
          </table:table-cell>
          <table:table-cell table:number-columns-repeated="2" office:value-type="float" office:value="0">
            <text:p>0</text:p>
          </table:table-cell>
          <table:table-cell office:value-type="float" office:value="277127">
            <text:p>277127</text:p>
          </table:table-cell>
          <table:table-cell office:value-type="float" office:value="264714">
            <text:p>264714</text:p>
          </table:table-cell>
          <table:table-cell office:value-type="float" office:value="92522">
            <text:p>92522</text:p>
          </table:table-cell>
          <table:table-cell office:value-type="float" office:value="140866">
            <text:p>140866</text:p>
          </table:table-cell>
          <table:table-cell office:value-type="float" office:value="34549">
            <text:p>34549</text:p>
          </table:table-cell>
          <table:table-cell office:value-type="float" office:value="145611">
            <text:p>145611</text:p>
          </table:table-cell>
          <table:table-cell office:value-type="float" office:value="18617">
            <text:p>18617</text:p>
          </table:table-cell>
          <table:table-cell table:number-columns-repeated="3" office:value-type="float" office:value="0">
            <text:p>0</text:p>
          </table:table-cell>
          <table:table-cell office:value-type="float" office:value="30293">
            <text:p>30293</text:p>
          </table:table-cell>
          <table:table-cell table:number-columns-repeated="2" office:value-type="float" office:value="0">
            <text:p>0</text:p>
          </table:table-cell>
          <table:table-cell office:value-type="float" office:value="130137">
            <text:p>130137</text:p>
          </table:table-cell>
          <table:table-cell office:value-type="float" office:value="10309">
            <text:p>10309</text:p>
          </table:table-cell>
          <table:table-cell office:value-type="float" office:value="171267">
            <text:p>171267</text:p>
          </table:table-cell>
          <table:table-cell office:value-type="float" office:value="30036">
            <text:p>30036</text:p>
          </table:table-cell>
          <table:table-cell office:value-type="float" office:value="19200">
            <text:p>19200</text:p>
          </table:table-cell>
          <table:table-cell office:value-type="float" office:value="4224">
            <text:p>4224</text:p>
          </table:table-cell>
          <table:table-cell table:number-columns-repeated="15" office:value-type="float" office:value="0">
            <text:p>0</text:p>
          </table:table-cell>
          <table:table-cell office:value-type="float" office:value="8866">
            <text:p>8866</text:p>
          </table:table-cell>
          <table:table-cell table:number-columns-repeated="7" office:value-type="float" office:value="0">
            <text:p>0</text:p>
          </table:table-cell>
          <table:table-cell office:value-type="float" office:value="241920">
            <text:p>241920</text:p>
          </table:table-cell>
          <table:table-cell office:value-type="float" office:value="9217">
            <text:p>9217</text:p>
          </table:table-cell>
          <table:table-cell office:value-type="float" office:value="12565">
            <text:p>12565</text:p>
          </table:table-cell>
          <table:table-cell table:number-columns-repeated="2" office:value-type="float" office:value="0">
            <text:p>0</text:p>
          </table:table-cell>
          <table:table-cell office:value-type="float" office:value="148095">
            <text:p>148095</text:p>
          </table:table-cell>
          <table:table-cell table:number-columns-repeated="2" office:value-type="float" office:value="0">
            <text:p>0</text:p>
          </table:table-cell>
          <table:table-cell office:value-type="float" office:value="24234">
            <text:p>24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float" office:value="27655">
            <text:p>27655</text:p>
          </table:table-cell>
          <table:table-cell table:number-columns-repeated="5" office:value-type="float" office:value="0">
            <text:p>0</text:p>
          </table:table-cell>
          <table:table-cell office:value-type="float" office:value="45186">
            <text:p>45186</text:p>
          </table:table-cell>
          <table:table-cell office:value-type="float" office:value="25186">
            <text:p>25186</text:p>
          </table:table-cell>
          <table:table-cell table:number-columns-repeated="3" office:value-type="float" office:value="0">
            <text:p>0</text:p>
          </table:table-cell>
          <table:table-cell office:value-type="float" office:value="18724">
            <text:p>18724</text:p>
          </table:table-cell>
          <table:table-cell table:number-columns-repeated="4" office:value-type="float" office:value="0">
            <text:p>0</text:p>
          </table:table-cell>
          <table:table-cell office:value-type="float" office:value="18778">
            <text:p>18778</text:p>
          </table:table-cell>
          <table:table-cell table:number-columns-repeated="2" office:value-type="float" office:value="0">
            <text:p>0</text:p>
          </table:table-cell>
          <table:table-cell office:value-type="float" office:value="27273">
            <text:p>27273</text:p>
          </table:table-cell>
          <table:table-cell office:value-type="float" office:value="4842">
            <text:p>4842</text:p>
          </table:table-cell>
          <table:table-cell table:number-columns-repeated="9" office:value-type="float" office:value="0">
            <text:p>0</text:p>
          </table:table-cell>
          <table:table-cell office:value-type="float" office:value="18412">
            <text:p>18412</text:p>
          </table:table-cell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table:number-columns-repeated="7" office:value-type="float" office:value="0">
            <text:p>0</text:p>
          </table:table-cell>
          <table:table-cell office:value-type="float" office:value="8542">
            <text:p>8542</text:p>
          </table:table-cell>
          <table:table-cell table:number-columns-repeated="3" office:value-type="float" office:value="0">
            <text:p>0</text:p>
          </table:table-cell>
          <table:table-cell office:value-type="float" office:value="19318">
            <text:p>19318</text:p>
          </table:table-cell>
          <table:table-cell office:value-type="float" office:value="303">
            <text:p>303</text:p>
          </table:table-cell>
          <table:table-cell office:value-type="float" office:value="3016">
            <text:p>3016</text:p>
          </table:table-cell>
          <table:table-cell table:number-columns-repeated="3" office:value-type="float" office:value="0">
            <text:p>0</text:p>
          </table:table-cell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office:value-type="float" office:value="4740">
            <text:p>4740</text:p>
          </table:table-cell>
          <table:table-cell table:number-columns-repeated="5" office:value-type="float" office:value="0">
            <text:p>0</text:p>
          </table:table-cell>
          <table:table-cell office:value-type="float" office:value="840">
            <text:p>840</text:p>
          </table:table-cell>
          <table:table-cell table:number-columns-repeated="5" office:value-type="float" office:value="0">
            <text:p>0</text:p>
          </table:table-cell>
          <table:table-cell office:value-type="float" office:value="2476">
            <text:p>2476</text:p>
          </table:table-cell>
          <table:table-cell table:number-columns-repeated="17" office:value-type="float" office:value="0">
            <text:p>0</text:p>
          </table:table-cell>
          <table:table-cell office:value-type="float" office:value="2167">
            <text:p>2167</text:p>
          </table:table-cell>
          <table:table-cell table:number-columns-repeated="9" office:value-type="float" office:value="0">
            <text:p>0</text:p>
          </table:table-cell>
          <table:table-cell office:value-type="float" office:value="39220">
            <text:p>39220</text:p>
          </table:table-cell>
          <table:table-cell office:value-type="float" office:value="16675">
            <text:p>16675</text:p>
          </table:table-cell>
          <table:table-cell table:number-columns-repeated="4" office:value-type="float" office:value="0">
            <text:p>0</text:p>
          </table:table-cell>
          <table:table-cell office:value-type="float" office:value="35000">
            <text:p>35000</text:p>
          </table:table-cell>
          <table:table-cell office:value-type="float" office:value="17500">
            <text:p>17500</text:p>
          </table:table-cell>
          <table:table-cell table:number-columns-repeated="3" office:value-type="float" office:value="0">
            <text:p>0</text:p>
          </table:table-cell>
          <table:table-cell office:value-type="float" office:value="35000">
            <text:p>35000</text:p>
          </table:table-cell>
          <table:table-cell office:value-type="float" office:value="17900">
            <text:p>17900</text:p>
          </table:table-cell>
          <table:table-cell table:number-columns-repeated="3" office:value-type="float" office:value="0">
            <text:p>0</text:p>
          </table:table-cell>
          <table:table-cell office:value-type="float" office:value="1209">
            <text:p>1209</text:p>
          </table:table-cell>
          <table:table-cell office:value-type="float" office:value="0">
            <text:p>0</text:p>
          </table:table-cell>
          <table:table-cell office:value-type="float" office:value="35649">
            <text:p>35649</text:p>
          </table:table-cell>
          <table:table-cell table:number-columns-repeated="8" office:value-type="float" office:value="0">
            <text:p>0</text:p>
          </table:table-cell>
          <table:table-cell office:value-type="float" office:value="1291">
            <text:p>129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200">
            <text:p>18200</text:p>
          </table:table-cell>
          <table:table-cell table:number-columns-repeated="4" office:value-type="float" office:value="0">
            <text:p>0</text:p>
          </table:table-cell>
          <table:table-cell office:value-type="float" office:value="11565">
            <text:p>11565</text:p>
          </table:table-cell>
          <table:table-cell table:number-columns-repeated="2" office:value-type="float" office:value="0">
            <text:p>0</text:p>
          </table:table-cell>
          <table:table-cell office:value-type="float" office:value="9480">
            <text:p>9480</text:p>
          </table:table-cell>
          <table:table-cell table:number-columns-repeated="3" office:value-type="float" office:value="0">
            <text:p>0</text:p>
          </table:table-cell>
          <table:table-cell office:value-type="float" office:value="18200">
            <text:p>1820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float" office:value="15874">
            <text:p>15874</text:p>
          </table:table-cell>
          <table:table-cell office:value-type="float" office:value="9974">
            <text:p>9974</text:p>
          </table:table-cell>
          <table:table-cell office:value-type="float" office:value="27035">
            <text:p>27035</text:p>
          </table:table-cell>
          <table:table-cell office:value-type="float" office:value="8996">
            <text:p>8996</text:p>
          </table:table-cell>
          <table:table-cell office:value-type="float" office:value="9979">
            <text:p>9979</text:p>
          </table:table-cell>
          <table:table-cell office:value-type="float" office:value="10271">
            <text:p>10271</text:p>
          </table:table-cell>
          <table:table-cell office:value-type="float" office:value="18954">
            <text:p>18954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0546">
            <text:p>10546</text:p>
          </table:table-cell>
          <table:table-cell office:value-type="float" office:value="0">
            <text:p>0</text:p>
          </table:table-cell>
          <table:table-cell office:value-type="float" office:value="10770">
            <text:p>10770</text:p>
          </table:table-cell>
          <table:table-cell office:value-type="float" office:value="20849">
            <text:p>20849</text:p>
          </table:table-cell>
          <table:table-cell office:value-type="float" office:value="0">
            <text:p>0</text:p>
          </table:table-cell>
          <table:table-cell office:value-type="float" office:value="10720">
            <text:p>10720</text:p>
          </table:table-cell>
          <table:table-cell office:value-type="float" office:value="10372">
            <text:p>10372</text:p>
          </table:table-cell>
          <table:table-cell office:value-type="float" office:value="10376">
            <text:p>10376</text:p>
          </table:table-cell>
          <table:table-cell office:value-type="float" office:value="7350">
            <text:p>7350</text:p>
          </table:table-cell>
          <table:table-cell office:value-type="float" office:value="0">
            <text:p>0</text:p>
          </table:table-cell>
          <table:table-cell office:value-type="float" office:value="10654">
            <text:p>10654</text:p>
          </table:table-cell>
          <table:table-cell office:value-type="float" office:value="10492">
            <text:p>10492</text:p>
          </table:table-cell>
          <table:table-cell office:value-type="float" office:value="33559">
            <text:p>33559</text:p>
          </table:table-cell>
          <table:table-cell office:value-type="float" office:value="9568">
            <text:p>9568</text:p>
          </table:table-cell>
          <table:table-cell office:value-type="float" office:value="9916">
            <text:p>9916</text:p>
          </table:table-cell>
          <table:table-cell office:value-type="float" office:value="9421">
            <text:p>9421</text:p>
          </table:table-cell>
          <table:table-cell office:value-type="float" office:value="10244">
            <text:p>10244</text:p>
          </table:table-cell>
          <table:table-cell office:value-type="float" office:value="15801">
            <text:p>15801</text:p>
          </table:table-cell>
          <table:table-cell office:value-type="float" office:value="9875">
            <text:p>9875</text:p>
          </table:table-cell>
          <table:table-cell office:value-type="float" office:value="9773">
            <text:p>9773</text:p>
          </table:table-cell>
          <table:table-cell office:value-type="float" office:value="19449">
            <text:p>19449</text:p>
          </table:table-cell>
          <table:table-cell office:value-type="float" office:value="11400">
            <text:p>11400</text:p>
          </table:table-cell>
          <table:table-cell office:value-type="float" office:value="10592">
            <text:p>10592</text:p>
          </table:table-cell>
          <table:table-cell office:value-type="float" office:value="0">
            <text:p>0</text:p>
          </table:table-cell>
          <table:table-cell office:value-type="float" office:value="10759">
            <text:p>10759</text:p>
          </table:table-cell>
          <table:table-cell table:number-columns-repeated="4" office:value-type="float" office:value="0">
            <text:p>0</text:p>
          </table:table-cell>
          <table:table-cell office:value-type="float" office:value="9969">
            <text:p>9969</text:p>
          </table:table-cell>
          <table:table-cell office:value-type="float" office:value="0">
            <text:p>0</text:p>
          </table:table-cell>
          <table:table-cell office:value-type="float" office:value="10515">
            <text:p>10515</text:p>
          </table:table-cell>
          <table:table-cell table:number-columns-repeated="22" office:value-type="float" office:value="0">
            <text:p>0</text:p>
          </table:table-cell>
          <table:table-cell office:value-type="float" office:value="10146">
            <text:p>10146</text:p>
          </table:table-cell>
          <table:table-cell table:number-columns-repeated="3" office:value-type="float" office:value="0">
            <text:p>0</text:p>
          </table:table-cell>
          <table:table-cell office:value-type="float" office:value="68040">
            <text:p>68040</text:p>
          </table:table-cell>
          <table:table-cell table:number-columns-repeated="5" office:value-type="float" office:value="0">
            <text:p>0</text:p>
          </table:table-cell>
          <table:table-cell office:value-type="float" office:value="45360">
            <text:p>45360</text:p>
          </table:table-cell>
          <table:table-cell table:number-columns-repeated="11" office:value-type="float" office:value="0">
            <text:p>0</text:p>
          </table:table-cell>
          <table:table-cell office:value-type="float" office:value="90720">
            <text:p>90720</text:p>
          </table:table-cell>
          <table:table-cell office:value-type="float" office:value="136080">
            <text:p>136080</text:p>
          </table:table-cell>
          <table:table-cell office:value-type="float" office:value="90720">
            <text:p>90720</text:p>
          </table:table-cell>
          <table:table-cell office:value-type="float" office:value="0">
            <text:p>0</text:p>
          </table:table-cell>
          <table:table-cell office:value-type="float" office:value="45360">
            <text:p>45360</text:p>
          </table:table-cell>
          <table:table-cell office:value-type="float" office:value="204120">
            <text:p>204120</text:p>
          </table:table-cell>
          <table:table-cell office:value-type="float" office:value="45360">
            <text:p>45360</text:p>
          </table:table-cell>
          <table:table-cell table:number-columns-repeated="2" office:value-type="float" office:value="0">
            <text:p>0</text:p>
          </table:table-cell>
          <table:table-cell office:value-type="float" office:value="45360">
            <text:p>45360</text:p>
          </table:table-cell>
          <table:table-cell office:value-type="float" office:value="0">
            <text:p>0</text:p>
          </table:table-cell>
          <table:table-cell table:number-columns-repeated="2" office:value-type="float" office:value="45360">
            <text:p>45360</text:p>
          </table:table-cell>
          <table:table-cell office:value-type="float" office:value="0">
            <text:p>0</text:p>
          </table:table-cell>
          <table:table-cell office:value-type="float" office:value="90720">
            <text:p>90720</text:p>
          </table:table-cell>
          <table:table-cell office:value-type="float" office:value="181440">
            <text:p>181440</text:p>
          </table:table-cell>
          <table:table-cell office:value-type="float" office:value="0">
            <text:p>0</text:p>
          </table:table-cell>
          <table:table-cell office:value-type="float" office:value="45360">
            <text:p>45360</text:p>
          </table:table-cell>
          <table:table-cell table:number-columns-repeated="8" office:value-type="float" office:value="0">
            <text:p>0</text:p>
          </table:table-cell>
          <table:table-cell office:value-type="float" office:value="181440">
            <text:p>181440</text:p>
          </table:table-cell>
          <table:table-cell table:number-columns-repeated="30" office:value-type="float" office:value="0">
            <text:p>0</text:p>
          </table:table-cell>
          <table:table-cell office:value-type="float" office:value="19703">
            <text:p>19703</text:p>
          </table:table-cell>
          <table:table-cell office:value-type="float" office:value="7844">
            <text:p>7844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float" office:value="19116">
            <text:p>19116</text:p>
          </table:table-cell>
          <table:table-cell office:value-type="float" office:value="11768">
            <text:p>11768</text:p>
          </table:table-cell>
          <table:table-cell office:value-type="float" office:value="9533">
            <text:p>9533</text:p>
          </table:table-cell>
          <table:table-cell office:value-type="float" office:value="40915">
            <text:p>40915</text:p>
          </table:table-cell>
          <table:table-cell office:value-type="float" office:value="5592">
            <text:p>5592</text:p>
          </table:table-cell>
          <table:table-cell office:value-type="float" office:value="23586">
            <text:p>23586</text:p>
          </table:table-cell>
          <table:table-cell office:value-type="float" office:value="14830">
            <text:p>14830</text:p>
          </table:table-cell>
          <table:table-cell office:value-type="float" office:value="5284">
            <text:p>5284</text:p>
          </table:table-cell>
          <table:table-cell office:value-type="float" office:value="19293">
            <text:p>19293</text:p>
          </table:table-cell>
          <table:table-cell office:value-type="float" office:value="5284">
            <text:p>5284</text:p>
          </table:table-cell>
          <table:table-cell office:value-type="float" office:value="27698">
            <text:p>27698</text:p>
          </table:table-cell>
          <table:table-cell office:value-type="float" office:value="9566">
            <text:p>9566</text:p>
          </table:table-cell>
          <table:table-cell office:value-type="float" office:value="5284">
            <text:p>5284</text:p>
          </table:table-cell>
          <table:table-cell office:value-type="float" office:value="0">
            <text:p>0</text:p>
          </table:table-cell>
          <table:table-cell office:value-type="float" office:value="27439">
            <text:p>27439</text:p>
          </table:table-cell>
          <table:table-cell office:value-type="float" office:value="4611">
            <text:p>4611</text:p>
          </table:table-cell>
          <table:table-cell office:value-type="float" office:value="15855">
            <text:p>15855</text:p>
          </table:table-cell>
          <table:table-cell office:value-type="float" office:value="25516">
            <text:p>25516</text:p>
          </table:table-cell>
          <table:table-cell office:value-type="float" office:value="16391">
            <text:p>16391</text:p>
          </table:table-cell>
          <table:table-cell office:value-type="float" office:value="29517">
            <text:p>29517</text:p>
          </table:table-cell>
          <table:table-cell office:value-type="float" office:value="28199">
            <text:p>28199</text:p>
          </table:table-cell>
          <table:table-cell office:value-type="float" office:value="9819">
            <text:p>9819</text:p>
          </table:table-cell>
          <table:table-cell office:value-type="float" office:value="26408">
            <text:p>26408</text:p>
          </table:table-cell>
          <table:table-cell office:value-type="float" office:value="13829">
            <text:p>13829</text:p>
          </table:table-cell>
          <table:table-cell office:value-type="float" office:value="24574">
            <text:p>24574</text:p>
          </table:table-cell>
          <table:table-cell office:value-type="float" office:value="0">
            <text:p>0</text:p>
          </table:table-cell>
          <table:table-cell office:value-type="float" office:value="20141">
            <text:p>20141</text:p>
          </table:table-cell>
          <table:table-cell office:value-type="float" office:value="15192">
            <text:p>15192</text:p>
          </table:table-cell>
          <table:table-cell office:value-type="float" office:value="0">
            <text:p>0</text:p>
          </table:table-cell>
          <table:table-cell office:value-type="float" office:value="25616">
            <text:p>25616</text:p>
          </table:table-cell>
          <table:table-cell office:value-type="float" office:value="14024">
            <text:p>14024</text:p>
          </table:table-cell>
          <table:table-cell office:value-type="float" office:value="0">
            <text:p>0</text:p>
          </table:table-cell>
          <table:table-cell office:value-type="float" office:value="4682">
            <text:p>4682</text:p>
          </table:table-cell>
          <table:table-cell table:number-columns-repeated="2" office:value-type="float" office:value="0">
            <text:p>0</text:p>
          </table:table-cell>
          <table:table-cell office:value-type="float" office:value="10032">
            <text:p>10032</text:p>
          </table:table-cell>
          <table:table-cell office:value-type="float" office:value="0">
            <text:p>0</text:p>
          </table:table-cell>
          <table:table-cell office:value-type="float" office:value="9919">
            <text:p>9919</text:p>
          </table:table-cell>
          <table:table-cell office:value-type="float" office:value="6355">
            <text:p>6355</text:p>
          </table:table-cell>
          <table:table-cell office:value-type="float" office:value="17616">
            <text:p>17616</text:p>
          </table:table-cell>
          <table:table-cell office:value-type="float" office:value="7888">
            <text:p>7888</text:p>
          </table:table-cell>
          <table:table-cell office:value-type="float" office:value="14762">
            <text:p>14762</text:p>
          </table:table-cell>
          <table:table-cell office:value-type="float" office:value="14187">
            <text:p>14187</text:p>
          </table:table-cell>
          <table:table-cell office:value-type="float" office:value="17576">
            <text:p>17576</text:p>
          </table:table-cell>
          <table:table-cell office:value-type="float" office:value="10274">
            <text:p>10274</text:p>
          </table:table-cell>
          <table:table-cell office:value-type="float" office:value="3110">
            <text:p>3110</text:p>
          </table:table-cell>
          <table:table-cell office:value-type="float" office:value="8853">
            <text:p>8853</text:p>
          </table:table-cell>
          <table:table-cell office:value-type="float" office:value="30516">
            <text:p>30516</text:p>
          </table:table-cell>
          <table:table-cell office:value-type="float" office:value="0">
            <text:p>0</text:p>
          </table:table-cell>
          <table:table-cell office:value-type="float" office:value="27442">
            <text:p>27442</text:p>
          </table:table-cell>
          <table:table-cell office:value-type="float" office:value="12098">
            <text:p>12098</text:p>
          </table:table-cell>
          <table:table-cell office:value-type="float" office:value="29225">
            <text:p>29225</text:p>
          </table:table-cell>
          <table:table-cell office:value-type="float" office:value="22140">
            <text:p>22140</text:p>
          </table:table-cell>
          <table:table-cell office:value-type="float" office:value="7963">
            <text:p>7963</text:p>
          </table:table-cell>
          <table:table-cell office:value-type="float" office:value="33715">
            <text:p>33715</text:p>
          </table:table-cell>
          <table:table-cell office:value-type="float" office:value="8139">
            <text:p>8139</text:p>
          </table:table-cell>
          <table:table-cell office:value-type="float" office:value="20125">
            <text:p>20125</text:p>
          </table:table-cell>
          <table:table-cell office:value-type="float" office:value="18383">
            <text:p>18383</text:p>
          </table:table-cell>
          <table:table-cell office:value-type="float" office:value="0">
            <text:p>0</text:p>
          </table:table-cell>
          <table:table-cell office:value-type="float" office:value="18024">
            <text:p>18024</text:p>
          </table:table-cell>
          <table:table-cell office:value-type="float" office:value="27242">
            <text:p>27242</text:p>
          </table:table-cell>
          <table:table-cell office:value-type="float" office:value="12887">
            <text:p>12887</text:p>
          </table:table-cell>
          <table:table-cell office:value-type="float" office:value="5402">
            <text:p>5402</text:p>
          </table:table-cell>
          <table:table-cell office:value-type="float" office:value="12612">
            <text:p>12612</text:p>
          </table:table-cell>
          <table:table-cell office:value-type="float" office:value="8937">
            <text:p>8937</text:p>
          </table:table-cell>
          <table:table-cell office:value-type="float" office:value="0">
            <text:p>0</text:p>
          </table:table-cell>
          <table:table-cell office:value-type="float" office:value="22935">
            <text:p>22935</text:p>
          </table:table-cell>
          <table:table-cell office:value-type="float" office:value="11013">
            <text:p>11013</text:p>
          </table:table-cell>
          <table:table-cell office:value-type="float" office:value="19759">
            <text:p>19759</text:p>
          </table:table-cell>
          <table:table-cell office:value-type="float" office:value="5288">
            <text:p>5288</text:p>
          </table:table-cell>
          <table:table-cell office:value-type="float" office:value="2896">
            <text:p>2896</text:p>
          </table:table-cell>
          <table:table-cell office:value-type="float" office:value="10344">
            <text:p>10344</text:p>
          </table:table-cell>
          <table:table-cell office:value-type="float" office:value="30025">
            <text:p>30025</text:p>
          </table:table-cell>
          <table:table-cell office:value-type="float" office:value="0">
            <text:p>0</text:p>
          </table:table-cell>
          <table:table-cell office:value-type="float" office:value="9607">
            <text:p>9607</text:p>
          </table:table-cell>
          <table:table-cell office:value-type="float" office:value="4545">
            <text:p>4545</text:p>
          </table:table-cell>
          <table:table-cell office:value-type="float" office:value="16348">
            <text:p>16348</text:p>
          </table:table-cell>
          <table:table-cell office:value-type="float" office:value="41599">
            <text:p>41599</text:p>
          </table:table-cell>
          <table:table-cell office:value-type="float" office:value="16914">
            <text:p>16914</text:p>
          </table:table-cell>
          <table:table-cell office:value-type="float" office:value="11954">
            <text:p>11954</text:p>
          </table:table-cell>
          <table:table-cell office:value-type="float" office:value="1121">
            <text:p>1121</text:p>
          </table:table-cell>
          <table:table-cell office:value-type="float" office:value="42348">
            <text:p>42348</text:p>
          </table:table-cell>
          <table:table-cell office:value-type="float" office:value="0">
            <text:p>0</text:p>
          </table:table-cell>
          <table:table-cell office:value-type="float" office:value="18013">
            <text:p>18013</text:p>
          </table:table-cell>
          <table:table-cell table:number-columns-repeated="2" office:value-type="float" office:value="0">
            <text:p>0</text:p>
          </table:table-cell>
          <table:table-cell office:value-type="float" office:value="6612">
            <text:p>6612</text:p>
          </table:table-cell>
          <table:table-cell office:value-type="float" office:value="0">
            <text:p>0</text:p>
          </table:table-cell>
          <table:table-cell office:value-type="float" office:value="22014">
            <text:p>22014</text:p>
          </table:table-cell>
          <table:table-cell office:value-type="float" office:value="4505">
            <text:p>4505</text:p>
          </table:table-cell>
          <table:table-cell office:value-type="float" office:value="0">
            <text:p>0</text:p>
          </table:table-cell>
          <table:table-cell office:value-type="float" office:value="8040">
            <text:p>8040</text:p>
          </table:table-cell>
          <table:table-cell office:value-type="float" office:value="19552">
            <text:p>19552</text:p>
          </table:table-cell>
          <table:table-cell office:value-type="float" office:value="4772">
            <text:p>4772</text:p>
          </table:table-cell>
          <table:table-cell table:number-columns-repeated="2" office:value-type="float" office:value="0">
            <text:p>0</text:p>
          </table:table-cell>
          <table:table-cell office:value-type="float" office:value="6730">
            <text:p>6730</text:p>
          </table:table-cell>
          <table:table-cell office:value-type="float" office:value="17227">
            <text:p>17227</text:p>
          </table:table-cell>
          <table:table-cell office:value-type="float" office:value="0">
            <text:p>0</text:p>
          </table:table-cell>
          <table:table-cell office:value-type="float" office:value="10429">
            <text:p>10429</text:p>
          </table:table-cell>
          <table:table-cell office:value-type="float" office:value="5882">
            <text:p>5882</text:p>
          </table:table-cell>
          <table:table-cell table:number-columns-repeated="2" office:value-type="float" office:value="0">
            <text:p>0</text:p>
          </table:table-cell>
          <table:table-cell office:value-type="float" office:value="8844">
            <text:p>8844</text:p>
          </table:table-cell>
          <table:table-cell office:value-type="float" office:value="4156">
            <text:p>4156</text:p>
          </table:table-cell>
          <table:table-cell office:value-type="float" office:value="19344">
            <text:p>19344</text:p>
          </table:table-cell>
          <table:table-cell table:number-columns-repeated="4" office:value-type="float" office:value="0">
            <text:p>0</text:p>
          </table:table-cell>
          <table:table-cell office:value-type="float" office:value="21470">
            <text:p>21470</text:p>
          </table:table-cell>
          <table:table-cell table:number-columns-repeated="2" office:value-type="float" office:value="0">
            <text:p>0</text:p>
          </table:table-cell>
          <table:table-cell office:value-type="float" office:value="9606">
            <text:p>9606</text:p>
          </table:table-cell>
          <table:table-cell office:value-type="float" office:value="0">
            <text:p>0</text:p>
          </table:table-cell>
          <table:table-cell office:value-type="float" office:value="11540">
            <text:p>11540</text:p>
          </table:table-cell>
          <table:table-cell office:value-type="float" office:value="13078">
            <text:p>13078</text:p>
          </table:table-cell>
          <table:table-cell office:value-type="float" office:value="10386">
            <text:p>10386</text:p>
          </table:table-cell>
          <table:table-cell table:number-columns-repeated="2" office:value-type="float" office:value="0">
            <text:p>0</text:p>
          </table:table-cell>
          <table:table-cell office:value-type="float" office:value="6780">
            <text:p>6780</text:p>
          </table:table-cell>
          <table:table-cell office:value-type="float" office:value="0">
            <text:p>0</text:p>
          </table:table-cell>
          <table:table-cell office:value-type="float" office:value="10743">
            <text:p>10743</text:p>
          </table:table-cell>
          <table:table-cell office:value-type="float" office:value="9686">
            <text:p>9686</text:p>
          </table:table-cell>
          <table:table-cell office:value-type="float" office:value="7375">
            <text:p>7375</text:p>
          </table:table-cell>
          <table:table-cell office:value-type="float" office:value="0">
            <text:p>0</text:p>
          </table:table-cell>
          <table:table-cell office:value-type="float" office:value="9746">
            <text:p>9746</text:p>
          </table:table-cell>
          <table:table-cell office:value-type="float" office:value="3425">
            <text:p>3425</text:p>
          </table:table-cell>
          <table:table-cell table:number-columns-repeated="5" office:value-type="float" office:value="0">
            <text:p>0</text:p>
          </table:table-cell>
          <table:table-cell office:value-type="float" office:value="8830">
            <text:p>8830</text:p>
          </table:table-cell>
          <table:table-cell office:value-type="float" office:value="16523">
            <text:p>16523</text:p>
          </table:table-cell>
          <table:table-cell office:value-type="float" office:value="7602">
            <text:p>7602</text:p>
          </table:table-cell>
          <table:table-cell office:value-type="float" office:value="8148">
            <text:p>8148</text:p>
          </table:table-cell>
          <table:table-cell table:number-columns-repeated="2" office:value-type="float" office:value="0">
            <text:p>0</text:p>
          </table:table-cell>
          <table:table-cell office:value-type="float" office:value="7305">
            <text:p>7305</text:p>
          </table:table-cell>
          <table:table-cell office:value-type="float" office:value="38553">
            <text:p>38553</text:p>
          </table:table-cell>
          <table:table-cell office:value-type="float" office:value="0">
            <text:p>0</text:p>
          </table:table-cell>
          <table:table-cell office:value-type="float" office:value="3716">
            <text:p>3716</text:p>
          </table:table-cell>
          <table:table-cell office:value-type="float" office:value="7506">
            <text:p>7506</text:p>
          </table:table-cell>
          <table:table-cell office:value-type="float" office:value="5555">
            <text:p>5555</text:p>
          </table:table-cell>
          <table:table-cell office:value-type="float" office:value="19406">
            <text:p>19406</text:p>
          </table:table-cell>
          <table:table-cell office:value-type="float" office:value="7589">
            <text:p>7589</text:p>
          </table:table-cell>
          <table:table-cell office:value-type="float" office:value="0">
            <text:p>0</text:p>
          </table:table-cell>
          <table:table-cell office:value-type="float" office:value="15886">
            <text:p>15886</text:p>
          </table:table-cell>
          <table:table-cell table:number-columns-repeated="2" office:value-type="float" office:value="0">
            <text:p>0</text:p>
          </table:table-cell>
          <table:table-cell office:value-type="float" office:value="16190">
            <text:p>16190</text:p>
          </table:table-cell>
          <table:table-cell office:value-type="float" office:value="12216">
            <text:p>12216</text:p>
          </table:table-cell>
          <table:table-cell office:value-type="float" office:value="36553">
            <text:p>36553</text:p>
          </table:table-cell>
          <table:table-cell office:value-type="float" office:value="11662">
            <text:p>11662</text:p>
          </table:table-cell>
          <table:table-cell office:value-type="float" office:value="13446">
            <text:p>13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nch Polynesia</text:p>
          </table:table-cell>
          <table:table-cell office:value-type="float" office:value="0">
            <text:p>0</text:p>
          </table:table-cell>
          <table:table-cell office:value-type="float" office:value="4131">
            <text:p>4131</text:p>
          </table:table-cell>
          <table:table-cell table:number-columns-repeated="20" office:value-type="float" office:value="0">
            <text:p>0</text:p>
          </table:table-cell>
          <table:table-cell office:value-type="float" office:value="4500">
            <text:p>4500</text:p>
          </table:table-cell>
          <table:table-cell table:number-columns-repeated="4" office:value-type="float" office:value="0">
            <text:p>0</text:p>
          </table:table-cell>
          <table:table-cell office:value-type="float" office:value="10297">
            <text:p>10297</text:p>
          </table:table-cell>
          <table:table-cell office:value-type="float" office:value="0">
            <text:p>0</text:p>
          </table:table-cell>
          <table:table-cell office:value-type="float" office:value="22211">
            <text:p>22211</text:p>
          </table:table-cell>
          <table:table-cell table:number-columns-repeated="2" office:value-type="float" office:value="0">
            <text:p>0</text:p>
          </table:table-cell>
          <table:table-cell office:value-type="float" office:value="31519">
            <text:p>31519</text:p>
          </table:table-cell>
          <table:table-cell table:number-columns-repeated="8" office:value-type="float" office:value="0">
            <text:p>0</text:p>
          </table:table-cell>
          <table:table-cell office:value-type="float" office:value="1133">
            <text:p>1133</text:p>
          </table:table-cell>
          <table:table-cell table:number-columns-repeated="20" office:value-type="float" office:value="0">
            <text:p>0</text:p>
          </table:table-cell>
          <table:table-cell office:value-type="float" office:value="11699">
            <text:p>11699</text:p>
          </table:table-cell>
          <table:table-cell table:number-columns-repeated="10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3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4761">
            <text:p>4761</text:p>
          </table:table-cell>
          <table:table-cell table:number-columns-repeated="6" office:value-type="float" office:value="0">
            <text:p>0</text:p>
          </table:table-cell>
          <table:table-cell office:value-type="float" office:value="10129">
            <text:p>10129</text:p>
          </table:table-cell>
          <table:table-cell table:number-columns-repeated="3" office:value-type="float" office:value="0">
            <text:p>0</text:p>
          </table:table-cell>
          <table:table-cell office:value-type="float" office:value="9735">
            <text:p>9735</text:p>
          </table:table-cell>
          <table:table-cell office:value-type="float" office:value="10816">
            <text:p>10816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11455">
            <text:p>11455</text:p>
          </table:table-cell>
          <table:table-cell table:number-columns-repeated="4" office:value-type="float" office:value="0">
            <text:p>0</text:p>
          </table:table-cell>
          <table:table-cell office:value-type="float" office:value="385">
            <text:p>385</text:p>
          </table:table-cell>
          <table:table-cell table:number-columns-repeated="2" office:value-type="float" office:value="0">
            <text:p>0</text:p>
          </table:table-cell>
          <table:table-cell office:value-type="float" office:value="11272">
            <text:p>11272</text:p>
          </table:table-cell>
          <table:table-cell table:number-columns-repeated="6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491">
            <text:p>7491</text:p>
          </table:table-cell>
          <table:table-cell table:number-columns-repeated="4" office:value-type="float" office:value="0">
            <text:p>0</text:p>
          </table:table-cell>
          <table:table-cell office:value-type="float" office:value="3826">
            <text:p>38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float" office:value="47599">
            <text:p>47599</text:p>
          </table:table-cell>
          <table:table-cell office:value-type="float" office:value="56458">
            <text:p>56458</text:p>
          </table:table-cell>
          <table:table-cell office:value-type="float" office:value="17662">
            <text:p>17662</text:p>
          </table:table-cell>
          <table:table-cell office:value-type="float" office:value="26136">
            <text:p>26136</text:p>
          </table:table-cell>
          <table:table-cell office:value-type="float" office:value="120559">
            <text:p>120559</text:p>
          </table:table-cell>
          <table:table-cell office:value-type="float" office:value="157193">
            <text:p>157193</text:p>
          </table:table-cell>
          <table:table-cell office:value-type="float" office:value="84875">
            <text:p>84875</text:p>
          </table:table-cell>
          <table:table-cell office:value-type="float" office:value="36897">
            <text:p>36897</text:p>
          </table:table-cell>
          <table:table-cell office:value-type="float" office:value="21676">
            <text:p>21676</text:p>
          </table:table-cell>
          <table:table-cell office:value-type="float" office:value="0">
            <text:p>0</text:p>
          </table:table-cell>
          <table:table-cell office:value-type="float" office:value="295139">
            <text:p>295139</text:p>
          </table:table-cell>
          <table:table-cell office:value-type="float" office:value="65006">
            <text:p>65006</text:p>
          </table:table-cell>
          <table:table-cell office:value-type="float" office:value="58812">
            <text:p>58812</text:p>
          </table:table-cell>
          <table:table-cell office:value-type="float" office:value="2595">
            <text:p>2595</text:p>
          </table:table-cell>
          <table:table-cell office:value-type="float" office:value="53518">
            <text:p>53518</text:p>
          </table:table-cell>
          <table:table-cell office:value-type="float" office:value="75714">
            <text:p>75714</text:p>
          </table:table-cell>
          <table:table-cell office:value-type="float" office:value="17159">
            <text:p>17159</text:p>
          </table:table-cell>
          <table:table-cell office:value-type="float" office:value="22566">
            <text:p>22566</text:p>
          </table:table-cell>
          <table:table-cell office:value-type="float" office:value="266533">
            <text:p>266533</text:p>
          </table:table-cell>
          <table:table-cell office:value-type="float" office:value="0">
            <text:p>0</text:p>
          </table:table-cell>
          <table:table-cell office:value-type="float" office:value="278118">
            <text:p>278118</text:p>
          </table:table-cell>
          <table:table-cell office:value-type="float" office:value="11454">
            <text:p>11454</text:p>
          </table:table-cell>
          <table:table-cell office:value-type="float" office:value="287840">
            <text:p>287840</text:p>
          </table:table-cell>
          <table:table-cell office:value-type="float" office:value="28060">
            <text:p>28060</text:p>
          </table:table-cell>
          <table:table-cell office:value-type="float" office:value="100719">
            <text:p>100719</text:p>
          </table:table-cell>
          <table:table-cell office:value-type="float" office:value="0">
            <text:p>0</text:p>
          </table:table-cell>
          <table:table-cell office:value-type="float" office:value="161280">
            <text:p>161280</text:p>
          </table:table-cell>
          <table:table-cell office:value-type="float" office:value="0">
            <text:p>0</text:p>
          </table:table-cell>
          <table:table-cell office:value-type="float" office:value="282239">
            <text:p>282239</text:p>
          </table:table-cell>
          <table:table-cell office:value-type="float" office:value="141120">
            <text:p>141120</text:p>
          </table:table-cell>
          <table:table-cell office:value-type="float" office:value="282240">
            <text:p>282240</text:p>
          </table:table-cell>
          <table:table-cell office:value-type="float" office:value="0">
            <text:p>0</text:p>
          </table:table-cell>
          <table:table-cell office:value-type="float" office:value="141120">
            <text:p>141120</text:p>
          </table:table-cell>
          <table:table-cell table:number-columns-repeated="5" office:value-type="float" office:value="0">
            <text:p>0</text:p>
          </table:table-cell>
          <table:table-cell office:value-type="float" office:value="10883">
            <text:p>10883</text:p>
          </table:table-cell>
          <table:table-cell table:number-columns-repeated="6" office:value-type="float" office:value="0">
            <text:p>0</text:p>
          </table:table-cell>
          <table:table-cell office:value-type="float" office:value="14169">
            <text:p>14169</text:p>
          </table:table-cell>
          <table:table-cell table:number-columns-repeated="16" office:value-type="float" office:value="0">
            <text:p>0</text:p>
          </table:table-cell>
          <table:table-cell office:value-type="float" office:value="12526">
            <text:p>12526</text:p>
          </table:table-cell>
          <table:table-cell table:number-columns-repeated="3" office:value-type="float" office:value="0">
            <text:p>0</text:p>
          </table:table-cell>
          <table:table-cell office:value-type="float" office:value="201600">
            <text:p>201600</text:p>
          </table:table-cell>
          <table:table-cell table:number-columns-repeated="4" office:value-type="float" office:value="0">
            <text:p>0</text:p>
          </table:table-cell>
          <table:table-cell office:value-type="float" office:value="7280">
            <text:p>7280</text:p>
          </table:table-cell>
          <table:table-cell table:number-columns-repeated="5" office:value-type="float" office:value="0">
            <text:p>0</text:p>
          </table:table-cell>
          <table:table-cell office:value-type="float" office:value="17086">
            <text:p>17086</text:p>
          </table:table-cell>
          <table:table-cell office:value-type="float" office:value="0">
            <text:p>0</text:p>
          </table:table-cell>
          <table:table-cell office:value-type="float" office:value="13182">
            <text:p>13182</text:p>
          </table:table-cell>
          <table:table-cell office:value-type="float" office:value="9900">
            <text:p>9900</text:p>
          </table:table-cell>
          <table:table-cell office:value-type="float" office:value="22900">
            <text:p>22900</text:p>
          </table:table-cell>
          <table:table-cell office:value-type="float" office:value="17619">
            <text:p>17619</text:p>
          </table:table-cell>
          <table:table-cell table:number-columns-repeated="24" office:value-type="float" office:value="0">
            <text:p>0</text:p>
          </table:table-cell>
          <table:table-cell office:value-type="float" office:value="48084">
            <text:p>48084</text:p>
          </table:table-cell>
          <table:table-cell office:value-type="float" office:value="0">
            <text:p>0</text:p>
          </table:table-cell>
          <table:table-cell office:value-type="float" office:value="35632">
            <text:p>35632</text:p>
          </table:table-cell>
          <table:table-cell table:number-columns-repeated="3" office:value-type="float" office:value="0">
            <text:p>0</text:p>
          </table:table-cell>
          <table:table-cell office:value-type="float" office:value="11833">
            <text:p>11833</text:p>
          </table:table-cell>
          <table:table-cell office:value-type="float" office:value="7223">
            <text:p>7223</text:p>
          </table:table-cell>
          <table:table-cell table:number-columns-repeated="2" office:value-type="float" office:value="0">
            <text:p>0</text:p>
          </table:table-cell>
          <table:table-cell office:value-type="float" office:value="22643">
            <text:p>22643</text:p>
          </table:table-cell>
          <table:table-cell office:value-type="float" office:value="21086">
            <text:p>21086</text:p>
          </table:table-cell>
          <table:table-cell table:number-columns-repeated="3" office:value-type="float" office:value="0">
            <text:p>0</text:p>
          </table:table-cell>
          <table:table-cell office:value-type="float" office:value="48653">
            <text:p>48653</text:p>
          </table:table-cell>
          <table:table-cell table:number-columns-repeated="7" office:value-type="float" office:value="0">
            <text:p>0</text:p>
          </table:table-cell>
          <table:table-cell office:value-type="float" office:value="11471">
            <text:p>11471</text:p>
          </table:table-cell>
          <table:table-cell table:number-columns-repeated="8" office:value-type="float" office:value="0">
            <text:p>0</text:p>
          </table:table-cell>
          <table:table-cell office:value-type="float" office:value="12039">
            <text:p>12039</text:p>
          </table:table-cell>
          <table:table-cell table:number-columns-repeated="3" office:value-type="float" office:value="0">
            <text:p>0</text:p>
          </table:table-cell>
          <table:table-cell office:value-type="float" office:value="2201">
            <text:p>2201</text:p>
          </table:table-cell>
          <table:table-cell office:value-type="float" office:value="5086">
            <text:p>5086</text:p>
          </table:table-cell>
          <table:table-cell table:number-columns-repeated="2" office:value-type="float" office:value="0">
            <text:p>0</text:p>
          </table:table-cell>
          <table:table-cell office:value-type="float" office:value="10601">
            <text:p>1060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Gabon</text:p>
          </table:table-cell>
          <table:table-cell table:number-columns-repeated="78" office:value-type="float" office:value="0">
            <text:p>0</text:p>
          </table:table-cell>
          <table:table-cell office:value-type="float" office:value="5645">
            <text:p>5645</text:p>
          </table:table-cell>
          <table:table-cell office:value-type="float" office:value="0">
            <text:p>0</text:p>
          </table:table-cell>
          <table:table-cell office:value-type="float" office:value="4987">
            <text:p>4987</text:p>
          </table:table-cell>
          <table:table-cell office:value-type="float" office:value="3826">
            <text:p>3826</text:p>
          </table:table-cell>
          <table:table-cell office:value-type="float" office:value="16032">
            <text:p>16032</text:p>
          </table:table-cell>
          <table:table-cell office:value-type="float" office:value="15201">
            <text:p>15201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3889">
            <text:p>3889</text:p>
          </table:table-cell>
          <table:table-cell office:value-type="float" office:value="2182">
            <text:p>2182</text:p>
          </table:table-cell>
          <table:table-cell office:value-type="float" office:value="15351">
            <text:p>15351</text:p>
          </table:table-cell>
          <table:table-cell office:value-type="float" office:value="2034">
            <text:p>2034</text:p>
          </table:table-cell>
          <table:table-cell office:value-type="float" office:value="6904">
            <text:p>6904</text:p>
          </table:table-cell>
          <table:table-cell office:value-type="float" office:value="0">
            <text:p>0</text:p>
          </table:table-cell>
          <table:table-cell office:value-type="float" office:value="3176">
            <text:p>3176</text:p>
          </table:table-cell>
          <table:table-cell office:value-type="float" office:value="3043">
            <text:p>3043</text:p>
          </table:table-cell>
          <table:table-cell office:value-type="float" office:value="0">
            <text:p>0</text:p>
          </table:table-cell>
          <table:table-cell office:value-type="float" office:value="2655">
            <text:p>2655</text:p>
          </table:table-cell>
          <table:table-cell office:value-type="float" office:value="5133">
            <text:p>5133</text:p>
          </table:table-cell>
          <table:table-cell office:value-type="float" office:value="870">
            <text:p>870</text:p>
          </table:table-cell>
          <table:table-cell office:value-type="float" office:value="2500">
            <text:p>2500</text:p>
          </table:table-cell>
          <table:table-cell office:value-type="float" office:value="6105">
            <text:p>6105</text:p>
          </table:table-cell>
          <table:table-cell office:value-type="float" office:value="6452">
            <text:p>6452</text:p>
          </table:table-cell>
          <table:table-cell office:value-type="float" office:value="135">
            <text:p>135</text:p>
          </table:table-cell>
          <table:table-cell office:value-type="float" office:value="3223">
            <text:p>3223</text:p>
          </table:table-cell>
          <table:table-cell office:value-type="float" office:value="0">
            <text:p>0</text:p>
          </table:table-cell>
          <table:table-cell office:value-type="float" office:value="4495">
            <text:p>4495</text:p>
          </table:table-cell>
          <table:table-cell office:value-type="float" office:value="4189">
            <text:p>4189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0536">
            <text:p>10536</text:p>
          </table:table-cell>
          <table:table-cell office:value-type="float" office:value="4108">
            <text:p>4108</text:p>
          </table:table-cell>
          <table:table-cell office:value-type="float" office:value="6301">
            <text:p>6301</text:p>
          </table:table-cell>
          <table:table-cell office:value-type="float" office:value="2750">
            <text:p>2750</text:p>
          </table:table-cell>
          <table:table-cell table:number-columns-repeated="2" office:value-type="float" office:value="0">
            <text:p>0</text:p>
          </table:table-cell>
          <table:table-cell office:value-type="float" office:value="2942">
            <text:p>2942</text:p>
          </table:table-cell>
          <table:table-cell office:value-type="float" office:value="0">
            <text:p>0</text:p>
          </table:table-cell>
          <table:table-cell office:value-type="float" office:value="3947">
            <text:p>3947</text:p>
          </table:table-cell>
          <table:table-cell office:value-type="float" office:value="0">
            <text:p>0</text:p>
          </table:table-cell>
          <table:table-cell office:value-type="float" office:value="3479">
            <text:p>3479</text:p>
          </table:table-cell>
          <table:table-cell office:value-type="float" office:value="0">
            <text:p>0</text:p>
          </table:table-cell>
          <table:table-cell office:value-type="float" office:value="8935">
            <text:p>8935</text:p>
          </table:table-cell>
          <table:table-cell table:number-columns-repeated="12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19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sotho</text:p>
          </table:table-cell>
          <table:table-cell table:number-columns-repeated="75" office:value-type="float" office:value="0">
            <text:p>0</text:p>
          </table:table-cell>
          <table:table-cell office:value-type="float" office:value="12479">
            <text:p>12479</text:p>
          </table:table-cell>
          <table:table-cell table:number-columns-repeated="81" office:value-type="float" office:value="0">
            <text:p>0</text:p>
          </table:table-cell>
        </table:table-row>
        <table:table-row table:style-name="ro1">
          <table:table-cell office:value-type="string">
            <text:p>Kyrgyzstan</text:p>
          </table:table-cell>
          <table:table-cell table:number-columns-repeated="3" office:value-type="float" office:value="0">
            <text:p>0</text:p>
          </table:table-cell>
          <table:table-cell office:value-type="float" office:value="20793">
            <text:p>20793</text:p>
          </table:table-cell>
          <table:table-cell table:number-columns-repeated="2" office:value-type="float" office:value="9585">
            <text:p>9585</text:p>
          </table:table-cell>
          <table:table-cell table:number-columns-repeated="5" office:value-type="float" office:value="0">
            <text:p>0</text:p>
          </table:table-cell>
          <table:table-cell office:value-type="float" office:value="10219">
            <text:p>10219</text:p>
          </table:table-cell>
          <table:table-cell table:number-columns-repeated="3" office:value-type="float" office:value="0">
            <text:p>0</text:p>
          </table:table-cell>
          <table:table-cell office:value-type="float" office:value="9476">
            <text:p>9476</text:p>
          </table:table-cell>
          <table:table-cell table:number-columns-repeated="7" office:value-type="float" office:value="0">
            <text:p>0</text:p>
          </table:table-cell>
          <table:table-cell office:value-type="float" office:value="9419">
            <text:p>9419</text:p>
          </table:table-cell>
          <table:table-cell table:number-columns-repeated="121" office:value-type="float" office:value="0">
            <text:p>0</text:p>
          </table:table-cell>
          <table:table-cell office:value-type="float" office:value="2738">
            <text:p>2738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Lao People's Democratic Republic</text:p>
          </table:table-cell>
          <table:table-cell office:value-type="float" office:value="6226">
            <text:p>6226</text:p>
          </table:table-cell>
          <table:table-cell office:value-type="float" office:value="12275">
            <text:p>12275</text:p>
          </table:table-cell>
          <table:table-cell office:value-type="float" office:value="2953">
            <text:p>2953</text:p>
          </table:table-cell>
          <table:table-cell office:value-type="float" office:value="2157">
            <text:p>2157</text:p>
          </table:table-cell>
          <table:table-cell office:value-type="float" office:value="2339">
            <text:p>2339</text:p>
          </table:table-cell>
          <table:table-cell office:value-type="float" office:value="12364">
            <text:p>12364</text:p>
          </table:table-cell>
          <table:table-cell office:value-type="float" office:value="19527">
            <text:p>19527</text:p>
          </table:table-cell>
          <table:table-cell office:value-type="float" office:value="3947">
            <text:p>3947</text:p>
          </table:table-cell>
          <table:table-cell office:value-type="float" office:value="934">
            <text:p>934</text:p>
          </table:table-cell>
          <table:table-cell office:value-type="float" office:value="2173">
            <text:p>2173</text:p>
          </table:table-cell>
          <table:table-cell office:value-type="float" office:value="783">
            <text:p>783</text:p>
          </table:table-cell>
          <table:table-cell office:value-type="float" office:value="579">
            <text:p>579</text:p>
          </table:table-cell>
          <table:table-cell office:value-type="float" office:value="437">
            <text:p>437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3292">
            <text:p>3292</text:p>
          </table:table-cell>
          <table:table-cell office:value-type="float" office:value="2717">
            <text:p>2717</text:p>
          </table:table-cell>
          <table:table-cell office:value-type="float" office:value="2509">
            <text:p>2509</text:p>
          </table:table-cell>
          <table:table-cell table:number-columns-repeated="2"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0">
            <text:p>0</text:p>
          </table:table-cell>
          <table:table-cell office:value-type="float" office:value="3482">
            <text:p>3482</text:p>
          </table:table-cell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office:value-type="float" office:value="2684">
            <text:p>2684</text:p>
          </table:table-cell>
          <table:table-cell office:value-type="float" office:value="2439">
            <text:p>2439</text:p>
          </table:table-cell>
          <table:table-cell office:value-type="float" office:value="2822">
            <text:p>2822</text:p>
          </table:table-cell>
          <table:table-cell office:value-type="float" office:value="3035">
            <text:p>3035</text:p>
          </table:table-cell>
          <table:table-cell office:value-type="float" office:value="1165">
            <text:p>1165</text:p>
          </table:table-cell>
          <table:table-cell office:value-type="float" office:value="2196">
            <text:p>2196</text:p>
          </table:table-cell>
          <table:table-cell office:value-type="float" office:value="356">
            <text:p>356</text:p>
          </table:table-cell>
          <table:table-cell office:value-type="float" office:value="4472">
            <text:p>4472</text:p>
          </table:table-cell>
          <table:table-cell office:value-type="float" office:value="9550">
            <text:p>9550</text:p>
          </table:table-cell>
          <table:table-cell office:value-type="float" office:value="1263">
            <text:p>1263</text:p>
          </table:table-cell>
          <table:table-cell office:value-type="float" office:value="757">
            <text:p>757</text:p>
          </table:table-cell>
          <table:table-cell office:value-type="float" office:value="2535">
            <text:p>2535</text:p>
          </table:table-cell>
          <table:table-cell office:value-type="float" office:value="2452">
            <text:p>2452</text:p>
          </table:table-cell>
          <table:table-cell office:value-type="float" office:value="4372">
            <text:p>4372</text:p>
          </table:table-cell>
          <table:table-cell office:value-type="float" office:value="2588">
            <text:p>2588</text:p>
          </table:table-cell>
          <table:table-cell office:value-type="float" office:value="4821">
            <text:p>4821</text:p>
          </table:table-cell>
          <table:table-cell office:value-type="float" office:value="5297">
            <text:p>5297</text:p>
          </table:table-cell>
          <table:table-cell office:value-type="float" office:value="9037">
            <text:p>9037</text:p>
          </table:table-cell>
          <table:table-cell office:value-type="float" office:value="8564">
            <text:p>8564</text:p>
          </table:table-cell>
          <table:table-cell office:value-type="float" office:value="5882">
            <text:p>5882</text:p>
          </table:table-cell>
          <table:table-cell office:value-type="float" office:value="6905">
            <text:p>6905</text:p>
          </table:table-cell>
          <table:table-cell office:value-type="float" office:value="6482">
            <text:p>6482</text:p>
          </table:table-cell>
          <table:table-cell office:value-type="float" office:value="2419">
            <text:p>2419</text:p>
          </table:table-cell>
          <table:table-cell office:value-type="float" office:value="4964">
            <text:p>4964</text:p>
          </table:table-cell>
          <table:table-cell office:value-type="float" office:value="9536">
            <text:p>9536</text:p>
          </table:table-cell>
          <table:table-cell office:value-type="float" office:value="5129">
            <text:p>5129</text:p>
          </table:table-cell>
          <table:table-cell office:value-type="float" office:value="0">
            <text:p>0</text:p>
          </table:table-cell>
          <table:table-cell office:value-type="float" office:value="4908">
            <text:p>4908</text:p>
          </table:table-cell>
          <table:table-cell office:value-type="float" office:value="5300">
            <text:p>5300</text:p>
          </table:table-cell>
          <table:table-cell office:value-type="float" office:value="5033">
            <text:p>5033</text:p>
          </table:table-cell>
          <table:table-cell office:value-type="float" office:value="12900">
            <text:p>12900</text:p>
          </table:table-cell>
          <table:table-cell office:value-type="float" office:value="6389">
            <text:p>6389</text:p>
          </table:table-cell>
          <table:table-cell office:value-type="float" office:value="6916">
            <text:p>6916</text:p>
          </table:table-cell>
          <table:table-cell office:value-type="float" office:value="26134">
            <text:p>26134</text:p>
          </table:table-cell>
          <table:table-cell office:value-type="float" office:value="18613">
            <text:p>18613</text:p>
          </table:table-cell>
          <table:table-cell office:value-type="float" office:value="3854">
            <text:p>3854</text:p>
          </table:table-cell>
          <table:table-cell office:value-type="float" office:value="3705">
            <text:p>3705</text:p>
          </table:table-cell>
          <table:table-cell office:value-type="float" office:value="13355">
            <text:p>13355</text:p>
          </table:table-cell>
          <table:table-cell office:value-type="float" office:value="6645">
            <text:p>6645</text:p>
          </table:table-cell>
          <table:table-cell office:value-type="float" office:value="6957">
            <text:p>6957</text:p>
          </table:table-cell>
          <table:table-cell office:value-type="float" office:value="5037">
            <text:p>5037</text:p>
          </table:table-cell>
          <table:table-cell office:value-type="float" office:value="3353">
            <text:p>3353</text:p>
          </table:table-cell>
          <table:table-cell office:value-type="float" office:value="7199">
            <text:p>7199</text:p>
          </table:table-cell>
          <table:table-cell office:value-type="float" office:value="8591">
            <text:p>8591</text:p>
          </table:table-cell>
          <table:table-cell office:value-type="float" office:value="3090">
            <text:p>3090</text:p>
          </table:table-cell>
          <table:table-cell office:value-type="float" office:value="4964">
            <text:p>4964</text:p>
          </table:table-cell>
          <table:table-cell office:value-type="float" office:value="2824">
            <text:p>2824</text:p>
          </table:table-cell>
          <table:table-cell office:value-type="float" office:value="13906">
            <text:p>13906</text:p>
          </table:table-cell>
          <table:table-cell office:value-type="float" office:value="16474">
            <text:p>16474</text:p>
          </table:table-cell>
          <table:table-cell office:value-type="float" office:value="11929">
            <text:p>11929</text:p>
          </table:table-cell>
          <table:table-cell office:value-type="float" office:value="17458">
            <text:p>17458</text:p>
          </table:table-cell>
          <table:table-cell office:value-type="float" office:value="29899">
            <text:p>29899</text:p>
          </table:table-cell>
          <table:table-cell office:value-type="float" office:value="84451">
            <text:p>84451</text:p>
          </table:table-cell>
          <table:table-cell office:value-type="float" office:value="27368">
            <text:p>27368</text:p>
          </table:table-cell>
          <table:table-cell office:value-type="float" office:value="19630">
            <text:p>19630</text:p>
          </table:table-cell>
          <table:table-cell office:value-type="float" office:value="8445">
            <text:p>8445</text:p>
          </table:table-cell>
          <table:table-cell office:value-type="float" office:value="5071">
            <text:p>5071</text:p>
          </table:table-cell>
          <table:table-cell office:value-type="float" office:value="13526">
            <text:p>13526</text:p>
          </table:table-cell>
          <table:table-cell office:value-type="float" office:value="16292">
            <text:p>16292</text:p>
          </table:table-cell>
          <table:table-cell office:value-type="float" office:value="8617">
            <text:p>8617</text:p>
          </table:table-cell>
          <table:table-cell office:value-type="float" office:value="11512">
            <text:p>11512</text:p>
          </table:table-cell>
          <table:table-cell office:value-type="float" office:value="13813">
            <text:p>13813</text:p>
          </table:table-cell>
          <table:table-cell office:value-type="float" office:value="22185">
            <text:p>22185</text:p>
          </table:table-cell>
          <table:table-cell office:value-type="float" office:value="4794">
            <text:p>4794</text:p>
          </table:table-cell>
          <table:table-cell office:value-type="float" office:value="6013">
            <text:p>6013</text:p>
          </table:table-cell>
          <table:table-cell office:value-type="float" office:value="16169">
            <text:p>16169</text:p>
          </table:table-cell>
          <table:table-cell office:value-type="float" office:value="15973">
            <text:p>15973</text:p>
          </table:table-cell>
          <table:table-cell office:value-type="float" office:value="14488">
            <text:p>14488</text:p>
          </table:table-cell>
          <table:table-cell office:value-type="float" office:value="33816">
            <text:p>33816</text:p>
          </table:table-cell>
          <table:table-cell office:value-type="float" office:value="12303">
            <text:p>12303</text:p>
          </table:table-cell>
          <table:table-cell office:value-type="float" office:value="9069">
            <text:p>9069</text:p>
          </table:table-cell>
          <table:table-cell office:value-type="float" office:value="11715">
            <text:p>11715</text:p>
          </table:table-cell>
          <table:table-cell office:value-type="float" office:value="3251">
            <text:p>3251</text:p>
          </table:table-cell>
          <table:table-cell office:value-type="float" office:value="7718">
            <text:p>7718</text:p>
          </table:table-cell>
          <table:table-cell office:value-type="float" office:value="14905">
            <text:p>14905</text:p>
          </table:table-cell>
          <table:table-cell office:value-type="float" office:value="21506">
            <text:p>21506</text:p>
          </table:table-cell>
          <table:table-cell office:value-type="float" office:value="15385">
            <text:p>15385</text:p>
          </table:table-cell>
          <table:table-cell office:value-type="float" office:value="7632">
            <text:p>7632</text:p>
          </table:table-cell>
          <table:table-cell office:value-type="float" office:value="11089">
            <text:p>11089</text:p>
          </table:table-cell>
          <table:table-cell office:value-type="float" office:value="24805">
            <text:p>24805</text:p>
          </table:table-cell>
          <table:table-cell office:value-type="float" office:value="2294">
            <text:p>2294</text:p>
          </table:table-cell>
          <table:table-cell office:value-type="float" office:value="8100">
            <text:p>8100</text:p>
          </table:table-cell>
          <table:table-cell office:value-type="float" office:value="1946">
            <text:p>1946</text:p>
          </table:table-cell>
          <table:table-cell office:value-type="float" office:value="0">
            <text:p>0</text:p>
          </table:table-cell>
          <table:table-cell office:value-type="float" office:value="3353">
            <text:p>3353</text:p>
          </table:table-cell>
          <table:table-cell office:value-type="float" office:value="3478">
            <text:p>3478</text:p>
          </table:table-cell>
          <table:table-cell office:value-type="float" office:value="3514">
            <text:p>3514</text:p>
          </table:table-cell>
          <table:table-cell office:value-type="float" office:value="18149">
            <text:p>18149</text:p>
          </table:table-cell>
          <table:table-cell office:value-type="float" office:value="9635">
            <text:p>9635</text:p>
          </table:table-cell>
          <table:table-cell office:value-type="float" office:value="3595">
            <text:p>3595</text:p>
          </table:table-cell>
          <table:table-cell office:value-type="float" office:value="3845">
            <text:p>3845</text:p>
          </table:table-cell>
          <table:table-cell office:value-type="float" office:value="3399">
            <text:p>3399</text:p>
          </table:table-cell>
          <table:table-cell office:value-type="float" office:value="10800">
            <text:p>10800</text:p>
          </table:table-cell>
          <table:table-cell office:value-type="float" office:value="19086">
            <text:p>19086</text:p>
          </table:table-cell>
          <table:table-cell office:value-type="float" office:value="3647">
            <text:p>3647</text:p>
          </table:table-cell>
          <table:table-cell office:value-type="float" office:value="2934">
            <text:p>2934</text:p>
          </table:table-cell>
          <table:table-cell office:value-type="float" office:value="3612">
            <text:p>3612</text:p>
          </table:table-cell>
          <table:table-cell office:value-type="float" office:value="5545">
            <text:p>5545</text:p>
          </table:table-cell>
          <table:table-cell office:value-type="float" office:value="8574">
            <text:p>8574</text:p>
          </table:table-cell>
          <table:table-cell office:value-type="float" office:value="3202">
            <text:p>3202</text:p>
          </table:table-cell>
          <table:table-cell office:value-type="float" office:value="3193">
            <text:p>3193</text:p>
          </table:table-cell>
          <table:table-cell office:value-type="float" office:value="5638">
            <text:p>5638</text:p>
          </table:table-cell>
          <table:table-cell office:value-type="float" office:value="3469">
            <text:p>3469</text:p>
          </table:table-cell>
          <table:table-cell office:value-type="float" office:value="3666">
            <text:p>3666</text:p>
          </table:table-cell>
          <table:table-cell table:number-columns-repeated="2"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float" office:value="2747">
            <text:p>2747</text:p>
          </table:table-cell>
          <table:table-cell office:value-type="float" office:value="3412">
            <text:p>3412</text:p>
          </table:table-cell>
          <table:table-cell office:value-type="float" office:value="0">
            <text:p>0</text:p>
          </table:table-cell>
          <table:table-cell office:value-type="float" office:value="4747">
            <text:p>4747</text:p>
          </table:table-cell>
          <table:table-cell office:value-type="float" office:value="0">
            <text:p>0</text:p>
          </table:table-cell>
          <table:table-cell office:value-type="float" office:value="3667">
            <text:p>3667</text:p>
          </table:table-cell>
          <table:table-cell office:value-type="float" office:value="8465">
            <text:p>8465</text:p>
          </table:table-cell>
          <table:table-cell office:value-type="float" office:value="0">
            <text:p>0</text:p>
          </table:table-cell>
          <table:table-cell office:value-type="float" office:value="4864">
            <text:p>4864</text:p>
          </table:table-cell>
          <table:table-cell office:value-type="float" office:value="6189">
            <text:p>6189</text:p>
          </table:table-cell>
          <table:table-cell office:value-type="float" office:value="0">
            <text:p>0</text:p>
          </table:table-cell>
          <table:table-cell office:value-type="float" office:value="3582">
            <text:p>3582</text:p>
          </table:table-cell>
          <table:table-cell office:value-type="float" office:value="6326">
            <text:p>6326</text:p>
          </table:table-cell>
          <table:table-cell office:value-type="float" office:value="3581">
            <text:p>3581</text:p>
          </table:table-cell>
          <table:table-cell office:value-type="float" office:value="6710">
            <text:p>6710</text:p>
          </table:table-cell>
          <table:table-cell office:value-type="float" office:value="6093">
            <text:p>6093</text:p>
          </table:table-cell>
          <table:table-cell office:value-type="float" office:value="6995">
            <text:p>6995</text:p>
          </table:table-cell>
          <table:table-cell office:value-type="float" office:value="6489">
            <text:p>6489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4039">
            <text:p>403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Korea, Democratic People's Republic of</text:p>
          </table:table-cell>
          <table:table-cell table:number-columns-repeated="14" office:value-type="float" office:value="0">
            <text:p>0</text:p>
          </table:table-cell>
          <table:table-cell office:value-type="float" office:value="52920">
            <text:p>52920</text:p>
          </table:table-cell>
          <table:table-cell table:number-columns-repeated="24" office:value-type="float" office:value="0">
            <text:p>0</text:p>
          </table:table-cell>
          <table:table-cell office:value-type="float" office:value="10780">
            <text:p>10780</text:p>
          </table:table-cell>
          <table:table-cell office:value-type="float" office:value="294840">
            <text:p>294840</text:p>
          </table:table-cell>
          <table:table-cell table:number-columns-repeated="116" office:value-type="float" office:value="0">
            <text:p>0</text:p>
          </table:table-cell>
        </table:table-row>
        <table:table-row table:style-name="ro1">
          <table:table-cell office:value-type="string">
            <text:p>Kazakhstan</text:p>
          </table:table-cell>
          <table:table-cell table:number-columns-repeated="3" office:value-type="float" office:value="0">
            <text:p>0</text:p>
          </table:table-cell>
          <table:table-cell office:value-type="float" office:value="10305">
            <text:p>10305</text:p>
          </table:table-cell>
          <table:table-cell table:number-columns-repeated="10" office:value-type="float" office:value="0">
            <text:p>0</text:p>
          </table:table-cell>
          <table:table-cell office:value-type="float" office:value="10227">
            <text:p>10227</text:p>
          </table:table-cell>
          <table:table-cell office:value-type="float" office:value="9384">
            <text:p>9384</text:p>
          </table:table-cell>
          <table:table-cell table:number-columns-repeated="7" office:value-type="float" office:value="0">
            <text:p>0</text:p>
          </table:table-cell>
          <table:table-cell office:value-type="float" office:value="41949">
            <text:p>41949</text:p>
          </table:table-cell>
          <table:table-cell table:number-columns-repeated="2" office:value-type="float" office:value="0">
            <text:p>0</text:p>
          </table:table-cell>
          <table:table-cell office:value-type="float" office:value="9480">
            <text:p>9480</text:p>
          </table:table-cell>
          <table:table-cell table:number-columns-repeated="27" office:value-type="float" office:value="0">
            <text:p>0</text:p>
          </table:table-cell>
          <table:table-cell office:value-type="float" office:value="557">
            <text:p>557</text:p>
          </table:table-cell>
          <table:table-cell table:number-columns-repeated="6" office:value-type="float" office:value="0">
            <text:p>0</text:p>
          </table:table-cell>
          <table:table-cell office:value-type="float" office:value="17628">
            <text:p>17628</text:p>
          </table:table-cell>
          <table:table-cell office:value-type="float" office:value="8720">
            <text:p>8720</text:p>
          </table:table-cell>
          <table:table-cell table:number-columns-repeated="7" office:value-type="float" office:value="0">
            <text:p>0</text:p>
          </table:table-cell>
          <table:table-cell office:value-type="float" office:value="10577">
            <text:p>10577</text:p>
          </table:table-cell>
          <table:table-cell table:number-columns-repeated="5" office:value-type="float" office:value="0">
            <text:p>0</text:p>
          </table:table-cell>
          <table:table-cell office:value-type="float" office:value="10855">
            <text:p>10855</text:p>
          </table:table-cell>
          <table:table-cell table:number-columns-repeated="9" office:value-type="float" office:value="0">
            <text:p>0</text:p>
          </table:table-cell>
          <table:table-cell office:value-type="float" office:value="21887">
            <text:p>21887</text:p>
          </table:table-cell>
          <table:table-cell office:value-type="float" office:value="33986">
            <text:p>33986</text:p>
          </table:table-cell>
          <table:table-cell office:value-type="float" office:value="11410">
            <text:p>11410</text:p>
          </table:table-cell>
          <table:table-cell office:value-type="float" office:value="0">
            <text:p>0</text:p>
          </table:table-cell>
          <table:table-cell office:value-type="float" office:value="52600">
            <text:p>52600</text:p>
          </table:table-cell>
          <table:table-cell office:value-type="float" office:value="17208">
            <text:p>17208</text:p>
          </table:table-cell>
          <table:table-cell table:number-columns-repeated="4" office:value-type="float" office:value="0">
            <text:p>0</text:p>
          </table:table-cell>
          <table:table-cell office:value-type="float" office:value="46042">
            <text:p>46042</text:p>
          </table:table-cell>
          <table:table-cell office:value-type="float" office:value="23235">
            <text:p>23235</text:p>
          </table:table-cell>
          <table:table-cell office:value-type="float" office:value="33250">
            <text:p>33250</text:p>
          </table:table-cell>
          <table:table-cell table:number-columns-repeated="7" office:value-type="float" office:value="0">
            <text:p>0</text:p>
          </table:table-cell>
          <table:table-cell office:value-type="float" office:value="12952">
            <text:p>12952</text:p>
          </table:table-cell>
          <table:table-cell table:number-columns-repeated="15" office:value-type="float" office:value="0">
            <text:p>0</text:p>
          </table:table-cell>
          <table:table-cell office:value-type="float" office:value="771">
            <text:p>771</text:p>
          </table:table-cell>
          <table:table-cell table:number-columns-repeated="5" office:value-type="float" office:value="0">
            <text:p>0</text:p>
          </table:table-cell>
          <table:table-cell office:value-type="float" office:value="642">
            <text:p>642</text:p>
          </table:table-cell>
          <table:table-cell table:number-columns-repeated="6" office:value-type="float" office:value="0">
            <text:p>0</text:p>
          </table:table-cell>
          <table:table-cell office:value-type="float" office:value="493">
            <text:p>493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  <table:table-cell office:value-type="float" office:value="537">
            <text:p>537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Côte d'Ivoire</text:p>
          </table:table-cell>
          <table:table-cell office:value-type="float" office:value="10585">
            <text:p>10585</text:p>
          </table:table-cell>
          <table:table-cell office:value-type="float" office:value="13273">
            <text:p>13273</text:p>
          </table:table-cell>
          <table:table-cell office:value-type="float" office:value="0">
            <text:p>0</text:p>
          </table:table-cell>
          <table:table-cell office:value-type="float" office:value="20711">
            <text:p>20711</text:p>
          </table:table-cell>
          <table:table-cell table:number-columns-repeated="3" office:value-type="float" office:value="0">
            <text:p>0</text:p>
          </table:table-cell>
          <table:table-cell office:value-type="float" office:value="14602">
            <text:p>14602</text:p>
          </table:table-cell>
          <table:table-cell office:value-type="float" office:value="0">
            <text:p>0</text:p>
          </table:table-cell>
          <table:table-cell office:value-type="float" office:value="11618">
            <text:p>11618</text:p>
          </table:table-cell>
          <table:table-cell table:number-columns-repeated="4" office:value-type="float" office:value="0">
            <text:p>0</text:p>
          </table:table-cell>
          <table:table-cell office:value-type="float" office:value="18693">
            <text:p>18693</text:p>
          </table:table-cell>
          <table:table-cell office:value-type="float" office:value="17603">
            <text:p>17603</text:p>
          </table:table-cell>
          <table:table-cell office:value-type="float" office:value="9729">
            <text:p>9729</text:p>
          </table:table-cell>
          <table:table-cell table:number-columns-repeated="3" office:value-type="float" office:value="0">
            <text:p>0</text:p>
          </table:table-cell>
          <table:table-cell office:value-type="float" office:value="27141">
            <text:p>27141</text:p>
          </table:table-cell>
          <table:table-cell office:value-type="float" office:value="20540">
            <text:p>20540</text:p>
          </table:table-cell>
          <table:table-cell office:value-type="float" office:value="10207">
            <text:p>10207</text:p>
          </table:table-cell>
          <table:table-cell table:number-columns-repeated="2" office:value-type="float" office:value="0">
            <text:p>0</text:p>
          </table:table-cell>
          <table:table-cell office:value-type="float" office:value="8503">
            <text:p>8503</text:p>
          </table:table-cell>
          <table:table-cell office:value-type="float" office:value="22557">
            <text:p>22557</text:p>
          </table:table-cell>
          <table:table-cell office:value-type="float" office:value="0">
            <text:p>0</text:p>
          </table:table-cell>
          <table:table-cell office:value-type="float" office:value="22122">
            <text:p>22122</text:p>
          </table:table-cell>
          <table:table-cell office:value-type="float" office:value="4224">
            <text:p>4224</text:p>
          </table:table-cell>
          <table:table-cell office:value-type="float" office:value="0">
            <text:p>0</text:p>
          </table:table-cell>
          <table:table-cell office:value-type="float" office:value="4769">
            <text:p>4769</text:p>
          </table:table-cell>
          <table:table-cell office:value-type="float" office:value="8646">
            <text:p>8646</text:p>
          </table:table-cell>
          <table:table-cell office:value-type="float" office:value="4099">
            <text:p>4099</text:p>
          </table:table-cell>
          <table:table-cell office:value-type="float" office:value="3809">
            <text:p>3809</text:p>
          </table:table-cell>
          <table:table-cell office:value-type="float" office:value="4231">
            <text:p>4231</text:p>
          </table:table-cell>
          <table:table-cell table:number-columns-repeated="3" office:value-type="float" office:value="0">
            <text:p>0</text:p>
          </table:table-cell>
          <table:table-cell office:value-type="float" office:value="27952">
            <text:p>27952</text:p>
          </table:table-cell>
          <table:table-cell office:value-type="float" office:value="0">
            <text:p>0</text:p>
          </table:table-cell>
          <table:table-cell office:value-type="float" office:value="27451">
            <text:p>27451</text:p>
          </table:table-cell>
          <table:table-cell table:number-columns-repeated="8" office:value-type="float" office:value="0">
            <text:p>0</text:p>
          </table:table-cell>
          <table:table-cell office:value-type="float" office:value="14415">
            <text:p>14415</text:p>
          </table:table-cell>
          <table:table-cell office:value-type="float" office:value="7980">
            <text:p>7980</text:p>
          </table:table-cell>
          <table:table-cell office:value-type="float" office:value="9357">
            <text:p>9357</text:p>
          </table:table-cell>
          <table:table-cell office:value-type="float" office:value="0">
            <text:p>0</text:p>
          </table:table-cell>
          <table:table-cell office:value-type="float" office:value="6460">
            <text:p>6460</text:p>
          </table:table-cell>
          <table:table-cell table:number-columns-repeated="5" office:value-type="float" office:value="0">
            <text:p>0</text:p>
          </table:table-cell>
          <table:table-cell office:value-type="float" office:value="578">
            <text:p>578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0160">
            <text:p>10160</text:p>
          </table:table-cell>
          <table:table-cell office:value-type="float" office:value="4581">
            <text:p>4581</text:p>
          </table:table-cell>
          <table:table-cell office:value-type="float" office:value="4621">
            <text:p>4621</text:p>
          </table:table-cell>
          <table:table-cell office:value-type="float" office:value="0">
            <text:p>0</text:p>
          </table:table-cell>
          <table:table-cell office:value-type="float" office:value="8189">
            <text:p>8189</text:p>
          </table:table-cell>
          <table:table-cell office:value-type="float" office:value="11183">
            <text:p>11183</text:p>
          </table:table-cell>
          <table:table-cell office:value-type="float" office:value="4998">
            <text:p>4998</text:p>
          </table:table-cell>
          <table:table-cell table:number-columns-repeated="3" office:value-type="float" office:value="0">
            <text:p>0</text:p>
          </table:table-cell>
          <table:table-cell office:value-type="float" office:value="3902">
            <text:p>3902</text:p>
          </table:table-cell>
          <table:table-cell table:number-columns-repeated="9" office:value-type="float" office:value="0">
            <text:p>0</text:p>
          </table:table-cell>
          <table:table-cell office:value-type="float" office:value="2991">
            <text:p>2991</text:p>
          </table:table-cell>
          <table:table-cell table:number-columns-repeated="3" office:value-type="float" office:value="0">
            <text:p>0</text:p>
          </table:table-cell>
          <table:table-cell office:value-type="float" office:value="4814">
            <text:p>4814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15549">
            <text:p>15549</text:p>
          </table:table-cell>
          <table:table-cell office:value-type="float" office:value="0">
            <text:p>0</text:p>
          </table:table-cell>
          <table:table-cell office:value-type="float" office:value="9167">
            <text:p>9167</text:p>
          </table:table-cell>
          <table:table-cell office:value-type="float" office:value="7432">
            <text:p>7432</text:p>
          </table:table-cell>
          <table:table-cell office:value-type="float" office:value="15705">
            <text:p>15705</text:p>
          </table:table-cell>
          <table:table-cell office:value-type="float" office:value="0">
            <text:p>0</text:p>
          </table:table-cell>
          <table:table-cell office:value-type="float" office:value="12269">
            <text:p>12269</text:p>
          </table:table-cell>
          <table:table-cell office:value-type="float" office:value="2587">
            <text:p>2587</text:p>
          </table:table-cell>
          <table:table-cell office:value-type="float" office:value="5108">
            <text:p>5108</text:p>
          </table:table-cell>
          <table:table-cell office:value-type="float" office:value="10294">
            <text:p>10294</text:p>
          </table:table-cell>
          <table:table-cell office:value-type="float" office:value="17323">
            <text:p>17323</text:p>
          </table:table-cell>
          <table:table-cell table:number-columns-repeated="2" office:value-type="float" office:value="0">
            <text:p>0</text:p>
          </table:table-cell>
          <table:table-cell office:value-type="float" office:value="4856">
            <text:p>4856</text:p>
          </table:table-cell>
          <table:table-cell office:value-type="float" office:value="9451">
            <text:p>9451</text:p>
          </table:table-cell>
          <table:table-cell office:value-type="float" office:value="25673">
            <text:p>25673</text:p>
          </table:table-cell>
          <table:table-cell office:value-type="float" office:value="4454">
            <text:p>4454</text:p>
          </table:table-cell>
          <table:table-cell office:value-type="float" office:value="6695">
            <text:p>6695</text:p>
          </table:table-cell>
          <table:table-cell office:value-type="float" office:value="40376">
            <text:p>40376</text:p>
          </table:table-cell>
          <table:table-cell office:value-type="float" office:value="11150">
            <text:p>11150</text:p>
          </table:table-cell>
          <table:table-cell office:value-type="float" office:value="0">
            <text:p>0</text:p>
          </table:table-cell>
          <table:table-cell office:value-type="float" office:value="17539">
            <text:p>17539</text:p>
          </table:table-cell>
          <table:table-cell office:value-type="float" office:value="42115">
            <text:p>42115</text:p>
          </table:table-cell>
          <table:table-cell office:value-type="float" office:value="23042">
            <text:p>23042</text:p>
          </table:table-cell>
          <table:table-cell office:value-type="float" office:value="24263">
            <text:p>24263</text:p>
          </table:table-cell>
          <table:table-cell office:value-type="float" office:value="7358">
            <text:p>7358</text:p>
          </table:table-cell>
          <table:table-cell office:value-type="float" office:value="0">
            <text:p>0</text:p>
          </table:table-cell>
          <table:table-cell office:value-type="float" office:value="13441">
            <text:p>13441</text:p>
          </table:table-cell>
          <table:table-cell office:value-type="float" office:value="25186">
            <text:p>25186</text:p>
          </table:table-cell>
          <table:table-cell office:value-type="float" office:value="10565">
            <text:p>10565</text:p>
          </table:table-cell>
          <table:table-cell office:value-type="float" office:value="18979">
            <text:p>18979</text:p>
          </table:table-cell>
          <table:table-cell office:value-type="float" office:value="0">
            <text:p>0</text:p>
          </table:table-cell>
          <table:table-cell office:value-type="float" office:value="2758">
            <text:p>2758</text:p>
          </table:table-cell>
          <table:table-cell table:number-columns-repeated="5" office:value-type="float" office:value="0">
            <text:p>0</text:p>
          </table:table-cell>
          <table:table-cell office:value-type="float" office:value="9583">
            <text:p>9583</text:p>
          </table:table-cell>
          <table:table-cell table:number-columns-repeated="4" office:value-type="float" office:value="0">
            <text:p>0</text:p>
          </table:table-cell>
          <table:table-cell office:value-type="float" office:value="7651">
            <text:p>7651</text:p>
          </table:table-cell>
          <table:table-cell office:value-type="float" office:value="0">
            <text:p>0</text:p>
          </table:table-cell>
          <table:table-cell office:value-type="float" office:value="13878">
            <text:p>13878</text:p>
          </table:table-cell>
          <table:table-cell office:value-type="float" office:value="45908">
            <text:p>45908</text:p>
          </table:table-cell>
          <table:table-cell table:number-columns-repeated="2" office:value-type="float" office:value="0">
            <text:p>0</text:p>
          </table:table-cell>
          <table:table-cell office:value-type="float" office:value="21577">
            <text:p>21577</text:p>
          </table:table-cell>
          <table:table-cell office:value-type="float" office:value="0">
            <text:p>0</text:p>
          </table:table-cell>
          <table:table-cell office:value-type="float" office:value="16523">
            <text:p>16523</text:p>
          </table:table-cell>
          <table:table-cell table:number-columns-repeated="2" office:value-type="float" office:value="0">
            <text:p>0</text:p>
          </table:table-cell>
          <table:table-cell office:value-type="float" office:value="19202">
            <text:p>19202</text:p>
          </table:table-cell>
          <table:table-cell office:value-type="float" office:value="76">
            <text:p>76</text:p>
          </table:table-cell>
          <table:table-cell table:number-columns-repeated="2" office:value-type="float" office:value="12107">
            <text:p>12107</text:p>
          </table:table-cell>
          <table:table-cell office:value-type="float" office:value="0">
            <text:p>0</text:p>
          </table:table-cell>
          <table:table-cell office:value-type="float" office:value="18867">
            <text:p>18867</text:p>
          </table:table-cell>
          <table:table-cell office:value-type="float" office:value="3664">
            <text:p>3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float" office:value="62291">
            <text:p>62291</text:p>
          </table:table-cell>
          <table:table-cell office:value-type="float" office:value="102307">
            <text:p>102307</text:p>
          </table:table-cell>
          <table:table-cell office:value-type="float" office:value="109056">
            <text:p>109056</text:p>
          </table:table-cell>
          <table:table-cell office:value-type="float" office:value="91001">
            <text:p>91001</text:p>
          </table:table-cell>
          <table:table-cell office:value-type="float" office:value="64466">
            <text:p>64466</text:p>
          </table:table-cell>
          <table:table-cell office:value-type="float" office:value="52180">
            <text:p>52180</text:p>
          </table:table-cell>
          <table:table-cell office:value-type="float" office:value="61291">
            <text:p>61291</text:p>
          </table:table-cell>
          <table:table-cell office:value-type="float" office:value="50092">
            <text:p>50092</text:p>
          </table:table-cell>
          <table:table-cell office:value-type="float" office:value="79854">
            <text:p>79854</text:p>
          </table:table-cell>
          <table:table-cell office:value-type="float" office:value="45811">
            <text:p>45811</text:p>
          </table:table-cell>
          <table:table-cell office:value-type="float" office:value="84687">
            <text:p>84687</text:p>
          </table:table-cell>
          <table:table-cell office:value-type="float" office:value="121718">
            <text:p>121718</text:p>
          </table:table-cell>
          <table:table-cell office:value-type="float" office:value="114219">
            <text:p>114219</text:p>
          </table:table-cell>
          <table:table-cell office:value-type="float" office:value="69646">
            <text:p>69646</text:p>
          </table:table-cell>
          <table:table-cell office:value-type="float" office:value="74879">
            <text:p>74879</text:p>
          </table:table-cell>
          <table:table-cell office:value-type="float" office:value="45551">
            <text:p>45551</text:p>
          </table:table-cell>
          <table:table-cell office:value-type="float" office:value="23347">
            <text:p>23347</text:p>
          </table:table-cell>
          <table:table-cell office:value-type="float" office:value="51470">
            <text:p>51470</text:p>
          </table:table-cell>
          <table:table-cell office:value-type="float" office:value="35730">
            <text:p>35730</text:p>
          </table:table-cell>
          <table:table-cell office:value-type="float" office:value="23481">
            <text:p>23481</text:p>
          </table:table-cell>
          <table:table-cell office:value-type="float" office:value="10913">
            <text:p>10913</text:p>
          </table:table-cell>
          <table:table-cell office:value-type="float" office:value="0">
            <text:p>0</text:p>
          </table:table-cell>
          <table:table-cell office:value-type="float" office:value="41660">
            <text:p>41660</text:p>
          </table:table-cell>
          <table:table-cell office:value-type="float" office:value="65991">
            <text:p>65991</text:p>
          </table:table-cell>
          <table:table-cell office:value-type="float" office:value="76303">
            <text:p>76303</text:p>
          </table:table-cell>
          <table:table-cell office:value-type="float" office:value="60996">
            <text:p>60996</text:p>
          </table:table-cell>
          <table:table-cell office:value-type="float" office:value="25013">
            <text:p>25013</text:p>
          </table:table-cell>
          <table:table-cell office:value-type="float" office:value="35022">
            <text:p>35022</text:p>
          </table:table-cell>
          <table:table-cell office:value-type="float" office:value="20347">
            <text:p>20347</text:p>
          </table:table-cell>
          <table:table-cell office:value-type="float" office:value="20382">
            <text:p>20382</text:p>
          </table:table-cell>
          <table:table-cell office:value-type="float" office:value="41419">
            <text:p>41419</text:p>
          </table:table-cell>
          <table:table-cell office:value-type="float" office:value="8920">
            <text:p>8920</text:p>
          </table:table-cell>
          <table:table-cell office:value-type="float" office:value="12079">
            <text:p>12079</text:p>
          </table:table-cell>
          <table:table-cell office:value-type="float" office:value="0">
            <text:p>0</text:p>
          </table:table-cell>
          <table:table-cell office:value-type="float" office:value="10663">
            <text:p>10663</text:p>
          </table:table-cell>
          <table:table-cell office:value-type="float" office:value="35250">
            <text:p>35250</text:p>
          </table:table-cell>
          <table:table-cell office:value-type="float" office:value="40139">
            <text:p>40139</text:p>
          </table:table-cell>
          <table:table-cell office:value-type="float" office:value="35496">
            <text:p>35496</text:p>
          </table:table-cell>
          <table:table-cell office:value-type="float" office:value="33905">
            <text:p>33905</text:p>
          </table:table-cell>
          <table:table-cell office:value-type="float" office:value="26502">
            <text:p>26502</text:p>
          </table:table-cell>
          <table:table-cell table:number-columns-repeated="2" office:value-type="float" office:value="0">
            <text:p>0</text:p>
          </table:table-cell>
          <table:table-cell office:value-type="float" office:value="12731">
            <text:p>12731</text:p>
          </table:table-cell>
          <table:table-cell office:value-type="float" office:value="5435">
            <text:p>5435</text:p>
          </table:table-cell>
          <table:table-cell office:value-type="float" office:value="23017">
            <text:p>23017</text:p>
          </table:table-cell>
          <table:table-cell table:number-columns-repeated="3" office:value-type="float" office:value="0">
            <text:p>0</text:p>
          </table:table-cell>
          <table:table-cell office:value-type="float" office:value="12545">
            <text:p>12545</text:p>
          </table:table-cell>
          <table:table-cell office:value-type="float" office:value="14912">
            <text:p>14912</text:p>
          </table:table-cell>
          <table:table-cell office:value-type="float" office:value="10517">
            <text:p>10517</text:p>
          </table:table-cell>
          <table:table-cell office:value-type="float" office:value="12069">
            <text:p>12069</text:p>
          </table:table-cell>
          <table:table-cell office:value-type="float" office:value="22014">
            <text:p>22014</text:p>
          </table:table-cell>
          <table:table-cell table:number-columns-repeated="2" office:value-type="float" office:value="0">
            <text:p>0</text:p>
          </table:table-cell>
          <table:table-cell office:value-type="float" office:value="9707">
            <text:p>9707</text:p>
          </table:table-cell>
          <table:table-cell office:value-type="float" office:value="10271">
            <text:p>10271</text:p>
          </table:table-cell>
          <table:table-cell table:number-columns-repeated="2" office:value-type="float" office:value="0">
            <text:p>0</text:p>
          </table:table-cell>
          <table:table-cell office:value-type="float" office:value="10584">
            <text:p>10584</text:p>
          </table:table-cell>
          <table:table-cell office:value-type="float" office:value="10535">
            <text:p>10535</text:p>
          </table:table-cell>
          <table:table-cell office:value-type="float" office:value="36347">
            <text:p>36347</text:p>
          </table:table-cell>
          <table:table-cell office:value-type="float" office:value="21020">
            <text:p>21020</text:p>
          </table:table-cell>
          <table:table-cell office:value-type="float" office:value="37430">
            <text:p>37430</text:p>
          </table:table-cell>
          <table:table-cell office:value-type="float" office:value="20455">
            <text:p>20455</text:p>
          </table:table-cell>
          <table:table-cell office:value-type="float" office:value="0">
            <text:p>0</text:p>
          </table:table-cell>
          <table:table-cell office:value-type="float" office:value="21407">
            <text:p>21407</text:p>
          </table:table-cell>
          <table:table-cell office:value-type="float" office:value="21262">
            <text:p>21262</text:p>
          </table:table-cell>
          <table:table-cell office:value-type="float" office:value="16554">
            <text:p>16554</text:p>
          </table:table-cell>
          <table:table-cell office:value-type="float" office:value="4706">
            <text:p>4706</text:p>
          </table:table-cell>
          <table:table-cell office:value-type="float" office:value="41665">
            <text:p>41665</text:p>
          </table:table-cell>
          <table:table-cell office:value-type="float" office:value="42335">
            <text:p>42335</text:p>
          </table:table-cell>
          <table:table-cell office:value-type="float" office:value="0">
            <text:p>0</text:p>
          </table:table-cell>
          <table:table-cell office:value-type="float" office:value="4627">
            <text:p>4627</text:p>
          </table:table-cell>
          <table:table-cell table:number-columns-repeated="2" office:value-type="float" office:value="0">
            <text:p>0</text:p>
          </table:table-cell>
          <table:table-cell office:value-type="float" office:value="24251">
            <text:p>24251</text:p>
          </table:table-cell>
          <table:table-cell office:value-type="float" office:value="4418">
            <text:p>4418</text:p>
          </table:table-cell>
          <table:table-cell office:value-type="float" office:value="0">
            <text:p>0</text:p>
          </table:table-cell>
          <table:table-cell office:value-type="float" office:value="21743">
            <text:p>21743</text:p>
          </table:table-cell>
          <table:table-cell office:value-type="float" office:value="4490">
            <text:p>4490</text:p>
          </table:table-cell>
          <table:table-cell office:value-type="float" office:value="11090">
            <text:p>11090</text:p>
          </table:table-cell>
          <table:table-cell office:value-type="float" office:value="11057">
            <text:p>11057</text:p>
          </table:table-cell>
          <table:table-cell table:number-columns-repeated="2" office:value-type="float" office:value="0">
            <text:p>0</text:p>
          </table:table-cell>
          <table:table-cell office:value-type="float" office:value="34546">
            <text:p>34546</text:p>
          </table:table-cell>
          <table:table-cell office:value-type="float" office:value="0">
            <text:p>0</text:p>
          </table:table-cell>
          <table:table-cell office:value-type="float" office:value="17807">
            <text:p>17807</text:p>
          </table:table-cell>
          <table:table-cell table:number-columns-repeated="2" office:value-type="float" office:value="0">
            <text:p>0</text:p>
          </table:table-cell>
          <table:table-cell office:value-type="float" office:value="17368">
            <text:p>17368</text:p>
          </table:table-cell>
          <table:table-cell office:value-type="float" office:value="0">
            <text:p>0</text:p>
          </table:table-cell>
          <table:table-cell office:value-type="float" office:value="4331">
            <text:p>4331</text:p>
          </table:table-cell>
          <table:table-cell office:value-type="float" office:value="0">
            <text:p>0</text:p>
          </table:table-cell>
          <table:table-cell office:value-type="float" office:value="15164">
            <text:p>15164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3763">
            <text:p>3763</text:p>
          </table:table-cell>
          <table:table-cell office:value-type="float" office:value="0">
            <text:p>0</text:p>
          </table:table-cell>
          <table:table-cell office:value-type="float" office:value="6625">
            <text:p>6625</text:p>
          </table:table-cell>
          <table:table-cell table:number-columns-repeated="11" office:value-type="float" office:value="0">
            <text:p>0</text:p>
          </table:table-cell>
          <table:table-cell office:value-type="float" office:value="8883">
            <text:p>8883</text:p>
          </table:table-cell>
          <table:table-cell office:value-type="float" office:value="10165">
            <text:p>10165</text:p>
          </table:table-cell>
          <table:table-cell table:number-columns-repeated="4" office:value-type="float" office:value="0">
            <text:p>0</text:p>
          </table:table-cell>
          <table:table-cell office:value-type="float" office:value="8707">
            <text:p>8707</text:p>
          </table:table-cell>
          <table:table-cell table:number-columns-repeated="5" office:value-type="float" office:value="0">
            <text:p>0</text:p>
          </table:table-cell>
          <table:table-cell office:value-type="float" office:value="25496">
            <text:p>25496</text:p>
          </table:table-cell>
          <table:table-cell office:value-type="float" office:value="10588">
            <text:p>10588</text:p>
          </table:table-cell>
          <table:table-cell table:number-columns-repeated="2" office:value-type="float" office:value="0">
            <text:p>0</text:p>
          </table:table-cell>
          <table:table-cell office:value-type="float" office:value="8657">
            <text:p>8657</text:p>
          </table:table-cell>
          <table:table-cell table:number-columns-repeated="2" office:value-type="float" office:value="0">
            <text:p>0</text:p>
          </table:table-cell>
          <table:table-cell office:value-type="float" office:value="22882">
            <text:p>22882</text:p>
          </table:table-cell>
          <table:table-cell table:number-columns-repeated="10" office:value-type="float" office:value="0">
            <text:p>0</text:p>
          </table:table-cell>
          <table:table-cell office:value-type="float" office:value="9364">
            <text:p>9364</text:p>
          </table:table-cell>
          <table:table-cell office:value-type="float" office:value="9702">
            <text:p>9702</text:p>
          </table:table-cell>
          <table:table-cell table:number-columns-repeated="6" office:value-type="float" office:value="0">
            <text:p>0</text:p>
          </table:table-cell>
          <table:table-cell office:value-type="float" office:value="10148">
            <text:p>10148</text:p>
          </table:table-cell>
          <table:table-cell office:value-type="float" office:value="13853">
            <text:p>1385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Belize</text:p>
          </table:table-cell>
          <table:table-cell table:number-columns-repeated="79" office:value-type="float" office:value="0">
            <text:p>0</text:p>
          </table:table-cell>
          <table:table-cell office:value-type="float" office:value="9159">
            <text:p>915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7" office:value-type="float" office:value="0">
            <text:p>0</text:p>
          </table:table-cell>
          <table:table-cell office:value-type="float" office:value="3617">
            <text:p>3617</text:p>
          </table:table-cell>
          <table:table-cell table:number-columns-repeated="2" office:value-type="float" office:value="0">
            <text:p>0</text:p>
          </table:table-cell>
          <table:table-cell office:value-type="float" office:value="3454">
            <text:p>3454</text:p>
          </table:table-cell>
          <table:table-cell office:value-type="float" office:value="0">
            <text:p>0</text:p>
          </table:table-cell>
          <table:table-cell office:value-type="float" office:value="9011">
            <text:p>9011</text:p>
          </table:table-cell>
          <table:table-cell table:number-columns-repeated="3" office:value-type="float" office:value="0">
            <text:p>0</text:p>
          </table:table-cell>
          <table:table-cell office:value-type="float" office:value="9160">
            <text:p>9160</text:p>
          </table:table-cell>
          <table:table-cell table:number-columns-repeated="3" office:value-type="float" office:value="0">
            <text:p>0</text:p>
          </table:table-cell>
          <table:table-cell office:value-type="float" office:value="3819">
            <text:p>3819</text:p>
          </table:table-cell>
          <table:table-cell office:value-type="float" office:value="8461">
            <text:p>8461</text:p>
          </table:table-cell>
          <table:table-cell office:value-type="float" office:value="8538">
            <text:p>8538</text:p>
          </table:table-cell>
          <table:table-cell table:number-columns-repeated="3" office:value-type="float" office:value="0">
            <text:p>0</text:p>
          </table:table-cell>
          <table:table-cell office:value-type="float" office:value="10574">
            <text:p>10574</text:p>
          </table:table-cell>
          <table:table-cell office:value-type="float" office:value="9533">
            <text:p>9533</text:p>
          </table:table-cell>
          <table:table-cell office:value-type="float" office:value="8531">
            <text:p>8531</text:p>
          </table:table-cell>
          <table:table-cell table:number-columns-repeated="5" office:value-type="float" office:value="0">
            <text:p>0</text:p>
          </table:table-cell>
          <table:table-cell office:value-type="float" office:value="17432">
            <text:p>17432</text:p>
          </table:table-cell>
          <table:table-cell table:number-columns-repeated="14" office:value-type="float" office:value="0">
            <text:p>0</text:p>
          </table:table-cell>
          <table:table-cell office:value-type="float" office:value="19007">
            <text:p>19007</text:p>
          </table:table-cell>
          <table:table-cell office:value-type="float" office:value="0">
            <text:p>0</text:p>
          </table:table-cell>
          <table:table-cell office:value-type="float" office:value="18503">
            <text:p>18503</text:p>
          </table:table-cell>
          <table:table-cell table:number-columns-repeated="3" office:value-type="float" office:value="0">
            <text:p>0</text:p>
          </table:table-cell>
          <table:table-cell office:value-type="float" office:value="9146">
            <text:p>9146</text:p>
          </table:table-cell>
          <table:table-cell table:number-columns-repeated="3" office:value-type="float" office:value="0">
            <text:p>0</text:p>
          </table:table-cell>
          <table:table-cell office:value-type="float" office:value="18843">
            <text:p>18843</text:p>
          </table:table-cell>
          <table:table-cell office:value-type="float" office:value="8452">
            <text:p>8452</text:p>
          </table:table-cell>
          <table:table-cell office:value-type="float" office:value="18373">
            <text:p>18373</text:p>
          </table:table-cell>
          <table:table-cell office:value-type="float" office:value="19047">
            <text:p>19047</text:p>
          </table:table-cell>
          <table:table-cell table:number-columns-repeated="6" office:value-type="float" office:value="0">
            <text:p>0</text:p>
          </table:table-cell>
          <table:table-cell office:value-type="float" office:value="18087">
            <text:p>18087</text:p>
          </table:table-cell>
          <table:table-cell office:value-type="float" office:value="0">
            <text:p>0</text:p>
          </table:table-cell>
          <table:table-cell office:value-type="float" office:value="19669">
            <text:p>19669</text:p>
          </table:table-cell>
          <table:table-cell office:value-type="float" office:value="19794">
            <text:p>19794</text:p>
          </table:table-cell>
          <table:table-cell office:value-type="float" office:value="17946">
            <text:p>17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ritish Indian Ocean Territory</text:p>
          </table:table-cell>
          <table:table-cell table:number-columns-repeated="157" office:value-type="float" office:value="0">
            <text:p>0</text:p>
          </table:table-cell>
        </table:table-row>
        <table:table-row table:style-name="ro1">
          <table:table-cell office:value-type="string">
            <text:p>Burundi</text:p>
          </table:table-cell>
          <table:table-cell table:number-columns-repeated="3" office:value-type="float" office:value="0">
            <text:p>0</text:p>
          </table:table-cell>
          <table:table-cell office:value-type="float" office:value="14691">
            <text:p>14691</text:p>
          </table:table-cell>
          <table:table-cell table:number-columns-repeated="137" office:value-type="float" office:value="0">
            <text:p>0</text:p>
          </table:table-cell>
          <table:table-cell office:value-type="float" office:value="10500">
            <text:p>10500</text:p>
          </table:table-cell>
          <table:table-cell table:number-columns-repeated="10" office:value-type="float" office:value="0">
            <text:p>0</text:p>
          </table:table-cell>
          <table:table-cell office:value-type="float" office:value="17995">
            <text:p>1799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Belarus</text:p>
          </table:table-cell>
          <table:table-cell table:number-columns-repeated="5" office:value-type="float" office:value="0">
            <text:p>0</text:p>
          </table:table-cell>
          <table:table-cell office:value-type="float" office:value="16850">
            <text:p>16850</text:p>
          </table:table-cell>
          <table:table-cell table:number-columns-repeated="2" office:value-type="float" office:value="0">
            <text:p>0</text:p>
          </table:table-cell>
          <table:table-cell office:value-type="float" office:value="366120">
            <text:p>366120</text:p>
          </table:table-cell>
          <table:table-cell office:value-type="float" office:value="0">
            <text:p>0</text:p>
          </table:table-cell>
          <table:table-cell office:value-type="float" office:value="366119">
            <text:p>366119</text:p>
          </table:table-cell>
          <table:table-cell office:value-type="float" office:value="366120">
            <text:p>366120</text:p>
          </table:table-cell>
          <table:table-cell office:value-type="float" office:value="366116">
            <text:p>366116</text:p>
          </table:table-cell>
          <table:table-cell office:value-type="float" office:value="274590">
            <text:p>274590</text:p>
          </table:table-cell>
          <table:table-cell office:value-type="float" office:value="805462">
            <text:p>805462</text:p>
          </table:table-cell>
          <table:table-cell table:number-columns-repeated="13" office:value-type="float" office:value="0">
            <text:p>0</text:p>
          </table:table-cell>
          <table:table-cell office:value-type="float" office:value="109835">
            <text:p>109835</text:p>
          </table:table-cell>
          <table:table-cell office:value-type="float" office:value="0">
            <text:p>0</text:p>
          </table:table-cell>
          <table:table-cell office:value-type="float" office:value="73224">
            <text:p>73224</text:p>
          </table:table-cell>
          <table:table-cell table:number-columns-repeated="2" office:value-type="float" office:value="36612">
            <text:p>36612</text:p>
          </table:table-cell>
          <table:table-cell office:value-type="float" office:value="0">
            <text:p>0</text:p>
          </table:table-cell>
          <table:table-cell office:value-type="float" office:value="73223">
            <text:p>73223</text:p>
          </table:table-cell>
          <table:table-cell table:number-columns-repeated="3" office:value-type="float" office:value="36612">
            <text:p>36612</text:p>
          </table:table-cell>
          <table:table-cell table:number-columns-repeated="13" office:value-type="float" office:value="0">
            <text:p>0</text:p>
          </table:table-cell>
          <table:table-cell office:value-type="float" office:value="18306">
            <text:p>18306</text:p>
          </table:table-cell>
          <table:table-cell table:number-columns-repeated="9" office:value-type="float" office:value="0">
            <text:p>0</text:p>
          </table:table-cell>
          <table:table-cell office:value-type="float" office:value="100800">
            <text:p>100800</text:p>
          </table:table-cell>
          <table:table-cell table:number-columns-repeated="2" office:value-type="float" office:value="0">
            <text:p>0</text:p>
          </table:table-cell>
          <table:table-cell office:value-type="float" office:value="23458">
            <text:p>23458</text:p>
          </table:table-cell>
          <table:table-cell office:value-type="float" office:value="26340">
            <text:p>26340</text:p>
          </table:table-cell>
          <table:table-cell table:number-columns-repeated="25" office:value-type="float" office:value="0">
            <text:p>0</text:p>
          </table:table-cell>
          <table:table-cell office:value-type="float" office:value="8965">
            <text:p>8965</text:p>
          </table:table-cell>
          <table:table-cell table:number-columns-repeated="2" office:value-type="float" office:value="0">
            <text:p>0</text:p>
          </table:table-cell>
          <table:table-cell office:value-type="float" office:value="9094">
            <text:p>9094</text:p>
          </table:table-cell>
          <table:table-cell table:number-columns-repeated="4" office:value-type="float" office:value="0">
            <text:p>0</text:p>
          </table:table-cell>
          <table:table-cell office:value-type="float" office:value="9093">
            <text:p>9093</text:p>
          </table:table-cell>
          <table:table-cell table:number-columns-repeated="26" office:value-type="float" office:value="0">
            <text:p>0</text:p>
          </table:table-cell>
          <table:table-cell office:value-type="float" office:value="24330">
            <text:p>24330</text:p>
          </table:table-cell>
          <table:table-cell table:number-columns-repeated="4" office:value-type="float" office:value="0">
            <text:p>0</text:p>
          </table:table-cell>
          <table:table-cell office:value-type="float" office:value="24165">
            <text:p>24165</text:p>
          </table:table-cell>
          <table:table-cell office:value-type="float" office:value="8274">
            <text:p>8274</text:p>
          </table:table-cell>
          <table:table-cell office:value-type="float" office:value="0">
            <text:p>0</text:p>
          </table:table-cell>
          <table:table-cell office:value-type="float" office:value="17008">
            <text:p>17008</text:p>
          </table:table-cell>
          <table:table-cell table:number-columns-repeated="2" office:value-type="float" office:value="0">
            <text:p>0</text:p>
          </table:table-cell>
          <table:table-cell office:value-type="float" office:value="18172">
            <text:p>18172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string">
            <text:p>Cameroon</text:p>
          </table:table-cell>
          <table:table-cell table:number-columns-repeated="3" office:value-type="float" office:value="0">
            <text:p>0</text:p>
          </table:table-cell>
          <table:table-cell office:value-type="float" office:value="4863">
            <text:p>4863</text:p>
          </table:table-cell>
          <table:table-cell office:value-type="float" office:value="12320">
            <text:p>12320</text:p>
          </table:table-cell>
          <table:table-cell table:number-columns-repeated="10" office:value-type="float" office:value="0">
            <text:p>0</text:p>
          </table:table-cell>
          <table:table-cell office:value-type="float" office:value="23240">
            <text:p>23240</text:p>
          </table:table-cell>
          <table:table-cell office:value-type="float" office:value="0">
            <text:p>0</text:p>
          </table:table-cell>
          <table:table-cell office:value-type="float" office:value="4556">
            <text:p>4556</text:p>
          </table:table-cell>
          <table:table-cell table:number-columns-repeated="3" office:value-type="float" office:value="0">
            <text:p>0</text:p>
          </table:table-cell>
          <table:table-cell office:value-type="float" office:value="12812">
            <text:p>12812</text:p>
          </table:table-cell>
          <table:table-cell table:number-columns-repeated="5" office:value-type="float" office:value="0">
            <text:p>0</text:p>
          </table:table-cell>
          <table:table-cell office:value-type="float" office:value="5195">
            <text:p>5195</text:p>
          </table:table-cell>
          <table:table-cell table:number-columns-repeated="5" office:value-type="float" office:value="0">
            <text:p>0</text:p>
          </table:table-cell>
          <table:table-cell office:value-type="float" office:value="4665">
            <text:p>4665</text:p>
          </table:table-cell>
          <table:table-cell table:number-columns-repeated="4" office:value-type="float" office:value="0">
            <text:p>0</text:p>
          </table:table-cell>
          <table:table-cell office:value-type="float" office:value="5475">
            <text:p>5475</text:p>
          </table:table-cell>
          <table:table-cell table:number-columns-repeated="6" office:value-type="float" office:value="0">
            <text:p>0</text:p>
          </table:table-cell>
          <table:table-cell office:value-type="float" office:value="6938">
            <text:p>6938</text:p>
          </table:table-cell>
          <table:table-cell table:number-columns-repeated="9" office:value-type="float" office:value="0">
            <text:p>0</text:p>
          </table:table-cell>
          <table:table-cell office:value-type="float" office:value="24817">
            <text:p>24817</text:p>
          </table:table-cell>
          <table:table-cell table:number-columns-repeated="3" office:value-type="float" office:value="0">
            <text:p>0</text:p>
          </table:table-cell>
          <table:table-cell office:value-type="float" office:value="23598">
            <text:p>23598</text:p>
          </table:table-cell>
          <table:table-cell table:number-columns-repeated="2" office:value-type="float" office:value="0">
            <text:p>0</text:p>
          </table:table-cell>
          <table:table-cell office:value-type="float" office:value="6176">
            <text:p>6176</text:p>
          </table:table-cell>
          <table:table-cell table:number-columns-repeated="4" office:value-type="float" office:value="0">
            <text:p>0</text:p>
          </table:table-cell>
          <table:table-cell office:value-type="float" office:value="3201">
            <text:p>3201</text:p>
          </table:table-cell>
          <table:table-cell table:number-columns-repeated="2" office:value-type="float" office:value="0">
            <text:p>0</text:p>
          </table:table-cell>
          <table:table-cell office:value-type="float" office:value="201600">
            <text:p>201600</text:p>
          </table:table-cell>
          <table:table-cell table:number-columns-repeated="5" office:value-type="float" office:value="0">
            <text:p>0</text:p>
          </table:table-cell>
          <table:table-cell office:value-type="float" office:value="6987">
            <text:p>6987</text:p>
          </table:table-cell>
          <table:table-cell office:value-type="float" office:value="6560">
            <text:p>6560</text:p>
          </table:table-cell>
          <table:table-cell office:value-type="float" office:value="9497">
            <text:p>9497</text:p>
          </table:table-cell>
          <table:table-cell office:value-type="float" office:value="3046">
            <text:p>3046</text:p>
          </table:table-cell>
          <table:table-cell office:value-type="float" office:value="0">
            <text:p>0</text:p>
          </table:table-cell>
          <table:table-cell office:value-type="float" office:value="5468">
            <text:p>5468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5233">
            <text:p>5233</text:p>
          </table:table-cell>
          <table:table-cell table:number-columns-repeated="3" office:value-type="float" office:value="0">
            <text:p>0</text:p>
          </table:table-cell>
          <table:table-cell office:value-type="float" office:value="2417">
            <text:p>2417</text:p>
          </table:table-cell>
          <table:table-cell office:value-type="float" office:value="3615">
            <text:p>3615</text:p>
          </table:table-cell>
          <table:table-cell office:value-type="float" office:value="3563">
            <text:p>3563</text:p>
          </table:table-cell>
          <table:table-cell office:value-type="float" office:value="0">
            <text:p>0</text:p>
          </table:table-cell>
          <table:table-cell office:value-type="float" office:value="2773">
            <text:p>2773</text:p>
          </table:table-cell>
          <table:table-cell office:value-type="float" office:value="1788">
            <text:p>1788</text:p>
          </table:table-cell>
          <table:table-cell office:value-type="float" office:value="1665">
            <text:p>1665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0">
            <text:p>0</text:p>
          </table:table-cell>
          <table:table-cell office:value-type="float" office:value="2847">
            <text:p>2847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0">
            <text:p>0</text:p>
          </table:table-cell>
          <table:table-cell office:value-type="float" office:value="11315">
            <text:p>11315</text:p>
          </table:table-cell>
          <table:table-cell office:value-type="float" office:value="0">
            <text:p>0</text:p>
          </table:table-cell>
          <table:table-cell office:value-type="float" office:value="2808">
            <text:p>2808</text:p>
          </table:table-cell>
          <table:table-cell office:value-type="float" office:value="0">
            <text:p>0</text:p>
          </table:table-cell>
          <table:table-cell office:value-type="float" office:value="3993">
            <text:p>3993</text:p>
          </table:table-cell>
          <table:table-cell office:value-type="float" office:value="17901">
            <text:p>17901</text:p>
          </table:table-cell>
          <table:table-cell office:value-type="float" office:value="5314">
            <text:p>5314</text:p>
          </table:table-cell>
          <table:table-cell office:value-type="float" office:value="4145">
            <text:p>4145</text:p>
          </table:table-cell>
          <table:table-cell office:value-type="float" office:value="4686">
            <text:p>4686</text:p>
          </table:table-cell>
          <table:table-cell table:number-columns-repeated="2" office:value-type="float" office:value="0">
            <text:p>0</text:p>
          </table:table-cell>
          <table:table-cell office:value-type="float" office:value="7955">
            <text:p>7955</text:p>
          </table:table-cell>
          <table:table-cell office:value-type="float" office:value="0">
            <text:p>0</text:p>
          </table:table-cell>
          <table:table-cell office:value-type="float" office:value="11351">
            <text:p>11351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table:number-columns-repeated="2" office:value-type="float" office:value="0">
            <text:p>0</text:p>
          </table:table-cell>
          <table:table-cell office:value-type="float" office:value="2526">
            <text:p>2526</text:p>
          </table:table-cell>
          <table:table-cell office:value-type="float" office:value="19741">
            <text:p>19741</text:p>
          </table:table-cell>
          <table:table-cell table:number-columns-repeated="4" office:value-type="float" office:value="0">
            <text:p>0</text:p>
          </table:table-cell>
          <table:table-cell office:value-type="float" office:value="400">
            <text:p>400</text:p>
          </table:table-cell>
          <table:table-cell table:number-columns-repeated="9" office:value-type="float" office:value="0">
            <text:p>0</text:p>
          </table:table-cell>
          <table:table-cell office:value-type="float" office:value="414">
            <text:p>414</text:p>
          </table:table-cell>
          <table:table-cell table:number-columns-repeated="9" office:value-type="float" office:value="0">
            <text:p>0</text:p>
          </table:table-cell>
          <table:table-cell office:value-type="float" office:value="23656">
            <text:p>23656</text:p>
          </table:table-cell>
          <table:table-cell table:number-columns-repeated="7" office:value-type="float" office:value="0">
            <text:p>0</text:p>
          </table:table-cell>
          <table:table-cell office:value-type="float" office:value="624">
            <text:p>624</text:p>
          </table:table-cell>
          <table:table-cell office:value-type="float" office:value="23756">
            <text:p>237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ad</text:p>
          </table:table-cell>
          <table:table-cell table:number-columns-repeated="81" office:value-type="float" office:value="0">
            <text:p>0</text:p>
          </table:table-cell>
          <table:table-cell office:value-type="float" office:value="3175">
            <text:p>3175</text:p>
          </table:table-cell>
          <table:table-cell table:number-columns-repeated="5" office:value-type="float" office:value="0">
            <text:p>0</text:p>
          </table:table-cell>
          <table:table-cell office:value-type="float" office:value="3222">
            <text:p>3222</text:p>
          </table:table-cell>
          <table:table-cell table:number-columns-repeated="4" office:value-type="float" office:value="0">
            <text:p>0</text:p>
          </table:table-cell>
          <table:table-cell office:value-type="float" office:value="2693">
            <text:p>2693</text:p>
          </table:table-cell>
          <table:table-cell table:number-columns-repeated="4" office:value-type="float" office:value="0">
            <text:p>0</text:p>
          </table:table-cell>
          <table:table-cell office:value-type="float" office:value="2808">
            <text:p>2808</text:p>
          </table:table-cell>
          <table:table-cell table:number-columns-repeated="7" office:value-type="float" office:value="0">
            <text:p>0</text:p>
          </table:table-cell>
          <table:table-cell office:value-type="float" office:value="2821">
            <text:p>2821</text:p>
          </table:table-cell>
          <table:table-cell table:number-columns-repeated="51" office:value-type="float" office:value="0">
            <text:p>0</text:p>
          </table:table-cell>
        </table:table-row>
        <table:table-row table:style-name="ro1">
          <table:table-cell office:value-type="string">
            <text:p>Cabo Verde</text:p>
          </table:table-cell>
          <table:table-cell table:number-columns-repeated="8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5" office:value-type="float" office:value="0">
            <text:p>0</text:p>
          </table:table-cell>
        </table:table-row>
        <table:table-row table:style-name="ro1">
          <table:table-cell office:value-type="string">
            <text:p>Cayman Islands</text:p>
          </table:table-cell>
          <table:table-cell table:number-columns-repeated="112" office:value-type="float" office:value="0">
            <text:p>0</text:p>
          </table:table-cell>
          <table:table-cell office:value-type="float" office:value="21590">
            <text:p>21590</text:p>
          </table:table-cell>
          <table:table-cell table:number-columns-repeated="12" office:value-type="float" office:value="0">
            <text:p>0</text:p>
          </table:table-cell>
          <table:table-cell office:value-type="float" office:value="19911">
            <text:p>19911</text:p>
          </table:table-cell>
          <table:table-cell table:number-columns-repeated="5" office:value-type="float" office:value="0">
            <text:p>0</text:p>
          </table:table-cell>
          <table:table-cell office:value-type="float" office:value="10544">
            <text:p>10544</text:p>
          </table:table-cell>
          <table:table-cell table:number-columns-repeated="7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3" office:value-type="float" office:value="0">
            <text:p>0</text:p>
          </table:table-cell>
          <table:table-cell office:value-type="float" office:value="10380">
            <text:p>10380</text:p>
          </table:table-cell>
          <table:table-cell office:value-type="float" office:value="0">
            <text:p>0</text:p>
          </table:table-cell>
          <table:table-cell office:value-type="float" office:value="10593">
            <text:p>10593</text:p>
          </table:table-cell>
          <table:table-cell office:value-type="float" office:value="10088">
            <text:p>10088</text:p>
          </table:table-cell>
          <table:table-cell table:number-columns-repeated="6" office:value-type="float" office:value="0">
            <text:p>0</text:p>
          </table:table-cell>
          <table:table-cell office:value-type="float" office:value="723">
            <text:p>7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table:number-columns-repeated="50" office:value-type="float" office:value="0">
            <text:p>0</text:p>
          </table:table-cell>
          <table:table-cell office:value-type="float" office:value="100800">
            <text:p>100800</text:p>
          </table:table-cell>
          <table:table-cell table:number-columns-repeated="32" office:value-type="float" office:value="0">
            <text:p>0</text:p>
          </table:table-cell>
          <table:table-cell office:value-type="float" office:value="4365">
            <text:p>4365</text:p>
          </table:table-cell>
          <table:table-cell office:value-type="float" office:value="2392">
            <text:p>2392</text:p>
          </table:table-cell>
          <table:table-cell table:number-columns-repeated="72" office:value-type="float" office:value="0">
            <text:p>0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float" office:value="12454">
            <text:p>12454</text:p>
          </table:table-cell>
          <table:table-cell office:value-type="float" office:value="25000">
            <text:p>25000</text:p>
          </table:table-cell>
          <table:table-cell office:value-type="float" office:value="0">
            <text:p>0</text:p>
          </table:table-cell>
          <table:table-cell office:value-type="float" office:value="12543">
            <text:p>12543</text:p>
          </table:table-cell>
          <table:table-cell office:value-type="float" office:value="0">
            <text:p>0</text:p>
          </table:table-cell>
          <table:table-cell office:value-type="float" office:value="12154">
            <text:p>12154</text:p>
          </table:table-cell>
          <table:table-cell table:number-columns-repeated="7" office:value-type="float" office:value="0">
            <text:p>0</text:p>
          </table:table-cell>
          <table:table-cell office:value-type="float" office:value="24602">
            <text:p>24602</text:p>
          </table:table-cell>
          <table:table-cell office:value-type="float" office:value="12629">
            <text:p>12629</text:p>
          </table:table-cell>
          <table:table-cell table:number-columns-repeated="10" office:value-type="float" office:value="0">
            <text:p>0</text:p>
          </table:table-cell>
          <table:table-cell office:value-type="float" office:value="35645">
            <text:p>35645</text:p>
          </table:table-cell>
          <table:table-cell office:value-type="float" office:value="22833">
            <text:p>22833</text:p>
          </table:table-cell>
          <table:table-cell office:value-type="float" office:value="25854">
            <text:p>25854</text:p>
          </table:table-cell>
          <table:table-cell table:number-columns-repeated="47" office:value-type="float" office:value="0">
            <text:p>0</text:p>
          </table:table-cell>
          <table:table-cell office:value-type="float" office:value="3173">
            <text:p>3173</text:p>
          </table:table-cell>
          <table:table-cell table:number-columns-repeated="9" office:value-type="float" office:value="0">
            <text:p>0</text:p>
          </table:table-cell>
          <table:table-cell office:value-type="float" office:value="7656">
            <text:p>7656</text:p>
          </table:table-cell>
          <table:table-cell table:number-columns-repeated="3" office:value-type="float" office:value="0">
            <text:p>0</text:p>
          </table:table-cell>
          <table:table-cell office:value-type="float" office:value="11256">
            <text:p>11256</text:p>
          </table:table-cell>
          <table:table-cell table:number-columns-repeated="7"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5430">
            <text:p>5430</text:p>
          </table:table-cell>
          <table:table-cell table:number-columns-repeated="9" office:value-type="float" office:value="0">
            <text:p>0</text:p>
          </table:table-cell>
          <table:table-cell office:value-type="float" office:value="2800">
            <text:p>2800</text:p>
          </table:table-cell>
          <table:table-cell table:number-columns-repeated="12" office:value-type="float" office:value="0">
            <text:p>0</text:p>
          </table:table-cell>
          <table:table-cell office:value-type="float" office:value="3669">
            <text:p>3669</text:p>
          </table:table-cell>
          <table:table-cell table:number-columns-repeated="11" office:value-type="float" office:value="0">
            <text:p>0</text:p>
          </table:table-cell>
          <table:table-cell office:value-type="float" office:value="1980">
            <text:p>1980</text:p>
          </table:table-cell>
          <table:table-cell table:number-columns-repeated="11" office:value-type="float" office:value="0">
            <text:p>0</text:p>
          </table:table-cell>
          <table:table-cell office:value-type="float" office:value="2846">
            <text:p>284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Barbados</text:p>
          </table:table-cell>
          <table:table-cell table:number-columns-repeated="2" office:value-type="float" office:value="0">
            <text:p>0</text:p>
          </table:table-cell>
          <table:table-cell office:value-type="float" office:value="9025">
            <text:p>9025</text:p>
          </table:table-cell>
          <table:table-cell table:number-columns-repeated="5"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21220">
            <text:p>21220</text:p>
          </table:table-cell>
          <table:table-cell table:number-columns-repeated="5" office:value-type="float" office:value="0">
            <text:p>0</text:p>
          </table:table-cell>
          <table:table-cell office:value-type="float" office:value="31309">
            <text:p>31309</text:p>
          </table:table-cell>
          <table:table-cell table:number-columns-repeated="4" office:value-type="float" office:value="0">
            <text:p>0</text:p>
          </table:table-cell>
          <table:table-cell office:value-type="float" office:value="12551">
            <text:p>12551</text:p>
          </table:table-cell>
          <table:table-cell table:number-columns-repeated="3" office:value-type="float" office:value="0">
            <text:p>0</text:p>
          </table:table-cell>
          <table:table-cell office:value-type="float" office:value="20018">
            <text:p>20018</text:p>
          </table:table-cell>
          <table:table-cell table:number-columns-repeated="6" office:value-type="float" office:value="0">
            <text:p>0</text:p>
          </table:table-cell>
          <table:table-cell office:value-type="float" office:value="20977">
            <text:p>20977</text:p>
          </table:table-cell>
          <table:table-cell table:number-columns-repeated="6" office:value-type="float" office:value="0">
            <text:p>0</text:p>
          </table:table-cell>
          <table:table-cell office:value-type="float" office:value="19832">
            <text:p>19832</text:p>
          </table:table-cell>
          <table:table-cell table:number-columns-repeated="3" office:value-type="float" office:value="0">
            <text:p>0</text:p>
          </table:table-cell>
          <table:table-cell office:value-type="float" office:value="3569">
            <text:p>3569</text:p>
          </table:table-cell>
          <table:table-cell office:value-type="float" office:value="0">
            <text:p>0</text:p>
          </table:table-cell>
          <table:table-cell office:value-type="float" office:value="7609">
            <text:p>7609</text:p>
          </table:table-cell>
          <table:table-cell office:value-type="float" office:value="4121">
            <text:p>4121</text:p>
          </table:table-cell>
          <table:table-cell table:number-columns-repeated="2" office:value-type="float" office:value="0">
            <text:p>0</text:p>
          </table:table-cell>
          <table:table-cell office:value-type="float" office:value="20329">
            <text:p>20329</text:p>
          </table:table-cell>
          <table:table-cell office:value-type="float" office:value="20505">
            <text:p>20505</text:p>
          </table:table-cell>
          <table:table-cell office:value-type="float" office:value="4035">
            <text:p>4035</text:p>
          </table:table-cell>
          <table:table-cell table:number-columns-repeated="10" office:value-type="float" office:value="0">
            <text:p>0</text:p>
          </table:table-cell>
          <table:table-cell office:value-type="float" office:value="9866">
            <text:p>9866</text:p>
          </table:table-cell>
          <table:table-cell table:number-columns-repeated="5" office:value-type="float" office:value="0">
            <text:p>0</text:p>
          </table:table-cell>
          <table:table-cell office:value-type="float" office:value="9170">
            <text:p>9170</text:p>
          </table:table-cell>
          <table:table-cell table:number-columns-repeated="7" office:value-type="float" office:value="0">
            <text:p>0</text:p>
          </table:table-cell>
          <table:table-cell office:value-type="float" office:value="8813">
            <text:p>8813</text:p>
          </table:table-cell>
          <table:table-cell table:number-columns-repeated="2" office:value-type="float" office:value="0">
            <text:p>0</text:p>
          </table:table-cell>
          <table:table-cell office:value-type="float" office:value="10072">
            <text:p>10072</text:p>
          </table:table-cell>
          <table:table-cell table:number-columns-repeated="3" office:value-type="float" office:value="0">
            <text:p>0</text:p>
          </table:table-cell>
          <table:table-cell office:value-type="float" office:value="10692">
            <text:p>10692</text:p>
          </table:table-cell>
          <table:table-cell table:number-columns-repeated="3" office:value-type="float" office:value="0">
            <text:p>0</text:p>
          </table:table-cell>
          <table:table-cell office:value-type="float" office:value="9879">
            <text:p>9879</text:p>
          </table:table-cell>
          <table:table-cell table:number-columns-repeated="4" office:value-type="float" office:value="0">
            <text:p>0</text:p>
          </table:table-cell>
          <table:table-cell office:value-type="float" office:value="9274">
            <text:p>9274</text:p>
          </table:table-cell>
          <table:table-cell office:value-type="float" office:value="0">
            <text:p>0</text:p>
          </table:table-cell>
          <table:table-cell office:value-type="float" office:value="8777">
            <text:p>8777</text:p>
          </table:table-cell>
          <table:table-cell table:number-columns-repeated="4" office:value-type="float" office:value="0">
            <text:p>0</text:p>
          </table:table-cell>
          <table:table-cell office:value-type="float" office:value="20375">
            <text:p>20375</text:p>
          </table:table-cell>
          <table:table-cell table:number-columns-repeated="7" office:value-type="float" office:value="0">
            <text:p>0</text:p>
          </table:table-cell>
          <table:table-cell office:value-type="float" office:value="14196">
            <text:p>14196</text:p>
          </table:table-cell>
          <table:table-cell office:value-type="float" office:value="0">
            <text:p>0</text:p>
          </table:table-cell>
          <table:table-cell office:value-type="float" office:value="18309">
            <text:p>18309</text:p>
          </table:table-cell>
          <table:table-cell table:number-columns-repeated="6" office:value-type="float" office:value="0">
            <text:p>0</text:p>
          </table:table-cell>
          <table:table-cell office:value-type="float" office:value="9719">
            <text:p>9719</text:p>
          </table:table-cell>
          <table:table-cell office:value-type="float" office:value="0">
            <text:p>0</text:p>
          </table:table-cell>
          <table:table-cell office:value-type="float" office:value="9779">
            <text:p>9779</text:p>
          </table:table-cell>
          <table:table-cell table:number-columns-repeated="5" office:value-type="float" office:value="0">
            <text:p>0</text:p>
          </table:table-cell>
          <table:table-cell office:value-type="float" office:value="4260">
            <text:p>4260</text:p>
          </table:table-cell>
          <table:table-cell table:number-columns-repeated="2" office:value-type="float" office:value="0">
            <text:p>0</text:p>
          </table:table-cell>
          <table:table-cell office:value-type="float" office:value="8962">
            <text:p>8962</text:p>
          </table:table-cell>
          <table:table-cell office:value-type="float" office:value="125">
            <text:p>125</text:p>
          </table:table-cell>
          <table:table-cell office:value-type="float" office:value="9406">
            <text:p>9406</text:p>
          </table:table-cell>
          <table:table-cell office:value-type="float" office:value="9034">
            <text:p>9034</text:p>
          </table:table-cell>
          <table:table-cell table:number-columns-repeated="6" office:value-type="float" office:value="0">
            <text:p>0</text:p>
          </table:table-cell>
          <table:table-cell office:value-type="float" office:value="9684">
            <text:p>9684</text:p>
          </table:table-cell>
          <table:table-cell table:number-columns-repeated="4" office:value-type="float" office:value="0">
            <text:p>0</text:p>
          </table:table-cell>
          <table:table-cell office:value-type="float" office:value="9239">
            <text:p>9239</text:p>
          </table:table-cell>
          <table:table-cell office:value-type="float" office:value="9074">
            <text:p>9074</text:p>
          </table:table-cell>
          <table:table-cell table:number-columns-repeated="6" office:value-type="float" office:value="0">
            <text:p>0</text:p>
          </table:table-cell>
          <table:table-cell office:value-type="float" office:value="4085">
            <text:p>4085</text:p>
          </table:table-cell>
          <table:table-cell office:value-type="float" office:value="4285">
            <text:p>428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Bermuda</text:p>
          </table:table-cell>
          <table:table-cell table:number-columns-repeated="55" office:value-type="float" office:value="0">
            <text:p>0</text:p>
          </table:table-cell>
          <table:table-cell office:value-type="float" office:value="4528">
            <text:p>4528</text:p>
          </table:table-cell>
          <table:table-cell table:number-columns-repeated="6" office:value-type="float" office:value="0">
            <text:p>0</text:p>
          </table:table-cell>
          <table:table-cell office:value-type="float" office:value="5095">
            <text:p>5095</text:p>
          </table:table-cell>
          <table:table-cell table:number-columns-repeated="3" office:value-type="float" office:value="0">
            <text:p>0</text:p>
          </table:table-cell>
          <table:table-cell office:value-type="float" office:value="4957">
            <text:p>4957</text:p>
          </table:table-cell>
          <table:table-cell office:value-type="float" office:value="0">
            <text:p>0</text:p>
          </table:table-cell>
          <table:table-cell office:value-type="float" office:value="4884">
            <text:p>4884</text:p>
          </table:table-cell>
          <table:table-cell table:number-columns-repeated="9" office:value-type="float" office:value="0">
            <text:p>0</text:p>
          </table:table-cell>
          <table:table-cell office:value-type="float" office:value="4539">
            <text:p>4539</text:p>
          </table:table-cell>
          <table:table-cell table:number-columns-repeated="9" office:value-type="float" office:value="0">
            <text:p>0</text:p>
          </table:table-cell>
          <table:table-cell office:value-type="float" office:value="4563">
            <text:p>4563</text:p>
          </table:table-cell>
          <table:table-cell table:number-columns-repeated="5" office:value-type="float" office:value="0">
            <text:p>0</text:p>
          </table:table-cell>
          <table:table-cell office:value-type="float" office:value="4390">
            <text:p>4390</text:p>
          </table:table-cell>
          <table:table-cell table:number-columns-repeated="7" office:value-type="float" office:value="0">
            <text:p>0</text:p>
          </table:table-cell>
          <table:table-cell office:value-type="float" office:value="4848">
            <text:p>4848</text:p>
          </table:table-cell>
          <table:table-cell table:number-columns-repeated="7" office:value-type="float" office:value="0">
            <text:p>0</text:p>
          </table:table-cell>
          <table:table-cell office:value-type="float" office:value="4121">
            <text:p>4121</text:p>
          </table:table-cell>
          <table:table-cell table:number-columns-repeated="3" office:value-type="float" office:value="0">
            <text:p>0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3925">
            <text:p>3925</text:p>
          </table:table-cell>
          <table:table-cell office:value-type="float" office:value="0">
            <text:p>0</text:p>
          </table:table-cell>
          <table:table-cell office:value-type="float" office:value="4121">
            <text:p>4121</text:p>
          </table:table-cell>
          <table:table-cell office:value-type="float" office:value="4595">
            <text:p>4595</text:p>
          </table:table-cell>
          <table:table-cell table:number-columns-repeated="15" office:value-type="float" office:value="0">
            <text:p>0</text:p>
          </table:table-cell>
          <table:table-cell office:value-type="float" office:value="8001">
            <text:p>8001</text:p>
          </table:table-cell>
          <table:table-cell office:value-type="float" office:value="0">
            <text:p>0</text:p>
          </table:table-cell>
          <table:table-cell office:value-type="float" office:value="4197">
            <text:p>4197</text:p>
          </table:table-cell>
          <table:table-cell table:number-columns-repeated="5" office:value-type="float" office:value="0">
            <text:p>0</text:p>
          </table:table-cell>
          <table:table-cell office:value-type="float" office:value="3298">
            <text:p>3298</text:p>
          </table:table-cell>
          <table:table-cell table:number-columns-repeated="6" office:value-type="float" office:value="0">
            <text:p>0</text:p>
          </table:table-cell>
          <table:table-cell office:value-type="float" office:value="3319">
            <text:p>3319</text:p>
          </table:table-cell>
          <table:table-cell office:value-type="float" office:value="4347">
            <text:p>4347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Bhutan</text:p>
          </table:table-cell>
          <table:table-cell table:number-columns-repeated="18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138" office:value-type="float" office:value="0">
            <text:p>0</text:p>
          </table:table-cell>
        </table:table-row>
        <table:table-row table:style-name="ro1">
          <table:table-cell office:value-type="string">
            <text:p>Bolivia, Plurinational State of</text:p>
          </table:table-cell>
          <table:table-cell table:number-columns-repeated="2" office:value-type="float" office:value="0">
            <text:p>0</text:p>
          </table:table-cell>
          <table:table-cell office:value-type="float" office:value="8234">
            <text:p>8234</text:p>
          </table:table-cell>
          <table:table-cell table:number-columns-repeated="4" office:value-type="float" office:value="0">
            <text:p>0</text:p>
          </table:table-cell>
          <table:table-cell office:value-type="float" office:value="8202">
            <text:p>8202</text:p>
          </table:table-cell>
          <table:table-cell table:number-columns-repeated="2" office:value-type="float" office:value="0">
            <text:p>0</text:p>
          </table:table-cell>
          <table:table-cell office:value-type="float" office:value="8457">
            <text:p>8457</text:p>
          </table:table-cell>
          <table:table-cell office:value-type="float" office:value="8106">
            <text:p>8106</text:p>
          </table:table-cell>
          <table:table-cell table:number-columns-repeated="5" office:value-type="float" office:value="0">
            <text:p>0</text:p>
          </table:table-cell>
          <table:table-cell office:value-type="float" office:value="8168">
            <text:p>8168</text:p>
          </table:table-cell>
          <table:table-cell table:number-columns-repeated="6" office:value-type="float" office:value="0">
            <text:p>0</text:p>
          </table:table-cell>
          <table:table-cell office:value-type="float" office:value="16275">
            <text:p>16275</text:p>
          </table:table-cell>
          <table:table-cell office:value-type="float" office:value="0">
            <text:p>0</text:p>
          </table:table-cell>
          <table:table-cell office:value-type="float" office:value="14605">
            <text:p>14605</text:p>
          </table:table-cell>
          <table:table-cell office:value-type="float" office:value="0">
            <text:p>0</text:p>
          </table:table-cell>
          <table:table-cell office:value-type="float" office:value="14885">
            <text:p>14885</text:p>
          </table:table-cell>
          <table:table-cell table:number-columns-repeated="3" office:value-type="float" office:value="0">
            <text:p>0</text:p>
          </table:table-cell>
          <table:table-cell office:value-type="float" office:value="15755">
            <text:p>15755</text:p>
          </table:table-cell>
          <table:table-cell table:number-columns-repeated="2" office:value-type="float" office:value="0">
            <text:p>0</text:p>
          </table:table-cell>
          <table:table-cell office:value-type="float" office:value="15860">
            <text:p>15860</text:p>
          </table:table-cell>
          <table:table-cell office:value-type="float" office:value="0">
            <text:p>0</text:p>
          </table:table-cell>
          <table:table-cell office:value-type="float" office:value="14316">
            <text:p>14316</text:p>
          </table:table-cell>
          <table:table-cell office:value-type="float" office:value="0">
            <text:p>0</text:p>
          </table:table-cell>
          <table:table-cell office:value-type="float" office:value="14572">
            <text:p>14572</text:p>
          </table:table-cell>
          <table:table-cell office:value-type="float" office:value="13976">
            <text:p>13976</text:p>
          </table:table-cell>
          <table:table-cell table:number-columns-repeated="2" office:value-type="float" office:value="0">
            <text:p>0</text:p>
          </table:table-cell>
          <table:table-cell office:value-type="float" office:value="7089">
            <text:p>7089</text:p>
          </table:table-cell>
          <table:table-cell office:value-type="float" office:value="0">
            <text:p>0</text:p>
          </table:table-cell>
          <table:table-cell office:value-type="float" office:value="52733">
            <text:p>52733</text:p>
          </table:table-cell>
          <table:table-cell office:value-type="float" office:value="0">
            <text:p>0</text:p>
          </table:table-cell>
          <table:table-cell office:value-type="float" office:value="21509">
            <text:p>21509</text:p>
          </table:table-cell>
          <table:table-cell table:number-columns-repeated="2" office:value-type="float" office:value="0">
            <text:p>0</text:p>
          </table:table-cell>
          <table:table-cell office:value-type="float" office:value="14316">
            <text:p>14316</text:p>
          </table:table-cell>
          <table:table-cell office:value-type="float" office:value="10018">
            <text:p>10018</text:p>
          </table:table-cell>
          <table:table-cell office:value-type="float" office:value="98196">
            <text:p>98196</text:p>
          </table:table-cell>
          <table:table-cell office:value-type="float" office:value="48445">
            <text:p>48445</text:p>
          </table:table-cell>
          <table:table-cell office:value-type="float" office:value="153861">
            <text:p>153861</text:p>
          </table:table-cell>
          <table:table-cell office:value-type="float" office:value="36162">
            <text:p>36162</text:p>
          </table:table-cell>
          <table:table-cell office:value-type="float" office:value="35379">
            <text:p>35379</text:p>
          </table:table-cell>
          <table:table-cell office:value-type="float" office:value="84956">
            <text:p>84956</text:p>
          </table:table-cell>
          <table:table-cell office:value-type="float" office:value="12446">
            <text:p>12446</text:p>
          </table:table-cell>
          <table:table-cell office:value-type="float" office:value="61622">
            <text:p>61622</text:p>
          </table:table-cell>
          <table:table-cell office:value-type="float" office:value="54088">
            <text:p>54088</text:p>
          </table:table-cell>
          <table:table-cell office:value-type="float" office:value="22337">
            <text:p>22337</text:p>
          </table:table-cell>
          <table:table-cell office:value-type="float" office:value="35529">
            <text:p>35529</text:p>
          </table:table-cell>
          <table:table-cell office:value-type="float" office:value="38207">
            <text:p>38207</text:p>
          </table:table-cell>
          <table:table-cell office:value-type="float" office:value="70891">
            <text:p>70891</text:p>
          </table:table-cell>
          <table:table-cell office:value-type="float" office:value="80090">
            <text:p>80090</text:p>
          </table:table-cell>
          <table:table-cell office:value-type="float" office:value="46336">
            <text:p>46336</text:p>
          </table:table-cell>
          <table:table-cell office:value-type="float" office:value="118200">
            <text:p>118200</text:p>
          </table:table-cell>
          <table:table-cell office:value-type="float" office:value="45654">
            <text:p>45654</text:p>
          </table:table-cell>
          <table:table-cell office:value-type="float" office:value="46003">
            <text:p>46003</text:p>
          </table:table-cell>
          <table:table-cell office:value-type="float" office:value="64804">
            <text:p>64804</text:p>
          </table:table-cell>
          <table:table-cell office:value-type="float" office:value="23075">
            <text:p>23075</text:p>
          </table:table-cell>
          <table:table-cell office:value-type="float" office:value="11423">
            <text:p>11423</text:p>
          </table:table-cell>
          <table:table-cell office:value-type="float" office:value="22551">
            <text:p>22551</text:p>
          </table:table-cell>
          <table:table-cell office:value-type="float" office:value="23484">
            <text:p>23484</text:p>
          </table:table-cell>
          <table:table-cell office:value-type="float" office:value="34101">
            <text:p>34101</text:p>
          </table:table-cell>
          <table:table-cell office:value-type="float" office:value="0">
            <text:p>0</text:p>
          </table:table-cell>
          <table:table-cell office:value-type="float" office:value="81662">
            <text:p>81662</text:p>
          </table:table-cell>
          <table:table-cell office:value-type="float" office:value="16795">
            <text:p>16795</text:p>
          </table:table-cell>
          <table:table-cell office:value-type="float" office:value="72551">
            <text:p>72551</text:p>
          </table:table-cell>
          <table:table-cell office:value-type="float" office:value="57318">
            <text:p>57318</text:p>
          </table:table-cell>
          <table:table-cell office:value-type="float" office:value="98543">
            <text:p>98543</text:p>
          </table:table-cell>
          <table:table-cell office:value-type="float" office:value="96048">
            <text:p>96048</text:p>
          </table:table-cell>
          <table:table-cell office:value-type="float" office:value="20118">
            <text:p>20118</text:p>
          </table:table-cell>
          <table:table-cell office:value-type="float" office:value="52305">
            <text:p>52305</text:p>
          </table:table-cell>
          <table:table-cell office:value-type="float" office:value="103501">
            <text:p>103501</text:p>
          </table:table-cell>
          <table:table-cell office:value-type="float" office:value="43641">
            <text:p>43641</text:p>
          </table:table-cell>
          <table:table-cell office:value-type="float" office:value="59715">
            <text:p>59715</text:p>
          </table:table-cell>
          <table:table-cell office:value-type="float" office:value="51434">
            <text:p>51434</text:p>
          </table:table-cell>
          <table:table-cell office:value-type="float" office:value="87199">
            <text:p>87199</text:p>
          </table:table-cell>
          <table:table-cell office:value-type="float" office:value="55042">
            <text:p>55042</text:p>
          </table:table-cell>
          <table:table-cell office:value-type="float" office:value="125877">
            <text:p>125877</text:p>
          </table:table-cell>
          <table:table-cell office:value-type="float" office:value="35914">
            <text:p>35914</text:p>
          </table:table-cell>
          <table:table-cell office:value-type="float" office:value="92619">
            <text:p>92619</text:p>
          </table:table-cell>
          <table:table-cell office:value-type="float" office:value="66216">
            <text:p>66216</text:p>
          </table:table-cell>
          <table:table-cell office:value-type="float" office:value="73216">
            <text:p>73216</text:p>
          </table:table-cell>
          <table:table-cell office:value-type="float" office:value="70335">
            <text:p>70335</text:p>
          </table:table-cell>
          <table:table-cell office:value-type="float" office:value="7084">
            <text:p>7084</text:p>
          </table:table-cell>
          <table:table-cell office:value-type="float" office:value="0">
            <text:p>0</text:p>
          </table:table-cell>
          <table:table-cell office:value-type="float" office:value="18681">
            <text:p>18681</text:p>
          </table:table-cell>
          <table:table-cell office:value-type="float" office:value="31250">
            <text:p>31250</text:p>
          </table:table-cell>
          <table:table-cell office:value-type="float" office:value="4373">
            <text:p>4373</text:p>
          </table:table-cell>
          <table:table-cell office:value-type="float" office:value="14162">
            <text:p>14162</text:p>
          </table:table-cell>
          <table:table-cell office:value-type="float" office:value="40069">
            <text:p>40069</text:p>
          </table:table-cell>
          <table:table-cell office:value-type="float" office:value="80297">
            <text:p>80297</text:p>
          </table:table-cell>
          <table:table-cell office:value-type="float" office:value="9307">
            <text:p>9307</text:p>
          </table:table-cell>
          <table:table-cell office:value-type="float" office:value="18189">
            <text:p>18189</text:p>
          </table:table-cell>
          <table:table-cell office:value-type="float" office:value="8792">
            <text:p>8792</text:p>
          </table:table-cell>
          <table:table-cell office:value-type="float" office:value="2501">
            <text:p>2501</text:p>
          </table:table-cell>
          <table:table-cell office:value-type="float" office:value="13113">
            <text:p>13113</text:p>
          </table:table-cell>
          <table:table-cell office:value-type="float" office:value="4065">
            <text:p>4065</text:p>
          </table:table-cell>
          <table:table-cell office:value-type="float" office:value="0">
            <text:p>0</text:p>
          </table:table-cell>
          <table:table-cell office:value-type="float" office:value="25019">
            <text:p>25019</text:p>
          </table:table-cell>
          <table:table-cell office:value-type="float" office:value="15654">
            <text:p>15654</text:p>
          </table:table-cell>
          <table:table-cell table:number-columns-repeated="2" office:value-type="float" office:value="0">
            <text:p>0</text:p>
          </table:table-cell>
          <table:table-cell office:value-type="float" office:value="27224">
            <text:p>27224</text:p>
          </table:table-cell>
          <table:table-cell office:value-type="float" office:value="20026">
            <text:p>20026</text:p>
          </table:table-cell>
          <table:table-cell office:value-type="float" office:value="0">
            <text:p>0</text:p>
          </table:table-cell>
          <table:table-cell office:value-type="float" office:value="35472">
            <text:p>35472</text:p>
          </table:table-cell>
          <table:table-cell office:value-type="float" office:value="24728">
            <text:p>24728</text:p>
          </table:table-cell>
          <table:table-cell office:value-type="float" office:value="0">
            <text:p>0</text:p>
          </table:table-cell>
          <table:table-cell office:value-type="float" office:value="46764">
            <text:p>46764</text:p>
          </table:table-cell>
          <table:table-cell office:value-type="float" office:value="0">
            <text:p>0</text:p>
          </table:table-cell>
          <table:table-cell office:value-type="float" office:value="12430">
            <text:p>12430</text:p>
          </table:table-cell>
          <table:table-cell office:value-type="float" office:value="13951">
            <text:p>13951</text:p>
          </table:table-cell>
          <table:table-cell office:value-type="float" office:value="9713">
            <text:p>9713</text:p>
          </table:table-cell>
          <table:table-cell office:value-type="float" office:value="44732">
            <text:p>44732</text:p>
          </table:table-cell>
          <table:table-cell office:value-type="float" office:value="32787">
            <text:p>32787</text:p>
          </table:table-cell>
          <table:table-cell office:value-type="float" office:value="9786">
            <text:p>9786</text:p>
          </table:table-cell>
          <table:table-cell office:value-type="float" office:value="35210">
            <text:p>35210</text:p>
          </table:table-cell>
          <table:table-cell office:value-type="float" office:value="106603">
            <text:p>106603</text:p>
          </table:table-cell>
          <table:table-cell office:value-type="float" office:value="38425">
            <text:p>38425</text:p>
          </table:table-cell>
          <table:table-cell office:value-type="float" office:value="0">
            <text:p>0</text:p>
          </table:table-cell>
          <table:table-cell office:value-type="float" office:value="45370">
            <text:p>45370</text:p>
          </table:table-cell>
          <table:table-cell office:value-type="float" office:value="81848">
            <text:p>81848</text:p>
          </table:table-cell>
          <table:table-cell office:value-type="float" office:value="63895">
            <text:p>63895</text:p>
          </table:table-cell>
          <table:table-cell office:value-type="float" office:value="0">
            <text:p>0</text:p>
          </table:table-cell>
          <table:table-cell office:value-type="float" office:value="66917">
            <text:p>66917</text:p>
          </table:table-cell>
          <table:table-cell office:value-type="float" office:value="0">
            <text:p>0</text:p>
          </table:table-cell>
          <table:table-cell office:value-type="float" office:value="9765">
            <text:p>9765</text:p>
          </table:table-cell>
          <table:table-cell office:value-type="float" office:value="23190">
            <text:p>23190</text:p>
          </table:table-cell>
          <table:table-cell office:value-type="float" office:value="11608">
            <text:p>11608</text:p>
          </table:table-cell>
          <table:table-cell office:value-type="float" office:value="3432">
            <text:p>3432</text:p>
          </table:table-cell>
          <table:table-cell office:value-type="float" office:value="48356">
            <text:p>48356</text:p>
          </table:table-cell>
          <table:table-cell table:number-columns-repeated="2" office:value-type="float" office:value="0">
            <text:p>0</text:p>
          </table:table-cell>
          <table:table-cell office:value-type="float" office:value="9709">
            <text:p>9709</text:p>
          </table:table-cell>
          <table:table-cell office:value-type="float" office:value="24">
            <text:p>24</text:p>
          </table:table-cell>
          <table:table-cell office:value-type="float" office:value="20186">
            <text:p>20186</text:p>
          </table:table-cell>
          <table:table-cell office:value-type="float" office:value="15475">
            <text:p>15475</text:p>
          </table:table-cell>
          <table:table-cell office:value-type="float" office:value="8187">
            <text:p>8187</text:p>
          </table:table-cell>
          <table:table-cell office:value-type="float" office:value="3627">
            <text:p>3627</text:p>
          </table:table-cell>
          <table:table-cell office:value-type="float" office:value="22807">
            <text:p>22807</text:p>
          </table:table-cell>
          <table:table-cell office:value-type="float" office:value="9660">
            <text:p>9660</text:p>
          </table:table-cell>
          <table:table-cell office:value-type="float" office:value="26368">
            <text:p>26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table:number-columns-repeated="106" office:value-type="float" office:value="0">
            <text:p>0</text:p>
          </table:table-cell>
          <table:table-cell office:value-type="float" office:value="107100">
            <text:p>107100</text:p>
          </table:table-cell>
          <table:table-cell table:number-columns-repeated="5" office:value-type="float" office:value="0">
            <text:p>0</text:p>
          </table:table-cell>
          <table:table-cell office:value-type="float" office:value="107100">
            <text:p>107100</text:p>
          </table:table-cell>
          <table:table-cell table:number-columns-repeated="16" office:value-type="float" office:value="0">
            <text:p>0</text:p>
          </table:table-cell>
          <table:table-cell office:value-type="float" office:value="20160">
            <text:p>20160</text:p>
          </table:table-cell>
          <table:table-cell office:value-type="float" office:value="90720">
            <text:p>90720</text:p>
          </table:table-cell>
          <table:table-cell table:number-columns-repeated="7" office:value-type="float" office:value="0">
            <text:p>0</text:p>
          </table:table-cell>
          <table:table-cell office:value-type="float" office:value="9255">
            <text:p>9255</text:p>
          </table:table-cell>
          <table:table-cell office:value-type="float" office:value="17863">
            <text:p>17863</text:p>
          </table:table-cell>
          <table:table-cell table:number-columns-repeated="4" office:value-type="float" office:value="0">
            <text:p>0</text:p>
          </table:table-cell>
          <table:table-cell office:value-type="float" office:value="8293">
            <text:p>8293</text:p>
          </table:table-cell>
          <table:table-cell office:value-type="float" office:value="8393">
            <text:p>8393</text:p>
          </table:table-cell>
          <table:table-cell table:number-columns-repeated="4" office:value-type="float" office:value="0">
            <text:p>0</text:p>
          </table:table-cell>
          <table:table-cell office:value-type="float" office:value="26013">
            <text:p>26013</text:p>
          </table:table-cell>
          <table:table-cell office:value-type="float" office:value="17223">
            <text:p>1722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Botswana</text:p>
          </table:table-cell>
          <table:table-cell table:number-columns-repeated="3" office:value-type="float" office:value="0">
            <text:p>0</text:p>
          </table:table-cell>
          <table:table-cell office:value-type="float" office:value="67320">
            <text:p>67320</text:p>
          </table:table-cell>
          <table:table-cell table:number-columns-repeated="11" office:value-type="float" office:value="0">
            <text:p>0</text:p>
          </table:table-cell>
          <table:table-cell office:value-type="float" office:value="13499">
            <text:p>13499</text:p>
          </table:table-cell>
          <table:table-cell office:value-type="float" office:value="10479">
            <text:p>10479</text:p>
          </table:table-cell>
          <table:table-cell office:value-type="float" office:value="12917">
            <text:p>12917</text:p>
          </table:table-cell>
          <table:table-cell table:number-columns-repeated="5" office:value-type="float" office:value="0">
            <text:p>0</text:p>
          </table:table-cell>
          <table:table-cell office:value-type="float" office:value="9300">
            <text:p>9300</text:p>
          </table:table-cell>
          <table:table-cell table:number-columns-repeated="19" office:value-type="float" office:value="0">
            <text:p>0</text:p>
          </table:table-cell>
          <table:table-cell office:value-type="float" office:value="7957">
            <text:p>7957</text:p>
          </table:table-cell>
          <table:table-cell table:number-columns-repeated="4" office:value-type="float" office:value="0">
            <text:p>0</text:p>
          </table:table-cell>
          <table:table-cell office:value-type="float" office:value="8093">
            <text:p>8093</text:p>
          </table:table-cell>
          <table:table-cell table:number-columns-repeated="2" office:value-type="float" office:value="0">
            <text:p>0</text:p>
          </table:table-cell>
          <table:table-cell office:value-type="float" office:value="8490">
            <text:p>8490</text:p>
          </table:table-cell>
          <table:table-cell table:number-columns-repeated="4" office:value-type="float" office:value="0">
            <text:p>0</text:p>
          </table:table-cell>
          <table:table-cell office:value-type="float" office:value="502">
            <text:p>502</text:p>
          </table:table-cell>
          <table:table-cell table:number-columns-repeated="17" office:value-type="float" office:value="0">
            <text:p>0</text:p>
          </table:table-cell>
          <table:table-cell office:value-type="float" office:value="6129">
            <text:p>6129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76" office:value-type="float" office:value="0">
            <text:p>0</text:p>
          </table:table-cell>
        </table:table-row>
        <table:table-row table:style-name="ro1">
          <table:table-cell office:value-type="string">
            <text:p>American Samoa</text:p>
          </table:table-cell>
          <table:table-cell table:number-columns-repeated="135" office:value-type="float" office:value="0">
            <text:p>0</text:p>
          </table:table-cell>
          <table:table-cell office:value-type="float" office:value="6053">
            <text:p>6053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1">
          <table:table-cell office:value-type="string">
            <text:p>Andorra</text:p>
          </table:table-cell>
          <table:table-cell table:number-columns-repeated="44" office:value-type="float" office:value="0">
            <text:p>0</text:p>
          </table:table-cell>
          <table:table-cell office:value-type="float" office:value="60480">
            <text:p>60480</text:p>
          </table:table-cell>
          <table:table-cell table:number-columns-repeated="101" office:value-type="float" office:value="0">
            <text:p>0</text:p>
          </table:table-cell>
          <table:table-cell office:value-type="float" office:value="10109">
            <text:p>10109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float" office:value="0">
            <text:p>0</text:p>
          </table:table-cell>
          <table:table-cell office:value-type="float" office:value="13600">
            <text:p>13600</text:p>
          </table:table-cell>
          <table:table-cell office:value-type="float" office:value="45121">
            <text:p>45121</text:p>
          </table:table-cell>
          <table:table-cell office:value-type="float" office:value="0">
            <text:p>0</text:p>
          </table:table-cell>
          <table:table-cell office:value-type="float" office:value="11596">
            <text:p>11596</text:p>
          </table:table-cell>
          <table:table-cell office:value-type="float" office:value="0">
            <text:p>0</text:p>
          </table:table-cell>
          <table:table-cell office:value-type="float" office:value="27130">
            <text:p>27130</text:p>
          </table:table-cell>
          <table:table-cell office:value-type="float" office:value="29713">
            <text:p>29713</text:p>
          </table:table-cell>
          <table:table-cell table:number-columns-repeated="2" office:value-type="float" office:value="0">
            <text:p>0</text:p>
          </table:table-cell>
          <table:table-cell office:value-type="float" office:value="12066">
            <text:p>12066</text:p>
          </table:table-cell>
          <table:table-cell office:value-type="float" office:value="11175">
            <text:p>111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22">
            <text:p>25022</text:p>
          </table:table-cell>
          <table:table-cell office:value-type="float" office:value="0">
            <text:p>0</text:p>
          </table:table-cell>
          <table:table-cell office:value-type="float" office:value="24324">
            <text:p>24324</text:p>
          </table:table-cell>
          <table:table-cell office:value-type="float" office:value="25015">
            <text:p>25015</text:p>
          </table:table-cell>
          <table:table-cell office:value-type="float" office:value="0">
            <text:p>0</text:p>
          </table:table-cell>
          <table:table-cell office:value-type="float" office:value="12535">
            <text:p>12535</text:p>
          </table:table-cell>
          <table:table-cell table:number-columns-repeated="6" office:value-type="float" office:value="0">
            <text:p>0</text:p>
          </table:table-cell>
          <table:table-cell office:value-type="float" office:value="12514">
            <text:p>12514</text:p>
          </table:table-cell>
          <table:table-cell office:value-type="float" office:value="12295">
            <text:p>12295</text:p>
          </table:table-cell>
          <table:table-cell office:value-type="float" office:value="0">
            <text:p>0</text:p>
          </table:table-cell>
          <table:table-cell office:value-type="float" office:value="12184">
            <text:p>12184</text:p>
          </table:table-cell>
          <table:table-cell office:value-type="float" office:value="0">
            <text:p>0</text:p>
          </table:table-cell>
          <table:table-cell office:value-type="float" office:value="12322">
            <text:p>12322</text:p>
          </table:table-cell>
          <table:table-cell office:value-type="float" office:value="3985">
            <text:p>3985</text:p>
          </table:table-cell>
          <table:table-cell office:value-type="float" office:value="12191">
            <text:p>12191</text:p>
          </table:table-cell>
          <table:table-cell office:value-type="float" office:value="0">
            <text:p>0</text:p>
          </table:table-cell>
          <table:table-cell office:value-type="float" office:value="11488">
            <text:p>11488</text:p>
          </table:table-cell>
          <table:table-cell table:number-columns-repeated="31" office:value-type="float" office:value="0">
            <text:p>0</text:p>
          </table:table-cell>
          <table:table-cell office:value-type="float" office:value="9561">
            <text:p>9561</text:p>
          </table:table-cell>
          <table:table-cell table:number-columns-repeated="2" office:value-type="float" office:value="0">
            <text:p>0</text:p>
          </table:table-cell>
          <table:table-cell office:value-type="float" office:value="11521">
            <text:p>11521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6" office:value-type="float" office:value="0">
            <text:p>0</text:p>
          </table:table-cell>
          <table:table-cell office:value-type="float" office:value="11319">
            <text:p>11319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3189">
            <text:p>23189</text:p>
          </table:table-cell>
          <table:table-cell table:number-columns-repeated="3" office:value-type="float" office:value="0">
            <text:p>0</text:p>
          </table:table-cell>
          <table:table-cell office:value-type="float" office:value="18140">
            <text:p>18140</text:p>
          </table:table-cell>
          <table:table-cell office:value-type="float" office:value="0">
            <text:p>0</text:p>
          </table:table-cell>
          <table:table-cell office:value-type="float" office:value="10887">
            <text:p>10887</text:p>
          </table:table-cell>
          <table:table-cell office:value-type="float" office:value="11913">
            <text:p>11913</text:p>
          </table:table-cell>
          <table:table-cell office:value-type="float" office:value="0">
            <text:p>0</text:p>
          </table:table-cell>
          <table:table-cell office:value-type="float" office:value="10668">
            <text:p>10668</text:p>
          </table:table-cell>
          <table:table-cell office:value-type="float" office:value="32652">
            <text:p>32652</text:p>
          </table:table-cell>
          <table:table-cell office:value-type="float" office:value="0">
            <text:p>0</text:p>
          </table:table-cell>
          <table:table-cell office:value-type="float" office:value="32970">
            <text:p>32970</text:p>
          </table:table-cell>
          <table:table-cell office:value-type="float" office:value="50022">
            <text:p>50022</text:p>
          </table:table-cell>
          <table:table-cell office:value-type="float" office:value="28398">
            <text:p>28398</text:p>
          </table:table-cell>
          <table:table-cell office:value-type="float" office:value="10277">
            <text:p>10277</text:p>
          </table:table-cell>
          <table:table-cell office:value-type="float" office:value="29308">
            <text:p>29308</text:p>
          </table:table-cell>
          <table:table-cell office:value-type="float" office:value="91822">
            <text:p>91822</text:p>
          </table:table-cell>
          <table:table-cell office:value-type="float" office:value="31838">
            <text:p>31838</text:p>
          </table:table-cell>
          <table:table-cell office:value-type="float" office:value="9986">
            <text:p>9986</text:p>
          </table:table-cell>
          <table:table-cell office:value-type="float" office:value="9841">
            <text:p>9841</text:p>
          </table:table-cell>
          <table:table-cell office:value-type="float" office:value="9150">
            <text:p>9150</text:p>
          </table:table-cell>
          <table:table-cell table:number-columns-repeated="2" office:value-type="float" office:value="0">
            <text:p>0</text:p>
          </table:table-cell>
          <table:table-cell office:value-type="float" office:value="12194">
            <text:p>12194</text:p>
          </table:table-cell>
          <table:table-cell table:number-columns-repeated="2" office:value-type="float" office:value="0">
            <text:p>0</text:p>
          </table:table-cell>
          <table:table-cell office:value-type="float" office:value="11042">
            <text:p>11042</text:p>
          </table:table-cell>
          <table:table-cell office:value-type="float" office:value="0">
            <text:p>0</text:p>
          </table:table-cell>
          <table:table-cell office:value-type="float" office:value="9701">
            <text:p>9701</text:p>
          </table:table-cell>
          <table:table-cell office:value-type="float" office:value="0">
            <text:p>0</text:p>
          </table:table-cell>
          <table:table-cell office:value-type="float" office:value="9701">
            <text:p>9701</text:p>
          </table:table-cell>
          <table:table-cell table:number-columns-repeated="3" office:value-type="float" office:value="0">
            <text:p>0</text:p>
          </table:table-cell>
          <table:table-cell office:value-type="float" office:value="23714">
            <text:p>23714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634">
            <text:p>28634</text:p>
          </table:table-cell>
          <table:table-cell table:number-columns-repeated="3" office:value-type="float" office:value="0">
            <text:p>0</text:p>
          </table:table-cell>
          <table:table-cell office:value-type="float" office:value="24679">
            <text:p>2467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515">
            <text:p>10515</text:p>
          </table:table-cell>
          <table:table-cell office:value-type="float" office:value="9480">
            <text:p>9480</text:p>
          </table:table-cell>
          <table:table-cell office:value-type="float" office:value="20706">
            <text:p>20706</text:p>
          </table:table-cell>
          <table:table-cell office:value-type="float" office:value="9530">
            <text:p>9530</text:p>
          </table:table-cell>
          <table:table-cell office:value-type="float" office:value="0">
            <text:p>0</text:p>
          </table:table-cell>
          <table:table-cell office:value-type="float" office:value="8260">
            <text:p>8260</text:p>
          </table:table-cell>
          <table:table-cell office:value-type="float" office:value="42360">
            <text:p>42360</text:p>
          </table:table-cell>
          <table:table-cell office:value-type="float" office:value="22431">
            <text:p>22431</text:p>
          </table:table-cell>
          <table:table-cell office:value-type="float" office:value="33405">
            <text:p>33405</text:p>
          </table:table-cell>
          <table:table-cell office:value-type="float" office:value="18013">
            <text:p>1801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Antigua and Barbuda</text:p>
          </table:table-cell>
          <table:table-cell table:number-columns-repeated="18" office:value-type="float" office:value="0">
            <text:p>0</text:p>
          </table:table-cell>
          <table:table-cell office:value-type="float" office:value="272">
            <text:p>272</text:p>
          </table:table-cell>
          <table:table-cell table:number-columns-repeated="138" office:value-type="float" office:value="0">
            <text:p>0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float" office:value="10671">
            <text:p>10671</text:p>
          </table:table-cell>
          <table:table-cell table:number-columns-repeated="2" office:value-type="float" office:value="0">
            <text:p>0</text:p>
          </table:table-cell>
          <table:table-cell office:value-type="float" office:value="8841">
            <text:p>8841</text:p>
          </table:table-cell>
          <table:table-cell office:value-type="float" office:value="0">
            <text:p>0</text:p>
          </table:table-cell>
          <table:table-cell office:value-type="float" office:value="22024">
            <text:p>22024</text:p>
          </table:table-cell>
          <table:table-cell table:number-columns-repeated="2" office:value-type="float" office:value="0">
            <text:p>0</text:p>
          </table:table-cell>
          <table:table-cell office:value-type="float" office:value="9727">
            <text:p>9727</text:p>
          </table:table-cell>
          <table:table-cell office:value-type="float" office:value="0">
            <text:p>0</text:p>
          </table:table-cell>
          <table:table-cell office:value-type="float" office:value="8700">
            <text:p>8700</text:p>
          </table:table-cell>
          <table:table-cell office:value-type="float" office:value="15146">
            <text:p>15146</text:p>
          </table:table-cell>
          <table:table-cell table:number-columns-repeated="4" office:value-type="float" office:value="0">
            <text:p>0</text:p>
          </table:table-cell>
          <table:table-cell office:value-type="float" office:value="4443">
            <text:p>4443</text:p>
          </table:table-cell>
          <table:table-cell office:value-type="float" office:value="0">
            <text:p>0</text:p>
          </table:table-cell>
          <table:table-cell office:value-type="float" office:value="11583">
            <text:p>11583</text:p>
          </table:table-cell>
          <table:table-cell table:number-columns-repeated="6" office:value-type="float" office:value="0">
            <text:p>0</text:p>
          </table:table-cell>
          <table:table-cell office:value-type="float" office:value="4111">
            <text:p>4111</text:p>
          </table:table-cell>
          <table:table-cell office:value-type="float" office:value="0">
            <text:p>0</text:p>
          </table:table-cell>
          <table:table-cell office:value-type="float" office:value="5482">
            <text:p>5482</text:p>
          </table:table-cell>
          <table:table-cell table:number-columns-repeated="6" office:value-type="float" office:value="0">
            <text:p>0</text:p>
          </table:table-cell>
          <table:table-cell office:value-type="float" office:value="4278">
            <text:p>4278</text:p>
          </table:table-cell>
          <table:table-cell table:number-columns-repeated="2" office:value-type="float" office:value="0">
            <text:p>0</text:p>
          </table:table-cell>
          <table:table-cell office:value-type="float" office:value="9504">
            <text:p>9504</text:p>
          </table:table-cell>
          <table:table-cell table:number-columns-repeated="4" office:value-type="float" office:value="0">
            <text:p>0</text:p>
          </table:table-cell>
          <table:table-cell office:value-type="float" office:value="5272">
            <text:p>5272</text:p>
          </table:table-cell>
          <table:table-cell table:number-columns-repeated="2" office:value-type="float" office:value="0">
            <text:p>0</text:p>
          </table:table-cell>
          <table:table-cell office:value-type="float" office:value="5312">
            <text:p>53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4295">
            <text:p>4295</text:p>
          </table:table-cell>
          <table:table-cell table:number-columns-repeated="3" office:value-type="float" office:value="0">
            <text:p>0</text:p>
          </table:table-cell>
          <table:table-cell office:value-type="float" office:value="3952">
            <text:p>3952</text:p>
          </table:table-cell>
          <table:table-cell table:number-columns-repeated="5" office:value-type="float" office:value="0">
            <text:p>0</text:p>
          </table:table-cell>
          <table:table-cell office:value-type="float" office:value="4276">
            <text:p>4276</text:p>
          </table:table-cell>
          <table:table-cell office:value-type="float" office:value="13534">
            <text:p>13534</text:p>
          </table:table-cell>
          <table:table-cell office:value-type="float" office:value="12486">
            <text:p>12486</text:p>
          </table:table-cell>
          <table:table-cell office:value-type="float" office:value="0">
            <text:p>0</text:p>
          </table:table-cell>
          <table:table-cell office:value-type="float" office:value="12299">
            <text:p>12299</text:p>
          </table:table-cell>
          <table:table-cell office:value-type="float" office:value="11933">
            <text:p>11933</text:p>
          </table:table-cell>
          <table:table-cell table:number-columns-repeated="10" office:value-type="float" office:value="0">
            <text:p>0</text:p>
          </table:table-cell>
          <table:table-cell office:value-type="float" office:value="20601">
            <text:p>20601</text:p>
          </table:table-cell>
          <table:table-cell office:value-type="float" office:value="9937">
            <text:p>993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7354">
            <text:p>17354</text:p>
          </table:table-cell>
          <table:table-cell office:value-type="float" office:value="8886">
            <text:p>8886</text:p>
          </table:table-cell>
          <table:table-cell office:value-type="float" office:value="0">
            <text:p>0</text:p>
          </table:table-cell>
          <table:table-cell office:value-type="float" office:value="8486">
            <text:p>8486</text:p>
          </table:table-cell>
          <table:table-cell table:number-columns-repeated="5" office:value-type="float" office:value="0">
            <text:p>0</text:p>
          </table:table-cell>
          <table:table-cell office:value-type="float" office:value="7949">
            <text:p>7949</text:p>
          </table:table-cell>
          <table:table-cell table:number-columns-repeated="9" office:value-type="float" office:value="0">
            <text:p>0</text:p>
          </table:table-cell>
          <table:table-cell office:value-type="float" office:value="7910">
            <text:p>7910</text:p>
          </table:table-cell>
          <table:table-cell table:number-columns-repeated="3" office:value-type="float" office:value="0">
            <text:p>0</text:p>
          </table:table-cell>
          <table:table-cell office:value-type="float" office:value="7025">
            <text:p>7025</text:p>
          </table:table-cell>
          <table:table-cell office:value-type="float" office:value="0">
            <text:p>0</text:p>
          </table:table-cell>
          <table:table-cell office:value-type="float" office:value="3302">
            <text:p>3302</text:p>
          </table:table-cell>
          <table:table-cell table:number-columns-repeated="2" office:value-type="float" office:value="0">
            <text:p>0</text:p>
          </table:table-cell>
          <table:table-cell office:value-type="float" office:value="10710">
            <text:p>10710</text:p>
          </table:table-cell>
          <table:table-cell office:value-type="float" office:value="30850">
            <text:p>30850</text:p>
          </table:table-cell>
          <table:table-cell table:number-columns-repeated="11" office:value-type="float" office:value="0">
            <text:p>0</text:p>
          </table:table-cell>
          <table:table-cell office:value-type="float" office:value="7743">
            <text:p>7743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10169">
            <text:p>10169</text:p>
          </table:table-cell>
          <table:table-cell office:value-type="float" office:value="132564">
            <text:p>132564</text:p>
          </table:table-cell>
          <table:table-cell office:value-type="float" office:value="18986">
            <text:p>18986</text:p>
          </table:table-cell>
          <table:table-cell office:value-type="float" office:value="11552">
            <text:p>11552</text:p>
          </table:table-cell>
          <table:table-cell office:value-type="float" office:value="6337">
            <text:p>6337</text:p>
          </table:table-cell>
          <table:table-cell office:value-type="float" office:value="16725">
            <text:p>16725</text:p>
          </table:table-cell>
          <table:table-cell office:value-type="float" office:value="15784">
            <text:p>15784</text:p>
          </table:table-cell>
          <table:table-cell office:value-type="float" office:value="13">
            <text:p>13</text:p>
          </table:table-cell>
          <table:table-cell office:value-type="float" office:value="9169">
            <text:p>9169</text:p>
          </table:table-cell>
          <table:table-cell office:value-type="float" office:value="16593">
            <text:p>16593</text:p>
          </table:table-cell>
          <table:table-cell office:value-type="float" office:value="17415">
            <text:p>17415</text:p>
          </table:table-cell>
          <table:table-cell office:value-type="float" office:value="8293">
            <text:p>8293</text:p>
          </table:table-cell>
          <table:table-cell office:value-type="float" office:value="660">
            <text:p>660</text:p>
          </table:table-cell>
          <table:table-cell office:value-type="float" office:value="196">
            <text:p>196</text:p>
          </table:table-cell>
          <table:table-cell office:value-type="float" office:value="1017">
            <text:p>1017</text:p>
          </table:table-cell>
          <table:table-cell table:number-columns-repeated="2" office:value-type="float" office:value="0">
            <text:p>0</text:p>
          </table:table-cell>
          <table:table-cell office:value-type="float" office:value="1485">
            <text:p>148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9500">
            <text:p>9500</text:p>
          </table:table-cell>
          <table:table-cell office:value-type="float" office:value="181440">
            <text:p>181440</text:p>
          </table:table-cell>
          <table:table-cell office:value-type="float" office:value="0">
            <text:p>0</text:p>
          </table:table-cell>
          <table:table-cell office:value-type="float" office:value="30546">
            <text:p>30546</text:p>
          </table:table-cell>
          <table:table-cell office:value-type="float" office:value="78">
            <text:p>78</text:p>
          </table:table-cell>
          <table:table-cell office:value-type="float" office:value="113">
            <text:p>113</text:p>
          </table:table-cell>
          <table:table-cell office:value-type="float" office:value="47">
            <text:p>47</text:p>
          </table:table-cell>
          <table:table-cell office:value-type="float" office:value="293">
            <text:p>293</text:p>
          </table:table-cell>
          <table:table-cell office:value-type="float" office:value="44">
            <text:p>44</text:p>
          </table:table-cell>
          <table:table-cell office:value-type="float" office:value="15626">
            <text:p>156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85">
            <text:p>185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18503">
            <text:p>18503</text:p>
          </table:table-cell>
          <table:table-cell office:value-type="float" office:value="88">
            <text:p>88</text:p>
          </table:table-cell>
          <table:table-cell office:value-type="float" office:value="15614">
            <text:p>15614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141195">
            <text:p>141195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174">
            <text:p>174</text:p>
          </table:table-cell>
          <table:table-cell office:value-type="float" office:value="131">
            <text:p>131</text:p>
          </table:table-cell>
          <table:table-cell office:value-type="float" office:value="502">
            <text:p>502</text:p>
          </table:table-cell>
          <table:table-cell office:value-type="float" office:value="25131">
            <text:p>25131</text:p>
          </table:table-cell>
          <table:table-cell office:value-type="float" office:value="91">
            <text:p>91</text:p>
          </table:table-cell>
          <table:table-cell office:value-type="float" office:value="11664">
            <text:p>11664</text:p>
          </table:table-cell>
          <table:table-cell office:value-type="float" office:value="56450">
            <text:p>56450</text:p>
          </table:table-cell>
          <table:table-cell office:value-type="float" office:value="11845">
            <text:p>118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222">
            <text:p>20222</text:p>
          </table:table-cell>
          <table:table-cell office:value-type="float" office:value="30642">
            <text:p>30642</text:p>
          </table:table-cell>
          <table:table-cell office:value-type="float" office:value="0">
            <text:p>0</text:p>
          </table:table-cell>
          <table:table-cell office:value-type="float" office:value="15500">
            <text:p>15500</text:p>
          </table:table-cell>
          <table:table-cell table:number-columns-repeated="2" office:value-type="float" office:value="0">
            <text:p>0</text:p>
          </table:table-cell>
          <table:table-cell office:value-type="float" office:value="123525">
            <text:p>123525</text:p>
          </table:table-cell>
          <table:table-cell office:value-type="float" office:value="44897">
            <text:p>44897</text:p>
          </table:table-cell>
          <table:table-cell office:value-type="float" office:value="76206">
            <text:p>76206</text:p>
          </table:table-cell>
          <table:table-cell office:value-type="float" office:value="12524">
            <text:p>1252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930">
            <text:p>7930</text:p>
          </table:table-cell>
          <table:table-cell table:number-columns-repeated="3" office:value-type="float" office:value="0">
            <text:p>0</text:p>
          </table:table-cell>
          <table:table-cell office:value-type="float" office:value="23821">
            <text:p>23821</text:p>
          </table:table-cell>
          <table:table-cell office:value-type="float" office:value="0">
            <text:p>0</text:p>
          </table:table-cell>
          <table:table-cell office:value-type="float" office:value="7930">
            <text:p>7930</text:p>
          </table:table-cell>
          <table:table-cell office:value-type="float" office:value="0">
            <text:p>0</text:p>
          </table:table-cell>
          <table:table-cell office:value-type="float" office:value="7932">
            <text:p>7932</text:p>
          </table:table-cell>
          <table:table-cell office:value-type="float" office:value="39454">
            <text:p>39454</text:p>
          </table:table-cell>
          <table:table-cell office:value-type="float" office:value="19134">
            <text:p>19134</text:p>
          </table:table-cell>
          <table:table-cell office:value-type="float" office:value="0">
            <text:p>0</text:p>
          </table:table-cell>
          <table:table-cell office:value-type="float" office:value="8011">
            <text:p>8011</text:p>
          </table:table-cell>
          <table:table-cell table:number-columns-repeated="4" office:value-type="float" office:value="0">
            <text:p>0</text:p>
          </table:table-cell>
          <table:table-cell office:value-type="float" office:value="8071">
            <text:p>8071</text:p>
          </table:table-cell>
          <table:table-cell office:value-type="float" office:value="8184">
            <text:p>8184</text:p>
          </table:table-cell>
          <table:table-cell office:value-type="float" office:value="7940">
            <text:p>7940</text:p>
          </table:table-cell>
          <table:table-cell table:number-columns-repeated="3" office:value-type="float" office:value="0">
            <text:p>0</text:p>
          </table:table-cell>
          <table:table-cell office:value-type="float" office:value="4816">
            <text:p>4816</text:p>
          </table:table-cell>
          <table:table-cell table:number-columns-repeated="5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215">
            <text:p>3215</text:p>
          </table:table-cell>
          <table:table-cell office:value-type="float" office:value="7206">
            <text:p>7206</text:p>
          </table:table-cell>
          <table:table-cell office:value-type="float" office:value="2761">
            <text:p>2761</text:p>
          </table:table-cell>
          <table:table-cell table:number-columns-repeated="11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2940">
            <text:p>294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888">
            <text:p>2888</text:p>
          </table:table-cell>
          <table:table-cell office:value-type="float" office:value="15">
            <text:p>15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Bahamas</text:p>
          </table:table-cell>
          <table:table-cell table:number-columns-repeated="90" office:value-type="float" office:value="0">
            <text:p>0</text:p>
          </table:table-cell>
          <table:table-cell office:value-type="float" office:value="3859">
            <text:p>3859</text:p>
          </table:table-cell>
          <table:table-cell table:number-columns-repeated="66" office:value-type="float" office:value="0">
            <text:p>0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float" office:value="30832">
            <text:p>30832</text:p>
          </table:table-cell>
          <table:table-cell office:value-type="float" office:value="0">
            <text:p>0</text:p>
          </table:table-cell>
          <table:table-cell office:value-type="float" office:value="14826">
            <text:p>14826</text:p>
          </table:table-cell>
          <table:table-cell table:number-columns-repeated="4" office:value-type="float" office:value="0">
            <text:p>0</text:p>
          </table:table-cell>
          <table:table-cell office:value-type="float" office:value="16294">
            <text:p>16294</text:p>
          </table:table-cell>
          <table:table-cell office:value-type="float" office:value="0">
            <text:p>0</text:p>
          </table:table-cell>
          <table:table-cell office:value-type="float" office:value="12627">
            <text:p>12627</text:p>
          </table:table-cell>
          <table:table-cell table:number-columns-repeated="2" office:value-type="float" office:value="0">
            <text:p>0</text:p>
          </table:table-cell>
          <table:table-cell office:value-type="float" office:value="24769">
            <text:p>24769</text:p>
          </table:table-cell>
          <table:table-cell office:value-type="float" office:value="0">
            <text:p>0</text:p>
          </table:table-cell>
          <table:table-cell office:value-type="float" office:value="12425">
            <text:p>12425</text:p>
          </table:table-cell>
          <table:table-cell table:number-columns-repeated="2" office:value-type="float" office:value="0">
            <text:p>0</text:p>
          </table:table-cell>
          <table:table-cell office:value-type="float" office:value="27841">
            <text:p>27841</text:p>
          </table:table-cell>
          <table:table-cell office:value-type="float" office:value="0">
            <text:p>0</text:p>
          </table:table-cell>
          <table:table-cell office:value-type="float" office:value="12563">
            <text:p>12563</text:p>
          </table:table-cell>
          <table:table-cell table:number-columns-repeated="16" office:value-type="float" office:value="0">
            <text:p>0</text:p>
          </table:table-cell>
          <table:table-cell office:value-type="float" office:value="40387">
            <text:p>40387</text:p>
          </table:table-cell>
          <table:table-cell table:number-columns-repeated="5" office:value-type="float" office:value="0">
            <text:p>0</text:p>
          </table:table-cell>
          <table:table-cell office:value-type="float" office:value="45299">
            <text:p>45299</text:p>
          </table:table-cell>
          <table:table-cell office:value-type="float" office:value="0">
            <text:p>0</text:p>
          </table:table-cell>
          <table:table-cell office:value-type="float" office:value="33965">
            <text:p>33965</text:p>
          </table:table-cell>
          <table:table-cell table:number-columns-repeated="4" office:value-type="float" office:value="0">
            <text:p>0</text:p>
          </table:table-cell>
          <table:table-cell office:value-type="float" office:value="11901">
            <text:p>11901</text:p>
          </table:table-cell>
          <table:table-cell office:value-type="float" office:value="43586">
            <text:p>43586</text:p>
          </table:table-cell>
          <table:table-cell office:value-type="float" office:value="40592">
            <text:p>40592</text:p>
          </table:table-cell>
          <table:table-cell office:value-type="float" office:value="11674">
            <text:p>11674</text:p>
          </table:table-cell>
          <table:table-cell table:number-columns-repeated="2" office:value-type="float" office:value="0">
            <text:p>0</text:p>
          </table:table-cell>
          <table:table-cell office:value-type="float" office:value="23217">
            <text:p>23217</text:p>
          </table:table-cell>
          <table:table-cell office:value-type="float" office:value="0">
            <text:p>0</text:p>
          </table:table-cell>
          <table:table-cell office:value-type="float" office:value="30172">
            <text:p>30172</text:p>
          </table:table-cell>
          <table:table-cell office:value-type="float" office:value="11222">
            <text:p>11222</text:p>
          </table:table-cell>
          <table:table-cell office:value-type="float" office:value="32482">
            <text:p>32482</text:p>
          </table:table-cell>
          <table:table-cell office:value-type="float" office:value="45453">
            <text:p>45453</text:p>
          </table:table-cell>
          <table:table-cell office:value-type="float" office:value="0">
            <text:p>0</text:p>
          </table:table-cell>
          <table:table-cell office:value-type="float" office:value="43909">
            <text:p>43909</text:p>
          </table:table-cell>
          <table:table-cell table:number-columns-repeated="6" office:value-type="float" office:value="0">
            <text:p>0</text:p>
          </table:table-cell>
          <table:table-cell office:value-type="float" office:value="33523">
            <text:p>33523</text:p>
          </table:table-cell>
          <table:table-cell table:number-columns-repeated="4" office:value-type="float" office:value="0">
            <text:p>0</text:p>
          </table:table-cell>
          <table:table-cell office:value-type="float" office:value="34673">
            <text:p>34673</text:p>
          </table:table-cell>
          <table:table-cell office:value-type="float" office:value="0">
            <text:p>0</text:p>
          </table:table-cell>
          <table:table-cell office:value-type="float" office:value="58046">
            <text:p>58046</text:p>
          </table:table-cell>
          <table:table-cell office:value-type="float" office:value="11567">
            <text:p>11567</text:p>
          </table:table-cell>
          <table:table-cell office:value-type="float" office:value="28924">
            <text:p>28924</text:p>
          </table:table-cell>
          <table:table-cell office:value-type="float" office:value="23225">
            <text:p>23225</text:p>
          </table:table-cell>
          <table:table-cell office:value-type="float" office:value="36632">
            <text:p>36632</text:p>
          </table:table-cell>
          <table:table-cell office:value-type="float" office:value="35678">
            <text:p>35678</text:p>
          </table:table-cell>
          <table:table-cell office:value-type="float" office:value="11295">
            <text:p>11295</text:p>
          </table:table-cell>
          <table:table-cell office:value-type="float" office:value="0">
            <text:p>0</text:p>
          </table:table-cell>
          <table:table-cell office:value-type="float" office:value="39586">
            <text:p>39586</text:p>
          </table:table-cell>
          <table:table-cell office:value-type="float" office:value="0">
            <text:p>0</text:p>
          </table:table-cell>
          <table:table-cell office:value-type="float" office:value="23542">
            <text:p>23542</text:p>
          </table:table-cell>
          <table:table-cell office:value-type="float" office:value="23441">
            <text:p>23441</text:p>
          </table:table-cell>
          <table:table-cell office:value-type="float" office:value="34064">
            <text:p>34064</text:p>
          </table:table-cell>
          <table:table-cell office:value-type="float" office:value="65081">
            <text:p>65081</text:p>
          </table:table-cell>
          <table:table-cell office:value-type="float" office:value="42602">
            <text:p>42602</text:p>
          </table:table-cell>
          <table:table-cell office:value-type="float" office:value="23915">
            <text:p>23915</text:p>
          </table:table-cell>
          <table:table-cell office:value-type="float" office:value="31891">
            <text:p>31891</text:p>
          </table:table-cell>
          <table:table-cell office:value-type="float" office:value="54494">
            <text:p>54494</text:p>
          </table:table-cell>
          <table:table-cell table:number-columns-repeated="2"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21709">
            <text:p>21709</text:p>
          </table:table-cell>
          <table:table-cell office:value-type="float" office:value="22160">
            <text:p>22160</text:p>
          </table:table-cell>
          <table:table-cell office:value-type="float" office:value="12932">
            <text:p>12932</text:p>
          </table:table-cell>
          <table:table-cell office:value-type="float" office:value="29400">
            <text:p>29400</text:p>
          </table:table-cell>
          <table:table-cell office:value-type="float" office:value="14300">
            <text:p>14300</text:p>
          </table:table-cell>
          <table:table-cell office:value-type="float" office:value="47044">
            <text:p>47044</text:p>
          </table:table-cell>
          <table:table-cell office:value-type="float" office:value="22670">
            <text:p>22670</text:p>
          </table:table-cell>
          <table:table-cell office:value-type="float" office:value="94944">
            <text:p>94944</text:p>
          </table:table-cell>
          <table:table-cell office:value-type="float" office:value="44655">
            <text:p>44655</text:p>
          </table:table-cell>
          <table:table-cell office:value-type="float" office:value="0">
            <text:p>0</text:p>
          </table:table-cell>
          <table:table-cell office:value-type="float" office:value="23696">
            <text:p>23696</text:p>
          </table:table-cell>
          <table:table-cell office:value-type="float" office:value="0">
            <text:p>0</text:p>
          </table:table-cell>
          <table:table-cell office:value-type="float" office:value="43762">
            <text:p>43762</text:p>
          </table:table-cell>
          <table:table-cell office:value-type="float" office:value="25122">
            <text:p>25122</text:p>
          </table:table-cell>
          <table:table-cell office:value-type="float" office:value="0">
            <text:p>0</text:p>
          </table:table-cell>
          <table:table-cell office:value-type="float" office:value="21600">
            <text:p>21600</text:p>
          </table:table-cell>
          <table:table-cell table:number-columns-repeated="2" office:value-type="float" office:value="0">
            <text:p>0</text:p>
          </table:table-cell>
          <table:table-cell office:value-type="float" office:value="36155">
            <text:p>36155</text:p>
          </table:table-cell>
          <table:table-cell office:value-type="float" office:value="0">
            <text:p>0</text:p>
          </table:table-cell>
          <table:table-cell office:value-type="float" office:value="21795">
            <text:p>21795</text:p>
          </table:table-cell>
          <table:table-cell office:value-type="float" office:value="0">
            <text:p>0</text:p>
          </table:table-cell>
          <table:table-cell office:value-type="float" office:value="22686">
            <text:p>22686</text:p>
          </table:table-cell>
          <table:table-cell office:value-type="float" office:value="0">
            <text:p>0</text:p>
          </table:table-cell>
          <table:table-cell office:value-type="float" office:value="33376">
            <text:p>33376</text:p>
          </table:table-cell>
          <table:table-cell table:number-columns-repeated="2" office:value-type="float" office:value="0">
            <text:p>0</text:p>
          </table:table-cell>
          <table:table-cell office:value-type="float" office:value="23067">
            <text:p>23067</text:p>
          </table:table-cell>
          <table:table-cell office:value-type="float" office:value="11689">
            <text:p>11689</text:p>
          </table:table-cell>
          <table:table-cell office:value-type="float" office:value="44434">
            <text:p>44434</text:p>
          </table:table-cell>
          <table:table-cell office:value-type="float" office:value="2282">
            <text:p>2282</text:p>
          </table:table-cell>
          <table:table-cell office:value-type="float" office:value="22570">
            <text:p>22570</text:p>
          </table:table-cell>
          <table:table-cell office:value-type="float" office:value="34241">
            <text:p>34241</text:p>
          </table:table-cell>
          <table:table-cell office:value-type="float" office:value="22971">
            <text:p>22971</text:p>
          </table:table-cell>
          <table:table-cell office:value-type="float" office:value="23245">
            <text:p>23245</text:p>
          </table:table-cell>
          <table:table-cell table:number-columns-repeated="4" office:value-type="float" office:value="0">
            <text:p>0</text:p>
          </table:table-cell>
          <table:table-cell office:value-type="float" office:value="22499">
            <text:p>22499</text:p>
          </table:table-cell>
          <table:table-cell office:value-type="float" office:value="22154">
            <text:p>22154</text:p>
          </table:table-cell>
          <table:table-cell office:value-type="float" office:value="45336">
            <text:p>45336</text:p>
          </table:table-cell>
          <table:table-cell office:value-type="float" office:value="0">
            <text:p>0</text:p>
          </table:table-cell>
          <table:table-cell office:value-type="float" office:value="45344">
            <text:p>45344</text:p>
          </table:table-cell>
          <table:table-cell office:value-type="float" office:value="0">
            <text:p>0</text:p>
          </table:table-cell>
          <table:table-cell office:value-type="float" office:value="19212">
            <text:p>19212</text:p>
          </table:table-cell>
          <table:table-cell office:value-type="float" office:value="19187">
            <text:p>19187</text:p>
          </table:table-cell>
          <table:table-cell table:number-columns-repeated="2" office:value-type="float" office:value="0">
            <text:p>0</text:p>
          </table:table-cell>
          <table:table-cell office:value-type="float" office:value="40679">
            <text:p>40679</text:p>
          </table:table-cell>
          <table:table-cell office:value-type="float" office:value="0">
            <text:p>0</text:p>
          </table:table-cell>
          <table:table-cell office:value-type="float" office:value="39197">
            <text:p>39197</text:p>
          </table:table-cell>
          <table:table-cell office:value-type="float" office:value="23440">
            <text:p>23440</text:p>
          </table:table-cell>
          <table:table-cell office:value-type="float" office:value="92955">
            <text:p>92955</text:p>
          </table:table-cell>
          <table:table-cell office:value-type="float" office:value="77460">
            <text:p>77460</text:p>
          </table:table-cell>
          <table:table-cell office:value-type="float" office:value="50296">
            <text:p>50296</text:p>
          </table:table-cell>
          <table:table-cell office:value-type="float" office:value="43620">
            <text:p>43620</text:p>
          </table:table-cell>
          <table:table-cell office:value-type="float" office:value="27374">
            <text:p>27374</text:p>
          </table:table-cell>
          <table:table-cell office:value-type="float" office:value="40540">
            <text:p>40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lbania</text:p>
          </table:table-cell>
          <table:table-cell table:number-columns-repeated="2" office:value-type="float" office:value="0">
            <text:p>0</text:p>
          </table:table-cell>
          <table:table-cell office:value-type="float" office:value="12667">
            <text:p>12667</text:p>
          </table:table-cell>
          <table:table-cell table:number-columns-repeated="36" office:value-type="float" office:value="0">
            <text:p>0</text:p>
          </table:table-cell>
          <table:table-cell office:value-type="float" office:value="12183">
            <text:p>12183</text:p>
          </table:table-cell>
          <table:table-cell table:number-columns-repeated="12" office:value-type="float" office:value="0">
            <text:p>0</text:p>
          </table:table-cell>
          <table:table-cell office:value-type="float" office:value="10719">
            <text:p>10719</text:p>
          </table:table-cell>
          <table:table-cell table:number-columns-repeated="2" office:value-type="float" office:value="0">
            <text:p>0</text:p>
          </table:table-cell>
          <table:table-cell office:value-type="float" office:value="6497">
            <text:p>6497</text:p>
          </table:table-cell>
          <table:table-cell office:value-type="float" office:value="19021">
            <text:p>19021</text:p>
          </table:table-cell>
          <table:table-cell table:number-columns-repeated="5" office:value-type="float" office:value="0">
            <text:p>0</text:p>
          </table:table-cell>
          <table:table-cell office:value-type="float" office:value="18990">
            <text:p>18990</text:p>
          </table:table-cell>
          <table:table-cell office:value-type="float" office:value="15244">
            <text:p>15244</text:p>
          </table:table-cell>
          <table:table-cell office:value-type="float" office:value="26493">
            <text:p>26493</text:p>
          </table:table-cell>
          <table:table-cell office:value-type="float" office:value="0">
            <text:p>0</text:p>
          </table:table-cell>
          <table:table-cell office:value-type="float" office:value="18519">
            <text:p>18519</text:p>
          </table:table-cell>
          <table:table-cell table:number-columns-repeated="18" office:value-type="float" office:value="0">
            <text:p>0</text:p>
          </table:table-cell>
          <table:table-cell office:value-type="float" office:value="10505">
            <text:p>10505</text:p>
          </table:table-cell>
          <table:table-cell office:value-type="float" office:value="0">
            <text:p>0</text:p>
          </table:table-cell>
          <table:table-cell office:value-type="float" office:value="7278">
            <text:p>7278</text:p>
          </table:table-cell>
          <table:table-cell table:number-columns-repeated="4" office:value-type="float" office:value="0">
            <text:p>0</text:p>
          </table:table-cell>
          <table:table-cell office:value-type="float" office:value="8245">
            <text:p>8245</text:p>
          </table:table-cell>
          <table:table-cell table:number-columns-repeated="4" office:value-type="float" office:value="0">
            <text:p>0</text:p>
          </table:table-cell>
          <table:table-cell office:value-type="float" office:value="13928">
            <text:p>13928</text:p>
          </table:table-cell>
          <table:table-cell office:value-type="float" office:value="21900">
            <text:p>21900</text:p>
          </table:table-cell>
          <table:table-cell office:value-type="float" office:value="12609">
            <text:p>12609</text:p>
          </table:table-cell>
          <table:table-cell office:value-type="float" office:value="20506">
            <text:p>20506</text:p>
          </table:table-cell>
          <table:table-cell office:value-type="float" office:value="20024">
            <text:p>20024</text:p>
          </table:table-cell>
          <table:table-cell office:value-type="float" office:value="7705">
            <text:p>7705</text:p>
          </table:table-cell>
          <table:table-cell office:value-type="float" office:value="0">
            <text:p>0</text:p>
          </table:table-cell>
          <table:table-cell office:value-type="float" office:value="10761">
            <text:p>10761</text:p>
          </table:table-cell>
          <table:table-cell office:value-type="float" office:value="8380">
            <text:p>8380</text:p>
          </table:table-cell>
          <table:table-cell office:value-type="float" office:value="0">
            <text:p>0</text:p>
          </table:table-cell>
          <table:table-cell office:value-type="float" office:value="3946">
            <text:p>3946</text:p>
          </table:table-cell>
          <table:table-cell table:number-columns-repeated="2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float" office:value="4430">
            <text:p>4430</text:p>
          </table:table-cell>
          <table:table-cell office:value-type="float" office:value="9728">
            <text:p>9728</text:p>
          </table:table-cell>
          <table:table-cell office:value-type="float" office:value="0">
            <text:p>0</text:p>
          </table:table-cell>
          <table:table-cell office:value-type="float" office:value="18745">
            <text:p>18745</text:p>
          </table:table-cell>
          <table:table-cell office:value-type="float" office:value="10573">
            <text:p>10573</text:p>
          </table:table-cell>
          <table:table-cell table:number-columns-repeated="4" office:value-type="float" office:value="0">
            <text:p>0</text:p>
          </table:table-cell>
          <table:table-cell office:value-type="float" office:value="18540">
            <text:p>18540</text:p>
          </table:table-cell>
          <table:table-cell office:value-type="float" office:value="0">
            <text:p>0</text:p>
          </table:table-cell>
          <table:table-cell office:value-type="float" office:value="17216">
            <text:p>17216</text:p>
          </table:table-cell>
          <table:table-cell office:value-type="float" office:value="18496">
            <text:p>18496</text:p>
          </table:table-cell>
          <table:table-cell office:value-type="float" office:value="0">
            <text:p>0</text:p>
          </table:table-cell>
          <table:table-cell office:value-type="float" office:value="18286">
            <text:p>18286</text:p>
          </table:table-cell>
          <table:table-cell office:value-type="float" office:value="9245">
            <text:p>9245</text:p>
          </table:table-cell>
          <table:table-cell office:value-type="float" office:value="26042">
            <text:p>26042</text:p>
          </table:table-cell>
          <table:table-cell office:value-type="float" office:value="6978">
            <text:p>6978</text:p>
          </table:table-cell>
          <table:table-cell table:number-columns-repeated="2" office:value-type="float" office:value="0">
            <text:p>0</text:p>
          </table:table-cell>
          <table:table-cell office:value-type="float" office:value="12992">
            <text:p>12992</text:p>
          </table:table-cell>
          <table:table-cell office:value-type="float" office:value="0">
            <text:p>0</text:p>
          </table:table-cell>
          <table:table-cell office:value-type="float" office:value="9445">
            <text:p>9445</text:p>
          </table:table-cell>
          <table:table-cell office:value-type="float" office:value="8882">
            <text:p>8882</text:p>
          </table:table-cell>
          <table:table-cell table:number-columns-repeated="3" office:value-type="float" office:value="0">
            <text:p>0</text:p>
          </table:table-cell>
          <table:table-cell office:value-type="float" office:value="50317">
            <text:p>50317</text:p>
          </table:table-cell>
          <table:table-cell office:value-type="float" office:value="57564">
            <text:p>57564</text:p>
          </table:table-cell>
          <table:table-cell office:value-type="float" office:value="21167">
            <text:p>21167</text:p>
          </table:table-cell>
          <table:table-cell office:value-type="float" office:value="15442">
            <text:p>15442</text:p>
          </table:table-cell>
          <table:table-cell office:value-type="float" office:value="8932">
            <text:p>8932</text:p>
          </table:table-cell>
          <table:table-cell table:number-columns-repeated="3" office:value-type="float" office:value="0">
            <text:p>0</text:p>
          </table:table-cell>
          <table:table-cell office:value-type="float" office:value="7062">
            <text:p>7062</text:p>
          </table:table-cell>
          <table:table-cell office:value-type="float" office:value="5552">
            <text:p>5552</text:p>
          </table:table-cell>
          <table:table-cell office:value-type="float" office:value="16133">
            <text:p>16133</text:p>
          </table:table-cell>
          <table:table-cell table:number-columns-repeated="2" office:value-type="float" office:value="0">
            <text:p>0</text:p>
          </table:table-cell>
          <table:table-cell office:value-type="float" office:value="52298">
            <text:p>52298</text:p>
          </table:table-cell>
          <table:table-cell office:value-type="float" office:value="26350">
            <text:p>26350</text:p>
          </table:table-cell>
          <table:table-cell table:number-columns-repeated="2" office:value-type="float" office:value="0">
            <text:p>0</text:p>
          </table:table-cell>
          <table:table-cell office:value-type="float" office:value="2050">
            <text:p>20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hristmas Island</text:p>
          </table:table-cell>
          <table:table-cell table:number-columns-repeated="47" office:value-type="float" office:value="0">
            <text:p>0</text:p>
          </table:table-cell>
          <table:table-cell office:value-type="float" office:value="32999">
            <text:p>32999</text:p>
          </table:table-cell>
          <table:table-cell table:number-columns-repeated="109" office:value-type="float" office:value="0">
            <text:p>0</text:p>
          </table:table-cell>
        </table:table-row>
        <table:table-row table:style-name="ro1">
          <table:table-cell office:value-type="string">
            <text:p>Cocos (Keeling) Islands</text:p>
          </table:table-cell>
          <table:table-cell table:number-columns-repeated="157" office:value-type="float" office:value="0">
            <text:p>0</text:p>
          </table:table-cell>
        </table:table-row>
        <table:table-row table:style-name="ro1">
          <table:table-cell office:value-type="string">
            <text:p>Comoros</text:p>
          </table:table-cell>
          <table:table-cell table:number-columns-repeated="16" office:value-type="float" office:value="0">
            <text:p>0</text:p>
          </table:table-cell>
          <table:table-cell office:value-type="float" office:value="868">
            <text:p>868</text:p>
          </table:table-cell>
          <table:table-cell table:number-columns-repeated="12" office:value-type="float" office:value="0">
            <text:p>0</text:p>
          </table:table-cell>
          <table:table-cell office:value-type="float" office:value="320">
            <text:p>320</text:p>
          </table:table-cell>
          <table:table-cell table:number-columns-repeated="24" office:value-type="float" office:value="0">
            <text:p>0</text:p>
          </table:table-cell>
          <table:table-cell office:value-type="float" office:value="587">
            <text:p>587</text:p>
          </table:table-cell>
          <table:table-cell table:number-columns-repeated="17" office:value-type="float" office:value="0">
            <text:p>0</text:p>
          </table:table-cell>
          <table:table-cell office:value-type="float" office:value="810">
            <text:p>810</text:p>
          </table:table-cell>
          <table:table-cell table:number-columns-repeated="9" office:value-type="float" office:value="0">
            <text:p>0</text:p>
          </table:table-cell>
          <table:table-cell office:value-type="float" office:value="462">
            <text:p>462</text:p>
          </table:table-cell>
          <table:table-cell table:number-columns-repeated="23"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14"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378">
            <text:p>378</text:p>
          </table:table-cell>
          <table:table-cell table:number-columns-repeated="16"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324">
            <text:p>324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string">
            <text:p>Congo</text:p>
          </table:table-cell>
          <table:table-cell table:number-columns-repeated="78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6331">
            <text:p>63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887">
            <text:p>2887</text:p>
          </table:table-cell>
          <table:table-cell table:number-columns-repeated="2" office:value-type="float" office:value="0">
            <text:p>0</text:p>
          </table:table-cell>
          <table:table-cell office:value-type="float" office:value="3276">
            <text:p>3276</text:p>
          </table:table-cell>
          <table:table-cell table:number-columns-repeated="3"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4" office:value-type="float" office:value="0">
            <text:p>0</text:p>
          </table:table-cell>
          <table:table-cell office:value-type="float" office:value="3081">
            <text:p>3081</text:p>
          </table:table-cell>
          <table:table-cell table:number-columns-repeated="3" office:value-type="float" office:value="0">
            <text:p>0</text:p>
          </table:table-cell>
          <table:table-cell office:value-type="float" office:value="4929">
            <text:p>4929</text:p>
          </table:table-cell>
          <table:table-cell office:value-type="float" office:value="0">
            <text:p>0</text:p>
          </table:table-cell>
          <table:table-cell office:value-type="float" office:value="4828">
            <text:p>4828</text:p>
          </table:table-cell>
          <table:table-cell table:number-columns-repeated="4" office:value-type="float" office:value="0">
            <text:p>0</text:p>
          </table:table-cell>
          <table:table-cell office:value-type="float" office:value="4132">
            <text:p>4132</text:p>
          </table:table-cell>
          <table:table-cell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2996">
            <text:p>2996</text:p>
          </table:table-cell>
          <table:table-cell office:value-type="float" office:value="0">
            <text:p>0</text:p>
          </table:table-cell>
          <table:table-cell office:value-type="float" office:value="7903">
            <text:p>7903</text:p>
          </table:table-cell>
          <table:table-cell table:number-columns-repeated="9" office:value-type="float" office:value="0">
            <text:p>0</text:p>
          </table:table-cell>
          <table:table-cell office:value-type="float" office:value="6836">
            <text:p>6836</text:p>
          </table:table-cell>
          <table:table-cell table:number-columns-repeated="30" office:value-type="float" office:value="0">
            <text:p>0</text:p>
          </table:table-cell>
          <table:table-cell office:value-type="float" office:value="127818">
            <text:p>12781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Congo, Democratic Republic of the</text:p>
          </table:table-cell>
          <table:table-cell table:number-columns-repeated="77" office:value-type="float" office:value="0">
            <text:p>0</text:p>
          </table:table-cell>
          <table:table-cell office:value-type="float" office:value="5604">
            <text:p>5604</text:p>
          </table:table-cell>
          <table:table-cell office:value-type="float" office:value="0">
            <text:p>0</text:p>
          </table:table-cell>
          <table:table-cell office:value-type="float" office:value="2450">
            <text:p>2450</text:p>
          </table:table-cell>
          <table:table-cell table:number-columns-repeated="2" office:value-type="float" office:value="0">
            <text:p>0</text:p>
          </table:table-cell>
          <table:table-cell office:value-type="float" office:value="23838">
            <text:p>23838</text:p>
          </table:table-cell>
          <table:table-cell office:value-type="float" office:value="8871">
            <text:p>8871</text:p>
          </table:table-cell>
          <table:table-cell table:number-columns-repeated="2" office:value-type="float" office:value="0">
            <text:p>0</text:p>
          </table:table-cell>
          <table:table-cell office:value-type="float" office:value="23365">
            <text:p>23365</text:p>
          </table:table-cell>
          <table:table-cell office:value-type="float" office:value="0">
            <text:p>0</text:p>
          </table:table-cell>
          <table:table-cell office:value-type="float" office:value="24198">
            <text:p>24198</text:p>
          </table:table-cell>
          <table:table-cell office:value-type="float" office:value="2005">
            <text:p>2005</text:p>
          </table:table-cell>
          <table:table-cell table:number-columns-repeated="2" office:value-type="float" office:value="0">
            <text:p>0</text:p>
          </table:table-cell>
          <table:table-cell office:value-type="float" office:value="5284">
            <text:p>5284</text:p>
          </table:table-cell>
          <table:table-cell table:number-columns-repeated="2" office:value-type="float" office:value="0">
            <text:p>0</text:p>
          </table:table-cell>
          <table:table-cell office:value-type="float" office:value="26958">
            <text:p>26958</text:p>
          </table:table-cell>
          <table:table-cell office:value-type="float" office:value="35667">
            <text:p>35667</text:p>
          </table:table-cell>
          <table:table-cell table:number-columns-repeated="3" office:value-type="float" office:value="0">
            <text:p>0</text:p>
          </table:table-cell>
          <table:table-cell office:value-type="float" office:value="5689">
            <text:p>5689</text:p>
          </table:table-cell>
          <table:table-cell office:value-type="float" office:value="0">
            <text:p>0</text:p>
          </table:table-cell>
          <table:table-cell office:value-type="float" office:value="12516">
            <text:p>12516</text:p>
          </table:table-cell>
          <table:table-cell office:value-type="float" office:value="0">
            <text:p>0</text:p>
          </table:table-cell>
          <table:table-cell office:value-type="float" office:value="15416">
            <text:p>15416</text:p>
          </table:table-cell>
          <table:table-cell office:value-type="float" office:value="12109">
            <text:p>12109</text:p>
          </table:table-cell>
          <table:table-cell table:number-columns-repeated="5" office:value-type="float" office:value="0">
            <text:p>0</text:p>
          </table:table-cell>
          <table:table-cell office:value-type="float" office:value="3583">
            <text:p>3583</text:p>
          </table:table-cell>
          <table:table-cell office:value-type="float" office:value="17169">
            <text:p>17169</text:p>
          </table:table-cell>
          <table:table-cell office:value-type="float" office:value="6574">
            <text:p>6574</text:p>
          </table:table-cell>
          <table:table-cell table:number-columns-repeated="3" office:value-type="float" office:value="0">
            <text:p>0</text:p>
          </table:table-cell>
          <table:table-cell office:value-type="float" office:value="23809">
            <text:p>23809</text:p>
          </table:table-cell>
          <table:table-cell table:number-columns-repeated="10" office:value-type="float" office:value="0">
            <text:p>0</text:p>
          </table:table-cell>
          <table:table-cell office:value-type="float" office:value="26640">
            <text:p>26640</text:p>
          </table:table-cell>
          <table:table-cell table:number-columns-repeated="3" office:value-type="float" office:value="0">
            <text:p>0</text:p>
          </table:table-cell>
          <table:table-cell office:value-type="float" office:value="24529">
            <text:p>24529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string">
            <text:p>Cook Islands</text:p>
          </table:table-cell>
          <table:table-cell office:value-type="float" office:value="0">
            <text:p>0</text:p>
          </table:table-cell>
          <table:table-cell office:value-type="float" office:value="7934">
            <text:p>7934</text:p>
          </table:table-cell>
          <table:table-cell table:number-columns-repeated="11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6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57" office:value-type="float" office:value="0">
            <text:p>0</text:p>
          </table:table-cell>
          <table:table-cell office:value-type="float" office:value="350">
            <text:p>350</text:p>
          </table:table-cell>
          <table:table-cell table:number-columns-repeated="8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1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182">
            <text:p>182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float" office:value="0">
            <text:p>0</text:p>
          </table:table-cell>
          <table:table-cell office:value-type="float" office:value="120960">
            <text:p>120960</text:p>
          </table:table-cell>
          <table:table-cell table:number-columns-repeated="64" office:value-type="float" office:value="0">
            <text:p>0</text:p>
          </table:table-cell>
          <table:table-cell office:value-type="float" office:value="8477">
            <text:p>8477</text:p>
          </table:table-cell>
          <table:table-cell table:number-columns-repeated="34" office:value-type="float" office:value="0">
            <text:p>0</text:p>
          </table:table-cell>
          <table:table-cell office:value-type="float" office:value="8379">
            <text:p>8379</text:p>
          </table:table-cell>
          <table:table-cell table:number-columns-repeated="7" office:value-type="float" office:value="0">
            <text:p>0</text:p>
          </table:table-cell>
          <table:table-cell office:value-type="float" office:value="4917">
            <text:p>4917</text:p>
          </table:table-cell>
          <table:table-cell office:value-type="float" office:value="3644">
            <text:p>3644</text:p>
          </table:table-cell>
          <table:table-cell table:number-columns-repeated="19" office:value-type="float" office:value="0">
            <text:p>0</text:p>
          </table:table-cell>
          <table:table-cell office:value-type="float" office:value="21645">
            <text:p>21645</text:p>
          </table:table-cell>
          <table:table-cell table:number-columns-repeated="6" office:value-type="float" office:value="0">
            <text:p>0</text:p>
          </table:table-cell>
          <table:table-cell office:value-type="float" office:value="8036">
            <text:p>8036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string">
            <text:p>Mali</text:p>
          </table:table-cell>
          <table:table-cell table:number-columns-repeated="150" office:value-type="float" office:value="0">
            <text:p>0</text:p>
          </table:table-cell>
          <table:table-cell office:value-type="float" office:value="7720">
            <text:p>7720</text:p>
          </table:table-cell>
          <table:table-cell table:number-columns-repeated="3" office:value-type="float" office:value="0">
            <text:p>0</text:p>
          </table:table-cell>
          <table:table-cell office:value-type="float" office:value="10899">
            <text:p>10899</text:p>
          </table:table-cell>
          <table:table-cell office:value-type="float" office:value="26025">
            <text:p>260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ldova, Republic of</text:p>
          </table:table-cell>
          <table:table-cell table:number-columns-repeated="24" office:value-type="float" office:value="0">
            <text:p>0</text:p>
          </table:table-cell>
          <table:table-cell office:value-type="float" office:value="11023">
            <text:p>11023</text:p>
          </table:table-cell>
          <table:table-cell table:number-columns-repeated="47" office:value-type="float" office:value="0">
            <text:p>0</text:p>
          </table:table-cell>
          <table:table-cell office:value-type="float" office:value="11668">
            <text:p>11668</text:p>
          </table:table-cell>
          <table:table-cell table:number-columns-repeated="6" office:value-type="float" office:value="0">
            <text:p>0</text:p>
          </table:table-cell>
          <table:table-cell office:value-type="float" office:value="9512">
            <text:p>9512</text:p>
          </table:table-cell>
          <table:table-cell table:number-columns-repeated="29" office:value-type="float" office:value="0">
            <text:p>0</text:p>
          </table:table-cell>
          <table:table-cell office:value-type="float" office:value="11303">
            <text:p>11303</text:p>
          </table:table-cell>
          <table:table-cell table:number-columns-repeated="10" office:value-type="float" office:value="0">
            <text:p>0</text:p>
          </table:table-cell>
          <table:table-cell office:value-type="float" office:value="8176">
            <text:p>8176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3" office:value-type="float" office:value="0">
            <text:p>0</text:p>
          </table:table-cell>
          <table:table-cell office:value-type="float" office:value="18817">
            <text:p>18817</text:p>
          </table:table-cell>
          <table:table-cell table:number-columns-repeated="4" office:value-type="float" office:value="0">
            <text:p>0</text:p>
          </table:table-cell>
          <table:table-cell office:value-type="float" office:value="17788">
            <text:p>17788</text:p>
          </table:table-cell>
          <table:table-cell table:number-columns-repeated="6" office:value-type="float" office:value="0">
            <text:p>0</text:p>
          </table:table-cell>
          <table:table-cell office:value-type="float" office:value="9788">
            <text:p>9788</text:p>
          </table:table-cell>
          <table:table-cell office:value-type="float" office:value="29728">
            <text:p>29728</text:p>
          </table:table-cell>
          <table:table-cell table:number-columns-repeated="4" office:value-type="float" office:value="0">
            <text:p>0</text:p>
          </table:table-cell>
          <table:table-cell office:value-type="float" office:value="8355">
            <text:p>8355</text:p>
          </table:table-cell>
          <table:table-cell office:value-type="float" office:value="8160">
            <text:p>8160</text:p>
          </table:table-cell>
          <table:table-cell table:number-columns-repeated="5" office:value-type="float" office:value="0">
            <text:p>0</text:p>
          </table:table-cell>
          <table:table-cell office:value-type="float" office:value="45736">
            <text:p>45736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European Union Nes</text:p>
          </table:table-cell>
          <table:table-cell table:number-columns-repeated="18" office:value-type="float" office:value="0">
            <text:p>0</text:p>
          </table:table-cell>
          <table:table-cell office:value-type="float" office:value="3106">
            <text:p>3106</text:p>
          </table:table-cell>
          <table:table-cell table:number-columns-repeated="9" office:value-type="float" office:value="0">
            <text:p>0</text:p>
          </table:table-cell>
          <table:table-cell office:value-type="float" office:value="12791">
            <text:p>12791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1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6" office:value-type="float" office:value="0">
            <text:p>0</text:p>
          </table:table-cell>
          <table:table-cell office:value-type="float" office:value="4301">
            <text:p>4301</text:p>
          </table:table-cell>
          <table:table-cell table:number-columns-repeated="7" office:value-type="float" office:value="0">
            <text:p>0</text:p>
          </table:table-cell>
          <table:table-cell office:value-type="float" office:value="4938">
            <text:p>4938</text:p>
          </table:table-cell>
          <table:table-cell table:number-columns-repeated="97" office:value-type="float" office:value="0">
            <text:p>0</text:p>
          </table:table-cell>
        </table:table-row>
        <table:table-row table:style-name="ro1">
          <table:table-cell office:value-type="string">
            <text:p>Liberia</text:p>
          </table:table-cell>
          <table:table-cell table:number-columns-repeated="13" office:value-type="float" office:value="0">
            <text:p>0</text:p>
          </table:table-cell>
          <table:table-cell office:value-type="float" office:value="3981">
            <text:p>3981</text:p>
          </table:table-cell>
          <table:table-cell table:number-columns-repeated="4" office:value-type="float" office:value="0">
            <text:p>0</text:p>
          </table:table-cell>
          <table:table-cell office:value-type="float" office:value="4166">
            <text:p>4166</text:p>
          </table:table-cell>
          <table:table-cell table:number-columns-repeated="22" office:value-type="float" office:value="0">
            <text:p>0</text:p>
          </table:table-cell>
          <table:table-cell office:value-type="float" office:value="5264">
            <text:p>5264</text:p>
          </table:table-cell>
          <table:table-cell table:number-columns-repeated="13" office:value-type="float" office:value="0">
            <text:p>0</text:p>
          </table:table-cell>
          <table:table-cell office:value-type="float" office:value="11702">
            <text:p>11702</text:p>
          </table:table-cell>
          <table:table-cell table:number-columns-repeated="13" office:value-type="float" office:value="0">
            <text:p>0</text:p>
          </table:table-cell>
          <table:table-cell office:value-type="float" office:value="21246">
            <text:p>21246</text:p>
          </table:table-cell>
          <table:table-cell table:number-columns-repeated="7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8"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5368">
            <text:p>5368</text:p>
          </table:table-cell>
          <table:table-cell table:number-columns-repeated="5" office:value-type="float" office:value="0">
            <text:p>0</text:p>
          </table:table-cell>
          <table:table-cell office:value-type="float" office:value="11708">
            <text:p>11708</text:p>
          </table:table-cell>
          <table:table-cell table:number-columns-repeated="6" office:value-type="float" office:value="0">
            <text:p>0</text:p>
          </table:table-cell>
          <table:table-cell office:value-type="float" office:value="18287">
            <text:p>18287</text:p>
          </table:table-cell>
          <table:table-cell table:number-columns-repeated="5" office:value-type="float" office:value="0">
            <text:p>0</text:p>
          </table:table-cell>
          <table:table-cell office:value-type="float" office:value="4710">
            <text:p>4710</text:p>
          </table:table-cell>
          <table:table-cell office:value-type="float" office:value="12895">
            <text:p>12895</text:p>
          </table:table-cell>
          <table:table-cell office:value-type="float" office:value="14137">
            <text:p>14137</text:p>
          </table:table-cell>
          <table:table-cell table:number-columns-repeated="2" office:value-type="float" office:value="0">
            <text:p>0</text:p>
          </table:table-cell>
          <table:table-cell office:value-type="float" office:value="13836">
            <text:p>13836</text:p>
          </table:table-cell>
          <table:table-cell office:value-type="float" office:value="12242">
            <text:p>12242</text:p>
          </table:table-cell>
          <table:table-cell office:value-type="float" office:value="12604">
            <text:p>12604</text:p>
          </table:table-cell>
          <table:table-cell table:number-columns-repeated="3" office:value-type="float" office:value="0">
            <text:p>0</text:p>
          </table:table-cell>
          <table:table-cell office:value-type="float" office:value="11000">
            <text:p>11000</text:p>
          </table:table-cell>
          <table:table-cell table:number-columns-repeated="7" office:value-type="float" office:value="0">
            <text:p>0</text:p>
          </table:table-cell>
          <table:table-cell office:value-type="float" office:value="22516">
            <text:p>22516</text:p>
          </table:table-cell>
          <table:table-cell office:value-type="float" office:value="11861">
            <text:p>11861</text:p>
          </table:table-cell>
          <table:table-cell table:number-columns-repeated="10" office:value-type="float" office:value="0">
            <text:p>0</text:p>
          </table:table-cell>
          <table:table-cell office:value-type="float" office:value="12057">
            <text:p>12057</text:p>
          </table:table-cell>
          <table:table-cell table:number-columns-repeated="5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145">
            <text:p>17145</text:p>
          </table:table-cell>
          <table:table-cell office:value-type="float" office:value="12560">
            <text:p>1256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string">
            <text:p>Macao, China</text:p>
          </table:table-cell>
          <table:table-cell table:number-columns-repeated="100" office:value-type="float" office:value="0">
            <text:p>0</text:p>
          </table:table-cell>
          <table:table-cell office:value-type="float" office:value="11382">
            <text:p>11382</text:p>
          </table:table-cell>
          <table:table-cell office:value-type="float" office:value="14467">
            <text:p>14467</text:p>
          </table:table-cell>
          <table:table-cell table:number-columns-repeated="3" office:value-type="float" office:value="0">
            <text:p>0</text:p>
          </table:table-cell>
          <table:table-cell office:value-type="float" office:value="4838">
            <text:p>4838</text:p>
          </table:table-cell>
          <table:table-cell table:number-columns-repeated="40" office:value-type="float" office:value="0">
            <text:p>0</text:p>
          </table:table-cell>
          <table:table-cell office:value-type="float" office:value="5996">
            <text:p>599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Madagascar</text:p>
          </table:table-cell>
          <table:table-cell table:number-columns-repeated="20" office:value-type="float" office:value="0">
            <text:p>0</text:p>
          </table:table-cell>
          <table:table-cell office:value-type="float" office:value="3430">
            <text:p>3430</text:p>
          </table:table-cell>
          <table:table-cell table:number-columns-repeated="22" office:value-type="float" office:value="0">
            <text:p>0</text:p>
          </table:table-cell>
          <table:table-cell office:value-type="float" office:value="3891">
            <text:p>3891</text:p>
          </table:table-cell>
          <table:table-cell table:number-columns-repeated="27" office:value-type="float" office:value="0">
            <text:p>0</text:p>
          </table:table-cell>
          <table:table-cell office:value-type="float" office:value="8939">
            <text:p>8939</text:p>
          </table:table-cell>
          <table:table-cell table:number-columns-repeated="3" office:value-type="float" office:value="0">
            <text:p>0</text:p>
          </table:table-cell>
          <table:table-cell office:value-type="float" office:value="9439">
            <text:p>9439</text:p>
          </table:table-cell>
          <table:table-cell office:value-type="float" office:value="0">
            <text:p>0</text:p>
          </table:table-cell>
          <table:table-cell office:value-type="float" office:value="9419">
            <text:p>9419</text:p>
          </table:table-cell>
          <table:table-cell table:number-columns-repeated="4" office:value-type="float" office:value="0">
            <text:p>0</text:p>
          </table:table-cell>
          <table:table-cell office:value-type="float" office:value="8731">
            <text:p>8731</text:p>
          </table:table-cell>
          <table:table-cell table:number-columns-repeated="3" office:value-type="float" office:value="0">
            <text:p>0</text:p>
          </table:table-cell>
          <table:table-cell office:value-type="float" office:value="8958">
            <text:p>8958</text:p>
          </table:table-cell>
          <table:table-cell office:value-type="float" office:value="8261">
            <text:p>8261</text:p>
          </table:table-cell>
          <table:table-cell office:value-type="float" office:value="0">
            <text:p>0</text:p>
          </table:table-cell>
          <table:table-cell office:value-type="float" office:value="8812">
            <text:p>8812</text:p>
          </table:table-cell>
          <table:table-cell office:value-type="float" office:value="10344">
            <text:p>10344</text:p>
          </table:table-cell>
          <table:table-cell office:value-type="float" office:value="0">
            <text:p>0</text:p>
          </table:table-cell>
          <table:table-cell office:value-type="float" office:value="18814">
            <text:p>18814</text:p>
          </table:table-cell>
          <table:table-cell table:number-columns-repeated="5" office:value-type="float" office:value="0">
            <text:p>0</text:p>
          </table:table-cell>
          <table:table-cell office:value-type="float" office:value="6460">
            <text:p>6460</text:p>
          </table:table-cell>
          <table:table-cell table:number-columns-repeated="2" office:value-type="float" office:value="0">
            <text:p>0</text:p>
          </table:table-cell>
          <table:table-cell office:value-type="float" office:value="10479">
            <text:p>10479</text:p>
          </table:table-cell>
          <table:table-cell table:number-columns-repeated="3" office:value-type="float" office:value="0">
            <text:p>0</text:p>
          </table:table-cell>
          <table:table-cell office:value-type="float" office:value="10640">
            <text:p>10640</text:p>
          </table:table-cell>
          <table:table-cell office:value-type="float" office:value="0">
            <text:p>0</text:p>
          </table:table-cell>
          <table:table-cell office:value-type="float" office:value="14369">
            <text:p>14369</text:p>
          </table:table-cell>
          <table:table-cell table:number-columns-repeated="19" office:value-type="float" office:value="0">
            <text:p>0</text:p>
          </table:table-cell>
          <table:table-cell office:value-type="float" office:value="21287">
            <text:p>21287</text:p>
          </table:table-cell>
          <table:table-cell table:number-columns-repeated="2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float" office:value="5516">
            <text:p>5516</text:p>
          </table:table-cell>
          <table:table-cell table:number-columns-repeated="4" office:value-type="float" office:value="0">
            <text:p>0</text:p>
          </table:table-cell>
          <table:table-cell office:value-type="float" office:value="5497">
            <text:p>5497</text:p>
          </table:table-cell>
          <table:table-cell table:number-columns-repeated="28" office:value-type="float" office:value="0">
            <text:p>0</text:p>
          </table:table-cell>
          <table:table-cell office:value-type="float" office:value="9090">
            <text:p>9090</text:p>
          </table:table-cell>
          <table:table-cell table:number-columns-repeated="8" office:value-type="float" office:value="0">
            <text:p>0</text:p>
          </table:table-cell>
          <table:table-cell office:value-type="float" office:value="25838">
            <text:p>25838</text:p>
          </table:table-cell>
          <table:table-cell table:number-columns-repeated="2" office:value-type="float" office:value="0">
            <text:p>0</text:p>
          </table:table-cell>
          <table:table-cell office:value-type="float" office:value="10070">
            <text:p>10070</text:p>
          </table:table-cell>
          <table:table-cell office:value-type="float" office:value="0">
            <text:p>0</text:p>
          </table:table-cell>
          <table:table-cell office:value-type="float" office:value="28240">
            <text:p>28240</text:p>
          </table:table-cell>
          <table:table-cell table:number-columns-repeated="8" office:value-type="float" office:value="0">
            <text:p>0</text:p>
          </table:table-cell>
          <table:table-cell office:value-type="float" office:value="24832">
            <text:p>24832</text:p>
          </table:table-cell>
          <table:table-cell office:value-type="float" office:value="24993">
            <text:p>24993</text:p>
          </table:table-cell>
          <table:table-cell table:number-columns-repeated="4" office:value-type="float" office:value="0">
            <text:p>0</text:p>
          </table:table-cell>
          <table:table-cell office:value-type="float" office:value="8509">
            <text:p>8509</text:p>
          </table:table-cell>
          <table:table-cell table:number-columns-repeated="12" office:value-type="float" office:value="0">
            <text:p>0</text:p>
          </table:table-cell>
          <table:table-cell office:value-type="float" office:value="31259">
            <text:p>31259</text:p>
          </table:table-cell>
          <table:table-cell table:number-columns-repeated="5" office:value-type="float" office:value="0">
            <text:p>0</text:p>
          </table:table-cell>
          <table:table-cell office:value-type="float" office:value="23318">
            <text:p>23318</text:p>
          </table:table-cell>
          <table:table-cell table:number-columns-repeated="9" office:value-type="float" office:value="0">
            <text:p>0</text:p>
          </table:table-cell>
          <table:table-cell office:value-type="float" office:value="8395">
            <text:p>8395</text:p>
          </table:table-cell>
          <table:table-cell table:number-columns-repeated="13" office:value-type="float" office:value="0">
            <text:p>0</text:p>
          </table:table-cell>
          <table:table-cell office:value-type="float" office:value="8419">
            <text:p>8419</text:p>
          </table:table-cell>
          <table:table-cell table:number-columns-repeated="10" office:value-type="float" office:value="0">
            <text:p>0</text:p>
          </table:table-cell>
          <table:table-cell office:value-type="float" office:value="9051">
            <text:p>9051</text:p>
          </table:table-cell>
          <table:table-cell table:number-columns-repeated="9" office:value-type="float" office:value="0">
            <text:p>0</text:p>
          </table:table-cell>
          <table:table-cell office:value-type="float" office:value="6484">
            <text:p>6484</text:p>
          </table:table-cell>
          <table:table-cell table:number-columns-repeated="4" office:value-type="float" office:value="0">
            <text:p>0</text:p>
          </table:table-cell>
          <table:table-cell office:value-type="float" office:value="8893">
            <text:p>8893</text:p>
          </table:table-cell>
          <table:table-cell table:number-columns-repeated="6" office:value-type="float" office:value="0">
            <text:p>0</text:p>
          </table:table-cell>
          <table:table-cell office:value-type="float" office:value="9520">
            <text:p>9520</text:p>
          </table:table-cell>
          <table:table-cell table:number-columns-repeated="6" office:value-type="float" office:value="0">
            <text:p>0</text:p>
          </table:table-cell>
          <table:table-cell office:value-type="float" office:value="8028">
            <text:p>8028</text:p>
          </table:table-cell>
          <table:table-cell table:number-columns-repeated="2" office:value-type="float" office:value="0">
            <text:p>0</text:p>
          </table:table-cell>
          <table:table-cell office:value-type="float" office:value="23402">
            <text:p>23402</text:p>
          </table:table-cell>
          <table:table-cell office:value-type="float" office:value="23474">
            <text:p>23474</text:p>
          </table:table-cell>
          <table:table-cell office:value-type="float" office:value="25468">
            <text:p>2546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float" office:value="3983">
            <text:p>3983</text:p>
          </table:table-cell>
          <table:table-cell table:number-columns-repeated="5" office:value-type="float" office:value="0">
            <text:p>0</text:p>
          </table:table-cell>
          <table:table-cell office:value-type="float" office:value="4823">
            <text:p>4823</text:p>
          </table:table-cell>
          <table:table-cell table:number-columns-repeated="2" office:value-type="float" office:value="0">
            <text:p>0</text:p>
          </table:table-cell>
          <table:table-cell office:value-type="float" office:value="3819">
            <text:p>3819</text:p>
          </table:table-cell>
          <table:table-cell office:value-type="float" office:value="3880">
            <text:p>3880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table:number-columns-repeated="2" office:value-type="float" office:value="0">
            <text:p>0</text:p>
          </table:table-cell>
          <table:table-cell office:value-type="float" office:value="7997">
            <text:p>7997</text:p>
          </table:table-cell>
          <table:table-cell office:value-type="float" office:value="4509">
            <text:p>4509</text:p>
          </table:table-cell>
          <table:table-cell table:number-columns-repeated="4" office:value-type="float" office:value="0">
            <text:p>0</text:p>
          </table:table-cell>
          <table:table-cell office:value-type="float" office:value="3152">
            <text:p>3152</text:p>
          </table:table-cell>
          <table:table-cell table:number-columns-repeated="2" office:value-type="float" office:value="0">
            <text:p>0</text:p>
          </table:table-cell>
          <table:table-cell office:value-type="float" office:value="6267">
            <text:p>6267</text:p>
          </table:table-cell>
          <table:table-cell office:value-type="float" office:value="0">
            <text:p>0</text:p>
          </table:table-cell>
          <table:table-cell office:value-type="float" office:value="4029">
            <text:p>4029</text:p>
          </table:table-cell>
          <table:table-cell office:value-type="float" office:value="0">
            <text:p>0</text:p>
          </table:table-cell>
          <table:table-cell office:value-type="float" office:value="4081">
            <text:p>4081</text:p>
          </table:table-cell>
          <table:table-cell office:value-type="float" office:value="4382">
            <text:p>4382</text:p>
          </table:table-cell>
          <table:table-cell office:value-type="float" office:value="6550">
            <text:p>6550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7142">
            <text:p>7142</text:p>
          </table:table-cell>
          <table:table-cell table:number-columns-repeated="5" office:value-type="float" office:value="0">
            <text:p>0</text:p>
          </table:table-cell>
          <table:table-cell office:value-type="float" office:value="4565">
            <text:p>4565</text:p>
          </table:table-cell>
          <table:table-cell table:number-columns-repeated="5" office:value-type="float" office:value="0">
            <text:p>0</text:p>
          </table:table-cell>
          <table:table-cell office:value-type="float" office:value="7417">
            <text:p>7417</text:p>
          </table:table-cell>
          <table:table-cell office:value-type="float" office:value="0">
            <text:p>0</text:p>
          </table:table-cell>
          <table:table-cell office:value-type="float" office:value="3897">
            <text:p>3897</text:p>
          </table:table-cell>
          <table:table-cell office:value-type="float" office:value="0">
            <text:p>0</text:p>
          </table:table-cell>
          <table:table-cell office:value-type="float" office:value="9181">
            <text:p>9181</text:p>
          </table:table-cell>
          <table:table-cell table:number-columns-repeated="2" office:value-type="float" office:value="0">
            <text:p>0</text:p>
          </table:table-cell>
          <table:table-cell office:value-type="float" office:value="3112">
            <text:p>3112</text:p>
          </table:table-cell>
          <table:table-cell table:number-columns-repeated="2" office:value-type="float" office:value="0">
            <text:p>0</text:p>
          </table:table-cell>
          <table:table-cell office:value-type="float" office:value="3731">
            <text:p>3731</text:p>
          </table:table-cell>
          <table:table-cell office:value-type="float" office:value="3761">
            <text:p>3761</text:p>
          </table:table-cell>
          <table:table-cell office:value-type="float" office:value="0">
            <text:p>0</text:p>
          </table:table-cell>
          <table:table-cell office:value-type="float" office:value="3576">
            <text:p>3576</text:p>
          </table:table-cell>
          <table:table-cell table:number-columns-repeated="2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float" office:value="4364">
            <text:p>4364</text:p>
          </table:table-cell>
          <table:table-cell office:value-type="float" office:value="11513">
            <text:p>11513</text:p>
          </table:table-cell>
          <table:table-cell table:number-columns-repeated="3" office:value-type="float" office:value="0">
            <text:p>0</text:p>
          </table:table-cell>
          <table:table-cell office:value-type="float" office:value="3915">
            <text:p>3915</text:p>
          </table:table-cell>
          <table:table-cell table:number-columns-repeated="3" office:value-type="float" office:value="0">
            <text:p>0</text:p>
          </table:table-cell>
          <table:table-cell office:value-type="float" office:value="16045">
            <text:p>16045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4622">
            <text:p>462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2923">
            <text:p>12923</text:p>
          </table:table-cell>
          <table:table-cell office:value-type="float" office:value="4390">
            <text:p>4390</text:p>
          </table:table-cell>
          <table:table-cell office:value-type="float" office:value="0">
            <text:p>0</text:p>
          </table:table-cell>
          <table:table-cell office:value-type="float" office:value="5408">
            <text:p>54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299">
            <text:p>4299</text:p>
          </table:table-cell>
          <table:table-cell office:value-type="float" office:value="12313">
            <text:p>12313</text:p>
          </table:table-cell>
          <table:table-cell table:number-columns-repeated="2" office:value-type="float" office:value="0">
            <text:p>0</text:p>
          </table:table-cell>
          <table:table-cell office:value-type="float" office:value="4752">
            <text:p>4752</text:p>
          </table:table-cell>
          <table:table-cell office:value-type="float" office:value="3906">
            <text:p>3906</text:p>
          </table:table-cell>
          <table:table-cell office:value-type="float" office:value="0">
            <text:p>0</text:p>
          </table:table-cell>
          <table:table-cell office:value-type="float" office:value="4497">
            <text:p>4497</text:p>
          </table:table-cell>
          <table:table-cell table:number-columns-repeated="3" office:value-type="float" office:value="0">
            <text:p>0</text:p>
          </table:table-cell>
          <table:table-cell office:value-type="float" office:value="4121">
            <text:p>4121</text:p>
          </table:table-cell>
          <table:table-cell office:value-type="float" office:value="0">
            <text:p>0</text:p>
          </table:table-cell>
          <table:table-cell office:value-type="float" office:value="4767">
            <text:p>4767</text:p>
          </table:table-cell>
          <table:table-cell table:number-columns-repeated="3" office:value-type="float" office:value="0">
            <text:p>0</text:p>
          </table:table-cell>
          <table:table-cell office:value-type="float" office:value="7156">
            <text:p>7156</text:p>
          </table:table-cell>
          <table:table-cell office:value-type="float" office:value="0">
            <text:p>0</text:p>
          </table:table-cell>
          <table:table-cell office:value-type="float" office:value="3212">
            <text:p>3212</text:p>
          </table:table-cell>
          <table:table-cell table:number-columns-repeated="2" office:value-type="float" office:value="0">
            <text:p>0</text:p>
          </table:table-cell>
          <table:table-cell office:value-type="float" office:value="3237">
            <text:p>3237</text:p>
          </table:table-cell>
          <table:table-cell table:number-columns-repeated="4" office:value-type="float" office:value="0">
            <text:p>0</text:p>
          </table:table-cell>
          <table:table-cell office:value-type="float" office:value="4131">
            <text:p>4131</text:p>
          </table:table-cell>
          <table:table-cell office:value-type="float" office:value="8673">
            <text:p>8673</text:p>
          </table:table-cell>
          <table:table-cell office:value-type="float" office:value="0">
            <text:p>0</text:p>
          </table:table-cell>
          <table:table-cell office:value-type="float" office:value="8336">
            <text:p>8336</text:p>
          </table:table-cell>
          <table:table-cell office:value-type="float" office:value="2992">
            <text:p>2992</text:p>
          </table:table-cell>
          <table:table-cell table:number-columns-repeated="7" office:value-type="float" office:value="0">
            <text:p>0</text:p>
          </table:table-cell>
          <table:table-cell office:value-type="float" office:value="8924">
            <text:p>8924</text:p>
          </table:table-cell>
          <table:table-cell table:number-columns-repeated="4" office:value-type="float" office:value="0">
            <text:p>0</text:p>
          </table:table-cell>
          <table:table-cell office:value-type="float" office:value="10437">
            <text:p>10437</text:p>
          </table:table-cell>
          <table:table-cell table:number-columns-repeated="6" office:value-type="float" office:value="0">
            <text:p>0</text:p>
          </table:table-cell>
          <table:table-cell office:value-type="float" office:value="6366">
            <text:p>6366</text:p>
          </table:table-cell>
          <table:table-cell table:number-columns-repeated="9" office:value-type="float" office:value="0">
            <text:p>0</text:p>
          </table:table-cell>
          <table:table-cell office:value-type="float" office:value="3652">
            <text:p>365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Nicaragua</text:p>
          </table:table-cell>
          <table:table-cell table:number-columns-repeated="12" office:value-type="float" office:value="0">
            <text:p>0</text:p>
          </table:table-cell>
          <table:table-cell office:value-type="float" office:value="7810">
            <text:p>7810</text:p>
          </table:table-cell>
          <table:table-cell table:number-columns-repeated="8" office:value-type="float" office:value="0">
            <text:p>0</text:p>
          </table:table-cell>
          <table:table-cell office:value-type="float" office:value="16153">
            <text:p>16153</text:p>
          </table:table-cell>
          <table:table-cell table:number-columns-repeated="11" office:value-type="float" office:value="0">
            <text:p>0</text:p>
          </table:table-cell>
          <table:table-cell office:value-type="float" office:value="20858">
            <text:p>20858</text:p>
          </table:table-cell>
          <table:table-cell office:value-type="float" office:value="20848">
            <text:p>20848</text:p>
          </table:table-cell>
          <table:table-cell table:number-columns-repeated="19" office:value-type="float" office:value="0">
            <text:p>0</text:p>
          </table:table-cell>
          <table:table-cell office:value-type="float" office:value="9572">
            <text:p>9572</text:p>
          </table:table-cell>
          <table:table-cell table:number-columns-repeated="4" office:value-type="float" office:value="0">
            <text:p>0</text:p>
          </table:table-cell>
          <table:table-cell office:value-type="float" office:value="15592">
            <text:p>15592</text:p>
          </table:table-cell>
          <table:table-cell office:value-type="float" office:value="19994">
            <text:p>19994</text:p>
          </table:table-cell>
          <table:table-cell office:value-type="float" office:value="0">
            <text:p>0</text:p>
          </table:table-cell>
          <table:table-cell office:value-type="float" office:value="12456">
            <text:p>12456</text:p>
          </table:table-cell>
          <table:table-cell office:value-type="float" office:value="11646">
            <text:p>1164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539">
            <text:p>11539</text:p>
          </table:table-cell>
          <table:table-cell office:value-type="float" office:value="11842">
            <text:p>11842</text:p>
          </table:table-cell>
          <table:table-cell table:number-columns-repeated="3" office:value-type="float" office:value="0">
            <text:p>0</text:p>
          </table:table-cell>
          <table:table-cell office:value-type="float" office:value="11926">
            <text:p>11926</text:p>
          </table:table-cell>
          <table:table-cell table:number-columns-repeated="3" office:value-type="float" office:value="0">
            <text:p>0</text:p>
          </table:table-cell>
          <table:table-cell office:value-type="float" office:value="11497">
            <text:p>11497</text:p>
          </table:table-cell>
          <table:table-cell office:value-type="float" office:value="22375">
            <text:p>22375</text:p>
          </table:table-cell>
          <table:table-cell table:number-columns-repeated="2" office:value-type="float" office:value="0">
            <text:p>0</text:p>
          </table:table-cell>
          <table:table-cell office:value-type="float" office:value="4344">
            <text:p>4344</text:p>
          </table:table-cell>
          <table:table-cell office:value-type="float" office:value="11760">
            <text:p>11760</text:p>
          </table:table-cell>
          <table:table-cell office:value-type="float" office:value="0">
            <text:p>0</text:p>
          </table:table-cell>
          <table:table-cell office:value-type="float" office:value="9696">
            <text:p>9696</text:p>
          </table:table-cell>
          <table:table-cell office:value-type="float" office:value="10283">
            <text:p>10283</text:p>
          </table:table-cell>
          <table:table-cell office:value-type="float" office:value="27284">
            <text:p>27284</text:p>
          </table:table-cell>
          <table:table-cell office:value-type="float" office:value="10576">
            <text:p>10576</text:p>
          </table:table-cell>
          <table:table-cell office:value-type="float" office:value="14405">
            <text:p>14405</text:p>
          </table:table-cell>
          <table:table-cell office:value-type="float" office:value="19897">
            <text:p>19897</text:p>
          </table:table-cell>
          <table:table-cell table:number-columns-repeated="2" office:value-type="float" office:value="0">
            <text:p>0</text:p>
          </table:table-cell>
          <table:table-cell office:value-type="float" office:value="10576">
            <text:p>10576</text:p>
          </table:table-cell>
          <table:table-cell office:value-type="float" office:value="5504">
            <text:p>5504</text:p>
          </table:table-cell>
          <table:table-cell office:value-type="float" office:value="0">
            <text:p>0</text:p>
          </table:table-cell>
          <table:table-cell office:value-type="float" office:value="27741">
            <text:p>27741</text:p>
          </table:table-cell>
          <table:table-cell office:value-type="float" office:value="9463">
            <text:p>9463</text:p>
          </table:table-cell>
          <table:table-cell table:number-columns-repeated="7" office:value-type="float" office:value="0">
            <text:p>0</text:p>
          </table:table-cell>
          <table:table-cell office:value-type="float" office:value="23604">
            <text:p>23604</text:p>
          </table:table-cell>
          <table:table-cell office:value-type="float" office:value="11415">
            <text:p>11415</text:p>
          </table:table-cell>
          <table:table-cell table:number-columns-repeated="3" office:value-type="float" office:value="0">
            <text:p>0</text:p>
          </table:table-cell>
          <table:table-cell office:value-type="float" office:value="13445">
            <text:p>13445</text:p>
          </table:table-cell>
          <table:table-cell office:value-type="float" office:value="0">
            <text:p>0</text:p>
          </table:table-cell>
          <table:table-cell office:value-type="float" office:value="8925">
            <text:p>8925</text:p>
          </table:table-cell>
          <table:table-cell office:value-type="float" office:value="36980">
            <text:p>36980</text:p>
          </table:table-cell>
          <table:table-cell table:number-columns-repeated="2" office:value-type="float" office:value="0">
            <text:p>0</text:p>
          </table:table-cell>
          <table:table-cell office:value-type="float" office:value="21869">
            <text:p>21869</text:p>
          </table:table-cell>
          <table:table-cell office:value-type="float" office:value="0">
            <text:p>0</text:p>
          </table:table-cell>
          <table:table-cell office:value-type="float" office:value="8727">
            <text:p>8727</text:p>
          </table:table-cell>
          <table:table-cell office:value-type="float" office:value="8536">
            <text:p>8536</text:p>
          </table:table-cell>
          <table:table-cell table:number-columns-repeated="9" office:value-type="float" office:value="0">
            <text:p>0</text:p>
          </table:table-cell>
          <table:table-cell office:value-type="float" office:value="35101">
            <text:p>35101</text:p>
          </table:table-cell>
          <table:table-cell office:value-type="float" office:value="9054">
            <text:p>9054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2892">
            <text:p>2892</text:p>
          </table:table-cell>
          <table:table-cell office:value-type="float" office:value="0">
            <text:p>0</text:p>
          </table:table-cell>
          <table:table-cell office:value-type="float" office:value="8567">
            <text:p>8567</text:p>
          </table:table-cell>
          <table:table-cell office:value-type="float" office:value="13070">
            <text:p>13070</text:p>
          </table:table-cell>
          <table:table-cell office:value-type="float" office:value="9055">
            <text:p>9055</text:p>
          </table:table-cell>
          <table:table-cell table:number-columns-repeated="2" office:value-type="float" office:value="0">
            <text:p>0</text:p>
          </table:table-cell>
          <table:table-cell office:value-type="float" office:value="9336">
            <text:p>9336</text:p>
          </table:table-cell>
          <table:table-cell office:value-type="float" office:value="0">
            <text:p>0</text:p>
          </table:table-cell>
          <table:table-cell office:value-type="float" office:value="8732">
            <text:p>8732</text:p>
          </table:table-cell>
          <table:table-cell office:value-type="float" office:value="16800">
            <text:p>16800</text:p>
          </table:table-cell>
          <table:table-cell office:value-type="float" office:value="0">
            <text:p>0</text:p>
          </table:table-cell>
          <table:table-cell office:value-type="float" office:value="28558">
            <text:p>28558</text:p>
          </table:table-cell>
          <table:table-cell table:number-columns-repeated="2" office:value-type="float" office:value="0">
            <text:p>0</text:p>
          </table:table-cell>
          <table:table-cell office:value-type="float" office:value="35814">
            <text:p>35814</text:p>
          </table:table-cell>
          <table:table-cell office:value-type="float" office:value="0">
            <text:p>0</text:p>
          </table:table-cell>
          <table:table-cell office:value-type="float" office:value="10753">
            <text:p>10753</text:p>
          </table:table-cell>
          <table:table-cell office:value-type="float" office:value="6110">
            <text:p>6110</text:p>
          </table:table-cell>
          <table:table-cell table:number-columns-repeated="2" office:value-type="float" office:value="0">
            <text:p>0</text:p>
          </table:table-cell>
          <table:table-cell office:value-type="float" office:value="4222">
            <text:p>4222</text:p>
          </table:table-cell>
          <table:table-cell office:value-type="float" office:value="9313">
            <text:p>93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Niger</text:p>
          </table:table-cell>
          <table:table-cell table:number-columns-repeated="59" office:value-type="float" office:value="0">
            <text:p>0</text:p>
          </table:table-cell>
          <table:table-cell office:value-type="float" office:value="2605">
            <text:p>2605</text:p>
          </table:table-cell>
          <table:table-cell table:number-columns-repeated="37" office:value-type="float" office:value="0">
            <text:p>0</text:p>
          </table:table-cell>
          <table:table-cell office:value-type="float" office:value="33251">
            <text:p>33251</text:p>
          </table:table-cell>
          <table:table-cell table:number-columns-repeated="59" office:value-type="float" office:value="0">
            <text:p>0</text:p>
          </table:table-cell>
        </table:table-row>
        <table:table-row table:style-name="ro1">
          <table:table-cell office:value-type="string">
            <text:p>Netherlands Antilles</text:p>
          </table:table-cell>
          <table:table-cell table:number-columns-repeated="5" office:value-type="float" office:value="0">
            <text:p>0</text:p>
          </table:table-cell>
          <table:table-cell office:value-type="float" office:value="1488">
            <text:p>1488</text:p>
          </table:table-cell>
          <table:table-cell office:value-type="float" office:value="1131">
            <text:p>1131</text:p>
          </table:table-cell>
          <table:table-cell office:value-type="float" office:value="1858">
            <text:p>1858</text:p>
          </table:table-cell>
          <table:table-cell office:value-type="float" office:value="665">
            <text:p>665</text:p>
          </table:table-cell>
          <table:table-cell table:number-columns-repeated="16" office:value-type="float" office:value="0">
            <text:p>0</text:p>
          </table:table-cell>
          <table:table-cell office:value-type="float" office:value="11782">
            <text:p>11782</text:p>
          </table:table-cell>
          <table:table-cell office:value-type="float" office:value="0">
            <text:p>0</text:p>
          </table:table-cell>
          <table:table-cell office:value-type="float" office:value="8619">
            <text:p>8619</text:p>
          </table:table-cell>
          <table:table-cell table:number-columns-repeated="48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141">
            <text:p>9141</text:p>
          </table:table-cell>
          <table:table-cell table:number-columns-repeated="21" office:value-type="float" office:value="0">
            <text:p>0</text:p>
          </table:table-cell>
          <table:table-cell office:value-type="float" office:value="26936">
            <text:p>26936</text:p>
          </table:table-cell>
          <table:table-cell office:value-type="float" office:value="24259">
            <text:p>24259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1">
          <table:table-cell office:value-type="string">
            <text:p>Curaçao</text:p>
          </table:table-cell>
          <table:table-cell table:number-columns-repeated="132" office:value-type="float" office:value="0">
            <text:p>0</text:p>
          </table:table-cell>
          <table:table-cell office:value-type="float" office:value="25850">
            <text:p>25850</text:p>
          </table:table-cell>
          <table:table-cell table:number-columns-repeated="5" office:value-type="float" office:value="0">
            <text:p>0</text:p>
          </table:table-cell>
          <table:table-cell office:value-type="float" office:value="32695">
            <text:p>32695</text:p>
          </table:table-cell>
          <table:table-cell office:value-type="float" office:value="11987">
            <text:p>11987</text:p>
          </table:table-cell>
          <table:table-cell table:number-columns-repeated="10" office:value-type="float" office:value="0">
            <text:p>0</text:p>
          </table:table-cell>
          <table:table-cell office:value-type="float" office:value="9416">
            <text:p>9416</text:p>
          </table:table-cell>
          <table:table-cell table:number-columns-repeated="3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ruba</text:p>
          </table:table-cell>
          <table:table-cell table:number-columns-repeated="24" office:value-type="float" office:value="0">
            <text:p>0</text:p>
          </table:table-cell>
          <table:table-cell office:value-type="float" office:value="12752">
            <text:p>12752</text:p>
          </table:table-cell>
          <table:table-cell table:number-columns-repeated="36" office:value-type="float" office:value="0">
            <text:p>0</text:p>
          </table:table-cell>
          <table:table-cell office:value-type="float" office:value="10876">
            <text:p>10876</text:p>
          </table:table-cell>
          <table:table-cell office:value-type="float" office:value="0">
            <text:p>0</text:p>
          </table:table-cell>
          <table:table-cell office:value-type="float" office:value="11060">
            <text:p>11060</text:p>
          </table:table-cell>
          <table:table-cell table:number-columns-repeated="14" office:value-type="float" office:value="0">
            <text:p>0</text:p>
          </table:table-cell>
          <table:table-cell office:value-type="float" office:value="10554">
            <text:p>10554</text:p>
          </table:table-cell>
          <table:table-cell table:number-columns-repeated="45" office:value-type="float" office:value="0">
            <text:p>0</text:p>
          </table:table-cell>
          <table:table-cell office:value-type="float" office:value="10772">
            <text:p>10772</text:p>
          </table:table-cell>
          <table:table-cell table:number-columns-repeated="21" office:value-type="float" office:value="0">
            <text:p>0</text:p>
          </table:table-cell>
          <table:table-cell office:value-type="float" office:value="11334">
            <text:p>1133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Namibia</text:p>
          </table:table-cell>
          <table:table-cell table:number-columns-repeated="42" office:value-type="float" office:value="0">
            <text:p>0</text:p>
          </table:table-cell>
          <table:table-cell office:value-type="float" office:value="9500">
            <text:p>9500</text:p>
          </table:table-cell>
          <table:table-cell table:number-columns-repeated="5" office:value-type="float" office:value="0">
            <text:p>0</text:p>
          </table:table-cell>
          <table:table-cell office:value-type="float" office:value="4643">
            <text:p>4643</text:p>
          </table:table-cell>
          <table:table-cell table:number-columns-repeated="9" office:value-type="float" office:value="0">
            <text:p>0</text:p>
          </table:table-cell>
          <table:table-cell office:value-type="float" office:value="8793">
            <text:p>8793</text:p>
          </table:table-cell>
          <table:table-cell table:number-columns-repeated="37" office:value-type="float" office:value="0">
            <text:p>0</text:p>
          </table:table-cell>
          <table:table-cell office:value-type="float" office:value="10008">
            <text:p>10008</text:p>
          </table:table-cell>
          <table:table-cell table:number-columns-repeated="5" office:value-type="float" office:value="0">
            <text:p>0</text:p>
          </table:table-cell>
          <table:table-cell office:value-type="float" office:value="9594">
            <text:p>9594</text:p>
          </table:table-cell>
          <table:table-cell table:number-columns-repeated="2" office:value-type="float" office:value="0">
            <text:p>0</text:p>
          </table:table-cell>
          <table:table-cell office:value-type="float" office:value="9594">
            <text:p>9594</text:p>
          </table:table-cell>
          <table:table-cell table:number-columns-repeated="7" office:value-type="float" office:value="0">
            <text:p>0</text:p>
          </table:table-cell>
          <table:table-cell office:value-type="float" office:value="9422">
            <text:p>9422</text:p>
          </table:table-cell>
          <table:table-cell table:number-columns-repeated="2" office:value-type="float" office:value="0">
            <text:p>0</text:p>
          </table:table-cell>
          <table:table-cell office:value-type="float" office:value="10286">
            <text:p>10286</text:p>
          </table:table-cell>
          <table:table-cell table:number-columns-repeated="2" office:value-type="float" office:value="0">
            <text:p>0</text:p>
          </table:table-cell>
          <table:table-cell office:value-type="float" office:value="10139">
            <text:p>10139</text:p>
          </table:table-cell>
          <table:table-cell table:number-columns-repeated="5" office:value-type="float" office:value="0">
            <text:p>0</text:p>
          </table:table-cell>
          <table:table-cell office:value-type="float" office:value="8276">
            <text:p>8276</text:p>
          </table:table-cell>
          <table:table-cell table:number-columns-repeated="5" office:value-type="float" office:value="0">
            <text:p>0</text:p>
          </table:table-cell>
          <table:table-cell office:value-type="float" office:value="8561">
            <text:p>8561</text:p>
          </table:table-cell>
          <table:table-cell table:number-columns-repeated="7" office:value-type="float" office:value="0">
            <text:p>0</text:p>
          </table:table-cell>
          <table:table-cell office:value-type="float" office:value="8414">
            <text:p>8414</text:p>
          </table:table-cell>
          <table:table-cell table:number-columns-repeated="8" office:value-type="float" office:value="0">
            <text:p>0</text:p>
          </table:table-cell>
          <table:table-cell office:value-type="float" office:value="8497">
            <text:p>849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Nauru</text:p>
          </table:table-cell>
          <table:table-cell table:number-columns-repeated="109" office:value-type="float" office:value="0">
            <text:p>0</text:p>
          </table:table-cell>
          <table:table-cell office:value-type="float" office:value="68040">
            <text:p>68040</text:p>
          </table:table-cell>
          <table:table-cell table:number-columns-repeated="47" office:value-type="float" office:value="0">
            <text:p>0</text:p>
          </table:table-cell>
        </table:table-row>
        <table:table-row table:style-name="ro1">
          <table:table-cell office:value-type="string">
            <text:p>Montserrat</text:p>
          </table:table-cell>
          <table:table-cell table:number-columns-repeated="157" office:value-type="float" office:value="0">
            <text:p>0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float" office:value="14208">
            <text:p>14208</text:p>
          </table:table-cell>
          <table:table-cell table:number-columns-repeated="20" office:value-type="float" office:value="0">
            <text:p>0</text:p>
          </table:table-cell>
          <table:table-cell office:value-type="float" office:value="7197">
            <text:p>7197</text:p>
          </table:table-cell>
          <table:table-cell office:value-type="float" office:value="0">
            <text:p>0</text:p>
          </table:table-cell>
          <table:table-cell office:value-type="float" office:value="30987">
            <text:p>30987</text:p>
          </table:table-cell>
          <table:table-cell table:number-columns-repeated="37"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5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1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7" office:value-type="float" office:value="0">
            <text:p>0</text:p>
          </table:table-cell>
          <table:table-cell office:value-type="float" office:value="4998">
            <text:p>4998</text:p>
          </table:table-cell>
          <table:table-cell table:number-columns-repeated="6" office:value-type="float" office:value="0">
            <text:p>0</text:p>
          </table:table-cell>
          <table:table-cell office:value-type="float" office:value="8332">
            <text:p>8332</text:p>
          </table:table-cell>
          <table:table-cell table:number-columns-repeated="9" office:value-type="float" office:value="0">
            <text:p>0</text:p>
          </table:table-cell>
          <table:table-cell office:value-type="float" office:value="11031">
            <text:p>11031</text:p>
          </table:table-cell>
          <table:table-cell table:number-columns-repeated="12" office:value-type="float" office:value="0">
            <text:p>0</text:p>
          </table:table-cell>
          <table:table-cell office:value-type="float" office:value="7332">
            <text:p>7332</text:p>
          </table:table-cell>
          <table:table-cell office:value-type="float" office:value="8332">
            <text:p>8332</text:p>
          </table:table-cell>
          <table:table-cell table:number-columns-repeated="3" office:value-type="float" office:value="0">
            <text:p>0</text:p>
          </table:table-cell>
          <table:table-cell office:value-type="float" office:value="9818">
            <text:p>9818</text:p>
          </table:table-cell>
          <table:table-cell table:number-columns-repeated="4" office:value-type="float" office:value="0">
            <text:p>0</text:p>
          </table:table-cell>
          <table:table-cell office:value-type="float" office:value="10279">
            <text:p>10279</text:p>
          </table:table-cell>
          <table:table-cell table:number-columns-repeated="10" office:value-type="float" office:value="0">
            <text:p>0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15940">
            <text:p>15940</text:p>
          </table:table-cell>
          <table:table-cell office:value-type="float" office:value="31885">
            <text:p>3188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float" office:value="0">
            <text:p>0</text:p>
          </table:table-cell>
          <table:table-cell office:value-type="float" office:value="12711">
            <text:p>12711</text:p>
          </table:table-cell>
          <table:table-cell table:number-columns-repeated="4" office:value-type="float" office:value="0">
            <text:p>0</text:p>
          </table:table-cell>
          <table:table-cell office:value-type="float" office:value="21228">
            <text:p>21228</text:p>
          </table:table-cell>
          <table:table-cell table:number-columns-repeated="4" office:value-type="float" office:value="0">
            <text:p>0</text:p>
          </table:table-cell>
          <table:table-cell office:value-type="float" office:value="11846">
            <text:p>11846</text:p>
          </table:table-cell>
          <table:table-cell table:number-columns-repeated="7" office:value-type="float" office:value="0">
            <text:p>0</text:p>
          </table:table-cell>
          <table:table-cell office:value-type="float" office:value="10651">
            <text:p>10651</text:p>
          </table:table-cell>
          <table:table-cell office:value-type="float" office:value="10449">
            <text:p>10449</text:p>
          </table:table-cell>
          <table:table-cell table:number-columns-repeated="2" office:value-type="float" office:value="0">
            <text:p>0</text:p>
          </table:table-cell>
          <table:table-cell office:value-type="float" office:value="15540">
            <text:p>15540</text:p>
          </table:table-cell>
          <table:table-cell table:number-columns-repeated="2" office:value-type="float" office:value="0">
            <text:p>0</text:p>
          </table:table-cell>
          <table:table-cell office:value-type="float" office:value="61010">
            <text:p>61010</text:p>
          </table:table-cell>
          <table:table-cell office:value-type="float" office:value="10449">
            <text:p>10449</text:p>
          </table:table-cell>
          <table:table-cell office:value-type="float" office:value="10848">
            <text:p>10848</text:p>
          </table:table-cell>
          <table:table-cell table:number-columns-repeated="2" office:value-type="float" office:value="0">
            <text:p>0</text:p>
          </table:table-cell>
          <table:table-cell office:value-type="float" office:value="22690">
            <text:p>22690</text:p>
          </table:table-cell>
          <table:table-cell office:value-type="float" office:value="59030">
            <text:p>59030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11190">
            <text:p>11190</text:p>
          </table:table-cell>
          <table:table-cell table:number-columns-repeated="7" office:value-type="float" office:value="0">
            <text:p>0</text:p>
          </table:table-cell>
          <table:table-cell office:value-type="float" office:value="10235">
            <text:p>10235</text:p>
          </table:table-cell>
          <table:table-cell office:value-type="float" office:value="40216">
            <text:p>40216</text:p>
          </table:table-cell>
          <table:table-cell office:value-type="float" office:value="27956">
            <text:p>27956</text:p>
          </table:table-cell>
          <table:table-cell office:value-type="float" office:value="39918">
            <text:p>39918</text:p>
          </table:table-cell>
          <table:table-cell office:value-type="float" office:value="40763">
            <text:p>40763</text:p>
          </table:table-cell>
          <table:table-cell office:value-type="float" office:value="68911">
            <text:p>68911</text:p>
          </table:table-cell>
          <table:table-cell office:value-type="float" office:value="49397">
            <text:p>49397</text:p>
          </table:table-cell>
          <table:table-cell office:value-type="float" office:value="0">
            <text:p>0</text:p>
          </table:table-cell>
          <table:table-cell office:value-type="float" office:value="80370">
            <text:p>80370</text:p>
          </table:table-cell>
          <table:table-cell office:value-type="float" office:value="31544">
            <text:p>31544</text:p>
          </table:table-cell>
          <table:table-cell office:value-type="float" office:value="22242">
            <text:p>22242</text:p>
          </table:table-cell>
          <table:table-cell office:value-type="float" office:value="120577">
            <text:p>120577</text:p>
          </table:table-cell>
          <table:table-cell office:value-type="float" office:value="58465">
            <text:p>58465</text:p>
          </table:table-cell>
          <table:table-cell office:value-type="float" office:value="143772">
            <text:p>143772</text:p>
          </table:table-cell>
          <table:table-cell office:value-type="float" office:value="24080">
            <text:p>24080</text:p>
          </table:table-cell>
          <table:table-cell office:value-type="float" office:value="11910">
            <text:p>11910</text:p>
          </table:table-cell>
          <table:table-cell office:value-type="float" office:value="50946">
            <text:p>50946</text:p>
          </table:table-cell>
          <table:table-cell office:value-type="float" office:value="64068">
            <text:p>64068</text:p>
          </table:table-cell>
          <table:table-cell office:value-type="float" office:value="44741">
            <text:p>44741</text:p>
          </table:table-cell>
          <table:table-cell office:value-type="float" office:value="59939">
            <text:p>59939</text:p>
          </table:table-cell>
          <table:table-cell office:value-type="float" office:value="40258">
            <text:p>40258</text:p>
          </table:table-cell>
          <table:table-cell office:value-type="float" office:value="48788">
            <text:p>48788</text:p>
          </table:table-cell>
          <table:table-cell office:value-type="float" office:value="31158">
            <text:p>31158</text:p>
          </table:table-cell>
          <table:table-cell office:value-type="float" office:value="33357">
            <text:p>33357</text:p>
          </table:table-cell>
          <table:table-cell office:value-type="float" office:value="45440">
            <text:p>45440</text:p>
          </table:table-cell>
          <table:table-cell office:value-type="float" office:value="22736">
            <text:p>22736</text:p>
          </table:table-cell>
          <table:table-cell office:value-type="float" office:value="56797">
            <text:p>56797</text:p>
          </table:table-cell>
          <table:table-cell office:value-type="float" office:value="11032">
            <text:p>11032</text:p>
          </table:table-cell>
          <table:table-cell office:value-type="float" office:value="18306">
            <text:p>18306</text:p>
          </table:table-cell>
          <table:table-cell office:value-type="float" office:value="42192">
            <text:p>42192</text:p>
          </table:table-cell>
          <table:table-cell office:value-type="float" office:value="44290">
            <text:p>44290</text:p>
          </table:table-cell>
          <table:table-cell office:value-type="float" office:value="32310">
            <text:p>32310</text:p>
          </table:table-cell>
          <table:table-cell office:value-type="float" office:value="30731">
            <text:p>30731</text:p>
          </table:table-cell>
          <table:table-cell office:value-type="float" office:value="26660">
            <text:p>26660</text:p>
          </table:table-cell>
          <table:table-cell office:value-type="float" office:value="9754">
            <text:p>9754</text:p>
          </table:table-cell>
          <table:table-cell office:value-type="float" office:value="0">
            <text:p>0</text:p>
          </table:table-cell>
          <table:table-cell office:value-type="float" office:value="47692">
            <text:p>47692</text:p>
          </table:table-cell>
          <table:table-cell office:value-type="float" office:value="57709">
            <text:p>57709</text:p>
          </table:table-cell>
          <table:table-cell office:value-type="float" office:value="66277">
            <text:p>66277</text:p>
          </table:table-cell>
          <table:table-cell office:value-type="float" office:value="100676">
            <text:p>100676</text:p>
          </table:table-cell>
          <table:table-cell office:value-type="float" office:value="28427">
            <text:p>28427</text:p>
          </table:table-cell>
          <table:table-cell office:value-type="float" office:value="48019">
            <text:p>48019</text:p>
          </table:table-cell>
          <table:table-cell office:value-type="float" office:value="8961">
            <text:p>8961</text:p>
          </table:table-cell>
          <table:table-cell office:value-type="float" office:value="57118">
            <text:p>57118</text:p>
          </table:table-cell>
          <table:table-cell office:value-type="float" office:value="10121">
            <text:p>10121</text:p>
          </table:table-cell>
          <table:table-cell office:value-type="float" office:value="23439">
            <text:p>23439</text:p>
          </table:table-cell>
          <table:table-cell office:value-type="float" office:value="8896">
            <text:p>8896</text:p>
          </table:table-cell>
          <table:table-cell office:value-type="float" office:value="17994">
            <text:p>17994</text:p>
          </table:table-cell>
          <table:table-cell office:value-type="float" office:value="17931">
            <text:p>17931</text:p>
          </table:table-cell>
          <table:table-cell office:value-type="float" office:value="56492">
            <text:p>56492</text:p>
          </table:table-cell>
          <table:table-cell office:value-type="float" office:value="17999">
            <text:p>17999</text:p>
          </table:table-cell>
          <table:table-cell office:value-type="float" office:value="27427">
            <text:p>27427</text:p>
          </table:table-cell>
          <table:table-cell office:value-type="float" office:value="18068">
            <text:p>18068</text:p>
          </table:table-cell>
          <table:table-cell office:value-type="float" office:value="49589">
            <text:p>49589</text:p>
          </table:table-cell>
          <table:table-cell office:value-type="float" office:value="97007">
            <text:p>97007</text:p>
          </table:table-cell>
          <table:table-cell office:value-type="float" office:value="18464">
            <text:p>18464</text:p>
          </table:table-cell>
          <table:table-cell office:value-type="float" office:value="27500">
            <text:p>27500</text:p>
          </table:table-cell>
          <table:table-cell office:value-type="float" office:value="17418">
            <text:p>17418</text:p>
          </table:table-cell>
          <table:table-cell office:value-type="float" office:value="8855">
            <text:p>8855</text:p>
          </table:table-cell>
          <table:table-cell office:value-type="float" office:value="44752">
            <text:p>44752</text:p>
          </table:table-cell>
          <table:table-cell office:value-type="float" office:value="43260">
            <text:p>43260</text:p>
          </table:table-cell>
          <table:table-cell office:value-type="float" office:value="36376">
            <text:p>36376</text:p>
          </table:table-cell>
          <table:table-cell office:value-type="float" office:value="35776">
            <text:p>35776</text:p>
          </table:table-cell>
          <table:table-cell office:value-type="float" office:value="34739">
            <text:p>34739</text:p>
          </table:table-cell>
          <table:table-cell office:value-type="float" office:value="16079">
            <text:p>16079</text:p>
          </table:table-cell>
          <table:table-cell office:value-type="float" office:value="145313">
            <text:p>145313</text:p>
          </table:table-cell>
          <table:table-cell office:value-type="float" office:value="47969">
            <text:p>47969</text:p>
          </table:table-cell>
          <table:table-cell office:value-type="float" office:value="31606">
            <text:p>31606</text:p>
          </table:table-cell>
          <table:table-cell office:value-type="float" office:value="9444">
            <text:p>9444</text:p>
          </table:table-cell>
          <table:table-cell office:value-type="float" office:value="12711">
            <text:p>12711</text:p>
          </table:table-cell>
          <table:table-cell office:value-type="float" office:value="0">
            <text:p>0</text:p>
          </table:table-cell>
          <table:table-cell office:value-type="float" office:value="8650">
            <text:p>8650</text:p>
          </table:table-cell>
          <table:table-cell office:value-type="float" office:value="9864">
            <text:p>9864</text:p>
          </table:table-cell>
          <table:table-cell office:value-type="float" office:value="20385">
            <text:p>20385</text:p>
          </table:table-cell>
          <table:table-cell office:value-type="float" office:value="34634">
            <text:p>34634</text:p>
          </table:table-cell>
          <table:table-cell office:value-type="float" office:value="14296">
            <text:p>14296</text:p>
          </table:table-cell>
          <table:table-cell office:value-type="float" office:value="12856">
            <text:p>12856</text:p>
          </table:table-cell>
          <table:table-cell office:value-type="float" office:value="84790">
            <text:p>84790</text:p>
          </table:table-cell>
          <table:table-cell office:value-type="float" office:value="8426">
            <text:p>8426</text:p>
          </table:table-cell>
          <table:table-cell office:value-type="float" office:value="8632">
            <text:p>8632</text:p>
          </table:table-cell>
          <table:table-cell office:value-type="float" office:value="9261">
            <text:p>9261</text:p>
          </table:table-cell>
          <table:table-cell office:value-type="float" office:value="18798">
            <text:p>18798</text:p>
          </table:table-cell>
          <table:table-cell office:value-type="float" office:value="18590">
            <text:p>18590</text:p>
          </table:table-cell>
          <table:table-cell office:value-type="float" office:value="46385">
            <text:p>46385</text:p>
          </table:table-cell>
          <table:table-cell office:value-type="float" office:value="30382">
            <text:p>30382</text:p>
          </table:table-cell>
          <table:table-cell office:value-type="float" office:value="9062">
            <text:p>9062</text:p>
          </table:table-cell>
          <table:table-cell office:value-type="float" office:value="27006">
            <text:p>27006</text:p>
          </table:table-cell>
          <table:table-cell table:number-columns-repeated="3"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37646">
            <text:p>37646</text:p>
          </table:table-cell>
          <table:table-cell office:value-type="float" office:value="29283">
            <text:p>29283</text:p>
          </table:table-cell>
          <table:table-cell office:value-type="float" office:value="17187">
            <text:p>17187</text:p>
          </table:table-cell>
          <table:table-cell office:value-type="float" office:value="28520">
            <text:p>28520</text:p>
          </table:table-cell>
          <table:table-cell office:value-type="float" office:value="0">
            <text:p>0</text:p>
          </table:table-cell>
          <table:table-cell office:value-type="float" office:value="59432">
            <text:p>59432</text:p>
          </table:table-cell>
          <table:table-cell office:value-type="float" office:value="36957">
            <text:p>36957</text:p>
          </table:table-cell>
          <table:table-cell office:value-type="float" office:value="14382">
            <text:p>14382</text:p>
          </table:table-cell>
          <table:table-cell office:value-type="float" office:value="19118">
            <text:p>19118</text:p>
          </table:table-cell>
          <table:table-cell office:value-type="float" office:value="8471">
            <text:p>8471</text:p>
          </table:table-cell>
          <table:table-cell office:value-type="float" office:value="9419">
            <text:p>9419</text:p>
          </table:table-cell>
          <table:table-cell office:value-type="float" office:value="0">
            <text:p>0</text:p>
          </table:table-cell>
          <table:table-cell office:value-type="float" office:value="10557">
            <text:p>10557</text:p>
          </table:table-cell>
          <table:table-cell office:value-type="float" office:value="0">
            <text:p>0</text:p>
          </table:table-cell>
          <table:table-cell office:value-type="float" office:value="31807">
            <text:p>31807</text:p>
          </table:table-cell>
          <table:table-cell office:value-type="float" office:value="0">
            <text:p>0</text:p>
          </table:table-cell>
          <table:table-cell office:value-type="float" office:value="10387">
            <text:p>10387</text:p>
          </table:table-cell>
          <table:table-cell office:value-type="float" office:value="0">
            <text:p>0</text:p>
          </table:table-cell>
          <table:table-cell office:value-type="float" office:value="20909">
            <text:p>20909</text:p>
          </table:table-cell>
          <table:table-cell office:value-type="float" office:value="10394">
            <text:p>10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cronesia, Federated States of</text:p>
          </table:table-cell>
          <table:table-cell table:number-columns-repeated="8"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148" office:value-type="float" office:value="0">
            <text:p>0</text:p>
          </table:table-cell>
        </table:table-row>
        <table:table-row table:style-name="ro1">
          <table:table-cell office:value-type="string">
            <text:p>Palau</text:p>
          </table:table-cell>
          <table:table-cell table:number-columns-repeated="7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4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49" office:value-type="float" office:value="0">
            <text:p>0</text:p>
          </table:table-cell>
        </table:table-row>
        <table:table-row table:style-name="ro1">
          <table:table-cell office:value-type="string">
            <text:p>Norfolk Island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00800">
            <text:p>100800</text:p>
          </table:table-cell>
          <table:table-cell office:value-type="float" office:value="0">
            <text:p>0</text:p>
          </table:table-cell>
          <table:table-cell office:value-type="float" office:value="201600">
            <text:p>201600</text:p>
          </table:table-cell>
          <table:table-cell table:number-columns-repeated="5" office:value-type="float" office:value="0">
            <text:p>0</text:p>
          </table:table-cell>
          <table:table-cell office:value-type="float" office:value="453600">
            <text:p>453600</text:p>
          </table:table-cell>
          <table:table-cell table:number-columns-repeated="24" office:value-type="float" office:value="0">
            <text:p>0</text:p>
          </table:table-cell>
          <table:table-cell office:value-type="float" office:value="20160">
            <text:p>20160</text:p>
          </table:table-cell>
          <table:table-cell table:number-columns-repeated="5" office:value-type="float" office:value="0">
            <text:p>0</text:p>
          </table:table-cell>
          <table:table-cell office:value-type="float" office:value="100800">
            <text:p>100800</text:p>
          </table:table-cell>
          <table:table-cell office:value-type="float" office:value="120960">
            <text:p>120960</text:p>
          </table:table-cell>
          <table:table-cell table:number-columns-repeated="14" office:value-type="float" office:value="0">
            <text:p>0</text:p>
          </table:table-cell>
          <table:table-cell office:value-type="float" office:value="60480">
            <text:p>60480</text:p>
          </table:table-cell>
          <table:table-cell table:number-columns-repeated="22" office:value-type="float" office:value="0">
            <text:p>0</text:p>
          </table:table-cell>
          <table:table-cell office:value-type="float" office:value="100800">
            <text:p>100800</text:p>
          </table:table-cell>
          <table:table-cell table:number-columns-repeated="11" office:value-type="float" office:value="0">
            <text:p>0</text:p>
          </table:table-cell>
          <table:table-cell office:value-type="float" office:value="221760">
            <text:p>221760</text:p>
          </table:table-cell>
          <table:table-cell table:number-columns-repeated="38" office:value-type="float" office:value="0">
            <text:p>0</text:p>
          </table:table-cell>
          <table:table-cell office:value-type="float" office:value="194040">
            <text:p>194040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string">
            <text:p>Zambia</text:p>
          </table:table-cell>
          <table:table-cell table:number-columns-repeated="140" office:value-type="float" office:value="0">
            <text:p>0</text:p>
          </table:table-cell>
          <table:table-cell office:value-type="float" office:value="391">
            <text:p>39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Area Nes</text:p>
          </table:table-cell>
          <table:table-cell table:number-columns-repeated="156" table:style-name="ce11" office:value-type="float" office:value="0">
            <text:p>0</text:p>
          </table:table-cell>
          <table:table-cell table:style-name="ce15" office:value-type="float" office:value="0">
            <text:p>0</text:p>
          </table:table-cell>
        </table:table-row>
        <table:named-expressions/>
      </table:table>
      <table:table table:name="summary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Export_Volume</text:p>
          </table:table-cell>
        </table:table-row>
        <table:table-row table:style-name="ro1">
          <table:table-cell office:value-type="string">
            <text:p>2006-M01</text:p>
          </table:table-cell>
          <table:table-cell office:value-type="float" office:value="211517824">
            <text:p>211517824</text:p>
          </table:table-cell>
        </table:table-row>
        <table:table-row table:style-name="ro1">
          <table:table-cell office:value-type="string">
            <text:p>2006-M02</text:p>
          </table:table-cell>
          <table:table-cell office:value-type="float" office:value="236499856">
            <text:p>236499856</text:p>
          </table:table-cell>
        </table:table-row>
        <table:table-row table:style-name="ro1">
          <table:table-cell office:value-type="string">
            <text:p>2006-M03</text:p>
          </table:table-cell>
          <table:table-cell office:value-type="float" office:value="229651712">
            <text:p>229651712</text:p>
          </table:table-cell>
        </table:table-row>
        <table:table-row table:style-name="ro1">
          <table:table-cell office:value-type="string">
            <text:p>2006-M04</text:p>
          </table:table-cell>
          <table:table-cell office:value-type="float" office:value="237565344">
            <text:p>237565344</text:p>
          </table:table-cell>
        </table:table-row>
        <table:table-row table:style-name="ro1">
          <table:table-cell office:value-type="string">
            <text:p>2006-M05</text:p>
          </table:table-cell>
          <table:table-cell office:value-type="float" office:value="229750576">
            <text:p>229750576</text:p>
          </table:table-cell>
        </table:table-row>
        <table:table-row table:style-name="ro1">
          <table:table-cell office:value-type="string">
            <text:p>2006-M06</text:p>
          </table:table-cell>
          <table:table-cell office:value-type="float" office:value="239921376">
            <text:p>239921376</text:p>
          </table:table-cell>
        </table:table-row>
        <table:table-row table:style-name="ro1">
          <table:table-cell office:value-type="string">
            <text:p>2006-M07</text:p>
          </table:table-cell>
          <table:table-cell office:value-type="float" office:value="255440448">
            <text:p>255440448</text:p>
          </table:table-cell>
        </table:table-row>
        <table:table-row table:style-name="ro1">
          <table:table-cell office:value-type="string">
            <text:p>2006-M08</text:p>
          </table:table-cell>
          <table:table-cell office:value-type="float" office:value="257538144">
            <text:p>257538144</text:p>
          </table:table-cell>
        </table:table-row>
        <table:table-row table:style-name="ro1">
          <table:table-cell office:value-type="string">
            <text:p>2006-M09</text:p>
          </table:table-cell>
          <table:table-cell office:value-type="float" office:value="200860544">
            <text:p>200860544</text:p>
          </table:table-cell>
        </table:table-row>
        <table:table-row table:style-name="ro1">
          <table:table-cell office:value-type="string">
            <text:p>2006-M10</text:p>
          </table:table-cell>
          <table:table-cell office:value-type="float" office:value="272239808">
            <text:p>272239808</text:p>
          </table:table-cell>
        </table:table-row>
        <table:table-row table:style-name="ro1">
          <table:table-cell office:value-type="string">
            <text:p>2006-M11</text:p>
          </table:table-cell>
          <table:table-cell office:value-type="float" office:value="192041952">
            <text:p>192041952</text:p>
          </table:table-cell>
        </table:table-row>
        <table:table-row table:style-name="ro1">
          <table:table-cell office:value-type="string">
            <text:p>2006-M12</text:p>
          </table:table-cell>
          <table:table-cell office:value-type="float" office:value="194315360">
            <text:p>194315360</text:p>
          </table:table-cell>
        </table:table-row>
        <table:table-row table:style-name="ro1">
          <table:table-cell office:value-type="string">
            <text:p>2007-M01</text:p>
          </table:table-cell>
          <table:table-cell office:value-type="float" office:value="234656720">
            <text:p>234656720</text:p>
          </table:table-cell>
        </table:table-row>
        <table:table-row table:style-name="ro1">
          <table:table-cell office:value-type="string">
            <text:p>2007-M02</text:p>
          </table:table-cell>
          <table:table-cell office:value-type="float" office:value="222247520">
            <text:p>222247520</text:p>
          </table:table-cell>
        </table:table-row>
        <table:table-row table:style-name="ro1">
          <table:table-cell office:value-type="string">
            <text:p>2007-M03</text:p>
          </table:table-cell>
          <table:table-cell office:value-type="float" office:value="238271456">
            <text:p>238271456</text:p>
          </table:table-cell>
        </table:table-row>
        <table:table-row table:style-name="ro1">
          <table:table-cell office:value-type="string">
            <text:p>2007-M04</text:p>
          </table:table-cell>
          <table:table-cell office:value-type="float" office:value="240455920">
            <text:p>240455920</text:p>
          </table:table-cell>
        </table:table-row>
        <table:table-row table:style-name="ro1">
          <table:table-cell office:value-type="string">
            <text:p>2007-M05</text:p>
          </table:table-cell>
          <table:table-cell office:value-type="float" office:value="258842912">
            <text:p>258842912</text:p>
          </table:table-cell>
        </table:table-row>
        <table:table-row table:style-name="ro1">
          <table:table-cell office:value-type="string">
            <text:p>2007-M06</text:p>
          </table:table-cell>
          <table:table-cell office:value-type="float" office:value="241711552">
            <text:p>241711552</text:p>
          </table:table-cell>
        </table:table-row>
        <table:table-row table:style-name="ro1">
          <table:table-cell office:value-type="string">
            <text:p>2007-M07</text:p>
          </table:table-cell>
          <table:table-cell office:value-type="float" office:value="256141792">
            <text:p>256141792</text:p>
          </table:table-cell>
        </table:table-row>
        <table:table-row table:style-name="ro1">
          <table:table-cell office:value-type="string">
            <text:p>2007-M08</text:p>
          </table:table-cell>
          <table:table-cell office:value-type="float" office:value="252469952">
            <text:p>252469952</text:p>
          </table:table-cell>
        </table:table-row>
        <table:table-row table:style-name="ro1">
          <table:table-cell office:value-type="string">
            <text:p>2007-M09</text:p>
          </table:table-cell>
          <table:table-cell office:value-type="float" office:value="223461888">
            <text:p>223461888</text:p>
          </table:table-cell>
        </table:table-row>
        <table:table-row table:style-name="ro1">
          <table:table-cell office:value-type="string">
            <text:p>2007-M10</text:p>
          </table:table-cell>
          <table:table-cell office:value-type="float" office:value="238087472">
            <text:p>238087472</text:p>
          </table:table-cell>
        </table:table-row>
        <table:table-row table:style-name="ro1">
          <table:table-cell office:value-type="string">
            <text:p>2007-M11</text:p>
          </table:table-cell>
          <table:table-cell office:value-type="float" office:value="251820800">
            <text:p>251820800</text:p>
          </table:table-cell>
        </table:table-row>
        <table:table-row table:style-name="ro1">
          <table:table-cell office:value-type="string">
            <text:p>2007-M12</text:p>
          </table:table-cell>
          <table:table-cell office:value-type="float" office:value="262405392">
            <text:p>262405392</text:p>
          </table:table-cell>
        </table:table-row>
        <table:table-row table:style-name="ro1">
          <table:table-cell office:value-type="string">
            <text:p>2008-M01</text:p>
          </table:table-cell>
          <table:table-cell office:value-type="float" office:value="222107952">
            <text:p>222107952</text:p>
          </table:table-cell>
        </table:table-row>
        <table:table-row table:style-name="ro1">
          <table:table-cell office:value-type="string">
            <text:p>2008-M02</text:p>
          </table:table-cell>
          <table:table-cell office:value-type="float" office:value="267703120">
            <text:p>267703120</text:p>
          </table:table-cell>
        </table:table-row>
        <table:table-row table:style-name="ro1">
          <table:table-cell office:value-type="string">
            <text:p>2008-M03</text:p>
          </table:table-cell>
          <table:table-cell office:value-type="float" office:value="246296480">
            <text:p>246296480</text:p>
          </table:table-cell>
        </table:table-row>
        <table:table-row table:style-name="ro1">
          <table:table-cell office:value-type="string">
            <text:p>2008-M04</text:p>
          </table:table-cell>
          <table:table-cell office:value-type="float" office:value="241246080">
            <text:p>241246080</text:p>
          </table:table-cell>
        </table:table-row>
        <table:table-row table:style-name="ro1">
          <table:table-cell office:value-type="string">
            <text:p>2008-M05</text:p>
          </table:table-cell>
          <table:table-cell office:value-type="float" office:value="252462896">
            <text:p>252462896</text:p>
          </table:table-cell>
        </table:table-row>
        <table:table-row table:style-name="ro1">
          <table:table-cell office:value-type="string">
            <text:p>2008-M06</text:p>
          </table:table-cell>
          <table:table-cell office:value-type="float" office:value="241693264">
            <text:p>241693264</text:p>
          </table:table-cell>
        </table:table-row>
        <table:table-row table:style-name="ro1">
          <table:table-cell office:value-type="string">
            <text:p>2008-M07</text:p>
          </table:table-cell>
          <table:table-cell office:value-type="float" office:value="252944000">
            <text:p>252944000</text:p>
          </table:table-cell>
        </table:table-row>
        <table:table-row table:style-name="ro1">
          <table:table-cell office:value-type="string">
            <text:p>2008-M08</text:p>
          </table:table-cell>
          <table:table-cell office:value-type="float" office:value="237881408">
            <text:p>237881408</text:p>
          </table:table-cell>
        </table:table-row>
        <table:table-row table:style-name="ro1">
          <table:table-cell office:value-type="string">
            <text:p>2008-M09</text:p>
          </table:table-cell>
          <table:table-cell office:value-type="float" office:value="254959760">
            <text:p>254959760</text:p>
          </table:table-cell>
        </table:table-row>
        <table:table-row table:style-name="ro1">
          <table:table-cell office:value-type="string">
            <text:p>2008-M10</text:p>
          </table:table-cell>
          <table:table-cell office:value-type="float" office:value="202890144">
            <text:p>202890144</text:p>
          </table:table-cell>
        </table:table-row>
        <table:table-row table:style-name="ro1">
          <table:table-cell office:value-type="string">
            <text:p>2008-M11</text:p>
          </table:table-cell>
          <table:table-cell office:value-type="float" office:value="178560256">
            <text:p>178560256</text:p>
          </table:table-cell>
        </table:table-row>
        <table:table-row table:style-name="ro1">
          <table:table-cell office:value-type="string">
            <text:p>2008-M12</text:p>
          </table:table-cell>
          <table:table-cell office:value-type="float" office:value="164213472">
            <text:p>164213472</text:p>
          </table:table-cell>
        </table:table-row>
        <table:table-row table:style-name="ro1">
          <table:table-cell office:value-type="string">
            <text:p>2009-M01</text:p>
          </table:table-cell>
          <table:table-cell office:value-type="float" office:value="148319552">
            <text:p>148319552</text:p>
          </table:table-cell>
        </table:table-row>
        <table:table-row table:style-name="ro1">
          <table:table-cell office:value-type="string">
            <text:p>2009-M02</text:p>
          </table:table-cell>
          <table:table-cell office:value-type="float" office:value="168616352">
            <text:p>168616352</text:p>
          </table:table-cell>
        </table:table-row>
        <table:table-row table:style-name="ro1">
          <table:table-cell office:value-type="string">
            <text:p>2009-M03</text:p>
          </table:table-cell>
          <table:table-cell office:value-type="float" office:value="217756864">
            <text:p>217756864</text:p>
          </table:table-cell>
        </table:table-row>
        <table:table-row table:style-name="ro1">
          <table:table-cell office:value-type="string">
            <text:p>2009-M04</text:p>
          </table:table-cell>
          <table:table-cell office:value-type="float" office:value="210139408">
            <text:p>210139408</text:p>
          </table:table-cell>
        </table:table-row>
        <table:table-row table:style-name="ro1">
          <table:table-cell office:value-type="string">
            <text:p>2009-M05</text:p>
          </table:table-cell>
          <table:table-cell office:value-type="float" office:value="228826784">
            <text:p>228826784</text:p>
          </table:table-cell>
        </table:table-row>
        <table:table-row table:style-name="ro1">
          <table:table-cell office:value-type="string">
            <text:p>2009-M06</text:p>
          </table:table-cell>
          <table:table-cell office:value-type="float" office:value="217039872">
            <text:p>217039872</text:p>
          </table:table-cell>
        </table:table-row>
        <table:table-row table:style-name="ro1">
          <table:table-cell office:value-type="string">
            <text:p>2009-M07</text:p>
          </table:table-cell>
          <table:table-cell office:value-type="float" office:value="252694384">
            <text:p>252694384</text:p>
          </table:table-cell>
        </table:table-row>
        <table:table-row table:style-name="ro1">
          <table:table-cell office:value-type="string">
            <text:p>2009-M08</text:p>
          </table:table-cell>
          <table:table-cell office:value-type="float" office:value="224216880">
            <text:p>224216880</text:p>
          </table:table-cell>
        </table:table-row>
        <table:table-row table:style-name="ro1">
          <table:table-cell office:value-type="string">
            <text:p>2009-M09</text:p>
          </table:table-cell>
          <table:table-cell office:value-type="float" office:value="203472560">
            <text:p>203472560</text:p>
          </table:table-cell>
        </table:table-row>
        <table:table-row table:style-name="ro1">
          <table:table-cell office:value-type="string">
            <text:p>2009-M10</text:p>
          </table:table-cell>
          <table:table-cell office:value-type="float" office:value="238090464">
            <text:p>238090464</text:p>
          </table:table-cell>
        </table:table-row>
        <table:table-row table:style-name="ro1">
          <table:table-cell office:value-type="string">
            <text:p>2009-M11</text:p>
          </table:table-cell>
          <table:table-cell office:value-type="float" office:value="195203184">
            <text:p>195203184</text:p>
          </table:table-cell>
        </table:table-row>
        <table:table-row table:style-name="ro1">
          <table:table-cell office:value-type="string">
            <text:p>2009-M12</text:p>
          </table:table-cell>
          <table:table-cell office:value-type="float" office:value="222162624">
            <text:p>222162624</text:p>
          </table:table-cell>
        </table:table-row>
        <table:table-row table:style-name="ro1">
          <table:table-cell office:value-type="string">
            <text:p>2010-M01</text:p>
          </table:table-cell>
          <table:table-cell office:value-type="float" office:value="184438688">
            <text:p>184438688</text:p>
          </table:table-cell>
        </table:table-row>
        <table:table-row table:style-name="ro1">
          <table:table-cell office:value-type="string">
            <text:p>2010-M02</text:p>
          </table:table-cell>
          <table:table-cell office:value-type="float" office:value="219788608">
            <text:p>219788608</text:p>
          </table:table-cell>
        </table:table-row>
        <table:table-row table:style-name="ro1">
          <table:table-cell office:value-type="string">
            <text:p>2010-M03</text:p>
          </table:table-cell>
          <table:table-cell office:value-type="float" office:value="257332416">
            <text:p>257332416</text:p>
          </table:table-cell>
        </table:table-row>
        <table:table-row table:style-name="ro1">
          <table:table-cell office:value-type="string">
            <text:p>2010-M04</text:p>
          </table:table-cell>
          <table:table-cell office:value-type="float" office:value="245887248">
            <text:p>245887248</text:p>
          </table:table-cell>
        </table:table-row>
        <table:table-row table:style-name="ro1">
          <table:table-cell office:value-type="string">
            <text:p>2010-M05</text:p>
          </table:table-cell>
          <table:table-cell office:value-type="float" office:value="247361920">
            <text:p>247361920</text:p>
          </table:table-cell>
        </table:table-row>
        <table:table-row table:style-name="ro1">
          <table:table-cell office:value-type="string">
            <text:p>2010-M06</text:p>
          </table:table-cell>
          <table:table-cell office:value-type="float" office:value="255633648">
            <text:p>255633648</text:p>
          </table:table-cell>
        </table:table-row>
        <table:table-row table:style-name="ro1">
          <table:table-cell office:value-type="string">
            <text:p>2010-M07</text:p>
          </table:table-cell>
          <table:table-cell office:value-type="float" office:value="269713184">
            <text:p>269713184</text:p>
          </table:table-cell>
        </table:table-row>
        <table:table-row table:style-name="ro1">
          <table:table-cell office:value-type="string">
            <text:p>2010-M08</text:p>
          </table:table-cell>
          <table:table-cell office:value-type="float" office:value="249309680">
            <text:p>249309680</text:p>
          </table:table-cell>
        </table:table-row>
        <table:table-row table:style-name="ro1">
          <table:table-cell office:value-type="string">
            <text:p>2010-M09</text:p>
          </table:table-cell>
          <table:table-cell office:value-type="float" office:value="229366112">
            <text:p>229366112</text:p>
          </table:table-cell>
        </table:table-row>
        <table:table-row table:style-name="ro1">
          <table:table-cell office:value-type="string">
            <text:p>2010-M10</text:p>
          </table:table-cell>
          <table:table-cell office:value-type="float" office:value="273506272">
            <text:p>273506272</text:p>
          </table:table-cell>
        </table:table-row>
        <table:table-row table:style-name="ro1">
          <table:table-cell office:value-type="string">
            <text:p>2010-M11</text:p>
          </table:table-cell>
          <table:table-cell office:value-type="float" office:value="247754480">
            <text:p>247754480</text:p>
          </table:table-cell>
        </table:table-row>
        <table:table-row table:style-name="ro1">
          <table:table-cell office:value-type="string">
            <text:p>2010-M12</text:p>
          </table:table-cell>
          <table:table-cell office:value-type="float" office:value="247521808">
            <text:p>247521808</text:p>
          </table:table-cell>
        </table:table-row>
        <table:table-row table:style-name="ro1">
          <table:table-cell office:value-type="string">
            <text:p>2011-M01</text:p>
          </table:table-cell>
          <table:table-cell office:value-type="float" office:value="258608048">
            <text:p>258608048</text:p>
          </table:table-cell>
        </table:table-row>
        <table:table-row table:style-name="ro1">
          <table:table-cell office:value-type="string">
            <text:p>2011-M02</text:p>
          </table:table-cell>
          <table:table-cell office:value-type="float" office:value="245323088">
            <text:p>245323088</text:p>
          </table:table-cell>
        </table:table-row>
        <table:table-row table:style-name="ro1">
          <table:table-cell office:value-type="string">
            <text:p>2011-M03</text:p>
          </table:table-cell>
          <table:table-cell office:value-type="float" office:value="270436640">
            <text:p>270436640</text:p>
          </table:table-cell>
        </table:table-row>
        <table:table-row table:style-name="ro1">
          <table:table-cell office:value-type="string">
            <text:p>2011-M04</text:p>
          </table:table-cell>
          <table:table-cell office:value-type="float" office:value="290279808">
            <text:p>290279808</text:p>
          </table:table-cell>
        </table:table-row>
        <table:table-row table:style-name="ro1">
          <table:table-cell office:value-type="string">
            <text:p>2011-M05</text:p>
          </table:table-cell>
          <table:table-cell office:value-type="float" office:value="280611104">
            <text:p>280611104</text:p>
          </table:table-cell>
        </table:table-row>
        <table:table-row table:style-name="ro1">
          <table:table-cell office:value-type="string">
            <text:p>2011-M06</text:p>
          </table:table-cell>
          <table:table-cell office:value-type="float" office:value="264888080">
            <text:p>264888080</text:p>
          </table:table-cell>
        </table:table-row>
        <table:table-row table:style-name="ro1">
          <table:table-cell office:value-type="string">
            <text:p>2011-M07</text:p>
          </table:table-cell>
          <table:table-cell office:value-type="float" office:value="292745344">
            <text:p>292745344</text:p>
          </table:table-cell>
        </table:table-row>
        <table:table-row table:style-name="ro1">
          <table:table-cell office:value-type="string">
            <text:p>2011-M08</text:p>
          </table:table-cell>
          <table:table-cell office:value-type="float" office:value="266069680">
            <text:p>266069680</text:p>
          </table:table-cell>
        </table:table-row>
        <table:table-row table:style-name="ro1">
          <table:table-cell office:value-type="string">
            <text:p>2011-M09</text:p>
          </table:table-cell>
          <table:table-cell office:value-type="float" office:value="252139920">
            <text:p>252139920</text:p>
          </table:table-cell>
        </table:table-row>
        <table:table-row table:style-name="ro1">
          <table:table-cell office:value-type="string">
            <text:p>2011-M10</text:p>
          </table:table-cell>
          <table:table-cell office:value-type="float" office:value="287331680">
            <text:p>287331680</text:p>
          </table:table-cell>
        </table:table-row>
        <table:table-row table:style-name="ro1">
          <table:table-cell office:value-type="string">
            <text:p>2011-M11</text:p>
          </table:table-cell>
          <table:table-cell office:value-type="float" office:value="227027872">
            <text:p>227027872</text:p>
          </table:table-cell>
        </table:table-row>
        <table:table-row table:style-name="ro1">
          <table:table-cell office:value-type="string">
            <text:p>2011-M12</text:p>
          </table:table-cell>
          <table:table-cell office:value-type="float" office:value="226721280">
            <text:p>226721280</text:p>
          </table:table-cell>
        </table:table-row>
        <table:table-row table:style-name="ro1">
          <table:table-cell office:value-type="string">
            <text:p>2012-M01</text:p>
          </table:table-cell>
          <table:table-cell office:value-type="float" office:value="220543872">
            <text:p>220543872</text:p>
          </table:table-cell>
        </table:table-row>
        <table:table-row table:style-name="ro1">
          <table:table-cell office:value-type="string">
            <text:p>2012-M02</text:p>
          </table:table-cell>
          <table:table-cell office:value-type="float" office:value="233886656">
            <text:p>233886656</text:p>
          </table:table-cell>
        </table:table-row>
        <table:table-row table:style-name="ro1">
          <table:table-cell office:value-type="string">
            <text:p>2012-M03</text:p>
          </table:table-cell>
          <table:table-cell office:value-type="float" office:value="257909568">
            <text:p>257909568</text:p>
          </table:table-cell>
        </table:table-row>
        <table:table-row table:style-name="ro1">
          <table:table-cell office:value-type="string">
            <text:p>2012-M04</text:p>
          </table:table-cell>
          <table:table-cell office:value-type="float" office:value="252820320">
            <text:p>252820320</text:p>
          </table:table-cell>
        </table:table-row>
        <table:table-row table:style-name="ro1">
          <table:table-cell office:value-type="string">
            <text:p>2012-M05</text:p>
          </table:table-cell>
          <table:table-cell office:value-type="float" office:value="293717824">
            <text:p>293717824</text:p>
          </table:table-cell>
        </table:table-row>
        <table:table-row table:style-name="ro1">
          <table:table-cell office:value-type="string">
            <text:p>2012-M06</text:p>
          </table:table-cell>
          <table:table-cell office:value-type="float" office:value="293061024">
            <text:p>293061024</text:p>
          </table:table-cell>
        </table:table-row>
        <table:table-row table:style-name="ro1">
          <table:table-cell office:value-type="string">
            <text:p>2012-M07</text:p>
          </table:table-cell>
          <table:table-cell office:value-type="float" office:value="270175200">
            <text:p>270175200</text:p>
          </table:table-cell>
        </table:table-row>
        <table:table-row table:style-name="ro1">
          <table:table-cell office:value-type="string">
            <text:p>2012-M08</text:p>
          </table:table-cell>
          <table:table-cell office:value-type="float" office:value="254311680">
            <text:p>254311680</text:p>
          </table:table-cell>
        </table:table-row>
        <table:table-row table:style-name="ro1">
          <table:table-cell office:value-type="string">
            <text:p>2012-M09</text:p>
          </table:table-cell>
          <table:table-cell office:value-type="float" office:value="256173664">
            <text:p>256173664</text:p>
          </table:table-cell>
        </table:table-row>
        <table:table-row table:style-name="ro1">
          <table:table-cell office:value-type="string">
            <text:p>2012-M10</text:p>
          </table:table-cell>
          <table:table-cell office:value-type="float" office:value="254548000">
            <text:p>254548000</text:p>
          </table:table-cell>
        </table:table-row>
        <table:table-row table:style-name="ro1">
          <table:table-cell office:value-type="string">
            <text:p>2012-M11</text:p>
          </table:table-cell>
          <table:table-cell office:value-type="float" office:value="252152160">
            <text:p>252152160</text:p>
          </table:table-cell>
        </table:table-row>
        <table:table-row table:style-name="ro1">
          <table:table-cell office:value-type="string">
            <text:p>2012-M12</text:p>
          </table:table-cell>
          <table:table-cell office:value-type="float" office:value="238779088">
            <text:p>238779088</text:p>
          </table:table-cell>
        </table:table-row>
        <table:table-row table:style-name="ro1">
          <table:table-cell office:value-type="string">
            <text:p>2013-M01</text:p>
          </table:table-cell>
          <table:table-cell office:value-type="float" office:value="246198064">
            <text:p>246198064</text:p>
          </table:table-cell>
        </table:table-row>
        <table:table-row table:style-name="ro1">
          <table:table-cell office:value-type="string">
            <text:p>2013-M02</text:p>
          </table:table-cell>
          <table:table-cell office:value-type="float" office:value="257517184">
            <text:p>257517184</text:p>
          </table:table-cell>
        </table:table-row>
        <table:table-row table:style-name="ro1">
          <table:table-cell office:value-type="string">
            <text:p>2013-M03</text:p>
          </table:table-cell>
          <table:table-cell office:value-type="float" office:value="283101600">
            <text:p>283101600</text:p>
          </table:table-cell>
        </table:table-row>
        <table:table-row table:style-name="ro1">
          <table:table-cell office:value-type="string">
            <text:p>2013-M04</text:p>
          </table:table-cell>
          <table:table-cell office:value-type="float" office:value="278880448">
            <text:p>278880448</text:p>
          </table:table-cell>
        </table:table-row>
        <table:table-row table:style-name="ro1">
          <table:table-cell office:value-type="string">
            <text:p>2013-M05</text:p>
          </table:table-cell>
          <table:table-cell office:value-type="float" office:value="295725344">
            <text:p>295725344</text:p>
          </table:table-cell>
        </table:table-row>
        <table:table-row table:style-name="ro1">
          <table:table-cell office:value-type="string">
            <text:p>2013-M06</text:p>
          </table:table-cell>
          <table:table-cell office:value-type="float" office:value="270456768">
            <text:p>270456768</text:p>
          </table:table-cell>
        </table:table-row>
        <table:table-row table:style-name="ro1">
          <table:table-cell office:value-type="string">
            <text:p>2013-M07</text:p>
          </table:table-cell>
          <table:table-cell office:value-type="float" office:value="322455008">
            <text:p>322455008</text:p>
          </table:table-cell>
        </table:table-row>
        <table:table-row table:style-name="ro1">
          <table:table-cell office:value-type="string">
            <text:p>2013-M08</text:p>
          </table:table-cell>
          <table:table-cell office:value-type="float" office:value="251653296">
            <text:p>251653296</text:p>
          </table:table-cell>
        </table:table-row>
        <table:table-row table:style-name="ro1">
          <table:table-cell office:value-type="string">
            <text:p>2013-M09</text:p>
          </table:table-cell>
          <table:table-cell office:value-type="float" office:value="284887136">
            <text:p>284887136</text:p>
          </table:table-cell>
        </table:table-row>
        <table:table-row table:style-name="ro1">
          <table:table-cell office:value-type="string">
            <text:p>2013-M10</text:p>
          </table:table-cell>
          <table:table-cell office:value-type="float" office:value="308099200">
            <text:p>308099200</text:p>
          </table:table-cell>
        </table:table-row>
        <table:table-row table:style-name="ro1">
          <table:table-cell office:value-type="string">
            <text:p>2013-M11</text:p>
          </table:table-cell>
          <table:table-cell office:value-type="float" office:value="284577280">
            <text:p>284577280</text:p>
          </table:table-cell>
        </table:table-row>
        <table:table-row table:style-name="ro1">
          <table:table-cell office:value-type="string">
            <text:p>2013-M12</text:p>
          </table:table-cell>
          <table:table-cell office:value-type="float" office:value="287989088">
            <text:p>287989088</text:p>
          </table:table-cell>
        </table:table-row>
        <table:table-row table:style-name="ro1">
          <table:table-cell office:value-type="string">
            <text:p>2014-M01</text:p>
          </table:table-cell>
          <table:table-cell office:value-type="float" office:value="276402240">
            <text:p>276402240</text:p>
          </table:table-cell>
        </table:table-row>
        <table:table-row table:style-name="ro1">
          <table:table-cell office:value-type="string">
            <text:p>2014-M02</text:p>
          </table:table-cell>
          <table:table-cell office:value-type="float" office:value="286104512">
            <text:p>286104512</text:p>
          </table:table-cell>
        </table:table-row>
        <table:table-row table:style-name="ro1">
          <table:table-cell office:value-type="string">
            <text:p>2014-M03</text:p>
          </table:table-cell>
          <table:table-cell office:value-type="float" office:value="292253408">
            <text:p>292253408</text:p>
          </table:table-cell>
        </table:table-row>
        <table:table-row table:style-name="ro1">
          <table:table-cell office:value-type="string">
            <text:p>2014-M04</text:p>
          </table:table-cell>
          <table:table-cell office:value-type="float" office:value="302254656">
            <text:p>302254656</text:p>
          </table:table-cell>
        </table:table-row>
        <table:table-row table:style-name="ro1">
          <table:table-cell office:value-type="string">
            <text:p>2014-M05</text:p>
          </table:table-cell>
          <table:table-cell office:value-type="float" office:value="282399712">
            <text:p>282399712</text:p>
          </table:table-cell>
        </table:table-row>
        <table:table-row table:style-name="ro1">
          <table:table-cell office:value-type="string">
            <text:p>2014-M06</text:p>
          </table:table-cell>
          <table:table-cell office:value-type="float" office:value="270350784">
            <text:p>270350784</text:p>
          </table:table-cell>
        </table:table-row>
        <table:table-row table:style-name="ro1">
          <table:table-cell office:value-type="string">
            <text:p>2014-M07</text:p>
          </table:table-cell>
          <table:table-cell office:value-type="float" office:value="251922032">
            <text:p>251922032</text:p>
          </table:table-cell>
        </table:table-row>
        <table:table-row table:style-name="ro1">
          <table:table-cell office:value-type="string">
            <text:p>2014-M08</text:p>
          </table:table-cell>
          <table:table-cell office:value-type="float" office:value="271347680">
            <text:p>271347680</text:p>
          </table:table-cell>
        </table:table-row>
        <table:table-row table:style-name="ro1">
          <table:table-cell office:value-type="string">
            <text:p>2014-M09</text:p>
          </table:table-cell>
          <table:table-cell office:value-type="float" office:value="292304928">
            <text:p>292304928</text:p>
          </table:table-cell>
        </table:table-row>
        <table:table-row table:style-name="ro1">
          <table:table-cell office:value-type="string">
            <text:p>2014-M10</text:p>
          </table:table-cell>
          <table:table-cell office:value-type="float" office:value="274818528">
            <text:p>274818528</text:p>
          </table:table-cell>
        </table:table-row>
        <table:table-row table:style-name="ro1">
          <table:table-cell office:value-type="string">
            <text:p>2014-M11</text:p>
          </table:table-cell>
          <table:table-cell office:value-type="float" office:value="234810816">
            <text:p>234810816</text:p>
          </table:table-cell>
        </table:table-row>
        <table:table-row table:style-name="ro1">
          <table:table-cell office:value-type="string">
            <text:p>2014-M12</text:p>
          </table:table-cell>
          <table:table-cell office:value-type="float" office:value="261347216">
            <text:p>261347216</text:p>
          </table:table-cell>
        </table:table-row>
        <table:table-row table:style-name="ro1">
          <table:table-cell office:value-type="string">
            <text:p>2015-M01</text:p>
          </table:table-cell>
          <table:table-cell office:value-type="float" office:value="239863072">
            <text:p>239863072</text:p>
          </table:table-cell>
        </table:table-row>
        <table:table-row table:style-name="ro1">
          <table:table-cell office:value-type="string">
            <text:p>2015-M02</text:p>
          </table:table-cell>
          <table:table-cell office:value-type="float" office:value="244840672">
            <text:p>244840672</text:p>
          </table:table-cell>
        </table:table-row>
        <table:table-row table:style-name="ro1">
          <table:table-cell office:value-type="string">
            <text:p>2015-M03</text:p>
          </table:table-cell>
          <table:table-cell office:value-type="float" office:value="269896416">
            <text:p>269896416</text:p>
          </table:table-cell>
        </table:table-row>
        <table:table-row table:style-name="ro1">
          <table:table-cell office:value-type="string">
            <text:p>2015-M04</text:p>
          </table:table-cell>
          <table:table-cell office:value-type="float" office:value="310945280">
            <text:p>310945280</text:p>
          </table:table-cell>
        </table:table-row>
        <table:table-row table:style-name="ro1">
          <table:table-cell office:value-type="string">
            <text:p>2015-M05</text:p>
          </table:table-cell>
          <table:table-cell office:value-type="float" office:value="274045731">
            <text:p>274045731</text:p>
          </table:table-cell>
        </table:table-row>
        <table:table-row table:style-name="ro1">
          <table:table-cell office:value-type="string">
            <text:p>2015-M06</text:p>
          </table:table-cell>
          <table:table-cell office:value-type="float" office:value="308348539">
            <text:p>308348539</text:p>
          </table:table-cell>
        </table:table-row>
        <table:table-row table:style-name="ro1">
          <table:table-cell office:value-type="string">
            <text:p>2015-M07</text:p>
          </table:table-cell>
          <table:table-cell office:value-type="float" office:value="262351318">
            <text:p>262351318</text:p>
          </table:table-cell>
        </table:table-row>
        <table:table-row table:style-name="ro1">
          <table:table-cell office:value-type="string">
            <text:p>2015-M08</text:p>
          </table:table-cell>
          <table:table-cell office:value-type="float" office:value="313285278">
            <text:p>313285278</text:p>
          </table:table-cell>
        </table:table-row>
        <table:table-row table:style-name="ro1">
          <table:table-cell office:value-type="string">
            <text:p>2015-M09</text:p>
          </table:table-cell>
          <table:table-cell office:value-type="float" office:value="288319079">
            <text:p>288319079</text:p>
          </table:table-cell>
        </table:table-row>
        <table:table-row table:style-name="ro1">
          <table:table-cell office:value-type="string">
            <text:p>2015-M10</text:p>
          </table:table-cell>
          <table:table-cell office:value-type="float" office:value="278693509">
            <text:p>278693509</text:p>
          </table:table-cell>
        </table:table-row>
        <table:table-row table:style-name="ro1">
          <table:table-cell office:value-type="string">
            <text:p>2015-M11</text:p>
          </table:table-cell>
          <table:table-cell office:value-type="float" office:value="248163260">
            <text:p>248163260</text:p>
          </table:table-cell>
        </table:table-row>
        <table:table-row table:style-name="ro1">
          <table:table-cell office:value-type="string">
            <text:p>2015-M12</text:p>
          </table:table-cell>
          <table:table-cell office:value-type="float" office:value="271638333">
            <text:p>271638333</text:p>
          </table:table-cell>
        </table:table-row>
        <table:table-row table:style-name="ro1">
          <table:table-cell office:value-type="string">
            <text:p>2016-M01</text:p>
          </table:table-cell>
          <table:table-cell office:value-type="float" office:value="239309232">
            <text:p>239309232</text:p>
          </table:table-cell>
        </table:table-row>
        <table:table-row table:style-name="ro1">
          <table:table-cell office:value-type="string">
            <text:p>2016-M02</text:p>
          </table:table-cell>
          <table:table-cell office:value-type="float" office:value="266749483">
            <text:p>266749483</text:p>
          </table:table-cell>
        </table:table-row>
        <table:table-row table:style-name="ro1">
          <table:table-cell office:value-type="string">
            <text:p>2016-M03</text:p>
          </table:table-cell>
          <table:table-cell office:value-type="float" office:value="265664579">
            <text:p>265664579</text:p>
          </table:table-cell>
        </table:table-row>
        <table:table-row table:style-name="ro1">
          <table:table-cell office:value-type="string">
            <text:p>2016-M04</text:p>
          </table:table-cell>
          <table:table-cell office:value-type="float" office:value="282913398">
            <text:p>282913398</text:p>
          </table:table-cell>
        </table:table-row>
        <table:table-row table:style-name="ro1">
          <table:table-cell office:value-type="string">
            <text:p>2016-M05</text:p>
          </table:table-cell>
          <table:table-cell office:value-type="float" office:value="264125662">
            <text:p>264125662</text:p>
          </table:table-cell>
        </table:table-row>
        <table:table-row table:style-name="ro1">
          <table:table-cell office:value-type="string">
            <text:p>2016-M06</text:p>
          </table:table-cell>
          <table:table-cell office:value-type="float" office:value="289600012">
            <text:p>289600012</text:p>
          </table:table-cell>
        </table:table-row>
        <table:table-row table:style-name="ro1">
          <table:table-cell office:value-type="string">
            <text:p>2016-M07</text:p>
          </table:table-cell>
          <table:table-cell office:value-type="float" office:value="227251052">
            <text:p>227251052</text:p>
          </table:table-cell>
        </table:table-row>
        <table:table-row table:style-name="ro1">
          <table:table-cell office:value-type="string">
            <text:p>2016-M08</text:p>
          </table:table-cell>
          <table:table-cell office:value-type="float" office:value="295013101">
            <text:p>295013101</text:p>
          </table:table-cell>
        </table:table-row>
        <table:table-row table:style-name="ro1">
          <table:table-cell office:value-type="string">
            <text:p>2016-M09</text:p>
          </table:table-cell>
          <table:table-cell office:value-type="float" office:value="302590335">
            <text:p>302590335</text:p>
          </table:table-cell>
        </table:table-row>
        <table:table-row table:style-name="ro1">
          <table:table-cell office:value-type="string">
            <text:p>2016-M10</text:p>
          </table:table-cell>
          <table:table-cell office:value-type="float" office:value="297775892">
            <text:p>297775892</text:p>
          </table:table-cell>
        </table:table-row>
        <table:table-row table:style-name="ro1">
          <table:table-cell office:value-type="string">
            <text:p>2016-M11</text:p>
          </table:table-cell>
          <table:table-cell office:value-type="float" office:value="278471884">
            <text:p>278471884</text:p>
          </table:table-cell>
        </table:table-row>
        <table:table-row table:style-name="ro1">
          <table:table-cell office:value-type="string">
            <text:p>2016-M12</text:p>
          </table:table-cell>
          <table:table-cell office:value-type="float" office:value="307758831">
            <text:p>307758831</text:p>
          </table:table-cell>
        </table:table-row>
        <table:table-row table:style-name="ro1">
          <table:table-cell office:value-type="string">
            <text:p>2017-M01</text:p>
          </table:table-cell>
          <table:table-cell office:value-type="float" office:value="315440490">
            <text:p>315440490</text:p>
          </table:table-cell>
        </table:table-row>
        <table:table-row table:style-name="ro1">
          <table:table-cell office:value-type="string">
            <text:p>2017-M02</text:p>
          </table:table-cell>
          <table:table-cell office:value-type="float" office:value="308013915">
            <text:p>308013915</text:p>
          </table:table-cell>
        </table:table-row>
        <table:table-row table:style-name="ro1">
          <table:table-cell office:value-type="string">
            <text:p>2017-M03</text:p>
          </table:table-cell>
          <table:table-cell office:value-type="float" office:value="365378443">
            <text:p>365378443</text:p>
          </table:table-cell>
        </table:table-row>
        <table:table-row table:style-name="ro1">
          <table:table-cell office:value-type="string">
            <text:p>2017-M04</text:p>
          </table:table-cell>
          <table:table-cell office:value-type="float" office:value="336447051">
            <text:p>336447051</text:p>
          </table:table-cell>
        </table:table-row>
        <table:table-row table:style-name="ro1">
          <table:table-cell office:value-type="string">
            <text:p>2017-M05</text:p>
          </table:table-cell>
          <table:table-cell office:value-type="float" office:value="349210210">
            <text:p>349210210</text:p>
          </table:table-cell>
        </table:table-row>
        <table:table-row table:style-name="ro1">
          <table:table-cell office:value-type="string">
            <text:p>2017-M06</text:p>
          </table:table-cell>
          <table:table-cell office:value-type="float" office:value="259663221">
            <text:p>259663221</text:p>
          </table:table-cell>
        </table:table-row>
        <table:table-row table:style-name="ro1">
          <table:table-cell office:value-type="string">
            <text:p>2017-M07</text:p>
          </table:table-cell>
          <table:table-cell office:value-type="float" office:value="342478369">
            <text:p>342478369</text:p>
          </table:table-cell>
        </table:table-row>
        <table:table-row table:style-name="ro1">
          <table:table-cell office:value-type="string">
            <text:p>2017-M08</text:p>
          </table:table-cell>
          <table:table-cell office:value-type="float" office:value="357223828">
            <text:p>357223828</text:p>
          </table:table-cell>
        </table:table-row>
        <table:table-row table:style-name="ro1">
          <table:table-cell office:value-type="string">
            <text:p>2017-M09</text:p>
          </table:table-cell>
          <table:table-cell office:value-type="float" office:value="344582113">
            <text:p>344582113</text:p>
          </table:table-cell>
        </table:table-row>
        <table:table-row table:style-name="ro1">
          <table:table-cell office:value-type="string">
            <text:p>2017-M10</text:p>
          </table:table-cell>
          <table:table-cell office:value-type="float" office:value="343833759">
            <text:p>343833759</text:p>
          </table:table-cell>
        </table:table-row>
        <table:table-row table:style-name="ro1">
          <table:table-cell office:value-type="string">
            <text:p>2017-M11</text:p>
          </table:table-cell>
          <table:table-cell office:value-type="float" office:value="324972898">
            <text:p>324972898</text:p>
          </table:table-cell>
        </table:table-row>
        <table:table-row table:style-name="ro1">
          <table:table-cell office:value-type="string">
            <text:p>2017-M12</text:p>
          </table:table-cell>
          <table:table-cell office:value-type="float" office:value="291195542">
            <text:p>291195542</text:p>
          </table:table-cell>
        </table:table-row>
        <table:table-row table:style-name="ro1">
          <table:table-cell office:value-type="string">
            <text:p>2018-M01</text:p>
          </table:table-cell>
          <table:table-cell office:value-type="float" office:value="295802200">
            <text:p>295802200</text:p>
          </table:table-cell>
        </table:table-row>
        <table:table-row table:style-name="ro1">
          <table:table-cell office:value-type="string">
            <text:p>2018-M02</text:p>
          </table:table-cell>
          <table:table-cell office:value-type="float" office:value="294655789">
            <text:p>294655789</text:p>
          </table:table-cell>
        </table:table-row>
        <table:table-row table:style-name="ro1">
          <table:table-cell office:value-type="string">
            <text:p>2018-M03</text:p>
          </table:table-cell>
          <table:table-cell office:value-type="float" office:value="315322457">
            <text:p>315322457</text:p>
          </table:table-cell>
        </table:table-row>
        <table:table-row table:style-name="ro1">
          <table:table-cell office:value-type="string">
            <text:p>2018-M04</text:p>
          </table:table-cell>
          <table:table-cell office:value-type="float" office:value="341434623">
            <text:p>341434623</text:p>
          </table:table-cell>
        </table:table-row>
        <table:table-row table:style-name="ro1">
          <table:table-cell office:value-type="string">
            <text:p>2018-M05</text:p>
          </table:table-cell>
          <table:table-cell office:value-type="float" office:value="331055881">
            <text:p>331055881</text:p>
          </table:table-cell>
        </table:table-row>
        <table:table-row table:style-name="ro1">
          <table:table-cell office:value-type="string">
            <text:p>2018-M06</text:p>
          </table:table-cell>
          <table:table-cell office:value-type="float" office:value="232634397">
            <text:p>232634397</text:p>
          </table:table-cell>
        </table:table-row>
        <table:table-row table:style-name="ro1">
          <table:table-cell office:value-type="string">
            <text:p>2018-M07</text:p>
          </table:table-cell>
          <table:table-cell office:value-type="float" office:value="349883154">
            <text:p>349883154</text:p>
          </table:table-cell>
        </table:table-row>
        <table:table-row table:style-name="ro1">
          <table:table-cell office:value-type="string">
            <text:p>2018-M08</text:p>
          </table:table-cell>
          <table:table-cell office:value-type="float" office:value="325217881">
            <text:p>325217881</text:p>
          </table:table-cell>
        </table:table-row>
        <table:table-row table:style-name="ro1">
          <table:table-cell office:value-type="string">
            <text:p>2018-M09</text:p>
          </table:table-cell>
          <table:table-cell office:value-type="float" office:value="311725340">
            <text:p>311725340</text:p>
          </table:table-cell>
        </table:table-row>
        <table:table-row table:style-name="ro1">
          <table:table-cell office:value-type="string">
            <text:p>2018-M10</text:p>
          </table:table-cell>
          <table:table-cell office:value-type="float" office:value="286331265">
            <text:p>286331265</text:p>
          </table:table-cell>
        </table:table-row>
        <table:table-row table:style-name="ro1">
          <table:table-cell office:value-type="string">
            <text:p>2018-M11</text:p>
          </table:table-cell>
          <table:table-cell office:value-type="float" office:value="276362845">
            <text:p>276362845</text:p>
          </table:table-cell>
        </table:table-row>
        <table:table-row table:style-name="ro1">
          <table:table-cell office:value-type="string">
            <text:p>2018-M12</text:p>
          </table:table-cell>
          <table:table-cell office:value-type="float" office:value="258909764">
            <text:p>258909764</text:p>
          </table:table-cell>
        </table:table-row>
        <table:named-expressions/>
      </table:table>
      <table:named-expressions>
        <table:named-range table:name="HTML_all" table:base-cell-address="$Sheet1.$A$1" table:cell-range-address=".$A$1:.$FB$226"/>
        <table:named-range table:name="HTML_tables" table:base-cell-address="$Sheet1.$A$1" table:cell-range-address=".$A$1:.$A$1"/>
        <table:named-range table:name="HTML_1" table:base-cell-address="$Sheet1.$A$1" table:cell-range-address=".$A$1:.$F$2"/>
        <table:named-range table:name="HTML_2" table:base-cell-address="$Sheet1.$A$1" table:cell-range-address=".$A$3:.$A$3"/>
        <table:named-range table:name="HTML_3" table:base-cell-address="$Sheet1.$A$1" table:cell-range-address=".$A$4:.$A$7"/>
        <table:named-range table:name="HTML__ctl00_PageContent_GridLegendTable" table:base-cell-address="$Sheet1.$A$1" table:cell-range-address=".$A$4:.$A$7"/>
        <table:named-range table:name="HTML_4" table:base-cell-address="$Sheet1.$A$1" table:cell-range-address=".$A$8:.$A$8"/>
        <table:named-range table:name="HTML_5" table:base-cell-address="$Sheet1.$A$1" table:cell-range-address=".$A$9:.$A$9"/>
        <table:named-range table:name="HTML__ctl00_PageContent_GridLabelUnitTable" table:base-cell-address="$Sheet1.$A$1" table:cell-range-address=".$A$9:.$A$9"/>
        <table:named-range table:name="HTML_6" table:base-cell-address="$Sheet1.$A$1" table:cell-range-address=".$A$10:.$A$10"/>
        <table:named-range table:name="HTML_7" table:base-cell-address="$Sheet1.$A$1" table:cell-range-address=".$A$11:.$FB$226"/>
        <table:named-range table:name="HTML__ctl00_PageContent_MyGridView1" table:base-cell-address="$Sheet1.$A$1" table:cell-range-address=".$A$11:.$FB$22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1/15/2020</text:date>, <text:time>17:3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5T17:36:57.68</dc:date>
    <meta:document-statistic meta:table-count="2" meta:cell-count="34444" meta:object-count="0"/>
    <meta:generator>OpenOffice/4.1.7$Win32 OpenOffice.org_project/417m1$Build-9800</meta:generator>
  </office:meta>
</office:document-meta>
</file>